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571in"/>
    </style:style>
    <style:style style:name="co2" style:family="table-column">
      <style:table-column-properties fo:break-before="auto" style:column-width="0.9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2.9291in"/>
    </style:style>
    <style:style style:name="co6" style:family="table-column">
      <style:table-column-properties fo:break-before="auto" style:column-width="3.2744in"/>
    </style:style>
    <style:style style:name="co7" style:family="table-column">
      <style:table-column-properties fo:break-before="auto" style:column-width="2.7909in"/>
    </style:style>
    <style:style style:name="co8" style:family="table-column">
      <style:table-column-properties fo:break-before="auto" style:column-width="3.1362in"/>
    </style:style>
    <style:style style:name="co9" style:family="table-column">
      <style:table-column-properties fo:break-before="auto" style:column-width="3.3429in"/>
    </style:style>
    <style:style style:name="co10" style:family="table-column">
      <style:table-column-properties fo:break-before="auto" style:column-width="3.688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7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10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10" table:default-cell-style-name="Default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mpty-1/base</text:p>
          </table:table-cell>
          <table:table-cell table:number-columns-repeated="5"/>
          <table:table-cell office:value-type="string" calcext:value-type="string">
            <text:p>empty-1/base-mod-enc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base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500-step-15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500-step-15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500-step-5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500-step-5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3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3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5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5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22.lp</text:p>
          </table:table-cell>
          <table:table-cell office:value-type="float" office:value="1.1" calcext:value-type="float">
            <text:p>1.1</text:p>
          </table:table-cell>
          <table:table-cell office:value-type="float" office:value="0.883" calcext:value-type="float">
            <text:p>0.883</text:p>
          </table:table-cell>
          <table:table-cell office:value-type="float" office:value="1755" calcext:value-type="float">
            <text:p>1755</text:p>
          </table:table-cell>
          <table:table-cell office:value-type="float" office:value="901" calcext:value-type="float">
            <text:p>9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67" calcext:value-type="float">
            <text:p>3.67</text:p>
          </table:table-cell>
          <table:table-cell office:value-type="float" office:value="3.166" calcext:value-type="float">
            <text:p>3.166</text:p>
          </table:table-cell>
          <table:table-cell office:value-type="float" office:value="4504" calcext:value-type="float">
            <text:p>4504</text:p>
          </table:table-cell>
          <table:table-cell office:value-type="float" office:value="2454" calcext:value-type="float">
            <text:p>245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7.26" calcext:value-type="float">
            <text:p>7.26</text:p>
          </table:table-cell>
          <table:table-cell office:value-type="float" office:value="6.874" calcext:value-type="float">
            <text:p>6.874</text:p>
          </table:table-cell>
          <table:table-cell office:value-type="float" office:value="29700" calcext:value-type="float">
            <text:p>29700</text:p>
          </table:table-cell>
          <table:table-cell office:value-type="float" office:value="4844" calcext:value-type="float">
            <text:p>484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.43" calcext:value-type="float">
            <text:p>4.43</text:p>
          </table:table-cell>
          <table:table-cell office:value-type="float" office:value="3.678" calcext:value-type="float">
            <text:p>3.678</text:p>
          </table:table-cell>
          <table:table-cell office:value-type="float" office:value="4456" calcext:value-type="float">
            <text:p>4456</text:p>
          </table:table-cell>
          <table:table-cell office:value-type="float" office:value="2805" calcext:value-type="float">
            <text:p>2805</text:p>
          </table:table-cell>
          <table:table-cell office:value-type="float" office:value="97" calcext:value-type="float">
            <text:p>97</text:p>
          </table:table-cell>
          <table:table-cell office:value-type="float" office:value="659" calcext:value-type="float">
            <text:p>659</text:p>
          </table:table-cell>
          <table:table-cell office:value-type="float" office:value="47.22" calcext:value-type="float">
            <text:p>47.22</text:p>
          </table:table-cell>
          <table:table-cell office:value-type="float" office:value="5.425" calcext:value-type="float">
            <text:p>5.425</text:p>
          </table:table-cell>
          <table:table-cell office:value-type="float" office:value="17219" calcext:value-type="float">
            <text:p>17219</text:p>
          </table:table-cell>
          <table:table-cell office:value-type="float" office:value="4405" calcext:value-type="float">
            <text:p>4405</text:p>
          </table:table-cell>
          <table:table-cell office:value-type="float" office:value="259" calcext:value-type="float">
            <text:p>259</text:p>
          </table:table-cell>
          <table:table-cell office:value-type="float" office:value="104" calcext:value-type="float">
            <text:p>104</text:p>
          </table:table-cell>
          <table:table-cell office:value-type="float" office:value="4.18" calcext:value-type="float">
            <text:p>4.18</text:p>
          </table:table-cell>
          <table:table-cell office:value-type="float" office:value="3.556" calcext:value-type="float">
            <text:p>3.556</text:p>
          </table:table-cell>
          <table:table-cell office:value-type="float" office:value="4468" calcext:value-type="float">
            <text:p>4468</text:p>
          </table:table-cell>
          <table:table-cell office:value-type="float" office:value="2801" calcext:value-type="float">
            <text:p>2801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6.08" calcext:value-type="float">
            <text:p>6.08</text:p>
          </table:table-cell>
          <table:table-cell office:value-type="float" office:value="5.737" calcext:value-type="float">
            <text:p>5.737</text:p>
          </table:table-cell>
          <table:table-cell office:value-type="float" office:value="20860" calcext:value-type="float">
            <text:p>20860</text:p>
          </table:table-cell>
          <table:table-cell office:value-type="float" office:value="4743" calcext:value-type="float">
            <text:p>4743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3.68" calcext:value-type="float">
            <text:p>3.68</text:p>
          </table:table-cell>
          <table:table-cell office:value-type="float" office:value="3.203" calcext:value-type="float">
            <text:p>3.203</text:p>
          </table:table-cell>
          <table:table-cell office:value-type="float" office:value="4510" calcext:value-type="float">
            <text:p>4510</text:p>
          </table:table-cell>
          <table:table-cell office:value-type="float" office:value="2840" calcext:value-type="float">
            <text:p>2840</text:p>
          </table:table-cell>
          <table:table-cell office:value-type="float" office:value="81" calcext:value-type="float">
            <text:p>81</text:p>
          </table:table-cell>
          <table:table-cell office:value-type="float" office:value="302" calcext:value-type="float">
            <text:p>302</text:p>
          </table:table-cell>
          <table:table-cell office:value-type="float" office:value="5.57" calcext:value-type="float">
            <text:p>5.57</text:p>
          </table:table-cell>
          <table:table-cell office:value-type="float" office:value="5.258" calcext:value-type="float">
            <text:p>5.258</text:p>
          </table:table-cell>
          <table:table-cell office:value-type="float" office:value="20336" calcext:value-type="float">
            <text:p>20336</text:p>
          </table:table-cell>
          <table:table-cell office:value-type="float" office:value="4741" calcext:value-type="float">
            <text:p>4741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.58" calcext:value-type="float">
            <text:p>3.58</text:p>
          </table:table-cell>
          <table:table-cell office:value-type="float" office:value="3.124" calcext:value-type="float">
            <text:p>3.124</text:p>
          </table:table-cell>
          <table:table-cell office:value-type="float" office:value="3791" calcext:value-type="float">
            <text:p>3791</text:p>
          </table:table-cell>
          <table:table-cell office:value-type="float" office:value="2240" calcext:value-type="float">
            <text:p>2240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  <table:table-cell office:value-type="float" office:value="6.17" calcext:value-type="float">
            <text:p>6.17</text:p>
          </table:table-cell>
          <table:table-cell office:value-type="float" office:value="5.861" calcext:value-type="float">
            <text:p>5.861</text:p>
          </table:table-cell>
          <table:table-cell office:value-type="float" office:value="23127" calcext:value-type="float">
            <text:p>23127</text:p>
          </table:table-cell>
          <table:table-cell office:value-type="float" office:value="5515" calcext:value-type="float">
            <text:p>5515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3.86" calcext:value-type="float">
            <text:p>3.86</text:p>
          </table:table-cell>
          <table:table-cell office:value-type="float" office:value="3.302" calcext:value-type="float">
            <text:p>3.302</text:p>
          </table:table-cell>
          <table:table-cell office:value-type="float" office:value="3731" calcext:value-type="float">
            <text:p>3731</text:p>
          </table:table-cell>
          <table:table-cell office:value-type="float" office:value="2427" calcext:value-type="float">
            <text:p>2427</text:p>
          </table:table-cell>
          <table:table-cell office:value-type="float" office:value="81" calcext:value-type="float">
            <text:p>81</text:p>
          </table:table-cell>
          <table:table-cell office:value-type="float" office:value="359" calcext:value-type="float">
            <text:p>359</text:p>
          </table:table-cell>
          <table:table-cell office:value-type="float" office:value="5.8" calcext:value-type="float">
            <text:p>5.8</text:p>
          </table:table-cell>
          <table:table-cell office:value-type="float" office:value="5.474" calcext:value-type="float">
            <text:p>5.474</text:p>
          </table:table-cell>
          <table:table-cell office:value-type="float" office:value="21660" calcext:value-type="float">
            <text:p>21660</text:p>
          </table:table-cell>
          <table:table-cell office:value-type="float" office:value="4656" calcext:value-type="float">
            <text:p>4656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table:formula="of:=MIN([.$H3];[.$N3];[.$T3];[.$Z3];[.$AF3];[.$AL3];[.$AR3];[.$AX3];[.$BD3];[.$BJ3];[.$BP3];[.$BV3])" office:value-type="float" office:value="3.58" calcext:value-type="float">
            <text:p>3.58</text:p>
          </table:table-cell>
          <table:table-cell table:formula="of:=MIN([.$I3];[.$O3];[.$U3];[.$AA3];[.$AG3];[.$AM3];[.$AS3];[.$AY3];[.$BE3];[.$BK3];[.$BQ3];[.$BW3])" office:value-type="float" office:value="3.124" calcext:value-type="float">
            <text:p>3.124</text:p>
          </table:table-cell>
          <table:table-cell table:formula="of:=MIN([.$J3];[.$P3];[.$V3];[.$AB3];[.$AH3];[.$AN3];[.$AT3];[.$AZ3];[.$BF3];[.$BL3];[.$BR3];[.$BX3])" office:value-type="float" office:value="3731" calcext:value-type="float">
            <text:p>3731</text:p>
          </table:table-cell>
          <table:table-cell table:formula="of:=MIN([.$K3];[.$Q3];[.$W3];[.$AC3];[.$AI3];[.$AO3];[.$AU3];[.$BA3];[.$BG3];[.$BM3];[.$BS3];[.$BY3])" office:value-type="float" office:value="2240" calcext:value-type="float">
            <text:p>2240</text:p>
          </table:table-cell>
          <table:table-cell table:formula="of:=MIN([.$L3];[.$R3];[.$X3];[.$AD3];[.$AJ3];[.$AP3];[.$AV3];[.$BB3];[.$BH3];[.$BN3];[.$BT3];[.$BZ3])" office:value-type="float" office:value="81" calcext:value-type="float">
            <text:p>81</text:p>
          </table:table-cell>
          <table:table-cell table:formula="of:=MIN([.$M3];[.$S3];[.$Y3];[.$AE3];[.$AK3];[.$AQ3];[.$AW3];[.$BC3];[.$BI3];[.$BO3];[.$BU3];[.$CA3])" office:value-type="float" office:value="0" calcext:value-type="float">
            <text:p>0</text:p>
          </table:table-cell>
          <table:table-cell table:formula="of:=MEDIAN([.$H3];[.$N3];[.$T3];[.$Z3];[.$AF3];[.$AL3];[.$AR3];[.$AX3];[.$BD3];[.$BJ3];[.$BP3];[.$BV3])" office:value-type="float" office:value="5" calcext:value-type="float">
            <text:p>5</text:p>
          </table:table-cell>
          <table:table-cell table:formula="of:=MEDIAN([.$I3];[.$O3];[.$U3];[.$AA3];[.$AG3];[.$AM3];[.$AS3];[.$AY3];[.$BE3];[.$BK3];[.$BQ3];[.$BW3])" office:value-type="float" office:value="4.468" calcext:value-type="float">
            <text:p>4.468</text:p>
          </table:table-cell>
          <table:table-cell table:formula="of:=MEDIAN([.$J3];[.$P3];[.$V3];[.$AB3];[.$AH3];[.$AN3];[.$AT3];[.$AZ3];[.$BF3];[.$BL3];[.$BR3];[.$BX3])" office:value-type="float" office:value="10864.5" calcext:value-type="float">
            <text:p>10864.5</text:p>
          </table:table-cell>
          <table:table-cell table:formula="of:=MEDIAN([.$K3];[.$Q3];[.$W3];[.$AC3];[.$AI3];[.$AO3];[.$AU3];[.$BA3];[.$BG3];[.$BM3];[.$BS3];[.$BY3])" office:value-type="float" office:value="3622.5" calcext:value-type="float">
            <text:p>3622.5</text:p>
          </table:table-cell>
          <table:table-cell table:formula="of:=MEDIAN([.$L3];[.$R3];[.$X3];[.$AD3];[.$AJ3];[.$AP3];[.$AV3];[.$BB3];[.$BH3];[.$BN3];[.$BT3];[.$BZ3])" office:value-type="float" office:value="99" calcext:value-type="float">
            <text:p>99</text:p>
          </table:table-cell>
          <table:table-cell table:formula="of:=MEDIAN([.$M3];[.$S3];[.$Y3];[.$AE3];[.$AK3];[.$AQ3];[.$AW3];[.$BC3];[.$BI3];[.$BO3];[.$BU3];[.$CA3])" office:value-type="float" office:value="110.5" calcext:value-type="float">
            <text:p>110.5</text:p>
          </table:table-cell>
          <table:table-cell table:formula="of:=MAX([.$H3];[.$N3];[.$T3];[.$Z3];[.$AF3];[.$AL3];[.$AR3];[.$AX3];[.$BD3];[.$BJ3];[.$BP3];[.$BV3])" office:value-type="float" office:value="47.22" calcext:value-type="float">
            <text:p>47.22</text:p>
          </table:table-cell>
          <table:table-cell table:formula="of:=MAX([.$I3];[.$O3];[.$U3];[.$AA3];[.$AG3];[.$AM3];[.$AS3];[.$AY3];[.$BE3];[.$BK3];[.$BQ3];[.$BW3])" office:value-type="float" office:value="6.874" calcext:value-type="float">
            <text:p>6.874</text:p>
          </table:table-cell>
          <table:table-cell table:formula="of:=MAX([.$J3];[.$P3];[.$V3];[.$AB3];[.$AH3];[.$AN3];[.$AT3];[.$AZ3];[.$BF3];[.$BL3];[.$BR3];[.$BX3])" office:value-type="float" office:value="29700" calcext:value-type="float">
            <text:p>29700</text:p>
          </table:table-cell>
          <table:table-cell table:formula="of:=MAX([.$K3];[.$Q3];[.$W3];[.$AC3];[.$AI3];[.$AO3];[.$AU3];[.$BA3];[.$BG3];[.$BM3];[.$BS3];[.$BY3])" office:value-type="float" office:value="5515" calcext:value-type="float">
            <text:p>5515</text:p>
          </table:table-cell>
          <table:table-cell table:formula="of:=MAX([.$L3];[.$R3];[.$X3];[.$AD3];[.$AJ3];[.$AP3];[.$AV3];[.$BB3];[.$BH3];[.$BN3];[.$BT3];[.$BZ3])" office:value-type="float" office:value="259" calcext:value-type="float">
            <text:p>259</text:p>
          </table:table-cell>
          <table:table-cell table:formula="of:=MAX([.$M3];[.$S3];[.$Y3];[.$AE3];[.$AK3];[.$AQ3];[.$AW3];[.$BC3];[.$BI3];[.$BO3];[.$BU3];[.$CA3])"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24.lp</text:p>
          </table:table-cell>
          <table:table-cell office:value-type="float" office:value="1.18" calcext:value-type="float">
            <text:p>1.18</text:p>
          </table:table-cell>
          <table:table-cell office:value-type="float" office:value="0.936" calcext:value-type="float">
            <text:p>0.936</text:p>
          </table:table-cell>
          <table:table-cell office:value-type="float" office:value="687" calcext:value-type="float">
            <text:p>687</text:p>
          </table:table-cell>
          <table:table-cell office:value-type="float" office:value="286" calcext:value-type="float">
            <text:p>28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2.664" calcext:value-type="float">
            <text:p>2.664</text:p>
          </table:table-cell>
          <table:table-cell office:value-type="float" office:value="2052" calcext:value-type="float">
            <text:p>2052</text:p>
          </table:table-cell>
          <table:table-cell office:value-type="float" office:value="1001" calcext:value-type="float">
            <text:p>100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  <table:table-cell office:value-type="float" office:value="3.002" calcext:value-type="float">
            <text:p>3.002</text:p>
          </table:table-cell>
          <table:table-cell office:value-type="float" office:value="9807" calcext:value-type="float">
            <text:p>9807</text:p>
          </table:table-cell>
          <table:table-cell office:value-type="float" office:value="769" calcext:value-type="float">
            <text:p>76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office:value-type="float" office:value="2.592" calcext:value-type="float">
            <text:p>2.592</text:p>
          </table:table-cell>
          <table:table-cell office:value-type="float" office:value="1251" calcext:value-type="float">
            <text:p>1251</text:p>
          </table:table-cell>
          <table:table-cell office:value-type="float" office:value="506" calcext:value-type="float">
            <text:p>506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21.25" calcext:value-type="float">
            <text:p>21.25</text:p>
          </table:table-cell>
          <table:table-cell office:value-type="float" office:value="2.987" calcext:value-type="float">
            <text:p>2.987</text:p>
          </table:table-cell>
          <table:table-cell office:value-type="float" office:value="3010" calcext:value-type="float">
            <text:p>3010</text:p>
          </table:table-cell>
          <table:table-cell office:value-type="float" office:value="651" calcext:value-type="float">
            <text:p>651</text:p>
          </table:table-cell>
          <table:table-cell office:value-type="float" office:value="156" calcext:value-type="float">
            <text:p>156</text:p>
          </table:table-cell>
          <table:table-cell office:value-type="float" office:value="85" calcext:value-type="float">
            <text:p>85</text:p>
          </table:table-cell>
          <table:table-cell office:value-type="float" office:value="2.95" calcext:value-type="float">
            <text:p>2.95</text:p>
          </table:table-cell>
          <table:table-cell office:value-type="float" office:value="2.605" calcext:value-type="float">
            <text:p>2.605</text:p>
          </table:table-cell>
          <table:table-cell office:value-type="float" office:value="1251" calcext:value-type="float">
            <text:p>1251</text:p>
          </table:table-cell>
          <table:table-cell office:value-type="float" office:value="506" calcext:value-type="float">
            <text:p>506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3.08" calcext:value-type="float">
            <text:p>3.08</text:p>
          </table:table-cell>
          <table:table-cell office:value-type="float" office:value="2.793" calcext:value-type="float">
            <text:p>2.793</text:p>
          </table:table-cell>
          <table:table-cell office:value-type="float" office:value="2968" calcext:value-type="float">
            <text:p>2968</text:p>
          </table:table-cell>
          <table:table-cell office:value-type="float" office:value="617" calcext:value-type="float">
            <text:p>617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2.76" calcext:value-type="float">
            <text:p>2.76</text:p>
          </table:table-cell>
          <table:table-cell office:value-type="float" office:value="2.455" calcext:value-type="float">
            <text:p>2.455</text:p>
          </table:table-cell>
          <table:table-cell office:value-type="float" office:value="1251" calcext:value-type="float">
            <text:p>1251</text:p>
          </table:table-cell>
          <table:table-cell office:value-type="float" office:value="506" calcext:value-type="float">
            <text:p>506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3.02" calcext:value-type="float">
            <text:p>3.02</text:p>
          </table:table-cell>
          <table:table-cell office:value-type="float" office:value="2.712" calcext:value-type="float">
            <text:p>2.712</text:p>
          </table:table-cell>
          <table:table-cell office:value-type="float" office:value="2973" calcext:value-type="float">
            <text:p>2973</text:p>
          </table:table-cell>
          <table:table-cell office:value-type="float" office:value="617" calcext:value-type="float">
            <text:p>61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2.86" calcext:value-type="float">
            <text:p>2.86</text:p>
          </table:table-cell>
          <table:table-cell office:value-type="float" office:value="2.551" calcext:value-type="float">
            <text:p>2.551</text:p>
          </table:table-cell>
          <table:table-cell office:value-type="float" office:value="1293" calcext:value-type="float">
            <text:p>1293</text:p>
          </table:table-cell>
          <table:table-cell office:value-type="float" office:value="535" calcext:value-type="float">
            <text:p>535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3.34" calcext:value-type="float">
            <text:p>3.34</text:p>
          </table:table-cell>
          <table:table-cell office:value-type="float" office:value="2.923" calcext:value-type="float">
            <text:p>2.923</text:p>
          </table:table-cell>
          <table:table-cell office:value-type="float" office:value="3436" calcext:value-type="float">
            <text:p>3436</text:p>
          </table:table-cell>
          <table:table-cell office:value-type="float" office:value="634" calcext:value-type="float">
            <text:p>634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.92" calcext:value-type="float">
            <text:p>2.92</text:p>
          </table:table-cell>
          <table:table-cell office:value-type="float" office:value="2.6" calcext:value-type="float">
            <text:p>2.6</text:p>
          </table:table-cell>
          <table:table-cell office:value-type="float" office:value="1251" calcext:value-type="float">
            <text:p>1251</text:p>
          </table:table-cell>
          <table:table-cell office:value-type="float" office:value="506" calcext:value-type="float">
            <text:p>506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3.08" calcext:value-type="float">
            <text:p>3.08</text:p>
          </table:table-cell>
          <table:table-cell office:value-type="float" office:value="2.787" calcext:value-type="float">
            <text:p>2.787</text:p>
          </table:table-cell>
          <table:table-cell office:value-type="float" office:value="2968" calcext:value-type="float">
            <text:p>2968</text:p>
          </table:table-cell>
          <table:table-cell office:value-type="float" office:value="617" calcext:value-type="float">
            <text:p>617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formula="of:=MIN([.$H4];[.$N4];[.$T4];[.$Z4];[.$AF4];[.$AL4];[.$AR4];[.$AX4];[.$BD4];[.$BJ4];[.$BP4];[.$BV4])" office:value-type="float" office:value="2.76" calcext:value-type="float">
            <text:p>2.76</text:p>
          </table:table-cell>
          <table:table-cell table:formula="of:=MIN([.$I4];[.$O4];[.$U4];[.$AA4];[.$AG4];[.$AM4];[.$AS4];[.$AY4];[.$BE4];[.$BK4];[.$BQ4];[.$BW4])" office:value-type="float" office:value="2.455" calcext:value-type="float">
            <text:p>2.455</text:p>
          </table:table-cell>
          <table:table-cell table:formula="of:=MIN([.$J4];[.$P4];[.$V4];[.$AB4];[.$AH4];[.$AN4];[.$AT4];[.$AZ4];[.$BF4];[.$BL4];[.$BR4];[.$BX4])" office:value-type="float" office:value="1251" calcext:value-type="float">
            <text:p>1251</text:p>
          </table:table-cell>
          <table:table-cell table:formula="of:=MIN([.$K4];[.$Q4];[.$W4];[.$AC4];[.$AI4];[.$AO4];[.$AU4];[.$BA4];[.$BG4];[.$BM4];[.$BS4];[.$BY4])" office:value-type="float" office:value="506" calcext:value-type="float">
            <text:p>506</text:p>
          </table:table-cell>
          <table:table-cell table:formula="of:=MIN([.$L4];[.$R4];[.$X4];[.$AD4];[.$AJ4];[.$AP4];[.$AV4];[.$BB4];[.$BH4];[.$BN4];[.$BT4];[.$BZ4])" office:value-type="float" office:value="70" calcext:value-type="float">
            <text:p>70</text:p>
          </table:table-cell>
          <table:table-cell table:formula="of:=MIN([.$M4];[.$S4];[.$Y4];[.$AE4];[.$AK4];[.$AQ4];[.$AW4];[.$BC4];[.$BI4];[.$BO4];[.$BU4];[.$CA4])" office:value-type="float" office:value="0" calcext:value-type="float">
            <text:p>0</text:p>
          </table:table-cell>
          <table:table-cell table:formula="of:=MEDIAN([.$H4];[.$N4];[.$T4];[.$Z4];[.$AF4];[.$AL4];[.$AR4];[.$AX4];[.$BD4];[.$BJ4];[.$BP4];[.$BV4])" office:value-type="float" office:value="3.035" calcext:value-type="float">
            <text:p>3.035</text:p>
          </table:table-cell>
          <table:table-cell table:formula="of:=MEDIAN([.$I4];[.$O4];[.$U4];[.$AA4];[.$AG4];[.$AM4];[.$AS4];[.$AY4];[.$BE4];[.$BK4];[.$BQ4];[.$BW4])" office:value-type="float" office:value="2.688" calcext:value-type="float">
            <text:p>2.688</text:p>
          </table:table-cell>
          <table:table-cell table:formula="of:=MEDIAN([.$J4];[.$P4];[.$V4];[.$AB4];[.$AH4];[.$AN4];[.$AT4];[.$AZ4];[.$BF4];[.$BL4];[.$BR4];[.$BX4])" office:value-type="float" office:value="2510" calcext:value-type="float">
            <text:p>2510</text:p>
          </table:table-cell>
          <table:table-cell table:formula="of:=MEDIAN([.$K4];[.$Q4];[.$W4];[.$AC4];[.$AI4];[.$AO4];[.$AU4];[.$BA4];[.$BG4];[.$BM4];[.$BS4];[.$BY4])" office:value-type="float" office:value="617" calcext:value-type="float">
            <text:p>617</text:p>
          </table:table-cell>
          <table:table-cell table:formula="of:=MEDIAN([.$L4];[.$R4];[.$X4];[.$AD4];[.$AJ4];[.$AP4];[.$AV4];[.$BB4];[.$BH4];[.$BN4];[.$BT4];[.$BZ4])" office:value-type="float" office:value="74.5" calcext:value-type="float">
            <text:p>74.5</text:p>
          </table:table-cell>
          <table:table-cell table:formula="of:=MEDIAN([.$M4];[.$S4];[.$Y4];[.$AE4];[.$AK4];[.$AQ4];[.$AW4];[.$BC4];[.$BI4];[.$BO4];[.$BU4];[.$CA4])" office:value-type="float" office:value="81.5" calcext:value-type="float">
            <text:p>81.5</text:p>
          </table:table-cell>
          <table:table-cell table:formula="of:=MAX([.$H4];[.$N4];[.$T4];[.$Z4];[.$AF4];[.$AL4];[.$AR4];[.$AX4];[.$BD4];[.$BJ4];[.$BP4];[.$BV4])" office:value-type="float" office:value="21.25" calcext:value-type="float">
            <text:p>21.25</text:p>
          </table:table-cell>
          <table:table-cell table:formula="of:=MAX([.$I4];[.$O4];[.$U4];[.$AA4];[.$AG4];[.$AM4];[.$AS4];[.$AY4];[.$BE4];[.$BK4];[.$BQ4];[.$BW4])" office:value-type="float" office:value="3.002" calcext:value-type="float">
            <text:p>3.002</text:p>
          </table:table-cell>
          <table:table-cell table:formula="of:=MAX([.$J4];[.$P4];[.$V4];[.$AB4];[.$AH4];[.$AN4];[.$AT4];[.$AZ4];[.$BF4];[.$BL4];[.$BR4];[.$BX4])" office:value-type="float" office:value="9807" calcext:value-type="float">
            <text:p>9807</text:p>
          </table:table-cell>
          <table:table-cell table:formula="of:=MAX([.$K4];[.$Q4];[.$W4];[.$AC4];[.$AI4];[.$AO4];[.$AU4];[.$BA4];[.$BG4];[.$BM4];[.$BS4];[.$BY4])" office:value-type="float" office:value="1001" calcext:value-type="float">
            <text:p>1001</text:p>
          </table:table-cell>
          <table:table-cell table:formula="of:=MAX([.$L4];[.$R4];[.$X4];[.$AD4];[.$AJ4];[.$AP4];[.$AV4];[.$BB4];[.$BH4];[.$BN4];[.$BT4];[.$BZ4])" office:value-type="float" office:value="156" calcext:value-type="float">
            <text:p>156</text:p>
          </table:table-cell>
          <table:table-cell table:formula="of:=MAX([.$M4];[.$S4];[.$Y4];[.$AE4];[.$AK4];[.$AQ4];[.$AW4];[.$BC4];[.$BI4];[.$BO4];[.$BU4];[.$CA4])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25.lp</text:p>
          </table:table-cell>
          <table:table-cell office:value-type="float" office:value="1.48" calcext:value-type="float">
            <text:p>1.48</text:p>
          </table:table-cell>
          <table:table-cell office:value-type="float" office:value="1.193" calcext:value-type="float">
            <text:p>1.193</text:p>
          </table:table-cell>
          <table:table-cell office:value-type="float" office:value="1699" calcext:value-type="float">
            <text:p>1699</text:p>
          </table:table-cell>
          <table:table-cell office:value-type="float" office:value="806" calcext:value-type="float">
            <text:p>80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.83" calcext:value-type="float">
            <text:p>3.83</text:p>
          </table:table-cell>
          <table:table-cell office:value-type="float" office:value="3.369" calcext:value-type="float">
            <text:p>3.369</text:p>
          </table:table-cell>
          <table:table-cell office:value-type="float" office:value="2720" calcext:value-type="float">
            <text:p>2720</text:p>
          </table:table-cell>
          <table:table-cell office:value-type="float" office:value="1226" calcext:value-type="float">
            <text:p>122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.11" calcext:value-type="float">
            <text:p>4.11</text:p>
          </table:table-cell>
          <table:table-cell office:value-type="float" office:value="3.772" calcext:value-type="float">
            <text:p>3.772</text:p>
          </table:table-cell>
          <table:table-cell office:value-type="float" office:value="8973" calcext:value-type="float">
            <text:p>8973</text:p>
          </table:table-cell>
          <table:table-cell office:value-type="float" office:value="713" calcext:value-type="float">
            <text:p>71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.15" calcext:value-type="float">
            <text:p>4.15</text:p>
          </table:table-cell>
          <table:table-cell office:value-type="float" office:value="3.691" calcext:value-type="float">
            <text:p>3.691</text:p>
          </table:table-cell>
          <table:table-cell office:value-type="float" office:value="2886" calcext:value-type="float">
            <text:p>2886</text:p>
          </table:table-cell>
          <table:table-cell office:value-type="float" office:value="1720" calcext:value-type="float">
            <text:p>1720</text:p>
          </table:table-cell>
          <table:table-cell office:value-type="float" office:value="95" calcext:value-type="float">
            <text:p>95</text:p>
          </table:table-cell>
          <table:table-cell office:value-type="float" office:value="299" calcext:value-type="float">
            <text:p>299</text:p>
          </table:table-cell>
          <table:table-cell office:value-type="float" office:value="24.72" calcext:value-type="float">
            <text:p>24.72</text:p>
          </table:table-cell>
          <table:table-cell office:value-type="float" office:value="3.534" calcext:value-type="float">
            <text:p>3.534</text:p>
          </table:table-cell>
          <table:table-cell office:value-type="float" office:value="2492" calcext:value-type="float">
            <text:p>2492</text:p>
          </table:table-cell>
          <table:table-cell office:value-type="float" office:value="511" calcext:value-type="float">
            <text:p>511</text:p>
          </table:table-cell>
          <table:table-cell office:value-type="float" office:value="186" calcext:value-type="float">
            <text:p>186</text:p>
          </table:table-cell>
          <table:table-cell office:value-type="float" office:value="72" calcext:value-type="float">
            <text:p>72</text:p>
          </table:table-cell>
          <table:table-cell office:value-type="float" office:value="4.54" calcext:value-type="float">
            <text:p>4.54</text:p>
          </table:table-cell>
          <table:table-cell office:value-type="float" office:value="4.055" calcext:value-type="float">
            <text:p>4.055</text:p>
          </table:table-cell>
          <table:table-cell office:value-type="float" office:value="2886" calcext:value-type="float">
            <text:p>2886</text:p>
          </table:table-cell>
          <table:table-cell office:value-type="float" office:value="1720" calcext:value-type="float">
            <text:p>1720</text:p>
          </table:table-cell>
          <table:table-cell office:value-type="float" office:value="96" calcext:value-type="float">
            <text:p>96</text:p>
          </table:table-cell>
          <table:table-cell office:value-type="float" office:value="299" calcext:value-type="float">
            <text:p>299</text:p>
          </table:table-cell>
          <table:table-cell office:value-type="float" office:value="3.75" calcext:value-type="float">
            <text:p>3.75</text:p>
          </table:table-cell>
          <table:table-cell office:value-type="float" office:value="3.419" calcext:value-type="float">
            <text:p>3.419</text:p>
          </table:table-cell>
          <table:table-cell office:value-type="float" office:value="5577" calcext:value-type="float">
            <text:p>5577</text:p>
          </table:table-cell>
          <table:table-cell office:value-type="float" office:value="527" calcext:value-type="float">
            <text:p>527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4.09" calcext:value-type="float">
            <text:p>4.09</text:p>
          </table:table-cell>
          <table:table-cell office:value-type="float" office:value="3.566" calcext:value-type="float">
            <text:p>3.566</text:p>
          </table:table-cell>
          <table:table-cell office:value-type="float" office:value="2575" calcext:value-type="float">
            <text:p>2575</text:p>
          </table:table-cell>
          <table:table-cell office:value-type="float" office:value="1413" calcext:value-type="float">
            <text:p>1413</text:p>
          </table:table-cell>
          <table:table-cell office:value-type="float" office:value="94" calcext:value-type="float">
            <text:p>94</text:p>
          </table:table-cell>
          <table:table-cell office:value-type="float" office:value="222" calcext:value-type="float">
            <text:p>222</text:p>
          </table:table-cell>
          <table:table-cell office:value-type="float" office:value="3.66" calcext:value-type="float">
            <text:p>3.66</text:p>
          </table:table-cell>
          <table:table-cell office:value-type="float" office:value="3.339" calcext:value-type="float">
            <text:p>3.339</text:p>
          </table:table-cell>
          <table:table-cell office:value-type="float" office:value="5577" calcext:value-type="float">
            <text:p>5577</text:p>
          </table:table-cell>
          <table:table-cell office:value-type="float" office:value="527" calcext:value-type="float">
            <text:p>527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4.08" calcext:value-type="float">
            <text:p>4.08</text:p>
          </table:table-cell>
          <table:table-cell office:value-type="float" office:value="3.595" calcext:value-type="float">
            <text:p>3.595</text:p>
          </table:table-cell>
          <table:table-cell office:value-type="float" office:value="2538" calcext:value-type="float">
            <text:p>2538</text:p>
          </table:table-cell>
          <table:table-cell office:value-type="float" office:value="1367" calcext:value-type="float">
            <text:p>1367</text:p>
          </table:table-cell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3.8" calcext:value-type="float">
            <text:p>3.8</text:p>
          </table:table-cell>
          <table:table-cell office:value-type="float" office:value="3.483" calcext:value-type="float">
            <text:p>3.483</text:p>
          </table:table-cell>
          <table:table-cell office:value-type="float" office:value="7094" calcext:value-type="float">
            <text:p>7094</text:p>
          </table:table-cell>
          <table:table-cell office:value-type="float" office:value="578" calcext:value-type="float">
            <text:p>578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4.03" calcext:value-type="float">
            <text:p>4.03</text:p>
          </table:table-cell>
          <table:table-cell office:value-type="float" office:value="3.518" calcext:value-type="float">
            <text:p>3.518</text:p>
          </table:table-cell>
          <table:table-cell office:value-type="float" office:value="2223" calcext:value-type="float">
            <text:p>2223</text:p>
          </table:table-cell>
          <table:table-cell office:value-type="float" office:value="1183" calcext:value-type="float">
            <text:p>1183</text:p>
          </table:table-cell>
          <table:table-cell office:value-type="float" office:value="94" calcext:value-type="float">
            <text:p>94</text:p>
          </table:table-cell>
          <table:table-cell office:value-type="float" office:value="290" calcext:value-type="float">
            <text:p>290</text:p>
          </table:table-cell>
          <table:table-cell office:value-type="float" office:value="3.66" calcext:value-type="float">
            <text:p>3.66</text:p>
          </table:table-cell>
          <table:table-cell office:value-type="float" office:value="3.34" calcext:value-type="float">
            <text:p>3.34</text:p>
          </table:table-cell>
          <table:table-cell office:value-type="float" office:value="5577" calcext:value-type="float">
            <text:p>5577</text:p>
          </table:table-cell>
          <table:table-cell office:value-type="float" office:value="527" calcext:value-type="float">
            <text:p>527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table:formula="of:=MIN([.$H5];[.$N5];[.$T5];[.$Z5];[.$AF5];[.$AL5];[.$AR5];[.$AX5];[.$BD5];[.$BJ5];[.$BP5];[.$BV5])" office:value-type="float" office:value="3.66" calcext:value-type="float">
            <text:p>3.66</text:p>
          </table:table-cell>
          <table:table-cell table:formula="of:=MIN([.$I5];[.$O5];[.$U5];[.$AA5];[.$AG5];[.$AM5];[.$AS5];[.$AY5];[.$BE5];[.$BK5];[.$BQ5];[.$BW5])" office:value-type="float" office:value="3.339" calcext:value-type="float">
            <text:p>3.339</text:p>
          </table:table-cell>
          <table:table-cell table:formula="of:=MIN([.$J5];[.$P5];[.$V5];[.$AB5];[.$AH5];[.$AN5];[.$AT5];[.$AZ5];[.$BF5];[.$BL5];[.$BR5];[.$BX5])" office:value-type="float" office:value="2223" calcext:value-type="float">
            <text:p>2223</text:p>
          </table:table-cell>
          <table:table-cell table:formula="of:=MIN([.$K5];[.$Q5];[.$W5];[.$AC5];[.$AI5];[.$AO5];[.$AU5];[.$BA5];[.$BG5];[.$BM5];[.$BS5];[.$BY5])" office:value-type="float" office:value="511" calcext:value-type="float">
            <text:p>511</text:p>
          </table:table-cell>
          <table:table-cell table:formula="of:=MIN([.$L5];[.$R5];[.$X5];[.$AD5];[.$AJ5];[.$AP5];[.$AV5];[.$BB5];[.$BH5];[.$BN5];[.$BT5];[.$BZ5])" office:value-type="float" office:value="89" calcext:value-type="float">
            <text:p>89</text:p>
          </table:table-cell>
          <table:table-cell table:formula="of:=MIN([.$M5];[.$S5];[.$Y5];[.$AE5];[.$AK5];[.$AQ5];[.$AW5];[.$BC5];[.$BI5];[.$BO5];[.$BU5];[.$CA5])" office:value-type="float" office:value="0" calcext:value-type="float">
            <text:p>0</text:p>
          </table:table-cell>
          <table:table-cell table:formula="of:=MEDIAN([.$H5];[.$N5];[.$T5];[.$Z5];[.$AF5];[.$AL5];[.$AR5];[.$AX5];[.$BD5];[.$BJ5];[.$BP5];[.$BV5])" office:value-type="float" office:value="4.055" calcext:value-type="float">
            <text:p>4.055</text:p>
          </table:table-cell>
          <table:table-cell table:formula="of:=MEDIAN([.$I5];[.$O5];[.$U5];[.$AA5];[.$AG5];[.$AM5];[.$AS5];[.$AY5];[.$BE5];[.$BK5];[.$BQ5];[.$BW5])" office:value-type="float" office:value="3.526" calcext:value-type="float">
            <text:p>3.526</text:p>
          </table:table-cell>
          <table:table-cell table:formula="of:=MEDIAN([.$J5];[.$P5];[.$V5];[.$AB5];[.$AH5];[.$AN5];[.$AT5];[.$AZ5];[.$BF5];[.$BL5];[.$BR5];[.$BX5])" office:value-type="float" office:value="2886" calcext:value-type="float">
            <text:p>2886</text:p>
          </table:table-cell>
          <table:table-cell table:formula="of:=MEDIAN([.$K5];[.$Q5];[.$W5];[.$AC5];[.$AI5];[.$AO5];[.$AU5];[.$BA5];[.$BG5];[.$BM5];[.$BS5];[.$BY5])" office:value-type="float" office:value="948" calcext:value-type="float">
            <text:p>948</text:p>
          </table:table-cell>
          <table:table-cell table:formula="of:=MEDIAN([.$L5];[.$R5];[.$X5];[.$AD5];[.$AJ5];[.$AP5];[.$AV5];[.$BB5];[.$BH5];[.$BN5];[.$BT5];[.$BZ5])" office:value-type="float" office:value="93" calcext:value-type="float">
            <text:p>93</text:p>
          </table:table-cell>
          <table:table-cell table:formula="of:=MEDIAN([.$M5];[.$S5];[.$Y5];[.$AE5];[.$AK5];[.$AQ5];[.$AW5];[.$BC5];[.$BI5];[.$BO5];[.$BU5];[.$CA5])" office:value-type="float" office:value="67" calcext:value-type="float">
            <text:p>67</text:p>
          </table:table-cell>
          <table:table-cell table:formula="of:=MAX([.$H5];[.$N5];[.$T5];[.$Z5];[.$AF5];[.$AL5];[.$AR5];[.$AX5];[.$BD5];[.$BJ5];[.$BP5];[.$BV5])" office:value-type="float" office:value="24.72" calcext:value-type="float">
            <text:p>24.72</text:p>
          </table:table-cell>
          <table:table-cell table:formula="of:=MAX([.$I5];[.$O5];[.$U5];[.$AA5];[.$AG5];[.$AM5];[.$AS5];[.$AY5];[.$BE5];[.$BK5];[.$BQ5];[.$BW5])" office:value-type="float" office:value="4.055" calcext:value-type="float">
            <text:p>4.055</text:p>
          </table:table-cell>
          <table:table-cell table:formula="of:=MAX([.$J5];[.$P5];[.$V5];[.$AB5];[.$AH5];[.$AN5];[.$AT5];[.$AZ5];[.$BF5];[.$BL5];[.$BR5];[.$BX5])" office:value-type="float" office:value="8973" calcext:value-type="float">
            <text:p>8973</text:p>
          </table:table-cell>
          <table:table-cell table:formula="of:=MAX([.$K5];[.$Q5];[.$W5];[.$AC5];[.$AI5];[.$AO5];[.$AU5];[.$BA5];[.$BG5];[.$BM5];[.$BS5];[.$BY5])" office:value-type="float" office:value="1720" calcext:value-type="float">
            <text:p>1720</text:p>
          </table:table-cell>
          <table:table-cell table:formula="of:=MAX([.$L5];[.$R5];[.$X5];[.$AD5];[.$AJ5];[.$AP5];[.$AV5];[.$BB5];[.$BH5];[.$BN5];[.$BT5];[.$BZ5])" office:value-type="float" office:value="186" calcext:value-type="float">
            <text:p>186</text:p>
          </table:table-cell>
          <table:table-cell table:formula="of:=MAX([.$M5];[.$S5];[.$Y5];[.$AE5];[.$AK5];[.$AQ5];[.$AW5];[.$BC5];[.$BI5];[.$BO5];[.$BU5];[.$CA5])"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26.lp</text:p>
          </table:table-cell>
          <table:table-cell office:value-type="float" office:value="1.38" calcext:value-type="float">
            <text:p>1.38</text:p>
          </table:table-cell>
          <table:table-cell office:value-type="float" office:value="1.091" calcext:value-type="float">
            <text:p>1.091</text:p>
          </table:table-cell>
          <table:table-cell office:value-type="float" office:value="860" calcext:value-type="float">
            <text:p>860</text:p>
          </table:table-cell>
          <table:table-cell office:value-type="float" office:value="379" calcext:value-type="float">
            <text:p>37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3.223" calcext:value-type="float">
            <text:p>3.223</text:p>
          </table:table-cell>
          <table:table-cell office:value-type="float" office:value="1946" calcext:value-type="float">
            <text:p>1946</text:p>
          </table:table-cell>
          <table:table-cell office:value-type="float" office:value="846" calcext:value-type="float">
            <text:p>8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83" calcext:value-type="float">
            <text:p>3.83</text:p>
          </table:table-cell>
          <table:table-cell office:value-type="float" office:value="3.512" calcext:value-type="float">
            <text:p>3.512</text:p>
          </table:table-cell>
          <table:table-cell office:value-type="float" office:value="9180" calcext:value-type="float">
            <text:p>9180</text:p>
          </table:table-cell>
          <table:table-cell office:value-type="float" office:value="472" calcext:value-type="float">
            <text:p>47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.82" calcext:value-type="float">
            <text:p>3.82</text:p>
          </table:table-cell>
          <table:table-cell office:value-type="float" office:value="3.384" calcext:value-type="float">
            <text:p>3.384</text:p>
          </table:table-cell>
          <table:table-cell office:value-type="float" office:value="1477" calcext:value-type="float">
            <text:p>1477</text:p>
          </table:table-cell>
          <table:table-cell office:value-type="float" office:value="791" calcext:value-type="float">
            <text:p>791</text:p>
          </table:table-cell>
          <table:table-cell office:value-type="float" office:value="93" calcext:value-type="float">
            <text:p>93</text:p>
          </table:table-cell>
          <table:table-cell office:value-type="float" office:value="205" calcext:value-type="float">
            <text:p>205</text:p>
          </table:table-cell>
          <table:table-cell office:value-type="float" office:value="18.38" calcext:value-type="float">
            <text:p>18.38</text:p>
          </table:table-cell>
          <table:table-cell office:value-type="float" office:value="3.331" calcext:value-type="float">
            <text:p>3.331</text:p>
          </table:table-cell>
          <table:table-cell office:value-type="float" office:value="6404" calcext:value-type="float">
            <text:p>6404</text:p>
          </table:table-cell>
          <table:table-cell office:value-type="float" office:value="371" calcext:value-type="float">
            <text:p>371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3.67" calcext:value-type="float">
            <text:p>3.67</text:p>
          </table:table-cell>
          <table:table-cell office:value-type="float" office:value="3.25" calcext:value-type="float">
            <text:p>3.25</text:p>
          </table:table-cell>
          <table:table-cell office:value-type="float" office:value="1477" calcext:value-type="float">
            <text:p>1477</text:p>
          </table:table-cell>
          <table:table-cell office:value-type="float" office:value="791" calcext:value-type="float">
            <text:p>791</text:p>
          </table:table-cell>
          <table:table-cell office:value-type="float" office:value="92" calcext:value-type="float">
            <text:p>92</text:p>
          </table:table-cell>
          <table:table-cell office:value-type="float" office:value="205" calcext:value-type="float">
            <text:p>205</text:p>
          </table:table-cell>
          <table:table-cell office:value-type="float" office:value="3.79" calcext:value-type="float">
            <text:p>3.79</text:p>
          </table:table-cell>
          <table:table-cell office:value-type="float" office:value="3.47" calcext:value-type="float">
            <text:p>3.47</text:p>
          </table:table-cell>
          <table:table-cell office:value-type="float" office:value="6000" calcext:value-type="float">
            <text:p>6000</text:p>
          </table:table-cell>
          <table:table-cell office:value-type="float" office:value="412" calcext:value-type="float">
            <text:p>412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3.73" calcext:value-type="float">
            <text:p>3.73</text:p>
          </table:table-cell>
          <table:table-cell office:value-type="float" office:value="3.306" calcext:value-type="float">
            <text:p>3.306</text:p>
          </table:table-cell>
          <table:table-cell office:value-type="float" office:value="1419" calcext:value-type="float">
            <text:p>1419</text:p>
          </table:table-cell>
          <table:table-cell office:value-type="float" office:value="735" calcext:value-type="float">
            <text:p>735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3.62" calcext:value-type="float">
            <text:p>3.62</text:p>
          </table:table-cell>
          <table:table-cell office:value-type="float" office:value="3.292" calcext:value-type="float">
            <text:p>3.292</text:p>
          </table:table-cell>
          <table:table-cell office:value-type="float" office:value="6000" calcext:value-type="float">
            <text:p>6000</text:p>
          </table:table-cell>
          <table:table-cell office:value-type="float" office:value="412" calcext:value-type="float">
            <text:p>412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3.65" calcext:value-type="float">
            <text:p>3.65</text:p>
          </table:table-cell>
          <table:table-cell office:value-type="float" office:value="3.221" calcext:value-type="float">
            <text:p>3.221</text:p>
          </table:table-cell>
          <table:table-cell office:value-type="float" office:value="1356" calcext:value-type="float">
            <text:p>1356</text:p>
          </table:table-cell>
          <table:table-cell office:value-type="float" office:value="764" calcext:value-type="float">
            <text:p>764</text:p>
          </table:table-cell>
          <table:table-cell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float" office:value="3.55" calcext:value-type="float">
            <text:p>3.55</text:p>
          </table:table-cell>
          <table:table-cell office:value-type="float" office:value="3.218" calcext:value-type="float">
            <text:p>3.218</text:p>
          </table:table-cell>
          <table:table-cell office:value-type="float" office:value="5043" calcext:value-type="float">
            <text:p>5043</text:p>
          </table:table-cell>
          <table:table-cell office:value-type="float" office:value="395" calcext:value-type="float">
            <text:p>395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.7</text:p>
          </table:table-cell>
          <table:table-cell office:value-type="float" office:value="3.273" calcext:value-type="float">
            <text:p>3.273</text:p>
          </table:table-cell>
          <table:table-cell office:value-type="float" office:value="1432" calcext:value-type="float">
            <text:p>1432</text:p>
          </table:table-cell>
          <table:table-cell office:value-type="float" office:value="788" calcext:value-type="float">
            <text:p>788</text:p>
          </table:table-cell>
          <table:table-cell office:value-type="float" office:value="92" calcext:value-type="float">
            <text:p>92</text:p>
          </table:table-cell>
          <table:table-cell office:value-type="float" office:value="198" calcext:value-type="float">
            <text:p>198</text:p>
          </table:table-cell>
          <table:table-cell office:value-type="float" office:value="3.63" calcext:value-type="float">
            <text:p>3.63</text:p>
          </table:table-cell>
          <table:table-cell office:value-type="float" office:value="3.317" calcext:value-type="float">
            <text:p>3.317</text:p>
          </table:table-cell>
          <table:table-cell office:value-type="float" office:value="6000" calcext:value-type="float">
            <text:p>6000</text:p>
          </table:table-cell>
          <table:table-cell office:value-type="float" office:value="412" calcext:value-type="float">
            <text:p>412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table:formula="of:=MIN([.$H6];[.$N6];[.$T6];[.$Z6];[.$AF6];[.$AL6];[.$AR6];[.$AX6];[.$BD6];[.$BJ6];[.$BP6];[.$BV6])" office:value-type="float" office:value="3.55" calcext:value-type="float">
            <text:p>3.55</text:p>
          </table:table-cell>
          <table:table-cell table:formula="of:=MIN([.$I6];[.$O6];[.$U6];[.$AA6];[.$AG6];[.$AM6];[.$AS6];[.$AY6];[.$BE6];[.$BK6];[.$BQ6];[.$BW6])" office:value-type="float" office:value="3.218" calcext:value-type="float">
            <text:p>3.218</text:p>
          </table:table-cell>
          <table:table-cell table:formula="of:=MIN([.$J6];[.$P6];[.$V6];[.$AB6];[.$AH6];[.$AN6];[.$AT6];[.$AZ6];[.$BF6];[.$BL6];[.$BR6];[.$BX6])" office:value-type="float" office:value="1356" calcext:value-type="float">
            <text:p>1356</text:p>
          </table:table-cell>
          <table:table-cell table:formula="of:=MIN([.$K6];[.$Q6];[.$W6];[.$AC6];[.$AI6];[.$AO6];[.$AU6];[.$BA6];[.$BG6];[.$BM6];[.$BS6];[.$BY6])" office:value-type="float" office:value="371" calcext:value-type="float">
            <text:p>371</text:p>
          </table:table-cell>
          <table:table-cell table:formula="of:=MIN([.$L6];[.$R6];[.$X6];[.$AD6];[.$AJ6];[.$AP6];[.$AV6];[.$BB6];[.$BH6];[.$BN6];[.$BT6];[.$BZ6])" office:value-type="float" office:value="88" calcext:value-type="float">
            <text:p>88</text:p>
          </table:table-cell>
          <table:table-cell table:formula="of:=MIN([.$M6];[.$S6];[.$Y6];[.$AE6];[.$AK6];[.$AQ6];[.$AW6];[.$BC6];[.$BI6];[.$BO6];[.$BU6];[.$CA6])" office:value-type="float" office:value="0" calcext:value-type="float">
            <text:p>0</text:p>
          </table:table-cell>
          <table:table-cell table:formula="of:=MEDIAN([.$H6];[.$N6];[.$T6];[.$Z6];[.$AF6];[.$AL6];[.$AR6];[.$AX6];[.$BD6];[.$BJ6];[.$BP6];[.$BV6])" office:value-type="float" office:value="3.685" calcext:value-type="float">
            <text:p>3.685</text:p>
          </table:table-cell>
          <table:table-cell table:formula="of:=MEDIAN([.$I6];[.$O6];[.$U6];[.$AA6];[.$AG6];[.$AM6];[.$AS6];[.$AY6];[.$BE6];[.$BK6];[.$BQ6];[.$BW6])" office:value-type="float" office:value="3.299" calcext:value-type="float">
            <text:p>3.299</text:p>
          </table:table-cell>
          <table:table-cell table:formula="of:=MEDIAN([.$J6];[.$P6];[.$V6];[.$AB6];[.$AH6];[.$AN6];[.$AT6];[.$AZ6];[.$BF6];[.$BL6];[.$BR6];[.$BX6])" office:value-type="float" office:value="3494.5" calcext:value-type="float">
            <text:p>3494.5</text:p>
          </table:table-cell>
          <table:table-cell table:formula="of:=MEDIAN([.$K6];[.$Q6];[.$W6];[.$AC6];[.$AI6];[.$AO6];[.$AU6];[.$BA6];[.$BG6];[.$BM6];[.$BS6];[.$BY6])" office:value-type="float" office:value="603.5" calcext:value-type="float">
            <text:p>603.5</text:p>
          </table:table-cell>
          <table:table-cell table:formula="of:=MEDIAN([.$L6];[.$R6];[.$X6];[.$AD6];[.$AJ6];[.$AP6];[.$AV6];[.$BB6];[.$BH6];[.$BN6];[.$BT6];[.$BZ6])" office:value-type="float" office:value="92" calcext:value-type="float">
            <text:p>92</text:p>
          </table:table-cell>
          <table:table-cell table:formula="of:=MEDIAN([.$M6];[.$S6];[.$Y6];[.$AE6];[.$AK6];[.$AQ6];[.$AW6];[.$BC6];[.$BI6];[.$BO6];[.$BU6];[.$CA6])" office:value-type="float" office:value="54.5" calcext:value-type="float">
            <text:p>54.5</text:p>
          </table:table-cell>
          <table:table-cell table:formula="of:=MAX([.$H6];[.$N6];[.$T6];[.$Z6];[.$AF6];[.$AL6];[.$AR6];[.$AX6];[.$BD6];[.$BJ6];[.$BP6];[.$BV6])" office:value-type="float" office:value="18.38" calcext:value-type="float">
            <text:p>18.38</text:p>
          </table:table-cell>
          <table:table-cell table:formula="of:=MAX([.$I6];[.$O6];[.$U6];[.$AA6];[.$AG6];[.$AM6];[.$AS6];[.$AY6];[.$BE6];[.$BK6];[.$BQ6];[.$BW6])" office:value-type="float" office:value="3.512" calcext:value-type="float">
            <text:p>3.512</text:p>
          </table:table-cell>
          <table:table-cell table:formula="of:=MAX([.$J6];[.$P6];[.$V6];[.$AB6];[.$AH6];[.$AN6];[.$AT6];[.$AZ6];[.$BF6];[.$BL6];[.$BR6];[.$BX6])" office:value-type="float" office:value="9180" calcext:value-type="float">
            <text:p>9180</text:p>
          </table:table-cell>
          <table:table-cell table:formula="of:=MAX([.$K6];[.$Q6];[.$W6];[.$AC6];[.$AI6];[.$AO6];[.$AU6];[.$BA6];[.$BG6];[.$BM6];[.$BS6];[.$BY6])" office:value-type="float" office:value="846" calcext:value-type="float">
            <text:p>846</text:p>
          </table:table-cell>
          <table:table-cell table:formula="of:=MAX([.$L6];[.$R6];[.$X6];[.$AD6];[.$AJ6];[.$AP6];[.$AV6];[.$BB6];[.$BH6];[.$BN6];[.$BT6];[.$BZ6])" office:value-type="float" office:value="141" calcext:value-type="float">
            <text:p>141</text:p>
          </table:table-cell>
          <table:table-cell table:formula="of:=MAX([.$M6];[.$S6];[.$Y6];[.$AE6];[.$AK6];[.$AQ6];[.$AW6];[.$BC6];[.$BI6];[.$BO6];[.$BU6];[.$CA6])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27.lp</text:p>
          </table:table-cell>
          <table:table-cell office:value-type="float" office:value="1.96" calcext:value-type="float">
            <text:p>1.96</text:p>
          </table:table-cell>
          <table:table-cell office:value-type="float" office:value="1.525" calcext:value-type="float">
            <text:p>1.525</text:p>
          </table:table-cell>
          <table:table-cell office:value-type="float" office:value="1083" calcext:value-type="float">
            <text:p>1083</text:p>
          </table:table-cell>
          <table:table-cell office:value-type="float" office:value="270" calcext:value-type="float">
            <text:p>27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.49" calcext:value-type="float">
            <text:p>5.49</text:p>
          </table:table-cell>
          <table:table-cell office:value-type="float" office:value="4.895" calcext:value-type="float">
            <text:p>4.895</text:p>
          </table:table-cell>
          <table:table-cell office:value-type="float" office:value="12134" calcext:value-type="float">
            <text:p>12134</text:p>
          </table:table-cell>
          <table:table-cell office:value-type="float" office:value="2031" calcext:value-type="float">
            <text:p>2031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.29" calcext:value-type="float">
            <text:p>6.29</text:p>
          </table:table-cell>
          <table:table-cell office:value-type="float" office:value="5.85" calcext:value-type="float">
            <text:p>5.85</text:p>
          </table:table-cell>
          <table:table-cell office:value-type="float" office:value="29515" calcext:value-type="float">
            <text:p>29515</text:p>
          </table:table-cell>
          <table:table-cell office:value-type="float" office:value="1700" calcext:value-type="float">
            <text:p>170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office:value-type="float" office:value="5.038" calcext:value-type="float">
            <text:p>5.038</text:p>
          </table:table-cell>
          <table:table-cell office:value-type="float" office:value="7263" calcext:value-type="float">
            <text:p>7263</text:p>
          </table:table-cell>
          <table:table-cell office:value-type="float" office:value="1763" calcext:value-type="float">
            <text:p>1763</text:p>
          </table:table-cell>
          <table:table-cell office:value-type="float" office:value="124" calcext:value-type="float">
            <text:p>124</text:p>
          </table:table-cell>
          <table:table-cell office:value-type="float" office:value="340" calcext:value-type="float">
            <text:p>340</text:p>
          </table:table-cell>
          <table:table-cell office:value-type="float" office:value="48.72" calcext:value-type="float">
            <text:p>48.72</text:p>
          </table:table-cell>
          <table:table-cell office:value-type="float" office:value="5.429" calcext:value-type="float">
            <text:p>5.429</text:p>
          </table:table-cell>
          <table:table-cell office:value-type="float" office:value="20216" calcext:value-type="float">
            <text:p>20216</text:p>
          </table:table-cell>
          <table:table-cell office:value-type="float" office:value="1171" calcext:value-type="float">
            <text:p>1171</text:p>
          </table:table-cell>
          <table:table-cell office:value-type="float" office:value="330" calcext:value-type="float">
            <text:p>330</text:p>
          </table:table-cell>
          <table:table-cell office:value-type="float" office:value="90" calcext:value-type="float">
            <text:p>90</text:p>
          </table:table-cell>
          <table:table-cell office:value-type="float" office:value="5.8" calcext:value-type="float">
            <text:p>5.8</text:p>
          </table:table-cell>
          <table:table-cell office:value-type="float" office:value="5.185" calcext:value-type="float">
            <text:p>5.185</text:p>
          </table:table-cell>
          <table:table-cell office:value-type="float" office:value="7263" calcext:value-type="float">
            <text:p>7263</text:p>
          </table:table-cell>
          <table:table-cell office:value-type="float" office:value="1763" calcext:value-type="float">
            <text:p>1763</text:p>
          </table:table-cell>
          <table:table-cell office:value-type="float" office:value="121" calcext:value-type="float">
            <text:p>121</text:p>
          </table:table-cell>
          <table:table-cell office:value-type="float" office:value="323" calcext:value-type="float">
            <text:p>323</text:p>
          </table:table-cell>
          <table:table-cell office:value-type="float" office:value="5.35" calcext:value-type="float">
            <text:p>5.35</text:p>
          </table:table-cell>
          <table:table-cell office:value-type="float" office:value="4.911" calcext:value-type="float">
            <text:p>4.911</text:p>
          </table:table-cell>
          <table:table-cell office:value-type="float" office:value="11443" calcext:value-type="float">
            <text:p>11443</text:p>
          </table:table-cell>
          <table:table-cell office:value-type="float" office:value="817" calcext:value-type="float">
            <text:p>817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5.03" calcext:value-type="float">
            <text:p>5.03</text:p>
          </table:table-cell>
          <table:table-cell office:value-type="float" office:value="4.53" calcext:value-type="float">
            <text:p>4.53</text:p>
          </table:table-cell>
          <table:table-cell office:value-type="float" office:value="7262" calcext:value-type="float">
            <text:p>7262</text:p>
          </table:table-cell>
          <table:table-cell office:value-type="float" office:value="1750" calcext:value-type="float">
            <text:p>1750</text:p>
          </table:table-cell>
          <table:table-cell office:value-type="float" office:value="119" calcext:value-type="float">
            <text:p>119</text:p>
          </table:table-cell>
          <table:table-cell office:value-type="float" office:value="189" calcext:value-type="float">
            <text:p>189</text:p>
          </table:table-cell>
          <table:table-cell office:value-type="float" office:value="5.05" calcext:value-type="float">
            <text:p>5.05</text:p>
          </table:table-cell>
          <table:table-cell office:value-type="float" office:value="4.62" calcext:value-type="float">
            <text:p>4.62</text:p>
          </table:table-cell>
          <table:table-cell office:value-type="float" office:value="11807" calcext:value-type="float">
            <text:p>11807</text:p>
          </table:table-cell>
          <table:table-cell office:value-type="float" office:value="820" calcext:value-type="float">
            <text:p>820</text:p>
          </table:table-cell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 office:value-type="float" office:value="5.15" calcext:value-type="float">
            <text:p>5.15</text:p>
          </table:table-cell>
          <table:table-cell office:value-type="float" office:value="4.605" calcext:value-type="float">
            <text:p>4.605</text:p>
          </table:table-cell>
          <table:table-cell office:value-type="float" office:value="6392" calcext:value-type="float">
            <text:p>6392</text:p>
          </table:table-cell>
          <table:table-cell office:value-type="float" office:value="1719" calcext:value-type="float">
            <text:p>1719</text:p>
          </table:table-cell>
          <table:table-cell office:value-type="float" office:value="116" calcext:value-type="float">
            <text:p>116</text:p>
          </table:table-cell>
          <table:table-cell office:value-type="float" office:value="163" calcext:value-type="float">
            <text:p>163</text:p>
          </table:table-cell>
          <table:table-cell office:value-type="float" office:value="5.28" calcext:value-type="float">
            <text:p>5.28</text:p>
          </table:table-cell>
          <table:table-cell office:value-type="float" office:value="4.848" calcext:value-type="float">
            <text:p>4.848</text:p>
          </table:table-cell>
          <table:table-cell office:value-type="float" office:value="13031" calcext:value-type="float">
            <text:p>13031</text:p>
          </table:table-cell>
          <table:table-cell office:value-type="float" office:value="826" calcext:value-type="float">
            <text:p>826</text:p>
          </table:table-cell>
          <table:table-cell office:value-type="float" office:value="117" calcext:value-type="float">
            <text:p>117</text:p>
          </table:table-cell>
          <table:table-cell office:value-type="float" office:value="61" calcext:value-type="float">
            <text:p>61</text:p>
          </table:table-cell>
          <table:table-cell office:value-type="float" office:value="5.63" calcext:value-type="float">
            <text:p>5.63</text:p>
          </table:table-cell>
          <table:table-cell office:value-type="float" office:value="5.084" calcext:value-type="float">
            <text:p>5.084</text:p>
          </table:table-cell>
          <table:table-cell office:value-type="float" office:value="7276" calcext:value-type="float">
            <text:p>7276</text:p>
          </table:table-cell>
          <table:table-cell office:value-type="float" office:value="1754" calcext:value-type="float">
            <text:p>1754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5.33" calcext:value-type="float">
            <text:p>5.33</text:p>
          </table:table-cell>
          <table:table-cell office:value-type="float" office:value="4.899" calcext:value-type="float">
            <text:p>4.899</text:p>
          </table:table-cell>
          <table:table-cell office:value-type="float" office:value="13070" calcext:value-type="float">
            <text:p>13070</text:p>
          </table:table-cell>
          <table:table-cell office:value-type="float" office:value="826" calcext:value-type="float">
            <text:p>826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table:formula="of:=MIN([.$H7];[.$N7];[.$T7];[.$Z7];[.$AF7];[.$AL7];[.$AR7];[.$AX7];[.$BD7];[.$BJ7];[.$BP7];[.$BV7])" office:value-type="float" office:value="5.03" calcext:value-type="float">
            <text:p>5.03</text:p>
          </table:table-cell>
          <table:table-cell table:formula="of:=MIN([.$I7];[.$O7];[.$U7];[.$AA7];[.$AG7];[.$AM7];[.$AS7];[.$AY7];[.$BE7];[.$BK7];[.$BQ7];[.$BW7])" office:value-type="float" office:value="4.53" calcext:value-type="float">
            <text:p>4.53</text:p>
          </table:table-cell>
          <table:table-cell table:formula="of:=MIN([.$J7];[.$P7];[.$V7];[.$AB7];[.$AH7];[.$AN7];[.$AT7];[.$AZ7];[.$BF7];[.$BL7];[.$BR7];[.$BX7])" office:value-type="float" office:value="6392" calcext:value-type="float">
            <text:p>6392</text:p>
          </table:table-cell>
          <table:table-cell table:formula="of:=MIN([.$K7];[.$Q7];[.$W7];[.$AC7];[.$AI7];[.$AO7];[.$AU7];[.$BA7];[.$BG7];[.$BM7];[.$BS7];[.$BY7])" office:value-type="float" office:value="817" calcext:value-type="float">
            <text:p>817</text:p>
          </table:table-cell>
          <table:table-cell table:formula="of:=MIN([.$L7];[.$R7];[.$X7];[.$AD7];[.$AJ7];[.$AP7];[.$AV7];[.$BB7];[.$BH7];[.$BN7];[.$BT7];[.$BZ7])" office:value-type="float" office:value="116" calcext:value-type="float">
            <text:p>116</text:p>
          </table:table-cell>
          <table:table-cell table:formula="of:=MIN([.$M7];[.$S7];[.$Y7];[.$AE7];[.$AK7];[.$AQ7];[.$AW7];[.$BC7];[.$BI7];[.$BO7];[.$BU7];[.$CA7])" office:value-type="float" office:value="0" calcext:value-type="float">
            <text:p>0</text:p>
          </table:table-cell>
          <table:table-cell table:formula="of:=MEDIAN([.$H7];[.$N7];[.$T7];[.$Z7];[.$AF7];[.$AL7];[.$AR7];[.$AX7];[.$BD7];[.$BJ7];[.$BP7];[.$BV7])" office:value-type="float" office:value="5.42" calcext:value-type="float">
            <text:p>5.42</text:p>
          </table:table-cell>
          <table:table-cell table:formula="of:=MEDIAN([.$I7];[.$O7];[.$U7];[.$AA7];[.$AG7];[.$AM7];[.$AS7];[.$AY7];[.$BE7];[.$BK7];[.$BQ7];[.$BW7])" office:value-type="float" office:value="4.905" calcext:value-type="float">
            <text:p>4.905</text:p>
          </table:table-cell>
          <table:table-cell table:formula="of:=MEDIAN([.$J7];[.$P7];[.$V7];[.$AB7];[.$AH7];[.$AN7];[.$AT7];[.$AZ7];[.$BF7];[.$BL7];[.$BR7];[.$BX7])" office:value-type="float" office:value="11625" calcext:value-type="float">
            <text:p>11625</text:p>
          </table:table-cell>
          <table:table-cell table:formula="of:=MEDIAN([.$K7];[.$Q7];[.$W7];[.$AC7];[.$AI7];[.$AO7];[.$AU7];[.$BA7];[.$BG7];[.$BM7];[.$BS7];[.$BY7])" office:value-type="float" office:value="1709.5" calcext:value-type="float">
            <text:p>1709.5</text:p>
          </table:table-cell>
          <table:table-cell table:formula="of:=MEDIAN([.$L7];[.$R7];[.$X7];[.$AD7];[.$AJ7];[.$AP7];[.$AV7];[.$BB7];[.$BH7];[.$BN7];[.$BT7];[.$BZ7])" office:value-type="float" office:value="118.5" calcext:value-type="float">
            <text:p>118.5</text:p>
          </table:table-cell>
          <table:table-cell table:formula="of:=MEDIAN([.$M7];[.$S7];[.$Y7];[.$AE7];[.$AK7];[.$AQ7];[.$AW7];[.$BC7];[.$BI7];[.$BO7];[.$BU7];[.$CA7])" office:value-type="float" office:value="79" calcext:value-type="float">
            <text:p>79</text:p>
          </table:table-cell>
          <table:table-cell table:formula="of:=MAX([.$H7];[.$N7];[.$T7];[.$Z7];[.$AF7];[.$AL7];[.$AR7];[.$AX7];[.$BD7];[.$BJ7];[.$BP7];[.$BV7])" office:value-type="float" office:value="48.72" calcext:value-type="float">
            <text:p>48.72</text:p>
          </table:table-cell>
          <table:table-cell table:formula="of:=MAX([.$I7];[.$O7];[.$U7];[.$AA7];[.$AG7];[.$AM7];[.$AS7];[.$AY7];[.$BE7];[.$BK7];[.$BQ7];[.$BW7])" office:value-type="float" office:value="5.85" calcext:value-type="float">
            <text:p>5.85</text:p>
          </table:table-cell>
          <table:table-cell table:formula="of:=MAX([.$J7];[.$P7];[.$V7];[.$AB7];[.$AH7];[.$AN7];[.$AT7];[.$AZ7];[.$BF7];[.$BL7];[.$BR7];[.$BX7])" office:value-type="float" office:value="29515" calcext:value-type="float">
            <text:p>29515</text:p>
          </table:table-cell>
          <table:table-cell table:formula="of:=MAX([.$K7];[.$Q7];[.$W7];[.$AC7];[.$AI7];[.$AO7];[.$AU7];[.$BA7];[.$BG7];[.$BM7];[.$BS7];[.$BY7])" office:value-type="float" office:value="2031" calcext:value-type="float">
            <text:p>2031</text:p>
          </table:table-cell>
          <table:table-cell table:formula="of:=MAX([.$L7];[.$R7];[.$X7];[.$AD7];[.$AJ7];[.$AP7];[.$AV7];[.$BB7];[.$BH7];[.$BN7];[.$BT7];[.$BZ7])" office:value-type="float" office:value="330" calcext:value-type="float">
            <text:p>330</text:p>
          </table:table-cell>
          <table:table-cell table:formula="of:=MAX([.$M7];[.$S7];[.$Y7];[.$AE7];[.$AK7];[.$AQ7];[.$AW7];[.$BC7];[.$BI7];[.$BO7];[.$BU7];[.$CA7])"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28.lp</text:p>
          </table:table-cell>
          <table:table-cell office:value-type="float" office:value="2.13" calcext:value-type="float">
            <text:p>2.13</text:p>
          </table:table-cell>
          <table:table-cell office:value-type="float" office:value="1.662" calcext:value-type="float">
            <text:p>1.662</text:p>
          </table:table-cell>
          <table:table-cell office:value-type="float" office:value="2662" calcext:value-type="float">
            <text:p>2662</text:p>
          </table:table-cell>
          <table:table-cell office:value-type="float" office:value="463" calcext:value-type="float">
            <text:p>46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.52" calcext:value-type="float">
            <text:p>5.52</text:p>
          </table:table-cell>
          <table:table-cell office:value-type="float" office:value="4.953" calcext:value-type="float">
            <text:p>4.953</text:p>
          </table:table-cell>
          <table:table-cell office:value-type="float" office:value="9990" calcext:value-type="float">
            <text:p>9990</text:p>
          </table:table-cell>
          <table:table-cell office:value-type="float" office:value="1466" calcext:value-type="float">
            <text:p>1466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4.308" calcext:value-type="float">
            <text:p>4.308</text:p>
          </table:table-cell>
          <table:table-cell office:value-type="float" office:value="8088" calcext:value-type="float">
            <text:p>8088</text:p>
          </table:table-cell>
          <table:table-cell office:value-type="float" office:value="420" calcext:value-type="float">
            <text:p>42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.25" calcext:value-type="float">
            <text:p>5.25</text:p>
          </table:table-cell>
          <table:table-cell office:value-type="float" office:value="4.658" calcext:value-type="float">
            <text:p>4.658</text:p>
          </table:table-cell>
          <table:table-cell office:value-type="float" office:value="7239" calcext:value-type="float">
            <text:p>7239</text:p>
          </table:table-cell>
          <table:table-cell office:value-type="float" office:value="1267" calcext:value-type="float">
            <text:p>1267</text:p>
          </table:table-cell>
          <table:table-cell office:value-type="float" office:value="118" calcext:value-type="float">
            <text:p>118</text:p>
          </table:table-cell>
          <table:table-cell office:value-type="float" office:value="256" calcext:value-type="float">
            <text:p>256</text:p>
          </table:table-cell>
          <table:table-cell office:value-type="float" office:value="16.39" calcext:value-type="float">
            <text:p>16.39</text:p>
          </table:table-cell>
          <table:table-cell office:value-type="float" office:value="4.326" calcext:value-type="float">
            <text:p>4.326</text:p>
          </table:table-cell>
          <table:table-cell office:value-type="float" office:value="9004" calcext:value-type="float">
            <text:p>9004</text:p>
          </table:table-cell>
          <table:table-cell office:value-type="float" office:value="402" calcext:value-type="float">
            <text:p>402</text:p>
          </table:table-cell>
          <table:table-cell office:value-type="float" office:value="155" calcext:value-type="float">
            <text:p>155</text:p>
          </table:table-cell>
          <table:table-cell office:value-type="float" office:value="58" calcext:value-type="float">
            <text:p>58</text:p>
          </table:table-cell>
          <table:table-cell office:value-type="float" office:value="5.54" calcext:value-type="float">
            <text:p>5.54</text:p>
          </table:table-cell>
          <table:table-cell office:value-type="float" office:value="4.919" calcext:value-type="float">
            <text:p>4.919</text:p>
          </table:table-cell>
          <table:table-cell office:value-type="float" office:value="7239" calcext:value-type="float">
            <text:p>7239</text:p>
          </table:table-cell>
          <table:table-cell office:value-type="float" office:value="1267" calcext:value-type="float">
            <text:p>1267</text:p>
          </table:table-cell>
          <table:table-cell office:value-type="float" office:value="117" calcext:value-type="float">
            <text:p>117</text:p>
          </table:table-cell>
          <table:table-cell office:value-type="float" office:value="256" calcext:value-type="float">
            <text:p>256</text:p>
          </table:table-cell>
          <table:table-cell office:value-type="float" office:value="4.93" calcext:value-type="float">
            <text:p>4.93</text:p>
          </table:table-cell>
          <table:table-cell office:value-type="float" office:value="4.477" calcext:value-type="float">
            <text:p>4.477</text:p>
          </table:table-cell>
          <table:table-cell office:value-type="float" office:value="10887" calcext:value-type="float">
            <text:p>10887</text:p>
          </table:table-cell>
          <table:table-cell office:value-type="float" office:value="446" calcext:value-type="float">
            <text:p>446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float" office:value="4.96" calcext:value-type="float">
            <text:p>4.96</text:p>
          </table:table-cell>
          <table:table-cell office:value-type="float" office:value="4.449" calcext:value-type="float">
            <text:p>4.449</text:p>
          </table:table-cell>
          <table:table-cell office:value-type="float" office:value="5001" calcext:value-type="float">
            <text:p>5001</text:p>
          </table:table-cell>
          <table:table-cell office:value-type="float" office:value="1124" calcext:value-type="float">
            <text:p>1124</text:p>
          </table:table-cell>
          <table:table-cell office:value-type="float" office:value="116" calcext:value-type="float">
            <text:p>116</text:p>
          </table:table-cell>
          <table:table-cell office:value-type="float" office:value="178" calcext:value-type="float">
            <text:p>178</text:p>
          </table:table-cell>
          <table:table-cell office:value-type="float" office:value="4.77" calcext:value-type="float">
            <text:p>4.77</text:p>
          </table:table-cell>
          <table:table-cell office:value-type="float" office:value="4.34" calcext:value-type="float">
            <text:p>4.34</text:p>
          </table:table-cell>
          <table:table-cell office:value-type="float" office:value="10887" calcext:value-type="float">
            <text:p>10887</text:p>
          </table:table-cell>
          <table:table-cell office:value-type="float" office:value="446" calcext:value-type="float">
            <text:p>446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float" office:value="5.13" calcext:value-type="float">
            <text:p>5.13</text:p>
          </table:table-cell>
          <table:table-cell office:value-type="float" office:value="4.603" calcext:value-type="float">
            <text:p>4.603</text:p>
          </table:table-cell>
          <table:table-cell office:value-type="float" office:value="4670" calcext:value-type="float">
            <text:p>4670</text:p>
          </table:table-cell>
          <table:table-cell office:value-type="float" office:value="1162" calcext:value-type="float">
            <text:p>1162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4.9" calcext:value-type="float">
            <text:p>4.9</text:p>
          </table:table-cell>
          <table:table-cell office:value-type="float" office:value="4.454" calcext:value-type="float">
            <text:p>4.454</text:p>
          </table:table-cell>
          <table:table-cell office:value-type="float" office:value="10887" calcext:value-type="float">
            <text:p>10887</text:p>
          </table:table-cell>
          <table:table-cell office:value-type="float" office:value="446" calcext:value-type="float">
            <text:p>446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5.39" calcext:value-type="float">
            <text:p>5.39</text:p>
          </table:table-cell>
          <table:table-cell office:value-type="float" office:value="4.813" calcext:value-type="float">
            <text:p>4.813</text:p>
          </table:table-cell>
          <table:table-cell office:value-type="float" office:value="9689" calcext:value-type="float">
            <text:p>9689</text:p>
          </table:table-cell>
          <table:table-cell office:value-type="float" office:value="1345" calcext:value-type="float">
            <text:p>1345</text:p>
          </table:table-cell>
          <table:table-cell office:value-type="float" office:value="116" calcext:value-type="float">
            <text:p>116</text:p>
          </table:table-cell>
          <table:table-cell office:value-type="float" office:value="229" calcext:value-type="float">
            <text:p>229</text:p>
          </table:table-cell>
          <table:table-cell office:value-type="float" office:value="4.79" calcext:value-type="float">
            <text:p>4.79</text:p>
          </table:table-cell>
          <table:table-cell office:value-type="float" office:value="4.253" calcext:value-type="float">
            <text:p>4.253</text:p>
          </table:table-cell>
          <table:table-cell office:value-type="float" office:value="10887" calcext:value-type="float">
            <text:p>10887</text:p>
          </table:table-cell>
          <table:table-cell office:value-type="float" office:value="446" calcext:value-type="float">
            <text:p>446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table:formula="of:=MIN([.$H8];[.$N8];[.$T8];[.$Z8];[.$AF8];[.$AL8];[.$AR8];[.$AX8];[.$BD8];[.$BJ8];[.$BP8];[.$BV8])" office:value-type="float" office:value="4.76" calcext:value-type="float">
            <text:p>4.76</text:p>
          </table:table-cell>
          <table:table-cell table:formula="of:=MIN([.$I8];[.$O8];[.$U8];[.$AA8];[.$AG8];[.$AM8];[.$AS8];[.$AY8];[.$BE8];[.$BK8];[.$BQ8];[.$BW8])" office:value-type="float" office:value="4.253" calcext:value-type="float">
            <text:p>4.253</text:p>
          </table:table-cell>
          <table:table-cell table:formula="of:=MIN([.$J8];[.$P8];[.$V8];[.$AB8];[.$AH8];[.$AN8];[.$AT8];[.$AZ8];[.$BF8];[.$BL8];[.$BR8];[.$BX8])" office:value-type="float" office:value="4670" calcext:value-type="float">
            <text:p>4670</text:p>
          </table:table-cell>
          <table:table-cell table:formula="of:=MIN([.$K8];[.$Q8];[.$W8];[.$AC8];[.$AI8];[.$AO8];[.$AU8];[.$BA8];[.$BG8];[.$BM8];[.$BS8];[.$BY8])" office:value-type="float" office:value="402" calcext:value-type="float">
            <text:p>402</text:p>
          </table:table-cell>
          <table:table-cell table:formula="of:=MIN([.$L8];[.$R8];[.$X8];[.$AD8];[.$AJ8];[.$AP8];[.$AV8];[.$BB8];[.$BH8];[.$BN8];[.$BT8];[.$BZ8])" office:value-type="float" office:value="111" calcext:value-type="float">
            <text:p>111</text:p>
          </table:table-cell>
          <table:table-cell table:formula="of:=MIN([.$M8];[.$S8];[.$Y8];[.$AE8];[.$AK8];[.$AQ8];[.$AW8];[.$BC8];[.$BI8];[.$BO8];[.$BU8];[.$CA8])" office:value-type="float" office:value="0" calcext:value-type="float">
            <text:p>0</text:p>
          </table:table-cell>
          <table:table-cell table:formula="of:=MEDIAN([.$H8];[.$N8];[.$T8];[.$Z8];[.$AF8];[.$AL8];[.$AR8];[.$AX8];[.$BD8];[.$BJ8];[.$BP8];[.$BV8])" office:value-type="float" office:value="5.045" calcext:value-type="float">
            <text:p>5.045</text:p>
          </table:table-cell>
          <table:table-cell table:formula="of:=MEDIAN([.$I8];[.$O8];[.$U8];[.$AA8];[.$AG8];[.$AM8];[.$AS8];[.$AY8];[.$BE8];[.$BK8];[.$BQ8];[.$BW8])" office:value-type="float" office:value="4.4655" calcext:value-type="float">
            <text:p>4.4655</text:p>
          </table:table-cell>
          <table:table-cell table:formula="of:=MEDIAN([.$J8];[.$P8];[.$V8];[.$AB8];[.$AH8];[.$AN8];[.$AT8];[.$AZ8];[.$BF8];[.$BL8];[.$BR8];[.$BX8])" office:value-type="float" office:value="9346.5" calcext:value-type="float">
            <text:p>9346.5</text:p>
          </table:table-cell>
          <table:table-cell table:formula="of:=MEDIAN([.$K8];[.$Q8];[.$W8];[.$AC8];[.$AI8];[.$AO8];[.$AU8];[.$BA8];[.$BG8];[.$BM8];[.$BS8];[.$BY8])" office:value-type="float" office:value="785" calcext:value-type="float">
            <text:p>785</text:p>
          </table:table-cell>
          <table:table-cell table:formula="of:=MEDIAN([.$L8];[.$R8];[.$X8];[.$AD8];[.$AJ8];[.$AP8];[.$AV8];[.$BB8];[.$BH8];[.$BN8];[.$BT8];[.$BZ8])" office:value-type="float" office:value="114.5" calcext:value-type="float">
            <text:p>114.5</text:p>
          </table:table-cell>
          <table:table-cell table:formula="of:=MEDIAN([.$M8];[.$S8];[.$Y8];[.$AE8];[.$AK8];[.$AQ8];[.$AW8];[.$BC8];[.$BI8];[.$BO8];[.$BU8];[.$CA8])" office:value-type="float" office:value="56.5" calcext:value-type="float">
            <text:p>56.5</text:p>
          </table:table-cell>
          <table:table-cell table:formula="of:=MAX([.$H8];[.$N8];[.$T8];[.$Z8];[.$AF8];[.$AL8];[.$AR8];[.$AX8];[.$BD8];[.$BJ8];[.$BP8];[.$BV8])" office:value-type="float" office:value="16.39" calcext:value-type="float">
            <text:p>16.39</text:p>
          </table:table-cell>
          <table:table-cell table:formula="of:=MAX([.$I8];[.$O8];[.$U8];[.$AA8];[.$AG8];[.$AM8];[.$AS8];[.$AY8];[.$BE8];[.$BK8];[.$BQ8];[.$BW8])" office:value-type="float" office:value="4.953" calcext:value-type="float">
            <text:p>4.953</text:p>
          </table:table-cell>
          <table:table-cell table:formula="of:=MAX([.$J8];[.$P8];[.$V8];[.$AB8];[.$AH8];[.$AN8];[.$AT8];[.$AZ8];[.$BF8];[.$BL8];[.$BR8];[.$BX8])" office:value-type="float" office:value="10887" calcext:value-type="float">
            <text:p>10887</text:p>
          </table:table-cell>
          <table:table-cell table:formula="of:=MAX([.$K8];[.$Q8];[.$W8];[.$AC8];[.$AI8];[.$AO8];[.$AU8];[.$BA8];[.$BG8];[.$BM8];[.$BS8];[.$BY8])" office:value-type="float" office:value="1466" calcext:value-type="float">
            <text:p>1466</text:p>
          </table:table-cell>
          <table:table-cell table:formula="of:=MAX([.$L8];[.$R8];[.$X8];[.$AD8];[.$AJ8];[.$AP8];[.$AV8];[.$BB8];[.$BH8];[.$BN8];[.$BT8];[.$BZ8])" office:value-type="float" office:value="155" calcext:value-type="float">
            <text:p>155</text:p>
          </table:table-cell>
          <table:table-cell table:formula="of:=MAX([.$M8];[.$S8];[.$Y8];[.$AE8];[.$AK8];[.$AQ8];[.$AW8];[.$BC8];[.$BI8];[.$BO8];[.$BU8];[.$CA8])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29.lp</text:p>
          </table:table-cell>
          <table:table-cell office:value-type="float" office:value="2.43" calcext:value-type="float">
            <text:p>2.43</text:p>
          </table:table-cell>
          <table:table-cell office:value-type="float" office:value="1.938" calcext:value-type="float">
            <text:p>1.938</text:p>
          </table:table-cell>
          <table:table-cell office:value-type="float" office:value="2543" calcext:value-type="float">
            <text:p>2543</text:p>
          </table:table-cell>
          <table:table-cell office:value-type="float" office:value="1320" calcext:value-type="float">
            <text:p>132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  <table:table-cell office:value-type="float" office:value="4.474" calcext:value-type="float">
            <text:p>4.474</text:p>
          </table:table-cell>
          <table:table-cell office:value-type="float" office:value="13982" calcext:value-type="float">
            <text:p>13982</text:p>
          </table:table-cell>
          <table:table-cell office:value-type="float" office:value="636" calcext:value-type="float">
            <text:p>63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.86" calcext:value-type="float">
            <text:p>4.86</text:p>
          </table:table-cell>
          <table:table-cell office:value-type="float" office:value="4.471" calcext:value-type="float">
            <text:p>4.471</text:p>
          </table:table-cell>
          <table:table-cell office:value-type="float" office:value="2719" calcext:value-type="float">
            <text:p>2719</text:p>
          </table:table-cell>
          <table:table-cell office:value-type="float" office:value="285" calcext:value-type="float">
            <text:p>28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.03" calcext:value-type="float">
            <text:p>5.03</text:p>
          </table:table-cell>
          <table:table-cell office:value-type="float" office:value="4.606" calcext:value-type="float">
            <text:p>4.606</text:p>
          </table:table-cell>
          <table:table-cell office:value-type="float" office:value="3083" calcext:value-type="float">
            <text:p>3083</text:p>
          </table:table-cell>
          <table:table-cell office:value-type="float" office:value="699" calcext:value-type="float">
            <text:p>699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6.96" calcext:value-type="float">
            <text:p>6.96</text:p>
          </table:table-cell>
          <table:table-cell office:value-type="float" office:value="4.368" calcext:value-type="float">
            <text:p>4.368</text:p>
          </table:table-cell>
          <table:table-cell office:value-type="float" office:value="1043" calcext:value-type="float">
            <text:p>1043</text:p>
          </table:table-cell>
          <table:table-cell office:value-type="float" office:value="166" calcext:value-type="float">
            <text:p>166</text:p>
          </table:table-cell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  <table:table-cell office:value-type="float" office:value="4.85" calcext:value-type="float">
            <text:p>4.85</text:p>
          </table:table-cell>
          <table:table-cell office:value-type="float" office:value="4.446" calcext:value-type="float">
            <text:p>4.446</text:p>
          </table:table-cell>
          <table:table-cell office:value-type="float" office:value="3083" calcext:value-type="float">
            <text:p>3083</text:p>
          </table:table-cell>
          <table:table-cell office:value-type="float" office:value="699" calcext:value-type="float">
            <text:p>699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5.22" calcext:value-type="float">
            <text:p>5.22</text:p>
          </table:table-cell>
          <table:table-cell office:value-type="float" office:value="4.842" calcext:value-type="float">
            <text:p>4.842</text:p>
          </table:table-cell>
          <table:table-cell office:value-type="float" office:value="803" calcext:value-type="float">
            <text:p>803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4.93" calcext:value-type="float">
            <text:p>4.93</text:p>
          </table:table-cell>
          <table:table-cell office:value-type="float" office:value="4.528" calcext:value-type="float">
            <text:p>4.528</text:p>
          </table:table-cell>
          <table:table-cell office:value-type="float" office:value="3083" calcext:value-type="float">
            <text:p>3083</text:p>
          </table:table-cell>
          <table:table-cell office:value-type="float" office:value="699" calcext:value-type="float">
            <text:p>699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4.66" calcext:value-type="float">
            <text:p>4.66</text:p>
          </table:table-cell>
          <table:table-cell office:value-type="float" office:value="4.296" calcext:value-type="float">
            <text:p>4.296</text:p>
          </table:table-cell>
          <table:table-cell office:value-type="float" office:value="803" calcext:value-type="float">
            <text:p>803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4.85" calcext:value-type="float">
            <text:p>4.85</text:p>
          </table:table-cell>
          <table:table-cell office:value-type="float" office:value="4.442" calcext:value-type="float">
            <text:p>4.442</text:p>
          </table:table-cell>
          <table:table-cell office:value-type="float" office:value="2318" calcext:value-type="float">
            <text:p>2318</text:p>
          </table:table-cell>
          <table:table-cell office:value-type="float" office:value="546" calcext:value-type="float">
            <text:p>546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4.64" calcext:value-type="float">
            <text:p>4.64</text:p>
          </table:table-cell>
          <table:table-cell office:value-type="float" office:value="4.272" calcext:value-type="float">
            <text:p>4.272</text:p>
          </table:table-cell>
          <table:table-cell office:value-type="float" office:value="782" calcext:value-type="float">
            <text:p>782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office:value-type="float" office:value="4.93" calcext:value-type="float">
            <text:p>4.93</text:p>
          </table:table-cell>
          <table:table-cell office:value-type="float" office:value="4.501" calcext:value-type="float">
            <text:p>4.501</text:p>
          </table:table-cell>
          <table:table-cell office:value-type="float" office:value="2522" calcext:value-type="float">
            <text:p>2522</text:p>
          </table:table-cell>
          <table:table-cell office:value-type="float" office:value="612" calcext:value-type="float">
            <text:p>612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float" office:value="4.68" calcext:value-type="float">
            <text:p>4.68</text:p>
          </table:table-cell>
          <table:table-cell office:value-type="float" office:value="4.299" calcext:value-type="float">
            <text:p>4.299</text:p>
          </table:table-cell>
          <table:table-cell office:value-type="float" office:value="803" calcext:value-type="float">
            <text:p>803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table:formula="of:=MIN([.$H9];[.$N9];[.$T9];[.$Z9];[.$AF9];[.$AL9];[.$AR9];[.$AX9];[.$BD9];[.$BJ9];[.$BP9];[.$BV9])" office:value-type="float" office:value="4.64" calcext:value-type="float">
            <text:p>4.64</text:p>
          </table:table-cell>
          <table:table-cell table:formula="of:=MIN([.$I9];[.$O9];[.$U9];[.$AA9];[.$AG9];[.$AM9];[.$AS9];[.$AY9];[.$BE9];[.$BK9];[.$BQ9];[.$BW9])" office:value-type="float" office:value="4.272" calcext:value-type="float">
            <text:p>4.272</text:p>
          </table:table-cell>
          <table:table-cell table:formula="of:=MIN([.$J9];[.$P9];[.$V9];[.$AB9];[.$AH9];[.$AN9];[.$AT9];[.$AZ9];[.$BF9];[.$BL9];[.$BR9];[.$BX9])" office:value-type="float" office:value="782" calcext:value-type="float">
            <text:p>782</text:p>
          </table:table-cell>
          <table:table-cell table:formula="of:=MIN([.$K9];[.$Q9];[.$W9];[.$AC9];[.$AI9];[.$AO9];[.$AU9];[.$BA9];[.$BG9];[.$BM9];[.$BS9];[.$BY9])" office:value-type="float" office:value="95" calcext:value-type="float">
            <text:p>95</text:p>
          </table:table-cell>
          <table:table-cell table:formula="of:=MIN([.$L9];[.$R9];[.$X9];[.$AD9];[.$AJ9];[.$AP9];[.$AV9];[.$BB9];[.$BH9];[.$BN9];[.$BT9];[.$BZ9])" office:value-type="float" office:value="114" calcext:value-type="float">
            <text:p>114</text:p>
          </table:table-cell>
          <table:table-cell table:formula="of:=MIN([.$M9];[.$S9];[.$Y9];[.$AE9];[.$AK9];[.$AQ9];[.$AW9];[.$BC9];[.$BI9];[.$BO9];[.$BU9];[.$CA9])" office:value-type="float" office:value="0" calcext:value-type="float">
            <text:p>0</text:p>
          </table:table-cell>
          <table:table-cell table:formula="of:=MEDIAN([.$H9];[.$N9];[.$T9];[.$Z9];[.$AF9];[.$AL9];[.$AR9];[.$AX9];[.$BD9];[.$BJ9];[.$BP9];[.$BV9])" office:value-type="float" office:value="4.89" calcext:value-type="float">
            <text:p>4.89</text:p>
          </table:table-cell>
          <table:table-cell table:formula="of:=MEDIAN([.$I9];[.$O9];[.$U9];[.$AA9];[.$AG9];[.$AM9];[.$AS9];[.$AY9];[.$BE9];[.$BK9];[.$BQ9];[.$BW9])" office:value-type="float" office:value="4.4585" calcext:value-type="float">
            <text:p>4.4585</text:p>
          </table:table-cell>
          <table:table-cell table:formula="of:=MEDIAN([.$J9];[.$P9];[.$V9];[.$AB9];[.$AH9];[.$AN9];[.$AT9];[.$AZ9];[.$BF9];[.$BL9];[.$BR9];[.$BX9])" office:value-type="float" office:value="2420" calcext:value-type="float">
            <text:p>2420</text:p>
          </table:table-cell>
          <table:table-cell table:formula="of:=MEDIAN([.$K9];[.$Q9];[.$W9];[.$AC9];[.$AI9];[.$AO9];[.$AU9];[.$BA9];[.$BG9];[.$BM9];[.$BS9];[.$BY9])" office:value-type="float" office:value="415.5" calcext:value-type="float">
            <text:p>415.5</text:p>
          </table:table-cell>
          <table:table-cell table:formula="of:=MEDIAN([.$L9];[.$R9];[.$X9];[.$AD9];[.$AJ9];[.$AP9];[.$AV9];[.$BB9];[.$BH9];[.$BN9];[.$BT9];[.$BZ9])" office:value-type="float" office:value="117" calcext:value-type="float">
            <text:p>117</text:p>
          </table:table-cell>
          <table:table-cell table:formula="of:=MEDIAN([.$M9];[.$S9];[.$Y9];[.$AE9];[.$AK9];[.$AQ9];[.$AW9];[.$BC9];[.$BI9];[.$BO9];[.$BU9];[.$CA9])" office:value-type="float" office:value="37.5" calcext:value-type="float">
            <text:p>37.5</text:p>
          </table:table-cell>
          <table:table-cell table:formula="of:=MAX([.$H9];[.$N9];[.$T9];[.$Z9];[.$AF9];[.$AL9];[.$AR9];[.$AX9];[.$BD9];[.$BJ9];[.$BP9];[.$BV9])" office:value-type="float" office:value="6.96" calcext:value-type="float">
            <text:p>6.96</text:p>
          </table:table-cell>
          <table:table-cell table:formula="of:=MAX([.$I9];[.$O9];[.$U9];[.$AA9];[.$AG9];[.$AM9];[.$AS9];[.$AY9];[.$BE9];[.$BK9];[.$BQ9];[.$BW9])" office:value-type="float" office:value="4.842" calcext:value-type="float">
            <text:p>4.842</text:p>
          </table:table-cell>
          <table:table-cell table:formula="of:=MAX([.$J9];[.$P9];[.$V9];[.$AB9];[.$AH9];[.$AN9];[.$AT9];[.$AZ9];[.$BF9];[.$BL9];[.$BR9];[.$BX9])" office:value-type="float" office:value="13982" calcext:value-type="float">
            <text:p>13982</text:p>
          </table:table-cell>
          <table:table-cell table:formula="of:=MAX([.$K9];[.$Q9];[.$W9];[.$AC9];[.$AI9];[.$AO9];[.$AU9];[.$BA9];[.$BG9];[.$BM9];[.$BS9];[.$BY9])" office:value-type="float" office:value="699" calcext:value-type="float">
            <text:p>699</text:p>
          </table:table-cell>
          <table:table-cell table:formula="of:=MAX([.$L9];[.$R9];[.$X9];[.$AD9];[.$AJ9];[.$AP9];[.$AV9];[.$BB9];[.$BH9];[.$BN9];[.$BT9];[.$BZ9])" office:value-type="float" office:value="120" calcext:value-type="float">
            <text:p>120</text:p>
          </table:table-cell>
          <table:table-cell table:formula="of:=MAX([.$M9];[.$S9];[.$Y9];[.$AE9];[.$AK9];[.$AQ9];[.$AW9];[.$BC9];[.$BI9];[.$BO9];[.$BU9];[.$CA9]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0.lp</text:p>
          </table:table-cell>
          <table:table-cell office:value-type="float" office:value="2.42" calcext:value-type="float">
            <text:p>2.42</text:p>
          </table:table-cell>
          <table:table-cell office:value-type="float" office:value="1.951" calcext:value-type="float">
            <text:p>1.951</text:p>
          </table:table-cell>
          <table:table-cell office:value-type="float" office:value="2367" calcext:value-type="float">
            <text:p>2367</text:p>
          </table:table-cell>
          <table:table-cell office:value-type="float" office:value="1300" calcext:value-type="float">
            <text:p>130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.02" calcext:value-type="float">
            <text:p>6.02</text:p>
          </table:table-cell>
          <table:table-cell office:value-type="float" office:value="5.433" calcext:value-type="float">
            <text:p>5.433</text:p>
          </table:table-cell>
          <table:table-cell office:value-type="float" office:value="21409" calcext:value-type="float">
            <text:p>21409</text:p>
          </table:table-cell>
          <table:table-cell office:value-type="float" office:value="2245" calcext:value-type="float">
            <text:p>224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.42" calcext:value-type="float">
            <text:p>5.42</text:p>
          </table:table-cell>
          <table:table-cell office:value-type="float" office:value="4.985" calcext:value-type="float">
            <text:p>4.985</text:p>
          </table:table-cell>
          <table:table-cell office:value-type="float" office:value="6774" calcext:value-type="float">
            <text:p>6774</text:p>
          </table:table-cell>
          <table:table-cell office:value-type="float" office:value="989" calcext:value-type="float">
            <text:p>989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.45" calcext:value-type="float">
            <text:p>5.45</text:p>
          </table:table-cell>
          <table:table-cell office:value-type="float" office:value="4.894" calcext:value-type="float">
            <text:p>4.894</text:p>
          </table:table-cell>
          <table:table-cell office:value-type="float" office:value="7961" calcext:value-type="float">
            <text:p>7961</text:p>
          </table:table-cell>
          <table:table-cell office:value-type="float" office:value="1228" calcext:value-type="float">
            <text:p>1228</text:p>
          </table:table-cell>
          <table:table-cell office:value-type="float" office:value="123" calcext:value-type="float">
            <text:p>123</text:p>
          </table:table-cell>
          <table:table-cell office:value-type="float" office:value="209" calcext:value-type="float">
            <text:p>209</text:p>
          </table:table-cell>
          <table:table-cell office:value-type="float" office:value="8.52" calcext:value-type="float">
            <text:p>8.52</text:p>
          </table:table-cell>
          <table:table-cell office:value-type="float" office:value="4.924" calcext:value-type="float">
            <text:p>4.924</text:p>
          </table:table-cell>
          <table:table-cell office:value-type="float" office:value="3928" calcext:value-type="float">
            <text:p>3928</text:p>
          </table:table-cell>
          <table:table-cell office:value-type="float" office:value="797" calcext:value-type="float">
            <text:p>797</text:p>
          </table:table-cell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5.52" calcext:value-type="float">
            <text:p>5.52</text:p>
          </table:table-cell>
          <table:table-cell office:value-type="float" office:value="4.962" calcext:value-type="float">
            <text:p>4.962</text:p>
          </table:table-cell>
          <table:table-cell office:value-type="float" office:value="7961" calcext:value-type="float">
            <text:p>7961</text:p>
          </table:table-cell>
          <table:table-cell office:value-type="float" office:value="1228" calcext:value-type="float">
            <text:p>1228</text:p>
          </table:table-cell>
          <table:table-cell office:value-type="float" office:value="123" calcext:value-type="float">
            <text:p>123</text:p>
          </table:table-cell>
          <table:table-cell office:value-type="float" office:value="209" calcext:value-type="float">
            <text:p>209</text:p>
          </table:table-cell>
          <table:table-cell office:value-type="float" office:value="5.62" calcext:value-type="float">
            <text:p>5.62</text:p>
          </table:table-cell>
          <table:table-cell office:value-type="float" office:value="5.228" calcext:value-type="float">
            <text:p>5.228</text:p>
          </table:table-cell>
          <table:table-cell office:value-type="float" office:value="4631" calcext:value-type="float">
            <text:p>4631</text:p>
          </table:table-cell>
          <table:table-cell office:value-type="float" office:value="1014" calcext:value-type="float">
            <text:p>1014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5.84" calcext:value-type="float">
            <text:p>5.84</text:p>
          </table:table-cell>
          <table:table-cell office:value-type="float" office:value="5.208" calcext:value-type="float">
            <text:p>5.208</text:p>
          </table:table-cell>
          <table:table-cell office:value-type="float" office:value="7514" calcext:value-type="float">
            <text:p>7514</text:p>
          </table:table-cell>
          <table:table-cell office:value-type="float" office:value="1377" calcext:value-type="float">
            <text:p>1377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float" office:value="5.28" calcext:value-type="float">
            <text:p>5.28</text:p>
          </table:table-cell>
          <table:table-cell office:value-type="float" office:value="4.894" calcext:value-type="float">
            <text:p>4.894</text:p>
          </table:table-cell>
          <table:table-cell office:value-type="float" office:value="4708" calcext:value-type="float">
            <text:p>4708</text:p>
          </table:table-cell>
          <table:table-cell office:value-type="float" office:value="1019" calcext:value-type="float">
            <text:p>1019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5.44" calcext:value-type="float">
            <text:p>5.44</text:p>
          </table:table-cell>
          <table:table-cell office:value-type="float" office:value="4.907" calcext:value-type="float">
            <text:p>4.907</text:p>
          </table:table-cell>
          <table:table-cell office:value-type="float" office:value="7043" calcext:value-type="float">
            <text:p>7043</text:p>
          </table:table-cell>
          <table:table-cell office:value-type="float" office:value="1202" calcext:value-type="float">
            <text:p>1202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5.15" calcext:value-type="float">
            <text:p>5.15</text:p>
          </table:table-cell>
          <table:table-cell office:value-type="float" office:value="4.745" calcext:value-type="float">
            <text:p>4.745</text:p>
          </table:table-cell>
          <table:table-cell office:value-type="float" office:value="3809" calcext:value-type="float">
            <text:p>3809</text:p>
          </table:table-cell>
          <table:table-cell office:value-type="float" office:value="812" calcext:value-type="float">
            <text:p>812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office:value-type="float" office:value="5.52" calcext:value-type="float">
            <text:p>5.52</text:p>
          </table:table-cell>
          <table:table-cell office:value-type="float" office:value="4.949" calcext:value-type="float">
            <text:p>4.949</text:p>
          </table:table-cell>
          <table:table-cell office:value-type="float" office:value="5447" calcext:value-type="float">
            <text:p>5447</text:p>
          </table:table-cell>
          <table:table-cell office:value-type="float" office:value="1177" calcext:value-type="float">
            <text:p>1177</text:p>
          </table:table-cell>
          <table:table-cell office:value-type="float" office:value="121" calcext:value-type="float">
            <text:p>121</text:p>
          </table:table-cell>
          <table:table-cell office:value-type="float" office:value="226" calcext:value-type="float">
            <text:p>226</text:p>
          </table:table-cell>
          <table:table-cell office:value-type="float" office:value="5.42" calcext:value-type="float">
            <text:p>5.42</text:p>
          </table:table-cell>
          <table:table-cell office:value-type="float" office:value="5.04" calcext:value-type="float">
            <text:p>5.04</text:p>
          </table:table-cell>
          <table:table-cell office:value-type="float" office:value="4344" calcext:value-type="float">
            <text:p>4344</text:p>
          </table:table-cell>
          <table:table-cell office:value-type="float" office:value="934" calcext:value-type="float">
            <text:p>934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table:formula="of:=MIN([.$H10];[.$N10];[.$T10];[.$Z10];[.$AF10];[.$AL10];[.$AR10];[.$AX10];[.$BD10];[.$BJ10];[.$BP10];[.$BV10])" office:value-type="float" office:value="5.15" calcext:value-type="float">
            <text:p>5.15</text:p>
          </table:table-cell>
          <table:table-cell table:formula="of:=MIN([.$I10];[.$O10];[.$U10];[.$AA10];[.$AG10];[.$AM10];[.$AS10];[.$AY10];[.$BE10];[.$BK10];[.$BQ10];[.$BW10])" office:value-type="float" office:value="4.745" calcext:value-type="float">
            <text:p>4.745</text:p>
          </table:table-cell>
          <table:table-cell table:formula="of:=MIN([.$J10];[.$P10];[.$V10];[.$AB10];[.$AH10];[.$AN10];[.$AT10];[.$AZ10];[.$BF10];[.$BL10];[.$BR10];[.$BX10])" office:value-type="float" office:value="3809" calcext:value-type="float">
            <text:p>3809</text:p>
          </table:table-cell>
          <table:table-cell table:formula="of:=MIN([.$K10];[.$Q10];[.$W10];[.$AC10];[.$AI10];[.$AO10];[.$AU10];[.$BA10];[.$BG10];[.$BM10];[.$BS10];[.$BY10])" office:value-type="float" office:value="797" calcext:value-type="float">
            <text:p>797</text:p>
          </table:table-cell>
          <table:table-cell table:formula="of:=MIN([.$L10];[.$R10];[.$X10];[.$AD10];[.$AJ10];[.$AP10];[.$AV10];[.$BB10];[.$BH10];[.$BN10];[.$BT10];[.$BZ10])" office:value-type="float" office:value="119" calcext:value-type="float">
            <text:p>119</text:p>
          </table:table-cell>
          <table:table-cell table:formula="of:=MIN([.$M10];[.$S10];[.$Y10];[.$AE10];[.$AK10];[.$AQ10];[.$AW10];[.$BC10];[.$BI10];[.$BO10];[.$BU10];[.$CA10])" office:value-type="float" office:value="0" calcext:value-type="float">
            <text:p>0</text:p>
          </table:table-cell>
          <table:table-cell table:formula="of:=MEDIAN([.$H10];[.$N10];[.$T10];[.$Z10];[.$AF10];[.$AL10];[.$AR10];[.$AX10];[.$BD10];[.$BJ10];[.$BP10];[.$BV10])" office:value-type="float" office:value="5.485" calcext:value-type="float">
            <text:p>5.485</text:p>
          </table:table-cell>
          <table:table-cell table:formula="of:=MEDIAN([.$I10];[.$O10];[.$U10];[.$AA10];[.$AG10];[.$AM10];[.$AS10];[.$AY10];[.$BE10];[.$BK10];[.$BQ10];[.$BW10])" office:value-type="float" office:value="4.9555" calcext:value-type="float">
            <text:p>4.9555</text:p>
          </table:table-cell>
          <table:table-cell table:formula="of:=MEDIAN([.$J10];[.$P10];[.$V10];[.$AB10];[.$AH10];[.$AN10];[.$AT10];[.$AZ10];[.$BF10];[.$BL10];[.$BR10];[.$BX10])" office:value-type="float" office:value="6110.5" calcext:value-type="float">
            <text:p>6110.5</text:p>
          </table:table-cell>
          <table:table-cell table:formula="of:=MEDIAN([.$K10];[.$Q10];[.$W10];[.$AC10];[.$AI10];[.$AO10];[.$AU10];[.$BA10];[.$BG10];[.$BM10];[.$BS10];[.$BY10])" office:value-type="float" office:value="1098" calcext:value-type="float">
            <text:p>1098</text:p>
          </table:table-cell>
          <table:table-cell table:formula="of:=MEDIAN([.$L10];[.$R10];[.$X10];[.$AD10];[.$AJ10];[.$AP10];[.$AV10];[.$BB10];[.$BH10];[.$BN10];[.$BT10];[.$BZ10])" office:value-type="float" office:value="122.5" calcext:value-type="float">
            <text:p>122.5</text:p>
          </table:table-cell>
          <table:table-cell table:formula="of:=MEDIAN([.$M10];[.$S10];[.$Y10];[.$AE10];[.$AK10];[.$AQ10];[.$AW10];[.$BC10];[.$BI10];[.$BO10];[.$BU10];[.$CA10])" office:value-type="float" office:value="79" calcext:value-type="float">
            <text:p>79</text:p>
          </table:table-cell>
          <table:table-cell table:formula="of:=MAX([.$H10];[.$N10];[.$T10];[.$Z10];[.$AF10];[.$AL10];[.$AR10];[.$AX10];[.$BD10];[.$BJ10];[.$BP10];[.$BV10])" office:value-type="float" office:value="8.52" calcext:value-type="float">
            <text:p>8.52</text:p>
          </table:table-cell>
          <table:table-cell table:formula="of:=MAX([.$I10];[.$O10];[.$U10];[.$AA10];[.$AG10];[.$AM10];[.$AS10];[.$AY10];[.$BE10];[.$BK10];[.$BQ10];[.$BW10])" office:value-type="float" office:value="5.433" calcext:value-type="float">
            <text:p>5.433</text:p>
          </table:table-cell>
          <table:table-cell table:formula="of:=MAX([.$J10];[.$P10];[.$V10];[.$AB10];[.$AH10];[.$AN10];[.$AT10];[.$AZ10];[.$BF10];[.$BL10];[.$BR10];[.$BX10])" office:value-type="float" office:value="21409" calcext:value-type="float">
            <text:p>21409</text:p>
          </table:table-cell>
          <table:table-cell table:formula="of:=MAX([.$K10];[.$Q10];[.$W10];[.$AC10];[.$AI10];[.$AO10];[.$AU10];[.$BA10];[.$BG10];[.$BM10];[.$BS10];[.$BY10])" office:value-type="float" office:value="2245" calcext:value-type="float">
            <text:p>2245</text:p>
          </table:table-cell>
          <table:table-cell table:formula="of:=MAX([.$L10];[.$R10];[.$X10];[.$AD10];[.$AJ10];[.$AP10];[.$AV10];[.$BB10];[.$BH10];[.$BN10];[.$BT10];[.$BZ10])" office:value-type="float" office:value="151" calcext:value-type="float">
            <text:p>151</text:p>
          </table:table-cell>
          <table:table-cell table:formula="of:=MAX([.$M10];[.$S10];[.$Y10];[.$AE10];[.$AK10];[.$AQ10];[.$AW10];[.$BC10];[.$BI10];[.$BO10];[.$BU10];[.$CA10])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1.lp</text:p>
          </table:table-cell>
          <table:table-cell office:value-type="float" office:value="2.66" calcext:value-type="float">
            <text:p>2.66</text:p>
          </table:table-cell>
          <table:table-cell office:value-type="float" office:value="1.972" calcext:value-type="float">
            <text:p>1.972</text:p>
          </table:table-cell>
          <table:table-cell office:value-type="float" office:value="415" calcext:value-type="float">
            <text:p>415</text:p>
          </table:table-cell>
          <table:table-cell office:value-type="float" office:value="210" calcext:value-type="float">
            <text:p>21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5.364" calcext:value-type="float">
            <text:p>5.364</text:p>
          </table:table-cell>
          <table:table-cell office:value-type="float" office:value="22457" calcext:value-type="float">
            <text:p>22457</text:p>
          </table:table-cell>
          <table:table-cell office:value-type="float" office:value="498" calcext:value-type="float">
            <text:p>49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5.63" calcext:value-type="float">
            <text:p>5.63</text:p>
          </table:table-cell>
          <table:table-cell office:value-type="float" office:value="5.229" calcext:value-type="float">
            <text:p>5.229</text:p>
          </table:table-cell>
          <table:table-cell office:value-type="float" office:value="598" calcext:value-type="float">
            <text:p>598</text:p>
          </table:table-cell>
          <table:table-cell office:value-type="float" office:value="53" calcext:value-type="float">
            <text:p>5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5.62" calcext:value-type="float">
            <text:p>5.62</text:p>
          </table:table-cell>
          <table:table-cell office:value-type="float" office:value="5.184" calcext:value-type="float">
            <text:p>5.184</text:p>
          </table:table-cell>
          <table:table-cell office:value-type="float" office:value="3181" calcext:value-type="float">
            <text:p>3181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 office:value-type="float" office:value="5.85" calcext:value-type="float">
            <text:p>5.85</text:p>
          </table:table-cell>
          <table:table-cell office:value-type="float" office:value="5.306" calcext:value-type="float">
            <text:p>5.306</text:p>
          </table:table-cell>
          <table:table-cell office:value-type="float" office:value="545" calcext:value-type="float">
            <text:p>545</text:p>
          </table:table-cell>
          <table:table-cell office:value-type="float" office:value="51" calcext:value-type="float">
            <text:p>51</text:p>
          </table:table-cell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5.85" calcext:value-type="float">
            <text:p>5.85</text:p>
          </table:table-cell>
          <table:table-cell office:value-type="float" office:value="5.426" calcext:value-type="float">
            <text:p>5.426</text:p>
          </table:table-cell>
          <table:table-cell office:value-type="float" office:value="3181" calcext:value-type="float">
            <text:p>3181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 office:value-type="float" office:value="5.8" calcext:value-type="float">
            <text:p>5.8</text:p>
          </table:table-cell>
          <table:table-cell office:value-type="float" office:value="5.204" calcext:value-type="float">
            <text:p>5.204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float" office:value="6.07" calcext:value-type="float">
            <text:p>6.07</text:p>
          </table:table-cell>
          <table:table-cell office:value-type="float" office:value="5.554" calcext:value-type="float">
            <text:p>5.554</text:p>
          </table:table-cell>
          <table:table-cell office:value-type="float" office:value="3181" calcext:value-type="float">
            <text:p>3181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 office:value-type="float" office:value="5.93" calcext:value-type="float">
            <text:p>5.93</text:p>
          </table:table-cell>
          <table:table-cell office:value-type="float" office:value="5.452" calcext:value-type="float">
            <text:p>5.452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5.63" calcext:value-type="float">
            <text:p>5.63</text:p>
          </table:table-cell>
          <table:table-cell office:value-type="float" office:value="5.207" calcext:value-type="float">
            <text:p>5.207</text:p>
          </table:table-cell>
          <table:table-cell office:value-type="float" office:value="3034" calcext:value-type="float">
            <text:p>3034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32" calcext:value-type="float">
            <text:p>32</text:p>
          </table:table-cell>
          <table:table-cell office:value-type="float" office:value="5.64" calcext:value-type="float">
            <text:p>5.64</text:p>
          </table:table-cell>
          <table:table-cell office:value-type="float" office:value="5.231" calcext:value-type="float">
            <text:p>5.231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office:value-type="float" office:value="5.64" calcext:value-type="float">
            <text:p>5.64</text:p>
          </table:table-cell>
          <table:table-cell office:value-type="float" office:value="5.218" calcext:value-type="float">
            <text:p>5.218</text:p>
          </table:table-cell>
          <table:table-cell office:value-type="float" office:value="3055" calcext:value-type="float">
            <text:p>3055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5.62" calcext:value-type="float">
            <text:p>5.62</text:p>
          </table:table-cell>
          <table:table-cell office:value-type="float" office:value="5.197" calcext:value-type="float">
            <text:p>5.197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  <table:table-cell table:formula="of:=MIN([.$H11];[.$N11];[.$T11];[.$Z11];[.$AF11];[.$AL11];[.$AR11];[.$AX11];[.$BD11];[.$BJ11];[.$BP11];[.$BV11])" office:value-type="float" office:value="5.62" calcext:value-type="float">
            <text:p>5.62</text:p>
          </table:table-cell>
          <table:table-cell table:formula="of:=MIN([.$I11];[.$O11];[.$U11];[.$AA11];[.$AG11];[.$AM11];[.$AS11];[.$AY11];[.$BE11];[.$BK11];[.$BQ11];[.$BW11])" office:value-type="float" office:value="5.184" calcext:value-type="float">
            <text:p>5.184</text:p>
          </table:table-cell>
          <table:table-cell table:formula="of:=MIN([.$J11];[.$P11];[.$V11];[.$AB11];[.$AH11];[.$AN11];[.$AT11];[.$AZ11];[.$BF11];[.$BL11];[.$BR11];[.$BX11])" office:value-type="float" office:value="400" calcext:value-type="float">
            <text:p>400</text:p>
          </table:table-cell>
          <table:table-cell table:formula="of:=MIN([.$K11];[.$Q11];[.$W11];[.$AC11];[.$AI11];[.$AO11];[.$AU11];[.$BA11];[.$BG11];[.$BM11];[.$BS11];[.$BY11])" office:value-type="float" office:value="45" calcext:value-type="float">
            <text:p>45</text:p>
          </table:table-cell>
          <table:table-cell table:formula="of:=MIN([.$L11];[.$R11];[.$X11];[.$AD11];[.$AJ11];[.$AP11];[.$AV11];[.$BB11];[.$BH11];[.$BN11];[.$BT11];[.$BZ11])" office:value-type="float" office:value="138" calcext:value-type="float">
            <text:p>138</text:p>
          </table:table-cell>
          <table:table-cell table:formula="of:=MIN([.$M11];[.$S11];[.$Y11];[.$AE11];[.$AK11];[.$AQ11];[.$AW11];[.$BC11];[.$BI11];[.$BO11];[.$BU11];[.$CA11])" office:value-type="float" office:value="0" calcext:value-type="float">
            <text:p>0</text:p>
          </table:table-cell>
          <table:table-cell table:formula="of:=MEDIAN([.$H11];[.$N11];[.$T11];[.$Z11];[.$AF11];[.$AL11];[.$AR11];[.$AX11];[.$BD11];[.$BJ11];[.$BP11];[.$BV11])" office:value-type="float" office:value="5.715" calcext:value-type="float">
            <text:p>5.715</text:p>
          </table:table-cell>
          <table:table-cell table:formula="of:=MEDIAN([.$I11];[.$O11];[.$U11];[.$AA11];[.$AG11];[.$AM11];[.$AS11];[.$AY11];[.$BE11];[.$BK11];[.$BQ11];[.$BW11])" office:value-type="float" office:value="5.23" calcext:value-type="float">
            <text:p>5.23</text:p>
          </table:table-cell>
          <table:table-cell table:formula="of:=MEDIAN([.$J11];[.$P11];[.$V11];[.$AB11];[.$AH11];[.$AN11];[.$AT11];[.$AZ11];[.$BF11];[.$BL11];[.$BR11];[.$BX11])" office:value-type="float" office:value="1816" calcext:value-type="float">
            <text:p>1816</text:p>
          </table:table-cell>
          <table:table-cell table:formula="of:=MEDIAN([.$K11];[.$Q11];[.$W11];[.$AC11];[.$AI11];[.$AO11];[.$AU11];[.$BA11];[.$BG11];[.$BM11];[.$BS11];[.$BY11])" office:value-type="float" office:value="102.5" calcext:value-type="float">
            <text:p>102.5</text:p>
          </table:table-cell>
          <table:table-cell table:formula="of:=MEDIAN([.$L11];[.$R11];[.$X11];[.$AD11];[.$AJ11];[.$AP11];[.$AV11];[.$BB11];[.$BH11];[.$BN11];[.$BT11];[.$BZ11])" office:value-type="float" office:value="145" calcext:value-type="float">
            <text:p>145</text:p>
          </table:table-cell>
          <table:table-cell table:formula="of:=MEDIAN([.$M11];[.$S11];[.$Y11];[.$AE11];[.$AK11];[.$AQ11];[.$AW11];[.$BC11];[.$BI11];[.$BO11];[.$BU11];[.$CA11])" office:value-type="float" office:value="23" calcext:value-type="float">
            <text:p>23</text:p>
          </table:table-cell>
          <table:table-cell table:formula="of:=MAX([.$H11];[.$N11];[.$T11];[.$Z11];[.$AF11];[.$AL11];[.$AR11];[.$AX11];[.$BD11];[.$BJ11];[.$BP11];[.$BV11])" office:value-type="float" office:value="6.07" calcext:value-type="float">
            <text:p>6.07</text:p>
          </table:table-cell>
          <table:table-cell table:formula="of:=MAX([.$I11];[.$O11];[.$U11];[.$AA11];[.$AG11];[.$AM11];[.$AS11];[.$AY11];[.$BE11];[.$BK11];[.$BQ11];[.$BW11])" office:value-type="float" office:value="5.554" calcext:value-type="float">
            <text:p>5.554</text:p>
          </table:table-cell>
          <table:table-cell table:formula="of:=MAX([.$J11];[.$P11];[.$V11];[.$AB11];[.$AH11];[.$AN11];[.$AT11];[.$AZ11];[.$BF11];[.$BL11];[.$BR11];[.$BX11])" office:value-type="float" office:value="22457" calcext:value-type="float">
            <text:p>22457</text:p>
          </table:table-cell>
          <table:table-cell table:formula="of:=MAX([.$K11];[.$Q11];[.$W11];[.$AC11];[.$AI11];[.$AO11];[.$AU11];[.$BA11];[.$BG11];[.$BM11];[.$BS11];[.$BY11])" office:value-type="float" office:value="498" calcext:value-type="float">
            <text:p>498</text:p>
          </table:table-cell>
          <table:table-cell table:formula="of:=MAX([.$L11];[.$R11];[.$X11];[.$AD11];[.$AJ11];[.$AP11];[.$AV11];[.$BB11];[.$BH11];[.$BN11];[.$BT11];[.$BZ11])" office:value-type="float" office:value="146" calcext:value-type="float">
            <text:p>146</text:p>
          </table:table-cell>
          <table:table-cell table:formula="of:=MAX([.$M11];[.$S11];[.$Y11];[.$AE11];[.$AK11];[.$AQ11];[.$AW11];[.$BC11];[.$BI11];[.$BO11];[.$BU11];[.$CA11]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2.lp</text:p>
          </table:table-cell>
          <table:table-cell office:value-type="float" office:value="3.55" calcext:value-type="float">
            <text:p>3.55</text:p>
          </table:table-cell>
          <table:table-cell office:value-type="float" office:value="2.674" calcext:value-type="float">
            <text:p>2.674</text:p>
          </table:table-cell>
          <table:table-cell office:value-type="float" office:value="4802" calcext:value-type="float">
            <text:p>4802</text:p>
          </table:table-cell>
          <table:table-cell office:value-type="float" office:value="603" calcext:value-type="float">
            <text:p>60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97" calcext:value-type="float">
            <text:p>10.97</text:p>
          </table:table-cell>
          <table:table-cell office:value-type="float" office:value="9.894" calcext:value-type="float">
            <text:p>9.894</text:p>
          </table:table-cell>
          <table:table-cell office:value-type="float" office:value="22999" calcext:value-type="float">
            <text:p>22999</text:p>
          </table:table-cell>
          <table:table-cell office:value-type="float" office:value="4590" calcext:value-type="float">
            <text:p>459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office:value-type="float" office:value="6.516" calcext:value-type="float">
            <text:p>6.516</text:p>
          </table:table-cell>
          <table:table-cell office:value-type="float" office:value="16244" calcext:value-type="float">
            <text:p>16244</text:p>
          </table:table-cell>
          <table:table-cell office:value-type="float" office:value="343" calcext:value-type="float">
            <text:p>34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1.85" calcext:value-type="float">
            <text:p>11.85</text:p>
          </table:table-cell>
          <table:table-cell office:value-type="float" office:value="10.726" calcext:value-type="float">
            <text:p>10.726</text:p>
          </table:table-cell>
          <table:table-cell office:value-type="float" office:value="39772" calcext:value-type="float">
            <text:p>39772</text:p>
          </table:table-cell>
          <table:table-cell office:value-type="float" office:value="4520" calcext:value-type="float">
            <text:p>4520</text:p>
          </table:table-cell>
          <table:table-cell office:value-type="float" office:value="216" calcext:value-type="float">
            <text:p>216</text:p>
          </table:table-cell>
          <table:table-cell office:value-type="float" office:value="690" calcext:value-type="float">
            <text:p>690</text:p>
          </table:table-cell>
          <table:table-cell office:value-type="float" office:value="11.94" calcext:value-type="float">
            <text:p>11.94</text:p>
          </table:table-cell>
          <table:table-cell office:value-type="float" office:value="6.991" calcext:value-type="float">
            <text:p>6.991</text:p>
          </table:table-cell>
          <table:table-cell office:value-type="float" office:value="13298" calcext:value-type="float">
            <text:p>13298</text:p>
          </table:table-cell>
          <table:table-cell office:value-type="float" office:value="412" calcext:value-type="float">
            <text:p>412</text:p>
          </table:table-cell>
          <table:table-cell office:value-type="float" office:value="176" calcext:value-type="float">
            <text:p>176</text:p>
          </table:table-cell>
          <table:table-cell office:value-type="float" office:value="63" calcext:value-type="float">
            <text:p>6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14" calcext:value-type="float">
            <text:p>9.114</text:p>
          </table:table-cell>
          <table:table-cell office:value-type="float" office:value="39843" calcext:value-type="float">
            <text:p>39843</text:p>
          </table:table-cell>
          <table:table-cell office:value-type="float" office:value="4546" calcext:value-type="float">
            <text:p>4546</text:p>
          </table:table-cell>
          <table:table-cell office:value-type="float" office:value="203" calcext:value-type="float">
            <text:p>203</text:p>
          </table:table-cell>
          <table:table-cell office:value-type="float" office:value="443" calcext:value-type="float">
            <text:p>443</text:p>
          </table:table-cell>
          <table:table-cell office:value-type="float" office:value="7.33" calcext:value-type="float">
            <text:p>7.33</text:p>
          </table:table-cell>
          <table:table-cell office:value-type="float" office:value="6.669" calcext:value-type="float">
            <text:p>6.669</text:p>
          </table:table-cell>
          <table:table-cell office:value-type="float" office:value="14084" calcext:value-type="float">
            <text:p>14084</text:p>
          </table:table-cell>
          <table:table-cell office:value-type="float" office:value="414" calcext:value-type="float">
            <text:p>414</text:p>
          </table:table-cell>
          <table:table-cell office:value-type="float" office:value="171" calcext:value-type="float">
            <text:p>171</text:p>
          </table:table-cell>
          <table:table-cell office:value-type="float" office:value="54" calcext:value-type="float">
            <text:p>54</text:p>
          </table:table-cell>
          <table:table-cell office:value-type="float" office:value="9.85" calcext:value-type="float">
            <text:p>9.85</text:p>
          </table:table-cell>
          <table:table-cell office:value-type="float" office:value="8.97" calcext:value-type="float">
            <text:p>8.97</text:p>
          </table:table-cell>
          <table:table-cell office:value-type="float" office:value="40180" calcext:value-type="float">
            <text:p>40180</text:p>
          </table:table-cell>
          <table:table-cell office:value-type="float" office:value="4562" calcext:value-type="float">
            <text:p>4562</text:p>
          </table:table-cell>
          <table:table-cell office:value-type="float" office:value="196" calcext:value-type="float">
            <text:p>196</text:p>
          </table:table-cell>
          <table:table-cell office:value-type="float" office:value="256" calcext:value-type="float">
            <text:p>256</text:p>
          </table:table-cell>
          <table:table-cell office:value-type="float" office:value="7.21" calcext:value-type="float">
            <text:p>7.21</text:p>
          </table:table-cell>
          <table:table-cell office:value-type="float" office:value="6.49" calcext:value-type="float">
            <text:p>6.49</text:p>
          </table:table-cell>
          <table:table-cell office:value-type="float" office:value="14084" calcext:value-type="float">
            <text:p>14084</text:p>
          </table:table-cell>
          <table:table-cell office:value-type="float" office:value="414" calcext:value-type="float">
            <text:p>414</text:p>
          </table:table-cell>
          <table:table-cell office:value-type="float" office:value="169" calcext:value-type="float">
            <text:p>169</text:p>
          </table:table-cell>
          <table:table-cell office:value-type="float" office:value="54" calcext:value-type="float">
            <text:p>54</text:p>
          </table:table-cell>
          <table:table-cell office:value-type="float" office:value="10.14" calcext:value-type="float">
            <text:p>10.14</text:p>
          </table:table-cell>
          <table:table-cell office:value-type="float" office:value="9.359" calcext:value-type="float">
            <text:p>9.359</text:p>
          </table:table-cell>
          <table:table-cell office:value-type="float" office:value="54516" calcext:value-type="float">
            <text:p>54516</text:p>
          </table:table-cell>
          <table:table-cell office:value-type="float" office:value="6020" calcext:value-type="float">
            <text:p>6020</text:p>
          </table:table-cell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 office:value-type="float" office:value="7.3" calcext:value-type="float">
            <text:p>7.3</text:p>
          </table:table-cell>
          <table:table-cell office:value-type="float" office:value="6.633" calcext:value-type="float">
            <text:p>6.633</text:p>
          </table:table-cell>
          <table:table-cell office:value-type="float" office:value="12196" calcext:value-type="float">
            <text:p>12196</text:p>
          </table:table-cell>
          <table:table-cell office:value-type="float" office:value="412" calcext:value-type="float">
            <text:p>412</text:p>
          </table:table-cell>
          <table:table-cell office:value-type="float" office:value="168" calcext:value-type="float">
            <text:p>168</text:p>
          </table:table-cell>
          <table:table-cell office:value-type="float" office:value="49" calcext:value-type="float">
            <text:p>49</text:p>
          </table:table-cell>
          <table:table-cell office:value-type="float" office:value="10.16" calcext:value-type="float">
            <text:p>10.16</text:p>
          </table:table-cell>
          <table:table-cell office:value-type="float" office:value="9.339" calcext:value-type="float">
            <text:p>9.339</text:p>
          </table:table-cell>
          <table:table-cell office:value-type="float" office:value="50516" calcext:value-type="float">
            <text:p>50516</text:p>
          </table:table-cell>
          <table:table-cell office:value-type="float" office:value="5149" calcext:value-type="float">
            <text:p>5149</text:p>
          </table:table-cell>
          <table:table-cell office:value-type="float" office:value="208" calcext:value-type="float">
            <text:p>208</text:p>
          </table:table-cell>
          <table:table-cell office:value-type="float" office:value="260" calcext:value-type="float">
            <text:p>260</text:p>
          </table:table-cell>
          <table:table-cell office:value-type="float" office:value="7.7" calcext:value-type="float">
            <text:p>7.7</text:p>
          </table:table-cell>
          <table:table-cell office:value-type="float" office:value="6.913" calcext:value-type="float">
            <text:p>6.913</text:p>
          </table:table-cell>
          <table:table-cell office:value-type="float" office:value="14084" calcext:value-type="float">
            <text:p>14084</text:p>
          </table:table-cell>
          <table:table-cell office:value-type="float" office:value="414" calcext:value-type="float">
            <text:p>414</text:p>
          </table:table-cell>
          <table:table-cell office:value-type="float" office:value="169" calcext:value-type="float">
            <text:p>169</text:p>
          </table:table-cell>
          <table:table-cell office:value-type="float" office:value="54" calcext:value-type="float">
            <text:p>54</text:p>
          </table:table-cell>
          <table:table-cell table:formula="of:=MIN([.$H12];[.$N12];[.$T12];[.$Z12];[.$AF12];[.$AL12];[.$AR12];[.$AX12];[.$BD12];[.$BJ12];[.$BP12];[.$BV12])" office:value-type="float" office:value="7.19" calcext:value-type="float">
            <text:p>7.19</text:p>
          </table:table-cell>
          <table:table-cell table:formula="of:=MIN([.$I12];[.$O12];[.$U12];[.$AA12];[.$AG12];[.$AM12];[.$AS12];[.$AY12];[.$BE12];[.$BK12];[.$BQ12];[.$BW12])" office:value-type="float" office:value="6.49" calcext:value-type="float">
            <text:p>6.49</text:p>
          </table:table-cell>
          <table:table-cell table:formula="of:=MIN([.$J12];[.$P12];[.$V12];[.$AB12];[.$AH12];[.$AN12];[.$AT12];[.$AZ12];[.$BF12];[.$BL12];[.$BR12];[.$BX12])" office:value-type="float" office:value="12196" calcext:value-type="float">
            <text:p>12196</text:p>
          </table:table-cell>
          <table:table-cell table:formula="of:=MIN([.$K12];[.$Q12];[.$W12];[.$AC12];[.$AI12];[.$AO12];[.$AU12];[.$BA12];[.$BG12];[.$BM12];[.$BS12];[.$BY12])" office:value-type="float" office:value="343" calcext:value-type="float">
            <text:p>343</text:p>
          </table:table-cell>
          <table:table-cell table:formula="of:=MIN([.$L12];[.$R12];[.$X12];[.$AD12];[.$AJ12];[.$AP12];[.$AV12];[.$BB12];[.$BH12];[.$BN12];[.$BT12];[.$BZ12])" office:value-type="float" office:value="168" calcext:value-type="float">
            <text:p>168</text:p>
          </table:table-cell>
          <table:table-cell table:formula="of:=MIN([.$M12];[.$S12];[.$Y12];[.$AE12];[.$AK12];[.$AQ12];[.$AW12];[.$BC12];[.$BI12];[.$BO12];[.$BU12];[.$CA12])" office:value-type="float" office:value="0" calcext:value-type="float">
            <text:p>0</text:p>
          </table:table-cell>
          <table:table-cell table:formula="of:=MEDIAN([.$H12];[.$N12];[.$T12];[.$Z12];[.$AF12];[.$AL12];[.$AR12];[.$AX12];[.$BD12];[.$BJ12];[.$BP12];[.$BV12])" office:value-type="float" office:value="9.955" calcext:value-type="float">
            <text:p>9.955</text:p>
          </table:table-cell>
          <table:table-cell table:formula="of:=MEDIAN([.$I12];[.$O12];[.$U12];[.$AA12];[.$AG12];[.$AM12];[.$AS12];[.$AY12];[.$BE12];[.$BK12];[.$BQ12];[.$BW12])" office:value-type="float" office:value="7.9805" calcext:value-type="float">
            <text:p>7.9805</text:p>
          </table:table-cell>
          <table:table-cell table:formula="of:=MEDIAN([.$J12];[.$P12];[.$V12];[.$AB12];[.$AH12];[.$AN12];[.$AT12];[.$AZ12];[.$BF12];[.$BL12];[.$BR12];[.$BX12])" office:value-type="float" office:value="19621.5" calcext:value-type="float">
            <text:p>19621.5</text:p>
          </table:table-cell>
          <table:table-cell table:formula="of:=MEDIAN([.$K12];[.$Q12];[.$W12];[.$AC12];[.$AI12];[.$AO12];[.$AU12];[.$BA12];[.$BG12];[.$BM12];[.$BS12];[.$BY12])" office:value-type="float" office:value="2467" calcext:value-type="float">
            <text:p>2467</text:p>
          </table:table-cell>
          <table:table-cell table:formula="of:=MEDIAN([.$L12];[.$R12];[.$X12];[.$AD12];[.$AJ12];[.$AP12];[.$AV12];[.$BB12];[.$BH12];[.$BN12];[.$BT12];[.$BZ12])" office:value-type="float" office:value="186" calcext:value-type="float">
            <text:p>186</text:p>
          </table:table-cell>
          <table:table-cell table:formula="of:=MEDIAN([.$M12];[.$S12];[.$Y12];[.$AE12];[.$AK12];[.$AQ12];[.$AW12];[.$BC12];[.$BI12];[.$BO12];[.$BU12];[.$CA12])" office:value-type="float" office:value="58.5" calcext:value-type="float">
            <text:p>58.5</text:p>
          </table:table-cell>
          <table:table-cell table:formula="of:=MAX([.$H12];[.$N12];[.$T12];[.$Z12];[.$AF12];[.$AL12];[.$AR12];[.$AX12];[.$BD12];[.$BJ12];[.$BP12];[.$BV12])" office:value-type="float" office:value="11.94" calcext:value-type="float">
            <text:p>11.94</text:p>
          </table:table-cell>
          <table:table-cell table:formula="of:=MAX([.$I12];[.$O12];[.$U12];[.$AA12];[.$AG12];[.$AM12];[.$AS12];[.$AY12];[.$BE12];[.$BK12];[.$BQ12];[.$BW12])" office:value-type="float" office:value="10.726" calcext:value-type="float">
            <text:p>10.726</text:p>
          </table:table-cell>
          <table:table-cell table:formula="of:=MAX([.$J12];[.$P12];[.$V12];[.$AB12];[.$AH12];[.$AN12];[.$AT12];[.$AZ12];[.$BF12];[.$BL12];[.$BR12];[.$BX12])" office:value-type="float" office:value="54516" calcext:value-type="float">
            <text:p>54516</text:p>
          </table:table-cell>
          <table:table-cell table:formula="of:=MAX([.$K12];[.$Q12];[.$W12];[.$AC12];[.$AI12];[.$AO12];[.$AU12];[.$BA12];[.$BG12];[.$BM12];[.$BS12];[.$BY12])" office:value-type="float" office:value="6020" calcext:value-type="float">
            <text:p>6020</text:p>
          </table:table-cell>
          <table:table-cell table:formula="of:=MAX([.$L12];[.$R12];[.$X12];[.$AD12];[.$AJ12];[.$AP12];[.$AV12];[.$BB12];[.$BH12];[.$BN12];[.$BT12];[.$BZ12])" office:value-type="float" office:value="216" calcext:value-type="float">
            <text:p>216</text:p>
          </table:table-cell>
          <table:table-cell table:formula="of:=MAX([.$M12];[.$S12];[.$Y12];[.$AE12];[.$AK12];[.$AQ12];[.$AW12];[.$BC12];[.$BI12];[.$BO12];[.$BU12];[.$CA12])"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3.lp</text:p>
          </table:table-cell>
          <table:table-cell office:value-type="float" office:value="5.17" calcext:value-type="float">
            <text:p>5.17</text:p>
          </table:table-cell>
          <table:table-cell office:value-type="float" office:value="4.129" calcext:value-type="float">
            <text:p>4.129</text:p>
          </table:table-cell>
          <table:table-cell office:value-type="float" office:value="33385" calcext:value-type="float">
            <text:p>33385</text:p>
          </table:table-cell>
          <table:table-cell office:value-type="float" office:value="2617" calcext:value-type="float">
            <text:p>261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.81" calcext:value-type="float">
            <text:p>12.81</text:p>
          </table:table-cell>
          <table:table-cell office:value-type="float" office:value="11.632" calcext:value-type="float">
            <text:p>11.632</text:p>
          </table:table-cell>
          <table:table-cell office:value-type="float" office:value="73289" calcext:value-type="float">
            <text:p>73289</text:p>
          </table:table-cell>
          <table:table-cell office:value-type="float" office:value="5549" calcext:value-type="float">
            <text:p>5549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8.51" calcext:value-type="float">
            <text:p>18.51</text:p>
          </table:table-cell>
          <table:table-cell office:value-type="float" office:value="17.754" calcext:value-type="float">
            <text:p>17.754</text:p>
          </table:table-cell>
          <table:table-cell office:value-type="float" office:value="39063" calcext:value-type="float">
            <text:p>39063</text:p>
          </table:table-cell>
          <table:table-cell office:value-type="float" office:value="4237" calcext:value-type="float">
            <text:p>4237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6.32" calcext:value-type="float">
            <text:p>16.32</text:p>
          </table:table-cell>
          <table:table-cell office:value-type="float" office:value="15.102" calcext:value-type="float">
            <text:p>15.102</text:p>
          </table:table-cell>
          <table:table-cell office:value-type="float" office:value="39038" calcext:value-type="float">
            <text:p>39038</text:p>
          </table:table-cell>
          <table:table-cell office:value-type="float" office:value="5110" calcext:value-type="float">
            <text:p>5110</text:p>
          </table:table-cell>
          <table:table-cell office:value-type="float" office:value="256" calcext:value-type="float">
            <text:p>256</text:p>
          </table:table-cell>
          <table:table-cell office:value-type="float" office:value="704" calcext:value-type="float">
            <text:p>704</text:p>
          </table:table-cell>
          <table:table-cell office:value-type="float" office:value="86.97" calcext:value-type="float">
            <text:p>86.97</text:p>
          </table:table-cell>
          <table:table-cell office:value-type="float" office:value="17.878" calcext:value-type="float">
            <text:p>17.878</text:p>
          </table:table-cell>
          <table:table-cell office:value-type="float" office:value="49353" calcext:value-type="float">
            <text:p>49353</text:p>
          </table:table-cell>
          <table:table-cell office:value-type="float" office:value="6724" calcext:value-type="float">
            <text:p>6724</text:p>
          </table:table-cell>
          <table:table-cell office:value-type="float" office:value="680" calcext:value-type="float">
            <text:p>680</text:p>
          </table:table-cell>
          <table:table-cell office:value-type="float" office:value="113" calcext:value-type="float">
            <text:p>113</text:p>
          </table:table-cell>
          <table:table-cell office:value-type="float" office:value="12.87" calcext:value-type="float">
            <text:p>12.87</text:p>
          </table:table-cell>
          <table:table-cell office:value-type="float" office:value="11.922" calcext:value-type="float">
            <text:p>11.922</text:p>
          </table:table-cell>
          <table:table-cell office:value-type="float" office:value="39084" calcext:value-type="float">
            <text:p>39084</text:p>
          </table:table-cell>
          <table:table-cell office:value-type="float" office:value="5211" calcext:value-type="float">
            <text:p>5211</text:p>
          </table:table-cell>
          <table:table-cell office:value-type="float" office:value="242" calcext:value-type="float">
            <text:p>242</text:p>
          </table:table-cell>
          <table:table-cell office:value-type="float" office:value="398" calcext:value-type="float">
            <text:p>398</text:p>
          </table:table-cell>
          <table:table-cell office:value-type="float" office:value="18.42" calcext:value-type="float">
            <text:p>18.42</text:p>
          </table:table-cell>
          <table:table-cell office:value-type="float" office:value="17.634" calcext:value-type="float">
            <text:p>17.634</text:p>
          </table:table-cell>
          <table:table-cell office:value-type="float" office:value="55524" calcext:value-type="float">
            <text:p>55524</text:p>
          </table:table-cell>
          <table:table-cell office:value-type="float" office:value="5463" calcext:value-type="float">
            <text:p>5463</text:p>
          </table:table-cell>
          <table:table-cell office:value-type="float" office:value="284" calcext:value-type="float">
            <text:p>284</text:p>
          </table:table-cell>
          <table:table-cell office:value-type="float" office:value="141" calcext:value-type="float">
            <text:p>141</text:p>
          </table:table-cell>
          <table:table-cell office:value-type="float" office:value="11.7" calcext:value-type="float">
            <text:p>11.7</text:p>
          </table:table-cell>
          <table:table-cell office:value-type="float" office:value="10.914" calcext:value-type="float">
            <text:p>10.914</text:p>
          </table:table-cell>
          <table:table-cell office:value-type="float" office:value="35613" calcext:value-type="float">
            <text:p>35613</text:p>
          </table:table-cell>
          <table:table-cell office:value-type="float" office:value="4746" calcext:value-type="float">
            <text:p>4746</text:p>
          </table:table-cell>
          <table:table-cell office:value-type="float" office:value="239" calcext:value-type="float">
            <text:p>239</text:p>
          </table:table-cell>
          <table:table-cell office:value-type="float" office:value="226" calcext:value-type="float">
            <text:p>226</text:p>
          </table:table-cell>
          <table:table-cell office:value-type="float" office:value="16.47" calcext:value-type="float">
            <text:p>16.47</text:p>
          </table:table-cell>
          <table:table-cell office:value-type="float" office:value="15.73" calcext:value-type="float">
            <text:p>15.73</text:p>
          </table:table-cell>
          <table:table-cell office:value-type="float" office:value="55403" calcext:value-type="float">
            <text:p>55403</text:p>
          </table:table-cell>
          <table:table-cell office:value-type="float" office:value="5463" calcext:value-type="float">
            <text:p>5463</text:p>
          </table:table-cell>
          <table:table-cell office:value-type="float" office:value="287" calcext:value-type="float">
            <text:p>287</text:p>
          </table:table-cell>
          <table:table-cell office:value-type="float" office:value="111" calcext:value-type="float">
            <text:p>111</text:p>
          </table:table-cell>
          <table:table-cell office:value-type="float" office:value="11.58" calcext:value-type="float">
            <text:p>11.58</text:p>
          </table:table-cell>
          <table:table-cell office:value-type="float" office:value="10.7" calcext:value-type="float">
            <text:p>10.7</text:p>
          </table:table-cell>
          <table:table-cell office:value-type="float" office:value="58813" calcext:value-type="float">
            <text:p>58813</text:p>
          </table:table-cell>
          <table:table-cell office:value-type="float" office:value="5586" calcext:value-type="float">
            <text:p>5586</text:p>
          </table:table-cell>
          <table:table-cell office:value-type="float" office:value="238" calcext:value-type="float">
            <text:p>238</text:p>
          </table:table-cell>
          <table:table-cell office:value-type="float" office:value="176" calcext:value-type="float">
            <text:p>176</text:p>
          </table:table-cell>
          <table:table-cell office:value-type="float" office:value="26.68" calcext:value-type="float">
            <text:p>26.68</text:p>
          </table:table-cell>
          <table:table-cell office:value-type="float" office:value="25.938" calcext:value-type="float">
            <text:p>25.938</text:p>
          </table:table-cell>
          <table:table-cell office:value-type="float" office:value="96011" calcext:value-type="float">
            <text:p>96011</text:p>
          </table:table-cell>
          <table:table-cell office:value-type="float" office:value="10635" calcext:value-type="float">
            <text:p>10635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1.55" calcext:value-type="float">
            <text:p>11.55</text:p>
          </table:table-cell>
          <table:table-cell office:value-type="float" office:value="10.676" calcext:value-type="float">
            <text:p>10.676</text:p>
          </table:table-cell>
          <table:table-cell office:value-type="float" office:value="43516" calcext:value-type="float">
            <text:p>43516</text:p>
          </table:table-cell>
          <table:table-cell office:value-type="float" office:value="4164" calcext:value-type="float">
            <text:p>4164</text:p>
          </table:table-cell>
          <table:table-cell office:value-type="float" office:value="242" calcext:value-type="float">
            <text:p>242</text:p>
          </table:table-cell>
          <table:table-cell office:value-type="float" office:value="295" calcext:value-type="float">
            <text:p>295</text:p>
          </table:table-cell>
          <table:table-cell office:value-type="float" office:value="16.82" calcext:value-type="float">
            <text:p>16.82</text:p>
          </table:table-cell>
          <table:table-cell office:value-type="float" office:value="16.105" calcext:value-type="float">
            <text:p>16.105</text:p>
          </table:table-cell>
          <table:table-cell office:value-type="float" office:value="55570" calcext:value-type="float">
            <text:p>55570</text:p>
          </table:table-cell>
          <table:table-cell office:value-type="float" office:value="5466" calcext:value-type="float">
            <text:p>5466</text:p>
          </table:table-cell>
          <table:table-cell office:value-type="float" office:value="287" calcext:value-type="float">
            <text:p>287</text:p>
          </table:table-cell>
          <table:table-cell office:value-type="float" office:value="113" calcext:value-type="float">
            <text:p>113</text:p>
          </table:table-cell>
          <table:table-cell table:formula="of:=MIN([.$H13];[.$N13];[.$T13];[.$Z13];[.$AF13];[.$AL13];[.$AR13];[.$AX13];[.$BD13];[.$BJ13];[.$BP13];[.$BV13])" office:value-type="float" office:value="11.55" calcext:value-type="float">
            <text:p>11.55</text:p>
          </table:table-cell>
          <table:table-cell table:formula="of:=MIN([.$I13];[.$O13];[.$U13];[.$AA13];[.$AG13];[.$AM13];[.$AS13];[.$AY13];[.$BE13];[.$BK13];[.$BQ13];[.$BW13])" office:value-type="float" office:value="10.676" calcext:value-type="float">
            <text:p>10.676</text:p>
          </table:table-cell>
          <table:table-cell table:formula="of:=MIN([.$J13];[.$P13];[.$V13];[.$AB13];[.$AH13];[.$AN13];[.$AT13];[.$AZ13];[.$BF13];[.$BL13];[.$BR13];[.$BX13])" office:value-type="float" office:value="35613" calcext:value-type="float">
            <text:p>35613</text:p>
          </table:table-cell>
          <table:table-cell table:formula="of:=MIN([.$K13];[.$Q13];[.$W13];[.$AC13];[.$AI13];[.$AO13];[.$AU13];[.$BA13];[.$BG13];[.$BM13];[.$BS13];[.$BY13])" office:value-type="float" office:value="4164" calcext:value-type="float">
            <text:p>4164</text:p>
          </table:table-cell>
          <table:table-cell table:formula="of:=MIN([.$L13];[.$R13];[.$X13];[.$AD13];[.$AJ13];[.$AP13];[.$AV13];[.$BB13];[.$BH13];[.$BN13];[.$BT13];[.$BZ13])" office:value-type="float" office:value="218" calcext:value-type="float">
            <text:p>218</text:p>
          </table:table-cell>
          <table:table-cell table:formula="of:=MIN([.$M13];[.$S13];[.$Y13];[.$AE13];[.$AK13];[.$AQ13];[.$AW13];[.$BC13];[.$BI13];[.$BO13];[.$BU13];[.$CA13])" office:value-type="float" office:value="0" calcext:value-type="float">
            <text:p>0</text:p>
          </table:table-cell>
          <table:table-cell table:formula="of:=MEDIAN([.$H13];[.$N13];[.$T13];[.$Z13];[.$AF13];[.$AL13];[.$AR13];[.$AX13];[.$BD13];[.$BJ13];[.$BP13];[.$BV13])" office:value-type="float" office:value="16.395" calcext:value-type="float">
            <text:p>16.395</text:p>
          </table:table-cell>
          <table:table-cell table:formula="of:=MEDIAN([.$I13];[.$O13];[.$U13];[.$AA13];[.$AG13];[.$AM13];[.$AS13];[.$AY13];[.$BE13];[.$BK13];[.$BQ13];[.$BW13])" office:value-type="float" office:value="15.416" calcext:value-type="float">
            <text:p>15.416</text:p>
          </table:table-cell>
          <table:table-cell table:formula="of:=MEDIAN([.$J13];[.$P13];[.$V13];[.$AB13];[.$AH13];[.$AN13];[.$AT13];[.$AZ13];[.$BF13];[.$BL13];[.$BR13];[.$BX13])" office:value-type="float" office:value="52378" calcext:value-type="float">
            <text:p>52378</text:p>
          </table:table-cell>
          <table:table-cell table:formula="of:=MEDIAN([.$K13];[.$Q13];[.$W13];[.$AC13];[.$AI13];[.$AO13];[.$AU13];[.$BA13];[.$BG13];[.$BM13];[.$BS13];[.$BY13])" office:value-type="float" office:value="5463" calcext:value-type="float">
            <text:p>5463</text:p>
          </table:table-cell>
          <table:table-cell table:formula="of:=MEDIAN([.$L13];[.$R13];[.$X13];[.$AD13];[.$AJ13];[.$AP13];[.$AV13];[.$BB13];[.$BH13];[.$BN13];[.$BT13];[.$BZ13])" office:value-type="float" office:value="268.5" calcext:value-type="float">
            <text:p>268.5</text:p>
          </table:table-cell>
          <table:table-cell table:formula="of:=MEDIAN([.$M13];[.$S13];[.$Y13];[.$AE13];[.$AK13];[.$AQ13];[.$AW13];[.$BC13];[.$BI13];[.$BO13];[.$BU13];[.$CA13])" office:value-type="float" office:value="127" calcext:value-type="float">
            <text:p>127</text:p>
          </table:table-cell>
          <table:table-cell table:formula="of:=MAX([.$H13];[.$N13];[.$T13];[.$Z13];[.$AF13];[.$AL13];[.$AR13];[.$AX13];[.$BD13];[.$BJ13];[.$BP13];[.$BV13])" office:value-type="float" office:value="86.97" calcext:value-type="float">
            <text:p>86.97</text:p>
          </table:table-cell>
          <table:table-cell table:formula="of:=MAX([.$I13];[.$O13];[.$U13];[.$AA13];[.$AG13];[.$AM13];[.$AS13];[.$AY13];[.$BE13];[.$BK13];[.$BQ13];[.$BW13])" office:value-type="float" office:value="25.938" calcext:value-type="float">
            <text:p>25.938</text:p>
          </table:table-cell>
          <table:table-cell table:formula="of:=MAX([.$J13];[.$P13];[.$V13];[.$AB13];[.$AH13];[.$AN13];[.$AT13];[.$AZ13];[.$BF13];[.$BL13];[.$BR13];[.$BX13])" office:value-type="float" office:value="96011" calcext:value-type="float">
            <text:p>96011</text:p>
          </table:table-cell>
          <table:table-cell table:formula="of:=MAX([.$K13];[.$Q13];[.$W13];[.$AC13];[.$AI13];[.$AO13];[.$AU13];[.$BA13];[.$BG13];[.$BM13];[.$BS13];[.$BY13])" office:value-type="float" office:value="10635" calcext:value-type="float">
            <text:p>10635</text:p>
          </table:table-cell>
          <table:table-cell table:formula="of:=MAX([.$L13];[.$R13];[.$X13];[.$AD13];[.$AJ13];[.$AP13];[.$AV13];[.$BB13];[.$BH13];[.$BN13];[.$BT13];[.$BZ13])" office:value-type="float" office:value="680" calcext:value-type="float">
            <text:p>680</text:p>
          </table:table-cell>
          <table:table-cell table:formula="of:=MAX([.$M13];[.$S13];[.$Y13];[.$AE13];[.$AK13];[.$AQ13];[.$AW13];[.$BC13];[.$BI13];[.$BO13];[.$BU13];[.$CA13])"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4.lp</text:p>
          </table:table-cell>
          <table:table-cell office:value-type="float" office:value="4.69" calcext:value-type="float">
            <text:p>4.69</text:p>
          </table:table-cell>
          <table:table-cell office:value-type="float" office:value="3.665" calcext:value-type="float">
            <text:p>3.665</text:p>
          </table:table-cell>
          <table:table-cell office:value-type="float" office:value="17569" calcext:value-type="float">
            <text:p>17569</text:p>
          </table:table-cell>
          <table:table-cell office:value-type="float" office:value="2104" calcext:value-type="float">
            <text:p>2104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7.94" calcext:value-type="float">
            <text:p>17.94</text:p>
          </table:table-cell>
          <table:table-cell office:value-type="float" office:value="16.737" calcext:value-type="float">
            <text:p>16.737</text:p>
          </table:table-cell>
          <table:table-cell office:value-type="float" office:value="83821" calcext:value-type="float">
            <text:p>83821</text:p>
          </table:table-cell>
          <table:table-cell office:value-type="float" office:value="7327" calcext:value-type="float">
            <text:p>7327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8.58" calcext:value-type="float">
            <text:p>8.58</text:p>
          </table:table-cell>
          <table:table-cell office:value-type="float" office:value="33005" calcext:value-type="float">
            <text:p>33005</text:p>
          </table:table-cell>
          <table:table-cell office:value-type="float" office:value="1199" calcext:value-type="float">
            <text:p>1199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.82</text:p>
          </table:table-cell>
          <table:table-cell office:value-type="float" office:value="14.387" calcext:value-type="float">
            <text:p>14.387</text:p>
          </table:table-cell>
          <table:table-cell office:value-type="float" office:value="24839" calcext:value-type="float">
            <text:p>24839</text:p>
          </table:table-cell>
          <table:table-cell office:value-type="float" office:value="5290" calcext:value-type="float">
            <text:p>5290</text:p>
          </table:table-cell>
          <table:table-cell office:value-type="float" office:value="270" calcext:value-type="float">
            <text:p>270</text:p>
          </table:table-cell>
          <table:table-cell office:value-type="float" office:value="972" calcext:value-type="float">
            <text:p>972</text:p>
          </table:table-cell>
          <table:table-cell office:value-type="float" office:value="58.53" calcext:value-type="float">
            <text:p>58.53</text:p>
          </table:table-cell>
          <table:table-cell office:value-type="float" office:value="10.639" calcext:value-type="float">
            <text:p>10.639</text:p>
          </table:table-cell>
          <table:table-cell office:value-type="float" office:value="27151" calcext:value-type="float">
            <text:p>27151</text:p>
          </table:table-cell>
          <table:table-cell office:value-type="float" office:value="2353" calcext:value-type="float">
            <text:p>2353</text:p>
          </table:table-cell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office:value-type="float" office:value="12.72" calcext:value-type="float">
            <text:p>12.72</text:p>
          </table:table-cell>
          <table:table-cell office:value-type="float" office:value="11.742" calcext:value-type="float">
            <text:p>11.742</text:p>
          </table:table-cell>
          <table:table-cell office:value-type="float" office:value="26122" calcext:value-type="float">
            <text:p>26122</text:p>
          </table:table-cell>
          <table:table-cell office:value-type="float" office:value="5541" calcext:value-type="float">
            <text:p>5541</text:p>
          </table:table-cell>
          <table:table-cell office:value-type="float" office:value="245" calcext:value-type="float">
            <text:p>245</text:p>
          </table:table-cell>
          <table:table-cell office:value-type="float" office:value="488" calcext:value-type="float">
            <text:p>488</text:p>
          </table:table-cell>
          <table:table-cell office:value-type="float" office:value="8.91" calcext:value-type="float">
            <text:p>8.91</text:p>
          </table:table-cell>
          <table:table-cell office:value-type="float" office:value="8.202" calcext:value-type="float">
            <text:p>8.202</text:p>
          </table:table-cell>
          <table:table-cell office:value-type="float" office:value="25556" calcext:value-type="float">
            <text:p>25556</text:p>
          </table:table-cell>
          <table:table-cell office:value-type="float" office:value="627" calcext:value-type="float">
            <text:p>627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1.98" calcext:value-type="float">
            <text:p>11.98</text:p>
          </table:table-cell>
          <table:table-cell office:value-type="float" office:value="11.184" calcext:value-type="float">
            <text:p>11.184</text:p>
          </table:table-cell>
          <table:table-cell office:value-type="float" office:value="25543" calcext:value-type="float">
            <text:p>25543</text:p>
          </table:table-cell>
          <table:table-cell office:value-type="float" office:value="5314" calcext:value-type="float">
            <text:p>5314</text:p>
          </table:table-cell>
          <table:table-cell office:value-type="float" office:value="238" calcext:value-type="float">
            <text:p>238</text:p>
          </table:table-cell>
          <table:table-cell office:value-type="float" office:value="225" calcext:value-type="float">
            <text:p>225</text:p>
          </table:table-cell>
          <table:table-cell office:value-type="float" office:value="8.83" calcext:value-type="float">
            <text:p>8.83</text:p>
          </table:table-cell>
          <table:table-cell office:value-type="float" office:value="8.13" calcext:value-type="float">
            <text:p>8.13</text:p>
          </table:table-cell>
          <table:table-cell office:value-type="float" office:value="25556" calcext:value-type="float">
            <text:p>25556</text:p>
          </table:table-cell>
          <table:table-cell office:value-type="float" office:value="627" calcext:value-type="float">
            <text:p>627</text:p>
          </table:table-cell>
          <table:table-cell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office:value-type="float" office:value="12.46" calcext:value-type="float">
            <text:p>12.46</text:p>
          </table:table-cell>
          <table:table-cell office:value-type="float" office:value="11.548" calcext:value-type="float">
            <text:p>11.548</text:p>
          </table:table-cell>
          <table:table-cell office:value-type="float" office:value="42571" calcext:value-type="float">
            <text:p>42571</text:p>
          </table:table-cell>
          <table:table-cell office:value-type="float" office:value="5699" calcext:value-type="float">
            <text:p>5699</text:p>
          </table:table-cell>
          <table:table-cell office:value-type="float" office:value="229" calcext:value-type="float">
            <text:p>229</text:p>
          </table:table-cell>
          <table:table-cell office:value-type="float" office:value="180" calcext:value-type="float">
            <text:p>180</text:p>
          </table:table-cell>
          <table:table-cell office:value-type="float" office:value="8.98" calcext:value-type="float">
            <text:p>8.98</text:p>
          </table:table-cell>
          <table:table-cell office:value-type="float" office:value="8.257" calcext:value-type="float">
            <text:p>8.257</text:p>
          </table:table-cell>
          <table:table-cell office:value-type="float" office:value="23248" calcext:value-type="float">
            <text:p>23248</text:p>
          </table:table-cell>
          <table:table-cell office:value-type="float" office:value="1142" calcext:value-type="float">
            <text:p>1142</text:p>
          </table:table-cell>
          <table:table-cell office:value-type="float" office:value="198" calcext:value-type="float">
            <text:p>198</text:p>
          </table:table-cell>
          <table:table-cell office:value-type="float" office:value="53" calcext:value-type="float">
            <text:p>53</text:p>
          </table:table-cell>
          <table:table-cell office:value-type="float" office:value="13.63" calcext:value-type="float">
            <text:p>13.63</text:p>
          </table:table-cell>
          <table:table-cell office:value-type="float" office:value="12.641" calcext:value-type="float">
            <text:p>12.641</text:p>
          </table:table-cell>
          <table:table-cell office:value-type="float" office:value="50832" calcext:value-type="float">
            <text:p>50832</text:p>
          </table:table-cell>
          <table:table-cell office:value-type="float" office:value="6544" calcext:value-type="float">
            <text:p>6544</text:p>
          </table:table-cell>
          <table:table-cell office:value-type="float" office:value="271" calcext:value-type="float">
            <text:p>271</text:p>
          </table:table-cell>
          <table:table-cell office:value-type="float" office:value="321" calcext:value-type="float">
            <text:p>321</text:p>
          </table:table-cell>
          <table:table-cell office:value-type="float" office:value="8.76" calcext:value-type="float">
            <text:p>8.76</text:p>
          </table:table-cell>
          <table:table-cell office:value-type="float" office:value="8.024" calcext:value-type="float">
            <text:p>8.024</text:p>
          </table:table-cell>
          <table:table-cell office:value-type="float" office:value="26649" calcext:value-type="float">
            <text:p>26649</text:p>
          </table:table-cell>
          <table:table-cell office:value-type="float" office:value="604" calcext:value-type="float">
            <text:p>604</text:p>
          </table:table-cell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table:formula="of:=MIN([.$H14];[.$N14];[.$T14];[.$Z14];[.$AF14];[.$AL14];[.$AR14];[.$AX14];[.$BD14];[.$BJ14];[.$BP14];[.$BV14])" office:value-type="float" office:value="8.76" calcext:value-type="float">
            <text:p>8.76</text:p>
          </table:table-cell>
          <table:table-cell table:formula="of:=MIN([.$I14];[.$O14];[.$U14];[.$AA14];[.$AG14];[.$AM14];[.$AS14];[.$AY14];[.$BE14];[.$BK14];[.$BQ14];[.$BW14])" office:value-type="float" office:value="8.024" calcext:value-type="float">
            <text:p>8.024</text:p>
          </table:table-cell>
          <table:table-cell table:formula="of:=MIN([.$J14];[.$P14];[.$V14];[.$AB14];[.$AH14];[.$AN14];[.$AT14];[.$AZ14];[.$BF14];[.$BL14];[.$BR14];[.$BX14])" office:value-type="float" office:value="23248" calcext:value-type="float">
            <text:p>23248</text:p>
          </table:table-cell>
          <table:table-cell table:formula="of:=MIN([.$K14];[.$Q14];[.$W14];[.$AC14];[.$AI14];[.$AO14];[.$AU14];[.$BA14];[.$BG14];[.$BM14];[.$BS14];[.$BY14])" office:value-type="float" office:value="604" calcext:value-type="float">
            <text:p>604</text:p>
          </table:table-cell>
          <table:table-cell table:formula="of:=MIN([.$L14];[.$R14];[.$X14];[.$AD14];[.$AJ14];[.$AP14];[.$AV14];[.$BB14];[.$BH14];[.$BN14];[.$BT14];[.$BZ14])" office:value-type="float" office:value="196" calcext:value-type="float">
            <text:p>196</text:p>
          </table:table-cell>
          <table:table-cell table:formula="of:=MIN([.$M14];[.$S14];[.$Y14];[.$AE14];[.$AK14];[.$AQ14];[.$AW14];[.$BC14];[.$BI14];[.$BO14];[.$BU14];[.$CA14])" office:value-type="float" office:value="0" calcext:value-type="float">
            <text:p>0</text:p>
          </table:table-cell>
          <table:table-cell table:formula="of:=MEDIAN([.$H14];[.$N14];[.$T14];[.$Z14];[.$AF14];[.$AL14];[.$AR14];[.$AX14];[.$BD14];[.$BJ14];[.$BP14];[.$BV14])" office:value-type="float" office:value="12.22" calcext:value-type="float">
            <text:p>12.22</text:p>
          </table:table-cell>
          <table:table-cell table:formula="of:=MEDIAN([.$I14];[.$O14];[.$U14];[.$AA14];[.$AG14];[.$AM14];[.$AS14];[.$AY14];[.$BE14];[.$BK14];[.$BQ14];[.$BW14])" office:value-type="float" office:value="10.9115" calcext:value-type="float">
            <text:p>10.9115</text:p>
          </table:table-cell>
          <table:table-cell table:formula="of:=MEDIAN([.$J14];[.$P14];[.$V14];[.$AB14];[.$AH14];[.$AN14];[.$AT14];[.$AZ14];[.$BF14];[.$BL14];[.$BR14];[.$BX14])" office:value-type="float" office:value="26385.5" calcext:value-type="float">
            <text:p>26385.5</text:p>
          </table:table-cell>
          <table:table-cell table:formula="of:=MEDIAN([.$K14];[.$Q14];[.$W14];[.$AC14];[.$AI14];[.$AO14];[.$AU14];[.$BA14];[.$BG14];[.$BM14];[.$BS14];[.$BY14])" office:value-type="float" office:value="3821.5" calcext:value-type="float">
            <text:p>3821.5</text:p>
          </table:table-cell>
          <table:table-cell table:formula="of:=MEDIAN([.$L14];[.$R14];[.$X14];[.$AD14];[.$AJ14];[.$AP14];[.$AV14];[.$BB14];[.$BH14];[.$BN14];[.$BT14];[.$BZ14])" office:value-type="float" office:value="233.5" calcext:value-type="float">
            <text:p>233.5</text:p>
          </table:table-cell>
          <table:table-cell table:formula="of:=MEDIAN([.$M14];[.$S14];[.$Y14];[.$AE14];[.$AK14];[.$AQ14];[.$AW14];[.$BC14];[.$BI14];[.$BO14];[.$BU14];[.$CA14])" office:value-type="float" office:value="76.5" calcext:value-type="float">
            <text:p>76.5</text:p>
          </table:table-cell>
          <table:table-cell table:formula="of:=MAX([.$H14];[.$N14];[.$T14];[.$Z14];[.$AF14];[.$AL14];[.$AR14];[.$AX14];[.$BD14];[.$BJ14];[.$BP14];[.$BV14])" office:value-type="float" office:value="58.53" calcext:value-type="float">
            <text:p>58.53</text:p>
          </table:table-cell>
          <table:table-cell table:formula="of:=MAX([.$I14];[.$O14];[.$U14];[.$AA14];[.$AG14];[.$AM14];[.$AS14];[.$AY14];[.$BE14];[.$BK14];[.$BQ14];[.$BW14])" office:value-type="float" office:value="16.737" calcext:value-type="float">
            <text:p>16.737</text:p>
          </table:table-cell>
          <table:table-cell table:formula="of:=MAX([.$J14];[.$P14];[.$V14];[.$AB14];[.$AH14];[.$AN14];[.$AT14];[.$AZ14];[.$BF14];[.$BL14];[.$BR14];[.$BX14])" office:value-type="float" office:value="83821" calcext:value-type="float">
            <text:p>83821</text:p>
          </table:table-cell>
          <table:table-cell table:formula="of:=MAX([.$K14];[.$Q14];[.$W14];[.$AC14];[.$AI14];[.$AO14];[.$AU14];[.$BA14];[.$BG14];[.$BM14];[.$BS14];[.$BY14])" office:value-type="float" office:value="7327" calcext:value-type="float">
            <text:p>7327</text:p>
          </table:table-cell>
          <table:table-cell table:formula="of:=MAX([.$L14];[.$R14];[.$X14];[.$AD14];[.$AJ14];[.$AP14];[.$AV14];[.$BB14];[.$BH14];[.$BN14];[.$BT14];[.$BZ14])" office:value-type="float" office:value="442" calcext:value-type="float">
            <text:p>442</text:p>
          </table:table-cell>
          <table:table-cell table:formula="of:=MAX([.$M14];[.$S14];[.$Y14];[.$AE14];[.$AK14];[.$AQ14];[.$AW14];[.$BC14];[.$BI14];[.$BO14];[.$BU14];[.$CA14])" office:value-type="float" office:value="972" calcext:value-type="float">
            <text:p>972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5.lp</text:p>
          </table:table-cell>
          <table:table-cell office:value-type="float" office:value="5.47" calcext:value-type="float">
            <text:p>5.47</text:p>
          </table:table-cell>
          <table:table-cell office:value-type="float" office:value="4.312" calcext:value-type="float">
            <text:p>4.312</text:p>
          </table:table-cell>
          <table:table-cell office:value-type="float" office:value="5667" calcext:value-type="float">
            <text:p>5667</text:p>
          </table:table-cell>
          <table:table-cell office:value-type="float" office:value="2314" calcext:value-type="float">
            <text:p>2314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10.981" calcext:value-type="float">
            <text:p>10.981</text:p>
          </table:table-cell>
          <table:table-cell office:value-type="float" office:value="62601" calcext:value-type="float">
            <text:p>62601</text:p>
          </table:table-cell>
          <table:table-cell office:value-type="float" office:value="3840" calcext:value-type="float">
            <text:p>384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1.62" calcext:value-type="float">
            <text:p>11.62</text:p>
          </table:table-cell>
          <table:table-cell office:value-type="float" office:value="10.812" calcext:value-type="float">
            <text:p>10.812</text:p>
          </table:table-cell>
          <table:table-cell office:value-type="float" office:value="17929" calcext:value-type="float">
            <text:p>17929</text:p>
          </table:table-cell>
          <table:table-cell office:value-type="float" office:value="2315" calcext:value-type="float">
            <text:p>2315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0.88" calcext:value-type="float">
            <text:p>10.88</text:p>
          </table:table-cell>
          <table:table-cell office:value-type="float" office:value="9.887" calcext:value-type="float">
            <text:p>9.887</text:p>
          </table:table-cell>
          <table:table-cell office:value-type="float" office:value="16802" calcext:value-type="float">
            <text:p>16802</text:p>
          </table:table-cell>
          <table:table-cell office:value-type="float" office:value="2030" calcext:value-type="float">
            <text:p>2030</text:p>
          </table:table-cell>
          <table:table-cell office:value-type="float" office:value="223" calcext:value-type="float">
            <text:p>223</text:p>
          </table:table-cell>
          <table:table-cell office:value-type="float" office:value="360" calcext:value-type="float">
            <text:p>360</text:p>
          </table:table-cell>
          <table:table-cell office:value-type="float" office:value="28.39" calcext:value-type="float">
            <text:p>28.39</text:p>
          </table:table-cell>
          <table:table-cell office:value-type="float" office:value="9.649" calcext:value-type="float">
            <text:p>9.649</text:p>
          </table:table-cell>
          <table:table-cell office:value-type="float" office:value="5234" calcext:value-type="float">
            <text:p>5234</text:p>
          </table:table-cell>
          <table:table-cell office:value-type="float" office:value="1509" calcext:value-type="float">
            <text:p>1509</text:p>
          </table:table-cell>
          <table:table-cell office:value-type="float" office:value="287" calcext:value-type="float">
            <text:p>287</text:p>
          </table:table-cell>
          <table:table-cell office:value-type="float" office:value="135" calcext:value-type="float">
            <text:p>135</text:p>
          </table:table-cell>
          <table:table-cell office:value-type="float" office:value="10.93" calcext:value-type="float">
            <text:p>10.93</text:p>
          </table:table-cell>
          <table:table-cell office:value-type="float" office:value="9.939" calcext:value-type="float">
            <text:p>9.939</text:p>
          </table:table-cell>
          <table:table-cell office:value-type="float" office:value="16802" calcext:value-type="float">
            <text:p>16802</text:p>
          </table:table-cell>
          <table:table-cell office:value-type="float" office:value="2030" calcext:value-type="float">
            <text:p>2030</text:p>
          </table:table-cell>
          <table:table-cell office:value-type="float" office:value="215" calcext:value-type="float">
            <text:p>215</text:p>
          </table:table-cell>
          <table:table-cell office:value-type="float" office:value="360" calcext:value-type="float">
            <text:p>36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581" calcext:value-type="float">
            <text:p>10.581</text:p>
          </table:table-cell>
          <table:table-cell office:value-type="float" office:value="10894" calcext:value-type="float">
            <text:p>10894</text:p>
          </table:table-cell>
          <table:table-cell office:value-type="float" office:value="2364" calcext:value-type="float">
            <text:p>2364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  <table:table-cell office:value-type="float" office:value="10.28" calcext:value-type="float">
            <text:p>10.28</text:p>
          </table:table-cell>
          <table:table-cell office:value-type="float" office:value="9.431" calcext:value-type="float">
            <text:p>9.431</text:p>
          </table:table-cell>
          <table:table-cell office:value-type="float" office:value="24550" calcext:value-type="float">
            <text:p>24550</text:p>
          </table:table-cell>
          <table:table-cell office:value-type="float" office:value="2126" calcext:value-type="float">
            <text:p>2126</text:p>
          </table:table-cell>
          <table:table-cell office:value-type="float" office:value="210" calcext:value-type="float">
            <text:p>210</text:p>
          </table:table-cell>
          <table:table-cell office:value-type="float" office:value="232" calcext:value-type="float">
            <text:p>232</text:p>
          </table:table-cell>
          <table:table-cell office:value-type="float" office:value="10.58" calcext:value-type="float">
            <text:p>10.58</text:p>
          </table:table-cell>
          <table:table-cell office:value-type="float" office:value="9.837" calcext:value-type="float">
            <text:p>9.837</text:p>
          </table:table-cell>
          <table:table-cell office:value-type="float" office:value="10268" calcext:value-type="float">
            <text:p>10268</text:p>
          </table:table-cell>
          <table:table-cell office:value-type="float" office:value="2053" calcext:value-type="float">
            <text:p>2053</text:p>
          </table:table-cell>
          <table:table-cell office:value-type="float" office:value="220" calcext:value-type="float">
            <text:p>220</text:p>
          </table:table-cell>
          <table:table-cell office:value-type="float" office:value="122" calcext:value-type="float">
            <text:p>122</text:p>
          </table:table-cell>
          <table:table-cell office:value-type="float" office:value="10.12" calcext:value-type="float">
            <text:p>10.12</text:p>
          </table:table-cell>
          <table:table-cell office:value-type="float" office:value="9.267" calcext:value-type="float">
            <text:p>9.267</text:p>
          </table:table-cell>
          <table:table-cell office:value-type="float" office:value="23224" calcext:value-type="float">
            <text:p>23224</text:p>
          </table:table-cell>
          <table:table-cell office:value-type="float" office:value="1900" calcext:value-type="float">
            <text:p>1900</text:p>
          </table:table-cell>
          <table:table-cell office:value-type="float" office:value="209" calcext:value-type="float">
            <text:p>209</text:p>
          </table:table-cell>
          <table:table-cell office:value-type="float" office:value="136" calcext:value-type="float">
            <text:p>136</text:p>
          </table:table-cell>
          <table:table-cell office:value-type="float" office:value="10.58" calcext:value-type="float">
            <text:p>10.58</text:p>
          </table:table-cell>
          <table:table-cell office:value-type="float" office:value="9.866" calcext:value-type="float">
            <text:p>9.866</text:p>
          </table:table-cell>
          <table:table-cell office:value-type="float" office:value="6665" calcext:value-type="float">
            <text:p>6665</text:p>
          </table:table-cell>
          <table:table-cell office:value-type="float" office:value="2003" calcext:value-type="float">
            <text:p>2003</text:p>
          </table:table-cell>
          <table:table-cell office:value-type="float" office:value="217" calcext:value-type="float">
            <text:p>217</text:p>
          </table:table-cell>
          <table:table-cell office:value-type="float" office:value="83" calcext:value-type="float">
            <text:p>83</text:p>
          </table:table-cell>
          <table:table-cell office:value-type="float" office:value="10.21" calcext:value-type="float">
            <text:p>10.21</text:p>
          </table:table-cell>
          <table:table-cell office:value-type="float" office:value="9.34" calcext:value-type="float">
            <text:p>9.34</text:p>
          </table:table-cell>
          <table:table-cell office:value-type="float" office:value="13965" calcext:value-type="float">
            <text:p>13965</text:p>
          </table:table-cell>
          <table:table-cell office:value-type="float" office:value="1698" calcext:value-type="float">
            <text:p>1698</text:p>
          </table:table-cell>
          <table:table-cell office:value-type="float" office:value="206" calcext:value-type="float">
            <text:p>206</text:p>
          </table:table-cell>
          <table:table-cell office:value-type="float" office:value="234" calcext:value-type="float">
            <text:p>234</text:p>
          </table:table-cell>
          <table:table-cell office:value-type="float" office:value="10.86" calcext:value-type="float">
            <text:p>10.86</text:p>
          </table:table-cell>
          <table:table-cell office:value-type="float" office:value="10.12" calcext:value-type="float">
            <text:p>10.12</text:p>
          </table:table-cell>
          <table:table-cell office:value-type="float" office:value="10714" calcext:value-type="float">
            <text:p>10714</text:p>
          </table:table-cell>
          <table:table-cell office:value-type="float" office:value="2208" calcext:value-type="float">
            <text:p>2208</text:p>
          </table:table-cell>
          <table:table-cell office:value-type="float" office:value="213" calcext:value-type="float">
            <text:p>213</text:p>
          </table:table-cell>
          <table:table-cell office:value-type="float" office:value="143" calcext:value-type="float">
            <text:p>143</text:p>
          </table:table-cell>
          <table:table-cell table:formula="of:=MIN([.$H15];[.$N15];[.$T15];[.$Z15];[.$AF15];[.$AL15];[.$AR15];[.$AX15];[.$BD15];[.$BJ15];[.$BP15];[.$BV15])" office:value-type="float" office:value="10.12" calcext:value-type="float">
            <text:p>10.12</text:p>
          </table:table-cell>
          <table:table-cell table:formula="of:=MIN([.$I15];[.$O15];[.$U15];[.$AA15];[.$AG15];[.$AM15];[.$AS15];[.$AY15];[.$BE15];[.$BK15];[.$BQ15];[.$BW15])" office:value-type="float" office:value="9.267" calcext:value-type="float">
            <text:p>9.267</text:p>
          </table:table-cell>
          <table:table-cell table:formula="of:=MIN([.$J15];[.$P15];[.$V15];[.$AB15];[.$AH15];[.$AN15];[.$AT15];[.$AZ15];[.$BF15];[.$BL15];[.$BR15];[.$BX15])" office:value-type="float" office:value="5234" calcext:value-type="float">
            <text:p>5234</text:p>
          </table:table-cell>
          <table:table-cell table:formula="of:=MIN([.$K15];[.$Q15];[.$W15];[.$AC15];[.$AI15];[.$AO15];[.$AU15];[.$BA15];[.$BG15];[.$BM15];[.$BS15];[.$BY15])" office:value-type="float" office:value="1509" calcext:value-type="float">
            <text:p>1509</text:p>
          </table:table-cell>
          <table:table-cell table:formula="of:=MIN([.$L15];[.$R15];[.$X15];[.$AD15];[.$AJ15];[.$AP15];[.$AV15];[.$BB15];[.$BH15];[.$BN15];[.$BT15];[.$BZ15])" office:value-type="float" office:value="206" calcext:value-type="float">
            <text:p>206</text:p>
          </table:table-cell>
          <table:table-cell table:formula="of:=MIN([.$M15];[.$S15];[.$Y15];[.$AE15];[.$AK15];[.$AQ15];[.$AW15];[.$BC15];[.$BI15];[.$BO15];[.$BU15];[.$CA15])" office:value-type="float" office:value="0" calcext:value-type="float">
            <text:p>0</text:p>
          </table:table-cell>
          <table:table-cell table:formula="of:=MEDIAN([.$H15];[.$N15];[.$T15];[.$Z15];[.$AF15];[.$AL15];[.$AR15];[.$AX15];[.$BD15];[.$BJ15];[.$BP15];[.$BV15])" office:value-type="float" office:value="10.87" calcext:value-type="float">
            <text:p>10.87</text:p>
          </table:table-cell>
          <table:table-cell table:formula="of:=MEDIAN([.$I15];[.$O15];[.$U15];[.$AA15];[.$AG15];[.$AM15];[.$AS15];[.$AY15];[.$BE15];[.$BK15];[.$BQ15];[.$BW15])" office:value-type="float" office:value="9.8765" calcext:value-type="float">
            <text:p>9.8765</text:p>
          </table:table-cell>
          <table:table-cell table:formula="of:=MEDIAN([.$J15];[.$P15];[.$V15];[.$AB15];[.$AH15];[.$AN15];[.$AT15];[.$AZ15];[.$BF15];[.$BL15];[.$BR15];[.$BX15])" office:value-type="float" office:value="15383.5" calcext:value-type="float">
            <text:p>15383.5</text:p>
          </table:table-cell>
          <table:table-cell table:formula="of:=MEDIAN([.$K15];[.$Q15];[.$W15];[.$AC15];[.$AI15];[.$AO15];[.$AU15];[.$BA15];[.$BG15];[.$BM15];[.$BS15];[.$BY15])" office:value-type="float" office:value="2041.5" calcext:value-type="float">
            <text:p>2041.5</text:p>
          </table:table-cell>
          <table:table-cell table:formula="of:=MEDIAN([.$L15];[.$R15];[.$X15];[.$AD15];[.$AJ15];[.$AP15];[.$AV15];[.$BB15];[.$BH15];[.$BN15];[.$BT15];[.$BZ15])" office:value-type="float" office:value="215" calcext:value-type="float">
            <text:p>215</text:p>
          </table:table-cell>
          <table:table-cell table:formula="of:=MEDIAN([.$M15];[.$S15];[.$Y15];[.$AE15];[.$AK15];[.$AQ15];[.$AW15];[.$BC15];[.$BI15];[.$BO15];[.$BU15];[.$CA15])" office:value-type="float" office:value="139.5" calcext:value-type="float">
            <text:p>139.5</text:p>
          </table:table-cell>
          <table:table-cell table:formula="of:=MAX([.$H15];[.$N15];[.$T15];[.$Z15];[.$AF15];[.$AL15];[.$AR15];[.$AX15];[.$BD15];[.$BJ15];[.$BP15];[.$BV15])" office:value-type="float" office:value="28.39" calcext:value-type="float">
            <text:p>28.39</text:p>
          </table:table-cell>
          <table:table-cell table:formula="of:=MAX([.$I15];[.$O15];[.$U15];[.$AA15];[.$AG15];[.$AM15];[.$AS15];[.$AY15];[.$BE15];[.$BK15];[.$BQ15];[.$BW15])" office:value-type="float" office:value="10.981" calcext:value-type="float">
            <text:p>10.981</text:p>
          </table:table-cell>
          <table:table-cell table:formula="of:=MAX([.$J15];[.$P15];[.$V15];[.$AB15];[.$AH15];[.$AN15];[.$AT15];[.$AZ15];[.$BF15];[.$BL15];[.$BR15];[.$BX15])" office:value-type="float" office:value="62601" calcext:value-type="float">
            <text:p>62601</text:p>
          </table:table-cell>
          <table:table-cell table:formula="of:=MAX([.$K15];[.$Q15];[.$W15];[.$AC15];[.$AI15];[.$AO15];[.$AU15];[.$BA15];[.$BG15];[.$BM15];[.$BS15];[.$BY15])" office:value-type="float" office:value="3840" calcext:value-type="float">
            <text:p>3840</text:p>
          </table:table-cell>
          <table:table-cell table:formula="of:=MAX([.$L15];[.$R15];[.$X15];[.$AD15];[.$AJ15];[.$AP15];[.$AV15];[.$BB15];[.$BH15];[.$BN15];[.$BT15];[.$BZ15])" office:value-type="float" office:value="287" calcext:value-type="float">
            <text:p>287</text:p>
          </table:table-cell>
          <table:table-cell table:formula="of:=MAX([.$M15];[.$S15];[.$Y15];[.$AE15];[.$AK15];[.$AQ15];[.$AW15];[.$BC15];[.$BI15];[.$BO15];[.$BU15];[.$CA15])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6.lp</text:p>
          </table:table-cell>
          <table:table-cell office:value-type="float" office:value="6.85" calcext:value-type="float">
            <text:p>6.85</text:p>
          </table:table-cell>
          <table:table-cell office:value-type="float" office:value="5.376" calcext:value-type="float">
            <text:p>5.376</text:p>
          </table:table-cell>
          <table:table-cell office:value-type="float" office:value="40736" calcext:value-type="float">
            <text:p>40736</text:p>
          </table:table-cell>
          <table:table-cell office:value-type="float" office:value="2995" calcext:value-type="float">
            <text:p>299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2.91" calcext:value-type="float">
            <text:p>12.91</text:p>
          </table:table-cell>
          <table:table-cell office:value-type="float" office:value="11.981" calcext:value-type="float">
            <text:p>11.981</text:p>
          </table:table-cell>
          <table:table-cell office:value-type="float" office:value="66947" calcext:value-type="float">
            <text:p>66947</text:p>
          </table:table-cell>
          <table:table-cell office:value-type="float" office:value="3636" calcext:value-type="float">
            <text:p>3636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0.49" calcext:value-type="float">
            <text:p>10.49</text:p>
          </table:table-cell>
          <table:table-cell office:value-type="float" office:value="9.614" calcext:value-type="float">
            <text:p>9.614</text:p>
          </table:table-cell>
          <table:table-cell office:value-type="float" office:value="14090" calcext:value-type="float">
            <text:p>14090</text:p>
          </table:table-cell>
          <table:table-cell office:value-type="float" office:value="655" calcext:value-type="float">
            <text:p>655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10.759" calcext:value-type="float">
            <text:p>10.759</text:p>
          </table:table-cell>
          <table:table-cell office:value-type="float" office:value="27821" calcext:value-type="float">
            <text:p>27821</text:p>
          </table:table-cell>
          <table:table-cell office:value-type="float" office:value="2151" calcext:value-type="float">
            <text:p>2151</text:p>
          </table:table-cell>
          <table:table-cell office:value-type="float" office:value="233" calcext:value-type="float">
            <text:p>233</text:p>
          </table:table-cell>
          <table:table-cell office:value-type="float" office:value="334" calcext:value-type="float">
            <text:p>334</text:p>
          </table:table-cell>
          <table:table-cell office:value-type="float" office:value="15.25" calcext:value-type="float">
            <text:p>15.25</text:p>
          </table:table-cell>
          <table:table-cell office:value-type="float" office:value="9.104" calcext:value-type="float">
            <text:p>9.104</text:p>
          </table:table-cell>
          <table:table-cell office:value-type="float" office:value="2413" calcext:value-type="float">
            <text:p>2413</text:p>
          </table:table-cell>
          <table:table-cell office:value-type="float" office:value="258" calcext:value-type="float">
            <text:p>258</text:p>
          </table:table-cell>
          <table:table-cell office:value-type="float" office:value="225" calcext:value-type="float">
            <text:p>225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0.937" calcext:value-type="float">
            <text:p>10.937</text:p>
          </table:table-cell>
          <table:table-cell office:value-type="float" office:value="27821" calcext:value-type="float">
            <text:p>27821</text:p>
          </table:table-cell>
          <table:table-cell office:value-type="float" office:value="2151" calcext:value-type="float">
            <text:p>2151</text:p>
          </table:table-cell>
          <table:table-cell office:value-type="float" office:value="234" calcext:value-type="float">
            <text:p>234</text:p>
          </table:table-cell>
          <table:table-cell office:value-type="float" office:value="334" calcext:value-type="float">
            <text:p>334</text:p>
          </table:table-cell>
          <table:table-cell office:value-type="float" office:value="10.55" calcext:value-type="float">
            <text:p>10.55</text:p>
          </table:table-cell>
          <table:table-cell office:value-type="float" office:value="9.78" calcext:value-type="float">
            <text:p>9.78</text:p>
          </table:table-cell>
          <table:table-cell office:value-type="float" office:value="2978" calcext:value-type="float">
            <text:p>2978</text:p>
          </table:table-cell>
          <table:table-cell office:value-type="float" office:value="277" calcext:value-type="float">
            <text:p>277</text:p>
          </table:table-cell>
          <table:table-cell office:value-type="float" office:value="219" calcext:value-type="float">
            <text:p>219</text:p>
          </table:table-cell>
          <table:table-cell office:value-type="float" office:value="58" calcext:value-type="float">
            <text:p>58</text:p>
          </table:table-cell>
          <table:table-cell office:value-type="float" office:value="11.78" calcext:value-type="float">
            <text:p>11.78</text:p>
          </table:table-cell>
          <table:table-cell office:value-type="float" office:value="10.848" calcext:value-type="float">
            <text:p>10.848</text:p>
          </table:table-cell>
          <table:table-cell office:value-type="float" office:value="29432" calcext:value-type="float">
            <text:p>29432</text:p>
          </table:table-cell>
          <table:table-cell office:value-type="float" office:value="2349" calcext:value-type="float">
            <text:p>2349</text:p>
          </table:table-cell>
          <table:table-cell office:value-type="float" office:value="230" calcext:value-type="float">
            <text:p>230</text:p>
          </table:table-cell>
          <table:table-cell office:value-type="float" office:value="198" calcext:value-type="float">
            <text:p>198</text:p>
          </table:table-cell>
          <table:table-cell office:value-type="float" office:value="9.92" calcext:value-type="float">
            <text:p>9.92</text:p>
          </table:table-cell>
          <table:table-cell office:value-type="float" office:value="9.132" calcext:value-type="float">
            <text:p>9.132</text:p>
          </table:table-cell>
          <table:table-cell office:value-type="float" office:value="2978" calcext:value-type="float">
            <text:p>2978</text:p>
          </table:table-cell>
          <table:table-cell office:value-type="float" office:value="277" calcext:value-type="float">
            <text:p>277</text:p>
          </table:table-cell>
          <table:table-cell office:value-type="float" office:value="223" calcext:value-type="float">
            <text:p>223</text:p>
          </table:table-cell>
          <table:table-cell office:value-type="float" office:value="58" calcext:value-type="float">
            <text:p>58</text:p>
          </table:table-cell>
          <table:table-cell office:value-type="float" office:value="10.49" calcext:value-type="float">
            <text:p>10.49</text:p>
          </table:table-cell>
          <table:table-cell office:value-type="float" office:value="9.622" calcext:value-type="float">
            <text:p>9.622</text:p>
          </table:table-cell>
          <table:table-cell office:value-type="float" office:value="11687" calcext:value-type="float">
            <text:p>11687</text:p>
          </table:table-cell>
          <table:table-cell office:value-type="float" office:value="1083" calcext:value-type="float">
            <text:p>1083</text:p>
          </table:table-cell>
          <table:table-cell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office:value-type="float" office:value="10.1" calcext:value-type="float">
            <text:p>10.1</text:p>
          </table:table-cell>
          <table:table-cell office:value-type="float" office:value="9.287" calcext:value-type="float">
            <text:p>9.287</text:p>
          </table:table-cell>
          <table:table-cell office:value-type="float" office:value="3707" calcext:value-type="float">
            <text:p>3707</text:p>
          </table:table-cell>
          <table:table-cell office:value-type="float" office:value="302" calcext:value-type="float">
            <text:p>302</text:p>
          </table:table-cell>
          <table:table-cell office:value-type="float" office:value="222" calcext:value-type="float">
            <text:p>222</text:p>
          </table:table-cell>
          <table:table-cell office:value-type="float" office:value="52" calcext:value-type="float">
            <text:p>52</text:p>
          </table:table-cell>
          <table:table-cell office:value-type="float" office:value="11.49" calcext:value-type="float">
            <text:p>11.49</text:p>
          </table:table-cell>
          <table:table-cell office:value-type="float" office:value="10.509" calcext:value-type="float">
            <text:p>10.509</text:p>
          </table:table-cell>
          <table:table-cell office:value-type="float" office:value="39586" calcext:value-type="float">
            <text:p>39586</text:p>
          </table:table-cell>
          <table:table-cell office:value-type="float" office:value="2434" calcext:value-type="float">
            <text:p>2434</text:p>
          </table:table-cell>
          <table:table-cell office:value-type="float" office:value="226" calcext:value-type="float">
            <text:p>226</text:p>
          </table:table-cell>
          <table:table-cell office:value-type="float" office:value="192" calcext:value-type="float">
            <text:p>192</text:p>
          </table:table-cell>
          <table:table-cell office:value-type="float" office:value="9.98" calcext:value-type="float">
            <text:p>9.98</text:p>
          </table:table-cell>
          <table:table-cell office:value-type="float" office:value="9.186" calcext:value-type="float">
            <text:p>9.186</text:p>
          </table:table-cell>
          <table:table-cell office:value-type="float" office:value="2978" calcext:value-type="float">
            <text:p>2978</text:p>
          </table:table-cell>
          <table:table-cell office:value-type="float" office:value="277" calcext:value-type="float">
            <text:p>277</text:p>
          </table:table-cell>
          <table:table-cell office:value-type="float" office:value="221" calcext:value-type="float">
            <text:p>221</text:p>
          </table:table-cell>
          <table:table-cell office:value-type="float" office:value="58" calcext:value-type="float">
            <text:p>58</text:p>
          </table:table-cell>
          <table:table-cell table:formula="of:=MIN([.$H16];[.$N16];[.$T16];[.$Z16];[.$AF16];[.$AL16];[.$AR16];[.$AX16];[.$BD16];[.$BJ16];[.$BP16];[.$BV16])" office:value-type="float" office:value="9.92" calcext:value-type="float">
            <text:p>9.92</text:p>
          </table:table-cell>
          <table:table-cell table:formula="of:=MIN([.$I16];[.$O16];[.$U16];[.$AA16];[.$AG16];[.$AM16];[.$AS16];[.$AY16];[.$BE16];[.$BK16];[.$BQ16];[.$BW16])" office:value-type="float" office:value="9.104" calcext:value-type="float">
            <text:p>9.104</text:p>
          </table:table-cell>
          <table:table-cell table:formula="of:=MIN([.$J16];[.$P16];[.$V16];[.$AB16];[.$AH16];[.$AN16];[.$AT16];[.$AZ16];[.$BF16];[.$BL16];[.$BR16];[.$BX16])" office:value-type="float" office:value="2413" calcext:value-type="float">
            <text:p>2413</text:p>
          </table:table-cell>
          <table:table-cell table:formula="of:=MIN([.$K16];[.$Q16];[.$W16];[.$AC16];[.$AI16];[.$AO16];[.$AU16];[.$BA16];[.$BG16];[.$BM16];[.$BS16];[.$BY16])" office:value-type="float" office:value="258" calcext:value-type="float">
            <text:p>258</text:p>
          </table:table-cell>
          <table:table-cell table:formula="of:=MIN([.$L16];[.$R16];[.$X16];[.$AD16];[.$AJ16];[.$AP16];[.$AV16];[.$BB16];[.$BH16];[.$BN16];[.$BT16];[.$BZ16])" office:value-type="float" office:value="219" calcext:value-type="float">
            <text:p>219</text:p>
          </table:table-cell>
          <table:table-cell table:formula="of:=MIN([.$M16];[.$S16];[.$Y16];[.$AE16];[.$AK16];[.$AQ16];[.$AW16];[.$BC16];[.$BI16];[.$BO16];[.$BU16];[.$CA16])" office:value-type="float" office:value="0" calcext:value-type="float">
            <text:p>0</text:p>
          </table:table-cell>
          <table:table-cell table:formula="of:=MEDIAN([.$H16];[.$N16];[.$T16];[.$Z16];[.$AF16];[.$AL16];[.$AR16];[.$AX16];[.$BD16];[.$BJ16];[.$BP16];[.$BV16])" office:value-type="float" office:value="11.02" calcext:value-type="float">
            <text:p>11.02</text:p>
          </table:table-cell>
          <table:table-cell table:formula="of:=MEDIAN([.$I16];[.$O16];[.$U16];[.$AA16];[.$AG16];[.$AM16];[.$AS16];[.$AY16];[.$BE16];[.$BK16];[.$BQ16];[.$BW16])" office:value-type="float" office:value="9.701" calcext:value-type="float">
            <text:p>9.701</text:p>
          </table:table-cell>
          <table:table-cell table:formula="of:=MEDIAN([.$J16];[.$P16];[.$V16];[.$AB16];[.$AH16];[.$AN16];[.$AT16];[.$AZ16];[.$BF16];[.$BL16];[.$BR16];[.$BX16])" office:value-type="float" office:value="12888.5" calcext:value-type="float">
            <text:p>12888.5</text:p>
          </table:table-cell>
          <table:table-cell table:formula="of:=MEDIAN([.$K16];[.$Q16];[.$W16];[.$AC16];[.$AI16];[.$AO16];[.$AU16];[.$BA16];[.$BG16];[.$BM16];[.$BS16];[.$BY16])" office:value-type="float" office:value="869" calcext:value-type="float">
            <text:p>869</text:p>
          </table:table-cell>
          <table:table-cell table:formula="of:=MEDIAN([.$L16];[.$R16];[.$X16];[.$AD16];[.$AJ16];[.$AP16];[.$AV16];[.$BB16];[.$BH16];[.$BN16];[.$BT16];[.$BZ16])" office:value-type="float" office:value="224" calcext:value-type="float">
            <text:p>224</text:p>
          </table:table-cell>
          <table:table-cell table:formula="of:=MEDIAN([.$M16];[.$S16];[.$Y16];[.$AE16];[.$AK16];[.$AQ16];[.$AW16];[.$BC16];[.$BI16];[.$BO16];[.$BU16];[.$CA16])" office:value-type="float" office:value="58" calcext:value-type="float">
            <text:p>58</text:p>
          </table:table-cell>
          <table:table-cell table:formula="of:=MAX([.$H16];[.$N16];[.$T16];[.$Z16];[.$AF16];[.$AL16];[.$AR16];[.$AX16];[.$BD16];[.$BJ16];[.$BP16];[.$BV16])" office:value-type="float" office:value="15.25" calcext:value-type="float">
            <text:p>15.25</text:p>
          </table:table-cell>
          <table:table-cell table:formula="of:=MAX([.$I16];[.$O16];[.$U16];[.$AA16];[.$AG16];[.$AM16];[.$AS16];[.$AY16];[.$BE16];[.$BK16];[.$BQ16];[.$BW16])" office:value-type="float" office:value="11.981" calcext:value-type="float">
            <text:p>11.981</text:p>
          </table:table-cell>
          <table:table-cell table:formula="of:=MAX([.$J16];[.$P16];[.$V16];[.$AB16];[.$AH16];[.$AN16];[.$AT16];[.$AZ16];[.$BF16];[.$BL16];[.$BR16];[.$BX16])" office:value-type="float" office:value="66947" calcext:value-type="float">
            <text:p>66947</text:p>
          </table:table-cell>
          <table:table-cell table:formula="of:=MAX([.$K16];[.$Q16];[.$W16];[.$AC16];[.$AI16];[.$AO16];[.$AU16];[.$BA16];[.$BG16];[.$BM16];[.$BS16];[.$BY16])" office:value-type="float" office:value="3636" calcext:value-type="float">
            <text:p>3636</text:p>
          </table:table-cell>
          <table:table-cell table:formula="of:=MAX([.$L16];[.$R16];[.$X16];[.$AD16];[.$AJ16];[.$AP16];[.$AV16];[.$BB16];[.$BH16];[.$BN16];[.$BT16];[.$BZ16])" office:value-type="float" office:value="236" calcext:value-type="float">
            <text:p>236</text:p>
          </table:table-cell>
          <table:table-cell table:formula="of:=MAX([.$M16];[.$S16];[.$Y16];[.$AE16];[.$AK16];[.$AQ16];[.$AW16];[.$BC16];[.$BI16];[.$BO16];[.$BU16];[.$CA16])"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7.lp</text:p>
          </table:table-cell>
          <table:table-cell office:value-type="float" office:value="9.97" calcext:value-type="float">
            <text:p>9.97</text:p>
          </table:table-cell>
          <table:table-cell office:value-type="float" office:value="8.075" calcext:value-type="float">
            <text:p>8.075</text:p>
          </table:table-cell>
          <table:table-cell office:value-type="float" office:value="112302" calcext:value-type="float">
            <text:p>112302</text:p>
          </table:table-cell>
          <table:table-cell office:value-type="float" office:value="6061" calcext:value-type="float">
            <text:p>606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4.63" calcext:value-type="float">
            <text:p>14.63</text:p>
          </table:table-cell>
          <table:table-cell office:value-type="float" office:value="13.497" calcext:value-type="float">
            <text:p>13.497</text:p>
          </table:table-cell>
          <table:table-cell office:value-type="float" office:value="94953" calcext:value-type="float">
            <text:p>94953</text:p>
          </table:table-cell>
          <table:table-cell office:value-type="float" office:value="3515" calcext:value-type="float">
            <text:p>3515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2.35" calcext:value-type="float">
            <text:p>12.35</text:p>
          </table:table-cell>
          <table:table-cell office:value-type="float" office:value="11.439" calcext:value-type="float">
            <text:p>11.439</text:p>
          </table:table-cell>
          <table:table-cell office:value-type="float" office:value="3121" calcext:value-type="float">
            <text:p>3121</text:p>
          </table:table-cell>
          <table:table-cell office:value-type="float" office:value="332" calcext:value-type="float">
            <text:p>33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3.63" calcext:value-type="float">
            <text:p>13.63</text:p>
          </table:table-cell>
          <table:table-cell office:value-type="float" office:value="12.502" calcext:value-type="float">
            <text:p>12.502</text:p>
          </table:table-cell>
          <table:table-cell office:value-type="float" office:value="22316" calcext:value-type="float">
            <text:p>22316</text:p>
          </table:table-cell>
          <table:table-cell office:value-type="float" office:value="2067" calcext:value-type="float">
            <text:p>2067</text:p>
          </table:table-cell>
          <table:table-cell office:value-type="float" office:value="286" calcext:value-type="float">
            <text:p>286</text:p>
          </table:table-cell>
          <table:table-cell office:value-type="float" office:value="270" calcext:value-type="float">
            <text:p>270</text:p>
          </table:table-cell>
          <table:table-cell office:value-type="float" office:value="18.63" calcext:value-type="float">
            <text:p>18.63</text:p>
          </table:table-cell>
          <table:table-cell office:value-type="float" office:value="11.816" calcext:value-type="float">
            <text:p>11.816</text:p>
          </table:table-cell>
          <table:table-cell office:value-type="float" office:value="3439" calcext:value-type="float">
            <text:p>3439</text:p>
          </table:table-cell>
          <table:table-cell office:value-type="float" office:value="328" calcext:value-type="float">
            <text:p>328</text:p>
          </table:table-cell>
          <table:table-cell office:value-type="float" office:value="320" calcext:value-type="float">
            <text:p>320</text:p>
          </table:table-cell>
          <table:table-cell office:value-type="float" office:value="81" calcext:value-type="float">
            <text:p>81</text:p>
          </table:table-cell>
          <table:table-cell office:value-type="float" office:value="13.98" calcext:value-type="float">
            <text:p>13.98</text:p>
          </table:table-cell>
          <table:table-cell office:value-type="float" office:value="12.85" calcext:value-type="float">
            <text:p>12.85</text:p>
          </table:table-cell>
          <table:table-cell office:value-type="float" office:value="22316" calcext:value-type="float">
            <text:p>22316</text:p>
          </table:table-cell>
          <table:table-cell office:value-type="float" office:value="2067" calcext:value-type="float">
            <text:p>2067</text:p>
          </table:table-cell>
          <table:table-cell office:value-type="float" office:value="286" calcext:value-type="float">
            <text:p>286</text:p>
          </table:table-cell>
          <table:table-cell office:value-type="float" office:value="270" calcext:value-type="float">
            <text:p>270</text:p>
          </table:table-cell>
          <table:table-cell office:value-type="float" office:value="12.18" calcext:value-type="float">
            <text:p>12.18</text:p>
          </table:table-cell>
          <table:table-cell office:value-type="float" office:value="11.298" calcext:value-type="float">
            <text:p>11.298</text:p>
          </table:table-cell>
          <table:table-cell office:value-type="float" office:value="1260" calcext:value-type="float">
            <text:p>1260</text:p>
          </table:table-cell>
          <table:table-cell office:value-type="float" office:value="224" calcext:value-type="float">
            <text:p>224</text:p>
          </table:table-cell>
          <table:table-cell office:value-type="float" office:value="277" calcext:value-type="float">
            <text:p>277</text:p>
          </table:table-cell>
          <table:table-cell office:value-type="float" office:value="58" calcext:value-type="float">
            <text:p>58</text:p>
          </table:table-cell>
          <table:table-cell office:value-type="float" office:value="12.69" calcext:value-type="float">
            <text:p>12.69</text:p>
          </table:table-cell>
          <table:table-cell office:value-type="float" office:value="11.674" calcext:value-type="float">
            <text:p>11.674</text:p>
          </table:table-cell>
          <table:table-cell office:value-type="float" office:value="16574" calcext:value-type="float">
            <text:p>16574</text:p>
          </table:table-cell>
          <table:table-cell office:value-type="float" office:value="1707" calcext:value-type="float">
            <text:p>1707</text:p>
          </table:table-cell>
          <table:table-cell office:value-type="float" office:value="276" calcext:value-type="float">
            <text:p>276</text:p>
          </table:table-cell>
          <table:table-cell office:value-type="float" office:value="173" calcext:value-type="float">
            <text:p>173</text:p>
          </table:table-cell>
          <table:table-cell office:value-type="float" office:value="12.4" calcext:value-type="float">
            <text:p>12.4</text:p>
          </table:table-cell>
          <table:table-cell office:value-type="float" office:value="11.423" calcext:value-type="float">
            <text:p>11.423</text:p>
          </table:table-cell>
          <table:table-cell office:value-type="float" office:value="1260" calcext:value-type="float">
            <text:p>1260</text:p>
          </table:table-cell>
          <table:table-cell office:value-type="float" office:value="224" calcext:value-type="float">
            <text:p>224</text:p>
          </table:table-cell>
          <table:table-cell office:value-type="float" office:value="278" calcext:value-type="float">
            <text:p>278</text:p>
          </table:table-cell>
          <table:table-cell office:value-type="float" office:value="58" calcext:value-type="float">
            <text:p>58</text:p>
          </table:table-cell>
          <table:table-cell office:value-type="float" office:value="13.59" calcext:value-type="float">
            <text:p>13.59</text:p>
          </table:table-cell>
          <table:table-cell office:value-type="float" office:value="12.553" calcext:value-type="float">
            <text:p>12.553</text:p>
          </table:table-cell>
          <table:table-cell office:value-type="float" office:value="38407" calcext:value-type="float">
            <text:p>38407</text:p>
          </table:table-cell>
          <table:table-cell office:value-type="float" office:value="2272" calcext:value-type="float">
            <text:p>2272</text:p>
          </table:table-cell>
          <table:table-cell office:value-type="float" office:value="275" calcext:value-type="float">
            <text:p>275</text:p>
          </table:table-cell>
          <table:table-cell office:value-type="float" office:value="168" calcext:value-type="float">
            <text:p>168</text:p>
          </table:table-cell>
          <table:table-cell office:value-type="float" office:value="11.56" calcext:value-type="float">
            <text:p>11.56</text:p>
          </table:table-cell>
          <table:table-cell office:value-type="float" office:value="10.658" calcext:value-type="float">
            <text:p>10.658</text:p>
          </table:table-cell>
          <table:table-cell office:value-type="float" office:value="1260" calcext:value-type="float">
            <text:p>1260</text:p>
          </table:table-cell>
          <table:table-cell office:value-type="float" office:value="224" calcext:value-type="float">
            <text:p>224</text:p>
          </table:table-cell>
          <table:table-cell office:value-type="float" office:value="277" calcext:value-type="float">
            <text:p>277</text:p>
          </table:table-cell>
          <table:table-cell office:value-type="float" office:value="58" calcext:value-type="float">
            <text:p>58</text:p>
          </table:table-cell>
          <table:table-cell office:value-type="float" office:value="13.83" calcext:value-type="float">
            <text:p>13.83</text:p>
          </table:table-cell>
          <table:table-cell office:value-type="float" office:value="12.739" calcext:value-type="float">
            <text:p>12.739</text:p>
          </table:table-cell>
          <table:table-cell office:value-type="float" office:value="41307" calcext:value-type="float">
            <text:p>41307</text:p>
          </table:table-cell>
          <table:table-cell office:value-type="float" office:value="2763" calcext:value-type="float">
            <text:p>2763</text:p>
          </table:table-cell>
          <table:table-cell office:value-type="float" office:value="279" calcext:value-type="float">
            <text:p>279</text:p>
          </table:table-cell>
          <table:table-cell office:value-type="float" office:value="230" calcext:value-type="float">
            <text:p>230</text:p>
          </table:table-cell>
          <table:table-cell office:value-type="float" office:value="11.88" calcext:value-type="float">
            <text:p>11.88</text:p>
          </table:table-cell>
          <table:table-cell office:value-type="float" office:value="10.95" calcext:value-type="float">
            <text:p>10.95</text:p>
          </table:table-cell>
          <table:table-cell office:value-type="float" office:value="1260" calcext:value-type="float">
            <text:p>1260</text:p>
          </table:table-cell>
          <table:table-cell office:value-type="float" office:value="224" calcext:value-type="float">
            <text:p>224</text:p>
          </table:table-cell>
          <table:table-cell office:value-type="float" office:value="274" calcext:value-type="float">
            <text:p>274</text:p>
          </table:table-cell>
          <table:table-cell office:value-type="float" office:value="58" calcext:value-type="float">
            <text:p>58</text:p>
          </table:table-cell>
          <table:table-cell table:formula="of:=MIN([.$H17];[.$N17];[.$T17];[.$Z17];[.$AF17];[.$AL17];[.$AR17];[.$AX17];[.$BD17];[.$BJ17];[.$BP17];[.$BV17])" office:value-type="float" office:value="11.56" calcext:value-type="float">
            <text:p>11.56</text:p>
          </table:table-cell>
          <table:table-cell table:formula="of:=MIN([.$I17];[.$O17];[.$U17];[.$AA17];[.$AG17];[.$AM17];[.$AS17];[.$AY17];[.$BE17];[.$BK17];[.$BQ17];[.$BW17])" office:value-type="float" office:value="10.658" calcext:value-type="float">
            <text:p>10.658</text:p>
          </table:table-cell>
          <table:table-cell table:formula="of:=MIN([.$J17];[.$P17];[.$V17];[.$AB17];[.$AH17];[.$AN17];[.$AT17];[.$AZ17];[.$BF17];[.$BL17];[.$BR17];[.$BX17])" office:value-type="float" office:value="1260" calcext:value-type="float">
            <text:p>1260</text:p>
          </table:table-cell>
          <table:table-cell table:formula="of:=MIN([.$K17];[.$Q17];[.$W17];[.$AC17];[.$AI17];[.$AO17];[.$AU17];[.$BA17];[.$BG17];[.$BM17];[.$BS17];[.$BY17])" office:value-type="float" office:value="224" calcext:value-type="float">
            <text:p>224</text:p>
          </table:table-cell>
          <table:table-cell table:formula="of:=MIN([.$L17];[.$R17];[.$X17];[.$AD17];[.$AJ17];[.$AP17];[.$AV17];[.$BB17];[.$BH17];[.$BN17];[.$BT17];[.$BZ17])" office:value-type="float" office:value="274" calcext:value-type="float">
            <text:p>274</text:p>
          </table:table-cell>
          <table:table-cell table:formula="of:=MIN([.$M17];[.$S17];[.$Y17];[.$AE17];[.$AK17];[.$AQ17];[.$AW17];[.$BC17];[.$BI17];[.$BO17];[.$BU17];[.$CA17])" office:value-type="float" office:value="0" calcext:value-type="float">
            <text:p>0</text:p>
          </table:table-cell>
          <table:table-cell table:formula="of:=MEDIAN([.$H17];[.$N17];[.$T17];[.$Z17];[.$AF17];[.$AL17];[.$AR17];[.$AX17];[.$BD17];[.$BJ17];[.$BP17];[.$BV17])" office:value-type="float" office:value="13.14" calcext:value-type="float">
            <text:p>13.14</text:p>
          </table:table-cell>
          <table:table-cell table:formula="of:=MEDIAN([.$I17];[.$O17];[.$U17];[.$AA17];[.$AG17];[.$AM17];[.$AS17];[.$AY17];[.$BE17];[.$BK17];[.$BQ17];[.$BW17])" office:value-type="float" office:value="11.745" calcext:value-type="float">
            <text:p>11.745</text:p>
          </table:table-cell>
          <table:table-cell table:formula="of:=MEDIAN([.$J17];[.$P17];[.$V17];[.$AB17];[.$AH17];[.$AN17];[.$AT17];[.$AZ17];[.$BF17];[.$BL17];[.$BR17];[.$BX17])" office:value-type="float" office:value="10006.5" calcext:value-type="float">
            <text:p>10006.5</text:p>
          </table:table-cell>
          <table:table-cell table:formula="of:=MEDIAN([.$K17];[.$Q17];[.$W17];[.$AC17];[.$AI17];[.$AO17];[.$AU17];[.$BA17];[.$BG17];[.$BM17];[.$BS17];[.$BY17])" office:value-type="float" office:value="1019.5" calcext:value-type="float">
            <text:p>1019.5</text:p>
          </table:table-cell>
          <table:table-cell table:formula="of:=MEDIAN([.$L17];[.$R17];[.$X17];[.$AD17];[.$AJ17];[.$AP17];[.$AV17];[.$BB17];[.$BH17];[.$BN17];[.$BT17];[.$BZ17])" office:value-type="float" office:value="277.5" calcext:value-type="float">
            <text:p>277.5</text:p>
          </table:table-cell>
          <table:table-cell table:formula="of:=MEDIAN([.$M17];[.$S17];[.$Y17];[.$AE17];[.$AK17];[.$AQ17];[.$AW17];[.$BC17];[.$BI17];[.$BO17];[.$BU17];[.$CA17])" office:value-type="float" office:value="69.5" calcext:value-type="float">
            <text:p>69.5</text:p>
          </table:table-cell>
          <table:table-cell table:formula="of:=MAX([.$H17];[.$N17];[.$T17];[.$Z17];[.$AF17];[.$AL17];[.$AR17];[.$AX17];[.$BD17];[.$BJ17];[.$BP17];[.$BV17])" office:value-type="float" office:value="18.63" calcext:value-type="float">
            <text:p>18.63</text:p>
          </table:table-cell>
          <table:table-cell table:formula="of:=MAX([.$I17];[.$O17];[.$U17];[.$AA17];[.$AG17];[.$AM17];[.$AS17];[.$AY17];[.$BE17];[.$BK17];[.$BQ17];[.$BW17])" office:value-type="float" office:value="13.497" calcext:value-type="float">
            <text:p>13.497</text:p>
          </table:table-cell>
          <table:table-cell table:formula="of:=MAX([.$J17];[.$P17];[.$V17];[.$AB17];[.$AH17];[.$AN17];[.$AT17];[.$AZ17];[.$BF17];[.$BL17];[.$BR17];[.$BX17])" office:value-type="float" office:value="94953" calcext:value-type="float">
            <text:p>94953</text:p>
          </table:table-cell>
          <table:table-cell table:formula="of:=MAX([.$K17];[.$Q17];[.$W17];[.$AC17];[.$AI17];[.$AO17];[.$AU17];[.$BA17];[.$BG17];[.$BM17];[.$BS17];[.$BY17])" office:value-type="float" office:value="3515" calcext:value-type="float">
            <text:p>3515</text:p>
          </table:table-cell>
          <table:table-cell table:formula="of:=MAX([.$L17];[.$R17];[.$X17];[.$AD17];[.$AJ17];[.$AP17];[.$AV17];[.$BB17];[.$BH17];[.$BN17];[.$BT17];[.$BZ17])" office:value-type="float" office:value="320" calcext:value-type="float">
            <text:p>320</text:p>
          </table:table-cell>
          <table:table-cell table:formula="of:=MAX([.$M17];[.$S17];[.$Y17];[.$AE17];[.$AK17];[.$AQ17];[.$AW17];[.$BC17];[.$BI17];[.$BO17];[.$BU17];[.$CA17])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8.lp</text:p>
          </table:table-cell>
          <table:table-cell office:value-type="float" office:value="8.7" calcext:value-type="float">
            <text:p>8.7</text:p>
          </table:table-cell>
          <table:table-cell office:value-type="float" office:value="6.585" calcext:value-type="float">
            <text:p>6.585</text:p>
          </table:table-cell>
          <table:table-cell office:value-type="float" office:value="60144" calcext:value-type="float">
            <text:p>60144</text:p>
          </table:table-cell>
          <table:table-cell office:value-type="float" office:value="2662" calcext:value-type="float">
            <text:p>2662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9.25" calcext:value-type="float">
            <text:p>19.25</text:p>
          </table:table-cell>
          <table:table-cell office:value-type="float" office:value="17.72" calcext:value-type="float">
            <text:p>17.72</text:p>
          </table:table-cell>
          <table:table-cell office:value-type="float" office:value="78147" calcext:value-type="float">
            <text:p>78147</text:p>
          </table:table-cell>
          <table:table-cell office:value-type="float" office:value="5171" calcext:value-type="float">
            <text:p>5171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45.57" calcext:value-type="float">
            <text:p>45.57</text:p>
          </table:table-cell>
          <table:table-cell office:value-type="float" office:value="43.914" calcext:value-type="float">
            <text:p>43.914</text:p>
          </table:table-cell>
          <table:table-cell office:value-type="float" office:value="131871" calcext:value-type="float">
            <text:p>131871</text:p>
          </table:table-cell>
          <table:table-cell office:value-type="float" office:value="9319" calcext:value-type="float">
            <text:p>9319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28.39" calcext:value-type="float">
            <text:p>28.39</text:p>
          </table:table-cell>
          <table:table-cell office:value-type="float" office:value="26.638" calcext:value-type="float">
            <text:p>26.638</text:p>
          </table:table-cell>
          <table:table-cell office:value-type="float" office:value="113443" calcext:value-type="float">
            <text:p>113443</text:p>
          </table:table-cell>
          <table:table-cell office:value-type="float" office:value="7533" calcext:value-type="float">
            <text:p>7533</text:p>
          </table:table-cell>
          <table:table-cell office:value-type="float" office:value="405" calcext:value-type="float">
            <text:p>405</text:p>
          </table:table-cell>
          <table:table-cell office:value-type="float" office:value="796" calcext:value-type="float">
            <text:p>796</text:p>
          </table:table-cell>
          <table:table-cell office:value-type="float" office:value="216.57" calcext:value-type="float">
            <text:p>216.57</text:p>
          </table:table-cell>
          <table:table-cell office:value-type="float" office:value="43.624" calcext:value-type="float">
            <text:p>43.624</text:p>
          </table:table-cell>
          <table:table-cell office:value-type="float" office:value="110639" calcext:value-type="float">
            <text:p>110639</text:p>
          </table:table-cell>
          <table:table-cell office:value-type="float" office:value="14416" calcext:value-type="float">
            <text:p>14416</text:p>
          </table:table-cell>
          <table:table-cell office:value-type="float" office:value="1297" calcext:value-type="float">
            <text:p>1297</text:p>
          </table:table-cell>
          <table:table-cell office:value-type="float" office:value="123" calcext:value-type="float">
            <text:p>123</text:p>
          </table:table-cell>
          <table:table-cell office:value-type="float" office:value="20.86" calcext:value-type="float">
            <text:p>20.86</text:p>
          </table:table-cell>
          <table:table-cell office:value-type="float" office:value="19.595" calcext:value-type="float">
            <text:p>19.595</text:p>
          </table:table-cell>
          <table:table-cell office:value-type="float" office:value="112834" calcext:value-type="float">
            <text:p>112834</text:p>
          </table:table-cell>
          <table:table-cell office:value-type="float" office:value="7504" calcext:value-type="float">
            <text:p>7504</text:p>
          </table:table-cell>
          <table:table-cell office:value-type="float" office:value="378" calcext:value-type="float">
            <text:p>378</text:p>
          </table:table-cell>
          <table:table-cell office:value-type="float" office:value="320" calcext:value-type="float">
            <text:p>320</text:p>
          </table:table-cell>
          <table:table-cell office:value-type="float" office:value="42.28" calcext:value-type="float">
            <text:p>42.28</text:p>
          </table:table-cell>
          <table:table-cell office:value-type="float" office:value="41.148" calcext:value-type="float">
            <text:p>41.148</text:p>
          </table:table-cell>
          <table:table-cell office:value-type="float" office:value="139786" calcext:value-type="float">
            <text:p>139786</text:p>
          </table:table-cell>
          <table:table-cell office:value-type="float" office:value="14048" calcext:value-type="float">
            <text:p>14048</text:p>
          </table:table-cell>
          <table:table-cell office:value-type="float" office:value="452" calcext:value-type="float">
            <text:p>452</text:p>
          </table:table-cell>
          <table:table-cell office:value-type="float" office:value="100" calcext:value-type="float">
            <text:p>100</text:p>
          </table:table-cell>
          <table:table-cell office:value-type="float" office:value="20.57" calcext:value-type="float">
            <text:p>20.57</text:p>
          </table:table-cell>
          <table:table-cell office:value-type="float" office:value="19.477" calcext:value-type="float">
            <text:p>19.477</text:p>
          </table:table-cell>
          <table:table-cell office:value-type="float" office:value="112829" calcext:value-type="float">
            <text:p>112829</text:p>
          </table:table-cell>
          <table:table-cell office:value-type="float" office:value="7505" calcext:value-type="float">
            <text:p>7505</text:p>
          </table:table-cell>
          <table:table-cell office:value-type="float" office:value="372" calcext:value-type="float">
            <text:p>372</text:p>
          </table:table-cell>
          <table:table-cell office:value-type="float" office:value="188" calcext:value-type="float">
            <text:p>188</text:p>
          </table:table-cell>
          <table:table-cell office:value-type="float" office:value="38.83" calcext:value-type="float">
            <text:p>38.83</text:p>
          </table:table-cell>
          <table:table-cell office:value-type="float" office:value="37.808" calcext:value-type="float">
            <text:p>37.808</text:p>
          </table:table-cell>
          <table:table-cell office:value-type="float" office:value="144920" calcext:value-type="float">
            <text:p>144920</text:p>
          </table:table-cell>
          <table:table-cell office:value-type="float" office:value="14074" calcext:value-type="float">
            <text:p>14074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18.55" calcext:value-type="float">
            <text:p>18.55</text:p>
          </table:table-cell>
          <table:table-cell office:value-type="float" office:value="17.404" calcext:value-type="float">
            <text:p>17.404</text:p>
          </table:table-cell>
          <table:table-cell office:value-type="float" office:value="87942" calcext:value-type="float">
            <text:p>87942</text:p>
          </table:table-cell>
          <table:table-cell office:value-type="float" office:value="7220" calcext:value-type="float">
            <text:p>7220</text:p>
          </table:table-cell>
          <table:table-cell office:value-type="float" office:value="334" calcext:value-type="float">
            <text:p>334</text:p>
          </table:table-cell>
          <table:table-cell office:value-type="float" office:value="136" calcext:value-type="float">
            <text:p>136</text:p>
          </table:table-cell>
          <table:table-cell office:value-type="float" office:value="36.92" calcext:value-type="float">
            <text:p>36.92</text:p>
          </table:table-cell>
          <table:table-cell office:value-type="float" office:value="35.821" calcext:value-type="float">
            <text:p>35.821</text:p>
          </table:table-cell>
          <table:table-cell office:value-type="float" office:value="148189" calcext:value-type="float">
            <text:p>148189</text:p>
          </table:table-cell>
          <table:table-cell office:value-type="float" office:value="14077" calcext:value-type="float">
            <text:p>14077</text:p>
          </table:table-cell>
          <table:table-cell office:value-type="float" office:value="434" calcext:value-type="float">
            <text:p>434</text:p>
          </table:table-cell>
          <table:table-cell office:value-type="float" office:value="72" calcext:value-type="float">
            <text:p>72</text:p>
          </table:table-cell>
          <table:table-cell office:value-type="float" office:value="19.21" calcext:value-type="float">
            <text:p>19.21</text:p>
          </table:table-cell>
          <table:table-cell office:value-type="float" office:value="18.02" calcext:value-type="float">
            <text:p>18.02</text:p>
          </table:table-cell>
          <table:table-cell office:value-type="float" office:value="104478" calcext:value-type="float">
            <text:p>104478</text:p>
          </table:table-cell>
          <table:table-cell office:value-type="float" office:value="8053" calcext:value-type="float">
            <text:p>8053</text:p>
          </table:table-cell>
          <table:table-cell office:value-type="float" office:value="334" calcext:value-type="float">
            <text:p>334</text:p>
          </table:table-cell>
          <table:table-cell office:value-type="float" office:value="257" calcext:value-type="float">
            <text:p>257</text:p>
          </table:table-cell>
          <table:table-cell office:value-type="float" office:value="39.33" calcext:value-type="float">
            <text:p>39.33</text:p>
          </table:table-cell>
          <table:table-cell office:value-type="float" office:value="38.239" calcext:value-type="float">
            <text:p>38.239</text:p>
          </table:table-cell>
          <table:table-cell office:value-type="float" office:value="146443" calcext:value-type="float">
            <text:p>146443</text:p>
          </table:table-cell>
          <table:table-cell office:value-type="float" office:value="14079" calcext:value-type="float">
            <text:p>14079</text:p>
          </table:table-cell>
          <table:table-cell office:value-type="float" office:value="453" calcext:value-type="float">
            <text:p>453</text:p>
          </table:table-cell>
          <table:table-cell office:value-type="float" office:value="87" calcext:value-type="float">
            <text:p>87</text:p>
          </table:table-cell>
          <table:table-cell table:formula="of:=MIN([.$H18];[.$N18];[.$T18];[.$Z18];[.$AF18];[.$AL18];[.$AR18];[.$AX18];[.$BD18];[.$BJ18];[.$BP18];[.$BV18])" office:value-type="float" office:value="18.55" calcext:value-type="float">
            <text:p>18.55</text:p>
          </table:table-cell>
          <table:table-cell table:formula="of:=MIN([.$I18];[.$O18];[.$U18];[.$AA18];[.$AG18];[.$AM18];[.$AS18];[.$AY18];[.$BE18];[.$BK18];[.$BQ18];[.$BW18])" office:value-type="float" office:value="17.404" calcext:value-type="float">
            <text:p>17.404</text:p>
          </table:table-cell>
          <table:table-cell table:formula="of:=MIN([.$J18];[.$P18];[.$V18];[.$AB18];[.$AH18];[.$AN18];[.$AT18];[.$AZ18];[.$BF18];[.$BL18];[.$BR18];[.$BX18])" office:value-type="float" office:value="78147" calcext:value-type="float">
            <text:p>78147</text:p>
          </table:table-cell>
          <table:table-cell table:formula="of:=MIN([.$K18];[.$Q18];[.$W18];[.$AC18];[.$AI18];[.$AO18];[.$AU18];[.$BA18];[.$BG18];[.$BM18];[.$BS18];[.$BY18])" office:value-type="float" office:value="5171" calcext:value-type="float">
            <text:p>5171</text:p>
          </table:table-cell>
          <table:table-cell table:formula="of:=MIN([.$L18];[.$R18];[.$X18];[.$AD18];[.$AJ18];[.$AP18];[.$AV18];[.$BB18];[.$BH18];[.$BN18];[.$BT18];[.$BZ18])" office:value-type="float" office:value="331" calcext:value-type="float">
            <text:p>331</text:p>
          </table:table-cell>
          <table:table-cell table:formula="of:=MIN([.$M18];[.$S18];[.$Y18];[.$AE18];[.$AK18];[.$AQ18];[.$AW18];[.$BC18];[.$BI18];[.$BO18];[.$BU18];[.$CA18])" office:value-type="float" office:value="0" calcext:value-type="float">
            <text:p>0</text:p>
          </table:table-cell>
          <table:table-cell table:formula="of:=MEDIAN([.$H18];[.$N18];[.$T18];[.$Z18];[.$AF18];[.$AL18];[.$AR18];[.$AX18];[.$BD18];[.$BJ18];[.$BP18];[.$BV18])" office:value-type="float" office:value="32.655" calcext:value-type="float">
            <text:p>32.655</text:p>
          </table:table-cell>
          <table:table-cell table:formula="of:=MEDIAN([.$I18];[.$O18];[.$U18];[.$AA18];[.$AG18];[.$AM18];[.$AS18];[.$AY18];[.$BE18];[.$BK18];[.$BQ18];[.$BW18])" office:value-type="float" office:value="31.2295" calcext:value-type="float">
            <text:p>31.2295</text:p>
          </table:table-cell>
          <table:table-cell table:formula="of:=MEDIAN([.$J18];[.$P18];[.$V18];[.$AB18];[.$AH18];[.$AN18];[.$AT18];[.$AZ18];[.$BF18];[.$BL18];[.$BR18];[.$BX18])" office:value-type="float" office:value="113138.5" calcext:value-type="float">
            <text:p>113138.5</text:p>
          </table:table-cell>
          <table:table-cell table:formula="of:=MEDIAN([.$K18];[.$Q18];[.$W18];[.$AC18];[.$AI18];[.$AO18];[.$AU18];[.$BA18];[.$BG18];[.$BM18];[.$BS18];[.$BY18])" office:value-type="float" office:value="8686" calcext:value-type="float">
            <text:p>8686</text:p>
          </table:table-cell>
          <table:table-cell table:formula="of:=MEDIAN([.$L18];[.$R18];[.$X18];[.$AD18];[.$AJ18];[.$AP18];[.$AV18];[.$BB18];[.$BH18];[.$BN18];[.$BT18];[.$BZ18])" office:value-type="float" office:value="419.5" calcext:value-type="float">
            <text:p>419.5</text:p>
          </table:table-cell>
          <table:table-cell table:formula="of:=MEDIAN([.$M18];[.$S18];[.$Y18];[.$AE18];[.$AK18];[.$AQ18];[.$AW18];[.$BC18];[.$BI18];[.$BO18];[.$BU18];[.$CA18])" office:value-type="float" office:value="111.5" calcext:value-type="float">
            <text:p>111.5</text:p>
          </table:table-cell>
          <table:table-cell table:formula="of:=MAX([.$H18];[.$N18];[.$T18];[.$Z18];[.$AF18];[.$AL18];[.$AR18];[.$AX18];[.$BD18];[.$BJ18];[.$BP18];[.$BV18])" office:value-type="float" office:value="216.57" calcext:value-type="float">
            <text:p>216.57</text:p>
          </table:table-cell>
          <table:table-cell table:formula="of:=MAX([.$I18];[.$O18];[.$U18];[.$AA18];[.$AG18];[.$AM18];[.$AS18];[.$AY18];[.$BE18];[.$BK18];[.$BQ18];[.$BW18])" office:value-type="float" office:value="43.914" calcext:value-type="float">
            <text:p>43.914</text:p>
          </table:table-cell>
          <table:table-cell table:formula="of:=MAX([.$J18];[.$P18];[.$V18];[.$AB18];[.$AH18];[.$AN18];[.$AT18];[.$AZ18];[.$BF18];[.$BL18];[.$BR18];[.$BX18])" office:value-type="float" office:value="148189" calcext:value-type="float">
            <text:p>148189</text:p>
          </table:table-cell>
          <table:table-cell table:formula="of:=MAX([.$K18];[.$Q18];[.$W18];[.$AC18];[.$AI18];[.$AO18];[.$AU18];[.$BA18];[.$BG18];[.$BM18];[.$BS18];[.$BY18])" office:value-type="float" office:value="14416" calcext:value-type="float">
            <text:p>14416</text:p>
          </table:table-cell>
          <table:table-cell table:formula="of:=MAX([.$L18];[.$R18];[.$X18];[.$AD18];[.$AJ18];[.$AP18];[.$AV18];[.$BB18];[.$BH18];[.$BN18];[.$BT18];[.$BZ18])" office:value-type="float" office:value="1297" calcext:value-type="float">
            <text:p>1297</text:p>
          </table:table-cell>
          <table:table-cell table:formula="of:=MAX([.$M18];[.$S18];[.$Y18];[.$AE18];[.$AK18];[.$AQ18];[.$AW18];[.$BC18];[.$BI18];[.$BO18];[.$BU18];[.$CA18])"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9.lp</text:p>
          </table:table-cell>
          <table:table-cell office:value-type="float" office:value="8.19" calcext:value-type="float">
            <text:p>8.19</text:p>
          </table:table-cell>
          <table:table-cell office:value-type="float" office:value="5.998" calcext:value-type="float">
            <text:p>5.998</text:p>
          </table:table-cell>
          <table:table-cell office:value-type="float" office:value="5826" calcext:value-type="float">
            <text:p>5826</text:p>
          </table:table-cell>
          <table:table-cell office:value-type="float" office:value="1122" calcext:value-type="float">
            <text:p>1122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.396" calcext:value-type="float">
            <text:p>28.396</text:p>
          </table:table-cell>
          <table:table-cell office:value-type="float" office:value="138946" calcext:value-type="float">
            <text:p>138946</text:p>
          </table:table-cell>
          <table:table-cell office:value-type="float" office:value="7887" calcext:value-type="float">
            <text:p>7887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5.84" calcext:value-type="float">
            <text:p>15.84</text:p>
          </table:table-cell>
          <table:table-cell office:value-type="float" office:value="14.688" calcext:value-type="float">
            <text:p>14.688</text:p>
          </table:table-cell>
          <table:table-cell office:value-type="float" office:value="40507" calcext:value-type="float">
            <text:p>40507</text:p>
          </table:table-cell>
          <table:table-cell office:value-type="float" office:value="881" calcext:value-type="float">
            <text:p>881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26.62" calcext:value-type="float">
            <text:p>26.62</text:p>
          </table:table-cell>
          <table:table-cell office:value-type="float" office:value="24.905" calcext:value-type="float">
            <text:p>24.905</text:p>
          </table:table-cell>
          <table:table-cell office:value-type="float" office:value="63504" calcext:value-type="float">
            <text:p>63504</text:p>
          </table:table-cell>
          <table:table-cell office:value-type="float" office:value="5877" calcext:value-type="float">
            <text:p>5877</text:p>
          </table:table-cell>
          <table:table-cell office:value-type="float" office:value="431" calcext:value-type="float">
            <text:p>431</text:p>
          </table:table-cell>
          <table:table-cell office:value-type="float" office:value="730" calcext:value-type="float">
            <text:p>730</text:p>
          </table:table-cell>
          <table:table-cell office:value-type="float" office:value="80.45" calcext:value-type="float">
            <text:p>80.45</text:p>
          </table:table-cell>
          <table:table-cell office:value-type="float" office:value="15.355" calcext:value-type="float">
            <text:p>15.355</text:p>
          </table:table-cell>
          <table:table-cell office:value-type="float" office:value="20728" calcext:value-type="float">
            <text:p>20728</text:p>
          </table:table-cell>
          <table:table-cell office:value-type="float" office:value="1155" calcext:value-type="float">
            <text:p>1155</text:p>
          </table:table-cell>
          <table:table-cell office:value-type="float" office:value="592" calcext:value-type="float">
            <text:p>592</text:p>
          </table:table-cell>
          <table:table-cell office:value-type="float" office:value="90" calcext:value-type="float">
            <text:p>90</text:p>
          </table:table-cell>
          <table:table-cell office:value-type="float" office:value="20.5" calcext:value-type="float">
            <text:p>20.5</text:p>
          </table:table-cell>
          <table:table-cell office:value-type="float" office:value="19.158" calcext:value-type="float">
            <text:p>19.158</text:p>
          </table:table-cell>
          <table:table-cell office:value-type="float" office:value="64199" calcext:value-type="float">
            <text:p>64199</text:p>
          </table:table-cell>
          <table:table-cell office:value-type="float" office:value="5879" calcext:value-type="float">
            <text:p>5879</text:p>
          </table:table-cell>
          <table:table-cell office:value-type="float" office:value="417" calcext:value-type="float">
            <text:p>417</text:p>
          </table:table-cell>
          <table:table-cell office:value-type="float" office:value="357" calcext:value-type="float">
            <text:p>357</text:p>
          </table:table-cell>
          <table:table-cell office:value-type="float" office:value="15.88" calcext:value-type="float">
            <text:p>15.88</text:p>
          </table:table-cell>
          <table:table-cell office:value-type="float" office:value="14.723" calcext:value-type="float">
            <text:p>14.723</text:p>
          </table:table-cell>
          <table:table-cell office:value-type="float" office:value="22080" calcext:value-type="float">
            <text:p>22080</text:p>
          </table:table-cell>
          <table:table-cell office:value-type="float" office:value="1080" calcext:value-type="float">
            <text:p>1080</text:p>
          </table:table-cell>
          <table:table-cell office:value-type="float" office:value="338" calcext:value-type="float">
            <text:p>338</text:p>
          </table:table-cell>
          <table:table-cell office:value-type="float" office:value="79" calcext:value-type="float">
            <text:p>79</text:p>
          </table:table-cell>
          <table:table-cell office:value-type="float" office:value="19.9" calcext:value-type="float">
            <text:p>19.9</text:p>
          </table:table-cell>
          <table:table-cell office:value-type="float" office:value="18.663" calcext:value-type="float">
            <text:p>18.663</text:p>
          </table:table-cell>
          <table:table-cell office:value-type="float" office:value="65438" calcext:value-type="float">
            <text:p>65438</text:p>
          </table:table-cell>
          <table:table-cell office:value-type="float" office:value="6076" calcext:value-type="float">
            <text:p>6076</text:p>
          </table:table-cell>
          <table:table-cell office:value-type="float" office:value="407" calcext:value-type="float">
            <text:p>407</text:p>
          </table:table-cell>
          <table:table-cell office:value-type="float" office:value="197" calcext:value-type="float">
            <text:p>197</text:p>
          </table:table-cell>
          <table:table-cell office:value-type="float" office:value="15.37" calcext:value-type="float">
            <text:p>15.37</text:p>
          </table:table-cell>
          <table:table-cell office:value-type="float" office:value="14.23" calcext:value-type="float">
            <text:p>14.23</text:p>
          </table:table-cell>
          <table:table-cell office:value-type="float" office:value="21658" calcext:value-type="float">
            <text:p>21658</text:p>
          </table:table-cell>
          <table:table-cell office:value-type="float" office:value="1077" calcext:value-type="float">
            <text:p>1077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19.13" calcext:value-type="float">
            <text:p>19.13</text:p>
          </table:table-cell>
          <table:table-cell office:value-type="float" office:value="17.886" calcext:value-type="float">
            <text:p>17.886</text:p>
          </table:table-cell>
          <table:table-cell office:value-type="float" office:value="48353" calcext:value-type="float">
            <text:p>48353</text:p>
          </table:table-cell>
          <table:table-cell office:value-type="float" office:value="5060" calcext:value-type="float">
            <text:p>5060</text:p>
          </table:table-cell>
          <table:table-cell office:value-type="float" office:value="390" calcext:value-type="float">
            <text:p>390</text:p>
          </table:table-cell>
          <table:table-cell office:value-type="float" office:value="180" calcext:value-type="float">
            <text:p>180</text:p>
          </table:table-cell>
          <table:table-cell office:value-type="float" office:value="15.14" calcext:value-type="float">
            <text:p>15.14</text:p>
          </table:table-cell>
          <table:table-cell office:value-type="float" office:value="13.996" calcext:value-type="float">
            <text:p>13.996</text:p>
          </table:table-cell>
          <table:table-cell office:value-type="float" office:value="14447" calcext:value-type="float">
            <text:p>14447</text:p>
          </table:table-cell>
          <table:table-cell office:value-type="float" office:value="575" calcext:value-type="float">
            <text:p>575</text:p>
          </table:table-cell>
          <table:table-cell office:value-type="float" office:value="322" calcext:value-type="float">
            <text:p>322</text:p>
          </table:table-cell>
          <table:table-cell office:value-type="float" office:value="56" calcext:value-type="float">
            <text:p>56</text:p>
          </table:table-cell>
          <table:table-cell office:value-type="float" office:value="19.45" calcext:value-type="float">
            <text:p>19.45</text:p>
          </table:table-cell>
          <table:table-cell office:value-type="float" office:value="18.148" calcext:value-type="float">
            <text:p>18.148</text:p>
          </table:table-cell>
          <table:table-cell office:value-type="float" office:value="69121" calcext:value-type="float">
            <text:p>69121</text:p>
          </table:table-cell>
          <table:table-cell office:value-type="float" office:value="5605" calcext:value-type="float">
            <text:p>5605</text:p>
          </table:table-cell>
          <table:table-cell office:value-type="float" office:value="387" calcext:value-type="float">
            <text:p>387</text:p>
          </table:table-cell>
          <table:table-cell office:value-type="float" office:value="256" calcext:value-type="float">
            <text:p>256</text:p>
          </table:table-cell>
          <table:table-cell office:value-type="float" office:value="15.41" calcext:value-type="float">
            <text:p>15.41</text:p>
          </table:table-cell>
          <table:table-cell office:value-type="float" office:value="14.274" calcext:value-type="float">
            <text:p>14.274</text:p>
          </table:table-cell>
          <table:table-cell office:value-type="float" office:value="31417" calcext:value-type="float">
            <text:p>31417</text:p>
          </table:table-cell>
          <table:table-cell office:value-type="float" office:value="626" calcext:value-type="float">
            <text:p>626</text:p>
          </table:table-cell>
          <table:table-cell office:value-type="float" office:value="330" calcext:value-type="float">
            <text:p>330</text:p>
          </table:table-cell>
          <table:table-cell office:value-type="float" office:value="59" calcext:value-type="float">
            <text:p>59</text:p>
          </table:table-cell>
          <table:table-cell table:formula="of:=MIN([.$H19];[.$N19];[.$T19];[.$Z19];[.$AF19];[.$AL19];[.$AR19];[.$AX19];[.$BD19];[.$BJ19];[.$BP19];[.$BV19])" office:value-type="float" office:value="15.14" calcext:value-type="float">
            <text:p>15.14</text:p>
          </table:table-cell>
          <table:table-cell table:formula="of:=MIN([.$I19];[.$O19];[.$U19];[.$AA19];[.$AG19];[.$AM19];[.$AS19];[.$AY19];[.$BE19];[.$BK19];[.$BQ19];[.$BW19])" office:value-type="float" office:value="13.996" calcext:value-type="float">
            <text:p>13.996</text:p>
          </table:table-cell>
          <table:table-cell table:formula="of:=MIN([.$J19];[.$P19];[.$V19];[.$AB19];[.$AH19];[.$AN19];[.$AT19];[.$AZ19];[.$BF19];[.$BL19];[.$BR19];[.$BX19])" office:value-type="float" office:value="14447" calcext:value-type="float">
            <text:p>14447</text:p>
          </table:table-cell>
          <table:table-cell table:formula="of:=MIN([.$K19];[.$Q19];[.$W19];[.$AC19];[.$AI19];[.$AO19];[.$AU19];[.$BA19];[.$BG19];[.$BM19];[.$BS19];[.$BY19])" office:value-type="float" office:value="575" calcext:value-type="float">
            <text:p>575</text:p>
          </table:table-cell>
          <table:table-cell table:formula="of:=MIN([.$L19];[.$R19];[.$X19];[.$AD19];[.$AJ19];[.$AP19];[.$AV19];[.$BB19];[.$BH19];[.$BN19];[.$BT19];[.$BZ19])" office:value-type="float" office:value="322" calcext:value-type="float">
            <text:p>322</text:p>
          </table:table-cell>
          <table:table-cell table:formula="of:=MIN([.$M19];[.$S19];[.$Y19];[.$AE19];[.$AK19];[.$AQ19];[.$AW19];[.$BC19];[.$BI19];[.$BO19];[.$BU19];[.$CA19])" office:value-type="float" office:value="0" calcext:value-type="float">
            <text:p>0</text:p>
          </table:table-cell>
          <table:table-cell table:formula="of:=MEDIAN([.$H19];[.$N19];[.$T19];[.$Z19];[.$AF19];[.$AL19];[.$AR19];[.$AX19];[.$BD19];[.$BJ19];[.$BP19];[.$BV19])" office:value-type="float" office:value="19.29" calcext:value-type="float">
            <text:p>19.29</text:p>
          </table:table-cell>
          <table:table-cell table:formula="of:=MEDIAN([.$I19];[.$O19];[.$U19];[.$AA19];[.$AG19];[.$AM19];[.$AS19];[.$AY19];[.$BE19];[.$BK19];[.$BQ19];[.$BW19])" office:value-type="float" office:value="16.6205" calcext:value-type="float">
            <text:p>16.6205</text:p>
          </table:table-cell>
          <table:table-cell table:formula="of:=MEDIAN([.$J19];[.$P19];[.$V19];[.$AB19];[.$AH19];[.$AN19];[.$AT19];[.$AZ19];[.$BF19];[.$BL19];[.$BR19];[.$BX19])" office:value-type="float" office:value="44430" calcext:value-type="float">
            <text:p>44430</text:p>
          </table:table-cell>
          <table:table-cell table:formula="of:=MEDIAN([.$K19];[.$Q19];[.$W19];[.$AC19];[.$AI19];[.$AO19];[.$AU19];[.$BA19];[.$BG19];[.$BM19];[.$BS19];[.$BY19])" office:value-type="float" office:value="3107.5" calcext:value-type="float">
            <text:p>3107.5</text:p>
          </table:table-cell>
          <table:table-cell table:formula="of:=MEDIAN([.$L19];[.$R19];[.$X19];[.$AD19];[.$AJ19];[.$AP19];[.$AV19];[.$BB19];[.$BH19];[.$BN19];[.$BT19];[.$BZ19])" office:value-type="float" office:value="388.5" calcext:value-type="float">
            <text:p>388.5</text:p>
          </table:table-cell>
          <table:table-cell table:formula="of:=MEDIAN([.$M19];[.$S19];[.$Y19];[.$AE19];[.$AK19];[.$AQ19];[.$AW19];[.$BC19];[.$BI19];[.$BO19];[.$BU19];[.$CA19])" office:value-type="float" office:value="84.5" calcext:value-type="float">
            <text:p>84.5</text:p>
          </table:table-cell>
          <table:table-cell table:formula="of:=MAX([.$H19];[.$N19];[.$T19];[.$Z19];[.$AF19];[.$AL19];[.$AR19];[.$AX19];[.$BD19];[.$BJ19];[.$BP19];[.$BV19])" office:value-type="float" office:value="80.45" calcext:value-type="float">
            <text:p>80.45</text:p>
          </table:table-cell>
          <table:table-cell table:formula="of:=MAX([.$I19];[.$O19];[.$U19];[.$AA19];[.$AG19];[.$AM19];[.$AS19];[.$AY19];[.$BE19];[.$BK19];[.$BQ19];[.$BW19])" office:value-type="float" office:value="28.396" calcext:value-type="float">
            <text:p>28.396</text:p>
          </table:table-cell>
          <table:table-cell table:formula="of:=MAX([.$J19];[.$P19];[.$V19];[.$AB19];[.$AH19];[.$AN19];[.$AT19];[.$AZ19];[.$BF19];[.$BL19];[.$BR19];[.$BX19])" office:value-type="float" office:value="138946" calcext:value-type="float">
            <text:p>138946</text:p>
          </table:table-cell>
          <table:table-cell table:formula="of:=MAX([.$K19];[.$Q19];[.$W19];[.$AC19];[.$AI19];[.$AO19];[.$AU19];[.$BA19];[.$BG19];[.$BM19];[.$BS19];[.$BY19])" office:value-type="float" office:value="7887" calcext:value-type="float">
            <text:p>7887</text:p>
          </table:table-cell>
          <table:table-cell table:formula="of:=MAX([.$L19];[.$R19];[.$X19];[.$AD19];[.$AJ19];[.$AP19];[.$AV19];[.$BB19];[.$BH19];[.$BN19];[.$BT19];[.$BZ19])" office:value-type="float" office:value="592" calcext:value-type="float">
            <text:p>592</text:p>
          </table:table-cell>
          <table:table-cell table:formula="of:=MAX([.$M19];[.$S19];[.$Y19];[.$AE19];[.$AK19];[.$AQ19];[.$AW19];[.$BC19];[.$BI19];[.$BO19];[.$BU19];[.$CA19])"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40.lp</text:p>
          </table:table-cell>
          <table:table-cell office:value-type="float" office:value="7.92" calcext:value-type="float">
            <text:p>7.92</text:p>
          </table:table-cell>
          <table:table-cell office:value-type="float" office:value="5.816" calcext:value-type="float">
            <text:p>5.816</text:p>
          </table:table-cell>
          <table:table-cell office:value-type="float" office:value="22346" calcext:value-type="float">
            <text:p>22346</text:p>
          </table:table-cell>
          <table:table-cell office:value-type="float" office:value="1150" calcext:value-type="float">
            <text:p>115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4.02" calcext:value-type="float">
            <text:p>14.02</text:p>
          </table:table-cell>
          <table:table-cell office:value-type="float" office:value="12.909" calcext:value-type="float">
            <text:p>12.909</text:p>
          </table:table-cell>
          <table:table-cell office:value-type="float" office:value="31180" calcext:value-type="float">
            <text:p>31180</text:p>
          </table:table-cell>
          <table:table-cell office:value-type="float" office:value="906" calcext:value-type="float">
            <text:p>906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3.42" calcext:value-type="float">
            <text:p>13.42</text:p>
          </table:table-cell>
          <table:table-cell office:value-type="float" office:value="12.437" calcext:value-type="float">
            <text:p>12.437</text:p>
          </table:table-cell>
          <table:table-cell office:value-type="float" office:value="6154" calcext:value-type="float">
            <text:p>6154</text:p>
          </table:table-cell>
          <table:table-cell office:value-type="float" office:value="136" calcext:value-type="float">
            <text:p>13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14.12" calcext:value-type="float">
            <text:p>14.12</text:p>
          </table:table-cell>
          <table:table-cell office:value-type="float" office:value="13.019" calcext:value-type="float">
            <text:p>13.019</text:p>
          </table:table-cell>
          <table:table-cell office:value-type="float" office:value="12395" calcext:value-type="float">
            <text:p>12395</text:p>
          </table:table-cell>
          <table:table-cell office:value-type="float" office:value="651" calcext:value-type="float">
            <text:p>651</text:p>
          </table:table-cell>
          <table:table-cell office:value-type="float" office:value="315" calcext:value-type="float">
            <text:p>315</text:p>
          </table:table-cell>
          <table:table-cell office:value-type="float" office:value="144" calcext:value-type="float">
            <text:p>144</text:p>
          </table:table-cell>
          <table:table-cell office:value-type="float" office:value="14.37" calcext:value-type="float">
            <text:p>14.37</text:p>
          </table:table-cell>
          <table:table-cell office:value-type="float" office:value="12.36" calcext:value-type="float">
            <text:p>12.36</text:p>
          </table:table-cell>
          <table:table-cell office:value-type="float" office:value="2792" calcext:value-type="float">
            <text:p>2792</text:p>
          </table:table-cell>
          <table:table-cell office:value-type="float" office:value="124" calcext:value-type="float">
            <text:p>124</text:p>
          </table:table-cell>
          <table:table-cell office:value-type="float" office:value="316" calcext:value-type="float">
            <text:p>316</text:p>
          </table:table-cell>
          <table:table-cell office:value-type="float" office:value="42" calcext:value-type="float">
            <text:p>42</text:p>
          </table:table-cell>
          <table:table-cell office:value-type="float" office:value="13.78" calcext:value-type="float">
            <text:p>13.78</text:p>
          </table:table-cell>
          <table:table-cell office:value-type="float" office:value="12.709" calcext:value-type="float">
            <text:p>12.709</text:p>
          </table:table-cell>
          <table:table-cell office:value-type="float" office:value="12395" calcext:value-type="float">
            <text:p>12395</text:p>
          </table:table-cell>
          <table:table-cell office:value-type="float" office:value="651" calcext:value-type="float">
            <text:p>651</text:p>
          </table:table-cell>
          <table:table-cell office:value-type="float" office:value="314" calcext:value-type="float">
            <text:p>314</text:p>
          </table:table-cell>
          <table:table-cell office:value-type="float" office:value="144" calcext:value-type="float">
            <text:p>144</text:p>
          </table:table-cell>
          <table:table-cell office:value-type="float" office:value="13.84" calcext:value-type="float">
            <text:p>13.84</text:p>
          </table:table-cell>
          <table:table-cell office:value-type="float" office:value="12.86" calcext:value-type="float">
            <text:p>12.86</text:p>
          </table:table-cell>
          <table:table-cell office:value-type="float" office:value="2671" calcext:value-type="float">
            <text:p>2671</text:p>
          </table:table-cell>
          <table:table-cell office:value-type="float" office:value="114" calcext:value-type="float">
            <text:p>114</text:p>
          </table:table-cell>
          <table:table-cell office:value-type="float" office:value="314" calcext:value-type="float">
            <text:p>314</text:p>
          </table:table-cell>
          <table:table-cell office:value-type="float" office:value="44" calcext:value-type="float">
            <text:p>44</text:p>
          </table:table-cell>
          <table:table-cell office:value-type="float" office:value="13.88" calcext:value-type="float">
            <text:p>13.88</text:p>
          </table:table-cell>
          <table:table-cell office:value-type="float" office:value="12.809" calcext:value-type="float">
            <text:p>12.809</text:p>
          </table:table-cell>
          <table:table-cell office:value-type="float" office:value="12395" calcext:value-type="float">
            <text:p>12395</text:p>
          </table:table-cell>
          <table:table-cell office:value-type="float" office:value="651" calcext:value-type="float">
            <text:p>651</text:p>
          </table:table-cell>
          <table:table-cell office:value-type="float" office:value="315" calcext:value-type="float">
            <text:p>315</text:p>
          </table:table-cell>
          <table:table-cell office:value-type="float" office:value="144" calcext:value-type="float">
            <text:p>144</text:p>
          </table:table-cell>
          <table:table-cell office:value-type="float" office:value="13.31" calcext:value-type="float">
            <text:p>13.31</text:p>
          </table:table-cell>
          <table:table-cell office:value-type="float" office:value="12.322" calcext:value-type="float">
            <text:p>12.322</text:p>
          </table:table-cell>
          <table:table-cell office:value-type="float" office:value="2671" calcext:value-type="float">
            <text:p>2671</text:p>
          </table:table-cell>
          <table:table-cell office:value-type="float" office:value="114" calcext:value-type="float">
            <text:p>114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float" office:value="13.85" calcext:value-type="float">
            <text:p>13.85</text:p>
          </table:table-cell>
          <table:table-cell office:value-type="float" office:value="12.749" calcext:value-type="float">
            <text:p>12.749</text:p>
          </table:table-cell>
          <table:table-cell office:value-type="float" office:value="7743" calcext:value-type="float">
            <text:p>7743</text:p>
          </table:table-cell>
          <table:table-cell office:value-type="float" office:value="774" calcext:value-type="float">
            <text:p>774</text:p>
          </table:table-cell>
          <table:table-cell office:value-type="float" office:value="312" calcext:value-type="float">
            <text:p>312</text:p>
          </table:table-cell>
          <table:table-cell office:value-type="float" office:value="135" calcext:value-type="float">
            <text:p>135</text:p>
          </table:table-cell>
          <table:table-cell office:value-type="float" office:value="13.32" calcext:value-type="float">
            <text:p>13.32</text:p>
          </table:table-cell>
          <table:table-cell office:value-type="float" office:value="12.341" calcext:value-type="float">
            <text:p>12.341</text:p>
          </table:table-cell>
          <table:table-cell office:value-type="float" office:value="2676" calcext:value-type="float">
            <text:p>2676</text:p>
          </table:table-cell>
          <table:table-cell office:value-type="float" office:value="104" calcext:value-type="float">
            <text:p>104</text:p>
          </table:table-cell>
          <table:table-cell office:value-type="float" office:value="316" calcext:value-type="float">
            <text:p>316</text:p>
          </table:table-cell>
          <table:table-cell office:value-type="float" office:value="47" calcext:value-type="float">
            <text:p>47</text:p>
          </table:table-cell>
          <table:table-cell office:value-type="float" office:value="13.72" calcext:value-type="float">
            <text:p>13.72</text:p>
          </table:table-cell>
          <table:table-cell office:value-type="float" office:value="12.659" calcext:value-type="float">
            <text:p>12.659</text:p>
          </table:table-cell>
          <table:table-cell office:value-type="float" office:value="9042" calcext:value-type="float">
            <text:p>9042</text:p>
          </table:table-cell>
          <table:table-cell office:value-type="float" office:value="676" calcext:value-type="float">
            <text:p>676</text:p>
          </table:table-cell>
          <table:table-cell office:value-type="float" office:value="314" calcext:value-type="float">
            <text:p>314</text:p>
          </table:table-cell>
          <table:table-cell office:value-type="float" office:value="130" calcext:value-type="float">
            <text:p>130</text:p>
          </table:table-cell>
          <table:table-cell office:value-type="float" office:value="13.49" calcext:value-type="float">
            <text:p>13.49</text:p>
          </table:table-cell>
          <table:table-cell office:value-type="float" office:value="12.49" calcext:value-type="float">
            <text:p>12.49</text:p>
          </table:table-cell>
          <table:table-cell office:value-type="float" office:value="2676" calcext:value-type="float">
            <text:p>2676</text:p>
          </table:table-cell>
          <table:table-cell office:value-type="float" office:value="104" calcext:value-type="float">
            <text:p>104</text:p>
          </table:table-cell>
          <table:table-cell office:value-type="float" office:value="315" calcext:value-type="float">
            <text:p>315</text:p>
          </table:table-cell>
          <table:table-cell office:value-type="float" office:value="48" calcext:value-type="float">
            <text:p>48</text:p>
          </table:table-cell>
          <table:table-cell table:formula="of:=MIN([.$H20];[.$N20];[.$T20];[.$Z20];[.$AF20];[.$AL20];[.$AR20];[.$AX20];[.$BD20];[.$BJ20];[.$BP20];[.$BV20])" office:value-type="float" office:value="13.31" calcext:value-type="float">
            <text:p>13.31</text:p>
          </table:table-cell>
          <table:table-cell table:formula="of:=MIN([.$I20];[.$O20];[.$U20];[.$AA20];[.$AG20];[.$AM20];[.$AS20];[.$AY20];[.$BE20];[.$BK20];[.$BQ20];[.$BW20])" office:value-type="float" office:value="12.322" calcext:value-type="float">
            <text:p>12.322</text:p>
          </table:table-cell>
          <table:table-cell table:formula="of:=MIN([.$J20];[.$P20];[.$V20];[.$AB20];[.$AH20];[.$AN20];[.$AT20];[.$AZ20];[.$BF20];[.$BL20];[.$BR20];[.$BX20])" office:value-type="float" office:value="2671" calcext:value-type="float">
            <text:p>2671</text:p>
          </table:table-cell>
          <table:table-cell table:formula="of:=MIN([.$K20];[.$Q20];[.$W20];[.$AC20];[.$AI20];[.$AO20];[.$AU20];[.$BA20];[.$BG20];[.$BM20];[.$BS20];[.$BY20])" office:value-type="float" office:value="104" calcext:value-type="float">
            <text:p>104</text:p>
          </table:table-cell>
          <table:table-cell table:formula="of:=MIN([.$L20];[.$R20];[.$X20];[.$AD20];[.$AJ20];[.$AP20];[.$AV20];[.$BB20];[.$BH20];[.$BN20];[.$BT20];[.$BZ20])" office:value-type="float" office:value="303" calcext:value-type="float">
            <text:p>303</text:p>
          </table:table-cell>
          <table:table-cell table:formula="of:=MIN([.$M20];[.$S20];[.$Y20];[.$AE20];[.$AK20];[.$AQ20];[.$AW20];[.$BC20];[.$BI20];[.$BO20];[.$BU20];[.$CA20])" office:value-type="float" office:value="0" calcext:value-type="float">
            <text:p>0</text:p>
          </table:table-cell>
          <table:table-cell table:formula="of:=MEDIAN([.$H20];[.$N20];[.$T20];[.$Z20];[.$AF20];[.$AL20];[.$AR20];[.$AX20];[.$BD20];[.$BJ20];[.$BP20];[.$BV20])" office:value-type="float" office:value="13.81" calcext:value-type="float">
            <text:p>13.81</text:p>
          </table:table-cell>
          <table:table-cell table:formula="of:=MEDIAN([.$I20];[.$O20];[.$U20];[.$AA20];[.$AG20];[.$AM20];[.$AS20];[.$AY20];[.$BE20];[.$BK20];[.$BQ20];[.$BW20])" office:value-type="float" office:value="12.684" calcext:value-type="float">
            <text:p>12.684</text:p>
          </table:table-cell>
          <table:table-cell table:formula="of:=MEDIAN([.$J20];[.$P20];[.$V20];[.$AB20];[.$AH20];[.$AN20];[.$AT20];[.$AZ20];[.$BF20];[.$BL20];[.$BR20];[.$BX20])" office:value-type="float" office:value="6948.5" calcext:value-type="float">
            <text:p>6948.5</text:p>
          </table:table-cell>
          <table:table-cell table:formula="of:=MEDIAN([.$K20];[.$Q20];[.$W20];[.$AC20];[.$AI20];[.$AO20];[.$AU20];[.$BA20];[.$BG20];[.$BM20];[.$BS20];[.$BY20])" office:value-type="float" office:value="393.5" calcext:value-type="float">
            <text:p>393.5</text:p>
          </table:table-cell>
          <table:table-cell table:formula="of:=MEDIAN([.$L20];[.$R20];[.$X20];[.$AD20];[.$AJ20];[.$AP20];[.$AV20];[.$BB20];[.$BH20];[.$BN20];[.$BT20];[.$BZ20])" office:value-type="float" office:value="314" calcext:value-type="float">
            <text:p>314</text:p>
          </table:table-cell>
          <table:table-cell table:formula="of:=MEDIAN([.$M20];[.$S20];[.$Y20];[.$AE20];[.$AK20];[.$AQ20];[.$AW20];[.$BC20];[.$BI20];[.$BO20];[.$BU20];[.$CA20])" office:value-type="float" office:value="47.5" calcext:value-type="float">
            <text:p>47.5</text:p>
          </table:table-cell>
          <table:table-cell table:formula="of:=MAX([.$H20];[.$N20];[.$T20];[.$Z20];[.$AF20];[.$AL20];[.$AR20];[.$AX20];[.$BD20];[.$BJ20];[.$BP20];[.$BV20])" office:value-type="float" office:value="14.37" calcext:value-type="float">
            <text:p>14.37</text:p>
          </table:table-cell>
          <table:table-cell table:formula="of:=MAX([.$I20];[.$O20];[.$U20];[.$AA20];[.$AG20];[.$AM20];[.$AS20];[.$AY20];[.$BE20];[.$BK20];[.$BQ20];[.$BW20])" office:value-type="float" office:value="13.019" calcext:value-type="float">
            <text:p>13.019</text:p>
          </table:table-cell>
          <table:table-cell table:formula="of:=MAX([.$J20];[.$P20];[.$V20];[.$AB20];[.$AH20];[.$AN20];[.$AT20];[.$AZ20];[.$BF20];[.$BL20];[.$BR20];[.$BX20])" office:value-type="float" office:value="31180" calcext:value-type="float">
            <text:p>31180</text:p>
          </table:table-cell>
          <table:table-cell table:formula="of:=MAX([.$K20];[.$Q20];[.$W20];[.$AC20];[.$AI20];[.$AO20];[.$AU20];[.$BA20];[.$BG20];[.$BM20];[.$BS20];[.$BY20])" office:value-type="float" office:value="906" calcext:value-type="float">
            <text:p>906</text:p>
          </table:table-cell>
          <table:table-cell table:formula="of:=MAX([.$L20];[.$R20];[.$X20];[.$AD20];[.$AJ20];[.$AP20];[.$AV20];[.$BB20];[.$BH20];[.$BN20];[.$BT20];[.$BZ20])" office:value-type="float" office:value="316" calcext:value-type="float">
            <text:p>316</text:p>
          </table:table-cell>
          <table:table-cell table:formula="of:=MAX([.$M20];[.$S20];[.$Y20];[.$AE20];[.$AK20];[.$AQ20];[.$AW20];[.$BC20];[.$BI20];[.$BO20];[.$BU20];[.$CA20])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41.lp</text:p>
          </table:table-cell>
          <table:table-cell office:value-type="float" office:value="10.23" calcext:value-type="float">
            <text:p>10.23</text:p>
          </table:table-cell>
          <table:table-cell office:value-type="float" office:value="7.598" calcext:value-type="float">
            <text:p>7.598</text:p>
          </table:table-cell>
          <table:table-cell office:value-type="float" office:value="6992" calcext:value-type="float">
            <text:p>6992</text:p>
          </table:table-cell>
          <table:table-cell office:value-type="float" office:value="3361" calcext:value-type="float">
            <text:p>336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4.53" calcext:value-type="float">
            <text:p>24.53</text:p>
          </table:table-cell>
          <table:table-cell office:value-type="float" office:value="23.115" calcext:value-type="float">
            <text:p>23.115</text:p>
          </table:table-cell>
          <table:table-cell office:value-type="float" office:value="107642" calcext:value-type="float">
            <text:p>107642</text:p>
          </table:table-cell>
          <table:table-cell office:value-type="float" office:value="6286" calcext:value-type="float">
            <text:p>628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73.004" calcext:value-type="float">
            <text:p>73.004</text:p>
          </table:table-cell>
          <table:table-cell office:value-type="float" office:value="156359" calcext:value-type="float">
            <text:p>156359</text:p>
          </table:table-cell>
          <table:table-cell office:value-type="float" office:value="18340" calcext:value-type="float">
            <text:p>18340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9.06" calcext:value-type="float">
            <text:p>19.06</text:p>
          </table:table-cell>
          <table:table-cell office:value-type="float" office:value="17.503" calcext:value-type="float">
            <text:p>17.503</text:p>
          </table:table-cell>
          <table:table-cell office:value-type="float" office:value="14717" calcext:value-type="float">
            <text:p>14717</text:p>
          </table:table-cell>
          <table:table-cell office:value-type="float" office:value="3048" calcext:value-type="float">
            <text:p>3048</text:p>
          </table:table-cell>
          <table:table-cell office:value-type="float" office:value="368" calcext:value-type="float">
            <text:p>368</text:p>
          </table:table-cell>
          <table:table-cell office:value-type="float" office:value="493" calcext:value-type="float">
            <text:p>493</text:p>
          </table:table-cell>
          <table:table-cell office:value-type="float" office:value="217.8" calcext:value-type="float">
            <text:p>217.8</text:p>
          </table:table-cell>
          <table:table-cell office:value-type="float" office:value="26.024" calcext:value-type="float">
            <text:p>26.024</text:p>
          </table:table-cell>
          <table:table-cell office:value-type="float" office:value="35679" calcext:value-type="float">
            <text:p>35679</text:p>
          </table:table-cell>
          <table:table-cell office:value-type="float" office:value="5404" calcext:value-type="float">
            <text:p>5404</text:p>
          </table:table-cell>
          <table:table-cell office:value-type="float" office:value="1124" calcext:value-type="float">
            <text:p>1124</text:p>
          </table:table-cell>
          <table:table-cell office:value-type="float" office:value="175" calcext:value-type="float">
            <text:p>175</text:p>
          </table:table-cell>
          <table:table-cell office:value-type="float" office:value="19.59" calcext:value-type="float">
            <text:p>19.59</text:p>
          </table:table-cell>
          <table:table-cell office:value-type="float" office:value="18.012" calcext:value-type="float">
            <text:p>18.012</text:p>
          </table:table-cell>
          <table:table-cell office:value-type="float" office:value="14717" calcext:value-type="float">
            <text:p>14717</text:p>
          </table:table-cell>
          <table:table-cell office:value-type="float" office:value="3048" calcext:value-type="float">
            <text:p>3048</text:p>
          </table:table-cell>
          <table:table-cell office:value-type="float" office:value="364" calcext:value-type="float">
            <text:p>364</text:p>
          </table:table-cell>
          <table:table-cell office:value-type="float" office:value="493" calcext:value-type="float">
            <text:p>493</text:p>
          </table:table-cell>
          <table:table-cell office:value-type="float" office:value="36.22" calcext:value-type="float">
            <text:p>36.22</text:p>
          </table:table-cell>
          <table:table-cell office:value-type="float" office:value="34.944" calcext:value-type="float">
            <text:p>34.944</text:p>
          </table:table-cell>
          <table:table-cell office:value-type="float" office:value="51387" calcext:value-type="float">
            <text:p>51387</text:p>
          </table:table-cell>
          <table:table-cell office:value-type="float" office:value="8943" calcext:value-type="float">
            <text:p>8943</text:p>
          </table:table-cell>
          <table:table-cell office:value-type="float" office:value="507" calcext:value-type="float">
            <text:p>507</text:p>
          </table:table-cell>
          <table:table-cell office:value-type="float" office:value="190" calcext:value-type="float">
            <text:p>190</text:p>
          </table:table-cell>
          <table:table-cell office:value-type="float" office:value="20.63" calcext:value-type="float">
            <text:p>20.63</text:p>
          </table:table-cell>
          <table:table-cell office:value-type="float" office:value="19.151" calcext:value-type="float">
            <text:p>19.151</text:p>
          </table:table-cell>
          <table:table-cell office:value-type="float" office:value="30336" calcext:value-type="float">
            <text:p>30336</text:p>
          </table:table-cell>
          <table:table-cell office:value-type="float" office:value="5629" calcext:value-type="float">
            <text:p>5629</text:p>
          </table:table-cell>
          <table:table-cell office:value-type="float" office:value="390" calcext:value-type="float">
            <text:p>390</text:p>
          </table:table-cell>
          <table:table-cell office:value-type="float" office:value="376" calcext:value-type="float">
            <text:p>376</text:p>
          </table:table-cell>
          <table:table-cell office:value-type="float" office:value="32.22" calcext:value-type="float">
            <text:p>32.22</text:p>
          </table:table-cell>
          <table:table-cell office:value-type="float" office:value="30.963" calcext:value-type="float">
            <text:p>30.963</text:p>
          </table:table-cell>
          <table:table-cell office:value-type="float" office:value="50777" calcext:value-type="float">
            <text:p>50777</text:p>
          </table:table-cell>
          <table:table-cell office:value-type="float" office:value="8060" calcext:value-type="float">
            <text:p>8060</text:p>
          </table:table-cell>
          <table:table-cell office:value-type="float" office:value="496" calcext:value-type="float">
            <text:p>496</text:p>
          </table:table-cell>
          <table:table-cell office:value-type="float" office:value="139" calcext:value-type="float">
            <text:p>139</text:p>
          </table:table-cell>
          <table:table-cell office:value-type="float" office:value="17.78" calcext:value-type="float">
            <text:p>17.78</text:p>
          </table:table-cell>
          <table:table-cell office:value-type="float" office:value="16.498" calcext:value-type="float">
            <text:p>16.498</text:p>
          </table:table-cell>
          <table:table-cell office:value-type="float" office:value="27031" calcext:value-type="float">
            <text:p>27031</text:p>
          </table:table-cell>
          <table:table-cell office:value-type="float" office:value="2755" calcext:value-type="float">
            <text:p>2755</text:p>
          </table:table-cell>
          <table:table-cell office:value-type="float" office:value="358" calcext:value-type="float">
            <text:p>358</text:p>
          </table:table-cell>
          <table:table-cell office:value-type="float" office:value="139" calcext:value-type="float">
            <text:p>139</text:p>
          </table:table-cell>
          <table:table-cell office:value-type="float" office:value="46.95" calcext:value-type="float">
            <text:p>46.95</text:p>
          </table:table-cell>
          <table:table-cell office:value-type="float" office:value="45.635" calcext:value-type="float">
            <text:p>45.635</text:p>
          </table:table-cell>
          <table:table-cell office:value-type="float" office:value="108188" calcext:value-type="float">
            <text:p>108188</text:p>
          </table:table-cell>
          <table:table-cell office:value-type="float" office:value="16751" calcext:value-type="float">
            <text:p>16751</text:p>
          </table:table-cell>
          <table:table-cell office:value-type="float" office:value="474" calcext:value-type="float">
            <text:p>474</text:p>
          </table:table-cell>
          <table:table-cell office:value-type="float" office:value="110" calcext:value-type="float">
            <text:p>110</text:p>
          </table:table-cell>
          <table:table-cell office:value-type="float" office:value="19.01" calcext:value-type="float">
            <text:p>19.01</text:p>
          </table:table-cell>
          <table:table-cell office:value-type="float" office:value="17.585" calcext:value-type="float">
            <text:p>17.585</text:p>
          </table:table-cell>
          <table:table-cell office:value-type="float" office:value="13892" calcext:value-type="float">
            <text:p>13892</text:p>
          </table:table-cell>
          <table:table-cell office:value-type="float" office:value="2658" calcext:value-type="float">
            <text:p>2658</text:p>
          </table:table-cell>
          <table:table-cell office:value-type="float" office:value="358" calcext:value-type="float">
            <text:p>358</text:p>
          </table:table-cell>
          <table:table-cell office:value-type="float" office:value="297" calcext:value-type="float">
            <text:p>297</text:p>
          </table:table-cell>
          <table:table-cell office:value-type="float" office:value="36.65" calcext:value-type="float">
            <text:p>36.65</text:p>
          </table:table-cell>
          <table:table-cell office:value-type="float" office:value="35.387" calcext:value-type="float">
            <text:p>35.387</text:p>
          </table:table-cell>
          <table:table-cell office:value-type="float" office:value="88376" calcext:value-type="float">
            <text:p>88376</text:p>
          </table:table-cell>
          <table:table-cell office:value-type="float" office:value="12048" calcext:value-type="float">
            <text:p>12048</text:p>
          </table:table-cell>
          <table:table-cell office:value-type="float" office:value="488" calcext:value-type="float">
            <text:p>488</text:p>
          </table:table-cell>
          <table:table-cell office:value-type="float" office:value="169" calcext:value-type="float">
            <text:p>169</text:p>
          </table:table-cell>
          <table:table-cell table:formula="of:=MIN([.$H21];[.$N21];[.$T21];[.$Z21];[.$AF21];[.$AL21];[.$AR21];[.$AX21];[.$BD21];[.$BJ21];[.$BP21];[.$BV21])" office:value-type="float" office:value="17.78" calcext:value-type="float">
            <text:p>17.78</text:p>
          </table:table-cell>
          <table:table-cell table:formula="of:=MIN([.$I21];[.$O21];[.$U21];[.$AA21];[.$AG21];[.$AM21];[.$AS21];[.$AY21];[.$BE21];[.$BK21];[.$BQ21];[.$BW21])" office:value-type="float" office:value="16.498" calcext:value-type="float">
            <text:p>16.498</text:p>
          </table:table-cell>
          <table:table-cell table:formula="of:=MIN([.$J21];[.$P21];[.$V21];[.$AB21];[.$AH21];[.$AN21];[.$AT21];[.$AZ21];[.$BF21];[.$BL21];[.$BR21];[.$BX21])" office:value-type="float" office:value="13892" calcext:value-type="float">
            <text:p>13892</text:p>
          </table:table-cell>
          <table:table-cell table:formula="of:=MIN([.$K21];[.$Q21];[.$W21];[.$AC21];[.$AI21];[.$AO21];[.$AU21];[.$BA21];[.$BG21];[.$BM21];[.$BS21];[.$BY21])" office:value-type="float" office:value="2658" calcext:value-type="float">
            <text:p>2658</text:p>
          </table:table-cell>
          <table:table-cell table:formula="of:=MIN([.$L21];[.$R21];[.$X21];[.$AD21];[.$AJ21];[.$AP21];[.$AV21];[.$BB21];[.$BH21];[.$BN21];[.$BT21];[.$BZ21])" office:value-type="float" office:value="358" calcext:value-type="float">
            <text:p>358</text:p>
          </table:table-cell>
          <table:table-cell table:formula="of:=MIN([.$M21];[.$S21];[.$Y21];[.$AE21];[.$AK21];[.$AQ21];[.$AW21];[.$BC21];[.$BI21];[.$BO21];[.$BU21];[.$CA21])" office:value-type="float" office:value="0" calcext:value-type="float">
            <text:p>0</text:p>
          </table:table-cell>
          <table:table-cell table:formula="of:=MEDIAN([.$H21];[.$N21];[.$T21];[.$Z21];[.$AF21];[.$AL21];[.$AR21];[.$AX21];[.$BD21];[.$BJ21];[.$BP21];[.$BV21])" office:value-type="float" office:value="28.375" calcext:value-type="float">
            <text:p>28.375</text:p>
          </table:table-cell>
          <table:table-cell table:formula="of:=MEDIAN([.$I21];[.$O21];[.$U21];[.$AA21];[.$AG21];[.$AM21];[.$AS21];[.$AY21];[.$BE21];[.$BK21];[.$BQ21];[.$BW21])" office:value-type="float" office:value="24.5695" calcext:value-type="float">
            <text:p>24.5695</text:p>
          </table:table-cell>
          <table:table-cell table:formula="of:=MEDIAN([.$J21];[.$P21];[.$V21];[.$AB21];[.$AH21];[.$AN21];[.$AT21];[.$AZ21];[.$BF21];[.$BL21];[.$BR21];[.$BX21])" office:value-type="float" office:value="43228" calcext:value-type="float">
            <text:p>43228</text:p>
          </table:table-cell>
          <table:table-cell table:formula="of:=MEDIAN([.$K21];[.$Q21];[.$W21];[.$AC21];[.$AI21];[.$AO21];[.$AU21];[.$BA21];[.$BG21];[.$BM21];[.$BS21];[.$BY21])" office:value-type="float" office:value="5957.5" calcext:value-type="float">
            <text:p>5957.5</text:p>
          </table:table-cell>
          <table:table-cell table:formula="of:=MEDIAN([.$L21];[.$R21];[.$X21];[.$AD21];[.$AJ21];[.$AP21];[.$AV21];[.$BB21];[.$BH21];[.$BN21];[.$BT21];[.$BZ21])" office:value-type="float" office:value="437.5" calcext:value-type="float">
            <text:p>437.5</text:p>
          </table:table-cell>
          <table:table-cell table:formula="of:=MEDIAN([.$M21];[.$S21];[.$Y21];[.$AE21];[.$AK21];[.$AQ21];[.$AW21];[.$BC21];[.$BI21];[.$BO21];[.$BU21];[.$CA21])" office:value-type="float" office:value="172" calcext:value-type="float">
            <text:p>172</text:p>
          </table:table-cell>
          <table:table-cell table:formula="of:=MAX([.$H21];[.$N21];[.$T21];[.$Z21];[.$AF21];[.$AL21];[.$AR21];[.$AX21];[.$BD21];[.$BJ21];[.$BP21];[.$BV21])" office:value-type="float" office:value="217.8" calcext:value-type="float">
            <text:p>217.8</text:p>
          </table:table-cell>
          <table:table-cell table:formula="of:=MAX([.$I21];[.$O21];[.$U21];[.$AA21];[.$AG21];[.$AM21];[.$AS21];[.$AY21];[.$BE21];[.$BK21];[.$BQ21];[.$BW21])" office:value-type="float" office:value="73.004" calcext:value-type="float">
            <text:p>73.004</text:p>
          </table:table-cell>
          <table:table-cell table:formula="of:=MAX([.$J21];[.$P21];[.$V21];[.$AB21];[.$AH21];[.$AN21];[.$AT21];[.$AZ21];[.$BF21];[.$BL21];[.$BR21];[.$BX21])" office:value-type="float" office:value="156359" calcext:value-type="float">
            <text:p>156359</text:p>
          </table:table-cell>
          <table:table-cell table:formula="of:=MAX([.$K21];[.$Q21];[.$W21];[.$AC21];[.$AI21];[.$AO21];[.$AU21];[.$BA21];[.$BG21];[.$BM21];[.$BS21];[.$BY21])" office:value-type="float" office:value="18340" calcext:value-type="float">
            <text:p>18340</text:p>
          </table:table-cell>
          <table:table-cell table:formula="of:=MAX([.$L21];[.$R21];[.$X21];[.$AD21];[.$AJ21];[.$AP21];[.$AV21];[.$BB21];[.$BH21];[.$BN21];[.$BT21];[.$BZ21])" office:value-type="float" office:value="1124" calcext:value-type="float">
            <text:p>1124</text:p>
          </table:table-cell>
          <table:table-cell table:formula="of:=MAX([.$M21];[.$S21];[.$Y21];[.$AE21];[.$AK21];[.$AQ21];[.$AW21];[.$BC21];[.$BI21];[.$BO21];[.$BU21];[.$CA21])"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42.lp</text:p>
          </table:table-cell>
          <table:table-cell office:value-type="float" office:value="11.69" calcext:value-type="float">
            <text:p>11.69</text:p>
          </table:table-cell>
          <table:table-cell office:value-type="float" office:value="8.536" calcext:value-type="float">
            <text:p>8.536</text:p>
          </table:table-cell>
          <table:table-cell office:value-type="float" office:value="94997" calcext:value-type="float">
            <text:p>94997</text:p>
          </table:table-cell>
          <table:table-cell office:value-type="float" office:value="2132" calcext:value-type="float">
            <text:p>2132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  <table:table-cell office:value-type="float" office:value="26.454" calcext:value-type="float">
            <text:p>26.454</text:p>
          </table:table-cell>
          <table:table-cell office:value-type="float" office:value="173122" calcext:value-type="float">
            <text:p>173122</text:p>
          </table:table-cell>
          <table:table-cell office:value-type="float" office:value="7131" calcext:value-type="float">
            <text:p>7131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18.71" calcext:value-type="float">
            <text:p>18.71</text:p>
          </table:table-cell>
          <table:table-cell office:value-type="float" office:value="17.286" calcext:value-type="float">
            <text:p>17.286</text:p>
          </table:table-cell>
          <table:table-cell office:value-type="float" office:value="53606" calcext:value-type="float">
            <text:p>53606</text:p>
          </table:table-cell>
          <table:table-cell office:value-type="float" office:value="347" calcext:value-type="float">
            <text:p>347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4.02" calcext:value-type="float">
            <text:p>34.02</text:p>
          </table:table-cell>
          <table:table-cell office:value-type="float" office:value="31.668" calcext:value-type="float">
            <text:p>31.668</text:p>
          </table:table-cell>
          <table:table-cell office:value-type="float" office:value="117004" calcext:value-type="float">
            <text:p>117004</text:p>
          </table:table-cell>
          <table:table-cell office:value-type="float" office:value="8654" calcext:value-type="float">
            <text:p>8654</text:p>
          </table:table-cell>
          <table:table-cell office:value-type="float" office:value="511" calcext:value-type="float">
            <text:p>511</text:p>
          </table:table-cell>
          <table:table-cell office:value-type="float" office:value="917" calcext:value-type="float">
            <text:p>917</text:p>
          </table:table-cell>
          <table:table-cell office:value-type="float" office:value="21.64" calcext:value-type="float">
            <text:p>21.64</text:p>
          </table:table-cell>
          <table:table-cell office:value-type="float" office:value="17.31" calcext:value-type="float">
            <text:p>17.31</text:p>
          </table:table-cell>
          <table:table-cell office:value-type="float" office:value="46965" calcext:value-type="float">
            <text:p>46965</text:p>
          </table:table-cell>
          <table:table-cell office:value-type="float" office:value="384" calcext:value-type="float">
            <text:p>384</text:p>
          </table:table-cell>
          <table:table-cell office:value-type="float" office:value="399" calcext:value-type="float">
            <text:p>399</text:p>
          </table:table-cell>
          <table:table-cell office:value-type="float" office:value="77" calcext:value-type="float">
            <text:p>77</text:p>
          </table:table-cell>
          <table:table-cell office:value-type="float" office:value="26.53" calcext:value-type="float">
            <text:p>26.53</text:p>
          </table:table-cell>
          <table:table-cell office:value-type="float" office:value="24.804" calcext:value-type="float">
            <text:p>24.804</text:p>
          </table:table-cell>
          <table:table-cell office:value-type="float" office:value="117961" calcext:value-type="float">
            <text:p>117961</text:p>
          </table:table-cell>
          <table:table-cell office:value-type="float" office:value="8678" calcext:value-type="float">
            <text:p>8678</text:p>
          </table:table-cell>
          <table:table-cell office:value-type="float" office:value="485" calcext:value-type="float">
            <text:p>485</text:p>
          </table:table-cell>
          <table:table-cell office:value-type="float" office:value="413" calcext:value-type="float">
            <text:p>413</text:p>
          </table:table-cell>
          <table:table-cell office:value-type="float" office:value="18.2" calcext:value-type="float">
            <text:p>18.2</text:p>
          </table:table-cell>
          <table:table-cell office:value-type="float" office:value="16.819" calcext:value-type="float">
            <text:p>16.819</text:p>
          </table:table-cell>
          <table:table-cell office:value-type="float" office:value="46211" calcext:value-type="float">
            <text:p>46211</text:p>
          </table:table-cell>
          <table:table-cell office:value-type="float" office:value="370" calcext:value-type="float">
            <text:p>370</text:p>
          </table:table-cell>
          <table:table-cell office:value-type="float" office:value="378" calcext:value-type="float">
            <text:p>378</text:p>
          </table:table-cell>
          <table:table-cell office:value-type="float" office:value="61" calcext:value-type="float">
            <text:p>61</text:p>
          </table:table-cell>
          <table:table-cell office:value-type="float" office:value="26.25" calcext:value-type="float">
            <text:p>26.25</text:p>
          </table:table-cell>
          <table:table-cell office:value-type="float" office:value="24.46" calcext:value-type="float">
            <text:p>24.46</text:p>
          </table:table-cell>
          <table:table-cell office:value-type="float" office:value="117831" calcext:value-type="float">
            <text:p>117831</text:p>
          </table:table-cell>
          <table:table-cell office:value-type="float" office:value="8636" calcext:value-type="float">
            <text:p>8636</text:p>
          </table:table-cell>
          <table:table-cell office:value-type="float" office:value="467" calcext:value-type="float">
            <text:p>467</text:p>
          </table:table-cell>
          <table:table-cell office:value-type="float" office:value="302" calcext:value-type="float">
            <text:p>302</text:p>
          </table:table-cell>
          <table:table-cell office:value-type="float" office:value="19.04" calcext:value-type="float">
            <text:p>19.04</text:p>
          </table:table-cell>
          <table:table-cell office:value-type="float" office:value="17.546" calcext:value-type="float">
            <text:p>17.546</text:p>
          </table:table-cell>
          <table:table-cell office:value-type="float" office:value="46211" calcext:value-type="float">
            <text:p>46211</text:p>
          </table:table-cell>
          <table:table-cell office:value-type="float" office:value="370" calcext:value-type="float">
            <text:p>370</text:p>
          </table:table-cell>
          <table:table-cell office:value-type="float" office:value="382" calcext:value-type="float">
            <text:p>382</text:p>
          </table:table-cell>
          <table:table-cell office:value-type="float" office:value="61" calcext:value-type="float">
            <text:p>61</text:p>
          </table:table-cell>
          <table:table-cell office:value-type="float" office:value="28.13" calcext:value-type="float">
            <text:p>28.13</text:p>
          </table:table-cell>
          <table:table-cell office:value-type="float" office:value="26.482" calcext:value-type="float">
            <text:p>26.482</text:p>
          </table:table-cell>
          <table:table-cell office:value-type="float" office:value="106976" calcext:value-type="float">
            <text:p>106976</text:p>
          </table:table-cell>
          <table:table-cell office:value-type="float" office:value="9124" calcext:value-type="float">
            <text:p>9124</text:p>
          </table:table-cell>
          <table:table-cell office:value-type="float" office:value="443" calcext:value-type="float">
            <text:p>443</text:p>
          </table:table-cell>
          <table:table-cell office:value-type="float" office:value="198" calcext:value-type="float">
            <text:p>198</text:p>
          </table:table-cell>
          <table:table-cell office:value-type="float" office:value="18.56" calcext:value-type="float">
            <text:p>18.56</text:p>
          </table:table-cell>
          <table:table-cell office:value-type="float" office:value="17.084" calcext:value-type="float">
            <text:p>17.084</text:p>
          </table:table-cell>
          <table:table-cell office:value-type="float" office:value="44997" calcext:value-type="float">
            <text:p>44997</text:p>
          </table:table-cell>
          <table:table-cell office:value-type="float" office:value="369" calcext:value-type="float">
            <text:p>369</text:p>
          </table:table-cell>
          <table:table-cell office:value-type="float" office:value="392" calcext:value-type="float">
            <text:p>392</text:p>
          </table:table-cell>
          <table:table-cell office:value-type="float" office:value="60" calcext:value-type="float">
            <text:p>60</text:p>
          </table:table-cell>
          <table:table-cell office:value-type="float" office:value="26.12" calcext:value-type="float">
            <text:p>26.12</text:p>
          </table:table-cell>
          <table:table-cell office:value-type="float" office:value="24.454" calcext:value-type="float">
            <text:p>24.454</text:p>
          </table:table-cell>
          <table:table-cell office:value-type="float" office:value="90570" calcext:value-type="float">
            <text:p>90570</text:p>
          </table:table-cell>
          <table:table-cell office:value-type="float" office:value="6643" calcext:value-type="float">
            <text:p>6643</text:p>
          </table:table-cell>
          <table:table-cell office:value-type="float" office:value="485" calcext:value-type="float">
            <text:p>485</text:p>
          </table:table-cell>
          <table:table-cell office:value-type="float" office:value="293" calcext:value-type="float">
            <text:p>293</text:p>
          </table:table-cell>
          <table:table-cell office:value-type="float" office:value="18.5" calcext:value-type="float">
            <text:p>18.5</text:p>
          </table:table-cell>
          <table:table-cell office:value-type="float" office:value="17.04" calcext:value-type="float">
            <text:p>17.04</text:p>
          </table:table-cell>
          <table:table-cell office:value-type="float" office:value="46211" calcext:value-type="float">
            <text:p>46211</text:p>
          </table:table-cell>
          <table:table-cell office:value-type="float" office:value="370" calcext:value-type="float">
            <text:p>370</text:p>
          </table:table-cell>
          <table:table-cell office:value-type="float" office:value="379" calcext:value-type="float">
            <text:p>379</text:p>
          </table:table-cell>
          <table:table-cell office:value-type="float" office:value="61" calcext:value-type="float">
            <text:p>61</text:p>
          </table:table-cell>
          <table:table-cell table:formula="of:=MIN([.$H22];[.$N22];[.$T22];[.$Z22];[.$AF22];[.$AL22];[.$AR22];[.$AX22];[.$BD22];[.$BJ22];[.$BP22];[.$BV22])" office:value-type="float" office:value="18.2" calcext:value-type="float">
            <text:p>18.2</text:p>
          </table:table-cell>
          <table:table-cell table:formula="of:=MIN([.$I22];[.$O22];[.$U22];[.$AA22];[.$AG22];[.$AM22];[.$AS22];[.$AY22];[.$BE22];[.$BK22];[.$BQ22];[.$BW22])" office:value-type="float" office:value="16.819" calcext:value-type="float">
            <text:p>16.819</text:p>
          </table:table-cell>
          <table:table-cell table:formula="of:=MIN([.$J22];[.$P22];[.$V22];[.$AB22];[.$AH22];[.$AN22];[.$AT22];[.$AZ22];[.$BF22];[.$BL22];[.$BR22];[.$BX22])" office:value-type="float" office:value="44997" calcext:value-type="float">
            <text:p>44997</text:p>
          </table:table-cell>
          <table:table-cell table:formula="of:=MIN([.$K22];[.$Q22];[.$W22];[.$AC22];[.$AI22];[.$AO22];[.$AU22];[.$BA22];[.$BG22];[.$BM22];[.$BS22];[.$BY22])" office:value-type="float" office:value="347" calcext:value-type="float">
            <text:p>347</text:p>
          </table:table-cell>
          <table:table-cell table:formula="of:=MIN([.$L22];[.$R22];[.$X22];[.$AD22];[.$AJ22];[.$AP22];[.$AV22];[.$BB22];[.$BH22];[.$BN22];[.$BT22];[.$BZ22])" office:value-type="float" office:value="378" calcext:value-type="float">
            <text:p>378</text:p>
          </table:table-cell>
          <table:table-cell table:formula="of:=MIN([.$M22];[.$S22];[.$Y22];[.$AE22];[.$AK22];[.$AQ22];[.$AW22];[.$BC22];[.$BI22];[.$BO22];[.$BU22];[.$CA22])" office:value-type="float" office:value="0" calcext:value-type="float">
            <text:p>0</text:p>
          </table:table-cell>
          <table:table-cell table:formula="of:=MEDIAN([.$H22];[.$N22];[.$T22];[.$Z22];[.$AF22];[.$AL22];[.$AR22];[.$AX22];[.$BD22];[.$BJ22];[.$BP22];[.$BV22])" office:value-type="float" office:value="23.88" calcext:value-type="float">
            <text:p>23.88</text:p>
          </table:table-cell>
          <table:table-cell table:formula="of:=MEDIAN([.$I22];[.$O22];[.$U22];[.$AA22];[.$AG22];[.$AM22];[.$AS22];[.$AY22];[.$BE22];[.$BK22];[.$BQ22];[.$BW22])" office:value-type="float" office:value="21" calcext:value-type="float">
            <text:p>21</text:p>
          </table:table-cell>
          <table:table-cell table:formula="of:=MEDIAN([.$J22];[.$P22];[.$V22];[.$AB22];[.$AH22];[.$AN22];[.$AT22];[.$AZ22];[.$BF22];[.$BL22];[.$BR22];[.$BX22])" office:value-type="float" office:value="72088" calcext:value-type="float">
            <text:p>72088</text:p>
          </table:table-cell>
          <table:table-cell table:formula="of:=MEDIAN([.$K22];[.$Q22];[.$W22];[.$AC22];[.$AI22];[.$AO22];[.$AU22];[.$BA22];[.$BG22];[.$BM22];[.$BS22];[.$BY22])" office:value-type="float" office:value="3513.5" calcext:value-type="float">
            <text:p>3513.5</text:p>
          </table:table-cell>
          <table:table-cell table:formula="of:=MEDIAN([.$L22];[.$R22];[.$X22];[.$AD22];[.$AJ22];[.$AP22];[.$AV22];[.$BB22];[.$BH22];[.$BN22];[.$BT22];[.$BZ22])" office:value-type="float" office:value="421" calcext:value-type="float">
            <text:p>421</text:p>
          </table:table-cell>
          <table:table-cell table:formula="of:=MEDIAN([.$M22];[.$S22];[.$Y22];[.$AE22];[.$AK22];[.$AQ22];[.$AW22];[.$BC22];[.$BI22];[.$BO22];[.$BU22];[.$CA22])" office:value-type="float" office:value="69" calcext:value-type="float">
            <text:p>69</text:p>
          </table:table-cell>
          <table:table-cell table:formula="of:=MAX([.$H22];[.$N22];[.$T22];[.$Z22];[.$AF22];[.$AL22];[.$AR22];[.$AX22];[.$BD22];[.$BJ22];[.$BP22];[.$BV22])" office:value-type="float" office:value="34.02" calcext:value-type="float">
            <text:p>34.02</text:p>
          </table:table-cell>
          <table:table-cell table:formula="of:=MAX([.$I22];[.$O22];[.$U22];[.$AA22];[.$AG22];[.$AM22];[.$AS22];[.$AY22];[.$BE22];[.$BK22];[.$BQ22];[.$BW22])" office:value-type="float" office:value="31.668" calcext:value-type="float">
            <text:p>31.668</text:p>
          </table:table-cell>
          <table:table-cell table:formula="of:=MAX([.$J22];[.$P22];[.$V22];[.$AB22];[.$AH22];[.$AN22];[.$AT22];[.$AZ22];[.$BF22];[.$BL22];[.$BR22];[.$BX22])" office:value-type="float" office:value="173122" calcext:value-type="float">
            <text:p>173122</text:p>
          </table:table-cell>
          <table:table-cell table:formula="of:=MAX([.$K22];[.$Q22];[.$W22];[.$AC22];[.$AI22];[.$AO22];[.$AU22];[.$BA22];[.$BG22];[.$BM22];[.$BS22];[.$BY22])" office:value-type="float" office:value="9124" calcext:value-type="float">
            <text:p>9124</text:p>
          </table:table-cell>
          <table:table-cell table:formula="of:=MAX([.$L22];[.$R22];[.$X22];[.$AD22];[.$AJ22];[.$AP22];[.$AV22];[.$BB22];[.$BH22];[.$BN22];[.$BT22];[.$BZ22])" office:value-type="float" office:value="511" calcext:value-type="float">
            <text:p>511</text:p>
          </table:table-cell>
          <table:table-cell table:formula="of:=MAX([.$M22];[.$S22];[.$Y22];[.$AE22];[.$AK22];[.$AQ22];[.$AW22];[.$BC22];[.$BI22];[.$BO22];[.$BU22];[.$CA22])" office:value-type="float" office:value="917" calcext:value-type="float">
            <text:p>917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0.lp</text:p>
          </table:table-cell>
          <table:table-cell office:value-type="float" office:value="2.32" calcext:value-type="float">
            <text:p>2.32</text:p>
          </table:table-cell>
          <table:table-cell office:value-type="float" office:value="1.895" calcext:value-type="float">
            <text:p>1.895</text:p>
          </table:table-cell>
          <table:table-cell office:value-type="float" office:value="2028" calcext:value-type="float">
            <text:p>2028</text:p>
          </table:table-cell>
          <table:table-cell office:value-type="float" office:value="1148" calcext:value-type="float">
            <text:p>114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.02" calcext:value-type="float">
            <text:p>9.02</text:p>
          </table:table-cell>
          <table:table-cell office:value-type="float" office:value="8.716" calcext:value-type="float">
            <text:p>8.716</text:p>
          </table:table-cell>
          <table:table-cell office:value-type="float" office:value="1908" calcext:value-type="float">
            <text:p>1908</text:p>
          </table:table-cell>
          <table:table-cell office:value-type="float" office:value="533" calcext:value-type="float">
            <text:p>533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.82" calcext:value-type="float">
            <text:p>8.82</text:p>
          </table:table-cell>
          <table:table-cell office:value-type="float" office:value="8.548" calcext:value-type="float">
            <text:p>8.548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8.92" calcext:value-type="float">
            <text:p>8.92</text:p>
          </table:table-cell>
          <table:table-cell office:value-type="float" office:value="8.518" calcext:value-type="float">
            <text:p>8.518</text:p>
          </table:table-cell>
          <table:table-cell office:value-type="float" office:value="1908" calcext:value-type="float">
            <text:p>1908</text:p>
          </table:table-cell>
          <table:table-cell office:value-type="float" office:value="533" calcext:value-type="float">
            <text:p>533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8.52" calcext:value-type="float">
            <text:p>8.52</text:p>
          </table:table-cell>
          <table:table-cell office:value-type="float" office:value="8.231" calcext:value-type="float">
            <text:p>8.231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8.97" calcext:value-type="float">
            <text:p>8.97</text:p>
          </table:table-cell>
          <table:table-cell office:value-type="float" office:value="8.667" calcext:value-type="float">
            <text:p>8.667</text:p>
          </table:table-cell>
          <table:table-cell office:value-type="float" office:value="1908" calcext:value-type="float">
            <text:p>1908</text:p>
          </table:table-cell>
          <table:table-cell office:value-type="float" office:value="533" calcext:value-type="float">
            <text:p>533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9.43" calcext:value-type="float">
            <text:p>9.43</text:p>
          </table:table-cell>
          <table:table-cell office:value-type="float" office:value="9.132" calcext:value-type="float">
            <text:p>9.132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8.69" calcext:value-type="float">
            <text:p>8.69</text:p>
          </table:table-cell>
          <table:table-cell office:value-type="float" office:value="8.413" calcext:value-type="float">
            <text:p>8.413</text:p>
          </table:table-cell>
          <table:table-cell office:value-type="float" office:value="1908" calcext:value-type="float">
            <text:p>1908</text:p>
          </table:table-cell>
          <table:table-cell office:value-type="float" office:value="533" calcext:value-type="float">
            <text:p>533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.67" calcext:value-type="float">
            <text:p>8.67</text:p>
          </table:table-cell>
          <table:table-cell office:value-type="float" office:value="8.393" calcext:value-type="float">
            <text:p>8.393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.94" calcext:value-type="float">
            <text:p>8.94</text:p>
          </table:table-cell>
          <table:table-cell office:value-type="float" office:value="8.635" calcext:value-type="float">
            <text:p>8.635</text:p>
          </table:table-cell>
          <table:table-cell office:value-type="float" office:value="1908" calcext:value-type="float">
            <text:p>1908</text:p>
          </table:table-cell>
          <table:table-cell office:value-type="float" office:value="533" calcext:value-type="float">
            <text:p>533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8.62" calcext:value-type="float">
            <text:p>8.62</text:p>
          </table:table-cell>
          <table:table-cell office:value-type="float" office:value="8.347" calcext:value-type="float">
            <text:p>8.347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office:value-type="float" office:value="9.225" calcext:value-type="float">
            <text:p>9.225</text:p>
          </table:table-cell>
          <table:table-cell office:value-type="float" office:value="1908" calcext:value-type="float">
            <text:p>1908</text:p>
          </table:table-cell>
          <table:table-cell office:value-type="float" office:value="533" calcext:value-type="float">
            <text:p>53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.63" calcext:value-type="float">
            <text:p>8.63</text:p>
          </table:table-cell>
          <table:table-cell office:value-type="float" office:value="8.351" calcext:value-type="float">
            <text:p>8.351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MIN([.$H23];[.$N23];[.$T23];[.$Z23];[.$AF23];[.$AL23];[.$AR23];[.$AX23];[.$BD23];[.$BJ23];[.$BP23];[.$BV23])" office:value-type="float" office:value="8.52" calcext:value-type="float">
            <text:p>8.52</text:p>
          </table:table-cell>
          <table:table-cell table:formula="of:=MIN([.$I23];[.$O23];[.$U23];[.$AA23];[.$AG23];[.$AM23];[.$AS23];[.$AY23];[.$BE23];[.$BK23];[.$BQ23];[.$BW23])" office:value-type="float" office:value="8.231" calcext:value-type="float">
            <text:p>8.231</text:p>
          </table:table-cell>
          <table:table-cell table:formula="of:=MIN([.$J23];[.$P23];[.$V23];[.$AB23];[.$AH23];[.$AN23];[.$AT23];[.$AZ23];[.$BF23];[.$BL23];[.$BR23];[.$BX23])" office:value-type="float" office:value="130" calcext:value-type="float">
            <text:p>130</text:p>
          </table:table-cell>
          <table:table-cell table:formula="of:=MIN([.$K23];[.$Q23];[.$W23];[.$AC23];[.$AI23];[.$AO23];[.$AU23];[.$BA23];[.$BG23];[.$BM23];[.$BS23];[.$BY23])" office:value-type="float" office:value="18" calcext:value-type="float">
            <text:p>18</text:p>
          </table:table-cell>
          <table:table-cell table:formula="of:=MIN([.$L23];[.$R23];[.$X23];[.$AD23];[.$AJ23];[.$AP23];[.$AV23];[.$BB23];[.$BH23];[.$BN23];[.$BT23];[.$BZ23])" office:value-type="float" office:value="195" calcext:value-type="float">
            <text:p>195</text:p>
          </table:table-cell>
          <table:table-cell table:formula="of:=MIN([.$M23];[.$S23];[.$Y23];[.$AE23];[.$AK23];[.$AQ23];[.$AW23];[.$BC23];[.$BI23];[.$BO23];[.$BU23];[.$CA23])" office:value-type="float" office:value="0" calcext:value-type="float">
            <text:p>0</text:p>
          </table:table-cell>
          <table:table-cell table:formula="of:=MEDIAN([.$H23];[.$N23];[.$T23];[.$Z23];[.$AF23];[.$AL23];[.$AR23];[.$AX23];[.$BD23];[.$BJ23];[.$BP23];[.$BV23])" office:value-type="float" office:value="8.87" calcext:value-type="float">
            <text:p>8.87</text:p>
          </table:table-cell>
          <table:table-cell table:formula="of:=MEDIAN([.$I23];[.$O23];[.$U23];[.$AA23];[.$AG23];[.$AM23];[.$AS23];[.$AY23];[.$BE23];[.$BK23];[.$BQ23];[.$BW23])" office:value-type="float" office:value="8.533" calcext:value-type="float">
            <text:p>8.533</text:p>
          </table:table-cell>
          <table:table-cell table:formula="of:=MEDIAN([.$J23];[.$P23];[.$V23];[.$AB23];[.$AH23];[.$AN23];[.$AT23];[.$AZ23];[.$BF23];[.$BL23];[.$BR23];[.$BX23])" office:value-type="float" office:value="1019" calcext:value-type="float">
            <text:p>1019</text:p>
          </table:table-cell>
          <table:table-cell table:formula="of:=MEDIAN([.$K23];[.$Q23];[.$W23];[.$AC23];[.$AI23];[.$AO23];[.$AU23];[.$BA23];[.$BG23];[.$BM23];[.$BS23];[.$BY23])" office:value-type="float" office:value="275.5" calcext:value-type="float">
            <text:p>275.5</text:p>
          </table:table-cell>
          <table:table-cell table:formula="of:=MEDIAN([.$L23];[.$R23];[.$X23];[.$AD23];[.$AJ23];[.$AP23];[.$AV23];[.$BB23];[.$BH23];[.$BN23];[.$BT23];[.$BZ23])" office:value-type="float" office:value="199.5" calcext:value-type="float">
            <text:p>199.5</text:p>
          </table:table-cell>
          <table:table-cell table:formula="of:=MEDIAN([.$M23];[.$S23];[.$Y23];[.$AE23];[.$AK23];[.$AQ23];[.$AW23];[.$BC23];[.$BI23];[.$BO23];[.$BU23];[.$CA23])" office:value-type="float" office:value="0" calcext:value-type="float">
            <text:p>0</text:p>
          </table:table-cell>
          <table:table-cell table:formula="of:=MAX([.$H23];[.$N23];[.$T23];[.$Z23];[.$AF23];[.$AL23];[.$AR23];[.$AX23];[.$BD23];[.$BJ23];[.$BP23];[.$BV23])" office:value-type="float" office:value="9.52" calcext:value-type="float">
            <text:p>9.52</text:p>
          </table:table-cell>
          <table:table-cell table:formula="of:=MAX([.$I23];[.$O23];[.$U23];[.$AA23];[.$AG23];[.$AM23];[.$AS23];[.$AY23];[.$BE23];[.$BK23];[.$BQ23];[.$BW23])" office:value-type="float" office:value="9.225" calcext:value-type="float">
            <text:p>9.225</text:p>
          </table:table-cell>
          <table:table-cell table:formula="of:=MAX([.$J23];[.$P23];[.$V23];[.$AB23];[.$AH23];[.$AN23];[.$AT23];[.$AZ23];[.$BF23];[.$BL23];[.$BR23];[.$BX23])" office:value-type="float" office:value="1908" calcext:value-type="float">
            <text:p>1908</text:p>
          </table:table-cell>
          <table:table-cell table:formula="of:=MAX([.$K23];[.$Q23];[.$W23];[.$AC23];[.$AI23];[.$AO23];[.$AU23];[.$BA23];[.$BG23];[.$BM23];[.$BS23];[.$BY23])" office:value-type="float" office:value="533" calcext:value-type="float">
            <text:p>533</text:p>
          </table:table-cell>
          <table:table-cell table:formula="of:=MAX([.$L23];[.$R23];[.$X23];[.$AD23];[.$AJ23];[.$AP23];[.$AV23];[.$BB23];[.$BH23];[.$BN23];[.$BT23];[.$BZ23])" office:value-type="float" office:value="202" calcext:value-type="float">
            <text:p>202</text:p>
          </table:table-cell>
          <table:table-cell table:formula="of:=MAX([.$M23];[.$S23];[.$Y23];[.$AE23];[.$AK23];[.$AQ23];[.$AW23];[.$BC23];[.$BI23];[.$BO23];[.$BU23];[.$CA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1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61928" calcext:value-type="float">
            <text:p>1161928</text:p>
          </table:table-cell>
          <table:table-cell office:value-type="float" office:value="881294" calcext:value-type="float">
            <text:p>88129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780.43" calcext:value-type="float">
            <text:p>780.43</text:p>
          </table:table-cell>
          <table:table-cell office:value-type="float" office:value="779.096" calcext:value-type="float">
            <text:p>779.096</text:p>
          </table:table-cell>
          <table:table-cell office:value-type="float" office:value="2035746" calcext:value-type="float">
            <text:p>2035746</text:p>
          </table:table-cell>
          <table:table-cell office:value-type="float" office:value="1088880" calcext:value-type="float">
            <text:p>1088880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427301" calcext:value-type="float">
            <text:p>3427301</text:p>
          </table:table-cell>
          <table:table-cell office:value-type="float" office:value="936031" calcext:value-type="float">
            <text:p>936031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52.82" calcext:value-type="float">
            <text:p>52.82</text:p>
          </table:table-cell>
          <table:table-cell office:value-type="float" office:value="51.105" calcext:value-type="float">
            <text:p>51.105</text:p>
          </table:table-cell>
          <table:table-cell office:value-type="float" office:value="177765" calcext:value-type="float">
            <text:p>177765</text:p>
          </table:table-cell>
          <table:table-cell office:value-type="float" office:value="37222" calcext:value-type="float">
            <text:p>37222</text:p>
          </table:table-cell>
          <table:table-cell office:value-type="float" office:value="724" calcext:value-type="float">
            <text:p>724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22083" calcext:value-type="float">
            <text:p>3122083</text:p>
          </table:table-cell>
          <table:table-cell office:value-type="float" office:value="861467" calcext:value-type="float">
            <text:p>861467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168.18" calcext:value-type="float">
            <text:p>168.18</text:p>
          </table:table-cell>
          <table:table-cell office:value-type="float" office:value="166.853" calcext:value-type="float">
            <text:p>166.853</text:p>
          </table:table-cell>
          <table:table-cell office:value-type="float" office:value="600237" calcext:value-type="float">
            <text:p>600237</text:p>
          </table:table-cell>
          <table:table-cell office:value-type="float" office:value="242954" calcext:value-type="float">
            <text:p>242954</text:p>
          </table:table-cell>
          <table:table-cell office:value-type="float" office:value="726" calcext:value-type="float">
            <text:p>726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969109" calcext:value-type="float">
            <text:p>2969109</text:p>
          </table:table-cell>
          <table:table-cell office:value-type="float" office:value="871610" calcext:value-type="float">
            <text:p>87161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133.3" calcext:value-type="float">
            <text:p>133.3</text:p>
          </table:table-cell>
          <table:table-cell office:value-type="float" office:value="132.063" calcext:value-type="float">
            <text:p>132.063</text:p>
          </table:table-cell>
          <table:table-cell office:value-type="float" office:value="1355475" calcext:value-type="float">
            <text:p>1355475</text:p>
          </table:table-cell>
          <table:table-cell office:value-type="float" office:value="189261" calcext:value-type="float">
            <text:p>189261</text:p>
          </table:table-cell>
          <table:table-cell office:value-type="float" office:value="730" calcext:value-type="float">
            <text:p>73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981366" calcext:value-type="float">
            <text:p>2981366</text:p>
          </table:table-cell>
          <table:table-cell office:value-type="float" office:value="889330" calcext:value-type="float">
            <text:p>889330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154.2" calcext:value-type="float">
            <text:p>154.2</text:p>
          </table:table-cell>
          <table:table-cell office:value-type="float" office:value="152.822" calcext:value-type="float">
            <text:p>152.822</text:p>
          </table:table-cell>
          <table:table-cell office:value-type="float" office:value="526716" calcext:value-type="float">
            <text:p>526716</text:p>
          </table:table-cell>
          <table:table-cell office:value-type="float" office:value="218376" calcext:value-type="float">
            <text:p>218376</text:p>
          </table:table-cell>
          <table:table-cell office:value-type="float" office:value="716" calcext:value-type="float">
            <text:p>716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373490" calcext:value-type="float">
            <text:p>3373490</text:p>
          </table:table-cell>
          <table:table-cell office:value-type="float" office:value="912582" calcext:value-type="float">
            <text:p>912582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340.71" calcext:value-type="float">
            <text:p>340.71</text:p>
          </table:table-cell>
          <table:table-cell office:value-type="float" office:value="339.497" calcext:value-type="float">
            <text:p>339.497</text:p>
          </table:table-cell>
          <table:table-cell office:value-type="float" office:value="1035663" calcext:value-type="float">
            <text:p>1035663</text:p>
          </table:table-cell>
          <table:table-cell office:value-type="float" office:value="497469" calcext:value-type="float">
            <text:p>497469</text:p>
          </table:table-cell>
          <table:table-cell office:value-type="float" office:value="743" calcext:value-type="float">
            <text:p>743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053036" calcext:value-type="float">
            <text:p>3053036</text:p>
          </table:table-cell>
          <table:table-cell office:value-type="float" office:value="919304" calcext:value-type="float">
            <text:p>919304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MIN([.$H24];[.$N24];[.$T24];[.$Z24];[.$AF24];[.$AL24];[.$AR24];[.$AX24];[.$BD24];[.$BJ24];[.$BP24];[.$BV24])" office:value-type="float" office:value="52.82" calcext:value-type="float">
            <text:p>52.82</text:p>
          </table:table-cell>
          <table:table-cell table:formula="of:=MIN([.$I24];[.$O24];[.$U24];[.$AA24];[.$AG24];[.$AM24];[.$AS24];[.$AY24];[.$BE24];[.$BK24];[.$BQ24];[.$BW24])" office:value-type="float" office:value="51.105" calcext:value-type="float">
            <text:p>51.105</text:p>
          </table:table-cell>
          <table:table-cell table:formula="of:=MIN([.$J24];[.$P24];[.$V24];[.$AB24];[.$AH24];[.$AN24];[.$AT24];[.$AZ24];[.$BF24];[.$BL24];[.$BR24];[.$BX24])" office:value-type="float" office:value="177765" calcext:value-type="float">
            <text:p>177765</text:p>
          </table:table-cell>
          <table:table-cell table:formula="of:=MIN([.$K24];[.$Q24];[.$W24];[.$AC24];[.$AI24];[.$AO24];[.$AU24];[.$BA24];[.$BG24];[.$BM24];[.$BS24];[.$BY24])" office:value-type="float" office:value="37222" calcext:value-type="float">
            <text:p>37222</text:p>
          </table:table-cell>
          <table:table-cell table:formula="of:=MIN([.$L24];[.$R24];[.$X24];[.$AD24];[.$AJ24];[.$AP24];[.$AV24];[.$BB24];[.$BH24];[.$BN24];[.$BT24];[.$BZ24])" office:value-type="float" office:value="716" calcext:value-type="float">
            <text:p>716</text:p>
          </table:table-cell>
          <table:table-cell table:formula="of:=MIN([.$M24];[.$S24];[.$Y24];[.$AE24];[.$AK24];[.$AQ24];[.$AW24];[.$BC24];[.$BI24];[.$BO24];[.$BU24];[.$CA24])" office:value-type="float" office:value="0" calcext:value-type="float">
            <text:p>0</text:p>
          </table:table-cell>
          <table:table-cell table:formula="of:=MEDIAN([.$H24];[.$N24];[.$T24];[.$Z24];[.$AF24];[.$AL24];[.$AR24];[.$AX24];[.$BD24];[.$BJ24];[.$BP24];[.$BV24])" office:value-type="float" office:value="840.215" calcext:value-type="float">
            <text:p>840.215</text:p>
          </table:table-cell>
          <table:table-cell table:formula="of:=MEDIAN([.$I24];[.$O24];[.$U24];[.$AA24];[.$AG24];[.$AM24];[.$AS24];[.$AY24];[.$BE24];[.$BK24];[.$BQ24];[.$BW24])" office:value-type="float" office:value="839.548" calcext:value-type="float">
            <text:p>839.548</text:p>
          </table:table-cell>
          <table:table-cell table:formula="of:=MEDIAN([.$J24];[.$P24];[.$V24];[.$AB24];[.$AH24];[.$AN24];[.$AT24];[.$AZ24];[.$BF24];[.$BL24];[.$BR24];[.$BX24])" office:value-type="float" office:value="2502427.5" calcext:value-type="float">
            <text:p>2502427.5</text:p>
          </table:table-cell>
          <table:table-cell table:formula="of:=MEDIAN([.$K24];[.$Q24];[.$W24];[.$AC24];[.$AI24];[.$AO24];[.$AU24];[.$BA24];[.$BG24];[.$BM24];[.$BS24];[.$BY24])" office:value-type="float" office:value="866538.5" calcext:value-type="float">
            <text:p>866538.5</text:p>
          </table:table-cell>
          <table:table-cell table:formula="of:=MEDIAN([.$L24];[.$R24];[.$X24];[.$AD24];[.$AJ24];[.$AP24];[.$AV24];[.$BB24];[.$BH24];[.$BN24];[.$BT24];[.$BZ24])" office:value-type="float" office:value="807.5" calcext:value-type="float">
            <text:p>807.5</text:p>
          </table:table-cell>
          <table:table-cell table:formula="of:=MEDIAN([.$M24];[.$S24];[.$Y24];[.$AE24];[.$AK24];[.$AQ24];[.$AW24];[.$BC24];[.$BI24];[.$BO24];[.$BU24];[.$CA24])" office:value-type="float" office:value="0" calcext:value-type="float">
            <text:p>0</text:p>
          </table:table-cell>
          <table:table-cell table:formula="of:=MAX([.$H24];[.$N24];[.$T24];[.$Z24];[.$AF24];[.$AL24];[.$AR24];[.$AX24];[.$BD24];[.$BJ24];[.$BP24];[.$BV24])" office:value-type="float" office:value="900" calcext:value-type="float">
            <text:p>900</text:p>
          </table:table-cell>
          <table:table-cell table:formula="of:=MAX([.$I24];[.$O24];[.$U24];[.$AA24];[.$AG24];[.$AM24];[.$AS24];[.$AY24];[.$BE24];[.$BK24];[.$BQ24];[.$BW24])" office:value-type="float" office:value="900" calcext:value-type="float">
            <text:p>900</text:p>
          </table:table-cell>
          <table:table-cell table:formula="of:=MAX([.$J24];[.$P24];[.$V24];[.$AB24];[.$AH24];[.$AN24];[.$AT24];[.$AZ24];[.$BF24];[.$BL24];[.$BR24];[.$BX24])" office:value-type="float" office:value="3427301" calcext:value-type="float">
            <text:p>3427301</text:p>
          </table:table-cell>
          <table:table-cell table:formula="of:=MAX([.$K24];[.$Q24];[.$W24];[.$AC24];[.$AI24];[.$AO24];[.$AU24];[.$BA24];[.$BG24];[.$BM24];[.$BS24];[.$BY24])" office:value-type="float" office:value="1088880" calcext:value-type="float">
            <text:p>1088880</text:p>
          </table:table-cell>
          <table:table-cell table:formula="of:=MAX([.$L24];[.$R24];[.$X24];[.$AD24];[.$AJ24];[.$AP24];[.$AV24];[.$BB24];[.$BH24];[.$BN24];[.$BT24];[.$BZ24])" office:value-type="float" office:value="1075" calcext:value-type="float">
            <text:p>1075</text:p>
          </table:table-cell>
          <table:table-cell table:formula="of:=MAX([.$M24];[.$S24];[.$Y24];[.$AE24];[.$AK24];[.$AQ24];[.$AW24];[.$BC24];[.$BI24];[.$BO24];[.$BU24];[.$CA24])"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2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074769" calcext:value-type="float">
            <text:p>3074769</text:p>
          </table:table-cell>
          <table:table-cell office:value-type="float" office:value="656989" calcext:value-type="float">
            <text:p>656989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488430" calcext:value-type="float">
            <text:p>16488430</text:p>
          </table:table-cell>
          <table:table-cell office:value-type="float" office:value="800314" calcext:value-type="float">
            <text:p>800314</text:p>
          </table:table-cell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81508" calcext:value-type="float">
            <text:p>1881508</text:p>
          </table:table-cell>
          <table:table-cell office:value-type="float" office:value="405359" calcext:value-type="float">
            <text:p>405359</text:p>
          </table:table-cell>
          <table:table-cell office:value-type="float" office:value="2438" calcext:value-type="float">
            <text:p>24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680765" calcext:value-type="float">
            <text:p>16680765</text:p>
          </table:table-cell>
          <table:table-cell office:value-type="float" office:value="820532" calcext:value-type="float">
            <text:p>820532</text:p>
          </table:table-cell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10857" calcext:value-type="float">
            <text:p>1610857</text:p>
          </table:table-cell>
          <table:table-cell office:value-type="float" office:value="378899" calcext:value-type="float">
            <text:p>378899</text:p>
          </table:table-cell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298902" calcext:value-type="float">
            <text:p>16298902</text:p>
          </table:table-cell>
          <table:table-cell office:value-type="float" office:value="798330" calcext:value-type="float">
            <text:p>798330</text:p>
          </table:table-cell>
          <table:table-cell office:value-type="float" office:value="2262" calcext:value-type="float">
            <text:p>22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28535" calcext:value-type="float">
            <text:p>1628535</text:p>
          </table:table-cell>
          <table:table-cell office:value-type="float" office:value="363094" calcext:value-type="float">
            <text:p>363094</text:p>
          </table:table-cell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315831" calcext:value-type="float">
            <text:p>16315831</text:p>
          </table:table-cell>
          <table:table-cell office:value-type="float" office:value="800303" calcext:value-type="float">
            <text:p>800303</text:p>
          </table:table-cell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46048" calcext:value-type="float">
            <text:p>1646048</text:p>
          </table:table-cell>
          <table:table-cell office:value-type="float" office:value="366423" calcext:value-type="float">
            <text:p>366423</text:p>
          </table:table-cell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642336" calcext:value-type="float">
            <text:p>14642336</text:p>
          </table:table-cell>
          <table:table-cell office:value-type="float" office:value="810571" calcext:value-type="float">
            <text:p>810571</text:p>
          </table:table-cell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20139" calcext:value-type="float">
            <text:p>1420139</text:p>
          </table:table-cell>
          <table:table-cell office:value-type="float" office:value="354733" calcext:value-type="float">
            <text:p>354733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087789" calcext:value-type="float">
            <text:p>16087789</text:p>
          </table:table-cell>
          <table:table-cell office:value-type="float" office:value="814570" calcext:value-type="float">
            <text:p>814570</text:p>
          </table:table-cell>
          <table:table-cell office:value-type="float" office:value="2243" calcext:value-type="float">
            <text:p>22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58407" calcext:value-type="float">
            <text:p>1558407</text:p>
          </table:table-cell>
          <table:table-cell office:value-type="float" office:value="359807" calcext:value-type="float">
            <text:p>359807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formula="of:=MIN([.$H25];[.$N25];[.$T25];[.$Z25];[.$AF25];[.$AL25];[.$AR25];[.$AX25];[.$BD25];[.$BJ25];[.$BP25];[.$BV25])" office:value-type="float" office:value="900" calcext:value-type="float">
            <text:p>900</text:p>
          </table:table-cell>
          <table:table-cell table:formula="of:=MIN([.$I25];[.$O25];[.$U25];[.$AA25];[.$AG25];[.$AM25];[.$AS25];[.$AY25];[.$BE25];[.$BK25];[.$BQ25];[.$BW25])" office:value-type="float" office:value="900" calcext:value-type="float">
            <text:p>900</text:p>
          </table:table-cell>
          <table:table-cell table:formula="of:=MIN([.$J25];[.$P25];[.$V25];[.$AB25];[.$AH25];[.$AN25];[.$AT25];[.$AZ25];[.$BF25];[.$BL25];[.$BR25];[.$BX25])" office:value-type="float" office:value="1420139" calcext:value-type="float">
            <text:p>1420139</text:p>
          </table:table-cell>
          <table:table-cell table:formula="of:=MIN([.$K25];[.$Q25];[.$W25];[.$AC25];[.$AI25];[.$AO25];[.$AU25];[.$BA25];[.$BG25];[.$BM25];[.$BS25];[.$BY25])" office:value-type="float" office:value="354733" calcext:value-type="float">
            <text:p>354733</text:p>
          </table:table-cell>
          <table:table-cell table:formula="of:=MIN([.$L25];[.$R25];[.$X25];[.$AD25];[.$AJ25];[.$AP25];[.$AV25];[.$BB25];[.$BH25];[.$BN25];[.$BT25];[.$BZ25])" office:value-type="float" office:value="2243" calcext:value-type="float">
            <text:p>2243</text:p>
          </table:table-cell>
          <table:table-cell table:formula="of:=MIN([.$M25];[.$S25];[.$Y25];[.$AE25];[.$AK25];[.$AQ25];[.$AW25];[.$BC25];[.$BI25];[.$BO25];[.$BU25];[.$CA25])" office:value-type="float" office:value="0" calcext:value-type="float">
            <text:p>0</text:p>
          </table:table-cell>
          <table:table-cell table:formula="of:=MEDIAN([.$H25];[.$N25];[.$T25];[.$Z25];[.$AF25];[.$AL25];[.$AR25];[.$AX25];[.$BD25];[.$BJ25];[.$BP25];[.$BV25])" office:value-type="float" office:value="900" calcext:value-type="float">
            <text:p>900</text:p>
          </table:table-cell>
          <table:table-cell table:formula="of:=MEDIAN([.$I25];[.$O25];[.$U25];[.$AA25];[.$AG25];[.$AM25];[.$AS25];[.$AY25];[.$BE25];[.$BK25];[.$BQ25];[.$BW25])" office:value-type="float" office:value="900" calcext:value-type="float">
            <text:p>900</text:p>
          </table:table-cell>
          <table:table-cell table:formula="of:=MEDIAN([.$J25];[.$P25];[.$V25];[.$AB25];[.$AH25];[.$AN25];[.$AT25];[.$AZ25];[.$BF25];[.$BL25];[.$BR25];[.$BX25])" office:value-type="float" office:value="8261922" calcext:value-type="float">
            <text:p>8261922</text:p>
          </table:table-cell>
          <table:table-cell table:formula="of:=MEDIAN([.$K25];[.$Q25];[.$W25];[.$AC25];[.$AI25];[.$AO25];[.$AU25];[.$BA25];[.$BG25];[.$BM25];[.$BS25];[.$BY25])" office:value-type="float" office:value="601844.5" calcext:value-type="float">
            <text:p>601844.5</text:p>
          </table:table-cell>
          <table:table-cell table:formula="of:=MEDIAN([.$L25];[.$R25];[.$X25];[.$AD25];[.$AJ25];[.$AP25];[.$AV25];[.$BB25];[.$BH25];[.$BN25];[.$BT25];[.$BZ25])" office:value-type="float" office:value="2351.5" calcext:value-type="float">
            <text:p>2351.5</text:p>
          </table:table-cell>
          <table:table-cell table:formula="of:=MEDIAN([.$M25];[.$S25];[.$Y25];[.$AE25];[.$AK25];[.$AQ25];[.$AW25];[.$BC25];[.$BI25];[.$BO25];[.$BU25];[.$CA25])" office:value-type="float" office:value="0" calcext:value-type="float">
            <text:p>0</text:p>
          </table:table-cell>
          <table:table-cell table:formula="of:=MAX([.$H25];[.$N25];[.$T25];[.$Z25];[.$AF25];[.$AL25];[.$AR25];[.$AX25];[.$BD25];[.$BJ25];[.$BP25];[.$BV25])" office:value-type="float" office:value="900" calcext:value-type="float">
            <text:p>900</text:p>
          </table:table-cell>
          <table:table-cell table:formula="of:=MAX([.$I25];[.$O25];[.$U25];[.$AA25];[.$AG25];[.$AM25];[.$AS25];[.$AY25];[.$BE25];[.$BK25];[.$BQ25];[.$BW25])" office:value-type="float" office:value="900" calcext:value-type="float">
            <text:p>900</text:p>
          </table:table-cell>
          <table:table-cell table:formula="of:=MAX([.$J25];[.$P25];[.$V25];[.$AB25];[.$AH25];[.$AN25];[.$AT25];[.$AZ25];[.$BF25];[.$BL25];[.$BR25];[.$BX25])" office:value-type="float" office:value="16680765" calcext:value-type="float">
            <text:p>16680765</text:p>
          </table:table-cell>
          <table:table-cell table:formula="of:=MAX([.$K25];[.$Q25];[.$W25];[.$AC25];[.$AI25];[.$AO25];[.$AU25];[.$BA25];[.$BG25];[.$BM25];[.$BS25];[.$BY25])" office:value-type="float" office:value="820532" calcext:value-type="float">
            <text:p>820532</text:p>
          </table:table-cell>
          <table:table-cell table:formula="of:=MAX([.$L25];[.$R25];[.$X25];[.$AD25];[.$AJ25];[.$AP25];[.$AV25];[.$BB25];[.$BH25];[.$BN25];[.$BT25];[.$BZ25])" office:value-type="float" office:value="2638" calcext:value-type="float">
            <text:p>2638</text:p>
          </table:table-cell>
          <table:table-cell table:formula="of:=MAX([.$M25];[.$S25];[.$Y25];[.$AE25];[.$AK25];[.$AQ25];[.$AW25];[.$BC25];[.$BI25];[.$BO25];[.$BU25];[.$CA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3.lp</text:p>
          </table:table-cell>
          <table:table-cell office:value-type="float" office:value="2.79" calcext:value-type="float">
            <text:p>2.79</text:p>
          </table:table-cell>
          <table:table-cell office:value-type="float" office:value="2.244" calcext:value-type="float">
            <text:p>2.244</text:p>
          </table:table-cell>
          <table:table-cell office:value-type="float" office:value="359" calcext:value-type="float">
            <text:p>359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.45" calcext:value-type="float">
            <text:p>12.45</text:p>
          </table:table-cell>
          <table:table-cell office:value-type="float" office:value="12.073" calcext:value-type="float">
            <text:p>12.073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2.71" calcext:value-type="float">
            <text:p>12.71</text:p>
          </table:table-cell>
          <table:table-cell office:value-type="float" office:value="12.345" calcext:value-type="float">
            <text:p>12.345</text:p>
          </table:table-cell>
          <table:table-cell office:value-type="float" office:value="354" calcext:value-type="float">
            <text:p>354</text:p>
          </table:table-cell>
          <table:table-cell office:value-type="float" office:value="42" calcext:value-type="float">
            <text:p>42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2.88" calcext:value-type="float">
            <text:p>12.88</text:p>
          </table:table-cell>
          <table:table-cell office:value-type="float" office:value="12.516" calcext:value-type="float">
            <text:p>12.516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2.22" calcext:value-type="float">
            <text:p>12.22</text:p>
          </table:table-cell>
          <table:table-cell office:value-type="float" office:value="11.879" calcext:value-type="float">
            <text:p>11.879</text:p>
          </table:table-cell>
          <table:table-cell office:value-type="float" office:value="354" calcext:value-type="float">
            <text:p>354</text:p>
          </table:table-cell>
          <table:table-cell office:value-type="float" office:value="42" calcext:value-type="float">
            <text:p>42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.64" calcext:value-type="float">
            <text:p>11.64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1.72" calcext:value-type="float">
            <text:p>11.72</text:p>
          </table:table-cell>
          <table:table-cell office:value-type="float" office:value="11.341" calcext:value-type="float">
            <text:p>11.341</text:p>
          </table:table-cell>
          <table:table-cell office:value-type="float" office:value="354" calcext:value-type="float">
            <text:p>354</text:p>
          </table:table-cell>
          <table:table-cell office:value-type="float" office:value="42" calcext:value-type="float">
            <text:p>42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2.02" calcext:value-type="float">
            <text:p>12.02</text:p>
          </table:table-cell>
          <table:table-cell office:value-type="float" office:value="11.653" calcext:value-type="float">
            <text:p>11.653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1.73" calcext:value-type="float">
            <text:p>11.73</text:p>
          </table:table-cell>
          <table:table-cell office:value-type="float" office:value="11.367" calcext:value-type="float">
            <text:p>11.367</text:p>
          </table:table-cell>
          <table:table-cell office:value-type="float" office:value="354" calcext:value-type="float">
            <text:p>354</text:p>
          </table:table-cell>
          <table:table-cell office:value-type="float" office:value="42" calcext:value-type="float">
            <text:p>42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1.79" calcext:value-type="float">
            <text:p>11.79</text:p>
          </table:table-cell>
          <table:table-cell office:value-type="float" office:value="11.422" calcext:value-type="float">
            <text:p>11.422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1.85" calcext:value-type="float">
            <text:p>11.85</text:p>
          </table:table-cell>
          <table:table-cell office:value-type="float" office:value="11.371" calcext:value-type="float">
            <text:p>11.371</text:p>
          </table:table-cell>
          <table:table-cell office:value-type="float" office:value="354" calcext:value-type="float">
            <text:p>354</text:p>
          </table:table-cell>
          <table:table-cell office:value-type="float" office:value="42" calcext:value-type="float">
            <text:p>42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1.99" calcext:value-type="float">
            <text:p>11.99</text:p>
          </table:table-cell>
          <table:table-cell office:value-type="float" office:value="11.62" calcext:value-type="float">
            <text:p>11.62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office:value-type="float" office:value="11.561" calcext:value-type="float">
            <text:p>11.561</text:p>
          </table:table-cell>
          <table:table-cell office:value-type="float" office:value="354" calcext:value-type="float">
            <text:p>354</text:p>
          </table:table-cell>
          <table:table-cell office:value-type="float" office:value="42" calcext:value-type="float">
            <text:p>42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formula="of:=MIN([.$H26];[.$N26];[.$T26];[.$Z26];[.$AF26];[.$AL26];[.$AR26];[.$AX26];[.$BD26];[.$BJ26];[.$BP26];[.$BV26])" office:value-type="float" office:value="11.72" calcext:value-type="float">
            <text:p>11.72</text:p>
          </table:table-cell>
          <table:table-cell table:formula="of:=MIN([.$I26];[.$O26];[.$U26];[.$AA26];[.$AG26];[.$AM26];[.$AS26];[.$AY26];[.$BE26];[.$BK26];[.$BQ26];[.$BW26])" office:value-type="float" office:value="11.341" calcext:value-type="float">
            <text:p>11.341</text:p>
          </table:table-cell>
          <table:table-cell table:formula="of:=MIN([.$J26];[.$P26];[.$V26];[.$AB26];[.$AH26];[.$AN26];[.$AT26];[.$AZ26];[.$BF26];[.$BL26];[.$BR26];[.$BX26])" office:value-type="float" office:value="354" calcext:value-type="float">
            <text:p>354</text:p>
          </table:table-cell>
          <table:table-cell table:formula="of:=MIN([.$K26];[.$Q26];[.$W26];[.$AC26];[.$AI26];[.$AO26];[.$AU26];[.$BA26];[.$BG26];[.$BM26];[.$BS26];[.$BY26])" office:value-type="float" office:value="42" calcext:value-type="float">
            <text:p>42</text:p>
          </table:table-cell>
          <table:table-cell table:formula="of:=MIN([.$L26];[.$R26];[.$X26];[.$AD26];[.$AJ26];[.$AP26];[.$AV26];[.$BB26];[.$BH26];[.$BN26];[.$BT26];[.$BZ26])" office:value-type="float" office:value="259" calcext:value-type="float">
            <text:p>259</text:p>
          </table:table-cell>
          <table:table-cell table:formula="of:=MIN([.$M26];[.$S26];[.$Y26];[.$AE26];[.$AK26];[.$AQ26];[.$AW26];[.$BC26];[.$BI26];[.$BO26];[.$BU26];[.$CA26])" office:value-type="float" office:value="0" calcext:value-type="float">
            <text:p>0</text:p>
          </table:table-cell>
          <table:table-cell table:formula="of:=MEDIAN([.$H26];[.$N26];[.$T26];[.$Z26];[.$AF26];[.$AL26];[.$AR26];[.$AX26];[.$BD26];[.$BJ26];[.$BP26];[.$BV26])" office:value-type="float" office:value="11.995" calcext:value-type="float">
            <text:p>11.995</text:p>
          </table:table-cell>
          <table:table-cell table:formula="of:=MEDIAN([.$I26];[.$O26];[.$U26];[.$AA26];[.$AG26];[.$AM26];[.$AS26];[.$AY26];[.$BE26];[.$BK26];[.$BQ26];[.$BW26])" office:value-type="float" office:value="11.63" calcext:value-type="float">
            <text:p>11.63</text:p>
          </table:table-cell>
          <table:table-cell table:formula="of:=MEDIAN([.$J26];[.$P26];[.$V26];[.$AB26];[.$AH26];[.$AN26];[.$AT26];[.$AZ26];[.$BF26];[.$BL26];[.$BR26];[.$BX26])" office:value-type="float" office:value="462" calcext:value-type="float">
            <text:p>462</text:p>
          </table:table-cell>
          <table:table-cell table:formula="of:=MEDIAN([.$K26];[.$Q26];[.$W26];[.$AC26];[.$AI26];[.$AO26];[.$AU26];[.$BA26];[.$BG26];[.$BM26];[.$BS26];[.$BY26])" office:value-type="float" office:value="59.5" calcext:value-type="float">
            <text:p>59.5</text:p>
          </table:table-cell>
          <table:table-cell table:formula="of:=MEDIAN([.$L26];[.$R26];[.$X26];[.$AD26];[.$AJ26];[.$AP26];[.$AV26];[.$BB26];[.$BH26];[.$BN26];[.$BT26];[.$BZ26])" office:value-type="float" office:value="264" calcext:value-type="float">
            <text:p>264</text:p>
          </table:table-cell>
          <table:table-cell table:formula="of:=MEDIAN([.$M26];[.$S26];[.$Y26];[.$AE26];[.$AK26];[.$AQ26];[.$AW26];[.$BC26];[.$BI26];[.$BO26];[.$BU26];[.$CA26])" office:value-type="float" office:value="0" calcext:value-type="float">
            <text:p>0</text:p>
          </table:table-cell>
          <table:table-cell table:formula="of:=MAX([.$H26];[.$N26];[.$T26];[.$Z26];[.$AF26];[.$AL26];[.$AR26];[.$AX26];[.$BD26];[.$BJ26];[.$BP26];[.$BV26])" office:value-type="float" office:value="12.88" calcext:value-type="float">
            <text:p>12.88</text:p>
          </table:table-cell>
          <table:table-cell table:formula="of:=MAX([.$I26];[.$O26];[.$U26];[.$AA26];[.$AG26];[.$AM26];[.$AS26];[.$AY26];[.$BE26];[.$BK26];[.$BQ26];[.$BW26])" office:value-type="float" office:value="12.516" calcext:value-type="float">
            <text:p>12.516</text:p>
          </table:table-cell>
          <table:table-cell table:formula="of:=MAX([.$J26];[.$P26];[.$V26];[.$AB26];[.$AH26];[.$AN26];[.$AT26];[.$AZ26];[.$BF26];[.$BL26];[.$BR26];[.$BX26])" office:value-type="float" office:value="570" calcext:value-type="float">
            <text:p>570</text:p>
          </table:table-cell>
          <table:table-cell table:formula="of:=MAX([.$K26];[.$Q26];[.$W26];[.$AC26];[.$AI26];[.$AO26];[.$AU26];[.$BA26];[.$BG26];[.$BM26];[.$BS26];[.$BY26])" office:value-type="float" office:value="77" calcext:value-type="float">
            <text:p>77</text:p>
          </table:table-cell>
          <table:table-cell table:formula="of:=MAX([.$L26];[.$R26];[.$X26];[.$AD26];[.$AJ26];[.$AP26];[.$AV26];[.$BB26];[.$BH26];[.$BN26];[.$BT26];[.$BZ26])" office:value-type="float" office:value="267" calcext:value-type="float">
            <text:p>267</text:p>
          </table:table-cell>
          <table:table-cell table:formula="of:=MAX([.$M26];[.$S26];[.$Y26];[.$AE26];[.$AK26];[.$AQ26];[.$AW26];[.$BC26];[.$BI26];[.$BO26];[.$BU26];[.$CA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4.lp</text:p>
          </table:table-cell>
          <table:table-cell office:value-type="float" office:value="10.53" calcext:value-type="float">
            <text:p>10.53</text:p>
          </table:table-cell>
          <table:table-cell office:value-type="float" office:value="8.323" calcext:value-type="float">
            <text:p>8.323</text:p>
          </table:table-cell>
          <table:table-cell office:value-type="float" office:value="4455" calcext:value-type="float">
            <text:p>4455</text:p>
          </table:table-cell>
          <table:table-cell office:value-type="float" office:value="2292" calcext:value-type="float">
            <text:p>2292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41.52" calcext:value-type="float">
            <text:p>41.52</text:p>
          </table:table-cell>
          <table:table-cell office:value-type="float" office:value="40.277" calcext:value-type="float">
            <text:p>40.277</text:p>
          </table:table-cell>
          <table:table-cell office:value-type="float" office:value="566" calcext:value-type="float">
            <text:p>566</text:p>
          </table:table-cell>
          <table:table-cell office:value-type="float" office:value="80" calcext:value-type="float">
            <text:p>80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42.74" calcext:value-type="float">
            <text:p>42.74</text:p>
          </table:table-cell>
          <table:table-cell office:value-type="float" office:value="41.351" calcext:value-type="float">
            <text:p>41.351</text:p>
          </table:table-cell>
          <table:table-cell office:value-type="float" office:value="238" calcext:value-type="float">
            <text:p>238</text:p>
          </table:table-cell>
          <table:table-cell office:value-type="float" office:value="17" calcext:value-type="float">
            <text:p>17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41.17" calcext:value-type="float">
            <text:p>41.17</text:p>
          </table:table-cell>
          <table:table-cell office:value-type="float" office:value="39.862" calcext:value-type="float">
            <text:p>39.862</text:p>
          </table:table-cell>
          <table:table-cell office:value-type="float" office:value="4502" calcext:value-type="float">
            <text:p>4502</text:p>
          </table:table-cell>
          <table:table-cell office:value-type="float" office:value="490" calcext:value-type="float">
            <text:p>490</text:p>
          </table:table-cell>
          <table:table-cell office:value-type="float" office:value="847" calcext:value-type="float">
            <text:p>847</text:p>
          </table:table-cell>
          <table:table-cell office:value-type="float" office:value="8" calcext:value-type="float">
            <text:p>8</text:p>
          </table:table-cell>
          <table:table-cell office:value-type="float" office:value="44.34" calcext:value-type="float">
            <text:p>44.34</text:p>
          </table:table-cell>
          <table:table-cell office:value-type="float" office:value="43.073" calcext:value-type="float">
            <text:p>43.073</text:p>
          </table:table-cell>
          <table:table-cell office:value-type="float" office:value="229" calcext:value-type="float">
            <text:p>229</text:p>
          </table:table-cell>
          <table:table-cell office:value-type="float" office:value="17" calcext:value-type="float">
            <text:p>17</text:p>
          </table:table-cell>
          <table:table-cell office:value-type="float" office:value="850" calcext:value-type="float">
            <text:p>850</text:p>
          </table:table-cell>
          <table:table-cell office:value-type="float" office:value="3" calcext:value-type="float">
            <text:p>3</text:p>
          </table:table-cell>
          <table:table-cell office:value-type="float" office:value="41.53" calcext:value-type="float">
            <text:p>41.53</text:p>
          </table:table-cell>
          <table:table-cell office:value-type="float" office:value="40.245" calcext:value-type="float">
            <text:p>40.245</text:p>
          </table:table-cell>
          <table:table-cell office:value-type="float" office:value="4502" calcext:value-type="float">
            <text:p>4502</text:p>
          </table:table-cell>
          <table:table-cell office:value-type="float" office:value="490" calcext:value-type="float">
            <text:p>490</text:p>
          </table:table-cell>
          <table:table-cell office:value-type="float" office:value="845" calcext:value-type="float">
            <text:p>845</text:p>
          </table:table-cell>
          <table:table-cell office:value-type="float" office:value="8" calcext:value-type="float">
            <text:p>8</text:p>
          </table:table-cell>
          <table:table-cell office:value-type="float" office:value="41.09" calcext:value-type="float">
            <text:p>41.09</text:p>
          </table:table-cell>
          <table:table-cell office:value-type="float" office:value="39.905" calcext:value-type="float">
            <text:p>39.905</text:p>
          </table:table-cell>
          <table:table-cell office:value-type="float" office:value="229" calcext:value-type="float">
            <text:p>229</text:p>
          </table:table-cell>
          <table:table-cell office:value-type="float" office:value="17" calcext:value-type="float">
            <text:p>17</text:p>
          </table:table-cell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  <table:table-cell office:value-type="float" office:value="41.15" calcext:value-type="float">
            <text:p>41.15</text:p>
          </table:table-cell>
          <table:table-cell office:value-type="float" office:value="40.035" calcext:value-type="float">
            <text:p>40.035</text:p>
          </table:table-cell>
          <table:table-cell office:value-type="float" office:value="4502" calcext:value-type="float">
            <text:p>4502</text:p>
          </table:table-cell>
          <table:table-cell office:value-type="float" office:value="490" calcext:value-type="float">
            <text:p>490</text:p>
          </table:table-cell>
          <table:table-cell office:value-type="float" office:value="849" calcext:value-type="float">
            <text:p>849</text:p>
          </table:table-cell>
          <table:table-cell office:value-type="float" office:value="8" calcext:value-type="float">
            <text:p>8</text:p>
          </table:table-cell>
          <table:table-cell office:value-type="float" office:value="41.26" calcext:value-type="float">
            <text:p>41.26</text:p>
          </table:table-cell>
          <table:table-cell office:value-type="float" office:value="39.994" calcext:value-type="float">
            <text:p>39.994</text:p>
          </table:table-cell>
          <table:table-cell office:value-type="float" office:value="229" calcext:value-type="float">
            <text:p>229</text:p>
          </table:table-cell>
          <table:table-cell office:value-type="float" office:value="17" calcext:value-type="float">
            <text:p>17</text:p>
          </table:table-cell>
          <table:table-cell office:value-type="float" office:value="846" calcext:value-type="float">
            <text:p>846</text:p>
          </table:table-cell>
          <table:table-cell office:value-type="float" office:value="3" calcext:value-type="float">
            <text:p>3</text:p>
          </table:table-cell>
          <table:table-cell office:value-type="float" office:value="42.14" calcext:value-type="float">
            <text:p>42.14</text:p>
          </table:table-cell>
          <table:table-cell office:value-type="float" office:value="40.817" calcext:value-type="float">
            <text:p>40.817</text:p>
          </table:table-cell>
          <table:table-cell office:value-type="float" office:value="5906" calcext:value-type="float">
            <text:p>5906</text:p>
          </table:table-cell>
          <table:table-cell office:value-type="float" office:value="1151" calcext:value-type="float">
            <text:p>1151</text:p>
          </table:table-cell>
          <table:table-cell office:value-type="float" office:value="846" calcext:value-type="float">
            <text:p>846</text:p>
          </table:table-cell>
          <table:table-cell office:value-type="float" office:value="7" calcext:value-type="float">
            <text:p>7</text:p>
          </table:table-cell>
          <table:table-cell office:value-type="float" office:value="41.87" calcext:value-type="float">
            <text:p>41.87</text:p>
          </table:table-cell>
          <table:table-cell office:value-type="float" office:value="40.465" calcext:value-type="float">
            <text:p>40.465</text:p>
          </table:table-cell>
          <table:table-cell office:value-type="float" office:value="229" calcext:value-type="float">
            <text:p>229</text:p>
          </table:table-cell>
          <table:table-cell office:value-type="float" office:value="17" calcext:value-type="float">
            <text:p>17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41.31" calcext:value-type="float">
            <text:p>41.31</text:p>
          </table:table-cell>
          <table:table-cell office:value-type="float" office:value="39.987" calcext:value-type="float">
            <text:p>39.987</text:p>
          </table:table-cell>
          <table:table-cell office:value-type="float" office:value="4502" calcext:value-type="float">
            <text:p>4502</text:p>
          </table:table-cell>
          <table:table-cell office:value-type="float" office:value="490" calcext:value-type="float">
            <text:p>490</text:p>
          </table:table-cell>
          <table:table-cell office:value-type="float" office:value="847" calcext:value-type="float">
            <text:p>847</text:p>
          </table:table-cell>
          <table:table-cell office:value-type="float" office:value="8" calcext:value-type="float">
            <text:p>8</text:p>
          </table:table-cell>
          <table:table-cell office:value-type="float" office:value="40.93" calcext:value-type="float">
            <text:p>40.93</text:p>
          </table:table-cell>
          <table:table-cell office:value-type="float" office:value="39.677" calcext:value-type="float">
            <text:p>39.677</text:p>
          </table:table-cell>
          <table:table-cell office:value-type="float" office:value="229" calcext:value-type="float">
            <text:p>229</text:p>
          </table:table-cell>
          <table:table-cell office:value-type="float" office:value="17" calcext:value-type="float">
            <text:p>17</text:p>
          </table:table-cell>
          <table:table-cell office:value-type="float" office:value="848" calcext:value-type="float">
            <text:p>848</text:p>
          </table:table-cell>
          <table:table-cell office:value-type="float" office:value="3" calcext:value-type="float">
            <text:p>3</text:p>
          </table:table-cell>
          <table:table-cell table:formula="of:=MIN([.$H27];[.$N27];[.$T27];[.$Z27];[.$AF27];[.$AL27];[.$AR27];[.$AX27];[.$BD27];[.$BJ27];[.$BP27];[.$BV27])" office:value-type="float" office:value="40.93" calcext:value-type="float">
            <text:p>40.93</text:p>
          </table:table-cell>
          <table:table-cell table:formula="of:=MIN([.$I27];[.$O27];[.$U27];[.$AA27];[.$AG27];[.$AM27];[.$AS27];[.$AY27];[.$BE27];[.$BK27];[.$BQ27];[.$BW27])" office:value-type="float" office:value="39.677" calcext:value-type="float">
            <text:p>39.677</text:p>
          </table:table-cell>
          <table:table-cell table:formula="of:=MIN([.$J27];[.$P27];[.$V27];[.$AB27];[.$AH27];[.$AN27];[.$AT27];[.$AZ27];[.$BF27];[.$BL27];[.$BR27];[.$BX27])" office:value-type="float" office:value="229" calcext:value-type="float">
            <text:p>229</text:p>
          </table:table-cell>
          <table:table-cell table:formula="of:=MIN([.$K27];[.$Q27];[.$W27];[.$AC27];[.$AI27];[.$AO27];[.$AU27];[.$BA27];[.$BG27];[.$BM27];[.$BS27];[.$BY27])" office:value-type="float" office:value="17" calcext:value-type="float">
            <text:p>17</text:p>
          </table:table-cell>
          <table:table-cell table:formula="of:=MIN([.$L27];[.$R27];[.$X27];[.$AD27];[.$AJ27];[.$AP27];[.$AV27];[.$BB27];[.$BH27];[.$BN27];[.$BT27];[.$BZ27])" office:value-type="float" office:value="841" calcext:value-type="float">
            <text:p>841</text:p>
          </table:table-cell>
          <table:table-cell table:formula="of:=MIN([.$M27];[.$S27];[.$Y27];[.$AE27];[.$AK27];[.$AQ27];[.$AW27];[.$BC27];[.$BI27];[.$BO27];[.$BU27];[.$CA27])" office:value-type="float" office:value="0" calcext:value-type="float">
            <text:p>0</text:p>
          </table:table-cell>
          <table:table-cell table:formula="of:=MEDIAN([.$H27];[.$N27];[.$T27];[.$Z27];[.$AF27];[.$AL27];[.$AR27];[.$AX27];[.$BD27];[.$BJ27];[.$BP27];[.$BV27])" office:value-type="float" office:value="41.415" calcext:value-type="float">
            <text:p>41.415</text:p>
          </table:table-cell>
          <table:table-cell table:formula="of:=MEDIAN([.$I27];[.$O27];[.$U27];[.$AA27];[.$AG27];[.$AM27];[.$AS27];[.$AY27];[.$BE27];[.$BK27];[.$BQ27];[.$BW27])" office:value-type="float" office:value="40.14" calcext:value-type="float">
            <text:p>40.14</text:p>
          </table:table-cell>
          <table:table-cell table:formula="of:=MEDIAN([.$J27];[.$P27];[.$V27];[.$AB27];[.$AH27];[.$AN27];[.$AT27];[.$AZ27];[.$BF27];[.$BL27];[.$BR27];[.$BX27])" office:value-type="float" office:value="402" calcext:value-type="float">
            <text:p>402</text:p>
          </table:table-cell>
          <table:table-cell table:formula="of:=MEDIAN([.$K27];[.$Q27];[.$W27];[.$AC27];[.$AI27];[.$AO27];[.$AU27];[.$BA27];[.$BG27];[.$BM27];[.$BS27];[.$BY27])" office:value-type="float" office:value="48.5" calcext:value-type="float">
            <text:p>48.5</text:p>
          </table:table-cell>
          <table:table-cell table:formula="of:=MEDIAN([.$L27];[.$R27];[.$X27];[.$AD27];[.$AJ27];[.$AP27];[.$AV27];[.$BB27];[.$BH27];[.$BN27];[.$BT27];[.$BZ27])" office:value-type="float" office:value="847" calcext:value-type="float">
            <text:p>847</text:p>
          </table:table-cell>
          <table:table-cell table:formula="of:=MEDIAN([.$M27];[.$S27];[.$Y27];[.$AE27];[.$AK27];[.$AQ27];[.$AW27];[.$BC27];[.$BI27];[.$BO27];[.$BU27];[.$CA27])" office:value-type="float" office:value="3" calcext:value-type="float">
            <text:p>3</text:p>
          </table:table-cell>
          <table:table-cell table:formula="of:=MAX([.$H27];[.$N27];[.$T27];[.$Z27];[.$AF27];[.$AL27];[.$AR27];[.$AX27];[.$BD27];[.$BJ27];[.$BP27];[.$BV27])" office:value-type="float" office:value="44.34" calcext:value-type="float">
            <text:p>44.34</text:p>
          </table:table-cell>
          <table:table-cell table:formula="of:=MAX([.$I27];[.$O27];[.$U27];[.$AA27];[.$AG27];[.$AM27];[.$AS27];[.$AY27];[.$BE27];[.$BK27];[.$BQ27];[.$BW27])" office:value-type="float" office:value="43.073" calcext:value-type="float">
            <text:p>43.073</text:p>
          </table:table-cell>
          <table:table-cell table:formula="of:=MAX([.$J27];[.$P27];[.$V27];[.$AB27];[.$AH27];[.$AN27];[.$AT27];[.$AZ27];[.$BF27];[.$BL27];[.$BR27];[.$BX27])" office:value-type="float" office:value="5906" calcext:value-type="float">
            <text:p>5906</text:p>
          </table:table-cell>
          <table:table-cell table:formula="of:=MAX([.$K27];[.$Q27];[.$W27];[.$AC27];[.$AI27];[.$AO27];[.$AU27];[.$BA27];[.$BG27];[.$BM27];[.$BS27];[.$BY27])" office:value-type="float" office:value="1151" calcext:value-type="float">
            <text:p>1151</text:p>
          </table:table-cell>
          <table:table-cell table:formula="of:=MAX([.$L27];[.$R27];[.$X27];[.$AD27];[.$AJ27];[.$AP27];[.$AV27];[.$BB27];[.$BH27];[.$BN27];[.$BT27];[.$BZ27])" office:value-type="float" office:value="851" calcext:value-type="float">
            <text:p>851</text:p>
          </table:table-cell>
          <table:table-cell table:formula="of:=MAX([.$M27];[.$S27];[.$Y27];[.$AE27];[.$AK27];[.$AQ27];[.$AW27];[.$BC27];[.$BI27];[.$BO27];[.$BU27];[.$CA27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5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4526" calcext:value-type="float">
            <text:p>584526</text:p>
          </table:table-cell>
          <table:table-cell office:value-type="float" office:value="417968" calcext:value-type="float">
            <text:p>417968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296674" calcext:value-type="float">
            <text:p>6296674</text:p>
          </table:table-cell>
          <table:table-cell office:value-type="float" office:value="629847" calcext:value-type="float">
            <text:p>629847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83995" calcext:value-type="float">
            <text:p>983995</text:p>
          </table:table-cell>
          <table:table-cell office:value-type="float" office:value="306496" calcext:value-type="float">
            <text:p>306496</text:p>
          </table:table-cell>
          <table:table-cell office:value-type="float" office:value="2798" calcext:value-type="float">
            <text:p>27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176539" calcext:value-type="float">
            <text:p>7176539</text:p>
          </table:table-cell>
          <table:table-cell office:value-type="float" office:value="594237" calcext:value-type="float">
            <text:p>594237</text:p>
          </table:table-cell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2858" calcext:value-type="float">
            <text:p>28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282912" calcext:value-type="float">
            <text:p>7282912</text:p>
          </table:table-cell>
          <table:table-cell office:value-type="float" office:value="607852" calcext:value-type="float">
            <text:p>607852</text:p>
          </table:table-cell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31697" calcext:value-type="float">
            <text:p>1131697</text:p>
          </table:table-cell>
          <table:table-cell office:value-type="float" office:value="340247" calcext:value-type="float">
            <text:p>340247</text:p>
          </table:table-cell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157386" calcext:value-type="float">
            <text:p>7157386</text:p>
          </table:table-cell>
          <table:table-cell office:value-type="float" office:value="592858" calcext:value-type="float">
            <text:p>592858</text:p>
          </table:table-cell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66601" calcext:value-type="float">
            <text:p>1166601</text:p>
          </table:table-cell>
          <table:table-cell office:value-type="float" office:value="351411" calcext:value-type="float">
            <text:p>351411</text:p>
          </table:table-cell>
          <table:table-cell office:value-type="float" office:value="2902" calcext:value-type="float">
            <text:p>2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79820" calcext:value-type="float">
            <text:p>7779820</text:p>
          </table:table-cell>
          <table:table-cell office:value-type="float" office:value="594898" calcext:value-type="float">
            <text:p>594898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36126" calcext:value-type="float">
            <text:p>1136126</text:p>
          </table:table-cell>
          <table:table-cell office:value-type="float" office:value="341724" calcext:value-type="float">
            <text:p>341724</text:p>
          </table:table-cell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243718" calcext:value-type="float">
            <text:p>7243718</text:p>
          </table:table-cell>
          <table:table-cell office:value-type="float" office:value="605234" calcext:value-type="float">
            <text:p>605234</text:p>
          </table:table-cell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36929" calcext:value-type="float">
            <text:p>1136929</text:p>
          </table:table-cell>
          <table:table-cell office:value-type="float" office:value="342034" calcext:value-type="float">
            <text:p>342034</text:p>
          </table:table-cell>
          <table:table-cell office:value-type="float" office:value="2911" calcext:value-type="float">
            <text:p>2911</text:p>
          </table:table-cell>
          <table:table-cell office:value-type="float" office:value="0" calcext:value-type="float">
            <text:p>0</text:p>
          </table:table-cell>
          <table:table-cell table:formula="of:=MIN([.$H28];[.$N28];[.$T28];[.$Z28];[.$AF28];[.$AL28];[.$AR28];[.$AX28];[.$BD28];[.$BJ28];[.$BP28];[.$BV28])" office:value-type="float" office:value="900" calcext:value-type="float">
            <text:p>900</text:p>
          </table:table-cell>
          <table:table-cell table:formula="of:=MIN([.$I28];[.$O28];[.$U28];[.$AA28];[.$AG28];[.$AM28];[.$AS28];[.$AY28];[.$BE28];[.$BK28];[.$BQ28];[.$BW28])" office:value-type="float" office:value="900" calcext:value-type="float">
            <text:p>900</text:p>
          </table:table-cell>
          <table:table-cell table:formula="of:=MIN([.$J28];[.$P28];[.$V28];[.$AB28];[.$AH28];[.$AN28];[.$AT28];[.$AZ28];[.$BF28];[.$BL28];[.$BR28];[.$BX28])" office:value-type="float" office:value="983995" calcext:value-type="float">
            <text:p>983995</text:p>
          </table:table-cell>
          <table:table-cell table:formula="of:=MIN([.$K28];[.$Q28];[.$W28];[.$AC28];[.$AI28];[.$AO28];[.$AU28];[.$BA28];[.$BG28];[.$BM28];[.$BS28];[.$BY28])" office:value-type="float" office:value="306496" calcext:value-type="float">
            <text:p>306496</text:p>
          </table:table-cell>
          <table:table-cell table:formula="of:=MIN([.$L28];[.$R28];[.$X28];[.$AD28];[.$AJ28];[.$AP28];[.$AV28];[.$BB28];[.$BH28];[.$BN28];[.$BT28];[.$BZ28])" office:value-type="float" office:value="2588" calcext:value-type="float">
            <text:p>2588</text:p>
          </table:table-cell>
          <table:table-cell table:formula="of:=MIN([.$M28];[.$S28];[.$Y28];[.$AE28];[.$AK28];[.$AQ28];[.$AW28];[.$BC28];[.$BI28];[.$BO28];[.$BU28];[.$CA28])" office:value-type="float" office:value="0" calcext:value-type="float">
            <text:p>0</text:p>
          </table:table-cell>
          <table:table-cell table:formula="of:=MEDIAN([.$H28];[.$N28];[.$T28];[.$Z28];[.$AF28];[.$AL28];[.$AR28];[.$AX28];[.$BD28];[.$BJ28];[.$BP28];[.$BV28])" office:value-type="float" office:value="900" calcext:value-type="float">
            <text:p>900</text:p>
          </table:table-cell>
          <table:table-cell table:formula="of:=MEDIAN([.$I28];[.$O28];[.$U28];[.$AA28];[.$AG28];[.$AM28];[.$AS28];[.$AY28];[.$BE28];[.$BK28];[.$BQ28];[.$BW28])" office:value-type="float" office:value="900" calcext:value-type="float">
            <text:p>900</text:p>
          </table:table-cell>
          <table:table-cell table:formula="of:=MEDIAN([.$J28];[.$P28];[.$V28];[.$AB28];[.$AH28];[.$AN28];[.$AT28];[.$AZ28];[.$BF28];[.$BL28];[.$BR28];[.$BX28])" office:value-type="float" office:value="6296674" calcext:value-type="float">
            <text:p>6296674</text:p>
          </table:table-cell>
          <table:table-cell table:formula="of:=MEDIAN([.$K28];[.$Q28];[.$W28];[.$AC28];[.$AI28];[.$AO28];[.$AU28];[.$BA28];[.$BG28];[.$BM28];[.$BS28];[.$BY28])" office:value-type="float" office:value="592858" calcext:value-type="float">
            <text:p>592858</text:p>
          </table:table-cell>
          <table:table-cell table:formula="of:=MEDIAN([.$L28];[.$R28];[.$X28];[.$AD28];[.$AJ28];[.$AP28];[.$AV28];[.$BB28];[.$BH28];[.$BN28];[.$BT28];[.$BZ28])" office:value-type="float" office:value="2709" calcext:value-type="float">
            <text:p>2709</text:p>
          </table:table-cell>
          <table:table-cell table:formula="of:=MEDIAN([.$M28];[.$S28];[.$Y28];[.$AE28];[.$AK28];[.$AQ28];[.$AW28];[.$BC28];[.$BI28];[.$BO28];[.$BU28];[.$CA28])" office:value-type="float" office:value="0" calcext:value-type="float">
            <text:p>0</text:p>
          </table:table-cell>
          <table:table-cell table:formula="of:=MAX([.$H28];[.$N28];[.$T28];[.$Z28];[.$AF28];[.$AL28];[.$AR28];[.$AX28];[.$BD28];[.$BJ28];[.$BP28];[.$BV28])" office:value-type="float" office:value="900" calcext:value-type="float">
            <text:p>900</text:p>
          </table:table-cell>
          <table:table-cell table:formula="of:=MAX([.$I28];[.$O28];[.$U28];[.$AA28];[.$AG28];[.$AM28];[.$AS28];[.$AY28];[.$BE28];[.$BK28];[.$BQ28];[.$BW28])" office:value-type="float" office:value="900" calcext:value-type="float">
            <text:p>900</text:p>
          </table:table-cell>
          <table:table-cell table:formula="of:=MAX([.$J28];[.$P28];[.$V28];[.$AB28];[.$AH28];[.$AN28];[.$AT28];[.$AZ28];[.$BF28];[.$BL28];[.$BR28];[.$BX28])" office:value-type="float" office:value="7779820" calcext:value-type="float">
            <text:p>7779820</text:p>
          </table:table-cell>
          <table:table-cell table:formula="of:=MAX([.$K28];[.$Q28];[.$W28];[.$AC28];[.$AI28];[.$AO28];[.$AU28];[.$BA28];[.$BG28];[.$BM28];[.$BS28];[.$BY28])" office:value-type="float" office:value="629847" calcext:value-type="float">
            <text:p>629847</text:p>
          </table:table-cell>
          <table:table-cell table:formula="of:=MAX([.$L28];[.$R28];[.$X28];[.$AD28];[.$AJ28];[.$AP28];[.$AV28];[.$BB28];[.$BH28];[.$BN28];[.$BT28];[.$BZ28])" office:value-type="float" office:value="2911" calcext:value-type="float">
            <text:p>2911</text:p>
          </table:table-cell>
          <table:table-cell table:formula="of:=MAX([.$M28];[.$S28];[.$Y28];[.$AE28];[.$AK28];[.$AQ28];[.$AW28];[.$BC28];[.$BI28];[.$BO28];[.$BU28];[.$CA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6.lp</text:p>
          </table:table-cell>
          <table:table-cell office:value-type="float" office:value="4.23" calcext:value-type="float">
            <text:p>4.23</text:p>
          </table:table-cell>
          <table:table-cell office:value-type="float" office:value="3.346" calcext:value-type="float">
            <text:p>3.346</text:p>
          </table:table-cell>
          <table:table-cell office:value-type="float" office:value="466" calcext:value-type="float">
            <text:p>466</text:p>
          </table:table-cell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22.74" calcext:value-type="float">
            <text:p>22.74</text:p>
          </table:table-cell>
          <table:table-cell office:value-type="float" office:value="22.119" calcext:value-type="float">
            <text:p>22.119</text:p>
          </table:table-cell>
          <table:table-cell office:value-type="float" office:value="490" calcext:value-type="float">
            <text:p>490</text:p>
          </table:table-cell>
          <table:table-cell office:value-type="float" office:value="123" calcext:value-type="float">
            <text:p>123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float" office:value="22.097" calcext:value-type="float">
            <text:p>22.097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2.49" calcext:value-type="float">
            <text:p>22.49</text:p>
          </table:table-cell>
          <table:table-cell office:value-type="float" office:value="21.895" calcext:value-type="float">
            <text:p>21.895</text:p>
          </table:table-cell>
          <table:table-cell office:value-type="float" office:value="490" calcext:value-type="float">
            <text:p>490</text:p>
          </table:table-cell>
          <table:table-cell office:value-type="float" office:value="123" calcext:value-type="float">
            <text:p>123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.22</text:p>
          </table:table-cell>
          <table:table-cell office:value-type="float" office:value="21.47" calcext:value-type="float">
            <text:p>21.47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2.44" calcext:value-type="float">
            <text:p>22.44</text:p>
          </table:table-cell>
          <table:table-cell office:value-type="float" office:value="21.829" calcext:value-type="float">
            <text:p>21.829</text:p>
          </table:table-cell>
          <table:table-cell office:value-type="float" office:value="490" calcext:value-type="float">
            <text:p>490</text:p>
          </table:table-cell>
          <table:table-cell office:value-type="float" office:value="123" calcext:value-type="float">
            <text:p>123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21.98" calcext:value-type="float">
            <text:p>21.98</text:p>
          </table:table-cell>
          <table:table-cell office:value-type="float" office:value="21.376" calcext:value-type="float">
            <text:p>21.376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.386" calcext:value-type="float">
            <text:p>21.386</text:p>
          </table:table-cell>
          <table:table-cell office:value-type="float" office:value="490" calcext:value-type="float">
            <text:p>490</text:p>
          </table:table-cell>
          <table:table-cell office:value-type="float" office:value="123" calcext:value-type="float">
            <text:p>123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23.23</text:p>
          </table:table-cell>
          <table:table-cell office:value-type="float" office:value="22.673" calcext:value-type="float">
            <text:p>22.673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22.1" calcext:value-type="float">
            <text:p>22.1</text:p>
          </table:table-cell>
          <table:table-cell office:value-type="float" office:value="21.468" calcext:value-type="float">
            <text:p>21.468</text:p>
          </table:table-cell>
          <table:table-cell office:value-type="float" office:value="490" calcext:value-type="float">
            <text:p>490</text:p>
          </table:table-cell>
          <table:table-cell office:value-type="float" office:value="123" calcext:value-type="float">
            <text:p>123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22.17" calcext:value-type="float">
            <text:p>22.17</text:p>
          </table:table-cell>
          <table:table-cell office:value-type="float" office:value="21.573" calcext:value-type="float">
            <text:p>21.573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22.63" calcext:value-type="float">
            <text:p>22.63</text:p>
          </table:table-cell>
          <table:table-cell office:value-type="float" office:value="22.033" calcext:value-type="float">
            <text:p>22.033</text:p>
          </table:table-cell>
          <table:table-cell office:value-type="float" office:value="490" calcext:value-type="float">
            <text:p>490</text:p>
          </table:table-cell>
          <table:table-cell office:value-type="float" office:value="123" calcext:value-type="float">
            <text:p>123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2.46" calcext:value-type="float">
            <text:p>22.46</text:p>
          </table:table-cell>
          <table:table-cell office:value-type="float" office:value="21.838" calcext:value-type="float">
            <text:p>21.838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MIN([.$H29];[.$N29];[.$T29];[.$Z29];[.$AF29];[.$AL29];[.$AR29];[.$AX29];[.$BD29];[.$BJ29];[.$BP29];[.$BV29])" office:value-type="float" office:value="21.98" calcext:value-type="float">
            <text:p>21.98</text:p>
          </table:table-cell>
          <table:table-cell table:formula="of:=MIN([.$I29];[.$O29];[.$U29];[.$AA29];[.$AG29];[.$AM29];[.$AS29];[.$AY29];[.$BE29];[.$BK29];[.$BQ29];[.$BW29])" office:value-type="float" office:value="21.376" calcext:value-type="float">
            <text:p>21.376</text:p>
          </table:table-cell>
          <table:table-cell table:formula="of:=MIN([.$J29];[.$P29];[.$V29];[.$AB29];[.$AH29];[.$AN29];[.$AT29];[.$AZ29];[.$BF29];[.$BL29];[.$BR29];[.$BX29])" office:value-type="float" office:value="490" calcext:value-type="float">
            <text:p>490</text:p>
          </table:table-cell>
          <table:table-cell table:formula="of:=MIN([.$K29];[.$Q29];[.$W29];[.$AC29];[.$AI29];[.$AO29];[.$AU29];[.$BA29];[.$BG29];[.$BM29];[.$BS29];[.$BY29])" office:value-type="float" office:value="45" calcext:value-type="float">
            <text:p>45</text:p>
          </table:table-cell>
          <table:table-cell table:formula="of:=MIN([.$L29];[.$R29];[.$X29];[.$AD29];[.$AJ29];[.$AP29];[.$AV29];[.$BB29];[.$BH29];[.$BN29];[.$BT29];[.$BZ29])" office:value-type="float" office:value="456" calcext:value-type="float">
            <text:p>456</text:p>
          </table:table-cell>
          <table:table-cell table:formula="of:=MIN([.$M29];[.$S29];[.$Y29];[.$AE29];[.$AK29];[.$AQ29];[.$AW29];[.$BC29];[.$BI29];[.$BO29];[.$BU29];[.$CA29])" office:value-type="float" office:value="0" calcext:value-type="float">
            <text:p>0</text:p>
          </table:table-cell>
          <table:table-cell table:formula="of:=MEDIAN([.$H29];[.$N29];[.$T29];[.$Z29];[.$AF29];[.$AL29];[.$AR29];[.$AX29];[.$BD29];[.$BJ29];[.$BP29];[.$BV29])" office:value-type="float" office:value="22.45" calcext:value-type="float">
            <text:p>22.45</text:p>
          </table:table-cell>
          <table:table-cell table:formula="of:=MEDIAN([.$I29];[.$O29];[.$U29];[.$AA29];[.$AG29];[.$AM29];[.$AS29];[.$AY29];[.$BE29];[.$BK29];[.$BQ29];[.$BW29])" office:value-type="float" office:value="21.8335" calcext:value-type="float">
            <text:p>21.8335</text:p>
          </table:table-cell>
          <table:table-cell table:formula="of:=MEDIAN([.$J29];[.$P29];[.$V29];[.$AB29];[.$AH29];[.$AN29];[.$AT29];[.$AZ29];[.$BF29];[.$BL29];[.$BR29];[.$BX29])" office:value-type="float" office:value="1251.5" calcext:value-type="float">
            <text:p>1251.5</text:p>
          </table:table-cell>
          <table:table-cell table:formula="of:=MEDIAN([.$K29];[.$Q29];[.$W29];[.$AC29];[.$AI29];[.$AO29];[.$AU29];[.$BA29];[.$BG29];[.$BM29];[.$BS29];[.$BY29])" office:value-type="float" office:value="84" calcext:value-type="float">
            <text:p>84</text:p>
          </table:table-cell>
          <table:table-cell table:formula="of:=MEDIAN([.$L29];[.$R29];[.$X29];[.$AD29];[.$AJ29];[.$AP29];[.$AV29];[.$BB29];[.$BH29];[.$BN29];[.$BT29];[.$BZ29])" office:value-type="float" office:value="461.5" calcext:value-type="float">
            <text:p>461.5</text:p>
          </table:table-cell>
          <table:table-cell table:formula="of:=MEDIAN([.$M29];[.$S29];[.$Y29];[.$AE29];[.$AK29];[.$AQ29];[.$AW29];[.$BC29];[.$BI29];[.$BO29];[.$BU29];[.$CA29])" office:value-type="float" office:value="0" calcext:value-type="float">
            <text:p>0</text:p>
          </table:table-cell>
          <table:table-cell table:formula="of:=MAX([.$H29];[.$N29];[.$T29];[.$Z29];[.$AF29];[.$AL29];[.$AR29];[.$AX29];[.$BD29];[.$BJ29];[.$BP29];[.$BV29])" office:value-type="float" office:value="23.23" calcext:value-type="float">
            <text:p>23.23</text:p>
          </table:table-cell>
          <table:table-cell table:formula="of:=MAX([.$I29];[.$O29];[.$U29];[.$AA29];[.$AG29];[.$AM29];[.$AS29];[.$AY29];[.$BE29];[.$BK29];[.$BQ29];[.$BW29])" office:value-type="float" office:value="22.673" calcext:value-type="float">
            <text:p>22.673</text:p>
          </table:table-cell>
          <table:table-cell table:formula="of:=MAX([.$J29];[.$P29];[.$V29];[.$AB29];[.$AH29];[.$AN29];[.$AT29];[.$AZ29];[.$BF29];[.$BL29];[.$BR29];[.$BX29])" office:value-type="float" office:value="2013" calcext:value-type="float">
            <text:p>2013</text:p>
          </table:table-cell>
          <table:table-cell table:formula="of:=MAX([.$K29];[.$Q29];[.$W29];[.$AC29];[.$AI29];[.$AO29];[.$AU29];[.$BA29];[.$BG29];[.$BM29];[.$BS29];[.$BY29])" office:value-type="float" office:value="123" calcext:value-type="float">
            <text:p>123</text:p>
          </table:table-cell>
          <table:table-cell table:formula="of:=MAX([.$L29];[.$R29];[.$X29];[.$AD29];[.$AJ29];[.$AP29];[.$AV29];[.$BB29];[.$BH29];[.$BN29];[.$BT29];[.$BZ29])" office:value-type="float" office:value="464" calcext:value-type="float">
            <text:p>464</text:p>
          </table:table-cell>
          <table:table-cell table:formula="of:=MAX([.$M29];[.$S29];[.$Y29];[.$AE29];[.$AK29];[.$AQ29];[.$AW29];[.$BC29];[.$BI29];[.$BO29];[.$BU29];[.$CA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7.lp</text:p>
          </table:table-cell>
          <table:table-cell office:value-type="float" office:value="13.94" calcext:value-type="float">
            <text:p>13.94</text:p>
          </table:table-cell>
          <table:table-cell office:value-type="float" office:value="11.156" calcext:value-type="float">
            <text:p>11.156</text:p>
          </table:table-cell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72.26" calcext:value-type="float">
            <text:p>72.26</text:p>
          </table:table-cell>
          <table:table-cell office:value-type="float" office:value="70.313" calcext:value-type="float">
            <text:p>70.313</text:p>
          </table:table-cell>
          <table:table-cell office:value-type="float" office:value="5277" calcext:value-type="float">
            <text:p>5277</text:p>
          </table:table-cell>
          <table:table-cell office:value-type="float" office:value="1112" calcext:value-type="float">
            <text:p>1112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office:value-type="float" office:value="72.42" calcext:value-type="float">
            <text:p>72.42</text:p>
          </table:table-cell>
          <table:table-cell office:value-type="float" office:value="70.472" calcext:value-type="float">
            <text:p>70.472</text:p>
          </table:table-cell>
          <table:table-cell office:value-type="float" office:value="755" calcext:value-type="float">
            <text:p>755</text:p>
          </table:table-cell>
          <table:table-cell office:value-type="float" office:value="60" calcext:value-type="float">
            <text:p>60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72.8" calcext:value-type="float">
            <text:p>72.8</text:p>
          </table:table-cell>
          <table:table-cell office:value-type="float" office:value="70.838" calcext:value-type="float">
            <text:p>70.838</text:p>
          </table:table-cell>
          <table:table-cell office:value-type="float" office:value="5277" calcext:value-type="float">
            <text:p>5277</text:p>
          </table:table-cell>
          <table:table-cell office:value-type="float" office:value="1112" calcext:value-type="float">
            <text:p>1112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office:value-type="float" office:value="72.65" calcext:value-type="float">
            <text:p>72.65</text:p>
          </table:table-cell>
          <table:table-cell office:value-type="float" office:value="70.768" calcext:value-type="float">
            <text:p>70.768</text:p>
          </table:table-cell>
          <table:table-cell office:value-type="float" office:value="755" calcext:value-type="float">
            <text:p>755</text:p>
          </table:table-cell>
          <table:table-cell office:value-type="float" office:value="60" calcext:value-type="float">
            <text:p>60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70.84" calcext:value-type="float">
            <text:p>70.84</text:p>
          </table:table-cell>
          <table:table-cell office:value-type="float" office:value="69.192" calcext:value-type="float">
            <text:p>69.192</text:p>
          </table:table-cell>
          <table:table-cell office:value-type="float" office:value="5277" calcext:value-type="float">
            <text:p>5277</text:p>
          </table:table-cell>
          <table:table-cell office:value-type="float" office:value="1112" calcext:value-type="float">
            <text:p>1112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office:value-type="float" office:value="76.53" calcext:value-type="float">
            <text:p>76.53</text:p>
          </table:table-cell>
          <table:table-cell office:value-type="float" office:value="74.82" calcext:value-type="float">
            <text:p>74.82</text:p>
          </table:table-cell>
          <table:table-cell office:value-type="float" office:value="755" calcext:value-type="float">
            <text:p>755</text:p>
          </table:table-cell>
          <table:table-cell office:value-type="float" office:value="60" calcext:value-type="float">
            <text:p>60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72.74" calcext:value-type="float">
            <text:p>72.74</text:p>
          </table:table-cell>
          <table:table-cell office:value-type="float" office:value="70.984" calcext:value-type="float">
            <text:p>70.984</text:p>
          </table:table-cell>
          <table:table-cell office:value-type="float" office:value="5277" calcext:value-type="float">
            <text:p>5277</text:p>
          </table:table-cell>
          <table:table-cell office:value-type="float" office:value="1112" calcext:value-type="float">
            <text:p>1112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office:value-type="float" office:value="73.94" calcext:value-type="float">
            <text:p>73.94</text:p>
          </table:table-cell>
          <table:table-cell office:value-type="float" office:value="72.081" calcext:value-type="float">
            <text:p>72.081</text:p>
          </table:table-cell>
          <table:table-cell office:value-type="float" office:value="755" calcext:value-type="float">
            <text:p>755</text:p>
          </table:table-cell>
          <table:table-cell office:value-type="float" office:value="60" calcext:value-type="float">
            <text:p>60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72.35" calcext:value-type="float">
            <text:p>72.35</text:p>
          </table:table-cell>
          <table:table-cell office:value-type="float" office:value="70.393" calcext:value-type="float">
            <text:p>70.393</text:p>
          </table:table-cell>
          <table:table-cell office:value-type="float" office:value="5277" calcext:value-type="float">
            <text:p>5277</text:p>
          </table:table-cell>
          <table:table-cell office:value-type="float" office:value="1112" calcext:value-type="float">
            <text:p>1112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office:value-type="float" office:value="71.57" calcext:value-type="float">
            <text:p>71.57</text:p>
          </table:table-cell>
          <table:table-cell office:value-type="float" office:value="69.863" calcext:value-type="float">
            <text:p>69.863</text:p>
          </table:table-cell>
          <table:table-cell office:value-type="float" office:value="755" calcext:value-type="float">
            <text:p>755</text:p>
          </table:table-cell>
          <table:table-cell office:value-type="float" office:value="60" calcext:value-type="float">
            <text:p>60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72.06" calcext:value-type="float">
            <text:p>72.06</text:p>
          </table:table-cell>
          <table:table-cell office:value-type="float" office:value="70.091" calcext:value-type="float">
            <text:p>70.091</text:p>
          </table:table-cell>
          <table:table-cell office:value-type="float" office:value="5277" calcext:value-type="float">
            <text:p>5277</text:p>
          </table:table-cell>
          <table:table-cell office:value-type="float" office:value="1112" calcext:value-type="float">
            <text:p>1112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office:value-type="float" office:value="71.83" calcext:value-type="float">
            <text:p>71.83</text:p>
          </table:table-cell>
          <table:table-cell office:value-type="float" office:value="69.747" calcext:value-type="float">
            <text:p>69.747</text:p>
          </table:table-cell>
          <table:table-cell office:value-type="float" office:value="755" calcext:value-type="float">
            <text:p>755</text:p>
          </table:table-cell>
          <table:table-cell office:value-type="float" office:value="60" calcext:value-type="float">
            <text:p>60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formula="of:=MIN([.$H30];[.$N30];[.$T30];[.$Z30];[.$AF30];[.$AL30];[.$AR30];[.$AX30];[.$BD30];[.$BJ30];[.$BP30];[.$BV30])" office:value-type="float" office:value="70.84" calcext:value-type="float">
            <text:p>70.84</text:p>
          </table:table-cell>
          <table:table-cell table:formula="of:=MIN([.$I30];[.$O30];[.$U30];[.$AA30];[.$AG30];[.$AM30];[.$AS30];[.$AY30];[.$BE30];[.$BK30];[.$BQ30];[.$BW30])" office:value-type="float" office:value="69.192" calcext:value-type="float">
            <text:p>69.192</text:p>
          </table:table-cell>
          <table:table-cell table:formula="of:=MIN([.$J30];[.$P30];[.$V30];[.$AB30];[.$AH30];[.$AN30];[.$AT30];[.$AZ30];[.$BF30];[.$BL30];[.$BR30];[.$BX30])" office:value-type="float" office:value="755" calcext:value-type="float">
            <text:p>755</text:p>
          </table:table-cell>
          <table:table-cell table:formula="of:=MIN([.$K30];[.$Q30];[.$W30];[.$AC30];[.$AI30];[.$AO30];[.$AU30];[.$BA30];[.$BG30];[.$BM30];[.$BS30];[.$BY30])" office:value-type="float" office:value="60" calcext:value-type="float">
            <text:p>60</text:p>
          </table:table-cell>
          <table:table-cell table:formula="of:=MIN([.$L30];[.$R30];[.$X30];[.$AD30];[.$AJ30];[.$AP30];[.$AV30];[.$BB30];[.$BH30];[.$BN30];[.$BT30];[.$BZ30])" office:value-type="float" office:value="1415" calcext:value-type="float">
            <text:p>1415</text:p>
          </table:table-cell>
          <table:table-cell table:formula="of:=MIN([.$M30];[.$S30];[.$Y30];[.$AE30];[.$AK30];[.$AQ30];[.$AW30];[.$BC30];[.$BI30];[.$BO30];[.$BU30];[.$CA30])" office:value-type="float" office:value="0" calcext:value-type="float">
            <text:p>0</text:p>
          </table:table-cell>
          <table:table-cell table:formula="of:=MEDIAN([.$H30];[.$N30];[.$T30];[.$Z30];[.$AF30];[.$AL30];[.$AR30];[.$AX30];[.$BD30];[.$BJ30];[.$BP30];[.$BV30])" office:value-type="float" office:value="72.385" calcext:value-type="float">
            <text:p>72.385</text:p>
          </table:table-cell>
          <table:table-cell table:formula="of:=MEDIAN([.$I30];[.$O30];[.$U30];[.$AA30];[.$AG30];[.$AM30];[.$AS30];[.$AY30];[.$BE30];[.$BK30];[.$BQ30];[.$BW30])" office:value-type="float" office:value="70.4325" calcext:value-type="float">
            <text:p>70.4325</text:p>
          </table:table-cell>
          <table:table-cell table:formula="of:=MEDIAN([.$J30];[.$P30];[.$V30];[.$AB30];[.$AH30];[.$AN30];[.$AT30];[.$AZ30];[.$BF30];[.$BL30];[.$BR30];[.$BX30])" office:value-type="float" office:value="3016" calcext:value-type="float">
            <text:p>3016</text:p>
          </table:table-cell>
          <table:table-cell table:formula="of:=MEDIAN([.$K30];[.$Q30];[.$W30];[.$AC30];[.$AI30];[.$AO30];[.$AU30];[.$BA30];[.$BG30];[.$BM30];[.$BS30];[.$BY30])" office:value-type="float" office:value="586" calcext:value-type="float">
            <text:p>586</text:p>
          </table:table-cell>
          <table:table-cell table:formula="of:=MEDIAN([.$L30];[.$R30];[.$X30];[.$AD30];[.$AJ30];[.$AP30];[.$AV30];[.$BB30];[.$BH30];[.$BN30];[.$BT30];[.$BZ30])" office:value-type="float" office:value="1416.5" calcext:value-type="float">
            <text:p>1416.5</text:p>
          </table:table-cell>
          <table:table-cell table:formula="of:=MEDIAN([.$M30];[.$S30];[.$Y30];[.$AE30];[.$AK30];[.$AQ30];[.$AW30];[.$BC30];[.$BI30];[.$BO30];[.$BU30];[.$CA30])" office:value-type="float" office:value="0" calcext:value-type="float">
            <text:p>0</text:p>
          </table:table-cell>
          <table:table-cell table:formula="of:=MAX([.$H30];[.$N30];[.$T30];[.$Z30];[.$AF30];[.$AL30];[.$AR30];[.$AX30];[.$BD30];[.$BJ30];[.$BP30];[.$BV30])" office:value-type="float" office:value="76.53" calcext:value-type="float">
            <text:p>76.53</text:p>
          </table:table-cell>
          <table:table-cell table:formula="of:=MAX([.$I30];[.$O30];[.$U30];[.$AA30];[.$AG30];[.$AM30];[.$AS30];[.$AY30];[.$BE30];[.$BK30];[.$BQ30];[.$BW30])" office:value-type="float" office:value="74.82" calcext:value-type="float">
            <text:p>74.82</text:p>
          </table:table-cell>
          <table:table-cell table:formula="of:=MAX([.$J30];[.$P30];[.$V30];[.$AB30];[.$AH30];[.$AN30];[.$AT30];[.$AZ30];[.$BF30];[.$BL30];[.$BR30];[.$BX30])" office:value-type="float" office:value="5277" calcext:value-type="float">
            <text:p>5277</text:p>
          </table:table-cell>
          <table:table-cell table:formula="of:=MAX([.$K30];[.$Q30];[.$W30];[.$AC30];[.$AI30];[.$AO30];[.$AU30];[.$BA30];[.$BG30];[.$BM30];[.$BS30];[.$BY30])" office:value-type="float" office:value="1112" calcext:value-type="float">
            <text:p>1112</text:p>
          </table:table-cell>
          <table:table-cell table:formula="of:=MAX([.$L30];[.$R30];[.$X30];[.$AD30];[.$AJ30];[.$AP30];[.$AV30];[.$BB30];[.$BH30];[.$BN30];[.$BT30];[.$BZ30])" office:value-type="float" office:value="1418" calcext:value-type="float">
            <text:p>1418</text:p>
          </table:table-cell>
          <table:table-cell table:formula="of:=MAX([.$M30];[.$S30];[.$Y30];[.$AE30];[.$AK30];[.$AQ30];[.$AW30];[.$BC30];[.$BI30];[.$BO30];[.$BU30];[.$CA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8.lp</text:p>
          </table:table-cell>
          <table:table-cell office:value-type="float" office:value="55.19" calcext:value-type="float">
            <text:p>55.19</text:p>
          </table:table-cell>
          <table:table-cell office:value-type="float" office:value="40.411" calcext:value-type="float">
            <text:p>40.411</text:p>
          </table:table-cell>
          <table:table-cell office:value-type="float" office:value="13500" calcext:value-type="float">
            <text:p>13500</text:p>
          </table:table-cell>
          <table:table-cell office:value-type="float" office:value="4691" calcext:value-type="float">
            <text:p>4691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office:value-type="float" office:value="235.79" calcext:value-type="float">
            <text:p>235.79</text:p>
          </table:table-cell>
          <table:table-cell office:value-type="float" office:value="229.391" calcext:value-type="float">
            <text:p>229.391</text:p>
          </table:table-cell>
          <table:table-cell office:value-type="float" office:value="117898" calcext:value-type="float">
            <text:p>117898</text:p>
          </table:table-cell>
          <table:table-cell office:value-type="float" office:value="8862" calcext:value-type="float">
            <text:p>8862</text:p>
          </table:table-cell>
          <table:table-cell office:value-type="float" office:value="4276" calcext:value-type="float">
            <text:p>4276</text:p>
          </table:table-cell>
          <table:table-cell office:value-type="float" office:value="0" calcext:value-type="float">
            <text:p>0</text:p>
          </table:table-cell>
          <table:table-cell office:value-type="float" office:value="239.56" calcext:value-type="float">
            <text:p>239.56</text:p>
          </table:table-cell>
          <table:table-cell office:value-type="float" office:value="233.071" calcext:value-type="float">
            <text:p>233.071</text:p>
          </table:table-cell>
          <table:table-cell office:value-type="float" office:value="927" calcext:value-type="float">
            <text:p>927</text:p>
          </table:table-cell>
          <table:table-cell office:value-type="float" office:value="79" calcext:value-type="float">
            <text:p>79</text:p>
          </table:table-cell>
          <table:table-cell office:value-type="float" office:value="4279" calcext:value-type="float">
            <text:p>427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21.545" calcext:value-type="float">
            <text:p>221.545</text:p>
          </table:table-cell>
          <table:table-cell office:value-type="float" office:value="245999" calcext:value-type="float">
            <text:p>245999</text:p>
          </table:table-cell>
          <table:table-cell office:value-type="float" office:value="6028" calcext:value-type="float">
            <text:p>6028</text:p>
          </table:table-cell>
          <table:table-cell office:value-type="float" office:value="4279" calcext:value-type="float">
            <text:p>4279</text:p>
          </table:table-cell>
          <table:table-cell office:value-type="float" office:value="11" calcext:value-type="float">
            <text:p>11</text:p>
          </table:table-cell>
          <table:table-cell office:value-type="float" office:value="219.92" calcext:value-type="float">
            <text:p>219.92</text:p>
          </table:table-cell>
          <table:table-cell office:value-type="float" office:value="213.726" calcext:value-type="float">
            <text:p>213.726</text:p>
          </table:table-cell>
          <table:table-cell office:value-type="float" office:value="924" calcext:value-type="float">
            <text:p>924</text:p>
          </table:table-cell>
          <table:table-cell office:value-type="float" office:value="79" calcext:value-type="float">
            <text:p>79</text:p>
          </table:table-cell>
          <table:table-cell office:value-type="float" office:value="4280" calcext:value-type="float">
            <text:p>4280</text:p>
          </table:table-cell>
          <table:table-cell office:value-type="float" office:value="16" calcext:value-type="float">
            <text:p>16</text:p>
          </table:table-cell>
          <table:table-cell office:value-type="float" office:value="219.96" calcext:value-type="float">
            <text:p>219.96</text:p>
          </table:table-cell>
          <table:table-cell office:value-type="float" office:value="213.411" calcext:value-type="float">
            <text:p>213.411</text:p>
          </table:table-cell>
          <table:table-cell office:value-type="float" office:value="245999" calcext:value-type="float">
            <text:p>245999</text:p>
          </table:table-cell>
          <table:table-cell office:value-type="float" office:value="6028" calcext:value-type="float">
            <text:p>6028</text:p>
          </table:table-cell>
          <table:table-cell office:value-type="float" office:value="4273" calcext:value-type="float">
            <text:p>4273</text:p>
          </table:table-cell>
          <table:table-cell office:value-type="float" office:value="11" calcext:value-type="float">
            <text:p>11</text:p>
          </table:table-cell>
          <table:table-cell office:value-type="float" office:value="225.26" calcext:value-type="float">
            <text:p>225.26</text:p>
          </table:table-cell>
          <table:table-cell office:value-type="float" office:value="218.531" calcext:value-type="float">
            <text:p>218.531</text:p>
          </table:table-cell>
          <table:table-cell office:value-type="float" office:value="924" calcext:value-type="float">
            <text:p>924</text:p>
          </table:table-cell>
          <table:table-cell office:value-type="float" office:value="79" calcext:value-type="float">
            <text:p>79</text:p>
          </table:table-cell>
          <table:table-cell office:value-type="float" office:value="4281" calcext:value-type="float">
            <text:p>4281</text:p>
          </table:table-cell>
          <table:table-cell office:value-type="float" office:value="16" calcext:value-type="float">
            <text:p>16</text:p>
          </table:table-cell>
          <table:table-cell office:value-type="float" office:value="222.66" calcext:value-type="float">
            <text:p>222.66</text:p>
          </table:table-cell>
          <table:table-cell office:value-type="float" office:value="215.587" calcext:value-type="float">
            <text:p>215.587</text:p>
          </table:table-cell>
          <table:table-cell office:value-type="float" office:value="245999" calcext:value-type="float">
            <text:p>245999</text:p>
          </table:table-cell>
          <table:table-cell office:value-type="float" office:value="6028" calcext:value-type="float">
            <text:p>6028</text:p>
          </table:table-cell>
          <table:table-cell office:value-type="float" office:value="4281" calcext:value-type="float">
            <text:p>4281</text:p>
          </table:table-cell>
          <table:table-cell office:value-type="float" office:value="11" calcext:value-type="float">
            <text:p>11</text:p>
          </table:table-cell>
          <table:table-cell office:value-type="float" office:value="211.69" calcext:value-type="float">
            <text:p>211.69</text:p>
          </table:table-cell>
          <table:table-cell office:value-type="float" office:value="205.806" calcext:value-type="float">
            <text:p>205.806</text:p>
          </table:table-cell>
          <table:table-cell office:value-type="float" office:value="924" calcext:value-type="float">
            <text:p>924</text:p>
          </table:table-cell>
          <table:table-cell office:value-type="float" office:value="79" calcext:value-type="float">
            <text:p>79</text:p>
          </table:table-cell>
          <table:table-cell office:value-type="float" office:value="4279" calcext:value-type="float">
            <text:p>4279</text:p>
          </table:table-cell>
          <table:table-cell office:value-type="float" office:value="16" calcext:value-type="float">
            <text:p>16</text:p>
          </table:table-cell>
          <table:table-cell office:value-type="float" office:value="221.5" calcext:value-type="float">
            <text:p>221.5</text:p>
          </table:table-cell>
          <table:table-cell office:value-type="float" office:value="214.775" calcext:value-type="float">
            <text:p>214.775</text:p>
          </table:table-cell>
          <table:table-cell office:value-type="float" office:value="244165" calcext:value-type="float">
            <text:p>244165</text:p>
          </table:table-cell>
          <table:table-cell office:value-type="float" office:value="8248" calcext:value-type="float">
            <text:p>8248</text:p>
          </table:table-cell>
          <table:table-cell office:value-type="float" office:value="4274" calcext:value-type="float">
            <text:p>4274</text:p>
          </table:table-cell>
          <table:table-cell office:value-type="float" office:value="5" calcext:value-type="float">
            <text:p>5</text:p>
          </table:table-cell>
          <table:table-cell office:value-type="float" office:value="215.88" calcext:value-type="float">
            <text:p>215.88</text:p>
          </table:table-cell>
          <table:table-cell office:value-type="float" office:value="209.798" calcext:value-type="float">
            <text:p>209.798</text:p>
          </table:table-cell>
          <table:table-cell office:value-type="float" office:value="927" calcext:value-type="float">
            <text:p>927</text:p>
          </table:table-cell>
          <table:table-cell office:value-type="float" office:value="79" calcext:value-type="float">
            <text:p>79</text:p>
          </table:table-cell>
          <table:table-cell office:value-type="float" office:value="4275" calcext:value-type="float">
            <text:p>4275</text:p>
          </table:table-cell>
          <table:table-cell office:value-type="float" office:value="10" calcext:value-type="float">
            <text:p>10</text:p>
          </table:table-cell>
          <table:table-cell office:value-type="float" office:value="219.82" calcext:value-type="float">
            <text:p>219.82</text:p>
          </table:table-cell>
          <table:table-cell office:value-type="float" office:value="213.492" calcext:value-type="float">
            <text:p>213.492</text:p>
          </table:table-cell>
          <table:table-cell office:value-type="float" office:value="197614" calcext:value-type="float">
            <text:p>197614</text:p>
          </table:table-cell>
          <table:table-cell office:value-type="float" office:value="5606" calcext:value-type="float">
            <text:p>5606</text:p>
          </table:table-cell>
          <table:table-cell office:value-type="float" office:value="4277" calcext:value-type="float">
            <text:p>4277</text:p>
          </table:table-cell>
          <table:table-cell office:value-type="float" office:value="9" calcext:value-type="float">
            <text:p>9</text:p>
          </table:table-cell>
          <table:table-cell office:value-type="float" office:value="213.75" calcext:value-type="float">
            <text:p>213.75</text:p>
          </table:table-cell>
          <table:table-cell office:value-type="float" office:value="207.704" calcext:value-type="float">
            <text:p>207.704</text:p>
          </table:table-cell>
          <table:table-cell office:value-type="float" office:value="924" calcext:value-type="float">
            <text:p>924</text:p>
          </table:table-cell>
          <table:table-cell office:value-type="float" office:value="79" calcext:value-type="float">
            <text:p>79</text:p>
          </table:table-cell>
          <table:table-cell office:value-type="float" office:value="4279" calcext:value-type="float">
            <text:p>4279</text:p>
          </table:table-cell>
          <table:table-cell office:value-type="float" office:value="15" calcext:value-type="float">
            <text:p>15</text:p>
          </table:table-cell>
          <table:table-cell table:formula="of:=MIN([.$H31];[.$N31];[.$T31];[.$Z31];[.$AF31];[.$AL31];[.$AR31];[.$AX31];[.$BD31];[.$BJ31];[.$BP31];[.$BV31])" office:value-type="float" office:value="211.69" calcext:value-type="float">
            <text:p>211.69</text:p>
          </table:table-cell>
          <table:table-cell table:formula="of:=MIN([.$I31];[.$O31];[.$U31];[.$AA31];[.$AG31];[.$AM31];[.$AS31];[.$AY31];[.$BE31];[.$BK31];[.$BQ31];[.$BW31])" office:value-type="float" office:value="205.806" calcext:value-type="float">
            <text:p>205.806</text:p>
          </table:table-cell>
          <table:table-cell table:formula="of:=MIN([.$J31];[.$P31];[.$V31];[.$AB31];[.$AH31];[.$AN31];[.$AT31];[.$AZ31];[.$BF31];[.$BL31];[.$BR31];[.$BX31])" office:value-type="float" office:value="924" calcext:value-type="float">
            <text:p>924</text:p>
          </table:table-cell>
          <table:table-cell table:formula="of:=MIN([.$K31];[.$Q31];[.$W31];[.$AC31];[.$AI31];[.$AO31];[.$AU31];[.$BA31];[.$BG31];[.$BM31];[.$BS31];[.$BY31])" office:value-type="float" office:value="79" calcext:value-type="float">
            <text:p>79</text:p>
          </table:table-cell>
          <table:table-cell table:formula="of:=MIN([.$L31];[.$R31];[.$X31];[.$AD31];[.$AJ31];[.$AP31];[.$AV31];[.$BB31];[.$BH31];[.$BN31];[.$BT31];[.$BZ31])" office:value-type="float" office:value="4273" calcext:value-type="float">
            <text:p>4273</text:p>
          </table:table-cell>
          <table:table-cell table:formula="of:=MIN([.$M31];[.$S31];[.$Y31];[.$AE31];[.$AK31];[.$AQ31];[.$AW31];[.$BC31];[.$BI31];[.$BO31];[.$BU31];[.$CA31])" office:value-type="float" office:value="0" calcext:value-type="float">
            <text:p>0</text:p>
          </table:table-cell>
          <table:table-cell table:formula="of:=MEDIAN([.$H31];[.$N31];[.$T31];[.$Z31];[.$AF31];[.$AL31];[.$AR31];[.$AX31];[.$BD31];[.$BJ31];[.$BP31];[.$BV31])" office:value-type="float" office:value="220.73" calcext:value-type="float">
            <text:p>220.73</text:p>
          </table:table-cell>
          <table:table-cell table:formula="of:=MEDIAN([.$I31];[.$O31];[.$U31];[.$AA31];[.$AG31];[.$AM31];[.$AS31];[.$AY31];[.$BE31];[.$BK31];[.$BQ31];[.$BW31])" office:value-type="float" office:value="214.2505" calcext:value-type="float">
            <text:p>214.2505</text:p>
          </table:table-cell>
          <table:table-cell table:formula="of:=MEDIAN([.$J31];[.$P31];[.$V31];[.$AB31];[.$AH31];[.$AN31];[.$AT31];[.$AZ31];[.$BF31];[.$BL31];[.$BR31];[.$BX31])" office:value-type="float" office:value="59412.5" calcext:value-type="float">
            <text:p>59412.5</text:p>
          </table:table-cell>
          <table:table-cell table:formula="of:=MEDIAN([.$K31];[.$Q31];[.$W31];[.$AC31];[.$AI31];[.$AO31];[.$AU31];[.$BA31];[.$BG31];[.$BM31];[.$BS31];[.$BY31])" office:value-type="float" office:value="2842.5" calcext:value-type="float">
            <text:p>2842.5</text:p>
          </table:table-cell>
          <table:table-cell table:formula="of:=MEDIAN([.$L31];[.$R31];[.$X31];[.$AD31];[.$AJ31];[.$AP31];[.$AV31];[.$BB31];[.$BH31];[.$BN31];[.$BT31];[.$BZ31])" office:value-type="float" office:value="4279" calcext:value-type="float">
            <text:p>4279</text:p>
          </table:table-cell>
          <table:table-cell table:formula="of:=MEDIAN([.$M31];[.$S31];[.$Y31];[.$AE31];[.$AK31];[.$AQ31];[.$AW31];[.$BC31];[.$BI31];[.$BO31];[.$BU31];[.$CA31])" office:value-type="float" office:value="11" calcext:value-type="float">
            <text:p>11</text:p>
          </table:table-cell>
          <table:table-cell table:formula="of:=MAX([.$H31];[.$N31];[.$T31];[.$Z31];[.$AF31];[.$AL31];[.$AR31];[.$AX31];[.$BD31];[.$BJ31];[.$BP31];[.$BV31])" office:value-type="float" office:value="239.56" calcext:value-type="float">
            <text:p>239.56</text:p>
          </table:table-cell>
          <table:table-cell table:formula="of:=MAX([.$I31];[.$O31];[.$U31];[.$AA31];[.$AG31];[.$AM31];[.$AS31];[.$AY31];[.$BE31];[.$BK31];[.$BQ31];[.$BW31])" office:value-type="float" office:value="233.071" calcext:value-type="float">
            <text:p>233.071</text:p>
          </table:table-cell>
          <table:table-cell table:formula="of:=MAX([.$J31];[.$P31];[.$V31];[.$AB31];[.$AH31];[.$AN31];[.$AT31];[.$AZ31];[.$BF31];[.$BL31];[.$BR31];[.$BX31])" office:value-type="float" office:value="245999" calcext:value-type="float">
            <text:p>245999</text:p>
          </table:table-cell>
          <table:table-cell table:formula="of:=MAX([.$K31];[.$Q31];[.$W31];[.$AC31];[.$AI31];[.$AO31];[.$AU31];[.$BA31];[.$BG31];[.$BM31];[.$BS31];[.$BY31])" office:value-type="float" office:value="8862" calcext:value-type="float">
            <text:p>8862</text:p>
          </table:table-cell>
          <table:table-cell table:formula="of:=MAX([.$L31];[.$R31];[.$X31];[.$AD31];[.$AJ31];[.$AP31];[.$AV31];[.$BB31];[.$BH31];[.$BN31];[.$BT31];[.$BZ31])" office:value-type="float" office:value="4281" calcext:value-type="float">
            <text:p>4281</text:p>
          </table:table-cell>
          <table:table-cell table:formula="of:=MAX([.$M31];[.$S31];[.$Y31];[.$AE31];[.$AK31];[.$AQ31];[.$AW31];[.$BC31];[.$BI31];[.$BO31];[.$BU31];[.$CA31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9.lp</text:p>
          </table:table-cell>
          <table:table-cell office:value-type="float" office:value="9.4" calcext:value-type="float">
            <text:p>9.4</text:p>
          </table:table-cell>
          <table:table-cell office:value-type="float" office:value="7.305" calcext:value-type="float">
            <text:p>7.305</text:p>
          </table:table-cell>
          <table:table-cell office:value-type="float" office:value="1192" calcext:value-type="float">
            <text:p>1192</text:p>
          </table:table-cell>
          <table:table-cell office:value-type="float" office:value="273" calcext:value-type="float">
            <text:p>27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45.96" calcext:value-type="float">
            <text:p>45.96</text:p>
          </table:table-cell>
          <table:table-cell office:value-type="float" office:value="44.786" calcext:value-type="float">
            <text:p>44.786</text:p>
          </table:table-cell>
          <table:table-cell office:value-type="float" office:value="912" calcext:value-type="float">
            <text:p>912</text:p>
          </table:table-cell>
          <table:table-cell office:value-type="float" office:value="149" calcext:value-type="float">
            <text:p>149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45.75" calcext:value-type="float">
            <text:p>45.75</text:p>
          </table:table-cell>
          <table:table-cell office:value-type="float" office:value="44.501" calcext:value-type="float">
            <text:p>44.501</text:p>
          </table:table-cell>
          <table:table-cell office:value-type="float" office:value="1029" calcext:value-type="float">
            <text:p>1029</text:p>
          </table:table-cell>
          <table:table-cell office:value-type="float" office:value="52" calcext:value-type="float">
            <text:p>52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46.03" calcext:value-type="float">
            <text:p>46.03</text:p>
          </table:table-cell>
          <table:table-cell office:value-type="float" office:value="44.845" calcext:value-type="float">
            <text:p>44.845</text:p>
          </table:table-cell>
          <table:table-cell office:value-type="float" office:value="912" calcext:value-type="float">
            <text:p>912</text:p>
          </table:table-cell>
          <table:table-cell office:value-type="float" office:value="149" calcext:value-type="float">
            <text:p>149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45.47" calcext:value-type="float">
            <text:p>45.47</text:p>
          </table:table-cell>
          <table:table-cell office:value-type="float" office:value="44.406" calcext:value-type="float">
            <text:p>44.406</text:p>
          </table:table-cell>
          <table:table-cell office:value-type="float" office:value="1029" calcext:value-type="float">
            <text:p>1029</text:p>
          </table:table-cell>
          <table:table-cell office:value-type="float" office:value="52" calcext:value-type="float">
            <text:p>52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44.97" calcext:value-type="float">
            <text:p>44.97</text:p>
          </table:table-cell>
          <table:table-cell office:value-type="float" office:value="43.755" calcext:value-type="float">
            <text:p>43.755</text:p>
          </table:table-cell>
          <table:table-cell office:value-type="float" office:value="912" calcext:value-type="float">
            <text:p>912</text:p>
          </table:table-cell>
          <table:table-cell office:value-type="float" office:value="149" calcext:value-type="float">
            <text:p>149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44.59" calcext:value-type="float">
            <text:p>44.59</text:p>
          </table:table-cell>
          <table:table-cell office:value-type="float" office:value="43.483" calcext:value-type="float">
            <text:p>43.483</text:p>
          </table:table-cell>
          <table:table-cell office:value-type="float" office:value="1029" calcext:value-type="float">
            <text:p>1029</text:p>
          </table:table-cell>
          <table:table-cell office:value-type="float" office:value="52" calcext:value-type="float">
            <text:p>52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45.65" calcext:value-type="float">
            <text:p>45.65</text:p>
          </table:table-cell>
          <table:table-cell office:value-type="float" office:value="44.514" calcext:value-type="float">
            <text:p>44.514</text:p>
          </table:table-cell>
          <table:table-cell office:value-type="float" office:value="912" calcext:value-type="float">
            <text:p>912</text:p>
          </table:table-cell>
          <table:table-cell office:value-type="float" office:value="149" calcext:value-type="float">
            <text:p>149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44.65" calcext:value-type="float">
            <text:p>44.65</text:p>
          </table:table-cell>
          <table:table-cell office:value-type="float" office:value="43.575" calcext:value-type="float">
            <text:p>43.575</text:p>
          </table:table-cell>
          <table:table-cell office:value-type="float" office:value="1029" calcext:value-type="float">
            <text:p>1029</text:p>
          </table:table-cell>
          <table:table-cell office:value-type="float" office:value="52" calcext:value-type="float">
            <text:p>52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45.24" calcext:value-type="float">
            <text:p>45.24</text:p>
          </table:table-cell>
          <table:table-cell office:value-type="float" office:value="44.101" calcext:value-type="float">
            <text:p>44.101</text:p>
          </table:table-cell>
          <table:table-cell office:value-type="float" office:value="912" calcext:value-type="float">
            <text:p>912</text:p>
          </table:table-cell>
          <table:table-cell office:value-type="float" office:value="149" calcext:value-type="float">
            <text:p>149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44.85" calcext:value-type="float">
            <text:p>44.85</text:p>
          </table:table-cell>
          <table:table-cell office:value-type="float" office:value="43.784" calcext:value-type="float">
            <text:p>43.784</text:p>
          </table:table-cell>
          <table:table-cell office:value-type="float" office:value="1029" calcext:value-type="float">
            <text:p>1029</text:p>
          </table:table-cell>
          <table:table-cell office:value-type="float" office:value="52" calcext:value-type="float">
            <text:p>52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45.58" calcext:value-type="float">
            <text:p>45.58</text:p>
          </table:table-cell>
          <table:table-cell office:value-type="float" office:value="44.389" calcext:value-type="float">
            <text:p>44.389</text:p>
          </table:table-cell>
          <table:table-cell office:value-type="float" office:value="912" calcext:value-type="float">
            <text:p>912</text:p>
          </table:table-cell>
          <table:table-cell office:value-type="float" office:value="149" calcext:value-type="float">
            <text:p>149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45.05" calcext:value-type="float">
            <text:p>45.05</text:p>
          </table:table-cell>
          <table:table-cell office:value-type="float" office:value="43.977" calcext:value-type="float">
            <text:p>43.977</text:p>
          </table:table-cell>
          <table:table-cell office:value-type="float" office:value="1029" calcext:value-type="float">
            <text:p>1029</text:p>
          </table:table-cell>
          <table:table-cell office:value-type="float" office:value="52" calcext:value-type="float">
            <text:p>52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formula="of:=MIN([.$H32];[.$N32];[.$T32];[.$Z32];[.$AF32];[.$AL32];[.$AR32];[.$AX32];[.$BD32];[.$BJ32];[.$BP32];[.$BV32])" office:value-type="float" office:value="44.59" calcext:value-type="float">
            <text:p>44.59</text:p>
          </table:table-cell>
          <table:table-cell table:formula="of:=MIN([.$I32];[.$O32];[.$U32];[.$AA32];[.$AG32];[.$AM32];[.$AS32];[.$AY32];[.$BE32];[.$BK32];[.$BQ32];[.$BW32])" office:value-type="float" office:value="43.483" calcext:value-type="float">
            <text:p>43.483</text:p>
          </table:table-cell>
          <table:table-cell table:formula="of:=MIN([.$J32];[.$P32];[.$V32];[.$AB32];[.$AH32];[.$AN32];[.$AT32];[.$AZ32];[.$BF32];[.$BL32];[.$BR32];[.$BX32])" office:value-type="float" office:value="912" calcext:value-type="float">
            <text:p>912</text:p>
          </table:table-cell>
          <table:table-cell table:formula="of:=MIN([.$K32];[.$Q32];[.$W32];[.$AC32];[.$AI32];[.$AO32];[.$AU32];[.$BA32];[.$BG32];[.$BM32];[.$BS32];[.$BY32])" office:value-type="float" office:value="52" calcext:value-type="float">
            <text:p>52</text:p>
          </table:table-cell>
          <table:table-cell table:formula="of:=MIN([.$L32];[.$R32];[.$X32];[.$AD32];[.$AJ32];[.$AP32];[.$AV32];[.$BB32];[.$BH32];[.$BN32];[.$BT32];[.$BZ32])" office:value-type="float" office:value="911" calcext:value-type="float">
            <text:p>911</text:p>
          </table:table-cell>
          <table:table-cell table:formula="of:=MIN([.$M32];[.$S32];[.$Y32];[.$AE32];[.$AK32];[.$AQ32];[.$AW32];[.$BC32];[.$BI32];[.$BO32];[.$BU32];[.$CA32])" office:value-type="float" office:value="0" calcext:value-type="float">
            <text:p>0</text:p>
          </table:table-cell>
          <table:table-cell table:formula="of:=MEDIAN([.$H32];[.$N32];[.$T32];[.$Z32];[.$AF32];[.$AL32];[.$AR32];[.$AX32];[.$BD32];[.$BJ32];[.$BP32];[.$BV32])" office:value-type="float" office:value="45.355" calcext:value-type="float">
            <text:p>45.355</text:p>
          </table:table-cell>
          <table:table-cell table:formula="of:=MEDIAN([.$I32];[.$O32];[.$U32];[.$AA32];[.$AG32];[.$AM32];[.$AS32];[.$AY32];[.$BE32];[.$BK32];[.$BQ32];[.$BW32])" office:value-type="float" office:value="44.245" calcext:value-type="float">
            <text:p>44.245</text:p>
          </table:table-cell>
          <table:table-cell table:formula="of:=MEDIAN([.$J32];[.$P32];[.$V32];[.$AB32];[.$AH32];[.$AN32];[.$AT32];[.$AZ32];[.$BF32];[.$BL32];[.$BR32];[.$BX32])" office:value-type="float" office:value="970.5" calcext:value-type="float">
            <text:p>970.5</text:p>
          </table:table-cell>
          <table:table-cell table:formula="of:=MEDIAN([.$K32];[.$Q32];[.$W32];[.$AC32];[.$AI32];[.$AO32];[.$AU32];[.$BA32];[.$BG32];[.$BM32];[.$BS32];[.$BY32])" office:value-type="float" office:value="100.5" calcext:value-type="float">
            <text:p>100.5</text:p>
          </table:table-cell>
          <table:table-cell table:formula="of:=MEDIAN([.$L32];[.$R32];[.$X32];[.$AD32];[.$AJ32];[.$AP32];[.$AV32];[.$BB32];[.$BH32];[.$BN32];[.$BT32];[.$BZ32])" office:value-type="float" office:value="914" calcext:value-type="float">
            <text:p>914</text:p>
          </table:table-cell>
          <table:table-cell table:formula="of:=MEDIAN([.$M32];[.$S32];[.$Y32];[.$AE32];[.$AK32];[.$AQ32];[.$AW32];[.$BC32];[.$BI32];[.$BO32];[.$BU32];[.$CA32])" office:value-type="float" office:value="0" calcext:value-type="float">
            <text:p>0</text:p>
          </table:table-cell>
          <table:table-cell table:formula="of:=MAX([.$H32];[.$N32];[.$T32];[.$Z32];[.$AF32];[.$AL32];[.$AR32];[.$AX32];[.$BD32];[.$BJ32];[.$BP32];[.$BV32])" office:value-type="float" office:value="46.03" calcext:value-type="float">
            <text:p>46.03</text:p>
          </table:table-cell>
          <table:table-cell table:formula="of:=MAX([.$I32];[.$O32];[.$U32];[.$AA32];[.$AG32];[.$AM32];[.$AS32];[.$AY32];[.$BE32];[.$BK32];[.$BQ32];[.$BW32])" office:value-type="float" office:value="44.845" calcext:value-type="float">
            <text:p>44.845</text:p>
          </table:table-cell>
          <table:table-cell table:formula="of:=MAX([.$J32];[.$P32];[.$V32];[.$AB32];[.$AH32];[.$AN32];[.$AT32];[.$AZ32];[.$BF32];[.$BL32];[.$BR32];[.$BX32])" office:value-type="float" office:value="1029" calcext:value-type="float">
            <text:p>1029</text:p>
          </table:table-cell>
          <table:table-cell table:formula="of:=MAX([.$K32];[.$Q32];[.$W32];[.$AC32];[.$AI32];[.$AO32];[.$AU32];[.$BA32];[.$BG32];[.$BM32];[.$BS32];[.$BY32])" office:value-type="float" office:value="149" calcext:value-type="float">
            <text:p>149</text:p>
          </table:table-cell>
          <table:table-cell table:formula="of:=MAX([.$L32];[.$R32];[.$X32];[.$AD32];[.$AJ32];[.$AP32];[.$AV32];[.$BB32];[.$BH32];[.$BN32];[.$BT32];[.$BZ32])" office:value-type="float" office:value="918" calcext:value-type="float">
            <text:p>918</text:p>
          </table:table-cell>
          <table:table-cell table:formula="of:=MAX([.$M32];[.$S32];[.$Y32];[.$AE32];[.$AK32];[.$AQ32];[.$AW32];[.$BC32];[.$BI32];[.$BO32];[.$BU32];[.$CA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20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1426" calcext:value-type="float">
            <text:p>851426</text:p>
          </table:table-cell>
          <table:table-cell office:value-type="float" office:value="650043" calcext:value-type="float">
            <text:p>650043</text:p>
          </table:table-cell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  <table:table-cell office:value-type="float" office:value="333.35" calcext:value-type="float">
            <text:p>333.35</text:p>
          </table:table-cell>
          <table:table-cell office:value-type="float" office:value="326.626" calcext:value-type="float">
            <text:p>326.626</text:p>
          </table:table-cell>
          <table:table-cell office:value-type="float" office:value="2641011" calcext:value-type="float">
            <text:p>2641011</text:p>
          </table:table-cell>
          <table:table-cell office:value-type="float" office:value="114223" calcext:value-type="float">
            <text:p>114223</text:p>
          </table:table-cell>
          <table:table-cell office:value-type="float" office:value="4418" calcext:value-type="float">
            <text:p>44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73429" calcext:value-type="float">
            <text:p>1973429</text:p>
          </table:table-cell>
          <table:table-cell office:value-type="float" office:value="392544" calcext:value-type="float">
            <text:p>392544</text:p>
          </table:table-cell>
          <table:table-cell office:value-type="float" office:value="4644" calcext:value-type="float">
            <text:p>4644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577.099" calcext:value-type="float">
            <text:p>577.099</text:p>
          </table:table-cell>
          <table:table-cell office:value-type="float" office:value="7017421" calcext:value-type="float">
            <text:p>7017421</text:p>
          </table:table-cell>
          <table:table-cell office:value-type="float" office:value="384660" calcext:value-type="float">
            <text:p>384660</text:p>
          </table:table-cell>
          <table:table-cell office:value-type="float" office:value="4481" calcext:value-type="float">
            <text:p>44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4697" calcext:value-type="float">
            <text:p>4697</text:p>
          </table:table-cell>
          <table:table-cell office:value-type="float" office:value="0" calcext:value-type="float">
            <text:p>0</text:p>
          </table:table-cell>
          <table:table-cell office:value-type="float" office:value="592.56" calcext:value-type="float">
            <text:p>592.56</text:p>
          </table:table-cell>
          <table:table-cell office:value-type="float" office:value="587.019" calcext:value-type="float">
            <text:p>587.019</text:p>
          </table:table-cell>
          <table:table-cell office:value-type="float" office:value="7017421" calcext:value-type="float">
            <text:p>7017421</text:p>
          </table:table-cell>
          <table:table-cell office:value-type="float" office:value="384660" calcext:value-type="float">
            <text:p>384660</text:p>
          </table:table-cell>
          <table:table-cell office:value-type="float" office:value="4484" calcext:value-type="float">
            <text:p>44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89203" calcext:value-type="float">
            <text:p>2289203</text:p>
          </table:table-cell>
          <table:table-cell office:value-type="float" office:value="409636" calcext:value-type="float">
            <text:p>409636</text:p>
          </table:table-cell>
          <table:table-cell office:value-type="float" office:value="4699" calcext:value-type="float">
            <text:p>4699</text:p>
          </table:table-cell>
          <table:table-cell office:value-type="float" office:value="0" calcext:value-type="float">
            <text:p>0</text:p>
          </table:table-cell>
          <table:table-cell office:value-type="float" office:value="582.89" calcext:value-type="float">
            <text:p>582.89</text:p>
          </table:table-cell>
          <table:table-cell office:value-type="float" office:value="577.272" calcext:value-type="float">
            <text:p>577.272</text:p>
          </table:table-cell>
          <table:table-cell office:value-type="float" office:value="7017421" calcext:value-type="float">
            <text:p>7017421</text:p>
          </table:table-cell>
          <table:table-cell office:value-type="float" office:value="384660" calcext:value-type="float">
            <text:p>384660</text:p>
          </table:table-cell>
          <table:table-cell office:value-type="float" office:value="4489" calcext:value-type="float">
            <text:p>448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31712" calcext:value-type="float">
            <text:p>2331712</text:p>
          </table:table-cell>
          <table:table-cell office:value-type="float" office:value="421026" calcext:value-type="float">
            <text:p>421026</text:p>
          </table:table-cell>
          <table:table-cell office:value-type="float" office:value="4692" calcext:value-type="float">
            <text:p>4692</text:p>
          </table:table-cell>
          <table:table-cell office:value-type="float" office:value="0" calcext:value-type="float">
            <text:p>0</text:p>
          </table:table-cell>
          <table:table-cell office:value-type="float" office:value="580.52" calcext:value-type="float">
            <text:p>580.52</text:p>
          </table:table-cell>
          <table:table-cell office:value-type="float" office:value="573.35" calcext:value-type="float">
            <text:p>573.35</text:p>
          </table:table-cell>
          <table:table-cell office:value-type="float" office:value="7017421" calcext:value-type="float">
            <text:p>7017421</text:p>
          </table:table-cell>
          <table:table-cell office:value-type="float" office:value="384660" calcext:value-type="float">
            <text:p>384660</text:p>
          </table:table-cell>
          <table:table-cell office:value-type="float" office:value="4484" calcext:value-type="float">
            <text:p>44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92207" calcext:value-type="float">
            <text:p>2292207</text:p>
          </table:table-cell>
          <table:table-cell office:value-type="float" office:value="410889" calcext:value-type="float">
            <text:p>410889</text:p>
          </table:table-cell>
          <table:table-cell office:value-type="float" office:value="4702" calcext:value-type="float">
            <text:p>4702</text:p>
          </table:table-cell>
          <table:table-cell office:value-type="float" office:value="0" calcext:value-type="float">
            <text:p>0</text:p>
          </table:table-cell>
          <table:table-cell office:value-type="float" office:value="594.56" calcext:value-type="float">
            <text:p>594.56</text:p>
          </table:table-cell>
          <table:table-cell office:value-type="float" office:value="588.636" calcext:value-type="float">
            <text:p>588.636</text:p>
          </table:table-cell>
          <table:table-cell office:value-type="float" office:value="7017421" calcext:value-type="float">
            <text:p>7017421</text:p>
          </table:table-cell>
          <table:table-cell office:value-type="float" office:value="384660" calcext:value-type="float">
            <text:p>384660</text:p>
          </table:table-cell>
          <table:table-cell office:value-type="float" office:value="4488" calcext:value-type="float">
            <text:p>44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90563" calcext:value-type="float">
            <text:p>2290563</text:p>
          </table:table-cell>
          <table:table-cell office:value-type="float" office:value="410184" calcext:value-type="float">
            <text:p>410184</text:p>
          </table:table-cell>
          <table:table-cell office:value-type="float" office:value="4699" calcext:value-type="float">
            <text:p>4699</text:p>
          </table:table-cell>
          <table:table-cell office:value-type="float" office:value="0" calcext:value-type="float">
            <text:p>0</text:p>
          </table:table-cell>
          <table:table-cell table:formula="of:=MIN([.$H33];[.$N33];[.$T33];[.$Z33];[.$AF33];[.$AL33];[.$AR33];[.$AX33];[.$BD33];[.$BJ33];[.$BP33];[.$BV33])" office:value-type="float" office:value="333.35" calcext:value-type="float">
            <text:p>333.35</text:p>
          </table:table-cell>
          <table:table-cell table:formula="of:=MIN([.$I33];[.$O33];[.$U33];[.$AA33];[.$AG33];[.$AM33];[.$AS33];[.$AY33];[.$BE33];[.$BK33];[.$BQ33];[.$BW33])" office:value-type="float" office:value="326.626" calcext:value-type="float">
            <text:p>326.626</text:p>
          </table:table-cell>
          <table:table-cell table:formula="of:=MIN([.$J33];[.$P33];[.$V33];[.$AB33];[.$AH33];[.$AN33];[.$AT33];[.$AZ33];[.$BF33];[.$BL33];[.$BR33];[.$BX33])" office:value-type="float" office:value="1973429" calcext:value-type="float">
            <text:p>1973429</text:p>
          </table:table-cell>
          <table:table-cell table:formula="of:=MIN([.$K33];[.$Q33];[.$W33];[.$AC33];[.$AI33];[.$AO33];[.$AU33];[.$BA33];[.$BG33];[.$BM33];[.$BS33];[.$BY33])" office:value-type="float" office:value="114223" calcext:value-type="float">
            <text:p>114223</text:p>
          </table:table-cell>
          <table:table-cell table:formula="of:=MIN([.$L33];[.$R33];[.$X33];[.$AD33];[.$AJ33];[.$AP33];[.$AV33];[.$BB33];[.$BH33];[.$BN33];[.$BT33];[.$BZ33])" office:value-type="float" office:value="4418" calcext:value-type="float">
            <text:p>4418</text:p>
          </table:table-cell>
          <table:table-cell table:formula="of:=MIN([.$M33];[.$S33];[.$Y33];[.$AE33];[.$AK33];[.$AQ33];[.$AW33];[.$BC33];[.$BI33];[.$BO33];[.$BU33];[.$CA33])" office:value-type="float" office:value="0" calcext:value-type="float">
            <text:p>0</text:p>
          </table:table-cell>
          <table:table-cell table:formula="of:=MEDIAN([.$H33];[.$N33];[.$T33];[.$Z33];[.$AF33];[.$AL33];[.$AR33];[.$AX33];[.$BD33];[.$BJ33];[.$BP33];[.$BV33])" office:value-type="float" office:value="747.28" calcext:value-type="float">
            <text:p>747.28</text:p>
          </table:table-cell>
          <table:table-cell table:formula="of:=MEDIAN([.$I33];[.$O33];[.$U33];[.$AA33];[.$AG33];[.$AM33];[.$AS33];[.$AY33];[.$BE33];[.$BK33];[.$BQ33];[.$BW33])" office:value-type="float" office:value="744.318" calcext:value-type="float">
            <text:p>744.318</text:p>
          </table:table-cell>
          <table:table-cell table:formula="of:=MEDIAN([.$J33];[.$P33];[.$V33];[.$AB33];[.$AH33];[.$AN33];[.$AT33];[.$AZ33];[.$BF33];[.$BL33];[.$BR33];[.$BX33])" office:value-type="float" office:value="2641011" calcext:value-type="float">
            <text:p>2641011</text:p>
          </table:table-cell>
          <table:table-cell table:formula="of:=MEDIAN([.$K33];[.$Q33];[.$W33];[.$AC33];[.$AI33];[.$AO33];[.$AU33];[.$BA33];[.$BG33];[.$BM33];[.$BS33];[.$BY33])" office:value-type="float" office:value="384660" calcext:value-type="float">
            <text:p>384660</text:p>
          </table:table-cell>
          <table:table-cell table:formula="of:=MEDIAN([.$L33];[.$R33];[.$X33];[.$AD33];[.$AJ33];[.$AP33];[.$AV33];[.$BB33];[.$BH33];[.$BN33];[.$BT33];[.$BZ33])" office:value-type="float" office:value="4566.5" calcext:value-type="float">
            <text:p>4566.5</text:p>
          </table:table-cell>
          <table:table-cell table:formula="of:=MEDIAN([.$M33];[.$S33];[.$Y33];[.$AE33];[.$AK33];[.$AQ33];[.$AW33];[.$BC33];[.$BI33];[.$BO33];[.$BU33];[.$CA33])" office:value-type="float" office:value="0" calcext:value-type="float">
            <text:p>0</text:p>
          </table:table-cell>
          <table:table-cell table:formula="of:=MAX([.$H33];[.$N33];[.$T33];[.$Z33];[.$AF33];[.$AL33];[.$AR33];[.$AX33];[.$BD33];[.$BJ33];[.$BP33];[.$BV33])" office:value-type="float" office:value="900" calcext:value-type="float">
            <text:p>900</text:p>
          </table:table-cell>
          <table:table-cell table:formula="of:=MAX([.$I33];[.$O33];[.$U33];[.$AA33];[.$AG33];[.$AM33];[.$AS33];[.$AY33];[.$BE33];[.$BK33];[.$BQ33];[.$BW33])" office:value-type="float" office:value="900" calcext:value-type="float">
            <text:p>900</text:p>
          </table:table-cell>
          <table:table-cell table:formula="of:=MAX([.$J33];[.$P33];[.$V33];[.$AB33];[.$AH33];[.$AN33];[.$AT33];[.$AZ33];[.$BF33];[.$BL33];[.$BR33];[.$BX33])" office:value-type="float" office:value="7017421" calcext:value-type="float">
            <text:p>7017421</text:p>
          </table:table-cell>
          <table:table-cell table:formula="of:=MAX([.$K33];[.$Q33];[.$W33];[.$AC33];[.$AI33];[.$AO33];[.$AU33];[.$BA33];[.$BG33];[.$BM33];[.$BS33];[.$BY33])" office:value-type="float" office:value="421026" calcext:value-type="float">
            <text:p>421026</text:p>
          </table:table-cell>
          <table:table-cell table:formula="of:=MAX([.$L33];[.$R33];[.$X33];[.$AD33];[.$AJ33];[.$AP33];[.$AV33];[.$BB33];[.$BH33];[.$BN33];[.$BT33];[.$BZ33])" office:value-type="float" office:value="4702" calcext:value-type="float">
            <text:p>4702</text:p>
          </table:table-cell>
          <table:table-cell table:formula="of:=MAX([.$M33];[.$S33];[.$Y33];[.$AE33];[.$AK33];[.$AQ33];[.$AW33];[.$BC33];[.$BI33];[.$BO33];[.$BU33];[.$CA3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3.lp</text:p>
          </table:table-cell>
          <table:table-cell office:value-type="float" office:value="0.85" calcext:value-type="float">
            <text:p>0.85</text:p>
          </table:table-cell>
          <table:table-cell office:value-type="float" office:value="0.702" calcext:value-type="float">
            <text:p>0.702</text:p>
          </table:table-cell>
          <table:table-cell office:value-type="float" office:value="798" calcext:value-type="float">
            <text:p>798</text:p>
          </table:table-cell>
          <table:table-cell office:value-type="float" office:value="457" calcext:value-type="float">
            <text:p>45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2.479" calcext:value-type="float">
            <text:p>2.479</text:p>
          </table:table-cell>
          <table:table-cell office:value-type="float" office:value="1569" calcext:value-type="float">
            <text:p>1569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416" calcext:value-type="float">
            <text:p>2.416</text:p>
          </table:table-cell>
          <table:table-cell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  <table:table-cell office:value-type="float" office:value="2.486" calcext:value-type="float">
            <text:p>2.486</text:p>
          </table:table-cell>
          <table:table-cell office:value-type="float" office:value="2631" calcext:value-type="float">
            <text:p>2631</text:p>
          </table:table-cell>
          <table:table-cell office:value-type="float" office:value="967" calcext:value-type="float">
            <text:p>967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2.59" calcext:value-type="float">
            <text:p>2.59</text:p>
          </table:table-cell>
          <table:table-cell office:value-type="float" office:value="2.43" calcext:value-type="float">
            <text:p>2.43</text:p>
          </table:table-cell>
          <table:table-cell office:value-type="float" office:value="189" calcext:value-type="float">
            <text:p>189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.93" calcext:value-type="float">
            <text:p>2.93</text:p>
          </table:table-cell>
          <table:table-cell office:value-type="float" office:value="2.743" calcext:value-type="float">
            <text:p>2.743</text:p>
          </table:table-cell>
          <table:table-cell office:value-type="float" office:value="2631" calcext:value-type="float">
            <text:p>2631</text:p>
          </table:table-cell>
          <table:table-cell office:value-type="float" office:value="967" calcext:value-type="float">
            <text:p>967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2.57" calcext:value-type="float">
            <text:p>2.57</text:p>
          </table:table-cell>
          <table:table-cell office:value-type="float" office:value="2.401" calcext:value-type="float">
            <text:p>2.401</text:p>
          </table:table-cell>
          <table:table-cell office:value-type="float" office:value="189" calcext:value-type="float">
            <text:p>189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.68" calcext:value-type="float">
            <text:p>2.68</text:p>
          </table:table-cell>
          <table:table-cell office:value-type="float" office:value="2.512" calcext:value-type="float">
            <text:p>2.512</text:p>
          </table:table-cell>
          <table:table-cell office:value-type="float" office:value="2631" calcext:value-type="float">
            <text:p>2631</text:p>
          </table:table-cell>
          <table:table-cell office:value-type="float" office:value="967" calcext:value-type="float">
            <text:p>967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2.52" calcext:value-type="float">
            <text:p>2.52</text:p>
          </table:table-cell>
          <table:table-cell office:value-type="float" office:value="2.348" calcext:value-type="float">
            <text:p>2.348</text:p>
          </table:table-cell>
          <table:table-cell office:value-type="float" office:value="189" calcext:value-type="float">
            <text:p>189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.72" calcext:value-type="float">
            <text:p>2.72</text:p>
          </table:table-cell>
          <table:table-cell office:value-type="float" office:value="2.534" calcext:value-type="float">
            <text:p>2.534</text:p>
          </table:table-cell>
          <table:table-cell office:value-type="float" office:value="2080" calcext:value-type="float">
            <text:p>2080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.88" calcext:value-type="float">
            <text:p>2.88</text:p>
          </table:table-cell>
          <table:table-cell office:value-type="float" office:value="2.708" calcext:value-type="float">
            <text:p>2.708</text:p>
          </table:table-cell>
          <table:table-cell office:value-type="float" office:value="189" calcext:value-type="float">
            <text:p>189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.74" calcext:value-type="float">
            <text:p>2.74</text:p>
          </table:table-cell>
          <table:table-cell office:value-type="float" office:value="2.576" calcext:value-type="float">
            <text:p>2.576</text:p>
          </table:table-cell>
          <table:table-cell office:value-type="float" office:value="2631" calcext:value-type="float">
            <text:p>2631</text:p>
          </table:table-cell>
          <table:table-cell office:value-type="float" office:value="967" calcext:value-type="float">
            <text:p>967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2.58" calcext:value-type="float">
            <text:p>2.58</text:p>
          </table:table-cell>
          <table:table-cell office:value-type="float" office:value="2.397" calcext:value-type="float">
            <text:p>2.397</text:p>
          </table:table-cell>
          <table:table-cell office:value-type="float" office:value="189" calcext:value-type="float">
            <text:p>189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MIN([.$H34];[.$N34];[.$T34];[.$Z34];[.$AF34];[.$AL34];[.$AR34];[.$AX34];[.$BD34];[.$BJ34];[.$BP34];[.$BV34])" office:value-type="float" office:value="2.52" calcext:value-type="float">
            <text:p>2.52</text:p>
          </table:table-cell>
          <table:table-cell table:formula="of:=MIN([.$I34];[.$O34];[.$U34];[.$AA34];[.$AG34];[.$AM34];[.$AS34];[.$AY34];[.$BE34];[.$BK34];[.$BQ34];[.$BW34])" office:value-type="float" office:value="2.348" calcext:value-type="float">
            <text:p>2.348</text:p>
          </table:table-cell>
          <table:table-cell table:formula="of:=MIN([.$J34];[.$P34];[.$V34];[.$AB34];[.$AH34];[.$AN34];[.$AT34];[.$AZ34];[.$BF34];[.$BL34];[.$BR34];[.$BX34])" office:value-type="float" office:value="189" calcext:value-type="float">
            <text:p>189</text:p>
          </table:table-cell>
          <table:table-cell table:formula="of:=MIN([.$K34];[.$Q34];[.$W34];[.$AC34];[.$AI34];[.$AO34];[.$AU34];[.$BA34];[.$BG34];[.$BM34];[.$BS34];[.$BY34])" office:value-type="float" office:value="35" calcext:value-type="float">
            <text:p>35</text:p>
          </table:table-cell>
          <table:table-cell table:formula="of:=MIN([.$L34];[.$R34];[.$X34];[.$AD34];[.$AJ34];[.$AP34];[.$AV34];[.$BB34];[.$BH34];[.$BN34];[.$BT34];[.$BZ34])" office:value-type="float" office:value="69" calcext:value-type="float">
            <text:p>69</text:p>
          </table:table-cell>
          <table:table-cell table:formula="of:=MIN([.$M34];[.$S34];[.$Y34];[.$AE34];[.$AK34];[.$AQ34];[.$AW34];[.$BC34];[.$BI34];[.$BO34];[.$BU34];[.$CA34])" office:value-type="float" office:value="0" calcext:value-type="float">
            <text:p>0</text:p>
          </table:table-cell>
          <table:table-cell table:formula="of:=MEDIAN([.$H34];[.$N34];[.$T34];[.$Z34];[.$AF34];[.$AL34];[.$AR34];[.$AX34];[.$BD34];[.$BJ34];[.$BP34];[.$BV34])" office:value-type="float" office:value="2.675" calcext:value-type="float">
            <text:p>2.675</text:p>
          </table:table-cell>
          <table:table-cell table:formula="of:=MEDIAN([.$I34];[.$O34];[.$U34];[.$AA34];[.$AG34];[.$AM34];[.$AS34];[.$AY34];[.$BE34];[.$BK34];[.$BQ34];[.$BW34])" office:value-type="float" office:value="2.4825" calcext:value-type="float">
            <text:p>2.4825</text:p>
          </table:table-cell>
          <table:table-cell table:formula="of:=MEDIAN([.$J34];[.$P34];[.$V34];[.$AB34];[.$AH34];[.$AN34];[.$AT34];[.$AZ34];[.$BF34];[.$BL34];[.$BR34];[.$BX34])" office:value-type="float" office:value="891.5" calcext:value-type="float">
            <text:p>891.5</text:p>
          </table:table-cell>
          <table:table-cell table:formula="of:=MEDIAN([.$K34];[.$Q34];[.$W34];[.$AC34];[.$AI34];[.$AO34];[.$AU34];[.$BA34];[.$BG34];[.$BM34];[.$BS34];[.$BY34])" office:value-type="float" office:value="273" calcext:value-type="float">
            <text:p>273</text:p>
          </table:table-cell>
          <table:table-cell table:formula="of:=MEDIAN([.$L34];[.$R34];[.$X34];[.$AD34];[.$AJ34];[.$AP34];[.$AV34];[.$BB34];[.$BH34];[.$BN34];[.$BT34];[.$BZ34])" office:value-type="float" office:value="73" calcext:value-type="float">
            <text:p>73</text:p>
          </table:table-cell>
          <table:table-cell table:formula="of:=MEDIAN([.$M34];[.$S34];[.$Y34];[.$AE34];[.$AK34];[.$AQ34];[.$AW34];[.$BC34];[.$BI34];[.$BO34];[.$BU34];[.$CA34])" office:value-type="float" office:value="7" calcext:value-type="float">
            <text:p>7</text:p>
          </table:table-cell>
          <table:table-cell table:formula="of:=MAX([.$H34];[.$N34];[.$T34];[.$Z34];[.$AF34];[.$AL34];[.$AR34];[.$AX34];[.$BD34];[.$BJ34];[.$BP34];[.$BV34])" office:value-type="float" office:value="2.93" calcext:value-type="float">
            <text:p>2.93</text:p>
          </table:table-cell>
          <table:table-cell table:formula="of:=MAX([.$I34];[.$O34];[.$U34];[.$AA34];[.$AG34];[.$AM34];[.$AS34];[.$AY34];[.$BE34];[.$BK34];[.$BQ34];[.$BW34])" office:value-type="float" office:value="2.743" calcext:value-type="float">
            <text:p>2.743</text:p>
          </table:table-cell>
          <table:table-cell table:formula="of:=MAX([.$J34];[.$P34];[.$V34];[.$AB34];[.$AH34];[.$AN34];[.$AT34];[.$AZ34];[.$BF34];[.$BL34];[.$BR34];[.$BX34])" office:value-type="float" office:value="2631" calcext:value-type="float">
            <text:p>2631</text:p>
          </table:table-cell>
          <table:table-cell table:formula="of:=MAX([.$K34];[.$Q34];[.$W34];[.$AC34];[.$AI34];[.$AO34];[.$AU34];[.$BA34];[.$BG34];[.$BM34];[.$BS34];[.$BY34])" office:value-type="float" office:value="967" calcext:value-type="float">
            <text:p>967</text:p>
          </table:table-cell>
          <table:table-cell table:formula="of:=MAX([.$L34];[.$R34];[.$X34];[.$AD34];[.$AJ34];[.$AP34];[.$AV34];[.$BB34];[.$BH34];[.$BN34];[.$BT34];[.$BZ34])" office:value-type="float" office:value="74" calcext:value-type="float">
            <text:p>74</text:p>
          </table:table-cell>
          <table:table-cell table:formula="of:=MAX([.$M34];[.$S34];[.$Y34];[.$AE34];[.$AK34];[.$AQ34];[.$AW34];[.$BC34];[.$BI34];[.$BO34];[.$BU34];[.$CA34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4.lp</text:p>
          </table:table-cell>
          <table:table-cell office:value-type="float" office:value="1.29" calcext:value-type="float">
            <text:p>1.29</text:p>
          </table:table-cell>
          <table:table-cell office:value-type="float" office:value="0.999" calcext:value-type="float">
            <text:p>0.999</text:p>
          </table:table-cell>
          <table:table-cell office:value-type="float" office:value="535" calcext:value-type="float">
            <text:p>535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.45" calcext:value-type="float">
            <text:p>5.45</text:p>
          </table:table-cell>
          <table:table-cell office:value-type="float" office:value="5.197" calcext:value-type="float">
            <text:p>5.197</text:p>
          </table:table-cell>
          <table:table-cell office:value-type="float" office:value="7324" calcext:value-type="float">
            <text:p>7324</text:p>
          </table:table-cell>
          <table:table-cell office:value-type="float" office:value="2770" calcext:value-type="float">
            <text:p>277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5.128" calcext:value-type="float">
            <text:p>5.128</text:p>
          </table:table-cell>
          <table:table-cell office:value-type="float" office:value="412" calcext:value-type="float">
            <text:p>412</text:p>
          </table:table-cell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.94" calcext:value-type="float">
            <text:p>4.94</text:p>
          </table:table-cell>
          <table:table-cell office:value-type="float" office:value="4.687" calcext:value-type="float">
            <text:p>4.687</text:p>
          </table:table-cell>
          <table:table-cell office:value-type="float" office:value="1924" calcext:value-type="float">
            <text:p>1924</text:p>
          </table:table-cell>
          <table:table-cell office:value-type="float" office:value="539" calcext:value-type="float">
            <text:p>539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4.76" calcext:value-type="float">
            <text:p>4.76</text:p>
          </table:table-cell>
          <table:table-cell office:value-type="float" office:value="4.549" calcext:value-type="float">
            <text:p>4.549</text:p>
          </table:table-cell>
          <table:table-cell office:value-type="float" office:value="412" calcext:value-type="float">
            <text:p>41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office:value-type="float" office:value="4.813" calcext:value-type="float">
            <text:p>4.813</text:p>
          </table:table-cell>
          <table:table-cell office:value-type="float" office:value="1924" calcext:value-type="float">
            <text:p>1924</text:p>
          </table:table-cell>
          <table:table-cell office:value-type="float" office:value="539" calcext:value-type="float">
            <text:p>539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767" calcext:value-type="float">
            <text:p>4.767</text:p>
          </table:table-cell>
          <table:table-cell office:value-type="float" office:value="421" calcext:value-type="float">
            <text:p>421</text:p>
          </table:table-cell>
          <table:table-cell office:value-type="float" office:value="41" calcext:value-type="float">
            <text:p>4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4.86" calcext:value-type="float">
            <text:p>4.86</text:p>
          </table:table-cell>
          <table:table-cell office:value-type="float" office:value="4.626" calcext:value-type="float">
            <text:p>4.626</text:p>
          </table:table-cell>
          <table:table-cell office:value-type="float" office:value="1924" calcext:value-type="float">
            <text:p>1924</text:p>
          </table:table-cell>
          <table:table-cell office:value-type="float" office:value="539" calcext:value-type="float">
            <text:p>539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4.75" calcext:value-type="float">
            <text:p>4.75</text:p>
          </table:table-cell>
          <table:table-cell office:value-type="float" office:value="4.532" calcext:value-type="float">
            <text:p>4.532</text:p>
          </table:table-cell>
          <table:table-cell office:value-type="float" office:value="421" calcext:value-type="float">
            <text:p>421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5.37" calcext:value-type="float">
            <text:p>5.37</text:p>
          </table:table-cell>
          <table:table-cell office:value-type="float" office:value="5.113" calcext:value-type="float">
            <text:p>5.113</text:p>
          </table:table-cell>
          <table:table-cell office:value-type="float" office:value="3441" calcext:value-type="float">
            <text:p>3441</text:p>
          </table:table-cell>
          <table:table-cell office:value-type="float" office:value="1057" calcext:value-type="float">
            <text:p>1057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4.73" calcext:value-type="float">
            <text:p>4.73</text:p>
          </table:table-cell>
          <table:table-cell office:value-type="float" office:value="4.503" calcext:value-type="float">
            <text:p>4.503</text:p>
          </table:table-cell>
          <table:table-cell office:value-type="float" office:value="421" calcext:value-type="float">
            <text:p>421</text:p>
          </table:table-cell>
          <table:table-cell office:value-type="float" office:value="41" calcext:value-type="float">
            <text:p>41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5.02" calcext:value-type="float">
            <text:p>5.02</text:p>
          </table:table-cell>
          <table:table-cell office:value-type="float" office:value="4.761" calcext:value-type="float">
            <text:p>4.761</text:p>
          </table:table-cell>
          <table:table-cell office:value-type="float" office:value="1924" calcext:value-type="float">
            <text:p>1924</text:p>
          </table:table-cell>
          <table:table-cell office:value-type="float" office:value="539" calcext:value-type="float">
            <text:p>539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4.72" calcext:value-type="float">
            <text:p>4.72</text:p>
          </table:table-cell>
          <table:table-cell office:value-type="float" office:value="4.487" calcext:value-type="float">
            <text:p>4.487</text:p>
          </table:table-cell>
          <table:table-cell office:value-type="float" office:value="421" calcext:value-type="float">
            <text:p>421</text:p>
          </table:table-cell>
          <table:table-cell office:value-type="float" office:value="41" calcext:value-type="float">
            <text:p>41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formula="of:=MIN([.$H35];[.$N35];[.$T35];[.$Z35];[.$AF35];[.$AL35];[.$AR35];[.$AX35];[.$BD35];[.$BJ35];[.$BP35];[.$BV35])" office:value-type="float" office:value="4.72" calcext:value-type="float">
            <text:p>4.72</text:p>
          </table:table-cell>
          <table:table-cell table:formula="of:=MIN([.$I35];[.$O35];[.$U35];[.$AA35];[.$AG35];[.$AM35];[.$AS35];[.$AY35];[.$BE35];[.$BK35];[.$BQ35];[.$BW35])" office:value-type="float" office:value="4.487" calcext:value-type="float">
            <text:p>4.487</text:p>
          </table:table-cell>
          <table:table-cell table:formula="of:=MIN([.$J35];[.$P35];[.$V35];[.$AB35];[.$AH35];[.$AN35];[.$AT35];[.$AZ35];[.$BF35];[.$BL35];[.$BR35];[.$BX35])" office:value-type="float" office:value="412" calcext:value-type="float">
            <text:p>412</text:p>
          </table:table-cell>
          <table:table-cell table:formula="of:=MIN([.$K35];[.$Q35];[.$W35];[.$AC35];[.$AI35];[.$AO35];[.$AU35];[.$BA35];[.$BG35];[.$BM35];[.$BS35];[.$BY35])" office:value-type="float" office:value="40" calcext:value-type="float">
            <text:p>40</text:p>
          </table:table-cell>
          <table:table-cell table:formula="of:=MIN([.$L35];[.$R35];[.$X35];[.$AD35];[.$AJ35];[.$AP35];[.$AV35];[.$BB35];[.$BH35];[.$BN35];[.$BT35];[.$BZ35])" office:value-type="float" office:value="119" calcext:value-type="float">
            <text:p>119</text:p>
          </table:table-cell>
          <table:table-cell table:formula="of:=MIN([.$M35];[.$S35];[.$Y35];[.$AE35];[.$AK35];[.$AQ35];[.$AW35];[.$BC35];[.$BI35];[.$BO35];[.$BU35];[.$CA35])" office:value-type="float" office:value="0" calcext:value-type="float">
            <text:p>0</text:p>
          </table:table-cell>
          <table:table-cell table:formula="of:=MEDIAN([.$H35];[.$N35];[.$T35];[.$Z35];[.$AF35];[.$AL35];[.$AR35];[.$AX35];[.$BD35];[.$BJ35];[.$BP35];[.$BV35])" office:value-type="float" office:value="4.97" calcext:value-type="float">
            <text:p>4.97</text:p>
          </table:table-cell>
          <table:table-cell table:formula="of:=MEDIAN([.$I35];[.$O35];[.$U35];[.$AA35];[.$AG35];[.$AM35];[.$AS35];[.$AY35];[.$BE35];[.$BK35];[.$BQ35];[.$BW35])" office:value-type="float" office:value="4.724" calcext:value-type="float">
            <text:p>4.724</text:p>
          </table:table-cell>
          <table:table-cell table:formula="of:=MEDIAN([.$J35];[.$P35];[.$V35];[.$AB35];[.$AH35];[.$AN35];[.$AT35];[.$AZ35];[.$BF35];[.$BL35];[.$BR35];[.$BX35])" office:value-type="float" office:value="1172.5" calcext:value-type="float">
            <text:p>1172.5</text:p>
          </table:table-cell>
          <table:table-cell table:formula="of:=MEDIAN([.$K35];[.$Q35];[.$W35];[.$AC35];[.$AI35];[.$AO35];[.$AU35];[.$BA35];[.$BG35];[.$BM35];[.$BS35];[.$BY35])" office:value-type="float" office:value="290" calcext:value-type="float">
            <text:p>290</text:p>
          </table:table-cell>
          <table:table-cell table:formula="of:=MEDIAN([.$L35];[.$R35];[.$X35];[.$AD35];[.$AJ35];[.$AP35];[.$AV35];[.$BB35];[.$BH35];[.$BN35];[.$BT35];[.$BZ35])" office:value-type="float" office:value="124" calcext:value-type="float">
            <text:p>124</text:p>
          </table:table-cell>
          <table:table-cell table:formula="of:=MEDIAN([.$M35];[.$S35];[.$Y35];[.$AE35];[.$AK35];[.$AQ35];[.$AW35];[.$BC35];[.$BI35];[.$BO35];[.$BU35];[.$CA35])" office:value-type="float" office:value="3" calcext:value-type="float">
            <text:p>3</text:p>
          </table:table-cell>
          <table:table-cell table:formula="of:=MAX([.$H35];[.$N35];[.$T35];[.$Z35];[.$AF35];[.$AL35];[.$AR35];[.$AX35];[.$BD35];[.$BJ35];[.$BP35];[.$BV35])" office:value-type="float" office:value="5.45" calcext:value-type="float">
            <text:p>5.45</text:p>
          </table:table-cell>
          <table:table-cell table:formula="of:=MAX([.$I35];[.$O35];[.$U35];[.$AA35];[.$AG35];[.$AM35];[.$AS35];[.$AY35];[.$BE35];[.$BK35];[.$BQ35];[.$BW35])" office:value-type="float" office:value="5.197" calcext:value-type="float">
            <text:p>5.197</text:p>
          </table:table-cell>
          <table:table-cell table:formula="of:=MAX([.$J35];[.$P35];[.$V35];[.$AB35];[.$AH35];[.$AN35];[.$AT35];[.$AZ35];[.$BF35];[.$BL35];[.$BR35];[.$BX35])" office:value-type="float" office:value="7324" calcext:value-type="float">
            <text:p>7324</text:p>
          </table:table-cell>
          <table:table-cell table:formula="of:=MAX([.$K35];[.$Q35];[.$W35];[.$AC35];[.$AI35];[.$AO35];[.$AU35];[.$BA35];[.$BG35];[.$BM35];[.$BS35];[.$BY35])" office:value-type="float" office:value="2770" calcext:value-type="float">
            <text:p>2770</text:p>
          </table:table-cell>
          <table:table-cell table:formula="of:=MAX([.$L35];[.$R35];[.$X35];[.$AD35];[.$AJ35];[.$AP35];[.$AV35];[.$BB35];[.$BH35];[.$BN35];[.$BT35];[.$BZ35])" office:value-type="float" office:value="125" calcext:value-type="float">
            <text:p>125</text:p>
          </table:table-cell>
          <table:table-cell table:formula="of:=MAX([.$M35];[.$S35];[.$Y35];[.$AE35];[.$AK35];[.$AQ35];[.$AW35];[.$BC35];[.$BI35];[.$BO35];[.$BU35];[.$CA3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5.lp</text:p>
          </table:table-cell>
          <table:table-cell office:value-type="float" office:value="5.58" calcext:value-type="float">
            <text:p>5.58</text:p>
          </table:table-cell>
          <table:table-cell office:value-type="float" office:value="4.891" calcext:value-type="float">
            <text:p>4.891</text:p>
          </table:table-cell>
          <table:table-cell office:value-type="float" office:value="17810" calcext:value-type="float">
            <text:p>17810</text:p>
          </table:table-cell>
          <table:table-cell office:value-type="float" office:value="10274" calcext:value-type="float">
            <text:p>1027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  <table:table-cell office:value-type="float" office:value="11.459" calcext:value-type="float">
            <text:p>11.459</text:p>
          </table:table-cell>
          <table:table-cell office:value-type="float" office:value="25350" calcext:value-type="float">
            <text:p>25350</text:p>
          </table:table-cell>
          <table:table-cell office:value-type="float" office:value="8471" calcext:value-type="float">
            <text:p>8471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9.89" calcext:value-type="float">
            <text:p>9.89</text:p>
          </table:table-cell>
          <table:table-cell office:value-type="float" office:value="9.481" calcext:value-type="float">
            <text:p>9.481</text:p>
          </table:table-cell>
          <table:table-cell office:value-type="float" office:value="3964" calcext:value-type="float">
            <text:p>3964</text:p>
          </table:table-cell>
          <table:table-cell office:value-type="float" office:value="875" calcext:value-type="float">
            <text:p>875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3.79" calcext:value-type="float">
            <text:p>23.79</text:p>
          </table:table-cell>
          <table:table-cell office:value-type="float" office:value="23.361" calcext:value-type="float">
            <text:p>23.361</text:p>
          </table:table-cell>
          <table:table-cell office:value-type="float" office:value="75886" calcext:value-type="float">
            <text:p>75886</text:p>
          </table:table-cell>
          <table:table-cell office:value-type="float" office:value="33808" calcext:value-type="float">
            <text:p>33808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office:value-type="float" office:value="10.24" calcext:value-type="float">
            <text:p>10.24</text:p>
          </table:table-cell>
          <table:table-cell office:value-type="float" office:value="9.754" calcext:value-type="float">
            <text:p>9.754</text:p>
          </table:table-cell>
          <table:table-cell office:value-type="float" office:value="3837" calcext:value-type="float">
            <text:p>3837</text:p>
          </table:table-cell>
          <table:table-cell office:value-type="float" office:value="817" calcext:value-type="float">
            <text:p>817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float" office:value="23.75" calcext:value-type="float">
            <text:p>23.75</text:p>
          </table:table-cell>
          <table:table-cell office:value-type="float" office:value="23.31" calcext:value-type="float">
            <text:p>23.31</text:p>
          </table:table-cell>
          <table:table-cell office:value-type="float" office:value="75886" calcext:value-type="float">
            <text:p>75886</text:p>
          </table:table-cell>
          <table:table-cell office:value-type="float" office:value="33808" calcext:value-type="float">
            <text:p>33808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office:value-type="float" office:value="10.02" calcext:value-type="float">
            <text:p>10.02</text:p>
          </table:table-cell>
          <table:table-cell office:value-type="float" office:value="9.616" calcext:value-type="float">
            <text:p>9.616</text:p>
          </table:table-cell>
          <table:table-cell office:value-type="float" office:value="3764" calcext:value-type="float">
            <text:p>3764</text:p>
          </table:table-cell>
          <table:table-cell office:value-type="float" office:value="812" calcext:value-type="float">
            <text:p>812</text:p>
          </table:table-cell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float" office:value="23.49" calcext:value-type="float">
            <text:p>23.49</text:p>
          </table:table-cell>
          <table:table-cell office:value-type="float" office:value="23.087" calcext:value-type="float">
            <text:p>23.087</text:p>
          </table:table-cell>
          <table:table-cell office:value-type="float" office:value="75886" calcext:value-type="float">
            <text:p>75886</text:p>
          </table:table-cell>
          <table:table-cell office:value-type="float" office:value="33808" calcext:value-type="float">
            <text:p>33808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office:value-type="float" office:value="9.64" calcext:value-type="float">
            <text:p>9.64</text:p>
          </table:table-cell>
          <table:table-cell office:value-type="float" office:value="9.223" calcext:value-type="float">
            <text:p>9.223</text:p>
          </table:table-cell>
          <table:table-cell office:value-type="float" office:value="3764" calcext:value-type="float">
            <text:p>3764</text:p>
          </table:table-cell>
          <table:table-cell office:value-type="float" office:value="812" calcext:value-type="float">
            <text:p>812</text:p>
          </table:table-cell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float" office:value="10.9" calcext:value-type="float">
            <text:p>10.9</text:p>
          </table:table-cell>
          <table:table-cell office:value-type="float" office:value="10.457" calcext:value-type="float">
            <text:p>10.457</text:p>
          </table:table-cell>
          <table:table-cell office:value-type="float" office:value="18934" calcext:value-type="float">
            <text:p>18934</text:p>
          </table:table-cell>
          <table:table-cell office:value-type="float" office:value="5916" calcext:value-type="float">
            <text:p>5916</text:p>
          </table:table-cell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office:value-type="float" office:value="10.17" calcext:value-type="float">
            <text:p>10.17</text:p>
          </table:table-cell>
          <table:table-cell office:value-type="float" office:value="9.75" calcext:value-type="float">
            <text:p>9.75</text:p>
          </table:table-cell>
          <table:table-cell office:value-type="float" office:value="3764" calcext:value-type="float">
            <text:p>3764</text:p>
          </table:table-cell>
          <table:table-cell office:value-type="float" office:value="812" calcext:value-type="float">
            <text:p>812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float" office:value="10.93" calcext:value-type="float">
            <text:p>10.93</text:p>
          </table:table-cell>
          <table:table-cell office:value-type="float" office:value="10.543" calcext:value-type="float">
            <text:p>10.543</text:p>
          </table:table-cell>
          <table:table-cell office:value-type="float" office:value="18934" calcext:value-type="float">
            <text:p>18934</text:p>
          </table:table-cell>
          <table:table-cell office:value-type="float" office:value="5916" calcext:value-type="float">
            <text:p>5916</text:p>
          </table:table-cell>
          <table:table-cell office:value-type="float" office:value="220" calcext:value-type="float">
            <text:p>220</text:p>
          </table:table-cell>
          <table:table-cell office:value-type="float" office:value="14" calcext:value-type="float">
            <text:p>14</text:p>
          </table:table-cell>
          <table:table-cell office:value-type="float" office:value="9.99" calcext:value-type="float">
            <text:p>9.99</text:p>
          </table:table-cell>
          <table:table-cell office:value-type="float" office:value="9.57" calcext:value-type="float">
            <text:p>9.57</text:p>
          </table:table-cell>
          <table:table-cell office:value-type="float" office:value="3764" calcext:value-type="float">
            <text:p>3764</text:p>
          </table:table-cell>
          <table:table-cell office:value-type="float" office:value="812" calcext:value-type="float">
            <text:p>812</text:p>
          </table:table-cell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table:formula="of:=MIN([.$H36];[.$N36];[.$T36];[.$Z36];[.$AF36];[.$AL36];[.$AR36];[.$AX36];[.$BD36];[.$BJ36];[.$BP36];[.$BV36])" office:value-type="float" office:value="9.64" calcext:value-type="float">
            <text:p>9.64</text:p>
          </table:table-cell>
          <table:table-cell table:formula="of:=MIN([.$I36];[.$O36];[.$U36];[.$AA36];[.$AG36];[.$AM36];[.$AS36];[.$AY36];[.$BE36];[.$BK36];[.$BQ36];[.$BW36])" office:value-type="float" office:value="9.223" calcext:value-type="float">
            <text:p>9.223</text:p>
          </table:table-cell>
          <table:table-cell table:formula="of:=MIN([.$J36];[.$P36];[.$V36];[.$AB36];[.$AH36];[.$AN36];[.$AT36];[.$AZ36];[.$BF36];[.$BL36];[.$BR36];[.$BX36])" office:value-type="float" office:value="3764" calcext:value-type="float">
            <text:p>3764</text:p>
          </table:table-cell>
          <table:table-cell table:formula="of:=MIN([.$K36];[.$Q36];[.$W36];[.$AC36];[.$AI36];[.$AO36];[.$AU36];[.$BA36];[.$BG36];[.$BM36];[.$BS36];[.$BY36])" office:value-type="float" office:value="812" calcext:value-type="float">
            <text:p>812</text:p>
          </table:table-cell>
          <table:table-cell table:formula="of:=MIN([.$L36];[.$R36];[.$X36];[.$AD36];[.$AJ36];[.$AP36];[.$AV36];[.$BB36];[.$BH36];[.$BN36];[.$BT36];[.$BZ36])" office:value-type="float" office:value="219" calcext:value-type="float">
            <text:p>219</text:p>
          </table:table-cell>
          <table:table-cell table:formula="of:=MIN([.$M36];[.$S36];[.$Y36];[.$AE36];[.$AK36];[.$AQ36];[.$AW36];[.$BC36];[.$BI36];[.$BO36];[.$BU36];[.$CA36])" office:value-type="float" office:value="0" calcext:value-type="float">
            <text:p>0</text:p>
          </table:table-cell>
          <table:table-cell table:formula="of:=MEDIAN([.$H36];[.$N36];[.$T36];[.$Z36];[.$AF36];[.$AL36];[.$AR36];[.$AX36];[.$BD36];[.$BJ36];[.$BP36];[.$BV36])" office:value-type="float" office:value="10.57" calcext:value-type="float">
            <text:p>10.57</text:p>
          </table:table-cell>
          <table:table-cell table:formula="of:=MEDIAN([.$I36];[.$O36];[.$U36];[.$AA36];[.$AG36];[.$AM36];[.$AS36];[.$AY36];[.$BE36];[.$BK36];[.$BQ36];[.$BW36])" office:value-type="float" office:value="10.1055" calcext:value-type="float">
            <text:p>10.1055</text:p>
          </table:table-cell>
          <table:table-cell table:formula="of:=MEDIAN([.$J36];[.$P36];[.$V36];[.$AB36];[.$AH36];[.$AN36];[.$AT36];[.$AZ36];[.$BF36];[.$BL36];[.$BR36];[.$BX36])" office:value-type="float" office:value="11449" calcext:value-type="float">
            <text:p>11449</text:p>
          </table:table-cell>
          <table:table-cell table:formula="of:=MEDIAN([.$K36];[.$Q36];[.$W36];[.$AC36];[.$AI36];[.$AO36];[.$AU36];[.$BA36];[.$BG36];[.$BM36];[.$BS36];[.$BY36])" office:value-type="float" office:value="3395.5" calcext:value-type="float">
            <text:p>3395.5</text:p>
          </table:table-cell>
          <table:table-cell table:formula="of:=MEDIAN([.$L36];[.$R36];[.$X36];[.$AD36];[.$AJ36];[.$AP36];[.$AV36];[.$BB36];[.$BH36];[.$BN36];[.$BT36];[.$BZ36])" office:value-type="float" office:value="221" calcext:value-type="float">
            <text:p>221</text:p>
          </table:table-cell>
          <table:table-cell table:formula="of:=MEDIAN([.$M36];[.$S36];[.$Y36];[.$AE36];[.$AK36];[.$AQ36];[.$AW36];[.$BC36];[.$BI36];[.$BO36];[.$BU36];[.$CA36])" office:value-type="float" office:value="9" calcext:value-type="float">
            <text:p>9</text:p>
          </table:table-cell>
          <table:table-cell table:formula="of:=MAX([.$H36];[.$N36];[.$T36];[.$Z36];[.$AF36];[.$AL36];[.$AR36];[.$AX36];[.$BD36];[.$BJ36];[.$BP36];[.$BV36])" office:value-type="float" office:value="23.79" calcext:value-type="float">
            <text:p>23.79</text:p>
          </table:table-cell>
          <table:table-cell table:formula="of:=MAX([.$I36];[.$O36];[.$U36];[.$AA36];[.$AG36];[.$AM36];[.$AS36];[.$AY36];[.$BE36];[.$BK36];[.$BQ36];[.$BW36])" office:value-type="float" office:value="23.361" calcext:value-type="float">
            <text:p>23.361</text:p>
          </table:table-cell>
          <table:table-cell table:formula="of:=MAX([.$J36];[.$P36];[.$V36];[.$AB36];[.$AH36];[.$AN36];[.$AT36];[.$AZ36];[.$BF36];[.$BL36];[.$BR36];[.$BX36])" office:value-type="float" office:value="75886" calcext:value-type="float">
            <text:p>75886</text:p>
          </table:table-cell>
          <table:table-cell table:formula="of:=MAX([.$K36];[.$Q36];[.$W36];[.$AC36];[.$AI36];[.$AO36];[.$AU36];[.$BA36];[.$BG36];[.$BM36];[.$BS36];[.$BY36])" office:value-type="float" office:value="33808" calcext:value-type="float">
            <text:p>33808</text:p>
          </table:table-cell>
          <table:table-cell table:formula="of:=MAX([.$L36];[.$R36];[.$X36];[.$AD36];[.$AJ36];[.$AP36];[.$AV36];[.$BB36];[.$BH36];[.$BN36];[.$BT36];[.$BZ36])" office:value-type="float" office:value="239" calcext:value-type="float">
            <text:p>239</text:p>
          </table:table-cell>
          <table:table-cell table:formula="of:=MAX([.$M36];[.$S36];[.$Y36];[.$AE36];[.$AK36];[.$AQ36];[.$AW36];[.$BC36];[.$BI36];[.$BO36];[.$BU36];[.$CA36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6.lp</text:p>
          </table:table-cell>
          <table:table-cell office:value-type="float" office:value="87.1" calcext:value-type="float">
            <text:p>87.1</text:p>
          </table:table-cell>
          <table:table-cell office:value-type="float" office:value="84.326" calcext:value-type="float">
            <text:p>84.326</text:p>
          </table:table-cell>
          <table:table-cell office:value-type="float" office:value="162018" calcext:value-type="float">
            <text:p>162018</text:p>
          </table:table-cell>
          <table:table-cell office:value-type="float" office:value="107795" calcext:value-type="float">
            <text:p>107795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479.35" calcext:value-type="float">
            <text:p>479.35</text:p>
          </table:table-cell>
          <table:table-cell office:value-type="float" office:value="477.783" calcext:value-type="float">
            <text:p>477.783</text:p>
          </table:table-cell>
          <table:table-cell office:value-type="float" office:value="1650307" calcext:value-type="float">
            <text:p>1650307</text:p>
          </table:table-cell>
          <table:table-cell office:value-type="float" office:value="673547" calcext:value-type="float">
            <text:p>673547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34135" calcext:value-type="float">
            <text:p>1534135</text:p>
          </table:table-cell>
          <table:table-cell office:value-type="float" office:value="615770" calcext:value-type="float">
            <text:p>615770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07.03" calcext:value-type="float">
            <text:p>307.03</text:p>
          </table:table-cell>
          <table:table-cell office:value-type="float" office:value="305.318" calcext:value-type="float">
            <text:p>305.318</text:p>
          </table:table-cell>
          <table:table-cell office:value-type="float" office:value="1143643" calcext:value-type="float">
            <text:p>1143643</text:p>
          </table:table-cell>
          <table:table-cell office:value-type="float" office:value="381477" calcext:value-type="float">
            <text:p>381477</text:p>
          </table:table-cell>
          <table:table-cell office:value-type="float" office:value="767" calcext:value-type="float">
            <text:p>767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315.78" calcext:value-type="float">
            <text:p>315.78</text:p>
          </table:table-cell>
          <table:table-cell office:value-type="float" office:value="314.215" calcext:value-type="float">
            <text:p>314.215</text:p>
          </table:table-cell>
          <table:table-cell office:value-type="float" office:value="928156" calcext:value-type="float">
            <text:p>928156</text:p>
          </table:table-cell>
          <table:table-cell office:value-type="float" office:value="387401" calcext:value-type="float">
            <text:p>387401</text:p>
          </table:table-cell>
          <table:table-cell office:value-type="float" office:value="766" calcext:value-type="float">
            <text:p>766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50522" calcext:value-type="float">
            <text:p>1450522</text:p>
          </table:table-cell>
          <table:table-cell office:value-type="float" office:value="590947" calcext:value-type="float">
            <text:p>590947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393.04" calcext:value-type="float">
            <text:p>393.04</text:p>
          </table:table-cell>
          <table:table-cell office:value-type="float" office:value="391.521" calcext:value-type="float">
            <text:p>391.521</text:p>
          </table:table-cell>
          <table:table-cell office:value-type="float" office:value="1235158" calcext:value-type="float">
            <text:p>1235158</text:p>
          </table:table-cell>
          <table:table-cell office:value-type="float" office:value="517458" calcext:value-type="float">
            <text:p>517458</text:p>
          </table:table-cell>
          <table:table-cell office:value-type="float" office:value="761" calcext:value-type="float">
            <text:p>761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62714" calcext:value-type="float">
            <text:p>1462714</text:p>
          </table:table-cell>
          <table:table-cell office:value-type="float" office:value="595475" calcext:value-type="float">
            <text:p>595475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887114" calcext:value-type="float">
            <text:p>8887114</text:p>
          </table:table-cell>
          <table:table-cell office:value-type="float" office:value="1106578" calcext:value-type="float">
            <text:p>1106578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44272" calcext:value-type="float">
            <text:p>1444272</text:p>
          </table:table-cell>
          <table:table-cell office:value-type="float" office:value="588435" calcext:value-type="float">
            <text:p>588435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628.83" calcext:value-type="float">
            <text:p>628.83</text:p>
          </table:table-cell>
          <table:table-cell office:value-type="float" office:value="627.418" calcext:value-type="float">
            <text:p>627.418</text:p>
          </table:table-cell>
          <table:table-cell office:value-type="float" office:value="2183165" calcext:value-type="float">
            <text:p>2183165</text:p>
          </table:table-cell>
          <table:table-cell office:value-type="float" office:value="951455" calcext:value-type="float">
            <text:p>951455</text:p>
          </table:table-cell>
          <table:table-cell office:value-type="float" office:value="761" calcext:value-type="float">
            <text:p>761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76013" calcext:value-type="float">
            <text:p>1476013</text:p>
          </table:table-cell>
          <table:table-cell office:value-type="float" office:value="599854" calcext:value-type="float">
            <text:p>599854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formula="of:=MIN([.$H37];[.$N37];[.$T37];[.$Z37];[.$AF37];[.$AL37];[.$AR37];[.$AX37];[.$BD37];[.$BJ37];[.$BP37];[.$BV37])" office:value-type="float" office:value="307.03" calcext:value-type="float">
            <text:p>307.03</text:p>
          </table:table-cell>
          <table:table-cell table:formula="of:=MIN([.$I37];[.$O37];[.$U37];[.$AA37];[.$AG37];[.$AM37];[.$AS37];[.$AY37];[.$BE37];[.$BK37];[.$BQ37];[.$BW37])" office:value-type="float" office:value="305.318" calcext:value-type="float">
            <text:p>305.318</text:p>
          </table:table-cell>
          <table:table-cell table:formula="of:=MIN([.$J37];[.$P37];[.$V37];[.$AB37];[.$AH37];[.$AN37];[.$AT37];[.$AZ37];[.$BF37];[.$BL37];[.$BR37];[.$BX37])" office:value-type="float" office:value="928156" calcext:value-type="float">
            <text:p>928156</text:p>
          </table:table-cell>
          <table:table-cell table:formula="of:=MIN([.$K37];[.$Q37];[.$W37];[.$AC37];[.$AI37];[.$AO37];[.$AU37];[.$BA37];[.$BG37];[.$BM37];[.$BS37];[.$BY37])" office:value-type="float" office:value="381477" calcext:value-type="float">
            <text:p>381477</text:p>
          </table:table-cell>
          <table:table-cell table:formula="of:=MIN([.$L37];[.$R37];[.$X37];[.$AD37];[.$AJ37];[.$AP37];[.$AV37];[.$BB37];[.$BH37];[.$BN37];[.$BT37];[.$BZ37])" office:value-type="float" office:value="761" calcext:value-type="float">
            <text:p>761</text:p>
          </table:table-cell>
          <table:table-cell table:formula="of:=MIN([.$M37];[.$S37];[.$Y37];[.$AE37];[.$AK37];[.$AQ37];[.$AW37];[.$BC37];[.$BI37];[.$BO37];[.$BU37];[.$CA37])" office:value-type="float" office:value="0" calcext:value-type="float">
            <text:p>0</text:p>
          </table:table-cell>
          <table:table-cell table:formula="of:=MEDIAN([.$H37];[.$N37];[.$T37];[.$Z37];[.$AF37];[.$AL37];[.$AR37];[.$AX37];[.$BD37];[.$BJ37];[.$BP37];[.$BV37])" office:value-type="float" office:value="900" calcext:value-type="float">
            <text:p>900</text:p>
          </table:table-cell>
          <table:table-cell table:formula="of:=MEDIAN([.$I37];[.$O37];[.$U37];[.$AA37];[.$AG37];[.$AM37];[.$AS37];[.$AY37];[.$BE37];[.$BK37];[.$BQ37];[.$BW37])" office:value-type="float" office:value="900" calcext:value-type="float">
            <text:p>900</text:p>
          </table:table-cell>
          <table:table-cell table:formula="of:=MEDIAN([.$J37];[.$P37];[.$V37];[.$AB37];[.$AH37];[.$AN37];[.$AT37];[.$AZ37];[.$BF37];[.$BL37];[.$BR37];[.$BX37])" office:value-type="float" office:value="1462714" calcext:value-type="float">
            <text:p>1462714</text:p>
          </table:table-cell>
          <table:table-cell table:formula="of:=MEDIAN([.$K37];[.$Q37];[.$W37];[.$AC37];[.$AI37];[.$AO37];[.$AU37];[.$BA37];[.$BG37];[.$BM37];[.$BS37];[.$BY37])" office:value-type="float" office:value="595475" calcext:value-type="float">
            <text:p>595475</text:p>
          </table:table-cell>
          <table:table-cell table:formula="of:=MEDIAN([.$L37];[.$R37];[.$X37];[.$AD37];[.$AJ37];[.$AP37];[.$AV37];[.$BB37];[.$BH37];[.$BN37];[.$BT37];[.$BZ37])" office:value-type="float" office:value="875.5" calcext:value-type="float">
            <text:p>875.5</text:p>
          </table:table-cell>
          <table:table-cell table:formula="of:=MEDIAN([.$M37];[.$S37];[.$Y37];[.$AE37];[.$AK37];[.$AQ37];[.$AW37];[.$BC37];[.$BI37];[.$BO37];[.$BU37];[.$CA37])" office:value-type="float" office:value="0" calcext:value-type="float">
            <text:p>0</text:p>
          </table:table-cell>
          <table:table-cell table:formula="of:=MAX([.$H37];[.$N37];[.$T37];[.$Z37];[.$AF37];[.$AL37];[.$AR37];[.$AX37];[.$BD37];[.$BJ37];[.$BP37];[.$BV37])" office:value-type="float" office:value="900" calcext:value-type="float">
            <text:p>900</text:p>
          </table:table-cell>
          <table:table-cell table:formula="of:=MAX([.$I37];[.$O37];[.$U37];[.$AA37];[.$AG37];[.$AM37];[.$AS37];[.$AY37];[.$BE37];[.$BK37];[.$BQ37];[.$BW37])" office:value-type="float" office:value="900" calcext:value-type="float">
            <text:p>900</text:p>
          </table:table-cell>
          <table:table-cell table:formula="of:=MAX([.$J37];[.$P37];[.$V37];[.$AB37];[.$AH37];[.$AN37];[.$AT37];[.$AZ37];[.$BF37];[.$BL37];[.$BR37];[.$BX37])" office:value-type="float" office:value="8887114" calcext:value-type="float">
            <text:p>8887114</text:p>
          </table:table-cell>
          <table:table-cell table:formula="of:=MAX([.$K37];[.$Q37];[.$W37];[.$AC37];[.$AI37];[.$AO37];[.$AU37];[.$BA37];[.$BG37];[.$BM37];[.$BS37];[.$BY37])" office:value-type="float" office:value="1106578" calcext:value-type="float">
            <text:p>1106578</text:p>
          </table:table-cell>
          <table:table-cell table:formula="of:=MAX([.$L37];[.$R37];[.$X37];[.$AD37];[.$AJ37];[.$AP37];[.$AV37];[.$BB37];[.$BH37];[.$BN37];[.$BT37];[.$BZ37])" office:value-type="float" office:value="986" calcext:value-type="float">
            <text:p>986</text:p>
          </table:table-cell>
          <table:table-cell table:formula="of:=MAX([.$M37];[.$S37];[.$Y37];[.$AE37];[.$AK37];[.$AQ37];[.$AW37];[.$BC37];[.$BI37];[.$BO37];[.$BU37];[.$CA3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7.lp</text:p>
          </table:table-cell>
          <table:table-cell office:value-type="float" office:value="0.9" calcext:value-type="float">
            <text:p>0.9</text:p>
          </table:table-cell>
          <table:table-cell office:value-type="float" office:value="0.646" calcext:value-type="float">
            <text:p>0.646</text:p>
          </table:table-cell>
          <table:table-cell office:value-type="float" office:value="265" calcext:value-type="float">
            <text:p>265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3.087" calcext:value-type="float">
            <text:p>3.087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3.038" calcext:value-type="float">
            <text:p>3.038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office:value-type="float" office:value="3.002" calcext:value-type="float">
            <text:p>3.002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office:value-type="float" office:value="3.075" calcext:value-type="float">
            <text:p>3.075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office:value-type="float" office:value="2.988" calcext:value-type="float">
            <text:p>2.988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2.975" calcext:value-type="float">
            <text:p>2.975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21" calcext:value-type="float">
            <text:p>3.21</text:p>
          </table:table-cell>
          <table:table-cell office:value-type="float" office:value="3.052" calcext:value-type="float">
            <text:p>3.052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2.954" calcext:value-type="float">
            <text:p>2.954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  <table:table-cell office:value-type="float" office:value="2.954" calcext:value-type="float">
            <text:p>2.954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office:value-type="float" office:value="2.996" calcext:value-type="float">
            <text:p>2.996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office:value-type="float" office:value="3.076" calcext:value-type="float">
            <text:p>3.076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3.051" calcext:value-type="float">
            <text:p>3.051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MIN([.$H38];[.$N38];[.$T38];[.$Z38];[.$AF38];[.$AL38];[.$AR38];[.$AX38];[.$BD38];[.$BJ38];[.$BP38];[.$BV38])" office:value-type="float" office:value="3.12" calcext:value-type="float">
            <text:p>3.12</text:p>
          </table:table-cell>
          <table:table-cell table:formula="of:=MIN([.$I38];[.$O38];[.$U38];[.$AA38];[.$AG38];[.$AM38];[.$AS38];[.$AY38];[.$BE38];[.$BK38];[.$BQ38];[.$BW38])" office:value-type="float" office:value="2.954" calcext:value-type="float">
            <text:p>2.954</text:p>
          </table:table-cell>
          <table:table-cell table:formula="of:=MIN([.$J38];[.$P38];[.$V38];[.$AB38];[.$AH38];[.$AN38];[.$AT38];[.$AZ38];[.$BF38];[.$BL38];[.$BR38];[.$BX38])" office:value-type="float" office:value="87" calcext:value-type="float">
            <text:p>87</text:p>
          </table:table-cell>
          <table:table-cell table:formula="of:=MIN([.$K38];[.$Q38];[.$W38];[.$AC38];[.$AI38];[.$AO38];[.$AU38];[.$BA38];[.$BG38];[.$BM38];[.$BS38];[.$BY38])" office:value-type="float" office:value="23" calcext:value-type="float">
            <text:p>23</text:p>
          </table:table-cell>
          <table:table-cell table:formula="of:=MIN([.$L38];[.$R38];[.$X38];[.$AD38];[.$AJ38];[.$AP38];[.$AV38];[.$BB38];[.$BH38];[.$BN38];[.$BT38];[.$BZ38])" office:value-type="float" office:value="83" calcext:value-type="float">
            <text:p>83</text:p>
          </table:table-cell>
          <table:table-cell table:formula="of:=MIN([.$M38];[.$S38];[.$Y38];[.$AE38];[.$AK38];[.$AQ38];[.$AW38];[.$BC38];[.$BI38];[.$BO38];[.$BU38];[.$CA38])" office:value-type="float" office:value="0" calcext:value-type="float">
            <text:p>0</text:p>
          </table:table-cell>
          <table:table-cell table:formula="of:=MEDIAN([.$H38];[.$N38];[.$T38];[.$Z38];[.$AF38];[.$AL38];[.$AR38];[.$AX38];[.$BD38];[.$BJ38];[.$BP38];[.$BV38])" office:value-type="float" office:value="3.205" calcext:value-type="float">
            <text:p>3.205</text:p>
          </table:table-cell>
          <table:table-cell table:formula="of:=MEDIAN([.$I38];[.$O38];[.$U38];[.$AA38];[.$AG38];[.$AM38];[.$AS38];[.$AY38];[.$BE38];[.$BK38];[.$BQ38];[.$BW38])" office:value-type="float" office:value="3.02" calcext:value-type="float">
            <text:p>3.02</text:p>
          </table:table-cell>
          <table:table-cell table:formula="of:=MEDIAN([.$J38];[.$P38];[.$V38];[.$AB38];[.$AH38];[.$AN38];[.$AT38];[.$AZ38];[.$BF38];[.$BL38];[.$BR38];[.$BX38])" office:value-type="float" office:value="209.5" calcext:value-type="float">
            <text:p>209.5</text:p>
          </table:table-cell>
          <table:table-cell table:formula="of:=MEDIAN([.$K38];[.$Q38];[.$W38];[.$AC38];[.$AI38];[.$AO38];[.$AU38];[.$BA38];[.$BG38];[.$BM38];[.$BS38];[.$BY38])" office:value-type="float" office:value="44.5" calcext:value-type="float">
            <text:p>44.5</text:p>
          </table:table-cell>
          <table:table-cell table:formula="of:=MEDIAN([.$L38];[.$R38];[.$X38];[.$AD38];[.$AJ38];[.$AP38];[.$AV38];[.$BB38];[.$BH38];[.$BN38];[.$BT38];[.$BZ38])" office:value-type="float" office:value="85" calcext:value-type="float">
            <text:p>85</text:p>
          </table:table-cell>
          <table:table-cell table:formula="of:=MEDIAN([.$M38];[.$S38];[.$Y38];[.$AE38];[.$AK38];[.$AQ38];[.$AW38];[.$BC38];[.$BI38];[.$BO38];[.$BU38];[.$CA38])" office:value-type="float" office:value="0" calcext:value-type="float">
            <text:p>0</text:p>
          </table:table-cell>
          <table:table-cell table:formula="of:=MAX([.$H38];[.$N38];[.$T38];[.$Z38];[.$AF38];[.$AL38];[.$AR38];[.$AX38];[.$BD38];[.$BJ38];[.$BP38];[.$BV38])" office:value-type="float" office:value="3.32" calcext:value-type="float">
            <text:p>3.32</text:p>
          </table:table-cell>
          <table:table-cell table:formula="of:=MAX([.$I38];[.$O38];[.$U38];[.$AA38];[.$AG38];[.$AM38];[.$AS38];[.$AY38];[.$BE38];[.$BK38];[.$BQ38];[.$BW38])" office:value-type="float" office:value="3.087" calcext:value-type="float">
            <text:p>3.087</text:p>
          </table:table-cell>
          <table:table-cell table:formula="of:=MAX([.$J38];[.$P38];[.$V38];[.$AB38];[.$AH38];[.$AN38];[.$AT38];[.$AZ38];[.$BF38];[.$BL38];[.$BR38];[.$BX38])" office:value-type="float" office:value="332" calcext:value-type="float">
            <text:p>332</text:p>
          </table:table-cell>
          <table:table-cell table:formula="of:=MAX([.$K38];[.$Q38];[.$W38];[.$AC38];[.$AI38];[.$AO38];[.$AU38];[.$BA38];[.$BG38];[.$BM38];[.$BS38];[.$BY38])" office:value-type="float" office:value="66" calcext:value-type="float">
            <text:p>66</text:p>
          </table:table-cell>
          <table:table-cell table:formula="of:=MAX([.$L38];[.$R38];[.$X38];[.$AD38];[.$AJ38];[.$AP38];[.$AV38];[.$BB38];[.$BH38];[.$BN38];[.$BT38];[.$BZ38])" office:value-type="float" office:value="87" calcext:value-type="float">
            <text:p>87</text:p>
          </table:table-cell>
          <table:table-cell table:formula="of:=MAX([.$M38];[.$S38];[.$Y38];[.$AE38];[.$AK38];[.$AQ38];[.$AW38];[.$BC38];[.$BI38];[.$BO38];[.$BU38];[.$CA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8.lp</text:p>
          </table:table-cell>
          <table:table-cell office:value-type="float" office:value="3.49" calcext:value-type="float">
            <text:p>3.49</text:p>
          </table:table-cell>
          <table:table-cell office:value-type="float" office:value="2.855" calcext:value-type="float">
            <text:p>2.855</text:p>
          </table:table-cell>
          <table:table-cell office:value-type="float" office:value="4822" calcext:value-type="float">
            <text:p>4822</text:p>
          </table:table-cell>
          <table:table-cell office:value-type="float" office:value="2589" calcext:value-type="float">
            <text:p>258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3.42" calcext:value-type="float">
            <text:p>13.42</text:p>
          </table:table-cell>
          <table:table-cell office:value-type="float" office:value="12.991" calcext:value-type="float">
            <text:p>12.991</text:p>
          </table:table-cell>
          <table:table-cell office:value-type="float" office:value="15325" calcext:value-type="float">
            <text:p>15325</text:p>
          </table:table-cell>
          <table:table-cell office:value-type="float" office:value="6025" calcext:value-type="float">
            <text:p>602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1.16" calcext:value-type="float">
            <text:p>11.16</text:p>
          </table:table-cell>
          <table:table-cell office:value-type="float" office:value="10.647" calcext:value-type="float">
            <text:p>10.647</text:p>
          </table:table-cell>
          <table:table-cell office:value-type="float" office:value="444" calcext:value-type="float">
            <text:p>444</text:p>
          </table:table-cell>
          <table:table-cell office:value-type="float" office:value="73" calcext:value-type="float">
            <text:p>7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12.948" calcext:value-type="float">
            <text:p>12.948</text:p>
          </table:table-cell>
          <table:table-cell office:value-type="float" office:value="13130" calcext:value-type="float">
            <text:p>13130</text:p>
          </table:table-cell>
          <table:table-cell office:value-type="float" office:value="5111" calcext:value-type="float">
            <text:p>5111</text:p>
          </table:table-cell>
          <table:table-cell office:value-type="float" office:value="258" calcext:value-type="float">
            <text:p>258</text:p>
          </table:table-cell>
          <table:table-cell office:value-type="float" office:value="40" calcext:value-type="float">
            <text:p>40</text:p>
          </table:table-cell>
          <table:table-cell office:value-type="float" office:value="11.45" calcext:value-type="float">
            <text:p>11.45</text:p>
          </table:table-cell>
          <table:table-cell office:value-type="float" office:value="11.049" calcext:value-type="float">
            <text:p>11.049</text:p>
          </table:table-cell>
          <table:table-cell office:value-type="float" office:value="443" calcext:value-type="float">
            <text:p>443</text:p>
          </table:table-cell>
          <table:table-cell office:value-type="float" office:value="73" calcext:value-type="float">
            <text:p>73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.583" calcext:value-type="float">
            <text:p>12.583</text:p>
          </table:table-cell>
          <table:table-cell office:value-type="float" office:value="13130" calcext:value-type="float">
            <text:p>13130</text:p>
          </table:table-cell>
          <table:table-cell office:value-type="float" office:value="5111" calcext:value-type="float">
            <text:p>5111</text:p>
          </table:table-cell>
          <table:table-cell office:value-type="float" office:value="255" calcext:value-type="float">
            <text:p>255</text:p>
          </table:table-cell>
          <table:table-cell office:value-type="float" office:value="40" calcext:value-type="float">
            <text:p>40</text:p>
          </table:table-cell>
          <table:table-cell office:value-type="float" office:value="11.86" calcext:value-type="float">
            <text:p>11.86</text:p>
          </table:table-cell>
          <table:table-cell office:value-type="float" office:value="11.435" calcext:value-type="float">
            <text:p>11.435</text:p>
          </table:table-cell>
          <table:table-cell office:value-type="float" office:value="443" calcext:value-type="float">
            <text:p>443</text:p>
          </table:table-cell>
          <table:table-cell office:value-type="float" office:value="73" calcext:value-type="float">
            <text:p>73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12.82" calcext:value-type="float">
            <text:p>12.82</text:p>
          </table:table-cell>
          <table:table-cell office:value-type="float" office:value="12.383" calcext:value-type="float">
            <text:p>12.383</text:p>
          </table:table-cell>
          <table:table-cell office:value-type="float" office:value="13130" calcext:value-type="float">
            <text:p>13130</text:p>
          </table:table-cell>
          <table:table-cell office:value-type="float" office:value="5111" calcext:value-type="float">
            <text:p>5111</text:p>
          </table:table-cell>
          <table:table-cell office:value-type="float" office:value="258" calcext:value-type="float">
            <text:p>258</text:p>
          </table:table-cell>
          <table:table-cell office:value-type="float" office:value="40" calcext:value-type="float">
            <text:p>40</text:p>
          </table:table-cell>
          <table:table-cell office:value-type="float" office:value="10.87" calcext:value-type="float">
            <text:p>10.87</text:p>
          </table:table-cell>
          <table:table-cell office:value-type="float" office:value="10.462" calcext:value-type="float">
            <text:p>10.462</text:p>
          </table:table-cell>
          <table:table-cell office:value-type="float" office:value="443" calcext:value-type="float">
            <text:p>443</text:p>
          </table:table-cell>
          <table:table-cell office:value-type="float" office:value="73" calcext:value-type="float">
            <text:p>73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12.11" calcext:value-type="float">
            <text:p>12.11</text:p>
          </table:table-cell>
          <table:table-cell office:value-type="float" office:value="11.688" calcext:value-type="float">
            <text:p>11.688</text:p>
          </table:table-cell>
          <table:table-cell office:value-type="float" office:value="8758" calcext:value-type="float">
            <text:p>8758</text:p>
          </table:table-cell>
          <table:table-cell office:value-type="float" office:value="3189" calcext:value-type="float">
            <text:p>3189</text:p>
          </table:table-cell>
          <table:table-cell office:value-type="float" office:value="253" calcext:value-type="float">
            <text:p>253</text:p>
          </table:table-cell>
          <table:table-cell office:value-type="float" office:value="34" calcext:value-type="float">
            <text:p>34</text:p>
          </table:table-cell>
          <table:table-cell office:value-type="float" office:value="10.89" calcext:value-type="float">
            <text:p>10.89</text:p>
          </table:table-cell>
          <table:table-cell office:value-type="float" office:value="10.379" calcext:value-type="float">
            <text:p>10.379</text:p>
          </table:table-cell>
          <table:table-cell office:value-type="float" office:value="443" calcext:value-type="float">
            <text:p>443</text:p>
          </table:table-cell>
          <table:table-cell office:value-type="float" office:value="73" calcext:value-type="float">
            <text:p>7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12.89" calcext:value-type="float">
            <text:p>12.89</text:p>
          </table:table-cell>
          <table:table-cell office:value-type="float" office:value="12.488" calcext:value-type="float">
            <text:p>12.488</text:p>
          </table:table-cell>
          <table:table-cell office:value-type="float" office:value="13130" calcext:value-type="float">
            <text:p>13130</text:p>
          </table:table-cell>
          <table:table-cell office:value-type="float" office:value="5111" calcext:value-type="float">
            <text:p>5111</text:p>
          </table:table-cell>
          <table:table-cell office:value-type="float" office:value="257" calcext:value-type="float">
            <text:p>257</text:p>
          </table:table-cell>
          <table:table-cell office:value-type="float" office:value="40" calcext:value-type="float">
            <text:p>40</text:p>
          </table:table-cell>
          <table:table-cell office:value-type="float" office:value="10.89" calcext:value-type="float">
            <text:p>10.89</text:p>
          </table:table-cell>
          <table:table-cell office:value-type="float" office:value="10.489" calcext:value-type="float">
            <text:p>10.489</text:p>
          </table:table-cell>
          <table:table-cell office:value-type="float" office:value="443" calcext:value-type="float">
            <text:p>443</text:p>
          </table:table-cell>
          <table:table-cell office:value-type="float" office:value="73" calcext:value-type="float">
            <text:p>73</text:p>
          </table:table-cell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table:formula="of:=MIN([.$H39];[.$N39];[.$T39];[.$Z39];[.$AF39];[.$AL39];[.$AR39];[.$AX39];[.$BD39];[.$BJ39];[.$BP39];[.$BV39])" office:value-type="float" office:value="10.87" calcext:value-type="float">
            <text:p>10.87</text:p>
          </table:table-cell>
          <table:table-cell table:formula="of:=MIN([.$I39];[.$O39];[.$U39];[.$AA39];[.$AG39];[.$AM39];[.$AS39];[.$AY39];[.$BE39];[.$BK39];[.$BQ39];[.$BW39])" office:value-type="float" office:value="10.379" calcext:value-type="float">
            <text:p>10.379</text:p>
          </table:table-cell>
          <table:table-cell table:formula="of:=MIN([.$J39];[.$P39];[.$V39];[.$AB39];[.$AH39];[.$AN39];[.$AT39];[.$AZ39];[.$BF39];[.$BL39];[.$BR39];[.$BX39])" office:value-type="float" office:value="443" calcext:value-type="float">
            <text:p>443</text:p>
          </table:table-cell>
          <table:table-cell table:formula="of:=MIN([.$K39];[.$Q39];[.$W39];[.$AC39];[.$AI39];[.$AO39];[.$AU39];[.$BA39];[.$BG39];[.$BM39];[.$BS39];[.$BY39])" office:value-type="float" office:value="73" calcext:value-type="float">
            <text:p>73</text:p>
          </table:table-cell>
          <table:table-cell table:formula="of:=MIN([.$L39];[.$R39];[.$X39];[.$AD39];[.$AJ39];[.$AP39];[.$AV39];[.$BB39];[.$BH39];[.$BN39];[.$BT39];[.$BZ39])" office:value-type="float" office:value="248" calcext:value-type="float">
            <text:p>248</text:p>
          </table:table-cell>
          <table:table-cell table:formula="of:=MIN([.$M39];[.$S39];[.$Y39];[.$AE39];[.$AK39];[.$AQ39];[.$AW39];[.$BC39];[.$BI39];[.$BO39];[.$BU39];[.$CA39])" office:value-type="float" office:value="0" calcext:value-type="float">
            <text:p>0</text:p>
          </table:table-cell>
          <table:table-cell table:formula="of:=MEDIAN([.$H39];[.$N39];[.$T39];[.$Z39];[.$AF39];[.$AL39];[.$AR39];[.$AX39];[.$BD39];[.$BJ39];[.$BP39];[.$BV39])" office:value-type="float" office:value="11.985" calcext:value-type="float">
            <text:p>11.985</text:p>
          </table:table-cell>
          <table:table-cell table:formula="of:=MEDIAN([.$I39];[.$O39];[.$U39];[.$AA39];[.$AG39];[.$AM39];[.$AS39];[.$AY39];[.$BE39];[.$BK39];[.$BQ39];[.$BW39])" office:value-type="float" office:value="11.5615" calcext:value-type="float">
            <text:p>11.5615</text:p>
          </table:table-cell>
          <table:table-cell table:formula="of:=MEDIAN([.$J39];[.$P39];[.$V39];[.$AB39];[.$AH39];[.$AN39];[.$AT39];[.$AZ39];[.$BF39];[.$BL39];[.$BR39];[.$BX39])" office:value-type="float" office:value="4601" calcext:value-type="float">
            <text:p>4601</text:p>
          </table:table-cell>
          <table:table-cell table:formula="of:=MEDIAN([.$K39];[.$Q39];[.$W39];[.$AC39];[.$AI39];[.$AO39];[.$AU39];[.$BA39];[.$BG39];[.$BM39];[.$BS39];[.$BY39])" office:value-type="float" office:value="1631" calcext:value-type="float">
            <text:p>1631</text:p>
          </table:table-cell>
          <table:table-cell table:formula="of:=MEDIAN([.$L39];[.$R39];[.$X39];[.$AD39];[.$AJ39];[.$AP39];[.$AV39];[.$BB39];[.$BH39];[.$BN39];[.$BT39];[.$BZ39])" office:value-type="float" office:value="255" calcext:value-type="float">
            <text:p>255</text:p>
          </table:table-cell>
          <table:table-cell table:formula="of:=MEDIAN([.$M39];[.$S39];[.$Y39];[.$AE39];[.$AK39];[.$AQ39];[.$AW39];[.$BC39];[.$BI39];[.$BO39];[.$BU39];[.$CA39])" office:value-type="float" office:value="6" calcext:value-type="float">
            <text:p>6</text:p>
          </table:table-cell>
          <table:table-cell table:formula="of:=MAX([.$H39];[.$N39];[.$T39];[.$Z39];[.$AF39];[.$AL39];[.$AR39];[.$AX39];[.$BD39];[.$BJ39];[.$BP39];[.$BV39])" office:value-type="float" office:value="13.42" calcext:value-type="float">
            <text:p>13.42</text:p>
          </table:table-cell>
          <table:table-cell table:formula="of:=MAX([.$I39];[.$O39];[.$U39];[.$AA39];[.$AG39];[.$AM39];[.$AS39];[.$AY39];[.$BE39];[.$BK39];[.$BQ39];[.$BW39])" office:value-type="float" office:value="12.991" calcext:value-type="float">
            <text:p>12.991</text:p>
          </table:table-cell>
          <table:table-cell table:formula="of:=MAX([.$J39];[.$P39];[.$V39];[.$AB39];[.$AH39];[.$AN39];[.$AT39];[.$AZ39];[.$BF39];[.$BL39];[.$BR39];[.$BX39])" office:value-type="float" office:value="15325" calcext:value-type="float">
            <text:p>15325</text:p>
          </table:table-cell>
          <table:table-cell table:formula="of:=MAX([.$K39];[.$Q39];[.$W39];[.$AC39];[.$AI39];[.$AO39];[.$AU39];[.$BA39];[.$BG39];[.$BM39];[.$BS39];[.$BY39])" office:value-type="float" office:value="6025" calcext:value-type="float">
            <text:p>6025</text:p>
          </table:table-cell>
          <table:table-cell table:formula="of:=MAX([.$L39];[.$R39];[.$X39];[.$AD39];[.$AJ39];[.$AP39];[.$AV39];[.$BB39];[.$BH39];[.$BN39];[.$BT39];[.$BZ39])" office:value-type="float" office:value="258" calcext:value-type="float">
            <text:p>258</text:p>
          </table:table-cell>
          <table:table-cell table:formula="of:=MAX([.$M39];[.$S39];[.$Y39];[.$AE39];[.$AK39];[.$AQ39];[.$AW39];[.$BC39];[.$BI39];[.$BO39];[.$BU39];[.$CA39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9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72900" calcext:value-type="float">
            <text:p>1072900</text:p>
          </table:table-cell>
          <table:table-cell office:value-type="float" office:value="768359" calcext:value-type="float">
            <text:p>768359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57055" calcext:value-type="float">
            <text:p>3157055</text:p>
          </table:table-cell>
          <table:table-cell office:value-type="float" office:value="1246231" calcext:value-type="float">
            <text:p>1246231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70123" calcext:value-type="float">
            <text:p>1670123</text:p>
          </table:table-cell>
          <table:table-cell office:value-type="float" office:value="550604" calcext:value-type="float">
            <text:p>550604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59950" calcext:value-type="float">
            <text:p>3159950</text:p>
          </table:table-cell>
          <table:table-cell office:value-type="float" office:value="1199029" calcext:value-type="float">
            <text:p>1199029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95467" calcext:value-type="float">
            <text:p>1895467</text:p>
          </table:table-cell>
          <table:table-cell office:value-type="float" office:value="629462" calcext:value-type="float">
            <text:p>629462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91160" calcext:value-type="float">
            <text:p>2791160</text:p>
          </table:table-cell>
          <table:table-cell office:value-type="float" office:value="1107243" calcext:value-type="float">
            <text:p>1107243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94550" calcext:value-type="float">
            <text:p>1694550</text:p>
          </table:table-cell>
          <table:table-cell office:value-type="float" office:value="563514" calcext:value-type="float">
            <text:p>563514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567.3" calcext:value-type="float">
            <text:p>567.3</text:p>
          </table:table-cell>
          <table:table-cell office:value-type="float" office:value="565.858" calcext:value-type="float">
            <text:p>565.858</text:p>
          </table:table-cell>
          <table:table-cell office:value-type="float" office:value="1927377" calcext:value-type="float">
            <text:p>1927377</text:p>
          </table:table-cell>
          <table:table-cell office:value-type="float" office:value="738243" calcext:value-type="float">
            <text:p>738243</text:p>
          </table:table-cell>
          <table:table-cell office:value-type="float" office:value="834" calcext:value-type="float">
            <text:p>83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60969" calcext:value-type="float">
            <text:p>1760969</text:p>
          </table:table-cell>
          <table:table-cell office:value-type="float" office:value="584272" calcext:value-type="float">
            <text:p>584272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041528" calcext:value-type="float">
            <text:p>3041528</text:p>
          </table:table-cell>
          <table:table-cell office:value-type="float" office:value="1214164" calcext:value-type="float">
            <text:p>1214164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17238" calcext:value-type="float">
            <text:p>1717238</text:p>
          </table:table-cell>
          <table:table-cell office:value-type="float" office:value="570168" calcext:value-type="float">
            <text:p>570168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float" office:value="555.16" calcext:value-type="float">
            <text:p>555.16</text:p>
          </table:table-cell>
          <table:table-cell office:value-type="float" office:value="553.534" calcext:value-type="float">
            <text:p>553.534</text:p>
          </table:table-cell>
          <table:table-cell office:value-type="float" office:value="1857371" calcext:value-type="float">
            <text:p>1857371</text:p>
          </table:table-cell>
          <table:table-cell office:value-type="float" office:value="701507" calcext:value-type="float">
            <text:p>701507</text:p>
          </table:table-cell>
          <table:table-cell office:value-type="float" office:value="815" calcext:value-type="float">
            <text:p>815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66850" calcext:value-type="float">
            <text:p>1766850</text:p>
          </table:table-cell>
          <table:table-cell office:value-type="float" office:value="587416" calcext:value-type="float">
            <text:p>587416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MIN([.$H40];[.$N40];[.$T40];[.$Z40];[.$AF40];[.$AL40];[.$AR40];[.$AX40];[.$BD40];[.$BJ40];[.$BP40];[.$BV40])" office:value-type="float" office:value="555.16" calcext:value-type="float">
            <text:p>555.16</text:p>
          </table:table-cell>
          <table:table-cell table:formula="of:=MIN([.$I40];[.$O40];[.$U40];[.$AA40];[.$AG40];[.$AM40];[.$AS40];[.$AY40];[.$BE40];[.$BK40];[.$BQ40];[.$BW40])" office:value-type="float" office:value="553.534" calcext:value-type="float">
            <text:p>553.534</text:p>
          </table:table-cell>
          <table:table-cell table:formula="of:=MIN([.$J40];[.$P40];[.$V40];[.$AB40];[.$AH40];[.$AN40];[.$AT40];[.$AZ40];[.$BF40];[.$BL40];[.$BR40];[.$BX40])" office:value-type="float" office:value="1670123" calcext:value-type="float">
            <text:p>1670123</text:p>
          </table:table-cell>
          <table:table-cell table:formula="of:=MIN([.$K40];[.$Q40];[.$W40];[.$AC40];[.$AI40];[.$AO40];[.$AU40];[.$BA40];[.$BG40];[.$BM40];[.$BS40];[.$BY40])" office:value-type="float" office:value="550604" calcext:value-type="float">
            <text:p>550604</text:p>
          </table:table-cell>
          <table:table-cell table:formula="of:=MIN([.$L40];[.$R40];[.$X40];[.$AD40];[.$AJ40];[.$AP40];[.$AV40];[.$BB40];[.$BH40];[.$BN40];[.$BT40];[.$BZ40])" office:value-type="float" office:value="815" calcext:value-type="float">
            <text:p>815</text:p>
          </table:table-cell>
          <table:table-cell table:formula="of:=MIN([.$M40];[.$S40];[.$Y40];[.$AE40];[.$AK40];[.$AQ40];[.$AW40];[.$BC40];[.$BI40];[.$BO40];[.$BU40];[.$CA40])" office:value-type="float" office:value="0" calcext:value-type="float">
            <text:p>0</text:p>
          </table:table-cell>
          <table:table-cell table:formula="of:=MEDIAN([.$H40];[.$N40];[.$T40];[.$Z40];[.$AF40];[.$AL40];[.$AR40];[.$AX40];[.$BD40];[.$BJ40];[.$BP40];[.$BV40])" office:value-type="float" office:value="900" calcext:value-type="float">
            <text:p>900</text:p>
          </table:table-cell>
          <table:table-cell table:formula="of:=MEDIAN([.$I40];[.$O40];[.$U40];[.$AA40];[.$AG40];[.$AM40];[.$AS40];[.$AY40];[.$BE40];[.$BK40];[.$BQ40];[.$BW40])" office:value-type="float" office:value="900" calcext:value-type="float">
            <text:p>900</text:p>
          </table:table-cell>
          <table:table-cell table:formula="of:=MEDIAN([.$J40];[.$P40];[.$V40];[.$AB40];[.$AH40];[.$AN40];[.$AT40];[.$AZ40];[.$BF40];[.$BL40];[.$BR40];[.$BX40])" office:value-type="float" office:value="1876419" calcext:value-type="float">
            <text:p>1876419</text:p>
          </table:table-cell>
          <table:table-cell table:formula="of:=MEDIAN([.$K40];[.$Q40];[.$W40];[.$AC40];[.$AI40];[.$AO40];[.$AU40];[.$BA40];[.$BG40];[.$BM40];[.$BS40];[.$BY40])" office:value-type="float" office:value="665484.5" calcext:value-type="float">
            <text:p>665484.5</text:p>
          </table:table-cell>
          <table:table-cell table:formula="of:=MEDIAN([.$L40];[.$R40];[.$X40];[.$AD40];[.$AJ40];[.$AP40];[.$AV40];[.$BB40];[.$BH40];[.$BN40];[.$BT40];[.$BZ40])" office:value-type="float" office:value="904" calcext:value-type="float">
            <text:p>904</text:p>
          </table:table-cell>
          <table:table-cell table:formula="of:=MEDIAN([.$M40];[.$S40];[.$Y40];[.$AE40];[.$AK40];[.$AQ40];[.$AW40];[.$BC40];[.$BI40];[.$BO40];[.$BU40];[.$CA40])" office:value-type="float" office:value="0" calcext:value-type="float">
            <text:p>0</text:p>
          </table:table-cell>
          <table:table-cell table:formula="of:=MAX([.$H40];[.$N40];[.$T40];[.$Z40];[.$AF40];[.$AL40];[.$AR40];[.$AX40];[.$BD40];[.$BJ40];[.$BP40];[.$BV40])" office:value-type="float" office:value="900" calcext:value-type="float">
            <text:p>900</text:p>
          </table:table-cell>
          <table:table-cell table:formula="of:=MAX([.$I40];[.$O40];[.$U40];[.$AA40];[.$AG40];[.$AM40];[.$AS40];[.$AY40];[.$BE40];[.$BK40];[.$BQ40];[.$BW40])" office:value-type="float" office:value="900" calcext:value-type="float">
            <text:p>900</text:p>
          </table:table-cell>
          <table:table-cell table:formula="of:=MAX([.$J40];[.$P40];[.$V40];[.$AB40];[.$AH40];[.$AN40];[.$AT40];[.$AZ40];[.$BF40];[.$BL40];[.$BR40];[.$BX40])" office:value-type="float" office:value="3159950" calcext:value-type="float">
            <text:p>3159950</text:p>
          </table:table-cell>
          <table:table-cell table:formula="of:=MAX([.$K40];[.$Q40];[.$W40];[.$AC40];[.$AI40];[.$AO40];[.$AU40];[.$BA40];[.$BG40];[.$BM40];[.$BS40];[.$BY40])" office:value-type="float" office:value="1246231" calcext:value-type="float">
            <text:p>1246231</text:p>
          </table:table-cell>
          <table:table-cell table:formula="of:=MAX([.$L40];[.$R40];[.$X40];[.$AD40];[.$AJ40];[.$AP40];[.$AV40];[.$BB40];[.$BH40];[.$BN40];[.$BT40];[.$BZ40])" office:value-type="float" office:value="1016" calcext:value-type="float">
            <text:p>1016</text:p>
          </table:table-cell>
          <table:table-cell table:formula="of:=MAX([.$M40];[.$S40];[.$Y40];[.$AE40];[.$AK40];[.$AQ40];[.$AW40];[.$BC40];[.$BI40];[.$BO40];[.$BU40];[.$CA40])"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11.lp</text:p>
          </table:table-cell>
          <table:table-cell office:value-type="float" office:value="0.63" calcext:value-type="float">
            <text:p>0.63</text:p>
          </table:table-cell>
          <table:table-cell office:value-type="float" office:value="0.491" calcext:value-type="float">
            <text:p>0.491</text:p>
          </table:table-cell>
          <table:table-cell office:value-type="float" office:value="445" calcext:value-type="float">
            <text:p>445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.21" calcext:value-type="float">
            <text:p>3.21</text:p>
          </table:table-cell>
          <table:table-cell office:value-type="float" office:value="2.942" calcext:value-type="float">
            <text:p>2.942</text:p>
          </table:table-cell>
          <table:table-cell office:value-type="float" office:value="299" calcext:value-type="float">
            <text:p>299</text:p>
          </table:table-cell>
          <table:table-cell office:value-type="float" office:value="142" calcext:value-type="float">
            <text:p>14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  <table:table-cell office:value-type="float" office:value="2.984" calcext:value-type="float">
            <text:p>2.984</text:p>
          </table:table-cell>
          <table:table-cell office:value-type="float" office:value="2019" calcext:value-type="float">
            <text:p>2019</text:p>
          </table:table-cell>
          <table:table-cell office:value-type="float" office:value="663" calcext:value-type="float">
            <text:p>66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2.824" calcext:value-type="float">
            <text:p>2.824</text:p>
          </table:table-cell>
          <table:table-cell office:value-type="float" office:value="299" calcext:value-type="float">
            <text:p>299</text:p>
          </table:table-cell>
          <table:table-cell office:value-type="float" office:value="142" calcext:value-type="float">
            <text:p>14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2.935" calcext:value-type="float">
            <text:p>2.935</text:p>
          </table:table-cell>
          <table:table-cell office:value-type="float" office:value="2019" calcext:value-type="float">
            <text:p>2019</text:p>
          </table:table-cell>
          <table:table-cell office:value-type="float" office:value="663" calcext:value-type="float">
            <text:p>66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2.825" calcext:value-type="float">
            <text:p>2.825</text:p>
          </table:table-cell>
          <table:table-cell office:value-type="float" office:value="299" calcext:value-type="float">
            <text:p>299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2.911" calcext:value-type="float">
            <text:p>2.911</text:p>
          </table:table-cell>
          <table:table-cell office:value-type="float" office:value="2019" calcext:value-type="float">
            <text:p>2019</text:p>
          </table:table-cell>
          <table:table-cell office:value-type="float" office:value="663" calcext:value-type="float">
            <text:p>66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office:value-type="float" office:value="2.829" calcext:value-type="float">
            <text:p>2.829</text:p>
          </table:table-cell>
          <table:table-cell office:value-type="float" office:value="299" calcext:value-type="float">
            <text:p>299</text:p>
          </table:table-cell>
          <table:table-cell office:value-type="float" office:value="142" calcext:value-type="float">
            <text:p>14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2.939" calcext:value-type="float">
            <text:p>2.939</text:p>
          </table:table-cell>
          <table:table-cell office:value-type="float" office:value="2019" calcext:value-type="float">
            <text:p>2019</text:p>
          </table:table-cell>
          <table:table-cell office:value-type="float" office:value="663" calcext:value-type="float">
            <text:p>66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2.872" calcext:value-type="float">
            <text:p>2.872</text:p>
          </table:table-cell>
          <table:table-cell office:value-type="float" office:value="299" calcext:value-type="float">
            <text:p>299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2.895" calcext:value-type="float">
            <text:p>2.895</text:p>
          </table:table-cell>
          <table:table-cell office:value-type="float" office:value="2019" calcext:value-type="float">
            <text:p>2019</text:p>
          </table:table-cell>
          <table:table-cell office:value-type="float" office:value="663" calcext:value-type="float">
            <text:p>66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office:value-type="float" office:value="2.819" calcext:value-type="float">
            <text:p>2.819</text:p>
          </table:table-cell>
          <table:table-cell office:value-type="float" office:value="299" calcext:value-type="float">
            <text:p>299</text:p>
          </table:table-cell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office:value-type="float" office:value="2.999" calcext:value-type="float">
            <text:p>2.999</text:p>
          </table:table-cell>
          <table:table-cell office:value-type="float" office:value="2019" calcext:value-type="float">
            <text:p>2019</text:p>
          </table:table-cell>
          <table:table-cell office:value-type="float" office:value="663" calcext:value-type="float">
            <text:p>66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MIN([.$H41];[.$N41];[.$T41];[.$Z41];[.$AF41];[.$AL41];[.$AR41];[.$AX41];[.$BD41];[.$BJ41];[.$BP41];[.$BV41])" office:value-type="float" office:value="2.97" calcext:value-type="float">
            <text:p>2.97</text:p>
          </table:table-cell>
          <table:table-cell table:formula="of:=MIN([.$I41];[.$O41];[.$U41];[.$AA41];[.$AG41];[.$AM41];[.$AS41];[.$AY41];[.$BE41];[.$BK41];[.$BQ41];[.$BW41])" office:value-type="float" office:value="2.819" calcext:value-type="float">
            <text:p>2.819</text:p>
          </table:table-cell>
          <table:table-cell table:formula="of:=MIN([.$J41];[.$P41];[.$V41];[.$AB41];[.$AH41];[.$AN41];[.$AT41];[.$AZ41];[.$BF41];[.$BL41];[.$BR41];[.$BX41])" office:value-type="float" office:value="299" calcext:value-type="float">
            <text:p>299</text:p>
          </table:table-cell>
          <table:table-cell table:formula="of:=MIN([.$K41];[.$Q41];[.$W41];[.$AC41];[.$AI41];[.$AO41];[.$AU41];[.$BA41];[.$BG41];[.$BM41];[.$BS41];[.$BY41])" office:value-type="float" office:value="142" calcext:value-type="float">
            <text:p>142</text:p>
          </table:table-cell>
          <table:table-cell table:formula="of:=MIN([.$L41];[.$R41];[.$X41];[.$AD41];[.$AJ41];[.$AP41];[.$AV41];[.$BB41];[.$BH41];[.$BN41];[.$BT41];[.$BZ41])" office:value-type="float" office:value="71" calcext:value-type="float">
            <text:p>71</text:p>
          </table:table-cell>
          <table:table-cell table:formula="of:=MIN([.$M41];[.$S41];[.$Y41];[.$AE41];[.$AK41];[.$AQ41];[.$AW41];[.$BC41];[.$BI41];[.$BO41];[.$BU41];[.$CA41])" office:value-type="float" office:value="0" calcext:value-type="float">
            <text:p>0</text:p>
          </table:table-cell>
          <table:table-cell table:formula="of:=MEDIAN([.$H41];[.$N41];[.$T41];[.$Z41];[.$AF41];[.$AL41];[.$AR41];[.$AX41];[.$BD41];[.$BJ41];[.$BP41];[.$BV41])" office:value-type="float" office:value="3.055" calcext:value-type="float">
            <text:p>3.055</text:p>
          </table:table-cell>
          <table:table-cell table:formula="of:=MEDIAN([.$I41];[.$O41];[.$U41];[.$AA41];[.$AG41];[.$AM41];[.$AS41];[.$AY41];[.$BE41];[.$BK41];[.$BQ41];[.$BW41])" office:value-type="float" office:value="2.903" calcext:value-type="float">
            <text:p>2.903</text:p>
          </table:table-cell>
          <table:table-cell table:formula="of:=MEDIAN([.$J41];[.$P41];[.$V41];[.$AB41];[.$AH41];[.$AN41];[.$AT41];[.$AZ41];[.$BF41];[.$BL41];[.$BR41];[.$BX41])" office:value-type="float" office:value="1159" calcext:value-type="float">
            <text:p>1159</text:p>
          </table:table-cell>
          <table:table-cell table:formula="of:=MEDIAN([.$K41];[.$Q41];[.$W41];[.$AC41];[.$AI41];[.$AO41];[.$AU41];[.$BA41];[.$BG41];[.$BM41];[.$BS41];[.$BY41])" office:value-type="float" office:value="402.5" calcext:value-type="float">
            <text:p>402.5</text:p>
          </table:table-cell>
          <table:table-cell table:formula="of:=MEDIAN([.$L41];[.$R41];[.$X41];[.$AD41];[.$AJ41];[.$AP41];[.$AV41];[.$BB41];[.$BH41];[.$BN41];[.$BT41];[.$BZ41])" office:value-type="float" office:value="76" calcext:value-type="float">
            <text:p>76</text:p>
          </table:table-cell>
          <table:table-cell table:formula="of:=MEDIAN([.$M41];[.$S41];[.$Y41];[.$AE41];[.$AK41];[.$AQ41];[.$AW41];[.$BC41];[.$BI41];[.$BO41];[.$BU41];[.$CA41])" office:value-type="float" office:value="0" calcext:value-type="float">
            <text:p>0</text:p>
          </table:table-cell>
          <table:table-cell table:formula="of:=MAX([.$H41];[.$N41];[.$T41];[.$Z41];[.$AF41];[.$AL41];[.$AR41];[.$AX41];[.$BD41];[.$BJ41];[.$BP41];[.$BV41])" office:value-type="float" office:value="3.21" calcext:value-type="float">
            <text:p>3.21</text:p>
          </table:table-cell>
          <table:table-cell table:formula="of:=MAX([.$I41];[.$O41];[.$U41];[.$AA41];[.$AG41];[.$AM41];[.$AS41];[.$AY41];[.$BE41];[.$BK41];[.$BQ41];[.$BW41])" office:value-type="float" office:value="2.999" calcext:value-type="float">
            <text:p>2.999</text:p>
          </table:table-cell>
          <table:table-cell table:formula="of:=MAX([.$J41];[.$P41];[.$V41];[.$AB41];[.$AH41];[.$AN41];[.$AT41];[.$AZ41];[.$BF41];[.$BL41];[.$BR41];[.$BX41])" office:value-type="float" office:value="2019" calcext:value-type="float">
            <text:p>2019</text:p>
          </table:table-cell>
          <table:table-cell table:formula="of:=MAX([.$K41];[.$Q41];[.$W41];[.$AC41];[.$AI41];[.$AO41];[.$AU41];[.$BA41];[.$BG41];[.$BM41];[.$BS41];[.$BY41])" office:value-type="float" office:value="663" calcext:value-type="float">
            <text:p>663</text:p>
          </table:table-cell>
          <table:table-cell table:formula="of:=MAX([.$L41];[.$R41];[.$X41];[.$AD41];[.$AJ41];[.$AP41];[.$AV41];[.$BB41];[.$BH41];[.$BN41];[.$BT41];[.$BZ41])" office:value-type="float" office:value="77" calcext:value-type="float">
            <text:p>77</text:p>
          </table:table-cell>
          <table:table-cell table:formula="of:=MAX([.$M41];[.$S41];[.$Y41];[.$AE41];[.$AK41];[.$AQ41];[.$AW41];[.$BC41];[.$BI41];[.$BO41];[.$BU41];[.$CA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12.lp</text:p>
          </table:table-cell>
          <table:table-cell office:value-type="float" office:value="3.73" calcext:value-type="float">
            <text:p>3.73</text:p>
          </table:table-cell>
          <table:table-cell office:value-type="float" office:value="3.276" calcext:value-type="float">
            <text:p>3.276</text:p>
          </table:table-cell>
          <table:table-cell office:value-type="float" office:value="16803" calcext:value-type="float">
            <text:p>16803</text:p>
          </table:table-cell>
          <table:table-cell office:value-type="float" office:value="10962" calcext:value-type="float">
            <text:p>1096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.08" calcext:value-type="float">
            <text:p>10.08</text:p>
          </table:table-cell>
          <table:table-cell office:value-type="float" office:value="9.358" calcext:value-type="float">
            <text:p>9.358</text:p>
          </table:table-cell>
          <table:table-cell office:value-type="float" office:value="21652" calcext:value-type="float">
            <text:p>21652</text:p>
          </table:table-cell>
          <table:table-cell office:value-type="float" office:value="8646" calcext:value-type="float">
            <text:p>8646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1.71" calcext:value-type="float">
            <text:p>51.71</text:p>
          </table:table-cell>
          <table:table-cell office:value-type="float" office:value="51.019" calcext:value-type="float">
            <text:p>51.019</text:p>
          </table:table-cell>
          <table:table-cell office:value-type="float" office:value="231374" calcext:value-type="float">
            <text:p>231374</text:p>
          </table:table-cell>
          <table:table-cell office:value-type="float" office:value="109643" calcext:value-type="float">
            <text:p>10964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.22" calcext:value-type="float">
            <text:p>10.22</text:p>
          </table:table-cell>
          <table:table-cell office:value-type="float" office:value="9.276" calcext:value-type="float">
            <text:p>9.276</text:p>
          </table:table-cell>
          <table:table-cell office:value-type="float" office:value="14458" calcext:value-type="float">
            <text:p>14458</text:p>
          </table:table-cell>
          <table:table-cell office:value-type="float" office:value="6836" calcext:value-type="float">
            <text:p>6836</text:p>
          </table:table-cell>
          <table:table-cell office:value-type="float" office:value="207" calcext:value-type="float">
            <text:p>207</text:p>
          </table:table-cell>
          <table:table-cell office:value-type="float" office:value="699" calcext:value-type="float">
            <text:p>699</text:p>
          </table:table-cell>
          <table:table-cell office:value-type="float" office:value="255.37" calcext:value-type="float">
            <text:p>255.37</text:p>
          </table:table-cell>
          <table:table-cell office:value-type="float" office:value="251.946" calcext:value-type="float">
            <text:p>251.946</text:p>
          </table:table-cell>
          <table:table-cell office:value-type="float" office:value="1233567" calcext:value-type="float">
            <text:p>1233567</text:p>
          </table:table-cell>
          <table:table-cell office:value-type="float" office:value="676555" calcext:value-type="float">
            <text:p>676555</text:p>
          </table:table-cell>
          <table:table-cell office:value-type="float" office:value="267" calcext:value-type="float">
            <text:p>267</text:p>
          </table:table-cell>
          <table:table-cell office:value-type="float" office:value="84" calcext:value-type="float">
            <text:p>84</text:p>
          </table:table-cell>
          <table:table-cell office:value-type="float" office:value="9.88" calcext:value-type="float">
            <text:p>9.88</text:p>
          </table:table-cell>
          <table:table-cell office:value-type="float" office:value="9.032" calcext:value-type="float">
            <text:p>9.032</text:p>
          </table:table-cell>
          <table:table-cell office:value-type="float" office:value="14235" calcext:value-type="float">
            <text:p>14235</text:p>
          </table:table-cell>
          <table:table-cell office:value-type="float" office:value="6748" calcext:value-type="float">
            <text:p>6748</text:p>
          </table:table-cell>
          <table:table-cell office:value-type="float" office:value="196" calcext:value-type="float">
            <text:p>196</text:p>
          </table:table-cell>
          <table:table-cell office:value-type="float" office:value="487" calcext:value-type="float">
            <text:p>487</text:p>
          </table:table-cell>
          <table:table-cell office:value-type="float" office:value="114.3" calcext:value-type="float">
            <text:p>114.3</text:p>
          </table:table-cell>
          <table:table-cell office:value-type="float" office:value="113.891" calcext:value-type="float">
            <text:p>113.891</text:p>
          </table:table-cell>
          <table:table-cell office:value-type="float" office:value="529209" calcext:value-type="float">
            <text:p>529209</text:p>
          </table:table-cell>
          <table:table-cell office:value-type="float" office:value="278037" calcext:value-type="float">
            <text:p>278037</text:p>
          </table:table-cell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  <table:table-cell office:value-type="float" office:value="9.56" calcext:value-type="float">
            <text:p>9.56</text:p>
          </table:table-cell>
          <table:table-cell office:value-type="float" office:value="9.082" calcext:value-type="float">
            <text:p>9.082</text:p>
          </table:table-cell>
          <table:table-cell office:value-type="float" office:value="15959" calcext:value-type="float">
            <text:p>15959</text:p>
          </table:table-cell>
          <table:table-cell office:value-type="float" office:value="7478" calcext:value-type="float">
            <text:p>7478</text:p>
          </table:table-cell>
          <table:table-cell office:value-type="float" office:value="183" calcext:value-type="float">
            <text:p>183</text:p>
          </table:table-cell>
          <table:table-cell office:value-type="float" office:value="217" calcext:value-type="float">
            <text:p>217</text:p>
          </table:table-cell>
          <table:table-cell office:value-type="float" office:value="108.32" calcext:value-type="float">
            <text:p>108.32</text:p>
          </table:table-cell>
          <table:table-cell office:value-type="float" office:value="107.984" calcext:value-type="float">
            <text:p>107.984</text:p>
          </table:table-cell>
          <table:table-cell office:value-type="float" office:value="528280" calcext:value-type="float">
            <text:p>528280</text:p>
          </table:table-cell>
          <table:table-cell office:value-type="float" office:value="277759" calcext:value-type="float">
            <text:p>277759</text:p>
          </table:table-cell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office:value-type="float" office:value="9.92" calcext:value-type="float">
            <text:p>9.92</text:p>
          </table:table-cell>
          <table:table-cell office:value-type="float" office:value="9.355" calcext:value-type="float">
            <text:p>9.355</text:p>
          </table:table-cell>
          <table:table-cell office:value-type="float" office:value="20545" calcext:value-type="float">
            <text:p>20545</text:p>
          </table:table-cell>
          <table:table-cell office:value-type="float" office:value="8650" calcext:value-type="float">
            <text:p>8650</text:p>
          </table:table-cell>
          <table:table-cell office:value-type="float" office:value="182" calcext:value-type="float">
            <text:p>182</text:p>
          </table:table-cell>
          <table:table-cell office:value-type="float" office:value="163" calcext:value-type="float">
            <text:p>163</text:p>
          </table:table-cell>
          <table:table-cell office:value-type="float" office:value="880.93" calcext:value-type="float">
            <text:p>880.93</text:p>
          </table:table-cell>
          <table:table-cell office:value-type="float" office:value="880.53" calcext:value-type="float">
            <text:p>880.53</text:p>
          </table:table-cell>
          <table:table-cell office:value-type="float" office:value="4801203" calcext:value-type="float">
            <text:p>4801203</text:p>
          </table:table-cell>
          <table:table-cell office:value-type="float" office:value="2572172" calcext:value-type="float">
            <text:p>2572172</text:p>
          </table:table-cell>
          <table:table-cell office:value-type="float" office:value="222" calcext:value-type="float">
            <text:p>222</text:p>
          </table:table-cell>
          <table:table-cell office:value-type="float" office:value="21" calcext:value-type="float">
            <text:p>21</text:p>
          </table:table-cell>
          <table:table-cell office:value-type="float" office:value="9.84" calcext:value-type="float">
            <text:p>9.84</text:p>
          </table:table-cell>
          <table:table-cell office:value-type="float" office:value="9.248" calcext:value-type="float">
            <text:p>9.248</text:p>
          </table:table-cell>
          <table:table-cell office:value-type="float" office:value="17930" calcext:value-type="float">
            <text:p>17930</text:p>
          </table:table-cell>
          <table:table-cell office:value-type="float" office:value="7975" calcext:value-type="float">
            <text:p>7975</text:p>
          </table:table-cell>
          <table:table-cell office:value-type="float" office:value="189" calcext:value-type="float">
            <text:p>189</text:p>
          </table:table-cell>
          <table:table-cell office:value-type="float" office:value="312" calcext:value-type="float">
            <text:p>312</text:p>
          </table:table-cell>
          <table:table-cell office:value-type="float" office:value="895.59" calcext:value-type="float">
            <text:p>895.59</text:p>
          </table:table-cell>
          <table:table-cell office:value-type="float" office:value="895.223" calcext:value-type="float">
            <text:p>895.223</text:p>
          </table:table-cell>
          <table:table-cell office:value-type="float" office:value="4798901" calcext:value-type="float">
            <text:p>4798901</text:p>
          </table:table-cell>
          <table:table-cell office:value-type="float" office:value="2571781" calcext:value-type="float">
            <text:p>2571781</text:p>
          </table:table-cell>
          <table:table-cell office:value-type="float" office:value="223" calcext:value-type="float">
            <text:p>223</text:p>
          </table:table-cell>
          <table:table-cell office:value-type="float" office:value="36" calcext:value-type="float">
            <text:p>36</text:p>
          </table:table-cell>
          <table:table-cell table:formula="of:=MIN([.$H42];[.$N42];[.$T42];[.$Z42];[.$AF42];[.$AL42];[.$AR42];[.$AX42];[.$BD42];[.$BJ42];[.$BP42];[.$BV42])" office:value-type="float" office:value="9.56" calcext:value-type="float">
            <text:p>9.56</text:p>
          </table:table-cell>
          <table:table-cell table:formula="of:=MIN([.$I42];[.$O42];[.$U42];[.$AA42];[.$AG42];[.$AM42];[.$AS42];[.$AY42];[.$BE42];[.$BK42];[.$BQ42];[.$BW42])" office:value-type="float" office:value="9.032" calcext:value-type="float">
            <text:p>9.032</text:p>
          </table:table-cell>
          <table:table-cell table:formula="of:=MIN([.$J42];[.$P42];[.$V42];[.$AB42];[.$AH42];[.$AN42];[.$AT42];[.$AZ42];[.$BF42];[.$BL42];[.$BR42];[.$BX42])" office:value-type="float" office:value="14235" calcext:value-type="float">
            <text:p>14235</text:p>
          </table:table-cell>
          <table:table-cell table:formula="of:=MIN([.$K42];[.$Q42];[.$W42];[.$AC42];[.$AI42];[.$AO42];[.$AU42];[.$BA42];[.$BG42];[.$BM42];[.$BS42];[.$BY42])" office:value-type="float" office:value="6748" calcext:value-type="float">
            <text:p>6748</text:p>
          </table:table-cell>
          <table:table-cell table:formula="of:=MIN([.$L42];[.$R42];[.$X42];[.$AD42];[.$AJ42];[.$AP42];[.$AV42];[.$BB42];[.$BH42];[.$BN42];[.$BT42];[.$BZ42])" office:value-type="float" office:value="182" calcext:value-type="float">
            <text:p>182</text:p>
          </table:table-cell>
          <table:table-cell table:formula="of:=MIN([.$M42];[.$S42];[.$Y42];[.$AE42];[.$AK42];[.$AQ42];[.$AW42];[.$BC42];[.$BI42];[.$BO42];[.$BU42];[.$CA42])" office:value-type="float" office:value="0" calcext:value-type="float">
            <text:p>0</text:p>
          </table:table-cell>
          <table:table-cell table:formula="of:=MEDIAN([.$H42];[.$N42];[.$T42];[.$Z42];[.$AF42];[.$AL42];[.$AR42];[.$AX42];[.$BD42];[.$BJ42];[.$BP42];[.$BV42])" office:value-type="float" office:value="30.965" calcext:value-type="float">
            <text:p>30.965</text:p>
          </table:table-cell>
          <table:table-cell table:formula="of:=MEDIAN([.$I42];[.$O42];[.$U42];[.$AA42];[.$AG42];[.$AM42];[.$AS42];[.$AY42];[.$BE42];[.$BK42];[.$BQ42];[.$BW42])" office:value-type="float" office:value="30.1885" calcext:value-type="float">
            <text:p>30.1885</text:p>
          </table:table-cell>
          <table:table-cell table:formula="of:=MEDIAN([.$J42];[.$P42];[.$V42];[.$AB42];[.$AH42];[.$AN42];[.$AT42];[.$AZ42];[.$BF42];[.$BL42];[.$BR42];[.$BX42])" office:value-type="float" office:value="126513" calcext:value-type="float">
            <text:p>126513</text:p>
          </table:table-cell>
          <table:table-cell table:formula="of:=MEDIAN([.$K42];[.$Q42];[.$W42];[.$AC42];[.$AI42];[.$AO42];[.$AU42];[.$BA42];[.$BG42];[.$BM42];[.$BS42];[.$BY42])" office:value-type="float" office:value="59146.5" calcext:value-type="float">
            <text:p>59146.5</text:p>
          </table:table-cell>
          <table:table-cell table:formula="of:=MEDIAN([.$L42];[.$R42];[.$X42];[.$AD42];[.$AJ42];[.$AP42];[.$AV42];[.$BB42];[.$BH42];[.$BN42];[.$BT42];[.$BZ42])" office:value-type="float" office:value="200.5" calcext:value-type="float">
            <text:p>200.5</text:p>
          </table:table-cell>
          <table:table-cell table:formula="of:=MEDIAN([.$M42];[.$S42];[.$Y42];[.$AE42];[.$AK42];[.$AQ42];[.$AW42];[.$BC42];[.$BI42];[.$BO42];[.$BU42];[.$CA42])" office:value-type="float" office:value="96.5" calcext:value-type="float">
            <text:p>96.5</text:p>
          </table:table-cell>
          <table:table-cell table:formula="of:=MAX([.$H42];[.$N42];[.$T42];[.$Z42];[.$AF42];[.$AL42];[.$AR42];[.$AX42];[.$BD42];[.$BJ42];[.$BP42];[.$BV42])" office:value-type="float" office:value="895.59" calcext:value-type="float">
            <text:p>895.59</text:p>
          </table:table-cell>
          <table:table-cell table:formula="of:=MAX([.$I42];[.$O42];[.$U42];[.$AA42];[.$AG42];[.$AM42];[.$AS42];[.$AY42];[.$BE42];[.$BK42];[.$BQ42];[.$BW42])" office:value-type="float" office:value="895.223" calcext:value-type="float">
            <text:p>895.223</text:p>
          </table:table-cell>
          <table:table-cell table:formula="of:=MAX([.$J42];[.$P42];[.$V42];[.$AB42];[.$AH42];[.$AN42];[.$AT42];[.$AZ42];[.$BF42];[.$BL42];[.$BR42];[.$BX42])" office:value-type="float" office:value="4801203" calcext:value-type="float">
            <text:p>4801203</text:p>
          </table:table-cell>
          <table:table-cell table:formula="of:=MAX([.$K42];[.$Q42];[.$W42];[.$AC42];[.$AI42];[.$AO42];[.$AU42];[.$BA42];[.$BG42];[.$BM42];[.$BS42];[.$BY42])" office:value-type="float" office:value="2572172" calcext:value-type="float">
            <text:p>2572172</text:p>
          </table:table-cell>
          <table:table-cell table:formula="of:=MAX([.$L42];[.$R42];[.$X42];[.$AD42];[.$AJ42];[.$AP42];[.$AV42];[.$BB42];[.$BH42];[.$BN42];[.$BT42];[.$BZ42])" office:value-type="float" office:value="267" calcext:value-type="float">
            <text:p>267</text:p>
          </table:table-cell>
          <table:table-cell table:formula="of:=MAX([.$M42];[.$S42];[.$Y42];[.$AE42];[.$AK42];[.$AQ42];[.$AW42];[.$BC42];[.$BI42];[.$BO42];[.$BU42];[.$CA42])"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13.lp</text:p>
          </table:table-cell>
          <table:table-cell office:value-type="float" office:value="2.38" calcext:value-type="float">
            <text:p>2.38</text:p>
          </table:table-cell>
          <table:table-cell office:value-type="float" office:value="1.788" calcext:value-type="float">
            <text:p>1.788</text:p>
          </table:table-cell>
          <table:table-cell office:value-type="float" office:value="1510" calcext:value-type="float">
            <text:p>1510</text:p>
          </table:table-cell>
          <table:table-cell office:value-type="float" office:value="614" calcext:value-type="float">
            <text:p>6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.87" calcext:value-type="float">
            <text:p>10.87</text:p>
          </table:table-cell>
          <table:table-cell office:value-type="float" office:value="10.398" calcext:value-type="float">
            <text:p>10.398</text:p>
          </table:table-cell>
          <table:table-cell office:value-type="float" office:value="3366" calcext:value-type="float">
            <text:p>3366</text:p>
          </table:table-cell>
          <table:table-cell office:value-type="float" office:value="1171" calcext:value-type="float">
            <text:p>1171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91" calcext:value-type="float">
            <text:p>10.91</text:p>
          </table:table-cell>
          <table:table-cell office:value-type="float" office:value="6169" calcext:value-type="float">
            <text:p>6169</text:p>
          </table:table-cell>
          <table:table-cell office:value-type="float" office:value="1944" calcext:value-type="float">
            <text:p>1944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0.75" calcext:value-type="float">
            <text:p>10.75</text:p>
          </table:table-cell>
          <table:table-cell office:value-type="float" office:value="10.183" calcext:value-type="float">
            <text:p>10.183</text:p>
          </table:table-cell>
          <table:table-cell office:value-type="float" office:value="2355" calcext:value-type="float">
            <text:p>2355</text:p>
          </table:table-cell>
          <table:table-cell office:value-type="float" office:value="778" calcext:value-type="float">
            <text:p>778</text:p>
          </table:table-cell>
          <table:table-cell office:value-type="float" office:value="224" calcext:value-type="float">
            <text:p>224</text:p>
          </table:table-cell>
          <table:table-cell office:value-type="float" office:value="111" calcext:value-type="float">
            <text:p>111</text:p>
          </table:table-cell>
          <table:table-cell office:value-type="float" office:value="13.76" calcext:value-type="float">
            <text:p>13.76</text:p>
          </table:table-cell>
          <table:table-cell office:value-type="float" office:value="10.76" calcext:value-type="float">
            <text:p>10.76</text:p>
          </table:table-cell>
          <table:table-cell office:value-type="float" office:value="6328" calcext:value-type="float">
            <text:p>6328</text:p>
          </table:table-cell>
          <table:table-cell office:value-type="float" office:value="1935" calcext:value-type="float">
            <text:p>1935</text:p>
          </table:table-cell>
          <table:table-cell office:value-type="float" office:value="256" calcext:value-type="float">
            <text:p>256</text:p>
          </table:table-cell>
          <table:table-cell office:value-type="float" office:value="92" calcext:value-type="float">
            <text:p>92</text:p>
          </table:table-cell>
          <table:table-cell office:value-type="float" office:value="11.42" calcext:value-type="float">
            <text:p>11.42</text:p>
          </table:table-cell>
          <table:table-cell office:value-type="float" office:value="10.923" calcext:value-type="float">
            <text:p>10.923</text:p>
          </table:table-cell>
          <table:table-cell office:value-type="float" office:value="2355" calcext:value-type="float">
            <text:p>2355</text:p>
          </table:table-cell>
          <table:table-cell office:value-type="float" office:value="778" calcext:value-type="float">
            <text:p>778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11.24" calcext:value-type="float">
            <text:p>11.24</text:p>
          </table:table-cell>
          <table:table-cell office:value-type="float" office:value="10.758" calcext:value-type="float">
            <text:p>10.758</text:p>
          </table:table-cell>
          <table:table-cell office:value-type="float" office:value="6330" calcext:value-type="float">
            <text:p>6330</text:p>
          </table:table-cell>
          <table:table-cell office:value-type="float" office:value="1938" calcext:value-type="float">
            <text:p>1938</text:p>
          </table:table-cell>
          <table:table-cell office:value-type="float" office:value="227" calcext:value-type="float">
            <text:p>227</text:p>
          </table:table-cell>
          <table:table-cell office:value-type="float" office:value="129" calcext:value-type="float">
            <text:p>129</text:p>
          </table:table-cell>
          <table:table-cell office:value-type="float" office:value="10.62" calcext:value-type="float">
            <text:p>10.62</text:p>
          </table:table-cell>
          <table:table-cell office:value-type="float" office:value="10.142" calcext:value-type="float">
            <text:p>10.142</text:p>
          </table:table-cell>
          <table:table-cell office:value-type="float" office:value="2355" calcext:value-type="float">
            <text:p>2355</text:p>
          </table:table-cell>
          <table:table-cell office:value-type="float" office:value="778" calcext:value-type="float">
            <text:p>778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10.85" calcext:value-type="float">
            <text:p>10.85</text:p>
          </table:table-cell>
          <table:table-cell office:value-type="float" office:value="10.421" calcext:value-type="float">
            <text:p>10.421</text:p>
          </table:table-cell>
          <table:table-cell office:value-type="float" office:value="6307" calcext:value-type="float">
            <text:p>6307</text:p>
          </table:table-cell>
          <table:table-cell office:value-type="float" office:value="1936" calcext:value-type="float">
            <text:p>1936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10.58" calcext:value-type="float">
            <text:p>10.58</text:p>
          </table:table-cell>
          <table:table-cell office:value-type="float" office:value="10.129" calcext:value-type="float">
            <text:p>10.129</text:p>
          </table:table-cell>
          <table:table-cell office:value-type="float" office:value="3120" calcext:value-type="float">
            <text:p>3120</text:p>
          </table:table-cell>
          <table:table-cell office:value-type="float" office:value="1068" calcext:value-type="float">
            <text:p>1068</text:p>
          </table:table-cell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  <table:table-cell office:value-type="float" office:value="11.15" calcext:value-type="float">
            <text:p>11.15</text:p>
          </table:table-cell>
          <table:table-cell office:value-type="float" office:value="10.7" calcext:value-type="float">
            <text:p>10.7</text:p>
          </table:table-cell>
          <table:table-cell office:value-type="float" office:value="6337" calcext:value-type="float">
            <text:p>6337</text:p>
          </table:table-cell>
          <table:table-cell office:value-type="float" office:value="1963" calcext:value-type="float">
            <text:p>1963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.507" calcext:value-type="float">
            <text:p>10.507</text:p>
          </table:table-cell>
          <table:table-cell office:value-type="float" office:value="3680" calcext:value-type="float">
            <text:p>3680</text:p>
          </table:table-cell>
          <table:table-cell office:value-type="float" office:value="1189" calcext:value-type="float">
            <text:p>1189</text:p>
          </table:table-cell>
          <table:table-cell office:value-type="float" office:value="224" calcext:value-type="float">
            <text:p>224</text:p>
          </table:table-cell>
          <table:table-cell office:value-type="float" office:value="101" calcext:value-type="float">
            <text:p>101</text:p>
          </table:table-cell>
          <table:table-cell office:value-type="float" office:value="11.22" calcext:value-type="float">
            <text:p>11.22</text:p>
          </table:table-cell>
          <table:table-cell office:value-type="float" office:value="10.775" calcext:value-type="float">
            <text:p>10.775</text:p>
          </table:table-cell>
          <table:table-cell office:value-type="float" office:value="7463" calcext:value-type="float">
            <text:p>7463</text:p>
          </table:table-cell>
          <table:table-cell office:value-type="float" office:value="1996" calcext:value-type="float">
            <text:p>1996</text:p>
          </table:table-cell>
          <table:table-cell office:value-type="float" office:value="229" calcext:value-type="float">
            <text:p>229</text:p>
          </table:table-cell>
          <table:table-cell office:value-type="float" office:value="57" calcext:value-type="float">
            <text:p>57</text:p>
          </table:table-cell>
          <table:table-cell table:formula="of:=MIN([.$H43];[.$N43];[.$T43];[.$Z43];[.$AF43];[.$AL43];[.$AR43];[.$AX43];[.$BD43];[.$BJ43];[.$BP43];[.$BV43])" office:value-type="float" office:value="10.58" calcext:value-type="float">
            <text:p>10.58</text:p>
          </table:table-cell>
          <table:table-cell table:formula="of:=MIN([.$I43];[.$O43];[.$U43];[.$AA43];[.$AG43];[.$AM43];[.$AS43];[.$AY43];[.$BE43];[.$BK43];[.$BQ43];[.$BW43])" office:value-type="float" office:value="10.129" calcext:value-type="float">
            <text:p>10.129</text:p>
          </table:table-cell>
          <table:table-cell table:formula="of:=MIN([.$J43];[.$P43];[.$V43];[.$AB43];[.$AH43];[.$AN43];[.$AT43];[.$AZ43];[.$BF43];[.$BL43];[.$BR43];[.$BX43])" office:value-type="float" office:value="2355" calcext:value-type="float">
            <text:p>2355</text:p>
          </table:table-cell>
          <table:table-cell table:formula="of:=MIN([.$K43];[.$Q43];[.$W43];[.$AC43];[.$AI43];[.$AO43];[.$AU43];[.$BA43];[.$BG43];[.$BM43];[.$BS43];[.$BY43])" office:value-type="float" office:value="778" calcext:value-type="float">
            <text:p>778</text:p>
          </table:table-cell>
          <table:table-cell table:formula="of:=MIN([.$L43];[.$R43];[.$X43];[.$AD43];[.$AJ43];[.$AP43];[.$AV43];[.$BB43];[.$BH43];[.$BN43];[.$BT43];[.$BZ43])" office:value-type="float" office:value="224" calcext:value-type="float">
            <text:p>224</text:p>
          </table:table-cell>
          <table:table-cell table:formula="of:=MIN([.$M43];[.$S43];[.$Y43];[.$AE43];[.$AK43];[.$AQ43];[.$AW43];[.$BC43];[.$BI43];[.$BO43];[.$BU43];[.$CA43])" office:value-type="float" office:value="0" calcext:value-type="float">
            <text:p>0</text:p>
          </table:table-cell>
          <table:table-cell table:formula="of:=MEDIAN([.$H43];[.$N43];[.$T43];[.$Z43];[.$AF43];[.$AL43];[.$AR43];[.$AX43];[.$BD43];[.$BJ43];[.$BP43];[.$BV43])" office:value-type="float" office:value="11.075" calcext:value-type="float">
            <text:p>11.075</text:p>
          </table:table-cell>
          <table:table-cell table:formula="of:=MEDIAN([.$I43];[.$O43];[.$U43];[.$AA43];[.$AG43];[.$AM43];[.$AS43];[.$AY43];[.$BE43];[.$BK43];[.$BQ43];[.$BW43])" office:value-type="float" office:value="10.6035" calcext:value-type="float">
            <text:p>10.6035</text:p>
          </table:table-cell>
          <table:table-cell table:formula="of:=MEDIAN([.$J43];[.$P43];[.$V43];[.$AB43];[.$AH43];[.$AN43];[.$AT43];[.$AZ43];[.$BF43];[.$BL43];[.$BR43];[.$BX43])" office:value-type="float" office:value="4924.5" calcext:value-type="float">
            <text:p>4924.5</text:p>
          </table:table-cell>
          <table:table-cell table:formula="of:=MEDIAN([.$K43];[.$Q43];[.$W43];[.$AC43];[.$AI43];[.$AO43];[.$AU43];[.$BA43];[.$BG43];[.$BM43];[.$BS43];[.$BY43])" office:value-type="float" office:value="1562" calcext:value-type="float">
            <text:p>1562</text:p>
          </table:table-cell>
          <table:table-cell table:formula="of:=MEDIAN([.$L43];[.$R43];[.$X43];[.$AD43];[.$AJ43];[.$AP43];[.$AV43];[.$BB43];[.$BH43];[.$BN43];[.$BT43];[.$BZ43])" office:value-type="float" office:value="225" calcext:value-type="float">
            <text:p>225</text:p>
          </table:table-cell>
          <table:table-cell table:formula="of:=MEDIAN([.$M43];[.$S43];[.$Y43];[.$AE43];[.$AK43];[.$AQ43];[.$AW43];[.$BC43];[.$BI43];[.$BO43];[.$BU43];[.$CA43])" office:value-type="float" office:value="74.5" calcext:value-type="float">
            <text:p>74.5</text:p>
          </table:table-cell>
          <table:table-cell table:formula="of:=MAX([.$H43];[.$N43];[.$T43];[.$Z43];[.$AF43];[.$AL43];[.$AR43];[.$AX43];[.$BD43];[.$BJ43];[.$BP43];[.$BV43])" office:value-type="float" office:value="13.76" calcext:value-type="float">
            <text:p>13.76</text:p>
          </table:table-cell>
          <table:table-cell table:formula="of:=MAX([.$I43];[.$O43];[.$U43];[.$AA43];[.$AG43];[.$AM43];[.$AS43];[.$AY43];[.$BE43];[.$BK43];[.$BQ43];[.$BW43])" office:value-type="float" office:value="10.923" calcext:value-type="float">
            <text:p>10.923</text:p>
          </table:table-cell>
          <table:table-cell table:formula="of:=MAX([.$J43];[.$P43];[.$V43];[.$AB43];[.$AH43];[.$AN43];[.$AT43];[.$AZ43];[.$BF43];[.$BL43];[.$BR43];[.$BX43])" office:value-type="float" office:value="7463" calcext:value-type="float">
            <text:p>7463</text:p>
          </table:table-cell>
          <table:table-cell table:formula="of:=MAX([.$K43];[.$Q43];[.$W43];[.$AC43];[.$AI43];[.$AO43];[.$AU43];[.$BA43];[.$BG43];[.$BM43];[.$BS43];[.$BY43])" office:value-type="float" office:value="1996" calcext:value-type="float">
            <text:p>1996</text:p>
          </table:table-cell>
          <table:table-cell table:formula="of:=MAX([.$L43];[.$R43];[.$X43];[.$AD43];[.$AJ43];[.$AP43];[.$AV43];[.$BB43];[.$BH43];[.$BN43];[.$BT43];[.$BZ43])" office:value-type="float" office:value="256" calcext:value-type="float">
            <text:p>256</text:p>
          </table:table-cell>
          <table:table-cell table:formula="of:=MAX([.$M43];[.$S43];[.$Y43];[.$AE43];[.$AK43];[.$AQ43];[.$AW43];[.$BC43];[.$BI43];[.$BO43];[.$BU43];[.$CA43])"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14.lp</text:p>
          </table:table-cell>
          <table:table-cell office:value-type="float" office:value="2.38" calcext:value-type="float">
            <text:p>2.38</text:p>
          </table:table-cell>
          <table:table-cell office:value-type="float" office:value="1.815" calcext:value-type="float">
            <text:p>1.815</text:p>
          </table:table-cell>
          <table:table-cell office:value-type="float" office:value="1638" calcext:value-type="float">
            <text:p>1638</text:p>
          </table:table-cell>
          <table:table-cell office:value-type="float" office:value="873" calcext:value-type="float">
            <text:p>87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.82" calcext:value-type="float">
            <text:p>10.82</text:p>
          </table:table-cell>
          <table:table-cell office:value-type="float" office:value="10.271" calcext:value-type="float">
            <text:p>10.271</text:p>
          </table:table-cell>
          <table:table-cell office:value-type="float" office:value="4611" calcext:value-type="float">
            <text:p>4611</text:p>
          </table:table-cell>
          <table:table-cell office:value-type="float" office:value="1364" calcext:value-type="float">
            <text:p>136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1.34" calcext:value-type="float">
            <text:p>11.34</text:p>
          </table:table-cell>
          <table:table-cell office:value-type="float" office:value="10.876" calcext:value-type="float">
            <text:p>10.876</text:p>
          </table:table-cell>
          <table:table-cell office:value-type="float" office:value="9493" calcext:value-type="float">
            <text:p>9493</text:p>
          </table:table-cell>
          <table:table-cell office:value-type="float" office:value="2143" calcext:value-type="float">
            <text:p>2143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10.51" calcext:value-type="float">
            <text:p>10.51</text:p>
          </table:table-cell>
          <table:table-cell office:value-type="float" office:value="1421" calcext:value-type="float">
            <text:p>1421</text:p>
          </table:table-cell>
          <table:table-cell office:value-type="float" office:value="542" calcext:value-type="float">
            <text:p>542</text:p>
          </table:table-cell>
          <table:table-cell office:value-type="float" office:value="229" calcext:value-type="float">
            <text:p>229</text:p>
          </table:table-cell>
          <table:table-cell office:value-type="float" office:value="223" calcext:value-type="float">
            <text:p>223</text:p>
          </table:table-cell>
          <table:table-cell office:value-type="float" office:value="12.24" calcext:value-type="float">
            <text:p>12.24</text:p>
          </table:table-cell>
          <table:table-cell office:value-type="float" office:value="10.878" calcext:value-type="float">
            <text:p>10.878</text:p>
          </table:table-cell>
          <table:table-cell office:value-type="float" office:value="6650" calcext:value-type="float">
            <text:p>6650</text:p>
          </table:table-cell>
          <table:table-cell office:value-type="float" office:value="1961" calcext:value-type="float">
            <text:p>1961</text:p>
          </table:table-cell>
          <table:table-cell office:value-type="float" office:value="264" calcext:value-type="float">
            <text:p>264</text:p>
          </table:table-cell>
          <table:table-cell office:value-type="float" office:value="106" calcext:value-type="float">
            <text:p>106</text:p>
          </table:table-cell>
          <table:table-cell office:value-type="float" office:value="10.76" calcext:value-type="float">
            <text:p>10.76</text:p>
          </table:table-cell>
          <table:table-cell office:value-type="float" office:value="10.174" calcext:value-type="float">
            <text:p>10.174</text:p>
          </table:table-cell>
          <table:table-cell office:value-type="float" office:value="1421" calcext:value-type="float">
            <text:p>1421</text:p>
          </table:table-cell>
          <table:table-cell office:value-type="float" office:value="542" calcext:value-type="float">
            <text:p>542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51" calcext:value-type="float">
            <text:p>11.151</text:p>
          </table:table-cell>
          <table:table-cell office:value-type="float" office:value="6545" calcext:value-type="float">
            <text:p>6545</text:p>
          </table:table-cell>
          <table:table-cell office:value-type="float" office:value="1929" calcext:value-type="float">
            <text:p>1929</text:p>
          </table:table-cell>
          <table:table-cell office:value-type="float" office:value="232" calcext:value-type="float">
            <text:p>232</text:p>
          </table:table-cell>
          <table:table-cell office:value-type="float" office:value="153" calcext:value-type="float">
            <text:p>153</text:p>
          </table:table-cell>
          <table:table-cell office:value-type="float" office:value="11.62" calcext:value-type="float">
            <text:p>11.62</text:p>
          </table:table-cell>
          <table:table-cell office:value-type="float" office:value="11.013" calcext:value-type="float">
            <text:p>11.013</text:p>
          </table:table-cell>
          <table:table-cell office:value-type="float" office:value="1421" calcext:value-type="float">
            <text:p>1421</text:p>
          </table:table-cell>
          <table:table-cell office:value-type="float" office:value="542" calcext:value-type="float">
            <text:p>542</text:p>
          </table:table-cell>
          <table:table-cell office:value-type="float" office:value="233" calcext:value-type="float">
            <text:p>233</text:p>
          </table:table-cell>
          <table:table-cell office:value-type="float" office:value="223" calcext:value-type="float">
            <text:p>223</text:p>
          </table:table-cell>
          <table:table-cell office:value-type="float" office:value="11.46" calcext:value-type="float">
            <text:p>11.46</text:p>
          </table:table-cell>
          <table:table-cell office:value-type="float" office:value="11.025" calcext:value-type="float">
            <text:p>11.025</text:p>
          </table:table-cell>
          <table:table-cell office:value-type="float" office:value="6179" calcext:value-type="float">
            <text:p>6179</text:p>
          </table:table-cell>
          <table:table-cell office:value-type="float" office:value="1897" calcext:value-type="float">
            <text:p>1897</text:p>
          </table:table-cell>
          <table:table-cell office:value-type="float" office:value="226" calcext:value-type="float">
            <text:p>226</text:p>
          </table:table-cell>
          <table:table-cell office:value-type="float" office:value="71" calcext:value-type="float">
            <text:p>71</text:p>
          </table:table-cell>
          <table:table-cell office:value-type="float" office:value="11.06" calcext:value-type="float">
            <text:p>11.06</text:p>
          </table:table-cell>
          <table:table-cell office:value-type="float" office:value="10.512" calcext:value-type="float">
            <text:p>10.512</text:p>
          </table:table-cell>
          <table:table-cell office:value-type="float" office:value="4747" calcext:value-type="float">
            <text:p>4747</text:p>
          </table:table-cell>
          <table:table-cell office:value-type="float" office:value="1369" calcext:value-type="float">
            <text:p>1369</text:p>
          </table:table-cell>
          <table:table-cell office:value-type="float" office:value="226" calcext:value-type="float">
            <text:p>226</text:p>
          </table:table-cell>
          <table:table-cell office:value-type="float" office:value="117" calcext:value-type="float">
            <text:p>117</text:p>
          </table:table-cell>
          <table:table-cell office:value-type="float" office:value="11.22" calcext:value-type="float">
            <text:p>11.22</text:p>
          </table:table-cell>
          <table:table-cell office:value-type="float" office:value="10.77" calcext:value-type="float">
            <text:p>10.77</text:p>
          </table:table-cell>
          <table:table-cell office:value-type="float" office:value="5761" calcext:value-type="float">
            <text:p>5761</text:p>
          </table:table-cell>
          <table:table-cell office:value-type="float" office:value="1861" calcext:value-type="float">
            <text:p>1861</text:p>
          </table:table-cell>
          <table:table-cell office:value-type="float" office:value="232" calcext:value-type="float">
            <text:p>232</text:p>
          </table:table-cell>
          <table:table-cell office:value-type="float" office:value="47" calcext:value-type="float">
            <text:p>47</text:p>
          </table:table-cell>
          <table:table-cell office:value-type="float" office:value="10.73" calcext:value-type="float">
            <text:p>10.73</text:p>
          </table:table-cell>
          <table:table-cell office:value-type="float" office:value="10.163" calcext:value-type="float">
            <text:p>10.163</text:p>
          </table:table-cell>
          <table:table-cell office:value-type="float" office:value="1416" calcext:value-type="float">
            <text:p>1416</text:p>
          </table:table-cell>
          <table:table-cell office:value-type="float" office:value="542" calcext:value-type="float">
            <text:p>542</text:p>
          </table:table-cell>
          <table:table-cell office:value-type="float" office:value="231" calcext:value-type="float">
            <text:p>231</text:p>
          </table:table-cell>
          <table:table-cell office:value-type="float" office:value="205" calcext:value-type="float">
            <text:p>205</text:p>
          </table:table-cell>
          <table:table-cell office:value-type="float" office:value="11.43" calcext:value-type="float">
            <text:p>11.43</text:p>
          </table:table-cell>
          <table:table-cell office:value-type="float" office:value="10.949" calcext:value-type="float">
            <text:p>10.949</text:p>
          </table:table-cell>
          <table:table-cell office:value-type="float" office:value="6093" calcext:value-type="float">
            <text:p>6093</text:p>
          </table:table-cell>
          <table:table-cell office:value-type="float" office:value="1890" calcext:value-type="float">
            <text:p>1890</text:p>
          </table:table-cell>
          <table:table-cell office:value-type="float" office:value="231" calcext:value-type="float">
            <text:p>231</text:p>
          </table:table-cell>
          <table:table-cell office:value-type="float" office:value="79" calcext:value-type="float">
            <text:p>79</text:p>
          </table:table-cell>
          <table:table-cell table:formula="of:=MIN([.$H44];[.$N44];[.$T44];[.$Z44];[.$AF44];[.$AL44];[.$AR44];[.$AX44];[.$BD44];[.$BJ44];[.$BP44];[.$BV44])" office:value-type="float" office:value="10.73" calcext:value-type="float">
            <text:p>10.73</text:p>
          </table:table-cell>
          <table:table-cell table:formula="of:=MIN([.$I44];[.$O44];[.$U44];[.$AA44];[.$AG44];[.$AM44];[.$AS44];[.$AY44];[.$BE44];[.$BK44];[.$BQ44];[.$BW44])" office:value-type="float" office:value="10.163" calcext:value-type="float">
            <text:p>10.163</text:p>
          </table:table-cell>
          <table:table-cell table:formula="of:=MIN([.$J44];[.$P44];[.$V44];[.$AB44];[.$AH44];[.$AN44];[.$AT44];[.$AZ44];[.$BF44];[.$BL44];[.$BR44];[.$BX44])" office:value-type="float" office:value="1416" calcext:value-type="float">
            <text:p>1416</text:p>
          </table:table-cell>
          <table:table-cell table:formula="of:=MIN([.$K44];[.$Q44];[.$W44];[.$AC44];[.$AI44];[.$AO44];[.$AU44];[.$BA44];[.$BG44];[.$BM44];[.$BS44];[.$BY44])" office:value-type="float" office:value="542" calcext:value-type="float">
            <text:p>542</text:p>
          </table:table-cell>
          <table:table-cell table:formula="of:=MIN([.$L44];[.$R44];[.$X44];[.$AD44];[.$AJ44];[.$AP44];[.$AV44];[.$BB44];[.$BH44];[.$BN44];[.$BT44];[.$BZ44])" office:value-type="float" office:value="226" calcext:value-type="float">
            <text:p>226</text:p>
          </table:table-cell>
          <table:table-cell table:formula="of:=MIN([.$M44];[.$S44];[.$Y44];[.$AE44];[.$AK44];[.$AQ44];[.$AW44];[.$BC44];[.$BI44];[.$BO44];[.$BU44];[.$CA44])" office:value-type="float" office:value="0" calcext:value-type="float">
            <text:p>0</text:p>
          </table:table-cell>
          <table:table-cell table:formula="of:=MEDIAN([.$H44];[.$N44];[.$T44];[.$Z44];[.$AF44];[.$AL44];[.$AR44];[.$AX44];[.$BD44];[.$BJ44];[.$BP44];[.$BV44])" office:value-type="float" office:value="11.28" calcext:value-type="float">
            <text:p>11.28</text:p>
          </table:table-cell>
          <table:table-cell table:formula="of:=MEDIAN([.$I44];[.$O44];[.$U44];[.$AA44];[.$AG44];[.$AM44];[.$AS44];[.$AY44];[.$BE44];[.$BK44];[.$BQ44];[.$BW44])" office:value-type="float" office:value="10.823" calcext:value-type="float">
            <text:p>10.823</text:p>
          </table:table-cell>
          <table:table-cell table:formula="of:=MEDIAN([.$J44];[.$P44];[.$V44];[.$AB44];[.$AH44];[.$AN44];[.$AT44];[.$AZ44];[.$BF44];[.$BL44];[.$BR44];[.$BX44])" office:value-type="float" office:value="5254" calcext:value-type="float">
            <text:p>5254</text:p>
          </table:table-cell>
          <table:table-cell table:formula="of:=MEDIAN([.$K44];[.$Q44];[.$W44];[.$AC44];[.$AI44];[.$AO44];[.$AU44];[.$BA44];[.$BG44];[.$BM44];[.$BS44];[.$BY44])" office:value-type="float" office:value="1615" calcext:value-type="float">
            <text:p>1615</text:p>
          </table:table-cell>
          <table:table-cell table:formula="of:=MEDIAN([.$L44];[.$R44];[.$X44];[.$AD44];[.$AJ44];[.$AP44];[.$AV44];[.$BB44];[.$BH44];[.$BN44];[.$BT44];[.$BZ44])" office:value-type="float" office:value="230.5" calcext:value-type="float">
            <text:p>230.5</text:p>
          </table:table-cell>
          <table:table-cell table:formula="of:=MEDIAN([.$M44];[.$S44];[.$Y44];[.$AE44];[.$AK44];[.$AQ44];[.$AW44];[.$BC44];[.$BI44];[.$BO44];[.$BU44];[.$CA44])" office:value-type="float" office:value="111.5" calcext:value-type="float">
            <text:p>111.5</text:p>
          </table:table-cell>
          <table:table-cell table:formula="of:=MAX([.$H44];[.$N44];[.$T44];[.$Z44];[.$AF44];[.$AL44];[.$AR44];[.$AX44];[.$BD44];[.$BJ44];[.$BP44];[.$BV44])" office:value-type="float" office:value="12.24" calcext:value-type="float">
            <text:p>12.24</text:p>
          </table:table-cell>
          <table:table-cell table:formula="of:=MAX([.$I44];[.$O44];[.$U44];[.$AA44];[.$AG44];[.$AM44];[.$AS44];[.$AY44];[.$BE44];[.$BK44];[.$BQ44];[.$BW44])" office:value-type="float" office:value="11.151" calcext:value-type="float">
            <text:p>11.151</text:p>
          </table:table-cell>
          <table:table-cell table:formula="of:=MAX([.$J44];[.$P44];[.$V44];[.$AB44];[.$AH44];[.$AN44];[.$AT44];[.$AZ44];[.$BF44];[.$BL44];[.$BR44];[.$BX44])" office:value-type="float" office:value="9493" calcext:value-type="float">
            <text:p>9493</text:p>
          </table:table-cell>
          <table:table-cell table:formula="of:=MAX([.$K44];[.$Q44];[.$W44];[.$AC44];[.$AI44];[.$AO44];[.$AU44];[.$BA44];[.$BG44];[.$BM44];[.$BS44];[.$BY44])" office:value-type="float" office:value="2143" calcext:value-type="float">
            <text:p>2143</text:p>
          </table:table-cell>
          <table:table-cell table:formula="of:=MAX([.$L44];[.$R44];[.$X44];[.$AD44];[.$AJ44];[.$AP44];[.$AV44];[.$BB44];[.$BH44];[.$BN44];[.$BT44];[.$BZ44])" office:value-type="float" office:value="264" calcext:value-type="float">
            <text:p>264</text:p>
          </table:table-cell>
          <table:table-cell table:formula="of:=MAX([.$M44];[.$S44];[.$Y44];[.$AE44];[.$AK44];[.$AQ44];[.$AW44];[.$BC44];[.$BI44];[.$BO44];[.$BU44];[.$CA44])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15.lp</text:p>
          </table:table-cell>
          <table:table-cell office:value-type="float" office:value="8.57" calcext:value-type="float">
            <text:p>8.57</text:p>
          </table:table-cell>
          <table:table-cell office:value-type="float" office:value="6.53" calcext:value-type="float">
            <text:p>6.53</text:p>
          </table:table-cell>
          <table:table-cell office:value-type="float" office:value="5437" calcext:value-type="float">
            <text:p>5437</text:p>
          </table:table-cell>
          <table:table-cell office:value-type="float" office:value="2747" calcext:value-type="float">
            <text:p>2747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41.62" calcext:value-type="float">
            <text:p>41.62</text:p>
          </table:table-cell>
          <table:table-cell office:value-type="float" office:value="40.25" calcext:value-type="float">
            <text:p>40.25</text:p>
          </table:table-cell>
          <table:table-cell office:value-type="float" office:value="19017" calcext:value-type="float">
            <text:p>19017</text:p>
          </table:table-cell>
          <table:table-cell office:value-type="float" office:value="4749" calcext:value-type="float">
            <text:p>4749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.87</text:p>
          </table:table-cell>
          <table:table-cell office:value-type="float" office:value="40.553" calcext:value-type="float">
            <text:p>40.553</text:p>
          </table:table-cell>
          <table:table-cell office:value-type="float" office:value="8765" calcext:value-type="float">
            <text:p>8765</text:p>
          </table:table-cell>
          <table:table-cell office:value-type="float" office:value="1648" calcext:value-type="float">
            <text:p>1648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41.09" calcext:value-type="float">
            <text:p>41.09</text:p>
          </table:table-cell>
          <table:table-cell office:value-type="float" office:value="39.685" calcext:value-type="float">
            <text:p>39.685</text:p>
          </table:table-cell>
          <table:table-cell office:value-type="float" office:value="8307" calcext:value-type="float">
            <text:p>8307</text:p>
          </table:table-cell>
          <table:table-cell office:value-type="float" office:value="2031" calcext:value-type="float">
            <text:p>2031</text:p>
          </table:table-cell>
          <table:table-cell office:value-type="float" office:value="772" calcext:value-type="float">
            <text:p>772</text:p>
          </table:table-cell>
          <table:table-cell office:value-type="float" office:value="328" calcext:value-type="float">
            <text:p>328</text:p>
          </table:table-cell>
          <table:table-cell office:value-type="float" office:value="42.8" calcext:value-type="float">
            <text:p>42.8</text:p>
          </table:table-cell>
          <table:table-cell office:value-type="float" office:value="38.892" calcext:value-type="float">
            <text:p>38.892</text:p>
          </table:table-cell>
          <table:table-cell office:value-type="float" office:value="8107" calcext:value-type="float">
            <text:p>8107</text:p>
          </table:table-cell>
          <table:table-cell office:value-type="float" office:value="1596" calcext:value-type="float">
            <text:p>1596</text:p>
          </table:table-cell>
          <table:table-cell office:value-type="float" office:value="791" calcext:value-type="float">
            <text:p>791</text:p>
          </table:table-cell>
          <table:table-cell office:value-type="float" office:value="213" calcext:value-type="float">
            <text:p>213</text:p>
          </table:table-cell>
          <table:table-cell office:value-type="float" office:value="40.18" calcext:value-type="float">
            <text:p>40.18</text:p>
          </table:table-cell>
          <table:table-cell office:value-type="float" office:value="38.54" calcext:value-type="float">
            <text:p>38.54</text:p>
          </table:table-cell>
          <table:table-cell office:value-type="float" office:value="8307" calcext:value-type="float">
            <text:p>8307</text:p>
          </table:table-cell>
          <table:table-cell office:value-type="float" office:value="2031" calcext:value-type="float">
            <text:p>2031</text:p>
          </table:table-cell>
          <table:table-cell office:value-type="float" office:value="771" calcext:value-type="float">
            <text:p>771</text:p>
          </table:table-cell>
          <table:table-cell office:value-type="float" office:value="328" calcext:value-type="float">
            <text:p>328</text:p>
          </table:table-cell>
          <table:table-cell office:value-type="float" office:value="39.64" calcext:value-type="float">
            <text:p>39.64</text:p>
          </table:table-cell>
          <table:table-cell office:value-type="float" office:value="38.363" calcext:value-type="float">
            <text:p>38.363</text:p>
          </table:table-cell>
          <table:table-cell office:value-type="float" office:value="8107" calcext:value-type="float">
            <text:p>8107</text:p>
          </table:table-cell>
          <table:table-cell office:value-type="float" office:value="1596" calcext:value-type="float">
            <text:p>1596</text:p>
          </table:table-cell>
          <table:table-cell office:value-type="float" office:value="773" calcext:value-type="float">
            <text:p>773</text:p>
          </table:table-cell>
          <table:table-cell office:value-type="float" office:value="243" calcext:value-type="float">
            <text:p>243</text:p>
          </table:table-cell>
          <table:table-cell office:value-type="float" office:value="40.54" calcext:value-type="float">
            <text:p>40.54</text:p>
          </table:table-cell>
          <table:table-cell office:value-type="float" office:value="39.186" calcext:value-type="float">
            <text:p>39.186</text:p>
          </table:table-cell>
          <table:table-cell office:value-type="float" office:value="5794" calcext:value-type="float">
            <text:p>5794</text:p>
          </table:table-cell>
          <table:table-cell office:value-type="float" office:value="1488" calcext:value-type="float">
            <text:p>1488</text:p>
          </table:table-cell>
          <table:table-cell office:value-type="float" office:value="769" calcext:value-type="float">
            <text:p>769</text:p>
          </table:table-cell>
          <table:table-cell office:value-type="float" office:value="250" calcext:value-type="float">
            <text:p>250</text:p>
          </table:table-cell>
          <table:table-cell office:value-type="float" office:value="39.61" calcext:value-type="float">
            <text:p>39.61</text:p>
          </table:table-cell>
          <table:table-cell office:value-type="float" office:value="38.38" calcext:value-type="float">
            <text:p>38.38</text:p>
          </table:table-cell>
          <table:table-cell office:value-type="float" office:value="8163" calcext:value-type="float">
            <text:p>8163</text:p>
          </table:table-cell>
          <table:table-cell office:value-type="float" office:value="1594" calcext:value-type="float">
            <text:p>1594</text:p>
          </table:table-cell>
          <table:table-cell office:value-type="float" office:value="770" calcext:value-type="float">
            <text:p>770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39.582" calcext:value-type="float">
            <text:p>39.582</text:p>
          </table:table-cell>
          <table:table-cell office:value-type="float" office:value="13776" calcext:value-type="float">
            <text:p>13776</text:p>
          </table:table-cell>
          <table:table-cell office:value-type="float" office:value="3706" calcext:value-type="float">
            <text:p>3706</text:p>
          </table:table-cell>
          <table:table-cell office:value-type="float" office:value="768" calcext:value-type="float">
            <text:p>768</text:p>
          </table:table-cell>
          <table:table-cell office:value-type="float" office:value="179" calcext:value-type="float">
            <text:p>179</text:p>
          </table:table-cell>
          <table:table-cell office:value-type="float" office:value="39.75" calcext:value-type="float">
            <text:p>39.75</text:p>
          </table:table-cell>
          <table:table-cell office:value-type="float" office:value="38.408" calcext:value-type="float">
            <text:p>38.408</text:p>
          </table:table-cell>
          <table:table-cell office:value-type="float" office:value="8203" calcext:value-type="float">
            <text:p>8203</text:p>
          </table:table-cell>
          <table:table-cell office:value-type="float" office:value="1629" calcext:value-type="float">
            <text:p>1629</text:p>
          </table:table-cell>
          <table:table-cell office:value-type="float" office:value="769" calcext:value-type="float">
            <text:p>769</text:p>
          </table:table-cell>
          <table:table-cell office:value-type="float" office:value="145" calcext:value-type="float">
            <text:p>145</text:p>
          </table:table-cell>
          <table:table-cell office:value-type="float" office:value="40.75" calcext:value-type="float">
            <text:p>40.75</text:p>
          </table:table-cell>
          <table:table-cell office:value-type="float" office:value="39.298" calcext:value-type="float">
            <text:p>39.298</text:p>
          </table:table-cell>
          <table:table-cell office:value-type="float" office:value="8385" calcext:value-type="float">
            <text:p>8385</text:p>
          </table:table-cell>
          <table:table-cell office:value-type="float" office:value="2289" calcext:value-type="float">
            <text:p>2289</text:p>
          </table:table-cell>
          <table:table-cell office:value-type="float" office:value="769" calcext:value-type="float">
            <text:p>769</text:p>
          </table:table-cell>
          <table:table-cell office:value-type="float" office:value="290" calcext:value-type="float">
            <text:p>290</text:p>
          </table:table-cell>
          <table:table-cell office:value-type="float" office:value="39.58" calcext:value-type="float">
            <text:p>39.58</text:p>
          </table:table-cell>
          <table:table-cell office:value-type="float" office:value="38.201" calcext:value-type="float">
            <text:p>38.201</text:p>
          </table:table-cell>
          <table:table-cell office:value-type="float" office:value="8107" calcext:value-type="float">
            <text:p>8107</text:p>
          </table:table-cell>
          <table:table-cell office:value-type="float" office:value="1596" calcext:value-type="float">
            <text:p>1596</text:p>
          </table:table-cell>
          <table:table-cell office:value-type="float" office:value="771" calcext:value-type="float">
            <text:p>771</text:p>
          </table:table-cell>
          <table:table-cell office:value-type="float" office:value="183" calcext:value-type="float">
            <text:p>183</text:p>
          </table:table-cell>
          <table:table-cell table:formula="of:=MIN([.$H45];[.$N45];[.$T45];[.$Z45];[.$AF45];[.$AL45];[.$AR45];[.$AX45];[.$BD45];[.$BJ45];[.$BP45];[.$BV45])" office:value-type="float" office:value="39.58" calcext:value-type="float">
            <text:p>39.58</text:p>
          </table:table-cell>
          <table:table-cell table:formula="of:=MIN([.$I45];[.$O45];[.$U45];[.$AA45];[.$AG45];[.$AM45];[.$AS45];[.$AY45];[.$BE45];[.$BK45];[.$BQ45];[.$BW45])" office:value-type="float" office:value="38.201" calcext:value-type="float">
            <text:p>38.201</text:p>
          </table:table-cell>
          <table:table-cell table:formula="of:=MIN([.$J45];[.$P45];[.$V45];[.$AB45];[.$AH45];[.$AN45];[.$AT45];[.$AZ45];[.$BF45];[.$BL45];[.$BR45];[.$BX45])" office:value-type="float" office:value="5794" calcext:value-type="float">
            <text:p>5794</text:p>
          </table:table-cell>
          <table:table-cell table:formula="of:=MIN([.$K45];[.$Q45];[.$W45];[.$AC45];[.$AI45];[.$AO45];[.$AU45];[.$BA45];[.$BG45];[.$BM45];[.$BS45];[.$BY45])" office:value-type="float" office:value="1488" calcext:value-type="float">
            <text:p>1488</text:p>
          </table:table-cell>
          <table:table-cell table:formula="of:=MIN([.$L45];[.$R45];[.$X45];[.$AD45];[.$AJ45];[.$AP45];[.$AV45];[.$BB45];[.$BH45];[.$BN45];[.$BT45];[.$BZ45])" office:value-type="float" office:value="766" calcext:value-type="float">
            <text:p>766</text:p>
          </table:table-cell>
          <table:table-cell table:formula="of:=MIN([.$M45];[.$S45];[.$Y45];[.$AE45];[.$AK45];[.$AQ45];[.$AW45];[.$BC45];[.$BI45];[.$BO45];[.$BU45];[.$CA45])" office:value-type="float" office:value="0" calcext:value-type="float">
            <text:p>0</text:p>
          </table:table-cell>
          <table:table-cell table:formula="of:=MEDIAN([.$H45];[.$N45];[.$T45];[.$Z45];[.$AF45];[.$AL45];[.$AR45];[.$AX45];[.$BD45];[.$BJ45];[.$BP45];[.$BV45])" office:value-type="float" office:value="40.645" calcext:value-type="float">
            <text:p>40.645</text:p>
          </table:table-cell>
          <table:table-cell table:formula="of:=MEDIAN([.$I45];[.$O45];[.$U45];[.$AA45];[.$AG45];[.$AM45];[.$AS45];[.$AY45];[.$BE45];[.$BK45];[.$BQ45];[.$BW45])" office:value-type="float" office:value="39.039" calcext:value-type="float">
            <text:p>39.039</text:p>
          </table:table-cell>
          <table:table-cell table:formula="of:=MEDIAN([.$J45];[.$P45];[.$V45];[.$AB45];[.$AH45];[.$AN45];[.$AT45];[.$AZ45];[.$BF45];[.$BL45];[.$BR45];[.$BX45])" office:value-type="float" office:value="8255" calcext:value-type="float">
            <text:p>8255</text:p>
          </table:table-cell>
          <table:table-cell table:formula="of:=MEDIAN([.$K45];[.$Q45];[.$W45];[.$AC45];[.$AI45];[.$AO45];[.$AU45];[.$BA45];[.$BG45];[.$BM45];[.$BS45];[.$BY45])" office:value-type="float" office:value="1638.5" calcext:value-type="float">
            <text:p>1638.5</text:p>
          </table:table-cell>
          <table:table-cell table:formula="of:=MEDIAN([.$L45];[.$R45];[.$X45];[.$AD45];[.$AJ45];[.$AP45];[.$AV45];[.$BB45];[.$BH45];[.$BN45];[.$BT45];[.$BZ45])" office:value-type="float" office:value="769.5" calcext:value-type="float">
            <text:p>769.5</text:p>
          </table:table-cell>
          <table:table-cell table:formula="of:=MEDIAN([.$M45];[.$S45];[.$Y45];[.$AE45];[.$AK45];[.$AQ45];[.$AW45];[.$BC45];[.$BI45];[.$BO45];[.$BU45];[.$CA45])" office:value-type="float" office:value="198" calcext:value-type="float">
            <text:p>198</text:p>
          </table:table-cell>
          <table:table-cell table:formula="of:=MAX([.$H45];[.$N45];[.$T45];[.$Z45];[.$AF45];[.$AL45];[.$AR45];[.$AX45];[.$BD45];[.$BJ45];[.$BP45];[.$BV45])" office:value-type="float" office:value="42.8" calcext:value-type="float">
            <text:p>42.8</text:p>
          </table:table-cell>
          <table:table-cell table:formula="of:=MAX([.$I45];[.$O45];[.$U45];[.$AA45];[.$AG45];[.$AM45];[.$AS45];[.$AY45];[.$BE45];[.$BK45];[.$BQ45];[.$BW45])" office:value-type="float" office:value="40.553" calcext:value-type="float">
            <text:p>40.553</text:p>
          </table:table-cell>
          <table:table-cell table:formula="of:=MAX([.$J45];[.$P45];[.$V45];[.$AB45];[.$AH45];[.$AN45];[.$AT45];[.$AZ45];[.$BF45];[.$BL45];[.$BR45];[.$BX45])" office:value-type="float" office:value="19017" calcext:value-type="float">
            <text:p>19017</text:p>
          </table:table-cell>
          <table:table-cell table:formula="of:=MAX([.$K45];[.$Q45];[.$W45];[.$AC45];[.$AI45];[.$AO45];[.$AU45];[.$BA45];[.$BG45];[.$BM45];[.$BS45];[.$BY45])" office:value-type="float" office:value="4749" calcext:value-type="float">
            <text:p>4749</text:p>
          </table:table-cell>
          <table:table-cell table:formula="of:=MAX([.$L45];[.$R45];[.$X45];[.$AD45];[.$AJ45];[.$AP45];[.$AV45];[.$BB45];[.$BH45];[.$BN45];[.$BT45];[.$BZ45])" office:value-type="float" office:value="791" calcext:value-type="float">
            <text:p>791</text:p>
          </table:table-cell>
          <table:table-cell table:formula="of:=MAX([.$M45];[.$S45];[.$Y45];[.$AE45];[.$AK45];[.$AQ45];[.$AW45];[.$BC45];[.$BI45];[.$BO45];[.$BU45];[.$CA45])"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17.lp</text:p>
          </table:table-cell>
          <table:table-cell office:value-type="float" office:value="132.35" calcext:value-type="float">
            <text:p>132.35</text:p>
          </table:table-cell>
          <table:table-cell office:value-type="float" office:value="120.343" calcext:value-type="float">
            <text:p>120.343</text:p>
          </table:table-cell>
          <table:table-cell office:value-type="float" office:value="203546" calcext:value-type="float">
            <text:p>203546</text:p>
          </table:table-cell>
          <table:table-cell office:value-type="float" office:value="141056" calcext:value-type="float">
            <text:p>141056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231.98" calcext:value-type="float">
            <text:p>231.98</text:p>
          </table:table-cell>
          <table:table-cell office:value-type="float" office:value="226.992" calcext:value-type="float">
            <text:p>226.992</text:p>
          </table:table-cell>
          <table:table-cell office:value-type="float" office:value="2040013" calcext:value-type="float">
            <text:p>2040013</text:p>
          </table:table-cell>
          <table:table-cell office:value-type="float" office:value="119497" calcext:value-type="float">
            <text:p>119497</text:p>
          </table:table-cell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115213" calcext:value-type="float">
            <text:p>19115213</text:p>
          </table:table-cell>
          <table:table-cell office:value-type="float" office:value="1289043" calcext:value-type="float">
            <text:p>1289043</text:p>
          </table:table-cell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office:value-type="float" office:value="188.8" calcext:value-type="float">
            <text:p>188.8</text:p>
          </table:table-cell>
          <table:table-cell office:value-type="float" office:value="183.599" calcext:value-type="float">
            <text:p>183.599</text:p>
          </table:table-cell>
          <table:table-cell office:value-type="float" office:value="870363" calcext:value-type="float">
            <text:p>870363</text:p>
          </table:table-cell>
          <table:table-cell office:value-type="float" office:value="45483" calcext:value-type="float">
            <text:p>45483</text:p>
          </table:table-cell>
          <table:table-cell office:value-type="float" office:value="2934" calcext:value-type="float">
            <text:p>2934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161815" calcext:value-type="float">
            <text:p>19161815</text:p>
          </table:table-cell>
          <table:table-cell office:value-type="float" office:value="1315625" calcext:value-type="float">
            <text:p>1315625</text:p>
          </table:table-cell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  <table:table-cell office:value-type="float" office:value="189.31" calcext:value-type="float">
            <text:p>189.31</text:p>
          </table:table-cell>
          <table:table-cell office:value-type="float" office:value="183.781" calcext:value-type="float">
            <text:p>183.781</text:p>
          </table:table-cell>
          <table:table-cell office:value-type="float" office:value="870363" calcext:value-type="float">
            <text:p>870363</text:p>
          </table:table-cell>
          <table:table-cell office:value-type="float" office:value="45483" calcext:value-type="float">
            <text:p>45483</text:p>
          </table:table-cell>
          <table:table-cell office:value-type="float" office:value="2934" calcext:value-type="float">
            <text:p>2934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852648" calcext:value-type="float">
            <text:p>17852648</text:p>
          </table:table-cell>
          <table:table-cell office:value-type="float" office:value="1296848" calcext:value-type="float">
            <text:p>1296848</text:p>
          </table:table-cell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  <table:table-cell office:value-type="float" office:value="194.52" calcext:value-type="float">
            <text:p>194.52</text:p>
          </table:table-cell>
          <table:table-cell office:value-type="float" office:value="188.773" calcext:value-type="float">
            <text:p>188.773</text:p>
          </table:table-cell>
          <table:table-cell office:value-type="float" office:value="1050884" calcext:value-type="float">
            <text:p>1050884</text:p>
          </table:table-cell>
          <table:table-cell office:value-type="float" office:value="55375" calcext:value-type="float">
            <text:p>55375</text:p>
          </table:table-cell>
          <table:table-cell office:value-type="float" office:value="2929" calcext:value-type="float">
            <text:p>2929</text:p>
          </table:table-cell>
          <table:table-cell office:value-type="float" office:value="214" calcext:value-type="float">
            <text:p>214</text:p>
          </table:table-cell>
          <table:table-cell office:value-type="float" office:value="165.92" calcext:value-type="float">
            <text:p>165.92</text:p>
          </table:table-cell>
          <table:table-cell office:value-type="float" office:value="161.022" calcext:value-type="float">
            <text:p>161.022</text:p>
          </table:table-cell>
          <table:table-cell office:value-type="float" office:value="32866" calcext:value-type="float">
            <text:p>32866</text:p>
          </table:table-cell>
          <table:table-cell office:value-type="float" office:value="2769" calcext:value-type="float">
            <text:p>2769</text:p>
          </table:table-cell>
          <table:table-cell office:value-type="float" office:value="2937" calcext:value-type="float">
            <text:p>2937</text:p>
          </table:table-cell>
          <table:table-cell office:value-type="float" office:value="177" calcext:value-type="float">
            <text:p>177</text:p>
          </table:table-cell>
          <table:table-cell office:value-type="float" office:value="198.52" calcext:value-type="float">
            <text:p>198.52</text:p>
          </table:table-cell>
          <table:table-cell office:value-type="float" office:value="193.338" calcext:value-type="float">
            <text:p>193.338</text:p>
          </table:table-cell>
          <table:table-cell office:value-type="float" office:value="1138091" calcext:value-type="float">
            <text:p>1138091</text:p>
          </table:table-cell>
          <table:table-cell office:value-type="float" office:value="65388" calcext:value-type="float">
            <text:p>65388</text:p>
          </table:table-cell>
          <table:table-cell office:value-type="float" office:value="2929" calcext:value-type="float">
            <text:p>2929</text:p>
          </table:table-cell>
          <table:table-cell office:value-type="float" office:value="245" calcext:value-type="float">
            <text:p>245</text:p>
          </table:table-cell>
          <table:table-cell office:value-type="float" office:value="166.68" calcext:value-type="float">
            <text:p>166.68</text:p>
          </table:table-cell>
          <table:table-cell office:value-type="float" office:value="161.177" calcext:value-type="float">
            <text:p>161.177</text:p>
          </table:table-cell>
          <table:table-cell office:value-type="float" office:value="172647" calcext:value-type="float">
            <text:p>172647</text:p>
          </table:table-cell>
          <table:table-cell office:value-type="float" office:value="11427" calcext:value-type="float">
            <text:p>11427</text:p>
          </table:table-cell>
          <table:table-cell office:value-type="float" office:value="2932" calcext:value-type="float">
            <text:p>2932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190.703" calcext:value-type="float">
            <text:p>190.703</text:p>
          </table:table-cell>
          <table:table-cell office:value-type="float" office:value="1079894" calcext:value-type="float">
            <text:p>1079894</text:p>
          </table:table-cell>
          <table:table-cell office:value-type="float" office:value="60141" calcext:value-type="float">
            <text:p>60141</text:p>
          </table:table-cell>
          <table:table-cell office:value-type="float" office:value="2932" calcext:value-type="float">
            <text:p>2932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537150" calcext:value-type="float">
            <text:p>19537150</text:p>
          </table:table-cell>
          <table:table-cell office:value-type="float" office:value="1319039" calcext:value-type="float">
            <text:p>1319039</text:p>
          </table:table-cell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  <table:table-cell table:formula="of:=MIN([.$H46];[.$N46];[.$T46];[.$Z46];[.$AF46];[.$AL46];[.$AR46];[.$AX46];[.$BD46];[.$BJ46];[.$BP46];[.$BV46])" office:value-type="float" office:value="165.92" calcext:value-type="float">
            <text:p>165.92</text:p>
          </table:table-cell>
          <table:table-cell table:formula="of:=MIN([.$I46];[.$O46];[.$U46];[.$AA46];[.$AG46];[.$AM46];[.$AS46];[.$AY46];[.$BE46];[.$BK46];[.$BQ46];[.$BW46])" office:value-type="float" office:value="161.022" calcext:value-type="float">
            <text:p>161.022</text:p>
          </table:table-cell>
          <table:table-cell table:formula="of:=MIN([.$J46];[.$P46];[.$V46];[.$AB46];[.$AH46];[.$AN46];[.$AT46];[.$AZ46];[.$BF46];[.$BL46];[.$BR46];[.$BX46])" office:value-type="float" office:value="32866" calcext:value-type="float">
            <text:p>32866</text:p>
          </table:table-cell>
          <table:table-cell table:formula="of:=MIN([.$K46];[.$Q46];[.$W46];[.$AC46];[.$AI46];[.$AO46];[.$AU46];[.$BA46];[.$BG46];[.$BM46];[.$BS46];[.$BY46])" office:value-type="float" office:value="2769" calcext:value-type="float">
            <text:p>2769</text:p>
          </table:table-cell>
          <table:table-cell table:formula="of:=MIN([.$L46];[.$R46];[.$X46];[.$AD46];[.$AJ46];[.$AP46];[.$AV46];[.$BB46];[.$BH46];[.$BN46];[.$BT46];[.$BZ46])" office:value-type="float" office:value="2928" calcext:value-type="float">
            <text:p>2928</text:p>
          </table:table-cell>
          <table:table-cell table:formula="of:=MIN([.$M46];[.$S46];[.$Y46];[.$AE46];[.$AK46];[.$AQ46];[.$AW46];[.$BC46];[.$BI46];[.$BO46];[.$BU46];[.$CA46])" office:value-type="float" office:value="0" calcext:value-type="float">
            <text:p>0</text:p>
          </table:table-cell>
          <table:table-cell table:formula="of:=MEDIAN([.$H46];[.$N46];[.$T46];[.$Z46];[.$AF46];[.$AL46];[.$AR46];[.$AX46];[.$BD46];[.$BJ46];[.$BP46];[.$BV46])" office:value-type="float" office:value="197.26" calcext:value-type="float">
            <text:p>197.26</text:p>
          </table:table-cell>
          <table:table-cell table:formula="of:=MEDIAN([.$I46];[.$O46];[.$U46];[.$AA46];[.$AG46];[.$AM46];[.$AS46];[.$AY46];[.$BE46];[.$BK46];[.$BQ46];[.$BW46])" office:value-type="float" office:value="192.0205" calcext:value-type="float">
            <text:p>192.0205</text:p>
          </table:table-cell>
          <table:table-cell table:formula="of:=MEDIAN([.$J46];[.$P46];[.$V46];[.$AB46];[.$AH46];[.$AN46];[.$AT46];[.$AZ46];[.$BF46];[.$BL46];[.$BR46];[.$BX46])" office:value-type="float" office:value="1108992.5" calcext:value-type="float">
            <text:p>1108992.5</text:p>
          </table:table-cell>
          <table:table-cell table:formula="of:=MEDIAN([.$K46];[.$Q46];[.$W46];[.$AC46];[.$AI46];[.$AO46];[.$AU46];[.$BA46];[.$BG46];[.$BM46];[.$BS46];[.$BY46])" office:value-type="float" office:value="62764.5" calcext:value-type="float">
            <text:p>62764.5</text:p>
          </table:table-cell>
          <table:table-cell table:formula="of:=MEDIAN([.$L46];[.$R46];[.$X46];[.$AD46];[.$AJ46];[.$AP46];[.$AV46];[.$BB46];[.$BH46];[.$BN46];[.$BT46];[.$BZ46])" office:value-type="float" office:value="2934" calcext:value-type="float">
            <text:p>2934</text:p>
          </table:table-cell>
          <table:table-cell table:formula="of:=MEDIAN([.$M46];[.$S46];[.$Y46];[.$AE46];[.$AK46];[.$AQ46];[.$AW46];[.$BC46];[.$BI46];[.$BO46];[.$BU46];[.$CA46])" office:value-type="float" office:value="171.5" calcext:value-type="float">
            <text:p>171.5</text:p>
          </table:table-cell>
          <table:table-cell table:formula="of:=MAX([.$H46];[.$N46];[.$T46];[.$Z46];[.$AF46];[.$AL46];[.$AR46];[.$AX46];[.$BD46];[.$BJ46];[.$BP46];[.$BV46])" office:value-type="float" office:value="900" calcext:value-type="float">
            <text:p>900</text:p>
          </table:table-cell>
          <table:table-cell table:formula="of:=MAX([.$I46];[.$O46];[.$U46];[.$AA46];[.$AG46];[.$AM46];[.$AS46];[.$AY46];[.$BE46];[.$BK46];[.$BQ46];[.$BW46])" office:value-type="float" office:value="900" calcext:value-type="float">
            <text:p>900</text:p>
          </table:table-cell>
          <table:table-cell table:formula="of:=MAX([.$J46];[.$P46];[.$V46];[.$AB46];[.$AH46];[.$AN46];[.$AT46];[.$AZ46];[.$BF46];[.$BL46];[.$BR46];[.$BX46])" office:value-type="float" office:value="19537150" calcext:value-type="float">
            <text:p>19537150</text:p>
          </table:table-cell>
          <table:table-cell table:formula="of:=MAX([.$K46];[.$Q46];[.$W46];[.$AC46];[.$AI46];[.$AO46];[.$AU46];[.$BA46];[.$BG46];[.$BM46];[.$BS46];[.$BY46])" office:value-type="float" office:value="1319039" calcext:value-type="float">
            <text:p>1319039</text:p>
          </table:table-cell>
          <table:table-cell table:formula="of:=MAX([.$L46];[.$R46];[.$X46];[.$AD46];[.$AJ46];[.$AP46];[.$AV46];[.$BB46];[.$BH46];[.$BN46];[.$BT46];[.$BZ46])" office:value-type="float" office:value="3025" calcext:value-type="float">
            <text:p>3025</text:p>
          </table:table-cell>
          <table:table-cell table:formula="of:=MAX([.$M46];[.$S46];[.$Y46];[.$AE46];[.$AK46];[.$AQ46];[.$AW46];[.$BC46];[.$BI46];[.$BO46];[.$BU46];[.$CA46])"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18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5811" calcext:value-type="float">
            <text:p>845811</text:p>
          </table:table-cell>
          <table:table-cell office:value-type="float" office:value="698070" calcext:value-type="float">
            <text:p>698070</text:p>
          </table:table-cell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38956" calcext:value-type="float">
            <text:p>8338956</text:p>
          </table:table-cell>
          <table:table-cell office:value-type="float" office:value="584948" calcext:value-type="float">
            <text:p>584948</text:p>
          </table:table-cell>
          <table:table-cell office:value-type="float" office:value="5545" calcext:value-type="float">
            <text:p>5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181491" calcext:value-type="float">
            <text:p>2181491</text:p>
          </table:table-cell>
          <table:table-cell office:value-type="float" office:value="378588" calcext:value-type="float">
            <text:p>378588</text:p>
          </table:table-cell>
          <table:table-cell office:value-type="float" office:value="5682" calcext:value-type="float">
            <text:p>56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74210" calcext:value-type="float">
            <text:p>7874210</text:p>
          </table:table-cell>
          <table:table-cell office:value-type="float" office:value="612774" calcext:value-type="float">
            <text:p>612774</text:p>
          </table:table-cell>
          <table:table-cell office:value-type="float" office:value="5549" calcext:value-type="float">
            <text:p>55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99779" calcext:value-type="float">
            <text:p>2599779</text:p>
          </table:table-cell>
          <table:table-cell office:value-type="float" office:value="459142" calcext:value-type="float">
            <text:p>459142</text:p>
          </table:table-cell>
          <table:table-cell office:value-type="float" office:value="5681" calcext:value-type="float">
            <text:p>56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25940" calcext:value-type="float">
            <text:p>7825940</text:p>
          </table:table-cell>
          <table:table-cell office:value-type="float" office:value="608516" calcext:value-type="float">
            <text:p>608516</text:p>
          </table:table-cell>
          <table:table-cell office:value-type="float" office:value="5554" calcext:value-type="float">
            <text:p>55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24447" calcext:value-type="float">
            <text:p>2424447</text:p>
          </table:table-cell>
          <table:table-cell office:value-type="float" office:value="410412" calcext:value-type="float">
            <text:p>410412</text:p>
          </table:table-cell>
          <table:table-cell office:value-type="float" office:value="5667" calcext:value-type="float">
            <text:p>5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19910" calcext:value-type="float">
            <text:p>8319910</text:p>
          </table:table-cell>
          <table:table-cell office:value-type="float" office:value="607043" calcext:value-type="float">
            <text:p>607043</text:p>
          </table:table-cell>
          <table:table-cell office:value-type="float" office:value="5548" calcext:value-type="float">
            <text:p>55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85819" calcext:value-type="float">
            <text:p>2485819</text:p>
          </table:table-cell>
          <table:table-cell office:value-type="float" office:value="412891" calcext:value-type="float">
            <text:p>412891</text:p>
          </table:table-cell>
          <table:table-cell office:value-type="float" office:value="5689" calcext:value-type="float">
            <text:p>56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12518" calcext:value-type="float">
            <text:p>8412518</text:p>
          </table:table-cell>
          <table:table-cell office:value-type="float" office:value="609978" calcext:value-type="float">
            <text:p>609978</text:p>
          </table:table-cell>
          <table:table-cell office:value-type="float" office:value="5550" calcext:value-type="float">
            <text:p>55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07863" calcext:value-type="float">
            <text:p>2707863</text:p>
          </table:table-cell>
          <table:table-cell office:value-type="float" office:value="455301" calcext:value-type="float">
            <text:p>455301</text:p>
          </table:table-cell>
          <table:table-cell office:value-type="float" office:value="5647" calcext:value-type="float">
            <text:p>56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90336" calcext:value-type="float">
            <text:p>8390336</text:p>
          </table:table-cell>
          <table:table-cell office:value-type="float" office:value="616246" calcext:value-type="float">
            <text:p>616246</text:p>
          </table:table-cell>
          <table:table-cell office:value-type="float" office:value="5547" calcext:value-type="float">
            <text:p>55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985512" calcext:value-type="float">
            <text:p>2985512</text:p>
          </table:table-cell>
          <table:table-cell office:value-type="float" office:value="478994" calcext:value-type="float">
            <text:p>478994</text:p>
          </table:table-cell>
          <table:table-cell office:value-type="float" office:value="5669" calcext:value-type="float">
            <text:p>5669</text:p>
          </table:table-cell>
          <table:table-cell office:value-type="float" office:value="0" calcext:value-type="float">
            <text:p>0</text:p>
          </table:table-cell>
          <table:table-cell table:formula="of:=MIN([.$H47];[.$N47];[.$T47];[.$Z47];[.$AF47];[.$AL47];[.$AR47];[.$AX47];[.$BD47];[.$BJ47];[.$BP47];[.$BV47])" office:value-type="float" office:value="900" calcext:value-type="float">
            <text:p>900</text:p>
          </table:table-cell>
          <table:table-cell table:formula="of:=MIN([.$I47];[.$O47];[.$U47];[.$AA47];[.$AG47];[.$AM47];[.$AS47];[.$AY47];[.$BE47];[.$BK47];[.$BQ47];[.$BW47])" office:value-type="float" office:value="900" calcext:value-type="float">
            <text:p>900</text:p>
          </table:table-cell>
          <table:table-cell table:formula="of:=MIN([.$J47];[.$P47];[.$V47];[.$AB47];[.$AH47];[.$AN47];[.$AT47];[.$AZ47];[.$BF47];[.$BL47];[.$BR47];[.$BX47])" office:value-type="float" office:value="2181491" calcext:value-type="float">
            <text:p>2181491</text:p>
          </table:table-cell>
          <table:table-cell table:formula="of:=MIN([.$K47];[.$Q47];[.$W47];[.$AC47];[.$AI47];[.$AO47];[.$AU47];[.$BA47];[.$BG47];[.$BM47];[.$BS47];[.$BY47])" office:value-type="float" office:value="378588" calcext:value-type="float">
            <text:p>378588</text:p>
          </table:table-cell>
          <table:table-cell table:formula="of:=MIN([.$L47];[.$R47];[.$X47];[.$AD47];[.$AJ47];[.$AP47];[.$AV47];[.$BB47];[.$BH47];[.$BN47];[.$BT47];[.$BZ47])" office:value-type="float" office:value="5545" calcext:value-type="float">
            <text:p>5545</text:p>
          </table:table-cell>
          <table:table-cell table:formula="of:=MIN([.$M47];[.$S47];[.$Y47];[.$AE47];[.$AK47];[.$AQ47];[.$AW47];[.$BC47];[.$BI47];[.$BO47];[.$BU47];[.$CA47])" office:value-type="float" office:value="0" calcext:value-type="float">
            <text:p>0</text:p>
          </table:table-cell>
          <table:table-cell table:formula="of:=MEDIAN([.$H47];[.$N47];[.$T47];[.$Z47];[.$AF47];[.$AL47];[.$AR47];[.$AX47];[.$BD47];[.$BJ47];[.$BP47];[.$BV47])" office:value-type="float" office:value="900" calcext:value-type="float">
            <text:p>900</text:p>
          </table:table-cell>
          <table:table-cell table:formula="of:=MEDIAN([.$I47];[.$O47];[.$U47];[.$AA47];[.$AG47];[.$AM47];[.$AS47];[.$AY47];[.$BE47];[.$BK47];[.$BQ47];[.$BW47])" office:value-type="float" office:value="900" calcext:value-type="float">
            <text:p>900</text:p>
          </table:table-cell>
          <table:table-cell table:formula="of:=MEDIAN([.$J47];[.$P47];[.$V47];[.$AB47];[.$AH47];[.$AN47];[.$AT47];[.$AZ47];[.$BF47];[.$BL47];[.$BR47];[.$BX47])" office:value-type="float" office:value="5405726" calcext:value-type="float">
            <text:p>5405726</text:p>
          </table:table-cell>
          <table:table-cell table:formula="of:=MEDIAN([.$K47];[.$Q47];[.$W47];[.$AC47];[.$AI47];[.$AO47];[.$AU47];[.$BA47];[.$BG47];[.$BM47];[.$BS47];[.$BY47])" office:value-type="float" office:value="531971" calcext:value-type="float">
            <text:p>531971</text:p>
          </table:table-cell>
          <table:table-cell table:formula="of:=MEDIAN([.$L47];[.$R47];[.$X47];[.$AD47];[.$AJ47];[.$AP47];[.$AV47];[.$BB47];[.$BH47];[.$BN47];[.$BT47];[.$BZ47])" office:value-type="float" office:value="5600.5" calcext:value-type="float">
            <text:p>5600.5</text:p>
          </table:table-cell>
          <table:table-cell table:formula="of:=MEDIAN([.$M47];[.$S47];[.$Y47];[.$AE47];[.$AK47];[.$AQ47];[.$AW47];[.$BC47];[.$BI47];[.$BO47];[.$BU47];[.$CA47])" office:value-type="float" office:value="0" calcext:value-type="float">
            <text:p>0</text:p>
          </table:table-cell>
          <table:table-cell table:formula="of:=MAX([.$H47];[.$N47];[.$T47];[.$Z47];[.$AF47];[.$AL47];[.$AR47];[.$AX47];[.$BD47];[.$BJ47];[.$BP47];[.$BV47])" office:value-type="float" office:value="900" calcext:value-type="float">
            <text:p>900</text:p>
          </table:table-cell>
          <table:table-cell table:formula="of:=MAX([.$I47];[.$O47];[.$U47];[.$AA47];[.$AG47];[.$AM47];[.$AS47];[.$AY47];[.$BE47];[.$BK47];[.$BQ47];[.$BW47])" office:value-type="float" office:value="900" calcext:value-type="float">
            <text:p>900</text:p>
          </table:table-cell>
          <table:table-cell table:formula="of:=MAX([.$J47];[.$P47];[.$V47];[.$AB47];[.$AH47];[.$AN47];[.$AT47];[.$AZ47];[.$BF47];[.$BL47];[.$BR47];[.$BX47])" office:value-type="float" office:value="8412518" calcext:value-type="float">
            <text:p>8412518</text:p>
          </table:table-cell>
          <table:table-cell table:formula="of:=MAX([.$K47];[.$Q47];[.$W47];[.$AC47];[.$AI47];[.$AO47];[.$AU47];[.$BA47];[.$BG47];[.$BM47];[.$BS47];[.$BY47])" office:value-type="float" office:value="616246" calcext:value-type="float">
            <text:p>616246</text:p>
          </table:table-cell>
          <table:table-cell table:formula="of:=MAX([.$L47];[.$R47];[.$X47];[.$AD47];[.$AJ47];[.$AP47];[.$AV47];[.$BB47];[.$BH47];[.$BN47];[.$BT47];[.$BZ47])" office:value-type="float" office:value="5689" calcext:value-type="float">
            <text:p>5689</text:p>
          </table:table-cell>
          <table:table-cell table:formula="of:=MAX([.$M47];[.$S47];[.$Y47];[.$AE47];[.$AK47];[.$AQ47];[.$AW47];[.$BC47];[.$BI47];[.$BO47];[.$BU47];[.$CA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7.lp</text:p>
          </table:table-cell>
          <table:table-cell office:value-type="float" office:value="0.24" calcext:value-type="float">
            <text:p>0.24</text:p>
          </table:table-cell>
          <table:table-cell office:value-type="float" office:value="0.171" calcext:value-type="float">
            <text:p>0.171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813" calcext:value-type="float">
            <text:p>0.813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794" calcext:value-type="float">
            <text:p>0.794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821" calcext:value-type="float">
            <text:p>0.82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748" calcext:value-type="float">
            <text:p>0.748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746" calcext:value-type="float">
            <text:p>0.746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91" calcext:value-type="float">
            <text:p>0.91</text:p>
          </table:table-cell>
          <table:table-cell office:value-type="float" office:value="0.79" calcext:value-type="float">
            <text:p>0.79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825" calcext:value-type="float">
            <text:p>0.825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92" calcext:value-type="float">
            <text:p>0.92</text:p>
          </table:table-cell>
          <table:table-cell office:value-type="float" office:value="0.805" calcext:value-type="float">
            <text:p>0.805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.97" calcext:value-type="float">
            <text:p>0.97</text:p>
          </table:table-cell>
          <table:table-cell office:value-type="float" office:value="0.838" calcext:value-type="float">
            <text:p>0.838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0.762" calcext:value-type="float">
            <text:p>0.762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.92" calcext:value-type="float">
            <text:p>0.92</text:p>
          </table:table-cell>
          <table:table-cell office:value-type="float" office:value="0.781" calcext:value-type="float">
            <text:p>0.78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.87" calcext:value-type="float">
            <text:p>0.87</text:p>
          </table:table-cell>
          <table:table-cell office:value-type="float" office:value="0.757" calcext:value-type="float">
            <text:p>0.757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MIN([.$H48];[.$N48];[.$T48];[.$Z48];[.$AF48];[.$AL48];[.$AR48];[.$AX48];[.$BD48];[.$BJ48];[.$BP48];[.$BV48])" office:value-type="float" office:value="0.85" calcext:value-type="float">
            <text:p>0.85</text:p>
          </table:table-cell>
          <table:table-cell table:formula="of:=MIN([.$I48];[.$O48];[.$U48];[.$AA48];[.$AG48];[.$AM48];[.$AS48];[.$AY48];[.$BE48];[.$BK48];[.$BQ48];[.$BW48])" office:value-type="float" office:value="0.746" calcext:value-type="float">
            <text:p>0.746</text:p>
          </table:table-cell>
          <table:table-cell table:formula="of:=MIN([.$J48];[.$P48];[.$V48];[.$AB48];[.$AH48];[.$AN48];[.$AT48];[.$AZ48];[.$BF48];[.$BL48];[.$BR48];[.$BX48])" office:value-type="float" office:value="71" calcext:value-type="float">
            <text:p>71</text:p>
          </table:table-cell>
          <table:table-cell table:formula="of:=MIN([.$K48];[.$Q48];[.$W48];[.$AC48];[.$AI48];[.$AO48];[.$AU48];[.$BA48];[.$BG48];[.$BM48];[.$BS48];[.$BY48])" office:value-type="float" office:value="7" calcext:value-type="float">
            <text:p>7</text:p>
          </table:table-cell>
          <table:table-cell table:formula="of:=MIN([.$L48];[.$R48];[.$X48];[.$AD48];[.$AJ48];[.$AP48];[.$AV48];[.$BB48];[.$BH48];[.$BN48];[.$BT48];[.$BZ48])" office:value-type="float" office:value="31" calcext:value-type="float">
            <text:p>31</text:p>
          </table:table-cell>
          <table:table-cell table:formula="of:=MIN([.$M48];[.$S48];[.$Y48];[.$AE48];[.$AK48];[.$AQ48];[.$AW48];[.$BC48];[.$BI48];[.$BO48];[.$BU48];[.$CA48])" office:value-type="float" office:value="0" calcext:value-type="float">
            <text:p>0</text:p>
          </table:table-cell>
          <table:table-cell table:formula="of:=MEDIAN([.$H48];[.$N48];[.$T48];[.$Z48];[.$AF48];[.$AL48];[.$AR48];[.$AX48];[.$BD48];[.$BJ48];[.$BP48];[.$BV48])" office:value-type="float" office:value="0.92" calcext:value-type="float">
            <text:p>0.92</text:p>
          </table:table-cell>
          <table:table-cell table:formula="of:=MEDIAN([.$I48];[.$O48];[.$U48];[.$AA48];[.$AG48];[.$AM48];[.$AS48];[.$AY48];[.$BE48];[.$BK48];[.$BQ48];[.$BW48])" office:value-type="float" office:value="0.792" calcext:value-type="float">
            <text:p>0.792</text:p>
          </table:table-cell>
          <table:table-cell table:formula="of:=MEDIAN([.$J48];[.$P48];[.$V48];[.$AB48];[.$AH48];[.$AN48];[.$AT48];[.$AZ48];[.$BF48];[.$BL48];[.$BR48];[.$BX48])" office:value-type="float" office:value="89.5" calcext:value-type="float">
            <text:p>89.5</text:p>
          </table:table-cell>
          <table:table-cell table:formula="of:=MEDIAN([.$K48];[.$Q48];[.$W48];[.$AC48];[.$AI48];[.$AO48];[.$AU48];[.$BA48];[.$BG48];[.$BM48];[.$BS48];[.$BY48])" office:value-type="float" office:value="13" calcext:value-type="float">
            <text:p>13</text:p>
          </table:table-cell>
          <table:table-cell table:formula="of:=MEDIAN([.$L48];[.$R48];[.$X48];[.$AD48];[.$AJ48];[.$AP48];[.$AV48];[.$BB48];[.$BH48];[.$BN48];[.$BT48];[.$BZ48])" office:value-type="float" office:value="32" calcext:value-type="float">
            <text:p>32</text:p>
          </table:table-cell>
          <table:table-cell table:formula="of:=MEDIAN([.$M48];[.$S48];[.$Y48];[.$AE48];[.$AK48];[.$AQ48];[.$AW48];[.$BC48];[.$BI48];[.$BO48];[.$BU48];[.$CA48])" office:value-type="float" office:value="5" calcext:value-type="float">
            <text:p>5</text:p>
          </table:table-cell>
          <table:table-cell table:formula="of:=MAX([.$H48];[.$N48];[.$T48];[.$Z48];[.$AF48];[.$AL48];[.$AR48];[.$AX48];[.$BD48];[.$BJ48];[.$BP48];[.$BV48])" office:value-type="float" office:value="0.97" calcext:value-type="float">
            <text:p>0.97</text:p>
          </table:table-cell>
          <table:table-cell table:formula="of:=MAX([.$I48];[.$O48];[.$U48];[.$AA48];[.$AG48];[.$AM48];[.$AS48];[.$AY48];[.$BE48];[.$BK48];[.$BQ48];[.$BW48])" office:value-type="float" office:value="0.838" calcext:value-type="float">
            <text:p>0.838</text:p>
          </table:table-cell>
          <table:table-cell table:formula="of:=MAX([.$J48];[.$P48];[.$V48];[.$AB48];[.$AH48];[.$AN48];[.$AT48];[.$AZ48];[.$BF48];[.$BL48];[.$BR48];[.$BX48])" office:value-type="float" office:value="173" calcext:value-type="float">
            <text:p>173</text:p>
          </table:table-cell>
          <table:table-cell table:formula="of:=MAX([.$K48];[.$Q48];[.$W48];[.$AC48];[.$AI48];[.$AO48];[.$AU48];[.$BA48];[.$BG48];[.$BM48];[.$BS48];[.$BY48])" office:value-type="float" office:value="18" calcext:value-type="float">
            <text:p>18</text:p>
          </table:table-cell>
          <table:table-cell table:formula="of:=MAX([.$L48];[.$R48];[.$X48];[.$AD48];[.$AJ48];[.$AP48];[.$AV48];[.$BB48];[.$BH48];[.$BN48];[.$BT48];[.$BZ48])" office:value-type="float" office:value="33" calcext:value-type="float">
            <text:p>33</text:p>
          </table:table-cell>
          <table:table-cell table:formula="of:=MAX([.$M48];[.$S48];[.$Y48];[.$AE48];[.$AK48];[.$AQ48];[.$AW48];[.$BC48];[.$BI48];[.$BO48];[.$BU48];[.$CA4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9.lp</text:p>
          </table:table-cell>
          <table:table-cell office:value-type="float" office:value="0.36" calcext:value-type="float">
            <text:p>0.36</text:p>
          </table:table-cell>
          <table:table-cell office:value-type="float" office:value="0.271" calcext:value-type="float">
            <text:p>0.271</text:p>
          </table:table-cell>
          <table:table-cell office:value-type="float" office:value="339" calcext:value-type="float">
            <text:p>339</text:p>
          </table:table-cell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1.278" calcext:value-type="float">
            <text:p>1.278</text:p>
          </table:table-cell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1.313" calcext:value-type="float">
            <text:p>1.313</text:p>
          </table:table-cell>
          <table:table-cell office:value-type="float" office:value="665" calcext:value-type="float">
            <text:p>665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1.254" calcext:value-type="float">
            <text:p>1.254</text:p>
          </table:table-cell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1.258" calcext:value-type="float">
            <text:p>1.258</text:p>
          </table:table-cell>
          <table:table-cell office:value-type="float" office:value="665" calcext:value-type="float">
            <text:p>665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1.302" calcext:value-type="float">
            <text:p>1.302</text:p>
          </table:table-cell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1.514" calcext:value-type="float">
            <text:p>1.514</text:p>
          </table:table-cell>
          <table:table-cell office:value-type="float" office:value="665" calcext:value-type="float">
            <text:p>665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1.242" calcext:value-type="float">
            <text:p>1.242</text:p>
          </table:table-cell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1.266" calcext:value-type="float">
            <text:p>1.266</text:p>
          </table:table-cell>
          <table:table-cell office:value-type="float" office:value="665" calcext:value-type="float">
            <text:p>665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.272" calcext:value-type="float">
            <text:p>1.272</text:p>
          </table:table-cell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1.297" calcext:value-type="float">
            <text:p>1.297</text:p>
          </table:table-cell>
          <table:table-cell office:value-type="float" office:value="665" calcext:value-type="float">
            <text:p>665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.264" calcext:value-type="float">
            <text:p>1.264</text:p>
          </table:table-cell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1.332" calcext:value-type="float">
            <text:p>1.332</text:p>
          </table:table-cell>
          <table:table-cell office:value-type="float" office:value="665" calcext:value-type="float">
            <text:p>665</text:p>
          </table:table-cell>
          <table:table-cell office:value-type="float" office:value="172" calcext:value-type="float">
            <text:p>17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MIN([.$H49];[.$N49];[.$T49];[.$Z49];[.$AF49];[.$AL49];[.$AR49];[.$AX49];[.$BD49];[.$BJ49];[.$BP49];[.$BV49])" office:value-type="float" office:value="1.36" calcext:value-type="float">
            <text:p>1.36</text:p>
          </table:table-cell>
          <table:table-cell table:formula="of:=MIN([.$I49];[.$O49];[.$U49];[.$AA49];[.$AG49];[.$AM49];[.$AS49];[.$AY49];[.$BE49];[.$BK49];[.$BQ49];[.$BW49])" office:value-type="float" office:value="1.242" calcext:value-type="float">
            <text:p>1.242</text:p>
          </table:table-cell>
          <table:table-cell table:formula="of:=MIN([.$J49];[.$P49];[.$V49];[.$AB49];[.$AH49];[.$AN49];[.$AT49];[.$AZ49];[.$BF49];[.$BL49];[.$BR49];[.$BX49])" office:value-type="float" office:value="229" calcext:value-type="float">
            <text:p>229</text:p>
          </table:table-cell>
          <table:table-cell table:formula="of:=MIN([.$K49];[.$Q49];[.$W49];[.$AC49];[.$AI49];[.$AO49];[.$AU49];[.$BA49];[.$BG49];[.$BM49];[.$BS49];[.$BY49])" office:value-type="float" office:value="50" calcext:value-type="float">
            <text:p>50</text:p>
          </table:table-cell>
          <table:table-cell table:formula="of:=MIN([.$L49];[.$R49];[.$X49];[.$AD49];[.$AJ49];[.$AP49];[.$AV49];[.$BB49];[.$BH49];[.$BN49];[.$BT49];[.$BZ49])" office:value-type="float" office:value="41" calcext:value-type="float">
            <text:p>41</text:p>
          </table:table-cell>
          <table:table-cell table:formula="of:=MIN([.$M49];[.$S49];[.$Y49];[.$AE49];[.$AK49];[.$AQ49];[.$AW49];[.$BC49];[.$BI49];[.$BO49];[.$BU49];[.$CA49])" office:value-type="float" office:value="0" calcext:value-type="float">
            <text:p>0</text:p>
          </table:table-cell>
          <table:table-cell table:formula="of:=MEDIAN([.$H49];[.$N49];[.$T49];[.$Z49];[.$AF49];[.$AL49];[.$AR49];[.$AX49];[.$BD49];[.$BJ49];[.$BP49];[.$BV49])" office:value-type="float" office:value="1.42" calcext:value-type="float">
            <text:p>1.42</text:p>
          </table:table-cell>
          <table:table-cell table:formula="of:=MEDIAN([.$I49];[.$O49];[.$U49];[.$AA49];[.$AG49];[.$AM49];[.$AS49];[.$AY49];[.$BE49];[.$BK49];[.$BQ49];[.$BW49])" office:value-type="float" office:value="1.275" calcext:value-type="float">
            <text:p>1.275</text:p>
          </table:table-cell>
          <table:table-cell table:formula="of:=MEDIAN([.$J49];[.$P49];[.$V49];[.$AB49];[.$AH49];[.$AN49];[.$AT49];[.$AZ49];[.$BF49];[.$BL49];[.$BR49];[.$BX49])" office:value-type="float" office:value="447" calcext:value-type="float">
            <text:p>447</text:p>
          </table:table-cell>
          <table:table-cell table:formula="of:=MEDIAN([.$K49];[.$Q49];[.$W49];[.$AC49];[.$AI49];[.$AO49];[.$AU49];[.$BA49];[.$BG49];[.$BM49];[.$BS49];[.$BY49])" office:value-type="float" office:value="111" calcext:value-type="float">
            <text:p>111</text:p>
          </table:table-cell>
          <table:table-cell table:formula="of:=MEDIAN([.$L49];[.$R49];[.$X49];[.$AD49];[.$AJ49];[.$AP49];[.$AV49];[.$BB49];[.$BH49];[.$BN49];[.$BT49];[.$BZ49])" office:value-type="float" office:value="42" calcext:value-type="float">
            <text:p>42</text:p>
          </table:table-cell>
          <table:table-cell table:formula="of:=MEDIAN([.$M49];[.$S49];[.$Y49];[.$AE49];[.$AK49];[.$AQ49];[.$AW49];[.$BC49];[.$BI49];[.$BO49];[.$BU49];[.$CA49])" office:value-type="float" office:value="0" calcext:value-type="float">
            <text:p>0</text:p>
          </table:table-cell>
          <table:table-cell table:formula="of:=MAX([.$H49];[.$N49];[.$T49];[.$Z49];[.$AF49];[.$AL49];[.$AR49];[.$AX49];[.$BD49];[.$BJ49];[.$BP49];[.$BV49])" office:value-type="float" office:value="1.64" calcext:value-type="float">
            <text:p>1.64</text:p>
          </table:table-cell>
          <table:table-cell table:formula="of:=MAX([.$I49];[.$O49];[.$U49];[.$AA49];[.$AG49];[.$AM49];[.$AS49];[.$AY49];[.$BE49];[.$BK49];[.$BQ49];[.$BW49])" office:value-type="float" office:value="1.514" calcext:value-type="float">
            <text:p>1.514</text:p>
          </table:table-cell>
          <table:table-cell table:formula="of:=MAX([.$J49];[.$P49];[.$V49];[.$AB49];[.$AH49];[.$AN49];[.$AT49];[.$AZ49];[.$BF49];[.$BL49];[.$BR49];[.$BX49])" office:value-type="float" office:value="665" calcext:value-type="float">
            <text:p>665</text:p>
          </table:table-cell>
          <table:table-cell table:formula="of:=MAX([.$K49];[.$Q49];[.$W49];[.$AC49];[.$AI49];[.$AO49];[.$AU49];[.$BA49];[.$BG49];[.$BM49];[.$BS49];[.$BY49])" office:value-type="float" office:value="172" calcext:value-type="float">
            <text:p>172</text:p>
          </table:table-cell>
          <table:table-cell table:formula="of:=MAX([.$L49];[.$R49];[.$X49];[.$AD49];[.$AJ49];[.$AP49];[.$AV49];[.$BB49];[.$BH49];[.$BN49];[.$BT49];[.$BZ49])" office:value-type="float" office:value="44" calcext:value-type="float">
            <text:p>44</text:p>
          </table:table-cell>
          <table:table-cell table:formula="of:=MAX([.$M49];[.$S49];[.$Y49];[.$AE49];[.$AK49];[.$AQ49];[.$AW49];[.$BC49];[.$BI49];[.$BO49];[.$BU49];[.$CA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38.lp</text:p>
          </table:table-cell>
          <table:table-cell office:value-type="float" office:value="2.73" calcext:value-type="float">
            <text:p>2.73</text:p>
          </table:table-cell>
          <table:table-cell office:value-type="float" office:value="2.482" calcext:value-type="float">
            <text:p>2.482</text:p>
          </table:table-cell>
          <table:table-cell office:value-type="float" office:value="21122" calcext:value-type="float">
            <text:p>21122</text:p>
          </table:table-cell>
          <table:table-cell office:value-type="float" office:value="16565" calcext:value-type="float">
            <text:p>1656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3.285" calcext:value-type="float">
            <text:p>3.285</text:p>
          </table:table-cell>
          <table:table-cell office:value-type="float" office:value="6614" calcext:value-type="float">
            <text:p>6614</text:p>
          </table:table-cell>
          <table:table-cell office:value-type="float" office:value="5067" calcext:value-type="float">
            <text:p>506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829" calcext:value-type="float">
            <text:p>2.829</text:p>
          </table:table-cell>
          <table:table-cell office:value-type="float" office:value="7001" calcext:value-type="float">
            <text:p>7001</text:p>
          </table:table-cell>
          <table:table-cell office:value-type="float" office:value="1864" calcext:value-type="float">
            <text:p>186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2.833" calcext:value-type="float">
            <text:p>2.833</text:p>
          </table:table-cell>
          <table:table-cell office:value-type="float" office:value="2317" calcext:value-type="float">
            <text:p>2317</text:p>
          </table:table-cell>
          <table:table-cell office:value-type="float" office:value="1600" calcext:value-type="float">
            <text:p>1600</text:p>
          </table:table-cell>
          <table:table-cell office:value-type="float" office:value="74" calcext:value-type="float">
            <text:p>74</text:p>
          </table:table-cell>
          <table:table-cell office:value-type="float" office:value="498" calcext:value-type="float">
            <text:p>498</text:p>
          </table:table-cell>
          <table:table-cell office:value-type="float" office:value="3.98" calcext:value-type="float">
            <text:p>3.98</text:p>
          </table:table-cell>
          <table:table-cell office:value-type="float" office:value="2.94" calcext:value-type="float">
            <text:p>2.94</text:p>
          </table:table-cell>
          <table:table-cell office:value-type="float" office:value="7176" calcext:value-type="float">
            <text:p>7176</text:p>
          </table:table-cell>
          <table:table-cell office:value-type="float" office:value="1948" calcext:value-type="float">
            <text:p>1948</text:p>
          </table:table-cell>
          <table:table-cell office:value-type="float" office:value="79" calcext:value-type="float">
            <text:p>79</text:p>
          </table:table-cell>
          <table:table-cell office:value-type="float" office:value="439" calcext:value-type="float">
            <text:p>439</text:p>
          </table:table-cell>
          <table:table-cell office:value-type="float" office:value="3.95" calcext:value-type="float">
            <text:p>3.95</text:p>
          </table:table-cell>
          <table:table-cell office:value-type="float" office:value="2.986" calcext:value-type="float">
            <text:p>2.986</text:p>
          </table:table-cell>
          <table:table-cell office:value-type="float" office:value="2317" calcext:value-type="float">
            <text:p>2317</text:p>
          </table:table-cell>
          <table:table-cell office:value-type="float" office:value="1600" calcext:value-type="float">
            <text:p>1600</text:p>
          </table:table-cell>
          <table:table-cell office:value-type="float" office:value="73" calcext:value-type="float">
            <text:p>73</text:p>
          </table:table-cell>
          <table:table-cell office:value-type="float" office:value="498" calcext:value-type="float">
            <text:p>498</text:p>
          </table:table-cell>
          <table:table-cell office:value-type="float" office:value="4.53" calcext:value-type="float">
            <text:p>4.53</text:p>
          </table:table-cell>
          <table:table-cell office:value-type="float" office:value="2.935" calcext:value-type="float">
            <text:p>2.935</text:p>
          </table:table-cell>
          <table:table-cell office:value-type="float" office:value="5766" calcext:value-type="float">
            <text:p>5766</text:p>
          </table:table-cell>
          <table:table-cell office:value-type="float" office:value="1649" calcext:value-type="float">
            <text:p>1649</text:p>
          </table:table-cell>
          <table:table-cell office:value-type="float" office:value="81" calcext:value-type="float">
            <text:p>81</text:p>
          </table:table-cell>
          <table:table-cell office:value-type="float" office:value="517" calcext:value-type="float">
            <text:p>517</text:p>
          </table:table-cell>
          <table:table-cell office:value-type="float" office:value="3.62" calcext:value-type="float">
            <text:p>3.62</text:p>
          </table:table-cell>
          <table:table-cell office:value-type="float" office:value="3.049" calcext:value-type="float">
            <text:p>3.049</text:p>
          </table:table-cell>
          <table:table-cell office:value-type="float" office:value="3583" calcext:value-type="float">
            <text:p>3583</text:p>
          </table:table-cell>
          <table:table-cell office:value-type="float" office:value="2520" calcext:value-type="float">
            <text:p>2520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office:value-type="float" office:value="3.51" calcext:value-type="float">
            <text:p>3.51</text:p>
          </table:table-cell>
          <table:table-cell office:value-type="float" office:value="2.867" calcext:value-type="float">
            <text:p>2.867</text:p>
          </table:table-cell>
          <table:table-cell office:value-type="float" office:value="6122" calcext:value-type="float">
            <text:p>6122</text:p>
          </table:table-cell>
          <table:table-cell office:value-type="float" office:value="1776" calcext:value-type="float">
            <text:p>1776</text:p>
          </table:table-cell>
          <table:table-cell office:value-type="float" office:value="74" calcext:value-type="float">
            <text:p>74</text:p>
          </table:table-cell>
          <table:table-cell office:value-type="float" office:value="347" calcext:value-type="float">
            <text:p>347</text:p>
          </table:table-cell>
          <table:table-cell office:value-type="float" office:value="3.45" calcext:value-type="float">
            <text:p>3.45</text:p>
          </table:table-cell>
          <table:table-cell office:value-type="float" office:value="2.811" calcext:value-type="float">
            <text:p>2.811</text:p>
          </table:table-cell>
          <table:table-cell office:value-type="float" office:value="2293" calcext:value-type="float">
            <text:p>2293</text:p>
          </table:table-cell>
          <table:table-cell office:value-type="float" office:value="1541" calcext:value-type="float">
            <text:p>1541</text:p>
          </table:table-cell>
          <table:table-cell office:value-type="float" office:value="66" calcext:value-type="float">
            <text:p>66</text:p>
          </table:table-cell>
          <table:table-cell office:value-type="float" office:value="174" calcext:value-type="float">
            <text:p>174</text:p>
          </table:table-cell>
          <table:table-cell office:value-type="float" office:value="4.13" calcext:value-type="float">
            <text:p>4.13</text:p>
          </table:table-cell>
          <table:table-cell office:value-type="float" office:value="2.939" calcext:value-type="float">
            <text:p>2.939</text:p>
          </table:table-cell>
          <table:table-cell office:value-type="float" office:value="4466" calcext:value-type="float">
            <text:p>4466</text:p>
          </table:table-cell>
          <table:table-cell office:value-type="float" office:value="1314" calcext:value-type="float">
            <text:p>1314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3.92" calcext:value-type="float">
            <text:p>3.92</text:p>
          </table:table-cell>
          <table:table-cell office:value-type="float" office:value="2.95" calcext:value-type="float">
            <text:p>2.95</text:p>
          </table:table-cell>
          <table:table-cell office:value-type="float" office:value="3174" calcext:value-type="float">
            <text:p>3174</text:p>
          </table:table-cell>
          <table:table-cell office:value-type="float" office:value="2228" calcext:value-type="float">
            <text:p>2228</text:p>
          </table:table-cell>
          <table:table-cell office:value-type="float" office:value="71" calcext:value-type="float">
            <text:p>71</text:p>
          </table:table-cell>
          <table:table-cell office:value-type="float" office:value="414" calcext:value-type="float">
            <text:p>414</text:p>
          </table:table-cell>
          <table:table-cell office:value-type="float" office:value="4.04" calcext:value-type="float">
            <text:p>4.04</text:p>
          </table:table-cell>
          <table:table-cell office:value-type="float" office:value="3.06" calcext:value-type="float">
            <text:p>3.06</text:p>
          </table:table-cell>
          <table:table-cell office:value-type="float" office:value="7176" calcext:value-type="float">
            <text:p>7176</text:p>
          </table:table-cell>
          <table:table-cell office:value-type="float" office:value="1948" calcext:value-type="float">
            <text:p>1948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formula="of:=MIN([.$H50];[.$N50];[.$T50];[.$Z50];[.$AF50];[.$AL50];[.$AR50];[.$AX50];[.$BD50];[.$BJ50];[.$BP50];[.$BV50])" office:value-type="float" office:value="3.45" calcext:value-type="float">
            <text:p>3.45</text:p>
          </table:table-cell>
          <table:table-cell table:formula="of:=MIN([.$I50];[.$O50];[.$U50];[.$AA50];[.$AG50];[.$AM50];[.$AS50];[.$AY50];[.$BE50];[.$BK50];[.$BQ50];[.$BW50])" office:value-type="float" office:value="2.811" calcext:value-type="float">
            <text:p>2.811</text:p>
          </table:table-cell>
          <table:table-cell table:formula="of:=MIN([.$J50];[.$P50];[.$V50];[.$AB50];[.$AH50];[.$AN50];[.$AT50];[.$AZ50];[.$BF50];[.$BL50];[.$BR50];[.$BX50])" office:value-type="float" office:value="2293" calcext:value-type="float">
            <text:p>2293</text:p>
          </table:table-cell>
          <table:table-cell table:formula="of:=MIN([.$K50];[.$Q50];[.$W50];[.$AC50];[.$AI50];[.$AO50];[.$AU50];[.$BA50];[.$BG50];[.$BM50];[.$BS50];[.$BY50])" office:value-type="float" office:value="1314" calcext:value-type="float">
            <text:p>1314</text:p>
          </table:table-cell>
          <table:table-cell table:formula="of:=MIN([.$L50];[.$R50];[.$X50];[.$AD50];[.$AJ50];[.$AP50];[.$AV50];[.$BB50];[.$BH50];[.$BN50];[.$BT50];[.$BZ50])" office:value-type="float" office:value="66" calcext:value-type="float">
            <text:p>66</text:p>
          </table:table-cell>
          <table:table-cell table:formula="of:=MIN([.$M50];[.$S50];[.$Y50];[.$AE50];[.$AK50];[.$AQ50];[.$AW50];[.$BC50];[.$BI50];[.$BO50];[.$BU50];[.$CA50])" office:value-type="float" office:value="0" calcext:value-type="float">
            <text:p>0</text:p>
          </table:table-cell>
          <table:table-cell table:formula="of:=MEDIAN([.$H50];[.$N50];[.$T50];[.$Z50];[.$AF50];[.$AL50];[.$AR50];[.$AX50];[.$BD50];[.$BJ50];[.$BP50];[.$BV50])" office:value-type="float" office:value="3.945" calcext:value-type="float">
            <text:p>3.945</text:p>
          </table:table-cell>
          <table:table-cell table:formula="of:=MEDIAN([.$I50];[.$O50];[.$U50];[.$AA50];[.$AG50];[.$AM50];[.$AS50];[.$AY50];[.$BE50];[.$BK50];[.$BQ50];[.$BW50])" office:value-type="float" office:value="2.9395" calcext:value-type="float">
            <text:p>2.9395</text:p>
          </table:table-cell>
          <table:table-cell table:formula="of:=MEDIAN([.$J50];[.$P50];[.$V50];[.$AB50];[.$AH50];[.$AN50];[.$AT50];[.$AZ50];[.$BF50];[.$BL50];[.$BR50];[.$BX50])" office:value-type="float" office:value="5116" calcext:value-type="float">
            <text:p>5116</text:p>
          </table:table-cell>
          <table:table-cell table:formula="of:=MEDIAN([.$K50];[.$Q50];[.$W50];[.$AC50];[.$AI50];[.$AO50];[.$AU50];[.$BA50];[.$BG50];[.$BM50];[.$BS50];[.$BY50])" office:value-type="float" office:value="1820" calcext:value-type="float">
            <text:p>1820</text:p>
          </table:table-cell>
          <table:table-cell table:formula="of:=MEDIAN([.$L50];[.$R50];[.$X50];[.$AD50];[.$AJ50];[.$AP50];[.$AV50];[.$BB50];[.$BH50];[.$BN50];[.$BT50];[.$BZ50])" office:value-type="float" office:value="71" calcext:value-type="float">
            <text:p>71</text:p>
          </table:table-cell>
          <table:table-cell table:formula="of:=MEDIAN([.$M50];[.$S50];[.$Y50];[.$AE50];[.$AK50];[.$AQ50];[.$AW50];[.$BC50];[.$BI50];[.$BO50];[.$BU50];[.$CA50])" office:value-type="float" office:value="360" calcext:value-type="float">
            <text:p>360</text:p>
          </table:table-cell>
          <table:table-cell table:formula="of:=MAX([.$H50];[.$N50];[.$T50];[.$Z50];[.$AF50];[.$AL50];[.$AR50];[.$AX50];[.$BD50];[.$BJ50];[.$BP50];[.$BV50])" office:value-type="float" office:value="4.53" calcext:value-type="float">
            <text:p>4.53</text:p>
          </table:table-cell>
          <table:table-cell table:formula="of:=MAX([.$I50];[.$O50];[.$U50];[.$AA50];[.$AG50];[.$AM50];[.$AS50];[.$AY50];[.$BE50];[.$BK50];[.$BQ50];[.$BW50])" office:value-type="float" office:value="3.285" calcext:value-type="float">
            <text:p>3.285</text:p>
          </table:table-cell>
          <table:table-cell table:formula="of:=MAX([.$J50];[.$P50];[.$V50];[.$AB50];[.$AH50];[.$AN50];[.$AT50];[.$AZ50];[.$BF50];[.$BL50];[.$BR50];[.$BX50])" office:value-type="float" office:value="7176" calcext:value-type="float">
            <text:p>7176</text:p>
          </table:table-cell>
          <table:table-cell table:formula="of:=MAX([.$K50];[.$Q50];[.$W50];[.$AC50];[.$AI50];[.$AO50];[.$AU50];[.$BA50];[.$BG50];[.$BM50];[.$BS50];[.$BY50])" office:value-type="float" office:value="5067" calcext:value-type="float">
            <text:p>5067</text:p>
          </table:table-cell>
          <table:table-cell table:formula="of:=MAX([.$L50];[.$R50];[.$X50];[.$AD50];[.$AJ50];[.$AP50];[.$AV50];[.$BB50];[.$BH50];[.$BN50];[.$BT50];[.$BZ50])" office:value-type="float" office:value="81" calcext:value-type="float">
            <text:p>81</text:p>
          </table:table-cell>
          <table:table-cell table:formula="of:=MAX([.$M50];[.$S50];[.$Y50];[.$AE50];[.$AK50];[.$AQ50];[.$AW50];[.$BC50];[.$BI50];[.$BO50];[.$BU50];[.$CA50])"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0.lp</text:p>
          </table:table-cell>
          <table:table-cell office:value-type="float" office:value="3.34" calcext:value-type="float">
            <text:p>3.34</text:p>
          </table:table-cell>
          <table:table-cell office:value-type="float" office:value="3.082" calcext:value-type="float">
            <text:p>3.082</text:p>
          </table:table-cell>
          <table:table-cell office:value-type="float" office:value="32697" calcext:value-type="float">
            <text:p>32697</text:p>
          </table:table-cell>
          <table:table-cell office:value-type="float" office:value="24354" calcext:value-type="float">
            <text:p>2435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.18" calcext:value-type="float">
            <text:p>7.18</text:p>
          </table:table-cell>
          <table:table-cell office:value-type="float" office:value="5.752" calcext:value-type="float">
            <text:p>5.752</text:p>
          </table:table-cell>
          <table:table-cell office:value-type="float" office:value="34237" calcext:value-type="float">
            <text:p>34237</text:p>
          </table:table-cell>
          <table:table-cell office:value-type="float" office:value="26762" calcext:value-type="float">
            <text:p>2676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.62" calcext:value-type="float">
            <text:p>14.62</text:p>
          </table:table-cell>
          <table:table-cell office:value-type="float" office:value="12.88" calcext:value-type="float">
            <text:p>12.88</text:p>
          </table:table-cell>
          <table:table-cell office:value-type="float" office:value="334939" calcext:value-type="float">
            <text:p>334939</text:p>
          </table:table-cell>
          <table:table-cell office:value-type="float" office:value="80205" calcext:value-type="float">
            <text:p>8020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.87" calcext:value-type="float">
            <text:p>6.87</text:p>
          </table:table-cell>
          <table:table-cell office:value-type="float" office:value="5.091" calcext:value-type="float">
            <text:p>5.091</text:p>
          </table:table-cell>
          <table:table-cell office:value-type="float" office:value="29594" calcext:value-type="float">
            <text:p>29594</text:p>
          </table:table-cell>
          <table:table-cell office:value-type="float" office:value="23488" calcext:value-type="float">
            <text:p>23488</text:p>
          </table:table-cell>
          <table:table-cell office:value-type="float" office:value="85" calcext:value-type="float">
            <text:p>85</text:p>
          </table:table-cell>
          <table:table-cell office:value-type="float" office:value="1000" calcext:value-type="float">
            <text:p>1000</text:p>
          </table:table-cell>
          <table:table-cell office:value-type="float" office:value="78.39" calcext:value-type="float">
            <text:p>78.39</text:p>
          </table:table-cell>
          <table:table-cell office:value-type="float" office:value="75.76" calcext:value-type="float">
            <text:p>75.76</text:p>
          </table:table-cell>
          <table:table-cell office:value-type="float" office:value="1673521" calcext:value-type="float">
            <text:p>1673521</text:p>
          </table:table-cell>
          <table:table-cell office:value-type="float" office:value="575401" calcext:value-type="float">
            <text:p>575401</text:p>
          </table:table-cell>
          <table:table-cell office:value-type="float" office:value="93" calcext:value-type="float">
            <text:p>93</text:p>
          </table:table-cell>
          <table:table-cell office:value-type="float" office:value="735" calcext:value-type="float">
            <text:p>735</text:p>
          </table:table-cell>
          <table:table-cell office:value-type="float" office:value="7.53" calcext:value-type="float">
            <text:p>7.53</text:p>
          </table:table-cell>
          <table:table-cell office:value-type="float" office:value="5.251" calcext:value-type="float">
            <text:p>5.251</text:p>
          </table:table-cell>
          <table:table-cell office:value-type="float" office:value="28503" calcext:value-type="float">
            <text:p>28503</text:p>
          </table:table-cell>
          <table:table-cell office:value-type="float" office:value="22979" calcext:value-type="float">
            <text:p>22979</text:p>
          </table:table-cell>
          <table:table-cell office:value-type="float" office:value="89" calcext:value-type="float">
            <text:p>89</text:p>
          </table:table-cell>
          <table:table-cell office:value-type="float" office:value="1126" calcext:value-type="float">
            <text:p>1126</text:p>
          </table:table-cell>
          <table:table-cell office:value-type="float" office:value="25.95" calcext:value-type="float">
            <text:p>25.95</text:p>
          </table:table-cell>
          <table:table-cell office:value-type="float" office:value="23.148" calcext:value-type="float">
            <text:p>23.148</text:p>
          </table:table-cell>
          <table:table-cell office:value-type="float" office:value="497294" calcext:value-type="float">
            <text:p>497294</text:p>
          </table:table-cell>
          <table:table-cell office:value-type="float" office:value="159426" calcext:value-type="float">
            <text:p>159426</text:p>
          </table:table-cell>
          <table:table-cell office:value-type="float" office:value="89" calcext:value-type="float">
            <text:p>89</text:p>
          </table:table-cell>
          <table:table-cell office:value-type="float" office:value="841" calcext:value-type="float">
            <text:p>841</text:p>
          </table:table-cell>
          <table:table-cell office:value-type="float" office:value="5.62" calcext:value-type="float">
            <text:p>5.62</text:p>
          </table:table-cell>
          <table:table-cell office:value-type="float" office:value="4.721" calcext:value-type="float">
            <text:p>4.721</text:p>
          </table:table-cell>
          <table:table-cell office:value-type="float" office:value="25433" calcext:value-type="float">
            <text:p>25433</text:p>
          </table:table-cell>
          <table:table-cell office:value-type="float" office:value="19758" calcext:value-type="float">
            <text:p>19758</text:p>
          </table:table-cell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9.68" calcext:value-type="float">
            <text:p>19.68</text:p>
          </table:table-cell>
          <table:table-cell office:value-type="float" office:value="18.697" calcext:value-type="float">
            <text:p>18.697</text:p>
          </table:table-cell>
          <table:table-cell office:value-type="float" office:value="409981" calcext:value-type="float">
            <text:p>409981</text:p>
          </table:table-cell>
          <table:table-cell office:value-type="float" office:value="131424" calcext:value-type="float">
            <text:p>131424</text:p>
          </table:table-cell>
          <table:table-cell office:value-type="float" office:value="82" calcext:value-type="float">
            <text:p>82</text:p>
          </table:table-cell>
          <table:table-cell office:value-type="float" office:value="500" calcext:value-type="float">
            <text:p>500</text:p>
          </table:table-cell>
          <table:table-cell office:value-type="float" office:value="5.93" calcext:value-type="float">
            <text:p>5.93</text:p>
          </table:table-cell>
          <table:table-cell office:value-type="float" office:value="4.336" calcext:value-type="float">
            <text:p>4.336</text:p>
          </table:table-cell>
          <table:table-cell office:value-type="float" office:value="19479" calcext:value-type="float">
            <text:p>19479</text:p>
          </table:table-cell>
          <table:table-cell office:value-type="float" office:value="14962" calcext:value-type="float">
            <text:p>14962</text:p>
          </table:table-cell>
          <table:table-cell office:value-type="float" office:value="69" calcext:value-type="float">
            <text:p>69</text:p>
          </table:table-cell>
          <table:table-cell office:value-type="float" office:value="235" calcext:value-type="float">
            <text:p>235</text:p>
          </table:table-cell>
          <table:table-cell office:value-type="float" office:value="16.53" calcext:value-type="float">
            <text:p>16.53</text:p>
          </table:table-cell>
          <table:table-cell office:value-type="float" office:value="14.779" calcext:value-type="float">
            <text:p>14.779</text:p>
          </table:table-cell>
          <table:table-cell office:value-type="float" office:value="352145" calcext:value-type="float">
            <text:p>352145</text:p>
          </table:table-cell>
          <table:table-cell office:value-type="float" office:value="100291" calcext:value-type="float">
            <text:p>100291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6.29" calcext:value-type="float">
            <text:p>6.29</text:p>
          </table:table-cell>
          <table:table-cell office:value-type="float" office:value="4.586" calcext:value-type="float">
            <text:p>4.586</text:p>
          </table:table-cell>
          <table:table-cell office:value-type="float" office:value="21413" calcext:value-type="float">
            <text:p>21413</text:p>
          </table:table-cell>
          <table:table-cell office:value-type="float" office:value="16064" calcext:value-type="float">
            <text:p>16064</text:p>
          </table:table-cell>
          <table:table-cell office:value-type="float" office:value="78" calcext:value-type="float">
            <text:p>78</text:p>
          </table:table-cell>
          <table:table-cell office:value-type="float" office:value="765" calcext:value-type="float">
            <text:p>765</text:p>
          </table:table-cell>
          <table:table-cell office:value-type="float" office:value="18.98" calcext:value-type="float">
            <text:p>18.98</text:p>
          </table:table-cell>
          <table:table-cell office:value-type="float" office:value="17.18" calcext:value-type="float">
            <text:p>17.18</text:p>
          </table:table-cell>
          <table:table-cell office:value-type="float" office:value="407857" calcext:value-type="float">
            <text:p>407857</text:p>
          </table:table-cell>
          <table:table-cell office:value-type="float" office:value="121591" calcext:value-type="float">
            <text:p>121591</text:p>
          </table:table-cell>
          <table:table-cell office:value-type="float" office:value="87" calcext:value-type="float">
            <text:p>87</text:p>
          </table:table-cell>
          <table:table-cell office:value-type="float" office:value="724" calcext:value-type="float">
            <text:p>724</text:p>
          </table:table-cell>
          <table:table-cell table:formula="of:=MIN([.$H51];[.$N51];[.$T51];[.$Z51];[.$AF51];[.$AL51];[.$AR51];[.$AX51];[.$BD51];[.$BJ51];[.$BP51];[.$BV51])" office:value-type="float" office:value="5.62" calcext:value-type="float">
            <text:p>5.62</text:p>
          </table:table-cell>
          <table:table-cell table:formula="of:=MIN([.$I51];[.$O51];[.$U51];[.$AA51];[.$AG51];[.$AM51];[.$AS51];[.$AY51];[.$BE51];[.$BK51];[.$BQ51];[.$BW51])" office:value-type="float" office:value="4.336" calcext:value-type="float">
            <text:p>4.336</text:p>
          </table:table-cell>
          <table:table-cell table:formula="of:=MIN([.$J51];[.$P51];[.$V51];[.$AB51];[.$AH51];[.$AN51];[.$AT51];[.$AZ51];[.$BF51];[.$BL51];[.$BR51];[.$BX51])" office:value-type="float" office:value="19479" calcext:value-type="float">
            <text:p>19479</text:p>
          </table:table-cell>
          <table:table-cell table:formula="of:=MIN([.$K51];[.$Q51];[.$W51];[.$AC51];[.$AI51];[.$AO51];[.$AU51];[.$BA51];[.$BG51];[.$BM51];[.$BS51];[.$BY51])" office:value-type="float" office:value="14962" calcext:value-type="float">
            <text:p>14962</text:p>
          </table:table-cell>
          <table:table-cell table:formula="of:=MIN([.$L51];[.$R51];[.$X51];[.$AD51];[.$AJ51];[.$AP51];[.$AV51];[.$BB51];[.$BH51];[.$BN51];[.$BT51];[.$BZ51])" office:value-type="float" office:value="69" calcext:value-type="float">
            <text:p>69</text:p>
          </table:table-cell>
          <table:table-cell table:formula="of:=MIN([.$M51];[.$S51];[.$Y51];[.$AE51];[.$AK51];[.$AQ51];[.$AW51];[.$BC51];[.$BI51];[.$BO51];[.$BU51];[.$CA51])" office:value-type="float" office:value="0" calcext:value-type="float">
            <text:p>0</text:p>
          </table:table-cell>
          <table:table-cell table:formula="of:=MEDIAN([.$H51];[.$N51];[.$T51];[.$Z51];[.$AF51];[.$AL51];[.$AR51];[.$AX51];[.$BD51];[.$BJ51];[.$BP51];[.$BV51])" office:value-type="float" office:value="11.075" calcext:value-type="float">
            <text:p>11.075</text:p>
          </table:table-cell>
          <table:table-cell table:formula="of:=MEDIAN([.$I51];[.$O51];[.$U51];[.$AA51];[.$AG51];[.$AM51];[.$AS51];[.$AY51];[.$BE51];[.$BK51];[.$BQ51];[.$BW51])" office:value-type="float" office:value="9.316" calcext:value-type="float">
            <text:p>9.316</text:p>
          </table:table-cell>
          <table:table-cell table:formula="of:=MEDIAN([.$J51];[.$P51];[.$V51];[.$AB51];[.$AH51];[.$AN51];[.$AT51];[.$AZ51];[.$BF51];[.$BL51];[.$BR51];[.$BX51])" office:value-type="float" office:value="184588" calcext:value-type="float">
            <text:p>184588</text:p>
          </table:table-cell>
          <table:table-cell table:formula="of:=MEDIAN([.$K51];[.$Q51];[.$W51];[.$AC51];[.$AI51];[.$AO51];[.$AU51];[.$BA51];[.$BG51];[.$BM51];[.$BS51];[.$BY51])" office:value-type="float" office:value="53483.5" calcext:value-type="float">
            <text:p>53483.5</text:p>
          </table:table-cell>
          <table:table-cell table:formula="of:=MEDIAN([.$L51];[.$R51];[.$X51];[.$AD51];[.$AJ51];[.$AP51];[.$AV51];[.$BB51];[.$BH51];[.$BN51];[.$BT51];[.$BZ51])" office:value-type="float" office:value="81" calcext:value-type="float">
            <text:p>81</text:p>
          </table:table-cell>
          <table:table-cell table:formula="of:=MEDIAN([.$M51];[.$S51];[.$Y51];[.$AE51];[.$AK51];[.$AQ51];[.$AW51];[.$BC51];[.$BI51];[.$BO51];[.$BU51];[.$CA51])" office:value-type="float" office:value="612" calcext:value-type="float">
            <text:p>612</text:p>
          </table:table-cell>
          <table:table-cell table:formula="of:=MAX([.$H51];[.$N51];[.$T51];[.$Z51];[.$AF51];[.$AL51];[.$AR51];[.$AX51];[.$BD51];[.$BJ51];[.$BP51];[.$BV51])" office:value-type="float" office:value="78.39" calcext:value-type="float">
            <text:p>78.39</text:p>
          </table:table-cell>
          <table:table-cell table:formula="of:=MAX([.$I51];[.$O51];[.$U51];[.$AA51];[.$AG51];[.$AM51];[.$AS51];[.$AY51];[.$BE51];[.$BK51];[.$BQ51];[.$BW51])" office:value-type="float" office:value="75.76" calcext:value-type="float">
            <text:p>75.76</text:p>
          </table:table-cell>
          <table:table-cell table:formula="of:=MAX([.$J51];[.$P51];[.$V51];[.$AB51];[.$AH51];[.$AN51];[.$AT51];[.$AZ51];[.$BF51];[.$BL51];[.$BR51];[.$BX51])" office:value-type="float" office:value="1673521" calcext:value-type="float">
            <text:p>1673521</text:p>
          </table:table-cell>
          <table:table-cell table:formula="of:=MAX([.$K51];[.$Q51];[.$W51];[.$AC51];[.$AI51];[.$AO51];[.$AU51];[.$BA51];[.$BG51];[.$BM51];[.$BS51];[.$BY51])" office:value-type="float" office:value="575401" calcext:value-type="float">
            <text:p>575401</text:p>
          </table:table-cell>
          <table:table-cell table:formula="of:=MAX([.$L51];[.$R51];[.$X51];[.$AD51];[.$AJ51];[.$AP51];[.$AV51];[.$BB51];[.$BH51];[.$BN51];[.$BT51];[.$BZ51])" office:value-type="float" office:value="93" calcext:value-type="float">
            <text:p>93</text:p>
          </table:table-cell>
          <table:table-cell table:formula="of:=MAX([.$M51];[.$S51];[.$Y51];[.$AE51];[.$AK51];[.$AQ51];[.$AW51];[.$BC51];[.$BI51];[.$BO51];[.$BU51];[.$CA51])"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2.lp</text:p>
          </table:table-cell>
          <table:table-cell office:value-type="float" office:value="9.54" calcext:value-type="float">
            <text:p>9.54</text:p>
          </table:table-cell>
          <table:table-cell office:value-type="float" office:value="9.153" calcext:value-type="float">
            <text:p>9.153</text:p>
          </table:table-cell>
          <table:table-cell office:value-type="float" office:value="94890" calcext:value-type="float">
            <text:p>94890</text:p>
          </table:table-cell>
          <table:table-cell office:value-type="float" office:value="75351" calcext:value-type="float">
            <text:p>7535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.78" calcext:value-type="float">
            <text:p>10.78</text:p>
          </table:table-cell>
          <table:table-cell office:value-type="float" office:value="9.267" calcext:value-type="float">
            <text:p>9.267</text:p>
          </table:table-cell>
          <table:table-cell office:value-type="float" office:value="57882" calcext:value-type="float">
            <text:p>57882</text:p>
          </table:table-cell>
          <table:table-cell office:value-type="float" office:value="46298" calcext:value-type="float">
            <text:p>4629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66.37" calcext:value-type="float">
            <text:p>66.37</text:p>
          </table:table-cell>
          <table:table-cell office:value-type="float" office:value="64.376" calcext:value-type="float">
            <text:p>64.376</text:p>
          </table:table-cell>
          <table:table-cell office:value-type="float" office:value="1303391" calcext:value-type="float">
            <text:p>1303391</text:p>
          </table:table-cell>
          <table:table-cell office:value-type="float" office:value="442806" calcext:value-type="float">
            <text:p>442806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8.62" calcext:value-type="float">
            <text:p>8.62</text:p>
          </table:table-cell>
          <table:table-cell office:value-type="float" office:value="7.11" calcext:value-type="float">
            <text:p>7.11</text:p>
          </table:table-cell>
          <table:table-cell office:value-type="float" office:value="29012" calcext:value-type="float">
            <text:p>29012</text:p>
          </table:table-cell>
          <table:table-cell office:value-type="float" office:value="22357" calcext:value-type="float">
            <text:p>22357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office:value-type="float" office:value="165.18" calcext:value-type="float">
            <text:p>165.18</text:p>
          </table:table-cell>
          <table:table-cell office:value-type="float" office:value="163.272" calcext:value-type="float">
            <text:p>163.272</text:p>
          </table:table-cell>
          <table:table-cell office:value-type="float" office:value="2948495" calcext:value-type="float">
            <text:p>2948495</text:p>
          </table:table-cell>
          <table:table-cell office:value-type="float" office:value="1092781" calcext:value-type="float">
            <text:p>1092781</text:p>
          </table:table-cell>
          <table:table-cell office:value-type="float" office:value="127" calcext:value-type="float">
            <text:p>127</text:p>
          </table:table-cell>
          <table:table-cell office:value-type="float" office:value="856" calcext:value-type="float">
            <text:p>856</text:p>
          </table:table-cell>
          <table:table-cell office:value-type="float" office:value="9.39" calcext:value-type="float">
            <text:p>9.39</text:p>
          </table:table-cell>
          <table:table-cell office:value-type="float" office:value="7.511" calcext:value-type="float">
            <text:p>7.511</text:p>
          </table:table-cell>
          <table:table-cell office:value-type="float" office:value="31134" calcext:value-type="float">
            <text:p>31134</text:p>
          </table:table-cell>
          <table:table-cell office:value-type="float" office:value="24022" calcext:value-type="float">
            <text:p>24022</text:p>
          </table:table-cell>
          <table:table-cell office:value-type="float" office:value="123" calcext:value-type="float">
            <text:p>123</text:p>
          </table:table-cell>
          <table:table-cell office:value-type="float" office:value="1458" calcext:value-type="float">
            <text:p>1458</text:p>
          </table:table-cell>
          <table:table-cell office:value-type="float" office:value="267.25" calcext:value-type="float">
            <text:p>267.25</text:p>
          </table:table-cell>
          <table:table-cell office:value-type="float" office:value="264.785" calcext:value-type="float">
            <text:p>264.785</text:p>
          </table:table-cell>
          <table:table-cell office:value-type="float" office:value="4500329" calcext:value-type="float">
            <text:p>4500329</text:p>
          </table:table-cell>
          <table:table-cell office:value-type="float" office:value="1769151" calcext:value-type="float">
            <text:p>1769151</text:p>
          </table:table-cell>
          <table:table-cell office:value-type="float" office:value="135" calcext:value-type="float">
            <text:p>135</text:p>
          </table:table-cell>
          <table:table-cell office:value-type="float" office:value="1083" calcext:value-type="float">
            <text:p>1083</text:p>
          </table:table-cell>
          <table:table-cell office:value-type="float" office:value="9.08" calcext:value-type="float">
            <text:p>9.08</text:p>
          </table:table-cell>
          <table:table-cell office:value-type="float" office:value="8.01" calcext:value-type="float">
            <text:p>8.01</text:p>
          </table:table-cell>
          <table:table-cell office:value-type="float" office:value="39291" calcext:value-type="float">
            <text:p>39291</text:p>
          </table:table-cell>
          <table:table-cell office:value-type="float" office:value="31591" calcext:value-type="float">
            <text:p>3159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5.94" calcext:value-type="float">
            <text:p>205.94</text:p>
          </table:table-cell>
          <table:table-cell office:value-type="float" office:value="204.817" calcext:value-type="float">
            <text:p>204.817</text:p>
          </table:table-cell>
          <table:table-cell office:value-type="float" office:value="3531458" calcext:value-type="float">
            <text:p>3531458</text:p>
          </table:table-cell>
          <table:table-cell office:value-type="float" office:value="1305086" calcext:value-type="float">
            <text:p>1305086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7.36" calcext:value-type="float">
            <text:p>7.36</text:p>
          </table:table-cell>
          <table:table-cell office:value-type="float" office:value="5.794" calcext:value-type="float">
            <text:p>5.794</text:p>
          </table:table-cell>
          <table:table-cell office:value-type="float" office:value="22232" calcext:value-type="float">
            <text:p>22232</text:p>
          </table:table-cell>
          <table:table-cell office:value-type="float" office:value="16215" calcext:value-type="float">
            <text:p>16215</text:p>
          </table:table-cell>
          <table:table-cell office:value-type="float" office:value="96" calcext:value-type="float">
            <text:p>96</text:p>
          </table:table-cell>
          <table:table-cell office:value-type="float" office:value="305" calcext:value-type="float">
            <text:p>305</text:p>
          </table:table-cell>
          <table:table-cell office:value-type="float" office:value="57.38" calcext:value-type="float">
            <text:p>57.38</text:p>
          </table:table-cell>
          <table:table-cell office:value-type="float" office:value="55.605" calcext:value-type="float">
            <text:p>55.605</text:p>
          </table:table-cell>
          <table:table-cell office:value-type="float" office:value="1070705" calcext:value-type="float">
            <text:p>1070705</text:p>
          </table:table-cell>
          <table:table-cell office:value-type="float" office:value="357538" calcext:value-type="float">
            <text:p>357538</text:p>
          </table:table-cell>
          <table:table-cell office:value-type="float" office:value="109" calcext:value-type="float">
            <text:p>109</text:p>
          </table:table-cell>
          <table:table-cell office:value-type="float" office:value="285" calcext:value-type="float">
            <text:p>285</text:p>
          </table:table-cell>
          <table:table-cell office:value-type="float" office:value="10.32" calcext:value-type="float">
            <text:p>10.32</text:p>
          </table:table-cell>
          <table:table-cell office:value-type="float" office:value="8.89" calcext:value-type="float">
            <text:p>8.89</text:p>
          </table:table-cell>
          <table:table-cell office:value-type="float" office:value="46785" calcext:value-type="float">
            <text:p>46785</text:p>
          </table:table-cell>
          <table:table-cell office:value-type="float" office:value="37713" calcext:value-type="float">
            <text:p>37713</text:p>
          </table:table-cell>
          <table:table-cell office:value-type="float" office:value="108" calcext:value-type="float">
            <text:p>108</text:p>
          </table:table-cell>
          <table:table-cell office:value-type="float" office:value="968" calcext:value-type="float">
            <text:p>968</text:p>
          </table:table-cell>
          <table:table-cell office:value-type="float" office:value="238.45" calcext:value-type="float">
            <text:p>238.45</text:p>
          </table:table-cell>
          <table:table-cell office:value-type="float" office:value="236.517" calcext:value-type="float">
            <text:p>236.517</text:p>
          </table:table-cell>
          <table:table-cell office:value-type="float" office:value="4589397" calcext:value-type="float">
            <text:p>4589397</text:p>
          </table:table-cell>
          <table:table-cell office:value-type="float" office:value="1810384" calcext:value-type="float">
            <text:p>1810384</text:p>
          </table:table-cell>
          <table:table-cell office:value-type="float" office:value="128" calcext:value-type="float">
            <text:p>128</text:p>
          </table:table-cell>
          <table:table-cell office:value-type="float" office:value="747" calcext:value-type="float">
            <text:p>747</text:p>
          </table:table-cell>
          <table:table-cell table:formula="of:=MIN([.$H52];[.$N52];[.$T52];[.$Z52];[.$AF52];[.$AL52];[.$AR52];[.$AX52];[.$BD52];[.$BJ52];[.$BP52];[.$BV52])" office:value-type="float" office:value="7.36" calcext:value-type="float">
            <text:p>7.36</text:p>
          </table:table-cell>
          <table:table-cell table:formula="of:=MIN([.$I52];[.$O52];[.$U52];[.$AA52];[.$AG52];[.$AM52];[.$AS52];[.$AY52];[.$BE52];[.$BK52];[.$BQ52];[.$BW52])" office:value-type="float" office:value="5.794" calcext:value-type="float">
            <text:p>5.794</text:p>
          </table:table-cell>
          <table:table-cell table:formula="of:=MIN([.$J52];[.$P52];[.$V52];[.$AB52];[.$AH52];[.$AN52];[.$AT52];[.$AZ52];[.$BF52];[.$BL52];[.$BR52];[.$BX52])" office:value-type="float" office:value="22232" calcext:value-type="float">
            <text:p>22232</text:p>
          </table:table-cell>
          <table:table-cell table:formula="of:=MIN([.$K52];[.$Q52];[.$W52];[.$AC52];[.$AI52];[.$AO52];[.$AU52];[.$BA52];[.$BG52];[.$BM52];[.$BS52];[.$BY52])" office:value-type="float" office:value="16215" calcext:value-type="float">
            <text:p>16215</text:p>
          </table:table-cell>
          <table:table-cell table:formula="of:=MIN([.$L52];[.$R52];[.$X52];[.$AD52];[.$AJ52];[.$AP52];[.$AV52];[.$BB52];[.$BH52];[.$BN52];[.$BT52];[.$BZ52])" office:value-type="float" office:value="96" calcext:value-type="float">
            <text:p>96</text:p>
          </table:table-cell>
          <table:table-cell table:formula="of:=MIN([.$M52];[.$S52];[.$Y52];[.$AE52];[.$AK52];[.$AQ52];[.$AW52];[.$BC52];[.$BI52];[.$BO52];[.$BU52];[.$CA52])" office:value-type="float" office:value="0" calcext:value-type="float">
            <text:p>0</text:p>
          </table:table-cell>
          <table:table-cell table:formula="of:=MEDIAN([.$H52];[.$N52];[.$T52];[.$Z52];[.$AF52];[.$AL52];[.$AR52];[.$AX52];[.$BD52];[.$BJ52];[.$BP52];[.$BV52])" office:value-type="float" office:value="34.08" calcext:value-type="float">
            <text:p>34.08</text:p>
          </table:table-cell>
          <table:table-cell table:formula="of:=MEDIAN([.$I52];[.$O52];[.$U52];[.$AA52];[.$AG52];[.$AM52];[.$AS52];[.$AY52];[.$BE52];[.$BK52];[.$BQ52];[.$BW52])" office:value-type="float" office:value="32.436" calcext:value-type="float">
            <text:p>32.436</text:p>
          </table:table-cell>
          <table:table-cell table:formula="of:=MEDIAN([.$J52];[.$P52];[.$V52];[.$AB52];[.$AH52];[.$AN52];[.$AT52];[.$AZ52];[.$BF52];[.$BL52];[.$BR52];[.$BX52])" office:value-type="float" office:value="564293.5" calcext:value-type="float">
            <text:p>564293.5</text:p>
          </table:table-cell>
          <table:table-cell table:formula="of:=MEDIAN([.$K52];[.$Q52];[.$W52];[.$AC52];[.$AI52];[.$AO52];[.$AU52];[.$BA52];[.$BG52];[.$BM52];[.$BS52];[.$BY52])" office:value-type="float" office:value="201918" calcext:value-type="float">
            <text:p>201918</text:p>
          </table:table-cell>
          <table:table-cell table:formula="of:=MEDIAN([.$L52];[.$R52];[.$X52];[.$AD52];[.$AJ52];[.$AP52];[.$AV52];[.$BB52];[.$BH52];[.$BN52];[.$BT52];[.$BZ52])" office:value-type="float" office:value="112.5" calcext:value-type="float">
            <text:p>112.5</text:p>
          </table:table-cell>
          <table:table-cell table:formula="of:=MEDIAN([.$M52];[.$S52];[.$Y52];[.$AE52];[.$AK52];[.$AQ52];[.$AW52];[.$BC52];[.$BI52];[.$BO52];[.$BU52];[.$CA52])" office:value-type="float" office:value="623.5" calcext:value-type="float">
            <text:p>623.5</text:p>
          </table:table-cell>
          <table:table-cell table:formula="of:=MAX([.$H52];[.$N52];[.$T52];[.$Z52];[.$AF52];[.$AL52];[.$AR52];[.$AX52];[.$BD52];[.$BJ52];[.$BP52];[.$BV52])" office:value-type="float" office:value="267.25" calcext:value-type="float">
            <text:p>267.25</text:p>
          </table:table-cell>
          <table:table-cell table:formula="of:=MAX([.$I52];[.$O52];[.$U52];[.$AA52];[.$AG52];[.$AM52];[.$AS52];[.$AY52];[.$BE52];[.$BK52];[.$BQ52];[.$BW52])" office:value-type="float" office:value="264.785" calcext:value-type="float">
            <text:p>264.785</text:p>
          </table:table-cell>
          <table:table-cell table:formula="of:=MAX([.$J52];[.$P52];[.$V52];[.$AB52];[.$AH52];[.$AN52];[.$AT52];[.$AZ52];[.$BF52];[.$BL52];[.$BR52];[.$BX52])" office:value-type="float" office:value="4589397" calcext:value-type="float">
            <text:p>4589397</text:p>
          </table:table-cell>
          <table:table-cell table:formula="of:=MAX([.$K52];[.$Q52];[.$W52];[.$AC52];[.$AI52];[.$AO52];[.$AU52];[.$BA52];[.$BG52];[.$BM52];[.$BS52];[.$BY52])" office:value-type="float" office:value="1810384" calcext:value-type="float">
            <text:p>1810384</text:p>
          </table:table-cell>
          <table:table-cell table:formula="of:=MAX([.$L52];[.$R52];[.$X52];[.$AD52];[.$AJ52];[.$AP52];[.$AV52];[.$BB52];[.$BH52];[.$BN52];[.$BT52];[.$BZ52])" office:value-type="float" office:value="135" calcext:value-type="float">
            <text:p>135</text:p>
          </table:table-cell>
          <table:table-cell table:formula="of:=MAX([.$M52];[.$S52];[.$Y52];[.$AE52];[.$AK52];[.$AQ52];[.$AW52];[.$BC52];[.$BI52];[.$BO52];[.$BU52];[.$CA52])" office:value-type="float" office:value="1458" calcext:value-type="float">
            <text:p>1458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3.lp</text:p>
          </table:table-cell>
          <table:table-cell office:value-type="float" office:value="3.65" calcext:value-type="float">
            <text:p>3.65</text:p>
          </table:table-cell>
          <table:table-cell office:value-type="float" office:value="3.248" calcext:value-type="float">
            <text:p>3.248</text:p>
          </table:table-cell>
          <table:table-cell office:value-type="float" office:value="30417" calcext:value-type="float">
            <text:p>30417</text:p>
          </table:table-cell>
          <table:table-cell office:value-type="float" office:value="23108" calcext:value-type="float">
            <text:p>2310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.88" calcext:value-type="float">
            <text:p>15.88</text:p>
          </table:table-cell>
          <table:table-cell office:value-type="float" office:value="14.24" calcext:value-type="float">
            <text:p>14.24</text:p>
          </table:table-cell>
          <table:table-cell office:value-type="float" office:value="90381" calcext:value-type="float">
            <text:p>90381</text:p>
          </table:table-cell>
          <table:table-cell office:value-type="float" office:value="80192" calcext:value-type="float">
            <text:p>8019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83.36" calcext:value-type="float">
            <text:p>83.36</text:p>
          </table:table-cell>
          <table:table-cell office:value-type="float" office:value="81.276" calcext:value-type="float">
            <text:p>81.276</text:p>
          </table:table-cell>
          <table:table-cell office:value-type="float" office:value="1606672" calcext:value-type="float">
            <text:p>1606672</text:p>
          </table:table-cell>
          <table:table-cell office:value-type="float" office:value="564965" calcext:value-type="float">
            <text:p>564965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8.087" calcext:value-type="float">
            <text:p>8.087</text:p>
          </table:table-cell>
          <table:table-cell office:value-type="float" office:value="39674" calcext:value-type="float">
            <text:p>39674</text:p>
          </table:table-cell>
          <table:table-cell office:value-type="float" office:value="31857" calcext:value-type="float">
            <text:p>31857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office:value-type="float" office:value="141.95" calcext:value-type="float">
            <text:p>141.95</text:p>
          </table:table-cell>
          <table:table-cell office:value-type="float" office:value="139.445" calcext:value-type="float">
            <text:p>139.445</text:p>
          </table:table-cell>
          <table:table-cell office:value-type="float" office:value="2605827" calcext:value-type="float">
            <text:p>2605827</text:p>
          </table:table-cell>
          <table:table-cell office:value-type="float" office:value="1005649" calcext:value-type="float">
            <text:p>1005649</text:p>
          </table:table-cell>
          <table:table-cell office:value-type="float" office:value="122" calcext:value-type="float">
            <text:p>122</text:p>
          </table:table-cell>
          <table:table-cell office:value-type="float" office:value="913" calcext:value-type="float">
            <text:p>913</text:p>
          </table:table-cell>
          <table:table-cell office:value-type="float" office:value="10.36" calcext:value-type="float">
            <text:p>10.36</text:p>
          </table:table-cell>
          <table:table-cell office:value-type="float" office:value="8.019" calcext:value-type="float">
            <text:p>8.019</text:p>
          </table:table-cell>
          <table:table-cell office:value-type="float" office:value="37257" calcext:value-type="float">
            <text:p>37257</text:p>
          </table:table-cell>
          <table:table-cell office:value-type="float" office:value="30184" calcext:value-type="float">
            <text:p>30184</text:p>
          </table:table-cell>
          <table:table-cell office:value-type="float" office:value="119" calcext:value-type="float">
            <text:p>119</text:p>
          </table:table-cell>
          <table:table-cell office:value-type="float" office:value="1454" calcext:value-type="float">
            <text:p>1454</text:p>
          </table:table-cell>
          <table:table-cell office:value-type="float" office:value="128.92" calcext:value-type="float">
            <text:p>128.92</text:p>
          </table:table-cell>
          <table:table-cell office:value-type="float" office:value="126.331" calcext:value-type="float">
            <text:p>126.331</text:p>
          </table:table-cell>
          <table:table-cell office:value-type="float" office:value="2393597" calcext:value-type="float">
            <text:p>2393597</text:p>
          </table:table-cell>
          <table:table-cell office:value-type="float" office:value="888028" calcext:value-type="float">
            <text:p>888028</text:p>
          </table:table-cell>
          <table:table-cell office:value-type="float" office:value="131" calcext:value-type="float">
            <text:p>131</text:p>
          </table:table-cell>
          <table:table-cell office:value-type="float" office:value="1091" calcext:value-type="float">
            <text:p>1091</text:p>
          </table:table-cell>
          <table:table-cell office:value-type="float" office:value="7.72" calcext:value-type="float">
            <text:p>7.72</text:p>
          </table:table-cell>
          <table:table-cell office:value-type="float" office:value="6.644" calcext:value-type="float">
            <text:p>6.644</text:p>
          </table:table-cell>
          <table:table-cell office:value-type="float" office:value="27391" calcext:value-type="float">
            <text:p>27391</text:p>
          </table:table-cell>
          <table:table-cell office:value-type="float" office:value="21068" calcext:value-type="float">
            <text:p>21068</text:p>
          </table:table-cell>
          <table:table-cell office:value-type="float" office:value="101" calcext:value-type="float">
            <text:p>101</text:p>
          </table:table-cell>
          <table:table-cell office:value-type="float" office:value="500" calcext:value-type="float">
            <text:p>500</text:p>
          </table:table-cell>
          <table:table-cell office:value-type="float" office:value="126.8" calcext:value-type="float">
            <text:p>126.8</text:p>
          </table:table-cell>
          <table:table-cell office:value-type="float" office:value="125.702" calcext:value-type="float">
            <text:p>125.702</text:p>
          </table:table-cell>
          <table:table-cell office:value-type="float" office:value="2270460" calcext:value-type="float">
            <text:p>2270460</text:p>
          </table:table-cell>
          <table:table-cell office:value-type="float" office:value="851102" calcext:value-type="float">
            <text:p>851102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  <table:table-cell office:value-type="float" office:value="8.96" calcext:value-type="float">
            <text:p>8.96</text:p>
          </table:table-cell>
          <table:table-cell office:value-type="float" office:value="7.457" calcext:value-type="float">
            <text:p>7.457</text:p>
          </table:table-cell>
          <table:table-cell office:value-type="float" office:value="39771" calcext:value-type="float">
            <text:p>39771</text:p>
          </table:table-cell>
          <table:table-cell office:value-type="float" office:value="30150" calcext:value-type="float">
            <text:p>30150</text:p>
          </table:table-cell>
          <table:table-cell office:value-type="float" office:value="95" calcext:value-type="float">
            <text:p>95</text:p>
          </table:table-cell>
          <table:table-cell office:value-type="float" office:value="298" calcext:value-type="float">
            <text:p>298</text:p>
          </table:table-cell>
          <table:table-cell office:value-type="float" office:value="127.67" calcext:value-type="float">
            <text:p>127.67</text:p>
          </table:table-cell>
          <table:table-cell office:value-type="float" office:value="125.999" calcext:value-type="float">
            <text:p>125.999</text:p>
          </table:table-cell>
          <table:table-cell office:value-type="float" office:value="2277468" calcext:value-type="float">
            <text:p>2277468</text:p>
          </table:table-cell>
          <table:table-cell office:value-type="float" office:value="840859" calcext:value-type="float">
            <text:p>840859</text:p>
          </table:table-cell>
          <table:table-cell office:value-type="float" office:value="112" calcext:value-type="float">
            <text:p>112</text:p>
          </table:table-cell>
          <table:table-cell office:value-type="float" office:value="295" calcext:value-type="float">
            <text:p>295</text:p>
          </table:table-cell>
          <table:table-cell office:value-type="float" office:value="10.59" calcext:value-type="float">
            <text:p>10.59</text:p>
          </table:table-cell>
          <table:table-cell office:value-type="float" office:value="8.915" calcext:value-type="float">
            <text:p>8.915</text:p>
          </table:table-cell>
          <table:table-cell office:value-type="float" office:value="47968" calcext:value-type="float">
            <text:p>47968</text:p>
          </table:table-cell>
          <table:table-cell office:value-type="float" office:value="40329" calcext:value-type="float">
            <text:p>40329</text:p>
          </table:table-cell>
          <table:table-cell office:value-type="float" office:value="105" calcext:value-type="float">
            <text:p>105</text:p>
          </table:table-cell>
          <table:table-cell office:value-type="float" office:value="847" calcext:value-type="float">
            <text:p>847</text:p>
          </table:table-cell>
          <table:table-cell office:value-type="float" office:value="250.53" calcext:value-type="float">
            <text:p>250.53</text:p>
          </table:table-cell>
          <table:table-cell office:value-type="float" office:value="248.665" calcext:value-type="float">
            <text:p>248.665</text:p>
          </table:table-cell>
          <table:table-cell office:value-type="float" office:value="4556232" calcext:value-type="float">
            <text:p>4556232</text:p>
          </table:table-cell>
          <table:table-cell office:value-type="float" office:value="1829005" calcext:value-type="float">
            <text:p>1829005</text:p>
          </table:table-cell>
          <table:table-cell office:value-type="float" office:value="130" calcext:value-type="float">
            <text:p>130</text:p>
          </table:table-cell>
          <table:table-cell office:value-type="float" office:value="816" calcext:value-type="float">
            <text:p>816</text:p>
          </table:table-cell>
          <table:table-cell table:formula="of:=MIN([.$H53];[.$N53];[.$T53];[.$Z53];[.$AF53];[.$AL53];[.$AR53];[.$AX53];[.$BD53];[.$BJ53];[.$BP53];[.$BV53])" office:value-type="float" office:value="7.72" calcext:value-type="float">
            <text:p>7.72</text:p>
          </table:table-cell>
          <table:table-cell table:formula="of:=MIN([.$I53];[.$O53];[.$U53];[.$AA53];[.$AG53];[.$AM53];[.$AS53];[.$AY53];[.$BE53];[.$BK53];[.$BQ53];[.$BW53])" office:value-type="float" office:value="6.644" calcext:value-type="float">
            <text:p>6.644</text:p>
          </table:table-cell>
          <table:table-cell table:formula="of:=MIN([.$J53];[.$P53];[.$V53];[.$AB53];[.$AH53];[.$AN53];[.$AT53];[.$AZ53];[.$BF53];[.$BL53];[.$BR53];[.$BX53])" office:value-type="float" office:value="27391" calcext:value-type="float">
            <text:p>27391</text:p>
          </table:table-cell>
          <table:table-cell table:formula="of:=MIN([.$K53];[.$Q53];[.$W53];[.$AC53];[.$AI53];[.$AO53];[.$AU53];[.$BA53];[.$BG53];[.$BM53];[.$BS53];[.$BY53])" office:value-type="float" office:value="21068" calcext:value-type="float">
            <text:p>21068</text:p>
          </table:table-cell>
          <table:table-cell table:formula="of:=MIN([.$L53];[.$R53];[.$X53];[.$AD53];[.$AJ53];[.$AP53];[.$AV53];[.$BB53];[.$BH53];[.$BN53];[.$BT53];[.$BZ53])" office:value-type="float" office:value="95" calcext:value-type="float">
            <text:p>95</text:p>
          </table:table-cell>
          <table:table-cell table:formula="of:=MIN([.$M53];[.$S53];[.$Y53];[.$AE53];[.$AK53];[.$AQ53];[.$AW53];[.$BC53];[.$BI53];[.$BO53];[.$BU53];[.$CA53])" office:value-type="float" office:value="0" calcext:value-type="float">
            <text:p>0</text:p>
          </table:table-cell>
          <table:table-cell table:formula="of:=MEDIAN([.$H53];[.$N53];[.$T53];[.$Z53];[.$AF53];[.$AL53];[.$AR53];[.$AX53];[.$BD53];[.$BJ53];[.$BP53];[.$BV53])" office:value-type="float" office:value="49.62" calcext:value-type="float">
            <text:p>49.62</text:p>
          </table:table-cell>
          <table:table-cell table:formula="of:=MEDIAN([.$I53];[.$O53];[.$U53];[.$AA53];[.$AG53];[.$AM53];[.$AS53];[.$AY53];[.$BE53];[.$BK53];[.$BQ53];[.$BW53])" office:value-type="float" office:value="47.758" calcext:value-type="float">
            <text:p>47.758</text:p>
          </table:table-cell>
          <table:table-cell table:formula="of:=MEDIAN([.$J53];[.$P53];[.$V53];[.$AB53];[.$AH53];[.$AN53];[.$AT53];[.$AZ53];[.$BF53];[.$BL53];[.$BR53];[.$BX53])" office:value-type="float" office:value="848526.5" calcext:value-type="float">
            <text:p>848526.5</text:p>
          </table:table-cell>
          <table:table-cell table:formula="of:=MEDIAN([.$K53];[.$Q53];[.$W53];[.$AC53];[.$AI53];[.$AO53];[.$AU53];[.$BA53];[.$BG53];[.$BM53];[.$BS53];[.$BY53])" office:value-type="float" office:value="322578.5" calcext:value-type="float">
            <text:p>322578.5</text:p>
          </table:table-cell>
          <table:table-cell table:formula="of:=MEDIAN([.$L53];[.$R53];[.$X53];[.$AD53];[.$AJ53];[.$AP53];[.$AV53];[.$BB53];[.$BH53];[.$BN53];[.$BT53];[.$BZ53])" office:value-type="float" office:value="113.5" calcext:value-type="float">
            <text:p>113.5</text:p>
          </table:table-cell>
          <table:table-cell table:formula="of:=MEDIAN([.$M53];[.$S53];[.$Y53];[.$AE53];[.$AK53];[.$AQ53];[.$AW53];[.$BC53];[.$BI53];[.$BO53];[.$BU53];[.$CA53])" office:value-type="float" office:value="658" calcext:value-type="float">
            <text:p>658</text:p>
          </table:table-cell>
          <table:table-cell table:formula="of:=MAX([.$H53];[.$N53];[.$T53];[.$Z53];[.$AF53];[.$AL53];[.$AR53];[.$AX53];[.$BD53];[.$BJ53];[.$BP53];[.$BV53])" office:value-type="float" office:value="250.53" calcext:value-type="float">
            <text:p>250.53</text:p>
          </table:table-cell>
          <table:table-cell table:formula="of:=MAX([.$I53];[.$O53];[.$U53];[.$AA53];[.$AG53];[.$AM53];[.$AS53];[.$AY53];[.$BE53];[.$BK53];[.$BQ53];[.$BW53])" office:value-type="float" office:value="248.665" calcext:value-type="float">
            <text:p>248.665</text:p>
          </table:table-cell>
          <table:table-cell table:formula="of:=MAX([.$J53];[.$P53];[.$V53];[.$AB53];[.$AH53];[.$AN53];[.$AT53];[.$AZ53];[.$BF53];[.$BL53];[.$BR53];[.$BX53])" office:value-type="float" office:value="4556232" calcext:value-type="float">
            <text:p>4556232</text:p>
          </table:table-cell>
          <table:table-cell table:formula="of:=MAX([.$K53];[.$Q53];[.$W53];[.$AC53];[.$AI53];[.$AO53];[.$AU53];[.$BA53];[.$BG53];[.$BM53];[.$BS53];[.$BY53])" office:value-type="float" office:value="1829005" calcext:value-type="float">
            <text:p>1829005</text:p>
          </table:table-cell>
          <table:table-cell table:formula="of:=MAX([.$L53];[.$R53];[.$X53];[.$AD53];[.$AJ53];[.$AP53];[.$AV53];[.$BB53];[.$BH53];[.$BN53];[.$BT53];[.$BZ53])" office:value-type="float" office:value="131" calcext:value-type="float">
            <text:p>131</text:p>
          </table:table-cell>
          <table:table-cell table:formula="of:=MAX([.$M53];[.$S53];[.$Y53];[.$AE53];[.$AK53];[.$AQ53];[.$AW53];[.$BC53];[.$BI53];[.$BO53];[.$BU53];[.$CA53])" office:value-type="float" office:value="1454" calcext:value-type="float">
            <text:p>1454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4.lp</text:p>
          </table:table-cell>
          <table:table-cell office:value-type="float" office:value="85.33" calcext:value-type="float">
            <text:p>85.33</text:p>
          </table:table-cell>
          <table:table-cell office:value-type="float" office:value="84.89" calcext:value-type="float">
            <text:p>84.89</text:p>
          </table:table-cell>
          <table:table-cell office:value-type="float" office:value="1013692" calcext:value-type="float">
            <text:p>1013692</text:p>
          </table:table-cell>
          <table:table-cell office:value-type="float" office:value="827786" calcext:value-type="float">
            <text:p>82778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1.16" calcext:value-type="float">
            <text:p>171.16</text:p>
          </table:table-cell>
          <table:table-cell office:value-type="float" office:value="169.666" calcext:value-type="float">
            <text:p>169.666</text:p>
          </table:table-cell>
          <table:table-cell office:value-type="float" office:value="2119418" calcext:value-type="float">
            <text:p>2119418</text:p>
          </table:table-cell>
          <table:table-cell office:value-type="float" office:value="1616257" calcext:value-type="float">
            <text:p>161625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014099" calcext:value-type="float">
            <text:p>31014099</text:p>
          </table:table-cell>
          <table:table-cell office:value-type="float" office:value="6079888" calcext:value-type="float">
            <text:p>607988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33.32" calcext:value-type="float">
            <text:p>33.32</text:p>
          </table:table-cell>
          <table:table-cell office:value-type="float" office:value="31.789" calcext:value-type="float">
            <text:p>31.789</text:p>
          </table:table-cell>
          <table:table-cell office:value-type="float" office:value="371148" calcext:value-type="float">
            <text:p>371148</text:p>
          </table:table-cell>
          <table:table-cell office:value-type="float" office:value="277465" calcext:value-type="float">
            <text:p>277465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6.87" calcext:value-type="float">
            <text:p>26.87</text:p>
          </table:table-cell>
          <table:table-cell office:value-type="float" office:value="23.941" calcext:value-type="float">
            <text:p>23.941</text:p>
          </table:table-cell>
          <table:table-cell office:value-type="float" office:value="257767" calcext:value-type="float">
            <text:p>257767</text:p>
          </table:table-cell>
          <table:table-cell office:value-type="float" office:value="194967" calcext:value-type="float">
            <text:p>194967</text:p>
          </table:table-cell>
          <table:table-cell office:value-type="float" office:value="132" calcext:value-type="float">
            <text:p>132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1345365" calcext:value-type="float">
            <text:p>21345365</text:p>
          </table:table-cell>
          <table:table-cell office:value-type="float" office:value="6333553" calcext:value-type="float">
            <text:p>633355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6.57" calcext:value-type="float">
            <text:p>46.57</text:p>
          </table:table-cell>
          <table:table-cell office:value-type="float" office:value="45.675" calcext:value-type="float">
            <text:p>45.675</text:p>
          </table:table-cell>
          <table:table-cell office:value-type="float" office:value="567892" calcext:value-type="float">
            <text:p>567892</text:p>
          </table:table-cell>
          <table:table-cell office:value-type="float" office:value="428312" calcext:value-type="float">
            <text:p>428312</text:p>
          </table:table-cell>
          <table:table-cell office:value-type="float" office:value="106" calcext:value-type="float">
            <text:p>10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1246301" calcext:value-type="float">
            <text:p>21246301</text:p>
          </table:table-cell>
          <table:table-cell office:value-type="float" office:value="6294037" calcext:value-type="float">
            <text:p>629403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6.23" calcext:value-type="float">
            <text:p>26.23</text:p>
          </table:table-cell>
          <table:table-cell office:value-type="float" office:value="24.335" calcext:value-type="float">
            <text:p>24.335</text:p>
          </table:table-cell>
          <table:table-cell office:value-type="float" office:value="297508" calcext:value-type="float">
            <text:p>297508</text:p>
          </table:table-cell>
          <table:table-cell office:value-type="float" office:value="216550" calcext:value-type="float">
            <text:p>216550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792440" calcext:value-type="float">
            <text:p>24792440</text:p>
          </table:table-cell>
          <table:table-cell office:value-type="float" office:value="6145607" calcext:value-type="float">
            <text:p>6145607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9.87" calcext:value-type="float">
            <text:p>29.87</text:p>
          </table:table-cell>
          <table:table-cell office:value-type="float" office:value="28.052" calcext:value-type="float">
            <text:p>28.052</text:p>
          </table:table-cell>
          <table:table-cell office:value-type="float" office:value="327753" calcext:value-type="float">
            <text:p>327753</text:p>
          </table:table-cell>
          <table:table-cell office:value-type="float" office:value="250647" calcext:value-type="float">
            <text:p>250647</text:p>
          </table:table-cell>
          <table:table-cell office:value-type="float" office:value="108" calcext:value-type="float">
            <text:p>1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672308" calcext:value-type="float">
            <text:p>22672308</text:p>
          </table:table-cell>
          <table:table-cell office:value-type="float" office:value="6206708" calcext:value-type="float">
            <text:p>620670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MIN([.$H54];[.$N54];[.$T54];[.$Z54];[.$AF54];[.$AL54];[.$AR54];[.$AX54];[.$BD54];[.$BJ54];[.$BP54];[.$BV54])" office:value-type="float" office:value="26.23" calcext:value-type="float">
            <text:p>26.23</text:p>
          </table:table-cell>
          <table:table-cell table:formula="of:=MIN([.$I54];[.$O54];[.$U54];[.$AA54];[.$AG54];[.$AM54];[.$AS54];[.$AY54];[.$BE54];[.$BK54];[.$BQ54];[.$BW54])" office:value-type="float" office:value="23.941" calcext:value-type="float">
            <text:p>23.941</text:p>
          </table:table-cell>
          <table:table-cell table:formula="of:=MIN([.$J54];[.$P54];[.$V54];[.$AB54];[.$AH54];[.$AN54];[.$AT54];[.$AZ54];[.$BF54];[.$BL54];[.$BR54];[.$BX54])" office:value-type="float" office:value="257767" calcext:value-type="float">
            <text:p>257767</text:p>
          </table:table-cell>
          <table:table-cell table:formula="of:=MIN([.$K54];[.$Q54];[.$W54];[.$AC54];[.$AI54];[.$AO54];[.$AU54];[.$BA54];[.$BG54];[.$BM54];[.$BS54];[.$BY54])" office:value-type="float" office:value="194967" calcext:value-type="float">
            <text:p>194967</text:p>
          </table:table-cell>
          <table:table-cell table:formula="of:=MIN([.$L54];[.$R54];[.$X54];[.$AD54];[.$AJ54];[.$AP54];[.$AV54];[.$BB54];[.$BH54];[.$BN54];[.$BT54];[.$BZ54])" office:value-type="float" office:value="100" calcext:value-type="float">
            <text:p>100</text:p>
          </table:table-cell>
          <table:table-cell table:formula="of:=MIN([.$M54];[.$S54];[.$Y54];[.$AE54];[.$AK54];[.$AQ54];[.$AW54];[.$BC54];[.$BI54];[.$BO54];[.$BU54];[.$CA54])" office:value-type="float" office:value="0" calcext:value-type="float">
            <text:p>0</text:p>
          </table:table-cell>
          <table:table-cell table:formula="of:=MEDIAN([.$H54];[.$N54];[.$T54];[.$Z54];[.$AF54];[.$AL54];[.$AR54];[.$AX54];[.$BD54];[.$BJ54];[.$BP54];[.$BV54])" office:value-type="float" office:value="535.58" calcext:value-type="float">
            <text:p>535.58</text:p>
          </table:table-cell>
          <table:table-cell table:formula="of:=MEDIAN([.$I54];[.$O54];[.$U54];[.$AA54];[.$AG54];[.$AM54];[.$AS54];[.$AY54];[.$BE54];[.$BK54];[.$BQ54];[.$BW54])" office:value-type="float" office:value="534.833" calcext:value-type="float">
            <text:p>534.833</text:p>
          </table:table-cell>
          <table:table-cell table:formula="of:=MEDIAN([.$J54];[.$P54];[.$V54];[.$AB54];[.$AH54];[.$AN54];[.$AT54];[.$AZ54];[.$BF54];[.$BL54];[.$BR54];[.$BX54])" office:value-type="float" office:value="2119418" calcext:value-type="float">
            <text:p>2119418</text:p>
          </table:table-cell>
          <table:table-cell table:formula="of:=MEDIAN([.$K54];[.$Q54];[.$W54];[.$AC54];[.$AI54];[.$AO54];[.$AU54];[.$BA54];[.$BG54];[.$BM54];[.$BS54];[.$BY54])" office:value-type="float" office:value="1616257" calcext:value-type="float">
            <text:p>1616257</text:p>
          </table:table-cell>
          <table:table-cell table:formula="of:=MEDIAN([.$L54];[.$R54];[.$X54];[.$AD54];[.$AJ54];[.$AP54];[.$AV54];[.$BB54];[.$BH54];[.$BN54];[.$BT54];[.$BZ54])" office:value-type="float" office:value="129.5" calcext:value-type="float">
            <text:p>129.5</text:p>
          </table:table-cell>
          <table:table-cell table:formula="of:=MEDIAN([.$M54];[.$S54];[.$Y54];[.$AE54];[.$AK54];[.$AQ54];[.$AW54];[.$BC54];[.$BI54];[.$BO54];[.$BU54];[.$CA54])" office:value-type="float" office:value="0" calcext:value-type="float">
            <text:p>0</text:p>
          </table:table-cell>
          <table:table-cell table:formula="of:=MAX([.$H54];[.$N54];[.$T54];[.$Z54];[.$AF54];[.$AL54];[.$AR54];[.$AX54];[.$BD54];[.$BJ54];[.$BP54];[.$BV54])" office:value-type="float" office:value="900" calcext:value-type="float">
            <text:p>900</text:p>
          </table:table-cell>
          <table:table-cell table:formula="of:=MAX([.$I54];[.$O54];[.$U54];[.$AA54];[.$AG54];[.$AM54];[.$AS54];[.$AY54];[.$BE54];[.$BK54];[.$BQ54];[.$BW54])" office:value-type="float" office:value="900" calcext:value-type="float">
            <text:p>900</text:p>
          </table:table-cell>
          <table:table-cell table:formula="of:=MAX([.$J54];[.$P54];[.$V54];[.$AB54];[.$AH54];[.$AN54];[.$AT54];[.$AZ54];[.$BF54];[.$BL54];[.$BR54];[.$BX54])" office:value-type="float" office:value="31014099" calcext:value-type="float">
            <text:p>31014099</text:p>
          </table:table-cell>
          <table:table-cell table:formula="of:=MAX([.$K54];[.$Q54];[.$W54];[.$AC54];[.$AI54];[.$AO54];[.$AU54];[.$BA54];[.$BG54];[.$BM54];[.$BS54];[.$BY54])" office:value-type="float" office:value="6333553" calcext:value-type="float">
            <text:p>6333553</text:p>
          </table:table-cell>
          <table:table-cell table:formula="of:=MAX([.$L54];[.$R54];[.$X54];[.$AD54];[.$AJ54];[.$AP54];[.$AV54];[.$BB54];[.$BH54];[.$BN54];[.$BT54];[.$BZ54])" office:value-type="float" office:value="147" calcext:value-type="float">
            <text:p>147</text:p>
          </table:table-cell>
          <table:table-cell table:formula="of:=MAX([.$M54];[.$S54];[.$Y54];[.$AE54];[.$AK54];[.$AQ54];[.$AW54];[.$BC54];[.$BI54];[.$BO54];[.$BU54];[.$CA54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5.lp</text:p>
          </table:table-cell>
          <table:table-cell office:value-type="float" office:value="6.18" calcext:value-type="float">
            <text:p>6.18</text:p>
          </table:table-cell>
          <table:table-cell office:value-type="float" office:value="5.834" calcext:value-type="float">
            <text:p>5.834</text:p>
          </table:table-cell>
          <table:table-cell office:value-type="float" office:value="45626" calcext:value-type="float">
            <text:p>45626</text:p>
          </table:table-cell>
          <table:table-cell office:value-type="float" office:value="36653" calcext:value-type="float">
            <text:p>366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7.38" calcext:value-type="float">
            <text:p>127.38</text:p>
          </table:table-cell>
          <table:table-cell office:value-type="float" office:value="125.861" calcext:value-type="float">
            <text:p>125.861</text:p>
          </table:table-cell>
          <table:table-cell office:value-type="float" office:value="972471" calcext:value-type="float">
            <text:p>972471</text:p>
          </table:table-cell>
          <table:table-cell office:value-type="float" office:value="858108" calcext:value-type="float">
            <text:p>85810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68.71" calcext:value-type="float">
            <text:p>68.71</text:p>
          </table:table-cell>
          <table:table-cell office:value-type="float" office:value="66.753" calcext:value-type="float">
            <text:p>66.753</text:p>
          </table:table-cell>
          <table:table-cell office:value-type="float" office:value="1333905" calcext:value-type="float">
            <text:p>1333905</text:p>
          </table:table-cell>
          <table:table-cell office:value-type="float" office:value="445657" calcext:value-type="float">
            <text:p>445657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7.51" calcext:value-type="float">
            <text:p>17.51</text:p>
          </table:table-cell>
          <table:table-cell office:value-type="float" office:value="15.699" calcext:value-type="float">
            <text:p>15.699</text:p>
          </table:table-cell>
          <table:table-cell office:value-type="float" office:value="110716" calcext:value-type="float">
            <text:p>110716</text:p>
          </table:table-cell>
          <table:table-cell office:value-type="float" office:value="83775" calcext:value-type="float">
            <text:p>83775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office:value-type="float" office:value="261" calcext:value-type="float">
            <text:p>261</text:p>
          </table:table-cell>
          <table:table-cell office:value-type="float" office:value="259.171" calcext:value-type="float">
            <text:p>259.171</text:p>
          </table:table-cell>
          <table:table-cell office:value-type="float" office:value="4907110" calcext:value-type="float">
            <text:p>4907110</text:p>
          </table:table-cell>
          <table:table-cell office:value-type="float" office:value="1945599" calcext:value-type="float">
            <text:p>1945599</text:p>
          </table:table-cell>
          <table:table-cell office:value-type="float" office:value="129" calcext:value-type="float">
            <text:p>129</text:p>
          </table:table-cell>
          <table:table-cell office:value-type="float" office:value="994" calcext:value-type="float">
            <text:p>994</text:p>
          </table:table-cell>
          <table:table-cell office:value-type="float" office:value="13.84" calcext:value-type="float">
            <text:p>13.84</text:p>
          </table:table-cell>
          <table:table-cell office:value-type="float" office:value="11.684" calcext:value-type="float">
            <text:p>11.684</text:p>
          </table:table-cell>
          <table:table-cell office:value-type="float" office:value="74892" calcext:value-type="float">
            <text:p>74892</text:p>
          </table:table-cell>
          <table:table-cell office:value-type="float" office:value="56419" calcext:value-type="float">
            <text:p>56419</text:p>
          </table:table-cell>
          <table:table-cell office:value-type="float" office:value="118" calcext:value-type="float">
            <text:p>118</text:p>
          </table:table-cell>
          <table:table-cell office:value-type="float" office:value="1328" calcext:value-type="float">
            <text:p>1328</text:p>
          </table:table-cell>
          <table:table-cell office:value-type="float" office:value="303.92" calcext:value-type="float">
            <text:p>303.92</text:p>
          </table:table-cell>
          <table:table-cell office:value-type="float" office:value="301.321" calcext:value-type="float">
            <text:p>301.321</text:p>
          </table:table-cell>
          <table:table-cell office:value-type="float" office:value="5444641" calcext:value-type="float">
            <text:p>5444641</text:p>
          </table:table-cell>
          <table:table-cell office:value-type="float" office:value="2285593" calcext:value-type="float">
            <text:p>2285593</text:p>
          </table:table-cell>
          <table:table-cell office:value-type="float" office:value="141" calcext:value-type="float">
            <text:p>141</text:p>
          </table:table-cell>
          <table:table-cell office:value-type="float" office:value="1195" calcext:value-type="float">
            <text:p>1195</text:p>
          </table:table-cell>
          <table:table-cell office:value-type="float" office:value="14.52" calcext:value-type="float">
            <text:p>14.52</text:p>
          </table:table-cell>
          <table:table-cell office:value-type="float" office:value="13.545" calcext:value-type="float">
            <text:p>13.545</text:p>
          </table:table-cell>
          <table:table-cell office:value-type="float" office:value="93948" calcext:value-type="float">
            <text:p>93948</text:p>
          </table:table-cell>
          <table:table-cell office:value-type="float" office:value="70223" calcext:value-type="float">
            <text:p>70223</text:p>
          </table:table-cell>
          <table:table-cell office:value-type="float" office:value="99" calcext:value-type="float">
            <text:p>99</text:p>
          </table:table-cell>
          <table:table-cell office:value-type="float" office:value="500" calcext:value-type="float">
            <text:p>500</text:p>
          </table:table-cell>
          <table:table-cell office:value-type="float" office:value="215.37" calcext:value-type="float">
            <text:p>215.37</text:p>
          </table:table-cell>
          <table:table-cell office:value-type="float" office:value="214.313" calcext:value-type="float">
            <text:p>214.313</text:p>
          </table:table-cell>
          <table:table-cell office:value-type="float" office:value="4603643" calcext:value-type="float">
            <text:p>4603643</text:p>
          </table:table-cell>
          <table:table-cell office:value-type="float" office:value="1627034" calcext:value-type="float">
            <text:p>1627034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  <table:table-cell office:value-type="float" office:value="18.09" calcext:value-type="float">
            <text:p>18.09</text:p>
          </table:table-cell>
          <table:table-cell office:value-type="float" office:value="16.493" calcext:value-type="float">
            <text:p>16.493</text:p>
          </table:table-cell>
          <table:table-cell office:value-type="float" office:value="126367" calcext:value-type="float">
            <text:p>126367</text:p>
          </table:table-cell>
          <table:table-cell office:value-type="float" office:value="95287" calcext:value-type="float">
            <text:p>95287</text:p>
          </table:table-cell>
          <table:table-cell office:value-type="float" office:value="95" calcext:value-type="float">
            <text:p>95</text:p>
          </table:table-cell>
          <table:table-cell office:value-type="float" office:value="243" calcext:value-type="float">
            <text:p>243</text:p>
          </table:table-cell>
          <table:table-cell office:value-type="float" office:value="173.29" calcext:value-type="float">
            <text:p>173.29</text:p>
          </table:table-cell>
          <table:table-cell office:value-type="float" office:value="171.601" calcext:value-type="float">
            <text:p>171.601</text:p>
          </table:table-cell>
          <table:table-cell office:value-type="float" office:value="3447470" calcext:value-type="float">
            <text:p>3447470</text:p>
          </table:table-cell>
          <table:table-cell office:value-type="float" office:value="1295653" calcext:value-type="float">
            <text:p>1295653</text:p>
          </table:table-cell>
          <table:table-cell office:value-type="float" office:value="115" calcext:value-type="float">
            <text:p>115</text:p>
          </table:table-cell>
          <table:table-cell office:value-type="float" office:value="332" calcext:value-type="float">
            <text:p>332</text:p>
          </table:table-cell>
          <table:table-cell office:value-type="float" office:value="16.87" calcext:value-type="float">
            <text:p>16.87</text:p>
          </table:table-cell>
          <table:table-cell office:value-type="float" office:value="15.218" calcext:value-type="float">
            <text:p>15.218</text:p>
          </table:table-cell>
          <table:table-cell office:value-type="float" office:value="102150" calcext:value-type="float">
            <text:p>102150</text:p>
          </table:table-cell>
          <table:table-cell office:value-type="float" office:value="79796" calcext:value-type="float">
            <text:p>79796</text:p>
          </table:table-cell>
          <table:table-cell office:value-type="float" office:value="104" calcext:value-type="float">
            <text:p>104</text:p>
          </table:table-cell>
          <table:table-cell office:value-type="float" office:value="853" calcext:value-type="float">
            <text:p>853</text:p>
          </table:table-cell>
          <table:table-cell office:value-type="float" office:value="130.97" calcext:value-type="float">
            <text:p>130.97</text:p>
          </table:table-cell>
          <table:table-cell office:value-type="float" office:value="129.102" calcext:value-type="float">
            <text:p>129.102</text:p>
          </table:table-cell>
          <table:table-cell office:value-type="float" office:value="2522482" calcext:value-type="float">
            <text:p>2522482</text:p>
          </table:table-cell>
          <table:table-cell office:value-type="float" office:value="942203" calcext:value-type="float">
            <text:p>942203</text:p>
          </table:table-cell>
          <table:table-cell office:value-type="float" office:value="120" calcext:value-type="float">
            <text:p>120</text:p>
          </table:table-cell>
          <table:table-cell office:value-type="float" office:value="859" calcext:value-type="float">
            <text:p>859</text:p>
          </table:table-cell>
          <table:table-cell table:formula="of:=MIN([.$H55];[.$N55];[.$T55];[.$Z55];[.$AF55];[.$AL55];[.$AR55];[.$AX55];[.$BD55];[.$BJ55];[.$BP55];[.$BV55])" office:value-type="float" office:value="13.84" calcext:value-type="float">
            <text:p>13.84</text:p>
          </table:table-cell>
          <table:table-cell table:formula="of:=MIN([.$I55];[.$O55];[.$U55];[.$AA55];[.$AG55];[.$AM55];[.$AS55];[.$AY55];[.$BE55];[.$BK55];[.$BQ55];[.$BW55])" office:value-type="float" office:value="11.684" calcext:value-type="float">
            <text:p>11.684</text:p>
          </table:table-cell>
          <table:table-cell table:formula="of:=MIN([.$J55];[.$P55];[.$V55];[.$AB55];[.$AH55];[.$AN55];[.$AT55];[.$AZ55];[.$BF55];[.$BL55];[.$BR55];[.$BX55])" office:value-type="float" office:value="74892" calcext:value-type="float">
            <text:p>74892</text:p>
          </table:table-cell>
          <table:table-cell table:formula="of:=MIN([.$K55];[.$Q55];[.$W55];[.$AC55];[.$AI55];[.$AO55];[.$AU55];[.$BA55];[.$BG55];[.$BM55];[.$BS55];[.$BY55])" office:value-type="float" office:value="56419" calcext:value-type="float">
            <text:p>56419</text:p>
          </table:table-cell>
          <table:table-cell table:formula="of:=MIN([.$L55];[.$R55];[.$X55];[.$AD55];[.$AJ55];[.$AP55];[.$AV55];[.$BB55];[.$BH55];[.$BN55];[.$BT55];[.$BZ55])" office:value-type="float" office:value="95" calcext:value-type="float">
            <text:p>95</text:p>
          </table:table-cell>
          <table:table-cell table:formula="of:=MIN([.$M55];[.$S55];[.$Y55];[.$AE55];[.$AK55];[.$AQ55];[.$AW55];[.$BC55];[.$BI55];[.$BO55];[.$BU55];[.$CA55])" office:value-type="float" office:value="0" calcext:value-type="float">
            <text:p>0</text:p>
          </table:table-cell>
          <table:table-cell table:formula="of:=MEDIAN([.$H55];[.$N55];[.$T55];[.$Z55];[.$AF55];[.$AL55];[.$AR55];[.$AX55];[.$BD55];[.$BJ55];[.$BP55];[.$BV55])" office:value-type="float" office:value="98.045" calcext:value-type="float">
            <text:p>98.045</text:p>
          </table:table-cell>
          <table:table-cell table:formula="of:=MEDIAN([.$I55];[.$O55];[.$U55];[.$AA55];[.$AG55];[.$AM55];[.$AS55];[.$AY55];[.$BE55];[.$BK55];[.$BQ55];[.$BW55])" office:value-type="float" office:value="96.307" calcext:value-type="float">
            <text:p>96.307</text:p>
          </table:table-cell>
          <table:table-cell table:formula="of:=MEDIAN([.$J55];[.$P55];[.$V55];[.$AB55];[.$AH55];[.$AN55];[.$AT55];[.$AZ55];[.$BF55];[.$BL55];[.$BR55];[.$BX55])" office:value-type="float" office:value="1153188" calcext:value-type="float">
            <text:p>1153188</text:p>
          </table:table-cell>
          <table:table-cell table:formula="of:=MEDIAN([.$K55];[.$Q55];[.$W55];[.$AC55];[.$AI55];[.$AO55];[.$AU55];[.$BA55];[.$BG55];[.$BM55];[.$BS55];[.$BY55])" office:value-type="float" office:value="651882.5" calcext:value-type="float">
            <text:p>651882.5</text:p>
          </table:table-cell>
          <table:table-cell table:formula="of:=MEDIAN([.$L55];[.$R55];[.$X55];[.$AD55];[.$AJ55];[.$AP55];[.$AV55];[.$BB55];[.$BH55];[.$BN55];[.$BT55];[.$BZ55])" office:value-type="float" office:value="113" calcext:value-type="float">
            <text:p>113</text:p>
          </table:table-cell>
          <table:table-cell table:formula="of:=MEDIAN([.$M55];[.$S55];[.$Y55];[.$AE55];[.$AK55];[.$AQ55];[.$AW55];[.$BC55];[.$BI55];[.$BO55];[.$BU55];[.$CA55])" office:value-type="float" office:value="676.5" calcext:value-type="float">
            <text:p>676.5</text:p>
          </table:table-cell>
          <table:table-cell table:formula="of:=MAX([.$H55];[.$N55];[.$T55];[.$Z55];[.$AF55];[.$AL55];[.$AR55];[.$AX55];[.$BD55];[.$BJ55];[.$BP55];[.$BV55])" office:value-type="float" office:value="303.92" calcext:value-type="float">
            <text:p>303.92</text:p>
          </table:table-cell>
          <table:table-cell table:formula="of:=MAX([.$I55];[.$O55];[.$U55];[.$AA55];[.$AG55];[.$AM55];[.$AS55];[.$AY55];[.$BE55];[.$BK55];[.$BQ55];[.$BW55])" office:value-type="float" office:value="301.321" calcext:value-type="float">
            <text:p>301.321</text:p>
          </table:table-cell>
          <table:table-cell table:formula="of:=MAX([.$J55];[.$P55];[.$V55];[.$AB55];[.$AH55];[.$AN55];[.$AT55];[.$AZ55];[.$BF55];[.$BL55];[.$BR55];[.$BX55])" office:value-type="float" office:value="5444641" calcext:value-type="float">
            <text:p>5444641</text:p>
          </table:table-cell>
          <table:table-cell table:formula="of:=MAX([.$K55];[.$Q55];[.$W55];[.$AC55];[.$AI55];[.$AO55];[.$AU55];[.$BA55];[.$BG55];[.$BM55];[.$BS55];[.$BY55])" office:value-type="float" office:value="2285593" calcext:value-type="float">
            <text:p>2285593</text:p>
          </table:table-cell>
          <table:table-cell table:formula="of:=MAX([.$L55];[.$R55];[.$X55];[.$AD55];[.$AJ55];[.$AP55];[.$AV55];[.$BB55];[.$BH55];[.$BN55];[.$BT55];[.$BZ55])" office:value-type="float" office:value="141" calcext:value-type="float">
            <text:p>141</text:p>
          </table:table-cell>
          <table:table-cell table:formula="of:=MAX([.$M55];[.$S55];[.$Y55];[.$AE55];[.$AK55];[.$AQ55];[.$AW55];[.$BC55];[.$BI55];[.$BO55];[.$BU55];[.$CA55])"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6.lp</text:p>
          </table:table-cell>
          <table:table-cell office:value-type="float" office:value="45.57" calcext:value-type="float">
            <text:p>45.57</text:p>
          </table:table-cell>
          <table:table-cell office:value-type="float" office:value="44.901" calcext:value-type="float">
            <text:p>44.901</text:p>
          </table:table-cell>
          <table:table-cell office:value-type="float" office:value="383862" calcext:value-type="float">
            <text:p>383862</text:p>
          </table:table-cell>
          <table:table-cell office:value-type="float" office:value="309126" calcext:value-type="float">
            <text:p>30912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79.66" calcext:value-type="float">
            <text:p>579.66</text:p>
          </table:table-cell>
          <table:table-cell office:value-type="float" office:value="578.019" calcext:value-type="float">
            <text:p>578.019</text:p>
          </table:table-cell>
          <table:table-cell office:value-type="float" office:value="5059804" calcext:value-type="float">
            <text:p>5059804</text:p>
          </table:table-cell>
          <table:table-cell office:value-type="float" office:value="4267629" calcext:value-type="float">
            <text:p>426762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207939" calcext:value-type="float">
            <text:p>25207939</text:p>
          </table:table-cell>
          <table:table-cell office:value-type="float" office:value="5850642" calcext:value-type="float">
            <text:p>585064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06.52" calcext:value-type="float">
            <text:p>106.52</text:p>
          </table:table-cell>
          <table:table-cell office:value-type="float" office:value="104.877" calcext:value-type="float">
            <text:p>104.877</text:p>
          </table:table-cell>
          <table:table-cell office:value-type="float" office:value="1099344" calcext:value-type="float">
            <text:p>1099344</text:p>
          </table:table-cell>
          <table:table-cell office:value-type="float" office:value="883531" calcext:value-type="float">
            <text:p>883531</text:p>
          </table:table-cell>
          <table:table-cell office:value-type="float" office:value="148" calcext:value-type="float">
            <text:p>14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42.89" calcext:value-type="float">
            <text:p>42.89</text:p>
          </table:table-cell>
          <table:table-cell office:value-type="float" office:value="39.976" calcext:value-type="float">
            <text:p>39.976</text:p>
          </table:table-cell>
          <table:table-cell office:value-type="float" office:value="365194" calcext:value-type="float">
            <text:p>365194</text:p>
          </table:table-cell>
          <table:table-cell office:value-type="float" office:value="282976" calcext:value-type="float">
            <text:p>282976</text:p>
          </table:table-cell>
          <table:table-cell office:value-type="float" office:value="168" calcext:value-type="float">
            <text:p>168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347211" calcext:value-type="float">
            <text:p>15347211</text:p>
          </table:table-cell>
          <table:table-cell office:value-type="float" office:value="6131577" calcext:value-type="float">
            <text:p>61315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18.49" calcext:value-type="float">
            <text:p>118.49</text:p>
          </table:table-cell>
          <table:table-cell office:value-type="float" office:value="117.417" calcext:value-type="float">
            <text:p>117.417</text:p>
          </table:table-cell>
          <table:table-cell office:value-type="float" office:value="1150178" calcext:value-type="float">
            <text:p>1150178</text:p>
          </table:table-cell>
          <table:table-cell office:value-type="float" office:value="906414" calcext:value-type="float">
            <text:p>906414</text:p>
          </table:table-cell>
          <table:table-cell office:value-type="float" office:value="139" calcext:value-type="float">
            <text:p>13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937326" calcext:value-type="float">
            <text:p>17937326</text:p>
          </table:table-cell>
          <table:table-cell office:value-type="float" office:value="6104471" calcext:value-type="float">
            <text:p>6104471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67.56" calcext:value-type="float">
            <text:p>67.56</text:p>
          </table:table-cell>
          <table:table-cell office:value-type="float" office:value="65.35" calcext:value-type="float">
            <text:p>65.35</text:p>
          </table:table-cell>
          <table:table-cell office:value-type="float" office:value="658218" calcext:value-type="float">
            <text:p>658218</text:p>
          </table:table-cell>
          <table:table-cell office:value-type="float" office:value="495356" calcext:value-type="float">
            <text:p>495356</text:p>
          </table:table-cell>
          <table:table-cell office:value-type="float" office:value="131" calcext:value-type="float">
            <text:p>131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1261113" calcext:value-type="float">
            <text:p>21261113</text:p>
          </table:table-cell>
          <table:table-cell office:value-type="float" office:value="5993923" calcext:value-type="float">
            <text:p>5993923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59.52" calcext:value-type="float">
            <text:p>59.52</text:p>
          </table:table-cell>
          <table:table-cell office:value-type="float" office:value="57.168" calcext:value-type="float">
            <text:p>57.168</text:p>
          </table:table-cell>
          <table:table-cell office:value-type="float" office:value="588885" calcext:value-type="float">
            <text:p>588885</text:p>
          </table:table-cell>
          <table:table-cell office:value-type="float" office:value="440705" calcext:value-type="float">
            <text:p>440705</text:p>
          </table:table-cell>
          <table:table-cell office:value-type="float" office:value="145" calcext:value-type="float">
            <text:p>1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622867" calcext:value-type="float">
            <text:p>17622867</text:p>
          </table:table-cell>
          <table:table-cell office:value-type="float" office:value="6185742" calcext:value-type="float">
            <text:p>6185742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MIN([.$H56];[.$N56];[.$T56];[.$Z56];[.$AF56];[.$AL56];[.$AR56];[.$AX56];[.$BD56];[.$BJ56];[.$BP56];[.$BV56])" office:value-type="float" office:value="42.89" calcext:value-type="float">
            <text:p>42.89</text:p>
          </table:table-cell>
          <table:table-cell table:formula="of:=MIN([.$I56];[.$O56];[.$U56];[.$AA56];[.$AG56];[.$AM56];[.$AS56];[.$AY56];[.$BE56];[.$BK56];[.$BQ56];[.$BW56])" office:value-type="float" office:value="39.976" calcext:value-type="float">
            <text:p>39.976</text:p>
          </table:table-cell>
          <table:table-cell table:formula="of:=MIN([.$J56];[.$P56];[.$V56];[.$AB56];[.$AH56];[.$AN56];[.$AT56];[.$AZ56];[.$BF56];[.$BL56];[.$BR56];[.$BX56])" office:value-type="float" office:value="365194" calcext:value-type="float">
            <text:p>365194</text:p>
          </table:table-cell>
          <table:table-cell table:formula="of:=MIN([.$K56];[.$Q56];[.$W56];[.$AC56];[.$AI56];[.$AO56];[.$AU56];[.$BA56];[.$BG56];[.$BM56];[.$BS56];[.$BY56])" office:value-type="float" office:value="282976" calcext:value-type="float">
            <text:p>282976</text:p>
          </table:table-cell>
          <table:table-cell table:formula="of:=MIN([.$L56];[.$R56];[.$X56];[.$AD56];[.$AJ56];[.$AP56];[.$AV56];[.$BB56];[.$BH56];[.$BN56];[.$BT56];[.$BZ56])" office:value-type="float" office:value="131" calcext:value-type="float">
            <text:p>131</text:p>
          </table:table-cell>
          <table:table-cell table:formula="of:=MIN([.$M56];[.$S56];[.$Y56];[.$AE56];[.$AK56];[.$AQ56];[.$AW56];[.$BC56];[.$BI56];[.$BO56];[.$BU56];[.$CA56])" office:value-type="float" office:value="0" calcext:value-type="float">
            <text:p>0</text:p>
          </table:table-cell>
          <table:table-cell table:formula="of:=MEDIAN([.$H56];[.$N56];[.$T56];[.$Z56];[.$AF56];[.$AL56];[.$AR56];[.$AX56];[.$BD56];[.$BJ56];[.$BP56];[.$BV56])" office:value-type="float" office:value="739.83" calcext:value-type="float">
            <text:p>739.83</text:p>
          </table:table-cell>
          <table:table-cell table:formula="of:=MEDIAN([.$I56];[.$O56];[.$U56];[.$AA56];[.$AG56];[.$AM56];[.$AS56];[.$AY56];[.$BE56];[.$BK56];[.$BQ56];[.$BW56])" office:value-type="float" office:value="739.0095" calcext:value-type="float">
            <text:p>739.0095</text:p>
          </table:table-cell>
          <table:table-cell table:formula="of:=MEDIAN([.$J56];[.$P56];[.$V56];[.$AB56];[.$AH56];[.$AN56];[.$AT56];[.$AZ56];[.$BF56];[.$BL56];[.$BR56];[.$BX56])" office:value-type="float" office:value="5059804" calcext:value-type="float">
            <text:p>5059804</text:p>
          </table:table-cell>
          <table:table-cell table:formula="of:=MEDIAN([.$K56];[.$Q56];[.$W56];[.$AC56];[.$AI56];[.$AO56];[.$AU56];[.$BA56];[.$BG56];[.$BM56];[.$BS56];[.$BY56])" office:value-type="float" office:value="4267629" calcext:value-type="float">
            <text:p>4267629</text:p>
          </table:table-cell>
          <table:table-cell table:formula="of:=MEDIAN([.$L56];[.$R56];[.$X56];[.$AD56];[.$AJ56];[.$AP56];[.$AV56];[.$BB56];[.$BH56];[.$BN56];[.$BT56];[.$BZ56])" office:value-type="float" office:value="160" calcext:value-type="float">
            <text:p>160</text:p>
          </table:table-cell>
          <table:table-cell table:formula="of:=MEDIAN([.$M56];[.$S56];[.$Y56];[.$AE56];[.$AK56];[.$AQ56];[.$AW56];[.$BC56];[.$BI56];[.$BO56];[.$BU56];[.$CA56])" office:value-type="float" office:value="0" calcext:value-type="float">
            <text:p>0</text:p>
          </table:table-cell>
          <table:table-cell table:formula="of:=MAX([.$H56];[.$N56];[.$T56];[.$Z56];[.$AF56];[.$AL56];[.$AR56];[.$AX56];[.$BD56];[.$BJ56];[.$BP56];[.$BV56])" office:value-type="float" office:value="900" calcext:value-type="float">
            <text:p>900</text:p>
          </table:table-cell>
          <table:table-cell table:formula="of:=MAX([.$I56];[.$O56];[.$U56];[.$AA56];[.$AG56];[.$AM56];[.$AS56];[.$AY56];[.$BE56];[.$BK56];[.$BQ56];[.$BW56])" office:value-type="float" office:value="900" calcext:value-type="float">
            <text:p>900</text:p>
          </table:table-cell>
          <table:table-cell table:formula="of:=MAX([.$J56];[.$P56];[.$V56];[.$AB56];[.$AH56];[.$AN56];[.$AT56];[.$AZ56];[.$BF56];[.$BL56];[.$BR56];[.$BX56])" office:value-type="float" office:value="25207939" calcext:value-type="float">
            <text:p>25207939</text:p>
          </table:table-cell>
          <table:table-cell table:formula="of:=MAX([.$K56];[.$Q56];[.$W56];[.$AC56];[.$AI56];[.$AO56];[.$AU56];[.$BA56];[.$BG56];[.$BM56];[.$BS56];[.$BY56])" office:value-type="float" office:value="6185742" calcext:value-type="float">
            <text:p>6185742</text:p>
          </table:table-cell>
          <table:table-cell table:formula="of:=MAX([.$L56];[.$R56];[.$X56];[.$AD56];[.$AJ56];[.$AP56];[.$AV56];[.$BB56];[.$BH56];[.$BN56];[.$BT56];[.$BZ56])" office:value-type="float" office:value="185" calcext:value-type="float">
            <text:p>185</text:p>
          </table:table-cell>
          <table:table-cell table:formula="of:=MAX([.$M56];[.$S56];[.$Y56];[.$AE56];[.$AK56];[.$AQ56];[.$AW56];[.$BC56];[.$BI56];[.$BO56];[.$BU56];[.$CA56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7.lp</text:p>
          </table:table-cell>
          <table:table-cell office:value-type="float" office:value="17.58" calcext:value-type="float">
            <text:p>17.58</text:p>
          </table:table-cell>
          <table:table-cell office:value-type="float" office:value="16.964" calcext:value-type="float">
            <text:p>16.964</text:p>
          </table:table-cell>
          <table:table-cell office:value-type="float" office:value="145738" calcext:value-type="float">
            <text:p>145738</text:p>
          </table:table-cell>
          <table:table-cell office:value-type="float" office:value="113894" calcext:value-type="float">
            <text:p>11389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.17" calcext:value-type="float">
            <text:p>13.17</text:p>
          </table:table-cell>
          <table:table-cell office:value-type="float" office:value="11.482" calcext:value-type="float">
            <text:p>11.482</text:p>
          </table:table-cell>
          <table:table-cell office:value-type="float" office:value="53130" calcext:value-type="float">
            <text:p>53130</text:p>
          </table:table-cell>
          <table:table-cell office:value-type="float" office:value="41413" calcext:value-type="float">
            <text:p>41413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07.5" calcext:value-type="float">
            <text:p>107.5</text:p>
          </table:table-cell>
          <table:table-cell office:value-type="float" office:value="105.322" calcext:value-type="float">
            <text:p>105.322</text:p>
          </table:table-cell>
          <table:table-cell office:value-type="float" office:value="2171713" calcext:value-type="float">
            <text:p>2171713</text:p>
          </table:table-cell>
          <table:table-cell office:value-type="float" office:value="595649" calcext:value-type="float">
            <text:p>59564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0.79" calcext:value-type="float">
            <text:p>10.79</text:p>
          </table:table-cell>
          <table:table-cell office:value-type="float" office:value="9.305" calcext:value-type="float">
            <text:p>9.305</text:p>
          </table:table-cell>
          <table:table-cell office:value-type="float" office:value="31341" calcext:value-type="float">
            <text:p>31341</text:p>
          </table:table-cell>
          <table:table-cell office:value-type="float" office:value="23576" calcext:value-type="float">
            <text:p>23576</text:p>
          </table:table-cell>
          <table:table-cell office:value-type="float" office:value="142" calcext:value-type="float">
            <text:p>142</text:p>
          </table:table-cell>
          <table:table-cell office:value-type="float" office:value="1000" calcext:value-type="float">
            <text:p>1000</text:p>
          </table:table-cell>
          <table:table-cell office:value-type="float" office:value="251.83" calcext:value-type="float">
            <text:p>251.83</text:p>
          </table:table-cell>
          <table:table-cell office:value-type="float" office:value="249.205" calcext:value-type="float">
            <text:p>249.205</text:p>
          </table:table-cell>
          <table:table-cell office:value-type="float" office:value="3959770" calcext:value-type="float">
            <text:p>3959770</text:p>
          </table:table-cell>
          <table:table-cell office:value-type="float" office:value="1618360" calcext:value-type="float">
            <text:p>1618360</text:p>
          </table:table-cell>
          <table:table-cell office:value-type="float" office:value="166" calcext:value-type="float">
            <text:p>166</text:p>
          </table:table-cell>
          <table:table-cell office:value-type="float" office:value="1000" calcext:value-type="float">
            <text:p>1000</text:p>
          </table:table-cell>
          <table:table-cell office:value-type="float" office:value="11.13" calcext:value-type="float">
            <text:p>11.13</text:p>
          </table:table-cell>
          <table:table-cell office:value-type="float" office:value="9.309" calcext:value-type="float">
            <text:p>9.309</text:p>
          </table:table-cell>
          <table:table-cell office:value-type="float" office:value="33104" calcext:value-type="float">
            <text:p>33104</text:p>
          </table:table-cell>
          <table:table-cell office:value-type="float" office:value="24818" calcext:value-type="float">
            <text:p>24818</text:p>
          </table:table-cell>
          <table:table-cell office:value-type="float" office:value="151" calcext:value-type="float">
            <text:p>151</text:p>
          </table:table-cell>
          <table:table-cell office:value-type="float" office:value="1442" calcext:value-type="float">
            <text:p>1442</text:p>
          </table:table-cell>
          <table:table-cell office:value-type="float" office:value="246.44" calcext:value-type="float">
            <text:p>246.44</text:p>
          </table:table-cell>
          <table:table-cell office:value-type="float" office:value="243.684" calcext:value-type="float">
            <text:p>243.684</text:p>
          </table:table-cell>
          <table:table-cell office:value-type="float" office:value="4420327" calcext:value-type="float">
            <text:p>4420327</text:p>
          </table:table-cell>
          <table:table-cell office:value-type="float" office:value="1636185" calcext:value-type="float">
            <text:p>1636185</text:p>
          </table:table-cell>
          <table:table-cell office:value-type="float" office:value="167" calcext:value-type="float">
            <text:p>167</text:p>
          </table:table-cell>
          <table:table-cell office:value-type="float" office:value="1146" calcext:value-type="float">
            <text:p>1146</text:p>
          </table:table-cell>
          <table:table-cell office:value-type="float" office:value="9.26" calcext:value-type="float">
            <text:p>9.26</text:p>
          </table:table-cell>
          <table:table-cell office:value-type="float" office:value="8.334" calcext:value-type="float">
            <text:p>8.334</text:p>
          </table:table-cell>
          <table:table-cell office:value-type="float" office:value="29076" calcext:value-type="float">
            <text:p>29076</text:p>
          </table:table-cell>
          <table:table-cell office:value-type="float" office:value="21808" calcext:value-type="float">
            <text:p>21808</text:p>
          </table:table-cell>
          <table:table-cell office:value-type="float" office:value="134" calcext:value-type="float">
            <text:p>134</text:p>
          </table:table-cell>
          <table:table-cell office:value-type="float" office:value="500" calcext:value-type="float">
            <text:p>500</text:p>
          </table:table-cell>
          <table:table-cell office:value-type="float" office:value="139.16" calcext:value-type="float">
            <text:p>139.16</text:p>
          </table:table-cell>
          <table:table-cell office:value-type="float" office:value="138.043" calcext:value-type="float">
            <text:p>138.043</text:p>
          </table:table-cell>
          <table:table-cell office:value-type="float" office:value="2446752" calcext:value-type="float">
            <text:p>2446752</text:p>
          </table:table-cell>
          <table:table-cell office:value-type="float" office:value="876873" calcext:value-type="float">
            <text:p>876873</text:p>
          </table:table-cell>
          <table:table-cell office:value-type="float" office:value="142" calcext:value-type="float">
            <text:p>142</text:p>
          </table:table-cell>
          <table:table-cell office:value-type="float" office:value="500" calcext:value-type="float">
            <text:p>500</text:p>
          </table:table-cell>
          <table:table-cell office:value-type="float" office:value="9.33" calcext:value-type="float">
            <text:p>9.33</text:p>
          </table:table-cell>
          <table:table-cell office:value-type="float" office:value="7.959" calcext:value-type="float">
            <text:p>7.959</text:p>
          </table:table-cell>
          <table:table-cell office:value-type="float" office:value="22108" calcext:value-type="float">
            <text:p>22108</text:p>
          </table:table-cell>
          <table:table-cell office:value-type="float" office:value="15913" calcext:value-type="float">
            <text:p>15913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22.17" calcext:value-type="float">
            <text:p>122.17</text:p>
          </table:table-cell>
          <table:table-cell office:value-type="float" office:value="120.307" calcext:value-type="float">
            <text:p>120.307</text:p>
          </table:table-cell>
          <table:table-cell office:value-type="float" office:value="2289264" calcext:value-type="float">
            <text:p>2289264</text:p>
          </table:table-cell>
          <table:table-cell office:value-type="float" office:value="762641" calcext:value-type="float">
            <text:p>762641</text:p>
          </table:table-cell>
          <table:table-cell office:value-type="float" office:value="137" calcext:value-type="float">
            <text:p>137</text:p>
          </table:table-cell>
          <table:table-cell office:value-type="float" office:value="321" calcext:value-type="float">
            <text:p>321</text:p>
          </table:table-cell>
          <table:table-cell office:value-type="float" office:value="9.94" calcext:value-type="float">
            <text:p>9.94</text:p>
          </table:table-cell>
          <table:table-cell office:value-type="float" office:value="8.383" calcext:value-type="float">
            <text:p>8.383</text:p>
          </table:table-cell>
          <table:table-cell office:value-type="float" office:value="24887" calcext:value-type="float">
            <text:p>24887</text:p>
          </table:table-cell>
          <table:table-cell office:value-type="float" office:value="18284" calcext:value-type="float">
            <text:p>18284</text:p>
          </table:table-cell>
          <table:table-cell office:value-type="float" office:value="138" calcext:value-type="float">
            <text:p>138</text:p>
          </table:table-cell>
          <table:table-cell office:value-type="float" office:value="1000" calcext:value-type="float">
            <text:p>1000</text:p>
          </table:table-cell>
          <table:table-cell office:value-type="float" office:value="345.87" calcext:value-type="float">
            <text:p>345.87</text:p>
          </table:table-cell>
          <table:table-cell office:value-type="float" office:value="343.862" calcext:value-type="float">
            <text:p>343.862</text:p>
          </table:table-cell>
          <table:table-cell office:value-type="float" office:value="5974679" calcext:value-type="float">
            <text:p>5974679</text:p>
          </table:table-cell>
          <table:table-cell office:value-type="float" office:value="2285815" calcext:value-type="float">
            <text:p>2285815</text:p>
          </table:table-cell>
          <table:table-cell office:value-type="float" office:value="153" calcext:value-type="float">
            <text:p>153</text:p>
          </table:table-cell>
          <table:table-cell office:value-type="float" office:value="735" calcext:value-type="float">
            <text:p>735</text:p>
          </table:table-cell>
          <table:table-cell table:formula="of:=MIN([.$H57];[.$N57];[.$T57];[.$Z57];[.$AF57];[.$AL57];[.$AR57];[.$AX57];[.$BD57];[.$BJ57];[.$BP57];[.$BV57])" office:value-type="float" office:value="9.26" calcext:value-type="float">
            <text:p>9.26</text:p>
          </table:table-cell>
          <table:table-cell table:formula="of:=MIN([.$I57];[.$O57];[.$U57];[.$AA57];[.$AG57];[.$AM57];[.$AS57];[.$AY57];[.$BE57];[.$BK57];[.$BQ57];[.$BW57])" office:value-type="float" office:value="7.959" calcext:value-type="float">
            <text:p>7.959</text:p>
          </table:table-cell>
          <table:table-cell table:formula="of:=MIN([.$J57];[.$P57];[.$V57];[.$AB57];[.$AH57];[.$AN57];[.$AT57];[.$AZ57];[.$BF57];[.$BL57];[.$BR57];[.$BX57])" office:value-type="float" office:value="22108" calcext:value-type="float">
            <text:p>22108</text:p>
          </table:table-cell>
          <table:table-cell table:formula="of:=MIN([.$K57];[.$Q57];[.$W57];[.$AC57];[.$AI57];[.$AO57];[.$AU57];[.$BA57];[.$BG57];[.$BM57];[.$BS57];[.$BY57])" office:value-type="float" office:value="15913" calcext:value-type="float">
            <text:p>15913</text:p>
          </table:table-cell>
          <table:table-cell table:formula="of:=MIN([.$L57];[.$R57];[.$X57];[.$AD57];[.$AJ57];[.$AP57];[.$AV57];[.$BB57];[.$BH57];[.$BN57];[.$BT57];[.$BZ57])" office:value-type="float" office:value="124" calcext:value-type="float">
            <text:p>124</text:p>
          </table:table-cell>
          <table:table-cell table:formula="of:=MIN([.$M57];[.$S57];[.$Y57];[.$AE57];[.$AK57];[.$AQ57];[.$AW57];[.$BC57];[.$BI57];[.$BO57];[.$BU57];[.$CA57])" office:value-type="float" office:value="0" calcext:value-type="float">
            <text:p>0</text:p>
          </table:table-cell>
          <table:table-cell table:formula="of:=MEDIAN([.$H57];[.$N57];[.$T57];[.$Z57];[.$AF57];[.$AL57];[.$AR57];[.$AX57];[.$BD57];[.$BJ57];[.$BP57];[.$BV57])" office:value-type="float" office:value="60.335" calcext:value-type="float">
            <text:p>60.335</text:p>
          </table:table-cell>
          <table:table-cell table:formula="of:=MEDIAN([.$I57];[.$O57];[.$U57];[.$AA57];[.$AG57];[.$AM57];[.$AS57];[.$AY57];[.$BE57];[.$BK57];[.$BQ57];[.$BW57])" office:value-type="float" office:value="58.402" calcext:value-type="float">
            <text:p>58.402</text:p>
          </table:table-cell>
          <table:table-cell table:formula="of:=MEDIAN([.$J57];[.$P57];[.$V57];[.$AB57];[.$AH57];[.$AN57];[.$AT57];[.$AZ57];[.$BF57];[.$BL57];[.$BR57];[.$BX57])" office:value-type="float" office:value="1112421.5" calcext:value-type="float">
            <text:p>1112421.5</text:p>
          </table:table-cell>
          <table:table-cell table:formula="of:=MEDIAN([.$K57];[.$Q57];[.$W57];[.$AC57];[.$AI57];[.$AO57];[.$AU57];[.$BA57];[.$BG57];[.$BM57];[.$BS57];[.$BY57])" office:value-type="float" office:value="318531" calcext:value-type="float">
            <text:p>318531</text:p>
          </table:table-cell>
          <table:table-cell table:formula="of:=MEDIAN([.$L57];[.$R57];[.$X57];[.$AD57];[.$AJ57];[.$AP57];[.$AV57];[.$BB57];[.$BH57];[.$BN57];[.$BT57];[.$BZ57])" office:value-type="float" office:value="142" calcext:value-type="float">
            <text:p>142</text:p>
          </table:table-cell>
          <table:table-cell table:formula="of:=MEDIAN([.$M57];[.$S57];[.$Y57];[.$AE57];[.$AK57];[.$AQ57];[.$AW57];[.$BC57];[.$BI57];[.$BO57];[.$BU57];[.$CA57])" office:value-type="float" office:value="617.5" calcext:value-type="float">
            <text:p>617.5</text:p>
          </table:table-cell>
          <table:table-cell table:formula="of:=MAX([.$H57];[.$N57];[.$T57];[.$Z57];[.$AF57];[.$AL57];[.$AR57];[.$AX57];[.$BD57];[.$BJ57];[.$BP57];[.$BV57])" office:value-type="float" office:value="345.87" calcext:value-type="float">
            <text:p>345.87</text:p>
          </table:table-cell>
          <table:table-cell table:formula="of:=MAX([.$I57];[.$O57];[.$U57];[.$AA57];[.$AG57];[.$AM57];[.$AS57];[.$AY57];[.$BE57];[.$BK57];[.$BQ57];[.$BW57])" office:value-type="float" office:value="343.862" calcext:value-type="float">
            <text:p>343.862</text:p>
          </table:table-cell>
          <table:table-cell table:formula="of:=MAX([.$J57];[.$P57];[.$V57];[.$AB57];[.$AH57];[.$AN57];[.$AT57];[.$AZ57];[.$BF57];[.$BL57];[.$BR57];[.$BX57])" office:value-type="float" office:value="5974679" calcext:value-type="float">
            <text:p>5974679</text:p>
          </table:table-cell>
          <table:table-cell table:formula="of:=MAX([.$K57];[.$Q57];[.$W57];[.$AC57];[.$AI57];[.$AO57];[.$AU57];[.$BA57];[.$BG57];[.$BM57];[.$BS57];[.$BY57])" office:value-type="float" office:value="2285815" calcext:value-type="float">
            <text:p>2285815</text:p>
          </table:table-cell>
          <table:table-cell table:formula="of:=MAX([.$L57];[.$R57];[.$X57];[.$AD57];[.$AJ57];[.$AP57];[.$AV57];[.$BB57];[.$BH57];[.$BN57];[.$BT57];[.$BZ57])" office:value-type="float" office:value="167" calcext:value-type="float">
            <text:p>167</text:p>
          </table:table-cell>
          <table:table-cell table:formula="of:=MAX([.$M57];[.$S57];[.$Y57];[.$AE57];[.$AK57];[.$AQ57];[.$AW57];[.$BC57];[.$BI57];[.$BO57];[.$BU57];[.$CA57])" office:value-type="float" office:value="1442" calcext:value-type="float">
            <text:p>1442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8.lp</text:p>
          </table:table-cell>
          <table:table-cell office:value-type="float" office:value="6.83" calcext:value-type="float">
            <text:p>6.83</text:p>
          </table:table-cell>
          <table:table-cell office:value-type="float" office:value="6.226" calcext:value-type="float">
            <text:p>6.226</text:p>
          </table:table-cell>
          <table:table-cell office:value-type="float" office:value="56931" calcext:value-type="float">
            <text:p>56931</text:p>
          </table:table-cell>
          <table:table-cell office:value-type="float" office:value="46054" calcext:value-type="float">
            <text:p>4605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2.16" calcext:value-type="float">
            <text:p>32.16</text:p>
          </table:table-cell>
          <table:table-cell office:value-type="float" office:value="30.598" calcext:value-type="float">
            <text:p>30.598</text:p>
          </table:table-cell>
          <table:table-cell office:value-type="float" office:value="207647" calcext:value-type="float">
            <text:p>207647</text:p>
          </table:table-cell>
          <table:table-cell office:value-type="float" office:value="185948" calcext:value-type="float">
            <text:p>185948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04.12" calcext:value-type="float">
            <text:p>104.12</text:p>
          </table:table-cell>
          <table:table-cell office:value-type="float" office:value="101.902" calcext:value-type="float">
            <text:p>101.902</text:p>
          </table:table-cell>
          <table:table-cell office:value-type="float" office:value="1845890" calcext:value-type="float">
            <text:p>1845890</text:p>
          </table:table-cell>
          <table:table-cell office:value-type="float" office:value="600006" calcext:value-type="float">
            <text:p>600006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2.89" calcext:value-type="float">
            <text:p>12.89</text:p>
          </table:table-cell>
          <table:table-cell office:value-type="float" office:value="11.166" calcext:value-type="float">
            <text:p>11.166</text:p>
          </table:table-cell>
          <table:table-cell office:value-type="float" office:value="50117" calcext:value-type="float">
            <text:p>50117</text:p>
          </table:table-cell>
          <table:table-cell office:value-type="float" office:value="39026" calcext:value-type="float">
            <text:p>39026</text:p>
          </table:table-cell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office:value-type="float" office:value="616.63" calcext:value-type="float">
            <text:p>616.63</text:p>
          </table:table-cell>
          <table:table-cell office:value-type="float" office:value="613.189" calcext:value-type="float">
            <text:p>613.189</text:p>
          </table:table-cell>
          <table:table-cell office:value-type="float" office:value="9811041" calcext:value-type="float">
            <text:p>9811041</text:p>
          </table:table-cell>
          <table:table-cell office:value-type="float" office:value="4131283" calcext:value-type="float">
            <text:p>4131283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2.17" calcext:value-type="float">
            <text:p>12.17</text:p>
          </table:table-cell>
          <table:table-cell office:value-type="float" office:value="10.038" calcext:value-type="float">
            <text:p>10.038</text:p>
          </table:table-cell>
          <table:table-cell office:value-type="float" office:value="38534" calcext:value-type="float">
            <text:p>38534</text:p>
          </table:table-cell>
          <table:table-cell office:value-type="float" office:value="30114" calcext:value-type="float">
            <text:p>30114</text:p>
          </table:table-cell>
          <table:table-cell office:value-type="float" office:value="148" calcext:value-type="float">
            <text:p>148</text:p>
          </table:table-cell>
          <table:table-cell office:value-type="float" office:value="1395" calcext:value-type="float">
            <text:p>1395</text:p>
          </table:table-cell>
          <table:table-cell office:value-type="float" office:value="469.34" calcext:value-type="float">
            <text:p>469.34</text:p>
          </table:table-cell>
          <table:table-cell office:value-type="float" office:value="466.864" calcext:value-type="float">
            <text:p>466.864</text:p>
          </table:table-cell>
          <table:table-cell office:value-type="float" office:value="7679311" calcext:value-type="float">
            <text:p>7679311</text:p>
          </table:table-cell>
          <table:table-cell office:value-type="float" office:value="3186435" calcext:value-type="float">
            <text:p>3186435</text:p>
          </table:table-cell>
          <table:table-cell office:value-type="float" office:value="161" calcext:value-type="float">
            <text:p>161</text:p>
          </table:table-cell>
          <table:table-cell office:value-type="float" office:value="878" calcext:value-type="float">
            <text:p>878</text:p>
          </table:table-cell>
          <table:table-cell office:value-type="float" office:value="9.3" calcext:value-type="float">
            <text:p>9.3</text:p>
          </table:table-cell>
          <table:table-cell office:value-type="float" office:value="8.27" calcext:value-type="float">
            <text:p>8.27</text:p>
          </table:table-cell>
          <table:table-cell office:value-type="float" office:value="26480" calcext:value-type="float">
            <text:p>26480</text:p>
          </table:table-cell>
          <table:table-cell office:value-type="float" office:value="19304" calcext:value-type="float">
            <text:p>19304</text:p>
          </table:table-cell>
          <table:table-cell office:value-type="float" office:value="132" calcext:value-type="float">
            <text:p>132</text:p>
          </table:table-cell>
          <table:table-cell office:value-type="float" office:value="500" calcext:value-type="float">
            <text:p>500</text:p>
          </table:table-cell>
          <table:table-cell office:value-type="float" office:value="290.37" calcext:value-type="float">
            <text:p>290.37</text:p>
          </table:table-cell>
          <table:table-cell office:value-type="float" office:value="289.185" calcext:value-type="float">
            <text:p>289.185</text:p>
          </table:table-cell>
          <table:table-cell office:value-type="float" office:value="4603703" calcext:value-type="float">
            <text:p>4603703</text:p>
          </table:table-cell>
          <table:table-cell office:value-type="float" office:value="1768656" calcext:value-type="float">
            <text:p>1768656</text:p>
          </table:table-cell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0.09" calcext:value-type="float">
            <text:p>10.09</text:p>
          </table:table-cell>
          <table:table-cell office:value-type="float" office:value="8.321" calcext:value-type="float">
            <text:p>8.321</text:p>
          </table:table-cell>
          <table:table-cell office:value-type="float" office:value="25787" calcext:value-type="float">
            <text:p>25787</text:p>
          </table:table-cell>
          <table:table-cell office:value-type="float" office:value="19286" calcext:value-type="float">
            <text:p>19286</text:p>
          </table:table-cell>
          <table:table-cell office:value-type="float" office:value="128" calcext:value-type="float">
            <text:p>128</text:p>
          </table:table-cell>
          <table:table-cell office:value-type="float" office:value="281" calcext:value-type="float">
            <text:p>281</text:p>
          </table:table-cell>
          <table:table-cell office:value-type="float" office:value="266.14" calcext:value-type="float">
            <text:p>266.14</text:p>
          </table:table-cell>
          <table:table-cell office:value-type="float" office:value="264.425" calcext:value-type="float">
            <text:p>264.425</text:p>
          </table:table-cell>
          <table:table-cell office:value-type="float" office:value="5010061" calcext:value-type="float">
            <text:p>5010061</text:p>
          </table:table-cell>
          <table:table-cell office:value-type="float" office:value="1742732" calcext:value-type="float">
            <text:p>1742732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9.77" calcext:value-type="float">
            <text:p>9.77</text:p>
          </table:table-cell>
          <table:table-cell office:value-type="float" office:value="8.148" calcext:value-type="float">
            <text:p>8.148</text:p>
          </table:table-cell>
          <table:table-cell office:value-type="float" office:value="24323" calcext:value-type="float">
            <text:p>24323</text:p>
          </table:table-cell>
          <table:table-cell office:value-type="float" office:value="17079" calcext:value-type="float">
            <text:p>17079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247.71" calcext:value-type="float">
            <text:p>247.71</text:p>
          </table:table-cell>
          <table:table-cell office:value-type="float" office:value="245.981" calcext:value-type="float">
            <text:p>245.981</text:p>
          </table:table-cell>
          <table:table-cell office:value-type="float" office:value="4521707" calcext:value-type="float">
            <text:p>4521707</text:p>
          </table:table-cell>
          <table:table-cell office:value-type="float" office:value="1716089" calcext:value-type="float">
            <text:p>1716089</text:p>
          </table:table-cell>
          <table:table-cell office:value-type="float" office:value="147" calcext:value-type="float">
            <text:p>147</text:p>
          </table:table-cell>
          <table:table-cell office:value-type="float" office:value="616" calcext:value-type="float">
            <text:p>616</text:p>
          </table:table-cell>
          <table:table-cell table:formula="of:=MIN([.$H58];[.$N58];[.$T58];[.$Z58];[.$AF58];[.$AL58];[.$AR58];[.$AX58];[.$BD58];[.$BJ58];[.$BP58];[.$BV58])" office:value-type="float" office:value="9.3" calcext:value-type="float">
            <text:p>9.3</text:p>
          </table:table-cell>
          <table:table-cell table:formula="of:=MIN([.$I58];[.$O58];[.$U58];[.$AA58];[.$AG58];[.$AM58];[.$AS58];[.$AY58];[.$BE58];[.$BK58];[.$BQ58];[.$BW58])" office:value-type="float" office:value="8.148" calcext:value-type="float">
            <text:p>8.148</text:p>
          </table:table-cell>
          <table:table-cell table:formula="of:=MIN([.$J58];[.$P58];[.$V58];[.$AB58];[.$AH58];[.$AN58];[.$AT58];[.$AZ58];[.$BF58];[.$BL58];[.$BR58];[.$BX58])" office:value-type="float" office:value="24323" calcext:value-type="float">
            <text:p>24323</text:p>
          </table:table-cell>
          <table:table-cell table:formula="of:=MIN([.$K58];[.$Q58];[.$W58];[.$AC58];[.$AI58];[.$AO58];[.$AU58];[.$BA58];[.$BG58];[.$BM58];[.$BS58];[.$BY58])" office:value-type="float" office:value="17079" calcext:value-type="float">
            <text:p>17079</text:p>
          </table:table-cell>
          <table:table-cell table:formula="of:=MIN([.$L58];[.$R58];[.$X58];[.$AD58];[.$AJ58];[.$AP58];[.$AV58];[.$BB58];[.$BH58];[.$BN58];[.$BT58];[.$BZ58])" office:value-type="float" office:value="128" calcext:value-type="float">
            <text:p>128</text:p>
          </table:table-cell>
          <table:table-cell table:formula="of:=MIN([.$M58];[.$S58];[.$Y58];[.$AE58];[.$AK58];[.$AQ58];[.$AW58];[.$BC58];[.$BI58];[.$BO58];[.$BU58];[.$CA58])" office:value-type="float" office:value="0" calcext:value-type="float">
            <text:p>0</text:p>
          </table:table-cell>
          <table:table-cell table:formula="of:=MEDIAN([.$H58];[.$N58];[.$T58];[.$Z58];[.$AF58];[.$AL58];[.$AR58];[.$AX58];[.$BD58];[.$BJ58];[.$BP58];[.$BV58])" office:value-type="float" office:value="68.14" calcext:value-type="float">
            <text:p>68.14</text:p>
          </table:table-cell>
          <table:table-cell table:formula="of:=MEDIAN([.$I58];[.$O58];[.$U58];[.$AA58];[.$AG58];[.$AM58];[.$AS58];[.$AY58];[.$BE58];[.$BK58];[.$BQ58];[.$BW58])" office:value-type="float" office:value="66.25" calcext:value-type="float">
            <text:p>66.25</text:p>
          </table:table-cell>
          <table:table-cell table:formula="of:=MEDIAN([.$J58];[.$P58];[.$V58];[.$AB58];[.$AH58];[.$AN58];[.$AT58];[.$AZ58];[.$BF58];[.$BL58];[.$BR58];[.$BX58])" office:value-type="float" office:value="1026768.5" calcext:value-type="float">
            <text:p>1026768.5</text:p>
          </table:table-cell>
          <table:table-cell table:formula="of:=MEDIAN([.$K58];[.$Q58];[.$W58];[.$AC58];[.$AI58];[.$AO58];[.$AU58];[.$BA58];[.$BG58];[.$BM58];[.$BS58];[.$BY58])" office:value-type="float" office:value="392977" calcext:value-type="float">
            <text:p>392977</text:p>
          </table:table-cell>
          <table:table-cell table:formula="of:=MEDIAN([.$L58];[.$R58];[.$X58];[.$AD58];[.$AJ58];[.$AP58];[.$AV58];[.$BB58];[.$BH58];[.$BN58];[.$BT58];[.$BZ58])" office:value-type="float" office:value="145" calcext:value-type="float">
            <text:p>145</text:p>
          </table:table-cell>
          <table:table-cell table:formula="of:=MEDIAN([.$M58];[.$S58];[.$Y58];[.$AE58];[.$AK58];[.$AQ58];[.$AW58];[.$BC58];[.$BI58];[.$BO58];[.$BU58];[.$CA58])" office:value-type="float" office:value="500" calcext:value-type="float">
            <text:p>500</text:p>
          </table:table-cell>
          <table:table-cell table:formula="of:=MAX([.$H58];[.$N58];[.$T58];[.$Z58];[.$AF58];[.$AL58];[.$AR58];[.$AX58];[.$BD58];[.$BJ58];[.$BP58];[.$BV58])" office:value-type="float" office:value="616.63" calcext:value-type="float">
            <text:p>616.63</text:p>
          </table:table-cell>
          <table:table-cell table:formula="of:=MAX([.$I58];[.$O58];[.$U58];[.$AA58];[.$AG58];[.$AM58];[.$AS58];[.$AY58];[.$BE58];[.$BK58];[.$BQ58];[.$BW58])" office:value-type="float" office:value="613.189" calcext:value-type="float">
            <text:p>613.189</text:p>
          </table:table-cell>
          <table:table-cell table:formula="of:=MAX([.$J58];[.$P58];[.$V58];[.$AB58];[.$AH58];[.$AN58];[.$AT58];[.$AZ58];[.$BF58];[.$BL58];[.$BR58];[.$BX58])" office:value-type="float" office:value="9811041" calcext:value-type="float">
            <text:p>9811041</text:p>
          </table:table-cell>
          <table:table-cell table:formula="of:=MAX([.$K58];[.$Q58];[.$W58];[.$AC58];[.$AI58];[.$AO58];[.$AU58];[.$BA58];[.$BG58];[.$BM58];[.$BS58];[.$BY58])" office:value-type="float" office:value="4131283" calcext:value-type="float">
            <text:p>4131283</text:p>
          </table:table-cell>
          <table:table-cell table:formula="of:=MAX([.$L58];[.$R58];[.$X58];[.$AD58];[.$AJ58];[.$AP58];[.$AV58];[.$BB58];[.$BH58];[.$BN58];[.$BT58];[.$BZ58])" office:value-type="float" office:value="170" calcext:value-type="float">
            <text:p>170</text:p>
          </table:table-cell>
          <table:table-cell table:formula="of:=MAX([.$M58];[.$S58];[.$Y58];[.$AE58];[.$AK58];[.$AQ58];[.$AW58];[.$BC58];[.$BI58];[.$BO58];[.$BU58];[.$CA58])" office:value-type="float" office:value="1395" calcext:value-type="float">
            <text:p>1395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9.lp</text:p>
          </table:table-cell>
          <table:table-cell office:value-type="float" office:value="71.86" calcext:value-type="float">
            <text:p>71.86</text:p>
          </table:table-cell>
          <table:table-cell office:value-type="float" office:value="71.189" calcext:value-type="float">
            <text:p>71.189</text:p>
          </table:table-cell>
          <table:table-cell office:value-type="float" office:value="628510" calcext:value-type="float">
            <text:p>628510</text:p>
          </table:table-cell>
          <table:table-cell office:value-type="float" office:value="540292" calcext:value-type="float">
            <text:p>54029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87.15" calcext:value-type="float">
            <text:p>887.15</text:p>
          </table:table-cell>
          <table:table-cell office:value-type="float" office:value="885.607" calcext:value-type="float">
            <text:p>885.607</text:p>
          </table:table-cell>
          <table:table-cell office:value-type="float" office:value="6843572" calcext:value-type="float">
            <text:p>6843572</text:p>
          </table:table-cell>
          <table:table-cell office:value-type="float" office:value="6130442" calcext:value-type="float">
            <text:p>613044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5131465" calcext:value-type="float">
            <text:p>35131465</text:p>
          </table:table-cell>
          <table:table-cell office:value-type="float" office:value="5746124" calcext:value-type="float">
            <text:p>5746124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28.92" calcext:value-type="float">
            <text:p>128.92</text:p>
          </table:table-cell>
          <table:table-cell office:value-type="float" office:value="126.574" calcext:value-type="float">
            <text:p>126.574</text:p>
          </table:table-cell>
          <table:table-cell office:value-type="float" office:value="1226311" calcext:value-type="float">
            <text:p>1226311</text:p>
          </table:table-cell>
          <table:table-cell office:value-type="float" office:value="960104" calcext:value-type="float">
            <text:p>960104</text:p>
          </table:table-cell>
          <table:table-cell office:value-type="float" office:value="145" calcext:value-type="float">
            <text:p>1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27.89" calcext:value-type="float">
            <text:p>127.89</text:p>
          </table:table-cell>
          <table:table-cell office:value-type="float" office:value="124.517" calcext:value-type="float">
            <text:p>124.517</text:p>
          </table:table-cell>
          <table:table-cell office:value-type="float" office:value="1159366" calcext:value-type="float">
            <text:p>1159366</text:p>
          </table:table-cell>
          <table:table-cell office:value-type="float" office:value="918622" calcext:value-type="float">
            <text:p>918622</text:p>
          </table:table-cell>
          <table:table-cell office:value-type="float" office:value="157" calcext:value-type="float">
            <text:p>157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524489" calcext:value-type="float">
            <text:p>16524489</text:p>
          </table:table-cell>
          <table:table-cell office:value-type="float" office:value="5941364" calcext:value-type="float">
            <text:p>5941364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13.49" calcext:value-type="float">
            <text:p>113.49</text:p>
          </table:table-cell>
          <table:table-cell office:value-type="float" office:value="112.473" calcext:value-type="float">
            <text:p>112.473</text:p>
          </table:table-cell>
          <table:table-cell office:value-type="float" office:value="1122622" calcext:value-type="float">
            <text:p>1122622</text:p>
          </table:table-cell>
          <table:table-cell office:value-type="float" office:value="852969" calcext:value-type="float">
            <text:p>852969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438837" calcext:value-type="float">
            <text:p>22438837</text:p>
          </table:table-cell>
          <table:table-cell office:value-type="float" office:value="6251353" calcext:value-type="float">
            <text:p>6251353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09.19" calcext:value-type="float">
            <text:p>109.19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147385" calcext:value-type="float">
            <text:p>1147385</text:p>
          </table:table-cell>
          <table:table-cell office:value-type="float" office:value="893555" calcext:value-type="float">
            <text:p>893555</text:p>
          </table:table-cell>
          <table:table-cell office:value-type="float" office:value="134" calcext:value-type="float">
            <text:p>134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549329" calcext:value-type="float">
            <text:p>23549329</text:p>
          </table:table-cell>
          <table:table-cell office:value-type="float" office:value="5980793" calcext:value-type="float">
            <text:p>598079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7.73" calcext:value-type="float">
            <text:p>57.73</text:p>
          </table:table-cell>
          <table:table-cell office:value-type="float" office:value="55.449" calcext:value-type="float">
            <text:p>55.449</text:p>
          </table:table-cell>
          <table:table-cell office:value-type="float" office:value="554633" calcext:value-type="float">
            <text:p>554633</text:p>
          </table:table-cell>
          <table:table-cell office:value-type="float" office:value="419567" calcext:value-type="float">
            <text:p>419567</text:p>
          </table:table-cell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636715" calcext:value-type="float">
            <text:p>18636715</text:p>
          </table:table-cell>
          <table:table-cell office:value-type="float" office:value="5697687" calcext:value-type="float">
            <text:p>5697687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MIN([.$H59];[.$N59];[.$T59];[.$Z59];[.$AF59];[.$AL59];[.$AR59];[.$AX59];[.$BD59];[.$BJ59];[.$BP59];[.$BV59])" office:value-type="float" office:value="57.73" calcext:value-type="float">
            <text:p>57.73</text:p>
          </table:table-cell>
          <table:table-cell table:formula="of:=MIN([.$I59];[.$O59];[.$U59];[.$AA59];[.$AG59];[.$AM59];[.$AS59];[.$AY59];[.$BE59];[.$BK59];[.$BQ59];[.$BW59])" office:value-type="float" office:value="55.449" calcext:value-type="float">
            <text:p>55.449</text:p>
          </table:table-cell>
          <table:table-cell table:formula="of:=MIN([.$J59];[.$P59];[.$V59];[.$AB59];[.$AH59];[.$AN59];[.$AT59];[.$AZ59];[.$BF59];[.$BL59];[.$BR59];[.$BX59])" office:value-type="float" office:value="554633" calcext:value-type="float">
            <text:p>554633</text:p>
          </table:table-cell>
          <table:table-cell table:formula="of:=MIN([.$K59];[.$Q59];[.$W59];[.$AC59];[.$AI59];[.$AO59];[.$AU59];[.$BA59];[.$BG59];[.$BM59];[.$BS59];[.$BY59])" office:value-type="float" office:value="419567" calcext:value-type="float">
            <text:p>419567</text:p>
          </table:table-cell>
          <table:table-cell table:formula="of:=MIN([.$L59];[.$R59];[.$X59];[.$AD59];[.$AJ59];[.$AP59];[.$AV59];[.$BB59];[.$BH59];[.$BN59];[.$BT59];[.$BZ59])" office:value-type="float" office:value="134" calcext:value-type="float">
            <text:p>134</text:p>
          </table:table-cell>
          <table:table-cell table:formula="of:=MIN([.$M59];[.$S59];[.$Y59];[.$AE59];[.$AK59];[.$AQ59];[.$AW59];[.$BC59];[.$BI59];[.$BO59];[.$BU59];[.$CA59])" office:value-type="float" office:value="0" calcext:value-type="float">
            <text:p>0</text:p>
          </table:table-cell>
          <table:table-cell table:formula="of:=MEDIAN([.$H59];[.$N59];[.$T59];[.$Z59];[.$AF59];[.$AL59];[.$AR59];[.$AX59];[.$BD59];[.$BJ59];[.$BP59];[.$BV59])" office:value-type="float" office:value="893.575" calcext:value-type="float">
            <text:p>893.575</text:p>
          </table:table-cell>
          <table:table-cell table:formula="of:=MEDIAN([.$I59];[.$O59];[.$U59];[.$AA59];[.$AG59];[.$AM59];[.$AS59];[.$AY59];[.$BE59];[.$BK59];[.$BQ59];[.$BW59])" office:value-type="float" office:value="892.8035" calcext:value-type="float">
            <text:p>892.8035</text:p>
          </table:table-cell>
          <table:table-cell table:formula="of:=MEDIAN([.$J59];[.$P59];[.$V59];[.$AB59];[.$AH59];[.$AN59];[.$AT59];[.$AZ59];[.$BF59];[.$BL59];[.$BR59];[.$BX59])" office:value-type="float" office:value="6843572" calcext:value-type="float">
            <text:p>6843572</text:p>
          </table:table-cell>
          <table:table-cell table:formula="of:=MEDIAN([.$K59];[.$Q59];[.$W59];[.$AC59];[.$AI59];[.$AO59];[.$AU59];[.$BA59];[.$BG59];[.$BM59];[.$BS59];[.$BY59])" office:value-type="float" office:value="5697687" calcext:value-type="float">
            <text:p>5697687</text:p>
          </table:table-cell>
          <table:table-cell table:formula="of:=MEDIAN([.$L59];[.$R59];[.$X59];[.$AD59];[.$AJ59];[.$AP59];[.$AV59];[.$BB59];[.$BH59];[.$BN59];[.$BT59];[.$BZ59])" office:value-type="float" office:value="156" calcext:value-type="float">
            <text:p>156</text:p>
          </table:table-cell>
          <table:table-cell table:formula="of:=MEDIAN([.$M59];[.$S59];[.$Y59];[.$AE59];[.$AK59];[.$AQ59];[.$AW59];[.$BC59];[.$BI59];[.$BO59];[.$BU59];[.$CA59])" office:value-type="float" office:value="0" calcext:value-type="float">
            <text:p>0</text:p>
          </table:table-cell>
          <table:table-cell table:formula="of:=MAX([.$H59];[.$N59];[.$T59];[.$Z59];[.$AF59];[.$AL59];[.$AR59];[.$AX59];[.$BD59];[.$BJ59];[.$BP59];[.$BV59])" office:value-type="float" office:value="900" calcext:value-type="float">
            <text:p>900</text:p>
          </table:table-cell>
          <table:table-cell table:formula="of:=MAX([.$I59];[.$O59];[.$U59];[.$AA59];[.$AG59];[.$AM59];[.$AS59];[.$AY59];[.$BE59];[.$BK59];[.$BQ59];[.$BW59])" office:value-type="float" office:value="900" calcext:value-type="float">
            <text:p>900</text:p>
          </table:table-cell>
          <table:table-cell table:formula="of:=MAX([.$J59];[.$P59];[.$V59];[.$AB59];[.$AH59];[.$AN59];[.$AT59];[.$AZ59];[.$BF59];[.$BL59];[.$BR59];[.$BX59])" office:value-type="float" office:value="35131465" calcext:value-type="float">
            <text:p>35131465</text:p>
          </table:table-cell>
          <table:table-cell table:formula="of:=MAX([.$K59];[.$Q59];[.$W59];[.$AC59];[.$AI59];[.$AO59];[.$AU59];[.$BA59];[.$BG59];[.$BM59];[.$BS59];[.$BY59])" office:value-type="float" office:value="6251353" calcext:value-type="float">
            <text:p>6251353</text:p>
          </table:table-cell>
          <table:table-cell table:formula="of:=MAX([.$L59];[.$R59];[.$X59];[.$AD59];[.$AJ59];[.$AP59];[.$AV59];[.$BB59];[.$BH59];[.$BN59];[.$BT59];[.$BZ59])" office:value-type="float" office:value="172" calcext:value-type="float">
            <text:p>172</text:p>
          </table:table-cell>
          <table:table-cell table:formula="of:=MAX([.$M59];[.$S59];[.$Y59];[.$AE59];[.$AK59];[.$AQ59];[.$AW59];[.$BC59];[.$BI59];[.$BO59];[.$BU59];[.$CA59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0.lp</text:p>
          </table:table-cell>
          <table:table-cell office:value-type="float" office:value="12.95" calcext:value-type="float">
            <text:p>12.95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6324" calcext:value-type="float">
            <text:p>126324</text:p>
          </table:table-cell>
          <table:table-cell office:value-type="float" office:value="96436" calcext:value-type="float">
            <text:p>9643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30.77" calcext:value-type="float">
            <text:p>430.77</text:p>
          </table:table-cell>
          <table:table-cell office:value-type="float" office:value="429.051" calcext:value-type="float">
            <text:p>429.051</text:p>
          </table:table-cell>
          <table:table-cell office:value-type="float" office:value="3730174" calcext:value-type="float">
            <text:p>3730174</text:p>
          </table:table-cell>
          <table:table-cell office:value-type="float" office:value="3207605" calcext:value-type="float">
            <text:p>3207605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841637" calcext:value-type="float">
            <text:p>23841637</text:p>
          </table:table-cell>
          <table:table-cell office:value-type="float" office:value="4994511" calcext:value-type="float">
            <text:p>499451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10.79" calcext:value-type="float">
            <text:p>110.79</text:p>
          </table:table-cell>
          <table:table-cell office:value-type="float" office:value="108.947" calcext:value-type="float">
            <text:p>108.947</text:p>
          </table:table-cell>
          <table:table-cell office:value-type="float" office:value="1140300" calcext:value-type="float">
            <text:p>1140300</text:p>
          </table:table-cell>
          <table:table-cell office:value-type="float" office:value="886476" calcext:value-type="float">
            <text:p>886476</text:p>
          </table:table-cell>
          <table:table-cell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539826" calcext:value-type="float">
            <text:p>16539826</text:p>
          </table:table-cell>
          <table:table-cell office:value-type="float" office:value="5891657" calcext:value-type="float">
            <text:p>5891657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20.17" calcext:value-type="float">
            <text:p>120.17</text:p>
          </table:table-cell>
          <table:table-cell office:value-type="float" office:value="116.966" calcext:value-type="float">
            <text:p>116.966</text:p>
          </table:table-cell>
          <table:table-cell office:value-type="float" office:value="1207999" calcext:value-type="float">
            <text:p>1207999</text:p>
          </table:table-cell>
          <table:table-cell office:value-type="float" office:value="953081" calcext:value-type="float">
            <text:p>953081</text:p>
          </table:table-cell>
          <table:table-cell office:value-type="float" office:value="163" calcext:value-type="float">
            <text:p>163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631111" calcext:value-type="float">
            <text:p>16631111</text:p>
          </table:table-cell>
          <table:table-cell office:value-type="float" office:value="5983647" calcext:value-type="float">
            <text:p>5983647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26.57" calcext:value-type="float">
            <text:p>126.57</text:p>
          </table:table-cell>
          <table:table-cell office:value-type="float" office:value="125.513" calcext:value-type="float">
            <text:p>125.513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942668" calcext:value-type="float">
            <text:p>942668</text:p>
          </table:table-cell>
          <table:table-cell office:value-type="float" office:value="135" calcext:value-type="float">
            <text:p>13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035574" calcext:value-type="float">
            <text:p>19035574</text:p>
          </table:table-cell>
          <table:table-cell office:value-type="float" office:value="5831340" calcext:value-type="float">
            <text:p>583134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60.18" calcext:value-type="float">
            <text:p>60.18</text:p>
          </table:table-cell>
          <table:table-cell office:value-type="float" office:value="58.068" calcext:value-type="float">
            <text:p>58.068</text:p>
          </table:table-cell>
          <table:table-cell office:value-type="float" office:value="610931" calcext:value-type="float">
            <text:p>610931</text:p>
          </table:table-cell>
          <table:table-cell office:value-type="float" office:value="480920" calcext:value-type="float">
            <text:p>480920</text:p>
          </table:table-cell>
          <table:table-cell office:value-type="float" office:value="132" calcext:value-type="float">
            <text:p>132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394764" calcext:value-type="float">
            <text:p>19394764</text:p>
          </table:table-cell>
          <table:table-cell office:value-type="float" office:value="6005383" calcext:value-type="float">
            <text:p>6005383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12.03" calcext:value-type="float">
            <text:p>112.03</text:p>
          </table:table-cell>
          <table:table-cell office:value-type="float" office:value="110.383" calcext:value-type="float">
            <text:p>110.383</text:p>
          </table:table-cell>
          <table:table-cell office:value-type="float" office:value="1107460" calcext:value-type="float">
            <text:p>1107460</text:p>
          </table:table-cell>
          <table:table-cell office:value-type="float" office:value="860849" calcext:value-type="float">
            <text:p>860849</text:p>
          </table:table-cell>
          <table:table-cell office:value-type="float" office:value="142" calcext:value-type="float">
            <text:p>14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626750" calcext:value-type="float">
            <text:p>16626750</text:p>
          </table:table-cell>
          <table:table-cell office:value-type="float" office:value="5832364" calcext:value-type="float">
            <text:p>583236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MIN([.$H60];[.$N60];[.$T60];[.$Z60];[.$AF60];[.$AL60];[.$AR60];[.$AX60];[.$BD60];[.$BJ60];[.$BP60];[.$BV60])" office:value-type="float" office:value="60.18" calcext:value-type="float">
            <text:p>60.18</text:p>
          </table:table-cell>
          <table:table-cell table:formula="of:=MIN([.$I60];[.$O60];[.$U60];[.$AA60];[.$AG60];[.$AM60];[.$AS60];[.$AY60];[.$BE60];[.$BK60];[.$BQ60];[.$BW60])" office:value-type="float" office:value="58.068" calcext:value-type="float">
            <text:p>58.068</text:p>
          </table:table-cell>
          <table:table-cell table:formula="of:=MIN([.$J60];[.$P60];[.$V60];[.$AB60];[.$AH60];[.$AN60];[.$AT60];[.$AZ60];[.$BF60];[.$BL60];[.$BR60];[.$BX60])" office:value-type="float" office:value="610931" calcext:value-type="float">
            <text:p>610931</text:p>
          </table:table-cell>
          <table:table-cell table:formula="of:=MIN([.$K60];[.$Q60];[.$W60];[.$AC60];[.$AI60];[.$AO60];[.$AU60];[.$BA60];[.$BG60];[.$BM60];[.$BS60];[.$BY60])" office:value-type="float" office:value="480920" calcext:value-type="float">
            <text:p>480920</text:p>
          </table:table-cell>
          <table:table-cell table:formula="of:=MIN([.$L60];[.$R60];[.$X60];[.$AD60];[.$AJ60];[.$AP60];[.$AV60];[.$BB60];[.$BH60];[.$BN60];[.$BT60];[.$BZ60])" office:value-type="float" office:value="132" calcext:value-type="float">
            <text:p>132</text:p>
          </table:table-cell>
          <table:table-cell table:formula="of:=MIN([.$M60];[.$S60];[.$Y60];[.$AE60];[.$AK60];[.$AQ60];[.$AW60];[.$BC60];[.$BI60];[.$BO60];[.$BU60];[.$CA60])" office:value-type="float" office:value="0" calcext:value-type="float">
            <text:p>0</text:p>
          </table:table-cell>
          <table:table-cell table:formula="of:=MEDIAN([.$H60];[.$N60];[.$T60];[.$Z60];[.$AF60];[.$AL60];[.$AR60];[.$AX60];[.$BD60];[.$BJ60];[.$BP60];[.$BV60])" office:value-type="float" office:value="665.385" calcext:value-type="float">
            <text:p>665.385</text:p>
          </table:table-cell>
          <table:table-cell table:formula="of:=MEDIAN([.$I60];[.$O60];[.$U60];[.$AA60];[.$AG60];[.$AM60];[.$AS60];[.$AY60];[.$BE60];[.$BK60];[.$BQ60];[.$BW60])" office:value-type="float" office:value="664.5255" calcext:value-type="float">
            <text:p>664.5255</text:p>
          </table:table-cell>
          <table:table-cell table:formula="of:=MEDIAN([.$J60];[.$P60];[.$V60];[.$AB60];[.$AH60];[.$AN60];[.$AT60];[.$AZ60];[.$BF60];[.$BL60];[.$BR60];[.$BX60])" office:value-type="float" office:value="10135000" calcext:value-type="float">
            <text:p>10135000</text:p>
          </table:table-cell>
          <table:table-cell table:formula="of:=MEDIAN([.$K60];[.$Q60];[.$W60];[.$AC60];[.$AI60];[.$AO60];[.$AU60];[.$BA60];[.$BG60];[.$BM60];[.$BS60];[.$BY60])" office:value-type="float" office:value="4101058" calcext:value-type="float">
            <text:p>4101058</text:p>
          </table:table-cell>
          <table:table-cell table:formula="of:=MEDIAN([.$L60];[.$R60];[.$X60];[.$AD60];[.$AJ60];[.$AP60];[.$AV60];[.$BB60];[.$BH60];[.$BN60];[.$BT60];[.$BZ60])" office:value-type="float" office:value="161.5" calcext:value-type="float">
            <text:p>161.5</text:p>
          </table:table-cell>
          <table:table-cell table:formula="of:=MEDIAN([.$M60];[.$S60];[.$Y60];[.$AE60];[.$AK60];[.$AQ60];[.$AW60];[.$BC60];[.$BI60];[.$BO60];[.$BU60];[.$CA60])" office:value-type="float" office:value="0" calcext:value-type="float">
            <text:p>0</text:p>
          </table:table-cell>
          <table:table-cell table:formula="of:=MAX([.$H60];[.$N60];[.$T60];[.$Z60];[.$AF60];[.$AL60];[.$AR60];[.$AX60];[.$BD60];[.$BJ60];[.$BP60];[.$BV60])" office:value-type="float" office:value="900" calcext:value-type="float">
            <text:p>900</text:p>
          </table:table-cell>
          <table:table-cell table:formula="of:=MAX([.$I60];[.$O60];[.$U60];[.$AA60];[.$AG60];[.$AM60];[.$AS60];[.$AY60];[.$BE60];[.$BK60];[.$BQ60];[.$BW60])" office:value-type="float" office:value="900" calcext:value-type="float">
            <text:p>900</text:p>
          </table:table-cell>
          <table:table-cell table:formula="of:=MAX([.$J60];[.$P60];[.$V60];[.$AB60];[.$AH60];[.$AN60];[.$AT60];[.$AZ60];[.$BF60];[.$BL60];[.$BR60];[.$BX60])" office:value-type="float" office:value="23841637" calcext:value-type="float">
            <text:p>23841637</text:p>
          </table:table-cell>
          <table:table-cell table:formula="of:=MAX([.$K60];[.$Q60];[.$W60];[.$AC60];[.$AI60];[.$AO60];[.$AU60];[.$BA60];[.$BG60];[.$BM60];[.$BS60];[.$BY60])" office:value-type="float" office:value="6005383" calcext:value-type="float">
            <text:p>6005383</text:p>
          </table:table-cell>
          <table:table-cell table:formula="of:=MAX([.$L60];[.$R60];[.$X60];[.$AD60];[.$AJ60];[.$AP60];[.$AV60];[.$BB60];[.$BH60];[.$BN60];[.$BT60];[.$BZ60])" office:value-type="float" office:value="183" calcext:value-type="float">
            <text:p>183</text:p>
          </table:table-cell>
          <table:table-cell table:formula="of:=MAX([.$M60];[.$S60];[.$Y60];[.$AE60];[.$AK60];[.$AQ60];[.$AW60];[.$BC60];[.$BI60];[.$BO60];[.$BU60];[.$CA60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1.lp</text:p>
          </table:table-cell>
          <table:table-cell office:value-type="float" office:value="282.37" calcext:value-type="float">
            <text:p>282.37</text:p>
          </table:table-cell>
          <table:table-cell office:value-type="float" office:value="281.37" calcext:value-type="float">
            <text:p>281.37</text:p>
          </table:table-cell>
          <table:table-cell office:value-type="float" office:value="2750179" calcext:value-type="float">
            <text:p>2750179</text:p>
          </table:table-cell>
          <table:table-cell office:value-type="float" office:value="2210115" calcext:value-type="float">
            <text:p>221011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904629" calcext:value-type="float">
            <text:p>6904629</text:p>
          </table:table-cell>
          <table:table-cell office:value-type="float" office:value="6081359" calcext:value-type="float">
            <text:p>6081359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375622" calcext:value-type="float">
            <text:p>22375622</text:p>
          </table:table-cell>
          <table:table-cell office:value-type="float" office:value="5163525" calcext:value-type="float">
            <text:p>5163525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36.25" calcext:value-type="float">
            <text:p>136.25</text:p>
          </table:table-cell>
          <table:table-cell office:value-type="float" office:value="134.238" calcext:value-type="float">
            <text:p>134.238</text:p>
          </table:table-cell>
          <table:table-cell office:value-type="float" office:value="1183009" calcext:value-type="float">
            <text:p>1183009</text:p>
          </table:table-cell>
          <table:table-cell office:value-type="float" office:value="965462" calcext:value-type="float">
            <text:p>965462</text:p>
          </table:table-cell>
          <table:table-cell office:value-type="float" office:value="192" calcext:value-type="float">
            <text:p>19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</text:p>
          </table:table-cell>
          <table:table-cell office:value-type="float" office:value="93.76" calcext:value-type="float">
            <text:p>93.76</text:p>
          </table:table-cell>
          <table:table-cell office:value-type="float" office:value="738774" calcext:value-type="float">
            <text:p>738774</text:p>
          </table:table-cell>
          <table:table-cell office:value-type="float" office:value="573475" calcext:value-type="float">
            <text:p>573475</text:p>
          </table:table-cell>
          <table:table-cell office:value-type="float" office:value="211" calcext:value-type="float">
            <text:p>2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123594" calcext:value-type="float">
            <text:p>15123594</text:p>
          </table:table-cell>
          <table:table-cell office:value-type="float" office:value="5536042" calcext:value-type="float">
            <text:p>5536042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76.4" calcext:value-type="float">
            <text:p>276.4</text:p>
          </table:table-cell>
          <table:table-cell office:value-type="float" office:value="275.254" calcext:value-type="float">
            <text:p>275.254</text:p>
          </table:table-cell>
          <table:table-cell office:value-type="float" office:value="2333822" calcext:value-type="float">
            <text:p>2333822</text:p>
          </table:table-cell>
          <table:table-cell office:value-type="float" office:value="1819893" calcext:value-type="float">
            <text:p>1819893</text:p>
          </table:table-cell>
          <table:table-cell office:value-type="float" office:value="179" calcext:value-type="float">
            <text:p>17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220210" calcext:value-type="float">
            <text:p>16220210</text:p>
          </table:table-cell>
          <table:table-cell office:value-type="float" office:value="5323742" calcext:value-type="float">
            <text:p>5323742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04.69" calcext:value-type="float">
            <text:p>204.69</text:p>
          </table:table-cell>
          <table:table-cell office:value-type="float" office:value="202.572" calcext:value-type="float">
            <text:p>202.572</text:p>
          </table:table-cell>
          <table:table-cell office:value-type="float" office:value="1883811" calcext:value-type="float">
            <text:p>1883811</text:p>
          </table:table-cell>
          <table:table-cell office:value-type="float" office:value="1468676" calcext:value-type="float">
            <text:p>1468676</text:p>
          </table:table-cell>
          <table:table-cell office:value-type="float" office:value="177" calcext:value-type="float">
            <text:p>177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323201" calcext:value-type="float">
            <text:p>17323201</text:p>
          </table:table-cell>
          <table:table-cell office:value-type="float" office:value="5197750" calcext:value-type="float">
            <text:p>519775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94.56" calcext:value-type="float">
            <text:p>94.56</text:p>
          </table:table-cell>
          <table:table-cell office:value-type="float" office:value="91.918" calcext:value-type="float">
            <text:p>91.918</text:p>
          </table:table-cell>
          <table:table-cell office:value-type="float" office:value="723053" calcext:value-type="float">
            <text:p>723053</text:p>
          </table:table-cell>
          <table:table-cell office:value-type="float" office:value="572102" calcext:value-type="float">
            <text:p>572102</text:p>
          </table:table-cell>
          <table:table-cell office:value-type="float" office:value="187" calcext:value-type="float">
            <text:p>1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553380" calcext:value-type="float">
            <text:p>13553380</text:p>
          </table:table-cell>
          <table:table-cell office:value-type="float" office:value="5461011" calcext:value-type="float">
            <text:p>546101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formula="of:=MIN([.$H61];[.$N61];[.$T61];[.$Z61];[.$AF61];[.$AL61];[.$AR61];[.$AX61];[.$BD61];[.$BJ61];[.$BP61];[.$BV61])" office:value-type="float" office:value="94.56" calcext:value-type="float">
            <text:p>94.56</text:p>
          </table:table-cell>
          <table:table-cell table:formula="of:=MIN([.$I61];[.$O61];[.$U61];[.$AA61];[.$AG61];[.$AM61];[.$AS61];[.$AY61];[.$BE61];[.$BK61];[.$BQ61];[.$BW61])" office:value-type="float" office:value="91.918" calcext:value-type="float">
            <text:p>91.918</text:p>
          </table:table-cell>
          <table:table-cell table:formula="of:=MIN([.$J61];[.$P61];[.$V61];[.$AB61];[.$AH61];[.$AN61];[.$AT61];[.$AZ61];[.$BF61];[.$BL61];[.$BR61];[.$BX61])" office:value-type="float" office:value="723053" calcext:value-type="float">
            <text:p>723053</text:p>
          </table:table-cell>
          <table:table-cell table:formula="of:=MIN([.$K61];[.$Q61];[.$W61];[.$AC61];[.$AI61];[.$AO61];[.$AU61];[.$BA61];[.$BG61];[.$BM61];[.$BS61];[.$BY61])" office:value-type="float" office:value="572102" calcext:value-type="float">
            <text:p>572102</text:p>
          </table:table-cell>
          <table:table-cell table:formula="of:=MIN([.$L61];[.$R61];[.$X61];[.$AD61];[.$AJ61];[.$AP61];[.$AV61];[.$BB61];[.$BH61];[.$BN61];[.$BT61];[.$BZ61])" office:value-type="float" office:value="177" calcext:value-type="float">
            <text:p>177</text:p>
          </table:table-cell>
          <table:table-cell table:formula="of:=MIN([.$M61];[.$S61];[.$Y61];[.$AE61];[.$AK61];[.$AQ61];[.$AW61];[.$BC61];[.$BI61];[.$BO61];[.$BU61];[.$CA61])" office:value-type="float" office:value="0" calcext:value-type="float">
            <text:p>0</text:p>
          </table:table-cell>
          <table:table-cell table:formula="of:=MEDIAN([.$H61];[.$N61];[.$T61];[.$Z61];[.$AF61];[.$AL61];[.$AR61];[.$AX61];[.$BD61];[.$BJ61];[.$BP61];[.$BV61])" office:value-type="float" office:value="900" calcext:value-type="float">
            <text:p>900</text:p>
          </table:table-cell>
          <table:table-cell table:formula="of:=MEDIAN([.$I61];[.$O61];[.$U61];[.$AA61];[.$AG61];[.$AM61];[.$AS61];[.$AY61];[.$BE61];[.$BK61];[.$BQ61];[.$BW61])" office:value-type="float" office:value="900" calcext:value-type="float">
            <text:p>900</text:p>
          </table:table-cell>
          <table:table-cell table:formula="of:=MEDIAN([.$J61];[.$P61];[.$V61];[.$AB61];[.$AH61];[.$AN61];[.$AT61];[.$AZ61];[.$BF61];[.$BL61];[.$BR61];[.$BX61])" office:value-type="float" office:value="6904629" calcext:value-type="float">
            <text:p>6904629</text:p>
          </table:table-cell>
          <table:table-cell table:formula="of:=MEDIAN([.$K61];[.$Q61];[.$W61];[.$AC61];[.$AI61];[.$AO61];[.$AU61];[.$BA61];[.$BG61];[.$BM61];[.$BS61];[.$BY61])" office:value-type="float" office:value="5163525" calcext:value-type="float">
            <text:p>5163525</text:p>
          </table:table-cell>
          <table:table-cell table:formula="of:=MEDIAN([.$L61];[.$R61];[.$X61];[.$AD61];[.$AJ61];[.$AP61];[.$AV61];[.$BB61];[.$BH61];[.$BN61];[.$BT61];[.$BZ61])" office:value-type="float" office:value="198" calcext:value-type="float">
            <text:p>198</text:p>
          </table:table-cell>
          <table:table-cell table:formula="of:=MEDIAN([.$M61];[.$S61];[.$Y61];[.$AE61];[.$AK61];[.$AQ61];[.$AW61];[.$BC61];[.$BI61];[.$BO61];[.$BU61];[.$CA61])" office:value-type="float" office:value="0" calcext:value-type="float">
            <text:p>0</text:p>
          </table:table-cell>
          <table:table-cell table:formula="of:=MAX([.$H61];[.$N61];[.$T61];[.$Z61];[.$AF61];[.$AL61];[.$AR61];[.$AX61];[.$BD61];[.$BJ61];[.$BP61];[.$BV61])" office:value-type="float" office:value="900" calcext:value-type="float">
            <text:p>900</text:p>
          </table:table-cell>
          <table:table-cell table:formula="of:=MAX([.$I61];[.$O61];[.$U61];[.$AA61];[.$AG61];[.$AM61];[.$AS61];[.$AY61];[.$BE61];[.$BK61];[.$BQ61];[.$BW61])" office:value-type="float" office:value="900" calcext:value-type="float">
            <text:p>900</text:p>
          </table:table-cell>
          <table:table-cell table:formula="of:=MAX([.$J61];[.$P61];[.$V61];[.$AB61];[.$AH61];[.$AN61];[.$AT61];[.$AZ61];[.$BF61];[.$BL61];[.$BR61];[.$BX61])" office:value-type="float" office:value="22375622" calcext:value-type="float">
            <text:p>22375622</text:p>
          </table:table-cell>
          <table:table-cell table:formula="of:=MAX([.$K61];[.$Q61];[.$W61];[.$AC61];[.$AI61];[.$AO61];[.$AU61];[.$BA61];[.$BG61];[.$BM61];[.$BS61];[.$BY61])" office:value-type="float" office:value="6081359" calcext:value-type="float">
            <text:p>6081359</text:p>
          </table:table-cell>
          <table:table-cell table:formula="of:=MAX([.$L61];[.$R61];[.$X61];[.$AD61];[.$AJ61];[.$AP61];[.$AV61];[.$BB61];[.$BH61];[.$BN61];[.$BT61];[.$BZ61])" office:value-type="float" office:value="229" calcext:value-type="float">
            <text:p>229</text:p>
          </table:table-cell>
          <table:table-cell table:formula="of:=MAX([.$M61];[.$S61];[.$Y61];[.$AE61];[.$AK61];[.$AQ61];[.$AW61];[.$BC61];[.$BI61];[.$BO61];[.$BU61];[.$CA61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2.lp</text:p>
          </table:table-cell>
          <table:table-cell office:value-type="float" office:value="22.8" calcext:value-type="float">
            <text:p>22.8</text:p>
          </table:table-cell>
          <table:table-cell office:value-type="float" office:value="21.93" calcext:value-type="float">
            <text:p>21.93</text:p>
          </table:table-cell>
          <table:table-cell office:value-type="float" office:value="153493" calcext:value-type="float">
            <text:p>153493</text:p>
          </table:table-cell>
          <table:table-cell office:value-type="float" office:value="123802" calcext:value-type="float">
            <text:p>12380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8.46" calcext:value-type="float">
            <text:p>28.46</text:p>
          </table:table-cell>
          <table:table-cell office:value-type="float" office:value="26.736" calcext:value-type="float">
            <text:p>26.736</text:p>
          </table:table-cell>
          <table:table-cell office:value-type="float" office:value="118766" calcext:value-type="float">
            <text:p>118766</text:p>
          </table:table-cell>
          <table:table-cell office:value-type="float" office:value="105317" calcext:value-type="float">
            <text:p>105317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25.23" calcext:value-type="float">
            <text:p>125.23</text:p>
          </table:table-cell>
          <table:table-cell office:value-type="float" office:value="123.062" calcext:value-type="float">
            <text:p>123.062</text:p>
          </table:table-cell>
          <table:table-cell office:value-type="float" office:value="1954914" calcext:value-type="float">
            <text:p>1954914</text:p>
          </table:table-cell>
          <table:table-cell office:value-type="float" office:value="642374" calcext:value-type="float">
            <text:p>642374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6.31" calcext:value-type="float">
            <text:p>16.31</text:p>
          </table:table-cell>
          <table:table-cell office:value-type="float" office:value="14.407" calcext:value-type="float">
            <text:p>14.407</text:p>
          </table:table-cell>
          <table:table-cell office:value-type="float" office:value="42635" calcext:value-type="float">
            <text:p>42635</text:p>
          </table:table-cell>
          <table:table-cell office:value-type="float" office:value="34705" calcext:value-type="float">
            <text:p>34705</text:p>
          </table:table-cell>
          <table:table-cell office:value-type="float" office:value="184" calcext:value-type="float">
            <text:p>184</text:p>
          </table:table-cell>
          <table:table-cell office:value-type="float" office:value="1000" calcext:value-type="float">
            <text:p>1000</text:p>
          </table:table-cell>
          <table:table-cell office:value-type="float" office:value="788.14" calcext:value-type="float">
            <text:p>788.14</text:p>
          </table:table-cell>
          <table:table-cell office:value-type="float" office:value="786.385" calcext:value-type="float">
            <text:p>786.385</text:p>
          </table:table-cell>
          <table:table-cell office:value-type="float" office:value="10836097" calcext:value-type="float">
            <text:p>10836097</text:p>
          </table:table-cell>
          <table:table-cell office:value-type="float" office:value="4649057" calcext:value-type="float">
            <text:p>4649057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6.25" calcext:value-type="float">
            <text:p>16.25</text:p>
          </table:table-cell>
          <table:table-cell office:value-type="float" office:value="13.816" calcext:value-type="float">
            <text:p>13.816</text:p>
          </table:table-cell>
          <table:table-cell office:value-type="float" office:value="38813" calcext:value-type="float">
            <text:p>38813</text:p>
          </table:table-cell>
          <table:table-cell office:value-type="float" office:value="30468" calcext:value-type="float">
            <text:p>30468</text:p>
          </table:table-cell>
          <table:table-cell office:value-type="float" office:value="195" calcext:value-type="float">
            <text:p>195</text:p>
          </table:table-cell>
          <table:table-cell office:value-type="float" office:value="1498" calcext:value-type="float">
            <text:p>1498</text:p>
          </table:table-cell>
          <table:table-cell office:value-type="float" office:value="726.88" calcext:value-type="float">
            <text:p>726.88</text:p>
          </table:table-cell>
          <table:table-cell office:value-type="float" office:value="724.538" calcext:value-type="float">
            <text:p>724.538</text:p>
          </table:table-cell>
          <table:table-cell office:value-type="float" office:value="10043292" calcext:value-type="float">
            <text:p>10043292</text:p>
          </table:table-cell>
          <table:table-cell office:value-type="float" office:value="4390694" calcext:value-type="float">
            <text:p>4390694</text:p>
          </table:table-cell>
          <table:table-cell office:value-type="float" office:value="217" calcext:value-type="float">
            <text:p>217</text:p>
          </table:table-cell>
          <table:table-cell office:value-type="float" office:value="843" calcext:value-type="float">
            <text:p>843</text:p>
          </table:table-cell>
          <table:table-cell office:value-type="float" office:value="17.88" calcext:value-type="float">
            <text:p>17.88</text:p>
          </table:table-cell>
          <table:table-cell office:value-type="float" office:value="16.819" calcext:value-type="float">
            <text:p>16.819</text:p>
          </table:table-cell>
          <table:table-cell office:value-type="float" office:value="61285" calcext:value-type="float">
            <text:p>61285</text:p>
          </table:table-cell>
          <table:table-cell office:value-type="float" office:value="50554" calcext:value-type="float">
            <text:p>50554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office:value-type="float" office:value="693.06" calcext:value-type="float">
            <text:p>693.06</text:p>
          </table:table-cell>
          <table:table-cell office:value-type="float" office:value="691.845" calcext:value-type="float">
            <text:p>691.845</text:p>
          </table:table-cell>
          <table:table-cell office:value-type="float" office:value="8801414" calcext:value-type="float">
            <text:p>8801414</text:p>
          </table:table-cell>
          <table:table-cell office:value-type="float" office:value="3609754" calcext:value-type="float">
            <text:p>3609754</text:p>
          </table:table-cell>
          <table:table-cell office:value-type="float" office:value="212" calcext:value-type="float">
            <text:p>212</text:p>
          </table:table-cell>
          <table:table-cell office:value-type="float" office:value="500" calcext:value-type="float">
            <text:p>500</text:p>
          </table:table-cell>
          <table:table-cell office:value-type="float" office:value="16.33" calcext:value-type="float">
            <text:p>16.33</text:p>
          </table:table-cell>
          <table:table-cell office:value-type="float" office:value="14.581" calcext:value-type="float">
            <text:p>14.581</text:p>
          </table:table-cell>
          <table:table-cell office:value-type="float" office:value="45347" calcext:value-type="float">
            <text:p>45347</text:p>
          </table:table-cell>
          <table:table-cell office:value-type="float" office:value="36992" calcext:value-type="float">
            <text:p>36992</text:p>
          </table:table-cell>
          <table:table-cell office:value-type="float" office:value="169" calcext:value-type="float">
            <text:p>169</text:p>
          </table:table-cell>
          <table:table-cell office:value-type="float" office:value="270" calcext:value-type="float">
            <text:p>270</text:p>
          </table:table-cell>
          <table:table-cell office:value-type="float" office:value="161.87" calcext:value-type="float">
            <text:p>161.87</text:p>
          </table:table-cell>
          <table:table-cell office:value-type="float" office:value="159.997" calcext:value-type="float">
            <text:p>159.997</text:p>
          </table:table-cell>
          <table:table-cell office:value-type="float" office:value="2605645" calcext:value-type="float">
            <text:p>2605645</text:p>
          </table:table-cell>
          <table:table-cell office:value-type="float" office:value="908822" calcext:value-type="float">
            <text:p>908822</text:p>
          </table:table-cell>
          <table:table-cell office:value-type="float" office:value="181" calcext:value-type="float">
            <text:p>181</text:p>
          </table:table-cell>
          <table:table-cell office:value-type="float" office:value="309" calcext:value-type="float">
            <text:p>309</text:p>
          </table:table-cell>
          <table:table-cell office:value-type="float" office:value="15.5" calcext:value-type="float">
            <text:p>15.5</text:p>
          </table:table-cell>
          <table:table-cell office:value-type="float" office:value="13.706" calcext:value-type="float">
            <text:p>13.706</text:p>
          </table:table-cell>
          <table:table-cell office:value-type="float" office:value="43343" calcext:value-type="float">
            <text:p>43343</text:p>
          </table:table-cell>
          <table:table-cell office:value-type="float" office:value="33625" calcext:value-type="float">
            <text:p>33625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float" office:value="326.74" calcext:value-type="float">
            <text:p>326.74</text:p>
          </table:table-cell>
          <table:table-cell office:value-type="float" office:value="324.871" calcext:value-type="float">
            <text:p>324.871</text:p>
          </table:table-cell>
          <table:table-cell office:value-type="float" office:value="4874299" calcext:value-type="float">
            <text:p>4874299</text:p>
          </table:table-cell>
          <table:table-cell office:value-type="float" office:value="1853407" calcext:value-type="float">
            <text:p>1853407</text:p>
          </table:table-cell>
          <table:table-cell office:value-type="float" office:value="207" calcext:value-type="float">
            <text:p>207</text:p>
          </table:table-cell>
          <table:table-cell office:value-type="float" office:value="671" calcext:value-type="float">
            <text:p>671</text:p>
          </table:table-cell>
          <table:table-cell table:formula="of:=MIN([.$H62];[.$N62];[.$T62];[.$Z62];[.$AF62];[.$AL62];[.$AR62];[.$AX62];[.$BD62];[.$BJ62];[.$BP62];[.$BV62])" office:value-type="float" office:value="15.5" calcext:value-type="float">
            <text:p>15.5</text:p>
          </table:table-cell>
          <table:table-cell table:formula="of:=MIN([.$I62];[.$O62];[.$U62];[.$AA62];[.$AG62];[.$AM62];[.$AS62];[.$AY62];[.$BE62];[.$BK62];[.$BQ62];[.$BW62])" office:value-type="float" office:value="13.706" calcext:value-type="float">
            <text:p>13.706</text:p>
          </table:table-cell>
          <table:table-cell table:formula="of:=MIN([.$J62];[.$P62];[.$V62];[.$AB62];[.$AH62];[.$AN62];[.$AT62];[.$AZ62];[.$BF62];[.$BL62];[.$BR62];[.$BX62])" office:value-type="float" office:value="38813" calcext:value-type="float">
            <text:p>38813</text:p>
          </table:table-cell>
          <table:table-cell table:formula="of:=MIN([.$K62];[.$Q62];[.$W62];[.$AC62];[.$AI62];[.$AO62];[.$AU62];[.$BA62];[.$BG62];[.$BM62];[.$BS62];[.$BY62])" office:value-type="float" office:value="30468" calcext:value-type="float">
            <text:p>30468</text:p>
          </table:table-cell>
          <table:table-cell table:formula="of:=MIN([.$L62];[.$R62];[.$X62];[.$AD62];[.$AJ62];[.$AP62];[.$AV62];[.$BB62];[.$BH62];[.$BN62];[.$BT62];[.$BZ62])" office:value-type="float" office:value="169" calcext:value-type="float">
            <text:p>169</text:p>
          </table:table-cell>
          <table:table-cell table:formula="of:=MIN([.$M62];[.$S62];[.$Y62];[.$AE62];[.$AK62];[.$AQ62];[.$AW62];[.$BC62];[.$BI62];[.$BO62];[.$BU62];[.$CA62])" office:value-type="float" office:value="0" calcext:value-type="float">
            <text:p>0</text:p>
          </table:table-cell>
          <table:table-cell table:formula="of:=MEDIAN([.$H62];[.$N62];[.$T62];[.$Z62];[.$AF62];[.$AL62];[.$AR62];[.$AX62];[.$BD62];[.$BJ62];[.$BP62];[.$BV62])" office:value-type="float" office:value="76.845" calcext:value-type="float">
            <text:p>76.845</text:p>
          </table:table-cell>
          <table:table-cell table:formula="of:=MEDIAN([.$I62];[.$O62];[.$U62];[.$AA62];[.$AG62];[.$AM62];[.$AS62];[.$AY62];[.$BE62];[.$BK62];[.$BQ62];[.$BW62])" office:value-type="float" office:value="74.899" calcext:value-type="float">
            <text:p>74.899</text:p>
          </table:table-cell>
          <table:table-cell table:formula="of:=MEDIAN([.$J62];[.$P62];[.$V62];[.$AB62];[.$AH62];[.$AN62];[.$AT62];[.$AZ62];[.$BF62];[.$BL62];[.$BR62];[.$BX62])" office:value-type="float" office:value="1036840" calcext:value-type="float">
            <text:p>1036840</text:p>
          </table:table-cell>
          <table:table-cell table:formula="of:=MEDIAN([.$K62];[.$Q62];[.$W62];[.$AC62];[.$AI62];[.$AO62];[.$AU62];[.$BA62];[.$BG62];[.$BM62];[.$BS62];[.$BY62])" office:value-type="float" office:value="373845.5" calcext:value-type="float">
            <text:p>373845.5</text:p>
          </table:table-cell>
          <table:table-cell table:formula="of:=MEDIAN([.$L62];[.$R62];[.$X62];[.$AD62];[.$AJ62];[.$AP62];[.$AV62];[.$BB62];[.$BH62];[.$BN62];[.$BT62];[.$BZ62])" office:value-type="float" office:value="184" calcext:value-type="float">
            <text:p>184</text:p>
          </table:table-cell>
          <table:table-cell table:formula="of:=MEDIAN([.$M62];[.$S62];[.$Y62];[.$AE62];[.$AK62];[.$AQ62];[.$AW62];[.$BC62];[.$BI62];[.$BO62];[.$BU62];[.$CA62])" office:value-type="float" office:value="500" calcext:value-type="float">
            <text:p>500</text:p>
          </table:table-cell>
          <table:table-cell table:formula="of:=MAX([.$H62];[.$N62];[.$T62];[.$Z62];[.$AF62];[.$AL62];[.$AR62];[.$AX62];[.$BD62];[.$BJ62];[.$BP62];[.$BV62])" office:value-type="float" office:value="788.14" calcext:value-type="float">
            <text:p>788.14</text:p>
          </table:table-cell>
          <table:table-cell table:formula="of:=MAX([.$I62];[.$O62];[.$U62];[.$AA62];[.$AG62];[.$AM62];[.$AS62];[.$AY62];[.$BE62];[.$BK62];[.$BQ62];[.$BW62])" office:value-type="float" office:value="786.385" calcext:value-type="float">
            <text:p>786.385</text:p>
          </table:table-cell>
          <table:table-cell table:formula="of:=MAX([.$J62];[.$P62];[.$V62];[.$AB62];[.$AH62];[.$AN62];[.$AT62];[.$AZ62];[.$BF62];[.$BL62];[.$BR62];[.$BX62])" office:value-type="float" office:value="10836097" calcext:value-type="float">
            <text:p>10836097</text:p>
          </table:table-cell>
          <table:table-cell table:formula="of:=MAX([.$K62];[.$Q62];[.$W62];[.$AC62];[.$AI62];[.$AO62];[.$AU62];[.$BA62];[.$BG62];[.$BM62];[.$BS62];[.$BY62])" office:value-type="float" office:value="4649057" calcext:value-type="float">
            <text:p>4649057</text:p>
          </table:table-cell>
          <table:table-cell table:formula="of:=MAX([.$L62];[.$R62];[.$X62];[.$AD62];[.$AJ62];[.$AP62];[.$AV62];[.$BB62];[.$BH62];[.$BN62];[.$BT62];[.$BZ62])" office:value-type="float" office:value="226" calcext:value-type="float">
            <text:p>226</text:p>
          </table:table-cell>
          <table:table-cell table:formula="of:=MAX([.$M62];[.$S62];[.$Y62];[.$AE62];[.$AK62];[.$AQ62];[.$AW62];[.$BC62];[.$BI62];[.$BO62];[.$BU62];[.$CA62])" office:value-type="float" office:value="1498" calcext:value-type="float">
            <text:p>1498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3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389721" calcext:value-type="float">
            <text:p>6389721</text:p>
          </table:table-cell>
          <table:table-cell office:value-type="float" office:value="5524816" calcext:value-type="float">
            <text:p>5524816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78509" calcext:value-type="float">
            <text:p>6778509</text:p>
          </table:table-cell>
          <table:table-cell office:value-type="float" office:value="5688142" calcext:value-type="float">
            <text:p>5688142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729265" calcext:value-type="float">
            <text:p>27729265</text:p>
          </table:table-cell>
          <table:table-cell office:value-type="float" office:value="5317594" calcext:value-type="float">
            <text:p>5317594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675254" calcext:value-type="float">
            <text:p>7675254</text:p>
          </table:table-cell>
          <table:table-cell office:value-type="float" office:value="5992580" calcext:value-type="float">
            <text:p>599258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91309" calcext:value-type="float">
            <text:p>8091309</text:p>
          </table:table-cell>
          <table:table-cell office:value-type="float" office:value="6320288" calcext:value-type="float">
            <text:p>6320288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436770" calcext:value-type="float">
            <text:p>17436770</text:p>
          </table:table-cell>
          <table:table-cell office:value-type="float" office:value="5236494" calcext:value-type="float">
            <text:p>5236494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82584" calcext:value-type="float">
            <text:p>7782584</text:p>
          </table:table-cell>
          <table:table-cell office:value-type="float" office:value="6014557" calcext:value-type="float">
            <text:p>6014557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271507" calcext:value-type="float">
            <text:p>19271507</text:p>
          </table:table-cell>
          <table:table-cell office:value-type="float" office:value="5373672" calcext:value-type="float">
            <text:p>537367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93144" calcext:value-type="float">
            <text:p>9293144</text:p>
          </table:table-cell>
          <table:table-cell office:value-type="float" office:value="7066079" calcext:value-type="float">
            <text:p>7066079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844633" calcext:value-type="float">
            <text:p>22844633</text:p>
          </table:table-cell>
          <table:table-cell office:value-type="float" office:value="5319737" calcext:value-type="float">
            <text:p>531973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54767" calcext:value-type="float">
            <text:p>8554767</text:p>
          </table:table-cell>
          <table:table-cell office:value-type="float" office:value="6592762" calcext:value-type="float">
            <text:p>6592762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435411" calcext:value-type="float">
            <text:p>18435411</text:p>
          </table:table-cell>
          <table:table-cell office:value-type="float" office:value="5357681" calcext:value-type="float">
            <text:p>5357681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formula="of:=MIN([.$H63];[.$N63];[.$T63];[.$Z63];[.$AF63];[.$AL63];[.$AR63];[.$AX63];[.$BD63];[.$BJ63];[.$BP63];[.$BV63])" office:value-type="float" office:value="900" calcext:value-type="float">
            <text:p>900</text:p>
          </table:table-cell>
          <table:table-cell table:formula="of:=MIN([.$I63];[.$O63];[.$U63];[.$AA63];[.$AG63];[.$AM63];[.$AS63];[.$AY63];[.$BE63];[.$BK63];[.$BQ63];[.$BW63])" office:value-type="float" office:value="900" calcext:value-type="float">
            <text:p>900</text:p>
          </table:table-cell>
          <table:table-cell table:formula="of:=MIN([.$J63];[.$P63];[.$V63];[.$AB63];[.$AH63];[.$AN63];[.$AT63];[.$AZ63];[.$BF63];[.$BL63];[.$BR63];[.$BX63])" office:value-type="float" office:value="6778509" calcext:value-type="float">
            <text:p>6778509</text:p>
          </table:table-cell>
          <table:table-cell table:formula="of:=MIN([.$K63];[.$Q63];[.$W63];[.$AC63];[.$AI63];[.$AO63];[.$AU63];[.$BA63];[.$BG63];[.$BM63];[.$BS63];[.$BY63])" office:value-type="float" office:value="5236494" calcext:value-type="float">
            <text:p>5236494</text:p>
          </table:table-cell>
          <table:table-cell table:formula="of:=MIN([.$L63];[.$R63];[.$X63];[.$AD63];[.$AJ63];[.$AP63];[.$AV63];[.$BB63];[.$BH63];[.$BN63];[.$BT63];[.$BZ63])" office:value-type="float" office:value="176" calcext:value-type="float">
            <text:p>176</text:p>
          </table:table-cell>
          <table:table-cell table:formula="of:=MIN([.$M63];[.$S63];[.$Y63];[.$AE63];[.$AK63];[.$AQ63];[.$AW63];[.$BC63];[.$BI63];[.$BO63];[.$BU63];[.$CA63])" office:value-type="float" office:value="0" calcext:value-type="float">
            <text:p>0</text:p>
          </table:table-cell>
          <table:table-cell table:formula="of:=MEDIAN([.$H63];[.$N63];[.$T63];[.$Z63];[.$AF63];[.$AL63];[.$AR63];[.$AX63];[.$BD63];[.$BJ63];[.$BP63];[.$BV63])" office:value-type="float" office:value="900" calcext:value-type="float">
            <text:p>900</text:p>
          </table:table-cell>
          <table:table-cell table:formula="of:=MEDIAN([.$I63];[.$O63];[.$U63];[.$AA63];[.$AG63];[.$AM63];[.$AS63];[.$AY63];[.$BE63];[.$BK63];[.$BQ63];[.$BW63])" office:value-type="float" office:value="900" calcext:value-type="float">
            <text:p>900</text:p>
          </table:table-cell>
          <table:table-cell table:formula="of:=MEDIAN([.$J63];[.$P63];[.$V63];[.$AB63];[.$AH63];[.$AN63];[.$AT63];[.$AZ63];[.$BF63];[.$BL63];[.$BR63];[.$BX63])" office:value-type="float" office:value="9293144" calcext:value-type="float">
            <text:p>9293144</text:p>
          </table:table-cell>
          <table:table-cell table:formula="of:=MEDIAN([.$K63];[.$Q63];[.$W63];[.$AC63];[.$AI63];[.$AO63];[.$AU63];[.$BA63];[.$BG63];[.$BM63];[.$BS63];[.$BY63])" office:value-type="float" office:value="5688142" calcext:value-type="float">
            <text:p>5688142</text:p>
          </table:table-cell>
          <table:table-cell table:formula="of:=MEDIAN([.$L63];[.$R63];[.$X63];[.$AD63];[.$AJ63];[.$AP63];[.$AV63];[.$BB63];[.$BH63];[.$BN63];[.$BT63];[.$BZ63])" office:value-type="float" office:value="202.5" calcext:value-type="float">
            <text:p>202.5</text:p>
          </table:table-cell>
          <table:table-cell table:formula="of:=MEDIAN([.$M63];[.$S63];[.$Y63];[.$AE63];[.$AK63];[.$AQ63];[.$AW63];[.$BC63];[.$BI63];[.$BO63];[.$BU63];[.$CA63])" office:value-type="float" office:value="0" calcext:value-type="float">
            <text:p>0</text:p>
          </table:table-cell>
          <table:table-cell table:formula="of:=MAX([.$H63];[.$N63];[.$T63];[.$Z63];[.$AF63];[.$AL63];[.$AR63];[.$AX63];[.$BD63];[.$BJ63];[.$BP63];[.$BV63])" office:value-type="float" office:value="900" calcext:value-type="float">
            <text:p>900</text:p>
          </table:table-cell>
          <table:table-cell table:formula="of:=MAX([.$I63];[.$O63];[.$U63];[.$AA63];[.$AG63];[.$AM63];[.$AS63];[.$AY63];[.$BE63];[.$BK63];[.$BQ63];[.$BW63])" office:value-type="float" office:value="900" calcext:value-type="float">
            <text:p>900</text:p>
          </table:table-cell>
          <table:table-cell table:formula="of:=MAX([.$J63];[.$P63];[.$V63];[.$AB63];[.$AH63];[.$AN63];[.$AT63];[.$AZ63];[.$BF63];[.$BL63];[.$BR63];[.$BX63])" office:value-type="float" office:value="27729265" calcext:value-type="float">
            <text:p>27729265</text:p>
          </table:table-cell>
          <table:table-cell table:formula="of:=MAX([.$K63];[.$Q63];[.$W63];[.$AC63];[.$AI63];[.$AO63];[.$AU63];[.$BA63];[.$BG63];[.$BM63];[.$BS63];[.$BY63])" office:value-type="float" office:value="7066079" calcext:value-type="float">
            <text:p>7066079</text:p>
          </table:table-cell>
          <table:table-cell table:formula="of:=MAX([.$L63];[.$R63];[.$X63];[.$AD63];[.$AJ63];[.$AP63];[.$AV63];[.$BB63];[.$BH63];[.$BN63];[.$BT63];[.$BZ63])" office:value-type="float" office:value="215" calcext:value-type="float">
            <text:p>215</text:p>
          </table:table-cell>
          <table:table-cell table:formula="of:=MAX([.$M63];[.$S63];[.$Y63];[.$AE63];[.$AK63];[.$AQ63];[.$AW63];[.$BC63];[.$BI63];[.$BO63];[.$BU63];[.$CA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4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668282" calcext:value-type="float">
            <text:p>7668282</text:p>
          </table:table-cell>
          <table:table-cell office:value-type="float" office:value="6545417" calcext:value-type="float">
            <text:p>65454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91858" calcext:value-type="float">
            <text:p>7091858</text:p>
          </table:table-cell>
          <table:table-cell office:value-type="float" office:value="6105761" calcext:value-type="float">
            <text:p>6105761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9935526" calcext:value-type="float">
            <text:p>29935526</text:p>
          </table:table-cell>
          <table:table-cell office:value-type="float" office:value="5080015" calcext:value-type="float">
            <text:p>5080015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55318" calcext:value-type="float">
            <text:p>7955318</text:p>
          </table:table-cell>
          <table:table-cell office:value-type="float" office:value="6259538" calcext:value-type="float">
            <text:p>6259538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129229" calcext:value-type="float">
            <text:p>17129229</text:p>
          </table:table-cell>
          <table:table-cell office:value-type="float" office:value="5342411" calcext:value-type="float">
            <text:p>5342411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65000" calcext:value-type="float">
            <text:p>7965000</text:p>
          </table:table-cell>
          <table:table-cell office:value-type="float" office:value="6214825" calcext:value-type="float">
            <text:p>6214825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519841" calcext:value-type="float">
            <text:p>15519841</text:p>
          </table:table-cell>
          <table:table-cell office:value-type="float" office:value="5104142" calcext:value-type="float">
            <text:p>510414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94270" calcext:value-type="float">
            <text:p>8094270</text:p>
          </table:table-cell>
          <table:table-cell office:value-type="float" office:value="6314973" calcext:value-type="float">
            <text:p>6314973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1726112" calcext:value-type="float">
            <text:p>21726112</text:p>
          </table:table-cell>
          <table:table-cell office:value-type="float" office:value="5312769" calcext:value-type="float">
            <text:p>5312769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89808" calcext:value-type="float">
            <text:p>7889808</text:p>
          </table:table-cell>
          <table:table-cell office:value-type="float" office:value="6066172" calcext:value-type="float">
            <text:p>6066172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346455" calcext:value-type="float">
            <text:p>19346455</text:p>
          </table:table-cell>
          <table:table-cell office:value-type="float" office:value="5430130" calcext:value-type="float">
            <text:p>543013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54240" calcext:value-type="float">
            <text:p>8454240</text:p>
          </table:table-cell>
          <table:table-cell office:value-type="float" office:value="6672677" calcext:value-type="float">
            <text:p>667267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163584" calcext:value-type="float">
            <text:p>17163584</text:p>
          </table:table-cell>
          <table:table-cell office:value-type="float" office:value="5340871" calcext:value-type="float">
            <text:p>534087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MIN([.$H64];[.$N64];[.$T64];[.$Z64];[.$AF64];[.$AL64];[.$AR64];[.$AX64];[.$BD64];[.$BJ64];[.$BP64];[.$BV64])" office:value-type="float" office:value="900" calcext:value-type="float">
            <text:p>900</text:p>
          </table:table-cell>
          <table:table-cell table:formula="of:=MIN([.$I64];[.$O64];[.$U64];[.$AA64];[.$AG64];[.$AM64];[.$AS64];[.$AY64];[.$BE64];[.$BK64];[.$BQ64];[.$BW64])" office:value-type="float" office:value="900" calcext:value-type="float">
            <text:p>900</text:p>
          </table:table-cell>
          <table:table-cell table:formula="of:=MIN([.$J64];[.$P64];[.$V64];[.$AB64];[.$AH64];[.$AN64];[.$AT64];[.$AZ64];[.$BF64];[.$BL64];[.$BR64];[.$BX64])" office:value-type="float" office:value="7091858" calcext:value-type="float">
            <text:p>7091858</text:p>
          </table:table-cell>
          <table:table-cell table:formula="of:=MIN([.$K64];[.$Q64];[.$W64];[.$AC64];[.$AI64];[.$AO64];[.$AU64];[.$BA64];[.$BG64];[.$BM64];[.$BS64];[.$BY64])" office:value-type="float" office:value="5080015" calcext:value-type="float">
            <text:p>5080015</text:p>
          </table:table-cell>
          <table:table-cell table:formula="of:=MIN([.$L64];[.$R64];[.$X64];[.$AD64];[.$AJ64];[.$AP64];[.$AV64];[.$BB64];[.$BH64];[.$BN64];[.$BT64];[.$BZ64])" office:value-type="float" office:value="181" calcext:value-type="float">
            <text:p>181</text:p>
          </table:table-cell>
          <table:table-cell table:formula="of:=MIN([.$M64];[.$S64];[.$Y64];[.$AE64];[.$AK64];[.$AQ64];[.$AW64];[.$BC64];[.$BI64];[.$BO64];[.$BU64];[.$CA64])" office:value-type="float" office:value="0" calcext:value-type="float">
            <text:p>0</text:p>
          </table:table-cell>
          <table:table-cell table:formula="of:=MEDIAN([.$H64];[.$N64];[.$T64];[.$Z64];[.$AF64];[.$AL64];[.$AR64];[.$AX64];[.$BD64];[.$BJ64];[.$BP64];[.$BV64])" office:value-type="float" office:value="900" calcext:value-type="float">
            <text:p>900</text:p>
          </table:table-cell>
          <table:table-cell table:formula="of:=MEDIAN([.$I64];[.$O64];[.$U64];[.$AA64];[.$AG64];[.$AM64];[.$AS64];[.$AY64];[.$BE64];[.$BK64];[.$BQ64];[.$BW64])" office:value-type="float" office:value="900" calcext:value-type="float">
            <text:p>900</text:p>
          </table:table-cell>
          <table:table-cell table:formula="of:=MEDIAN([.$J64];[.$P64];[.$V64];[.$AB64];[.$AH64];[.$AN64];[.$AT64];[.$AZ64];[.$BF64];[.$BL64];[.$BR64];[.$BX64])" office:value-type="float" office:value="11987040.5" calcext:value-type="float">
            <text:p>11987040.5</text:p>
          </table:table-cell>
          <table:table-cell table:formula="of:=MEDIAN([.$K64];[.$Q64];[.$W64];[.$AC64];[.$AI64];[.$AO64];[.$AU64];[.$BA64];[.$BG64];[.$BM64];[.$BS64];[.$BY64])" office:value-type="float" office:value="5748151" calcext:value-type="float">
            <text:p>5748151</text:p>
          </table:table-cell>
          <table:table-cell table:formula="of:=MEDIAN([.$L64];[.$R64];[.$X64];[.$AD64];[.$AJ64];[.$AP64];[.$AV64];[.$BB64];[.$BH64];[.$BN64];[.$BT64];[.$BZ64])" office:value-type="float" office:value="196" calcext:value-type="float">
            <text:p>196</text:p>
          </table:table-cell>
          <table:table-cell table:formula="of:=MEDIAN([.$M64];[.$S64];[.$Y64];[.$AE64];[.$AK64];[.$AQ64];[.$AW64];[.$BC64];[.$BI64];[.$BO64];[.$BU64];[.$CA64])" office:value-type="float" office:value="0" calcext:value-type="float">
            <text:p>0</text:p>
          </table:table-cell>
          <table:table-cell table:formula="of:=MAX([.$H64];[.$N64];[.$T64];[.$Z64];[.$AF64];[.$AL64];[.$AR64];[.$AX64];[.$BD64];[.$BJ64];[.$BP64];[.$BV64])" office:value-type="float" office:value="900" calcext:value-type="float">
            <text:p>900</text:p>
          </table:table-cell>
          <table:table-cell table:formula="of:=MAX([.$I64];[.$O64];[.$U64];[.$AA64];[.$AG64];[.$AM64];[.$AS64];[.$AY64];[.$BE64];[.$BK64];[.$BQ64];[.$BW64])" office:value-type="float" office:value="900" calcext:value-type="float">
            <text:p>900</text:p>
          </table:table-cell>
          <table:table-cell table:formula="of:=MAX([.$J64];[.$P64];[.$V64];[.$AB64];[.$AH64];[.$AN64];[.$AT64];[.$AZ64];[.$BF64];[.$BL64];[.$BR64];[.$BX64])" office:value-type="float" office:value="29935526" calcext:value-type="float">
            <text:p>29935526</text:p>
          </table:table-cell>
          <table:table-cell table:formula="of:=MAX([.$K64];[.$Q64];[.$W64];[.$AC64];[.$AI64];[.$AO64];[.$AU64];[.$BA64];[.$BG64];[.$BM64];[.$BS64];[.$BY64])" office:value-type="float" office:value="6672677" calcext:value-type="float">
            <text:p>6672677</text:p>
          </table:table-cell>
          <table:table-cell table:formula="of:=MAX([.$L64];[.$R64];[.$X64];[.$AD64];[.$AJ64];[.$AP64];[.$AV64];[.$BB64];[.$BH64];[.$BN64];[.$BT64];[.$BZ64])" office:value-type="float" office:value="220" calcext:value-type="float">
            <text:p>220</text:p>
          </table:table-cell>
          <table:table-cell table:formula="of:=MAX([.$M64];[.$S64];[.$Y64];[.$AE64];[.$AK64];[.$AQ64];[.$AW64];[.$BC64];[.$BI64];[.$BO64];[.$BU64];[.$CA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5.lp</text:p>
          </table:table-cell>
          <table:table-cell office:value-type="float" office:value="29.72" calcext:value-type="float">
            <text:p>29.72</text:p>
          </table:table-cell>
          <table:table-cell office:value-type="float" office:value="28.836" calcext:value-type="float">
            <text:p>28.836</text:p>
          </table:table-cell>
          <table:table-cell office:value-type="float" office:value="295541" calcext:value-type="float">
            <text:p>295541</text:p>
          </table:table-cell>
          <table:table-cell office:value-type="float" office:value="234855" calcext:value-type="float">
            <text:p>23485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34.64" calcext:value-type="float">
            <text:p>334.64</text:p>
          </table:table-cell>
          <table:table-cell office:value-type="float" office:value="333.017" calcext:value-type="float">
            <text:p>333.017</text:p>
          </table:table-cell>
          <table:table-cell office:value-type="float" office:value="2522087" calcext:value-type="float">
            <text:p>2522087</text:p>
          </table:table-cell>
          <table:table-cell office:value-type="float" office:value="2102893" calcext:value-type="float">
            <text:p>2102893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297149" calcext:value-type="float">
            <text:p>26297149</text:p>
          </table:table-cell>
          <table:table-cell office:value-type="float" office:value="5107891" calcext:value-type="float">
            <text:p>5107891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55.51" calcext:value-type="float">
            <text:p>255.51</text:p>
          </table:table-cell>
          <table:table-cell office:value-type="float" office:value="253.439" calcext:value-type="float">
            <text:p>253.439</text:p>
          </table:table-cell>
          <table:table-cell office:value-type="float" office:value="2305018" calcext:value-type="float">
            <text:p>2305018</text:p>
          </table:table-cell>
          <table:table-cell office:value-type="float" office:value="1809841" calcext:value-type="float">
            <text:p>1809841</text:p>
          </table:table-cell>
          <table:table-cell office:value-type="float" office:value="193" calcext:value-type="float">
            <text:p>19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20.95" calcext:value-type="float">
            <text:p>120.95</text:p>
          </table:table-cell>
          <table:table-cell office:value-type="float" office:value="118.25" calcext:value-type="float">
            <text:p>118.25</text:p>
          </table:table-cell>
          <table:table-cell office:value-type="float" office:value="1092909" calcext:value-type="float">
            <text:p>1092909</text:p>
          </table:table-cell>
          <table:table-cell office:value-type="float" office:value="829099" calcext:value-type="float">
            <text:p>829099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741285" calcext:value-type="float">
            <text:p>14741285</text:p>
          </table:table-cell>
          <table:table-cell office:value-type="float" office:value="5131661" calcext:value-type="float">
            <text:p>5131661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54.24" calcext:value-type="float">
            <text:p>254.24</text:p>
          </table:table-cell>
          <table:table-cell office:value-type="float" office:value="253.057" calcext:value-type="float">
            <text:p>253.057</text:p>
          </table:table-cell>
          <table:table-cell office:value-type="float" office:value="2293390" calcext:value-type="float">
            <text:p>2293390</text:p>
          </table:table-cell>
          <table:table-cell office:value-type="float" office:value="1797493" calcext:value-type="float">
            <text:p>1797493</text:p>
          </table:table-cell>
          <table:table-cell office:value-type="float" office:value="184" calcext:value-type="float">
            <text:p>18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538659" calcext:value-type="float">
            <text:p>17538659</text:p>
          </table:table-cell>
          <table:table-cell office:value-type="float" office:value="5482127" calcext:value-type="float">
            <text:p>548212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26.08" calcext:value-type="float">
            <text:p>226.08</text:p>
          </table:table-cell>
          <table:table-cell office:value-type="float" office:value="223.708" calcext:value-type="float">
            <text:p>223.708</text:p>
          </table:table-cell>
          <table:table-cell office:value-type="float" office:value="2129613" calcext:value-type="float">
            <text:p>2129613</text:p>
          </table:table-cell>
          <table:table-cell office:value-type="float" office:value="1623127" calcext:value-type="float">
            <text:p>1623127</text:p>
          </table:table-cell>
          <table:table-cell office:value-type="float" office:value="177" calcext:value-type="float">
            <text:p>177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719518" calcext:value-type="float">
            <text:p>19719518</text:p>
          </table:table-cell>
          <table:table-cell office:value-type="float" office:value="5271561" calcext:value-type="float">
            <text:p>5271561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95.68" calcext:value-type="float">
            <text:p>95.68</text:p>
          </table:table-cell>
          <table:table-cell office:value-type="float" office:value="93.731" calcext:value-type="float">
            <text:p>93.731</text:p>
          </table:table-cell>
          <table:table-cell office:value-type="float" office:value="852861" calcext:value-type="float">
            <text:p>852861</text:p>
          </table:table-cell>
          <table:table-cell office:value-type="float" office:value="653556" calcext:value-type="float">
            <text:p>653556</text:p>
          </table:table-cell>
          <table:table-cell office:value-type="float" office:value="188" calcext:value-type="float">
            <text:p>18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885712" calcext:value-type="float">
            <text:p>18885712</text:p>
          </table:table-cell>
          <table:table-cell office:value-type="float" office:value="5246035" calcext:value-type="float">
            <text:p>5246035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MIN([.$H65];[.$N65];[.$T65];[.$Z65];[.$AF65];[.$AL65];[.$AR65];[.$AX65];[.$BD65];[.$BJ65];[.$BP65];[.$BV65])" office:value-type="float" office:value="95.68" calcext:value-type="float">
            <text:p>95.68</text:p>
          </table:table-cell>
          <table:table-cell table:formula="of:=MIN([.$I65];[.$O65];[.$U65];[.$AA65];[.$AG65];[.$AM65];[.$AS65];[.$AY65];[.$BE65];[.$BK65];[.$BQ65];[.$BW65])" office:value-type="float" office:value="93.731" calcext:value-type="float">
            <text:p>93.731</text:p>
          </table:table-cell>
          <table:table-cell table:formula="of:=MIN([.$J65];[.$P65];[.$V65];[.$AB65];[.$AH65];[.$AN65];[.$AT65];[.$AZ65];[.$BF65];[.$BL65];[.$BR65];[.$BX65])" office:value-type="float" office:value="852861" calcext:value-type="float">
            <text:p>852861</text:p>
          </table:table-cell>
          <table:table-cell table:formula="of:=MIN([.$K65];[.$Q65];[.$W65];[.$AC65];[.$AI65];[.$AO65];[.$AU65];[.$BA65];[.$BG65];[.$BM65];[.$BS65];[.$BY65])" office:value-type="float" office:value="653556" calcext:value-type="float">
            <text:p>653556</text:p>
          </table:table-cell>
          <table:table-cell table:formula="of:=MIN([.$L65];[.$R65];[.$X65];[.$AD65];[.$AJ65];[.$AP65];[.$AV65];[.$BB65];[.$BH65];[.$BN65];[.$BT65];[.$BZ65])" office:value-type="float" office:value="177" calcext:value-type="float">
            <text:p>177</text:p>
          </table:table-cell>
          <table:table-cell table:formula="of:=MIN([.$M65];[.$S65];[.$Y65];[.$AE65];[.$AK65];[.$AQ65];[.$AW65];[.$BC65];[.$BI65];[.$BO65];[.$BU65];[.$CA65])" office:value-type="float" office:value="0" calcext:value-type="float">
            <text:p>0</text:p>
          </table:table-cell>
          <table:table-cell table:formula="of:=MEDIAN([.$H65];[.$N65];[.$T65];[.$Z65];[.$AF65];[.$AL65];[.$AR65];[.$AX65];[.$BD65];[.$BJ65];[.$BP65];[.$BV65])" office:value-type="float" office:value="617.32" calcext:value-type="float">
            <text:p>617.32</text:p>
          </table:table-cell>
          <table:table-cell table:formula="of:=MEDIAN([.$I65];[.$O65];[.$U65];[.$AA65];[.$AG65];[.$AM65];[.$AS65];[.$AY65];[.$BE65];[.$BK65];[.$BQ65];[.$BW65])" office:value-type="float" office:value="616.5085" calcext:value-type="float">
            <text:p>616.5085</text:p>
          </table:table-cell>
          <table:table-cell table:formula="of:=MEDIAN([.$J65];[.$P65];[.$V65];[.$AB65];[.$AH65];[.$AN65];[.$AT65];[.$AZ65];[.$BF65];[.$BL65];[.$BR65];[.$BX65])" office:value-type="float" office:value="2522087" calcext:value-type="float">
            <text:p>2522087</text:p>
          </table:table-cell>
          <table:table-cell table:formula="of:=MEDIAN([.$K65];[.$Q65];[.$W65];[.$AC65];[.$AI65];[.$AO65];[.$AU65];[.$BA65];[.$BG65];[.$BM65];[.$BS65];[.$BY65])" office:value-type="float" office:value="2102893" calcext:value-type="float">
            <text:p>2102893</text:p>
          </table:table-cell>
          <table:table-cell table:formula="of:=MEDIAN([.$L65];[.$R65];[.$X65];[.$AD65];[.$AJ65];[.$AP65];[.$AV65];[.$BB65];[.$BH65];[.$BN65];[.$BT65];[.$BZ65])" office:value-type="float" office:value="197" calcext:value-type="float">
            <text:p>197</text:p>
          </table:table-cell>
          <table:table-cell table:formula="of:=MEDIAN([.$M65];[.$S65];[.$Y65];[.$AE65];[.$AK65];[.$AQ65];[.$AW65];[.$BC65];[.$BI65];[.$BO65];[.$BU65];[.$CA65])" office:value-type="float" office:value="0" calcext:value-type="float">
            <text:p>0</text:p>
          </table:table-cell>
          <table:table-cell table:formula="of:=MAX([.$H65];[.$N65];[.$T65];[.$Z65];[.$AF65];[.$AL65];[.$AR65];[.$AX65];[.$BD65];[.$BJ65];[.$BP65];[.$BV65])" office:value-type="float" office:value="900" calcext:value-type="float">
            <text:p>900</text:p>
          </table:table-cell>
          <table:table-cell table:formula="of:=MAX([.$I65];[.$O65];[.$U65];[.$AA65];[.$AG65];[.$AM65];[.$AS65];[.$AY65];[.$BE65];[.$BK65];[.$BQ65];[.$BW65])" office:value-type="float" office:value="900" calcext:value-type="float">
            <text:p>900</text:p>
          </table:table-cell>
          <table:table-cell table:formula="of:=MAX([.$J65];[.$P65];[.$V65];[.$AB65];[.$AH65];[.$AN65];[.$AT65];[.$AZ65];[.$BF65];[.$BL65];[.$BR65];[.$BX65])" office:value-type="float" office:value="26297149" calcext:value-type="float">
            <text:p>26297149</text:p>
          </table:table-cell>
          <table:table-cell table:formula="of:=MAX([.$K65];[.$Q65];[.$W65];[.$AC65];[.$AI65];[.$AO65];[.$AU65];[.$BA65];[.$BG65];[.$BM65];[.$BS65];[.$BY65])" office:value-type="float" office:value="5482127" calcext:value-type="float">
            <text:p>5482127</text:p>
          </table:table-cell>
          <table:table-cell table:formula="of:=MAX([.$L65];[.$R65];[.$X65];[.$AD65];[.$AJ65];[.$AP65];[.$AV65];[.$BB65];[.$BH65];[.$BN65];[.$BT65];[.$BZ65])" office:value-type="float" office:value="209" calcext:value-type="float">
            <text:p>209</text:p>
          </table:table-cell>
          <table:table-cell table:formula="of:=MAX([.$M65];[.$S65];[.$Y65];[.$AE65];[.$AK65];[.$AQ65];[.$AW65];[.$BC65];[.$BI65];[.$BO65];[.$BU65];[.$CA65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6.lp</text:p>
          </table:table-cell>
          <table:table-cell office:value-type="float" office:value="309.34" calcext:value-type="float">
            <text:p>309.34</text:p>
          </table:table-cell>
          <table:table-cell office:value-type="float" office:value="307.909" calcext:value-type="float">
            <text:p>307.909</text:p>
          </table:table-cell>
          <table:table-cell office:value-type="float" office:value="3606958" calcext:value-type="float">
            <text:p>3606958</text:p>
          </table:table-cell>
          <table:table-cell office:value-type="float" office:value="3065623" calcext:value-type="float">
            <text:p>306562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680573" calcext:value-type="float">
            <text:p>5680573</text:p>
          </table:table-cell>
          <table:table-cell office:value-type="float" office:value="4927115" calcext:value-type="float">
            <text:p>4927115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637192" calcext:value-type="float">
            <text:p>28637192</text:p>
          </table:table-cell>
          <table:table-cell office:value-type="float" office:value="4603362" calcext:value-type="float">
            <text:p>4603362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105752" calcext:value-type="float">
            <text:p>7105752</text:p>
          </table:table-cell>
          <table:table-cell office:value-type="float" office:value="5712498" calcext:value-type="float">
            <text:p>5712498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352201" calcext:value-type="float">
            <text:p>7352201</text:p>
          </table:table-cell>
          <table:table-cell office:value-type="float" office:value="5706087" calcext:value-type="float">
            <text:p>5706087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107195" calcext:value-type="float">
            <text:p>14107195</text:p>
          </table:table-cell>
          <table:table-cell office:value-type="float" office:value="4877427" calcext:value-type="float">
            <text:p>487742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23200" calcext:value-type="float">
            <text:p>7023200</text:p>
          </table:table-cell>
          <table:table-cell office:value-type="float" office:value="5521475" calcext:value-type="float">
            <text:p>5521475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456015" calcext:value-type="float">
            <text:p>16456015</text:p>
          </table:table-cell>
          <table:table-cell office:value-type="float" office:value="4806253" calcext:value-type="float">
            <text:p>4806253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695521" calcext:value-type="float">
            <text:p>7695521</text:p>
          </table:table-cell>
          <table:table-cell office:value-type="float" office:value="5896648" calcext:value-type="float">
            <text:p>5896648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983713" calcext:value-type="float">
            <text:p>18983713</text:p>
          </table:table-cell>
          <table:table-cell office:value-type="float" office:value="4897236" calcext:value-type="float">
            <text:p>489723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36920" calcext:value-type="float">
            <text:p>7536920</text:p>
          </table:table-cell>
          <table:table-cell office:value-type="float" office:value="5875207" calcext:value-type="float">
            <text:p>587520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597099" calcext:value-type="float">
            <text:p>14597099</text:p>
          </table:table-cell>
          <table:table-cell office:value-type="float" office:value="4788450" calcext:value-type="float">
            <text:p>478845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formula="of:=MIN([.$H66];[.$N66];[.$T66];[.$Z66];[.$AF66];[.$AL66];[.$AR66];[.$AX66];[.$BD66];[.$BJ66];[.$BP66];[.$BV66])" office:value-type="float" office:value="900" calcext:value-type="float">
            <text:p>900</text:p>
          </table:table-cell>
          <table:table-cell table:formula="of:=MIN([.$I66];[.$O66];[.$U66];[.$AA66];[.$AG66];[.$AM66];[.$AS66];[.$AY66];[.$BE66];[.$BK66];[.$BQ66];[.$BW66])" office:value-type="float" office:value="900" calcext:value-type="float">
            <text:p>900</text:p>
          </table:table-cell>
          <table:table-cell table:formula="of:=MIN([.$J66];[.$P66];[.$V66];[.$AB66];[.$AH66];[.$AN66];[.$AT66];[.$AZ66];[.$BF66];[.$BL66];[.$BR66];[.$BX66])" office:value-type="float" office:value="5680573" calcext:value-type="float">
            <text:p>5680573</text:p>
          </table:table-cell>
          <table:table-cell table:formula="of:=MIN([.$K66];[.$Q66];[.$W66];[.$AC66];[.$AI66];[.$AO66];[.$AU66];[.$BA66];[.$BG66];[.$BM66];[.$BS66];[.$BY66])" office:value-type="float" office:value="4603362" calcext:value-type="float">
            <text:p>4603362</text:p>
          </table:table-cell>
          <table:table-cell table:formula="of:=MIN([.$L66];[.$R66];[.$X66];[.$AD66];[.$AJ66];[.$AP66];[.$AV66];[.$BB66];[.$BH66];[.$BN66];[.$BT66];[.$BZ66])" office:value-type="float" office:value="241" calcext:value-type="float">
            <text:p>241</text:p>
          </table:table-cell>
          <table:table-cell table:formula="of:=MIN([.$M66];[.$S66];[.$Y66];[.$AE66];[.$AK66];[.$AQ66];[.$AW66];[.$BC66];[.$BI66];[.$BO66];[.$BU66];[.$CA66])" office:value-type="float" office:value="0" calcext:value-type="float">
            <text:p>0</text:p>
          </table:table-cell>
          <table:table-cell table:formula="of:=MEDIAN([.$H66];[.$N66];[.$T66];[.$Z66];[.$AF66];[.$AL66];[.$AR66];[.$AX66];[.$BD66];[.$BJ66];[.$BP66];[.$BV66])" office:value-type="float" office:value="900" calcext:value-type="float">
            <text:p>900</text:p>
          </table:table-cell>
          <table:table-cell table:formula="of:=MEDIAN([.$I66];[.$O66];[.$U66];[.$AA66];[.$AG66];[.$AM66];[.$AS66];[.$AY66];[.$BE66];[.$BK66];[.$BQ66];[.$BW66])" office:value-type="float" office:value="900" calcext:value-type="float">
            <text:p>900</text:p>
          </table:table-cell>
          <table:table-cell table:formula="of:=MEDIAN([.$J66];[.$P66];[.$V66];[.$AB66];[.$AH66];[.$AN66];[.$AT66];[.$AZ66];[.$BF66];[.$BL66];[.$BR66];[.$BX66])" office:value-type="float" office:value="7695521" calcext:value-type="float">
            <text:p>7695521</text:p>
          </table:table-cell>
          <table:table-cell table:formula="of:=MEDIAN([.$K66];[.$Q66];[.$W66];[.$AC66];[.$AI66];[.$AO66];[.$AU66];[.$BA66];[.$BG66];[.$BM66];[.$BS66];[.$BY66])" office:value-type="float" office:value="4927115" calcext:value-type="float">
            <text:p>4927115</text:p>
          </table:table-cell>
          <table:table-cell table:formula="of:=MEDIAN([.$L66];[.$R66];[.$X66];[.$AD66];[.$AJ66];[.$AP66];[.$AV66];[.$BB66];[.$BH66];[.$BN66];[.$BT66];[.$BZ66])" office:value-type="float" office:value="256.5" calcext:value-type="float">
            <text:p>256.5</text:p>
          </table:table-cell>
          <table:table-cell table:formula="of:=MEDIAN([.$M66];[.$S66];[.$Y66];[.$AE66];[.$AK66];[.$AQ66];[.$AW66];[.$BC66];[.$BI66];[.$BO66];[.$BU66];[.$CA66])" office:value-type="float" office:value="0" calcext:value-type="float">
            <text:p>0</text:p>
          </table:table-cell>
          <table:table-cell table:formula="of:=MAX([.$H66];[.$N66];[.$T66];[.$Z66];[.$AF66];[.$AL66];[.$AR66];[.$AX66];[.$BD66];[.$BJ66];[.$BP66];[.$BV66])" office:value-type="float" office:value="900" calcext:value-type="float">
            <text:p>900</text:p>
          </table:table-cell>
          <table:table-cell table:formula="of:=MAX([.$I66];[.$O66];[.$U66];[.$AA66];[.$AG66];[.$AM66];[.$AS66];[.$AY66];[.$BE66];[.$BK66];[.$BQ66];[.$BW66])" office:value-type="float" office:value="900" calcext:value-type="float">
            <text:p>900</text:p>
          </table:table-cell>
          <table:table-cell table:formula="of:=MAX([.$J66];[.$P66];[.$V66];[.$AB66];[.$AH66];[.$AN66];[.$AT66];[.$AZ66];[.$BF66];[.$BL66];[.$BR66];[.$BX66])" office:value-type="float" office:value="28637192" calcext:value-type="float">
            <text:p>28637192</text:p>
          </table:table-cell>
          <table:table-cell table:formula="of:=MAX([.$K66];[.$Q66];[.$W66];[.$AC66];[.$AI66];[.$AO66];[.$AU66];[.$BA66];[.$BG66];[.$BM66];[.$BS66];[.$BY66])" office:value-type="float" office:value="5896648" calcext:value-type="float">
            <text:p>5896648</text:p>
          </table:table-cell>
          <table:table-cell table:formula="of:=MAX([.$L66];[.$R66];[.$X66];[.$AD66];[.$AJ66];[.$AP66];[.$AV66];[.$BB66];[.$BH66];[.$BN66];[.$BT66];[.$BZ66])" office:value-type="float" office:value="270" calcext:value-type="float">
            <text:p>270</text:p>
          </table:table-cell>
          <table:table-cell table:formula="of:=MAX([.$M66];[.$S66];[.$Y66];[.$AE66];[.$AK66];[.$AQ66];[.$AW66];[.$BC66];[.$BI66];[.$BO66];[.$BU66];[.$CA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7.lp</text:p>
          </table:table-cell>
          <table:table-cell office:value-type="float" office:value="275.94" calcext:value-type="float">
            <text:p>275.94</text:p>
          </table:table-cell>
          <table:table-cell office:value-type="float" office:value="274.525" calcext:value-type="float">
            <text:p>274.525</text:p>
          </table:table-cell>
          <table:table-cell office:value-type="float" office:value="2888505" calcext:value-type="float">
            <text:p>2888505</text:p>
          </table:table-cell>
          <table:table-cell office:value-type="float" office:value="2455516" calcext:value-type="float">
            <text:p>2455516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171273" calcext:value-type="float">
            <text:p>7171273</text:p>
          </table:table-cell>
          <table:table-cell office:value-type="float" office:value="6688150" calcext:value-type="float">
            <text:p>668815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084859" calcext:value-type="float">
            <text:p>26084859</text:p>
          </table:table-cell>
          <table:table-cell office:value-type="float" office:value="4397322" calcext:value-type="float">
            <text:p>439732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69085" calcext:value-type="float">
            <text:p>6869085</text:p>
          </table:table-cell>
          <table:table-cell office:value-type="float" office:value="5429385" calcext:value-type="float">
            <text:p>5429385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86548" calcext:value-type="float">
            <text:p>6886548</text:p>
          </table:table-cell>
          <table:table-cell office:value-type="float" office:value="5502084" calcext:value-type="float">
            <text:p>5502084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167017" calcext:value-type="float">
            <text:p>12167017</text:p>
          </table:table-cell>
          <table:table-cell office:value-type="float" office:value="4423682" calcext:value-type="float">
            <text:p>4423682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610458" calcext:value-type="float">
            <text:p>6610458</text:p>
          </table:table-cell>
          <table:table-cell office:value-type="float" office:value="5218258" calcext:value-type="float">
            <text:p>5218258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374665" calcext:value-type="float">
            <text:p>16374665</text:p>
          </table:table-cell>
          <table:table-cell office:value-type="float" office:value="4998703" calcext:value-type="float">
            <text:p>4998703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177208" calcext:value-type="float">
            <text:p>7177208</text:p>
          </table:table-cell>
          <table:table-cell office:value-type="float" office:value="5518123" calcext:value-type="float">
            <text:p>5518123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064313" calcext:value-type="float">
            <text:p>20064313</text:p>
          </table:table-cell>
          <table:table-cell office:value-type="float" office:value="4947436" calcext:value-type="float">
            <text:p>4947436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240014" calcext:value-type="float">
            <text:p>7240014</text:p>
          </table:table-cell>
          <table:table-cell office:value-type="float" office:value="5631397" calcext:value-type="float">
            <text:p>5631397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216790" calcext:value-type="float">
            <text:p>16216790</text:p>
          </table:table-cell>
          <table:table-cell office:value-type="float" office:value="4994557" calcext:value-type="float">
            <text:p>4994557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formula="of:=MIN([.$H67];[.$N67];[.$T67];[.$Z67];[.$AF67];[.$AL67];[.$AR67];[.$AX67];[.$BD67];[.$BJ67];[.$BP67];[.$BV67])" office:value-type="float" office:value="900" calcext:value-type="float">
            <text:p>900</text:p>
          </table:table-cell>
          <table:table-cell table:formula="of:=MIN([.$I67];[.$O67];[.$U67];[.$AA67];[.$AG67];[.$AM67];[.$AS67];[.$AY67];[.$BE67];[.$BK67];[.$BQ67];[.$BW67])" office:value-type="float" office:value="900" calcext:value-type="float">
            <text:p>900</text:p>
          </table:table-cell>
          <table:table-cell table:formula="of:=MIN([.$J67];[.$P67];[.$V67];[.$AB67];[.$AH67];[.$AN67];[.$AT67];[.$AZ67];[.$BF67];[.$BL67];[.$BR67];[.$BX67])" office:value-type="float" office:value="6610458" calcext:value-type="float">
            <text:p>6610458</text:p>
          </table:table-cell>
          <table:table-cell table:formula="of:=MIN([.$K67];[.$Q67];[.$W67];[.$AC67];[.$AI67];[.$AO67];[.$AU67];[.$BA67];[.$BG67];[.$BM67];[.$BS67];[.$BY67])" office:value-type="float" office:value="4397322" calcext:value-type="float">
            <text:p>4397322</text:p>
          </table:table-cell>
          <table:table-cell table:formula="of:=MIN([.$L67];[.$R67];[.$X67];[.$AD67];[.$AJ67];[.$AP67];[.$AV67];[.$BB67];[.$BH67];[.$BN67];[.$BT67];[.$BZ67])" office:value-type="float" office:value="235" calcext:value-type="float">
            <text:p>235</text:p>
          </table:table-cell>
          <table:table-cell table:formula="of:=MIN([.$M67];[.$S67];[.$Y67];[.$AE67];[.$AK67];[.$AQ67];[.$AW67];[.$BC67];[.$BI67];[.$BO67];[.$BU67];[.$CA67])" office:value-type="float" office:value="0" calcext:value-type="float">
            <text:p>0</text:p>
          </table:table-cell>
          <table:table-cell table:formula="of:=MEDIAN([.$H67];[.$N67];[.$T67];[.$Z67];[.$AF67];[.$AL67];[.$AR67];[.$AX67];[.$BD67];[.$BJ67];[.$BP67];[.$BV67])" office:value-type="float" office:value="900" calcext:value-type="float">
            <text:p>900</text:p>
          </table:table-cell>
          <table:table-cell table:formula="of:=MEDIAN([.$I67];[.$O67];[.$U67];[.$AA67];[.$AG67];[.$AM67];[.$AS67];[.$AY67];[.$BE67];[.$BK67];[.$BQ67];[.$BW67])" office:value-type="float" office:value="900" calcext:value-type="float">
            <text:p>900</text:p>
          </table:table-cell>
          <table:table-cell table:formula="of:=MEDIAN([.$J67];[.$P67];[.$V67];[.$AB67];[.$AH67];[.$AN67];[.$AT67];[.$AZ67];[.$BF67];[.$BL67];[.$BR67];[.$BX67])" office:value-type="float" office:value="7240014" calcext:value-type="float">
            <text:p>7240014</text:p>
          </table:table-cell>
          <table:table-cell table:formula="of:=MEDIAN([.$K67];[.$Q67];[.$W67];[.$AC67];[.$AI67];[.$AO67];[.$AU67];[.$BA67];[.$BG67];[.$BM67];[.$BS67];[.$BY67])" office:value-type="float" office:value="5218258" calcext:value-type="float">
            <text:p>5218258</text:p>
          </table:table-cell>
          <table:table-cell table:formula="of:=MEDIAN([.$L67];[.$R67];[.$X67];[.$AD67];[.$AJ67];[.$AP67];[.$AV67];[.$BB67];[.$BH67];[.$BN67];[.$BT67];[.$BZ67])" office:value-type="float" office:value="249.5" calcext:value-type="float">
            <text:p>249.5</text:p>
          </table:table-cell>
          <table:table-cell table:formula="of:=MEDIAN([.$M67];[.$S67];[.$Y67];[.$AE67];[.$AK67];[.$AQ67];[.$AW67];[.$BC67];[.$BI67];[.$BO67];[.$BU67];[.$CA67])" office:value-type="float" office:value="0" calcext:value-type="float">
            <text:p>0</text:p>
          </table:table-cell>
          <table:table-cell table:formula="of:=MAX([.$H67];[.$N67];[.$T67];[.$Z67];[.$AF67];[.$AL67];[.$AR67];[.$AX67];[.$BD67];[.$BJ67];[.$BP67];[.$BV67])" office:value-type="float" office:value="900" calcext:value-type="float">
            <text:p>900</text:p>
          </table:table-cell>
          <table:table-cell table:formula="of:=MAX([.$I67];[.$O67];[.$U67];[.$AA67];[.$AG67];[.$AM67];[.$AS67];[.$AY67];[.$BE67];[.$BK67];[.$BQ67];[.$BW67])" office:value-type="float" office:value="900" calcext:value-type="float">
            <text:p>900</text:p>
          </table:table-cell>
          <table:table-cell table:formula="of:=MAX([.$J67];[.$P67];[.$V67];[.$AB67];[.$AH67];[.$AN67];[.$AT67];[.$AZ67];[.$BF67];[.$BL67];[.$BR67];[.$BX67])" office:value-type="float" office:value="26084859" calcext:value-type="float">
            <text:p>26084859</text:p>
          </table:table-cell>
          <table:table-cell table:formula="of:=MAX([.$K67];[.$Q67];[.$W67];[.$AC67];[.$AI67];[.$AO67];[.$AU67];[.$BA67];[.$BG67];[.$BM67];[.$BS67];[.$BY67])" office:value-type="float" office:value="6688150" calcext:value-type="float">
            <text:p>6688150</text:p>
          </table:table-cell>
          <table:table-cell table:formula="of:=MAX([.$L67];[.$R67];[.$X67];[.$AD67];[.$AJ67];[.$AP67];[.$AV67];[.$BB67];[.$BH67];[.$BN67];[.$BT67];[.$BZ67])" office:value-type="float" office:value="268" calcext:value-type="float">
            <text:p>268</text:p>
          </table:table-cell>
          <table:table-cell table:formula="of:=MAX([.$M67];[.$S67];[.$Y67];[.$AE67];[.$AK67];[.$AQ67];[.$AW67];[.$BC67];[.$BI67];[.$BO67];[.$BU67];[.$CA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8.lp</text:p>
          </table:table-cell>
          <table:table-cell office:value-type="float" office:value="497.17" calcext:value-type="float">
            <text:p>497.17</text:p>
          </table:table-cell>
          <table:table-cell office:value-type="float" office:value="495.73" calcext:value-type="float">
            <text:p>495.73</text:p>
          </table:table-cell>
          <table:table-cell office:value-type="float" office:value="4971424" calcext:value-type="float">
            <text:p>4971424</text:p>
          </table:table-cell>
          <table:table-cell office:value-type="float" office:value="4299234" calcext:value-type="float">
            <text:p>429923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110307" calcext:value-type="float">
            <text:p>6110307</text:p>
          </table:table-cell>
          <table:table-cell office:value-type="float" office:value="5179063" calcext:value-type="float">
            <text:p>5179063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983594" calcext:value-type="float">
            <text:p>17983594</text:p>
          </table:table-cell>
          <table:table-cell office:value-type="float" office:value="4546564" calcext:value-type="float">
            <text:p>454656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18595" calcext:value-type="float">
            <text:p>6718595</text:p>
          </table:table-cell>
          <table:table-cell office:value-type="float" office:value="5286873" calcext:value-type="float">
            <text:p>528687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82700" calcext:value-type="float">
            <text:p>6782700</text:p>
          </table:table-cell>
          <table:table-cell office:value-type="float" office:value="5308932" calcext:value-type="float">
            <text:p>5308932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090120" calcext:value-type="float">
            <text:p>13090120</text:p>
          </table:table-cell>
          <table:table-cell office:value-type="float" office:value="4750887" calcext:value-type="float">
            <text:p>4750887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01019" calcext:value-type="float">
            <text:p>6701019</text:p>
          </table:table-cell>
          <table:table-cell office:value-type="float" office:value="5274139" calcext:value-type="float">
            <text:p>527413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998855" calcext:value-type="float">
            <text:p>14998855</text:p>
          </table:table-cell>
          <table:table-cell office:value-type="float" office:value="4898108" calcext:value-type="float">
            <text:p>4898108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614491" calcext:value-type="float">
            <text:p>7614491</text:p>
          </table:table-cell>
          <table:table-cell office:value-type="float" office:value="5807055" calcext:value-type="float">
            <text:p>580705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189128" calcext:value-type="float">
            <text:p>16189128</text:p>
          </table:table-cell>
          <table:table-cell office:value-type="float" office:value="4847913" calcext:value-type="float">
            <text:p>4847913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982512" calcext:value-type="float">
            <text:p>6982512</text:p>
          </table:table-cell>
          <table:table-cell office:value-type="float" office:value="5481199" calcext:value-type="float">
            <text:p>548119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523928" calcext:value-type="float">
            <text:p>14523928</text:p>
          </table:table-cell>
          <table:table-cell office:value-type="float" office:value="4918842" calcext:value-type="float">
            <text:p>4918842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formula="of:=MIN([.$H68];[.$N68];[.$T68];[.$Z68];[.$AF68];[.$AL68];[.$AR68];[.$AX68];[.$BD68];[.$BJ68];[.$BP68];[.$BV68])" office:value-type="float" office:value="900" calcext:value-type="float">
            <text:p>900</text:p>
          </table:table-cell>
          <table:table-cell table:formula="of:=MIN([.$I68];[.$O68];[.$U68];[.$AA68];[.$AG68];[.$AM68];[.$AS68];[.$AY68];[.$BE68];[.$BK68];[.$BQ68];[.$BW68])" office:value-type="float" office:value="900" calcext:value-type="float">
            <text:p>900</text:p>
          </table:table-cell>
          <table:table-cell table:formula="of:=MIN([.$J68];[.$P68];[.$V68];[.$AB68];[.$AH68];[.$AN68];[.$AT68];[.$AZ68];[.$BF68];[.$BL68];[.$BR68];[.$BX68])" office:value-type="float" office:value="6110307" calcext:value-type="float">
            <text:p>6110307</text:p>
          </table:table-cell>
          <table:table-cell table:formula="of:=MIN([.$K68];[.$Q68];[.$W68];[.$AC68];[.$AI68];[.$AO68];[.$AU68];[.$BA68];[.$BG68];[.$BM68];[.$BS68];[.$BY68])" office:value-type="float" office:value="4546564" calcext:value-type="float">
            <text:p>4546564</text:p>
          </table:table-cell>
          <table:table-cell table:formula="of:=MIN([.$L68];[.$R68];[.$X68];[.$AD68];[.$AJ68];[.$AP68];[.$AV68];[.$BB68];[.$BH68];[.$BN68];[.$BT68];[.$BZ68])" office:value-type="float" office:value="237" calcext:value-type="float">
            <text:p>237</text:p>
          </table:table-cell>
          <table:table-cell table:formula="of:=MIN([.$M68];[.$S68];[.$Y68];[.$AE68];[.$AK68];[.$AQ68];[.$AW68];[.$BC68];[.$BI68];[.$BO68];[.$BU68];[.$CA68])" office:value-type="float" office:value="0" calcext:value-type="float">
            <text:p>0</text:p>
          </table:table-cell>
          <table:table-cell table:formula="of:=MEDIAN([.$H68];[.$N68];[.$T68];[.$Z68];[.$AF68];[.$AL68];[.$AR68];[.$AX68];[.$BD68];[.$BJ68];[.$BP68];[.$BV68])" office:value-type="float" office:value="900" calcext:value-type="float">
            <text:p>900</text:p>
          </table:table-cell>
          <table:table-cell table:formula="of:=MEDIAN([.$I68];[.$O68];[.$U68];[.$AA68];[.$AG68];[.$AM68];[.$AS68];[.$AY68];[.$BE68];[.$BK68];[.$BQ68];[.$BW68])" office:value-type="float" office:value="900" calcext:value-type="float">
            <text:p>900</text:p>
          </table:table-cell>
          <table:table-cell table:formula="of:=MEDIAN([.$J68];[.$P68];[.$V68];[.$AB68];[.$AH68];[.$AN68];[.$AT68];[.$AZ68];[.$BF68];[.$BL68];[.$BR68];[.$BX68])" office:value-type="float" office:value="7614491" calcext:value-type="float">
            <text:p>7614491</text:p>
          </table:table-cell>
          <table:table-cell table:formula="of:=MEDIAN([.$K68];[.$Q68];[.$W68];[.$AC68];[.$AI68];[.$AO68];[.$AU68];[.$BA68];[.$BG68];[.$BM68];[.$BS68];[.$BY68])" office:value-type="float" office:value="5179063" calcext:value-type="float">
            <text:p>5179063</text:p>
          </table:table-cell>
          <table:table-cell table:formula="of:=MEDIAN([.$L68];[.$R68];[.$X68];[.$AD68];[.$AJ68];[.$AP68];[.$AV68];[.$BB68];[.$BH68];[.$BN68];[.$BT68];[.$BZ68])" office:value-type="float" office:value="257.5" calcext:value-type="float">
            <text:p>257.5</text:p>
          </table:table-cell>
          <table:table-cell table:formula="of:=MEDIAN([.$M68];[.$S68];[.$Y68];[.$AE68];[.$AK68];[.$AQ68];[.$AW68];[.$BC68];[.$BI68];[.$BO68];[.$BU68];[.$CA68])" office:value-type="float" office:value="0" calcext:value-type="float">
            <text:p>0</text:p>
          </table:table-cell>
          <table:table-cell table:formula="of:=MAX([.$H68];[.$N68];[.$T68];[.$Z68];[.$AF68];[.$AL68];[.$AR68];[.$AX68];[.$BD68];[.$BJ68];[.$BP68];[.$BV68])" office:value-type="float" office:value="900" calcext:value-type="float">
            <text:p>900</text:p>
          </table:table-cell>
          <table:table-cell table:formula="of:=MAX([.$I68];[.$O68];[.$U68];[.$AA68];[.$AG68];[.$AM68];[.$AS68];[.$AY68];[.$BE68];[.$BK68];[.$BQ68];[.$BW68])" office:value-type="float" office:value="900" calcext:value-type="float">
            <text:p>900</text:p>
          </table:table-cell>
          <table:table-cell table:formula="of:=MAX([.$J68];[.$P68];[.$V68];[.$AB68];[.$AH68];[.$AN68];[.$AT68];[.$AZ68];[.$BF68];[.$BL68];[.$BR68];[.$BX68])" office:value-type="float" office:value="17983594" calcext:value-type="float">
            <text:p>17983594</text:p>
          </table:table-cell>
          <table:table-cell table:formula="of:=MAX([.$K68];[.$Q68];[.$W68];[.$AC68];[.$AI68];[.$AO68];[.$AU68];[.$BA68];[.$BG68];[.$BM68];[.$BS68];[.$BY68])" office:value-type="float" office:value="5807055" calcext:value-type="float">
            <text:p>5807055</text:p>
          </table:table-cell>
          <table:table-cell table:formula="of:=MAX([.$L68];[.$R68];[.$X68];[.$AD68];[.$AJ68];[.$AP68];[.$AV68];[.$BB68];[.$BH68];[.$BN68];[.$BT68];[.$BZ68])" office:value-type="float" office:value="274" calcext:value-type="float">
            <text:p>274</text:p>
          </table:table-cell>
          <table:table-cell table:formula="of:=MAX([.$M68];[.$S68];[.$Y68];[.$AE68];[.$AK68];[.$AQ68];[.$AW68];[.$BC68];[.$BI68];[.$BO68];[.$BU68];[.$CA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9.lp</text:p>
          </table:table-cell>
          <table:table-cell office:value-type="float" office:value="287.75" calcext:value-type="float">
            <text:p>287.75</text:p>
          </table:table-cell>
          <table:table-cell office:value-type="float" office:value="286.391" calcext:value-type="float">
            <text:p>286.391</text:p>
          </table:table-cell>
          <table:table-cell office:value-type="float" office:value="2132097" calcext:value-type="float">
            <text:p>2132097</text:p>
          </table:table-cell>
          <table:table-cell office:value-type="float" office:value="1845090" calcext:value-type="float">
            <text:p>184509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691532" calcext:value-type="float">
            <text:p>5691532</text:p>
          </table:table-cell>
          <table:table-cell office:value-type="float" office:value="4959912" calcext:value-type="float">
            <text:p>4959912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170750" calcext:value-type="float">
            <text:p>20170750</text:p>
          </table:table-cell>
          <table:table-cell office:value-type="float" office:value="4628553" calcext:value-type="float">
            <text:p>4628553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80.87" calcext:value-type="float">
            <text:p>180.87</text:p>
          </table:table-cell>
          <table:table-cell office:value-type="float" office:value="178.882" calcext:value-type="float">
            <text:p>178.882</text:p>
          </table:table-cell>
          <table:table-cell office:value-type="float" office:value="1300020" calcext:value-type="float">
            <text:p>1300020</text:p>
          </table:table-cell>
          <table:table-cell office:value-type="float" office:value="1011226" calcext:value-type="float">
            <text:p>1011226</text:p>
          </table:table-cell>
          <table:table-cell office:value-type="float" office:value="244" calcext:value-type="float">
            <text:p>24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90.36" calcext:value-type="float">
            <text:p>90.36</text:p>
          </table:table-cell>
          <table:table-cell office:value-type="float" office:value="87.933" calcext:value-type="float">
            <text:p>87.933</text:p>
          </table:table-cell>
          <table:table-cell office:value-type="float" office:value="627011" calcext:value-type="float">
            <text:p>627011</text:p>
          </table:table-cell>
          <table:table-cell office:value-type="float" office:value="484097" calcext:value-type="float">
            <text:p>484097</text:p>
          </table:table-cell>
          <table:table-cell office:value-type="float" office:value="251" calcext:value-type="float">
            <text:p>25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936006" calcext:value-type="float">
            <text:p>12936006</text:p>
          </table:table-cell>
          <table:table-cell office:value-type="float" office:value="4841654" calcext:value-type="float">
            <text:p>4841654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99.73" calcext:value-type="float">
            <text:p>199.73</text:p>
          </table:table-cell>
          <table:table-cell office:value-type="float" office:value="198.607" calcext:value-type="float">
            <text:p>198.607</text:p>
          </table:table-cell>
          <table:table-cell office:value-type="float" office:value="1429859" calcext:value-type="float">
            <text:p>1429859</text:p>
          </table:table-cell>
          <table:table-cell office:value-type="float" office:value="1103373" calcext:value-type="float">
            <text:p>1103373</text:p>
          </table:table-cell>
          <table:table-cell office:value-type="float" office:value="241" calcext:value-type="float">
            <text:p>24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413694" calcext:value-type="float">
            <text:p>13413694</text:p>
          </table:table-cell>
          <table:table-cell office:value-type="float" office:value="4788437" calcext:value-type="float">
            <text:p>478843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1.4" calcext:value-type="float">
            <text:p>261.4</text:p>
          </table:table-cell>
          <table:table-cell office:value-type="float" office:value="258.851" calcext:value-type="float">
            <text:p>258.851</text:p>
          </table:table-cell>
          <table:table-cell office:value-type="float" office:value="2055656" calcext:value-type="float">
            <text:p>2055656</text:p>
          </table:table-cell>
          <table:table-cell office:value-type="float" office:value="1616496" calcext:value-type="float">
            <text:p>1616496</text:p>
          </table:table-cell>
          <table:table-cell office:value-type="float" office:value="241" calcext:value-type="float">
            <text:p>24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179882" calcext:value-type="float">
            <text:p>16179882</text:p>
          </table:table-cell>
          <table:table-cell office:value-type="float" office:value="4809150" calcext:value-type="float">
            <text:p>480915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56.95" calcext:value-type="float">
            <text:p>56.95</text:p>
          </table:table-cell>
          <table:table-cell office:value-type="float" office:value="54.454" calcext:value-type="float">
            <text:p>54.454</text:p>
          </table:table-cell>
          <table:table-cell office:value-type="float" office:value="407994" calcext:value-type="float">
            <text:p>407994</text:p>
          </table:table-cell>
          <table:table-cell office:value-type="float" office:value="313828" calcext:value-type="float">
            <text:p>313828</text:p>
          </table:table-cell>
          <table:table-cell office:value-type="float" office:value="243" calcext:value-type="float">
            <text:p>24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333753" calcext:value-type="float">
            <text:p>13333753</text:p>
          </table:table-cell>
          <table:table-cell office:value-type="float" office:value="4871030" calcext:value-type="float">
            <text:p>487103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MIN([.$H69];[.$N69];[.$T69];[.$Z69];[.$AF69];[.$AL69];[.$AR69];[.$AX69];[.$BD69];[.$BJ69];[.$BP69];[.$BV69])" office:value-type="float" office:value="56.95" calcext:value-type="float">
            <text:p>56.95</text:p>
          </table:table-cell>
          <table:table-cell table:formula="of:=MIN([.$I69];[.$O69];[.$U69];[.$AA69];[.$AG69];[.$AM69];[.$AS69];[.$AY69];[.$BE69];[.$BK69];[.$BQ69];[.$BW69])" office:value-type="float" office:value="54.454" calcext:value-type="float">
            <text:p>54.454</text:p>
          </table:table-cell>
          <table:table-cell table:formula="of:=MIN([.$J69];[.$P69];[.$V69];[.$AB69];[.$AH69];[.$AN69];[.$AT69];[.$AZ69];[.$BF69];[.$BL69];[.$BR69];[.$BX69])" office:value-type="float" office:value="407994" calcext:value-type="float">
            <text:p>407994</text:p>
          </table:table-cell>
          <table:table-cell table:formula="of:=MIN([.$K69];[.$Q69];[.$W69];[.$AC69];[.$AI69];[.$AO69];[.$AU69];[.$BA69];[.$BG69];[.$BM69];[.$BS69];[.$BY69])" office:value-type="float" office:value="313828" calcext:value-type="float">
            <text:p>313828</text:p>
          </table:table-cell>
          <table:table-cell table:formula="of:=MIN([.$L69];[.$R69];[.$X69];[.$AD69];[.$AJ69];[.$AP69];[.$AV69];[.$BB69];[.$BH69];[.$BN69];[.$BT69];[.$BZ69])" office:value-type="float" office:value="241" calcext:value-type="float">
            <text:p>241</text:p>
          </table:table-cell>
          <table:table-cell table:formula="of:=MIN([.$M69];[.$S69];[.$Y69];[.$AE69];[.$AK69];[.$AQ69];[.$AW69];[.$BC69];[.$BI69];[.$BO69];[.$BU69];[.$CA69])" office:value-type="float" office:value="0" calcext:value-type="float">
            <text:p>0</text:p>
          </table:table-cell>
          <table:table-cell table:formula="of:=MEDIAN([.$H69];[.$N69];[.$T69];[.$Z69];[.$AF69];[.$AL69];[.$AR69];[.$AX69];[.$BD69];[.$BJ69];[.$BP69];[.$BV69])" office:value-type="float" office:value="900" calcext:value-type="float">
            <text:p>900</text:p>
          </table:table-cell>
          <table:table-cell table:formula="of:=MEDIAN([.$I69];[.$O69];[.$U69];[.$AA69];[.$AG69];[.$AM69];[.$AS69];[.$AY69];[.$BE69];[.$BK69];[.$BQ69];[.$BW69])" office:value-type="float" office:value="900" calcext:value-type="float">
            <text:p>900</text:p>
          </table:table-cell>
          <table:table-cell table:formula="of:=MEDIAN([.$J69];[.$P69];[.$V69];[.$AB69];[.$AH69];[.$AN69];[.$AT69];[.$AZ69];[.$BF69];[.$BL69];[.$BR69];[.$BX69])" office:value-type="float" office:value="5691532" calcext:value-type="float">
            <text:p>5691532</text:p>
          </table:table-cell>
          <table:table-cell table:formula="of:=MEDIAN([.$K69];[.$Q69];[.$W69];[.$AC69];[.$AI69];[.$AO69];[.$AU69];[.$BA69];[.$BG69];[.$BM69];[.$BS69];[.$BY69])" office:value-type="float" office:value="4628553" calcext:value-type="float">
            <text:p>4628553</text:p>
          </table:table-cell>
          <table:table-cell table:formula="of:=MEDIAN([.$L69];[.$R69];[.$X69];[.$AD69];[.$AJ69];[.$AP69];[.$AV69];[.$BB69];[.$BH69];[.$BN69];[.$BT69];[.$BZ69])" office:value-type="float" office:value="255.5" calcext:value-type="float">
            <text:p>255.5</text:p>
          </table:table-cell>
          <table:table-cell table:formula="of:=MEDIAN([.$M69];[.$S69];[.$Y69];[.$AE69];[.$AK69];[.$AQ69];[.$AW69];[.$BC69];[.$BI69];[.$BO69];[.$BU69];[.$CA69])" office:value-type="float" office:value="0" calcext:value-type="float">
            <text:p>0</text:p>
          </table:table-cell>
          <table:table-cell table:formula="of:=MAX([.$H69];[.$N69];[.$T69];[.$Z69];[.$AF69];[.$AL69];[.$AR69];[.$AX69];[.$BD69];[.$BJ69];[.$BP69];[.$BV69])" office:value-type="float" office:value="900" calcext:value-type="float">
            <text:p>900</text:p>
          </table:table-cell>
          <table:table-cell table:formula="of:=MAX([.$I69];[.$O69];[.$U69];[.$AA69];[.$AG69];[.$AM69];[.$AS69];[.$AY69];[.$BE69];[.$BK69];[.$BQ69];[.$BW69])" office:value-type="float" office:value="900" calcext:value-type="float">
            <text:p>900</text:p>
          </table:table-cell>
          <table:table-cell table:formula="of:=MAX([.$J69];[.$P69];[.$V69];[.$AB69];[.$AH69];[.$AN69];[.$AT69];[.$AZ69];[.$BF69];[.$BL69];[.$BR69];[.$BX69])" office:value-type="float" office:value="20170750" calcext:value-type="float">
            <text:p>20170750</text:p>
          </table:table-cell>
          <table:table-cell table:formula="of:=MAX([.$K69];[.$Q69];[.$W69];[.$AC69];[.$AI69];[.$AO69];[.$AU69];[.$BA69];[.$BG69];[.$BM69];[.$BS69];[.$BY69])" office:value-type="float" office:value="4959912" calcext:value-type="float">
            <text:p>4959912</text:p>
          </table:table-cell>
          <table:table-cell table:formula="of:=MAX([.$L69];[.$R69];[.$X69];[.$AD69];[.$AJ69];[.$AP69];[.$AV69];[.$BB69];[.$BH69];[.$BN69];[.$BT69];[.$BZ69])" office:value-type="float" office:value="279" calcext:value-type="float">
            <text:p>279</text:p>
          </table:table-cell>
          <table:table-cell table:formula="of:=MAX([.$M69];[.$S69];[.$Y69];[.$AE69];[.$AK69];[.$AQ69];[.$AW69];[.$BC69];[.$BI69];[.$BO69];[.$BU69];[.$CA69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1.lp</text:p>
          </table:table-cell>
          <table:table-cell office:value-type="float" office:value="115.28" calcext:value-type="float">
            <text:p>115.28</text:p>
          </table:table-cell>
          <table:table-cell office:value-type="float" office:value="89.623" calcext:value-type="float">
            <text:p>89.623</text:p>
          </table:table-cell>
          <table:table-cell office:value-type="float" office:value="1863" calcext:value-type="float">
            <text:p>1863</text:p>
          </table:table-cell>
          <table:table-cell office:value-type="float" office:value="1580" calcext:value-type="float">
            <text:p>1580</text:p>
          </table:table-cell>
          <table:table-cell office:value-type="float" office:value="4013" calcext:value-type="float">
            <text:p>4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2" calcext:value-type="float">
            <text:p>8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7" calcext:value-type="float">
            <text:p>80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6" calcext:value-type="float">
            <text:p>80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19" calcext:value-type="float">
            <text:p>8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0" calcext:value-type="float">
            <text:p>80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1" calcext:value-type="float">
            <text:p>80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7" calcext:value-type="float">
            <text:p>81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3" calcext:value-type="float">
            <text:p>80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3" calcext:value-type="float">
            <text:p>8123</text:p>
          </table:table-cell>
          <table:table-cell office:value-type="float" office:value="0" calcext:value-type="float">
            <text:p>0</text:p>
          </table:table-cell>
          <table:table-cell table:formula="of:=MIN([.$H70];[.$N70];[.$T70];[.$Z70];[.$AF70];[.$AL70];[.$AR70];[.$AX70];[.$BD70];[.$BJ70];[.$BP70];[.$BV70])" office:value-type="float" office:value="900" calcext:value-type="float">
            <text:p>900</text:p>
          </table:table-cell>
          <table:table-cell table:formula="of:=MIN([.$I70];[.$O70];[.$U70];[.$AA70];[.$AG70];[.$AM70];[.$AS70];[.$AY70];[.$BE70];[.$BK70];[.$BQ70];[.$BW70])" office:value-type="float" office:value="900" calcext:value-type="float">
            <text:p>900</text:p>
          </table:table-cell>
          <table:table-cell table:formula="of:=MIN([.$J70];[.$P70];[.$V70];[.$AB70];[.$AH70];[.$AN70];[.$AT70];[.$AZ70];[.$BF70];[.$BL70];[.$BR70];[.$BX70])" office:value-type="float" office:value="0" calcext:value-type="float">
            <text:p>0</text:p>
          </table:table-cell>
          <table:table-cell table:formula="of:=MIN([.$K70];[.$Q70];[.$W70];[.$AC70];[.$AI70];[.$AO70];[.$AU70];[.$BA70];[.$BG70];[.$BM70];[.$BS70];[.$BY70])" office:value-type="float" office:value="0" calcext:value-type="float">
            <text:p>0</text:p>
          </table:table-cell>
          <table:table-cell table:formula="of:=MIN([.$L70];[.$R70];[.$X70];[.$AD70];[.$AJ70];[.$AP70];[.$AV70];[.$BB70];[.$BH70];[.$BN70];[.$BT70];[.$BZ70])" office:value-type="float" office:value="8002" calcext:value-type="float">
            <text:p>8002</text:p>
          </table:table-cell>
          <table:table-cell table:formula="of:=MIN([.$M70];[.$S70];[.$Y70];[.$AE70];[.$AK70];[.$AQ70];[.$AW70];[.$BC70];[.$BI70];[.$BO70];[.$BU70];[.$CA70])" office:value-type="float" office:value="0" calcext:value-type="float">
            <text:p>0</text:p>
          </table:table-cell>
          <table:table-cell table:formula="of:=MEDIAN([.$H70];[.$N70];[.$T70];[.$Z70];[.$AF70];[.$AL70];[.$AR70];[.$AX70];[.$BD70];[.$BJ70];[.$BP70];[.$BV70])" office:value-type="float" office:value="900" calcext:value-type="float">
            <text:p>900</text:p>
          </table:table-cell>
          <table:table-cell table:formula="of:=MEDIAN([.$I70];[.$O70];[.$U70];[.$AA70];[.$AG70];[.$AM70];[.$AS70];[.$AY70];[.$BE70];[.$BK70];[.$BQ70];[.$BW70])" office:value-type="float" office:value="900" calcext:value-type="float">
            <text:p>900</text:p>
          </table:table-cell>
          <table:table-cell table:formula="of:=MEDIAN([.$J70];[.$P70];[.$V70];[.$AB70];[.$AH70];[.$AN70];[.$AT70];[.$AZ70];[.$BF70];[.$BL70];[.$BR70];[.$BX70])" office:value-type="float" office:value="0" calcext:value-type="float">
            <text:p>0</text:p>
          </table:table-cell>
          <table:table-cell table:formula="of:=MEDIAN([.$K70];[.$Q70];[.$W70];[.$AC70];[.$AI70];[.$AO70];[.$AU70];[.$BA70];[.$BG70];[.$BM70];[.$BS70];[.$BY70])" office:value-type="float" office:value="0" calcext:value-type="float">
            <text:p>0</text:p>
          </table:table-cell>
          <table:table-cell table:formula="of:=MEDIAN([.$L70];[.$R70];[.$X70];[.$AD70];[.$AJ70];[.$AP70];[.$AV70];[.$BB70];[.$BH70];[.$BN70];[.$BT70];[.$BZ70])" office:value-type="float" office:value="8073" calcext:value-type="float">
            <text:p>8073</text:p>
          </table:table-cell>
          <table:table-cell table:formula="of:=MEDIAN([.$M70];[.$S70];[.$Y70];[.$AE70];[.$AK70];[.$AQ70];[.$AW70];[.$BC70];[.$BI70];[.$BO70];[.$BU70];[.$CA70])" office:value-type="float" office:value="0" calcext:value-type="float">
            <text:p>0</text:p>
          </table:table-cell>
          <table:table-cell table:formula="of:=MAX([.$H70];[.$N70];[.$T70];[.$Z70];[.$AF70];[.$AL70];[.$AR70];[.$AX70];[.$BD70];[.$BJ70];[.$BP70];[.$BV70])" office:value-type="float" office:value="900" calcext:value-type="float">
            <text:p>900</text:p>
          </table:table-cell>
          <table:table-cell table:formula="of:=MAX([.$I70];[.$O70];[.$U70];[.$AA70];[.$AG70];[.$AM70];[.$AS70];[.$AY70];[.$BE70];[.$BK70];[.$BQ70];[.$BW70])" office:value-type="float" office:value="900" calcext:value-type="float">
            <text:p>900</text:p>
          </table:table-cell>
          <table:table-cell table:formula="of:=MAX([.$J70];[.$P70];[.$V70];[.$AB70];[.$AH70];[.$AN70];[.$AT70];[.$AZ70];[.$BF70];[.$BL70];[.$BR70];[.$BX70])" office:value-type="float" office:value="0" calcext:value-type="float">
            <text:p>0</text:p>
          </table:table-cell>
          <table:table-cell table:formula="of:=MAX([.$K70];[.$Q70];[.$W70];[.$AC70];[.$AI70];[.$AO70];[.$AU70];[.$BA70];[.$BG70];[.$BM70];[.$BS70];[.$BY70])" office:value-type="float" office:value="0" calcext:value-type="float">
            <text:p>0</text:p>
          </table:table-cell>
          <table:table-cell table:formula="of:=MAX([.$L70];[.$R70];[.$X70];[.$AD70];[.$AJ70];[.$AP70];[.$AV70];[.$BB70];[.$BH70];[.$BN70];[.$BT70];[.$BZ70])" office:value-type="float" office:value="8219" calcext:value-type="float">
            <text:p>8219</text:p>
          </table:table-cell>
          <table:table-cell table:formula="of:=MAX([.$M70];[.$S70];[.$Y70];[.$AE70];[.$AK70];[.$AQ70];[.$AW70];[.$BC70];[.$BI70];[.$BO70];[.$BU70];[.$CA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10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8" calcext:value-type="float">
            <text:p>8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9" calcext:value-type="float">
            <text:p>8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4" calcext:value-type="float">
            <text:p>80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3" calcext:value-type="float">
            <text:p>80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4" calcext:value-type="float">
            <text:p>8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8" calcext:value-type="float">
            <text:p>80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1" calcext:value-type="float">
            <text:p>8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3" calcext:value-type="float">
            <text:p>80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7" calcext:value-type="float">
            <text:p>80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2" calcext:value-type="float">
            <text:p>8052</text:p>
          </table:table-cell>
          <table:table-cell office:value-type="float" office:value="0" calcext:value-type="float">
            <text:p>0</text:p>
          </table:table-cell>
          <table:table-cell table:formula="of:=MIN([.$H71];[.$N71];[.$T71];[.$Z71];[.$AF71];[.$AL71];[.$AR71];[.$AX71];[.$BD71];[.$BJ71];[.$BP71];[.$BV71])" office:value-type="float" office:value="900" calcext:value-type="float">
            <text:p>900</text:p>
          </table:table-cell>
          <table:table-cell table:formula="of:=MIN([.$I71];[.$O71];[.$U71];[.$AA71];[.$AG71];[.$AM71];[.$AS71];[.$AY71];[.$BE71];[.$BK71];[.$BQ71];[.$BW71])" office:value-type="float" office:value="900" calcext:value-type="float">
            <text:p>900</text:p>
          </table:table-cell>
          <table:table-cell table:formula="of:=MIN([.$J71];[.$P71];[.$V71];[.$AB71];[.$AH71];[.$AN71];[.$AT71];[.$AZ71];[.$BF71];[.$BL71];[.$BR71];[.$BX71])" office:value-type="float" office:value="0" calcext:value-type="float">
            <text:p>0</text:p>
          </table:table-cell>
          <table:table-cell table:formula="of:=MIN([.$K71];[.$Q71];[.$W71];[.$AC71];[.$AI71];[.$AO71];[.$AU71];[.$BA71];[.$BG71];[.$BM71];[.$BS71];[.$BY71])" office:value-type="float" office:value="0" calcext:value-type="float">
            <text:p>0</text:p>
          </table:table-cell>
          <table:table-cell table:formula="of:=MIN([.$L71];[.$R71];[.$X71];[.$AD71];[.$AJ71];[.$AP71];[.$AV71];[.$BB71];[.$BH71];[.$BN71];[.$BT71];[.$BZ71])" office:value-type="float" office:value="8002" calcext:value-type="float">
            <text:p>8002</text:p>
          </table:table-cell>
          <table:table-cell table:formula="of:=MIN([.$M71];[.$S71];[.$Y71];[.$AE71];[.$AK71];[.$AQ71];[.$AW71];[.$BC71];[.$BI71];[.$BO71];[.$BU71];[.$CA71])" office:value-type="float" office:value="0" calcext:value-type="float">
            <text:p>0</text:p>
          </table:table-cell>
          <table:table-cell table:formula="of:=MEDIAN([.$H71];[.$N71];[.$T71];[.$Z71];[.$AF71];[.$AL71];[.$AR71];[.$AX71];[.$BD71];[.$BJ71];[.$BP71];[.$BV71])" office:value-type="float" office:value="900" calcext:value-type="float">
            <text:p>900</text:p>
          </table:table-cell>
          <table:table-cell table:formula="of:=MEDIAN([.$I71];[.$O71];[.$U71];[.$AA71];[.$AG71];[.$AM71];[.$AS71];[.$AY71];[.$BE71];[.$BK71];[.$BQ71];[.$BW71])" office:value-type="float" office:value="900" calcext:value-type="float">
            <text:p>900</text:p>
          </table:table-cell>
          <table:table-cell table:formula="of:=MEDIAN([.$J71];[.$P71];[.$V71];[.$AB71];[.$AH71];[.$AN71];[.$AT71];[.$AZ71];[.$BF71];[.$BL71];[.$BR71];[.$BX71])" office:value-type="float" office:value="0" calcext:value-type="float">
            <text:p>0</text:p>
          </table:table-cell>
          <table:table-cell table:formula="of:=MEDIAN([.$K71];[.$Q71];[.$W71];[.$AC71];[.$AI71];[.$AO71];[.$AU71];[.$BA71];[.$BG71];[.$BM71];[.$BS71];[.$BY71])" office:value-type="float" office:value="0" calcext:value-type="float">
            <text:p>0</text:p>
          </table:table-cell>
          <table:table-cell table:formula="of:=MEDIAN([.$L71];[.$R71];[.$X71];[.$AD71];[.$AJ71];[.$AP71];[.$AV71];[.$BB71];[.$BH71];[.$BN71];[.$BT71];[.$BZ71])" office:value-type="float" office:value="8089" calcext:value-type="float">
            <text:p>8089</text:p>
          </table:table-cell>
          <table:table-cell table:formula="of:=MEDIAN([.$M71];[.$S71];[.$Y71];[.$AE71];[.$AK71];[.$AQ71];[.$AW71];[.$BC71];[.$BI71];[.$BO71];[.$BU71];[.$CA71])" office:value-type="float" office:value="0" calcext:value-type="float">
            <text:p>0</text:p>
          </table:table-cell>
          <table:table-cell table:formula="of:=MAX([.$H71];[.$N71];[.$T71];[.$Z71];[.$AF71];[.$AL71];[.$AR71];[.$AX71];[.$BD71];[.$BJ71];[.$BP71];[.$BV71])" office:value-type="float" office:value="900" calcext:value-type="float">
            <text:p>900</text:p>
          </table:table-cell>
          <table:table-cell table:formula="of:=MAX([.$I71];[.$O71];[.$U71];[.$AA71];[.$AG71];[.$AM71];[.$AS71];[.$AY71];[.$BE71];[.$BK71];[.$BQ71];[.$BW71])" office:value-type="float" office:value="900" calcext:value-type="float">
            <text:p>900</text:p>
          </table:table-cell>
          <table:table-cell table:formula="of:=MAX([.$J71];[.$P71];[.$V71];[.$AB71];[.$AH71];[.$AN71];[.$AT71];[.$AZ71];[.$BF71];[.$BL71];[.$BR71];[.$BX71])" office:value-type="float" office:value="0" calcext:value-type="float">
            <text:p>0</text:p>
          </table:table-cell>
          <table:table-cell table:formula="of:=MAX([.$K71];[.$Q71];[.$W71];[.$AC71];[.$AI71];[.$AO71];[.$AU71];[.$BA71];[.$BG71];[.$BM71];[.$BS71];[.$BY71])" office:value-type="float" office:value="0" calcext:value-type="float">
            <text:p>0</text:p>
          </table:table-cell>
          <table:table-cell table:formula="of:=MAX([.$L71];[.$R71];[.$X71];[.$AD71];[.$AJ71];[.$AP71];[.$AV71];[.$BB71];[.$BH71];[.$BN71];[.$BT71];[.$BZ71])" office:value-type="float" office:value="8099" calcext:value-type="float">
            <text:p>8099</text:p>
          </table:table-cell>
          <table:table-cell table:formula="of:=MAX([.$M71];[.$S71];[.$Y71];[.$AE71];[.$AK71];[.$AQ71];[.$AW71];[.$BC71];[.$BI71];[.$BO71];[.$BU71];[.$CA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11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7" calcext:value-type="float">
            <text:p>8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0" calcext:value-type="float">
            <text:p>80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1" calcext:value-type="float">
            <text:p>8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0" calcext:value-type="float">
            <text:p>8030</text:p>
          </table:table-cell>
          <table:table-cell office:value-type="float" office:value="0" calcext:value-type="float">
            <text:p>0</text:p>
          </table:table-cell>
          <table:table-cell table:formula="of:=MIN([.$H72];[.$N72];[.$T72];[.$Z72];[.$AF72];[.$AL72];[.$AR72];[.$AX72];[.$BD72];[.$BJ72];[.$BP72];[.$BV72])" office:value-type="float" office:value="900" calcext:value-type="float">
            <text:p>900</text:p>
          </table:table-cell>
          <table:table-cell table:formula="of:=MIN([.$I72];[.$O72];[.$U72];[.$AA72];[.$AG72];[.$AM72];[.$AS72];[.$AY72];[.$BE72];[.$BK72];[.$BQ72];[.$BW72])" office:value-type="float" office:value="900" calcext:value-type="float">
            <text:p>900</text:p>
          </table:table-cell>
          <table:table-cell table:formula="of:=MIN([.$J72];[.$P72];[.$V72];[.$AB72];[.$AH72];[.$AN72];[.$AT72];[.$AZ72];[.$BF72];[.$BL72];[.$BR72];[.$BX72])" office:value-type="float" office:value="0" calcext:value-type="float">
            <text:p>0</text:p>
          </table:table-cell>
          <table:table-cell table:formula="of:=MIN([.$K72];[.$Q72];[.$W72];[.$AC72];[.$AI72];[.$AO72];[.$AU72];[.$BA72];[.$BG72];[.$BM72];[.$BS72];[.$BY72])" office:value-type="float" office:value="0" calcext:value-type="float">
            <text:p>0</text:p>
          </table:table-cell>
          <table:table-cell table:formula="of:=MIN([.$L72];[.$R72];[.$X72];[.$AD72];[.$AJ72];[.$AP72];[.$AV72];[.$BB72];[.$BH72];[.$BN72];[.$BT72];[.$BZ72])" office:value-type="float" office:value="8007" calcext:value-type="float">
            <text:p>8007</text:p>
          </table:table-cell>
          <table:table-cell table:formula="of:=MIN([.$M72];[.$S72];[.$Y72];[.$AE72];[.$AK72];[.$AQ72];[.$AW72];[.$BC72];[.$BI72];[.$BO72];[.$BU72];[.$CA72])" office:value-type="float" office:value="0" calcext:value-type="float">
            <text:p>0</text:p>
          </table:table-cell>
          <table:table-cell table:formula="of:=MEDIAN([.$H72];[.$N72];[.$T72];[.$Z72];[.$AF72];[.$AL72];[.$AR72];[.$AX72];[.$BD72];[.$BJ72];[.$BP72];[.$BV72])" office:value-type="float" office:value="900" calcext:value-type="float">
            <text:p>900</text:p>
          </table:table-cell>
          <table:table-cell table:formula="of:=MEDIAN([.$I72];[.$O72];[.$U72];[.$AA72];[.$AG72];[.$AM72];[.$AS72];[.$AY72];[.$BE72];[.$BK72];[.$BQ72];[.$BW72])" office:value-type="float" office:value="900" calcext:value-type="float">
            <text:p>900</text:p>
          </table:table-cell>
          <table:table-cell table:formula="of:=MEDIAN([.$J72];[.$P72];[.$V72];[.$AB72];[.$AH72];[.$AN72];[.$AT72];[.$AZ72];[.$BF72];[.$BL72];[.$BR72];[.$BX72])" office:value-type="float" office:value="0" calcext:value-type="float">
            <text:p>0</text:p>
          </table:table-cell>
          <table:table-cell table:formula="of:=MEDIAN([.$K72];[.$Q72];[.$W72];[.$AC72];[.$AI72];[.$AO72];[.$AU72];[.$BA72];[.$BG72];[.$BM72];[.$BS72];[.$BY72])" office:value-type="float" office:value="0" calcext:value-type="float">
            <text:p>0</text:p>
          </table:table-cell>
          <table:table-cell table:formula="of:=MEDIAN([.$L72];[.$R72];[.$X72];[.$AD72];[.$AJ72];[.$AP72];[.$AV72];[.$BB72];[.$BH72];[.$BN72];[.$BT72];[.$BZ72])" office:value-type="float" office:value="8028" calcext:value-type="float">
            <text:p>8028</text:p>
          </table:table-cell>
          <table:table-cell table:formula="of:=MEDIAN([.$M72];[.$S72];[.$Y72];[.$AE72];[.$AK72];[.$AQ72];[.$AW72];[.$BC72];[.$BI72];[.$BO72];[.$BU72];[.$CA72])" office:value-type="float" office:value="0" calcext:value-type="float">
            <text:p>0</text:p>
          </table:table-cell>
          <table:table-cell table:formula="of:=MAX([.$H72];[.$N72];[.$T72];[.$Z72];[.$AF72];[.$AL72];[.$AR72];[.$AX72];[.$BD72];[.$BJ72];[.$BP72];[.$BV72])" office:value-type="float" office:value="900" calcext:value-type="float">
            <text:p>900</text:p>
          </table:table-cell>
          <table:table-cell table:formula="of:=MAX([.$I72];[.$O72];[.$U72];[.$AA72];[.$AG72];[.$AM72];[.$AS72];[.$AY72];[.$BE72];[.$BK72];[.$BQ72];[.$BW72])" office:value-type="float" office:value="900" calcext:value-type="float">
            <text:p>900</text:p>
          </table:table-cell>
          <table:table-cell table:formula="of:=MAX([.$J72];[.$P72];[.$V72];[.$AB72];[.$AH72];[.$AN72];[.$AT72];[.$AZ72];[.$BF72];[.$BL72];[.$BR72];[.$BX72])" office:value-type="float" office:value="0" calcext:value-type="float">
            <text:p>0</text:p>
          </table:table-cell>
          <table:table-cell table:formula="of:=MAX([.$K72];[.$Q72];[.$W72];[.$AC72];[.$AI72];[.$AO72];[.$AU72];[.$BA72];[.$BG72];[.$BM72];[.$BS72];[.$BY72])" office:value-type="float" office:value="0" calcext:value-type="float">
            <text:p>0</text:p>
          </table:table-cell>
          <table:table-cell table:formula="of:=MAX([.$L72];[.$R72];[.$X72];[.$AD72];[.$AJ72];[.$AP72];[.$AV72];[.$BB72];[.$BH72];[.$BN72];[.$BT72];[.$BZ72])" office:value-type="float" office:value="8030" calcext:value-type="float">
            <text:p>8030</text:p>
          </table:table-cell>
          <table:table-cell table:formula="of:=MAX([.$M72];[.$S72];[.$Y72];[.$AE72];[.$AK72];[.$AQ72];[.$AW72];[.$BC72];[.$BI72];[.$BO72];[.$BU72];[.$CA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12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4" calcext:value-type="float">
            <text:p>80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4" calcext:value-type="float">
            <text:p>80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6" calcext:value-type="float">
            <text:p>8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formula="of:=MIN([.$H73];[.$N73];[.$T73];[.$Z73];[.$AF73];[.$AL73];[.$AR73];[.$AX73];[.$BD73];[.$BJ73];[.$BP73];[.$BV73])" office:value-type="float" office:value="900" calcext:value-type="float">
            <text:p>900</text:p>
          </table:table-cell>
          <table:table-cell table:formula="of:=MIN([.$I73];[.$O73];[.$U73];[.$AA73];[.$AG73];[.$AM73];[.$AS73];[.$AY73];[.$BE73];[.$BK73];[.$BQ73];[.$BW73])" office:value-type="float" office:value="900" calcext:value-type="float">
            <text:p>900</text:p>
          </table:table-cell>
          <table:table-cell table:formula="of:=MIN([.$J73];[.$P73];[.$V73];[.$AB73];[.$AH73];[.$AN73];[.$AT73];[.$AZ73];[.$BF73];[.$BL73];[.$BR73];[.$BX73])" office:value-type="float" office:value="0" calcext:value-type="float">
            <text:p>0</text:p>
          </table:table-cell>
          <table:table-cell table:formula="of:=MIN([.$K73];[.$Q73];[.$W73];[.$AC73];[.$AI73];[.$AO73];[.$AU73];[.$BA73];[.$BG73];[.$BM73];[.$BS73];[.$BY73])" office:value-type="float" office:value="0" calcext:value-type="float">
            <text:p>0</text:p>
          </table:table-cell>
          <table:table-cell table:formula="of:=MIN([.$L73];[.$R73];[.$X73];[.$AD73];[.$AJ73];[.$AP73];[.$AV73];[.$BB73];[.$BH73];[.$BN73];[.$BT73];[.$BZ73])" office:value-type="float" office:value="8006" calcext:value-type="float">
            <text:p>8006</text:p>
          </table:table-cell>
          <table:table-cell table:formula="of:=MIN([.$M73];[.$S73];[.$Y73];[.$AE73];[.$AK73];[.$AQ73];[.$AW73];[.$BC73];[.$BI73];[.$BO73];[.$BU73];[.$CA73])" office:value-type="float" office:value="0" calcext:value-type="float">
            <text:p>0</text:p>
          </table:table-cell>
          <table:table-cell table:formula="of:=MEDIAN([.$H73];[.$N73];[.$T73];[.$Z73];[.$AF73];[.$AL73];[.$AR73];[.$AX73];[.$BD73];[.$BJ73];[.$BP73];[.$BV73])" office:value-type="float" office:value="900" calcext:value-type="float">
            <text:p>900</text:p>
          </table:table-cell>
          <table:table-cell table:formula="of:=MEDIAN([.$I73];[.$O73];[.$U73];[.$AA73];[.$AG73];[.$AM73];[.$AS73];[.$AY73];[.$BE73];[.$BK73];[.$BQ73];[.$BW73])" office:value-type="float" office:value="900" calcext:value-type="float">
            <text:p>900</text:p>
          </table:table-cell>
          <table:table-cell table:formula="of:=MEDIAN([.$J73];[.$P73];[.$V73];[.$AB73];[.$AH73];[.$AN73];[.$AT73];[.$AZ73];[.$BF73];[.$BL73];[.$BR73];[.$BX73])" office:value-type="float" office:value="0" calcext:value-type="float">
            <text:p>0</text:p>
          </table:table-cell>
          <table:table-cell table:formula="of:=MEDIAN([.$K73];[.$Q73];[.$W73];[.$AC73];[.$AI73];[.$AO73];[.$AU73];[.$BA73];[.$BG73];[.$BM73];[.$BS73];[.$BY73])" office:value-type="float" office:value="0" calcext:value-type="float">
            <text:p>0</text:p>
          </table:table-cell>
          <table:table-cell table:formula="of:=MEDIAN([.$L73];[.$R73];[.$X73];[.$AD73];[.$AJ73];[.$AP73];[.$AV73];[.$BB73];[.$BH73];[.$BN73];[.$BT73];[.$BZ73])" office:value-type="float" office:value="8028" calcext:value-type="float">
            <text:p>8028</text:p>
          </table:table-cell>
          <table:table-cell table:formula="of:=MEDIAN([.$M73];[.$S73];[.$Y73];[.$AE73];[.$AK73];[.$AQ73];[.$AW73];[.$BC73];[.$BI73];[.$BO73];[.$BU73];[.$CA73])" office:value-type="float" office:value="0" calcext:value-type="float">
            <text:p>0</text:p>
          </table:table-cell>
          <table:table-cell table:formula="of:=MAX([.$H73];[.$N73];[.$T73];[.$Z73];[.$AF73];[.$AL73];[.$AR73];[.$AX73];[.$BD73];[.$BJ73];[.$BP73];[.$BV73])" office:value-type="float" office:value="900" calcext:value-type="float">
            <text:p>900</text:p>
          </table:table-cell>
          <table:table-cell table:formula="of:=MAX([.$I73];[.$O73];[.$U73];[.$AA73];[.$AG73];[.$AM73];[.$AS73];[.$AY73];[.$BE73];[.$BK73];[.$BQ73];[.$BW73])" office:value-type="float" office:value="900" calcext:value-type="float">
            <text:p>900</text:p>
          </table:table-cell>
          <table:table-cell table:formula="of:=MAX([.$J73];[.$P73];[.$V73];[.$AB73];[.$AH73];[.$AN73];[.$AT73];[.$AZ73];[.$BF73];[.$BL73];[.$BR73];[.$BX73])" office:value-type="float" office:value="0" calcext:value-type="float">
            <text:p>0</text:p>
          </table:table-cell>
          <table:table-cell table:formula="of:=MAX([.$K73];[.$Q73];[.$W73];[.$AC73];[.$AI73];[.$AO73];[.$AU73];[.$BA73];[.$BG73];[.$BM73];[.$BS73];[.$BY73])" office:value-type="float" office:value="0" calcext:value-type="float">
            <text:p>0</text:p>
          </table:table-cell>
          <table:table-cell table:formula="of:=MAX([.$L73];[.$R73];[.$X73];[.$AD73];[.$AJ73];[.$AP73];[.$AV73];[.$BB73];[.$BH73];[.$BN73];[.$BT73];[.$BZ73])" office:value-type="float" office:value="8029" calcext:value-type="float">
            <text:p>8029</text:p>
          </table:table-cell>
          <table:table-cell table:formula="of:=MAX([.$M73];[.$S73];[.$Y73];[.$AE73];[.$AK73];[.$AQ73];[.$AW73];[.$BC73];[.$BI73];[.$BO73];[.$BU73];[.$CA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13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9" calcext:value-type="float">
            <text:p>8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1" calcext:value-type="float">
            <text:p>8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0" calcext:value-type="float">
            <text:p>80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1" calcext:value-type="float">
            <text:p>8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1" calcext:value-type="float">
            <text:p>8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3" calcext:value-type="float">
            <text:p>80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1" calcext:value-type="float">
            <text:p>8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formula="of:=MIN([.$H74];[.$N74];[.$T74];[.$Z74];[.$AF74];[.$AL74];[.$AR74];[.$AX74];[.$BD74];[.$BJ74];[.$BP74];[.$BV74])" office:value-type="float" office:value="900" calcext:value-type="float">
            <text:p>900</text:p>
          </table:table-cell>
          <table:table-cell table:formula="of:=MIN([.$I74];[.$O74];[.$U74];[.$AA74];[.$AG74];[.$AM74];[.$AS74];[.$AY74];[.$BE74];[.$BK74];[.$BQ74];[.$BW74])" office:value-type="float" office:value="900" calcext:value-type="float">
            <text:p>900</text:p>
          </table:table-cell>
          <table:table-cell table:formula="of:=MIN([.$J74];[.$P74];[.$V74];[.$AB74];[.$AH74];[.$AN74];[.$AT74];[.$AZ74];[.$BF74];[.$BL74];[.$BR74];[.$BX74])" office:value-type="float" office:value="0" calcext:value-type="float">
            <text:p>0</text:p>
          </table:table-cell>
          <table:table-cell table:formula="of:=MIN([.$K74];[.$Q74];[.$W74];[.$AC74];[.$AI74];[.$AO74];[.$AU74];[.$BA74];[.$BG74];[.$BM74];[.$BS74];[.$BY74])" office:value-type="float" office:value="0" calcext:value-type="float">
            <text:p>0</text:p>
          </table:table-cell>
          <table:table-cell table:formula="of:=MIN([.$L74];[.$R74];[.$X74];[.$AD74];[.$AJ74];[.$AP74];[.$AV74];[.$BB74];[.$BH74];[.$BN74];[.$BT74];[.$BZ74])" office:value-type="float" office:value="8021" calcext:value-type="float">
            <text:p>8021</text:p>
          </table:table-cell>
          <table:table-cell table:formula="of:=MIN([.$M74];[.$S74];[.$Y74];[.$AE74];[.$AK74];[.$AQ74];[.$AW74];[.$BC74];[.$BI74];[.$BO74];[.$BU74];[.$CA74])" office:value-type="float" office:value="0" calcext:value-type="float">
            <text:p>0</text:p>
          </table:table-cell>
          <table:table-cell table:formula="of:=MEDIAN([.$H74];[.$N74];[.$T74];[.$Z74];[.$AF74];[.$AL74];[.$AR74];[.$AX74];[.$BD74];[.$BJ74];[.$BP74];[.$BV74])" office:value-type="float" office:value="900" calcext:value-type="float">
            <text:p>900</text:p>
          </table:table-cell>
          <table:table-cell table:formula="of:=MEDIAN([.$I74];[.$O74];[.$U74];[.$AA74];[.$AG74];[.$AM74];[.$AS74];[.$AY74];[.$BE74];[.$BK74];[.$BQ74];[.$BW74])" office:value-type="float" office:value="900" calcext:value-type="float">
            <text:p>900</text:p>
          </table:table-cell>
          <table:table-cell table:formula="of:=MEDIAN([.$J74];[.$P74];[.$V74];[.$AB74];[.$AH74];[.$AN74];[.$AT74];[.$AZ74];[.$BF74];[.$BL74];[.$BR74];[.$BX74])" office:value-type="float" office:value="0" calcext:value-type="float">
            <text:p>0</text:p>
          </table:table-cell>
          <table:table-cell table:formula="of:=MEDIAN([.$K74];[.$Q74];[.$W74];[.$AC74];[.$AI74];[.$AO74];[.$AU74];[.$BA74];[.$BG74];[.$BM74];[.$BS74];[.$BY74])" office:value-type="float" office:value="0" calcext:value-type="float">
            <text:p>0</text:p>
          </table:table-cell>
          <table:table-cell table:formula="of:=MEDIAN([.$L74];[.$R74];[.$X74];[.$AD74];[.$AJ74];[.$AP74];[.$AV74];[.$BB74];[.$BH74];[.$BN74];[.$BT74];[.$BZ74])" office:value-type="float" office:value="8025" calcext:value-type="float">
            <text:p>8025</text:p>
          </table:table-cell>
          <table:table-cell table:formula="of:=MEDIAN([.$M74];[.$S74];[.$Y74];[.$AE74];[.$AK74];[.$AQ74];[.$AW74];[.$BC74];[.$BI74];[.$BO74];[.$BU74];[.$CA74])" office:value-type="float" office:value="0" calcext:value-type="float">
            <text:p>0</text:p>
          </table:table-cell>
          <table:table-cell table:formula="of:=MAX([.$H74];[.$N74];[.$T74];[.$Z74];[.$AF74];[.$AL74];[.$AR74];[.$AX74];[.$BD74];[.$BJ74];[.$BP74];[.$BV74])" office:value-type="float" office:value="900" calcext:value-type="float">
            <text:p>900</text:p>
          </table:table-cell>
          <table:table-cell table:formula="of:=MAX([.$I74];[.$O74];[.$U74];[.$AA74];[.$AG74];[.$AM74];[.$AS74];[.$AY74];[.$BE74];[.$BK74];[.$BQ74];[.$BW74])" office:value-type="float" office:value="900" calcext:value-type="float">
            <text:p>900</text:p>
          </table:table-cell>
          <table:table-cell table:formula="of:=MAX([.$J74];[.$P74];[.$V74];[.$AB74];[.$AH74];[.$AN74];[.$AT74];[.$AZ74];[.$BF74];[.$BL74];[.$BR74];[.$BX74])" office:value-type="float" office:value="0" calcext:value-type="float">
            <text:p>0</text:p>
          </table:table-cell>
          <table:table-cell table:formula="of:=MAX([.$K74];[.$Q74];[.$W74];[.$AC74];[.$AI74];[.$AO74];[.$AU74];[.$BA74];[.$BG74];[.$BM74];[.$BS74];[.$BY74])" office:value-type="float" office:value="0" calcext:value-type="float">
            <text:p>0</text:p>
          </table:table-cell>
          <table:table-cell table:formula="of:=MAX([.$L74];[.$R74];[.$X74];[.$AD74];[.$AJ74];[.$AP74];[.$AV74];[.$BB74];[.$BH74];[.$BN74];[.$BT74];[.$BZ74])" office:value-type="float" office:value="8030" calcext:value-type="float">
            <text:p>8030</text:p>
          </table:table-cell>
          <table:table-cell table:formula="of:=MAX([.$M74];[.$S74];[.$Y74];[.$AE74];[.$AK74];[.$AQ74];[.$AW74];[.$BC74];[.$BI74];[.$BO74];[.$BU74];[.$CA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14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4" calcext:value-type="float">
            <text:p>80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0" calcext:value-type="float">
            <text:p>0</text:p>
          </table:table-cell>
          <table:table-cell table:formula="of:=MIN([.$H75];[.$N75];[.$T75];[.$Z75];[.$AF75];[.$AL75];[.$AR75];[.$AX75];[.$BD75];[.$BJ75];[.$BP75];[.$BV75])" office:value-type="float" office:value="900" calcext:value-type="float">
            <text:p>900</text:p>
          </table:table-cell>
          <table:table-cell table:formula="of:=MIN([.$I75];[.$O75];[.$U75];[.$AA75];[.$AG75];[.$AM75];[.$AS75];[.$AY75];[.$BE75];[.$BK75];[.$BQ75];[.$BW75])" office:value-type="float" office:value="900" calcext:value-type="float">
            <text:p>900</text:p>
          </table:table-cell>
          <table:table-cell table:formula="of:=MIN([.$J75];[.$P75];[.$V75];[.$AB75];[.$AH75];[.$AN75];[.$AT75];[.$AZ75];[.$BF75];[.$BL75];[.$BR75];[.$BX75])" office:value-type="float" office:value="0" calcext:value-type="float">
            <text:p>0</text:p>
          </table:table-cell>
          <table:table-cell table:formula="of:=MIN([.$K75];[.$Q75];[.$W75];[.$AC75];[.$AI75];[.$AO75];[.$AU75];[.$BA75];[.$BG75];[.$BM75];[.$BS75];[.$BY75])" office:value-type="float" office:value="0" calcext:value-type="float">
            <text:p>0</text:p>
          </table:table-cell>
          <table:table-cell table:formula="of:=MIN([.$L75];[.$R75];[.$X75];[.$AD75];[.$AJ75];[.$AP75];[.$AV75];[.$BB75];[.$BH75];[.$BN75];[.$BT75];[.$BZ75])" office:value-type="float" office:value="8002" calcext:value-type="float">
            <text:p>8002</text:p>
          </table:table-cell>
          <table:table-cell table:formula="of:=MIN([.$M75];[.$S75];[.$Y75];[.$AE75];[.$AK75];[.$AQ75];[.$AW75];[.$BC75];[.$BI75];[.$BO75];[.$BU75];[.$CA75])" office:value-type="float" office:value="0" calcext:value-type="float">
            <text:p>0</text:p>
          </table:table-cell>
          <table:table-cell table:formula="of:=MEDIAN([.$H75];[.$N75];[.$T75];[.$Z75];[.$AF75];[.$AL75];[.$AR75];[.$AX75];[.$BD75];[.$BJ75];[.$BP75];[.$BV75])" office:value-type="float" office:value="900" calcext:value-type="float">
            <text:p>900</text:p>
          </table:table-cell>
          <table:table-cell table:formula="of:=MEDIAN([.$I75];[.$O75];[.$U75];[.$AA75];[.$AG75];[.$AM75];[.$AS75];[.$AY75];[.$BE75];[.$BK75];[.$BQ75];[.$BW75])" office:value-type="float" office:value="900" calcext:value-type="float">
            <text:p>900</text:p>
          </table:table-cell>
          <table:table-cell table:formula="of:=MEDIAN([.$J75];[.$P75];[.$V75];[.$AB75];[.$AH75];[.$AN75];[.$AT75];[.$AZ75];[.$BF75];[.$BL75];[.$BR75];[.$BX75])" office:value-type="float" office:value="0" calcext:value-type="float">
            <text:p>0</text:p>
          </table:table-cell>
          <table:table-cell table:formula="of:=MEDIAN([.$K75];[.$Q75];[.$W75];[.$AC75];[.$AI75];[.$AO75];[.$AU75];[.$BA75];[.$BG75];[.$BM75];[.$BS75];[.$BY75])" office:value-type="float" office:value="0" calcext:value-type="float">
            <text:p>0</text:p>
          </table:table-cell>
          <table:table-cell table:formula="of:=MEDIAN([.$L75];[.$R75];[.$X75];[.$AD75];[.$AJ75];[.$AP75];[.$AV75];[.$BB75];[.$BH75];[.$BN75];[.$BT75];[.$BZ75])" office:value-type="float" office:value="8028" calcext:value-type="float">
            <text:p>8028</text:p>
          </table:table-cell>
          <table:table-cell table:formula="of:=MEDIAN([.$M75];[.$S75];[.$Y75];[.$AE75];[.$AK75];[.$AQ75];[.$AW75];[.$BC75];[.$BI75];[.$BO75];[.$BU75];[.$CA75])" office:value-type="float" office:value="0" calcext:value-type="float">
            <text:p>0</text:p>
          </table:table-cell>
          <table:table-cell table:formula="of:=MAX([.$H75];[.$N75];[.$T75];[.$Z75];[.$AF75];[.$AL75];[.$AR75];[.$AX75];[.$BD75];[.$BJ75];[.$BP75];[.$BV75])" office:value-type="float" office:value="900" calcext:value-type="float">
            <text:p>900</text:p>
          </table:table-cell>
          <table:table-cell table:formula="of:=MAX([.$I75];[.$O75];[.$U75];[.$AA75];[.$AG75];[.$AM75];[.$AS75];[.$AY75];[.$BE75];[.$BK75];[.$BQ75];[.$BW75])" office:value-type="float" office:value="900" calcext:value-type="float">
            <text:p>900</text:p>
          </table:table-cell>
          <table:table-cell table:formula="of:=MAX([.$J75];[.$P75];[.$V75];[.$AB75];[.$AH75];[.$AN75];[.$AT75];[.$AZ75];[.$BF75];[.$BL75];[.$BR75];[.$BX75])" office:value-type="float" office:value="0" calcext:value-type="float">
            <text:p>0</text:p>
          </table:table-cell>
          <table:table-cell table:formula="of:=MAX([.$K75];[.$Q75];[.$W75];[.$AC75];[.$AI75];[.$AO75];[.$AU75];[.$BA75];[.$BG75];[.$BM75];[.$BS75];[.$BY75])" office:value-type="float" office:value="0" calcext:value-type="float">
            <text:p>0</text:p>
          </table:table-cell>
          <table:table-cell table:formula="of:=MAX([.$L75];[.$R75];[.$X75];[.$AD75];[.$AJ75];[.$AP75];[.$AV75];[.$BB75];[.$BH75];[.$BN75];[.$BT75];[.$BZ75])" office:value-type="float" office:value="8029" calcext:value-type="float">
            <text:p>8029</text:p>
          </table:table-cell>
          <table:table-cell table:formula="of:=MAX([.$M75];[.$S75];[.$Y75];[.$AE75];[.$AK75];[.$AQ75];[.$AW75];[.$BC75];[.$BI75];[.$BO75];[.$BU75];[.$CA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15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5" calcext:value-type="float">
            <text:p>80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1" calcext:value-type="float">
            <text:p>8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0" calcext:value-type="float">
            <text:p>8030</text:p>
          </table:table-cell>
          <table:table-cell office:value-type="float" office:value="0" calcext:value-type="float">
            <text:p>0</text:p>
          </table:table-cell>
          <table:table-cell table:formula="of:=MIN([.$H76];[.$N76];[.$T76];[.$Z76];[.$AF76];[.$AL76];[.$AR76];[.$AX76];[.$BD76];[.$BJ76];[.$BP76];[.$BV76])" office:value-type="float" office:value="900" calcext:value-type="float">
            <text:p>900</text:p>
          </table:table-cell>
          <table:table-cell table:formula="of:=MIN([.$I76];[.$O76];[.$U76];[.$AA76];[.$AG76];[.$AM76];[.$AS76];[.$AY76];[.$BE76];[.$BK76];[.$BQ76];[.$BW76])" office:value-type="float" office:value="900" calcext:value-type="float">
            <text:p>900</text:p>
          </table:table-cell>
          <table:table-cell table:formula="of:=MIN([.$J76];[.$P76];[.$V76];[.$AB76];[.$AH76];[.$AN76];[.$AT76];[.$AZ76];[.$BF76];[.$BL76];[.$BR76];[.$BX76])" office:value-type="float" office:value="0" calcext:value-type="float">
            <text:p>0</text:p>
          </table:table-cell>
          <table:table-cell table:formula="of:=MIN([.$K76];[.$Q76];[.$W76];[.$AC76];[.$AI76];[.$AO76];[.$AU76];[.$BA76];[.$BG76];[.$BM76];[.$BS76];[.$BY76])" office:value-type="float" office:value="0" calcext:value-type="float">
            <text:p>0</text:p>
          </table:table-cell>
          <table:table-cell table:formula="of:=MIN([.$L76];[.$R76];[.$X76];[.$AD76];[.$AJ76];[.$AP76];[.$AV76];[.$BB76];[.$BH76];[.$BN76];[.$BT76];[.$BZ76])" office:value-type="float" office:value="8016" calcext:value-type="float">
            <text:p>8016</text:p>
          </table:table-cell>
          <table:table-cell table:formula="of:=MIN([.$M76];[.$S76];[.$Y76];[.$AE76];[.$AK76];[.$AQ76];[.$AW76];[.$BC76];[.$BI76];[.$BO76];[.$BU76];[.$CA76])" office:value-type="float" office:value="0" calcext:value-type="float">
            <text:p>0</text:p>
          </table:table-cell>
          <table:table-cell table:formula="of:=MEDIAN([.$H76];[.$N76];[.$T76];[.$Z76];[.$AF76];[.$AL76];[.$AR76];[.$AX76];[.$BD76];[.$BJ76];[.$BP76];[.$BV76])" office:value-type="float" office:value="900" calcext:value-type="float">
            <text:p>900</text:p>
          </table:table-cell>
          <table:table-cell table:formula="of:=MEDIAN([.$I76];[.$O76];[.$U76];[.$AA76];[.$AG76];[.$AM76];[.$AS76];[.$AY76];[.$BE76];[.$BK76];[.$BQ76];[.$BW76])" office:value-type="float" office:value="900" calcext:value-type="float">
            <text:p>900</text:p>
          </table:table-cell>
          <table:table-cell table:formula="of:=MEDIAN([.$J76];[.$P76];[.$V76];[.$AB76];[.$AH76];[.$AN76];[.$AT76];[.$AZ76];[.$BF76];[.$BL76];[.$BR76];[.$BX76])" office:value-type="float" office:value="0" calcext:value-type="float">
            <text:p>0</text:p>
          </table:table-cell>
          <table:table-cell table:formula="of:=MEDIAN([.$K76];[.$Q76];[.$W76];[.$AC76];[.$AI76];[.$AO76];[.$AU76];[.$BA76];[.$BG76];[.$BM76];[.$BS76];[.$BY76])" office:value-type="float" office:value="0" calcext:value-type="float">
            <text:p>0</text:p>
          </table:table-cell>
          <table:table-cell table:formula="of:=MEDIAN([.$L76];[.$R76];[.$X76];[.$AD76];[.$AJ76];[.$AP76];[.$AV76];[.$BB76];[.$BH76];[.$BN76];[.$BT76];[.$BZ76])" office:value-type="float" office:value="8027" calcext:value-type="float">
            <text:p>8027</text:p>
          </table:table-cell>
          <table:table-cell table:formula="of:=MEDIAN([.$M76];[.$S76];[.$Y76];[.$AE76];[.$AK76];[.$AQ76];[.$AW76];[.$BC76];[.$BI76];[.$BO76];[.$BU76];[.$CA76])" office:value-type="float" office:value="0" calcext:value-type="float">
            <text:p>0</text:p>
          </table:table-cell>
          <table:table-cell table:formula="of:=MAX([.$H76];[.$N76];[.$T76];[.$Z76];[.$AF76];[.$AL76];[.$AR76];[.$AX76];[.$BD76];[.$BJ76];[.$BP76];[.$BV76])" office:value-type="float" office:value="900" calcext:value-type="float">
            <text:p>900</text:p>
          </table:table-cell>
          <table:table-cell table:formula="of:=MAX([.$I76];[.$O76];[.$U76];[.$AA76];[.$AG76];[.$AM76];[.$AS76];[.$AY76];[.$BE76];[.$BK76];[.$BQ76];[.$BW76])" office:value-type="float" office:value="900" calcext:value-type="float">
            <text:p>900</text:p>
          </table:table-cell>
          <table:table-cell table:formula="of:=MAX([.$J76];[.$P76];[.$V76];[.$AB76];[.$AH76];[.$AN76];[.$AT76];[.$AZ76];[.$BF76];[.$BL76];[.$BR76];[.$BX76])" office:value-type="float" office:value="0" calcext:value-type="float">
            <text:p>0</text:p>
          </table:table-cell>
          <table:table-cell table:formula="of:=MAX([.$K76];[.$Q76];[.$W76];[.$AC76];[.$AI76];[.$AO76];[.$AU76];[.$BA76];[.$BG76];[.$BM76];[.$BS76];[.$BY76])" office:value-type="float" office:value="0" calcext:value-type="float">
            <text:p>0</text:p>
          </table:table-cell>
          <table:table-cell table:formula="of:=MAX([.$L76];[.$R76];[.$X76];[.$AD76];[.$AJ76];[.$AP76];[.$AV76];[.$BB76];[.$BH76];[.$BN76];[.$BT76];[.$BZ76])" office:value-type="float" office:value="8030" calcext:value-type="float">
            <text:p>8030</text:p>
          </table:table-cell>
          <table:table-cell table:formula="of:=MAX([.$M76];[.$S76];[.$Y76];[.$AE76];[.$AK76];[.$AQ76];[.$AW76];[.$BC76];[.$BI76];[.$BO76];[.$BU76];[.$CA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19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4" calcext:value-type="float">
            <text:p>8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3" calcext:value-type="float">
            <text:p>80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9" calcext:value-type="float">
            <text:p>8039</text:p>
          </table:table-cell>
          <table:table-cell office:value-type="float" office:value="0" calcext:value-type="float">
            <text:p>0</text:p>
          </table:table-cell>
          <table:table-cell table:formula="of:=MIN([.$H77];[.$N77];[.$T77];[.$Z77];[.$AF77];[.$AL77];[.$AR77];[.$AX77];[.$BD77];[.$BJ77];[.$BP77];[.$BV77])" office:value-type="float" office:value="900" calcext:value-type="float">
            <text:p>900</text:p>
          </table:table-cell>
          <table:table-cell table:formula="of:=MIN([.$I77];[.$O77];[.$U77];[.$AA77];[.$AG77];[.$AM77];[.$AS77];[.$AY77];[.$BE77];[.$BK77];[.$BQ77];[.$BW77])" office:value-type="float" office:value="900" calcext:value-type="float">
            <text:p>900</text:p>
          </table:table-cell>
          <table:table-cell table:formula="of:=MIN([.$J77];[.$P77];[.$V77];[.$AB77];[.$AH77];[.$AN77];[.$AT77];[.$AZ77];[.$BF77];[.$BL77];[.$BR77];[.$BX77])" office:value-type="float" office:value="0" calcext:value-type="float">
            <text:p>0</text:p>
          </table:table-cell>
          <table:table-cell table:formula="of:=MIN([.$K77];[.$Q77];[.$W77];[.$AC77];[.$AI77];[.$AO77];[.$AU77];[.$BA77];[.$BG77];[.$BM77];[.$BS77];[.$BY77])" office:value-type="float" office:value="0" calcext:value-type="float">
            <text:p>0</text:p>
          </table:table-cell>
          <table:table-cell table:formula="of:=MIN([.$L77];[.$R77];[.$X77];[.$AD77];[.$AJ77];[.$AP77];[.$AV77];[.$BB77];[.$BH77];[.$BN77];[.$BT77];[.$BZ77])" office:value-type="float" office:value="8000" calcext:value-type="float">
            <text:p>8000</text:p>
          </table:table-cell>
          <table:table-cell table:formula="of:=MIN([.$M77];[.$S77];[.$Y77];[.$AE77];[.$AK77];[.$AQ77];[.$AW77];[.$BC77];[.$BI77];[.$BO77];[.$BU77];[.$CA77])" office:value-type="float" office:value="0" calcext:value-type="float">
            <text:p>0</text:p>
          </table:table-cell>
          <table:table-cell table:formula="of:=MEDIAN([.$H77];[.$N77];[.$T77];[.$Z77];[.$AF77];[.$AL77];[.$AR77];[.$AX77];[.$BD77];[.$BJ77];[.$BP77];[.$BV77])" office:value-type="float" office:value="900" calcext:value-type="float">
            <text:p>900</text:p>
          </table:table-cell>
          <table:table-cell table:formula="of:=MEDIAN([.$I77];[.$O77];[.$U77];[.$AA77];[.$AG77];[.$AM77];[.$AS77];[.$AY77];[.$BE77];[.$BK77];[.$BQ77];[.$BW77])" office:value-type="float" office:value="900" calcext:value-type="float">
            <text:p>900</text:p>
          </table:table-cell>
          <table:table-cell table:formula="of:=MEDIAN([.$J77];[.$P77];[.$V77];[.$AB77];[.$AH77];[.$AN77];[.$AT77];[.$AZ77];[.$BF77];[.$BL77];[.$BR77];[.$BX77])" office:value-type="float" office:value="0" calcext:value-type="float">
            <text:p>0</text:p>
          </table:table-cell>
          <table:table-cell table:formula="of:=MEDIAN([.$K77];[.$Q77];[.$W77];[.$AC77];[.$AI77];[.$AO77];[.$AU77];[.$BA77];[.$BG77];[.$BM77];[.$BS77];[.$BY77])" office:value-type="float" office:value="0" calcext:value-type="float">
            <text:p>0</text:p>
          </table:table-cell>
          <table:table-cell table:formula="of:=MEDIAN([.$L77];[.$R77];[.$X77];[.$AD77];[.$AJ77];[.$AP77];[.$AV77];[.$BB77];[.$BH77];[.$BN77];[.$BT77];[.$BZ77])" office:value-type="float" office:value="8003" calcext:value-type="float">
            <text:p>8003</text:p>
          </table:table-cell>
          <table:table-cell table:formula="of:=MEDIAN([.$M77];[.$S77];[.$Y77];[.$AE77];[.$AK77];[.$AQ77];[.$AW77];[.$BC77];[.$BI77];[.$BO77];[.$BU77];[.$CA77])" office:value-type="float" office:value="0" calcext:value-type="float">
            <text:p>0</text:p>
          </table:table-cell>
          <table:table-cell table:formula="of:=MAX([.$H77];[.$N77];[.$T77];[.$Z77];[.$AF77];[.$AL77];[.$AR77];[.$AX77];[.$BD77];[.$BJ77];[.$BP77];[.$BV77])" office:value-type="float" office:value="900" calcext:value-type="float">
            <text:p>900</text:p>
          </table:table-cell>
          <table:table-cell table:formula="of:=MAX([.$I77];[.$O77];[.$U77];[.$AA77];[.$AG77];[.$AM77];[.$AS77];[.$AY77];[.$BE77];[.$BK77];[.$BQ77];[.$BW77])" office:value-type="float" office:value="900" calcext:value-type="float">
            <text:p>900</text:p>
          </table:table-cell>
          <table:table-cell table:formula="of:=MAX([.$J77];[.$P77];[.$V77];[.$AB77];[.$AH77];[.$AN77];[.$AT77];[.$AZ77];[.$BF77];[.$BL77];[.$BR77];[.$BX77])" office:value-type="float" office:value="0" calcext:value-type="float">
            <text:p>0</text:p>
          </table:table-cell>
          <table:table-cell table:formula="of:=MAX([.$K77];[.$Q77];[.$W77];[.$AC77];[.$AI77];[.$AO77];[.$AU77];[.$BA77];[.$BG77];[.$BM77];[.$BS77];[.$BY77])" office:value-type="float" office:value="0" calcext:value-type="float">
            <text:p>0</text:p>
          </table:table-cell>
          <table:table-cell table:formula="of:=MAX([.$L77];[.$R77];[.$X77];[.$AD77];[.$AJ77];[.$AP77];[.$AV77];[.$BB77];[.$BH77];[.$BN77];[.$BT77];[.$BZ77])" office:value-type="float" office:value="8045" calcext:value-type="float">
            <text:p>8045</text:p>
          </table:table-cell>
          <table:table-cell table:formula="of:=MAX([.$M77];[.$S77];[.$Y77];[.$AE77];[.$AK77];[.$AQ77];[.$AW77];[.$BC77];[.$BI77];[.$BO77];[.$BU77];[.$CA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2.lp</text:p>
          </table:table-cell>
          <table:table-cell office:value-type="float" office:value="115.18" calcext:value-type="float">
            <text:p>115.18</text:p>
          </table:table-cell>
          <table:table-cell office:value-type="float" office:value="89.994" calcext:value-type="float">
            <text:p>89.994</text:p>
          </table:table-cell>
          <table:table-cell office:value-type="float" office:value="6124" calcext:value-type="float">
            <text:p>6124</text:p>
          </table:table-cell>
          <table:table-cell office:value-type="float" office:value="5316" calcext:value-type="float">
            <text:p>5316</text:p>
          </table:table-cell>
          <table:table-cell office:value-type="float" office:value="3977" calcext:value-type="float">
            <text:p>3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5" calcext:value-type="float">
            <text:p>8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9" calcext:value-type="float">
            <text:p>8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0" calcext:value-type="float">
            <text:p>8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5" calcext:value-type="float">
            <text:p>8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0" calcext:value-type="float">
            <text:p>80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42" calcext:value-type="float">
            <text:p>8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8" calcext:value-type="float">
            <text:p>80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1" calcext:value-type="float">
            <text:p>8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2" calcext:value-type="float">
            <text:p>82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1" calcext:value-type="float">
            <text:p>81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9" calcext:value-type="float">
            <text:p>8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3" calcext:value-type="float">
            <text:p>8193</text:p>
          </table:table-cell>
          <table:table-cell office:value-type="float" office:value="0" calcext:value-type="float">
            <text:p>0</text:p>
          </table:table-cell>
          <table:table-cell table:formula="of:=MIN([.$H78];[.$N78];[.$T78];[.$Z78];[.$AF78];[.$AL78];[.$AR78];[.$AX78];[.$BD78];[.$BJ78];[.$BP78];[.$BV78])" office:value-type="float" office:value="900" calcext:value-type="float">
            <text:p>900</text:p>
          </table:table-cell>
          <table:table-cell table:formula="of:=MIN([.$I78];[.$O78];[.$U78];[.$AA78];[.$AG78];[.$AM78];[.$AS78];[.$AY78];[.$BE78];[.$BK78];[.$BQ78];[.$BW78])" office:value-type="float" office:value="900" calcext:value-type="float">
            <text:p>900</text:p>
          </table:table-cell>
          <table:table-cell table:formula="of:=MIN([.$J78];[.$P78];[.$V78];[.$AB78];[.$AH78];[.$AN78];[.$AT78];[.$AZ78];[.$BF78];[.$BL78];[.$BR78];[.$BX78])" office:value-type="float" office:value="0" calcext:value-type="float">
            <text:p>0</text:p>
          </table:table-cell>
          <table:table-cell table:formula="of:=MIN([.$K78];[.$Q78];[.$W78];[.$AC78];[.$AI78];[.$AO78];[.$AU78];[.$BA78];[.$BG78];[.$BM78];[.$BS78];[.$BY78])" office:value-type="float" office:value="0" calcext:value-type="float">
            <text:p>0</text:p>
          </table:table-cell>
          <table:table-cell table:formula="of:=MIN([.$L78];[.$R78];[.$X78];[.$AD78];[.$AJ78];[.$AP78];[.$AV78];[.$BB78];[.$BH78];[.$BN78];[.$BT78];[.$BZ78])" office:value-type="float" office:value="8008" calcext:value-type="float">
            <text:p>8008</text:p>
          </table:table-cell>
          <table:table-cell table:formula="of:=MIN([.$M78];[.$S78];[.$Y78];[.$AE78];[.$AK78];[.$AQ78];[.$AW78];[.$BC78];[.$BI78];[.$BO78];[.$BU78];[.$CA78])" office:value-type="float" office:value="0" calcext:value-type="float">
            <text:p>0</text:p>
          </table:table-cell>
          <table:table-cell table:formula="of:=MEDIAN([.$H78];[.$N78];[.$T78];[.$Z78];[.$AF78];[.$AL78];[.$AR78];[.$AX78];[.$BD78];[.$BJ78];[.$BP78];[.$BV78])" office:value-type="float" office:value="900" calcext:value-type="float">
            <text:p>900</text:p>
          </table:table-cell>
          <table:table-cell table:formula="of:=MEDIAN([.$I78];[.$O78];[.$U78];[.$AA78];[.$AG78];[.$AM78];[.$AS78];[.$AY78];[.$BE78];[.$BK78];[.$BQ78];[.$BW78])" office:value-type="float" office:value="900" calcext:value-type="float">
            <text:p>900</text:p>
          </table:table-cell>
          <table:table-cell table:formula="of:=MEDIAN([.$J78];[.$P78];[.$V78];[.$AB78];[.$AH78];[.$AN78];[.$AT78];[.$AZ78];[.$BF78];[.$BL78];[.$BR78];[.$BX78])" office:value-type="float" office:value="0" calcext:value-type="float">
            <text:p>0</text:p>
          </table:table-cell>
          <table:table-cell table:formula="of:=MEDIAN([.$K78];[.$Q78];[.$W78];[.$AC78];[.$AI78];[.$AO78];[.$AU78];[.$BA78];[.$BG78];[.$BM78];[.$BS78];[.$BY78])" office:value-type="float" office:value="0" calcext:value-type="float">
            <text:p>0</text:p>
          </table:table-cell>
          <table:table-cell table:formula="of:=MEDIAN([.$L78];[.$R78];[.$X78];[.$AD78];[.$AJ78];[.$AP78];[.$AV78];[.$BB78];[.$BH78];[.$BN78];[.$BT78];[.$BZ78])" office:value-type="float" office:value="8150.5" calcext:value-type="float">
            <text:p>8150.5</text:p>
          </table:table-cell>
          <table:table-cell table:formula="of:=MEDIAN([.$M78];[.$S78];[.$Y78];[.$AE78];[.$AK78];[.$AQ78];[.$AW78];[.$BC78];[.$BI78];[.$BO78];[.$BU78];[.$CA78])" office:value-type="float" office:value="0" calcext:value-type="float">
            <text:p>0</text:p>
          </table:table-cell>
          <table:table-cell table:formula="of:=MAX([.$H78];[.$N78];[.$T78];[.$Z78];[.$AF78];[.$AL78];[.$AR78];[.$AX78];[.$BD78];[.$BJ78];[.$BP78];[.$BV78])" office:value-type="float" office:value="900" calcext:value-type="float">
            <text:p>900</text:p>
          </table:table-cell>
          <table:table-cell table:formula="of:=MAX([.$I78];[.$O78];[.$U78];[.$AA78];[.$AG78];[.$AM78];[.$AS78];[.$AY78];[.$BE78];[.$BK78];[.$BQ78];[.$BW78])" office:value-type="float" office:value="900" calcext:value-type="float">
            <text:p>900</text:p>
          </table:table-cell>
          <table:table-cell table:formula="of:=MAX([.$J78];[.$P78];[.$V78];[.$AB78];[.$AH78];[.$AN78];[.$AT78];[.$AZ78];[.$BF78];[.$BL78];[.$BR78];[.$BX78])" office:value-type="float" office:value="0" calcext:value-type="float">
            <text:p>0</text:p>
          </table:table-cell>
          <table:table-cell table:formula="of:=MAX([.$K78];[.$Q78];[.$W78];[.$AC78];[.$AI78];[.$AO78];[.$AU78];[.$BA78];[.$BG78];[.$BM78];[.$BS78];[.$BY78])" office:value-type="float" office:value="0" calcext:value-type="float">
            <text:p>0</text:p>
          </table:table-cell>
          <table:table-cell table:formula="of:=MAX([.$L78];[.$R78];[.$X78];[.$AD78];[.$AJ78];[.$AP78];[.$AV78];[.$BB78];[.$BH78];[.$BN78];[.$BT78];[.$BZ78])" office:value-type="float" office:value="8202" calcext:value-type="float">
            <text:p>8202</text:p>
          </table:table-cell>
          <table:table-cell table:formula="of:=MAX([.$M78];[.$S78];[.$Y78];[.$AE78];[.$AK78];[.$AQ78];[.$AW78];[.$BC78];[.$BI78];[.$BO78];[.$BU78];[.$CA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3.lp</text:p>
          </table:table-cell>
          <table:table-cell office:value-type="float" office:value="112.37" calcext:value-type="float">
            <text:p>112.37</text:p>
          </table:table-cell>
          <table:table-cell office:value-type="float" office:value="89.793" calcext:value-type="float">
            <text:p>89.793</text:p>
          </table:table-cell>
          <table:table-cell office:value-type="float" office:value="331" calcext:value-type="float">
            <text:p>331</text:p>
          </table:table-cell>
          <table:table-cell office:value-type="float" office:value="281" calcext:value-type="float">
            <text:p>281</text:p>
          </table:table-cell>
          <table:table-cell office:value-type="float" office:value="3873" calcext:value-type="float">
            <text:p>38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3" calcext:value-type="float">
            <text:p>8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3" calcext:value-type="float">
            <text:p>80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9" calcext:value-type="float">
            <text:p>8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1" calcext:value-type="float">
            <text:p>8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15" calcext:value-type="float">
            <text:p>82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1" calcext:value-type="float">
            <text:p>8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0" calcext:value-type="float">
            <text:p>81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3" calcext:value-type="float">
            <text:p>81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11" calcext:value-type="float">
            <text:p>8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2" calcext:value-type="float">
            <text:p>8152</text:p>
          </table:table-cell>
          <table:table-cell office:value-type="float" office:value="0" calcext:value-type="float">
            <text:p>0</text:p>
          </table:table-cell>
          <table:table-cell table:formula="of:=MIN([.$H79];[.$N79];[.$T79];[.$Z79];[.$AF79];[.$AL79];[.$AR79];[.$AX79];[.$BD79];[.$BJ79];[.$BP79];[.$BV79])" office:value-type="float" office:value="900" calcext:value-type="float">
            <text:p>900</text:p>
          </table:table-cell>
          <table:table-cell table:formula="of:=MIN([.$I79];[.$O79];[.$U79];[.$AA79];[.$AG79];[.$AM79];[.$AS79];[.$AY79];[.$BE79];[.$BK79];[.$BQ79];[.$BW79])" office:value-type="float" office:value="900" calcext:value-type="float">
            <text:p>900</text:p>
          </table:table-cell>
          <table:table-cell table:formula="of:=MIN([.$J79];[.$P79];[.$V79];[.$AB79];[.$AH79];[.$AN79];[.$AT79];[.$AZ79];[.$BF79];[.$BL79];[.$BR79];[.$BX79])" office:value-type="float" office:value="0" calcext:value-type="float">
            <text:p>0</text:p>
          </table:table-cell>
          <table:table-cell table:formula="of:=MIN([.$K79];[.$Q79];[.$W79];[.$AC79];[.$AI79];[.$AO79];[.$AU79];[.$BA79];[.$BG79];[.$BM79];[.$BS79];[.$BY79])" office:value-type="float" office:value="0" calcext:value-type="float">
            <text:p>0</text:p>
          </table:table-cell>
          <table:table-cell table:formula="of:=MIN([.$L79];[.$R79];[.$X79];[.$AD79];[.$AJ79];[.$AP79];[.$AV79];[.$BB79];[.$BH79];[.$BN79];[.$BT79];[.$BZ79])" office:value-type="float" office:value="8003" calcext:value-type="float">
            <text:p>8003</text:p>
          </table:table-cell>
          <table:table-cell table:formula="of:=MIN([.$M79];[.$S79];[.$Y79];[.$AE79];[.$AK79];[.$AQ79];[.$AW79];[.$BC79];[.$BI79];[.$BO79];[.$BU79];[.$CA79])" office:value-type="float" office:value="0" calcext:value-type="float">
            <text:p>0</text:p>
          </table:table-cell>
          <table:table-cell table:formula="of:=MEDIAN([.$H79];[.$N79];[.$T79];[.$Z79];[.$AF79];[.$AL79];[.$AR79];[.$AX79];[.$BD79];[.$BJ79];[.$BP79];[.$BV79])" office:value-type="float" office:value="900" calcext:value-type="float">
            <text:p>900</text:p>
          </table:table-cell>
          <table:table-cell table:formula="of:=MEDIAN([.$I79];[.$O79];[.$U79];[.$AA79];[.$AG79];[.$AM79];[.$AS79];[.$AY79];[.$BE79];[.$BK79];[.$BQ79];[.$BW79])" office:value-type="float" office:value="900" calcext:value-type="float">
            <text:p>900</text:p>
          </table:table-cell>
          <table:table-cell table:formula="of:=MEDIAN([.$J79];[.$P79];[.$V79];[.$AB79];[.$AH79];[.$AN79];[.$AT79];[.$AZ79];[.$BF79];[.$BL79];[.$BR79];[.$BX79])" office:value-type="float" office:value="0" calcext:value-type="float">
            <text:p>0</text:p>
          </table:table-cell>
          <table:table-cell table:formula="of:=MEDIAN([.$K79];[.$Q79];[.$W79];[.$AC79];[.$AI79];[.$AO79];[.$AU79];[.$BA79];[.$BG79];[.$BM79];[.$BS79];[.$BY79])" office:value-type="float" office:value="0" calcext:value-type="float">
            <text:p>0</text:p>
          </table:table-cell>
          <table:table-cell table:formula="of:=MEDIAN([.$L79];[.$R79];[.$X79];[.$AD79];[.$AJ79];[.$AP79];[.$AV79];[.$BB79];[.$BH79];[.$BN79];[.$BT79];[.$BZ79])" office:value-type="float" office:value="8127" calcext:value-type="float">
            <text:p>8127</text:p>
          </table:table-cell>
          <table:table-cell table:formula="of:=MEDIAN([.$M79];[.$S79];[.$Y79];[.$AE79];[.$AK79];[.$AQ79];[.$AW79];[.$BC79];[.$BI79];[.$BO79];[.$BU79];[.$CA79])" office:value-type="float" office:value="0" calcext:value-type="float">
            <text:p>0</text:p>
          </table:table-cell>
          <table:table-cell table:formula="of:=MAX([.$H79];[.$N79];[.$T79];[.$Z79];[.$AF79];[.$AL79];[.$AR79];[.$AX79];[.$BD79];[.$BJ79];[.$BP79];[.$BV79])" office:value-type="float" office:value="900" calcext:value-type="float">
            <text:p>900</text:p>
          </table:table-cell>
          <table:table-cell table:formula="of:=MAX([.$I79];[.$O79];[.$U79];[.$AA79];[.$AG79];[.$AM79];[.$AS79];[.$AY79];[.$BE79];[.$BK79];[.$BQ79];[.$BW79])" office:value-type="float" office:value="900" calcext:value-type="float">
            <text:p>900</text:p>
          </table:table-cell>
          <table:table-cell table:formula="of:=MAX([.$J79];[.$P79];[.$V79];[.$AB79];[.$AH79];[.$AN79];[.$AT79];[.$AZ79];[.$BF79];[.$BL79];[.$BR79];[.$BX79])" office:value-type="float" office:value="0" calcext:value-type="float">
            <text:p>0</text:p>
          </table:table-cell>
          <table:table-cell table:formula="of:=MAX([.$K79];[.$Q79];[.$W79];[.$AC79];[.$AI79];[.$AO79];[.$AU79];[.$BA79];[.$BG79];[.$BM79];[.$BS79];[.$BY79])" office:value-type="float" office:value="0" calcext:value-type="float">
            <text:p>0</text:p>
          </table:table-cell>
          <table:table-cell table:formula="of:=MAX([.$L79];[.$R79];[.$X79];[.$AD79];[.$AJ79];[.$AP79];[.$AV79];[.$BB79];[.$BH79];[.$BN79];[.$BT79];[.$BZ79])" office:value-type="float" office:value="8215" calcext:value-type="float">
            <text:p>8215</text:p>
          </table:table-cell>
          <table:table-cell table:formula="of:=MAX([.$M79];[.$S79];[.$Y79];[.$AE79];[.$AK79];[.$AQ79];[.$AW79];[.$BC79];[.$BI79];[.$BO79];[.$BU79];[.$CA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4.lp</text:p>
          </table:table-cell>
          <table:table-cell office:value-type="float" office:value="115.27" calcext:value-type="float">
            <text:p>115.27</text:p>
          </table:table-cell>
          <table:table-cell office:value-type="float" office:value="89.734" calcext:value-type="float">
            <text:p>89.734</text:p>
          </table:table-cell>
          <table:table-cell office:value-type="float" office:value="10134" calcext:value-type="float">
            <text:p>10134</text:p>
          </table:table-cell>
          <table:table-cell office:value-type="float" office:value="8943" calcext:value-type="float">
            <text:p>8943</text:p>
          </table:table-cell>
          <table:table-cell office:value-type="float" office:value="3876" calcext:value-type="float">
            <text:p>38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0" calcext:value-type="float">
            <text:p>81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9" calcext:value-type="float">
            <text:p>8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9" calcext:value-type="float">
            <text:p>8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20" calcext:value-type="float">
            <text:p>8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9" calcext:value-type="float">
            <text:p>8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9" calcext:value-type="float">
            <text:p>80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0" calcext:value-type="float">
            <text:p>8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office:value-type="float" office:value="0" calcext:value-type="float">
            <text:p>0</text:p>
          </table:table-cell>
          <table:table-cell table:formula="of:=MIN([.$H80];[.$N80];[.$T80];[.$Z80];[.$AF80];[.$AL80];[.$AR80];[.$AX80];[.$BD80];[.$BJ80];[.$BP80];[.$BV80])" office:value-type="float" office:value="900" calcext:value-type="float">
            <text:p>900</text:p>
          </table:table-cell>
          <table:table-cell table:formula="of:=MIN([.$I80];[.$O80];[.$U80];[.$AA80];[.$AG80];[.$AM80];[.$AS80];[.$AY80];[.$BE80];[.$BK80];[.$BQ80];[.$BW80])" office:value-type="float" office:value="900" calcext:value-type="float">
            <text:p>900</text:p>
          </table:table-cell>
          <table:table-cell table:formula="of:=MIN([.$J80];[.$P80];[.$V80];[.$AB80];[.$AH80];[.$AN80];[.$AT80];[.$AZ80];[.$BF80];[.$BL80];[.$BR80];[.$BX80])" office:value-type="float" office:value="0" calcext:value-type="float">
            <text:p>0</text:p>
          </table:table-cell>
          <table:table-cell table:formula="of:=MIN([.$K80];[.$Q80];[.$W80];[.$AC80];[.$AI80];[.$AO80];[.$AU80];[.$BA80];[.$BG80];[.$BM80];[.$BS80];[.$BY80])" office:value-type="float" office:value="0" calcext:value-type="float">
            <text:p>0</text:p>
          </table:table-cell>
          <table:table-cell table:formula="of:=MIN([.$L80];[.$R80];[.$X80];[.$AD80];[.$AJ80];[.$AP80];[.$AV80];[.$BB80];[.$BH80];[.$BN80];[.$BT80];[.$BZ80])" office:value-type="float" office:value="8016" calcext:value-type="float">
            <text:p>8016</text:p>
          </table:table-cell>
          <table:table-cell table:formula="of:=MIN([.$M80];[.$S80];[.$Y80];[.$AE80];[.$AK80];[.$AQ80];[.$AW80];[.$BC80];[.$BI80];[.$BO80];[.$BU80];[.$CA80])" office:value-type="float" office:value="0" calcext:value-type="float">
            <text:p>0</text:p>
          </table:table-cell>
          <table:table-cell table:formula="of:=MEDIAN([.$H80];[.$N80];[.$T80];[.$Z80];[.$AF80];[.$AL80];[.$AR80];[.$AX80];[.$BD80];[.$BJ80];[.$BP80];[.$BV80])" office:value-type="float" office:value="900" calcext:value-type="float">
            <text:p>900</text:p>
          </table:table-cell>
          <table:table-cell table:formula="of:=MEDIAN([.$I80];[.$O80];[.$U80];[.$AA80];[.$AG80];[.$AM80];[.$AS80];[.$AY80];[.$BE80];[.$BK80];[.$BQ80];[.$BW80])" office:value-type="float" office:value="900" calcext:value-type="float">
            <text:p>900</text:p>
          </table:table-cell>
          <table:table-cell table:formula="of:=MEDIAN([.$J80];[.$P80];[.$V80];[.$AB80];[.$AH80];[.$AN80];[.$AT80];[.$AZ80];[.$BF80];[.$BL80];[.$BR80];[.$BX80])" office:value-type="float" office:value="0" calcext:value-type="float">
            <text:p>0</text:p>
          </table:table-cell>
          <table:table-cell table:formula="of:=MEDIAN([.$K80];[.$Q80];[.$W80];[.$AC80];[.$AI80];[.$AO80];[.$AU80];[.$BA80];[.$BG80];[.$BM80];[.$BS80];[.$BY80])" office:value-type="float" office:value="0" calcext:value-type="float">
            <text:p>0</text:p>
          </table:table-cell>
          <table:table-cell table:formula="of:=MEDIAN([.$L80];[.$R80];[.$X80];[.$AD80];[.$AJ80];[.$AP80];[.$AV80];[.$BB80];[.$BH80];[.$BN80];[.$BT80];[.$BZ80])" office:value-type="float" office:value="8092" calcext:value-type="float">
            <text:p>8092</text:p>
          </table:table-cell>
          <table:table-cell table:formula="of:=MEDIAN([.$M80];[.$S80];[.$Y80];[.$AE80];[.$AK80];[.$AQ80];[.$AW80];[.$BC80];[.$BI80];[.$BO80];[.$BU80];[.$CA80])" office:value-type="float" office:value="0" calcext:value-type="float">
            <text:p>0</text:p>
          </table:table-cell>
          <table:table-cell table:formula="of:=MAX([.$H80];[.$N80];[.$T80];[.$Z80];[.$AF80];[.$AL80];[.$AR80];[.$AX80];[.$BD80];[.$BJ80];[.$BP80];[.$BV80])" office:value-type="float" office:value="900" calcext:value-type="float">
            <text:p>900</text:p>
          </table:table-cell>
          <table:table-cell table:formula="of:=MAX([.$I80];[.$O80];[.$U80];[.$AA80];[.$AG80];[.$AM80];[.$AS80];[.$AY80];[.$BE80];[.$BK80];[.$BQ80];[.$BW80])" office:value-type="float" office:value="900" calcext:value-type="float">
            <text:p>900</text:p>
          </table:table-cell>
          <table:table-cell table:formula="of:=MAX([.$J80];[.$P80];[.$V80];[.$AB80];[.$AH80];[.$AN80];[.$AT80];[.$AZ80];[.$BF80];[.$BL80];[.$BR80];[.$BX80])" office:value-type="float" office:value="0" calcext:value-type="float">
            <text:p>0</text:p>
          </table:table-cell>
          <table:table-cell table:formula="of:=MAX([.$K80];[.$Q80];[.$W80];[.$AC80];[.$AI80];[.$AO80];[.$AU80];[.$BA80];[.$BG80];[.$BM80];[.$BS80];[.$BY80])" office:value-type="float" office:value="0" calcext:value-type="float">
            <text:p>0</text:p>
          </table:table-cell>
          <table:table-cell table:formula="of:=MAX([.$L80];[.$R80];[.$X80];[.$AD80];[.$AJ80];[.$AP80];[.$AV80];[.$BB80];[.$BH80];[.$BN80];[.$BT80];[.$BZ80])" office:value-type="float" office:value="8220" calcext:value-type="float">
            <text:p>8220</text:p>
          </table:table-cell>
          <table:table-cell table:formula="of:=MAX([.$M80];[.$S80];[.$Y80];[.$AE80];[.$AK80];[.$AQ80];[.$AW80];[.$BC80];[.$BI80];[.$BO80];[.$BU80];[.$CA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5.lp</text:p>
          </table:table-cell>
          <table:table-cell office:value-type="float" office:value="114.35" calcext:value-type="float">
            <text:p>114.35</text:p>
          </table:table-cell>
          <table:table-cell office:value-type="float" office:value="89.197" calcext:value-type="float">
            <text:p>89.197</text:p>
          </table:table-cell>
          <table:table-cell office:value-type="float" office:value="4893" calcext:value-type="float">
            <text:p>4893</text:p>
          </table:table-cell>
          <table:table-cell office:value-type="float" office:value="4187" calcext:value-type="float">
            <text:p>4187</text:p>
          </table:table-cell>
          <table:table-cell office:value-type="float" office:value="3927" calcext:value-type="float">
            <text:p>3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1" calcext:value-type="float">
            <text:p>81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7" calcext:value-type="float">
            <text:p>8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4" calcext:value-type="float">
            <text:p>8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5" calcext:value-type="float">
            <text:p>8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4" calcext:value-type="float">
            <text:p>8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7" calcext:value-type="float">
            <text:p>8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11" calcext:value-type="float">
            <text:p>8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49" calcext:value-type="float">
            <text:p>8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0" calcext:value-type="float">
            <text:p>8190</text:p>
          </table:table-cell>
          <table:table-cell office:value-type="float" office:value="0" calcext:value-type="float">
            <text:p>0</text:p>
          </table:table-cell>
          <table:table-cell table:formula="of:=MIN([.$H81];[.$N81];[.$T81];[.$Z81];[.$AF81];[.$AL81];[.$AR81];[.$AX81];[.$BD81];[.$BJ81];[.$BP81];[.$BV81])" office:value-type="float" office:value="900" calcext:value-type="float">
            <text:p>900</text:p>
          </table:table-cell>
          <table:table-cell table:formula="of:=MIN([.$I81];[.$O81];[.$U81];[.$AA81];[.$AG81];[.$AM81];[.$AS81];[.$AY81];[.$BE81];[.$BK81];[.$BQ81];[.$BW81])" office:value-type="float" office:value="900" calcext:value-type="float">
            <text:p>900</text:p>
          </table:table-cell>
          <table:table-cell table:formula="of:=MIN([.$J81];[.$P81];[.$V81];[.$AB81];[.$AH81];[.$AN81];[.$AT81];[.$AZ81];[.$BF81];[.$BL81];[.$BR81];[.$BX81])" office:value-type="float" office:value="0" calcext:value-type="float">
            <text:p>0</text:p>
          </table:table-cell>
          <table:table-cell table:formula="of:=MIN([.$K81];[.$Q81];[.$W81];[.$AC81];[.$AI81];[.$AO81];[.$AU81];[.$BA81];[.$BG81];[.$BM81];[.$BS81];[.$BY81])" office:value-type="float" office:value="0" calcext:value-type="float">
            <text:p>0</text:p>
          </table:table-cell>
          <table:table-cell table:formula="of:=MIN([.$L81];[.$R81];[.$X81];[.$AD81];[.$AJ81];[.$AP81];[.$AV81];[.$BB81];[.$BH81];[.$BN81];[.$BT81];[.$BZ81])" office:value-type="float" office:value="8050" calcext:value-type="float">
            <text:p>8050</text:p>
          </table:table-cell>
          <table:table-cell table:formula="of:=MIN([.$M81];[.$S81];[.$Y81];[.$AE81];[.$AK81];[.$AQ81];[.$AW81];[.$BC81];[.$BI81];[.$BO81];[.$BU81];[.$CA81])" office:value-type="float" office:value="0" calcext:value-type="float">
            <text:p>0</text:p>
          </table:table-cell>
          <table:table-cell table:formula="of:=MEDIAN([.$H81];[.$N81];[.$T81];[.$Z81];[.$AF81];[.$AL81];[.$AR81];[.$AX81];[.$BD81];[.$BJ81];[.$BP81];[.$BV81])" office:value-type="float" office:value="900" calcext:value-type="float">
            <text:p>900</text:p>
          </table:table-cell>
          <table:table-cell table:formula="of:=MEDIAN([.$I81];[.$O81];[.$U81];[.$AA81];[.$AG81];[.$AM81];[.$AS81];[.$AY81];[.$BE81];[.$BK81];[.$BQ81];[.$BW81])" office:value-type="float" office:value="900" calcext:value-type="float">
            <text:p>900</text:p>
          </table:table-cell>
          <table:table-cell table:formula="of:=MEDIAN([.$J81];[.$P81];[.$V81];[.$AB81];[.$AH81];[.$AN81];[.$AT81];[.$AZ81];[.$BF81];[.$BL81];[.$BR81];[.$BX81])" office:value-type="float" office:value="0" calcext:value-type="float">
            <text:p>0</text:p>
          </table:table-cell>
          <table:table-cell table:formula="of:=MEDIAN([.$K81];[.$Q81];[.$W81];[.$AC81];[.$AI81];[.$AO81];[.$AU81];[.$BA81];[.$BG81];[.$BM81];[.$BS81];[.$BY81])" office:value-type="float" office:value="0" calcext:value-type="float">
            <text:p>0</text:p>
          </table:table-cell>
          <table:table-cell table:formula="of:=MEDIAN([.$L81];[.$R81];[.$X81];[.$AD81];[.$AJ81];[.$AP81];[.$AV81];[.$BB81];[.$BH81];[.$BN81];[.$BT81];[.$BZ81])" office:value-type="float" office:value="8152" calcext:value-type="float">
            <text:p>8152</text:p>
          </table:table-cell>
          <table:table-cell table:formula="of:=MEDIAN([.$M81];[.$S81];[.$Y81];[.$AE81];[.$AK81];[.$AQ81];[.$AW81];[.$BC81];[.$BI81];[.$BO81];[.$BU81];[.$CA81])" office:value-type="float" office:value="0" calcext:value-type="float">
            <text:p>0</text:p>
          </table:table-cell>
          <table:table-cell table:formula="of:=MAX([.$H81];[.$N81];[.$T81];[.$Z81];[.$AF81];[.$AL81];[.$AR81];[.$AX81];[.$BD81];[.$BJ81];[.$BP81];[.$BV81])" office:value-type="float" office:value="900" calcext:value-type="float">
            <text:p>900</text:p>
          </table:table-cell>
          <table:table-cell table:formula="of:=MAX([.$I81];[.$O81];[.$U81];[.$AA81];[.$AG81];[.$AM81];[.$AS81];[.$AY81];[.$BE81];[.$BK81];[.$BQ81];[.$BW81])" office:value-type="float" office:value="900" calcext:value-type="float">
            <text:p>900</text:p>
          </table:table-cell>
          <table:table-cell table:formula="of:=MAX([.$J81];[.$P81];[.$V81];[.$AB81];[.$AH81];[.$AN81];[.$AT81];[.$AZ81];[.$BF81];[.$BL81];[.$BR81];[.$BX81])" office:value-type="float" office:value="0" calcext:value-type="float">
            <text:p>0</text:p>
          </table:table-cell>
          <table:table-cell table:formula="of:=MAX([.$K81];[.$Q81];[.$W81];[.$AC81];[.$AI81];[.$AO81];[.$AU81];[.$BA81];[.$BG81];[.$BM81];[.$BS81];[.$BY81])" office:value-type="float" office:value="0" calcext:value-type="float">
            <text:p>0</text:p>
          </table:table-cell>
          <table:table-cell table:formula="of:=MAX([.$L81];[.$R81];[.$X81];[.$AD81];[.$AJ81];[.$AP81];[.$AV81];[.$BB81];[.$BH81];[.$BN81];[.$BT81];[.$BZ81])" office:value-type="float" office:value="8211" calcext:value-type="float">
            <text:p>8211</text:p>
          </table:table-cell>
          <table:table-cell table:formula="of:=MAX([.$M81];[.$S81];[.$Y81];[.$AE81];[.$AK81];[.$AQ81];[.$AW81];[.$BC81];[.$BI81];[.$BO81];[.$BU81];[.$CA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6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0" calcext:value-type="float">
            <text:p>80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7" calcext:value-type="float">
            <text:p>8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1" calcext:value-type="float">
            <text:p>8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0" calcext:value-type="float">
            <text:p>8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0" calcext:value-type="float">
            <text:p>80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3" calcext:value-type="float">
            <text:p>80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8" calcext:value-type="float">
            <text:p>8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3" calcext:value-type="float">
            <text:p>8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6" calcext:value-type="float">
            <text:p>80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0" calcext:value-type="float">
            <text:p>8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7" calcext:value-type="float">
            <text:p>8077</text:p>
          </table:table-cell>
          <table:table-cell office:value-type="float" office:value="0" calcext:value-type="float">
            <text:p>0</text:p>
          </table:table-cell>
          <table:table-cell table:formula="of:=MIN([.$H82];[.$N82];[.$T82];[.$Z82];[.$AF82];[.$AL82];[.$AR82];[.$AX82];[.$BD82];[.$BJ82];[.$BP82];[.$BV82])" office:value-type="float" office:value="900" calcext:value-type="float">
            <text:p>900</text:p>
          </table:table-cell>
          <table:table-cell table:formula="of:=MIN([.$I82];[.$O82];[.$U82];[.$AA82];[.$AG82];[.$AM82];[.$AS82];[.$AY82];[.$BE82];[.$BK82];[.$BQ82];[.$BW82])" office:value-type="float" office:value="900" calcext:value-type="float">
            <text:p>900</text:p>
          </table:table-cell>
          <table:table-cell table:formula="of:=MIN([.$J82];[.$P82];[.$V82];[.$AB82];[.$AH82];[.$AN82];[.$AT82];[.$AZ82];[.$BF82];[.$BL82];[.$BR82];[.$BX82])" office:value-type="float" office:value="0" calcext:value-type="float">
            <text:p>0</text:p>
          </table:table-cell>
          <table:table-cell table:formula="of:=MIN([.$K82];[.$Q82];[.$W82];[.$AC82];[.$AI82];[.$AO82];[.$AU82];[.$BA82];[.$BG82];[.$BM82];[.$BS82];[.$BY82])" office:value-type="float" office:value="0" calcext:value-type="float">
            <text:p>0</text:p>
          </table:table-cell>
          <table:table-cell table:formula="of:=MIN([.$L82];[.$R82];[.$X82];[.$AD82];[.$AJ82];[.$AP82];[.$AV82];[.$BB82];[.$BH82];[.$BN82];[.$BT82];[.$BZ82])" office:value-type="float" office:value="8013" calcext:value-type="float">
            <text:p>8013</text:p>
          </table:table-cell>
          <table:table-cell table:formula="of:=MIN([.$M82];[.$S82];[.$Y82];[.$AE82];[.$AK82];[.$AQ82];[.$AW82];[.$BC82];[.$BI82];[.$BO82];[.$BU82];[.$CA82])" office:value-type="float" office:value="0" calcext:value-type="float">
            <text:p>0</text:p>
          </table:table-cell>
          <table:table-cell table:formula="of:=MEDIAN([.$H82];[.$N82];[.$T82];[.$Z82];[.$AF82];[.$AL82];[.$AR82];[.$AX82];[.$BD82];[.$BJ82];[.$BP82];[.$BV82])" office:value-type="float" office:value="900" calcext:value-type="float">
            <text:p>900</text:p>
          </table:table-cell>
          <table:table-cell table:formula="of:=MEDIAN([.$I82];[.$O82];[.$U82];[.$AA82];[.$AG82];[.$AM82];[.$AS82];[.$AY82];[.$BE82];[.$BK82];[.$BQ82];[.$BW82])" office:value-type="float" office:value="900" calcext:value-type="float">
            <text:p>900</text:p>
          </table:table-cell>
          <table:table-cell table:formula="of:=MEDIAN([.$J82];[.$P82];[.$V82];[.$AB82];[.$AH82];[.$AN82];[.$AT82];[.$AZ82];[.$BF82];[.$BL82];[.$BR82];[.$BX82])" office:value-type="float" office:value="0" calcext:value-type="float">
            <text:p>0</text:p>
          </table:table-cell>
          <table:table-cell table:formula="of:=MEDIAN([.$K82];[.$Q82];[.$W82];[.$AC82];[.$AI82];[.$AO82];[.$AU82];[.$BA82];[.$BG82];[.$BM82];[.$BS82];[.$BY82])" office:value-type="float" office:value="0" calcext:value-type="float">
            <text:p>0</text:p>
          </table:table-cell>
          <table:table-cell table:formula="of:=MEDIAN([.$L82];[.$R82];[.$X82];[.$AD82];[.$AJ82];[.$AP82];[.$AV82];[.$BB82];[.$BH82];[.$BN82];[.$BT82];[.$BZ82])" office:value-type="float" office:value="8085" calcext:value-type="float">
            <text:p>8085</text:p>
          </table:table-cell>
          <table:table-cell table:formula="of:=MEDIAN([.$M82];[.$S82];[.$Y82];[.$AE82];[.$AK82];[.$AQ82];[.$AW82];[.$BC82];[.$BI82];[.$BO82];[.$BU82];[.$CA82])" office:value-type="float" office:value="0" calcext:value-type="float">
            <text:p>0</text:p>
          </table:table-cell>
          <table:table-cell table:formula="of:=MAX([.$H82];[.$N82];[.$T82];[.$Z82];[.$AF82];[.$AL82];[.$AR82];[.$AX82];[.$BD82];[.$BJ82];[.$BP82];[.$BV82])" office:value-type="float" office:value="900" calcext:value-type="float">
            <text:p>900</text:p>
          </table:table-cell>
          <table:table-cell table:formula="of:=MAX([.$I82];[.$O82];[.$U82];[.$AA82];[.$AG82];[.$AM82];[.$AS82];[.$AY82];[.$BE82];[.$BK82];[.$BQ82];[.$BW82])" office:value-type="float" office:value="900" calcext:value-type="float">
            <text:p>900</text:p>
          </table:table-cell>
          <table:table-cell table:formula="of:=MAX([.$J82];[.$P82];[.$V82];[.$AB82];[.$AH82];[.$AN82];[.$AT82];[.$AZ82];[.$BF82];[.$BL82];[.$BR82];[.$BX82])" office:value-type="float" office:value="0" calcext:value-type="float">
            <text:p>0</text:p>
          </table:table-cell>
          <table:table-cell table:formula="of:=MAX([.$K82];[.$Q82];[.$W82];[.$AC82];[.$AI82];[.$AO82];[.$AU82];[.$BA82];[.$BG82];[.$BM82];[.$BS82];[.$BY82])" office:value-type="float" office:value="0" calcext:value-type="float">
            <text:p>0</text:p>
          </table:table-cell>
          <table:table-cell table:formula="of:=MAX([.$L82];[.$R82];[.$X82];[.$AD82];[.$AJ82];[.$AP82];[.$AV82];[.$BB82];[.$BH82];[.$BN82];[.$BT82];[.$BZ82])" office:value-type="float" office:value="8130" calcext:value-type="float">
            <text:p>8130</text:p>
          </table:table-cell>
          <table:table-cell table:formula="of:=MAX([.$M82];[.$S82];[.$Y82];[.$AE82];[.$AK82];[.$AQ82];[.$AW82];[.$BC82];[.$BI82];[.$BO82];[.$BU82];[.$CA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7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3" calcext:value-type="float">
            <text:p>80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6" calcext:value-type="float">
            <text:p>80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4" calcext:value-type="float">
            <text:p>80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8" calcext:value-type="float">
            <text:p>80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7" calcext:value-type="float">
            <text:p>8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4" calcext:value-type="float">
            <text:p>80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9" calcext:value-type="float">
            <text:p>80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4" calcext:value-type="float">
            <text:p>8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6" calcext:value-type="float">
            <text:p>80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3" calcext:value-type="float">
            <text:p>80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6" calcext:value-type="float">
            <text:p>80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3" calcext:value-type="float">
            <text:p>8093</text:p>
          </table:table-cell>
          <table:table-cell office:value-type="float" office:value="0" calcext:value-type="float">
            <text:p>0</text:p>
          </table:table-cell>
          <table:table-cell table:formula="of:=MIN([.$H83];[.$N83];[.$T83];[.$Z83];[.$AF83];[.$AL83];[.$AR83];[.$AX83];[.$BD83];[.$BJ83];[.$BP83];[.$BV83])" office:value-type="float" office:value="900" calcext:value-type="float">
            <text:p>900</text:p>
          </table:table-cell>
          <table:table-cell table:formula="of:=MIN([.$I83];[.$O83];[.$U83];[.$AA83];[.$AG83];[.$AM83];[.$AS83];[.$AY83];[.$BE83];[.$BK83];[.$BQ83];[.$BW83])" office:value-type="float" office:value="900" calcext:value-type="float">
            <text:p>900</text:p>
          </table:table-cell>
          <table:table-cell table:formula="of:=MIN([.$J83];[.$P83];[.$V83];[.$AB83];[.$AH83];[.$AN83];[.$AT83];[.$AZ83];[.$BF83];[.$BL83];[.$BR83];[.$BX83])" office:value-type="float" office:value="0" calcext:value-type="float">
            <text:p>0</text:p>
          </table:table-cell>
          <table:table-cell table:formula="of:=MIN([.$K83];[.$Q83];[.$W83];[.$AC83];[.$AI83];[.$AO83];[.$AU83];[.$BA83];[.$BG83];[.$BM83];[.$BS83];[.$BY83])" office:value-type="float" office:value="0" calcext:value-type="float">
            <text:p>0</text:p>
          </table:table-cell>
          <table:table-cell table:formula="of:=MIN([.$L83];[.$R83];[.$X83];[.$AD83];[.$AJ83];[.$AP83];[.$AV83];[.$BB83];[.$BH83];[.$BN83];[.$BT83];[.$BZ83])" office:value-type="float" office:value="8004" calcext:value-type="float">
            <text:p>8004</text:p>
          </table:table-cell>
          <table:table-cell table:formula="of:=MIN([.$M83];[.$S83];[.$Y83];[.$AE83];[.$AK83];[.$AQ83];[.$AW83];[.$BC83];[.$BI83];[.$BO83];[.$BU83];[.$CA83])" office:value-type="float" office:value="0" calcext:value-type="float">
            <text:p>0</text:p>
          </table:table-cell>
          <table:table-cell table:formula="of:=MEDIAN([.$H83];[.$N83];[.$T83];[.$Z83];[.$AF83];[.$AL83];[.$AR83];[.$AX83];[.$BD83];[.$BJ83];[.$BP83];[.$BV83])" office:value-type="float" office:value="900" calcext:value-type="float">
            <text:p>900</text:p>
          </table:table-cell>
          <table:table-cell table:formula="of:=MEDIAN([.$I83];[.$O83];[.$U83];[.$AA83];[.$AG83];[.$AM83];[.$AS83];[.$AY83];[.$BE83];[.$BK83];[.$BQ83];[.$BW83])" office:value-type="float" office:value="900" calcext:value-type="float">
            <text:p>900</text:p>
          </table:table-cell>
          <table:table-cell table:formula="of:=MEDIAN([.$J83];[.$P83];[.$V83];[.$AB83];[.$AH83];[.$AN83];[.$AT83];[.$AZ83];[.$BF83];[.$BL83];[.$BR83];[.$BX83])" office:value-type="float" office:value="0" calcext:value-type="float">
            <text:p>0</text:p>
          </table:table-cell>
          <table:table-cell table:formula="of:=MEDIAN([.$K83];[.$Q83];[.$W83];[.$AC83];[.$AI83];[.$AO83];[.$AU83];[.$BA83];[.$BG83];[.$BM83];[.$BS83];[.$BY83])" office:value-type="float" office:value="0" calcext:value-type="float">
            <text:p>0</text:p>
          </table:table-cell>
          <table:table-cell table:formula="of:=MEDIAN([.$L83];[.$R83];[.$X83];[.$AD83];[.$AJ83];[.$AP83];[.$AV83];[.$BB83];[.$BH83];[.$BN83];[.$BT83];[.$BZ83])" office:value-type="float" office:value="8093" calcext:value-type="float">
            <text:p>8093</text:p>
          </table:table-cell>
          <table:table-cell table:formula="of:=MEDIAN([.$M83];[.$S83];[.$Y83];[.$AE83];[.$AK83];[.$AQ83];[.$AW83];[.$BC83];[.$BI83];[.$BO83];[.$BU83];[.$CA83])" office:value-type="float" office:value="0" calcext:value-type="float">
            <text:p>0</text:p>
          </table:table-cell>
          <table:table-cell table:formula="of:=MAX([.$H83];[.$N83];[.$T83];[.$Z83];[.$AF83];[.$AL83];[.$AR83];[.$AX83];[.$BD83];[.$BJ83];[.$BP83];[.$BV83])" office:value-type="float" office:value="900" calcext:value-type="float">
            <text:p>900</text:p>
          </table:table-cell>
          <table:table-cell table:formula="of:=MAX([.$I83];[.$O83];[.$U83];[.$AA83];[.$AG83];[.$AM83];[.$AS83];[.$AY83];[.$BE83];[.$BK83];[.$BQ83];[.$BW83])" office:value-type="float" office:value="900" calcext:value-type="float">
            <text:p>900</text:p>
          </table:table-cell>
          <table:table-cell table:formula="of:=MAX([.$J83];[.$P83];[.$V83];[.$AB83];[.$AH83];[.$AN83];[.$AT83];[.$AZ83];[.$BF83];[.$BL83];[.$BR83];[.$BX83])" office:value-type="float" office:value="0" calcext:value-type="float">
            <text:p>0</text:p>
          </table:table-cell>
          <table:table-cell table:formula="of:=MAX([.$K83];[.$Q83];[.$W83];[.$AC83];[.$AI83];[.$AO83];[.$AU83];[.$BA83];[.$BG83];[.$BM83];[.$BS83];[.$BY83])" office:value-type="float" office:value="0" calcext:value-type="float">
            <text:p>0</text:p>
          </table:table-cell>
          <table:table-cell table:formula="of:=MAX([.$L83];[.$R83];[.$X83];[.$AD83];[.$AJ83];[.$AP83];[.$AV83];[.$BB83];[.$BH83];[.$BN83];[.$BT83];[.$BZ83])" office:value-type="float" office:value="8098" calcext:value-type="float">
            <text:p>8098</text:p>
          </table:table-cell>
          <table:table-cell table:formula="of:=MAX([.$M83];[.$S83];[.$Y83];[.$AE83];[.$AK83];[.$AQ83];[.$AW83];[.$BC83];[.$BI83];[.$BO83];[.$BU83];[.$CA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8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0" calcext:value-type="float">
            <text:p>80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5" calcext:value-type="float">
            <text:p>80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1" calcext:value-type="float">
            <text:p>8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3" calcext:value-type="float">
            <text:p>80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8" calcext:value-type="float">
            <text:p>80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0" calcext:value-type="float">
            <text:p>80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2" calcext:value-type="float">
            <text:p>80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8" calcext:value-type="float">
            <text:p>80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9" calcext:value-type="float">
            <text:p>80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4" calcext:value-type="float">
            <text:p>80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9" calcext:value-type="float">
            <text:p>80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5" calcext:value-type="float">
            <text:p>8095</text:p>
          </table:table-cell>
          <table:table-cell office:value-type="float" office:value="0" calcext:value-type="float">
            <text:p>0</text:p>
          </table:table-cell>
          <table:table-cell table:formula="of:=MIN([.$H84];[.$N84];[.$T84];[.$Z84];[.$AF84];[.$AL84];[.$AR84];[.$AX84];[.$BD84];[.$BJ84];[.$BP84];[.$BV84])" office:value-type="float" office:value="900" calcext:value-type="float">
            <text:p>900</text:p>
          </table:table-cell>
          <table:table-cell table:formula="of:=MIN([.$I84];[.$O84];[.$U84];[.$AA84];[.$AG84];[.$AM84];[.$AS84];[.$AY84];[.$BE84];[.$BK84];[.$BQ84];[.$BW84])" office:value-type="float" office:value="900" calcext:value-type="float">
            <text:p>900</text:p>
          </table:table-cell>
          <table:table-cell table:formula="of:=MIN([.$J84];[.$P84];[.$V84];[.$AB84];[.$AH84];[.$AN84];[.$AT84];[.$AZ84];[.$BF84];[.$BL84];[.$BR84];[.$BX84])" office:value-type="float" office:value="0" calcext:value-type="float">
            <text:p>0</text:p>
          </table:table-cell>
          <table:table-cell table:formula="of:=MIN([.$K84];[.$Q84];[.$W84];[.$AC84];[.$AI84];[.$AO84];[.$AU84];[.$BA84];[.$BG84];[.$BM84];[.$BS84];[.$BY84])" office:value-type="float" office:value="0" calcext:value-type="float">
            <text:p>0</text:p>
          </table:table-cell>
          <table:table-cell table:formula="of:=MIN([.$L84];[.$R84];[.$X84];[.$AD84];[.$AJ84];[.$AP84];[.$AV84];[.$BB84];[.$BH84];[.$BN84];[.$BT84];[.$BZ84])" office:value-type="float" office:value="8016" calcext:value-type="float">
            <text:p>8016</text:p>
          </table:table-cell>
          <table:table-cell table:formula="of:=MIN([.$M84];[.$S84];[.$Y84];[.$AE84];[.$AK84];[.$AQ84];[.$AW84];[.$BC84];[.$BI84];[.$BO84];[.$BU84];[.$CA84])" office:value-type="float" office:value="0" calcext:value-type="float">
            <text:p>0</text:p>
          </table:table-cell>
          <table:table-cell table:formula="of:=MEDIAN([.$H84];[.$N84];[.$T84];[.$Z84];[.$AF84];[.$AL84];[.$AR84];[.$AX84];[.$BD84];[.$BJ84];[.$BP84];[.$BV84])" office:value-type="float" office:value="900" calcext:value-type="float">
            <text:p>900</text:p>
          </table:table-cell>
          <table:table-cell table:formula="of:=MEDIAN([.$I84];[.$O84];[.$U84];[.$AA84];[.$AG84];[.$AM84];[.$AS84];[.$AY84];[.$BE84];[.$BK84];[.$BQ84];[.$BW84])" office:value-type="float" office:value="900" calcext:value-type="float">
            <text:p>900</text:p>
          </table:table-cell>
          <table:table-cell table:formula="of:=MEDIAN([.$J84];[.$P84];[.$V84];[.$AB84];[.$AH84];[.$AN84];[.$AT84];[.$AZ84];[.$BF84];[.$BL84];[.$BR84];[.$BX84])" office:value-type="float" office:value="0" calcext:value-type="float">
            <text:p>0</text:p>
          </table:table-cell>
          <table:table-cell table:formula="of:=MEDIAN([.$K84];[.$Q84];[.$W84];[.$AC84];[.$AI84];[.$AO84];[.$AU84];[.$BA84];[.$BG84];[.$BM84];[.$BS84];[.$BY84])" office:value-type="float" office:value="0" calcext:value-type="float">
            <text:p>0</text:p>
          </table:table-cell>
          <table:table-cell table:formula="of:=MEDIAN([.$L84];[.$R84];[.$X84];[.$AD84];[.$AJ84];[.$AP84];[.$AV84];[.$BB84];[.$BH84];[.$BN84];[.$BT84];[.$BZ84])" office:value-type="float" office:value="8089.5" calcext:value-type="float">
            <text:p>8089.5</text:p>
          </table:table-cell>
          <table:table-cell table:formula="of:=MEDIAN([.$M84];[.$S84];[.$Y84];[.$AE84];[.$AK84];[.$AQ84];[.$AW84];[.$BC84];[.$BI84];[.$BO84];[.$BU84];[.$CA84])" office:value-type="float" office:value="0" calcext:value-type="float">
            <text:p>0</text:p>
          </table:table-cell>
          <table:table-cell table:formula="of:=MAX([.$H84];[.$N84];[.$T84];[.$Z84];[.$AF84];[.$AL84];[.$AR84];[.$AX84];[.$BD84];[.$BJ84];[.$BP84];[.$BV84])" office:value-type="float" office:value="900" calcext:value-type="float">
            <text:p>900</text:p>
          </table:table-cell>
          <table:table-cell table:formula="of:=MAX([.$I84];[.$O84];[.$U84];[.$AA84];[.$AG84];[.$AM84];[.$AS84];[.$AY84];[.$BE84];[.$BK84];[.$BQ84];[.$BW84])" office:value-type="float" office:value="900" calcext:value-type="float">
            <text:p>900</text:p>
          </table:table-cell>
          <table:table-cell table:formula="of:=MAX([.$J84];[.$P84];[.$V84];[.$AB84];[.$AH84];[.$AN84];[.$AT84];[.$AZ84];[.$BF84];[.$BL84];[.$BR84];[.$BX84])" office:value-type="float" office:value="0" calcext:value-type="float">
            <text:p>0</text:p>
          </table:table-cell>
          <table:table-cell table:formula="of:=MAX([.$K84];[.$Q84];[.$W84];[.$AC84];[.$AI84];[.$AO84];[.$AU84];[.$BA84];[.$BG84];[.$BM84];[.$BS84];[.$BY84])" office:value-type="float" office:value="0" calcext:value-type="float">
            <text:p>0</text:p>
          </table:table-cell>
          <table:table-cell table:formula="of:=MAX([.$L84];[.$R84];[.$X84];[.$AD84];[.$AJ84];[.$AP84];[.$AV84];[.$BB84];[.$BH84];[.$BN84];[.$BT84];[.$BZ84])" office:value-type="float" office:value="8095" calcext:value-type="float">
            <text:p>8095</text:p>
          </table:table-cell>
          <table:table-cell table:formula="of:=MAX([.$M84];[.$S84];[.$Y84];[.$AE84];[.$AK84];[.$AQ84];[.$AW84];[.$BC84];[.$BI84];[.$BO84];[.$BU84];[.$CA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9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8" calcext:value-type="float">
            <text:p>8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9" calcext:value-type="float">
            <text:p>81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7" calcext:value-type="float">
            <text:p>8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5" calcext:value-type="float">
            <text:p>80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4" calcext:value-type="float">
            <text:p>80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1" calcext:value-type="float">
            <text:p>8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float" office:value="0" calcext:value-type="float">
            <text:p>0</text:p>
          </table:table-cell>
          <table:table-cell table:formula="of:=MIN([.$H85];[.$N85];[.$T85];[.$Z85];[.$AF85];[.$AL85];[.$AR85];[.$AX85];[.$BD85];[.$BJ85];[.$BP85];[.$BV85])" office:value-type="float" office:value="900" calcext:value-type="float">
            <text:p>900</text:p>
          </table:table-cell>
          <table:table-cell table:formula="of:=MIN([.$I85];[.$O85];[.$U85];[.$AA85];[.$AG85];[.$AM85];[.$AS85];[.$AY85];[.$BE85];[.$BK85];[.$BQ85];[.$BW85])" office:value-type="float" office:value="900" calcext:value-type="float">
            <text:p>900</text:p>
          </table:table-cell>
          <table:table-cell table:formula="of:=MIN([.$J85];[.$P85];[.$V85];[.$AB85];[.$AH85];[.$AN85];[.$AT85];[.$AZ85];[.$BF85];[.$BL85];[.$BR85];[.$BX85])" office:value-type="float" office:value="0" calcext:value-type="float">
            <text:p>0</text:p>
          </table:table-cell>
          <table:table-cell table:formula="of:=MIN([.$K85];[.$Q85];[.$W85];[.$AC85];[.$AI85];[.$AO85];[.$AU85];[.$BA85];[.$BG85];[.$BM85];[.$BS85];[.$BY85])" office:value-type="float" office:value="0" calcext:value-type="float">
            <text:p>0</text:p>
          </table:table-cell>
          <table:table-cell table:formula="of:=MIN([.$L85];[.$R85];[.$X85];[.$AD85];[.$AJ85];[.$AP85];[.$AV85];[.$BB85];[.$BH85];[.$BN85];[.$BT85];[.$BZ85])" office:value-type="float" office:value="8014" calcext:value-type="float">
            <text:p>8014</text:p>
          </table:table-cell>
          <table:table-cell table:formula="of:=MIN([.$M85];[.$S85];[.$Y85];[.$AE85];[.$AK85];[.$AQ85];[.$AW85];[.$BC85];[.$BI85];[.$BO85];[.$BU85];[.$CA85])" office:value-type="float" office:value="0" calcext:value-type="float">
            <text:p>0</text:p>
          </table:table-cell>
          <table:table-cell table:formula="of:=MEDIAN([.$H85];[.$N85];[.$T85];[.$Z85];[.$AF85];[.$AL85];[.$AR85];[.$AX85];[.$BD85];[.$BJ85];[.$BP85];[.$BV85])" office:value-type="float" office:value="900" calcext:value-type="float">
            <text:p>900</text:p>
          </table:table-cell>
          <table:table-cell table:formula="of:=MEDIAN([.$I85];[.$O85];[.$U85];[.$AA85];[.$AG85];[.$AM85];[.$AS85];[.$AY85];[.$BE85];[.$BK85];[.$BQ85];[.$BW85])" office:value-type="float" office:value="900" calcext:value-type="float">
            <text:p>900</text:p>
          </table:table-cell>
          <table:table-cell table:formula="of:=MEDIAN([.$J85];[.$P85];[.$V85];[.$AB85];[.$AH85];[.$AN85];[.$AT85];[.$AZ85];[.$BF85];[.$BL85];[.$BR85];[.$BX85])" office:value-type="float" office:value="0" calcext:value-type="float">
            <text:p>0</text:p>
          </table:table-cell>
          <table:table-cell table:formula="of:=MEDIAN([.$K85];[.$Q85];[.$W85];[.$AC85];[.$AI85];[.$AO85];[.$AU85];[.$BA85];[.$BG85];[.$BM85];[.$BS85];[.$BY85])" office:value-type="float" office:value="0" calcext:value-type="float">
            <text:p>0</text:p>
          </table:table-cell>
          <table:table-cell table:formula="of:=MEDIAN([.$L85];[.$R85];[.$X85];[.$AD85];[.$AJ85];[.$AP85];[.$AV85];[.$BB85];[.$BH85];[.$BN85];[.$BT85];[.$BZ85])" office:value-type="float" office:value="8128" calcext:value-type="float">
            <text:p>8128</text:p>
          </table:table-cell>
          <table:table-cell table:formula="of:=MEDIAN([.$M85];[.$S85];[.$Y85];[.$AE85];[.$AK85];[.$AQ85];[.$AW85];[.$BC85];[.$BI85];[.$BO85];[.$BU85];[.$CA85])" office:value-type="float" office:value="0" calcext:value-type="float">
            <text:p>0</text:p>
          </table:table-cell>
          <table:table-cell table:formula="of:=MAX([.$H85];[.$N85];[.$T85];[.$Z85];[.$AF85];[.$AL85];[.$AR85];[.$AX85];[.$BD85];[.$BJ85];[.$BP85];[.$BV85])" office:value-type="float" office:value="900" calcext:value-type="float">
            <text:p>900</text:p>
          </table:table-cell>
          <table:table-cell table:formula="of:=MAX([.$I85];[.$O85];[.$U85];[.$AA85];[.$AG85];[.$AM85];[.$AS85];[.$AY85];[.$BE85];[.$BK85];[.$BQ85];[.$BW85])" office:value-type="float" office:value="900" calcext:value-type="float">
            <text:p>900</text:p>
          </table:table-cell>
          <table:table-cell table:formula="of:=MAX([.$J85];[.$P85];[.$V85];[.$AB85];[.$AH85];[.$AN85];[.$AT85];[.$AZ85];[.$BF85];[.$BL85];[.$BR85];[.$BX85])" office:value-type="float" office:value="0" calcext:value-type="float">
            <text:p>0</text:p>
          </table:table-cell>
          <table:table-cell table:formula="of:=MAX([.$K85];[.$Q85];[.$W85];[.$AC85];[.$AI85];[.$AO85];[.$AU85];[.$BA85];[.$BG85];[.$BM85];[.$BS85];[.$BY85])" office:value-type="float" office:value="0" calcext:value-type="float">
            <text:p>0</text:p>
          </table:table-cell>
          <table:table-cell table:formula="of:=MAX([.$L85];[.$R85];[.$X85];[.$AD85];[.$AJ85];[.$AP85];[.$AV85];[.$BB85];[.$BH85];[.$BN85];[.$BT85];[.$BZ85])" office:value-type="float" office:value="8132" calcext:value-type="float">
            <text:p>8132</text:p>
          </table:table-cell>
          <table:table-cell table:formula="of:=MAX([.$M85];[.$S85];[.$Y85];[.$AE85];[.$AK85];[.$AQ85];[.$AW85];[.$BC85];[.$BI85];[.$BO85];[.$BU85];[.$CA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d-round-2-strips/instances/instance-1.lp</text:p>
          </table:table-cell>
          <table:table-cell office:value-type="float" office:value="24.82" calcext:value-type="float">
            <text:p>24.82</text:p>
          </table:table-cell>
          <table:table-cell office:value-type="float" office:value="16.35" calcext:value-type="float">
            <text:p>16.35</text:p>
          </table:table-cell>
          <table:table-cell office:value-type="float" office:value="285" calcext:value-type="float">
            <text:p>285</text:p>
          </table:table-cell>
          <table:table-cell office:value-type="float" office:value="148" calcext:value-type="float">
            <text:p>14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11.73" calcext:value-type="float">
            <text:p>111.73</text:p>
          </table:table-cell>
          <table:table-cell office:value-type="float" office:value="108.301" calcext:value-type="float">
            <text:p>108.301</text:p>
          </table:table-cell>
          <table:table-cell office:value-type="float" office:value="283" calcext:value-type="float">
            <text:p>283</text:p>
          </table:table-cell>
          <table:table-cell office:value-type="float" office:value="106" calcext:value-type="float">
            <text:p>106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112.05" calcext:value-type="float">
            <text:p>112.05</text:p>
          </table:table-cell>
          <table:table-cell office:value-type="float" office:value="108.977" calcext:value-type="float">
            <text:p>108.977</text:p>
          </table:table-cell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110.74" calcext:value-type="float">
            <text:p>110.74</text:p>
          </table:table-cell>
          <table:table-cell office:value-type="float" office:value="107.612" calcext:value-type="float">
            <text:p>107.612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</text:p>
          </table:table-cell>
          <table:table-cell office:value-type="float" office:value="115.48" calcext:value-type="float">
            <text:p>115.48</text:p>
          </table:table-cell>
          <table:table-cell office:value-type="float" office:value="112.198" calcext:value-type="float">
            <text:p>112.198</text:p>
          </table:table-cell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office:value-type="float" office:value="115.2" calcext:value-type="float">
            <text:p>115.2</text:p>
          </table:table-cell>
          <table:table-cell office:value-type="float" office:value="111.872" calcext:value-type="float">
            <text:p>111.872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</text:p>
          </table:table-cell>
          <table:table-cell office:value-type="float" office:value="111.51" calcext:value-type="float">
            <text:p>111.51</text:p>
          </table:table-cell>
          <table:table-cell office:value-type="float" office:value="107.984" calcext:value-type="float">
            <text:p>107.984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float" office:value="109.96" calcext:value-type="float">
            <text:p>109.96</text:p>
          </table:table-cell>
          <table:table-cell office:value-type="float" office:value="106.412" calcext:value-type="float">
            <text:p>106.412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</text:p>
          </table:table-cell>
          <table:table-cell office:value-type="float" office:value="115.14" calcext:value-type="float">
            <text:p>115.14</text:p>
          </table:table-cell>
          <table:table-cell office:value-type="float" office:value="111.844" calcext:value-type="float">
            <text:p>111.844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float" office:value="111.77" calcext:value-type="float">
            <text:p>111.77</text:p>
          </table:table-cell>
          <table:table-cell office:value-type="float" office:value="108.175" calcext:value-type="float">
            <text:p>108.175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</text:p>
          </table:table-cell>
          <table:table-cell office:value-type="float" office:value="111.6" calcext:value-type="float">
            <text:p>111.6</text:p>
          </table:table-cell>
          <table:table-cell office:value-type="float" office:value="108.41" calcext:value-type="float">
            <text:p>108.41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  <table:table-cell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  <table:table-cell office:value-type="float" office:value="110.71" calcext:value-type="float">
            <text:p>110.71</text:p>
          </table:table-cell>
          <table:table-cell office:value-type="float" office:value="107.5" calcext:value-type="float">
            <text:p>107.5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58" calcext:value-type="float">
            <text:p>1958</text:p>
          </table:table-cell>
          <table:table-cell office:value-type="float" office:value="3" calcext:value-type="float">
            <text:p>3</text:p>
          </table:table-cell>
          <table:table-cell office:value-type="float" office:value="110.25" calcext:value-type="float">
            <text:p>110.25</text:p>
          </table:table-cell>
          <table:table-cell office:value-type="float" office:value="107.133" calcext:value-type="float">
            <text:p>107.133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 table:formula="of:=MIN([.$H86];[.$N86];[.$T86];[.$Z86];[.$AF86];[.$AL86];[.$AR86];[.$AX86];[.$BD86];[.$BJ86];[.$BP86];[.$BV86])" office:value-type="float" office:value="109.96" calcext:value-type="float">
            <text:p>109.96</text:p>
          </table:table-cell>
          <table:table-cell table:formula="of:=MIN([.$I86];[.$O86];[.$U86];[.$AA86];[.$AG86];[.$AM86];[.$AS86];[.$AY86];[.$BE86];[.$BK86];[.$BQ86];[.$BW86])" office:value-type="float" office:value="106.412" calcext:value-type="float">
            <text:p>106.412</text:p>
          </table:table-cell>
          <table:table-cell table:formula="of:=MIN([.$J86];[.$P86];[.$V86];[.$AB86];[.$AH86];[.$AN86];[.$AT86];[.$AZ86];[.$BF86];[.$BL86];[.$BR86];[.$BX86])" office:value-type="float" office:value="173" calcext:value-type="float">
            <text:p>173</text:p>
          </table:table-cell>
          <table:table-cell table:formula="of:=MIN([.$K86];[.$Q86];[.$W86];[.$AC86];[.$AI86];[.$AO86];[.$AU86];[.$BA86];[.$BG86];[.$BM86];[.$BS86];[.$BY86])" office:value-type="float" office:value="73" calcext:value-type="float">
            <text:p>73</text:p>
          </table:table-cell>
          <table:table-cell table:formula="of:=MIN([.$L86];[.$R86];[.$X86];[.$AD86];[.$AJ86];[.$AP86];[.$AV86];[.$BB86];[.$BH86];[.$BN86];[.$BT86];[.$BZ86])" office:value-type="float" office:value="1956" calcext:value-type="float">
            <text:p>1956</text:p>
          </table:table-cell>
          <table:table-cell table:formula="of:=MIN([.$M86];[.$S86];[.$Y86];[.$AE86];[.$AK86];[.$AQ86];[.$AW86];[.$BC86];[.$BI86];[.$BO86];[.$BU86];[.$CA86])" office:value-type="float" office:value="0" calcext:value-type="float">
            <text:p>0</text:p>
          </table:table-cell>
          <table:table-cell table:formula="of:=MEDIAN([.$H86];[.$N86];[.$T86];[.$Z86];[.$AF86];[.$AL86];[.$AR86];[.$AX86];[.$BD86];[.$BJ86];[.$BP86];[.$BV86])" office:value-type="float" office:value="111.665" calcext:value-type="float">
            <text:p>111.665</text:p>
          </table:table-cell>
          <table:table-cell table:formula="of:=MEDIAN([.$I86];[.$O86];[.$U86];[.$AA86];[.$AG86];[.$AM86];[.$AS86];[.$AY86];[.$BE86];[.$BK86];[.$BQ86];[.$BW86])" office:value-type="float" office:value="108.238" calcext:value-type="float">
            <text:p>108.238</text:p>
          </table:table-cell>
          <table:table-cell table:formula="of:=MEDIAN([.$J86];[.$P86];[.$V86];[.$AB86];[.$AH86];[.$AN86];[.$AT86];[.$AZ86];[.$BF86];[.$BL86];[.$BR86];[.$BX86])" office:value-type="float" office:value="251" calcext:value-type="float">
            <text:p>251</text:p>
          </table:table-cell>
          <table:table-cell table:formula="of:=MEDIAN([.$K86];[.$Q86];[.$W86];[.$AC86];[.$AI86];[.$AO86];[.$AU86];[.$BA86];[.$BG86];[.$BM86];[.$BS86];[.$BY86])" office:value-type="float" office:value="96" calcext:value-type="float">
            <text:p>96</text:p>
          </table:table-cell>
          <table:table-cell table:formula="of:=MEDIAN([.$L86];[.$R86];[.$X86];[.$AD86];[.$AJ86];[.$AP86];[.$AV86];[.$BB86];[.$BH86];[.$BN86];[.$BT86];[.$BZ86])" office:value-type="float" office:value="1959" calcext:value-type="float">
            <text:p>1959</text:p>
          </table:table-cell>
          <table:table-cell table:formula="of:=MEDIAN([.$M86];[.$S86];[.$Y86];[.$AE86];[.$AK86];[.$AQ86];[.$AW86];[.$BC86];[.$BI86];[.$BO86];[.$BU86];[.$CA86])" office:value-type="float" office:value="1" calcext:value-type="float">
            <text:p>1</text:p>
          </table:table-cell>
          <table:table-cell table:formula="of:=MAX([.$H86];[.$N86];[.$T86];[.$Z86];[.$AF86];[.$AL86];[.$AR86];[.$AX86];[.$BD86];[.$BJ86];[.$BP86];[.$BV86])" office:value-type="float" office:value="115.48" calcext:value-type="float">
            <text:p>115.48</text:p>
          </table:table-cell>
          <table:table-cell table:formula="of:=MAX([.$I86];[.$O86];[.$U86];[.$AA86];[.$AG86];[.$AM86];[.$AS86];[.$AY86];[.$BE86];[.$BK86];[.$BQ86];[.$BW86])" office:value-type="float" office:value="112.198" calcext:value-type="float">
            <text:p>112.198</text:p>
          </table:table-cell>
          <table:table-cell table:formula="of:=MAX([.$J86];[.$P86];[.$V86];[.$AB86];[.$AH86];[.$AN86];[.$AT86];[.$AZ86];[.$BF86];[.$BL86];[.$BR86];[.$BX86])" office:value-type="float" office:value="289" calcext:value-type="float">
            <text:p>289</text:p>
          </table:table-cell>
          <table:table-cell table:formula="of:=MAX([.$K86];[.$Q86];[.$W86];[.$AC86];[.$AI86];[.$AO86];[.$AU86];[.$BA86];[.$BG86];[.$BM86];[.$BS86];[.$BY86])" office:value-type="float" office:value="113" calcext:value-type="float">
            <text:p>113</text:p>
          </table:table-cell>
          <table:table-cell table:formula="of:=MAX([.$L86];[.$R86];[.$X86];[.$AD86];[.$AJ86];[.$AP86];[.$AV86];[.$BB86];[.$BH86];[.$BN86];[.$BT86];[.$BZ86])" office:value-type="float" office:value="1963" calcext:value-type="float">
            <text:p>1963</text:p>
          </table:table-cell>
          <table:table-cell table:formula="of:=MAX([.$M86];[.$S86];[.$Y86];[.$AE86];[.$AK86];[.$AQ86];[.$AW86];[.$BC86];[.$BI86];[.$BO86];[.$BU86];[.$CA8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id-round-2-strips/instances/instance-2.lp</text:p>
          </table:table-cell>
          <table:table-cell office:value-type="float" office:value="114.23" calcext:value-type="float">
            <text:p>114.23</text:p>
          </table:table-cell>
          <table:table-cell office:value-type="float" office:value="62.329" calcext:value-type="float">
            <text:p>62.329</text:p>
          </table:table-cell>
          <table:table-cell office:value-type="float" office:value="10675" calcext:value-type="float">
            <text:p>10675</text:p>
          </table:table-cell>
          <table:table-cell office:value-type="float" office:value="6685" calcext:value-type="float">
            <text:p>6685</text:p>
          </table:table-cell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  <table:table-cell office:value-type="float" office:value="363.12" calcext:value-type="float">
            <text:p>363.12</text:p>
          </table:table-cell>
          <table:table-cell office:value-type="float" office:value="347.655" calcext:value-type="float">
            <text:p>347.655</text:p>
          </table:table-cell>
          <table:table-cell office:value-type="float" office:value="377061" calcext:value-type="float">
            <text:p>377061</text:p>
          </table:table-cell>
          <table:table-cell office:value-type="float" office:value="7338" calcext:value-type="float">
            <text:p>7338</text:p>
          </table:table-cell>
          <table:table-cell office:value-type="float" office:value="5827" calcext:value-type="float">
            <text:p>5827</text:p>
          </table:table-cell>
          <table:table-cell office:value-type="float" office:value="0" calcext:value-type="float">
            <text:p>0</text:p>
          </table:table-cell>
          <table:table-cell office:value-type="float" office:value="345.66" calcext:value-type="float">
            <text:p>345.66</text:p>
          </table:table-cell>
          <table:table-cell office:value-type="float" office:value="331.708" calcext:value-type="float">
            <text:p>331.708</text:p>
          </table:table-cell>
          <table:table-cell office:value-type="float" office:value="11405" calcext:value-type="float">
            <text:p>11405</text:p>
          </table:table-cell>
          <table:table-cell office:value-type="float" office:value="2366" calcext:value-type="float">
            <text:p>2366</text:p>
          </table:table-cell>
          <table:table-cell office:value-type="float" office:value="5812" calcext:value-type="float">
            <text:p>5812</text:p>
          </table:table-cell>
          <table:table-cell office:value-type="float" office:value="0" calcext:value-type="float">
            <text:p>0</text:p>
          </table:table-cell>
          <table:table-cell office:value-type="float" office:value="357.36" calcext:value-type="float">
            <text:p>357.36</text:p>
          </table:table-cell>
          <table:table-cell office:value-type="float" office:value="342.561" calcext:value-type="float">
            <text:p>342.561</text:p>
          </table:table-cell>
          <table:table-cell office:value-type="float" office:value="274429" calcext:value-type="float">
            <text:p>274429</text:p>
          </table:table-cell>
          <table:table-cell office:value-type="float" office:value="7528" calcext:value-type="float">
            <text:p>7528</text:p>
          </table:table-cell>
          <table:table-cell office:value-type="float" office:value="5787" calcext:value-type="float">
            <text:p>5787</text:p>
          </table:table-cell>
          <table:table-cell office:value-type="float" office:value="65" calcext:value-type="float">
            <text:p>65</text:p>
          </table:table-cell>
          <table:table-cell office:value-type="float" office:value="371.39" calcext:value-type="float">
            <text:p>371.39</text:p>
          </table:table-cell>
          <table:table-cell office:value-type="float" office:value="344.151" calcext:value-type="float">
            <text:p>344.151</text:p>
          </table:table-cell>
          <table:table-cell office:value-type="float" office:value="13334" calcext:value-type="float">
            <text:p>13334</text:p>
          </table:table-cell>
          <table:table-cell office:value-type="float" office:value="3148" calcext:value-type="float">
            <text:p>3148</text:p>
          </table:table-cell>
          <table:table-cell office:value-type="float" office:value="6456" calcext:value-type="float">
            <text:p>6456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office:value-type="float" office:value="342.928" calcext:value-type="float">
            <text:p>342.928</text:p>
          </table:table-cell>
          <table:table-cell office:value-type="float" office:value="274429" calcext:value-type="float">
            <text:p>274429</text:p>
          </table:table-cell>
          <table:table-cell office:value-type="float" office:value="7528" calcext:value-type="float">
            <text:p>7528</text:p>
          </table:table-cell>
          <table:table-cell office:value-type="float" office:value="5787" calcext:value-type="float">
            <text:p>5787</text:p>
          </table:table-cell>
          <table:table-cell office:value-type="float" office:value="65" calcext:value-type="float">
            <text:p>65</text:p>
          </table:table-cell>
          <table:table-cell office:value-type="float" office:value="372.72" calcext:value-type="float">
            <text:p>372.72</text:p>
          </table:table-cell>
          <table:table-cell office:value-type="float" office:value="359.603" calcext:value-type="float">
            <text:p>359.603</text:p>
          </table:table-cell>
          <table:table-cell office:value-type="float" office:value="13335" calcext:value-type="float">
            <text:p>13335</text:p>
          </table:table-cell>
          <table:table-cell office:value-type="float" office:value="3149" calcext:value-type="float">
            <text:p>3149</text:p>
          </table:table-cell>
          <table:table-cell office:value-type="float" office:value="5808" calcext:value-type="float">
            <text:p>5808</text:p>
          </table:table-cell>
          <table:table-cell office:value-type="float" office:value="12" calcext:value-type="float">
            <text:p>12</text:p>
          </table:table-cell>
          <table:table-cell office:value-type="float" office:value="348.28" calcext:value-type="float">
            <text:p>348.28</text:p>
          </table:table-cell>
          <table:table-cell office:value-type="float" office:value="333.811" calcext:value-type="float">
            <text:p>333.811</text:p>
          </table:table-cell>
          <table:table-cell office:value-type="float" office:value="274429" calcext:value-type="float">
            <text:p>274429</text:p>
          </table:table-cell>
          <table:table-cell office:value-type="float" office:value="7528" calcext:value-type="float">
            <text:p>7528</text:p>
          </table:table-cell>
          <table:table-cell office:value-type="float" office:value="5786" calcext:value-type="float">
            <text:p>5786</text:p>
          </table:table-cell>
          <table:table-cell office:value-type="float" office:value="65" calcext:value-type="float">
            <text:p>65</text:p>
          </table:table-cell>
          <table:table-cell office:value-type="float" office:value="351.86" calcext:value-type="float">
            <text:p>351.86</text:p>
          </table:table-cell>
          <table:table-cell office:value-type="float" office:value="336.475" calcext:value-type="float">
            <text:p>336.475</text:p>
          </table:table-cell>
          <table:table-cell office:value-type="float" office:value="13114" calcext:value-type="float">
            <text:p>13114</text:p>
          </table:table-cell>
          <table:table-cell office:value-type="float" office:value="3065" calcext:value-type="float">
            <text:p>3065</text:p>
          </table:table-cell>
          <table:table-cell office:value-type="float" office:value="5807" calcext:value-type="float">
            <text:p>5807</text:p>
          </table:table-cell>
          <table:table-cell office:value-type="float" office:value="7" calcext:value-type="float">
            <text:p>7</text:p>
          </table:table-cell>
          <table:table-cell office:value-type="float" office:value="352.76" calcext:value-type="float">
            <text:p>352.76</text:p>
          </table:table-cell>
          <table:table-cell office:value-type="float" office:value="337.842" calcext:value-type="float">
            <text:p>337.842</text:p>
          </table:table-cell>
          <table:table-cell office:value-type="float" office:value="118295" calcext:value-type="float">
            <text:p>118295</text:p>
          </table:table-cell>
          <table:table-cell office:value-type="float" office:value="3293" calcext:value-type="float">
            <text:p>3293</text:p>
          </table:table-cell>
          <table:table-cell office:value-type="float" office:value="5771" calcext:value-type="float">
            <text:p>5771</text:p>
          </table:table-cell>
          <table:table-cell office:value-type="float" office:value="50" calcext:value-type="float">
            <text:p>50</text:p>
          </table:table-cell>
          <table:table-cell office:value-type="float" office:value="344.22" calcext:value-type="float">
            <text:p>344.22</text:p>
          </table:table-cell>
          <table:table-cell office:value-type="float" office:value="329.007" calcext:value-type="float">
            <text:p>329.007</text:p>
          </table:table-cell>
          <table:table-cell office:value-type="float" office:value="13114" calcext:value-type="float">
            <text:p>13114</text:p>
          </table:table-cell>
          <table:table-cell office:value-type="float" office:value="3065" calcext:value-type="float">
            <text:p>3065</text:p>
          </table:table-cell>
          <table:table-cell office:value-type="float" office:value="5809" calcext:value-type="float">
            <text:p>5809</text:p>
          </table:table-cell>
          <table:table-cell office:value-type="float" office:value="8" calcext:value-type="float">
            <text:p>8</text:p>
          </table:table-cell>
          <table:table-cell office:value-type="float" office:value="355.55" calcext:value-type="float">
            <text:p>355.55</text:p>
          </table:table-cell>
          <table:table-cell office:value-type="float" office:value="340.324" calcext:value-type="float">
            <text:p>340.324</text:p>
          </table:table-cell>
          <table:table-cell office:value-type="float" office:value="361078" calcext:value-type="float">
            <text:p>361078</text:p>
          </table:table-cell>
          <table:table-cell office:value-type="float" office:value="7972" calcext:value-type="float">
            <text:p>7972</text:p>
          </table:table-cell>
          <table:table-cell office:value-type="float" office:value="5773" calcext:value-type="float">
            <text:p>5773</text:p>
          </table:table-cell>
          <table:table-cell office:value-type="float" office:value="62" calcext:value-type="float">
            <text:p>62</text:p>
          </table:table-cell>
          <table:table-cell office:value-type="float" office:value="347.65" calcext:value-type="float">
            <text:p>347.65</text:p>
          </table:table-cell>
          <table:table-cell office:value-type="float" office:value="332.3" calcext:value-type="float">
            <text:p>332.3</text:p>
          </table:table-cell>
          <table:table-cell office:value-type="float" office:value="13098" calcext:value-type="float">
            <text:p>13098</text:p>
          </table:table-cell>
          <table:table-cell office:value-type="float" office:value="3064" calcext:value-type="float">
            <text:p>3064</text:p>
          </table:table-cell>
          <table:table-cell office:value-type="float" office:value="5806" calcext:value-type="float">
            <text:p>5806</text:p>
          </table:table-cell>
          <table:table-cell office:value-type="float" office:value="9" calcext:value-type="float">
            <text:p>9</text:p>
          </table:table-cell>
          <table:table-cell table:formula="of:=MIN([.$H87];[.$N87];[.$T87];[.$Z87];[.$AF87];[.$AL87];[.$AR87];[.$AX87];[.$BD87];[.$BJ87];[.$BP87];[.$BV87])" office:value-type="float" office:value="344.22" calcext:value-type="float">
            <text:p>344.22</text:p>
          </table:table-cell>
          <table:table-cell table:formula="of:=MIN([.$I87];[.$O87];[.$U87];[.$AA87];[.$AG87];[.$AM87];[.$AS87];[.$AY87];[.$BE87];[.$BK87];[.$BQ87];[.$BW87])" office:value-type="float" office:value="329.007" calcext:value-type="float">
            <text:p>329.007</text:p>
          </table:table-cell>
          <table:table-cell table:formula="of:=MIN([.$J87];[.$P87];[.$V87];[.$AB87];[.$AH87];[.$AN87];[.$AT87];[.$AZ87];[.$BF87];[.$BL87];[.$BR87];[.$BX87])" office:value-type="float" office:value="11405" calcext:value-type="float">
            <text:p>11405</text:p>
          </table:table-cell>
          <table:table-cell table:formula="of:=MIN([.$K87];[.$Q87];[.$W87];[.$AC87];[.$AI87];[.$AO87];[.$AU87];[.$BA87];[.$BG87];[.$BM87];[.$BS87];[.$BY87])" office:value-type="float" office:value="2366" calcext:value-type="float">
            <text:p>2366</text:p>
          </table:table-cell>
          <table:table-cell table:formula="of:=MIN([.$L87];[.$R87];[.$X87];[.$AD87];[.$AJ87];[.$AP87];[.$AV87];[.$BB87];[.$BH87];[.$BN87];[.$BT87];[.$BZ87])" office:value-type="float" office:value="5771" calcext:value-type="float">
            <text:p>5771</text:p>
          </table:table-cell>
          <table:table-cell table:formula="of:=MIN([.$M87];[.$S87];[.$Y87];[.$AE87];[.$AK87];[.$AQ87];[.$AW87];[.$BC87];[.$BI87];[.$BO87];[.$BU87];[.$CA87])" office:value-type="float" office:value="0" calcext:value-type="float">
            <text:p>0</text:p>
          </table:table-cell>
          <table:table-cell table:formula="of:=MEDIAN([.$H87];[.$N87];[.$T87];[.$Z87];[.$AF87];[.$AL87];[.$AR87];[.$AX87];[.$BD87];[.$BJ87];[.$BP87];[.$BV87])" office:value-type="float" office:value="354.155" calcext:value-type="float">
            <text:p>354.155</text:p>
          </table:table-cell>
          <table:table-cell table:formula="of:=MEDIAN([.$I87];[.$O87];[.$U87];[.$AA87];[.$AG87];[.$AM87];[.$AS87];[.$AY87];[.$BE87];[.$BK87];[.$BQ87];[.$BW87])" office:value-type="float" office:value="339.083" calcext:value-type="float">
            <text:p>339.083</text:p>
          </table:table-cell>
          <table:table-cell table:formula="of:=MEDIAN([.$J87];[.$P87];[.$V87];[.$AB87];[.$AH87];[.$AN87];[.$AT87];[.$AZ87];[.$BF87];[.$BL87];[.$BR87];[.$BX87])" office:value-type="float" office:value="65815" calcext:value-type="float">
            <text:p>65815</text:p>
          </table:table-cell>
          <table:table-cell table:formula="of:=MEDIAN([.$K87];[.$Q87];[.$W87];[.$AC87];[.$AI87];[.$AO87];[.$AU87];[.$BA87];[.$BG87];[.$BM87];[.$BS87];[.$BY87])" office:value-type="float" office:value="3221" calcext:value-type="float">
            <text:p>3221</text:p>
          </table:table-cell>
          <table:table-cell table:formula="of:=MEDIAN([.$L87];[.$R87];[.$X87];[.$AD87];[.$AJ87];[.$AP87];[.$AV87];[.$BB87];[.$BH87];[.$BN87];[.$BT87];[.$BZ87])" office:value-type="float" office:value="5806.5" calcext:value-type="float">
            <text:p>5806.5</text:p>
          </table:table-cell>
          <table:table-cell table:formula="of:=MEDIAN([.$M87];[.$S87];[.$Y87];[.$AE87];[.$AK87];[.$AQ87];[.$AW87];[.$BC87];[.$BI87];[.$BO87];[.$BU87];[.$CA87])" office:value-type="float" office:value="11" calcext:value-type="float">
            <text:p>11</text:p>
          </table:table-cell>
          <table:table-cell table:formula="of:=MAX([.$H87];[.$N87];[.$T87];[.$Z87];[.$AF87];[.$AL87];[.$AR87];[.$AX87];[.$BD87];[.$BJ87];[.$BP87];[.$BV87])" office:value-type="float" office:value="372.72" calcext:value-type="float">
            <text:p>372.72</text:p>
          </table:table-cell>
          <table:table-cell table:formula="of:=MAX([.$I87];[.$O87];[.$U87];[.$AA87];[.$AG87];[.$AM87];[.$AS87];[.$AY87];[.$BE87];[.$BK87];[.$BQ87];[.$BW87])" office:value-type="float" office:value="359.603" calcext:value-type="float">
            <text:p>359.603</text:p>
          </table:table-cell>
          <table:table-cell table:formula="of:=MAX([.$J87];[.$P87];[.$V87];[.$AB87];[.$AH87];[.$AN87];[.$AT87];[.$AZ87];[.$BF87];[.$BL87];[.$BR87];[.$BX87])" office:value-type="float" office:value="377061" calcext:value-type="float">
            <text:p>377061</text:p>
          </table:table-cell>
          <table:table-cell table:formula="of:=MAX([.$K87];[.$Q87];[.$W87];[.$AC87];[.$AI87];[.$AO87];[.$AU87];[.$BA87];[.$BG87];[.$BM87];[.$BS87];[.$BY87])" office:value-type="float" office:value="7972" calcext:value-type="float">
            <text:p>7972</text:p>
          </table:table-cell>
          <table:table-cell table:formula="of:=MAX([.$L87];[.$R87];[.$X87];[.$AD87];[.$AJ87];[.$AP87];[.$AV87];[.$BB87];[.$BH87];[.$BN87];[.$BT87];[.$BZ87])" office:value-type="float" office:value="6456" calcext:value-type="float">
            <text:p>6456</text:p>
          </table:table-cell>
          <table:table-cell table:formula="of:=MAX([.$M87];[.$S87];[.$Y87];[.$AE87];[.$AK87];[.$AQ87];[.$AW87];[.$BC87];[.$BI87];[.$BO87];[.$BU87];[.$CA87]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0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677383" calcext:value-type="float">
            <text:p>6677383</text:p>
          </table:table-cell>
          <table:table-cell office:value-type="float" office:value="5377363" calcext:value-type="float">
            <text:p>537736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240598" calcext:value-type="float">
            <text:p>12240598</text:p>
          </table:table-cell>
          <table:table-cell office:value-type="float" office:value="8937278" calcext:value-type="float">
            <text:p>893727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356989" calcext:value-type="float">
            <text:p>22356989</text:p>
          </table:table-cell>
          <table:table-cell office:value-type="float" office:value="6001340" calcext:value-type="float">
            <text:p>600134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680432" calcext:value-type="float">
            <text:p>9680432</text:p>
          </table:table-cell>
          <table:table-cell office:value-type="float" office:value="7143660" calcext:value-type="float">
            <text:p>714366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145837" calcext:value-type="float">
            <text:p>10145837</text:p>
          </table:table-cell>
          <table:table-cell office:value-type="float" office:value="7350988" calcext:value-type="float">
            <text:p>735098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450363" calcext:value-type="float">
            <text:p>11450363</text:p>
          </table:table-cell>
          <table:table-cell office:value-type="float" office:value="4711672" calcext:value-type="float">
            <text:p>471167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942816" calcext:value-type="float">
            <text:p>10942816</text:p>
          </table:table-cell>
          <table:table-cell office:value-type="float" office:value="8093224" calcext:value-type="float">
            <text:p>809322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732257" calcext:value-type="float">
            <text:p>19732257</text:p>
          </table:table-cell>
          <table:table-cell office:value-type="float" office:value="5652753" calcext:value-type="float">
            <text:p>565275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285389" calcext:value-type="float">
            <text:p>10285389</text:p>
          </table:table-cell>
          <table:table-cell office:value-type="float" office:value="7809487" calcext:value-type="float">
            <text:p>780948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393253" calcext:value-type="float">
            <text:p>19393253</text:p>
          </table:table-cell>
          <table:table-cell office:value-type="float" office:value="5728594" calcext:value-type="float">
            <text:p>572859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218922" calcext:value-type="float">
            <text:p>11218922</text:p>
          </table:table-cell>
          <table:table-cell office:value-type="float" office:value="8210723" calcext:value-type="float">
            <text:p>821072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927455" calcext:value-type="float">
            <text:p>20927455</text:p>
          </table:table-cell>
          <table:table-cell office:value-type="float" office:value="5797301" calcext:value-type="float">
            <text:p>57973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MIN([.$H88];[.$N88];[.$T88];[.$Z88];[.$AF88];[.$AL88];[.$AR88];[.$AX88];[.$BD88];[.$BJ88];[.$BP88];[.$BV88])" office:value-type="float" office:value="900" calcext:value-type="float">
            <text:p>900</text:p>
          </table:table-cell>
          <table:table-cell table:formula="of:=MIN([.$I88];[.$O88];[.$U88];[.$AA88];[.$AG88];[.$AM88];[.$AS88];[.$AY88];[.$BE88];[.$BK88];[.$BQ88];[.$BW88])" office:value-type="float" office:value="900" calcext:value-type="float">
            <text:p>900</text:p>
          </table:table-cell>
          <table:table-cell table:formula="of:=MIN([.$J88];[.$P88];[.$V88];[.$AB88];[.$AH88];[.$AN88];[.$AT88];[.$AZ88];[.$BF88];[.$BL88];[.$BR88];[.$BX88])" office:value-type="float" office:value="9680432" calcext:value-type="float">
            <text:p>9680432</text:p>
          </table:table-cell>
          <table:table-cell table:formula="of:=MIN([.$K88];[.$Q88];[.$W88];[.$AC88];[.$AI88];[.$AO88];[.$AU88];[.$BA88];[.$BG88];[.$BM88];[.$BS88];[.$BY88])" office:value-type="float" office:value="4711672" calcext:value-type="float">
            <text:p>4711672</text:p>
          </table:table-cell>
          <table:table-cell table:formula="of:=MIN([.$L88];[.$R88];[.$X88];[.$AD88];[.$AJ88];[.$AP88];[.$AV88];[.$BB88];[.$BH88];[.$BN88];[.$BT88];[.$BZ88])" office:value-type="float" office:value="66" calcext:value-type="float">
            <text:p>66</text:p>
          </table:table-cell>
          <table:table-cell table:formula="of:=MIN([.$M88];[.$S88];[.$Y88];[.$AE88];[.$AK88];[.$AQ88];[.$AW88];[.$BC88];[.$BI88];[.$BO88];[.$BU88];[.$CA88])" office:value-type="float" office:value="0" calcext:value-type="float">
            <text:p>0</text:p>
          </table:table-cell>
          <table:table-cell table:formula="of:=MEDIAN([.$H88];[.$N88];[.$T88];[.$Z88];[.$AF88];[.$AL88];[.$AR88];[.$AX88];[.$BD88];[.$BJ88];[.$BP88];[.$BV88])" office:value-type="float" office:value="900" calcext:value-type="float">
            <text:p>900</text:p>
          </table:table-cell>
          <table:table-cell table:formula="of:=MEDIAN([.$I88];[.$O88];[.$U88];[.$AA88];[.$AG88];[.$AM88];[.$AS88];[.$AY88];[.$BE88];[.$BK88];[.$BQ88];[.$BW88])" office:value-type="float" office:value="900" calcext:value-type="float">
            <text:p>900</text:p>
          </table:table-cell>
          <table:table-cell table:formula="of:=MEDIAN([.$J88];[.$P88];[.$V88];[.$AB88];[.$AH88];[.$AN88];[.$AT88];[.$AZ88];[.$BF88];[.$BL88];[.$BR88];[.$BX88])" office:value-type="float" office:value="11450363" calcext:value-type="float">
            <text:p>11450363</text:p>
          </table:table-cell>
          <table:table-cell table:formula="of:=MEDIAN([.$K88];[.$Q88];[.$W88];[.$AC88];[.$AI88];[.$AO88];[.$AU88];[.$BA88];[.$BG88];[.$BM88];[.$BS88];[.$BY88])" office:value-type="float" office:value="7143660" calcext:value-type="float">
            <text:p>7143660</text:p>
          </table:table-cell>
          <table:table-cell table:formula="of:=MEDIAN([.$L88];[.$R88];[.$X88];[.$AD88];[.$AJ88];[.$AP88];[.$AV88];[.$BB88];[.$BH88];[.$BN88];[.$BT88];[.$BZ88])" office:value-type="float" office:value="80.5" calcext:value-type="float">
            <text:p>80.5</text:p>
          </table:table-cell>
          <table:table-cell table:formula="of:=MEDIAN([.$M88];[.$S88];[.$Y88];[.$AE88];[.$AK88];[.$AQ88];[.$AW88];[.$BC88];[.$BI88];[.$BO88];[.$BU88];[.$CA88])" office:value-type="float" office:value="0" calcext:value-type="float">
            <text:p>0</text:p>
          </table:table-cell>
          <table:table-cell table:formula="of:=MAX([.$H88];[.$N88];[.$T88];[.$Z88];[.$AF88];[.$AL88];[.$AR88];[.$AX88];[.$BD88];[.$BJ88];[.$BP88];[.$BV88])" office:value-type="float" office:value="900" calcext:value-type="float">
            <text:p>900</text:p>
          </table:table-cell>
          <table:table-cell table:formula="of:=MAX([.$I88];[.$O88];[.$U88];[.$AA88];[.$AG88];[.$AM88];[.$AS88];[.$AY88];[.$BE88];[.$BK88];[.$BQ88];[.$BW88])" office:value-type="float" office:value="900" calcext:value-type="float">
            <text:p>900</text:p>
          </table:table-cell>
          <table:table-cell table:formula="of:=MAX([.$J88];[.$P88];[.$V88];[.$AB88];[.$AH88];[.$AN88];[.$AT88];[.$AZ88];[.$BF88];[.$BL88];[.$BR88];[.$BX88])" office:value-type="float" office:value="22356989" calcext:value-type="float">
            <text:p>22356989</text:p>
          </table:table-cell>
          <table:table-cell table:formula="of:=MAX([.$K88];[.$Q88];[.$W88];[.$AC88];[.$AI88];[.$AO88];[.$AU88];[.$BA88];[.$BG88];[.$BM88];[.$BS88];[.$BY88])" office:value-type="float" office:value="8937278" calcext:value-type="float">
            <text:p>8937278</text:p>
          </table:table-cell>
          <table:table-cell table:formula="of:=MAX([.$L88];[.$R88];[.$X88];[.$AD88];[.$AJ88];[.$AP88];[.$AV88];[.$BB88];[.$BH88];[.$BN88];[.$BT88];[.$BZ88])" office:value-type="float" office:value="120" calcext:value-type="float">
            <text:p>120</text:p>
          </table:table-cell>
          <table:table-cell table:formula="of:=MAX([.$M88];[.$S88];[.$Y88];[.$AE88];[.$AK88];[.$AQ88];[.$AW88];[.$BC88];[.$BI88];[.$BO88];[.$BU88];[.$CA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1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68260" calcext:value-type="float">
            <text:p>7068260</text:p>
          </table:table-cell>
          <table:table-cell office:value-type="float" office:value="5931669" calcext:value-type="float">
            <text:p>593166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495637" calcext:value-type="float">
            <text:p>11495637</text:p>
          </table:table-cell>
          <table:table-cell office:value-type="float" office:value="8343891" calcext:value-type="float">
            <text:p>834389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973205" calcext:value-type="float">
            <text:p>13973205</text:p>
          </table:table-cell>
          <table:table-cell office:value-type="float" office:value="5068273" calcext:value-type="float">
            <text:p>5068273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668115" calcext:value-type="float">
            <text:p>10668115</text:p>
          </table:table-cell>
          <table:table-cell office:value-type="float" office:value="7838292" calcext:value-type="float">
            <text:p>783829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1452762" calcext:value-type="float">
            <text:p>21452762</text:p>
          </table:table-cell>
          <table:table-cell office:value-type="float" office:value="5567435" calcext:value-type="float">
            <text:p>556743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73229" calcext:value-type="float">
            <text:p>9973229</text:p>
          </table:table-cell>
          <table:table-cell office:value-type="float" office:value="7242258" calcext:value-type="float">
            <text:p>724225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407380" calcext:value-type="float">
            <text:p>10407380</text:p>
          </table:table-cell>
          <table:table-cell office:value-type="float" office:value="4231122" calcext:value-type="float">
            <text:p>423112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389251" calcext:value-type="float">
            <text:p>10389251</text:p>
          </table:table-cell>
          <table:table-cell office:value-type="float" office:value="7733913" calcext:value-type="float">
            <text:p>773391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958093" calcext:value-type="float">
            <text:p>11958093</text:p>
          </table:table-cell>
          <table:table-cell office:value-type="float" office:value="4519916" calcext:value-type="float">
            <text:p>451991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99109" calcext:value-type="float">
            <text:p>9999109</text:p>
          </table:table-cell>
          <table:table-cell office:value-type="float" office:value="7594696" calcext:value-type="float">
            <text:p>759469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203145" calcext:value-type="float">
            <text:p>15203145</text:p>
          </table:table-cell>
          <table:table-cell office:value-type="float" office:value="4901412" calcext:value-type="float">
            <text:p>49014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66584" calcext:value-type="float">
            <text:p>10066584</text:p>
          </table:table-cell>
          <table:table-cell office:value-type="float" office:value="7502057" calcext:value-type="float">
            <text:p>750205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028168" calcext:value-type="float">
            <text:p>19028168</text:p>
          </table:table-cell>
          <table:table-cell office:value-type="float" office:value="5423718" calcext:value-type="float">
            <text:p>542371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MIN([.$H89];[.$N89];[.$T89];[.$Z89];[.$AF89];[.$AL89];[.$AR89];[.$AX89];[.$BD89];[.$BJ89];[.$BP89];[.$BV89])" office:value-type="float" office:value="900" calcext:value-type="float">
            <text:p>900</text:p>
          </table:table-cell>
          <table:table-cell table:formula="of:=MIN([.$I89];[.$O89];[.$U89];[.$AA89];[.$AG89];[.$AM89];[.$AS89];[.$AY89];[.$BE89];[.$BK89];[.$BQ89];[.$BW89])" office:value-type="float" office:value="900" calcext:value-type="float">
            <text:p>900</text:p>
          </table:table-cell>
          <table:table-cell table:formula="of:=MIN([.$J89];[.$P89];[.$V89];[.$AB89];[.$AH89];[.$AN89];[.$AT89];[.$AZ89];[.$BF89];[.$BL89];[.$BR89];[.$BX89])" office:value-type="float" office:value="9973229" calcext:value-type="float">
            <text:p>9973229</text:p>
          </table:table-cell>
          <table:table-cell table:formula="of:=MIN([.$K89];[.$Q89];[.$W89];[.$AC89];[.$AI89];[.$AO89];[.$AU89];[.$BA89];[.$BG89];[.$BM89];[.$BS89];[.$BY89])" office:value-type="float" office:value="4231122" calcext:value-type="float">
            <text:p>4231122</text:p>
          </table:table-cell>
          <table:table-cell table:formula="of:=MIN([.$L89];[.$R89];[.$X89];[.$AD89];[.$AJ89];[.$AP89];[.$AV89];[.$BB89];[.$BH89];[.$BN89];[.$BT89];[.$BZ89])" office:value-type="float" office:value="68" calcext:value-type="float">
            <text:p>68</text:p>
          </table:table-cell>
          <table:table-cell table:formula="of:=MIN([.$M89];[.$S89];[.$Y89];[.$AE89];[.$AK89];[.$AQ89];[.$AW89];[.$BC89];[.$BI89];[.$BO89];[.$BU89];[.$CA89])" office:value-type="float" office:value="0" calcext:value-type="float">
            <text:p>0</text:p>
          </table:table-cell>
          <table:table-cell table:formula="of:=MEDIAN([.$H89];[.$N89];[.$T89];[.$Z89];[.$AF89];[.$AL89];[.$AR89];[.$AX89];[.$BD89];[.$BJ89];[.$BP89];[.$BV89])" office:value-type="float" office:value="900" calcext:value-type="float">
            <text:p>900</text:p>
          </table:table-cell>
          <table:table-cell table:formula="of:=MEDIAN([.$I89];[.$O89];[.$U89];[.$AA89];[.$AG89];[.$AM89];[.$AS89];[.$AY89];[.$BE89];[.$BK89];[.$BQ89];[.$BW89])" office:value-type="float" office:value="900" calcext:value-type="float">
            <text:p>900</text:p>
          </table:table-cell>
          <table:table-cell table:formula="of:=MEDIAN([.$J89];[.$P89];[.$V89];[.$AB89];[.$AH89];[.$AN89];[.$AT89];[.$AZ89];[.$BF89];[.$BL89];[.$BR89];[.$BX89])" office:value-type="float" office:value="11081876" calcext:value-type="float">
            <text:p>11081876</text:p>
          </table:table-cell>
          <table:table-cell table:formula="of:=MEDIAN([.$K89];[.$Q89];[.$W89];[.$AC89];[.$AI89];[.$AO89];[.$AU89];[.$BA89];[.$BG89];[.$BM89];[.$BS89];[.$BY89])" office:value-type="float" office:value="6404846.5" calcext:value-type="float">
            <text:p>6404846.5</text:p>
          </table:table-cell>
          <table:table-cell table:formula="of:=MEDIAN([.$L89];[.$R89];[.$X89];[.$AD89];[.$AJ89];[.$AP89];[.$AV89];[.$BB89];[.$BH89];[.$BN89];[.$BT89];[.$BZ89])" office:value-type="float" office:value="86.5" calcext:value-type="float">
            <text:p>86.5</text:p>
          </table:table-cell>
          <table:table-cell table:formula="of:=MEDIAN([.$M89];[.$S89];[.$Y89];[.$AE89];[.$AK89];[.$AQ89];[.$AW89];[.$BC89];[.$BI89];[.$BO89];[.$BU89];[.$CA89])" office:value-type="float" office:value="0" calcext:value-type="float">
            <text:p>0</text:p>
          </table:table-cell>
          <table:table-cell table:formula="of:=MAX([.$H89];[.$N89];[.$T89];[.$Z89];[.$AF89];[.$AL89];[.$AR89];[.$AX89];[.$BD89];[.$BJ89];[.$BP89];[.$BV89])" office:value-type="float" office:value="900" calcext:value-type="float">
            <text:p>900</text:p>
          </table:table-cell>
          <table:table-cell table:formula="of:=MAX([.$I89];[.$O89];[.$U89];[.$AA89];[.$AG89];[.$AM89];[.$AS89];[.$AY89];[.$BE89];[.$BK89];[.$BQ89];[.$BW89])" office:value-type="float" office:value="900" calcext:value-type="float">
            <text:p>900</text:p>
          </table:table-cell>
          <table:table-cell table:formula="of:=MAX([.$J89];[.$P89];[.$V89];[.$AB89];[.$AH89];[.$AN89];[.$AT89];[.$AZ89];[.$BF89];[.$BL89];[.$BR89];[.$BX89])" office:value-type="float" office:value="21452762" calcext:value-type="float">
            <text:p>21452762</text:p>
          </table:table-cell>
          <table:table-cell table:formula="of:=MAX([.$K89];[.$Q89];[.$W89];[.$AC89];[.$AI89];[.$AO89];[.$AU89];[.$BA89];[.$BG89];[.$BM89];[.$BS89];[.$BY89])" office:value-type="float" office:value="8343891" calcext:value-type="float">
            <text:p>8343891</text:p>
          </table:table-cell>
          <table:table-cell table:formula="of:=MAX([.$L89];[.$R89];[.$X89];[.$AD89];[.$AJ89];[.$AP89];[.$AV89];[.$BB89];[.$BH89];[.$BN89];[.$BT89];[.$BZ89])" office:value-type="float" office:value="115" calcext:value-type="float">
            <text:p>115</text:p>
          </table:table-cell>
          <table:table-cell table:formula="of:=MAX([.$M89];[.$S89];[.$Y89];[.$AE89];[.$AK89];[.$AQ89];[.$AW89];[.$BC89];[.$BI89];[.$BO89];[.$BU89];[.$CA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2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670190" calcext:value-type="float">
            <text:p>6670190</text:p>
          </table:table-cell>
          <table:table-cell office:value-type="float" office:value="5538058" calcext:value-type="float">
            <text:p>553805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243580" calcext:value-type="float">
            <text:p>11243580</text:p>
          </table:table-cell>
          <table:table-cell office:value-type="float" office:value="8160680" calcext:value-type="float">
            <text:p>81606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06437" calcext:value-type="float">
            <text:p>10006437</text:p>
          </table:table-cell>
          <table:table-cell office:value-type="float" office:value="4120240" calcext:value-type="float">
            <text:p>412024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275955" calcext:value-type="float">
            <text:p>10275955</text:p>
          </table:table-cell>
          <table:table-cell office:value-type="float" office:value="7304418" calcext:value-type="float">
            <text:p>7304418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462590" calcext:value-type="float">
            <text:p>10462590</text:p>
          </table:table-cell>
          <table:table-cell office:value-type="float" office:value="7544980" calcext:value-type="float">
            <text:p>754498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686445" calcext:value-type="float">
            <text:p>14686445</text:p>
          </table:table-cell>
          <table:table-cell office:value-type="float" office:value="4628320" calcext:value-type="float">
            <text:p>462832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068937" calcext:value-type="float">
            <text:p>11068937</text:p>
          </table:table-cell>
          <table:table-cell office:value-type="float" office:value="8018069" calcext:value-type="float">
            <text:p>801806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475480" calcext:value-type="float">
            <text:p>10475480</text:p>
          </table:table-cell>
          <table:table-cell office:value-type="float" office:value="4581823" calcext:value-type="float">
            <text:p>4581823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522547" calcext:value-type="float">
            <text:p>11522547</text:p>
          </table:table-cell>
          <table:table-cell office:value-type="float" office:value="8341497" calcext:value-type="float">
            <text:p>834149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56610" calcext:value-type="float">
            <text:p>10056610</text:p>
          </table:table-cell>
          <table:table-cell office:value-type="float" office:value="3994881" calcext:value-type="float">
            <text:p>3994881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345508" calcext:value-type="float">
            <text:p>11345508</text:p>
          </table:table-cell>
          <table:table-cell office:value-type="float" office:value="8040567" calcext:value-type="float">
            <text:p>804056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71244" calcext:value-type="float">
            <text:p>9271244</text:p>
          </table:table-cell>
          <table:table-cell office:value-type="float" office:value="3864136" calcext:value-type="float">
            <text:p>386413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MIN([.$H90];[.$N90];[.$T90];[.$Z90];[.$AF90];[.$AL90];[.$AR90];[.$AX90];[.$BD90];[.$BJ90];[.$BP90];[.$BV90])" office:value-type="float" office:value="900" calcext:value-type="float">
            <text:p>900</text:p>
          </table:table-cell>
          <table:table-cell table:formula="of:=MIN([.$I90];[.$O90];[.$U90];[.$AA90];[.$AG90];[.$AM90];[.$AS90];[.$AY90];[.$BE90];[.$BK90];[.$BQ90];[.$BW90])" office:value-type="float" office:value="900" calcext:value-type="float">
            <text:p>900</text:p>
          </table:table-cell>
          <table:table-cell table:formula="of:=MIN([.$J90];[.$P90];[.$V90];[.$AB90];[.$AH90];[.$AN90];[.$AT90];[.$AZ90];[.$BF90];[.$BL90];[.$BR90];[.$BX90])" office:value-type="float" office:value="9271244" calcext:value-type="float">
            <text:p>9271244</text:p>
          </table:table-cell>
          <table:table-cell table:formula="of:=MIN([.$K90];[.$Q90];[.$W90];[.$AC90];[.$AI90];[.$AO90];[.$AU90];[.$BA90];[.$BG90];[.$BM90];[.$BS90];[.$BY90])" office:value-type="float" office:value="3864136" calcext:value-type="float">
            <text:p>3864136</text:p>
          </table:table-cell>
          <table:table-cell table:formula="of:=MIN([.$L90];[.$R90];[.$X90];[.$AD90];[.$AJ90];[.$AP90];[.$AV90];[.$BB90];[.$BH90];[.$BN90];[.$BT90];[.$BZ90])" office:value-type="float" office:value="66" calcext:value-type="float">
            <text:p>66</text:p>
          </table:table-cell>
          <table:table-cell table:formula="of:=MIN([.$M90];[.$S90];[.$Y90];[.$AE90];[.$AK90];[.$AQ90];[.$AW90];[.$BC90];[.$BI90];[.$BO90];[.$BU90];[.$CA90])" office:value-type="float" office:value="0" calcext:value-type="float">
            <text:p>0</text:p>
          </table:table-cell>
          <table:table-cell table:formula="of:=MEDIAN([.$H90];[.$N90];[.$T90];[.$Z90];[.$AF90];[.$AL90];[.$AR90];[.$AX90];[.$BD90];[.$BJ90];[.$BP90];[.$BV90])" office:value-type="float" office:value="900" calcext:value-type="float">
            <text:p>900</text:p>
          </table:table-cell>
          <table:table-cell table:formula="of:=MEDIAN([.$I90];[.$O90];[.$U90];[.$AA90];[.$AG90];[.$AM90];[.$AS90];[.$AY90];[.$BE90];[.$BK90];[.$BQ90];[.$BW90])" office:value-type="float" office:value="900" calcext:value-type="float">
            <text:p>900</text:p>
          </table:table-cell>
          <table:table-cell table:formula="of:=MEDIAN([.$J90];[.$P90];[.$V90];[.$AB90];[.$AH90];[.$AN90];[.$AT90];[.$AZ90];[.$BF90];[.$BL90];[.$BR90];[.$BX90])" office:value-type="float" office:value="10475480" calcext:value-type="float">
            <text:p>10475480</text:p>
          </table:table-cell>
          <table:table-cell table:formula="of:=MEDIAN([.$K90];[.$Q90];[.$W90];[.$AC90];[.$AI90];[.$AO90];[.$AU90];[.$BA90];[.$BG90];[.$BM90];[.$BS90];[.$BY90])" office:value-type="float" office:value="7304418" calcext:value-type="float">
            <text:p>7304418</text:p>
          </table:table-cell>
          <table:table-cell table:formula="of:=MEDIAN([.$L90];[.$R90];[.$X90];[.$AD90];[.$AJ90];[.$AP90];[.$AV90];[.$BB90];[.$BH90];[.$BN90];[.$BT90];[.$BZ90])" office:value-type="float" office:value="109" calcext:value-type="float">
            <text:p>109</text:p>
          </table:table-cell>
          <table:table-cell table:formula="of:=MEDIAN([.$M90];[.$S90];[.$Y90];[.$AE90];[.$AK90];[.$AQ90];[.$AW90];[.$BC90];[.$BI90];[.$BO90];[.$BU90];[.$CA90])" office:value-type="float" office:value="0" calcext:value-type="float">
            <text:p>0</text:p>
          </table:table-cell>
          <table:table-cell table:formula="of:=MAX([.$H90];[.$N90];[.$T90];[.$Z90];[.$AF90];[.$AL90];[.$AR90];[.$AX90];[.$BD90];[.$BJ90];[.$BP90];[.$BV90])" office:value-type="float" office:value="900" calcext:value-type="float">
            <text:p>900</text:p>
          </table:table-cell>
          <table:table-cell table:formula="of:=MAX([.$I90];[.$O90];[.$U90];[.$AA90];[.$AG90];[.$AM90];[.$AS90];[.$AY90];[.$BE90];[.$BK90];[.$BQ90];[.$BW90])" office:value-type="float" office:value="900" calcext:value-type="float">
            <text:p>900</text:p>
          </table:table-cell>
          <table:table-cell table:formula="of:=MAX([.$J90];[.$P90];[.$V90];[.$AB90];[.$AH90];[.$AN90];[.$AT90];[.$AZ90];[.$BF90];[.$BL90];[.$BR90];[.$BX90])" office:value-type="float" office:value="14686445" calcext:value-type="float">
            <text:p>14686445</text:p>
          </table:table-cell>
          <table:table-cell table:formula="of:=MAX([.$K90];[.$Q90];[.$W90];[.$AC90];[.$AI90];[.$AO90];[.$AU90];[.$BA90];[.$BG90];[.$BM90];[.$BS90];[.$BY90])" office:value-type="float" office:value="8341497" calcext:value-type="float">
            <text:p>8341497</text:p>
          </table:table-cell>
          <table:table-cell table:formula="of:=MAX([.$L90];[.$R90];[.$X90];[.$AD90];[.$AJ90];[.$AP90];[.$AV90];[.$BB90];[.$BH90];[.$BN90];[.$BT90];[.$BZ90])" office:value-type="float" office:value="129" calcext:value-type="float">
            <text:p>129</text:p>
          </table:table-cell>
          <table:table-cell table:formula="of:=MAX([.$M90];[.$S90];[.$Y90];[.$AE90];[.$AK90];[.$AQ90];[.$AW90];[.$BC90];[.$BI90];[.$BO90];[.$BU90];[.$CA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3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85735" calcext:value-type="float">
            <text:p>6785735</text:p>
          </table:table-cell>
          <table:table-cell office:value-type="float" office:value="5627568" calcext:value-type="float">
            <text:p>562756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62190" calcext:value-type="float">
            <text:p>9962190</text:p>
          </table:table-cell>
          <table:table-cell office:value-type="float" office:value="7341373" calcext:value-type="float">
            <text:p>734137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899577" calcext:value-type="float">
            <text:p>9899577</text:p>
          </table:table-cell>
          <table:table-cell office:value-type="float" office:value="3925124" calcext:value-type="float">
            <text:p>392512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14421" calcext:value-type="float">
            <text:p>9914421</text:p>
          </table:table-cell>
          <table:table-cell office:value-type="float" office:value="7206555" calcext:value-type="float">
            <text:p>720655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37730" calcext:value-type="float">
            <text:p>9937730</text:p>
          </table:table-cell>
          <table:table-cell office:value-type="float" office:value="7125373" calcext:value-type="float">
            <text:p>7125373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522690" calcext:value-type="float">
            <text:p>16522690</text:p>
          </table:table-cell>
          <table:table-cell office:value-type="float" office:value="4715786" calcext:value-type="float">
            <text:p>471578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827059" calcext:value-type="float">
            <text:p>10827059</text:p>
          </table:table-cell>
          <table:table-cell office:value-type="float" office:value="7747382" calcext:value-type="float">
            <text:p>774738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092417" calcext:value-type="float">
            <text:p>11092417</text:p>
          </table:table-cell>
          <table:table-cell office:value-type="float" office:value="4103306" calcext:value-type="float">
            <text:p>410330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543769" calcext:value-type="float">
            <text:p>10543769</text:p>
          </table:table-cell>
          <table:table-cell office:value-type="float" office:value="7663718" calcext:value-type="float">
            <text:p>766371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130247" calcext:value-type="float">
            <text:p>14130247</text:p>
          </table:table-cell>
          <table:table-cell office:value-type="float" office:value="4342981" calcext:value-type="float">
            <text:p>434298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126464" calcext:value-type="float">
            <text:p>10126464</text:p>
          </table:table-cell>
          <table:table-cell office:value-type="float" office:value="7266712" calcext:value-type="float">
            <text:p>726671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302059" calcext:value-type="float">
            <text:p>19302059</text:p>
          </table:table-cell>
          <table:table-cell office:value-type="float" office:value="5020039" calcext:value-type="float">
            <text:p>502003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MIN([.$H91];[.$N91];[.$T91];[.$Z91];[.$AF91];[.$AL91];[.$AR91];[.$AX91];[.$BD91];[.$BJ91];[.$BP91];[.$BV91])" office:value-type="float" office:value="900" calcext:value-type="float">
            <text:p>900</text:p>
          </table:table-cell>
          <table:table-cell table:formula="of:=MIN([.$I91];[.$O91];[.$U91];[.$AA91];[.$AG91];[.$AM91];[.$AS91];[.$AY91];[.$BE91];[.$BK91];[.$BQ91];[.$BW91])" office:value-type="float" office:value="900" calcext:value-type="float">
            <text:p>900</text:p>
          </table:table-cell>
          <table:table-cell table:formula="of:=MIN([.$J91];[.$P91];[.$V91];[.$AB91];[.$AH91];[.$AN91];[.$AT91];[.$AZ91];[.$BF91];[.$BL91];[.$BR91];[.$BX91])" office:value-type="float" office:value="9899577" calcext:value-type="float">
            <text:p>9899577</text:p>
          </table:table-cell>
          <table:table-cell table:formula="of:=MIN([.$K91];[.$Q91];[.$W91];[.$AC91];[.$AI91];[.$AO91];[.$AU91];[.$BA91];[.$BG91];[.$BM91];[.$BS91];[.$BY91])" office:value-type="float" office:value="3925124" calcext:value-type="float">
            <text:p>3925124</text:p>
          </table:table-cell>
          <table:table-cell table:formula="of:=MIN([.$L91];[.$R91];[.$X91];[.$AD91];[.$AJ91];[.$AP91];[.$AV91];[.$BB91];[.$BH91];[.$BN91];[.$BT91];[.$BZ91])" office:value-type="float" office:value="80" calcext:value-type="float">
            <text:p>80</text:p>
          </table:table-cell>
          <table:table-cell table:formula="of:=MIN([.$M91];[.$S91];[.$Y91];[.$AE91];[.$AK91];[.$AQ91];[.$AW91];[.$BC91];[.$BI91];[.$BO91];[.$BU91];[.$CA91])" office:value-type="float" office:value="0" calcext:value-type="float">
            <text:p>0</text:p>
          </table:table-cell>
          <table:table-cell table:formula="of:=MEDIAN([.$H91];[.$N91];[.$T91];[.$Z91];[.$AF91];[.$AL91];[.$AR91];[.$AX91];[.$BD91];[.$BJ91];[.$BP91];[.$BV91])" office:value-type="float" office:value="900" calcext:value-type="float">
            <text:p>900</text:p>
          </table:table-cell>
          <table:table-cell table:formula="of:=MEDIAN([.$I91];[.$O91];[.$U91];[.$AA91];[.$AG91];[.$AM91];[.$AS91];[.$AY91];[.$BE91];[.$BK91];[.$BQ91];[.$BW91])" office:value-type="float" office:value="900" calcext:value-type="float">
            <text:p>900</text:p>
          </table:table-cell>
          <table:table-cell table:formula="of:=MEDIAN([.$J91];[.$P91];[.$V91];[.$AB91];[.$AH91];[.$AN91];[.$AT91];[.$AZ91];[.$BF91];[.$BL91];[.$BR91];[.$BX91])" office:value-type="float" office:value="10543769" calcext:value-type="float">
            <text:p>10543769</text:p>
          </table:table-cell>
          <table:table-cell table:formula="of:=MEDIAN([.$K91];[.$Q91];[.$W91];[.$AC91];[.$AI91];[.$AO91];[.$AU91];[.$BA91];[.$BG91];[.$BM91];[.$BS91];[.$BY91])" office:value-type="float" office:value="7125373" calcext:value-type="float">
            <text:p>7125373</text:p>
          </table:table-cell>
          <table:table-cell table:formula="of:=MEDIAN([.$L91];[.$R91];[.$X91];[.$AD91];[.$AJ91];[.$AP91];[.$AV91];[.$BB91];[.$BH91];[.$BN91];[.$BT91];[.$BZ91])" office:value-type="float" office:value="106.5" calcext:value-type="float">
            <text:p>106.5</text:p>
          </table:table-cell>
          <table:table-cell table:formula="of:=MEDIAN([.$M91];[.$S91];[.$Y91];[.$AE91];[.$AK91];[.$AQ91];[.$AW91];[.$BC91];[.$BI91];[.$BO91];[.$BU91];[.$CA91])" office:value-type="float" office:value="0" calcext:value-type="float">
            <text:p>0</text:p>
          </table:table-cell>
          <table:table-cell table:formula="of:=MAX([.$H91];[.$N91];[.$T91];[.$Z91];[.$AF91];[.$AL91];[.$AR91];[.$AX91];[.$BD91];[.$BJ91];[.$BP91];[.$BV91])" office:value-type="float" office:value="900" calcext:value-type="float">
            <text:p>900</text:p>
          </table:table-cell>
          <table:table-cell table:formula="of:=MAX([.$I91];[.$O91];[.$U91];[.$AA91];[.$AG91];[.$AM91];[.$AS91];[.$AY91];[.$BE91];[.$BK91];[.$BQ91];[.$BW91])" office:value-type="float" office:value="900" calcext:value-type="float">
            <text:p>900</text:p>
          </table:table-cell>
          <table:table-cell table:formula="of:=MAX([.$J91];[.$P91];[.$V91];[.$AB91];[.$AH91];[.$AN91];[.$AT91];[.$AZ91];[.$BF91];[.$BL91];[.$BR91];[.$BX91])" office:value-type="float" office:value="19302059" calcext:value-type="float">
            <text:p>19302059</text:p>
          </table:table-cell>
          <table:table-cell table:formula="of:=MAX([.$K91];[.$Q91];[.$W91];[.$AC91];[.$AI91];[.$AO91];[.$AU91];[.$BA91];[.$BG91];[.$BM91];[.$BS91];[.$BY91])" office:value-type="float" office:value="7747382" calcext:value-type="float">
            <text:p>7747382</text:p>
          </table:table-cell>
          <table:table-cell table:formula="of:=MAX([.$L91];[.$R91];[.$X91];[.$AD91];[.$AJ91];[.$AP91];[.$AV91];[.$BB91];[.$BH91];[.$BN91];[.$BT91];[.$BZ91])" office:value-type="float" office:value="131" calcext:value-type="float">
            <text:p>131</text:p>
          </table:table-cell>
          <table:table-cell table:formula="of:=MAX([.$M91];[.$S91];[.$Y91];[.$AE91];[.$AK91];[.$AQ91];[.$AW91];[.$BC91];[.$BI91];[.$BO91];[.$BU91];[.$CA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4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002394" calcext:value-type="float">
            <text:p>6002394</text:p>
          </table:table-cell>
          <table:table-cell office:value-type="float" office:value="4867250" calcext:value-type="float">
            <text:p>486725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021155" calcext:value-type="float">
            <text:p>11021155</text:p>
          </table:table-cell>
          <table:table-cell office:value-type="float" office:value="7926269" calcext:value-type="float">
            <text:p>792626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668894" calcext:value-type="float">
            <text:p>11668894</text:p>
          </table:table-cell>
          <table:table-cell office:value-type="float" office:value="4329859" calcext:value-type="float">
            <text:p>43298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22392" calcext:value-type="float">
            <text:p>9922392</text:p>
          </table:table-cell>
          <table:table-cell office:value-type="float" office:value="6953697" calcext:value-type="float">
            <text:p>6953697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266395" calcext:value-type="float">
            <text:p>17266395</text:p>
          </table:table-cell>
          <table:table-cell office:value-type="float" office:value="4406056" calcext:value-type="float">
            <text:p>440605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709379" calcext:value-type="float">
            <text:p>9709379</text:p>
          </table:table-cell>
          <table:table-cell office:value-type="float" office:value="6896463" calcext:value-type="float">
            <text:p>6896463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997645" calcext:value-type="float">
            <text:p>14997645</text:p>
          </table:table-cell>
          <table:table-cell office:value-type="float" office:value="4333815" calcext:value-type="float">
            <text:p>4333815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503266" calcext:value-type="float">
            <text:p>10503266</text:p>
          </table:table-cell>
          <table:table-cell office:value-type="float" office:value="7581160" calcext:value-type="float">
            <text:p>758116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1722190" calcext:value-type="float">
            <text:p>21722190</text:p>
          </table:table-cell>
          <table:table-cell office:value-type="float" office:value="5034440" calcext:value-type="float">
            <text:p>503444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229903" calcext:value-type="float">
            <text:p>10229903</text:p>
          </table:table-cell>
          <table:table-cell office:value-type="float" office:value="7426355" calcext:value-type="float">
            <text:p>742635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601460" calcext:value-type="float">
            <text:p>11601460</text:p>
          </table:table-cell>
          <table:table-cell office:value-type="float" office:value="4267497" calcext:value-type="float">
            <text:p>4267497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21595" calcext:value-type="float">
            <text:p>9921595</text:p>
          </table:table-cell>
          <table:table-cell office:value-type="float" office:value="6988137" calcext:value-type="float">
            <text:p>698813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57843" calcext:value-type="float">
            <text:p>9557843</text:p>
          </table:table-cell>
          <table:table-cell office:value-type="float" office:value="3647542" calcext:value-type="float">
            <text:p>364754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MIN([.$H92];[.$N92];[.$T92];[.$Z92];[.$AF92];[.$AL92];[.$AR92];[.$AX92];[.$BD92];[.$BJ92];[.$BP92];[.$BV92])" office:value-type="float" office:value="900" calcext:value-type="float">
            <text:p>900</text:p>
          </table:table-cell>
          <table:table-cell table:formula="of:=MIN([.$I92];[.$O92];[.$U92];[.$AA92];[.$AG92];[.$AM92];[.$AS92];[.$AY92];[.$BE92];[.$BK92];[.$BQ92];[.$BW92])" office:value-type="float" office:value="900" calcext:value-type="float">
            <text:p>900</text:p>
          </table:table-cell>
          <table:table-cell table:formula="of:=MIN([.$J92];[.$P92];[.$V92];[.$AB92];[.$AH92];[.$AN92];[.$AT92];[.$AZ92];[.$BF92];[.$BL92];[.$BR92];[.$BX92])" office:value-type="float" office:value="9557843" calcext:value-type="float">
            <text:p>9557843</text:p>
          </table:table-cell>
          <table:table-cell table:formula="of:=MIN([.$K92];[.$Q92];[.$W92];[.$AC92];[.$AI92];[.$AO92];[.$AU92];[.$BA92];[.$BG92];[.$BM92];[.$BS92];[.$BY92])" office:value-type="float" office:value="3647542" calcext:value-type="float">
            <text:p>3647542</text:p>
          </table:table-cell>
          <table:table-cell table:formula="of:=MIN([.$L92];[.$R92];[.$X92];[.$AD92];[.$AJ92];[.$AP92];[.$AV92];[.$BB92];[.$BH92];[.$BN92];[.$BT92];[.$BZ92])" office:value-type="float" office:value="81" calcext:value-type="float">
            <text:p>81</text:p>
          </table:table-cell>
          <table:table-cell table:formula="of:=MIN([.$M92];[.$S92];[.$Y92];[.$AE92];[.$AK92];[.$AQ92];[.$AW92];[.$BC92];[.$BI92];[.$BO92];[.$BU92];[.$CA92])" office:value-type="float" office:value="0" calcext:value-type="float">
            <text:p>0</text:p>
          </table:table-cell>
          <table:table-cell table:formula="of:=MEDIAN([.$H92];[.$N92];[.$T92];[.$Z92];[.$AF92];[.$AL92];[.$AR92];[.$AX92];[.$BD92];[.$BJ92];[.$BP92];[.$BV92])" office:value-type="float" office:value="900" calcext:value-type="float">
            <text:p>900</text:p>
          </table:table-cell>
          <table:table-cell table:formula="of:=MEDIAN([.$I92];[.$O92];[.$U92];[.$AA92];[.$AG92];[.$AM92];[.$AS92];[.$AY92];[.$BE92];[.$BK92];[.$BQ92];[.$BW92])" office:value-type="float" office:value="900" calcext:value-type="float">
            <text:p>900</text:p>
          </table:table-cell>
          <table:table-cell table:formula="of:=MEDIAN([.$J92];[.$P92];[.$V92];[.$AB92];[.$AH92];[.$AN92];[.$AT92];[.$AZ92];[.$BF92];[.$BL92];[.$BR92];[.$BX92])" office:value-type="float" office:value="10762210.5" calcext:value-type="float">
            <text:p>10762210.5</text:p>
          </table:table-cell>
          <table:table-cell table:formula="of:=MEDIAN([.$K92];[.$Q92];[.$W92];[.$AC92];[.$AI92];[.$AO92];[.$AU92];[.$BA92];[.$BG92];[.$BM92];[.$BS92];[.$BY92])" office:value-type="float" office:value="5965451.5" calcext:value-type="float">
            <text:p>5965451.5</text:p>
          </table:table-cell>
          <table:table-cell table:formula="of:=MEDIAN([.$L92];[.$R92];[.$X92];[.$AD92];[.$AJ92];[.$AP92];[.$AV92];[.$BB92];[.$BH92];[.$BN92];[.$BT92];[.$BZ92])" office:value-type="float" office:value="106.5" calcext:value-type="float">
            <text:p>106.5</text:p>
          </table:table-cell>
          <table:table-cell table:formula="of:=MEDIAN([.$M92];[.$S92];[.$Y92];[.$AE92];[.$AK92];[.$AQ92];[.$AW92];[.$BC92];[.$BI92];[.$BO92];[.$BU92];[.$CA92])" office:value-type="float" office:value="0" calcext:value-type="float">
            <text:p>0</text:p>
          </table:table-cell>
          <table:table-cell table:formula="of:=MAX([.$H92];[.$N92];[.$T92];[.$Z92];[.$AF92];[.$AL92];[.$AR92];[.$AX92];[.$BD92];[.$BJ92];[.$BP92];[.$BV92])" office:value-type="float" office:value="900" calcext:value-type="float">
            <text:p>900</text:p>
          </table:table-cell>
          <table:table-cell table:formula="of:=MAX([.$I92];[.$O92];[.$U92];[.$AA92];[.$AG92];[.$AM92];[.$AS92];[.$AY92];[.$BE92];[.$BK92];[.$BQ92];[.$BW92])" office:value-type="float" office:value="900" calcext:value-type="float">
            <text:p>900</text:p>
          </table:table-cell>
          <table:table-cell table:formula="of:=MAX([.$J92];[.$P92];[.$V92];[.$AB92];[.$AH92];[.$AN92];[.$AT92];[.$AZ92];[.$BF92];[.$BL92];[.$BR92];[.$BX92])" office:value-type="float" office:value="21722190" calcext:value-type="float">
            <text:p>21722190</text:p>
          </table:table-cell>
          <table:table-cell table:formula="of:=MAX([.$K92];[.$Q92];[.$W92];[.$AC92];[.$AI92];[.$AO92];[.$AU92];[.$BA92];[.$BG92];[.$BM92];[.$BS92];[.$BY92])" office:value-type="float" office:value="7926269" calcext:value-type="float">
            <text:p>7926269</text:p>
          </table:table-cell>
          <table:table-cell table:formula="of:=MAX([.$L92];[.$R92];[.$X92];[.$AD92];[.$AJ92];[.$AP92];[.$AV92];[.$BB92];[.$BH92];[.$BN92];[.$BT92];[.$BZ92])" office:value-type="float" office:value="147" calcext:value-type="float">
            <text:p>147</text:p>
          </table:table-cell>
          <table:table-cell table:formula="of:=MAX([.$M92];[.$S92];[.$Y92];[.$AE92];[.$AK92];[.$AQ92];[.$AW92];[.$BC92];[.$BI92];[.$BO92];[.$BU92];[.$CA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5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569987" calcext:value-type="float">
            <text:p>6569987</text:p>
          </table:table-cell>
          <table:table-cell office:value-type="float" office:value="5457840" calcext:value-type="float">
            <text:p>545784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33825" calcext:value-type="float">
            <text:p>9133825</text:p>
          </table:table-cell>
          <table:table-cell office:value-type="float" office:value="6686615" calcext:value-type="float">
            <text:p>668661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08439" calcext:value-type="float">
            <text:p>8308439</text:p>
          </table:table-cell>
          <table:table-cell office:value-type="float" office:value="3211756" calcext:value-type="float">
            <text:p>321175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711458" calcext:value-type="float">
            <text:p>9711458</text:p>
          </table:table-cell>
          <table:table-cell office:value-type="float" office:value="6873875" calcext:value-type="float">
            <text:p>687387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16226" calcext:value-type="float">
            <text:p>9316226</text:p>
          </table:table-cell>
          <table:table-cell office:value-type="float" office:value="6615114" calcext:value-type="float">
            <text:p>6615114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300666" calcext:value-type="float">
            <text:p>16300666</text:p>
          </table:table-cell>
          <table:table-cell office:value-type="float" office:value="4226737" calcext:value-type="float">
            <text:p>422673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74173" calcext:value-type="float">
            <text:p>9974173</text:p>
          </table:table-cell>
          <table:table-cell office:value-type="float" office:value="7058435" calcext:value-type="float">
            <text:p>705843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738024" calcext:value-type="float">
            <text:p>10738024</text:p>
          </table:table-cell>
          <table:table-cell office:value-type="float" office:value="3647111" calcext:value-type="float">
            <text:p>364711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588231" calcext:value-type="float">
            <text:p>10588231</text:p>
          </table:table-cell>
          <table:table-cell office:value-type="float" office:value="7638500" calcext:value-type="float">
            <text:p>76385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403695" calcext:value-type="float">
            <text:p>12403695</text:p>
          </table:table-cell>
          <table:table-cell office:value-type="float" office:value="3674950" calcext:value-type="float">
            <text:p>367495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299274" calcext:value-type="float">
            <text:p>10299274</text:p>
          </table:table-cell>
          <table:table-cell office:value-type="float" office:value="7328875" calcext:value-type="float">
            <text:p>732887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128215" calcext:value-type="float">
            <text:p>16128215</text:p>
          </table:table-cell>
          <table:table-cell office:value-type="float" office:value="4268650" calcext:value-type="float">
            <text:p>426865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MIN([.$H93];[.$N93];[.$T93];[.$Z93];[.$AF93];[.$AL93];[.$AR93];[.$AX93];[.$BD93];[.$BJ93];[.$BP93];[.$BV93])" office:value-type="float" office:value="900" calcext:value-type="float">
            <text:p>900</text:p>
          </table:table-cell>
          <table:table-cell table:formula="of:=MIN([.$I93];[.$O93];[.$U93];[.$AA93];[.$AG93];[.$AM93];[.$AS93];[.$AY93];[.$BE93];[.$BK93];[.$BQ93];[.$BW93])" office:value-type="float" office:value="900" calcext:value-type="float">
            <text:p>900</text:p>
          </table:table-cell>
          <table:table-cell table:formula="of:=MIN([.$J93];[.$P93];[.$V93];[.$AB93];[.$AH93];[.$AN93];[.$AT93];[.$AZ93];[.$BF93];[.$BL93];[.$BR93];[.$BX93])" office:value-type="float" office:value="8308439" calcext:value-type="float">
            <text:p>8308439</text:p>
          </table:table-cell>
          <table:table-cell table:formula="of:=MIN([.$K93];[.$Q93];[.$W93];[.$AC93];[.$AI93];[.$AO93];[.$AU93];[.$BA93];[.$BG93];[.$BM93];[.$BS93];[.$BY93])" office:value-type="float" office:value="3211756" calcext:value-type="float">
            <text:p>3211756</text:p>
          </table:table-cell>
          <table:table-cell table:formula="of:=MIN([.$L93];[.$R93];[.$X93];[.$AD93];[.$AJ93];[.$AP93];[.$AV93];[.$BB93];[.$BH93];[.$BN93];[.$BT93];[.$BZ93])" office:value-type="float" office:value="85" calcext:value-type="float">
            <text:p>85</text:p>
          </table:table-cell>
          <table:table-cell table:formula="of:=MIN([.$M93];[.$S93];[.$Y93];[.$AE93];[.$AK93];[.$AQ93];[.$AW93];[.$BC93];[.$BI93];[.$BO93];[.$BU93];[.$CA93])" office:value-type="float" office:value="0" calcext:value-type="float">
            <text:p>0</text:p>
          </table:table-cell>
          <table:table-cell table:formula="of:=MEDIAN([.$H93];[.$N93];[.$T93];[.$Z93];[.$AF93];[.$AL93];[.$AR93];[.$AX93];[.$BD93];[.$BJ93];[.$BP93];[.$BV93])" office:value-type="float" office:value="900" calcext:value-type="float">
            <text:p>900</text:p>
          </table:table-cell>
          <table:table-cell table:formula="of:=MEDIAN([.$I93];[.$O93];[.$U93];[.$AA93];[.$AG93];[.$AM93];[.$AS93];[.$AY93];[.$BE93];[.$BK93];[.$BQ93];[.$BW93])" office:value-type="float" office:value="900" calcext:value-type="float">
            <text:p>900</text:p>
          </table:table-cell>
          <table:table-cell table:formula="of:=MEDIAN([.$J93];[.$P93];[.$V93];[.$AB93];[.$AH93];[.$AN93];[.$AT93];[.$AZ93];[.$BF93];[.$BL93];[.$BR93];[.$BX93])" office:value-type="float" office:value="10299274" calcext:value-type="float">
            <text:p>10299274</text:p>
          </table:table-cell>
          <table:table-cell table:formula="of:=MEDIAN([.$K93];[.$Q93];[.$W93];[.$AC93];[.$AI93];[.$AO93];[.$AU93];[.$BA93];[.$BG93];[.$BM93];[.$BS93];[.$BY93])" office:value-type="float" office:value="6615114" calcext:value-type="float">
            <text:p>6615114</text:p>
          </table:table-cell>
          <table:table-cell table:formula="of:=MEDIAN([.$L93];[.$R93];[.$X93];[.$AD93];[.$AJ93];[.$AP93];[.$AV93];[.$BB93];[.$BH93];[.$BN93];[.$BT93];[.$BZ93])" office:value-type="float" office:value="110" calcext:value-type="float">
            <text:p>110</text:p>
          </table:table-cell>
          <table:table-cell table:formula="of:=MEDIAN([.$M93];[.$S93];[.$Y93];[.$AE93];[.$AK93];[.$AQ93];[.$AW93];[.$BC93];[.$BI93];[.$BO93];[.$BU93];[.$CA93])" office:value-type="float" office:value="0" calcext:value-type="float">
            <text:p>0</text:p>
          </table:table-cell>
          <table:table-cell table:formula="of:=MAX([.$H93];[.$N93];[.$T93];[.$Z93];[.$AF93];[.$AL93];[.$AR93];[.$AX93];[.$BD93];[.$BJ93];[.$BP93];[.$BV93])" office:value-type="float" office:value="900" calcext:value-type="float">
            <text:p>900</text:p>
          </table:table-cell>
          <table:table-cell table:formula="of:=MAX([.$I93];[.$O93];[.$U93];[.$AA93];[.$AG93];[.$AM93];[.$AS93];[.$AY93];[.$BE93];[.$BK93];[.$BQ93];[.$BW93])" office:value-type="float" office:value="900" calcext:value-type="float">
            <text:p>900</text:p>
          </table:table-cell>
          <table:table-cell table:formula="of:=MAX([.$J93];[.$P93];[.$V93];[.$AB93];[.$AH93];[.$AN93];[.$AT93];[.$AZ93];[.$BF93];[.$BL93];[.$BR93];[.$BX93])" office:value-type="float" office:value="16300666" calcext:value-type="float">
            <text:p>16300666</text:p>
          </table:table-cell>
          <table:table-cell table:formula="of:=MAX([.$K93];[.$Q93];[.$W93];[.$AC93];[.$AI93];[.$AO93];[.$AU93];[.$BA93];[.$BG93];[.$BM93];[.$BS93];[.$BY93])" office:value-type="float" office:value="7638500" calcext:value-type="float">
            <text:p>7638500</text:p>
          </table:table-cell>
          <table:table-cell table:formula="of:=MAX([.$L93];[.$R93];[.$X93];[.$AD93];[.$AJ93];[.$AP93];[.$AV93];[.$BB93];[.$BH93];[.$BN93];[.$BT93];[.$BZ93])" office:value-type="float" office:value="156" calcext:value-type="float">
            <text:p>156</text:p>
          </table:table-cell>
          <table:table-cell table:formula="of:=MAX([.$M93];[.$S93];[.$Y93];[.$AE93];[.$AK93];[.$AQ93];[.$AW93];[.$BC93];[.$BI93];[.$BO93];[.$BU93];[.$CA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6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72514" calcext:value-type="float">
            <text:p>5872514</text:p>
          </table:table-cell>
          <table:table-cell office:value-type="float" office:value="4845252" calcext:value-type="float">
            <text:p>484525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97137" calcext:value-type="float">
            <text:p>9097137</text:p>
          </table:table-cell>
          <table:table-cell office:value-type="float" office:value="6639689" calcext:value-type="float">
            <text:p>663968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49227" calcext:value-type="float">
            <text:p>7849227</text:p>
          </table:table-cell>
          <table:table-cell office:value-type="float" office:value="3031190" calcext:value-type="float">
            <text:p>303119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53253" calcext:value-type="float">
            <text:p>8753253</text:p>
          </table:table-cell>
          <table:table-cell office:value-type="float" office:value="6392922" calcext:value-type="float">
            <text:p>639292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16443" calcext:value-type="float">
            <text:p>8316443</text:p>
          </table:table-cell>
          <table:table-cell office:value-type="float" office:value="6089377" calcext:value-type="float">
            <text:p>6089377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147655" calcext:value-type="float">
            <text:p>11147655</text:p>
          </table:table-cell>
          <table:table-cell office:value-type="float" office:value="3775286" calcext:value-type="float">
            <text:p>3775286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610401" calcext:value-type="float">
            <text:p>9610401</text:p>
          </table:table-cell>
          <table:table-cell office:value-type="float" office:value="6953645" calcext:value-type="float">
            <text:p>695364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637307" calcext:value-type="float">
            <text:p>15637307</text:p>
          </table:table-cell>
          <table:table-cell office:value-type="float" office:value="4158979" calcext:value-type="float">
            <text:p>4158979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51135" calcext:value-type="float">
            <text:p>8551135</text:p>
          </table:table-cell>
          <table:table-cell office:value-type="float" office:value="6274150" calcext:value-type="float">
            <text:p>627415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900735" calcext:value-type="float">
            <text:p>19900735</text:p>
          </table:table-cell>
          <table:table-cell office:value-type="float" office:value="4467530" calcext:value-type="float">
            <text:p>446753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635130" calcext:value-type="float">
            <text:p>9635130</text:p>
          </table:table-cell>
          <table:table-cell office:value-type="float" office:value="6840405" calcext:value-type="float">
            <text:p>684040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467796" calcext:value-type="float">
            <text:p>16467796</text:p>
          </table:table-cell>
          <table:table-cell office:value-type="float" office:value="4038568" calcext:value-type="float">
            <text:p>4038568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MIN([.$H94];[.$N94];[.$T94];[.$Z94];[.$AF94];[.$AL94];[.$AR94];[.$AX94];[.$BD94];[.$BJ94];[.$BP94];[.$BV94])" office:value-type="float" office:value="900" calcext:value-type="float">
            <text:p>900</text:p>
          </table:table-cell>
          <table:table-cell table:formula="of:=MIN([.$I94];[.$O94];[.$U94];[.$AA94];[.$AG94];[.$AM94];[.$AS94];[.$AY94];[.$BE94];[.$BK94];[.$BQ94];[.$BW94])" office:value-type="float" office:value="900" calcext:value-type="float">
            <text:p>900</text:p>
          </table:table-cell>
          <table:table-cell table:formula="of:=MIN([.$J94];[.$P94];[.$V94];[.$AB94];[.$AH94];[.$AN94];[.$AT94];[.$AZ94];[.$BF94];[.$BL94];[.$BR94];[.$BX94])" office:value-type="float" office:value="7849227" calcext:value-type="float">
            <text:p>7849227</text:p>
          </table:table-cell>
          <table:table-cell table:formula="of:=MIN([.$K94];[.$Q94];[.$W94];[.$AC94];[.$AI94];[.$AO94];[.$AU94];[.$BA94];[.$BG94];[.$BM94];[.$BS94];[.$BY94])" office:value-type="float" office:value="3031190" calcext:value-type="float">
            <text:p>3031190</text:p>
          </table:table-cell>
          <table:table-cell table:formula="of:=MIN([.$L94];[.$R94];[.$X94];[.$AD94];[.$AJ94];[.$AP94];[.$AV94];[.$BB94];[.$BH94];[.$BN94];[.$BT94];[.$BZ94])" office:value-type="float" office:value="82" calcext:value-type="float">
            <text:p>82</text:p>
          </table:table-cell>
          <table:table-cell table:formula="of:=MIN([.$M94];[.$S94];[.$Y94];[.$AE94];[.$AK94];[.$AQ94];[.$AW94];[.$BC94];[.$BI94];[.$BO94];[.$BU94];[.$CA94])" office:value-type="float" office:value="0" calcext:value-type="float">
            <text:p>0</text:p>
          </table:table-cell>
          <table:table-cell table:formula="of:=MEDIAN([.$H94];[.$N94];[.$T94];[.$Z94];[.$AF94];[.$AL94];[.$AR94];[.$AX94];[.$BD94];[.$BJ94];[.$BP94];[.$BV94])" office:value-type="float" office:value="900" calcext:value-type="float">
            <text:p>900</text:p>
          </table:table-cell>
          <table:table-cell table:formula="of:=MEDIAN([.$I94];[.$O94];[.$U94];[.$AA94];[.$AG94];[.$AM94];[.$AS94];[.$AY94];[.$BE94];[.$BK94];[.$BQ94];[.$BW94])" office:value-type="float" office:value="900" calcext:value-type="float">
            <text:p>900</text:p>
          </table:table-cell>
          <table:table-cell table:formula="of:=MEDIAN([.$J94];[.$P94];[.$V94];[.$AB94];[.$AH94];[.$AN94];[.$AT94];[.$AZ94];[.$BF94];[.$BL94];[.$BR94];[.$BX94])" office:value-type="float" office:value="9610401" calcext:value-type="float">
            <text:p>9610401</text:p>
          </table:table-cell>
          <table:table-cell table:formula="of:=MEDIAN([.$K94];[.$Q94];[.$W94];[.$AC94];[.$AI94];[.$AO94];[.$AU94];[.$BA94];[.$BG94];[.$BM94];[.$BS94];[.$BY94])" office:value-type="float" office:value="6089377" calcext:value-type="float">
            <text:p>6089377</text:p>
          </table:table-cell>
          <table:table-cell table:formula="of:=MEDIAN([.$L94];[.$R94];[.$X94];[.$AD94];[.$AJ94];[.$AP94];[.$AV94];[.$BB94];[.$BH94];[.$BN94];[.$BT94];[.$BZ94])" office:value-type="float" office:value="111" calcext:value-type="float">
            <text:p>111</text:p>
          </table:table-cell>
          <table:table-cell table:formula="of:=MEDIAN([.$M94];[.$S94];[.$Y94];[.$AE94];[.$AK94];[.$AQ94];[.$AW94];[.$BC94];[.$BI94];[.$BO94];[.$BU94];[.$CA94])" office:value-type="float" office:value="0" calcext:value-type="float">
            <text:p>0</text:p>
          </table:table-cell>
          <table:table-cell table:formula="of:=MAX([.$H94];[.$N94];[.$T94];[.$Z94];[.$AF94];[.$AL94];[.$AR94];[.$AX94];[.$BD94];[.$BJ94];[.$BP94];[.$BV94])" office:value-type="float" office:value="900" calcext:value-type="float">
            <text:p>900</text:p>
          </table:table-cell>
          <table:table-cell table:formula="of:=MAX([.$I94];[.$O94];[.$U94];[.$AA94];[.$AG94];[.$AM94];[.$AS94];[.$AY94];[.$BE94];[.$BK94];[.$BQ94];[.$BW94])" office:value-type="float" office:value="900" calcext:value-type="float">
            <text:p>900</text:p>
          </table:table-cell>
          <table:table-cell table:formula="of:=MAX([.$J94];[.$P94];[.$V94];[.$AB94];[.$AH94];[.$AN94];[.$AT94];[.$AZ94];[.$BF94];[.$BL94];[.$BR94];[.$BX94])" office:value-type="float" office:value="19900735" calcext:value-type="float">
            <text:p>19900735</text:p>
          </table:table-cell>
          <table:table-cell table:formula="of:=MAX([.$K94];[.$Q94];[.$W94];[.$AC94];[.$AI94];[.$AO94];[.$AU94];[.$BA94];[.$BG94];[.$BM94];[.$BS94];[.$BY94])" office:value-type="float" office:value="6953645" calcext:value-type="float">
            <text:p>6953645</text:p>
          </table:table-cell>
          <table:table-cell table:formula="of:=MAX([.$L94];[.$R94];[.$X94];[.$AD94];[.$AJ94];[.$AP94];[.$AV94];[.$BB94];[.$BH94];[.$BN94];[.$BT94];[.$BZ94])" office:value-type="float" office:value="159" calcext:value-type="float">
            <text:p>159</text:p>
          </table:table-cell>
          <table:table-cell table:formula="of:=MAX([.$M94];[.$S94];[.$Y94];[.$AE94];[.$AK94];[.$AQ94];[.$AW94];[.$BC94];[.$BI94];[.$BO94];[.$BU94];[.$CA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7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007948" calcext:value-type="float">
            <text:p>6007948</text:p>
          </table:table-cell>
          <table:table-cell office:value-type="float" office:value="4948392" calcext:value-type="float">
            <text:p>494839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401024" calcext:value-type="float">
            <text:p>9401024</text:p>
          </table:table-cell>
          <table:table-cell office:value-type="float" office:value="6804440" calcext:value-type="float">
            <text:p>680444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867704" calcext:value-type="float">
            <text:p>15867704</text:p>
          </table:table-cell>
          <table:table-cell office:value-type="float" office:value="3892638" calcext:value-type="float">
            <text:p>389263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81774" calcext:value-type="float">
            <text:p>9181774</text:p>
          </table:table-cell>
          <table:table-cell office:value-type="float" office:value="6554385" calcext:value-type="float">
            <text:p>65543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685903" calcext:value-type="float">
            <text:p>18685903</text:p>
          </table:table-cell>
          <table:table-cell office:value-type="float" office:value="4236537" calcext:value-type="float">
            <text:p>4236537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08401" calcext:value-type="float">
            <text:p>8708401</text:p>
          </table:table-cell>
          <table:table-cell office:value-type="float" office:value="6278539" calcext:value-type="float">
            <text:p>627853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401979" calcext:value-type="float">
            <text:p>13401979</text:p>
          </table:table-cell>
          <table:table-cell office:value-type="float" office:value="3670358" calcext:value-type="float">
            <text:p>3670358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83896" calcext:value-type="float">
            <text:p>9283896</text:p>
          </table:table-cell>
          <table:table-cell office:value-type="float" office:value="6713121" calcext:value-type="float">
            <text:p>671312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241283" calcext:value-type="float">
            <text:p>13241283</text:p>
          </table:table-cell>
          <table:table-cell office:value-type="float" office:value="3679949" calcext:value-type="float">
            <text:p>367994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699868" calcext:value-type="float">
            <text:p>9699868</text:p>
          </table:table-cell>
          <table:table-cell office:value-type="float" office:value="6994772" calcext:value-type="float">
            <text:p>69947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989500" calcext:value-type="float">
            <text:p>11989500</text:p>
          </table:table-cell>
          <table:table-cell office:value-type="float" office:value="3424585" calcext:value-type="float">
            <text:p>342458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57823" calcext:value-type="float">
            <text:p>9357823</text:p>
          </table:table-cell>
          <table:table-cell office:value-type="float" office:value="6586916" calcext:value-type="float">
            <text:p>6586916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736229" calcext:value-type="float">
            <text:p>17736229</text:p>
          </table:table-cell>
          <table:table-cell office:value-type="float" office:value="4133441" calcext:value-type="float">
            <text:p>413344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MIN([.$H95];[.$N95];[.$T95];[.$Z95];[.$AF95];[.$AL95];[.$AR95];[.$AX95];[.$BD95];[.$BJ95];[.$BP95];[.$BV95])" office:value-type="float" office:value="900" calcext:value-type="float">
            <text:p>900</text:p>
          </table:table-cell>
          <table:table-cell table:formula="of:=MIN([.$I95];[.$O95];[.$U95];[.$AA95];[.$AG95];[.$AM95];[.$AS95];[.$AY95];[.$BE95];[.$BK95];[.$BQ95];[.$BW95])" office:value-type="float" office:value="900" calcext:value-type="float">
            <text:p>900</text:p>
          </table:table-cell>
          <table:table-cell table:formula="of:=MIN([.$J95];[.$P95];[.$V95];[.$AB95];[.$AH95];[.$AN95];[.$AT95];[.$AZ95];[.$BF95];[.$BL95];[.$BR95];[.$BX95])" office:value-type="float" office:value="8708401" calcext:value-type="float">
            <text:p>8708401</text:p>
          </table:table-cell>
          <table:table-cell table:formula="of:=MIN([.$K95];[.$Q95];[.$W95];[.$AC95];[.$AI95];[.$AO95];[.$AU95];[.$BA95];[.$BG95];[.$BM95];[.$BS95];[.$BY95])" office:value-type="float" office:value="3424585" calcext:value-type="float">
            <text:p>3424585</text:p>
          </table:table-cell>
          <table:table-cell table:formula="of:=MIN([.$L95];[.$R95];[.$X95];[.$AD95];[.$AJ95];[.$AP95];[.$AV95];[.$BB95];[.$BH95];[.$BN95];[.$BT95];[.$BZ95])" office:value-type="float" office:value="87" calcext:value-type="float">
            <text:p>87</text:p>
          </table:table-cell>
          <table:table-cell table:formula="of:=MIN([.$M95];[.$S95];[.$Y95];[.$AE95];[.$AK95];[.$AQ95];[.$AW95];[.$BC95];[.$BI95];[.$BO95];[.$BU95];[.$CA95])" office:value-type="float" office:value="0" calcext:value-type="float">
            <text:p>0</text:p>
          </table:table-cell>
          <table:table-cell table:formula="of:=MEDIAN([.$H95];[.$N95];[.$T95];[.$Z95];[.$AF95];[.$AL95];[.$AR95];[.$AX95];[.$BD95];[.$BJ95];[.$BP95];[.$BV95])" office:value-type="float" office:value="900" calcext:value-type="float">
            <text:p>900</text:p>
          </table:table-cell>
          <table:table-cell table:formula="of:=MEDIAN([.$I95];[.$O95];[.$U95];[.$AA95];[.$AG95];[.$AM95];[.$AS95];[.$AY95];[.$BE95];[.$BK95];[.$BQ95];[.$BW95])" office:value-type="float" office:value="900" calcext:value-type="float">
            <text:p>900</text:p>
          </table:table-cell>
          <table:table-cell table:formula="of:=MEDIAN([.$J95];[.$P95];[.$V95];[.$AB95];[.$AH95];[.$AN95];[.$AT95];[.$AZ95];[.$BF95];[.$BL95];[.$BR95];[.$BX95])" office:value-type="float" office:value="10844684" calcext:value-type="float">
            <text:p>10844684</text:p>
          </table:table-cell>
          <table:table-cell table:formula="of:=MEDIAN([.$K95];[.$Q95];[.$W95];[.$AC95];[.$AI95];[.$AO95];[.$AU95];[.$BA95];[.$BG95];[.$BM95];[.$BS95];[.$BY95])" office:value-type="float" office:value="5257538" calcext:value-type="float">
            <text:p>5257538</text:p>
          </table:table-cell>
          <table:table-cell table:formula="of:=MEDIAN([.$L95];[.$R95];[.$X95];[.$AD95];[.$AJ95];[.$AP95];[.$AV95];[.$BB95];[.$BH95];[.$BN95];[.$BT95];[.$BZ95])" office:value-type="float" office:value="113.5" calcext:value-type="float">
            <text:p>113.5</text:p>
          </table:table-cell>
          <table:table-cell table:formula="of:=MEDIAN([.$M95];[.$S95];[.$Y95];[.$AE95];[.$AK95];[.$AQ95];[.$AW95];[.$BC95];[.$BI95];[.$BO95];[.$BU95];[.$CA95])" office:value-type="float" office:value="0" calcext:value-type="float">
            <text:p>0</text:p>
          </table:table-cell>
          <table:table-cell table:formula="of:=MAX([.$H95];[.$N95];[.$T95];[.$Z95];[.$AF95];[.$AL95];[.$AR95];[.$AX95];[.$BD95];[.$BJ95];[.$BP95];[.$BV95])" office:value-type="float" office:value="900" calcext:value-type="float">
            <text:p>900</text:p>
          </table:table-cell>
          <table:table-cell table:formula="of:=MAX([.$I95];[.$O95];[.$U95];[.$AA95];[.$AG95];[.$AM95];[.$AS95];[.$AY95];[.$BE95];[.$BK95];[.$BQ95];[.$BW95])" office:value-type="float" office:value="900" calcext:value-type="float">
            <text:p>900</text:p>
          </table:table-cell>
          <table:table-cell table:formula="of:=MAX([.$J95];[.$P95];[.$V95];[.$AB95];[.$AH95];[.$AN95];[.$AT95];[.$AZ95];[.$BF95];[.$BL95];[.$BR95];[.$BX95])" office:value-type="float" office:value="18685903" calcext:value-type="float">
            <text:p>18685903</text:p>
          </table:table-cell>
          <table:table-cell table:formula="of:=MAX([.$K95];[.$Q95];[.$W95];[.$AC95];[.$AI95];[.$AO95];[.$AU95];[.$BA95];[.$BG95];[.$BM95];[.$BS95];[.$BY95])" office:value-type="float" office:value="6994772" calcext:value-type="float">
            <text:p>6994772</text:p>
          </table:table-cell>
          <table:table-cell table:formula="of:=MAX([.$L95];[.$R95];[.$X95];[.$AD95];[.$AJ95];[.$AP95];[.$AV95];[.$BB95];[.$BH95];[.$BN95];[.$BT95];[.$BZ95])" office:value-type="float" office:value="149" calcext:value-type="float">
            <text:p>149</text:p>
          </table:table-cell>
          <table:table-cell table:formula="of:=MAX([.$M95];[.$S95];[.$Y95];[.$AE95];[.$AK95];[.$AQ95];[.$AW95];[.$BC95];[.$BI95];[.$BO95];[.$BU95];[.$CA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8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15233" calcext:value-type="float">
            <text:p>5715233</text:p>
          </table:table-cell>
          <table:table-cell office:value-type="float" office:value="4779742" calcext:value-type="float">
            <text:p>477974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50304" calcext:value-type="float">
            <text:p>8750304</text:p>
          </table:table-cell>
          <table:table-cell office:value-type="float" office:value="6422485" calcext:value-type="float">
            <text:p>642248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80955" calcext:value-type="float">
            <text:p>9080955</text:p>
          </table:table-cell>
          <table:table-cell office:value-type="float" office:value="3179893" calcext:value-type="float">
            <text:p>3179893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79636" calcext:value-type="float">
            <text:p>8479636</text:p>
          </table:table-cell>
          <table:table-cell office:value-type="float" office:value="6164157" calcext:value-type="float">
            <text:p>6164157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395267" calcext:value-type="float">
            <text:p>20395267</text:p>
          </table:table-cell>
          <table:table-cell office:value-type="float" office:value="3969558" calcext:value-type="float">
            <text:p>396955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31380" calcext:value-type="float">
            <text:p>8431380</text:p>
          </table:table-cell>
          <table:table-cell office:value-type="float" office:value="6010607" calcext:value-type="float">
            <text:p>601060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228790" calcext:value-type="float">
            <text:p>11228790</text:p>
          </table:table-cell>
          <table:table-cell office:value-type="float" office:value="3585542" calcext:value-type="float">
            <text:p>358554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38402" calcext:value-type="float">
            <text:p>9538402</text:p>
          </table:table-cell>
          <table:table-cell office:value-type="float" office:value="6786753" calcext:value-type="float">
            <text:p>678675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32517" calcext:value-type="float">
            <text:p>7932517</text:p>
          </table:table-cell>
          <table:table-cell office:value-type="float" office:value="2668198" calcext:value-type="float">
            <text:p>2668198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59101" calcext:value-type="float">
            <text:p>8359101</text:p>
          </table:table-cell>
          <table:table-cell office:value-type="float" office:value="6171868" calcext:value-type="float">
            <text:p>617186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158020" calcext:value-type="float">
            <text:p>22158020</text:p>
          </table:table-cell>
          <table:table-cell office:value-type="float" office:value="4139517" calcext:value-type="float">
            <text:p>4139517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74144" calcext:value-type="float">
            <text:p>8974144</text:p>
          </table:table-cell>
          <table:table-cell office:value-type="float" office:value="6553866" calcext:value-type="float">
            <text:p>655386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682897" calcext:value-type="float">
            <text:p>14682897</text:p>
          </table:table-cell>
          <table:table-cell office:value-type="float" office:value="3471766" calcext:value-type="float">
            <text:p>3471766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MIN([.$H96];[.$N96];[.$T96];[.$Z96];[.$AF96];[.$AL96];[.$AR96];[.$AX96];[.$BD96];[.$BJ96];[.$BP96];[.$BV96])" office:value-type="float" office:value="900" calcext:value-type="float">
            <text:p>900</text:p>
          </table:table-cell>
          <table:table-cell table:formula="of:=MIN([.$I96];[.$O96];[.$U96];[.$AA96];[.$AG96];[.$AM96];[.$AS96];[.$AY96];[.$BE96];[.$BK96];[.$BQ96];[.$BW96])" office:value-type="float" office:value="900" calcext:value-type="float">
            <text:p>900</text:p>
          </table:table-cell>
          <table:table-cell table:formula="of:=MIN([.$J96];[.$P96];[.$V96];[.$AB96];[.$AH96];[.$AN96];[.$AT96];[.$AZ96];[.$BF96];[.$BL96];[.$BR96];[.$BX96])" office:value-type="float" office:value="7932517" calcext:value-type="float">
            <text:p>7932517</text:p>
          </table:table-cell>
          <table:table-cell table:formula="of:=MIN([.$K96];[.$Q96];[.$W96];[.$AC96];[.$AI96];[.$AO96];[.$AU96];[.$BA96];[.$BG96];[.$BM96];[.$BS96];[.$BY96])" office:value-type="float" office:value="2668198" calcext:value-type="float">
            <text:p>2668198</text:p>
          </table:table-cell>
          <table:table-cell table:formula="of:=MIN([.$L96];[.$R96];[.$X96];[.$AD96];[.$AJ96];[.$AP96];[.$AV96];[.$BB96];[.$BH96];[.$BN96];[.$BT96];[.$BZ96])" office:value-type="float" office:value="90" calcext:value-type="float">
            <text:p>90</text:p>
          </table:table-cell>
          <table:table-cell table:formula="of:=MIN([.$M96];[.$S96];[.$Y96];[.$AE96];[.$AK96];[.$AQ96];[.$AW96];[.$BC96];[.$BI96];[.$BO96];[.$BU96];[.$CA96])" office:value-type="float" office:value="0" calcext:value-type="float">
            <text:p>0</text:p>
          </table:table-cell>
          <table:table-cell table:formula="of:=MEDIAN([.$H96];[.$N96];[.$T96];[.$Z96];[.$AF96];[.$AL96];[.$AR96];[.$AX96];[.$BD96];[.$BJ96];[.$BP96];[.$BV96])" office:value-type="float" office:value="900" calcext:value-type="float">
            <text:p>900</text:p>
          </table:table-cell>
          <table:table-cell table:formula="of:=MEDIAN([.$I96];[.$O96];[.$U96];[.$AA96];[.$AG96];[.$AM96];[.$AS96];[.$AY96];[.$BE96];[.$BK96];[.$BQ96];[.$BW96])" office:value-type="float" office:value="900" calcext:value-type="float">
            <text:p>900</text:p>
          </table:table-cell>
          <table:table-cell table:formula="of:=MEDIAN([.$J96];[.$P96];[.$V96];[.$AB96];[.$AH96];[.$AN96];[.$AT96];[.$AZ96];[.$BF96];[.$BL96];[.$BR96];[.$BX96])" office:value-type="float" office:value="9027549.5" calcext:value-type="float">
            <text:p>9027549.5</text:p>
          </table:table-cell>
          <table:table-cell table:formula="of:=MEDIAN([.$K96];[.$Q96];[.$W96];[.$AC96];[.$AI96];[.$AO96];[.$AU96];[.$BA96];[.$BG96];[.$BM96];[.$BS96];[.$BY96])" office:value-type="float" office:value="5075062" calcext:value-type="float">
            <text:p>5075062</text:p>
          </table:table-cell>
          <table:table-cell table:formula="of:=MEDIAN([.$L96];[.$R96];[.$X96];[.$AD96];[.$AJ96];[.$AP96];[.$AV96];[.$BB96];[.$BH96];[.$BN96];[.$BT96];[.$BZ96])" office:value-type="float" office:value="117" calcext:value-type="float">
            <text:p>117</text:p>
          </table:table-cell>
          <table:table-cell table:formula="of:=MEDIAN([.$M96];[.$S96];[.$Y96];[.$AE96];[.$AK96];[.$AQ96];[.$AW96];[.$BC96];[.$BI96];[.$BO96];[.$BU96];[.$CA96])" office:value-type="float" office:value="0" calcext:value-type="float">
            <text:p>0</text:p>
          </table:table-cell>
          <table:table-cell table:formula="of:=MAX([.$H96];[.$N96];[.$T96];[.$Z96];[.$AF96];[.$AL96];[.$AR96];[.$AX96];[.$BD96];[.$BJ96];[.$BP96];[.$BV96])" office:value-type="float" office:value="900" calcext:value-type="float">
            <text:p>900</text:p>
          </table:table-cell>
          <table:table-cell table:formula="of:=MAX([.$I96];[.$O96];[.$U96];[.$AA96];[.$AG96];[.$AM96];[.$AS96];[.$AY96];[.$BE96];[.$BK96];[.$BQ96];[.$BW96])" office:value-type="float" office:value="900" calcext:value-type="float">
            <text:p>900</text:p>
          </table:table-cell>
          <table:table-cell table:formula="of:=MAX([.$J96];[.$P96];[.$V96];[.$AB96];[.$AH96];[.$AN96];[.$AT96];[.$AZ96];[.$BF96];[.$BL96];[.$BR96];[.$BX96])" office:value-type="float" office:value="22158020" calcext:value-type="float">
            <text:p>22158020</text:p>
          </table:table-cell>
          <table:table-cell table:formula="of:=MAX([.$K96];[.$Q96];[.$W96];[.$AC96];[.$AI96];[.$AO96];[.$AU96];[.$BA96];[.$BG96];[.$BM96];[.$BS96];[.$BY96])" office:value-type="float" office:value="6786753" calcext:value-type="float">
            <text:p>6786753</text:p>
          </table:table-cell>
          <table:table-cell table:formula="of:=MAX([.$L96];[.$R96];[.$X96];[.$AD96];[.$AJ96];[.$AP96];[.$AV96];[.$BB96];[.$BH96];[.$BN96];[.$BT96];[.$BZ96])" office:value-type="float" office:value="168" calcext:value-type="float">
            <text:p>168</text:p>
          </table:table-cell>
          <table:table-cell table:formula="of:=MAX([.$M96];[.$S96];[.$Y96];[.$AE96];[.$AK96];[.$AQ96];[.$AW96];[.$BC96];[.$BI96];[.$BO96];[.$BU96];[.$CA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9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691591" calcext:value-type="float">
            <text:p>5691591</text:p>
          </table:table-cell>
          <table:table-cell office:value-type="float" office:value="4672865" calcext:value-type="float">
            <text:p>467286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39213" calcext:value-type="float">
            <text:p>8939213</text:p>
          </table:table-cell>
          <table:table-cell office:value-type="float" office:value="6465816" calcext:value-type="float">
            <text:p>646581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326096" calcext:value-type="float">
            <text:p>19326096</text:p>
          </table:table-cell>
          <table:table-cell office:value-type="float" office:value="3773824" calcext:value-type="float">
            <text:p>3773824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21811" calcext:value-type="float">
            <text:p>8621811</text:p>
          </table:table-cell>
          <table:table-cell office:value-type="float" office:value="6083552" calcext:value-type="float">
            <text:p>608355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357059" calcext:value-type="float">
            <text:p>14357059</text:p>
          </table:table-cell>
          <table:table-cell office:value-type="float" office:value="3371153" calcext:value-type="float">
            <text:p>3371153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68889" calcext:value-type="float">
            <text:p>8768889</text:p>
          </table:table-cell>
          <table:table-cell office:value-type="float" office:value="6296834" calcext:value-type="float">
            <text:p>629683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006625" calcext:value-type="float">
            <text:p>23006625</text:p>
          </table:table-cell>
          <table:table-cell office:value-type="float" office:value="4244725" calcext:value-type="float">
            <text:p>424472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84686" calcext:value-type="float">
            <text:p>8984686</text:p>
          </table:table-cell>
          <table:table-cell office:value-type="float" office:value="6487012" calcext:value-type="float">
            <text:p>64870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1848517" calcext:value-type="float">
            <text:p>21848517</text:p>
          </table:table-cell>
          <table:table-cell office:value-type="float" office:value="4072772" calcext:value-type="float">
            <text:p>407277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06713" calcext:value-type="float">
            <text:p>9206713</text:p>
          </table:table-cell>
          <table:table-cell office:value-type="float" office:value="6661323" calcext:value-type="float">
            <text:p>666132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669187" calcext:value-type="float">
            <text:p>12669187</text:p>
          </table:table-cell>
          <table:table-cell office:value-type="float" office:value="3518878" calcext:value-type="float">
            <text:p>351887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766523" calcext:value-type="float">
            <text:p>11766523</text:p>
          </table:table-cell>
          <table:table-cell office:value-type="float" office:value="7164501" calcext:value-type="float">
            <text:p>716450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456849" calcext:value-type="float">
            <text:p>19456849</text:p>
          </table:table-cell>
          <table:table-cell office:value-type="float" office:value="3973145" calcext:value-type="float">
            <text:p>397314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MIN([.$H97];[.$N97];[.$T97];[.$Z97];[.$AF97];[.$AL97];[.$AR97];[.$AX97];[.$BD97];[.$BJ97];[.$BP97];[.$BV97])" office:value-type="float" office:value="900" calcext:value-type="float">
            <text:p>900</text:p>
          </table:table-cell>
          <table:table-cell table:formula="of:=MIN([.$I97];[.$O97];[.$U97];[.$AA97];[.$AG97];[.$AM97];[.$AS97];[.$AY97];[.$BE97];[.$BK97];[.$BQ97];[.$BW97])" office:value-type="float" office:value="900" calcext:value-type="float">
            <text:p>900</text:p>
          </table:table-cell>
          <table:table-cell table:formula="of:=MIN([.$J97];[.$P97];[.$V97];[.$AB97];[.$AH97];[.$AN97];[.$AT97];[.$AZ97];[.$BF97];[.$BL97];[.$BR97];[.$BX97])" office:value-type="float" office:value="8621811" calcext:value-type="float">
            <text:p>8621811</text:p>
          </table:table-cell>
          <table:table-cell table:formula="of:=MIN([.$K97];[.$Q97];[.$W97];[.$AC97];[.$AI97];[.$AO97];[.$AU97];[.$BA97];[.$BG97];[.$BM97];[.$BS97];[.$BY97])" office:value-type="float" office:value="3371153" calcext:value-type="float">
            <text:p>3371153</text:p>
          </table:table-cell>
          <table:table-cell table:formula="of:=MIN([.$L97];[.$R97];[.$X97];[.$AD97];[.$AJ97];[.$AP97];[.$AV97];[.$BB97];[.$BH97];[.$BN97];[.$BT97];[.$BZ97])" office:value-type="float" office:value="97" calcext:value-type="float">
            <text:p>97</text:p>
          </table:table-cell>
          <table:table-cell table:formula="of:=MIN([.$M97];[.$S97];[.$Y97];[.$AE97];[.$AK97];[.$AQ97];[.$AW97];[.$BC97];[.$BI97];[.$BO97];[.$BU97];[.$CA97])" office:value-type="float" office:value="0" calcext:value-type="float">
            <text:p>0</text:p>
          </table:table-cell>
          <table:table-cell table:formula="of:=MEDIAN([.$H97];[.$N97];[.$T97];[.$Z97];[.$AF97];[.$AL97];[.$AR97];[.$AX97];[.$BD97];[.$BJ97];[.$BP97];[.$BV97])" office:value-type="float" office:value="900" calcext:value-type="float">
            <text:p>900</text:p>
          </table:table-cell>
          <table:table-cell table:formula="of:=MEDIAN([.$I97];[.$O97];[.$U97];[.$AA97];[.$AG97];[.$AM97];[.$AS97];[.$AY97];[.$BE97];[.$BK97];[.$BQ97];[.$BW97])" office:value-type="float" office:value="900" calcext:value-type="float">
            <text:p>900</text:p>
          </table:table-cell>
          <table:table-cell table:formula="of:=MEDIAN([.$J97];[.$P97];[.$V97];[.$AB97];[.$AH97];[.$AN97];[.$AT97];[.$AZ97];[.$BF97];[.$BL97];[.$BR97];[.$BX97])" office:value-type="float" office:value="12217855" calcext:value-type="float">
            <text:p>12217855</text:p>
          </table:table-cell>
          <table:table-cell table:formula="of:=MEDIAN([.$K97];[.$Q97];[.$W97];[.$AC97];[.$AI97];[.$AO97];[.$AU97];[.$BA97];[.$BG97];[.$BM97];[.$BS97];[.$BY97])" office:value-type="float" office:value="5164138.5" calcext:value-type="float">
            <text:p>5164138.5</text:p>
          </table:table-cell>
          <table:table-cell table:formula="of:=MEDIAN([.$L97];[.$R97];[.$X97];[.$AD97];[.$AJ97];[.$AP97];[.$AV97];[.$BB97];[.$BH97];[.$BN97];[.$BT97];[.$BZ97])" office:value-type="float" office:value="118.5" calcext:value-type="float">
            <text:p>118.5</text:p>
          </table:table-cell>
          <table:table-cell table:formula="of:=MEDIAN([.$M97];[.$S97];[.$Y97];[.$AE97];[.$AK97];[.$AQ97];[.$AW97];[.$BC97];[.$BI97];[.$BO97];[.$BU97];[.$CA97])" office:value-type="float" office:value="0" calcext:value-type="float">
            <text:p>0</text:p>
          </table:table-cell>
          <table:table-cell table:formula="of:=MAX([.$H97];[.$N97];[.$T97];[.$Z97];[.$AF97];[.$AL97];[.$AR97];[.$AX97];[.$BD97];[.$BJ97];[.$BP97];[.$BV97])" office:value-type="float" office:value="900" calcext:value-type="float">
            <text:p>900</text:p>
          </table:table-cell>
          <table:table-cell table:formula="of:=MAX([.$I97];[.$O97];[.$U97];[.$AA97];[.$AG97];[.$AM97];[.$AS97];[.$AY97];[.$BE97];[.$BK97];[.$BQ97];[.$BW97])" office:value-type="float" office:value="900" calcext:value-type="float">
            <text:p>900</text:p>
          </table:table-cell>
          <table:table-cell table:formula="of:=MAX([.$J97];[.$P97];[.$V97];[.$AB97];[.$AH97];[.$AN97];[.$AT97];[.$AZ97];[.$BF97];[.$BL97];[.$BR97];[.$BX97])" office:value-type="float" office:value="23006625" calcext:value-type="float">
            <text:p>23006625</text:p>
          </table:table-cell>
          <table:table-cell table:formula="of:=MAX([.$K97];[.$Q97];[.$W97];[.$AC97];[.$AI97];[.$AO97];[.$AU97];[.$BA97];[.$BG97];[.$BM97];[.$BS97];[.$BY97])" office:value-type="float" office:value="7164501" calcext:value-type="float">
            <text:p>7164501</text:p>
          </table:table-cell>
          <table:table-cell table:formula="of:=MAX([.$L97];[.$R97];[.$X97];[.$AD97];[.$AJ97];[.$AP97];[.$AV97];[.$BB97];[.$BH97];[.$BN97];[.$BT97];[.$BZ97])" office:value-type="float" office:value="152" calcext:value-type="float">
            <text:p>152</text:p>
          </table:table-cell>
          <table:table-cell table:formula="of:=MAX([.$M97];[.$S97];[.$Y97];[.$AE97];[.$AK97];[.$AQ97];[.$AW97];[.$BC97];[.$BI97];[.$BO97];[.$BU97];[.$CA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20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496270" calcext:value-type="float">
            <text:p>5496270</text:p>
          </table:table-cell>
          <table:table-cell office:value-type="float" office:value="4550089" calcext:value-type="float">
            <text:p>455008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243274" calcext:value-type="float">
            <text:p>8243274</text:p>
          </table:table-cell>
          <table:table-cell office:value-type="float" office:value="5971955" calcext:value-type="float">
            <text:p>5971955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90456" calcext:value-type="float">
            <text:p>9990456</text:p>
          </table:table-cell>
          <table:table-cell office:value-type="float" office:value="3145369" calcext:value-type="float">
            <text:p>314536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96298" calcext:value-type="float">
            <text:p>8096298</text:p>
          </table:table-cell>
          <table:table-cell office:value-type="float" office:value="5684676" calcext:value-type="float">
            <text:p>568467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11012" calcext:value-type="float">
            <text:p>8611012</text:p>
          </table:table-cell>
          <table:table-cell office:value-type="float" office:value="6152203" calcext:value-type="float">
            <text:p>615220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907663" calcext:value-type="float">
            <text:p>10907663</text:p>
          </table:table-cell>
          <table:table-cell office:value-type="float" office:value="3116357" calcext:value-type="float">
            <text:p>3116357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520181" calcext:value-type="float">
            <text:p>10520181</text:p>
          </table:table-cell>
          <table:table-cell office:value-type="float" office:value="6286048" calcext:value-type="float">
            <text:p>628604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12086" calcext:value-type="float">
            <text:p>8712086</text:p>
          </table:table-cell>
          <table:table-cell office:value-type="float" office:value="2772507" calcext:value-type="float">
            <text:p>2772507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51246" calcext:value-type="float">
            <text:p>8551246</text:p>
          </table:table-cell>
          <table:table-cell office:value-type="float" office:value="6198764" calcext:value-type="float">
            <text:p>619876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80843" calcext:value-type="float">
            <text:p>9980843</text:p>
          </table:table-cell>
          <table:table-cell office:value-type="float" office:value="2919230" calcext:value-type="float">
            <text:p>291923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411653" calcext:value-type="float">
            <text:p>9411653</text:p>
          </table:table-cell>
          <table:table-cell office:value-type="float" office:value="6274170" calcext:value-type="float">
            <text:p>627417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60142" calcext:value-type="float">
            <text:p>10060142</text:p>
          </table:table-cell>
          <table:table-cell office:value-type="float" office:value="2982789" calcext:value-type="float">
            <text:p>2982789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MIN([.$H98];[.$N98];[.$T98];[.$Z98];[.$AF98];[.$AL98];[.$AR98];[.$AX98];[.$BD98];[.$BJ98];[.$BP98];[.$BV98])" office:value-type="float" office:value="900" calcext:value-type="float">
            <text:p>900</text:p>
          </table:table-cell>
          <table:table-cell table:formula="of:=MIN([.$I98];[.$O98];[.$U98];[.$AA98];[.$AG98];[.$AM98];[.$AS98];[.$AY98];[.$BE98];[.$BK98];[.$BQ98];[.$BW98])" office:value-type="float" office:value="900" calcext:value-type="float">
            <text:p>900</text:p>
          </table:table-cell>
          <table:table-cell table:formula="of:=MIN([.$J98];[.$P98];[.$V98];[.$AB98];[.$AH98];[.$AN98];[.$AT98];[.$AZ98];[.$BF98];[.$BL98];[.$BR98];[.$BX98])" office:value-type="float" office:value="8096298" calcext:value-type="float">
            <text:p>8096298</text:p>
          </table:table-cell>
          <table:table-cell table:formula="of:=MIN([.$K98];[.$Q98];[.$W98];[.$AC98];[.$AI98];[.$AO98];[.$AU98];[.$BA98];[.$BG98];[.$BM98];[.$BS98];[.$BY98])" office:value-type="float" office:value="2772507" calcext:value-type="float">
            <text:p>2772507</text:p>
          </table:table-cell>
          <table:table-cell table:formula="of:=MIN([.$L98];[.$R98];[.$X98];[.$AD98];[.$AJ98];[.$AP98];[.$AV98];[.$BB98];[.$BH98];[.$BN98];[.$BT98];[.$BZ98])" office:value-type="float" office:value="97" calcext:value-type="float">
            <text:p>97</text:p>
          </table:table-cell>
          <table:table-cell table:formula="of:=MIN([.$M98];[.$S98];[.$Y98];[.$AE98];[.$AK98];[.$AQ98];[.$AW98];[.$BC98];[.$BI98];[.$BO98];[.$BU98];[.$CA98])" office:value-type="float" office:value="0" calcext:value-type="float">
            <text:p>0</text:p>
          </table:table-cell>
          <table:table-cell table:formula="of:=MEDIAN([.$H98];[.$N98];[.$T98];[.$Z98];[.$AF98];[.$AL98];[.$AR98];[.$AX98];[.$BD98];[.$BJ98];[.$BP98];[.$BV98])" office:value-type="float" office:value="900" calcext:value-type="float">
            <text:p>900</text:p>
          </table:table-cell>
          <table:table-cell table:formula="of:=MEDIAN([.$I98];[.$O98];[.$U98];[.$AA98];[.$AG98];[.$AM98];[.$AS98];[.$AY98];[.$BE98];[.$BK98];[.$BQ98];[.$BW98])" office:value-type="float" office:value="900" calcext:value-type="float">
            <text:p>900</text:p>
          </table:table-cell>
          <table:table-cell table:formula="of:=MEDIAN([.$J98];[.$P98];[.$V98];[.$AB98];[.$AH98];[.$AN98];[.$AT98];[.$AZ98];[.$BF98];[.$BL98];[.$BR98];[.$BX98])" office:value-type="float" office:value="9411653" calcext:value-type="float">
            <text:p>9411653</text:p>
          </table:table-cell>
          <table:table-cell table:formula="of:=MEDIAN([.$K98];[.$Q98];[.$W98];[.$AC98];[.$AI98];[.$AO98];[.$AU98];[.$BA98];[.$BG98];[.$BM98];[.$BS98];[.$BY98])" office:value-type="float" office:value="5684676" calcext:value-type="float">
            <text:p>5684676</text:p>
          </table:table-cell>
          <table:table-cell table:formula="of:=MEDIAN([.$L98];[.$R98];[.$X98];[.$AD98];[.$AJ98];[.$AP98];[.$AV98];[.$BB98];[.$BH98];[.$BN98];[.$BT98];[.$BZ98])" office:value-type="float" office:value="148.5" calcext:value-type="float">
            <text:p>148.5</text:p>
          </table:table-cell>
          <table:table-cell table:formula="of:=MEDIAN([.$M98];[.$S98];[.$Y98];[.$AE98];[.$AK98];[.$AQ98];[.$AW98];[.$BC98];[.$BI98];[.$BO98];[.$BU98];[.$CA98])" office:value-type="float" office:value="0" calcext:value-type="float">
            <text:p>0</text:p>
          </table:table-cell>
          <table:table-cell table:formula="of:=MAX([.$H98];[.$N98];[.$T98];[.$Z98];[.$AF98];[.$AL98];[.$AR98];[.$AX98];[.$BD98];[.$BJ98];[.$BP98];[.$BV98])" office:value-type="float" office:value="900" calcext:value-type="float">
            <text:p>900</text:p>
          </table:table-cell>
          <table:table-cell table:formula="of:=MAX([.$I98];[.$O98];[.$U98];[.$AA98];[.$AG98];[.$AM98];[.$AS98];[.$AY98];[.$BE98];[.$BK98];[.$BQ98];[.$BW98])" office:value-type="float" office:value="900" calcext:value-type="float">
            <text:p>900</text:p>
          </table:table-cell>
          <table:table-cell table:formula="of:=MAX([.$J98];[.$P98];[.$V98];[.$AB98];[.$AH98];[.$AN98];[.$AT98];[.$AZ98];[.$BF98];[.$BL98];[.$BR98];[.$BX98])" office:value-type="float" office:value="10907663" calcext:value-type="float">
            <text:p>10907663</text:p>
          </table:table-cell>
          <table:table-cell table:formula="of:=MAX([.$K98];[.$Q98];[.$W98];[.$AC98];[.$AI98];[.$AO98];[.$AU98];[.$BA98];[.$BG98];[.$BM98];[.$BS98];[.$BY98])" office:value-type="float" office:value="6286048" calcext:value-type="float">
            <text:p>6286048</text:p>
          </table:table-cell>
          <table:table-cell table:formula="of:=MAX([.$L98];[.$R98];[.$X98];[.$AD98];[.$AJ98];[.$AP98];[.$AV98];[.$BB98];[.$BH98];[.$BN98];[.$BT98];[.$BZ98])" office:value-type="float" office:value="190" calcext:value-type="float">
            <text:p>190</text:p>
          </table:table-cell>
          <table:table-cell table:formula="of:=MAX([.$M98];[.$S98];[.$Y98];[.$AE98];[.$AK98];[.$AQ98];[.$AW98];[.$BC98];[.$BI98];[.$BO98];[.$BU98];[.$CA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4.lp</text:p>
          </table:table-cell>
          <table:table-cell office:value-type="float" office:value="28.63" calcext:value-type="float">
            <text:p>28.63</text:p>
          </table:table-cell>
          <table:table-cell office:value-type="float" office:value="28.554" calcext:value-type="float">
            <text:p>28.554</text:p>
          </table:table-cell>
          <table:table-cell office:value-type="float" office:value="443190" calcext:value-type="float">
            <text:p>443190</text:p>
          </table:table-cell>
          <table:table-cell office:value-type="float" office:value="353615" calcext:value-type="float">
            <text:p>3536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.76" calcext:value-type="float">
            <text:p>17.76</text:p>
          </table:table-cell>
          <table:table-cell office:value-type="float" office:value="17.258" calcext:value-type="float">
            <text:p>17.258</text:p>
          </table:table-cell>
          <table:table-cell office:value-type="float" office:value="328264" calcext:value-type="float">
            <text:p>328264</text:p>
          </table:table-cell>
          <table:table-cell office:value-type="float" office:value="245329" calcext:value-type="float">
            <text:p>24532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125933" calcext:value-type="float">
            <text:p>25125933</text:p>
          </table:table-cell>
          <table:table-cell office:value-type="float" office:value="8584221" calcext:value-type="float">
            <text:p>858422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6.23" calcext:value-type="float">
            <text:p>16.23</text:p>
          </table:table-cell>
          <table:table-cell office:value-type="float" office:value="15.33" calcext:value-type="float">
            <text:p>15.33</text:p>
          </table:table-cell>
          <table:table-cell office:value-type="float" office:value="250152" calcext:value-type="float">
            <text:p>250152</text:p>
          </table:table-cell>
          <table:table-cell office:value-type="float" office:value="186322" calcext:value-type="float">
            <text:p>186322</text:p>
          </table:table-cell>
          <table:table-cell office:value-type="float" office:value="62" calcext:value-type="float">
            <text:p>62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2.04" calcext:value-type="float">
            <text:p>22.04</text:p>
          </table:table-cell>
          <table:table-cell office:value-type="float" office:value="20.947" calcext:value-type="float">
            <text:p>20.947</text:p>
          </table:table-cell>
          <table:table-cell office:value-type="float" office:value="308369" calcext:value-type="float">
            <text:p>308369</text:p>
          </table:table-cell>
          <table:table-cell office:value-type="float" office:value="228344" calcext:value-type="float">
            <text:p>228344</text:p>
          </table:table-cell>
          <table:table-cell office:value-type="float" office:value="68" calcext:value-type="float">
            <text:p>68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300887" calcext:value-type="float">
            <text:p>25300887</text:p>
          </table:table-cell>
          <table:table-cell office:value-type="float" office:value="8596921" calcext:value-type="float">
            <text:p>859692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.12" calcext:value-type="float">
            <text:p>15.12</text:p>
          </table:table-cell>
          <table:table-cell office:value-type="float" office:value="14.575" calcext:value-type="float">
            <text:p>14.575</text:p>
          </table:table-cell>
          <table:table-cell office:value-type="float" office:value="254065" calcext:value-type="float">
            <text:p>254065</text:p>
          </table:table-cell>
          <table:table-cell office:value-type="float" office:value="185340" calcext:value-type="float">
            <text:p>18534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748729" calcext:value-type="float">
            <text:p>26748729</text:p>
          </table:table-cell>
          <table:table-cell office:value-type="float" office:value="8898458" calcext:value-type="float">
            <text:p>889845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7.91" calcext:value-type="float">
            <text:p>37.91</text:p>
          </table:table-cell>
          <table:table-cell office:value-type="float" office:value="37.378" calcext:value-type="float">
            <text:p>37.378</text:p>
          </table:table-cell>
          <table:table-cell office:value-type="float" office:value="626840" calcext:value-type="float">
            <text:p>626840</text:p>
          </table:table-cell>
          <table:table-cell office:value-type="float" office:value="490025" calcext:value-type="float">
            <text:p>490025</text:p>
          </table:table-cell>
          <table:table-cell office:value-type="float" office:value="38" calcext:value-type="float">
            <text:p>3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907363" calcext:value-type="float">
            <text:p>26907363</text:p>
          </table:table-cell>
          <table:table-cell office:value-type="float" office:value="8813052" calcext:value-type="float">
            <text:p>881305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6.43" calcext:value-type="float">
            <text:p>26.43</text:p>
          </table:table-cell>
          <table:table-cell office:value-type="float" office:value="25.638" calcext:value-type="float">
            <text:p>25.638</text:p>
          </table:table-cell>
          <table:table-cell office:value-type="float" office:value="431009" calcext:value-type="float">
            <text:p>431009</text:p>
          </table:table-cell>
          <table:table-cell office:value-type="float" office:value="321219" calcext:value-type="float">
            <text:p>321219</text:p>
          </table:table-cell>
          <table:table-cell office:value-type="float" office:value="48" calcext:value-type="float">
            <text:p>48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897918" calcext:value-type="float">
            <text:p>26897918</text:p>
          </table:table-cell>
          <table:table-cell office:value-type="float" office:value="8694784" calcext:value-type="float">
            <text:p>869478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MIN([.$H99];[.$N99];[.$T99];[.$Z99];[.$AF99];[.$AL99];[.$AR99];[.$AX99];[.$BD99];[.$BJ99];[.$BP99];[.$BV99])" office:value-type="float" office:value="15.12" calcext:value-type="float">
            <text:p>15.12</text:p>
          </table:table-cell>
          <table:table-cell table:formula="of:=MIN([.$I99];[.$O99];[.$U99];[.$AA99];[.$AG99];[.$AM99];[.$AS99];[.$AY99];[.$BE99];[.$BK99];[.$BQ99];[.$BW99])" office:value-type="float" office:value="14.575" calcext:value-type="float">
            <text:p>14.575</text:p>
          </table:table-cell>
          <table:table-cell table:formula="of:=MIN([.$J99];[.$P99];[.$V99];[.$AB99];[.$AH99];[.$AN99];[.$AT99];[.$AZ99];[.$BF99];[.$BL99];[.$BR99];[.$BX99])" office:value-type="float" office:value="250152" calcext:value-type="float">
            <text:p>250152</text:p>
          </table:table-cell>
          <table:table-cell table:formula="of:=MIN([.$K99];[.$Q99];[.$W99];[.$AC99];[.$AI99];[.$AO99];[.$AU99];[.$BA99];[.$BG99];[.$BM99];[.$BS99];[.$BY99])" office:value-type="float" office:value="185340" calcext:value-type="float">
            <text:p>185340</text:p>
          </table:table-cell>
          <table:table-cell table:formula="of:=MIN([.$L99];[.$R99];[.$X99];[.$AD99];[.$AJ99];[.$AP99];[.$AV99];[.$BB99];[.$BH99];[.$BN99];[.$BT99];[.$BZ99])" office:value-type="float" office:value="38" calcext:value-type="float">
            <text:p>38</text:p>
          </table:table-cell>
          <table:table-cell table:formula="of:=MIN([.$M99];[.$S99];[.$Y99];[.$AE99];[.$AK99];[.$AQ99];[.$AW99];[.$BC99];[.$BI99];[.$BO99];[.$BU99];[.$CA99])" office:value-type="float" office:value="0" calcext:value-type="float">
            <text:p>0</text:p>
          </table:table-cell>
          <table:table-cell table:formula="of:=MEDIAN([.$H99];[.$N99];[.$T99];[.$Z99];[.$AF99];[.$AL99];[.$AR99];[.$AX99];[.$BD99];[.$BJ99];[.$BP99];[.$BV99])" office:value-type="float" office:value="468.955" calcext:value-type="float">
            <text:p>468.955</text:p>
          </table:table-cell>
          <table:table-cell table:formula="of:=MEDIAN([.$I99];[.$O99];[.$U99];[.$AA99];[.$AG99];[.$AM99];[.$AS99];[.$AY99];[.$BE99];[.$BK99];[.$BQ99];[.$BW99])" office:value-type="float" office:value="468.689" calcext:value-type="float">
            <text:p>468.689</text:p>
          </table:table-cell>
          <table:table-cell table:formula="of:=MEDIAN([.$J99];[.$P99];[.$V99];[.$AB99];[.$AH99];[.$AN99];[.$AT99];[.$AZ99];[.$BF99];[.$BL99];[.$BR99];[.$BX99])" office:value-type="float" office:value="626840" calcext:value-type="float">
            <text:p>626840</text:p>
          </table:table-cell>
          <table:table-cell table:formula="of:=MEDIAN([.$K99];[.$Q99];[.$W99];[.$AC99];[.$AI99];[.$AO99];[.$AU99];[.$BA99];[.$BG99];[.$BM99];[.$BS99];[.$BY99])" office:value-type="float" office:value="490025" calcext:value-type="float">
            <text:p>490025</text:p>
          </table:table-cell>
          <table:table-cell table:formula="of:=MEDIAN([.$L99];[.$R99];[.$X99];[.$AD99];[.$AJ99];[.$AP99];[.$AV99];[.$BB99];[.$BH99];[.$BN99];[.$BT99];[.$BZ99])" office:value-type="float" office:value="54" calcext:value-type="float">
            <text:p>54</text:p>
          </table:table-cell>
          <table:table-cell table:formula="of:=MEDIAN([.$M99];[.$S99];[.$Y99];[.$AE99];[.$AK99];[.$AQ99];[.$AW99];[.$BC99];[.$BI99];[.$BO99];[.$BU99];[.$CA99])" office:value-type="float" office:value="0" calcext:value-type="float">
            <text:p>0</text:p>
          </table:table-cell>
          <table:table-cell table:formula="of:=MAX([.$H99];[.$N99];[.$T99];[.$Z99];[.$AF99];[.$AL99];[.$AR99];[.$AX99];[.$BD99];[.$BJ99];[.$BP99];[.$BV99])" office:value-type="float" office:value="900" calcext:value-type="float">
            <text:p>900</text:p>
          </table:table-cell>
          <table:table-cell table:formula="of:=MAX([.$I99];[.$O99];[.$U99];[.$AA99];[.$AG99];[.$AM99];[.$AS99];[.$AY99];[.$BE99];[.$BK99];[.$BQ99];[.$BW99])" office:value-type="float" office:value="900" calcext:value-type="float">
            <text:p>900</text:p>
          </table:table-cell>
          <table:table-cell table:formula="of:=MAX([.$J99];[.$P99];[.$V99];[.$AB99];[.$AH99];[.$AN99];[.$AT99];[.$AZ99];[.$BF99];[.$BL99];[.$BR99];[.$BX99])" office:value-type="float" office:value="26907363" calcext:value-type="float">
            <text:p>26907363</text:p>
          </table:table-cell>
          <table:table-cell table:formula="of:=MAX([.$K99];[.$Q99];[.$W99];[.$AC99];[.$AI99];[.$AO99];[.$AU99];[.$BA99];[.$BG99];[.$BM99];[.$BS99];[.$BY99])" office:value-type="float" office:value="8898458" calcext:value-type="float">
            <text:p>8898458</text:p>
          </table:table-cell>
          <table:table-cell table:formula="of:=MAX([.$L99];[.$R99];[.$X99];[.$AD99];[.$AJ99];[.$AP99];[.$AV99];[.$BB99];[.$BH99];[.$BN99];[.$BT99];[.$BZ99])" office:value-type="float" office:value="68" calcext:value-type="float">
            <text:p>68</text:p>
          </table:table-cell>
          <table:table-cell table:formula="of:=MAX([.$M99];[.$S99];[.$Y99];[.$AE99];[.$AK99];[.$AQ99];[.$AW99];[.$BC99];[.$BI99];[.$BO99];[.$BU99];[.$CA99])" office:value-type="float" office:value="1172" calcext:value-type="float">
            <text:p>1172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5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204216" calcext:value-type="float">
            <text:p>7204216</text:p>
          </table:table-cell>
          <table:table-cell office:value-type="float" office:value="6095926" calcext:value-type="float">
            <text:p>609592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307282" calcext:value-type="float">
            <text:p>13307282</text:p>
          </table:table-cell>
          <table:table-cell office:value-type="float" office:value="10084229" calcext:value-type="float">
            <text:p>100842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276150" calcext:value-type="float">
            <text:p>22276150</text:p>
          </table:table-cell>
          <table:table-cell office:value-type="float" office:value="7541757" calcext:value-type="float">
            <text:p>754175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781570" calcext:value-type="float">
            <text:p>12781570</text:p>
          </table:table-cell>
          <table:table-cell office:value-type="float" office:value="9474550" calcext:value-type="float">
            <text:p>947455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1602530" calcext:value-type="float">
            <text:p>21602530</text:p>
          </table:table-cell>
          <table:table-cell office:value-type="float" office:value="7352158" calcext:value-type="float">
            <text:p>735215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44.26" calcext:value-type="float">
            <text:p>444.26</text:p>
          </table:table-cell>
          <table:table-cell office:value-type="float" office:value="442.425" calcext:value-type="float">
            <text:p>442.425</text:p>
          </table:table-cell>
          <table:table-cell office:value-type="float" office:value="6411937" calcext:value-type="float">
            <text:p>6411937</text:p>
          </table:table-cell>
          <table:table-cell office:value-type="float" office:value="4677162" calcext:value-type="float">
            <text:p>4677162</text:p>
          </table:table-cell>
          <table:table-cell office:value-type="float" office:value="93" calcext:value-type="float">
            <text:p>93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884440" calcext:value-type="float">
            <text:p>16884440</text:p>
          </table:table-cell>
          <table:table-cell office:value-type="float" office:value="7127253" calcext:value-type="float">
            <text:p>712725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34.73" calcext:value-type="float">
            <text:p>534.73</text:p>
          </table:table-cell>
          <table:table-cell office:value-type="float" office:value="534.087" calcext:value-type="float">
            <text:p>534.087</text:p>
          </table:table-cell>
          <table:table-cell office:value-type="float" office:value="8200128" calcext:value-type="float">
            <text:p>8200128</text:p>
          </table:table-cell>
          <table:table-cell office:value-type="float" office:value="6057196" calcext:value-type="float">
            <text:p>6057196</text:p>
          </table:table-cell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447932" calcext:value-type="float">
            <text:p>18447932</text:p>
          </table:table-cell>
          <table:table-cell office:value-type="float" office:value="7223602" calcext:value-type="float">
            <text:p>722360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895489" calcext:value-type="float">
            <text:p>12895489</text:p>
          </table:table-cell>
          <table:table-cell office:value-type="float" office:value="9738459" calcext:value-type="float">
            <text:p>973845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206108" calcext:value-type="float">
            <text:p>16206108</text:p>
          </table:table-cell>
          <table:table-cell office:value-type="float" office:value="6712262" calcext:value-type="float">
            <text:p>671226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94.45" calcext:value-type="float">
            <text:p>794.45</text:p>
          </table:table-cell>
          <table:table-cell office:value-type="float" office:value="793.52" calcext:value-type="float">
            <text:p>793.52</text:p>
          </table:table-cell>
          <table:table-cell office:value-type="float" office:value="12270178" calcext:value-type="float">
            <text:p>12270178</text:p>
          </table:table-cell>
          <table:table-cell office:value-type="float" office:value="9014254" calcext:value-type="float">
            <text:p>9014254</text:p>
          </table:table-cell>
          <table:table-cell office:value-type="float" office:value="68" calcext:value-type="float">
            <text:p>68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102465" calcext:value-type="float">
            <text:p>19102465</text:p>
          </table:table-cell>
          <table:table-cell office:value-type="float" office:value="7400357" calcext:value-type="float">
            <text:p>740035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MIN([.$H100];[.$N100];[.$T100];[.$Z100];[.$AF100];[.$AL100];[.$AR100];[.$AX100];[.$BD100];[.$BJ100];[.$BP100];[.$BV100])" office:value-type="float" office:value="444.26" calcext:value-type="float">
            <text:p>444.26</text:p>
          </table:table-cell>
          <table:table-cell table:formula="of:=MIN([.$I100];[.$O100];[.$U100];[.$AA100];[.$AG100];[.$AM100];[.$AS100];[.$AY100];[.$BE100];[.$BK100];[.$BQ100];[.$BW100])" office:value-type="float" office:value="442.425" calcext:value-type="float">
            <text:p>442.425</text:p>
          </table:table-cell>
          <table:table-cell table:formula="of:=MIN([.$J100];[.$P100];[.$V100];[.$AB100];[.$AH100];[.$AN100];[.$AT100];[.$AZ100];[.$BF100];[.$BL100];[.$BR100];[.$BX100])" office:value-type="float" office:value="6411937" calcext:value-type="float">
            <text:p>6411937</text:p>
          </table:table-cell>
          <table:table-cell table:formula="of:=MIN([.$K100];[.$Q100];[.$W100];[.$AC100];[.$AI100];[.$AO100];[.$AU100];[.$BA100];[.$BG100];[.$BM100];[.$BS100];[.$BY100])" office:value-type="float" office:value="4677162" calcext:value-type="float">
            <text:p>4677162</text:p>
          </table:table-cell>
          <table:table-cell table:formula="of:=MIN([.$L100];[.$R100];[.$X100];[.$AD100];[.$AJ100];[.$AP100];[.$AV100];[.$BB100];[.$BH100];[.$BN100];[.$BT100];[.$BZ100])" office:value-type="float" office:value="59" calcext:value-type="float">
            <text:p>59</text:p>
          </table:table-cell>
          <table:table-cell table:formula="of:=MIN([.$M100];[.$S100];[.$Y100];[.$AE100];[.$AK100];[.$AQ100];[.$AW100];[.$BC100];[.$BI100];[.$BO100];[.$BU100];[.$CA100])" office:value-type="float" office:value="0" calcext:value-type="float">
            <text:p>0</text:p>
          </table:table-cell>
          <table:table-cell table:formula="of:=MEDIAN([.$H100];[.$N100];[.$T100];[.$Z100];[.$AF100];[.$AL100];[.$AR100];[.$AX100];[.$BD100];[.$BJ100];[.$BP100];[.$BV100])" office:value-type="float" office:value="900" calcext:value-type="float">
            <text:p>900</text:p>
          </table:table-cell>
          <table:table-cell table:formula="of:=MEDIAN([.$I100];[.$O100];[.$U100];[.$AA100];[.$AG100];[.$AM100];[.$AS100];[.$AY100];[.$BE100];[.$BK100];[.$BQ100];[.$BW100])" office:value-type="float" office:value="900" calcext:value-type="float">
            <text:p>900</text:p>
          </table:table-cell>
          <table:table-cell table:formula="of:=MEDIAN([.$J100];[.$P100];[.$V100];[.$AB100];[.$AH100];[.$AN100];[.$AT100];[.$AZ100];[.$BF100];[.$BL100];[.$BR100];[.$BX100])" office:value-type="float" office:value="14756695" calcext:value-type="float">
            <text:p>14756695</text:p>
          </table:table-cell>
          <table:table-cell table:formula="of:=MEDIAN([.$K100];[.$Q100];[.$W100];[.$AC100];[.$AI100];[.$AO100];[.$AU100];[.$BA100];[.$BG100];[.$BM100];[.$BS100];[.$BY100])" office:value-type="float" office:value="7376257.5" calcext:value-type="float">
            <text:p>7376257.5</text:p>
          </table:table-cell>
          <table:table-cell table:formula="of:=MEDIAN([.$L100];[.$R100];[.$X100];[.$AD100];[.$AJ100];[.$AP100];[.$AV100];[.$BB100];[.$BH100];[.$BN100];[.$BT100];[.$BZ100])" office:value-type="float" office:value="65.5" calcext:value-type="float">
            <text:p>65.5</text:p>
          </table:table-cell>
          <table:table-cell table:formula="of:=MEDIAN([.$M100];[.$S100];[.$Y100];[.$AE100];[.$AK100];[.$AQ100];[.$AW100];[.$BC100];[.$BI100];[.$BO100];[.$BU100];[.$CA100])" office:value-type="float" office:value="0" calcext:value-type="float">
            <text:p>0</text:p>
          </table:table-cell>
          <table:table-cell table:formula="of:=MAX([.$H100];[.$N100];[.$T100];[.$Z100];[.$AF100];[.$AL100];[.$AR100];[.$AX100];[.$BD100];[.$BJ100];[.$BP100];[.$BV100])" office:value-type="float" office:value="900" calcext:value-type="float">
            <text:p>900</text:p>
          </table:table-cell>
          <table:table-cell table:formula="of:=MAX([.$I100];[.$O100];[.$U100];[.$AA100];[.$AG100];[.$AM100];[.$AS100];[.$AY100];[.$BE100];[.$BK100];[.$BQ100];[.$BW100])" office:value-type="float" office:value="900" calcext:value-type="float">
            <text:p>900</text:p>
          </table:table-cell>
          <table:table-cell table:formula="of:=MAX([.$J100];[.$P100];[.$V100];[.$AB100];[.$AH100];[.$AN100];[.$AT100];[.$AZ100];[.$BF100];[.$BL100];[.$BR100];[.$BX100])" office:value-type="float" office:value="22276150" calcext:value-type="float">
            <text:p>22276150</text:p>
          </table:table-cell>
          <table:table-cell table:formula="of:=MAX([.$K100];[.$Q100];[.$W100];[.$AC100];[.$AI100];[.$AO100];[.$AU100];[.$BA100];[.$BG100];[.$BM100];[.$BS100];[.$BY100])" office:value-type="float" office:value="10084229" calcext:value-type="float">
            <text:p>10084229</text:p>
          </table:table-cell>
          <table:table-cell table:formula="of:=MAX([.$L100];[.$R100];[.$X100];[.$AD100];[.$AJ100];[.$AP100];[.$AV100];[.$BB100];[.$BH100];[.$BN100];[.$BT100];[.$BZ100])" office:value-type="float" office:value="93" calcext:value-type="float">
            <text:p>93</text:p>
          </table:table-cell>
          <table:table-cell table:formula="of:=MAX([.$M100];[.$S100];[.$Y100];[.$AE100];[.$AK100];[.$AQ100];[.$AW100];[.$BC100];[.$BI100];[.$BO100];[.$BU100];[.$CA100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6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298967" calcext:value-type="float">
            <text:p>7298967</text:p>
          </table:table-cell>
          <table:table-cell office:value-type="float" office:value="6111915" calcext:value-type="float">
            <text:p>611191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928586" calcext:value-type="float">
            <text:p>13928586</text:p>
          </table:table-cell>
          <table:table-cell office:value-type="float" office:value="10242031" calcext:value-type="float">
            <text:p>1024203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409729" calcext:value-type="float">
            <text:p>19409729</text:p>
          </table:table-cell>
          <table:table-cell office:value-type="float" office:value="6696637" calcext:value-type="float">
            <text:p>669663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213341" calcext:value-type="float">
            <text:p>11213341</text:p>
          </table:table-cell>
          <table:table-cell office:value-type="float" office:value="8496077" calcext:value-type="float">
            <text:p>849607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576518" calcext:value-type="float">
            <text:p>11576518</text:p>
          </table:table-cell>
          <table:table-cell office:value-type="float" office:value="8435007" calcext:value-type="float">
            <text:p>843500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733233" calcext:value-type="float">
            <text:p>11733233</text:p>
          </table:table-cell>
          <table:table-cell office:value-type="float" office:value="6020237" calcext:value-type="float">
            <text:p>602023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724992" calcext:value-type="float">
            <text:p>12724992</text:p>
          </table:table-cell>
          <table:table-cell office:value-type="float" office:value="9443154" calcext:value-type="float">
            <text:p>944315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972217" calcext:value-type="float">
            <text:p>10972217</text:p>
          </table:table-cell>
          <table:table-cell office:value-type="float" office:value="5152957" calcext:value-type="float">
            <text:p>515295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955076" calcext:value-type="float">
            <text:p>12955076</text:p>
          </table:table-cell>
          <table:table-cell office:value-type="float" office:value="9701118" calcext:value-type="float">
            <text:p>970111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595491" calcext:value-type="float">
            <text:p>10595491</text:p>
          </table:table-cell>
          <table:table-cell office:value-type="float" office:value="5533727" calcext:value-type="float">
            <text:p>553372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796453" calcext:value-type="float">
            <text:p>12796453</text:p>
          </table:table-cell>
          <table:table-cell office:value-type="float" office:value="9447184" calcext:value-type="float">
            <text:p>944718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1094367" calcext:value-type="float">
            <text:p>21094367</text:p>
          </table:table-cell>
          <table:table-cell office:value-type="float" office:value="7080545" calcext:value-type="float">
            <text:p>70805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MIN([.$H101];[.$N101];[.$T101];[.$Z101];[.$AF101];[.$AL101];[.$AR101];[.$AX101];[.$BD101];[.$BJ101];[.$BP101];[.$BV101])" office:value-type="float" office:value="900" calcext:value-type="float">
            <text:p>900</text:p>
          </table:table-cell>
          <table:table-cell table:formula="of:=MIN([.$I101];[.$O101];[.$U101];[.$AA101];[.$AG101];[.$AM101];[.$AS101];[.$AY101];[.$BE101];[.$BK101];[.$BQ101];[.$BW101])" office:value-type="float" office:value="900" calcext:value-type="float">
            <text:p>900</text:p>
          </table:table-cell>
          <table:table-cell table:formula="of:=MIN([.$J101];[.$P101];[.$V101];[.$AB101];[.$AH101];[.$AN101];[.$AT101];[.$AZ101];[.$BF101];[.$BL101];[.$BR101];[.$BX101])" office:value-type="float" office:value="10595491" calcext:value-type="float">
            <text:p>10595491</text:p>
          </table:table-cell>
          <table:table-cell table:formula="of:=MIN([.$K101];[.$Q101];[.$W101];[.$AC101];[.$AI101];[.$AO101];[.$AU101];[.$BA101];[.$BG101];[.$BM101];[.$BS101];[.$BY101])" office:value-type="float" office:value="5152957" calcext:value-type="float">
            <text:p>5152957</text:p>
          </table:table-cell>
          <table:table-cell table:formula="of:=MIN([.$L101];[.$R101];[.$X101];[.$AD101];[.$AJ101];[.$AP101];[.$AV101];[.$BB101];[.$BH101];[.$BN101];[.$BT101];[.$BZ101])" office:value-type="float" office:value="57" calcext:value-type="float">
            <text:p>57</text:p>
          </table:table-cell>
          <table:table-cell table:formula="of:=MIN([.$M101];[.$S101];[.$Y101];[.$AE101];[.$AK101];[.$AQ101];[.$AW101];[.$BC101];[.$BI101];[.$BO101];[.$BU101];[.$CA101])" office:value-type="float" office:value="0" calcext:value-type="float">
            <text:p>0</text:p>
          </table:table-cell>
          <table:table-cell table:formula="of:=MEDIAN([.$H101];[.$N101];[.$T101];[.$Z101];[.$AF101];[.$AL101];[.$AR101];[.$AX101];[.$BD101];[.$BJ101];[.$BP101];[.$BV101])" office:value-type="float" office:value="900" calcext:value-type="float">
            <text:p>900</text:p>
          </table:table-cell>
          <table:table-cell table:formula="of:=MEDIAN([.$I101];[.$O101];[.$U101];[.$AA101];[.$AG101];[.$AM101];[.$AS101];[.$AY101];[.$BE101];[.$BK101];[.$BQ101];[.$BW101])" office:value-type="float" office:value="900" calcext:value-type="float">
            <text:p>900</text:p>
          </table:table-cell>
          <table:table-cell table:formula="of:=MEDIAN([.$J101];[.$P101];[.$V101];[.$AB101];[.$AH101];[.$AN101];[.$AT101];[.$AZ101];[.$BF101];[.$BL101];[.$BR101];[.$BX101])" office:value-type="float" office:value="12724992" calcext:value-type="float">
            <text:p>12724992</text:p>
          </table:table-cell>
          <table:table-cell table:formula="of:=MEDIAN([.$K101];[.$Q101];[.$W101];[.$AC101];[.$AI101];[.$AO101];[.$AU101];[.$BA101];[.$BG101];[.$BM101];[.$BS101];[.$BY101])" office:value-type="float" office:value="8435007" calcext:value-type="float">
            <text:p>8435007</text:p>
          </table:table-cell>
          <table:table-cell table:formula="of:=MEDIAN([.$L101];[.$R101];[.$X101];[.$AD101];[.$AJ101];[.$AP101];[.$AV101];[.$BB101];[.$BH101];[.$BN101];[.$BT101];[.$BZ101])" office:value-type="float" office:value="75" calcext:value-type="float">
            <text:p>75</text:p>
          </table:table-cell>
          <table:table-cell table:formula="of:=MEDIAN([.$M101];[.$S101];[.$Y101];[.$AE101];[.$AK101];[.$AQ101];[.$AW101];[.$BC101];[.$BI101];[.$BO101];[.$BU101];[.$CA101])" office:value-type="float" office:value="0" calcext:value-type="float">
            <text:p>0</text:p>
          </table:table-cell>
          <table:table-cell table:formula="of:=MAX([.$H101];[.$N101];[.$T101];[.$Z101];[.$AF101];[.$AL101];[.$AR101];[.$AX101];[.$BD101];[.$BJ101];[.$BP101];[.$BV101])" office:value-type="float" office:value="900" calcext:value-type="float">
            <text:p>900</text:p>
          </table:table-cell>
          <table:table-cell table:formula="of:=MAX([.$I101];[.$O101];[.$U101];[.$AA101];[.$AG101];[.$AM101];[.$AS101];[.$AY101];[.$BE101];[.$BK101];[.$BQ101];[.$BW101])" office:value-type="float" office:value="900" calcext:value-type="float">
            <text:p>900</text:p>
          </table:table-cell>
          <table:table-cell table:formula="of:=MAX([.$J101];[.$P101];[.$V101];[.$AB101];[.$AH101];[.$AN101];[.$AT101];[.$AZ101];[.$BF101];[.$BL101];[.$BR101];[.$BX101])" office:value-type="float" office:value="21094367" calcext:value-type="float">
            <text:p>21094367</text:p>
          </table:table-cell>
          <table:table-cell table:formula="of:=MAX([.$K101];[.$Q101];[.$W101];[.$AC101];[.$AI101];[.$AO101];[.$AU101];[.$BA101];[.$BG101];[.$BM101];[.$BS101];[.$BY101])" office:value-type="float" office:value="10242031" calcext:value-type="float">
            <text:p>10242031</text:p>
          </table:table-cell>
          <table:table-cell table:formula="of:=MAX([.$L101];[.$R101];[.$X101];[.$AD101];[.$AJ101];[.$AP101];[.$AV101];[.$BB101];[.$BH101];[.$BN101];[.$BT101];[.$BZ101])" office:value-type="float" office:value="99" calcext:value-type="float">
            <text:p>99</text:p>
          </table:table-cell>
          <table:table-cell table:formula="of:=MAX([.$M101];[.$S101];[.$Y101];[.$AE101];[.$AK101];[.$AQ101];[.$AW101];[.$BC101];[.$BI101];[.$BO101];[.$BU101];[.$CA1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7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18556" calcext:value-type="float">
            <text:p>7418556</text:p>
          </table:table-cell>
          <table:table-cell office:value-type="float" office:value="6214324" calcext:value-type="float">
            <text:p>621432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264686" calcext:value-type="float">
            <text:p>13264686</text:p>
          </table:table-cell>
          <table:table-cell office:value-type="float" office:value="9829560" calcext:value-type="float">
            <text:p>982956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1570064" calcext:value-type="float">
            <text:p>21570064</text:p>
          </table:table-cell>
          <table:table-cell office:value-type="float" office:value="6781108" calcext:value-type="float">
            <text:p>678110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736559" calcext:value-type="float">
            <text:p>11736559</text:p>
          </table:table-cell>
          <table:table-cell office:value-type="float" office:value="8601393" calcext:value-type="float">
            <text:p>860139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898694" calcext:value-type="float">
            <text:p>13898694</text:p>
          </table:table-cell>
          <table:table-cell office:value-type="float" office:value="6006096" calcext:value-type="float">
            <text:p>600609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800274" calcext:value-type="float">
            <text:p>10800274</text:p>
          </table:table-cell>
          <table:table-cell office:value-type="float" office:value="8014143" calcext:value-type="float">
            <text:p>801414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472119" calcext:value-type="float">
            <text:p>9472119</text:p>
          </table:table-cell>
          <table:table-cell office:value-type="float" office:value="4605170" calcext:value-type="float">
            <text:p>460517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215493" calcext:value-type="float">
            <text:p>12215493</text:p>
          </table:table-cell>
          <table:table-cell office:value-type="float" office:value="8980271" calcext:value-type="float">
            <text:p>898027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197915" calcext:value-type="float">
            <text:p>23197915</text:p>
          </table:table-cell>
          <table:table-cell office:value-type="float" office:value="6973926" calcext:value-type="float">
            <text:p>697392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515844" calcext:value-type="float">
            <text:p>11515844</text:p>
          </table:table-cell>
          <table:table-cell office:value-type="float" office:value="8728526" calcext:value-type="float">
            <text:p>87285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367383" calcext:value-type="float">
            <text:p>17367383</text:p>
          </table:table-cell>
          <table:table-cell office:value-type="float" office:value="6412454" calcext:value-type="float">
            <text:p>641245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200206" calcext:value-type="float">
            <text:p>12200206</text:p>
          </table:table-cell>
          <table:table-cell office:value-type="float" office:value="9016445" calcext:value-type="float">
            <text:p>901644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1347390" calcext:value-type="float">
            <text:p>21347390</text:p>
          </table:table-cell>
          <table:table-cell office:value-type="float" office:value="6829944" calcext:value-type="float">
            <text:p>682994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MIN([.$H102];[.$N102];[.$T102];[.$Z102];[.$AF102];[.$AL102];[.$AR102];[.$AX102];[.$BD102];[.$BJ102];[.$BP102];[.$BV102])" office:value-type="float" office:value="900" calcext:value-type="float">
            <text:p>900</text:p>
          </table:table-cell>
          <table:table-cell table:formula="of:=MIN([.$I102];[.$O102];[.$U102];[.$AA102];[.$AG102];[.$AM102];[.$AS102];[.$AY102];[.$BE102];[.$BK102];[.$BQ102];[.$BW102])" office:value-type="float" office:value="900" calcext:value-type="float">
            <text:p>900</text:p>
          </table:table-cell>
          <table:table-cell table:formula="of:=MIN([.$J102];[.$P102];[.$V102];[.$AB102];[.$AH102];[.$AN102];[.$AT102];[.$AZ102];[.$BF102];[.$BL102];[.$BR102];[.$BX102])" office:value-type="float" office:value="9472119" calcext:value-type="float">
            <text:p>9472119</text:p>
          </table:table-cell>
          <table:table-cell table:formula="of:=MIN([.$K102];[.$Q102];[.$W102];[.$AC102];[.$AI102];[.$AO102];[.$AU102];[.$BA102];[.$BG102];[.$BM102];[.$BS102];[.$BY102])" office:value-type="float" office:value="4605170" calcext:value-type="float">
            <text:p>4605170</text:p>
          </table:table-cell>
          <table:table-cell table:formula="of:=MIN([.$L102];[.$R102];[.$X102];[.$AD102];[.$AJ102];[.$AP102];[.$AV102];[.$BB102];[.$BH102];[.$BN102];[.$BT102];[.$BZ102])" office:value-type="float" office:value="59" calcext:value-type="float">
            <text:p>59</text:p>
          </table:table-cell>
          <table:table-cell table:formula="of:=MIN([.$M102];[.$S102];[.$Y102];[.$AE102];[.$AK102];[.$AQ102];[.$AW102];[.$BC102];[.$BI102];[.$BO102];[.$BU102];[.$CA102])" office:value-type="float" office:value="0" calcext:value-type="float">
            <text:p>0</text:p>
          </table:table-cell>
          <table:table-cell table:formula="of:=MEDIAN([.$H102];[.$N102];[.$T102];[.$Z102];[.$AF102];[.$AL102];[.$AR102];[.$AX102];[.$BD102];[.$BJ102];[.$BP102];[.$BV102])" office:value-type="float" office:value="900" calcext:value-type="float">
            <text:p>900</text:p>
          </table:table-cell>
          <table:table-cell table:formula="of:=MEDIAN([.$I102];[.$O102];[.$U102];[.$AA102];[.$AG102];[.$AM102];[.$AS102];[.$AY102];[.$BE102];[.$BK102];[.$BQ102];[.$BW102])" office:value-type="float" office:value="900" calcext:value-type="float">
            <text:p>900</text:p>
          </table:table-cell>
          <table:table-cell table:formula="of:=MEDIAN([.$J102];[.$P102];[.$V102];[.$AB102];[.$AH102];[.$AN102];[.$AT102];[.$AZ102];[.$BF102];[.$BL102];[.$BR102];[.$BX102])" office:value-type="float" office:value="12740089.5" calcext:value-type="float">
            <text:p>12740089.5</text:p>
          </table:table-cell>
          <table:table-cell table:formula="of:=MEDIAN([.$K102];[.$Q102];[.$W102];[.$AC102];[.$AI102];[.$AO102];[.$AU102];[.$BA102];[.$BG102];[.$BM102];[.$BS102];[.$BY102])" office:value-type="float" office:value="7494034.5" calcext:value-type="float">
            <text:p>7494034.5</text:p>
          </table:table-cell>
          <table:table-cell table:formula="of:=MEDIAN([.$L102];[.$R102];[.$X102];[.$AD102];[.$AJ102];[.$AP102];[.$AV102];[.$BB102];[.$BH102];[.$BN102];[.$BT102];[.$BZ102])" office:value-type="float" office:value="72" calcext:value-type="float">
            <text:p>72</text:p>
          </table:table-cell>
          <table:table-cell table:formula="of:=MEDIAN([.$M102];[.$S102];[.$Y102];[.$AE102];[.$AK102];[.$AQ102];[.$AW102];[.$BC102];[.$BI102];[.$BO102];[.$BU102];[.$CA102])" office:value-type="float" office:value="0" calcext:value-type="float">
            <text:p>0</text:p>
          </table:table-cell>
          <table:table-cell table:formula="of:=MAX([.$H102];[.$N102];[.$T102];[.$Z102];[.$AF102];[.$AL102];[.$AR102];[.$AX102];[.$BD102];[.$BJ102];[.$BP102];[.$BV102])" office:value-type="float" office:value="900" calcext:value-type="float">
            <text:p>900</text:p>
          </table:table-cell>
          <table:table-cell table:formula="of:=MAX([.$I102];[.$O102];[.$U102];[.$AA102];[.$AG102];[.$AM102];[.$AS102];[.$AY102];[.$BE102];[.$BK102];[.$BQ102];[.$BW102])" office:value-type="float" office:value="900" calcext:value-type="float">
            <text:p>900</text:p>
          </table:table-cell>
          <table:table-cell table:formula="of:=MAX([.$J102];[.$P102];[.$V102];[.$AB102];[.$AH102];[.$AN102];[.$AT102];[.$AZ102];[.$BF102];[.$BL102];[.$BR102];[.$BX102])" office:value-type="float" office:value="23197915" calcext:value-type="float">
            <text:p>23197915</text:p>
          </table:table-cell>
          <table:table-cell table:formula="of:=MAX([.$K102];[.$Q102];[.$W102];[.$AC102];[.$AI102];[.$AO102];[.$AU102];[.$BA102];[.$BG102];[.$BM102];[.$BS102];[.$BY102])" office:value-type="float" office:value="9829560" calcext:value-type="float">
            <text:p>9829560</text:p>
          </table:table-cell>
          <table:table-cell table:formula="of:=MAX([.$L102];[.$R102];[.$X102];[.$AD102];[.$AJ102];[.$AP102];[.$AV102];[.$BB102];[.$BH102];[.$BN102];[.$BT102];[.$BZ102])" office:value-type="float" office:value="105" calcext:value-type="float">
            <text:p>105</text:p>
          </table:table-cell>
          <table:table-cell table:formula="of:=MAX([.$M102];[.$S102];[.$Y102];[.$AE102];[.$AK102];[.$AQ102];[.$AW102];[.$BC102];[.$BI102];[.$BO102];[.$BU102];[.$CA1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8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91500" calcext:value-type="float">
            <text:p>6891500</text:p>
          </table:table-cell>
          <table:table-cell office:value-type="float" office:value="5574349" calcext:value-type="float">
            <text:p>557434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837937" calcext:value-type="float">
            <text:p>11837937</text:p>
          </table:table-cell>
          <table:table-cell office:value-type="float" office:value="8827060" calcext:value-type="float">
            <text:p>882706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575443" calcext:value-type="float">
            <text:p>24575443</text:p>
          </table:table-cell>
          <table:table-cell office:value-type="float" office:value="6992904" calcext:value-type="float">
            <text:p>699290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420265" calcext:value-type="float">
            <text:p>11420265</text:p>
          </table:table-cell>
          <table:table-cell office:value-type="float" office:value="8336857" calcext:value-type="float">
            <text:p>833685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368773" calcext:value-type="float">
            <text:p>10368773</text:p>
          </table:table-cell>
          <table:table-cell office:value-type="float" office:value="4832380" calcext:value-type="float">
            <text:p>483238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861742" calcext:value-type="float">
            <text:p>10861742</text:p>
          </table:table-cell>
          <table:table-cell office:value-type="float" office:value="7879723" calcext:value-type="float">
            <text:p>787972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390987" calcext:value-type="float">
            <text:p>16390987</text:p>
          </table:table-cell>
          <table:table-cell office:value-type="float" office:value="5973384" calcext:value-type="float">
            <text:p>597338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960432" calcext:value-type="float">
            <text:p>11960432</text:p>
          </table:table-cell>
          <table:table-cell office:value-type="float" office:value="8836345" calcext:value-type="float">
            <text:p>88363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877243" calcext:value-type="float">
            <text:p>12877243</text:p>
          </table:table-cell>
          <table:table-cell office:value-type="float" office:value="5640554" calcext:value-type="float">
            <text:p>564055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220431" calcext:value-type="float">
            <text:p>12220431</text:p>
          </table:table-cell>
          <table:table-cell office:value-type="float" office:value="9154682" calcext:value-type="float">
            <text:p>915468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225282" calcext:value-type="float">
            <text:p>19225282</text:p>
          </table:table-cell>
          <table:table-cell office:value-type="float" office:value="6368124" calcext:value-type="float">
            <text:p>636812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057523" calcext:value-type="float">
            <text:p>12057523</text:p>
          </table:table-cell>
          <table:table-cell office:value-type="float" office:value="8732920" calcext:value-type="float">
            <text:p>873292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868500" calcext:value-type="float">
            <text:p>20868500</text:p>
          </table:table-cell>
          <table:table-cell office:value-type="float" office:value="6503637" calcext:value-type="float">
            <text:p>650363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MIN([.$H103];[.$N103];[.$T103];[.$Z103];[.$AF103];[.$AL103];[.$AR103];[.$AX103];[.$BD103];[.$BJ103];[.$BP103];[.$BV103])" office:value-type="float" office:value="900" calcext:value-type="float">
            <text:p>900</text:p>
          </table:table-cell>
          <table:table-cell table:formula="of:=MIN([.$I103];[.$O103];[.$U103];[.$AA103];[.$AG103];[.$AM103];[.$AS103];[.$AY103];[.$BE103];[.$BK103];[.$BQ103];[.$BW103])" office:value-type="float" office:value="900" calcext:value-type="float">
            <text:p>900</text:p>
          </table:table-cell>
          <table:table-cell table:formula="of:=MIN([.$J103];[.$P103];[.$V103];[.$AB103];[.$AH103];[.$AN103];[.$AT103];[.$AZ103];[.$BF103];[.$BL103];[.$BR103];[.$BX103])" office:value-type="float" office:value="10368773" calcext:value-type="float">
            <text:p>10368773</text:p>
          </table:table-cell>
          <table:table-cell table:formula="of:=MIN([.$K103];[.$Q103];[.$W103];[.$AC103];[.$AI103];[.$AO103];[.$AU103];[.$BA103];[.$BG103];[.$BM103];[.$BS103];[.$BY103])" office:value-type="float" office:value="4832380" calcext:value-type="float">
            <text:p>4832380</text:p>
          </table:table-cell>
          <table:table-cell table:formula="of:=MIN([.$L103];[.$R103];[.$X103];[.$AD103];[.$AJ103];[.$AP103];[.$AV103];[.$BB103];[.$BH103];[.$BN103];[.$BT103];[.$BZ103])" office:value-type="float" office:value="57" calcext:value-type="float">
            <text:p>57</text:p>
          </table:table-cell>
          <table:table-cell table:formula="of:=MIN([.$M103];[.$S103];[.$Y103];[.$AE103];[.$AK103];[.$AQ103];[.$AW103];[.$BC103];[.$BI103];[.$BO103];[.$BU103];[.$CA103])" office:value-type="float" office:value="0" calcext:value-type="float">
            <text:p>0</text:p>
          </table:table-cell>
          <table:table-cell table:formula="of:=MEDIAN([.$H103];[.$N103];[.$T103];[.$Z103];[.$AF103];[.$AL103];[.$AR103];[.$AX103];[.$BD103];[.$BJ103];[.$BP103];[.$BV103])" office:value-type="float" office:value="900" calcext:value-type="float">
            <text:p>900</text:p>
          </table:table-cell>
          <table:table-cell table:formula="of:=MEDIAN([.$I103];[.$O103];[.$U103];[.$AA103];[.$AG103];[.$AM103];[.$AS103];[.$AY103];[.$BE103];[.$BK103];[.$BQ103];[.$BW103])" office:value-type="float" office:value="900" calcext:value-type="float">
            <text:p>900</text:p>
          </table:table-cell>
          <table:table-cell table:formula="of:=MEDIAN([.$J103];[.$P103];[.$V103];[.$AB103];[.$AH103];[.$AN103];[.$AT103];[.$AZ103];[.$BF103];[.$BL103];[.$BR103];[.$BX103])" office:value-type="float" office:value="12138977" calcext:value-type="float">
            <text:p>12138977</text:p>
          </table:table-cell>
          <table:table-cell table:formula="of:=MEDIAN([.$K103];[.$Q103];[.$W103];[.$AC103];[.$AI103];[.$AO103];[.$AU103];[.$BA103];[.$BG103];[.$BM103];[.$BS103];[.$BY103])" office:value-type="float" office:value="7436313.5" calcext:value-type="float">
            <text:p>7436313.5</text:p>
          </table:table-cell>
          <table:table-cell table:formula="of:=MEDIAN([.$L103];[.$R103];[.$X103];[.$AD103];[.$AJ103];[.$AP103];[.$AV103];[.$BB103];[.$BH103];[.$BN103];[.$BT103];[.$BZ103])" office:value-type="float" office:value="78.5" calcext:value-type="float">
            <text:p>78.5</text:p>
          </table:table-cell>
          <table:table-cell table:formula="of:=MEDIAN([.$M103];[.$S103];[.$Y103];[.$AE103];[.$AK103];[.$AQ103];[.$AW103];[.$BC103];[.$BI103];[.$BO103];[.$BU103];[.$CA103])" office:value-type="float" office:value="0" calcext:value-type="float">
            <text:p>0</text:p>
          </table:table-cell>
          <table:table-cell table:formula="of:=MAX([.$H103];[.$N103];[.$T103];[.$Z103];[.$AF103];[.$AL103];[.$AR103];[.$AX103];[.$BD103];[.$BJ103];[.$BP103];[.$BV103])" office:value-type="float" office:value="900" calcext:value-type="float">
            <text:p>900</text:p>
          </table:table-cell>
          <table:table-cell table:formula="of:=MAX([.$I103];[.$O103];[.$U103];[.$AA103];[.$AG103];[.$AM103];[.$AS103];[.$AY103];[.$BE103];[.$BK103];[.$BQ103];[.$BW103])" office:value-type="float" office:value="900" calcext:value-type="float">
            <text:p>900</text:p>
          </table:table-cell>
          <table:table-cell table:formula="of:=MAX([.$J103];[.$P103];[.$V103];[.$AB103];[.$AH103];[.$AN103];[.$AT103];[.$AZ103];[.$BF103];[.$BL103];[.$BR103];[.$BX103])" office:value-type="float" office:value="24575443" calcext:value-type="float">
            <text:p>24575443</text:p>
          </table:table-cell>
          <table:table-cell table:formula="of:=MAX([.$K103];[.$Q103];[.$W103];[.$AC103];[.$AI103];[.$AO103];[.$AU103];[.$BA103];[.$BG103];[.$BM103];[.$BS103];[.$BY103])" office:value-type="float" office:value="9154682" calcext:value-type="float">
            <text:p>9154682</text:p>
          </table:table-cell>
          <table:table-cell table:formula="of:=MAX([.$L103];[.$R103];[.$X103];[.$AD103];[.$AJ103];[.$AP103];[.$AV103];[.$BB103];[.$BH103];[.$BN103];[.$BT103];[.$BZ103])" office:value-type="float" office:value="107" calcext:value-type="float">
            <text:p>107</text:p>
          </table:table-cell>
          <table:table-cell table:formula="of:=MAX([.$M103];[.$S103];[.$Y103];[.$AE103];[.$AK103];[.$AQ103];[.$AW103];[.$BC103];[.$BI103];[.$BO103];[.$BU103];[.$CA1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9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922163" calcext:value-type="float">
            <text:p>6922163</text:p>
          </table:table-cell>
          <table:table-cell office:value-type="float" office:value="5854191" calcext:value-type="float">
            <text:p>585419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169099" calcext:value-type="float">
            <text:p>12169099</text:p>
          </table:table-cell>
          <table:table-cell office:value-type="float" office:value="8991799" calcext:value-type="float">
            <text:p>899179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134123" calcext:value-type="float">
            <text:p>10134123</text:p>
          </table:table-cell>
          <table:table-cell office:value-type="float" office:value="4758103" calcext:value-type="float">
            <text:p>47581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431805" calcext:value-type="float">
            <text:p>10431805</text:p>
          </table:table-cell>
          <table:table-cell office:value-type="float" office:value="7602768" calcext:value-type="float">
            <text:p>760276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136373" calcext:value-type="float">
            <text:p>10136373</text:p>
          </table:table-cell>
          <table:table-cell office:value-type="float" office:value="7566621" calcext:value-type="float">
            <text:p>75666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1482804" calcext:value-type="float">
            <text:p>21482804</text:p>
          </table:table-cell>
          <table:table-cell office:value-type="float" office:value="6214060" calcext:value-type="float">
            <text:p>621406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922745" calcext:value-type="float">
            <text:p>10922745</text:p>
          </table:table-cell>
          <table:table-cell office:value-type="float" office:value="8204941" calcext:value-type="float">
            <text:p>820494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410799" calcext:value-type="float">
            <text:p>20410799</text:p>
          </table:table-cell>
          <table:table-cell office:value-type="float" office:value="6067685" calcext:value-type="float">
            <text:p>606768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516866" calcext:value-type="float">
            <text:p>10516866</text:p>
          </table:table-cell>
          <table:table-cell office:value-type="float" office:value="8053077" calcext:value-type="float">
            <text:p>805307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14796" calcext:value-type="float">
            <text:p>8914796</text:p>
          </table:table-cell>
          <table:table-cell office:value-type="float" office:value="4070513" calcext:value-type="float">
            <text:p>407051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985291" calcext:value-type="float">
            <text:p>10985291</text:p>
          </table:table-cell>
          <table:table-cell office:value-type="float" office:value="8062586" calcext:value-type="float">
            <text:p>806258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194521" calcext:value-type="float">
            <text:p>18194521</text:p>
          </table:table-cell>
          <table:table-cell office:value-type="float" office:value="5758581" calcext:value-type="float">
            <text:p>575858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MIN([.$H104];[.$N104];[.$T104];[.$Z104];[.$AF104];[.$AL104];[.$AR104];[.$AX104];[.$BD104];[.$BJ104];[.$BP104];[.$BV104])" office:value-type="float" office:value="900" calcext:value-type="float">
            <text:p>900</text:p>
          </table:table-cell>
          <table:table-cell table:formula="of:=MIN([.$I104];[.$O104];[.$U104];[.$AA104];[.$AG104];[.$AM104];[.$AS104];[.$AY104];[.$BE104];[.$BK104];[.$BQ104];[.$BW104])" office:value-type="float" office:value="900" calcext:value-type="float">
            <text:p>900</text:p>
          </table:table-cell>
          <table:table-cell table:formula="of:=MIN([.$J104];[.$P104];[.$V104];[.$AB104];[.$AH104];[.$AN104];[.$AT104];[.$AZ104];[.$BF104];[.$BL104];[.$BR104];[.$BX104])" office:value-type="float" office:value="8914796" calcext:value-type="float">
            <text:p>8914796</text:p>
          </table:table-cell>
          <table:table-cell table:formula="of:=MIN([.$K104];[.$Q104];[.$W104];[.$AC104];[.$AI104];[.$AO104];[.$AU104];[.$BA104];[.$BG104];[.$BM104];[.$BS104];[.$BY104])" office:value-type="float" office:value="4070513" calcext:value-type="float">
            <text:p>4070513</text:p>
          </table:table-cell>
          <table:table-cell table:formula="of:=MIN([.$L104];[.$R104];[.$X104];[.$AD104];[.$AJ104];[.$AP104];[.$AV104];[.$BB104];[.$BH104];[.$BN104];[.$BT104];[.$BZ104])" office:value-type="float" office:value="64" calcext:value-type="float">
            <text:p>64</text:p>
          </table:table-cell>
          <table:table-cell table:formula="of:=MIN([.$M104];[.$S104];[.$Y104];[.$AE104];[.$AK104];[.$AQ104];[.$AW104];[.$BC104];[.$BI104];[.$BO104];[.$BU104];[.$CA104])" office:value-type="float" office:value="0" calcext:value-type="float">
            <text:p>0</text:p>
          </table:table-cell>
          <table:table-cell table:formula="of:=MEDIAN([.$H104];[.$N104];[.$T104];[.$Z104];[.$AF104];[.$AL104];[.$AR104];[.$AX104];[.$BD104];[.$BJ104];[.$BP104];[.$BV104])" office:value-type="float" office:value="900" calcext:value-type="float">
            <text:p>900</text:p>
          </table:table-cell>
          <table:table-cell table:formula="of:=MEDIAN([.$I104];[.$O104];[.$U104];[.$AA104];[.$AG104];[.$AM104];[.$AS104];[.$AY104];[.$BE104];[.$BK104];[.$BQ104];[.$BW104])" office:value-type="float" office:value="900" calcext:value-type="float">
            <text:p>900</text:p>
          </table:table-cell>
          <table:table-cell table:formula="of:=MEDIAN([.$J104];[.$P104];[.$V104];[.$AB104];[.$AH104];[.$AN104];[.$AT104];[.$AZ104];[.$BF104];[.$BL104];[.$BR104];[.$BX104])" office:value-type="float" office:value="10922745" calcext:value-type="float">
            <text:p>10922745</text:p>
          </table:table-cell>
          <table:table-cell table:formula="of:=MEDIAN([.$K104];[.$Q104];[.$W104];[.$AC104];[.$AI104];[.$AO104];[.$AU104];[.$BA104];[.$BG104];[.$BM104];[.$BS104];[.$BY104])" office:value-type="float" office:value="7566621" calcext:value-type="float">
            <text:p>7566621</text:p>
          </table:table-cell>
          <table:table-cell table:formula="of:=MEDIAN([.$L104];[.$R104];[.$X104];[.$AD104];[.$AJ104];[.$AP104];[.$AV104];[.$BB104];[.$BH104];[.$BN104];[.$BT104];[.$BZ104])" office:value-type="float" office:value="78" calcext:value-type="float">
            <text:p>78</text:p>
          </table:table-cell>
          <table:table-cell table:formula="of:=MEDIAN([.$M104];[.$S104];[.$Y104];[.$AE104];[.$AK104];[.$AQ104];[.$AW104];[.$BC104];[.$BI104];[.$BO104];[.$BU104];[.$CA104])" office:value-type="float" office:value="0" calcext:value-type="float">
            <text:p>0</text:p>
          </table:table-cell>
          <table:table-cell table:formula="of:=MAX([.$H104];[.$N104];[.$T104];[.$Z104];[.$AF104];[.$AL104];[.$AR104];[.$AX104];[.$BD104];[.$BJ104];[.$BP104];[.$BV104])" office:value-type="float" office:value="900" calcext:value-type="float">
            <text:p>900</text:p>
          </table:table-cell>
          <table:table-cell table:formula="of:=MAX([.$I104];[.$O104];[.$U104];[.$AA104];[.$AG104];[.$AM104];[.$AS104];[.$AY104];[.$BE104];[.$BK104];[.$BQ104];[.$BW104])" office:value-type="float" office:value="900" calcext:value-type="float">
            <text:p>900</text:p>
          </table:table-cell>
          <table:table-cell table:formula="of:=MAX([.$J104];[.$P104];[.$V104];[.$AB104];[.$AH104];[.$AN104];[.$AT104];[.$AZ104];[.$BF104];[.$BL104];[.$BR104];[.$BX104])" office:value-type="float" office:value="21482804" calcext:value-type="float">
            <text:p>21482804</text:p>
          </table:table-cell>
          <table:table-cell table:formula="of:=MAX([.$K104];[.$Q104];[.$W104];[.$AC104];[.$AI104];[.$AO104];[.$AU104];[.$BA104];[.$BG104];[.$BM104];[.$BS104];[.$BY104])" office:value-type="float" office:value="8991799" calcext:value-type="float">
            <text:p>8991799</text:p>
          </table:table-cell>
          <table:table-cell table:formula="of:=MAX([.$L104];[.$R104];[.$X104];[.$AD104];[.$AJ104];[.$AP104];[.$AV104];[.$BB104];[.$BH104];[.$BN104];[.$BT104];[.$BZ104])" office:value-type="float" office:value="103" calcext:value-type="float">
            <text:p>103</text:p>
          </table:table-cell>
          <table:table-cell table:formula="of:=MAX([.$M104];[.$S104];[.$Y104];[.$AE104];[.$AK104];[.$AQ104];[.$AW104];[.$BC104];[.$BI104];[.$BO104];[.$BU104];[.$CA1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.lp</text:p>
          </table:table-cell>
          <table:table-cell office:value-type="float" office:value="0.35" calcext:value-type="float">
            <text:p>0.35</text:p>
          </table:table-cell>
          <table:table-cell office:value-type="float" office:value="0.264" calcext:value-type="float">
            <text:p>0.264</text:p>
          </table:table-cell>
          <table:table-cell office:value-type="float" office:value="155" calcext:value-type="float">
            <text:p>15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.178" calcext:value-type="float">
            <text:p>1.178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1.187" calcext:value-type="float">
            <text:p>1.187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office:value-type="float" office:value="1.333" calcext:value-type="float">
            <text:p>1.333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1.251" calcext:value-type="float">
            <text:p>1.251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1.427" calcext:value-type="float">
            <text:p>1.427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1.175" calcext:value-type="float">
            <text:p>1.175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1.328" calcext:value-type="float">
            <text:p>1.328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1.18" calcext:value-type="float">
            <text:p>1.18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1.152" calcext:value-type="float">
            <text:p>1.152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1.209" calcext:value-type="float">
            <text:p>1.209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145" calcext:value-type="float">
            <text:p>1.145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1.4" calcext:value-type="float">
            <text:p>1.4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MIN([.$H105];[.$N105];[.$T105];[.$Z105];[.$AF105];[.$AL105];[.$AR105];[.$AX105];[.$BD105];[.$BJ105];[.$BP105];[.$BV105])" office:value-type="float" office:value="1.25" calcext:value-type="float">
            <text:p>1.25</text:p>
          </table:table-cell>
          <table:table-cell table:formula="of:=MIN([.$I105];[.$O105];[.$U105];[.$AA105];[.$AG105];[.$AM105];[.$AS105];[.$AY105];[.$BE105];[.$BK105];[.$BQ105];[.$BW105])" office:value-type="float" office:value="1.145" calcext:value-type="float">
            <text:p>1.145</text:p>
          </table:table-cell>
          <table:table-cell table:formula="of:=MIN([.$J105];[.$P105];[.$V105];[.$AB105];[.$AH105];[.$AN105];[.$AT105];[.$AZ105];[.$BF105];[.$BL105];[.$BR105];[.$BX105])" office:value-type="float" office:value="215" calcext:value-type="float">
            <text:p>215</text:p>
          </table:table-cell>
          <table:table-cell table:formula="of:=MIN([.$K105];[.$Q105];[.$W105];[.$AC105];[.$AI105];[.$AO105];[.$AU105];[.$BA105];[.$BG105];[.$BM105];[.$BS105];[.$BY105])" office:value-type="float" office:value="11" calcext:value-type="float">
            <text:p>11</text:p>
          </table:table-cell>
          <table:table-cell table:formula="of:=MIN([.$L105];[.$R105];[.$X105];[.$AD105];[.$AJ105];[.$AP105];[.$AV105];[.$BB105];[.$BH105];[.$BN105];[.$BT105];[.$BZ105])" office:value-type="float" office:value="41" calcext:value-type="float">
            <text:p>41</text:p>
          </table:table-cell>
          <table:table-cell table:formula="of:=MIN([.$M105];[.$S105];[.$Y105];[.$AE105];[.$AK105];[.$AQ105];[.$AW105];[.$BC105];[.$BI105];[.$BO105];[.$BU105];[.$CA105])" office:value-type="float" office:value="0" calcext:value-type="float">
            <text:p>0</text:p>
          </table:table-cell>
          <table:table-cell table:formula="of:=MEDIAN([.$H105];[.$N105];[.$T105];[.$Z105];[.$AF105];[.$AL105];[.$AR105];[.$AX105];[.$BD105];[.$BJ105];[.$BP105];[.$BV105])" office:value-type="float" office:value="1.31" calcext:value-type="float">
            <text:p>1.31</text:p>
          </table:table-cell>
          <table:table-cell table:formula="of:=MEDIAN([.$I105];[.$O105];[.$U105];[.$AA105];[.$AG105];[.$AM105];[.$AS105];[.$AY105];[.$BE105];[.$BK105];[.$BQ105];[.$BW105])" office:value-type="float" office:value="1.198" calcext:value-type="float">
            <text:p>1.198</text:p>
          </table:table-cell>
          <table:table-cell table:formula="of:=MEDIAN([.$J105];[.$P105];[.$V105];[.$AB105];[.$AH105];[.$AN105];[.$AT105];[.$AZ105];[.$BF105];[.$BL105];[.$BR105];[.$BX105])" office:value-type="float" office:value="235" calcext:value-type="float">
            <text:p>235</text:p>
          </table:table-cell>
          <table:table-cell table:formula="of:=MEDIAN([.$K105];[.$Q105];[.$W105];[.$AC105];[.$AI105];[.$AO105];[.$AU105];[.$BA105];[.$BG105];[.$BM105];[.$BS105];[.$BY105])" office:value-type="float" office:value="14" calcext:value-type="float">
            <text:p>14</text:p>
          </table:table-cell>
          <table:table-cell table:formula="of:=MEDIAN([.$L105];[.$R105];[.$X105];[.$AD105];[.$AJ105];[.$AP105];[.$AV105];[.$BB105];[.$BH105];[.$BN105];[.$BT105];[.$BZ105])" office:value-type="float" office:value="42" calcext:value-type="float">
            <text:p>42</text:p>
          </table:table-cell>
          <table:table-cell table:formula="of:=MEDIAN([.$M105];[.$S105];[.$Y105];[.$AE105];[.$AK105];[.$AQ105];[.$AW105];[.$BC105];[.$BI105];[.$BO105];[.$BU105];[.$CA105])" office:value-type="float" office:value="0" calcext:value-type="float">
            <text:p>0</text:p>
          </table:table-cell>
          <table:table-cell table:formula="of:=MAX([.$H105];[.$N105];[.$T105];[.$Z105];[.$AF105];[.$AL105];[.$AR105];[.$AX105];[.$BD105];[.$BJ105];[.$BP105];[.$BV105])" office:value-type="float" office:value="1.65" calcext:value-type="float">
            <text:p>1.65</text:p>
          </table:table-cell>
          <table:table-cell table:formula="of:=MAX([.$I105];[.$O105];[.$U105];[.$AA105];[.$AG105];[.$AM105];[.$AS105];[.$AY105];[.$BE105];[.$BK105];[.$BQ105];[.$BW105])" office:value-type="float" office:value="1.427" calcext:value-type="float">
            <text:p>1.427</text:p>
          </table:table-cell>
          <table:table-cell table:formula="of:=MAX([.$J105];[.$P105];[.$V105];[.$AB105];[.$AH105];[.$AN105];[.$AT105];[.$AZ105];[.$BF105];[.$BL105];[.$BR105];[.$BX105])" office:value-type="float" office:value="255" calcext:value-type="float">
            <text:p>255</text:p>
          </table:table-cell>
          <table:table-cell table:formula="of:=MAX([.$K105];[.$Q105];[.$W105];[.$AC105];[.$AI105];[.$AO105];[.$AU105];[.$BA105];[.$BG105];[.$BM105];[.$BS105];[.$BY105])" office:value-type="float" office:value="17" calcext:value-type="float">
            <text:p>17</text:p>
          </table:table-cell>
          <table:table-cell table:formula="of:=MAX([.$L105];[.$R105];[.$X105];[.$AD105];[.$AJ105];[.$AP105];[.$AV105];[.$BB105];[.$BH105];[.$BN105];[.$BT105];[.$BZ105])" office:value-type="float" office:value="43" calcext:value-type="float">
            <text:p>43</text:p>
          </table:table-cell>
          <table:table-cell table:formula="of:=MAX([.$M105];[.$S105];[.$Y105];[.$AE105];[.$AK105];[.$AQ105];[.$AW105];[.$BC105];[.$BI105];[.$BO105];[.$BU105];[.$CA1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0.lp</text:p>
          </table:table-cell>
          <table:table-cell office:value-type="float" office:value="337.42" calcext:value-type="float">
            <text:p>337.42</text:p>
          </table:table-cell>
          <table:table-cell office:value-type="float" office:value="327.769" calcext:value-type="float">
            <text:p>327.769</text:p>
          </table:table-cell>
          <table:table-cell office:value-type="float" office:value="557648" calcext:value-type="float">
            <text:p>557648</text:p>
          </table:table-cell>
          <table:table-cell office:value-type="float" office:value="448978" calcext:value-type="float">
            <text:p>448978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49.73" calcext:value-type="float">
            <text:p>149.73</text:p>
          </table:table-cell>
          <table:table-cell office:value-type="float" office:value="145.032" calcext:value-type="float">
            <text:p>145.032</text:p>
          </table:table-cell>
          <table:table-cell office:value-type="float" office:value="51069" calcext:value-type="float">
            <text:p>51069</text:p>
          </table:table-cell>
          <table:table-cell office:value-type="float" office:value="1066" calcext:value-type="float">
            <text:p>1066</text:p>
          </table:table-cell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  <table:table-cell office:value-type="float" office:value="151.57" calcext:value-type="float">
            <text:p>151.57</text:p>
          </table:table-cell>
          <table:table-cell office:value-type="float" office:value="146.883" calcext:value-type="float">
            <text:p>146.883</text:p>
          </table:table-cell>
          <table:table-cell office:value-type="float" office:value="24529" calcext:value-type="float">
            <text:p>24529</text:p>
          </table:table-cell>
          <table:table-cell office:value-type="float" office:value="1039" calcext:value-type="float">
            <text:p>1039</text:p>
          </table:table-cell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  <table:table-cell office:value-type="float" office:value="193.32" calcext:value-type="float">
            <text:p>193.32</text:p>
          </table:table-cell>
          <table:table-cell office:value-type="float" office:value="188.484" calcext:value-type="float">
            <text:p>188.484</text:p>
          </table:table-cell>
          <table:table-cell office:value-type="float" office:value="154029" calcext:value-type="float">
            <text:p>154029</text:p>
          </table:table-cell>
          <table:table-cell office:value-type="float" office:value="55934" calcext:value-type="float">
            <text:p>55934</text:p>
          </table:table-cell>
          <table:table-cell office:value-type="float" office:value="2884" calcext:value-type="float">
            <text:p>2884</text:p>
          </table:table-cell>
          <table:table-cell office:value-type="float" office:value="179" calcext:value-type="float">
            <text:p>179</text:p>
          </table:table-cell>
          <table:table-cell office:value-type="float" office:value="148.87" calcext:value-type="float">
            <text:p>148.87</text:p>
          </table:table-cell>
          <table:table-cell office:value-type="float" office:value="144.293" calcext:value-type="float">
            <text:p>144.293</text:p>
          </table:table-cell>
          <table:table-cell office:value-type="float" office:value="30924" calcext:value-type="float">
            <text:p>30924</text:p>
          </table:table-cell>
          <table:table-cell office:value-type="float" office:value="1057" calcext:value-type="float">
            <text:p>1057</text:p>
          </table:table-cell>
          <table:table-cell office:value-type="float" office:value="2882" calcext:value-type="float">
            <text:p>2882</text:p>
          </table:table-cell>
          <table:table-cell office:value-type="float" office:value="106" calcext:value-type="float">
            <text:p>106</text:p>
          </table:table-cell>
          <table:table-cell office:value-type="float" office:value="195.37" calcext:value-type="float">
            <text:p>195.37</text:p>
          </table:table-cell>
          <table:table-cell office:value-type="float" office:value="191.078" calcext:value-type="float">
            <text:p>191.078</text:p>
          </table:table-cell>
          <table:table-cell office:value-type="float" office:value="154029" calcext:value-type="float">
            <text:p>154029</text:p>
          </table:table-cell>
          <table:table-cell office:value-type="float" office:value="55934" calcext:value-type="float">
            <text:p>55934</text:p>
          </table:table-cell>
          <table:table-cell office:value-type="float" office:value="2880" calcext:value-type="float">
            <text:p>2880</text:p>
          </table:table-cell>
          <table:table-cell office:value-type="float" office:value="179" calcext:value-type="float">
            <text:p>179</text:p>
          </table:table-cell>
          <table:table-cell office:value-type="float" office:value="145.22" calcext:value-type="float">
            <text:p>145.22</text:p>
          </table:table-cell>
          <table:table-cell office:value-type="float" office:value="140.847" calcext:value-type="float">
            <text:p>140.847</text:p>
          </table:table-cell>
          <table:table-cell office:value-type="float" office:value="30924" calcext:value-type="float">
            <text:p>30924</text:p>
          </table:table-cell>
          <table:table-cell office:value-type="float" office:value="1057" calcext:value-type="float">
            <text:p>1057</text:p>
          </table:table-cell>
          <table:table-cell office:value-type="float" office:value="2882" calcext:value-type="float">
            <text:p>2882</text:p>
          </table:table-cell>
          <table:table-cell office:value-type="float" office:value="106" calcext:value-type="float">
            <text:p>106</text:p>
          </table:table-cell>
          <table:table-cell office:value-type="float" office:value="189.57" calcext:value-type="float">
            <text:p>189.57</text:p>
          </table:table-cell>
          <table:table-cell office:value-type="float" office:value="185.185" calcext:value-type="float">
            <text:p>185.185</text:p>
          </table:table-cell>
          <table:table-cell office:value-type="float" office:value="154029" calcext:value-type="float">
            <text:p>154029</text:p>
          </table:table-cell>
          <table:table-cell office:value-type="float" office:value="55934" calcext:value-type="float">
            <text:p>55934</text:p>
          </table:table-cell>
          <table:table-cell office:value-type="float" office:value="2883" calcext:value-type="float">
            <text:p>2883</text:p>
          </table:table-cell>
          <table:table-cell office:value-type="float" office:value="179" calcext:value-type="float">
            <text:p>179</text:p>
          </table:table-cell>
          <table:table-cell office:value-type="float" office:value="150.02" calcext:value-type="float">
            <text:p>150.02</text:p>
          </table:table-cell>
          <table:table-cell office:value-type="float" office:value="145.31" calcext:value-type="float">
            <text:p>145.31</text:p>
          </table:table-cell>
          <table:table-cell office:value-type="float" office:value="30924" calcext:value-type="float">
            <text:p>30924</text:p>
          </table:table-cell>
          <table:table-cell office:value-type="float" office:value="1057" calcext:value-type="float">
            <text:p>1057</text:p>
          </table:table-cell>
          <table:table-cell office:value-type="float" office:value="2883" calcext:value-type="float">
            <text:p>2883</text:p>
          </table:table-cell>
          <table:table-cell office:value-type="float" office:value="106" calcext:value-type="float">
            <text:p>106</text:p>
          </table:table-cell>
          <table:table-cell office:value-type="float" office:value="150.77" calcext:value-type="float">
            <text:p>150.77</text:p>
          </table:table-cell>
          <table:table-cell office:value-type="float" office:value="146.284" calcext:value-type="float">
            <text:p>146.284</text:p>
          </table:table-cell>
          <table:table-cell office:value-type="float" office:value="64205" calcext:value-type="float">
            <text:p>64205</text:p>
          </table:table-cell>
          <table:table-cell office:value-type="float" office:value="1394" calcext:value-type="float">
            <text:p>1394</text:p>
          </table:table-cell>
          <table:table-cell office:value-type="float" office:value="2883" calcext:value-type="float">
            <text:p>2883</text:p>
          </table:table-cell>
          <table:table-cell office:value-type="float" office:value="114" calcext:value-type="float">
            <text:p>114</text:p>
          </table:table-cell>
          <table:table-cell office:value-type="float" office:value="147.1" calcext:value-type="float">
            <text:p>147.1</text:p>
          </table:table-cell>
          <table:table-cell office:value-type="float" office:value="142.46" calcext:value-type="float">
            <text:p>142.46</text:p>
          </table:table-cell>
          <table:table-cell office:value-type="float" office:value="32172" calcext:value-type="float">
            <text:p>32172</text:p>
          </table:table-cell>
          <table:table-cell office:value-type="float" office:value="1405" calcext:value-type="float">
            <text:p>1405</text:p>
          </table:table-cell>
          <table:table-cell office:value-type="float" office:value="2885" calcext:value-type="float">
            <text:p>2885</text:p>
          </table:table-cell>
          <table:table-cell office:value-type="float" office:value="73" calcext:value-type="float">
            <text:p>73</text:p>
          </table:table-cell>
          <table:table-cell office:value-type="float" office:value="151.35" calcext:value-type="float">
            <text:p>151.35</text:p>
          </table:table-cell>
          <table:table-cell office:value-type="float" office:value="147.026" calcext:value-type="float">
            <text:p>147.026</text:p>
          </table:table-cell>
          <table:table-cell office:value-type="float" office:value="21149" calcext:value-type="float">
            <text:p>21149</text:p>
          </table:table-cell>
          <table:table-cell office:value-type="float" office:value="2779" calcext:value-type="float">
            <text:p>2779</text:p>
          </table:table-cell>
          <table:table-cell office:value-type="float" office:value="2885" calcext:value-type="float">
            <text:p>2885</text:p>
          </table:table-cell>
          <table:table-cell office:value-type="float" office:value="169" calcext:value-type="float">
            <text:p>169</text:p>
          </table:table-cell>
          <table:table-cell office:value-type="float" office:value="146.15" calcext:value-type="float">
            <text:p>146.15</text:p>
          </table:table-cell>
          <table:table-cell office:value-type="float" office:value="141.852" calcext:value-type="float">
            <text:p>141.852</text:p>
          </table:table-cell>
          <table:table-cell office:value-type="float" office:value="28135" calcext:value-type="float">
            <text:p>28135</text:p>
          </table:table-cell>
          <table:table-cell office:value-type="float" office:value="1333" calcext:value-type="float">
            <text:p>1333</text:p>
          </table:table-cell>
          <table:table-cell office:value-type="float" office:value="2885" calcext:value-type="float">
            <text:p>2885</text:p>
          </table:table-cell>
          <table:table-cell office:value-type="float" office:value="103" calcext:value-type="float">
            <text:p>103</text:p>
          </table:table-cell>
          <table:table-cell table:formula="of:=MIN([.$H106];[.$N106];[.$T106];[.$Z106];[.$AF106];[.$AL106];[.$AR106];[.$AX106];[.$BD106];[.$BJ106];[.$BP106];[.$BV106])" office:value-type="float" office:value="145.22" calcext:value-type="float">
            <text:p>145.22</text:p>
          </table:table-cell>
          <table:table-cell table:formula="of:=MIN([.$I106];[.$O106];[.$U106];[.$AA106];[.$AG106];[.$AM106];[.$AS106];[.$AY106];[.$BE106];[.$BK106];[.$BQ106];[.$BW106])" office:value-type="float" office:value="140.847" calcext:value-type="float">
            <text:p>140.847</text:p>
          </table:table-cell>
          <table:table-cell table:formula="of:=MIN([.$J106];[.$P106];[.$V106];[.$AB106];[.$AH106];[.$AN106];[.$AT106];[.$AZ106];[.$BF106];[.$BL106];[.$BR106];[.$BX106])" office:value-type="float" office:value="21149" calcext:value-type="float">
            <text:p>21149</text:p>
          </table:table-cell>
          <table:table-cell table:formula="of:=MIN([.$K106];[.$Q106];[.$W106];[.$AC106];[.$AI106];[.$AO106];[.$AU106];[.$BA106];[.$BG106];[.$BM106];[.$BS106];[.$BY106])" office:value-type="float" office:value="1039" calcext:value-type="float">
            <text:p>1039</text:p>
          </table:table-cell>
          <table:table-cell table:formula="of:=MIN([.$L106];[.$R106];[.$X106];[.$AD106];[.$AJ106];[.$AP106];[.$AV106];[.$BB106];[.$BH106];[.$BN106];[.$BT106];[.$BZ106])" office:value-type="float" office:value="2878" calcext:value-type="float">
            <text:p>2878</text:p>
          </table:table-cell>
          <table:table-cell table:formula="of:=MIN([.$M106];[.$S106];[.$Y106];[.$AE106];[.$AK106];[.$AQ106];[.$AW106];[.$BC106];[.$BI106];[.$BO106];[.$BU106];[.$CA106])" office:value-type="float" office:value="0" calcext:value-type="float">
            <text:p>0</text:p>
          </table:table-cell>
          <table:table-cell table:formula="of:=MEDIAN([.$H106];[.$N106];[.$T106];[.$Z106];[.$AF106];[.$AL106];[.$AR106];[.$AX106];[.$BD106];[.$BJ106];[.$BP106];[.$BV106])" office:value-type="float" office:value="150.395" calcext:value-type="float">
            <text:p>150.395</text:p>
          </table:table-cell>
          <table:table-cell table:formula="of:=MEDIAN([.$I106];[.$O106];[.$U106];[.$AA106];[.$AG106];[.$AM106];[.$AS106];[.$AY106];[.$BE106];[.$BK106];[.$BQ106];[.$BW106])" office:value-type="float" office:value="145.797" calcext:value-type="float">
            <text:p>145.797</text:p>
          </table:table-cell>
          <table:table-cell table:formula="of:=MEDIAN([.$J106];[.$P106];[.$V106];[.$AB106];[.$AH106];[.$AN106];[.$AT106];[.$AZ106];[.$BF106];[.$BL106];[.$BR106];[.$BX106])" office:value-type="float" office:value="31548" calcext:value-type="float">
            <text:p>31548</text:p>
          </table:table-cell>
          <table:table-cell table:formula="of:=MEDIAN([.$K106];[.$Q106];[.$W106];[.$AC106];[.$AI106];[.$AO106];[.$AU106];[.$BA106];[.$BG106];[.$BM106];[.$BS106];[.$BY106])" office:value-type="float" office:value="1363.5" calcext:value-type="float">
            <text:p>1363.5</text:p>
          </table:table-cell>
          <table:table-cell table:formula="of:=MEDIAN([.$L106];[.$R106];[.$X106];[.$AD106];[.$AJ106];[.$AP106];[.$AV106];[.$BB106];[.$BH106];[.$BN106];[.$BT106];[.$BZ106])" office:value-type="float" office:value="2883" calcext:value-type="float">
            <text:p>2883</text:p>
          </table:table-cell>
          <table:table-cell table:formula="of:=MEDIAN([.$M106];[.$S106];[.$Y106];[.$AE106];[.$AK106];[.$AQ106];[.$AW106];[.$BC106];[.$BI106];[.$BO106];[.$BU106];[.$CA106])" office:value-type="float" office:value="106" calcext:value-type="float">
            <text:p>106</text:p>
          </table:table-cell>
          <table:table-cell table:formula="of:=MAX([.$H106];[.$N106];[.$T106];[.$Z106];[.$AF106];[.$AL106];[.$AR106];[.$AX106];[.$BD106];[.$BJ106];[.$BP106];[.$BV106])" office:value-type="float" office:value="195.37" calcext:value-type="float">
            <text:p>195.37</text:p>
          </table:table-cell>
          <table:table-cell table:formula="of:=MAX([.$I106];[.$O106];[.$U106];[.$AA106];[.$AG106];[.$AM106];[.$AS106];[.$AY106];[.$BE106];[.$BK106];[.$BQ106];[.$BW106])" office:value-type="float" office:value="191.078" calcext:value-type="float">
            <text:p>191.078</text:p>
          </table:table-cell>
          <table:table-cell table:formula="of:=MAX([.$J106];[.$P106];[.$V106];[.$AB106];[.$AH106];[.$AN106];[.$AT106];[.$AZ106];[.$BF106];[.$BL106];[.$BR106];[.$BX106])" office:value-type="float" office:value="154029" calcext:value-type="float">
            <text:p>154029</text:p>
          </table:table-cell>
          <table:table-cell table:formula="of:=MAX([.$K106];[.$Q106];[.$W106];[.$AC106];[.$AI106];[.$AO106];[.$AU106];[.$BA106];[.$BG106];[.$BM106];[.$BS106];[.$BY106])" office:value-type="float" office:value="55934" calcext:value-type="float">
            <text:p>55934</text:p>
          </table:table-cell>
          <table:table-cell table:formula="of:=MAX([.$L106];[.$R106];[.$X106];[.$AD106];[.$AJ106];[.$AP106];[.$AV106];[.$BB106];[.$BH106];[.$BN106];[.$BT106];[.$BZ106])" office:value-type="float" office:value="2885" calcext:value-type="float">
            <text:p>2885</text:p>
          </table:table-cell>
          <table:table-cell table:formula="of:=MAX([.$M106];[.$S106];[.$Y106];[.$AE106];[.$AK106];[.$AQ106];[.$AW106];[.$BC106];[.$BI106];[.$BO106];[.$BU106];[.$CA106])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1.lp</text:p>
          </table:table-cell>
          <table:table-cell office:value-type="float" office:value="1.48" calcext:value-type="float">
            <text:p>1.48</text:p>
          </table:table-cell>
          <table:table-cell office:value-type="float" office:value="1.176" calcext:value-type="float">
            <text:p>1.176</text:p>
          </table:table-cell>
          <table:table-cell office:value-type="float" office:value="5048" calcext:value-type="float">
            <text:p>5048</text:p>
          </table:table-cell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.75" calcext:value-type="float">
            <text:p>6.75</text:p>
          </table:table-cell>
          <table:table-cell office:value-type="float" office:value="6.507" calcext:value-type="float">
            <text:p>6.507</text:p>
          </table:table-cell>
          <table:table-cell office:value-type="float" office:value="706" calcext:value-type="float">
            <text:p>706</text:p>
          </table:table-cell>
          <table:table-cell office:value-type="float" office:value="31" calcext:value-type="float">
            <text:p>31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6.458" calcext:value-type="float">
            <text:p>6.458</text:p>
          </table:table-cell>
          <table:table-cell office:value-type="float" office:value="1403" calcext:value-type="float">
            <text:p>1403</text:p>
          </table:table-cell>
          <table:table-cell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6.65" calcext:value-type="float">
            <text:p>6.65</text:p>
          </table:table-cell>
          <table:table-cell office:value-type="float" office:value="6.401" calcext:value-type="float">
            <text:p>6.401</text:p>
          </table:table-cell>
          <table:table-cell office:value-type="float" office:value="706" calcext:value-type="float">
            <text:p>706</text:p>
          </table:table-cell>
          <table:table-cell office:value-type="float" office:value="31" calcext:value-type="float">
            <text:p>31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6.63" calcext:value-type="float">
            <text:p>6.63</text:p>
          </table:table-cell>
          <table:table-cell office:value-type="float" office:value="6.394" calcext:value-type="float">
            <text:p>6.394</text:p>
          </table:table-cell>
          <table:table-cell office:value-type="float" office:value="1403" calcext:value-type="float">
            <text:p>1403</text:p>
          </table:table-cell>
          <table:table-cell office:value-type="float" office:value="54" calcext:value-type="float">
            <text:p>5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6.421" calcext:value-type="float">
            <text:p>6.421</text:p>
          </table:table-cell>
          <table:table-cell office:value-type="float" office:value="706" calcext:value-type="float">
            <text:p>706</text:p>
          </table:table-cell>
          <table:table-cell office:value-type="float" office:value="31" calcext:value-type="float">
            <text:p>3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6.919" calcext:value-type="float">
            <text:p>6.919</text:p>
          </table:table-cell>
          <table:table-cell office:value-type="float" office:value="1403" calcext:value-type="float">
            <text:p>1403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6.82" calcext:value-type="float">
            <text:p>6.82</text:p>
          </table:table-cell>
          <table:table-cell office:value-type="float" office:value="6.565" calcext:value-type="float">
            <text:p>6.565</text:p>
          </table:table-cell>
          <table:table-cell office:value-type="float" office:value="706" calcext:value-type="float">
            <text:p>706</text:p>
          </table:table-cell>
          <table:table-cell office:value-type="float" office:value="31" calcext:value-type="float">
            <text:p>3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6.35" calcext:value-type="float">
            <text:p>6.35</text:p>
          </table:table-cell>
          <table:table-cell office:value-type="float" office:value="1403" calcext:value-type="float">
            <text:p>1403</text:p>
          </table:table-cell>
          <table:table-cell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.59</text:p>
          </table:table-cell>
          <table:table-cell office:value-type="float" office:value="6.356" calcext:value-type="float">
            <text:p>6.356</text:p>
          </table:table-cell>
          <table:table-cell office:value-type="float" office:value="706" calcext:value-type="float">
            <text:p>706</text:p>
          </table:table-cell>
          <table:table-cell office:value-type="float" office:value="31" calcext:value-type="float">
            <text:p>31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office:value-type="float" office:value="6.878" calcext:value-type="float">
            <text:p>6.878</text:p>
          </table:table-cell>
          <table:table-cell office:value-type="float" office:value="1403" calcext:value-type="float">
            <text:p>1403</text:p>
          </table:table-cell>
          <table:table-cell office:value-type="float" office:value="54" calcext:value-type="float">
            <text:p>5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6.65" calcext:value-type="float">
            <text:p>6.65</text:p>
          </table:table-cell>
          <table:table-cell office:value-type="float" office:value="6.41" calcext:value-type="float">
            <text:p>6.41</text:p>
          </table:table-cell>
          <table:table-cell office:value-type="float" office:value="706" calcext:value-type="float">
            <text:p>706</text:p>
          </table:table-cell>
          <table:table-cell office:value-type="float" office:value="31" calcext:value-type="float">
            <text:p>31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6.86" calcext:value-type="float">
            <text:p>6.86</text:p>
          </table:table-cell>
          <table:table-cell office:value-type="float" office:value="6.504" calcext:value-type="float">
            <text:p>6.504</text:p>
          </table:table-cell>
          <table:table-cell office:value-type="float" office:value="1403" calcext:value-type="float">
            <text:p>1403</text:p>
          </table:table-cell>
          <table:table-cell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MIN([.$H107];[.$N107];[.$T107];[.$Z107];[.$AF107];[.$AL107];[.$AR107];[.$AX107];[.$BD107];[.$BJ107];[.$BP107];[.$BV107])" office:value-type="float" office:value="6.56" calcext:value-type="float">
            <text:p>6.56</text:p>
          </table:table-cell>
          <table:table-cell table:formula="of:=MIN([.$I107];[.$O107];[.$U107];[.$AA107];[.$AG107];[.$AM107];[.$AS107];[.$AY107];[.$BE107];[.$BK107];[.$BQ107];[.$BW107])" office:value-type="float" office:value="6.35" calcext:value-type="float">
            <text:p>6.35</text:p>
          </table:table-cell>
          <table:table-cell table:formula="of:=MIN([.$J107];[.$P107];[.$V107];[.$AB107];[.$AH107];[.$AN107];[.$AT107];[.$AZ107];[.$BF107];[.$BL107];[.$BR107];[.$BX107])" office:value-type="float" office:value="706" calcext:value-type="float">
            <text:p>706</text:p>
          </table:table-cell>
          <table:table-cell table:formula="of:=MIN([.$K107];[.$Q107];[.$W107];[.$AC107];[.$AI107];[.$AO107];[.$AU107];[.$BA107];[.$BG107];[.$BM107];[.$BS107];[.$BY107])" office:value-type="float" office:value="31" calcext:value-type="float">
            <text:p>31</text:p>
          </table:table-cell>
          <table:table-cell table:formula="of:=MIN([.$L107];[.$R107];[.$X107];[.$AD107];[.$AJ107];[.$AP107];[.$AV107];[.$BB107];[.$BH107];[.$BN107];[.$BT107];[.$BZ107])" office:value-type="float" office:value="161" calcext:value-type="float">
            <text:p>161</text:p>
          </table:table-cell>
          <table:table-cell table:formula="of:=MIN([.$M107];[.$S107];[.$Y107];[.$AE107];[.$AK107];[.$AQ107];[.$AW107];[.$BC107];[.$BI107];[.$BO107];[.$BU107];[.$CA107])" office:value-type="float" office:value="0" calcext:value-type="float">
            <text:p>0</text:p>
          </table:table-cell>
          <table:table-cell table:formula="of:=MEDIAN([.$H107];[.$N107];[.$T107];[.$Z107];[.$AF107];[.$AL107];[.$AR107];[.$AX107];[.$BD107];[.$BJ107];[.$BP107];[.$BV107])" office:value-type="float" office:value="6.685" calcext:value-type="float">
            <text:p>6.685</text:p>
          </table:table-cell>
          <table:table-cell table:formula="of:=MEDIAN([.$I107];[.$O107];[.$U107];[.$AA107];[.$AG107];[.$AM107];[.$AS107];[.$AY107];[.$BE107];[.$BK107];[.$BQ107];[.$BW107])" office:value-type="float" office:value="6.4395" calcext:value-type="float">
            <text:p>6.4395</text:p>
          </table:table-cell>
          <table:table-cell table:formula="of:=MEDIAN([.$J107];[.$P107];[.$V107];[.$AB107];[.$AH107];[.$AN107];[.$AT107];[.$AZ107];[.$BF107];[.$BL107];[.$BR107];[.$BX107])" office:value-type="float" office:value="1054.5" calcext:value-type="float">
            <text:p>1054.5</text:p>
          </table:table-cell>
          <table:table-cell table:formula="of:=MEDIAN([.$K107];[.$Q107];[.$W107];[.$AC107];[.$AI107];[.$AO107];[.$AU107];[.$BA107];[.$BG107];[.$BM107];[.$BS107];[.$BY107])" office:value-type="float" office:value="42.5" calcext:value-type="float">
            <text:p>42.5</text:p>
          </table:table-cell>
          <table:table-cell table:formula="of:=MEDIAN([.$L107];[.$R107];[.$X107];[.$AD107];[.$AJ107];[.$AP107];[.$AV107];[.$BB107];[.$BH107];[.$BN107];[.$BT107];[.$BZ107])" office:value-type="float" office:value="164" calcext:value-type="float">
            <text:p>164</text:p>
          </table:table-cell>
          <table:table-cell table:formula="of:=MEDIAN([.$M107];[.$S107];[.$Y107];[.$AE107];[.$AK107];[.$AQ107];[.$AW107];[.$BC107];[.$BI107];[.$BO107];[.$BU107];[.$CA107])" office:value-type="float" office:value="0" calcext:value-type="float">
            <text:p>0</text:p>
          </table:table-cell>
          <table:table-cell table:formula="of:=MAX([.$H107];[.$N107];[.$T107];[.$Z107];[.$AF107];[.$AL107];[.$AR107];[.$AX107];[.$BD107];[.$BJ107];[.$BP107];[.$BV107])" office:value-type="float" office:value="7.14" calcext:value-type="float">
            <text:p>7.14</text:p>
          </table:table-cell>
          <table:table-cell table:formula="of:=MAX([.$I107];[.$O107];[.$U107];[.$AA107];[.$AG107];[.$AM107];[.$AS107];[.$AY107];[.$BE107];[.$BK107];[.$BQ107];[.$BW107])" office:value-type="float" office:value="6.919" calcext:value-type="float">
            <text:p>6.919</text:p>
          </table:table-cell>
          <table:table-cell table:formula="of:=MAX([.$J107];[.$P107];[.$V107];[.$AB107];[.$AH107];[.$AN107];[.$AT107];[.$AZ107];[.$BF107];[.$BL107];[.$BR107];[.$BX107])" office:value-type="float" office:value="1403" calcext:value-type="float">
            <text:p>1403</text:p>
          </table:table-cell>
          <table:table-cell table:formula="of:=MAX([.$K107];[.$Q107];[.$W107];[.$AC107];[.$AI107];[.$AO107];[.$AU107];[.$BA107];[.$BG107];[.$BM107];[.$BS107];[.$BY107])" office:value-type="float" office:value="54" calcext:value-type="float">
            <text:p>54</text:p>
          </table:table-cell>
          <table:table-cell table:formula="of:=MAX([.$L107];[.$R107];[.$X107];[.$AD107];[.$AJ107];[.$AP107];[.$AV107];[.$BB107];[.$BH107];[.$BN107];[.$BT107];[.$BZ107])" office:value-type="float" office:value="168" calcext:value-type="float">
            <text:p>168</text:p>
          </table:table-cell>
          <table:table-cell table:formula="of:=MAX([.$M107];[.$S107];[.$Y107];[.$AE107];[.$AK107];[.$AQ107];[.$AW107];[.$BC107];[.$BI107];[.$BO107];[.$BU107];[.$CA1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2.lp</text:p>
          </table:table-cell>
          <table:table-cell office:value-type="float" office:value="80.53" calcext:value-type="float">
            <text:p>80.53</text:p>
          </table:table-cell>
          <table:table-cell office:value-type="float" office:value="54.921" calcext:value-type="float">
            <text:p>54.921</text:p>
          </table:table-cell>
          <table:table-cell office:value-type="float" office:value="8923" calcext:value-type="float">
            <text:p>8923</text:p>
          </table:table-cell>
          <table:table-cell office:value-type="float" office:value="124" calcext:value-type="float">
            <text:p>124</text:p>
          </table:table-cell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  <table:table-cell office:value-type="float" office:value="401.9" calcext:value-type="float">
            <text:p>401.9</text:p>
          </table:table-cell>
          <table:table-cell office:value-type="float" office:value="392.091" calcext:value-type="float">
            <text:p>392.091</text:p>
          </table:table-cell>
          <table:table-cell office:value-type="float" office:value="7778" calcext:value-type="float">
            <text:p>7778</text:p>
          </table:table-cell>
          <table:table-cell office:value-type="float" office:value="173" calcext:value-type="float">
            <text:p>173</text:p>
          </table:table-cell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  <table:table-cell office:value-type="float" office:value="402.82" calcext:value-type="float">
            <text:p>402.82</text:p>
          </table:table-cell>
          <table:table-cell office:value-type="float" office:value="393.197" calcext:value-type="float">
            <text:p>393.197</text:p>
          </table:table-cell>
          <table:table-cell office:value-type="float" office:value="5672" calcext:value-type="float">
            <text:p>5672</text:p>
          </table:table-cell>
          <table:table-cell office:value-type="float" office:value="94" calcext:value-type="float">
            <text:p>94</text:p>
          </table:table-cell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  <table:table-cell office:value-type="float" office:value="463.22" calcext:value-type="float">
            <text:p>463.22</text:p>
          </table:table-cell>
          <table:table-cell office:value-type="float" office:value="453.893" calcext:value-type="float">
            <text:p>453.893</text:p>
          </table:table-cell>
          <table:table-cell office:value-type="float" office:value="7778" calcext:value-type="float">
            <text:p>7778</text:p>
          </table:table-cell>
          <table:table-cell office:value-type="float" office:value="173" calcext:value-type="float">
            <text:p>173</text:p>
          </table:table-cell>
          <table:table-cell office:value-type="float" office:value="7549" calcext:value-type="float">
            <text:p>7549</text:p>
          </table:table-cell>
          <table:table-cell office:value-type="float" office:value="0" calcext:value-type="float">
            <text:p>0</text:p>
          </table:table-cell>
          <table:table-cell office:value-type="float" office:value="401.34" calcext:value-type="float">
            <text:p>401.34</text:p>
          </table:table-cell>
          <table:table-cell office:value-type="float" office:value="391.754" calcext:value-type="float">
            <text:p>391.754</text:p>
          </table:table-cell>
          <table:table-cell office:value-type="float" office:value="5672" calcext:value-type="float">
            <text:p>5672</text:p>
          </table:table-cell>
          <table:table-cell office:value-type="float" office:value="94" calcext:value-type="float">
            <text:p>94</text:p>
          </table:table-cell>
          <table:table-cell office:value-type="float" office:value="7553" calcext:value-type="float">
            <text:p>7553</text:p>
          </table:table-cell>
          <table:table-cell office:value-type="float" office:value="0" calcext:value-type="float">
            <text:p>0</text:p>
          </table:table-cell>
          <table:table-cell office:value-type="float" office:value="407.12" calcext:value-type="float">
            <text:p>407.12</text:p>
          </table:table-cell>
          <table:table-cell office:value-type="float" office:value="397.589" calcext:value-type="float">
            <text:p>397.589</text:p>
          </table:table-cell>
          <table:table-cell office:value-type="float" office:value="7778" calcext:value-type="float">
            <text:p>7778</text:p>
          </table:table-cell>
          <table:table-cell office:value-type="float" office:value="173" calcext:value-type="float">
            <text:p>173</text:p>
          </table:table-cell>
          <table:table-cell office:value-type="float" office:value="7551" calcext:value-type="float">
            <text:p>7551</text:p>
          </table:table-cell>
          <table:table-cell office:value-type="float" office:value="0" calcext:value-type="float">
            <text:p>0</text:p>
          </table:table-cell>
          <table:table-cell office:value-type="float" office:value="405.22" calcext:value-type="float">
            <text:p>405.22</text:p>
          </table:table-cell>
          <table:table-cell office:value-type="float" office:value="395.546" calcext:value-type="float">
            <text:p>395.546</text:p>
          </table:table-cell>
          <table:table-cell office:value-type="float" office:value="5672" calcext:value-type="float">
            <text:p>5672</text:p>
          </table:table-cell>
          <table:table-cell office:value-type="float" office:value="94" calcext:value-type="float">
            <text:p>94</text:p>
          </table:table-cell>
          <table:table-cell office:value-type="float" office:value="7554" calcext:value-type="float">
            <text:p>7554</text:p>
          </table:table-cell>
          <table:table-cell office:value-type="float" office:value="0" calcext:value-type="float">
            <text:p>0</text:p>
          </table:table-cell>
          <table:table-cell office:value-type="float" office:value="417.24" calcext:value-type="float">
            <text:p>417.24</text:p>
          </table:table-cell>
          <table:table-cell office:value-type="float" office:value="408.036" calcext:value-type="float">
            <text:p>408.036</text:p>
          </table:table-cell>
          <table:table-cell office:value-type="float" office:value="7778" calcext:value-type="float">
            <text:p>7778</text:p>
          </table:table-cell>
          <table:table-cell office:value-type="float" office:value="173" calcext:value-type="float">
            <text:p>173</text:p>
          </table:table-cell>
          <table:table-cell office:value-type="float" office:value="7553" calcext:value-type="float">
            <text:p>7553</text:p>
          </table:table-cell>
          <table:table-cell office:value-type="float" office:value="0" calcext:value-type="float">
            <text:p>0</text:p>
          </table:table-cell>
          <table:table-cell office:value-type="float" office:value="419.17" calcext:value-type="float">
            <text:p>419.17</text:p>
          </table:table-cell>
          <table:table-cell office:value-type="float" office:value="407.732" calcext:value-type="float">
            <text:p>407.732</text:p>
          </table:table-cell>
          <table:table-cell office:value-type="float" office:value="5672" calcext:value-type="float">
            <text:p>5672</text:p>
          </table:table-cell>
          <table:table-cell office:value-type="float" office:value="94" calcext:value-type="float">
            <text:p>94</text:p>
          </table:table-cell>
          <table:table-cell office:value-type="float" office:value="7551" calcext:value-type="float">
            <text:p>7551</text:p>
          </table:table-cell>
          <table:table-cell office:value-type="float" office:value="0" calcext:value-type="float">
            <text:p>0</text:p>
          </table:table-cell>
          <table:table-cell office:value-type="float" office:value="398.34" calcext:value-type="float">
            <text:p>398.34</text:p>
          </table:table-cell>
          <table:table-cell office:value-type="float" office:value="388.785" calcext:value-type="float">
            <text:p>388.785</text:p>
          </table:table-cell>
          <table:table-cell office:value-type="float" office:value="7778" calcext:value-type="float">
            <text:p>7778</text:p>
          </table:table-cell>
          <table:table-cell office:value-type="float" office:value="173" calcext:value-type="float">
            <text:p>173</text:p>
          </table:table-cell>
          <table:table-cell office:value-type="float" office:value="7549" calcext:value-type="float">
            <text:p>7549</text:p>
          </table:table-cell>
          <table:table-cell office:value-type="float" office:value="0" calcext:value-type="float">
            <text:p>0</text:p>
          </table:table-cell>
          <table:table-cell office:value-type="float" office:value="397.87" calcext:value-type="float">
            <text:p>397.87</text:p>
          </table:table-cell>
          <table:table-cell office:value-type="float" office:value="388.507" calcext:value-type="float">
            <text:p>388.507</text:p>
          </table:table-cell>
          <table:table-cell office:value-type="float" office:value="5672" calcext:value-type="float">
            <text:p>5672</text:p>
          </table:table-cell>
          <table:table-cell office:value-type="float" office:value="94" calcext:value-type="float">
            <text:p>94</text:p>
          </table:table-cell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  <table:table-cell office:value-type="float" office:value="391.07" calcext:value-type="float">
            <text:p>391.07</text:p>
          </table:table-cell>
          <table:table-cell office:value-type="float" office:value="381.98" calcext:value-type="float">
            <text:p>381.98</text:p>
          </table:table-cell>
          <table:table-cell office:value-type="float" office:value="7778" calcext:value-type="float">
            <text:p>7778</text:p>
          </table:table-cell>
          <table:table-cell office:value-type="float" office:value="173" calcext:value-type="float">
            <text:p>173</text:p>
          </table:table-cell>
          <table:table-cell office:value-type="float" office:value="7549" calcext:value-type="float">
            <text:p>7549</text:p>
          </table:table-cell>
          <table:table-cell office:value-type="float" office:value="0" calcext:value-type="float">
            <text:p>0</text:p>
          </table:table-cell>
          <table:table-cell office:value-type="float" office:value="393.72" calcext:value-type="float">
            <text:p>393.72</text:p>
          </table:table-cell>
          <table:table-cell office:value-type="float" office:value="384.073" calcext:value-type="float">
            <text:p>384.073</text:p>
          </table:table-cell>
          <table:table-cell office:value-type="float" office:value="5672" calcext:value-type="float">
            <text:p>5672</text:p>
          </table:table-cell>
          <table:table-cell office:value-type="float" office:value="94" calcext:value-type="float">
            <text:p>94</text:p>
          </table:table-cell>
          <table:table-cell office:value-type="float" office:value="7548" calcext:value-type="float">
            <text:p>7548</text:p>
          </table:table-cell>
          <table:table-cell office:value-type="float" office:value="0" calcext:value-type="float">
            <text:p>0</text:p>
          </table:table-cell>
          <table:table-cell table:formula="of:=MIN([.$H108];[.$N108];[.$T108];[.$Z108];[.$AF108];[.$AL108];[.$AR108];[.$AX108];[.$BD108];[.$BJ108];[.$BP108];[.$BV108])" office:value-type="float" office:value="391.07" calcext:value-type="float">
            <text:p>391.07</text:p>
          </table:table-cell>
          <table:table-cell table:formula="of:=MIN([.$I108];[.$O108];[.$U108];[.$AA108];[.$AG108];[.$AM108];[.$AS108];[.$AY108];[.$BE108];[.$BK108];[.$BQ108];[.$BW108])" office:value-type="float" office:value="381.98" calcext:value-type="float">
            <text:p>381.98</text:p>
          </table:table-cell>
          <table:table-cell table:formula="of:=MIN([.$J108];[.$P108];[.$V108];[.$AB108];[.$AH108];[.$AN108];[.$AT108];[.$AZ108];[.$BF108];[.$BL108];[.$BR108];[.$BX108])" office:value-type="float" office:value="5672" calcext:value-type="float">
            <text:p>5672</text:p>
          </table:table-cell>
          <table:table-cell table:formula="of:=MIN([.$K108];[.$Q108];[.$W108];[.$AC108];[.$AI108];[.$AO108];[.$AU108];[.$BA108];[.$BG108];[.$BM108];[.$BS108];[.$BY108])" office:value-type="float" office:value="94" calcext:value-type="float">
            <text:p>94</text:p>
          </table:table-cell>
          <table:table-cell table:formula="of:=MIN([.$L108];[.$R108];[.$X108];[.$AD108];[.$AJ108];[.$AP108];[.$AV108];[.$BB108];[.$BH108];[.$BN108];[.$BT108];[.$BZ108])" office:value-type="float" office:value="7548" calcext:value-type="float">
            <text:p>7548</text:p>
          </table:table-cell>
          <table:table-cell table:formula="of:=MIN([.$M108];[.$S108];[.$Y108];[.$AE108];[.$AK108];[.$AQ108];[.$AW108];[.$BC108];[.$BI108];[.$BO108];[.$BU108];[.$CA108])" office:value-type="float" office:value="0" calcext:value-type="float">
            <text:p>0</text:p>
          </table:table-cell>
          <table:table-cell table:formula="of:=MEDIAN([.$H108];[.$N108];[.$T108];[.$Z108];[.$AF108];[.$AL108];[.$AR108];[.$AX108];[.$BD108];[.$BJ108];[.$BP108];[.$BV108])" office:value-type="float" office:value="402.36" calcext:value-type="float">
            <text:p>402.36</text:p>
          </table:table-cell>
          <table:table-cell table:formula="of:=MEDIAN([.$I108];[.$O108];[.$U108];[.$AA108];[.$AG108];[.$AM108];[.$AS108];[.$AY108];[.$BE108];[.$BK108];[.$BQ108];[.$BW108])" office:value-type="float" office:value="392.644" calcext:value-type="float">
            <text:p>392.644</text:p>
          </table:table-cell>
          <table:table-cell table:formula="of:=MEDIAN([.$J108];[.$P108];[.$V108];[.$AB108];[.$AH108];[.$AN108];[.$AT108];[.$AZ108];[.$BF108];[.$BL108];[.$BR108];[.$BX108])" office:value-type="float" office:value="6725" calcext:value-type="float">
            <text:p>6725</text:p>
          </table:table-cell>
          <table:table-cell table:formula="of:=MEDIAN([.$K108];[.$Q108];[.$W108];[.$AC108];[.$AI108];[.$AO108];[.$AU108];[.$BA108];[.$BG108];[.$BM108];[.$BS108];[.$BY108])" office:value-type="float" office:value="133.5" calcext:value-type="float">
            <text:p>133.5</text:p>
          </table:table-cell>
          <table:table-cell table:formula="of:=MEDIAN([.$L108];[.$R108];[.$X108];[.$AD108];[.$AJ108];[.$AP108];[.$AV108];[.$BB108];[.$BH108];[.$BN108];[.$BT108];[.$BZ108])" office:value-type="float" office:value="7550" calcext:value-type="float">
            <text:p>7550</text:p>
          </table:table-cell>
          <table:table-cell table:formula="of:=MEDIAN([.$M108];[.$S108];[.$Y108];[.$AE108];[.$AK108];[.$AQ108];[.$AW108];[.$BC108];[.$BI108];[.$BO108];[.$BU108];[.$CA108])" office:value-type="float" office:value="0" calcext:value-type="float">
            <text:p>0</text:p>
          </table:table-cell>
          <table:table-cell table:formula="of:=MAX([.$H108];[.$N108];[.$T108];[.$Z108];[.$AF108];[.$AL108];[.$AR108];[.$AX108];[.$BD108];[.$BJ108];[.$BP108];[.$BV108])" office:value-type="float" office:value="463.22" calcext:value-type="float">
            <text:p>463.22</text:p>
          </table:table-cell>
          <table:table-cell table:formula="of:=MAX([.$I108];[.$O108];[.$U108];[.$AA108];[.$AG108];[.$AM108];[.$AS108];[.$AY108];[.$BE108];[.$BK108];[.$BQ108];[.$BW108])" office:value-type="float" office:value="453.893" calcext:value-type="float">
            <text:p>453.893</text:p>
          </table:table-cell>
          <table:table-cell table:formula="of:=MAX([.$J108];[.$P108];[.$V108];[.$AB108];[.$AH108];[.$AN108];[.$AT108];[.$AZ108];[.$BF108];[.$BL108];[.$BR108];[.$BX108])" office:value-type="float" office:value="7778" calcext:value-type="float">
            <text:p>7778</text:p>
          </table:table-cell>
          <table:table-cell table:formula="of:=MAX([.$K108];[.$Q108];[.$W108];[.$AC108];[.$AI108];[.$AO108];[.$AU108];[.$BA108];[.$BG108];[.$BM108];[.$BS108];[.$BY108])" office:value-type="float" office:value="173" calcext:value-type="float">
            <text:p>173</text:p>
          </table:table-cell>
          <table:table-cell table:formula="of:=MAX([.$L108];[.$R108];[.$X108];[.$AD108];[.$AJ108];[.$AP108];[.$AV108];[.$BB108];[.$BH108];[.$BN108];[.$BT108];[.$BZ108])" office:value-type="float" office:value="7554" calcext:value-type="float">
            <text:p>7554</text:p>
          </table:table-cell>
          <table:table-cell table:formula="of:=MAX([.$M108];[.$S108];[.$Y108];[.$AE108];[.$AK108];[.$AQ108];[.$AW108];[.$BC108];[.$BI108];[.$BO108];[.$BU108];[.$CA1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3.lp</text:p>
          </table:table-cell>
          <table:table-cell office:value-type="float" office:value="117.84" calcext:value-type="float">
            <text:p>117.84</text:p>
          </table:table-cell>
          <table:table-cell office:value-type="float" office:value="81.192" calcext:value-type="float">
            <text:p>81.192</text:p>
          </table:table-cell>
          <table:table-cell office:value-type="float" office:value="7882" calcext:value-type="float">
            <text:p>7882</text:p>
          </table:table-cell>
          <table:table-cell office:value-type="float" office:value="122" calcext:value-type="float">
            <text:p>122</text:p>
          </table:table-cell>
          <table:table-cell office:value-type="float" office:value="3786" calcext:value-type="float">
            <text:p>37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4" calcext:value-type="float">
            <text:p>8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1" calcext:value-type="float">
            <text:p>80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6" calcext:value-type="float">
            <text:p>8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3" calcext:value-type="float">
            <text:p>8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2" calcext:value-type="float">
            <text:p>80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9" calcext:value-type="float">
            <text:p>81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4" calcext:value-type="float">
            <text:p>8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7" calcext:value-type="float">
            <text:p>8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0" calcext:value-type="float">
            <text:p>8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4" calcext:value-type="float">
            <text:p>8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2" calcext:value-type="float">
            <text:p>80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85" calcext:value-type="float">
            <text:p>8185</text:p>
          </table:table-cell>
          <table:table-cell office:value-type="float" office:value="0" calcext:value-type="float">
            <text:p>0</text:p>
          </table:table-cell>
          <table:table-cell table:formula="of:=MIN([.$H109];[.$N109];[.$T109];[.$Z109];[.$AF109];[.$AL109];[.$AR109];[.$AX109];[.$BD109];[.$BJ109];[.$BP109];[.$BV109])" office:value-type="float" office:value="900" calcext:value-type="float">
            <text:p>900</text:p>
          </table:table-cell>
          <table:table-cell table:formula="of:=MIN([.$I109];[.$O109];[.$U109];[.$AA109];[.$AG109];[.$AM109];[.$AS109];[.$AY109];[.$BE109];[.$BK109];[.$BQ109];[.$BW109])" office:value-type="float" office:value="900" calcext:value-type="float">
            <text:p>900</text:p>
          </table:table-cell>
          <table:table-cell table:formula="of:=MIN([.$J109];[.$P109];[.$V109];[.$AB109];[.$AH109];[.$AN109];[.$AT109];[.$AZ109];[.$BF109];[.$BL109];[.$BR109];[.$BX109])" office:value-type="float" office:value="0" calcext:value-type="float">
            <text:p>0</text:p>
          </table:table-cell>
          <table:table-cell table:formula="of:=MIN([.$K109];[.$Q109];[.$W109];[.$AC109];[.$AI109];[.$AO109];[.$AU109];[.$BA109];[.$BG109];[.$BM109];[.$BS109];[.$BY109])" office:value-type="float" office:value="0" calcext:value-type="float">
            <text:p>0</text:p>
          </table:table-cell>
          <table:table-cell table:formula="of:=MIN([.$L109];[.$R109];[.$X109];[.$AD109];[.$AJ109];[.$AP109];[.$AV109];[.$BB109];[.$BH109];[.$BN109];[.$BT109];[.$BZ109])" office:value-type="float" office:value="8032" calcext:value-type="float">
            <text:p>8032</text:p>
          </table:table-cell>
          <table:table-cell table:formula="of:=MIN([.$M109];[.$S109];[.$Y109];[.$AE109];[.$AK109];[.$AQ109];[.$AW109];[.$BC109];[.$BI109];[.$BO109];[.$BU109];[.$CA109])" office:value-type="float" office:value="0" calcext:value-type="float">
            <text:p>0</text:p>
          </table:table-cell>
          <table:table-cell table:formula="of:=MEDIAN([.$H109];[.$N109];[.$T109];[.$Z109];[.$AF109];[.$AL109];[.$AR109];[.$AX109];[.$BD109];[.$BJ109];[.$BP109];[.$BV109])" office:value-type="float" office:value="900" calcext:value-type="float">
            <text:p>900</text:p>
          </table:table-cell>
          <table:table-cell table:formula="of:=MEDIAN([.$I109];[.$O109];[.$U109];[.$AA109];[.$AG109];[.$AM109];[.$AS109];[.$AY109];[.$BE109];[.$BK109];[.$BQ109];[.$BW109])" office:value-type="float" office:value="900" calcext:value-type="float">
            <text:p>900</text:p>
          </table:table-cell>
          <table:table-cell table:formula="of:=MEDIAN([.$J109];[.$P109];[.$V109];[.$AB109];[.$AH109];[.$AN109];[.$AT109];[.$AZ109];[.$BF109];[.$BL109];[.$BR109];[.$BX109])" office:value-type="float" office:value="0" calcext:value-type="float">
            <text:p>0</text:p>
          </table:table-cell>
          <table:table-cell table:formula="of:=MEDIAN([.$K109];[.$Q109];[.$W109];[.$AC109];[.$AI109];[.$AO109];[.$AU109];[.$BA109];[.$BG109];[.$BM109];[.$BS109];[.$BY109])" office:value-type="float" office:value="0" calcext:value-type="float">
            <text:p>0</text:p>
          </table:table-cell>
          <table:table-cell table:formula="of:=MEDIAN([.$L109];[.$R109];[.$X109];[.$AD109];[.$AJ109];[.$AP109];[.$AV109];[.$BB109];[.$BH109];[.$BN109];[.$BT109];[.$BZ109])" office:value-type="float" office:value="8136.5" calcext:value-type="float">
            <text:p>8136.5</text:p>
          </table:table-cell>
          <table:table-cell table:formula="of:=MEDIAN([.$M109];[.$S109];[.$Y109];[.$AE109];[.$AK109];[.$AQ109];[.$AW109];[.$BC109];[.$BI109];[.$BO109];[.$BU109];[.$CA109])" office:value-type="float" office:value="0" calcext:value-type="float">
            <text:p>0</text:p>
          </table:table-cell>
          <table:table-cell table:formula="of:=MAX([.$H109];[.$N109];[.$T109];[.$Z109];[.$AF109];[.$AL109];[.$AR109];[.$AX109];[.$BD109];[.$BJ109];[.$BP109];[.$BV109])" office:value-type="float" office:value="900" calcext:value-type="float">
            <text:p>900</text:p>
          </table:table-cell>
          <table:table-cell table:formula="of:=MAX([.$I109];[.$O109];[.$U109];[.$AA109];[.$AG109];[.$AM109];[.$AS109];[.$AY109];[.$BE109];[.$BK109];[.$BQ109];[.$BW109])" office:value-type="float" office:value="900" calcext:value-type="float">
            <text:p>900</text:p>
          </table:table-cell>
          <table:table-cell table:formula="of:=MAX([.$J109];[.$P109];[.$V109];[.$AB109];[.$AH109];[.$AN109];[.$AT109];[.$AZ109];[.$BF109];[.$BL109];[.$BR109];[.$BX109])" office:value-type="float" office:value="0" calcext:value-type="float">
            <text:p>0</text:p>
          </table:table-cell>
          <table:table-cell table:formula="of:=MAX([.$K109];[.$Q109];[.$W109];[.$AC109];[.$AI109];[.$AO109];[.$AU109];[.$BA109];[.$BG109];[.$BM109];[.$BS109];[.$BY109])" office:value-type="float" office:value="0" calcext:value-type="float">
            <text:p>0</text:p>
          </table:table-cell>
          <table:table-cell table:formula="of:=MAX([.$L109];[.$R109];[.$X109];[.$AD109];[.$AJ109];[.$AP109];[.$AV109];[.$BB109];[.$BH109];[.$BN109];[.$BT109];[.$BZ109])" office:value-type="float" office:value="8207" calcext:value-type="float">
            <text:p>8207</text:p>
          </table:table-cell>
          <table:table-cell table:formula="of:=MAX([.$M109];[.$S109];[.$Y109];[.$AE109];[.$AK109];[.$AQ109];[.$AW109];[.$BC109];[.$BI109];[.$BO109];[.$BU109];[.$CA1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4.lp</text:p>
          </table:table-cell>
          <table:table-cell office:value-type="float" office:value="26.66" calcext:value-type="float">
            <text:p>26.66</text:p>
          </table:table-cell>
          <table:table-cell office:value-type="float" office:value="20.161" calcext:value-type="float">
            <text:p>20.161</text:p>
          </table:table-cell>
          <table:table-cell office:value-type="float" office:value="20256" calcext:value-type="float">
            <text:p>20256</text:p>
          </table:table-cell>
          <table:table-cell office:value-type="float" office:value="389" calcext:value-type="float">
            <text:p>389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127.48" calcext:value-type="float">
            <text:p>127.48</text:p>
          </table:table-cell>
          <table:table-cell office:value-type="float" office:value="124.701" calcext:value-type="float">
            <text:p>124.701</text:p>
          </table:table-cell>
          <table:table-cell office:value-type="float" office:value="10768" calcext:value-type="float">
            <text:p>10768</text:p>
          </table:table-cell>
          <table:table-cell office:value-type="float" office:value="257" calcext:value-type="float">
            <text:p>257</text:p>
          </table:table-cell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  <table:table-cell office:value-type="float" office:value="130.86" calcext:value-type="float">
            <text:p>130.86</text:p>
          </table:table-cell>
          <table:table-cell office:value-type="float" office:value="127.914" calcext:value-type="float">
            <text:p>127.914</text:p>
          </table:table-cell>
          <table:table-cell office:value-type="float" office:value="14993" calcext:value-type="float">
            <text:p>14993</text:p>
          </table:table-cell>
          <table:table-cell office:value-type="float" office:value="263" calcext:value-type="float">
            <text:p>263</text:p>
          </table:table-cell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 office:value-type="float" office:value="125.17" calcext:value-type="float">
            <text:p>125.17</text:p>
          </table:table-cell>
          <table:table-cell office:value-type="float" office:value="122.167" calcext:value-type="float">
            <text:p>122.167</text:p>
          </table:table-cell>
          <table:table-cell office:value-type="float" office:value="10768" calcext:value-type="float">
            <text:p>10768</text:p>
          </table:table-cell>
          <table:table-cell office:value-type="float" office:value="257" calcext:value-type="float">
            <text:p>257</text:p>
          </table:table-cell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  <table:table-cell office:value-type="float" office:value="127.07" calcext:value-type="float">
            <text:p>127.07</text:p>
          </table:table-cell>
          <table:table-cell office:value-type="float" office:value="124.101" calcext:value-type="float">
            <text:p>124.101</text:p>
          </table:table-cell>
          <table:table-cell office:value-type="float" office:value="14993" calcext:value-type="float">
            <text:p>14993</text:p>
          </table:table-cell>
          <table:table-cell office:value-type="float" office:value="263" calcext:value-type="float">
            <text:p>263</text:p>
          </table:table-cell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 office:value-type="float" office:value="132.28" calcext:value-type="float">
            <text:p>132.28</text:p>
          </table:table-cell>
          <table:table-cell office:value-type="float" office:value="129.224" calcext:value-type="float">
            <text:p>129.224</text:p>
          </table:table-cell>
          <table:table-cell office:value-type="float" office:value="10768" calcext:value-type="float">
            <text:p>10768</text:p>
          </table:table-cell>
          <table:table-cell office:value-type="float" office:value="257" calcext:value-type="float">
            <text:p>257</text:p>
          </table:table-cell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  <table:table-cell office:value-type="float" office:value="126.14" calcext:value-type="float">
            <text:p>126.14</text:p>
          </table:table-cell>
          <table:table-cell office:value-type="float" office:value="123.555" calcext:value-type="float">
            <text:p>123.555</text:p>
          </table:table-cell>
          <table:table-cell office:value-type="float" office:value="14993" calcext:value-type="float">
            <text:p>14993</text:p>
          </table:table-cell>
          <table:table-cell office:value-type="float" office:value="263" calcext:value-type="float">
            <text:p>263</text:p>
          </table:table-cell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  <table:table-cell office:value-type="float" office:value="128.43" calcext:value-type="float">
            <text:p>128.43</text:p>
          </table:table-cell>
          <table:table-cell office:value-type="float" office:value="125.089" calcext:value-type="float">
            <text:p>125.089</text:p>
          </table:table-cell>
          <table:table-cell office:value-type="float" office:value="10768" calcext:value-type="float">
            <text:p>10768</text:p>
          </table:table-cell>
          <table:table-cell office:value-type="float" office:value="257" calcext:value-type="float">
            <text:p>257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office:value-type="float" office:value="129.66" calcext:value-type="float">
            <text:p>129.66</text:p>
          </table:table-cell>
          <table:table-cell office:value-type="float" office:value="126.582" calcext:value-type="float">
            <text:p>126.582</text:p>
          </table:table-cell>
          <table:table-cell office:value-type="float" office:value="14993" calcext:value-type="float">
            <text:p>14993</text:p>
          </table:table-cell>
          <table:table-cell office:value-type="float" office:value="263" calcext:value-type="float">
            <text:p>263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35.76" calcext:value-type="float">
            <text:p>135.76</text:p>
          </table:table-cell>
          <table:table-cell office:value-type="float" office:value="132.992" calcext:value-type="float">
            <text:p>132.992</text:p>
          </table:table-cell>
          <table:table-cell office:value-type="float" office:value="10768" calcext:value-type="float">
            <text:p>10768</text:p>
          </table:table-cell>
          <table:table-cell office:value-type="float" office:value="257" calcext:value-type="float">
            <text:p>257</text:p>
          </table:table-cell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  <table:table-cell office:value-type="float" office:value="127.39" calcext:value-type="float">
            <text:p>127.39</text:p>
          </table:table-cell>
          <table:table-cell office:value-type="float" office:value="124.524" calcext:value-type="float">
            <text:p>124.524</text:p>
          </table:table-cell>
          <table:table-cell office:value-type="float" office:value="14993" calcext:value-type="float">
            <text:p>14993</text:p>
          </table:table-cell>
          <table:table-cell office:value-type="float" office:value="263" calcext:value-type="float">
            <text:p>263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26.53" calcext:value-type="float">
            <text:p>126.53</text:p>
          </table:table-cell>
          <table:table-cell office:value-type="float" office:value="123.432" calcext:value-type="float">
            <text:p>123.432</text:p>
          </table:table-cell>
          <table:table-cell office:value-type="float" office:value="10768" calcext:value-type="float">
            <text:p>10768</text:p>
          </table:table-cell>
          <table:table-cell office:value-type="float" office:value="257" calcext:value-type="float">
            <text:p>257</text:p>
          </table:table-cell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  <table:table-cell office:value-type="float" office:value="125.28" calcext:value-type="float">
            <text:p>125.28</text:p>
          </table:table-cell>
          <table:table-cell office:value-type="float" office:value="122.454" calcext:value-type="float">
            <text:p>122.454</text:p>
          </table:table-cell>
          <table:table-cell office:value-type="float" office:value="14993" calcext:value-type="float">
            <text:p>14993</text:p>
          </table:table-cell>
          <table:table-cell office:value-type="float" office:value="263" calcext:value-type="float">
            <text:p>263</text:p>
          </table:table-cell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  <table:table-cell table:formula="of:=MIN([.$H110];[.$N110];[.$T110];[.$Z110];[.$AF110];[.$AL110];[.$AR110];[.$AX110];[.$BD110];[.$BJ110];[.$BP110];[.$BV110])" office:value-type="float" office:value="125.17" calcext:value-type="float">
            <text:p>125.17</text:p>
          </table:table-cell>
          <table:table-cell table:formula="of:=MIN([.$I110];[.$O110];[.$U110];[.$AA110];[.$AG110];[.$AM110];[.$AS110];[.$AY110];[.$BE110];[.$BK110];[.$BQ110];[.$BW110])" office:value-type="float" office:value="122.167" calcext:value-type="float">
            <text:p>122.167</text:p>
          </table:table-cell>
          <table:table-cell table:formula="of:=MIN([.$J110];[.$P110];[.$V110];[.$AB110];[.$AH110];[.$AN110];[.$AT110];[.$AZ110];[.$BF110];[.$BL110];[.$BR110];[.$BX110])" office:value-type="float" office:value="10768" calcext:value-type="float">
            <text:p>10768</text:p>
          </table:table-cell>
          <table:table-cell table:formula="of:=MIN([.$K110];[.$Q110];[.$W110];[.$AC110];[.$AI110];[.$AO110];[.$AU110];[.$BA110];[.$BG110];[.$BM110];[.$BS110];[.$BY110])" office:value-type="float" office:value="257" calcext:value-type="float">
            <text:p>257</text:p>
          </table:table-cell>
          <table:table-cell table:formula="of:=MIN([.$L110];[.$R110];[.$X110];[.$AD110];[.$AJ110];[.$AP110];[.$AV110];[.$BB110];[.$BH110];[.$BN110];[.$BT110];[.$BZ110])" office:value-type="float" office:value="2554" calcext:value-type="float">
            <text:p>2554</text:p>
          </table:table-cell>
          <table:table-cell table:formula="of:=MIN([.$M110];[.$S110];[.$Y110];[.$AE110];[.$AK110];[.$AQ110];[.$AW110];[.$BC110];[.$BI110];[.$BO110];[.$BU110];[.$CA110])" office:value-type="float" office:value="0" calcext:value-type="float">
            <text:p>0</text:p>
          </table:table-cell>
          <table:table-cell table:formula="of:=MEDIAN([.$H110];[.$N110];[.$T110];[.$Z110];[.$AF110];[.$AL110];[.$AR110];[.$AX110];[.$BD110];[.$BJ110];[.$BP110];[.$BV110])" office:value-type="float" office:value="127.435" calcext:value-type="float">
            <text:p>127.435</text:p>
          </table:table-cell>
          <table:table-cell table:formula="of:=MEDIAN([.$I110];[.$O110];[.$U110];[.$AA110];[.$AG110];[.$AM110];[.$AS110];[.$AY110];[.$BE110];[.$BK110];[.$BQ110];[.$BW110])" office:value-type="float" office:value="124.6125" calcext:value-type="float">
            <text:p>124.6125</text:p>
          </table:table-cell>
          <table:table-cell table:formula="of:=MEDIAN([.$J110];[.$P110];[.$V110];[.$AB110];[.$AH110];[.$AN110];[.$AT110];[.$AZ110];[.$BF110];[.$BL110];[.$BR110];[.$BX110])" office:value-type="float" office:value="12880.5" calcext:value-type="float">
            <text:p>12880.5</text:p>
          </table:table-cell>
          <table:table-cell table:formula="of:=MEDIAN([.$K110];[.$Q110];[.$W110];[.$AC110];[.$AI110];[.$AO110];[.$AU110];[.$BA110];[.$BG110];[.$BM110];[.$BS110];[.$BY110])" office:value-type="float" office:value="260" calcext:value-type="float">
            <text:p>260</text:p>
          </table:table-cell>
          <table:table-cell table:formula="of:=MEDIAN([.$L110];[.$R110];[.$X110];[.$AD110];[.$AJ110];[.$AP110];[.$AV110];[.$BB110];[.$BH110];[.$BN110];[.$BT110];[.$BZ110])" office:value-type="float" office:value="2558" calcext:value-type="float">
            <text:p>2558</text:p>
          </table:table-cell>
          <table:table-cell table:formula="of:=MEDIAN([.$M110];[.$S110];[.$Y110];[.$AE110];[.$AK110];[.$AQ110];[.$AW110];[.$BC110];[.$BI110];[.$BO110];[.$BU110];[.$CA110])" office:value-type="float" office:value="0" calcext:value-type="float">
            <text:p>0</text:p>
          </table:table-cell>
          <table:table-cell table:formula="of:=MAX([.$H110];[.$N110];[.$T110];[.$Z110];[.$AF110];[.$AL110];[.$AR110];[.$AX110];[.$BD110];[.$BJ110];[.$BP110];[.$BV110])" office:value-type="float" office:value="135.76" calcext:value-type="float">
            <text:p>135.76</text:p>
          </table:table-cell>
          <table:table-cell table:formula="of:=MAX([.$I110];[.$O110];[.$U110];[.$AA110];[.$AG110];[.$AM110];[.$AS110];[.$AY110];[.$BE110];[.$BK110];[.$BQ110];[.$BW110])" office:value-type="float" office:value="132.992" calcext:value-type="float">
            <text:p>132.992</text:p>
          </table:table-cell>
          <table:table-cell table:formula="of:=MAX([.$J110];[.$P110];[.$V110];[.$AB110];[.$AH110];[.$AN110];[.$AT110];[.$AZ110];[.$BF110];[.$BL110];[.$BR110];[.$BX110])" office:value-type="float" office:value="14993" calcext:value-type="float">
            <text:p>14993</text:p>
          </table:table-cell>
          <table:table-cell table:formula="of:=MAX([.$K110];[.$Q110];[.$W110];[.$AC110];[.$AI110];[.$AO110];[.$AU110];[.$BA110];[.$BG110];[.$BM110];[.$BS110];[.$BY110])" office:value-type="float" office:value="263" calcext:value-type="float">
            <text:p>263</text:p>
          </table:table-cell>
          <table:table-cell table:formula="of:=MAX([.$L110];[.$R110];[.$X110];[.$AD110];[.$AJ110];[.$AP110];[.$AV110];[.$BB110];[.$BH110];[.$BN110];[.$BT110];[.$BZ110])" office:value-type="float" office:value="2561" calcext:value-type="float">
            <text:p>2561</text:p>
          </table:table-cell>
          <table:table-cell table:formula="of:=MAX([.$M110];[.$S110];[.$Y110];[.$AE110];[.$AK110];[.$AQ110];[.$AW110];[.$BC110];[.$BI110];[.$BO110];[.$BU110];[.$CA1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5.lp</text:p>
          </table:table-cell>
          <table:table-cell office:value-type="float" office:value="2.58" calcext:value-type="float">
            <text:p>2.58</text:p>
          </table:table-cell>
          <table:table-cell office:value-type="float" office:value="1.988" calcext:value-type="float">
            <text:p>1.988</text:p>
          </table:table-cell>
          <table:table-cell office:value-type="float" office:value="6327" calcext:value-type="float">
            <text:p>6327</text:p>
          </table:table-cell>
          <table:table-cell office:value-type="float" office:value="1400" calcext:value-type="float">
            <text:p>140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9.02" calcext:value-type="float">
            <text:p>9.02</text:p>
          </table:table-cell>
          <table:table-cell office:value-type="float" office:value="8.709" calcext:value-type="float">
            <text:p>8.709</text:p>
          </table:table-cell>
          <table:table-cell office:value-type="float" office:value="7955" calcext:value-type="float">
            <text:p>7955</text:p>
          </table:table-cell>
          <table:table-cell office:value-type="float" office:value="1264" calcext:value-type="float">
            <text:p>1264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9.49" calcext:value-type="float">
            <text:p>9.49</text:p>
          </table:table-cell>
          <table:table-cell office:value-type="float" office:value="9.148" calcext:value-type="float">
            <text:p>9.148</text:p>
          </table:table-cell>
          <table:table-cell office:value-type="float" office:value="22987" calcext:value-type="float">
            <text:p>22987</text:p>
          </table:table-cell>
          <table:table-cell office:value-type="float" office:value="1748" calcext:value-type="float">
            <text:p>174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9.13" calcext:value-type="float">
            <text:p>9.13</text:p>
          </table:table-cell>
          <table:table-cell office:value-type="float" office:value="8.666" calcext:value-type="float">
            <text:p>8.666</text:p>
          </table:table-cell>
          <table:table-cell office:value-type="float" office:value="5173" calcext:value-type="float">
            <text:p>5173</text:p>
          </table:table-cell>
          <table:table-cell office:value-type="float" office:value="1017" calcext:value-type="float">
            <text:p>1017</text:p>
          </table:table-cell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  <table:table-cell office:value-type="float" office:value="9.47" calcext:value-type="float">
            <text:p>9.47</text:p>
          </table:table-cell>
          <table:table-cell office:value-type="float" office:value="9.092" calcext:value-type="float">
            <text:p>9.092</text:p>
          </table:table-cell>
          <table:table-cell office:value-type="float" office:value="17600" calcext:value-type="float">
            <text:p>17600</text:p>
          </table:table-cell>
          <table:table-cell office:value-type="float" office:value="1072" calcext:value-type="float">
            <text:p>1072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8.93" calcext:value-type="float">
            <text:p>8.93</text:p>
          </table:table-cell>
          <table:table-cell office:value-type="float" office:value="8.504" calcext:value-type="float">
            <text:p>8.504</text:p>
          </table:table-cell>
          <table:table-cell office:value-type="float" office:value="5173" calcext:value-type="float">
            <text:p>5173</text:p>
          </table:table-cell>
          <table:table-cell office:value-type="float" office:value="1017" calcext:value-type="float">
            <text:p>1017</text:p>
          </table:table-cell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  <table:table-cell office:value-type="float" office:value="9.13" calcext:value-type="float">
            <text:p>9.13</text:p>
          </table:table-cell>
          <table:table-cell office:value-type="float" office:value="8.789" calcext:value-type="float">
            <text:p>8.789</text:p>
          </table:table-cell>
          <table:table-cell office:value-type="float" office:value="12490" calcext:value-type="float">
            <text:p>12490</text:p>
          </table:table-cell>
          <table:table-cell office:value-type="float" office:value="596" calcext:value-type="float">
            <text:p>596</text:p>
          </table:table-cell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office:value-type="float" office:value="9.07" calcext:value-type="float">
            <text:p>9.07</text:p>
          </table:table-cell>
          <table:table-cell office:value-type="float" office:value="8.726" calcext:value-type="float">
            <text:p>8.726</text:p>
          </table:table-cell>
          <table:table-cell office:value-type="float" office:value="5173" calcext:value-type="float">
            <text:p>5173</text:p>
          </table:table-cell>
          <table:table-cell office:value-type="float" office:value="1017" calcext:value-type="float">
            <text:p>1017</text:p>
          </table:table-cell>
          <table:table-cell office:value-type="float" office:value="225" calcext:value-type="float">
            <text:p>225</text:p>
          </table:table-cell>
          <table:table-cell office:value-type="float" office:value="17" calcext:value-type="float">
            <text:p>17</text:p>
          </table:table-cell>
          <table:table-cell office:value-type="float" office:value="9.08" calcext:value-type="float">
            <text:p>9.08</text:p>
          </table:table-cell>
          <table:table-cell office:value-type="float" office:value="8.727" calcext:value-type="float">
            <text:p>8.727</text:p>
          </table:table-cell>
          <table:table-cell office:value-type="float" office:value="12490" calcext:value-type="float">
            <text:p>12490</text:p>
          </table:table-cell>
          <table:table-cell office:value-type="float" office:value="596" calcext:value-type="float">
            <text:p>596</text:p>
          </table:table-cell>
          <table:table-cell office:value-type="float" office:value="225" calcext:value-type="float">
            <text:p>225</text:p>
          </table:table-cell>
          <table:table-cell office:value-type="float" office:value="12" calcext:value-type="float">
            <text:p>12</text:p>
          </table:table-cell>
          <table:table-cell office:value-type="float" office:value="9.22" calcext:value-type="float">
            <text:p>9.22</text:p>
          </table:table-cell>
          <table:table-cell office:value-type="float" office:value="8.852" calcext:value-type="float">
            <text:p>8.852</text:p>
          </table:table-cell>
          <table:table-cell office:value-type="float" office:value="5173" calcext:value-type="float">
            <text:p>5173</text:p>
          </table:table-cell>
          <table:table-cell office:value-type="float" office:value="1017" calcext:value-type="float">
            <text:p>1017</text:p>
          </table:table-cell>
          <table:table-cell office:value-type="float" office:value="225" calcext:value-type="float">
            <text:p>225</text:p>
          </table:table-cell>
          <table:table-cell office:value-type="float" office:value="17" calcext:value-type="float">
            <text:p>17</text:p>
          </table:table-cell>
          <table:table-cell office:value-type="float" office:value="9.09" calcext:value-type="float">
            <text:p>9.09</text:p>
          </table:table-cell>
          <table:table-cell office:value-type="float" office:value="8.741" calcext:value-type="float">
            <text:p>8.741</text:p>
          </table:table-cell>
          <table:table-cell office:value-type="float" office:value="12490" calcext:value-type="float">
            <text:p>12490</text:p>
          </table:table-cell>
          <table:table-cell office:value-type="float" office:value="596" calcext:value-type="float">
            <text:p>596</text:p>
          </table:table-cell>
          <table:table-cell office:value-type="float" office:value="225" calcext:value-type="float">
            <text:p>225</text:p>
          </table:table-cell>
          <table:table-cell office:value-type="float" office:value="12" calcext:value-type="float">
            <text:p>12</text:p>
          </table:table-cell>
          <table:table-cell office:value-type="float" office:value="9.33" calcext:value-type="float">
            <text:p>9.33</text:p>
          </table:table-cell>
          <table:table-cell office:value-type="float" office:value="8.958" calcext:value-type="float">
            <text:p>8.958</text:p>
          </table:table-cell>
          <table:table-cell office:value-type="float" office:value="5173" calcext:value-type="float">
            <text:p>5173</text:p>
          </table:table-cell>
          <table:table-cell office:value-type="float" office:value="1017" calcext:value-type="float">
            <text:p>1017</text:p>
          </table:table-cell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 office:value-type="float" office:value="9.02" calcext:value-type="float">
            <text:p>9.02</text:p>
          </table:table-cell>
          <table:table-cell office:value-type="float" office:value="8.675" calcext:value-type="float">
            <text:p>8.675</text:p>
          </table:table-cell>
          <table:table-cell office:value-type="float" office:value="12490" calcext:value-type="float">
            <text:p>12490</text:p>
          </table:table-cell>
          <table:table-cell office:value-type="float" office:value="596" calcext:value-type="float">
            <text:p>596</text:p>
          </table:table-cell>
          <table:table-cell office:value-type="float" office:value="225" calcext:value-type="float">
            <text:p>225</text:p>
          </table:table-cell>
          <table:table-cell office:value-type="float" office:value="12" calcext:value-type="float">
            <text:p>12</text:p>
          </table:table-cell>
          <table:table-cell table:formula="of:=MIN([.$H111];[.$N111];[.$T111];[.$Z111];[.$AF111];[.$AL111];[.$AR111];[.$AX111];[.$BD111];[.$BJ111];[.$BP111];[.$BV111])" office:value-type="float" office:value="8.93" calcext:value-type="float">
            <text:p>8.93</text:p>
          </table:table-cell>
          <table:table-cell table:formula="of:=MIN([.$I111];[.$O111];[.$U111];[.$AA111];[.$AG111];[.$AM111];[.$AS111];[.$AY111];[.$BE111];[.$BK111];[.$BQ111];[.$BW111])" office:value-type="float" office:value="8.504" calcext:value-type="float">
            <text:p>8.504</text:p>
          </table:table-cell>
          <table:table-cell table:formula="of:=MIN([.$J111];[.$P111];[.$V111];[.$AB111];[.$AH111];[.$AN111];[.$AT111];[.$AZ111];[.$BF111];[.$BL111];[.$BR111];[.$BX111])" office:value-type="float" office:value="5173" calcext:value-type="float">
            <text:p>5173</text:p>
          </table:table-cell>
          <table:table-cell table:formula="of:=MIN([.$K111];[.$Q111];[.$W111];[.$AC111];[.$AI111];[.$AO111];[.$AU111];[.$BA111];[.$BG111];[.$BM111];[.$BS111];[.$BY111])" office:value-type="float" office:value="596" calcext:value-type="float">
            <text:p>596</text:p>
          </table:table-cell>
          <table:table-cell table:formula="of:=MIN([.$L111];[.$R111];[.$X111];[.$AD111];[.$AJ111];[.$AP111];[.$AV111];[.$BB111];[.$BH111];[.$BN111];[.$BT111];[.$BZ111])" office:value-type="float" office:value="224" calcext:value-type="float">
            <text:p>224</text:p>
          </table:table-cell>
          <table:table-cell table:formula="of:=MIN([.$M111];[.$S111];[.$Y111];[.$AE111];[.$AK111];[.$AQ111];[.$AW111];[.$BC111];[.$BI111];[.$BO111];[.$BU111];[.$CA111])" office:value-type="float" office:value="0" calcext:value-type="float">
            <text:p>0</text:p>
          </table:table-cell>
          <table:table-cell table:formula="of:=MEDIAN([.$H111];[.$N111];[.$T111];[.$Z111];[.$AF111];[.$AL111];[.$AR111];[.$AX111];[.$BD111];[.$BJ111];[.$BP111];[.$BV111])" office:value-type="float" office:value="9.11" calcext:value-type="float">
            <text:p>9.11</text:p>
          </table:table-cell>
          <table:table-cell table:formula="of:=MEDIAN([.$I111];[.$O111];[.$U111];[.$AA111];[.$AG111];[.$AM111];[.$AS111];[.$AY111];[.$BE111];[.$BK111];[.$BQ111];[.$BW111])" office:value-type="float" office:value="8.734" calcext:value-type="float">
            <text:p>8.734</text:p>
          </table:table-cell>
          <table:table-cell table:formula="of:=MEDIAN([.$J111];[.$P111];[.$V111];[.$AB111];[.$AH111];[.$AN111];[.$AT111];[.$AZ111];[.$BF111];[.$BL111];[.$BR111];[.$BX111])" office:value-type="float" office:value="10222.5" calcext:value-type="float">
            <text:p>10222.5</text:p>
          </table:table-cell>
          <table:table-cell table:formula="of:=MEDIAN([.$K111];[.$Q111];[.$W111];[.$AC111];[.$AI111];[.$AO111];[.$AU111];[.$BA111];[.$BG111];[.$BM111];[.$BS111];[.$BY111])" office:value-type="float" office:value="1017" calcext:value-type="float">
            <text:p>1017</text:p>
          </table:table-cell>
          <table:table-cell table:formula="of:=MEDIAN([.$L111];[.$R111];[.$X111];[.$AD111];[.$AJ111];[.$AP111];[.$AV111];[.$BB111];[.$BH111];[.$BN111];[.$BT111];[.$BZ111])" office:value-type="float" office:value="225" calcext:value-type="float">
            <text:p>225</text:p>
          </table:table-cell>
          <table:table-cell table:formula="of:=MEDIAN([.$M111];[.$S111];[.$Y111];[.$AE111];[.$AK111];[.$AQ111];[.$AW111];[.$BC111];[.$BI111];[.$BO111];[.$BU111];[.$CA111])" office:value-type="float" office:value="12" calcext:value-type="float">
            <text:p>12</text:p>
          </table:table-cell>
          <table:table-cell table:formula="of:=MAX([.$H111];[.$N111];[.$T111];[.$Z111];[.$AF111];[.$AL111];[.$AR111];[.$AX111];[.$BD111];[.$BJ111];[.$BP111];[.$BV111])" office:value-type="float" office:value="9.49" calcext:value-type="float">
            <text:p>9.49</text:p>
          </table:table-cell>
          <table:table-cell table:formula="of:=MAX([.$I111];[.$O111];[.$U111];[.$AA111];[.$AG111];[.$AM111];[.$AS111];[.$AY111];[.$BE111];[.$BK111];[.$BQ111];[.$BW111])" office:value-type="float" office:value="9.148" calcext:value-type="float">
            <text:p>9.148</text:p>
          </table:table-cell>
          <table:table-cell table:formula="of:=MAX([.$J111];[.$P111];[.$V111];[.$AB111];[.$AH111];[.$AN111];[.$AT111];[.$AZ111];[.$BF111];[.$BL111];[.$BR111];[.$BX111])" office:value-type="float" office:value="22987" calcext:value-type="float">
            <text:p>22987</text:p>
          </table:table-cell>
          <table:table-cell table:formula="of:=MAX([.$K111];[.$Q111];[.$W111];[.$AC111];[.$AI111];[.$AO111];[.$AU111];[.$BA111];[.$BG111];[.$BM111];[.$BS111];[.$BY111])" office:value-type="float" office:value="1748" calcext:value-type="float">
            <text:p>1748</text:p>
          </table:table-cell>
          <table:table-cell table:formula="of:=MAX([.$L111];[.$R111];[.$X111];[.$AD111];[.$AJ111];[.$AP111];[.$AV111];[.$BB111];[.$BH111];[.$BN111];[.$BT111];[.$BZ111])" office:value-type="float" office:value="227" calcext:value-type="float">
            <text:p>227</text:p>
          </table:table-cell>
          <table:table-cell table:formula="of:=MAX([.$M111];[.$S111];[.$Y111];[.$AE111];[.$AK111];[.$AQ111];[.$AW111];[.$BC111];[.$BI111];[.$BO111];[.$BU111];[.$CA111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6.lp</text:p>
          </table:table-cell>
          <table:table-cell office:value-type="float" office:value="25.83" calcext:value-type="float">
            <text:p>25.83</text:p>
          </table:table-cell>
          <table:table-cell office:value-type="float" office:value="18.062" calcext:value-type="float">
            <text:p>18.062</text:p>
          </table:table-cell>
          <table:table-cell office:value-type="float" office:value="12759" calcext:value-type="float">
            <text:p>12759</text:p>
          </table:table-cell>
          <table:table-cell office:value-type="float" office:value="260" calcext:value-type="float">
            <text:p>260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119.99" calcext:value-type="float">
            <text:p>119.99</text:p>
          </table:table-cell>
          <table:table-cell office:value-type="float" office:value="115.602" calcext:value-type="float">
            <text:p>115.602</text:p>
          </table:table-cell>
          <table:table-cell office:value-type="float" office:value="10475" calcext:value-type="float">
            <text:p>10475</text:p>
          </table:table-cell>
          <table:table-cell office:value-type="float" office:value="219" calcext:value-type="float">
            <text:p>219</text:p>
          </table:table-cell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  <table:table-cell office:value-type="float" office:value="117.31" calcext:value-type="float">
            <text:p>117.31</text:p>
          </table:table-cell>
          <table:table-cell office:value-type="float" office:value="114.595" calcext:value-type="float">
            <text:p>114.595</text:p>
          </table:table-cell>
          <table:table-cell office:value-type="float" office:value="8611" calcext:value-type="float">
            <text:p>8611</text:p>
          </table:table-cell>
          <table:table-cell office:value-type="float" office:value="225" calcext:value-type="float">
            <text:p>225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121.82" calcext:value-type="float">
            <text:p>121.82</text:p>
          </table:table-cell>
          <table:table-cell office:value-type="float" office:value="117.128" calcext:value-type="float">
            <text:p>117.128</text:p>
          </table:table-cell>
          <table:table-cell office:value-type="float" office:value="10475" calcext:value-type="float">
            <text:p>10475</text:p>
          </table:table-cell>
          <table:table-cell office:value-type="float" office:value="219" calcext:value-type="float">
            <text:p>219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116.08" calcext:value-type="float">
            <text:p>116.08</text:p>
          </table:table-cell>
          <table:table-cell office:value-type="float" office:value="113.514" calcext:value-type="float">
            <text:p>113.514</text:p>
          </table:table-cell>
          <table:table-cell office:value-type="float" office:value="8611" calcext:value-type="float">
            <text:p>8611</text:p>
          </table:table-cell>
          <table:table-cell office:value-type="float" office:value="225" calcext:value-type="float">
            <text:p>225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  <table:table-cell office:value-type="float" office:value="116.48" calcext:value-type="float">
            <text:p>116.48</text:p>
          </table:table-cell>
          <table:table-cell office:value-type="float" office:value="112.449" calcext:value-type="float">
            <text:p>112.449</text:p>
          </table:table-cell>
          <table:table-cell office:value-type="float" office:value="10475" calcext:value-type="float">
            <text:p>10475</text:p>
          </table:table-cell>
          <table:table-cell office:value-type="float" office:value="219" calcext:value-type="float">
            <text:p>219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16.61" calcext:value-type="float">
            <text:p>116.61</text:p>
          </table:table-cell>
          <table:table-cell office:value-type="float" office:value="114.074" calcext:value-type="float">
            <text:p>114.074</text:p>
          </table:table-cell>
          <table:table-cell office:value-type="float" office:value="8611" calcext:value-type="float">
            <text:p>8611</text:p>
          </table:table-cell>
          <table:table-cell office:value-type="float" office:value="225" calcext:value-type="float">
            <text:p>225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118.96" calcext:value-type="float">
            <text:p>118.96</text:p>
          </table:table-cell>
          <table:table-cell office:value-type="float" office:value="114.777" calcext:value-type="float">
            <text:p>114.777</text:p>
          </table:table-cell>
          <table:table-cell office:value-type="float" office:value="10475" calcext:value-type="float">
            <text:p>10475</text:p>
          </table:table-cell>
          <table:table-cell office:value-type="float" office:value="219" calcext:value-type="float">
            <text:p>219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18.19" calcext:value-type="float">
            <text:p>118.19</text:p>
          </table:table-cell>
          <table:table-cell office:value-type="float" office:value="115.377" calcext:value-type="float">
            <text:p>115.377</text:p>
          </table:table-cell>
          <table:table-cell office:value-type="float" office:value="8611" calcext:value-type="float">
            <text:p>8611</text:p>
          </table:table-cell>
          <table:table-cell office:value-type="float" office:value="225" calcext:value-type="float">
            <text:p>225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17.45" calcext:value-type="float">
            <text:p>117.45</text:p>
          </table:table-cell>
          <table:table-cell office:value-type="float" office:value="113.345" calcext:value-type="float">
            <text:p>113.345</text:p>
          </table:table-cell>
          <table:table-cell office:value-type="float" office:value="10475" calcext:value-type="float">
            <text:p>10475</text:p>
          </table:table-cell>
          <table:table-cell office:value-type="float" office:value="219" calcext:value-type="float">
            <text:p>219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25.22" calcext:value-type="float">
            <text:p>125.22</text:p>
          </table:table-cell>
          <table:table-cell office:value-type="float" office:value="122.66" calcext:value-type="float">
            <text:p>122.66</text:p>
          </table:table-cell>
          <table:table-cell office:value-type="float" office:value="8611" calcext:value-type="float">
            <text:p>8611</text:p>
          </table:table-cell>
          <table:table-cell office:value-type="float" office:value="225" calcext:value-type="float">
            <text:p>225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131.79" calcext:value-type="float">
            <text:p>131.79</text:p>
          </table:table-cell>
          <table:table-cell office:value-type="float" office:value="127.772" calcext:value-type="float">
            <text:p>127.772</text:p>
          </table:table-cell>
          <table:table-cell office:value-type="float" office:value="10475" calcext:value-type="float">
            <text:p>10475</text:p>
          </table:table-cell>
          <table:table-cell office:value-type="float" office:value="219" calcext:value-type="float">
            <text:p>219</text:p>
          </table:table-cell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6.632" calcext:value-type="float">
            <text:p>116.632</text:p>
          </table:table-cell>
          <table:table-cell office:value-type="float" office:value="8611" calcext:value-type="float">
            <text:p>8611</text:p>
          </table:table-cell>
          <table:table-cell office:value-type="float" office:value="225" calcext:value-type="float">
            <text:p>225</text:p>
          </table:table-cell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  <table:table-cell table:formula="of:=MIN([.$H112];[.$N112];[.$T112];[.$Z112];[.$AF112];[.$AL112];[.$AR112];[.$AX112];[.$BD112];[.$BJ112];[.$BP112];[.$BV112])" office:value-type="float" office:value="116.08" calcext:value-type="float">
            <text:p>116.08</text:p>
          </table:table-cell>
          <table:table-cell table:formula="of:=MIN([.$I112];[.$O112];[.$U112];[.$AA112];[.$AG112];[.$AM112];[.$AS112];[.$AY112];[.$BE112];[.$BK112];[.$BQ112];[.$BW112])" office:value-type="float" office:value="112.449" calcext:value-type="float">
            <text:p>112.449</text:p>
          </table:table-cell>
          <table:table-cell table:formula="of:=MIN([.$J112];[.$P112];[.$V112];[.$AB112];[.$AH112];[.$AN112];[.$AT112];[.$AZ112];[.$BF112];[.$BL112];[.$BR112];[.$BX112])" office:value-type="float" office:value="8611" calcext:value-type="float">
            <text:p>8611</text:p>
          </table:table-cell>
          <table:table-cell table:formula="of:=MIN([.$K112];[.$Q112];[.$W112];[.$AC112];[.$AI112];[.$AO112];[.$AU112];[.$BA112];[.$BG112];[.$BM112];[.$BS112];[.$BY112])" office:value-type="float" office:value="219" calcext:value-type="float">
            <text:p>219</text:p>
          </table:table-cell>
          <table:table-cell table:formula="of:=MIN([.$L112];[.$R112];[.$X112];[.$AD112];[.$AJ112];[.$AP112];[.$AV112];[.$BB112];[.$BH112];[.$BN112];[.$BT112];[.$BZ112])" office:value-type="float" office:value="2377" calcext:value-type="float">
            <text:p>2377</text:p>
          </table:table-cell>
          <table:table-cell table:formula="of:=MIN([.$M112];[.$S112];[.$Y112];[.$AE112];[.$AK112];[.$AQ112];[.$AW112];[.$BC112];[.$BI112];[.$BO112];[.$BU112];[.$CA112])" office:value-type="float" office:value="0" calcext:value-type="float">
            <text:p>0</text:p>
          </table:table-cell>
          <table:table-cell table:formula="of:=MEDIAN([.$H112];[.$N112];[.$T112];[.$Z112];[.$AF112];[.$AL112];[.$AR112];[.$AX112];[.$BD112];[.$BJ112];[.$BP112];[.$BV112])" office:value-type="float" office:value="118.575" calcext:value-type="float">
            <text:p>118.575</text:p>
          </table:table-cell>
          <table:table-cell table:formula="of:=MEDIAN([.$I112];[.$O112];[.$U112];[.$AA112];[.$AG112];[.$AM112];[.$AS112];[.$AY112];[.$BE112];[.$BK112];[.$BQ112];[.$BW112])" office:value-type="float" office:value="115.077" calcext:value-type="float">
            <text:p>115.077</text:p>
          </table:table-cell>
          <table:table-cell table:formula="of:=MEDIAN([.$J112];[.$P112];[.$V112];[.$AB112];[.$AH112];[.$AN112];[.$AT112];[.$AZ112];[.$BF112];[.$BL112];[.$BR112];[.$BX112])" office:value-type="float" office:value="9543" calcext:value-type="float">
            <text:p>9543</text:p>
          </table:table-cell>
          <table:table-cell table:formula="of:=MEDIAN([.$K112];[.$Q112];[.$W112];[.$AC112];[.$AI112];[.$AO112];[.$AU112];[.$BA112];[.$BG112];[.$BM112];[.$BS112];[.$BY112])" office:value-type="float" office:value="222" calcext:value-type="float">
            <text:p>222</text:p>
          </table:table-cell>
          <table:table-cell table:formula="of:=MEDIAN([.$L112];[.$R112];[.$X112];[.$AD112];[.$AJ112];[.$AP112];[.$AV112];[.$BB112];[.$BH112];[.$BN112];[.$BT112];[.$BZ112])" office:value-type="float" office:value="2381" calcext:value-type="float">
            <text:p>2381</text:p>
          </table:table-cell>
          <table:table-cell table:formula="of:=MEDIAN([.$M112];[.$S112];[.$Y112];[.$AE112];[.$AK112];[.$AQ112];[.$AW112];[.$BC112];[.$BI112];[.$BO112];[.$BU112];[.$CA112])" office:value-type="float" office:value="0" calcext:value-type="float">
            <text:p>0</text:p>
          </table:table-cell>
          <table:table-cell table:formula="of:=MAX([.$H112];[.$N112];[.$T112];[.$Z112];[.$AF112];[.$AL112];[.$AR112];[.$AX112];[.$BD112];[.$BJ112];[.$BP112];[.$BV112])" office:value-type="float" office:value="131.79" calcext:value-type="float">
            <text:p>131.79</text:p>
          </table:table-cell>
          <table:table-cell table:formula="of:=MAX([.$I112];[.$O112];[.$U112];[.$AA112];[.$AG112];[.$AM112];[.$AS112];[.$AY112];[.$BE112];[.$BK112];[.$BQ112];[.$BW112])" office:value-type="float" office:value="127.772" calcext:value-type="float">
            <text:p>127.772</text:p>
          </table:table-cell>
          <table:table-cell table:formula="of:=MAX([.$J112];[.$P112];[.$V112];[.$AB112];[.$AH112];[.$AN112];[.$AT112];[.$AZ112];[.$BF112];[.$BL112];[.$BR112];[.$BX112])" office:value-type="float" office:value="10475" calcext:value-type="float">
            <text:p>10475</text:p>
          </table:table-cell>
          <table:table-cell table:formula="of:=MAX([.$K112];[.$Q112];[.$W112];[.$AC112];[.$AI112];[.$AO112];[.$AU112];[.$BA112];[.$BG112];[.$BM112];[.$BS112];[.$BY112])" office:value-type="float" office:value="225" calcext:value-type="float">
            <text:p>225</text:p>
          </table:table-cell>
          <table:table-cell table:formula="of:=MAX([.$L112];[.$R112];[.$X112];[.$AD112];[.$AJ112];[.$AP112];[.$AV112];[.$BB112];[.$BH112];[.$BN112];[.$BT112];[.$BZ112])" office:value-type="float" office:value="2385" calcext:value-type="float">
            <text:p>2385</text:p>
          </table:table-cell>
          <table:table-cell table:formula="of:=MAX([.$M112];[.$S112];[.$Y112];[.$AE112];[.$AK112];[.$AQ112];[.$AW112];[.$BC112];[.$BI112];[.$BO112];[.$BU112];[.$CA1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7.lp</text:p>
          </table:table-cell>
          <table:table-cell office:value-type="float" office:value="4.99" calcext:value-type="float">
            <text:p>4.99</text:p>
          </table:table-cell>
          <table:table-cell office:value-type="float" office:value="3.807" calcext:value-type="float">
            <text:p>3.807</text:p>
          </table:table-cell>
          <table:table-cell office:value-type="float" office:value="6824" calcext:value-type="float">
            <text:p>6824</text:p>
          </table:table-cell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4.52" calcext:value-type="float">
            <text:p>24.52</text:p>
          </table:table-cell>
          <table:table-cell office:value-type="float" office:value="23.867" calcext:value-type="float">
            <text:p>23.867</text:p>
          </table:table-cell>
          <table:table-cell office:value-type="float" office:value="4678" calcext:value-type="float">
            <text:p>4678</text:p>
          </table:table-cell>
          <table:table-cell office:value-type="float" office:value="159" calcext:value-type="float">
            <text:p>159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24.74" calcext:value-type="float">
            <text:p>24.74</text:p>
          </table:table-cell>
          <table:table-cell office:value-type="float" office:value="24.098" calcext:value-type="float">
            <text:p>24.098</text:p>
          </table:table-cell>
          <table:table-cell office:value-type="float" office:value="2830" calcext:value-type="float">
            <text:p>2830</text:p>
          </table:table-cell>
          <table:table-cell office:value-type="float" office:value="142" calcext:value-type="float">
            <text:p>142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5.15" calcext:value-type="float">
            <text:p>25.15</text:p>
          </table:table-cell>
          <table:table-cell office:value-type="float" office:value="24.476" calcext:value-type="float">
            <text:p>24.476</text:p>
          </table:table-cell>
          <table:table-cell office:value-type="float" office:value="4678" calcext:value-type="float">
            <text:p>4678</text:p>
          </table:table-cell>
          <table:table-cell office:value-type="float" office:value="159" calcext:value-type="float">
            <text:p>159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5.22" calcext:value-type="float">
            <text:p>25.22</text:p>
          </table:table-cell>
          <table:table-cell office:value-type="float" office:value="24.584" calcext:value-type="float">
            <text:p>24.584</text:p>
          </table:table-cell>
          <table:table-cell office:value-type="float" office:value="2830" calcext:value-type="float">
            <text:p>2830</text:p>
          </table:table-cell>
          <table:table-cell office:value-type="float" office:value="142" calcext:value-type="float">
            <text:p>142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26.02" calcext:value-type="float">
            <text:p>26.02</text:p>
          </table:table-cell>
          <table:table-cell office:value-type="float" office:value="25.246" calcext:value-type="float">
            <text:p>25.246</text:p>
          </table:table-cell>
          <table:table-cell office:value-type="float" office:value="4678" calcext:value-type="float">
            <text:p>4678</text:p>
          </table:table-cell>
          <table:table-cell office:value-type="float" office:value="159" calcext:value-type="float">
            <text:p>159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4.19" calcext:value-type="float">
            <text:p>24.19</text:p>
          </table:table-cell>
          <table:table-cell office:value-type="float" office:value="23.557" calcext:value-type="float">
            <text:p>23.557</text:p>
          </table:table-cell>
          <table:table-cell office:value-type="float" office:value="2830" calcext:value-type="float">
            <text:p>2830</text:p>
          </table:table-cell>
          <table:table-cell office:value-type="float" office:value="142" calcext:value-type="float">
            <text:p>142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24.45" calcext:value-type="float">
            <text:p>24.45</text:p>
          </table:table-cell>
          <table:table-cell office:value-type="float" office:value="23.824" calcext:value-type="float">
            <text:p>23.824</text:p>
          </table:table-cell>
          <table:table-cell office:value-type="float" office:value="4678" calcext:value-type="float">
            <text:p>4678</text:p>
          </table:table-cell>
          <table:table-cell office:value-type="float" office:value="159" calcext:value-type="float">
            <text:p>159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24.37" calcext:value-type="float">
            <text:p>24.37</text:p>
          </table:table-cell>
          <table:table-cell office:value-type="float" office:value="23.724" calcext:value-type="float">
            <text:p>23.724</text:p>
          </table:table-cell>
          <table:table-cell office:value-type="float" office:value="2830" calcext:value-type="float">
            <text:p>2830</text:p>
          </table:table-cell>
          <table:table-cell office:value-type="float" office:value="142" calcext:value-type="float">
            <text:p>142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24.37" calcext:value-type="float">
            <text:p>24.37</text:p>
          </table:table-cell>
          <table:table-cell office:value-type="float" office:value="23.796" calcext:value-type="float">
            <text:p>23.796</text:p>
          </table:table-cell>
          <table:table-cell office:value-type="float" office:value="4678" calcext:value-type="float">
            <text:p>4678</text:p>
          </table:table-cell>
          <table:table-cell office:value-type="float" office:value="159" calcext:value-type="float">
            <text:p>159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4.84" calcext:value-type="float">
            <text:p>24.84</text:p>
          </table:table-cell>
          <table:table-cell office:value-type="float" office:value="24.181" calcext:value-type="float">
            <text:p>24.181</text:p>
          </table:table-cell>
          <table:table-cell office:value-type="float" office:value="2830" calcext:value-type="float">
            <text:p>2830</text:p>
          </table:table-cell>
          <table:table-cell office:value-type="float" office:value="142" calcext:value-type="float">
            <text:p>142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25.48" calcext:value-type="float">
            <text:p>25.48</text:p>
          </table:table-cell>
          <table:table-cell office:value-type="float" office:value="24.848" calcext:value-type="float">
            <text:p>24.848</text:p>
          </table:table-cell>
          <table:table-cell office:value-type="float" office:value="4678" calcext:value-type="float">
            <text:p>4678</text:p>
          </table:table-cell>
          <table:table-cell office:value-type="float" office:value="159" calcext:value-type="float">
            <text:p>159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25.37" calcext:value-type="float">
            <text:p>25.37</text:p>
          </table:table-cell>
          <table:table-cell office:value-type="float" office:value="24.708" calcext:value-type="float">
            <text:p>24.708</text:p>
          </table:table-cell>
          <table:table-cell office:value-type="float" office:value="2830" calcext:value-type="float">
            <text:p>2830</text:p>
          </table:table-cell>
          <table:table-cell office:value-type="float" office:value="142" calcext:value-type="float">
            <text:p>142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formula="of:=MIN([.$H113];[.$N113];[.$T113];[.$Z113];[.$AF113];[.$AL113];[.$AR113];[.$AX113];[.$BD113];[.$BJ113];[.$BP113];[.$BV113])" office:value-type="float" office:value="24.19" calcext:value-type="float">
            <text:p>24.19</text:p>
          </table:table-cell>
          <table:table-cell table:formula="of:=MIN([.$I113];[.$O113];[.$U113];[.$AA113];[.$AG113];[.$AM113];[.$AS113];[.$AY113];[.$BE113];[.$BK113];[.$BQ113];[.$BW113])" office:value-type="float" office:value="23.557" calcext:value-type="float">
            <text:p>23.557</text:p>
          </table:table-cell>
          <table:table-cell table:formula="of:=MIN([.$J113];[.$P113];[.$V113];[.$AB113];[.$AH113];[.$AN113];[.$AT113];[.$AZ113];[.$BF113];[.$BL113];[.$BR113];[.$BX113])" office:value-type="float" office:value="2830" calcext:value-type="float">
            <text:p>2830</text:p>
          </table:table-cell>
          <table:table-cell table:formula="of:=MIN([.$K113];[.$Q113];[.$W113];[.$AC113];[.$AI113];[.$AO113];[.$AU113];[.$BA113];[.$BG113];[.$BM113];[.$BS113];[.$BY113])" office:value-type="float" office:value="142" calcext:value-type="float">
            <text:p>142</text:p>
          </table:table-cell>
          <table:table-cell table:formula="of:=MIN([.$L113];[.$R113];[.$X113];[.$AD113];[.$AJ113];[.$AP113];[.$AV113];[.$BB113];[.$BH113];[.$BN113];[.$BT113];[.$BZ113])" office:value-type="float" office:value="516" calcext:value-type="float">
            <text:p>516</text:p>
          </table:table-cell>
          <table:table-cell table:formula="of:=MIN([.$M113];[.$S113];[.$Y113];[.$AE113];[.$AK113];[.$AQ113];[.$AW113];[.$BC113];[.$BI113];[.$BO113];[.$BU113];[.$CA113])" office:value-type="float" office:value="0" calcext:value-type="float">
            <text:p>0</text:p>
          </table:table-cell>
          <table:table-cell table:formula="of:=MEDIAN([.$H113];[.$N113];[.$T113];[.$Z113];[.$AF113];[.$AL113];[.$AR113];[.$AX113];[.$BD113];[.$BJ113];[.$BP113];[.$BV113])" office:value-type="float" office:value="24.79" calcext:value-type="float">
            <text:p>24.79</text:p>
          </table:table-cell>
          <table:table-cell table:formula="of:=MEDIAN([.$I113];[.$O113];[.$U113];[.$AA113];[.$AG113];[.$AM113];[.$AS113];[.$AY113];[.$BE113];[.$BK113];[.$BQ113];[.$BW113])" office:value-type="float" office:value="24.1395" calcext:value-type="float">
            <text:p>24.1395</text:p>
          </table:table-cell>
          <table:table-cell table:formula="of:=MEDIAN([.$J113];[.$P113];[.$V113];[.$AB113];[.$AH113];[.$AN113];[.$AT113];[.$AZ113];[.$BF113];[.$BL113];[.$BR113];[.$BX113])" office:value-type="float" office:value="3754" calcext:value-type="float">
            <text:p>3754</text:p>
          </table:table-cell>
          <table:table-cell table:formula="of:=MEDIAN([.$K113];[.$Q113];[.$W113];[.$AC113];[.$AI113];[.$AO113];[.$AU113];[.$BA113];[.$BG113];[.$BM113];[.$BS113];[.$BY113])" office:value-type="float" office:value="150.5" calcext:value-type="float">
            <text:p>150.5</text:p>
          </table:table-cell>
          <table:table-cell table:formula="of:=MEDIAN([.$L113];[.$R113];[.$X113];[.$AD113];[.$AJ113];[.$AP113];[.$AV113];[.$BB113];[.$BH113];[.$BN113];[.$BT113];[.$BZ113])" office:value-type="float" office:value="525" calcext:value-type="float">
            <text:p>525</text:p>
          </table:table-cell>
          <table:table-cell table:formula="of:=MEDIAN([.$M113];[.$S113];[.$Y113];[.$AE113];[.$AK113];[.$AQ113];[.$AW113];[.$BC113];[.$BI113];[.$BO113];[.$BU113];[.$CA113])" office:value-type="float" office:value="0" calcext:value-type="float">
            <text:p>0</text:p>
          </table:table-cell>
          <table:table-cell table:formula="of:=MAX([.$H113];[.$N113];[.$T113];[.$Z113];[.$AF113];[.$AL113];[.$AR113];[.$AX113];[.$BD113];[.$BJ113];[.$BP113];[.$BV113])" office:value-type="float" office:value="26.02" calcext:value-type="float">
            <text:p>26.02</text:p>
          </table:table-cell>
          <table:table-cell table:formula="of:=MAX([.$I113];[.$O113];[.$U113];[.$AA113];[.$AG113];[.$AM113];[.$AS113];[.$AY113];[.$BE113];[.$BK113];[.$BQ113];[.$BW113])" office:value-type="float" office:value="25.246" calcext:value-type="float">
            <text:p>25.246</text:p>
          </table:table-cell>
          <table:table-cell table:formula="of:=MAX([.$J113];[.$P113];[.$V113];[.$AB113];[.$AH113];[.$AN113];[.$AT113];[.$AZ113];[.$BF113];[.$BL113];[.$BR113];[.$BX113])" office:value-type="float" office:value="4678" calcext:value-type="float">
            <text:p>4678</text:p>
          </table:table-cell>
          <table:table-cell table:formula="of:=MAX([.$K113];[.$Q113];[.$W113];[.$AC113];[.$AI113];[.$AO113];[.$AU113];[.$BA113];[.$BG113];[.$BM113];[.$BS113];[.$BY113])" office:value-type="float" office:value="159" calcext:value-type="float">
            <text:p>159</text:p>
          </table:table-cell>
          <table:table-cell table:formula="of:=MAX([.$L113];[.$R113];[.$X113];[.$AD113];[.$AJ113];[.$AP113];[.$AV113];[.$BB113];[.$BH113];[.$BN113];[.$BT113];[.$BZ113])" office:value-type="float" office:value="528" calcext:value-type="float">
            <text:p>528</text:p>
          </table:table-cell>
          <table:table-cell table:formula="of:=MAX([.$M113];[.$S113];[.$Y113];[.$AE113];[.$AK113];[.$AQ113];[.$AW113];[.$BC113];[.$BI113];[.$BO113];[.$BU113];[.$CA1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9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93130" calcext:value-type="float">
            <text:p>3693130</text:p>
          </table:table-cell>
          <table:table-cell office:value-type="float" office:value="3421076" calcext:value-type="float">
            <text:p>3421076</text:p>
          </table:table-cell>
          <table:table-cell office:value-type="float" office:value="2601" calcext:value-type="float">
            <text:p>26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41842" calcext:value-type="float">
            <text:p>1941842</text:p>
          </table:table-cell>
          <table:table-cell office:value-type="float" office:value="1239455" calcext:value-type="float">
            <text:p>1239455</text:p>
          </table:table-cell>
          <table:table-cell office:value-type="float" office:value="7584" calcext:value-type="float">
            <text:p>75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785783" calcext:value-type="float">
            <text:p>20785783</text:p>
          </table:table-cell>
          <table:table-cell office:value-type="float" office:value="720895" calcext:value-type="float">
            <text:p>720895</text:p>
          </table:table-cell>
          <table:table-cell office:value-type="float" office:value="7503" calcext:value-type="float">
            <text:p>7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82649" calcext:value-type="float">
            <text:p>1982649</text:p>
          </table:table-cell>
          <table:table-cell office:value-type="float" office:value="1268437" calcext:value-type="float">
            <text:p>1268437</text:p>
          </table:table-cell>
          <table:table-cell office:value-type="float" office:value="7581" calcext:value-type="float">
            <text:p>75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7509" calcext:value-type="float">
            <text:p>7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99869" calcext:value-type="float">
            <text:p>1899869</text:p>
          </table:table-cell>
          <table:table-cell office:value-type="float" office:value="1210833" calcext:value-type="float">
            <text:p>1210833</text:p>
          </table:table-cell>
          <table:table-cell office:value-type="float" office:value="7575" calcext:value-type="float">
            <text:p>75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698487" calcext:value-type="float">
            <text:p>20698487</text:p>
          </table:table-cell>
          <table:table-cell office:value-type="float" office:value="717186" calcext:value-type="float">
            <text:p>717186</text:p>
          </table:table-cell>
          <table:table-cell office:value-type="float" office:value="7505" calcext:value-type="float">
            <text:p>75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36122" calcext:value-type="float">
            <text:p>1936122</text:p>
          </table:table-cell>
          <table:table-cell office:value-type="float" office:value="1236212" calcext:value-type="float">
            <text:p>1236212</text:p>
          </table:table-cell>
          <table:table-cell office:value-type="float" office:value="7581" calcext:value-type="float">
            <text:p>75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857398" calcext:value-type="float">
            <text:p>20857398</text:p>
          </table:table-cell>
          <table:table-cell office:value-type="float" office:value="724022" calcext:value-type="float">
            <text:p>724022</text:p>
          </table:table-cell>
          <table:table-cell office:value-type="float" office:value="7504" calcext:value-type="float">
            <text:p>75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63512" calcext:value-type="float">
            <text:p>1963512</text:p>
          </table:table-cell>
          <table:table-cell office:value-type="float" office:value="1253600" calcext:value-type="float">
            <text:p>1253600</text:p>
          </table:table-cell>
          <table:table-cell office:value-type="float" office:value="7580" calcext:value-type="float">
            <text:p>75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781795" calcext:value-type="float">
            <text:p>20781795</text:p>
          </table:table-cell>
          <table:table-cell office:value-type="float" office:value="720719" calcext:value-type="float">
            <text:p>720719</text:p>
          </table:table-cell>
          <table:table-cell office:value-type="float" office:value="7506" calcext:value-type="float">
            <text:p>75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97809" calcext:value-type="float">
            <text:p>1997809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7575" calcext:value-type="float">
            <text:p>75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991403" calcext:value-type="float">
            <text:p>20991403</text:p>
          </table:table-cell>
          <table:table-cell office:value-type="float" office:value="730376" calcext:value-type="float">
            <text:p>730376</text:p>
          </table:table-cell>
          <table:table-cell office:value-type="float" office:value="7505" calcext:value-type="float">
            <text:p>7505</text:p>
          </table:table-cell>
          <table:table-cell office:value-type="float" office:value="0" calcext:value-type="float">
            <text:p>0</text:p>
          </table:table-cell>
          <table:table-cell table:formula="of:=MIN([.$H114];[.$N114];[.$T114];[.$Z114];[.$AF114];[.$AL114];[.$AR114];[.$AX114];[.$BD114];[.$BJ114];[.$BP114];[.$BV114])" office:value-type="float" office:value="900" calcext:value-type="float">
            <text:p>900</text:p>
          </table:table-cell>
          <table:table-cell table:formula="of:=MIN([.$I114];[.$O114];[.$U114];[.$AA114];[.$AG114];[.$AM114];[.$AS114];[.$AY114];[.$BE114];[.$BK114];[.$BQ114];[.$BW114])" office:value-type="float" office:value="900" calcext:value-type="float">
            <text:p>900</text:p>
          </table:table-cell>
          <table:table-cell table:formula="of:=MIN([.$J114];[.$P114];[.$V114];[.$AB114];[.$AH114];[.$AN114];[.$AT114];[.$AZ114];[.$BF114];[.$BL114];[.$BR114];[.$BX114])" office:value-type="float" office:value="1899869" calcext:value-type="float">
            <text:p>1899869</text:p>
          </table:table-cell>
          <table:table-cell table:formula="of:=MIN([.$K114];[.$Q114];[.$W114];[.$AC114];[.$AI114];[.$AO114];[.$AU114];[.$BA114];[.$BG114];[.$BM114];[.$BS114];[.$BY114])" office:value-type="float" office:value="717186" calcext:value-type="float">
            <text:p>717186</text:p>
          </table:table-cell>
          <table:table-cell table:formula="of:=MIN([.$L114];[.$R114];[.$X114];[.$AD114];[.$AJ114];[.$AP114];[.$AV114];[.$BB114];[.$BH114];[.$BN114];[.$BT114];[.$BZ114])" office:value-type="float" office:value="7503" calcext:value-type="float">
            <text:p>7503</text:p>
          </table:table-cell>
          <table:table-cell table:formula="of:=MIN([.$M114];[.$S114];[.$Y114];[.$AE114];[.$AK114];[.$AQ114];[.$AW114];[.$BC114];[.$BI114];[.$BO114];[.$BU114];[.$CA114])" office:value-type="float" office:value="0" calcext:value-type="float">
            <text:p>0</text:p>
          </table:table-cell>
          <table:table-cell table:formula="of:=MEDIAN([.$H114];[.$N114];[.$T114];[.$Z114];[.$AF114];[.$AL114];[.$AR114];[.$AX114];[.$BD114];[.$BJ114];[.$BP114];[.$BV114])" office:value-type="float" office:value="900" calcext:value-type="float">
            <text:p>900</text:p>
          </table:table-cell>
          <table:table-cell table:formula="of:=MEDIAN([.$I114];[.$O114];[.$U114];[.$AA114];[.$AG114];[.$AM114];[.$AS114];[.$AY114];[.$BE114];[.$BK114];[.$BQ114];[.$BW114])" office:value-type="float" office:value="900" calcext:value-type="float">
            <text:p>900</text:p>
          </table:table-cell>
          <table:table-cell table:formula="of:=MEDIAN([.$J114];[.$P114];[.$V114];[.$AB114];[.$AH114];[.$AN114];[.$AT114];[.$AZ114];[.$BF114];[.$BL114];[.$BR114];[.$BX114])" office:value-type="float" office:value="1997809" calcext:value-type="float">
            <text:p>1997809</text:p>
          </table:table-cell>
          <table:table-cell table:formula="of:=MEDIAN([.$K114];[.$Q114];[.$W114];[.$AC114];[.$AI114];[.$AO114];[.$AU114];[.$BA114];[.$BG114];[.$BM114];[.$BS114];[.$BY114])" office:value-type="float" office:value="1210833" calcext:value-type="float">
            <text:p>1210833</text:p>
          </table:table-cell>
          <table:table-cell table:formula="of:=MEDIAN([.$L114];[.$R114];[.$X114];[.$AD114];[.$AJ114];[.$AP114];[.$AV114];[.$BB114];[.$BH114];[.$BN114];[.$BT114];[.$BZ114])" office:value-type="float" office:value="7542" calcext:value-type="float">
            <text:p>7542</text:p>
          </table:table-cell>
          <table:table-cell table:formula="of:=MEDIAN([.$M114];[.$S114];[.$Y114];[.$AE114];[.$AK114];[.$AQ114];[.$AW114];[.$BC114];[.$BI114];[.$BO114];[.$BU114];[.$CA114])" office:value-type="float" office:value="0" calcext:value-type="float">
            <text:p>0</text:p>
          </table:table-cell>
          <table:table-cell table:formula="of:=MAX([.$H114];[.$N114];[.$T114];[.$Z114];[.$AF114];[.$AL114];[.$AR114];[.$AX114];[.$BD114];[.$BJ114];[.$BP114];[.$BV114])" office:value-type="float" office:value="900" calcext:value-type="float">
            <text:p>900</text:p>
          </table:table-cell>
          <table:table-cell table:formula="of:=MAX([.$I114];[.$O114];[.$U114];[.$AA114];[.$AG114];[.$AM114];[.$AS114];[.$AY114];[.$BE114];[.$BK114];[.$BQ114];[.$BW114])" office:value-type="float" office:value="900" calcext:value-type="float">
            <text:p>900</text:p>
          </table:table-cell>
          <table:table-cell table:formula="of:=MAX([.$J114];[.$P114];[.$V114];[.$AB114];[.$AH114];[.$AN114];[.$AT114];[.$AZ114];[.$BF114];[.$BL114];[.$BR114];[.$BX114])" office:value-type="float" office:value="20991403" calcext:value-type="float">
            <text:p>20991403</text:p>
          </table:table-cell>
          <table:table-cell table:formula="of:=MAX([.$K114];[.$Q114];[.$W114];[.$AC114];[.$AI114];[.$AO114];[.$AU114];[.$BA114];[.$BG114];[.$BM114];[.$BS114];[.$BY114])" office:value-type="float" office:value="1278824" calcext:value-type="float">
            <text:p>1278824</text:p>
          </table:table-cell>
          <table:table-cell table:formula="of:=MAX([.$L114];[.$R114];[.$X114];[.$AD114];[.$AJ114];[.$AP114];[.$AV114];[.$BB114];[.$BH114];[.$BN114];[.$BT114];[.$BZ114])" office:value-type="float" office:value="7584" calcext:value-type="float">
            <text:p>7584</text:p>
          </table:table-cell>
          <table:table-cell table:formula="of:=MAX([.$M114];[.$S114];[.$Y114];[.$AE114];[.$AK114];[.$AQ114];[.$AW114];[.$BC114];[.$BI114];[.$BO114];[.$BU114];[.$CA1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2.lp</text:p>
          </table:table-cell>
          <table:table-cell office:value-type="float" office:value="1.12" calcext:value-type="float">
            <text:p>1.12</text:p>
          </table:table-cell>
          <table:table-cell office:value-type="float" office:value="0.882" calcext:value-type="float">
            <text:p>0.882</text:p>
          </table:table-cell>
          <table:table-cell office:value-type="float" office:value="499" calcext:value-type="float">
            <text:p>499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  <table:table-cell office:value-type="float" office:value="5.595" calcext:value-type="float">
            <text:p>5.595</text:p>
          </table:table-cell>
          <table:table-cell office:value-type="float" office:value="787" calcext:value-type="float">
            <text:p>787</text:p>
          </table:table-cell>
          <table:table-cell office:value-type="float" office:value="59" calcext:value-type="float">
            <text:p>59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.99" calcext:value-type="float">
            <text:p>5.99</text:p>
          </table:table-cell>
          <table:table-cell office:value-type="float" office:value="5.772" calcext:value-type="float">
            <text:p>5.772</text:p>
          </table:table-cell>
          <table:table-cell office:value-type="float" office:value="890" calcext:value-type="float">
            <text:p>890</text:p>
          </table:table-cell>
          <table:table-cell office:value-type="float" office:value="43" calcext:value-type="float">
            <text:p>43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5.628" calcext:value-type="float">
            <text:p>5.628</text:p>
          </table:table-cell>
          <table:table-cell office:value-type="float" office:value="787" calcext:value-type="float">
            <text:p>787</text:p>
          </table:table-cell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.02" calcext:value-type="float">
            <text:p>6.02</text:p>
          </table:table-cell>
          <table:table-cell office:value-type="float" office:value="5.807" calcext:value-type="float">
            <text:p>5.807</text:p>
          </table:table-cell>
          <table:table-cell office:value-type="float" office:value="890" calcext:value-type="float">
            <text:p>890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  <table:table-cell office:value-type="float" office:value="5.594" calcext:value-type="float">
            <text:p>5.594</text:p>
          </table:table-cell>
          <table:table-cell office:value-type="float" office:value="787" calcext:value-type="float">
            <text:p>787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5.604" calcext:value-type="float">
            <text:p>5.604</text:p>
          </table:table-cell>
          <table:table-cell office:value-type="float" office:value="890" calcext:value-type="float">
            <text:p>890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.84" calcext:value-type="float">
            <text:p>5.84</text:p>
          </table:table-cell>
          <table:table-cell office:value-type="float" office:value="5.631" calcext:value-type="float">
            <text:p>5.631</text:p>
          </table:table-cell>
          <table:table-cell office:value-type="float" office:value="787" calcext:value-type="float">
            <text:p>787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.07" calcext:value-type="float">
            <text:p>6.07</text:p>
          </table:table-cell>
          <table:table-cell office:value-type="float" office:value="5.849" calcext:value-type="float">
            <text:p>5.849</text:p>
          </table:table-cell>
          <table:table-cell office:value-type="float" office:value="890" calcext:value-type="float">
            <text:p>890</text:p>
          </table:table-cell>
          <table:table-cell office:value-type="float" office:value="43" calcext:value-type="float">
            <text:p>43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5.623" calcext:value-type="float">
            <text:p>5.623</text:p>
          </table:table-cell>
          <table:table-cell office:value-type="float" office:value="787" calcext:value-type="float">
            <text:p>787</text:p>
          </table:table-cell>
          <table:table-cell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89" calcext:value-type="float">
            <text:p>5.789</text:p>
          </table:table-cell>
          <table:table-cell office:value-type="float" office:value="890" calcext:value-type="float">
            <text:p>890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.08" calcext:value-type="float">
            <text:p>6.08</text:p>
          </table:table-cell>
          <table:table-cell office:value-type="float" office:value="5.871" calcext:value-type="float">
            <text:p>5.871</text:p>
          </table:table-cell>
          <table:table-cell office:value-type="float" office:value="787" calcext:value-type="float">
            <text:p>787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.85</text:p>
          </table:table-cell>
          <table:table-cell office:value-type="float" office:value="5.638" calcext:value-type="float">
            <text:p>5.638</text:p>
          </table:table-cell>
          <table:table-cell office:value-type="float" office:value="890" calcext:value-type="float">
            <text:p>890</text:p>
          </table:table-cell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MIN([.$H115];[.$N115];[.$T115];[.$Z115];[.$AF115];[.$AL115];[.$AR115];[.$AX115];[.$BD115];[.$BJ115];[.$BP115];[.$BV115])" office:value-type="float" office:value="5.8" calcext:value-type="float">
            <text:p>5.8</text:p>
          </table:table-cell>
          <table:table-cell table:formula="of:=MIN([.$I115];[.$O115];[.$U115];[.$AA115];[.$AG115];[.$AM115];[.$AS115];[.$AY115];[.$BE115];[.$BK115];[.$BQ115];[.$BW115])" office:value-type="float" office:value="5.594" calcext:value-type="float">
            <text:p>5.594</text:p>
          </table:table-cell>
          <table:table-cell table:formula="of:=MIN([.$J115];[.$P115];[.$V115];[.$AB115];[.$AH115];[.$AN115];[.$AT115];[.$AZ115];[.$BF115];[.$BL115];[.$BR115];[.$BX115])" office:value-type="float" office:value="787" calcext:value-type="float">
            <text:p>787</text:p>
          </table:table-cell>
          <table:table-cell table:formula="of:=MIN([.$K115];[.$Q115];[.$W115];[.$AC115];[.$AI115];[.$AO115];[.$AU115];[.$BA115];[.$BG115];[.$BM115];[.$BS115];[.$BY115])" office:value-type="float" office:value="43" calcext:value-type="float">
            <text:p>43</text:p>
          </table:table-cell>
          <table:table-cell table:formula="of:=MIN([.$L115];[.$R115];[.$X115];[.$AD115];[.$AJ115];[.$AP115];[.$AV115];[.$BB115];[.$BH115];[.$BN115];[.$BT115];[.$BZ115])" office:value-type="float" office:value="136" calcext:value-type="float">
            <text:p>136</text:p>
          </table:table-cell>
          <table:table-cell table:formula="of:=MIN([.$M115];[.$S115];[.$Y115];[.$AE115];[.$AK115];[.$AQ115];[.$AW115];[.$BC115];[.$BI115];[.$BO115];[.$BU115];[.$CA115])" office:value-type="float" office:value="0" calcext:value-type="float">
            <text:p>0</text:p>
          </table:table-cell>
          <table:table-cell table:formula="of:=MEDIAN([.$H115];[.$N115];[.$T115];[.$Z115];[.$AF115];[.$AL115];[.$AR115];[.$AX115];[.$BD115];[.$BJ115];[.$BP115];[.$BV115])" office:value-type="float" office:value="5.905" calcext:value-type="float">
            <text:p>5.905</text:p>
          </table:table-cell>
          <table:table-cell table:formula="of:=MEDIAN([.$I115];[.$O115];[.$U115];[.$AA115];[.$AG115];[.$AM115];[.$AS115];[.$AY115];[.$BE115];[.$BK115];[.$BQ115];[.$BW115])" office:value-type="float" office:value="5.6345" calcext:value-type="float">
            <text:p>5.6345</text:p>
          </table:table-cell>
          <table:table-cell table:formula="of:=MEDIAN([.$J115];[.$P115];[.$V115];[.$AB115];[.$AH115];[.$AN115];[.$AT115];[.$AZ115];[.$BF115];[.$BL115];[.$BR115];[.$BX115])" office:value-type="float" office:value="838.5" calcext:value-type="float">
            <text:p>838.5</text:p>
          </table:table-cell>
          <table:table-cell table:formula="of:=MEDIAN([.$K115];[.$Q115];[.$W115];[.$AC115];[.$AI115];[.$AO115];[.$AU115];[.$BA115];[.$BG115];[.$BM115];[.$BS115];[.$BY115])" office:value-type="float" office:value="51" calcext:value-type="float">
            <text:p>51</text:p>
          </table:table-cell>
          <table:table-cell table:formula="of:=MEDIAN([.$L115];[.$R115];[.$X115];[.$AD115];[.$AJ115];[.$AP115];[.$AV115];[.$BB115];[.$BH115];[.$BN115];[.$BT115];[.$BZ115])" office:value-type="float" office:value="139.5" calcext:value-type="float">
            <text:p>139.5</text:p>
          </table:table-cell>
          <table:table-cell table:formula="of:=MEDIAN([.$M115];[.$S115];[.$Y115];[.$AE115];[.$AK115];[.$AQ115];[.$AW115];[.$BC115];[.$BI115];[.$BO115];[.$BU115];[.$CA115])" office:value-type="float" office:value="0" calcext:value-type="float">
            <text:p>0</text:p>
          </table:table-cell>
          <table:table-cell table:formula="of:=MAX([.$H115];[.$N115];[.$T115];[.$Z115];[.$AF115];[.$AL115];[.$AR115];[.$AX115];[.$BD115];[.$BJ115];[.$BP115];[.$BV115])" office:value-type="float" office:value="6.08" calcext:value-type="float">
            <text:p>6.08</text:p>
          </table:table-cell>
          <table:table-cell table:formula="of:=MAX([.$I115];[.$O115];[.$U115];[.$AA115];[.$AG115];[.$AM115];[.$AS115];[.$AY115];[.$BE115];[.$BK115];[.$BQ115];[.$BW115])" office:value-type="float" office:value="5.871" calcext:value-type="float">
            <text:p>5.871</text:p>
          </table:table-cell>
          <table:table-cell table:formula="of:=MAX([.$J115];[.$P115];[.$V115];[.$AB115];[.$AH115];[.$AN115];[.$AT115];[.$AZ115];[.$BF115];[.$BL115];[.$BR115];[.$BX115])" office:value-type="float" office:value="890" calcext:value-type="float">
            <text:p>890</text:p>
          </table:table-cell>
          <table:table-cell table:formula="of:=MAX([.$K115];[.$Q115];[.$W115];[.$AC115];[.$AI115];[.$AO115];[.$AU115];[.$BA115];[.$BG115];[.$BM115];[.$BS115];[.$BY115])" office:value-type="float" office:value="59" calcext:value-type="float">
            <text:p>59</text:p>
          </table:table-cell>
          <table:table-cell table:formula="of:=MAX([.$L115];[.$R115];[.$X115];[.$AD115];[.$AJ115];[.$AP115];[.$AV115];[.$BB115];[.$BH115];[.$BN115];[.$BT115];[.$BZ115])" office:value-type="float" office:value="143" calcext:value-type="float">
            <text:p>143</text:p>
          </table:table-cell>
          <table:table-cell table:formula="of:=MAX([.$M115];[.$S115];[.$Y115];[.$AE115];[.$AK115];[.$AQ115];[.$AW115];[.$BC115];[.$BI115];[.$BO115];[.$BU115];[.$CA1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21.lp</text:p>
          </table:table-cell>
          <table:table-cell office:value-type="float" office:value="139.84" calcext:value-type="float">
            <text:p>139.84</text:p>
          </table:table-cell>
          <table:table-cell office:value-type="float" office:value="93.884" calcext:value-type="float">
            <text:p>93.884</text:p>
          </table:table-cell>
          <table:table-cell office:value-type="float" office:value="21572" calcext:value-type="float">
            <text:p>21572</text:p>
          </table:table-cell>
          <table:table-cell office:value-type="float" office:value="382" calcext:value-type="float">
            <text:p>382</text:p>
          </table:table-cell>
          <table:table-cell office:value-type="float" office:value="4176" calcext:value-type="float">
            <text:p>41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7" calcext:value-type="float">
            <text:p>8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5" calcext:value-type="float">
            <text:p>8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4" calcext:value-type="float">
            <text:p>8004</text:p>
          </table:table-cell>
          <table:table-cell office:value-type="float" office:value="0" calcext:value-type="float">
            <text:p>0</text:p>
          </table:table-cell>
          <table:table-cell table:formula="of:=MIN([.$H116];[.$N116];[.$T116];[.$Z116];[.$AF116];[.$AL116];[.$AR116];[.$AX116];[.$BD116];[.$BJ116];[.$BP116];[.$BV116])" office:value-type="float" office:value="900" calcext:value-type="float">
            <text:p>900</text:p>
          </table:table-cell>
          <table:table-cell table:formula="of:=MIN([.$I116];[.$O116];[.$U116];[.$AA116];[.$AG116];[.$AM116];[.$AS116];[.$AY116];[.$BE116];[.$BK116];[.$BQ116];[.$BW116])" office:value-type="float" office:value="900" calcext:value-type="float">
            <text:p>900</text:p>
          </table:table-cell>
          <table:table-cell table:formula="of:=MIN([.$J116];[.$P116];[.$V116];[.$AB116];[.$AH116];[.$AN116];[.$AT116];[.$AZ116];[.$BF116];[.$BL116];[.$BR116];[.$BX116])" office:value-type="float" office:value="0" calcext:value-type="float">
            <text:p>0</text:p>
          </table:table-cell>
          <table:table-cell table:formula="of:=MIN([.$K116];[.$Q116];[.$W116];[.$AC116];[.$AI116];[.$AO116];[.$AU116];[.$BA116];[.$BG116];[.$BM116];[.$BS116];[.$BY116])" office:value-type="float" office:value="0" calcext:value-type="float">
            <text:p>0</text:p>
          </table:table-cell>
          <table:table-cell table:formula="of:=MIN([.$L116];[.$R116];[.$X116];[.$AD116];[.$AJ116];[.$AP116];[.$AV116];[.$BB116];[.$BH116];[.$BN116];[.$BT116];[.$BZ116])" office:value-type="float" office:value="8001" calcext:value-type="float">
            <text:p>8001</text:p>
          </table:table-cell>
          <table:table-cell table:formula="of:=MIN([.$M116];[.$S116];[.$Y116];[.$AE116];[.$AK116];[.$AQ116];[.$AW116];[.$BC116];[.$BI116];[.$BO116];[.$BU116];[.$CA116])" office:value-type="float" office:value="0" calcext:value-type="float">
            <text:p>0</text:p>
          </table:table-cell>
          <table:table-cell table:formula="of:=MEDIAN([.$H116];[.$N116];[.$T116];[.$Z116];[.$AF116];[.$AL116];[.$AR116];[.$AX116];[.$BD116];[.$BJ116];[.$BP116];[.$BV116])" office:value-type="float" office:value="900" calcext:value-type="float">
            <text:p>900</text:p>
          </table:table-cell>
          <table:table-cell table:formula="of:=MEDIAN([.$I116];[.$O116];[.$U116];[.$AA116];[.$AG116];[.$AM116];[.$AS116];[.$AY116];[.$BE116];[.$BK116];[.$BQ116];[.$BW116])" office:value-type="float" office:value="900" calcext:value-type="float">
            <text:p>900</text:p>
          </table:table-cell>
          <table:table-cell table:formula="of:=MEDIAN([.$J116];[.$P116];[.$V116];[.$AB116];[.$AH116];[.$AN116];[.$AT116];[.$AZ116];[.$BF116];[.$BL116];[.$BR116];[.$BX116])" office:value-type="float" office:value="0" calcext:value-type="float">
            <text:p>0</text:p>
          </table:table-cell>
          <table:table-cell table:formula="of:=MEDIAN([.$K116];[.$Q116];[.$W116];[.$AC116];[.$AI116];[.$AO116];[.$AU116];[.$BA116];[.$BG116];[.$BM116];[.$BS116];[.$BY116])" office:value-type="float" office:value="0" calcext:value-type="float">
            <text:p>0</text:p>
          </table:table-cell>
          <table:table-cell table:formula="of:=MEDIAN([.$L116];[.$R116];[.$X116];[.$AD116];[.$AJ116];[.$AP116];[.$AV116];[.$BB116];[.$BH116];[.$BN116];[.$BT116];[.$BZ116])" office:value-type="float" office:value="8002" calcext:value-type="float">
            <text:p>8002</text:p>
          </table:table-cell>
          <table:table-cell table:formula="of:=MEDIAN([.$M116];[.$S116];[.$Y116];[.$AE116];[.$AK116];[.$AQ116];[.$AW116];[.$BC116];[.$BI116];[.$BO116];[.$BU116];[.$CA116])" office:value-type="float" office:value="0" calcext:value-type="float">
            <text:p>0</text:p>
          </table:table-cell>
          <table:table-cell table:formula="of:=MAX([.$H116];[.$N116];[.$T116];[.$Z116];[.$AF116];[.$AL116];[.$AR116];[.$AX116];[.$BD116];[.$BJ116];[.$BP116];[.$BV116])" office:value-type="float" office:value="900" calcext:value-type="float">
            <text:p>900</text:p>
          </table:table-cell>
          <table:table-cell table:formula="of:=MAX([.$I116];[.$O116];[.$U116];[.$AA116];[.$AG116];[.$AM116];[.$AS116];[.$AY116];[.$BE116];[.$BK116];[.$BQ116];[.$BW116])" office:value-type="float" office:value="900" calcext:value-type="float">
            <text:p>900</text:p>
          </table:table-cell>
          <table:table-cell table:formula="of:=MAX([.$J116];[.$P116];[.$V116];[.$AB116];[.$AH116];[.$AN116];[.$AT116];[.$AZ116];[.$BF116];[.$BL116];[.$BR116];[.$BX116])" office:value-type="float" office:value="0" calcext:value-type="float">
            <text:p>0</text:p>
          </table:table-cell>
          <table:table-cell table:formula="of:=MAX([.$K116];[.$Q116];[.$W116];[.$AC116];[.$AI116];[.$AO116];[.$AU116];[.$BA116];[.$BG116];[.$BM116];[.$BS116];[.$BY116])" office:value-type="float" office:value="0" calcext:value-type="float">
            <text:p>0</text:p>
          </table:table-cell>
          <table:table-cell table:formula="of:=MAX([.$L116];[.$R116];[.$X116];[.$AD116];[.$AJ116];[.$AP116];[.$AV116];[.$BB116];[.$BH116];[.$BN116];[.$BT116];[.$BZ116])" office:value-type="float" office:value="8007" calcext:value-type="float">
            <text:p>8007</text:p>
          </table:table-cell>
          <table:table-cell table:formula="of:=MAX([.$M116];[.$S116];[.$Y116];[.$AE116];[.$AK116];[.$AQ116];[.$AW116];[.$BC116];[.$BI116];[.$BO116];[.$BU116];[.$CA1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23.lp</text:p>
          </table:table-cell>
          <table:table-cell office:value-type="float" office:value="147.32" calcext:value-type="float">
            <text:p>147.32</text:p>
          </table:table-cell>
          <table:table-cell office:value-type="float" office:value="145.752" calcext:value-type="float">
            <text:p>145.752</text:p>
          </table:table-cell>
          <table:table-cell office:value-type="float" office:value="440342" calcext:value-type="float">
            <text:p>440342</text:p>
          </table:table-cell>
          <table:table-cell office:value-type="float" office:value="367171" calcext:value-type="float">
            <text:p>36717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4.808" calcext:value-type="float">
            <text:p>34.808</text:p>
          </table:table-cell>
          <table:table-cell office:value-type="float" office:value="18402" calcext:value-type="float">
            <text:p>18402</text:p>
          </table:table-cell>
          <table:table-cell office:value-type="float" office:value="1062" calcext:value-type="float">
            <text:p>1062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35.74" calcext:value-type="float">
            <text:p>35.74</text:p>
          </table:table-cell>
          <table:table-cell office:value-type="float" office:value="34.645" calcext:value-type="float">
            <text:p>34.645</text:p>
          </table:table-cell>
          <table:table-cell office:value-type="float" office:value="22852" calcext:value-type="float">
            <text:p>22852</text:p>
          </table:table-cell>
          <table:table-cell office:value-type="float" office:value="945" calcext:value-type="float">
            <text:p>945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5.1" calcext:value-type="float">
            <text:p>35.1</text:p>
          </table:table-cell>
          <table:table-cell office:value-type="float" office:value="33.978" calcext:value-type="float">
            <text:p>33.978</text:p>
          </table:table-cell>
          <table:table-cell office:value-type="float" office:value="11493" calcext:value-type="float">
            <text:p>11493</text:p>
          </table:table-cell>
          <table:table-cell office:value-type="float" office:value="881" calcext:value-type="float">
            <text:p>881</text:p>
          </table:table-cell>
          <table:table-cell office:value-type="float" office:value="787" calcext:value-type="float">
            <text:p>787</text:p>
          </table:table-cell>
          <table:table-cell office:value-type="float" office:value="253" calcext:value-type="float">
            <text:p>253</text:p>
          </table:table-cell>
          <table:table-cell office:value-type="float" office:value="36.92" calcext:value-type="float">
            <text:p>36.92</text:p>
          </table:table-cell>
          <table:table-cell office:value-type="float" office:value="34.136" calcext:value-type="float">
            <text:p>34.136</text:p>
          </table:table-cell>
          <table:table-cell office:value-type="float" office:value="16779" calcext:value-type="float">
            <text:p>16779</text:p>
          </table:table-cell>
          <table:table-cell table:number-columns-repeated="2" office:value-type="float" office:value="787" calcext:value-type="float">
            <text:p>787</text:p>
          </table:table-cell>
          <table:table-cell office:value-type="float" office:value="154" calcext:value-type="float">
            <text:p>154</text:p>
          </table:table-cell>
          <table:table-cell office:value-type="float" office:value="35.97" calcext:value-type="float">
            <text:p>35.97</text:p>
          </table:table-cell>
          <table:table-cell office:value-type="float" office:value="34.705" calcext:value-type="float">
            <text:p>34.705</text:p>
          </table:table-cell>
          <table:table-cell office:value-type="float" office:value="11493" calcext:value-type="float">
            <text:p>11493</text:p>
          </table:table-cell>
          <table:table-cell office:value-type="float" office:value="881" calcext:value-type="float">
            <text:p>881</text:p>
          </table:table-cell>
          <table:table-cell office:value-type="float" office:value="786" calcext:value-type="float">
            <text:p>786</text:p>
          </table:table-cell>
          <table:table-cell office:value-type="float" office:value="253" calcext:value-type="float">
            <text:p>253</text:p>
          </table:table-cell>
          <table:table-cell office:value-type="float" office:value="35.12" calcext:value-type="float">
            <text:p>35.12</text:p>
          </table:table-cell>
          <table:table-cell office:value-type="float" office:value="33.972" calcext:value-type="float">
            <text:p>33.972</text:p>
          </table:table-cell>
          <table:table-cell office:value-type="float" office:value="16779" calcext:value-type="float">
            <text:p>16779</text:p>
          </table:table-cell>
          <table:table-cell table:number-columns-repeated="2" office:value-type="float" office:value="787" calcext:value-type="float">
            <text:p>787</text:p>
          </table:table-cell>
          <table:table-cell office:value-type="float" office:value="154" calcext:value-type="float">
            <text:p>154</text:p>
          </table:table-cell>
          <table:table-cell office:value-type="float" office:value="35.91" calcext:value-type="float">
            <text:p>35.91</text:p>
          </table:table-cell>
          <table:table-cell office:value-type="float" office:value="34.673" calcext:value-type="float">
            <text:p>34.673</text:p>
          </table:table-cell>
          <table:table-cell office:value-type="float" office:value="11605" calcext:value-type="float">
            <text:p>11605</text:p>
          </table:table-cell>
          <table:table-cell office:value-type="float" office:value="958" calcext:value-type="float">
            <text:p>958</text:p>
          </table:table-cell>
          <table:table-cell office:value-type="float" office:value="786" calcext:value-type="float">
            <text:p>786</text:p>
          </table:table-cell>
          <table:table-cell office:value-type="float" office:value="231" calcext:value-type="float">
            <text:p>231</text:p>
          </table:table-cell>
          <table:table-cell office:value-type="float" office:value="35.15" calcext:value-type="float">
            <text:p>35.15</text:p>
          </table:table-cell>
          <table:table-cell office:value-type="float" office:value="34.076" calcext:value-type="float">
            <text:p>34.076</text:p>
          </table:table-cell>
          <table:table-cell office:value-type="float" office:value="19723" calcext:value-type="float">
            <text:p>19723</text:p>
          </table:table-cell>
          <table:table-cell office:value-type="float" office:value="913" calcext:value-type="float">
            <text:p>913</text:p>
          </table:table-cell>
          <table:table-cell office:value-type="float" office:value="786" calcext:value-type="float">
            <text:p>786</text:p>
          </table:table-cell>
          <table:table-cell office:value-type="float" office:value="144" calcext:value-type="float">
            <text:p>144</text:p>
          </table:table-cell>
          <table:table-cell office:value-type="float" office:value="35.38" calcext:value-type="float">
            <text:p>35.38</text:p>
          </table:table-cell>
          <table:table-cell office:value-type="float" office:value="34.185" calcext:value-type="float">
            <text:p>34.185</text:p>
          </table:table-cell>
          <table:table-cell office:value-type="float" office:value="23797" calcext:value-type="float">
            <text:p>23797</text:p>
          </table:table-cell>
          <table:table-cell office:value-type="float" office:value="1046" calcext:value-type="float">
            <text:p>1046</text:p>
          </table:table-cell>
          <table:table-cell office:value-type="float" office:value="785" calcext:value-type="float">
            <text:p>785</text:p>
          </table:table-cell>
          <table:table-cell office:value-type="float" office:value="120" calcext:value-type="float">
            <text:p>120</text:p>
          </table:table-cell>
          <table:table-cell office:value-type="float" office:value="36.03" calcext:value-type="float">
            <text:p>36.03</text:p>
          </table:table-cell>
          <table:table-cell office:value-type="float" office:value="34.913" calcext:value-type="float">
            <text:p>34.913</text:p>
          </table:table-cell>
          <table:table-cell office:value-type="float" office:value="15500" calcext:value-type="float">
            <text:p>15500</text:p>
          </table:table-cell>
          <table:table-cell office:value-type="float" office:value="790" calcext:value-type="float">
            <text:p>790</text:p>
          </table:table-cell>
          <table:table-cell office:value-type="float" office:value="786" calcext:value-type="float">
            <text:p>786</text:p>
          </table:table-cell>
          <table:table-cell office:value-type="float" office:value="100" calcext:value-type="float">
            <text:p>100</text:p>
          </table:table-cell>
          <table:table-cell office:value-type="float" office:value="35.5" calcext:value-type="float">
            <text:p>35.5</text:p>
          </table:table-cell>
          <table:table-cell office:value-type="float" office:value="34.343" calcext:value-type="float">
            <text:p>34.343</text:p>
          </table:table-cell>
          <table:table-cell office:value-type="float" office:value="23764" calcext:value-type="float">
            <text:p>23764</text:p>
          </table:table-cell>
          <table:table-cell office:value-type="float" office:value="1398" calcext:value-type="float">
            <text:p>1398</text:p>
          </table:table-cell>
          <table:table-cell office:value-type="float" office:value="786" calcext:value-type="float">
            <text:p>786</text:p>
          </table:table-cell>
          <table:table-cell office:value-type="float" office:value="218" calcext:value-type="float">
            <text:p>218</text:p>
          </table:table-cell>
          <table:table-cell office:value-type="float" office:value="36.68" calcext:value-type="float">
            <text:p>36.68</text:p>
          </table:table-cell>
          <table:table-cell office:value-type="float" office:value="35.551" calcext:value-type="float">
            <text:p>35.551</text:p>
          </table:table-cell>
          <table:table-cell office:value-type="float" office:value="19068" calcext:value-type="float">
            <text:p>19068</text:p>
          </table:table-cell>
          <table:table-cell office:value-type="float" office:value="880" calcext:value-type="float">
            <text:p>880</text:p>
          </table:table-cell>
          <table:table-cell office:value-type="float" office:value="786" calcext:value-type="float">
            <text:p>786</text:p>
          </table:table-cell>
          <table:table-cell office:value-type="float" office:value="144" calcext:value-type="float">
            <text:p>144</text:p>
          </table:table-cell>
          <table:table-cell table:formula="of:=MIN([.$H117];[.$N117];[.$T117];[.$Z117];[.$AF117];[.$AL117];[.$AR117];[.$AX117];[.$BD117];[.$BJ117];[.$BP117];[.$BV117])" office:value-type="float" office:value="35.1" calcext:value-type="float">
            <text:p>35.1</text:p>
          </table:table-cell>
          <table:table-cell table:formula="of:=MIN([.$I117];[.$O117];[.$U117];[.$AA117];[.$AG117];[.$AM117];[.$AS117];[.$AY117];[.$BE117];[.$BK117];[.$BQ117];[.$BW117])" office:value-type="float" office:value="33.972" calcext:value-type="float">
            <text:p>33.972</text:p>
          </table:table-cell>
          <table:table-cell table:formula="of:=MIN([.$J117];[.$P117];[.$V117];[.$AB117];[.$AH117];[.$AN117];[.$AT117];[.$AZ117];[.$BF117];[.$BL117];[.$BR117];[.$BX117])" office:value-type="float" office:value="11493" calcext:value-type="float">
            <text:p>11493</text:p>
          </table:table-cell>
          <table:table-cell table:formula="of:=MIN([.$K117];[.$Q117];[.$W117];[.$AC117];[.$AI117];[.$AO117];[.$AU117];[.$BA117];[.$BG117];[.$BM117];[.$BS117];[.$BY117])" office:value-type="float" office:value="787" calcext:value-type="float">
            <text:p>787</text:p>
          </table:table-cell>
          <table:table-cell table:formula="of:=MIN([.$L117];[.$R117];[.$X117];[.$AD117];[.$AJ117];[.$AP117];[.$AV117];[.$BB117];[.$BH117];[.$BN117];[.$BT117];[.$BZ117])" office:value-type="float" office:value="783" calcext:value-type="float">
            <text:p>783</text:p>
          </table:table-cell>
          <table:table-cell table:formula="of:=MIN([.$M117];[.$S117];[.$Y117];[.$AE117];[.$AK117];[.$AQ117];[.$AW117];[.$BC117];[.$BI117];[.$BO117];[.$BU117];[.$CA117])" office:value-type="float" office:value="0" calcext:value-type="float">
            <text:p>0</text:p>
          </table:table-cell>
          <table:table-cell table:formula="of:=MEDIAN([.$H117];[.$N117];[.$T117];[.$Z117];[.$AF117];[.$AL117];[.$AR117];[.$AX117];[.$BD117];[.$BJ117];[.$BP117];[.$BV117])" office:value-type="float" office:value="35.825" calcext:value-type="float">
            <text:p>35.825</text:p>
          </table:table-cell>
          <table:table-cell table:formula="of:=MEDIAN([.$I117];[.$O117];[.$U117];[.$AA117];[.$AG117];[.$AM117];[.$AS117];[.$AY117];[.$BE117];[.$BK117];[.$BQ117];[.$BW117])" office:value-type="float" office:value="34.494" calcext:value-type="float">
            <text:p>34.494</text:p>
          </table:table-cell>
          <table:table-cell table:formula="of:=MEDIAN([.$J117];[.$P117];[.$V117];[.$AB117];[.$AH117];[.$AN117];[.$AT117];[.$AZ117];[.$BF117];[.$BL117];[.$BR117];[.$BX117])" office:value-type="float" office:value="17590.5" calcext:value-type="float">
            <text:p>17590.5</text:p>
          </table:table-cell>
          <table:table-cell table:formula="of:=MEDIAN([.$K117];[.$Q117];[.$W117];[.$AC117];[.$AI117];[.$AO117];[.$AU117];[.$BA117];[.$BG117];[.$BM117];[.$BS117];[.$BY117])" office:value-type="float" office:value="897" calcext:value-type="float">
            <text:p>897</text:p>
          </table:table-cell>
          <table:table-cell table:formula="of:=MEDIAN([.$L117];[.$R117];[.$X117];[.$AD117];[.$AJ117];[.$AP117];[.$AV117];[.$BB117];[.$BH117];[.$BN117];[.$BT117];[.$BZ117])" office:value-type="float" office:value="786" calcext:value-type="float">
            <text:p>786</text:p>
          </table:table-cell>
          <table:table-cell table:formula="of:=MEDIAN([.$M117];[.$S117];[.$Y117];[.$AE117];[.$AK117];[.$AQ117];[.$AW117];[.$BC117];[.$BI117];[.$BO117];[.$BU117];[.$CA117])" office:value-type="float" office:value="149" calcext:value-type="float">
            <text:p>149</text:p>
          </table:table-cell>
          <table:table-cell table:formula="of:=MAX([.$H117];[.$N117];[.$T117];[.$Z117];[.$AF117];[.$AL117];[.$AR117];[.$AX117];[.$BD117];[.$BJ117];[.$BP117];[.$BV117])" office:value-type="float" office:value="36.92" calcext:value-type="float">
            <text:p>36.92</text:p>
          </table:table-cell>
          <table:table-cell table:formula="of:=MAX([.$I117];[.$O117];[.$U117];[.$AA117];[.$AG117];[.$AM117];[.$AS117];[.$AY117];[.$BE117];[.$BK117];[.$BQ117];[.$BW117])" office:value-type="float" office:value="35.551" calcext:value-type="float">
            <text:p>35.551</text:p>
          </table:table-cell>
          <table:table-cell table:formula="of:=MAX([.$J117];[.$P117];[.$V117];[.$AB117];[.$AH117];[.$AN117];[.$AT117];[.$AZ117];[.$BF117];[.$BL117];[.$BR117];[.$BX117])" office:value-type="float" office:value="23797" calcext:value-type="float">
            <text:p>23797</text:p>
          </table:table-cell>
          <table:table-cell table:formula="of:=MAX([.$K117];[.$Q117];[.$W117];[.$AC117];[.$AI117];[.$AO117];[.$AU117];[.$BA117];[.$BG117];[.$BM117];[.$BS117];[.$BY117])" office:value-type="float" office:value="1398" calcext:value-type="float">
            <text:p>1398</text:p>
          </table:table-cell>
          <table:table-cell table:formula="of:=MAX([.$L117];[.$R117];[.$X117];[.$AD117];[.$AJ117];[.$AP117];[.$AV117];[.$BB117];[.$BH117];[.$BN117];[.$BT117];[.$BZ117])" office:value-type="float" office:value="787" calcext:value-type="float">
            <text:p>787</text:p>
          </table:table-cell>
          <table:table-cell table:formula="of:=MAX([.$M117];[.$S117];[.$Y117];[.$AE117];[.$AK117];[.$AQ117];[.$AW117];[.$BC117];[.$BI117];[.$BO117];[.$BU117];[.$CA117])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24.lp</text:p>
          </table:table-cell>
          <table:table-cell office:value-type="float" office:value="84.76" calcext:value-type="float">
            <text:p>84.76</text:p>
          </table:table-cell>
          <table:table-cell office:value-type="float" office:value="56.673" calcext:value-type="float">
            <text:p>56.673</text:p>
          </table:table-cell>
          <table:table-cell office:value-type="float" office:value="13253" calcext:value-type="float">
            <text:p>13253</text:p>
          </table:table-cell>
          <table:table-cell office:value-type="float" office:value="204" calcext:value-type="float">
            <text:p>204</text:p>
          </table:table-cell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  <table:table-cell office:value-type="float" office:value="404.12" calcext:value-type="float">
            <text:p>404.12</text:p>
          </table:table-cell>
          <table:table-cell office:value-type="float" office:value="392.589" calcext:value-type="float">
            <text:p>392.589</text:p>
          </table:table-cell>
          <table:table-cell office:value-type="float" office:value="7694" calcext:value-type="float">
            <text:p>7694</text:p>
          </table:table-cell>
          <table:table-cell office:value-type="float" office:value="202" calcext:value-type="float">
            <text:p>202</text:p>
          </table:table-cell>
          <table:table-cell office:value-type="float" office:value="7531" calcext:value-type="float">
            <text:p>7531</text:p>
          </table:table-cell>
          <table:table-cell office:value-type="float" office:value="0" calcext:value-type="float">
            <text:p>0</text:p>
          </table:table-cell>
          <table:table-cell office:value-type="float" office:value="417.08" calcext:value-type="float">
            <text:p>417.08</text:p>
          </table:table-cell>
          <table:table-cell office:value-type="float" office:value="407.44" calcext:value-type="float">
            <text:p>407.44</text:p>
          </table:table-cell>
          <table:table-cell office:value-type="float" office:value="9284" calcext:value-type="float">
            <text:p>9284</text:p>
          </table:table-cell>
          <table:table-cell office:value-type="float" office:value="181" calcext:value-type="float">
            <text:p>181</text:p>
          </table:table-cell>
          <table:table-cell office:value-type="float" office:value="7528" calcext:value-type="float">
            <text:p>7528</text:p>
          </table:table-cell>
          <table:table-cell office:value-type="float" office:value="0" calcext:value-type="float">
            <text:p>0</text:p>
          </table:table-cell>
          <table:table-cell office:value-type="float" office:value="408.23" calcext:value-type="float">
            <text:p>408.23</text:p>
          </table:table-cell>
          <table:table-cell office:value-type="float" office:value="398.326" calcext:value-type="float">
            <text:p>398.326</text:p>
          </table:table-cell>
          <table:table-cell office:value-type="float" office:value="7694" calcext:value-type="float">
            <text:p>7694</text:p>
          </table:table-cell>
          <table:table-cell office:value-type="float" office:value="202" calcext:value-type="float">
            <text:p>202</text:p>
          </table:table-cell>
          <table:table-cell office:value-type="float" office:value="7528" calcext:value-type="float">
            <text:p>7528</text:p>
          </table:table-cell>
          <table:table-cell office:value-type="float" office:value="0" calcext:value-type="float">
            <text:p>0</text:p>
          </table:table-cell>
          <table:table-cell office:value-type="float" office:value="398.62" calcext:value-type="float">
            <text:p>398.62</text:p>
          </table:table-cell>
          <table:table-cell office:value-type="float" office:value="388.621" calcext:value-type="float">
            <text:p>388.621</text:p>
          </table:table-cell>
          <table:table-cell office:value-type="float" office:value="9284" calcext:value-type="float">
            <text:p>9284</text:p>
          </table:table-cell>
          <table:table-cell office:value-type="float" office:value="181" calcext:value-type="float">
            <text:p>181</text:p>
          </table:table-cell>
          <table:table-cell office:value-type="float" office:value="7534" calcext:value-type="float">
            <text:p>7534</text:p>
          </table:table-cell>
          <table:table-cell office:value-type="float" office:value="0" calcext:value-type="float">
            <text:p>0</text:p>
          </table:table-cell>
          <table:table-cell office:value-type="float" office:value="395.08" calcext:value-type="float">
            <text:p>395.08</text:p>
          </table:table-cell>
          <table:table-cell office:value-type="float" office:value="385.165" calcext:value-type="float">
            <text:p>385.165</text:p>
          </table:table-cell>
          <table:table-cell office:value-type="float" office:value="7694" calcext:value-type="float">
            <text:p>7694</text:p>
          </table:table-cell>
          <table:table-cell office:value-type="float" office:value="202" calcext:value-type="float">
            <text:p>202</text:p>
          </table:table-cell>
          <table:table-cell office:value-type="float" office:value="7531" calcext:value-type="float">
            <text:p>7531</text:p>
          </table:table-cell>
          <table:table-cell office:value-type="float" office:value="0" calcext:value-type="float">
            <text:p>0</text:p>
          </table:table-cell>
          <table:table-cell office:value-type="float" office:value="411.71" calcext:value-type="float">
            <text:p>411.71</text:p>
          </table:table-cell>
          <table:table-cell office:value-type="float" office:value="401.493" calcext:value-type="float">
            <text:p>401.493</text:p>
          </table:table-cell>
          <table:table-cell office:value-type="float" office:value="9284" calcext:value-type="float">
            <text:p>9284</text:p>
          </table:table-cell>
          <table:table-cell office:value-type="float" office:value="181" calcext:value-type="float">
            <text:p>181</text:p>
          </table:table-cell>
          <table:table-cell office:value-type="float" office:value="7529" calcext:value-type="float">
            <text:p>7529</text:p>
          </table:table-cell>
          <table:table-cell office:value-type="float" office:value="0" calcext:value-type="float">
            <text:p>0</text:p>
          </table:table-cell>
          <table:table-cell office:value-type="float" office:value="422.97" calcext:value-type="float">
            <text:p>422.97</text:p>
          </table:table-cell>
          <table:table-cell office:value-type="float" office:value="413.313" calcext:value-type="float">
            <text:p>413.313</text:p>
          </table:table-cell>
          <table:table-cell office:value-type="float" office:value="7694" calcext:value-type="float">
            <text:p>7694</text:p>
          </table:table-cell>
          <table:table-cell office:value-type="float" office:value="202" calcext:value-type="float">
            <text:p>202</text:p>
          </table:table-cell>
          <table:table-cell office:value-type="float" office:value="7529" calcext:value-type="float">
            <text:p>7529</text:p>
          </table:table-cell>
          <table:table-cell office:value-type="float" office:value="0" calcext:value-type="float">
            <text:p>0</text:p>
          </table:table-cell>
          <table:table-cell office:value-type="float" office:value="416.99" calcext:value-type="float">
            <text:p>416.99</text:p>
          </table:table-cell>
          <table:table-cell office:value-type="float" office:value="407.308" calcext:value-type="float">
            <text:p>407.308</text:p>
          </table:table-cell>
          <table:table-cell office:value-type="float" office:value="9284" calcext:value-type="float">
            <text:p>9284</text:p>
          </table:table-cell>
          <table:table-cell office:value-type="float" office:value="181" calcext:value-type="float">
            <text:p>181</text:p>
          </table:table-cell>
          <table:table-cell office:value-type="float" office:value="7534" calcext:value-type="float">
            <text:p>7534</text:p>
          </table:table-cell>
          <table:table-cell office:value-type="float" office:value="0" calcext:value-type="float">
            <text:p>0</text:p>
          </table:table-cell>
          <table:table-cell office:value-type="float" office:value="399.79" calcext:value-type="float">
            <text:p>399.79</text:p>
          </table:table-cell>
          <table:table-cell office:value-type="float" office:value="389.887" calcext:value-type="float">
            <text:p>389.887</text:p>
          </table:table-cell>
          <table:table-cell office:value-type="float" office:value="7694" calcext:value-type="float">
            <text:p>7694</text:p>
          </table:table-cell>
          <table:table-cell office:value-type="float" office:value="202" calcext:value-type="float">
            <text:p>202</text:p>
          </table:table-cell>
          <table:table-cell office:value-type="float" office:value="7530" calcext:value-type="float">
            <text:p>7530</text:p>
          </table:table-cell>
          <table:table-cell office:value-type="float" office:value="0" calcext:value-type="float">
            <text:p>0</text:p>
          </table:table-cell>
          <table:table-cell office:value-type="float" office:value="397.37" calcext:value-type="float">
            <text:p>397.37</text:p>
          </table:table-cell>
          <table:table-cell office:value-type="float" office:value="387.319" calcext:value-type="float">
            <text:p>387.319</text:p>
          </table:table-cell>
          <table:table-cell office:value-type="float" office:value="9284" calcext:value-type="float">
            <text:p>9284</text:p>
          </table:table-cell>
          <table:table-cell office:value-type="float" office:value="181" calcext:value-type="float">
            <text:p>181</text:p>
          </table:table-cell>
          <table:table-cell office:value-type="float" office:value="7529" calcext:value-type="float">
            <text:p>7529</text:p>
          </table:table-cell>
          <table:table-cell office:value-type="float" office:value="0" calcext:value-type="float">
            <text:p>0</text:p>
          </table:table-cell>
          <table:table-cell office:value-type="float" office:value="405.04" calcext:value-type="float">
            <text:p>405.04</text:p>
          </table:table-cell>
          <table:table-cell office:value-type="float" office:value="394.068" calcext:value-type="float">
            <text:p>394.068</text:p>
          </table:table-cell>
          <table:table-cell office:value-type="float" office:value="7694" calcext:value-type="float">
            <text:p>7694</text:p>
          </table:table-cell>
          <table:table-cell office:value-type="float" office:value="202" calcext:value-type="float">
            <text:p>202</text:p>
          </table:table-cell>
          <table:table-cell office:value-type="float" office:value="7531" calcext:value-type="float">
            <text:p>7531</text:p>
          </table:table-cell>
          <table:table-cell office:value-type="float" office:value="0" calcext:value-type="float">
            <text:p>0</text:p>
          </table:table-cell>
          <table:table-cell office:value-type="float" office:value="395.59" calcext:value-type="float">
            <text:p>395.59</text:p>
          </table:table-cell>
          <table:table-cell office:value-type="float" office:value="386.019" calcext:value-type="float">
            <text:p>386.019</text:p>
          </table:table-cell>
          <table:table-cell office:value-type="float" office:value="9284" calcext:value-type="float">
            <text:p>9284</text:p>
          </table:table-cell>
          <table:table-cell office:value-type="float" office:value="181" calcext:value-type="float">
            <text:p>181</text:p>
          </table:table-cell>
          <table:table-cell office:value-type="float" office:value="7532" calcext:value-type="float">
            <text:p>7532</text:p>
          </table:table-cell>
          <table:table-cell office:value-type="float" office:value="0" calcext:value-type="float">
            <text:p>0</text:p>
          </table:table-cell>
          <table:table-cell table:formula="of:=MIN([.$H118];[.$N118];[.$T118];[.$Z118];[.$AF118];[.$AL118];[.$AR118];[.$AX118];[.$BD118];[.$BJ118];[.$BP118];[.$BV118])" office:value-type="float" office:value="395.08" calcext:value-type="float">
            <text:p>395.08</text:p>
          </table:table-cell>
          <table:table-cell table:formula="of:=MIN([.$I118];[.$O118];[.$U118];[.$AA118];[.$AG118];[.$AM118];[.$AS118];[.$AY118];[.$BE118];[.$BK118];[.$BQ118];[.$BW118])" office:value-type="float" office:value="385.165" calcext:value-type="float">
            <text:p>385.165</text:p>
          </table:table-cell>
          <table:table-cell table:formula="of:=MIN([.$J118];[.$P118];[.$V118];[.$AB118];[.$AH118];[.$AN118];[.$AT118];[.$AZ118];[.$BF118];[.$BL118];[.$BR118];[.$BX118])" office:value-type="float" office:value="7694" calcext:value-type="float">
            <text:p>7694</text:p>
          </table:table-cell>
          <table:table-cell table:formula="of:=MIN([.$K118];[.$Q118];[.$W118];[.$AC118];[.$AI118];[.$AO118];[.$AU118];[.$BA118];[.$BG118];[.$BM118];[.$BS118];[.$BY118])" office:value-type="float" office:value="181" calcext:value-type="float">
            <text:p>181</text:p>
          </table:table-cell>
          <table:table-cell table:formula="of:=MIN([.$L118];[.$R118];[.$X118];[.$AD118];[.$AJ118];[.$AP118];[.$AV118];[.$BB118];[.$BH118];[.$BN118];[.$BT118];[.$BZ118])" office:value-type="float" office:value="7528" calcext:value-type="float">
            <text:p>7528</text:p>
          </table:table-cell>
          <table:table-cell table:formula="of:=MIN([.$M118];[.$S118];[.$Y118];[.$AE118];[.$AK118];[.$AQ118];[.$AW118];[.$BC118];[.$BI118];[.$BO118];[.$BU118];[.$CA118])" office:value-type="float" office:value="0" calcext:value-type="float">
            <text:p>0</text:p>
          </table:table-cell>
          <table:table-cell table:formula="of:=MEDIAN([.$H118];[.$N118];[.$T118];[.$Z118];[.$AF118];[.$AL118];[.$AR118];[.$AX118];[.$BD118];[.$BJ118];[.$BP118];[.$BV118])" office:value-type="float" office:value="404.58" calcext:value-type="float">
            <text:p>404.58</text:p>
          </table:table-cell>
          <table:table-cell table:formula="of:=MEDIAN([.$I118];[.$O118];[.$U118];[.$AA118];[.$AG118];[.$AM118];[.$AS118];[.$AY118];[.$BE118];[.$BK118];[.$BQ118];[.$BW118])" office:value-type="float" office:value="393.3285" calcext:value-type="float">
            <text:p>393.3285</text:p>
          </table:table-cell>
          <table:table-cell table:formula="of:=MEDIAN([.$J118];[.$P118];[.$V118];[.$AB118];[.$AH118];[.$AN118];[.$AT118];[.$AZ118];[.$BF118];[.$BL118];[.$BR118];[.$BX118])" office:value-type="float" office:value="8489" calcext:value-type="float">
            <text:p>8489</text:p>
          </table:table-cell>
          <table:table-cell table:formula="of:=MEDIAN([.$K118];[.$Q118];[.$W118];[.$AC118];[.$AI118];[.$AO118];[.$AU118];[.$BA118];[.$BG118];[.$BM118];[.$BS118];[.$BY118])" office:value-type="float" office:value="191.5" calcext:value-type="float">
            <text:p>191.5</text:p>
          </table:table-cell>
          <table:table-cell table:formula="of:=MEDIAN([.$L118];[.$R118];[.$X118];[.$AD118];[.$AJ118];[.$AP118];[.$AV118];[.$BB118];[.$BH118];[.$BN118];[.$BT118];[.$BZ118])" office:value-type="float" office:value="7530.5" calcext:value-type="float">
            <text:p>7530.5</text:p>
          </table:table-cell>
          <table:table-cell table:formula="of:=MEDIAN([.$M118];[.$S118];[.$Y118];[.$AE118];[.$AK118];[.$AQ118];[.$AW118];[.$BC118];[.$BI118];[.$BO118];[.$BU118];[.$CA118])" office:value-type="float" office:value="0" calcext:value-type="float">
            <text:p>0</text:p>
          </table:table-cell>
          <table:table-cell table:formula="of:=MAX([.$H118];[.$N118];[.$T118];[.$Z118];[.$AF118];[.$AL118];[.$AR118];[.$AX118];[.$BD118];[.$BJ118];[.$BP118];[.$BV118])" office:value-type="float" office:value="422.97" calcext:value-type="float">
            <text:p>422.97</text:p>
          </table:table-cell>
          <table:table-cell table:formula="of:=MAX([.$I118];[.$O118];[.$U118];[.$AA118];[.$AG118];[.$AM118];[.$AS118];[.$AY118];[.$BE118];[.$BK118];[.$BQ118];[.$BW118])" office:value-type="float" office:value="413.313" calcext:value-type="float">
            <text:p>413.313</text:p>
          </table:table-cell>
          <table:table-cell table:formula="of:=MAX([.$J118];[.$P118];[.$V118];[.$AB118];[.$AH118];[.$AN118];[.$AT118];[.$AZ118];[.$BF118];[.$BL118];[.$BR118];[.$BX118])" office:value-type="float" office:value="9284" calcext:value-type="float">
            <text:p>9284</text:p>
          </table:table-cell>
          <table:table-cell table:formula="of:=MAX([.$K118];[.$Q118];[.$W118];[.$AC118];[.$AI118];[.$AO118];[.$AU118];[.$BA118];[.$BG118];[.$BM118];[.$BS118];[.$BY118])" office:value-type="float" office:value="202" calcext:value-type="float">
            <text:p>202</text:p>
          </table:table-cell>
          <table:table-cell table:formula="of:=MAX([.$L118];[.$R118];[.$X118];[.$AD118];[.$AJ118];[.$AP118];[.$AV118];[.$BB118];[.$BH118];[.$BN118];[.$BT118];[.$BZ118])" office:value-type="float" office:value="7534" calcext:value-type="float">
            <text:p>7534</text:p>
          </table:table-cell>
          <table:table-cell table:formula="of:=MAX([.$M118];[.$S118];[.$Y118];[.$AE118];[.$AK118];[.$AQ118];[.$AW118];[.$BC118];[.$BI118];[.$BO118];[.$BU118];[.$CA1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3.lp</text:p>
          </table:table-cell>
          <table:table-cell office:value-type="float" office:value="4.32" calcext:value-type="float">
            <text:p>4.32</text:p>
          </table:table-cell>
          <table:table-cell office:value-type="float" office:value="3.239" calcext:value-type="float">
            <text:p>3.239</text:p>
          </table:table-cell>
          <table:table-cell office:value-type="float" office:value="1642" calcext:value-type="float">
            <text:p>1642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1.82" calcext:value-type="float">
            <text:p>21.82</text:p>
          </table:table-cell>
          <table:table-cell office:value-type="float" office:value="21.209" calcext:value-type="float">
            <text:p>21.209</text:p>
          </table:table-cell>
          <table:table-cell office:value-type="float" office:value="839" calcext:value-type="float">
            <text:p>839</text:p>
          </table:table-cell>
          <table:table-cell office:value-type="float" office:value="84" calcext:value-type="float">
            <text:p>84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22.29" calcext:value-type="float">
            <text:p>22.29</text:p>
          </table:table-cell>
          <table:table-cell office:value-type="float" office:value="21.748" calcext:value-type="float">
            <text:p>21.748</text:p>
          </table:table-cell>
          <table:table-cell office:value-type="float" office:value="2121" calcext:value-type="float">
            <text:p>2121</text:p>
          </table:table-cell>
          <table:table-cell office:value-type="float" office:value="67" calcext:value-type="float">
            <text:p>67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2.93" calcext:value-type="float">
            <text:p>22.93</text:p>
          </table:table-cell>
          <table:table-cell office:value-type="float" office:value="22.34" calcext:value-type="float">
            <text:p>22.34</text:p>
          </table:table-cell>
          <table:table-cell office:value-type="float" office:value="839" calcext:value-type="float">
            <text:p>839</text:p>
          </table:table-cell>
          <table:table-cell office:value-type="float" office:value="84" calcext:value-type="float">
            <text:p>84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1.62" calcext:value-type="float">
            <text:p>21.62</text:p>
          </table:table-cell>
          <table:table-cell office:value-type="float" office:value="21.037" calcext:value-type="float">
            <text:p>21.037</text:p>
          </table:table-cell>
          <table:table-cell office:value-type="float" office:value="2121" calcext:value-type="float">
            <text:p>2121</text:p>
          </table:table-cell>
          <table:table-cell office:value-type="float" office:value="67" calcext:value-type="float">
            <text:p>67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1.72" calcext:value-type="float">
            <text:p>21.72</text:p>
          </table:table-cell>
          <table:table-cell office:value-type="float" office:value="21.023" calcext:value-type="float">
            <text:p>21.023</text:p>
          </table:table-cell>
          <table:table-cell office:value-type="float" office:value="839" calcext:value-type="float">
            <text:p>839</text:p>
          </table:table-cell>
          <table:table-cell office:value-type="float" office:value="84" calcext:value-type="float">
            <text:p>84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1.45" calcext:value-type="float">
            <text:p>21.45</text:p>
          </table:table-cell>
          <table:table-cell office:value-type="float" office:value="20.869" calcext:value-type="float">
            <text:p>20.869</text:p>
          </table:table-cell>
          <table:table-cell office:value-type="float" office:value="2121" calcext:value-type="float">
            <text:p>2121</text:p>
          </table:table-cell>
          <table:table-cell office:value-type="float" office:value="67" calcext:value-type="float">
            <text:p>67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22.66" calcext:value-type="float">
            <text:p>22.66</text:p>
          </table:table-cell>
          <table:table-cell office:value-type="float" office:value="22.076" calcext:value-type="float">
            <text:p>22.076</text:p>
          </table:table-cell>
          <table:table-cell office:value-type="float" office:value="839" calcext:value-type="float">
            <text:p>839</text:p>
          </table:table-cell>
          <table:table-cell office:value-type="float" office:value="84" calcext:value-type="float">
            <text:p>84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2.29" calcext:value-type="float">
            <text:p>22.29</text:p>
          </table:table-cell>
          <table:table-cell office:value-type="float" office:value="21.702" calcext:value-type="float">
            <text:p>21.702</text:p>
          </table:table-cell>
          <table:table-cell office:value-type="float" office:value="2121" calcext:value-type="float">
            <text:p>2121</text:p>
          </table:table-cell>
          <table:table-cell office:value-type="float" office:value="67" calcext:value-type="float">
            <text:p>67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21.82" calcext:value-type="float">
            <text:p>21.82</text:p>
          </table:table-cell>
          <table:table-cell office:value-type="float" office:value="21.224" calcext:value-type="float">
            <text:p>21.224</text:p>
          </table:table-cell>
          <table:table-cell office:value-type="float" office:value="839" calcext:value-type="float">
            <text:p>839</text:p>
          </table:table-cell>
          <table:table-cell office:value-type="float" office:value="84" calcext:value-type="float">
            <text:p>84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float" office:value="20.943" calcext:value-type="float">
            <text:p>20.943</text:p>
          </table:table-cell>
          <table:table-cell office:value-type="float" office:value="2121" calcext:value-type="float">
            <text:p>2121</text:p>
          </table:table-cell>
          <table:table-cell office:value-type="float" office:value="67" calcext:value-type="float">
            <text:p>67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2.84" calcext:value-type="float">
            <text:p>22.84</text:p>
          </table:table-cell>
          <table:table-cell office:value-type="float" office:value="22.285" calcext:value-type="float">
            <text:p>22.285</text:p>
          </table:table-cell>
          <table:table-cell office:value-type="float" office:value="839" calcext:value-type="float">
            <text:p>839</text:p>
          </table:table-cell>
          <table:table-cell office:value-type="float" office:value="84" calcext:value-type="float">
            <text:p>84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21.73" calcext:value-type="float">
            <text:p>21.73</text:p>
          </table:table-cell>
          <table:table-cell office:value-type="float" office:value="21.141" calcext:value-type="float">
            <text:p>21.141</text:p>
          </table:table-cell>
          <table:table-cell office:value-type="float" office:value="2121" calcext:value-type="float">
            <text:p>2121</text:p>
          </table:table-cell>
          <table:table-cell office:value-type="float" office:value="67" calcext:value-type="float">
            <text:p>67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MIN([.$H119];[.$N119];[.$T119];[.$Z119];[.$AF119];[.$AL119];[.$AR119];[.$AX119];[.$BD119];[.$BJ119];[.$BP119];[.$BV119])" office:value-type="float" office:value="21.45" calcext:value-type="float">
            <text:p>21.45</text:p>
          </table:table-cell>
          <table:table-cell table:formula="of:=MIN([.$I119];[.$O119];[.$U119];[.$AA119];[.$AG119];[.$AM119];[.$AS119];[.$AY119];[.$BE119];[.$BK119];[.$BQ119];[.$BW119])" office:value-type="float" office:value="20.869" calcext:value-type="float">
            <text:p>20.869</text:p>
          </table:table-cell>
          <table:table-cell table:formula="of:=MIN([.$J119];[.$P119];[.$V119];[.$AB119];[.$AH119];[.$AN119];[.$AT119];[.$AZ119];[.$BF119];[.$BL119];[.$BR119];[.$BX119])" office:value-type="float" office:value="839" calcext:value-type="float">
            <text:p>839</text:p>
          </table:table-cell>
          <table:table-cell table:formula="of:=MIN([.$K119];[.$Q119];[.$W119];[.$AC119];[.$AI119];[.$AO119];[.$AU119];[.$BA119];[.$BG119];[.$BM119];[.$BS119];[.$BY119])" office:value-type="float" office:value="67" calcext:value-type="float">
            <text:p>67</text:p>
          </table:table-cell>
          <table:table-cell table:formula="of:=MIN([.$L119];[.$R119];[.$X119];[.$AD119];[.$AJ119];[.$AP119];[.$AV119];[.$BB119];[.$BH119];[.$BN119];[.$BT119];[.$BZ119])" office:value-type="float" office:value="461" calcext:value-type="float">
            <text:p>461</text:p>
          </table:table-cell>
          <table:table-cell table:formula="of:=MIN([.$M119];[.$S119];[.$Y119];[.$AE119];[.$AK119];[.$AQ119];[.$AW119];[.$BC119];[.$BI119];[.$BO119];[.$BU119];[.$CA119])" office:value-type="float" office:value="0" calcext:value-type="float">
            <text:p>0</text:p>
          </table:table-cell>
          <table:table-cell table:formula="of:=MEDIAN([.$H119];[.$N119];[.$T119];[.$Z119];[.$AF119];[.$AL119];[.$AR119];[.$AX119];[.$BD119];[.$BJ119];[.$BP119];[.$BV119])" office:value-type="float" office:value="21.82" calcext:value-type="float">
            <text:p>21.82</text:p>
          </table:table-cell>
          <table:table-cell table:formula="of:=MEDIAN([.$I119];[.$O119];[.$U119];[.$AA119];[.$AG119];[.$AM119];[.$AS119];[.$AY119];[.$BE119];[.$BK119];[.$BQ119];[.$BW119])" office:value-type="float" office:value="21.2165" calcext:value-type="float">
            <text:p>21.2165</text:p>
          </table:table-cell>
          <table:table-cell table:formula="of:=MEDIAN([.$J119];[.$P119];[.$V119];[.$AB119];[.$AH119];[.$AN119];[.$AT119];[.$AZ119];[.$BF119];[.$BL119];[.$BR119];[.$BX119])" office:value-type="float" office:value="1480" calcext:value-type="float">
            <text:p>1480</text:p>
          </table:table-cell>
          <table:table-cell table:formula="of:=MEDIAN([.$K119];[.$Q119];[.$W119];[.$AC119];[.$AI119];[.$AO119];[.$AU119];[.$BA119];[.$BG119];[.$BM119];[.$BS119];[.$BY119])" office:value-type="float" office:value="75.5" calcext:value-type="float">
            <text:p>75.5</text:p>
          </table:table-cell>
          <table:table-cell table:formula="of:=MEDIAN([.$L119];[.$R119];[.$X119];[.$AD119];[.$AJ119];[.$AP119];[.$AV119];[.$BB119];[.$BH119];[.$BN119];[.$BT119];[.$BZ119])" office:value-type="float" office:value="464" calcext:value-type="float">
            <text:p>464</text:p>
          </table:table-cell>
          <table:table-cell table:formula="of:=MEDIAN([.$M119];[.$S119];[.$Y119];[.$AE119];[.$AK119];[.$AQ119];[.$AW119];[.$BC119];[.$BI119];[.$BO119];[.$BU119];[.$CA119])" office:value-type="float" office:value="0" calcext:value-type="float">
            <text:p>0</text:p>
          </table:table-cell>
          <table:table-cell table:formula="of:=MAX([.$H119];[.$N119];[.$T119];[.$Z119];[.$AF119];[.$AL119];[.$AR119];[.$AX119];[.$BD119];[.$BJ119];[.$BP119];[.$BV119])" office:value-type="float" office:value="22.93" calcext:value-type="float">
            <text:p>22.93</text:p>
          </table:table-cell>
          <table:table-cell table:formula="of:=MAX([.$I119];[.$O119];[.$U119];[.$AA119];[.$AG119];[.$AM119];[.$AS119];[.$AY119];[.$BE119];[.$BK119];[.$BQ119];[.$BW119])" office:value-type="float" office:value="22.34" calcext:value-type="float">
            <text:p>22.34</text:p>
          </table:table-cell>
          <table:table-cell table:formula="of:=MAX([.$J119];[.$P119];[.$V119];[.$AB119];[.$AH119];[.$AN119];[.$AT119];[.$AZ119];[.$BF119];[.$BL119];[.$BR119];[.$BX119])" office:value-type="float" office:value="2121" calcext:value-type="float">
            <text:p>2121</text:p>
          </table:table-cell>
          <table:table-cell table:formula="of:=MAX([.$K119];[.$Q119];[.$W119];[.$AC119];[.$AI119];[.$AO119];[.$AU119];[.$BA119];[.$BG119];[.$BM119];[.$BS119];[.$BY119])" office:value-type="float" office:value="84" calcext:value-type="float">
            <text:p>84</text:p>
          </table:table-cell>
          <table:table-cell table:formula="of:=MAX([.$L119];[.$R119];[.$X119];[.$AD119];[.$AJ119];[.$AP119];[.$AV119];[.$BB119];[.$BH119];[.$BN119];[.$BT119];[.$BZ119])" office:value-type="float" office:value="473" calcext:value-type="float">
            <text:p>473</text:p>
          </table:table-cell>
          <table:table-cell table:formula="of:=MAX([.$M119];[.$S119];[.$Y119];[.$AE119];[.$AK119];[.$AQ119];[.$AW119];[.$BC119];[.$BI119];[.$BO119];[.$BU119];[.$CA1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4.lp</text:p>
          </table:table-cell>
          <table:table-cell office:value-type="float" office:value="7.68" calcext:value-type="float">
            <text:p>7.68</text:p>
          </table:table-cell>
          <table:table-cell office:value-type="float" office:value="5.812" calcext:value-type="float">
            <text:p>5.812</text:p>
          </table:table-cell>
          <table:table-cell office:value-type="float" office:value="2779" calcext:value-type="float">
            <text:p>2779</text:p>
          </table:table-cell>
          <table:table-cell office:value-type="float" office:value="190" calcext:value-type="float">
            <text:p>19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39.15" calcext:value-type="float">
            <text:p>39.15</text:p>
          </table:table-cell>
          <table:table-cell office:value-type="float" office:value="38.152" calcext:value-type="float">
            <text:p>38.152</text:p>
          </table:table-cell>
          <table:table-cell office:value-type="float" office:value="2816" calcext:value-type="float">
            <text:p>2816</text:p>
          </table:table-cell>
          <table:table-cell office:value-type="float" office:value="152" calcext:value-type="float">
            <text:p>152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40.15" calcext:value-type="float">
            <text:p>40.15</text:p>
          </table:table-cell>
          <table:table-cell office:value-type="float" office:value="39.254" calcext:value-type="float">
            <text:p>39.254</text:p>
          </table:table-cell>
          <table:table-cell office:value-type="float" office:value="3897" calcext:value-type="float">
            <text:p>3897</text:p>
          </table:table-cell>
          <table:table-cell office:value-type="float" office:value="84" calcext:value-type="float">
            <text:p>84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9.84" calcext:value-type="float">
            <text:p>39.84</text:p>
          </table:table-cell>
          <table:table-cell office:value-type="float" office:value="38.869" calcext:value-type="float">
            <text:p>38.869</text:p>
          </table:table-cell>
          <table:table-cell office:value-type="float" office:value="2816" calcext:value-type="float">
            <text:p>2816</text:p>
          </table:table-cell>
          <table:table-cell office:value-type="float" office:value="152" calcext:value-type="float">
            <text:p>152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40.18" calcext:value-type="float">
            <text:p>40.18</text:p>
          </table:table-cell>
          <table:table-cell office:value-type="float" office:value="39.209" calcext:value-type="float">
            <text:p>39.209</text:p>
          </table:table-cell>
          <table:table-cell office:value-type="float" office:value="3897" calcext:value-type="float">
            <text:p>3897</text:p>
          </table:table-cell>
          <table:table-cell office:value-type="float" office:value="84" calcext:value-type="float">
            <text:p>84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39.46" calcext:value-type="float">
            <text:p>39.46</text:p>
          </table:table-cell>
          <table:table-cell office:value-type="float" office:value="38.382" calcext:value-type="float">
            <text:p>38.382</text:p>
          </table:table-cell>
          <table:table-cell office:value-type="float" office:value="2816" calcext:value-type="float">
            <text:p>2816</text:p>
          </table:table-cell>
          <table:table-cell office:value-type="float" office:value="152" calcext:value-type="float">
            <text:p>152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9.45" calcext:value-type="float">
            <text:p>39.45</text:p>
          </table:table-cell>
          <table:table-cell office:value-type="float" office:value="38.463" calcext:value-type="float">
            <text:p>38.463</text:p>
          </table:table-cell>
          <table:table-cell office:value-type="float" office:value="3897" calcext:value-type="float">
            <text:p>3897</text:p>
          </table:table-cell>
          <table:table-cell office:value-type="float" office:value="84" calcext:value-type="float">
            <text:p>84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38.36" calcext:value-type="float">
            <text:p>38.36</text:p>
          </table:table-cell>
          <table:table-cell office:value-type="float" office:value="37.46" calcext:value-type="float">
            <text:p>37.46</text:p>
          </table:table-cell>
          <table:table-cell office:value-type="float" office:value="2816" calcext:value-type="float">
            <text:p>2816</text:p>
          </table:table-cell>
          <table:table-cell office:value-type="float" office:value="152" calcext:value-type="float">
            <text:p>152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.8</text:p>
          </table:table-cell>
          <table:table-cell office:value-type="float" office:value="37.834" calcext:value-type="float">
            <text:p>37.834</text:p>
          </table:table-cell>
          <table:table-cell office:value-type="float" office:value="3897" calcext:value-type="float">
            <text:p>3897</text:p>
          </table:table-cell>
          <table:table-cell office:value-type="float" office:value="84" calcext:value-type="float">
            <text:p>84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8.53" calcext:value-type="float">
            <text:p>38.53</text:p>
          </table:table-cell>
          <table:table-cell office:value-type="float" office:value="37.638" calcext:value-type="float">
            <text:p>37.638</text:p>
          </table:table-cell>
          <table:table-cell office:value-type="float" office:value="2816" calcext:value-type="float">
            <text:p>2816</text:p>
          </table:table-cell>
          <table:table-cell office:value-type="float" office:value="152" calcext:value-type="float">
            <text:p>152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office:value-type="float" office:value="38.098" calcext:value-type="float">
            <text:p>38.098</text:p>
          </table:table-cell>
          <table:table-cell office:value-type="float" office:value="3897" calcext:value-type="float">
            <text:p>3897</text:p>
          </table:table-cell>
          <table:table-cell office:value-type="float" office:value="84" calcext:value-type="float">
            <text:p>84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8.37" calcext:value-type="float">
            <text:p>38.37</text:p>
          </table:table-cell>
          <table:table-cell office:value-type="float" office:value="37.436" calcext:value-type="float">
            <text:p>37.436</text:p>
          </table:table-cell>
          <table:table-cell office:value-type="float" office:value="2816" calcext:value-type="float">
            <text:p>2816</text:p>
          </table:table-cell>
          <table:table-cell office:value-type="float" office:value="152" calcext:value-type="float">
            <text:p>152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9.19" calcext:value-type="float">
            <text:p>39.19</text:p>
          </table:table-cell>
          <table:table-cell office:value-type="float" office:value="38.251" calcext:value-type="float">
            <text:p>38.251</text:p>
          </table:table-cell>
          <table:table-cell office:value-type="float" office:value="3897" calcext:value-type="float">
            <text:p>3897</text:p>
          </table:table-cell>
          <table:table-cell office:value-type="float" office:value="84" calcext:value-type="float">
            <text:p>84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MIN([.$H120];[.$N120];[.$T120];[.$Z120];[.$AF120];[.$AL120];[.$AR120];[.$AX120];[.$BD120];[.$BJ120];[.$BP120];[.$BV120])" office:value-type="float" office:value="38.36" calcext:value-type="float">
            <text:p>38.36</text:p>
          </table:table-cell>
          <table:table-cell table:formula="of:=MIN([.$I120];[.$O120];[.$U120];[.$AA120];[.$AG120];[.$AM120];[.$AS120];[.$AY120];[.$BE120];[.$BK120];[.$BQ120];[.$BW120])" office:value-type="float" office:value="37.436" calcext:value-type="float">
            <text:p>37.436</text:p>
          </table:table-cell>
          <table:table-cell table:formula="of:=MIN([.$J120];[.$P120];[.$V120];[.$AB120];[.$AH120];[.$AN120];[.$AT120];[.$AZ120];[.$BF120];[.$BL120];[.$BR120];[.$BX120])" office:value-type="float" office:value="2816" calcext:value-type="float">
            <text:p>2816</text:p>
          </table:table-cell>
          <table:table-cell table:formula="of:=MIN([.$K120];[.$Q120];[.$W120];[.$AC120];[.$AI120];[.$AO120];[.$AU120];[.$BA120];[.$BG120];[.$BM120];[.$BS120];[.$BY120])" office:value-type="float" office:value="84" calcext:value-type="float">
            <text:p>84</text:p>
          </table:table-cell>
          <table:table-cell table:formula="of:=MIN([.$L120];[.$R120];[.$X120];[.$AD120];[.$AJ120];[.$AP120];[.$AV120];[.$BB120];[.$BH120];[.$BN120];[.$BT120];[.$BZ120])" office:value-type="float" office:value="825" calcext:value-type="float">
            <text:p>825</text:p>
          </table:table-cell>
          <table:table-cell table:formula="of:=MIN([.$M120];[.$S120];[.$Y120];[.$AE120];[.$AK120];[.$AQ120];[.$AW120];[.$BC120];[.$BI120];[.$BO120];[.$BU120];[.$CA120])" office:value-type="float" office:value="0" calcext:value-type="float">
            <text:p>0</text:p>
          </table:table-cell>
          <table:table-cell table:formula="of:=MEDIAN([.$H120];[.$N120];[.$T120];[.$Z120];[.$AF120];[.$AL120];[.$AR120];[.$AX120];[.$BD120];[.$BJ120];[.$BP120];[.$BV120])" office:value-type="float" office:value="39.17" calcext:value-type="float">
            <text:p>39.17</text:p>
          </table:table-cell>
          <table:table-cell table:formula="of:=MEDIAN([.$I120];[.$O120];[.$U120];[.$AA120];[.$AG120];[.$AM120];[.$AS120];[.$AY120];[.$BE120];[.$BK120];[.$BQ120];[.$BW120])" office:value-type="float" office:value="38.2015" calcext:value-type="float">
            <text:p>38.2015</text:p>
          </table:table-cell>
          <table:table-cell table:formula="of:=MEDIAN([.$J120];[.$P120];[.$V120];[.$AB120];[.$AH120];[.$AN120];[.$AT120];[.$AZ120];[.$BF120];[.$BL120];[.$BR120];[.$BX120])" office:value-type="float" office:value="3356.5" calcext:value-type="float">
            <text:p>3356.5</text:p>
          </table:table-cell>
          <table:table-cell table:formula="of:=MEDIAN([.$K120];[.$Q120];[.$W120];[.$AC120];[.$AI120];[.$AO120];[.$AU120];[.$BA120];[.$BG120];[.$BM120];[.$BS120];[.$BY120])" office:value-type="float" office:value="118" calcext:value-type="float">
            <text:p>118</text:p>
          </table:table-cell>
          <table:table-cell table:formula="of:=MEDIAN([.$L120];[.$R120];[.$X120];[.$AD120];[.$AJ120];[.$AP120];[.$AV120];[.$BB120];[.$BH120];[.$BN120];[.$BT120];[.$BZ120])" office:value-type="float" office:value="826" calcext:value-type="float">
            <text:p>826</text:p>
          </table:table-cell>
          <table:table-cell table:formula="of:=MEDIAN([.$M120];[.$S120];[.$Y120];[.$AE120];[.$AK120];[.$AQ120];[.$AW120];[.$BC120];[.$BI120];[.$BO120];[.$BU120];[.$CA120])" office:value-type="float" office:value="0" calcext:value-type="float">
            <text:p>0</text:p>
          </table:table-cell>
          <table:table-cell table:formula="of:=MAX([.$H120];[.$N120];[.$T120];[.$Z120];[.$AF120];[.$AL120];[.$AR120];[.$AX120];[.$BD120];[.$BJ120];[.$BP120];[.$BV120])" office:value-type="float" office:value="40.18" calcext:value-type="float">
            <text:p>40.18</text:p>
          </table:table-cell>
          <table:table-cell table:formula="of:=MAX([.$I120];[.$O120];[.$U120];[.$AA120];[.$AG120];[.$AM120];[.$AS120];[.$AY120];[.$BE120];[.$BK120];[.$BQ120];[.$BW120])" office:value-type="float" office:value="39.254" calcext:value-type="float">
            <text:p>39.254</text:p>
          </table:table-cell>
          <table:table-cell table:formula="of:=MAX([.$J120];[.$P120];[.$V120];[.$AB120];[.$AH120];[.$AN120];[.$AT120];[.$AZ120];[.$BF120];[.$BL120];[.$BR120];[.$BX120])" office:value-type="float" office:value="3897" calcext:value-type="float">
            <text:p>3897</text:p>
          </table:table-cell>
          <table:table-cell table:formula="of:=MAX([.$K120];[.$Q120];[.$W120];[.$AC120];[.$AI120];[.$AO120];[.$AU120];[.$BA120];[.$BG120];[.$BM120];[.$BS120];[.$BY120])" office:value-type="float" office:value="152" calcext:value-type="float">
            <text:p>152</text:p>
          </table:table-cell>
          <table:table-cell table:formula="of:=MAX([.$L120];[.$R120];[.$X120];[.$AD120];[.$AJ120];[.$AP120];[.$AV120];[.$BB120];[.$BH120];[.$BN120];[.$BT120];[.$BZ120])" office:value-type="float" office:value="830" calcext:value-type="float">
            <text:p>830</text:p>
          </table:table-cell>
          <table:table-cell table:formula="of:=MAX([.$M120];[.$S120];[.$Y120];[.$AE120];[.$AK120];[.$AQ120];[.$AW120];[.$BC120];[.$BI120];[.$BO120];[.$BU120];[.$CA1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6.lp</text:p>
          </table:table-cell>
          <table:table-cell office:value-type="float" office:value="12.1" calcext:value-type="float">
            <text:p>12.1</text:p>
          </table:table-cell>
          <table:table-cell office:value-type="float" office:value="9.073" calcext:value-type="float">
            <text:p>9.073</text:p>
          </table:table-cell>
          <table:table-cell office:value-type="float" office:value="5264" calcext:value-type="float">
            <text:p>5264</text:p>
          </table:table-cell>
          <table:table-cell office:value-type="float" office:value="500" calcext:value-type="float">
            <text:p>50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51.6" calcext:value-type="float">
            <text:p>51.6</text:p>
          </table:table-cell>
          <table:table-cell office:value-type="float" office:value="50.03" calcext:value-type="float">
            <text:p>50.03</text:p>
          </table:table-cell>
          <table:table-cell office:value-type="float" office:value="2990" calcext:value-type="float">
            <text:p>2990</text:p>
          </table:table-cell>
          <table:table-cell office:value-type="float" office:value="195" calcext:value-type="float">
            <text:p>195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office:value-type="float" office:value="52.78" calcext:value-type="float">
            <text:p>52.78</text:p>
          </table:table-cell>
          <table:table-cell office:value-type="float" office:value="51.207" calcext:value-type="float">
            <text:p>51.207</text:p>
          </table:table-cell>
          <table:table-cell office:value-type="float" office:value="5593" calcext:value-type="float">
            <text:p>5593</text:p>
          </table:table-cell>
          <table:table-cell office:value-type="float" office:value="280" calcext:value-type="float">
            <text:p>280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51.64" calcext:value-type="float">
            <text:p>51.64</text:p>
          </table:table-cell>
          <table:table-cell office:value-type="float" office:value="50.122" calcext:value-type="float">
            <text:p>50.122</text:p>
          </table:table-cell>
          <table:table-cell office:value-type="float" office:value="4196" calcext:value-type="float">
            <text:p>4196</text:p>
          </table:table-cell>
          <table:table-cell office:value-type="float" office:value="448" calcext:value-type="float">
            <text:p>448</text:p>
          </table:table-cell>
          <table:table-cell office:value-type="float" office:value="1134" calcext:value-type="float">
            <text:p>1134</text:p>
          </table:table-cell>
          <table:table-cell office:value-type="float" office:value="27" calcext:value-type="float">
            <text:p>27</text:p>
          </table:table-cell>
          <table:table-cell office:value-type="float" office:value="53.04" calcext:value-type="float">
            <text:p>53.04</text:p>
          </table:table-cell>
          <table:table-cell office:value-type="float" office:value="51.416" calcext:value-type="float">
            <text:p>51.416</text:p>
          </table:table-cell>
          <table:table-cell office:value-type="float" office:value="8227" calcext:value-type="float">
            <text:p>8227</text:p>
          </table:table-cell>
          <table:table-cell office:value-type="float" office:value="522" calcext:value-type="float">
            <text:p>522</text:p>
          </table:table-cell>
          <table:table-cell office:value-type="float" office:value="1137" calcext:value-type="float">
            <text:p>1137</text:p>
          </table:table-cell>
          <table:table-cell office:value-type="float" office:value="30" calcext:value-type="float">
            <text:p>30</text:p>
          </table:table-cell>
          <table:table-cell office:value-type="float" office:value="51.51" calcext:value-type="float">
            <text:p>51.51</text:p>
          </table:table-cell>
          <table:table-cell office:value-type="float" office:value="49.871" calcext:value-type="float">
            <text:p>49.871</text:p>
          </table:table-cell>
          <table:table-cell office:value-type="float" office:value="4196" calcext:value-type="float">
            <text:p>4196</text:p>
          </table:table-cell>
          <table:table-cell office:value-type="float" office:value="448" calcext:value-type="float">
            <text:p>448</text:p>
          </table:table-cell>
          <table:table-cell office:value-type="float" office:value="1132" calcext:value-type="float">
            <text:p>1132</text:p>
          </table:table-cell>
          <table:table-cell office:value-type="float" office:value="27" calcext:value-type="float">
            <text:p>27</text:p>
          </table:table-cell>
          <table:table-cell office:value-type="float" office:value="53.75" calcext:value-type="float">
            <text:p>53.75</text:p>
          </table:table-cell>
          <table:table-cell office:value-type="float" office:value="52.123" calcext:value-type="float">
            <text:p>52.123</text:p>
          </table:table-cell>
          <table:table-cell office:value-type="float" office:value="8227" calcext:value-type="float">
            <text:p>8227</text:p>
          </table:table-cell>
          <table:table-cell office:value-type="float" office:value="522" calcext:value-type="float">
            <text:p>522</text:p>
          </table:table-cell>
          <table:table-cell office:value-type="float" office:value="1135" calcext:value-type="float">
            <text:p>1135</text:p>
          </table:table-cell>
          <table:table-cell office:value-type="float" office:value="30" calcext:value-type="float">
            <text:p>30</text:p>
          </table:table-cell>
          <table:table-cell office:value-type="float" office:value="52.09" calcext:value-type="float">
            <text:p>52.09</text:p>
          </table:table-cell>
          <table:table-cell office:value-type="float" office:value="50.535" calcext:value-type="float">
            <text:p>50.535</text:p>
          </table:table-cell>
          <table:table-cell office:value-type="float" office:value="4196" calcext:value-type="float">
            <text:p>4196</text:p>
          </table:table-cell>
          <table:table-cell office:value-type="float" office:value="448" calcext:value-type="float">
            <text:p>448</text:p>
          </table:table-cell>
          <table:table-cell office:value-type="float" office:value="1132" calcext:value-type="float">
            <text:p>1132</text:p>
          </table:table-cell>
          <table:table-cell office:value-type="float" office:value="27" calcext:value-type="float">
            <text:p>27</text:p>
          </table:table-cell>
          <table:table-cell office:value-type="float" office:value="55.82" calcext:value-type="float">
            <text:p>55.82</text:p>
          </table:table-cell>
          <table:table-cell office:value-type="float" office:value="54.133" calcext:value-type="float">
            <text:p>54.133</text:p>
          </table:table-cell>
          <table:table-cell office:value-type="float" office:value="8227" calcext:value-type="float">
            <text:p>8227</text:p>
          </table:table-cell>
          <table:table-cell office:value-type="float" office:value="522" calcext:value-type="float">
            <text:p>522</text:p>
          </table:table-cell>
          <table:table-cell office:value-type="float" office:value="1136" calcext:value-type="float">
            <text:p>1136</text:p>
          </table:table-cell>
          <table:table-cell office:value-type="float" office:value="30" calcext:value-type="float">
            <text:p>30</text:p>
          </table:table-cell>
          <table:table-cell office:value-type="float" office:value="52.47" calcext:value-type="float">
            <text:p>52.47</text:p>
          </table:table-cell>
          <table:table-cell office:value-type="float" office:value="50.899" calcext:value-type="float">
            <text:p>50.899</text:p>
          </table:table-cell>
          <table:table-cell office:value-type="float" office:value="5714" calcext:value-type="float">
            <text:p>5714</text:p>
          </table:table-cell>
          <table:table-cell office:value-type="float" office:value="777" calcext:value-type="float">
            <text:p>777</text:p>
          </table:table-cell>
          <table:table-cell office:value-type="float" office:value="1133" calcext:value-type="float">
            <text:p>1133</text:p>
          </table:table-cell>
          <table:table-cell office:value-type="float" office:value="18" calcext:value-type="float">
            <text:p>18</text:p>
          </table:table-cell>
          <table:table-cell office:value-type="float" office:value="52.31" calcext:value-type="float">
            <text:p>52.31</text:p>
          </table:table-cell>
          <table:table-cell office:value-type="float" office:value="50.704" calcext:value-type="float">
            <text:p>50.704</text:p>
          </table:table-cell>
          <table:table-cell office:value-type="float" office:value="8063" calcext:value-type="float">
            <text:p>8063</text:p>
          </table:table-cell>
          <table:table-cell office:value-type="float" office:value="404" calcext:value-type="float">
            <text:p>404</text:p>
          </table:table-cell>
          <table:table-cell office:value-type="float" office:value="1134" calcext:value-type="float">
            <text:p>1134</text:p>
          </table:table-cell>
          <table:table-cell office:value-type="float" office:value="26" calcext:value-type="float">
            <text:p>26</text:p>
          </table:table-cell>
          <table:table-cell office:value-type="float" office:value="52.24" calcext:value-type="float">
            <text:p>52.24</text:p>
          </table:table-cell>
          <table:table-cell office:value-type="float" office:value="50.662" calcext:value-type="float">
            <text:p>50.662</text:p>
          </table:table-cell>
          <table:table-cell office:value-type="float" office:value="4196" calcext:value-type="float">
            <text:p>4196</text:p>
          </table:table-cell>
          <table:table-cell office:value-type="float" office:value="448" calcext:value-type="float">
            <text:p>448</text:p>
          </table:table-cell>
          <table:table-cell office:value-type="float" office:value="1132" calcext:value-type="float">
            <text:p>1132</text:p>
          </table:table-cell>
          <table:table-cell office:value-type="float" office:value="27" calcext:value-type="float">
            <text:p>27</text:p>
          </table:table-cell>
          <table:table-cell office:value-type="float" office:value="53.65" calcext:value-type="float">
            <text:p>53.65</text:p>
          </table:table-cell>
          <table:table-cell office:value-type="float" office:value="52.004" calcext:value-type="float">
            <text:p>52.004</text:p>
          </table:table-cell>
          <table:table-cell office:value-type="float" office:value="8227" calcext:value-type="float">
            <text:p>8227</text:p>
          </table:table-cell>
          <table:table-cell office:value-type="float" office:value="522" calcext:value-type="float">
            <text:p>522</text:p>
          </table:table-cell>
          <table:table-cell office:value-type="float" office:value="1136" calcext:value-type="float">
            <text:p>1136</text:p>
          </table:table-cell>
          <table:table-cell office:value-type="float" office:value="30" calcext:value-type="float">
            <text:p>30</text:p>
          </table:table-cell>
          <table:table-cell table:formula="of:=MIN([.$H121];[.$N121];[.$T121];[.$Z121];[.$AF121];[.$AL121];[.$AR121];[.$AX121];[.$BD121];[.$BJ121];[.$BP121];[.$BV121])" office:value-type="float" office:value="51.51" calcext:value-type="float">
            <text:p>51.51</text:p>
          </table:table-cell>
          <table:table-cell table:formula="of:=MIN([.$I121];[.$O121];[.$U121];[.$AA121];[.$AG121];[.$AM121];[.$AS121];[.$AY121];[.$BE121];[.$BK121];[.$BQ121];[.$BW121])" office:value-type="float" office:value="49.871" calcext:value-type="float">
            <text:p>49.871</text:p>
          </table:table-cell>
          <table:table-cell table:formula="of:=MIN([.$J121];[.$P121];[.$V121];[.$AB121];[.$AH121];[.$AN121];[.$AT121];[.$AZ121];[.$BF121];[.$BL121];[.$BR121];[.$BX121])" office:value-type="float" office:value="2990" calcext:value-type="float">
            <text:p>2990</text:p>
          </table:table-cell>
          <table:table-cell table:formula="of:=MIN([.$K121];[.$Q121];[.$W121];[.$AC121];[.$AI121];[.$AO121];[.$AU121];[.$BA121];[.$BG121];[.$BM121];[.$BS121];[.$BY121])" office:value-type="float" office:value="195" calcext:value-type="float">
            <text:p>195</text:p>
          </table:table-cell>
          <table:table-cell table:formula="of:=MIN([.$L121];[.$R121];[.$X121];[.$AD121];[.$AJ121];[.$AP121];[.$AV121];[.$BB121];[.$BH121];[.$BN121];[.$BT121];[.$BZ121])" office:value-type="float" office:value="1131" calcext:value-type="float">
            <text:p>1131</text:p>
          </table:table-cell>
          <table:table-cell table:formula="of:=MIN([.$M121];[.$S121];[.$Y121];[.$AE121];[.$AK121];[.$AQ121];[.$AW121];[.$BC121];[.$BI121];[.$BO121];[.$BU121];[.$CA121])" office:value-type="float" office:value="0" calcext:value-type="float">
            <text:p>0</text:p>
          </table:table-cell>
          <table:table-cell table:formula="of:=MEDIAN([.$H121];[.$N121];[.$T121];[.$Z121];[.$AF121];[.$AL121];[.$AR121];[.$AX121];[.$BD121];[.$BJ121];[.$BP121];[.$BV121])" office:value-type="float" office:value="52.39" calcext:value-type="float">
            <text:p>52.39</text:p>
          </table:table-cell>
          <table:table-cell table:formula="of:=MEDIAN([.$I121];[.$O121];[.$U121];[.$AA121];[.$AG121];[.$AM121];[.$AS121];[.$AY121];[.$BE121];[.$BK121];[.$BQ121];[.$BW121])" office:value-type="float" office:value="50.8015" calcext:value-type="float">
            <text:p>50.8015</text:p>
          </table:table-cell>
          <table:table-cell table:formula="of:=MEDIAN([.$J121];[.$P121];[.$V121];[.$AB121];[.$AH121];[.$AN121];[.$AT121];[.$AZ121];[.$BF121];[.$BL121];[.$BR121];[.$BX121])" office:value-type="float" office:value="5653.5" calcext:value-type="float">
            <text:p>5653.5</text:p>
          </table:table-cell>
          <table:table-cell table:formula="of:=MEDIAN([.$K121];[.$Q121];[.$W121];[.$AC121];[.$AI121];[.$AO121];[.$AU121];[.$BA121];[.$BG121];[.$BM121];[.$BS121];[.$BY121])" office:value-type="float" office:value="448" calcext:value-type="float">
            <text:p>448</text:p>
          </table:table-cell>
          <table:table-cell table:formula="of:=MEDIAN([.$L121];[.$R121];[.$X121];[.$AD121];[.$AJ121];[.$AP121];[.$AV121];[.$BB121];[.$BH121];[.$BN121];[.$BT121];[.$BZ121])" office:value-type="float" office:value="1134" calcext:value-type="float">
            <text:p>1134</text:p>
          </table:table-cell>
          <table:table-cell table:formula="of:=MEDIAN([.$M121];[.$S121];[.$Y121];[.$AE121];[.$AK121];[.$AQ121];[.$AW121];[.$BC121];[.$BI121];[.$BO121];[.$BU121];[.$CA121])" office:value-type="float" office:value="27" calcext:value-type="float">
            <text:p>27</text:p>
          </table:table-cell>
          <table:table-cell table:formula="of:=MAX([.$H121];[.$N121];[.$T121];[.$Z121];[.$AF121];[.$AL121];[.$AR121];[.$AX121];[.$BD121];[.$BJ121];[.$BP121];[.$BV121])" office:value-type="float" office:value="55.82" calcext:value-type="float">
            <text:p>55.82</text:p>
          </table:table-cell>
          <table:table-cell table:formula="of:=MAX([.$I121];[.$O121];[.$U121];[.$AA121];[.$AG121];[.$AM121];[.$AS121];[.$AY121];[.$BE121];[.$BK121];[.$BQ121];[.$BW121])" office:value-type="float" office:value="54.133" calcext:value-type="float">
            <text:p>54.133</text:p>
          </table:table-cell>
          <table:table-cell table:formula="of:=MAX([.$J121];[.$P121];[.$V121];[.$AB121];[.$AH121];[.$AN121];[.$AT121];[.$AZ121];[.$BF121];[.$BL121];[.$BR121];[.$BX121])" office:value-type="float" office:value="8227" calcext:value-type="float">
            <text:p>8227</text:p>
          </table:table-cell>
          <table:table-cell table:formula="of:=MAX([.$K121];[.$Q121];[.$W121];[.$AC121];[.$AI121];[.$AO121];[.$AU121];[.$BA121];[.$BG121];[.$BM121];[.$BS121];[.$BY121])" office:value-type="float" office:value="777" calcext:value-type="float">
            <text:p>777</text:p>
          </table:table-cell>
          <table:table-cell table:formula="of:=MAX([.$L121];[.$R121];[.$X121];[.$AD121];[.$AJ121];[.$AP121];[.$AV121];[.$BB121];[.$BH121];[.$BN121];[.$BT121];[.$BZ121])" office:value-type="float" office:value="1137" calcext:value-type="float">
            <text:p>1137</text:p>
          </table:table-cell>
          <table:table-cell table:formula="of:=MAX([.$M121];[.$S121];[.$Y121];[.$AE121];[.$AK121];[.$AQ121];[.$AW121];[.$BC121];[.$BI121];[.$BO121];[.$BU121];[.$CA121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7.lp</text:p>
          </table:table-cell>
          <table:table-cell office:value-type="float" office:value="2.9" calcext:value-type="float">
            <text:p>2.9</text:p>
          </table:table-cell>
          <table:table-cell office:value-type="float" office:value="2.254" calcext:value-type="float">
            <text:p>2.254</text:p>
          </table:table-cell>
          <table:table-cell office:value-type="float" office:value="2075" calcext:value-type="float">
            <text:p>207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3.98" calcext:value-type="float">
            <text:p>13.98</text:p>
          </table:table-cell>
          <table:table-cell office:value-type="float" office:value="13.569" calcext:value-type="float">
            <text:p>13.569</text:p>
          </table:table-cell>
          <table:table-cell office:value-type="float" office:value="1157" calcext:value-type="float">
            <text:p>1157</text:p>
          </table:table-cell>
          <table:table-cell office:value-type="float" office:value="84" calcext:value-type="float">
            <text:p>84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4.04" calcext:value-type="float">
            <text:p>14.04</text:p>
          </table:table-cell>
          <table:table-cell office:value-type="float" office:value="13.669" calcext:value-type="float">
            <text:p>13.669</text:p>
          </table:table-cell>
          <table:table-cell office:value-type="float" office:value="1552" calcext:value-type="float">
            <text:p>1552</text:p>
          </table:table-cell>
          <table:table-cell office:value-type="float" office:value="53" calcext:value-type="float">
            <text:p>53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3.94" calcext:value-type="float">
            <text:p>13.94</text:p>
          </table:table-cell>
          <table:table-cell office:value-type="float" office:value="13.532" calcext:value-type="float">
            <text:p>13.532</text:p>
          </table:table-cell>
          <table:table-cell office:value-type="float" office:value="1157" calcext:value-type="float">
            <text:p>1157</text:p>
          </table:table-cell>
          <table:table-cell office:value-type="float" office:value="84" calcext:value-type="float">
            <text:p>84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float" office:value="13.692" calcext:value-type="float">
            <text:p>13.692</text:p>
          </table:table-cell>
          <table:table-cell office:value-type="float" office:value="1552" calcext:value-type="float">
            <text:p>1552</text:p>
          </table:table-cell>
          <table:table-cell office:value-type="float" office:value="53" calcext:value-type="float">
            <text:p>53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4.12" calcext:value-type="float">
            <text:p>14.12</text:p>
          </table:table-cell>
          <table:table-cell office:value-type="float" office:value="13.701" calcext:value-type="float">
            <text:p>13.701</text:p>
          </table:table-cell>
          <table:table-cell office:value-type="float" office:value="1157" calcext:value-type="float">
            <text:p>1157</text:p>
          </table:table-cell>
          <table:table-cell office:value-type="float" office:value="84" calcext:value-type="float">
            <text:p>84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3.91" calcext:value-type="float">
            <text:p>13.91</text:p>
          </table:table-cell>
          <table:table-cell office:value-type="float" office:value="13.548" calcext:value-type="float">
            <text:p>13.548</text:p>
          </table:table-cell>
          <table:table-cell office:value-type="float" office:value="1552" calcext:value-type="float">
            <text:p>1552</text:p>
          </table:table-cell>
          <table:table-cell office:value-type="float" office:value="53" calcext:value-type="float">
            <text:p>53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14.12" calcext:value-type="float">
            <text:p>14.12</text:p>
          </table:table-cell>
          <table:table-cell office:value-type="float" office:value="13.697" calcext:value-type="float">
            <text:p>13.697</text:p>
          </table:table-cell>
          <table:table-cell office:value-type="float" office:value="1157" calcext:value-type="float">
            <text:p>1157</text:p>
          </table:table-cell>
          <table:table-cell office:value-type="float" office:value="84" calcext:value-type="float">
            <text:p>84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13.334" calcext:value-type="float">
            <text:p>13.334</text:p>
          </table:table-cell>
          <table:table-cell office:value-type="float" office:value="1552" calcext:value-type="float">
            <text:p>1552</text:p>
          </table:table-cell>
          <table:table-cell office:value-type="float" office:value="53" calcext:value-type="float">
            <text:p>53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office:value-type="float" office:value="13.48" calcext:value-type="float">
            <text:p>13.48</text:p>
          </table:table-cell>
          <table:table-cell office:value-type="float" office:value="1157" calcext:value-type="float">
            <text:p>1157</text:p>
          </table:table-cell>
          <table:table-cell office:value-type="float" office:value="84" calcext:value-type="float">
            <text:p>8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4.42" calcext:value-type="float">
            <text:p>14.42</text:p>
          </table:table-cell>
          <table:table-cell office:value-type="float" office:value="14" calcext:value-type="float">
            <text:p>14</text:p>
          </table:table-cell>
          <table:table-cell office:value-type="float" office:value="1552" calcext:value-type="float">
            <text:p>1552</text:p>
          </table:table-cell>
          <table:table-cell office:value-type="float" office:value="53" calcext:value-type="float">
            <text:p>53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3.72" calcext:value-type="float">
            <text:p>13.72</text:p>
          </table:table-cell>
          <table:table-cell office:value-type="float" office:value="13.339" calcext:value-type="float">
            <text:p>13.339</text:p>
          </table:table-cell>
          <table:table-cell office:value-type="float" office:value="1157" calcext:value-type="float">
            <text:p>1157</text:p>
          </table:table-cell>
          <table:table-cell office:value-type="float" office:value="84" calcext:value-type="float">
            <text:p>84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3.88" calcext:value-type="float">
            <text:p>13.88</text:p>
          </table:table-cell>
          <table:table-cell office:value-type="float" office:value="13.467" calcext:value-type="float">
            <text:p>13.467</text:p>
          </table:table-cell>
          <table:table-cell office:value-type="float" office:value="1552" calcext:value-type="float">
            <text:p>1552</text:p>
          </table:table-cell>
          <table:table-cell office:value-type="float" office:value="53" calcext:value-type="float">
            <text:p>53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MIN([.$H122];[.$N122];[.$T122];[.$Z122];[.$AF122];[.$AL122];[.$AR122];[.$AX122];[.$BD122];[.$BJ122];[.$BP122];[.$BV122])" office:value-type="float" office:value="13.7" calcext:value-type="float">
            <text:p>13.7</text:p>
          </table:table-cell>
          <table:table-cell table:formula="of:=MIN([.$I122];[.$O122];[.$U122];[.$AA122];[.$AG122];[.$AM122];[.$AS122];[.$AY122];[.$BE122];[.$BK122];[.$BQ122];[.$BW122])" office:value-type="float" office:value="13.334" calcext:value-type="float">
            <text:p>13.334</text:p>
          </table:table-cell>
          <table:table-cell table:formula="of:=MIN([.$J122];[.$P122];[.$V122];[.$AB122];[.$AH122];[.$AN122];[.$AT122];[.$AZ122];[.$BF122];[.$BL122];[.$BR122];[.$BX122])" office:value-type="float" office:value="1157" calcext:value-type="float">
            <text:p>1157</text:p>
          </table:table-cell>
          <table:table-cell table:formula="of:=MIN([.$K122];[.$Q122];[.$W122];[.$AC122];[.$AI122];[.$AO122];[.$AU122];[.$BA122];[.$BG122];[.$BM122];[.$BS122];[.$BY122])" office:value-type="float" office:value="53" calcext:value-type="float">
            <text:p>53</text:p>
          </table:table-cell>
          <table:table-cell table:formula="of:=MIN([.$L122];[.$R122];[.$X122];[.$AD122];[.$AJ122];[.$AP122];[.$AV122];[.$BB122];[.$BH122];[.$BN122];[.$BT122];[.$BZ122])" office:value-type="float" office:value="304" calcext:value-type="float">
            <text:p>304</text:p>
          </table:table-cell>
          <table:table-cell table:formula="of:=MIN([.$M122];[.$S122];[.$Y122];[.$AE122];[.$AK122];[.$AQ122];[.$AW122];[.$BC122];[.$BI122];[.$BO122];[.$BU122];[.$CA122])" office:value-type="float" office:value="0" calcext:value-type="float">
            <text:p>0</text:p>
          </table:table-cell>
          <table:table-cell table:formula="of:=MEDIAN([.$H122];[.$N122];[.$T122];[.$Z122];[.$AF122];[.$AL122];[.$AR122];[.$AX122];[.$BD122];[.$BJ122];[.$BP122];[.$BV122])" office:value-type="float" office:value="13.96" calcext:value-type="float">
            <text:p>13.96</text:p>
          </table:table-cell>
          <table:table-cell table:formula="of:=MEDIAN([.$I122];[.$O122];[.$U122];[.$AA122];[.$AG122];[.$AM122];[.$AS122];[.$AY122];[.$BE122];[.$BK122];[.$BQ122];[.$BW122])" office:value-type="float" office:value="13.5585" calcext:value-type="float">
            <text:p>13.5585</text:p>
          </table:table-cell>
          <table:table-cell table:formula="of:=MEDIAN([.$J122];[.$P122];[.$V122];[.$AB122];[.$AH122];[.$AN122];[.$AT122];[.$AZ122];[.$BF122];[.$BL122];[.$BR122];[.$BX122])" office:value-type="float" office:value="1354.5" calcext:value-type="float">
            <text:p>1354.5</text:p>
          </table:table-cell>
          <table:table-cell table:formula="of:=MEDIAN([.$K122];[.$Q122];[.$W122];[.$AC122];[.$AI122];[.$AO122];[.$AU122];[.$BA122];[.$BG122];[.$BM122];[.$BS122];[.$BY122])" office:value-type="float" office:value="68.5" calcext:value-type="float">
            <text:p>68.5</text:p>
          </table:table-cell>
          <table:table-cell table:formula="of:=MEDIAN([.$L122];[.$R122];[.$X122];[.$AD122];[.$AJ122];[.$AP122];[.$AV122];[.$BB122];[.$BH122];[.$BN122];[.$BT122];[.$BZ122])" office:value-type="float" office:value="306.5" calcext:value-type="float">
            <text:p>306.5</text:p>
          </table:table-cell>
          <table:table-cell table:formula="of:=MEDIAN([.$M122];[.$S122];[.$Y122];[.$AE122];[.$AK122];[.$AQ122];[.$AW122];[.$BC122];[.$BI122];[.$BO122];[.$BU122];[.$CA122])" office:value-type="float" office:value="0" calcext:value-type="float">
            <text:p>0</text:p>
          </table:table-cell>
          <table:table-cell table:formula="of:=MAX([.$H122];[.$N122];[.$T122];[.$Z122];[.$AF122];[.$AL122];[.$AR122];[.$AX122];[.$BD122];[.$BJ122];[.$BP122];[.$BV122])" office:value-type="float" office:value="14.42" calcext:value-type="float">
            <text:p>14.42</text:p>
          </table:table-cell>
          <table:table-cell table:formula="of:=MAX([.$I122];[.$O122];[.$U122];[.$AA122];[.$AG122];[.$AM122];[.$AS122];[.$AY122];[.$BE122];[.$BK122];[.$BQ122];[.$BW122])" office:value-type="float" office:value="14" calcext:value-type="float">
            <text:p>14</text:p>
          </table:table-cell>
          <table:table-cell table:formula="of:=MAX([.$J122];[.$P122];[.$V122];[.$AB122];[.$AH122];[.$AN122];[.$AT122];[.$AZ122];[.$BF122];[.$BL122];[.$BR122];[.$BX122])" office:value-type="float" office:value="1552" calcext:value-type="float">
            <text:p>1552</text:p>
          </table:table-cell>
          <table:table-cell table:formula="of:=MAX([.$K122];[.$Q122];[.$W122];[.$AC122];[.$AI122];[.$AO122];[.$AU122];[.$BA122];[.$BG122];[.$BM122];[.$BS122];[.$BY122])" office:value-type="float" office:value="84" calcext:value-type="float">
            <text:p>84</text:p>
          </table:table-cell>
          <table:table-cell table:formula="of:=MAX([.$L122];[.$R122];[.$X122];[.$AD122];[.$AJ122];[.$AP122];[.$AV122];[.$BB122];[.$BH122];[.$BN122];[.$BT122];[.$BZ122])" office:value-type="float" office:value="313" calcext:value-type="float">
            <text:p>313</text:p>
          </table:table-cell>
          <table:table-cell table:formula="of:=MAX([.$M122];[.$S122];[.$Y122];[.$AE122];[.$AK122];[.$AQ122];[.$AW122];[.$BC122];[.$BI122];[.$BO122];[.$BU122];[.$CA1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8.lp</text:p>
          </table:table-cell>
          <table:table-cell office:value-type="float" office:value="13.42" calcext:value-type="float">
            <text:p>13.42</text:p>
          </table:table-cell>
          <table:table-cell office:value-type="float" office:value="10.071" calcext:value-type="float">
            <text:p>10.071</text:p>
          </table:table-cell>
          <table:table-cell office:value-type="float" office:value="3270" calcext:value-type="float">
            <text:p>3270</text:p>
          </table:table-cell>
          <table:table-cell office:value-type="float" office:value="179" calcext:value-type="float">
            <text:p>179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66.79" calcext:value-type="float">
            <text:p>66.79</text:p>
          </table:table-cell>
          <table:table-cell office:value-type="float" office:value="65.206" calcext:value-type="float">
            <text:p>65.206</text:p>
          </table:table-cell>
          <table:table-cell office:value-type="float" office:value="3997" calcext:value-type="float">
            <text:p>3997</text:p>
          </table:table-cell>
          <table:table-cell office:value-type="float" office:value="292" calcext:value-type="float">
            <text:p>292</text:p>
          </table:table-cell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office:value-type="float" office:value="67.19" calcext:value-type="float">
            <text:p>67.19</text:p>
          </table:table-cell>
          <table:table-cell office:value-type="float" office:value="65.581" calcext:value-type="float">
            <text:p>65.581</text:p>
          </table:table-cell>
          <table:table-cell office:value-type="float" office:value="1781" calcext:value-type="float">
            <text:p>1781</text:p>
          </table:table-cell>
          <table:table-cell office:value-type="float" office:value="65" calcext:value-type="float">
            <text:p>65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office:value-type="float" office:value="67.02" calcext:value-type="float">
            <text:p>67.02</text:p>
          </table:table-cell>
          <table:table-cell office:value-type="float" office:value="65.321" calcext:value-type="float">
            <text:p>65.321</text:p>
          </table:table-cell>
          <table:table-cell office:value-type="float" office:value="3997" calcext:value-type="float">
            <text:p>3997</text:p>
          </table:table-cell>
          <table:table-cell office:value-type="float" office:value="292" calcext:value-type="float">
            <text:p>292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office:value-type="float" office:value="66.68" calcext:value-type="float">
            <text:p>66.68</text:p>
          </table:table-cell>
          <table:table-cell office:value-type="float" office:value="64.846" calcext:value-type="float">
            <text:p>64.846</text:p>
          </table:table-cell>
          <table:table-cell office:value-type="float" office:value="1781" calcext:value-type="float">
            <text:p>1781</text:p>
          </table:table-cell>
          <table:table-cell office:value-type="float" office:value="65" calcext:value-type="float">
            <text:p>65</text:p>
          </table:table-cell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 office:value-type="float" office:value="65.35" calcext:value-type="float">
            <text:p>65.35</text:p>
          </table:table-cell>
          <table:table-cell office:value-type="float" office:value="63.654" calcext:value-type="float">
            <text:p>63.654</text:p>
          </table:table-cell>
          <table:table-cell office:value-type="float" office:value="3997" calcext:value-type="float">
            <text:p>3997</text:p>
          </table:table-cell>
          <table:table-cell office:value-type="float" office:value="292" calcext:value-type="float">
            <text:p>292</text:p>
          </table:table-cell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 office:value-type="float" office:value="65.58" calcext:value-type="float">
            <text:p>65.58</text:p>
          </table:table-cell>
          <table:table-cell office:value-type="float" office:value="64.081" calcext:value-type="float">
            <text:p>64.081</text:p>
          </table:table-cell>
          <table:table-cell office:value-type="float" office:value="1781" calcext:value-type="float">
            <text:p>1781</text:p>
          </table:table-cell>
          <table:table-cell office:value-type="float" office:value="65" calcext:value-type="float">
            <text:p>65</text:p>
          </table:table-cell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office:value-type="float" office:value="65.27" calcext:value-type="float">
            <text:p>65.27</text:p>
          </table:table-cell>
          <table:table-cell office:value-type="float" office:value="63.597" calcext:value-type="float">
            <text:p>63.597</text:p>
          </table:table-cell>
          <table:table-cell office:value-type="float" office:value="3997" calcext:value-type="float">
            <text:p>3997</text:p>
          </table:table-cell>
          <table:table-cell office:value-type="float" office:value="292" calcext:value-type="float">
            <text:p>292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office:value-type="float" office:value="65.82" calcext:value-type="float">
            <text:p>65.82</text:p>
          </table:table-cell>
          <table:table-cell office:value-type="float" office:value="64.127" calcext:value-type="float">
            <text:p>64.127</text:p>
          </table:table-cell>
          <table:table-cell office:value-type="float" office:value="1781" calcext:value-type="float">
            <text:p>1781</text:p>
          </table:table-cell>
          <table:table-cell office:value-type="float" office:value="65" calcext:value-type="float">
            <text:p>65</text:p>
          </table:table-cell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office:value-type="float" office:value="65.69" calcext:value-type="float">
            <text:p>65.69</text:p>
          </table:table-cell>
          <table:table-cell office:value-type="float" office:value="64.115" calcext:value-type="float">
            <text:p>64.115</text:p>
          </table:table-cell>
          <table:table-cell office:value-type="float" office:value="3997" calcext:value-type="float">
            <text:p>3997</text:p>
          </table:table-cell>
          <table:table-cell office:value-type="float" office:value="292" calcext:value-type="float">
            <text:p>292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65.63" calcext:value-type="float">
            <text:p>65.63</text:p>
          </table:table-cell>
          <table:table-cell office:value-type="float" office:value="64.043" calcext:value-type="float">
            <text:p>64.043</text:p>
          </table:table-cell>
          <table:table-cell office:value-type="float" office:value="1781" calcext:value-type="float">
            <text:p>1781</text:p>
          </table:table-cell>
          <table:table-cell office:value-type="float" office:value="65" calcext:value-type="float">
            <text:p>65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office:value-type="float" office:value="65.27" calcext:value-type="float">
            <text:p>65.27</text:p>
          </table:table-cell>
          <table:table-cell office:value-type="float" office:value="63.649" calcext:value-type="float">
            <text:p>63.649</text:p>
          </table:table-cell>
          <table:table-cell office:value-type="float" office:value="3997" calcext:value-type="float">
            <text:p>3997</text:p>
          </table:table-cell>
          <table:table-cell office:value-type="float" office:value="292" calcext:value-type="float">
            <text:p>292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office:value-type="float" office:value="64.92" calcext:value-type="float">
            <text:p>64.92</text:p>
          </table:table-cell>
          <table:table-cell office:value-type="float" office:value="63.131" calcext:value-type="float">
            <text:p>63.131</text:p>
          </table:table-cell>
          <table:table-cell office:value-type="float" office:value="1781" calcext:value-type="float">
            <text:p>1781</text:p>
          </table:table-cell>
          <table:table-cell office:value-type="float" office:value="65" calcext:value-type="float">
            <text:p>65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table:formula="of:=MIN([.$H123];[.$N123];[.$T123];[.$Z123];[.$AF123];[.$AL123];[.$AR123];[.$AX123];[.$BD123];[.$BJ123];[.$BP123];[.$BV123])" office:value-type="float" office:value="64.92" calcext:value-type="float">
            <text:p>64.92</text:p>
          </table:table-cell>
          <table:table-cell table:formula="of:=MIN([.$I123];[.$O123];[.$U123];[.$AA123];[.$AG123];[.$AM123];[.$AS123];[.$AY123];[.$BE123];[.$BK123];[.$BQ123];[.$BW123])" office:value-type="float" office:value="63.131" calcext:value-type="float">
            <text:p>63.131</text:p>
          </table:table-cell>
          <table:table-cell table:formula="of:=MIN([.$J123];[.$P123];[.$V123];[.$AB123];[.$AH123];[.$AN123];[.$AT123];[.$AZ123];[.$BF123];[.$BL123];[.$BR123];[.$BX123])" office:value-type="float" office:value="1781" calcext:value-type="float">
            <text:p>1781</text:p>
          </table:table-cell>
          <table:table-cell table:formula="of:=MIN([.$K123];[.$Q123];[.$W123];[.$AC123];[.$AI123];[.$AO123];[.$AU123];[.$BA123];[.$BG123];[.$BM123];[.$BS123];[.$BY123])" office:value-type="float" office:value="65" calcext:value-type="float">
            <text:p>65</text:p>
          </table:table-cell>
          <table:table-cell table:formula="of:=MIN([.$L123];[.$R123];[.$X123];[.$AD123];[.$AJ123];[.$AP123];[.$AV123];[.$BB123];[.$BH123];[.$BN123];[.$BT123];[.$BZ123])" office:value-type="float" office:value="1348" calcext:value-type="float">
            <text:p>1348</text:p>
          </table:table-cell>
          <table:table-cell table:formula="of:=MIN([.$M123];[.$S123];[.$Y123];[.$AE123];[.$AK123];[.$AQ123];[.$AW123];[.$BC123];[.$BI123];[.$BO123];[.$BU123];[.$CA123])" office:value-type="float" office:value="0" calcext:value-type="float">
            <text:p>0</text:p>
          </table:table-cell>
          <table:table-cell table:formula="of:=MEDIAN([.$H123];[.$N123];[.$T123];[.$Z123];[.$AF123];[.$AL123];[.$AR123];[.$AX123];[.$BD123];[.$BJ123];[.$BP123];[.$BV123])" office:value-type="float" office:value="65.66" calcext:value-type="float">
            <text:p>65.66</text:p>
          </table:table-cell>
          <table:table-cell table:formula="of:=MEDIAN([.$I123];[.$O123];[.$U123];[.$AA123];[.$AG123];[.$AM123];[.$AS123];[.$AY123];[.$BE123];[.$BK123];[.$BQ123];[.$BW123])" office:value-type="float" office:value="64.098" calcext:value-type="float">
            <text:p>64.098</text:p>
          </table:table-cell>
          <table:table-cell table:formula="of:=MEDIAN([.$J123];[.$P123];[.$V123];[.$AB123];[.$AH123];[.$AN123];[.$AT123];[.$AZ123];[.$BF123];[.$BL123];[.$BR123];[.$BX123])" office:value-type="float" office:value="2889" calcext:value-type="float">
            <text:p>2889</text:p>
          </table:table-cell>
          <table:table-cell table:formula="of:=MEDIAN([.$K123];[.$Q123];[.$W123];[.$AC123];[.$AI123];[.$AO123];[.$AU123];[.$BA123];[.$BG123];[.$BM123];[.$BS123];[.$BY123])" office:value-type="float" office:value="178.5" calcext:value-type="float">
            <text:p>178.5</text:p>
          </table:table-cell>
          <table:table-cell table:formula="of:=MEDIAN([.$L123];[.$R123];[.$X123];[.$AD123];[.$AJ123];[.$AP123];[.$AV123];[.$BB123];[.$BH123];[.$BN123];[.$BT123];[.$BZ123])" office:value-type="float" office:value="1348.5" calcext:value-type="float">
            <text:p>1348.5</text:p>
          </table:table-cell>
          <table:table-cell table:formula="of:=MEDIAN([.$M123];[.$S123];[.$Y123];[.$AE123];[.$AK123];[.$AQ123];[.$AW123];[.$BC123];[.$BI123];[.$BO123];[.$BU123];[.$CA123])" office:value-type="float" office:value="0" calcext:value-type="float">
            <text:p>0</text:p>
          </table:table-cell>
          <table:table-cell table:formula="of:=MAX([.$H123];[.$N123];[.$T123];[.$Z123];[.$AF123];[.$AL123];[.$AR123];[.$AX123];[.$BD123];[.$BJ123];[.$BP123];[.$BV123])" office:value-type="float" office:value="67.19" calcext:value-type="float">
            <text:p>67.19</text:p>
          </table:table-cell>
          <table:table-cell table:formula="of:=MAX([.$I123];[.$O123];[.$U123];[.$AA123];[.$AG123];[.$AM123];[.$AS123];[.$AY123];[.$BE123];[.$BK123];[.$BQ123];[.$BW123])" office:value-type="float" office:value="65.581" calcext:value-type="float">
            <text:p>65.581</text:p>
          </table:table-cell>
          <table:table-cell table:formula="of:=MAX([.$J123];[.$P123];[.$V123];[.$AB123];[.$AH123];[.$AN123];[.$AT123];[.$AZ123];[.$BF123];[.$BL123];[.$BR123];[.$BX123])" office:value-type="float" office:value="3997" calcext:value-type="float">
            <text:p>3997</text:p>
          </table:table-cell>
          <table:table-cell table:formula="of:=MAX([.$K123];[.$Q123];[.$W123];[.$AC123];[.$AI123];[.$AO123];[.$AU123];[.$BA123];[.$BG123];[.$BM123];[.$BS123];[.$BY123])" office:value-type="float" office:value="292" calcext:value-type="float">
            <text:p>292</text:p>
          </table:table-cell>
          <table:table-cell table:formula="of:=MAX([.$L123];[.$R123];[.$X123];[.$AD123];[.$AJ123];[.$AP123];[.$AV123];[.$BB123];[.$BH123];[.$BN123];[.$BT123];[.$BZ123])" office:value-type="float" office:value="1351" calcext:value-type="float">
            <text:p>1351</text:p>
          </table:table-cell>
          <table:table-cell table:formula="of:=MAX([.$M123];[.$S123];[.$Y123];[.$AE123];[.$AK123];[.$AQ123];[.$AW123];[.$BC123];[.$BI123];[.$BO123];[.$BU123];[.$CA1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9.lp</text:p>
          </table:table-cell>
          <table:table-cell office:value-type="float" office:value="18.67" calcext:value-type="float">
            <text:p>18.67</text:p>
          </table:table-cell>
          <table:table-cell office:value-type="float" office:value="14.112" calcext:value-type="float">
            <text:p>14.112</text:p>
          </table:table-cell>
          <table:table-cell office:value-type="float" office:value="12982" calcext:value-type="float">
            <text:p>12982</text:p>
          </table:table-cell>
          <table:table-cell office:value-type="float" office:value="2303" calcext:value-type="float">
            <text:p>2303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89.75" calcext:value-type="float">
            <text:p>89.75</text:p>
          </table:table-cell>
          <table:table-cell office:value-type="float" office:value="87.195" calcext:value-type="float">
            <text:p>87.195</text:p>
          </table:table-cell>
          <table:table-cell office:value-type="float" office:value="11428" calcext:value-type="float">
            <text:p>11428</text:p>
          </table:table-cell>
          <table:table-cell office:value-type="float" office:value="1254" calcext:value-type="float">
            <text:p>1254</text:p>
          </table:table-cell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  <table:table-cell office:value-type="float" office:value="91.65" calcext:value-type="float">
            <text:p>91.65</text:p>
          </table:table-cell>
          <table:table-cell office:value-type="float" office:value="89.231" calcext:value-type="float">
            <text:p>89.231</text:p>
          </table:table-cell>
          <table:table-cell office:value-type="float" office:value="12097" calcext:value-type="float">
            <text:p>12097</text:p>
          </table:table-cell>
          <table:table-cell office:value-type="float" office:value="460" calcext:value-type="float">
            <text:p>460</text:p>
          </table:table-cell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  <table:table-cell office:value-type="float" office:value="90.04" calcext:value-type="float">
            <text:p>90.04</text:p>
          </table:table-cell>
          <table:table-cell office:value-type="float" office:value="87.32" calcext:value-type="float">
            <text:p>87.32</text:p>
          </table:table-cell>
          <table:table-cell office:value-type="float" office:value="11649" calcext:value-type="float">
            <text:p>11649</text:p>
          </table:table-cell>
          <table:table-cell office:value-type="float" office:value="1235" calcext:value-type="float">
            <text:p>1235</text:p>
          </table:table-cell>
          <table:table-cell office:value-type="float" office:value="1806" calcext:value-type="float">
            <text:p>1806</text:p>
          </table:table-cell>
          <table:table-cell office:value-type="float" office:value="254" calcext:value-type="float">
            <text:p>254</text:p>
          </table:table-cell>
          <table:table-cell office:value-type="float" office:value="89.96" calcext:value-type="float">
            <text:p>89.96</text:p>
          </table:table-cell>
          <table:table-cell office:value-type="float" office:value="87.118" calcext:value-type="float">
            <text:p>87.118</text:p>
          </table:table-cell>
          <table:table-cell office:value-type="float" office:value="10777" calcext:value-type="float">
            <text:p>10777</text:p>
          </table:table-cell>
          <table:table-cell office:value-type="float" office:value="447" calcext:value-type="float">
            <text:p>447</text:p>
          </table:table-cell>
          <table:table-cell office:value-type="float" office:value="1808" calcext:value-type="float">
            <text:p>1808</text:p>
          </table:table-cell>
          <table:table-cell office:value-type="float" office:value="163" calcext:value-type="float">
            <text:p>163</text:p>
          </table:table-cell>
          <table:table-cell office:value-type="float" office:value="88.73" calcext:value-type="float">
            <text:p>88.73</text:p>
          </table:table-cell>
          <table:table-cell office:value-type="float" office:value="85.856" calcext:value-type="float">
            <text:p>85.856</text:p>
          </table:table-cell>
          <table:table-cell office:value-type="float" office:value="11649" calcext:value-type="float">
            <text:p>11649</text:p>
          </table:table-cell>
          <table:table-cell office:value-type="float" office:value="1235" calcext:value-type="float">
            <text:p>1235</text:p>
          </table:table-cell>
          <table:table-cell office:value-type="float" office:value="1808" calcext:value-type="float">
            <text:p>1808</text:p>
          </table:table-cell>
          <table:table-cell office:value-type="float" office:value="254" calcext:value-type="float">
            <text:p>254</text:p>
          </table:table-cell>
          <table:table-cell office:value-type="float" office:value="89.05" calcext:value-type="float">
            <text:p>89.05</text:p>
          </table:table-cell>
          <table:table-cell office:value-type="float" office:value="86.174" calcext:value-type="float">
            <text:p>86.174</text:p>
          </table:table-cell>
          <table:table-cell office:value-type="float" office:value="10777" calcext:value-type="float">
            <text:p>10777</text:p>
          </table:table-cell>
          <table:table-cell office:value-type="float" office:value="447" calcext:value-type="float">
            <text:p>447</text:p>
          </table:table-cell>
          <table:table-cell office:value-type="float" office:value="1806" calcext:value-type="float">
            <text:p>1806</text:p>
          </table:table-cell>
          <table:table-cell office:value-type="float" office:value="163" calcext:value-type="float">
            <text:p>163</text:p>
          </table:table-cell>
          <table:table-cell office:value-type="float" office:value="89.34" calcext:value-type="float">
            <text:p>89.34</text:p>
          </table:table-cell>
          <table:table-cell office:value-type="float" office:value="86.832" calcext:value-type="float">
            <text:p>86.832</text:p>
          </table:table-cell>
          <table:table-cell office:value-type="float" office:value="6674" calcext:value-type="float">
            <text:p>6674</text:p>
          </table:table-cell>
          <table:table-cell office:value-type="float" office:value="1162" calcext:value-type="float">
            <text:p>1162</text:p>
          </table:table-cell>
          <table:table-cell office:value-type="float" office:value="1804" calcext:value-type="float">
            <text:p>1804</text:p>
          </table:table-cell>
          <table:table-cell office:value-type="float" office:value="193" calcext:value-type="float">
            <text:p>193</text:p>
          </table:table-cell>
          <table:table-cell office:value-type="float" office:value="87.86" calcext:value-type="float">
            <text:p>87.86</text:p>
          </table:table-cell>
          <table:table-cell office:value-type="float" office:value="85.212" calcext:value-type="float">
            <text:p>85.212</text:p>
          </table:table-cell>
          <table:table-cell office:value-type="float" office:value="10777" calcext:value-type="float">
            <text:p>10777</text:p>
          </table:table-cell>
          <table:table-cell office:value-type="float" office:value="447" calcext:value-type="float">
            <text:p>447</text:p>
          </table:table-cell>
          <table:table-cell office:value-type="float" office:value="1804" calcext:value-type="float">
            <text:p>1804</text:p>
          </table:table-cell>
          <table:table-cell office:value-type="float" office:value="163" calcext:value-type="float">
            <text:p>163</text:p>
          </table:table-cell>
          <table:table-cell office:value-type="float" office:value="90.48" calcext:value-type="float">
            <text:p>90.48</text:p>
          </table:table-cell>
          <table:table-cell office:value-type="float" office:value="87.673" calcext:value-type="float">
            <text:p>87.673</text:p>
          </table:table-cell>
          <table:table-cell office:value-type="float" office:value="17696" calcext:value-type="float">
            <text:p>17696</text:p>
          </table:table-cell>
          <table:table-cell office:value-type="float" office:value="1535" calcext:value-type="float">
            <text:p>1535</text:p>
          </table:table-cell>
          <table:table-cell office:value-type="float" office:value="1803" calcext:value-type="float">
            <text:p>1803</text:p>
          </table:table-cell>
          <table:table-cell office:value-type="float" office:value="144" calcext:value-type="float">
            <text:p>144</text:p>
          </table:table-cell>
          <table:table-cell office:value-type="float" office:value="89.32" calcext:value-type="float">
            <text:p>89.32</text:p>
          </table:table-cell>
          <table:table-cell office:value-type="float" office:value="86.578" calcext:value-type="float">
            <text:p>86.578</text:p>
          </table:table-cell>
          <table:table-cell office:value-type="float" office:value="11307" calcext:value-type="float">
            <text:p>11307</text:p>
          </table:table-cell>
          <table:table-cell office:value-type="float" office:value="451" calcext:value-type="float">
            <text:p>451</text:p>
          </table:table-cell>
          <table:table-cell office:value-type="float" office:value="1806" calcext:value-type="float">
            <text:p>1806</text:p>
          </table:table-cell>
          <table:table-cell office:value-type="float" office:value="145" calcext:value-type="float">
            <text:p>145</text:p>
          </table:table-cell>
          <table:table-cell office:value-type="float" office:value="89.49" calcext:value-type="float">
            <text:p>89.49</text:p>
          </table:table-cell>
          <table:table-cell office:value-type="float" office:value="86.551" calcext:value-type="float">
            <text:p>86.551</text:p>
          </table:table-cell>
          <table:table-cell office:value-type="float" office:value="12377" calcext:value-type="float">
            <text:p>12377</text:p>
          </table:table-cell>
          <table:table-cell office:value-type="float" office:value="1280" calcext:value-type="float">
            <text:p>1280</text:p>
          </table:table-cell>
          <table:table-cell office:value-type="float" office:value="1806" calcext:value-type="float">
            <text:p>1806</text:p>
          </table:table-cell>
          <table:table-cell office:value-type="float" office:value="225" calcext:value-type="float">
            <text:p>225</text:p>
          </table:table-cell>
          <table:table-cell office:value-type="float" office:value="89.85" calcext:value-type="float">
            <text:p>89.85</text:p>
          </table:table-cell>
          <table:table-cell office:value-type="float" office:value="87.353" calcext:value-type="float">
            <text:p>87.353</text:p>
          </table:table-cell>
          <table:table-cell office:value-type="float" office:value="10777" calcext:value-type="float">
            <text:p>10777</text:p>
          </table:table-cell>
          <table:table-cell office:value-type="float" office:value="447" calcext:value-type="float">
            <text:p>447</text:p>
          </table:table-cell>
          <table:table-cell office:value-type="float" office:value="1803" calcext:value-type="float">
            <text:p>1803</text:p>
          </table:table-cell>
          <table:table-cell office:value-type="float" office:value="160" calcext:value-type="float">
            <text:p>160</text:p>
          </table:table-cell>
          <table:table-cell table:formula="of:=MIN([.$H124];[.$N124];[.$T124];[.$Z124];[.$AF124];[.$AL124];[.$AR124];[.$AX124];[.$BD124];[.$BJ124];[.$BP124];[.$BV124])" office:value-type="float" office:value="87.86" calcext:value-type="float">
            <text:p>87.86</text:p>
          </table:table-cell>
          <table:table-cell table:formula="of:=MIN([.$I124];[.$O124];[.$U124];[.$AA124];[.$AG124];[.$AM124];[.$AS124];[.$AY124];[.$BE124];[.$BK124];[.$BQ124];[.$BW124])" office:value-type="float" office:value="85.212" calcext:value-type="float">
            <text:p>85.212</text:p>
          </table:table-cell>
          <table:table-cell table:formula="of:=MIN([.$J124];[.$P124];[.$V124];[.$AB124];[.$AH124];[.$AN124];[.$AT124];[.$AZ124];[.$BF124];[.$BL124];[.$BR124];[.$BX124])" office:value-type="float" office:value="6674" calcext:value-type="float">
            <text:p>6674</text:p>
          </table:table-cell>
          <table:table-cell table:formula="of:=MIN([.$K124];[.$Q124];[.$W124];[.$AC124];[.$AI124];[.$AO124];[.$AU124];[.$BA124];[.$BG124];[.$BM124];[.$BS124];[.$BY124])" office:value-type="float" office:value="447" calcext:value-type="float">
            <text:p>447</text:p>
          </table:table-cell>
          <table:table-cell table:formula="of:=MIN([.$L124];[.$R124];[.$X124];[.$AD124];[.$AJ124];[.$AP124];[.$AV124];[.$BB124];[.$BH124];[.$BN124];[.$BT124];[.$BZ124])" office:value-type="float" office:value="1801" calcext:value-type="float">
            <text:p>1801</text:p>
          </table:table-cell>
          <table:table-cell table:formula="of:=MIN([.$M124];[.$S124];[.$Y124];[.$AE124];[.$AK124];[.$AQ124];[.$AW124];[.$BC124];[.$BI124];[.$BO124];[.$BU124];[.$CA124])" office:value-type="float" office:value="0" calcext:value-type="float">
            <text:p>0</text:p>
          </table:table-cell>
          <table:table-cell table:formula="of:=MEDIAN([.$H124];[.$N124];[.$T124];[.$Z124];[.$AF124];[.$AL124];[.$AR124];[.$AX124];[.$BD124];[.$BJ124];[.$BP124];[.$BV124])" office:value-type="float" office:value="89.62" calcext:value-type="float">
            <text:p>89.62</text:p>
          </table:table-cell>
          <table:table-cell table:formula="of:=MEDIAN([.$I124];[.$O124];[.$U124];[.$AA124];[.$AG124];[.$AM124];[.$AS124];[.$AY124];[.$BE124];[.$BK124];[.$BQ124];[.$BW124])" office:value-type="float" office:value="86.975" calcext:value-type="float">
            <text:p>86.975</text:p>
          </table:table-cell>
          <table:table-cell table:formula="of:=MEDIAN([.$J124];[.$P124];[.$V124];[.$AB124];[.$AH124];[.$AN124];[.$AT124];[.$AZ124];[.$BF124];[.$BL124];[.$BR124];[.$BX124])" office:value-type="float" office:value="11367.5" calcext:value-type="float">
            <text:p>11367.5</text:p>
          </table:table-cell>
          <table:table-cell table:formula="of:=MEDIAN([.$K124];[.$Q124];[.$W124];[.$AC124];[.$AI124];[.$AO124];[.$AU124];[.$BA124];[.$BG124];[.$BM124];[.$BS124];[.$BY124])" office:value-type="float" office:value="811" calcext:value-type="float">
            <text:p>811</text:p>
          </table:table-cell>
          <table:table-cell table:formula="of:=MEDIAN([.$L124];[.$R124];[.$X124];[.$AD124];[.$AJ124];[.$AP124];[.$AV124];[.$BB124];[.$BH124];[.$BN124];[.$BT124];[.$BZ124])" office:value-type="float" office:value="1805" calcext:value-type="float">
            <text:p>1805</text:p>
          </table:table-cell>
          <table:table-cell table:formula="of:=MEDIAN([.$M124];[.$S124];[.$Y124];[.$AE124];[.$AK124];[.$AQ124];[.$AW124];[.$BC124];[.$BI124];[.$BO124];[.$BU124];[.$CA124])" office:value-type="float" office:value="163" calcext:value-type="float">
            <text:p>163</text:p>
          </table:table-cell>
          <table:table-cell table:formula="of:=MAX([.$H124];[.$N124];[.$T124];[.$Z124];[.$AF124];[.$AL124];[.$AR124];[.$AX124];[.$BD124];[.$BJ124];[.$BP124];[.$BV124])" office:value-type="float" office:value="91.65" calcext:value-type="float">
            <text:p>91.65</text:p>
          </table:table-cell>
          <table:table-cell table:formula="of:=MAX([.$I124];[.$O124];[.$U124];[.$AA124];[.$AG124];[.$AM124];[.$AS124];[.$AY124];[.$BE124];[.$BK124];[.$BQ124];[.$BW124])" office:value-type="float" office:value="89.231" calcext:value-type="float">
            <text:p>89.231</text:p>
          </table:table-cell>
          <table:table-cell table:formula="of:=MAX([.$J124];[.$P124];[.$V124];[.$AB124];[.$AH124];[.$AN124];[.$AT124];[.$AZ124];[.$BF124];[.$BL124];[.$BR124];[.$BX124])" office:value-type="float" office:value="17696" calcext:value-type="float">
            <text:p>17696</text:p>
          </table:table-cell>
          <table:table-cell table:formula="of:=MAX([.$K124];[.$Q124];[.$W124];[.$AC124];[.$AI124];[.$AO124];[.$AU124];[.$BA124];[.$BG124];[.$BM124];[.$BS124];[.$BY124])" office:value-type="float" office:value="1535" calcext:value-type="float">
            <text:p>1535</text:p>
          </table:table-cell>
          <table:table-cell table:formula="of:=MAX([.$L124];[.$R124];[.$X124];[.$AD124];[.$AJ124];[.$AP124];[.$AV124];[.$BB124];[.$BH124];[.$BN124];[.$BT124];[.$BZ124])" office:value-type="float" office:value="1808" calcext:value-type="float">
            <text:p>1808</text:p>
          </table:table-cell>
          <table:table-cell table:formula="of:=MAX([.$M124];[.$S124];[.$Y124];[.$AE124];[.$AK124];[.$AQ124];[.$AW124];[.$BC124];[.$BI124];[.$BO124];[.$BU124];[.$CA124])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10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7" calcext:value-type="float">
            <text:p>80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5" calcext:value-type="float">
            <text:p>80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5" calcext:value-type="float">
            <text:p>80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1" calcext:value-type="float">
            <text:p>80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4" calcext:value-type="float">
            <text:p>8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1" calcext:value-type="float">
            <text:p>80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7" calcext:value-type="float">
            <text:p>80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8" calcext:value-type="float">
            <text:p>80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8" calcext:value-type="float">
            <text:p>80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5" calcext:value-type="float">
            <text:p>80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5" calcext:value-type="float">
            <text:p>80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8" calcext:value-type="float">
            <text:p>80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5" calcext:value-type="float">
            <text:p>8055</text:p>
          </table:table-cell>
          <table:table-cell office:value-type="float" office:value="0" calcext:value-type="float">
            <text:p>0</text:p>
          </table:table-cell>
          <table:table-cell table:formula="of:=MIN([.$H125];[.$N125];[.$T125];[.$Z125];[.$AF125];[.$AL125];[.$AR125];[.$AX125];[.$BD125];[.$BJ125];[.$BP125];[.$BV125])" office:value-type="float" office:value="900" calcext:value-type="float">
            <text:p>900</text:p>
          </table:table-cell>
          <table:table-cell table:formula="of:=MIN([.$I125];[.$O125];[.$U125];[.$AA125];[.$AG125];[.$AM125];[.$AS125];[.$AY125];[.$BE125];[.$BK125];[.$BQ125];[.$BW125])" office:value-type="float" office:value="900" calcext:value-type="float">
            <text:p>900</text:p>
          </table:table-cell>
          <table:table-cell table:formula="of:=MIN([.$J125];[.$P125];[.$V125];[.$AB125];[.$AH125];[.$AN125];[.$AT125];[.$AZ125];[.$BF125];[.$BL125];[.$BR125];[.$BX125])" office:value-type="float" office:value="0" calcext:value-type="float">
            <text:p>0</text:p>
          </table:table-cell>
          <table:table-cell table:formula="of:=MIN([.$K125];[.$Q125];[.$W125];[.$AC125];[.$AI125];[.$AO125];[.$AU125];[.$BA125];[.$BG125];[.$BM125];[.$BS125];[.$BY125])" office:value-type="float" office:value="0" calcext:value-type="float">
            <text:p>0</text:p>
          </table:table-cell>
          <table:table-cell table:formula="of:=MIN([.$L125];[.$R125];[.$X125];[.$AD125];[.$AJ125];[.$AP125];[.$AV125];[.$BB125];[.$BH125];[.$BN125];[.$BT125];[.$BZ125])" office:value-type="float" office:value="8048" calcext:value-type="float">
            <text:p>8048</text:p>
          </table:table-cell>
          <table:table-cell table:formula="of:=MIN([.$M125];[.$S125];[.$Y125];[.$AE125];[.$AK125];[.$AQ125];[.$AW125];[.$BC125];[.$BI125];[.$BO125];[.$BU125];[.$CA125])" office:value-type="float" office:value="0" calcext:value-type="float">
            <text:p>0</text:p>
          </table:table-cell>
          <table:table-cell table:formula="of:=MEDIAN([.$H125];[.$N125];[.$T125];[.$Z125];[.$AF125];[.$AL125];[.$AR125];[.$AX125];[.$BD125];[.$BJ125];[.$BP125];[.$BV125])" office:value-type="float" office:value="900" calcext:value-type="float">
            <text:p>900</text:p>
          </table:table-cell>
          <table:table-cell table:formula="of:=MEDIAN([.$I125];[.$O125];[.$U125];[.$AA125];[.$AG125];[.$AM125];[.$AS125];[.$AY125];[.$BE125];[.$BK125];[.$BQ125];[.$BW125])" office:value-type="float" office:value="900" calcext:value-type="float">
            <text:p>900</text:p>
          </table:table-cell>
          <table:table-cell table:formula="of:=MEDIAN([.$J125];[.$P125];[.$V125];[.$AB125];[.$AH125];[.$AN125];[.$AT125];[.$AZ125];[.$BF125];[.$BL125];[.$BR125];[.$BX125])" office:value-type="float" office:value="0" calcext:value-type="float">
            <text:p>0</text:p>
          </table:table-cell>
          <table:table-cell table:formula="of:=MEDIAN([.$K125];[.$Q125];[.$W125];[.$AC125];[.$AI125];[.$AO125];[.$AU125];[.$BA125];[.$BG125];[.$BM125];[.$BS125];[.$BY125])" office:value-type="float" office:value="0" calcext:value-type="float">
            <text:p>0</text:p>
          </table:table-cell>
          <table:table-cell table:formula="of:=MEDIAN([.$L125];[.$R125];[.$X125];[.$AD125];[.$AJ125];[.$AP125];[.$AV125];[.$BB125];[.$BH125];[.$BN125];[.$BT125];[.$BZ125])" office:value-type="float" office:value="8054.5" calcext:value-type="float">
            <text:p>8054.5</text:p>
          </table:table-cell>
          <table:table-cell table:formula="of:=MEDIAN([.$M125];[.$S125];[.$Y125];[.$AE125];[.$AK125];[.$AQ125];[.$AW125];[.$BC125];[.$BI125];[.$BO125];[.$BU125];[.$CA125])" office:value-type="float" office:value="0" calcext:value-type="float">
            <text:p>0</text:p>
          </table:table-cell>
          <table:table-cell table:formula="of:=MAX([.$H125];[.$N125];[.$T125];[.$Z125];[.$AF125];[.$AL125];[.$AR125];[.$AX125];[.$BD125];[.$BJ125];[.$BP125];[.$BV125])" office:value-type="float" office:value="900" calcext:value-type="float">
            <text:p>900</text:p>
          </table:table-cell>
          <table:table-cell table:formula="of:=MAX([.$I125];[.$O125];[.$U125];[.$AA125];[.$AG125];[.$AM125];[.$AS125];[.$AY125];[.$BE125];[.$BK125];[.$BQ125];[.$BW125])" office:value-type="float" office:value="900" calcext:value-type="float">
            <text:p>900</text:p>
          </table:table-cell>
          <table:table-cell table:formula="of:=MAX([.$J125];[.$P125];[.$V125];[.$AB125];[.$AH125];[.$AN125];[.$AT125];[.$AZ125];[.$BF125];[.$BL125];[.$BR125];[.$BX125])" office:value-type="float" office:value="0" calcext:value-type="float">
            <text:p>0</text:p>
          </table:table-cell>
          <table:table-cell table:formula="of:=MAX([.$K125];[.$Q125];[.$W125];[.$AC125];[.$AI125];[.$AO125];[.$AU125];[.$BA125];[.$BG125];[.$BM125];[.$BS125];[.$BY125])" office:value-type="float" office:value="0" calcext:value-type="float">
            <text:p>0</text:p>
          </table:table-cell>
          <table:table-cell table:formula="of:=MAX([.$L125];[.$R125];[.$X125];[.$AD125];[.$AJ125];[.$AP125];[.$AV125];[.$BB125];[.$BH125];[.$BN125];[.$BT125];[.$BZ125])" office:value-type="float" office:value="8057" calcext:value-type="float">
            <text:p>8057</text:p>
          </table:table-cell>
          <table:table-cell table:formula="of:=MAX([.$M125];[.$S125];[.$Y125];[.$AE125];[.$AK125];[.$AQ125];[.$AW125];[.$BC125];[.$BI125];[.$BO125];[.$BU125];[.$CA1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13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5" calcext:value-type="float">
            <text:p>8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81" calcext:value-type="float">
            <text:p>81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2" calcext:value-type="float">
            <text:p>81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4" calcext:value-type="float">
            <text:p>81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1" calcext:value-type="float">
            <text:p>80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5" calcext:value-type="float">
            <text:p>80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9" calcext:value-type="float">
            <text:p>8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7" calcext:value-type="float">
            <text:p>81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4" calcext:value-type="float">
            <text:p>8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2" calcext:value-type="float">
            <text:p>80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7" calcext:value-type="float">
            <text:p>8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0" calcext:value-type="float">
            <text:p>81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0" calcext:value-type="float">
            <text:p>0</text:p>
          </table:table-cell>
          <table:table-cell table:formula="of:=MIN([.$H126];[.$N126];[.$T126];[.$Z126];[.$AF126];[.$AL126];[.$AR126];[.$AX126];[.$BD126];[.$BJ126];[.$BP126];[.$BV126])" office:value-type="float" office:value="900" calcext:value-type="float">
            <text:p>900</text:p>
          </table:table-cell>
          <table:table-cell table:formula="of:=MIN([.$I126];[.$O126];[.$U126];[.$AA126];[.$AG126];[.$AM126];[.$AS126];[.$AY126];[.$BE126];[.$BK126];[.$BQ126];[.$BW126])" office:value-type="float" office:value="900" calcext:value-type="float">
            <text:p>900</text:p>
          </table:table-cell>
          <table:table-cell table:formula="of:=MIN([.$J126];[.$P126];[.$V126];[.$AB126];[.$AH126];[.$AN126];[.$AT126];[.$AZ126];[.$BF126];[.$BL126];[.$BR126];[.$BX126])" office:value-type="float" office:value="0" calcext:value-type="float">
            <text:p>0</text:p>
          </table:table-cell>
          <table:table-cell table:formula="of:=MIN([.$K126];[.$Q126];[.$W126];[.$AC126];[.$AI126];[.$AO126];[.$AU126];[.$BA126];[.$BG126];[.$BM126];[.$BS126];[.$BY126])" office:value-type="float" office:value="0" calcext:value-type="float">
            <text:p>0</text:p>
          </table:table-cell>
          <table:table-cell table:formula="of:=MIN([.$L126];[.$R126];[.$X126];[.$AD126];[.$AJ126];[.$AP126];[.$AV126];[.$BB126];[.$BH126];[.$BN126];[.$BT126];[.$BZ126])" office:value-type="float" office:value="8032" calcext:value-type="float">
            <text:p>8032</text:p>
          </table:table-cell>
          <table:table-cell table:formula="of:=MIN([.$M126];[.$S126];[.$Y126];[.$AE126];[.$AK126];[.$AQ126];[.$AW126];[.$BC126];[.$BI126];[.$BO126];[.$BU126];[.$CA126])" office:value-type="float" office:value="0" calcext:value-type="float">
            <text:p>0</text:p>
          </table:table-cell>
          <table:table-cell table:formula="of:=MEDIAN([.$H126];[.$N126];[.$T126];[.$Z126];[.$AF126];[.$AL126];[.$AR126];[.$AX126];[.$BD126];[.$BJ126];[.$BP126];[.$BV126])" office:value-type="float" office:value="900" calcext:value-type="float">
            <text:p>900</text:p>
          </table:table-cell>
          <table:table-cell table:formula="of:=MEDIAN([.$I126];[.$O126];[.$U126];[.$AA126];[.$AG126];[.$AM126];[.$AS126];[.$AY126];[.$BE126];[.$BK126];[.$BQ126];[.$BW126])" office:value-type="float" office:value="900" calcext:value-type="float">
            <text:p>900</text:p>
          </table:table-cell>
          <table:table-cell table:formula="of:=MEDIAN([.$J126];[.$P126];[.$V126];[.$AB126];[.$AH126];[.$AN126];[.$AT126];[.$AZ126];[.$BF126];[.$BL126];[.$BR126];[.$BX126])" office:value-type="float" office:value="0" calcext:value-type="float">
            <text:p>0</text:p>
          </table:table-cell>
          <table:table-cell table:formula="of:=MEDIAN([.$K126];[.$Q126];[.$W126];[.$AC126];[.$AI126];[.$AO126];[.$AU126];[.$BA126];[.$BG126];[.$BM126];[.$BS126];[.$BY126])" office:value-type="float" office:value="0" calcext:value-type="float">
            <text:p>0</text:p>
          </table:table-cell>
          <table:table-cell table:formula="of:=MEDIAN([.$L126];[.$R126];[.$X126];[.$AD126];[.$AJ126];[.$AP126];[.$AV126];[.$BB126];[.$BH126];[.$BN126];[.$BT126];[.$BZ126])" office:value-type="float" office:value="8145.5" calcext:value-type="float">
            <text:p>8145.5</text:p>
          </table:table-cell>
          <table:table-cell table:formula="of:=MEDIAN([.$M126];[.$S126];[.$Y126];[.$AE126];[.$AK126];[.$AQ126];[.$AW126];[.$BC126];[.$BI126];[.$BO126];[.$BU126];[.$CA126])" office:value-type="float" office:value="0" calcext:value-type="float">
            <text:p>0</text:p>
          </table:table-cell>
          <table:table-cell table:formula="of:=MAX([.$H126];[.$N126];[.$T126];[.$Z126];[.$AF126];[.$AL126];[.$AR126];[.$AX126];[.$BD126];[.$BJ126];[.$BP126];[.$BV126])" office:value-type="float" office:value="900" calcext:value-type="float">
            <text:p>900</text:p>
          </table:table-cell>
          <table:table-cell table:formula="of:=MAX([.$I126];[.$O126];[.$U126];[.$AA126];[.$AG126];[.$AM126];[.$AS126];[.$AY126];[.$BE126];[.$BK126];[.$BQ126];[.$BW126])" office:value-type="float" office:value="900" calcext:value-type="float">
            <text:p>900</text:p>
          </table:table-cell>
          <table:table-cell table:formula="of:=MAX([.$J126];[.$P126];[.$V126];[.$AB126];[.$AH126];[.$AN126];[.$AT126];[.$AZ126];[.$BF126];[.$BL126];[.$BR126];[.$BX126])" office:value-type="float" office:value="0" calcext:value-type="float">
            <text:p>0</text:p>
          </table:table-cell>
          <table:table-cell table:formula="of:=MAX([.$K126];[.$Q126];[.$W126];[.$AC126];[.$AI126];[.$AO126];[.$AU126];[.$BA126];[.$BG126];[.$BM126];[.$BS126];[.$BY126])" office:value-type="float" office:value="0" calcext:value-type="float">
            <text:p>0</text:p>
          </table:table-cell>
          <table:table-cell table:formula="of:=MAX([.$L126];[.$R126];[.$X126];[.$AD126];[.$AJ126];[.$AP126];[.$AV126];[.$BB126];[.$BH126];[.$BN126];[.$BT126];[.$BZ126])" office:value-type="float" office:value="8190" calcext:value-type="float">
            <text:p>8190</text:p>
          </table:table-cell>
          <table:table-cell table:formula="of:=MAX([.$M126];[.$S126];[.$Y126];[.$AE126];[.$AK126];[.$AQ126];[.$AW126];[.$BC126];[.$BI126];[.$BO126];[.$BU126];[.$CA1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15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1" calcext:value-type="float">
            <text:p>8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41" calcext:value-type="float">
            <text:p>81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1" calcext:value-type="float">
            <text:p>80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4" calcext:value-type="float">
            <text:p>80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3" calcext:value-type="float">
            <text:p>8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2" calcext:value-type="float">
            <text:p>80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9" calcext:value-type="float">
            <text:p>80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7" calcext:value-type="float">
            <text:p>80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6" calcext:value-type="float">
            <text:p>81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8" calcext:value-type="float">
            <text:p>8078</text:p>
          </table:table-cell>
          <table:table-cell office:value-type="float" office:value="0" calcext:value-type="float">
            <text:p>0</text:p>
          </table:table-cell>
          <table:table-cell table:formula="of:=MIN([.$H127];[.$N127];[.$T127];[.$Z127];[.$AF127];[.$AL127];[.$AR127];[.$AX127];[.$BD127];[.$BJ127];[.$BP127];[.$BV127])" office:value-type="float" office:value="900" calcext:value-type="float">
            <text:p>900</text:p>
          </table:table-cell>
          <table:table-cell table:formula="of:=MIN([.$I127];[.$O127];[.$U127];[.$AA127];[.$AG127];[.$AM127];[.$AS127];[.$AY127];[.$BE127];[.$BK127];[.$BQ127];[.$BW127])" office:value-type="float" office:value="900" calcext:value-type="float">
            <text:p>900</text:p>
          </table:table-cell>
          <table:table-cell table:formula="of:=MIN([.$J127];[.$P127];[.$V127];[.$AB127];[.$AH127];[.$AN127];[.$AT127];[.$AZ127];[.$BF127];[.$BL127];[.$BR127];[.$BX127])" office:value-type="float" office:value="0" calcext:value-type="float">
            <text:p>0</text:p>
          </table:table-cell>
          <table:table-cell table:formula="of:=MIN([.$K127];[.$Q127];[.$W127];[.$AC127];[.$AI127];[.$AO127];[.$AU127];[.$BA127];[.$BG127];[.$BM127];[.$BS127];[.$BY127])" office:value-type="float" office:value="0" calcext:value-type="float">
            <text:p>0</text:p>
          </table:table-cell>
          <table:table-cell table:formula="of:=MIN([.$L127];[.$R127];[.$X127];[.$AD127];[.$AJ127];[.$AP127];[.$AV127];[.$BB127];[.$BH127];[.$BN127];[.$BT127];[.$BZ127])" office:value-type="float" office:value="8017" calcext:value-type="float">
            <text:p>8017</text:p>
          </table:table-cell>
          <table:table-cell table:formula="of:=MIN([.$M127];[.$S127];[.$Y127];[.$AE127];[.$AK127];[.$AQ127];[.$AW127];[.$BC127];[.$BI127];[.$BO127];[.$BU127];[.$CA127])" office:value-type="float" office:value="0" calcext:value-type="float">
            <text:p>0</text:p>
          </table:table-cell>
          <table:table-cell table:formula="of:=MEDIAN([.$H127];[.$N127];[.$T127];[.$Z127];[.$AF127];[.$AL127];[.$AR127];[.$AX127];[.$BD127];[.$BJ127];[.$BP127];[.$BV127])" office:value-type="float" office:value="900" calcext:value-type="float">
            <text:p>900</text:p>
          </table:table-cell>
          <table:table-cell table:formula="of:=MEDIAN([.$I127];[.$O127];[.$U127];[.$AA127];[.$AG127];[.$AM127];[.$AS127];[.$AY127];[.$BE127];[.$BK127];[.$BQ127];[.$BW127])" office:value-type="float" office:value="900" calcext:value-type="float">
            <text:p>900</text:p>
          </table:table-cell>
          <table:table-cell table:formula="of:=MEDIAN([.$J127];[.$P127];[.$V127];[.$AB127];[.$AH127];[.$AN127];[.$AT127];[.$AZ127];[.$BF127];[.$BL127];[.$BR127];[.$BX127])" office:value-type="float" office:value="0" calcext:value-type="float">
            <text:p>0</text:p>
          </table:table-cell>
          <table:table-cell table:formula="of:=MEDIAN([.$K127];[.$Q127];[.$W127];[.$AC127];[.$AI127];[.$AO127];[.$AU127];[.$BA127];[.$BG127];[.$BM127];[.$BS127];[.$BY127])" office:value-type="float" office:value="0" calcext:value-type="float">
            <text:p>0</text:p>
          </table:table-cell>
          <table:table-cell table:formula="of:=MEDIAN([.$L127];[.$R127];[.$X127];[.$AD127];[.$AJ127];[.$AP127];[.$AV127];[.$BB127];[.$BH127];[.$BN127];[.$BT127];[.$BZ127])" office:value-type="float" office:value="8073.5" calcext:value-type="float">
            <text:p>8073.5</text:p>
          </table:table-cell>
          <table:table-cell table:formula="of:=MEDIAN([.$M127];[.$S127];[.$Y127];[.$AE127];[.$AK127];[.$AQ127];[.$AW127];[.$BC127];[.$BI127];[.$BO127];[.$BU127];[.$CA127])" office:value-type="float" office:value="0" calcext:value-type="float">
            <text:p>0</text:p>
          </table:table-cell>
          <table:table-cell table:formula="of:=MAX([.$H127];[.$N127];[.$T127];[.$Z127];[.$AF127];[.$AL127];[.$AR127];[.$AX127];[.$BD127];[.$BJ127];[.$BP127];[.$BV127])" office:value-type="float" office:value="900" calcext:value-type="float">
            <text:p>900</text:p>
          </table:table-cell>
          <table:table-cell table:formula="of:=MAX([.$I127];[.$O127];[.$U127];[.$AA127];[.$AG127];[.$AM127];[.$AS127];[.$AY127];[.$BE127];[.$BK127];[.$BQ127];[.$BW127])" office:value-type="float" office:value="900" calcext:value-type="float">
            <text:p>900</text:p>
          </table:table-cell>
          <table:table-cell table:formula="of:=MAX([.$J127];[.$P127];[.$V127];[.$AB127];[.$AH127];[.$AN127];[.$AT127];[.$AZ127];[.$BF127];[.$BL127];[.$BR127];[.$BX127])" office:value-type="float" office:value="0" calcext:value-type="float">
            <text:p>0</text:p>
          </table:table-cell>
          <table:table-cell table:formula="of:=MAX([.$K127];[.$Q127];[.$W127];[.$AC127];[.$AI127];[.$AO127];[.$AU127];[.$BA127];[.$BG127];[.$BM127];[.$BS127];[.$BY127])" office:value-type="float" office:value="0" calcext:value-type="float">
            <text:p>0</text:p>
          </table:table-cell>
          <table:table-cell table:formula="of:=MAX([.$L127];[.$R127];[.$X127];[.$AD127];[.$AJ127];[.$AP127];[.$AV127];[.$BB127];[.$BH127];[.$BN127];[.$BT127];[.$BZ127])" office:value-type="float" office:value="8196" calcext:value-type="float">
            <text:p>8196</text:p>
          </table:table-cell>
          <table:table-cell table:formula="of:=MAX([.$M127];[.$S127];[.$Y127];[.$AE127];[.$AK127];[.$AQ127];[.$AW127];[.$BC127];[.$BI127];[.$BO127];[.$BU127];[.$CA1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17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4" calcext:value-type="float">
            <text:p>8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6" calcext:value-type="float">
            <text:p>81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2" calcext:value-type="float">
            <text:p>80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8" calcext:value-type="float">
            <text:p>80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2" calcext:value-type="float">
            <text:p>81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1" calcext:value-type="float">
            <text:p>80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48" calcext:value-type="float">
            <text:p>8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6" calcext:value-type="float">
            <text:p>8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80" calcext:value-type="float">
            <text:p>8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8" calcext:value-type="float">
            <text:p>8178</text:p>
          </table:table-cell>
          <table:table-cell office:value-type="float" office:value="0" calcext:value-type="float">
            <text:p>0</text:p>
          </table:table-cell>
          <table:table-cell table:formula="of:=MIN([.$H128];[.$N128];[.$T128];[.$Z128];[.$AF128];[.$AL128];[.$AR128];[.$AX128];[.$BD128];[.$BJ128];[.$BP128];[.$BV128])" office:value-type="float" office:value="900" calcext:value-type="float">
            <text:p>900</text:p>
          </table:table-cell>
          <table:table-cell table:formula="of:=MIN([.$I128];[.$O128];[.$U128];[.$AA128];[.$AG128];[.$AM128];[.$AS128];[.$AY128];[.$BE128];[.$BK128];[.$BQ128];[.$BW128])" office:value-type="float" office:value="900" calcext:value-type="float">
            <text:p>900</text:p>
          </table:table-cell>
          <table:table-cell table:formula="of:=MIN([.$J128];[.$P128];[.$V128];[.$AB128];[.$AH128];[.$AN128];[.$AT128];[.$AZ128];[.$BF128];[.$BL128];[.$BR128];[.$BX128])" office:value-type="float" office:value="0" calcext:value-type="float">
            <text:p>0</text:p>
          </table:table-cell>
          <table:table-cell table:formula="of:=MIN([.$K128];[.$Q128];[.$W128];[.$AC128];[.$AI128];[.$AO128];[.$AU128];[.$BA128];[.$BG128];[.$BM128];[.$BS128];[.$BY128])" office:value-type="float" office:value="0" calcext:value-type="float">
            <text:p>0</text:p>
          </table:table-cell>
          <table:table-cell table:formula="of:=MIN([.$L128];[.$R128];[.$X128];[.$AD128];[.$AJ128];[.$AP128];[.$AV128];[.$BB128];[.$BH128];[.$BN128];[.$BT128];[.$BZ128])" office:value-type="float" office:value="8042" calcext:value-type="float">
            <text:p>8042</text:p>
          </table:table-cell>
          <table:table-cell table:formula="of:=MIN([.$M128];[.$S128];[.$Y128];[.$AE128];[.$AK128];[.$AQ128];[.$AW128];[.$BC128];[.$BI128];[.$BO128];[.$BU128];[.$CA128])" office:value-type="float" office:value="0" calcext:value-type="float">
            <text:p>0</text:p>
          </table:table-cell>
          <table:table-cell table:formula="of:=MEDIAN([.$H128];[.$N128];[.$T128];[.$Z128];[.$AF128];[.$AL128];[.$AR128];[.$AX128];[.$BD128];[.$BJ128];[.$BP128];[.$BV128])" office:value-type="float" office:value="900" calcext:value-type="float">
            <text:p>900</text:p>
          </table:table-cell>
          <table:table-cell table:formula="of:=MEDIAN([.$I128];[.$O128];[.$U128];[.$AA128];[.$AG128];[.$AM128];[.$AS128];[.$AY128];[.$BE128];[.$BK128];[.$BQ128];[.$BW128])" office:value-type="float" office:value="900" calcext:value-type="float">
            <text:p>900</text:p>
          </table:table-cell>
          <table:table-cell table:formula="of:=MEDIAN([.$J128];[.$P128];[.$V128];[.$AB128];[.$AH128];[.$AN128];[.$AT128];[.$AZ128];[.$BF128];[.$BL128];[.$BR128];[.$BX128])" office:value-type="float" office:value="0" calcext:value-type="float">
            <text:p>0</text:p>
          </table:table-cell>
          <table:table-cell table:formula="of:=MEDIAN([.$K128];[.$Q128];[.$W128];[.$AC128];[.$AI128];[.$AO128];[.$AU128];[.$BA128];[.$BG128];[.$BM128];[.$BS128];[.$BY128])" office:value-type="float" office:value="0" calcext:value-type="float">
            <text:p>0</text:p>
          </table:table-cell>
          <table:table-cell table:formula="of:=MEDIAN([.$L128];[.$R128];[.$X128];[.$AD128];[.$AJ128];[.$AP128];[.$AV128];[.$BB128];[.$BH128];[.$BN128];[.$BT128];[.$BZ128])" office:value-type="float" office:value="8142" calcext:value-type="float">
            <text:p>8142</text:p>
          </table:table-cell>
          <table:table-cell table:formula="of:=MEDIAN([.$M128];[.$S128];[.$Y128];[.$AE128];[.$AK128];[.$AQ128];[.$AW128];[.$BC128];[.$BI128];[.$BO128];[.$BU128];[.$CA128])" office:value-type="float" office:value="0" calcext:value-type="float">
            <text:p>0</text:p>
          </table:table-cell>
          <table:table-cell table:formula="of:=MAX([.$H128];[.$N128];[.$T128];[.$Z128];[.$AF128];[.$AL128];[.$AR128];[.$AX128];[.$BD128];[.$BJ128];[.$BP128];[.$BV128])" office:value-type="float" office:value="900" calcext:value-type="float">
            <text:p>900</text:p>
          </table:table-cell>
          <table:table-cell table:formula="of:=MAX([.$I128];[.$O128];[.$U128];[.$AA128];[.$AG128];[.$AM128];[.$AS128];[.$AY128];[.$BE128];[.$BK128];[.$BQ128];[.$BW128])" office:value-type="float" office:value="900" calcext:value-type="float">
            <text:p>900</text:p>
          </table:table-cell>
          <table:table-cell table:formula="of:=MAX([.$J128];[.$P128];[.$V128];[.$AB128];[.$AH128];[.$AN128];[.$AT128];[.$AZ128];[.$BF128];[.$BL128];[.$BR128];[.$BX128])" office:value-type="float" office:value="0" calcext:value-type="float">
            <text:p>0</text:p>
          </table:table-cell>
          <table:table-cell table:formula="of:=MAX([.$K128];[.$Q128];[.$W128];[.$AC128];[.$AI128];[.$AO128];[.$AU128];[.$BA128];[.$BG128];[.$BM128];[.$BS128];[.$BY128])" office:value-type="float" office:value="0" calcext:value-type="float">
            <text:p>0</text:p>
          </table:table-cell>
          <table:table-cell table:formula="of:=MAX([.$L128];[.$R128];[.$X128];[.$AD128];[.$AJ128];[.$AP128];[.$AV128];[.$BB128];[.$BH128];[.$BN128];[.$BT128];[.$BZ128])" office:value-type="float" office:value="8192" calcext:value-type="float">
            <text:p>8192</text:p>
          </table:table-cell>
          <table:table-cell table:formula="of:=MAX([.$M128];[.$S128];[.$Y128];[.$AE128];[.$AK128];[.$AQ128];[.$AW128];[.$BC128];[.$BI128];[.$BO128];[.$BU128];[.$CA1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19.lp</text:p>
          </table:table-cell>
          <table:table-cell office:value-type="float" office:value="61.25" calcext:value-type="float">
            <text:p>61.25</text:p>
          </table:table-cell>
          <table:table-cell office:value-type="float" office:value="47.231" calcext:value-type="float">
            <text:p>47.231</text:p>
          </table:table-cell>
          <table:table-cell office:value-type="float" office:value="775" calcext:value-type="float">
            <text:p>775</text:p>
          </table:table-cell>
          <table:table-cell office:value-type="float" office:value="207" calcext:value-type="float">
            <text:p>207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330.72" calcext:value-type="float">
            <text:p>330.72</text:p>
          </table:table-cell>
          <table:table-cell office:value-type="float" office:value="322.754" calcext:value-type="float">
            <text:p>322.754</text:p>
          </table:table-cell>
          <table:table-cell office:value-type="float" office:value="816" calcext:value-type="float">
            <text:p>816</text:p>
          </table:table-cell>
          <table:table-cell office:value-type="float" office:value="276" calcext:value-type="float">
            <text:p>276</text:p>
          </table:table-cell>
          <table:table-cell office:value-type="float" office:value="6499" calcext:value-type="float">
            <text:p>6499</text:p>
          </table:table-cell>
          <table:table-cell office:value-type="float" office:value="0" calcext:value-type="float">
            <text:p>0</text:p>
          </table:table-cell>
          <table:table-cell office:value-type="float" office:value="334.94" calcext:value-type="float">
            <text:p>334.94</text:p>
          </table:table-cell>
          <table:table-cell office:value-type="float" office:value="327.41" calcext:value-type="float">
            <text:p>327.41</text:p>
          </table:table-cell>
          <table:table-cell office:value-type="float" office:value="2785" calcext:value-type="float">
            <text:p>2785</text:p>
          </table:table-cell>
          <table:table-cell office:value-type="float" office:value="422" calcext:value-type="float">
            <text:p>422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  <table:table-cell office:value-type="float" office:value="336.65" calcext:value-type="float">
            <text:p>336.65</text:p>
          </table:table-cell>
          <table:table-cell office:value-type="float" office:value="328.626" calcext:value-type="float">
            <text:p>328.626</text:p>
          </table:table-cell>
          <table:table-cell office:value-type="float" office:value="1614" calcext:value-type="float">
            <text:p>1614</text:p>
          </table:table-cell>
          <table:table-cell office:value-type="float" office:value="591" calcext:value-type="float">
            <text:p>591</text:p>
          </table:table-cell>
          <table:table-cell office:value-type="float" office:value="6502" calcext:value-type="float">
            <text:p>6502</text:p>
          </table:table-cell>
          <table:table-cell office:value-type="float" office:value="17" calcext:value-type="float">
            <text:p>17</text:p>
          </table:table-cell>
          <table:table-cell office:value-type="float" office:value="348.21" calcext:value-type="float">
            <text:p>348.21</text:p>
          </table:table-cell>
          <table:table-cell office:value-type="float" office:value="340.131" calcext:value-type="float">
            <text:p>340.131</text:p>
          </table:table-cell>
          <table:table-cell office:value-type="float" office:value="421" calcext:value-type="float">
            <text:p>421</text:p>
          </table:table-cell>
          <table:table-cell office:value-type="float" office:value="49" calcext:value-type="float">
            <text:p>49</text:p>
          </table:table-cell>
          <table:table-cell office:value-type="float" office:value="6498" calcext:value-type="float">
            <text:p>6498</text:p>
          </table:table-cell>
          <table:table-cell office:value-type="float" office:value="1" calcext:value-type="float">
            <text:p>1</text:p>
          </table:table-cell>
          <table:table-cell office:value-type="float" office:value="339.34" calcext:value-type="float">
            <text:p>339.34</text:p>
          </table:table-cell>
          <table:table-cell office:value-type="float" office:value="331.486" calcext:value-type="float">
            <text:p>331.486</text:p>
          </table:table-cell>
          <table:table-cell office:value-type="float" office:value="1614" calcext:value-type="float">
            <text:p>1614</text:p>
          </table:table-cell>
          <table:table-cell office:value-type="float" office:value="591" calcext:value-type="float">
            <text:p>591</text:p>
          </table:table-cell>
          <table:table-cell office:value-type="float" office:value="6497" calcext:value-type="float">
            <text:p>6497</text:p>
          </table:table-cell>
          <table:table-cell office:value-type="float" office:value="17" calcext:value-type="float">
            <text:p>17</text:p>
          </table:table-cell>
          <table:table-cell office:value-type="float" office:value="346.13" calcext:value-type="float">
            <text:p>346.13</text:p>
          </table:table-cell>
          <table:table-cell office:value-type="float" office:value="337.785" calcext:value-type="float">
            <text:p>337.785</text:p>
          </table:table-cell>
          <table:table-cell office:value-type="float" office:value="421" calcext:value-type="float">
            <text:p>421</text:p>
          </table:table-cell>
          <table:table-cell office:value-type="float" office:value="49" calcext:value-type="float">
            <text:p>49</text:p>
          </table:table-cell>
          <table:table-cell office:value-type="float" office:value="6498" calcext:value-type="float">
            <text:p>6498</text:p>
          </table:table-cell>
          <table:table-cell office:value-type="float" office:value="1" calcext:value-type="float">
            <text:p>1</text:p>
          </table:table-cell>
          <table:table-cell office:value-type="float" office:value="336.58" calcext:value-type="float">
            <text:p>336.58</text:p>
          </table:table-cell>
          <table:table-cell office:value-type="float" office:value="328.422" calcext:value-type="float">
            <text:p>328.422</text:p>
          </table:table-cell>
          <table:table-cell office:value-type="float" office:value="1614" calcext:value-type="float">
            <text:p>1614</text:p>
          </table:table-cell>
          <table:table-cell office:value-type="float" office:value="591" calcext:value-type="float">
            <text:p>591</text:p>
          </table:table-cell>
          <table:table-cell office:value-type="float" office:value="6503" calcext:value-type="float">
            <text:p>6503</text:p>
          </table:table-cell>
          <table:table-cell office:value-type="float" office:value="17" calcext:value-type="float">
            <text:p>17</text:p>
          </table:table-cell>
          <table:table-cell office:value-type="float" office:value="358.82" calcext:value-type="float">
            <text:p>358.82</text:p>
          </table:table-cell>
          <table:table-cell office:value-type="float" office:value="350.633" calcext:value-type="float">
            <text:p>350.633</text:p>
          </table:table-cell>
          <table:table-cell office:value-type="float" office:value="421" calcext:value-type="float">
            <text:p>421</text:p>
          </table:table-cell>
          <table:table-cell office:value-type="float" office:value="49" calcext:value-type="float">
            <text:p>49</text:p>
          </table:table-cell>
          <table:table-cell office:value-type="float" office:value="6501" calcext:value-type="float">
            <text:p>6501</text:p>
          </table:table-cell>
          <table:table-cell office:value-type="float" office:value="1" calcext:value-type="float">
            <text:p>1</text:p>
          </table:table-cell>
          <table:table-cell office:value-type="float" office:value="340.84" calcext:value-type="float">
            <text:p>340.84</text:p>
          </table:table-cell>
          <table:table-cell office:value-type="float" office:value="332.731" calcext:value-type="float">
            <text:p>332.731</text:p>
          </table:table-cell>
          <table:table-cell office:value-type="float" office:value="2375" calcext:value-type="float">
            <text:p>2375</text:p>
          </table:table-cell>
          <table:table-cell office:value-type="float" office:value="1097" calcext:value-type="float">
            <text:p>1097</text:p>
          </table:table-cell>
          <table:table-cell office:value-type="float" office:value="6498" calcext:value-type="float">
            <text:p>6498</text:p>
          </table:table-cell>
          <table:table-cell office:value-type="float" office:value="11" calcext:value-type="float">
            <text:p>11</text:p>
          </table:table-cell>
          <table:table-cell office:value-type="float" office:value="336.37" calcext:value-type="float">
            <text:p>336.37</text:p>
          </table:table-cell>
          <table:table-cell office:value-type="float" office:value="328.819" calcext:value-type="float">
            <text:p>328.819</text:p>
          </table:table-cell>
          <table:table-cell office:value-type="float" office:value="421" calcext:value-type="float">
            <text:p>421</text:p>
          </table:table-cell>
          <table:table-cell office:value-type="float" office:value="49" calcext:value-type="float">
            <text:p>49</text:p>
          </table:table-cell>
          <table:table-cell office:value-type="float" office:value="6501" calcext:value-type="float">
            <text:p>6501</text:p>
          </table:table-cell>
          <table:table-cell office:value-type="float" office:value="1" calcext:value-type="float">
            <text:p>1</text:p>
          </table:table-cell>
          <table:table-cell office:value-type="float" office:value="340.64" calcext:value-type="float">
            <text:p>340.64</text:p>
          </table:table-cell>
          <table:table-cell office:value-type="float" office:value="332.488" calcext:value-type="float">
            <text:p>332.488</text:p>
          </table:table-cell>
          <table:table-cell office:value-type="float" office:value="1614" calcext:value-type="float">
            <text:p>1614</text:p>
          </table:table-cell>
          <table:table-cell office:value-type="float" office:value="591" calcext:value-type="float">
            <text:p>591</text:p>
          </table:table-cell>
          <table:table-cell office:value-type="float" office:value="6501" calcext:value-type="float">
            <text:p>6501</text:p>
          </table:table-cell>
          <table:table-cell office:value-type="float" office:value="14" calcext:value-type="float">
            <text:p>14</text:p>
          </table:table-cell>
          <table:table-cell office:value-type="float" office:value="354.63" calcext:value-type="float">
            <text:p>354.63</text:p>
          </table:table-cell>
          <table:table-cell office:value-type="float" office:value="347.705" calcext:value-type="float">
            <text:p>347.705</text:p>
          </table:table-cell>
          <table:table-cell office:value-type="float" office:value="421" calcext:value-type="float">
            <text:p>421</text:p>
          </table:table-cell>
          <table:table-cell office:value-type="float" office:value="49" calcext:value-type="float">
            <text:p>49</text:p>
          </table:table-cell>
          <table:table-cell office:value-type="float" office:value="6500" calcext:value-type="float">
            <text:p>6500</text:p>
          </table:table-cell>
          <table:table-cell office:value-type="float" office:value="1" calcext:value-type="float">
            <text:p>1</text:p>
          </table:table-cell>
          <table:table-cell table:formula="of:=MIN([.$H129];[.$N129];[.$T129];[.$Z129];[.$AF129];[.$AL129];[.$AR129];[.$AX129];[.$BD129];[.$BJ129];[.$BP129];[.$BV129])" office:value-type="float" office:value="330.72" calcext:value-type="float">
            <text:p>330.72</text:p>
          </table:table-cell>
          <table:table-cell table:formula="of:=MIN([.$I129];[.$O129];[.$U129];[.$AA129];[.$AG129];[.$AM129];[.$AS129];[.$AY129];[.$BE129];[.$BK129];[.$BQ129];[.$BW129])" office:value-type="float" office:value="322.754" calcext:value-type="float">
            <text:p>322.754</text:p>
          </table:table-cell>
          <table:table-cell table:formula="of:=MIN([.$J129];[.$P129];[.$V129];[.$AB129];[.$AH129];[.$AN129];[.$AT129];[.$AZ129];[.$BF129];[.$BL129];[.$BR129];[.$BX129])" office:value-type="float" office:value="421" calcext:value-type="float">
            <text:p>421</text:p>
          </table:table-cell>
          <table:table-cell table:formula="of:=MIN([.$K129];[.$Q129];[.$W129];[.$AC129];[.$AI129];[.$AO129];[.$AU129];[.$BA129];[.$BG129];[.$BM129];[.$BS129];[.$BY129])" office:value-type="float" office:value="49" calcext:value-type="float">
            <text:p>49</text:p>
          </table:table-cell>
          <table:table-cell table:formula="of:=MIN([.$L129];[.$R129];[.$X129];[.$AD129];[.$AJ129];[.$AP129];[.$AV129];[.$BB129];[.$BH129];[.$BN129];[.$BT129];[.$BZ129])" office:value-type="float" office:value="6497" calcext:value-type="float">
            <text:p>6497</text:p>
          </table:table-cell>
          <table:table-cell table:formula="of:=MIN([.$M129];[.$S129];[.$Y129];[.$AE129];[.$AK129];[.$AQ129];[.$AW129];[.$BC129];[.$BI129];[.$BO129];[.$BU129];[.$CA129])" office:value-type="float" office:value="0" calcext:value-type="float">
            <text:p>0</text:p>
          </table:table-cell>
          <table:table-cell table:formula="of:=MEDIAN([.$H129];[.$N129];[.$T129];[.$Z129];[.$AF129];[.$AL129];[.$AR129];[.$AX129];[.$BD129];[.$BJ129];[.$BP129];[.$BV129])" office:value-type="float" office:value="339.99" calcext:value-type="float">
            <text:p>339.99</text:p>
          </table:table-cell>
          <table:table-cell table:formula="of:=MEDIAN([.$I129];[.$O129];[.$U129];[.$AA129];[.$AG129];[.$AM129];[.$AS129];[.$AY129];[.$BE129];[.$BK129];[.$BQ129];[.$BW129])" office:value-type="float" office:value="331.987" calcext:value-type="float">
            <text:p>331.987</text:p>
          </table:table-cell>
          <table:table-cell table:formula="of:=MEDIAN([.$J129];[.$P129];[.$V129];[.$AB129];[.$AH129];[.$AN129];[.$AT129];[.$AZ129];[.$BF129];[.$BL129];[.$BR129];[.$BX129])" office:value-type="float" office:value="1215" calcext:value-type="float">
            <text:p>1215</text:p>
          </table:table-cell>
          <table:table-cell table:formula="of:=MEDIAN([.$K129];[.$Q129];[.$W129];[.$AC129];[.$AI129];[.$AO129];[.$AU129];[.$BA129];[.$BG129];[.$BM129];[.$BS129];[.$BY129])" office:value-type="float" office:value="349" calcext:value-type="float">
            <text:p>349</text:p>
          </table:table-cell>
          <table:table-cell table:formula="of:=MEDIAN([.$L129];[.$R129];[.$X129];[.$AD129];[.$AJ129];[.$AP129];[.$AV129];[.$BB129];[.$BH129];[.$BN129];[.$BT129];[.$BZ129])" office:value-type="float" office:value="6500.5" calcext:value-type="float">
            <text:p>6500.5</text:p>
          </table:table-cell>
          <table:table-cell table:formula="of:=MEDIAN([.$M129];[.$S129];[.$Y129];[.$AE129];[.$AK129];[.$AQ129];[.$AW129];[.$BC129];[.$BI129];[.$BO129];[.$BU129];[.$CA129])" office:value-type="float" office:value="1" calcext:value-type="float">
            <text:p>1</text:p>
          </table:table-cell>
          <table:table-cell table:formula="of:=MAX([.$H129];[.$N129];[.$T129];[.$Z129];[.$AF129];[.$AL129];[.$AR129];[.$AX129];[.$BD129];[.$BJ129];[.$BP129];[.$BV129])" office:value-type="float" office:value="358.82" calcext:value-type="float">
            <text:p>358.82</text:p>
          </table:table-cell>
          <table:table-cell table:formula="of:=MAX([.$I129];[.$O129];[.$U129];[.$AA129];[.$AG129];[.$AM129];[.$AS129];[.$AY129];[.$BE129];[.$BK129];[.$BQ129];[.$BW129])" office:value-type="float" office:value="350.633" calcext:value-type="float">
            <text:p>350.633</text:p>
          </table:table-cell>
          <table:table-cell table:formula="of:=MAX([.$J129];[.$P129];[.$V129];[.$AB129];[.$AH129];[.$AN129];[.$AT129];[.$AZ129];[.$BF129];[.$BL129];[.$BR129];[.$BX129])" office:value-type="float" office:value="2785" calcext:value-type="float">
            <text:p>2785</text:p>
          </table:table-cell>
          <table:table-cell table:formula="of:=MAX([.$K129];[.$Q129];[.$W129];[.$AC129];[.$AI129];[.$AO129];[.$AU129];[.$BA129];[.$BG129];[.$BM129];[.$BS129];[.$BY129])" office:value-type="float" office:value="1097" calcext:value-type="float">
            <text:p>1097</text:p>
          </table:table-cell>
          <table:table-cell table:formula="of:=MAX([.$L129];[.$R129];[.$X129];[.$AD129];[.$AJ129];[.$AP129];[.$AV129];[.$BB129];[.$BH129];[.$BN129];[.$BT129];[.$BZ129])" office:value-type="float" office:value="6504" calcext:value-type="float">
            <text:p>6504</text:p>
          </table:table-cell>
          <table:table-cell table:formula="of:=MAX([.$M129];[.$S129];[.$Y129];[.$AE129];[.$AK129];[.$AQ129];[.$AW129];[.$BC129];[.$BI129];[.$BO129];[.$BU129];[.$CA129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2.lp</text:p>
          </table:table-cell>
          <table:table-cell office:value-type="float" office:value="21.06" calcext:value-type="float">
            <text:p>21.06</text:p>
          </table:table-cell>
          <table:table-cell office:value-type="float" office:value="16.855" calcext:value-type="float">
            <text:p>16.855</text:p>
          </table:table-cell>
          <table:table-cell office:value-type="float" office:value="214" calcext:value-type="float">
            <text:p>214</text:p>
          </table:table-cell>
          <table:table-cell office:value-type="float" office:value="75" calcext:value-type="float">
            <text:p>75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122.95" calcext:value-type="float">
            <text:p>122.95</text:p>
          </table:table-cell>
          <table:table-cell office:value-type="float" office:value="121.006" calcext:value-type="float">
            <text:p>121.006</text:p>
          </table:table-cell>
          <table:table-cell office:value-type="float" office:value="611" calcext:value-type="float">
            <text:p>611</text:p>
          </table:table-cell>
          <table:table-cell office:value-type="float" office:value="194" calcext:value-type="float">
            <text:p>194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  <table:table-cell office:value-type="float" office:value="122.75" calcext:value-type="float">
            <text:p>122.75</text:p>
          </table:table-cell>
          <table:table-cell office:value-type="float" office:value="120.406" calcext:value-type="float">
            <text:p>120.406</text:p>
          </table:table-cell>
          <table:table-cell office:value-type="float" office:value="211" calcext:value-type="float">
            <text:p>211</text:p>
          </table:table-cell>
          <table:table-cell office:value-type="float" office:value="60" calcext:value-type="float">
            <text:p>60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  <table:table-cell office:value-type="float" office:value="122.55" calcext:value-type="float">
            <text:p>122.55</text:p>
          </table:table-cell>
          <table:table-cell office:value-type="float" office:value="120.667" calcext:value-type="float">
            <text:p>120.667</text:p>
          </table:table-cell>
          <table:table-cell office:value-type="float" office:value="611" calcext:value-type="float">
            <text:p>611</text:p>
          </table:table-cell>
          <table:table-cell office:value-type="float" office:value="194" calcext:value-type="float">
            <text:p>194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  <table:table-cell office:value-type="float" office:value="124.74" calcext:value-type="float">
            <text:p>124.74</text:p>
          </table:table-cell>
          <table:table-cell office:value-type="float" office:value="122.491" calcext:value-type="float">
            <text:p>122.491</text:p>
          </table:table-cell>
          <table:table-cell office:value-type="float" office:value="211" calcext:value-type="float">
            <text:p>211</text:p>
          </table:table-cell>
          <table:table-cell office:value-type="float" office:value="60" calcext:value-type="float">
            <text:p>60</text:p>
          </table:table-cell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  <table:table-cell office:value-type="float" office:value="123.7" calcext:value-type="float">
            <text:p>123.7</text:p>
          </table:table-cell>
          <table:table-cell office:value-type="float" office:value="121.54" calcext:value-type="float">
            <text:p>121.54</text:p>
          </table:table-cell>
          <table:table-cell office:value-type="float" office:value="611" calcext:value-type="float">
            <text:p>611</text:p>
          </table:table-cell>
          <table:table-cell office:value-type="float" office:value="194" calcext:value-type="float">
            <text:p>194</text:p>
          </table:table-cell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3.057" calcext:value-type="float">
            <text:p>123.057</text:p>
          </table:table-cell>
          <table:table-cell office:value-type="float" office:value="211" calcext:value-type="float">
            <text:p>211</text:p>
          </table:table-cell>
          <table:table-cell office:value-type="float" office:value="60" calcext:value-type="float">
            <text:p>60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office:value-type="float" office:value="133.92" calcext:value-type="float">
            <text:p>133.92</text:p>
          </table:table-cell>
          <table:table-cell office:value-type="float" office:value="131.844" calcext:value-type="float">
            <text:p>131.844</text:p>
          </table:table-cell>
          <table:table-cell office:value-type="float" office:value="611" calcext:value-type="float">
            <text:p>611</text:p>
          </table:table-cell>
          <table:table-cell office:value-type="float" office:value="194" calcext:value-type="float">
            <text:p>194</text:p>
          </table:table-cell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  <table:table-cell office:value-type="float" office:value="121.59" calcext:value-type="float">
            <text:p>121.59</text:p>
          </table:table-cell>
          <table:table-cell office:value-type="float" office:value="119.496" calcext:value-type="float">
            <text:p>119.496</text:p>
          </table:table-cell>
          <table:table-cell office:value-type="float" office:value="211" calcext:value-type="float">
            <text:p>211</text:p>
          </table:table-cell>
          <table:table-cell office:value-type="float" office:value="60" calcext:value-type="float">
            <text:p>60</text:p>
          </table:table-cell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  <table:table-cell office:value-type="float" office:value="121.7" calcext:value-type="float">
            <text:p>121.7</text:p>
          </table:table-cell>
          <table:table-cell office:value-type="float" office:value="119.392" calcext:value-type="float">
            <text:p>119.392</text:p>
          </table:table-cell>
          <table:table-cell office:value-type="float" office:value="611" calcext:value-type="float">
            <text:p>611</text:p>
          </table:table-cell>
          <table:table-cell office:value-type="float" office:value="194" calcext:value-type="float">
            <text:p>194</text:p>
          </table:table-cell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  <table:table-cell office:value-type="float" office:value="122.76" calcext:value-type="float">
            <text:p>122.76</text:p>
          </table:table-cell>
          <table:table-cell office:value-type="float" office:value="120.561" calcext:value-type="float">
            <text:p>120.561</text:p>
          </table:table-cell>
          <table:table-cell office:value-type="float" office:value="211" calcext:value-type="float">
            <text:p>211</text:p>
          </table:table-cell>
          <table:table-cell office:value-type="float" office:value="60" calcext:value-type="float">
            <text:p>60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  <table:table-cell office:value-type="float" office:value="121.31" calcext:value-type="float">
            <text:p>121.31</text:p>
          </table:table-cell>
          <table:table-cell office:value-type="float" office:value="118.959" calcext:value-type="float">
            <text:p>118.959</text:p>
          </table:table-cell>
          <table:table-cell office:value-type="float" office:value="611" calcext:value-type="float">
            <text:p>611</text:p>
          </table:table-cell>
          <table:table-cell office:value-type="float" office:value="194" calcext:value-type="float">
            <text:p>194</text:p>
          </table:table-cell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  <table:table-cell office:value-type="float" office:value="121.11" calcext:value-type="float">
            <text:p>121.11</text:p>
          </table:table-cell>
          <table:table-cell office:value-type="float" office:value="118.939" calcext:value-type="float">
            <text:p>118.939</text:p>
          </table:table-cell>
          <table:table-cell office:value-type="float" office:value="211" calcext:value-type="float">
            <text:p>211</text:p>
          </table:table-cell>
          <table:table-cell office:value-type="float" office:value="60" calcext:value-type="float">
            <text:p>60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  <table:table-cell table:formula="of:=MIN([.$H130];[.$N130];[.$T130];[.$Z130];[.$AF130];[.$AL130];[.$AR130];[.$AX130];[.$BD130];[.$BJ130];[.$BP130];[.$BV130])" office:value-type="float" office:value="121.11" calcext:value-type="float">
            <text:p>121.11</text:p>
          </table:table-cell>
          <table:table-cell table:formula="of:=MIN([.$I130];[.$O130];[.$U130];[.$AA130];[.$AG130];[.$AM130];[.$AS130];[.$AY130];[.$BE130];[.$BK130];[.$BQ130];[.$BW130])" office:value-type="float" office:value="118.939" calcext:value-type="float">
            <text:p>118.939</text:p>
          </table:table-cell>
          <table:table-cell table:formula="of:=MIN([.$J130];[.$P130];[.$V130];[.$AB130];[.$AH130];[.$AN130];[.$AT130];[.$AZ130];[.$BF130];[.$BL130];[.$BR130];[.$BX130])" office:value-type="float" office:value="211" calcext:value-type="float">
            <text:p>211</text:p>
          </table:table-cell>
          <table:table-cell table:formula="of:=MIN([.$K130];[.$Q130];[.$W130];[.$AC130];[.$AI130];[.$AO130];[.$AU130];[.$BA130];[.$BG130];[.$BM130];[.$BS130];[.$BY130])" office:value-type="float" office:value="60" calcext:value-type="float">
            <text:p>60</text:p>
          </table:table-cell>
          <table:table-cell table:formula="of:=MIN([.$L130];[.$R130];[.$X130];[.$AD130];[.$AJ130];[.$AP130];[.$AV130];[.$BB130];[.$BH130];[.$BN130];[.$BT130];[.$BZ130])" office:value-type="float" office:value="2413" calcext:value-type="float">
            <text:p>2413</text:p>
          </table:table-cell>
          <table:table-cell table:formula="of:=MIN([.$M130];[.$S130];[.$Y130];[.$AE130];[.$AK130];[.$AQ130];[.$AW130];[.$BC130];[.$BI130];[.$BO130];[.$BU130];[.$CA130])" office:value-type="float" office:value="0" calcext:value-type="float">
            <text:p>0</text:p>
          </table:table-cell>
          <table:table-cell table:formula="of:=MEDIAN([.$H130];[.$N130];[.$T130];[.$Z130];[.$AF130];[.$AL130];[.$AR130];[.$AX130];[.$BD130];[.$BJ130];[.$BP130];[.$BV130])" office:value-type="float" office:value="122.755" calcext:value-type="float">
            <text:p>122.755</text:p>
          </table:table-cell>
          <table:table-cell table:formula="of:=MEDIAN([.$I130];[.$O130];[.$U130];[.$AA130];[.$AG130];[.$AM130];[.$AS130];[.$AY130];[.$BE130];[.$BK130];[.$BQ130];[.$BW130])" office:value-type="float" office:value="120.614" calcext:value-type="float">
            <text:p>120.614</text:p>
          </table:table-cell>
          <table:table-cell table:formula="of:=MEDIAN([.$J130];[.$P130];[.$V130];[.$AB130];[.$AH130];[.$AN130];[.$AT130];[.$AZ130];[.$BF130];[.$BL130];[.$BR130];[.$BX130])" office:value-type="float" office:value="411" calcext:value-type="float">
            <text:p>411</text:p>
          </table:table-cell>
          <table:table-cell table:formula="of:=MEDIAN([.$K130];[.$Q130];[.$W130];[.$AC130];[.$AI130];[.$AO130];[.$AU130];[.$BA130];[.$BG130];[.$BM130];[.$BS130];[.$BY130])" office:value-type="float" office:value="127" calcext:value-type="float">
            <text:p>127</text:p>
          </table:table-cell>
          <table:table-cell table:formula="of:=MEDIAN([.$L130];[.$R130];[.$X130];[.$AD130];[.$AJ130];[.$AP130];[.$AV130];[.$BB130];[.$BH130];[.$BN130];[.$BT130];[.$BZ130])" office:value-type="float" office:value="2415.5" calcext:value-type="float">
            <text:p>2415.5</text:p>
          </table:table-cell>
          <table:table-cell table:formula="of:=MEDIAN([.$M130];[.$S130];[.$Y130];[.$AE130];[.$AK130];[.$AQ130];[.$AW130];[.$BC130];[.$BI130];[.$BO130];[.$BU130];[.$CA130])" office:value-type="float" office:value="0" calcext:value-type="float">
            <text:p>0</text:p>
          </table:table-cell>
          <table:table-cell table:formula="of:=MAX([.$H130];[.$N130];[.$T130];[.$Z130];[.$AF130];[.$AL130];[.$AR130];[.$AX130];[.$BD130];[.$BJ130];[.$BP130];[.$BV130])" office:value-type="float" office:value="133.92" calcext:value-type="float">
            <text:p>133.92</text:p>
          </table:table-cell>
          <table:table-cell table:formula="of:=MAX([.$I130];[.$O130];[.$U130];[.$AA130];[.$AG130];[.$AM130];[.$AS130];[.$AY130];[.$BE130];[.$BK130];[.$BQ130];[.$BW130])" office:value-type="float" office:value="131.844" calcext:value-type="float">
            <text:p>131.844</text:p>
          </table:table-cell>
          <table:table-cell table:formula="of:=MAX([.$J130];[.$P130];[.$V130];[.$AB130];[.$AH130];[.$AN130];[.$AT130];[.$AZ130];[.$BF130];[.$BL130];[.$BR130];[.$BX130])" office:value-type="float" office:value="611" calcext:value-type="float">
            <text:p>611</text:p>
          </table:table-cell>
          <table:table-cell table:formula="of:=MAX([.$K130];[.$Q130];[.$W130];[.$AC130];[.$AI130];[.$AO130];[.$AU130];[.$BA130];[.$BG130];[.$BM130];[.$BS130];[.$BY130])" office:value-type="float" office:value="194" calcext:value-type="float">
            <text:p>194</text:p>
          </table:table-cell>
          <table:table-cell table:formula="of:=MAX([.$L130];[.$R130];[.$X130];[.$AD130];[.$AJ130];[.$AP130];[.$AV130];[.$BB130];[.$BH130];[.$BN130];[.$BT130];[.$BZ130])" office:value-type="float" office:value="2420" calcext:value-type="float">
            <text:p>2420</text:p>
          </table:table-cell>
          <table:table-cell table:formula="of:=MAX([.$M130];[.$S130];[.$Y130];[.$AE130];[.$AK130];[.$AQ130];[.$AW130];[.$BC130];[.$BI130];[.$BO130];[.$BU130];[.$CA1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20.lp</text:p>
          </table:table-cell>
          <table:table-cell office:value-type="float" office:value="62.73" calcext:value-type="float">
            <text:p>62.73</text:p>
          </table:table-cell>
          <table:table-cell office:value-type="float" office:value="46.731" calcext:value-type="float">
            <text:p>46.731</text:p>
          </table:table-cell>
          <table:table-cell office:value-type="float" office:value="7548" calcext:value-type="float">
            <text:p>7548</text:p>
          </table:table-cell>
          <table:table-cell office:value-type="float" office:value="1590" calcext:value-type="float">
            <text:p>1590</text:p>
          </table:table-cell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  <table:table-cell office:value-type="float" office:value="354.29" calcext:value-type="float">
            <text:p>354.29</text:p>
          </table:table-cell>
          <table:table-cell office:value-type="float" office:value="346.462" calcext:value-type="float">
            <text:p>346.462</text:p>
          </table:table-cell>
          <table:table-cell office:value-type="float" office:value="3817" calcext:value-type="float">
            <text:p>3817</text:p>
          </table:table-cell>
          <table:table-cell office:value-type="float" office:value="750" calcext:value-type="float">
            <text:p>750</text:p>
          </table:table-cell>
          <table:table-cell office:value-type="float" office:value="6610" calcext:value-type="float">
            <text:p>6610</text:p>
          </table:table-cell>
          <table:table-cell office:value-type="float" office:value="0" calcext:value-type="float">
            <text:p>0</text:p>
          </table:table-cell>
          <table:table-cell office:value-type="float" office:value="347.59" calcext:value-type="float">
            <text:p>347.59</text:p>
          </table:table-cell>
          <table:table-cell office:value-type="float" office:value="340.049" calcext:value-type="float">
            <text:p>340.049</text:p>
          </table:table-cell>
          <table:table-cell office:value-type="float" office:value="484" calcext:value-type="float">
            <text:p>484</text:p>
          </table:table-cell>
          <table:table-cell office:value-type="float" office:value="82" calcext:value-type="float">
            <text:p>82</text:p>
          </table:table-cell>
          <table:table-cell office:value-type="float" office:value="6614" calcext:value-type="float">
            <text:p>6614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32.884" calcext:value-type="float">
            <text:p>332.884</text:p>
          </table:table-cell>
          <table:table-cell office:value-type="float" office:value="32715" calcext:value-type="float">
            <text:p>32715</text:p>
          </table:table-cell>
          <table:table-cell office:value-type="float" office:value="8590" calcext:value-type="float">
            <text:p>8590</text:p>
          </table:table-cell>
          <table:table-cell office:value-type="float" office:value="6614" calcext:value-type="float">
            <text:p>6614</text:p>
          </table:table-cell>
          <table:table-cell office:value-type="float" office:value="7" calcext:value-type="float">
            <text:p>7</text:p>
          </table:table-cell>
          <table:table-cell office:value-type="float" office:value="333.12" calcext:value-type="float">
            <text:p>333.12</text:p>
          </table:table-cell>
          <table:table-cell office:value-type="float" office:value="325.118" calcext:value-type="float">
            <text:p>325.118</text:p>
          </table:table-cell>
          <table:table-cell office:value-type="float" office:value="484" calcext:value-type="float">
            <text:p>484</text:p>
          </table:table-cell>
          <table:table-cell office:value-type="float" office:value="82" calcext:value-type="float">
            <text:p>82</text:p>
          </table:table-cell>
          <table:table-cell office:value-type="float" office:value="6614" calcext:value-type="float">
            <text:p>6614</text:p>
          </table:table-cell>
          <table:table-cell office:value-type="float" office:value="0" calcext:value-type="float">
            <text:p>0</text:p>
          </table:table-cell>
          <table:table-cell office:value-type="float" office:value="344.44" calcext:value-type="float">
            <text:p>344.44</text:p>
          </table:table-cell>
          <table:table-cell office:value-type="float" office:value="335.757" calcext:value-type="float">
            <text:p>335.757</text:p>
          </table:table-cell>
          <table:table-cell office:value-type="float" office:value="32715" calcext:value-type="float">
            <text:p>32715</text:p>
          </table:table-cell>
          <table:table-cell office:value-type="float" office:value="8590" calcext:value-type="float">
            <text:p>8590</text:p>
          </table:table-cell>
          <table:table-cell office:value-type="float" office:value="6615" calcext:value-type="float">
            <text:p>6615</text:p>
          </table:table-cell>
          <table:table-cell office:value-type="float" office:value="7" calcext:value-type="float">
            <text:p>7</text:p>
          </table:table-cell>
          <table:table-cell office:value-type="float" office:value="355.29" calcext:value-type="float">
            <text:p>355.29</text:p>
          </table:table-cell>
          <table:table-cell office:value-type="float" office:value="347.969" calcext:value-type="float">
            <text:p>347.969</text:p>
          </table:table-cell>
          <table:table-cell office:value-type="float" office:value="484" calcext:value-type="float">
            <text:p>484</text:p>
          </table:table-cell>
          <table:table-cell office:value-type="float" office:value="82" calcext:value-type="float">
            <text:p>82</text:p>
          </table:table-cell>
          <table:table-cell office:value-type="float" office:value="6615" calcext:value-type="float">
            <text:p>6615</text:p>
          </table:table-cell>
          <table:table-cell office:value-type="float" office:value="0" calcext:value-type="float">
            <text:p>0</text:p>
          </table:table-cell>
          <table:table-cell office:value-type="float" office:value="355.09" calcext:value-type="float">
            <text:p>355.09</text:p>
          </table:table-cell>
          <table:table-cell office:value-type="float" office:value="347.609" calcext:value-type="float">
            <text:p>347.609</text:p>
          </table:table-cell>
          <table:table-cell office:value-type="float" office:value="32715" calcext:value-type="float">
            <text:p>32715</text:p>
          </table:table-cell>
          <table:table-cell office:value-type="float" office:value="8590" calcext:value-type="float">
            <text:p>8590</text:p>
          </table:table-cell>
          <table:table-cell office:value-type="float" office:value="6615" calcext:value-type="float">
            <text:p>6615</text:p>
          </table:table-cell>
          <table:table-cell office:value-type="float" office:value="7" calcext:value-type="float">
            <text:p>7</text:p>
          </table:table-cell>
          <table:table-cell office:value-type="float" office:value="351.81" calcext:value-type="float">
            <text:p>351.81</text:p>
          </table:table-cell>
          <table:table-cell office:value-type="float" office:value="343.589" calcext:value-type="float">
            <text:p>343.589</text:p>
          </table:table-cell>
          <table:table-cell office:value-type="float" office:value="484" calcext:value-type="float">
            <text:p>484</text:p>
          </table:table-cell>
          <table:table-cell office:value-type="float" office:value="82" calcext:value-type="float">
            <text:p>82</text:p>
          </table:table-cell>
          <table:table-cell office:value-type="float" office:value="6614" calcext:value-type="float">
            <text:p>6614</text:p>
          </table:table-cell>
          <table:table-cell office:value-type="float" office:value="0" calcext:value-type="float">
            <text:p>0</text:p>
          </table:table-cell>
          <table:table-cell office:value-type="float" office:value="333.67" calcext:value-type="float">
            <text:p>333.67</text:p>
          </table:table-cell>
          <table:table-cell office:value-type="float" office:value="326.856" calcext:value-type="float">
            <text:p>326.856</text:p>
          </table:table-cell>
          <table:table-cell office:value-type="float" office:value="32715" calcext:value-type="float">
            <text:p>32715</text:p>
          </table:table-cell>
          <table:table-cell office:value-type="float" office:value="8590" calcext:value-type="float">
            <text:p>8590</text:p>
          </table:table-cell>
          <table:table-cell office:value-type="float" office:value="6612" calcext:value-type="float">
            <text:p>6612</text:p>
          </table:table-cell>
          <table:table-cell office:value-type="float" office:value="7" calcext:value-type="float">
            <text:p>7</text:p>
          </table:table-cell>
          <table:table-cell office:value-type="float" office:value="350.58" calcext:value-type="float">
            <text:p>350.58</text:p>
          </table:table-cell>
          <table:table-cell office:value-type="float" office:value="342.441" calcext:value-type="float">
            <text:p>342.441</text:p>
          </table:table-cell>
          <table:table-cell office:value-type="float" office:value="484" calcext:value-type="float">
            <text:p>484</text:p>
          </table:table-cell>
          <table:table-cell office:value-type="float" office:value="82" calcext:value-type="float">
            <text:p>82</text:p>
          </table:table-cell>
          <table:table-cell office:value-type="float" office:value="6615" calcext:value-type="float">
            <text:p>6615</text:p>
          </table:table-cell>
          <table:table-cell office:value-type="float" office:value="0" calcext:value-type="float">
            <text:p>0</text:p>
          </table:table-cell>
          <table:table-cell office:value-type="float" office:value="350.11" calcext:value-type="float">
            <text:p>350.11</text:p>
          </table:table-cell>
          <table:table-cell office:value-type="float" office:value="342.206" calcext:value-type="float">
            <text:p>342.206</text:p>
          </table:table-cell>
          <table:table-cell office:value-type="float" office:value="32715" calcext:value-type="float">
            <text:p>32715</text:p>
          </table:table-cell>
          <table:table-cell office:value-type="float" office:value="8590" calcext:value-type="float">
            <text:p>8590</text:p>
          </table:table-cell>
          <table:table-cell office:value-type="float" office:value="6617" calcext:value-type="float">
            <text:p>6617</text:p>
          </table:table-cell>
          <table:table-cell office:value-type="float" office:value="7" calcext:value-type="float">
            <text:p>7</text:p>
          </table:table-cell>
          <table:table-cell office:value-type="float" office:value="335.44" calcext:value-type="float">
            <text:p>335.44</text:p>
          </table:table-cell>
          <table:table-cell office:value-type="float" office:value="327.809" calcext:value-type="float">
            <text:p>327.809</text:p>
          </table:table-cell>
          <table:table-cell office:value-type="float" office:value="484" calcext:value-type="float">
            <text:p>484</text:p>
          </table:table-cell>
          <table:table-cell office:value-type="float" office:value="82" calcext:value-type="float">
            <text:p>82</text:p>
          </table:table-cell>
          <table:table-cell office:value-type="float" office:value="6609" calcext:value-type="float">
            <text:p>6609</text:p>
          </table:table-cell>
          <table:table-cell office:value-type="float" office:value="0" calcext:value-type="float">
            <text:p>0</text:p>
          </table:table-cell>
          <table:table-cell table:formula="of:=MIN([.$H131];[.$N131];[.$T131];[.$Z131];[.$AF131];[.$AL131];[.$AR131];[.$AX131];[.$BD131];[.$BJ131];[.$BP131];[.$BV131])" office:value-type="float" office:value="333.12" calcext:value-type="float">
            <text:p>333.12</text:p>
          </table:table-cell>
          <table:table-cell table:formula="of:=MIN([.$I131];[.$O131];[.$U131];[.$AA131];[.$AG131];[.$AM131];[.$AS131];[.$AY131];[.$BE131];[.$BK131];[.$BQ131];[.$BW131])" office:value-type="float" office:value="325.118" calcext:value-type="float">
            <text:p>325.118</text:p>
          </table:table-cell>
          <table:table-cell table:formula="of:=MIN([.$J131];[.$P131];[.$V131];[.$AB131];[.$AH131];[.$AN131];[.$AT131];[.$AZ131];[.$BF131];[.$BL131];[.$BR131];[.$BX131])" office:value-type="float" office:value="484" calcext:value-type="float">
            <text:p>484</text:p>
          </table:table-cell>
          <table:table-cell table:formula="of:=MIN([.$K131];[.$Q131];[.$W131];[.$AC131];[.$AI131];[.$AO131];[.$AU131];[.$BA131];[.$BG131];[.$BM131];[.$BS131];[.$BY131])" office:value-type="float" office:value="82" calcext:value-type="float">
            <text:p>82</text:p>
          </table:table-cell>
          <table:table-cell table:formula="of:=MIN([.$L131];[.$R131];[.$X131];[.$AD131];[.$AJ131];[.$AP131];[.$AV131];[.$BB131];[.$BH131];[.$BN131];[.$BT131];[.$BZ131])" office:value-type="float" office:value="6609" calcext:value-type="float">
            <text:p>6609</text:p>
          </table:table-cell>
          <table:table-cell table:formula="of:=MIN([.$M131];[.$S131];[.$Y131];[.$AE131];[.$AK131];[.$AQ131];[.$AW131];[.$BC131];[.$BI131];[.$BO131];[.$BU131];[.$CA131])" office:value-type="float" office:value="0" calcext:value-type="float">
            <text:p>0</text:p>
          </table:table-cell>
          <table:table-cell table:formula="of:=MEDIAN([.$H131];[.$N131];[.$T131];[.$Z131];[.$AF131];[.$AL131];[.$AR131];[.$AX131];[.$BD131];[.$BJ131];[.$BP131];[.$BV131])" office:value-type="float" office:value="348.85" calcext:value-type="float">
            <text:p>348.85</text:p>
          </table:table-cell>
          <table:table-cell table:formula="of:=MEDIAN([.$I131];[.$O131];[.$U131];[.$AA131];[.$AG131];[.$AM131];[.$AS131];[.$AY131];[.$BE131];[.$BK131];[.$BQ131];[.$BW131])" office:value-type="float" office:value="341.1275" calcext:value-type="float">
            <text:p>341.1275</text:p>
          </table:table-cell>
          <table:table-cell table:formula="of:=MEDIAN([.$J131];[.$P131];[.$V131];[.$AB131];[.$AH131];[.$AN131];[.$AT131];[.$AZ131];[.$BF131];[.$BL131];[.$BR131];[.$BX131])" office:value-type="float" office:value="2150.5" calcext:value-type="float">
            <text:p>2150.5</text:p>
          </table:table-cell>
          <table:table-cell table:formula="of:=MEDIAN([.$K131];[.$Q131];[.$W131];[.$AC131];[.$AI131];[.$AO131];[.$AU131];[.$BA131];[.$BG131];[.$BM131];[.$BS131];[.$BY131])" office:value-type="float" office:value="416" calcext:value-type="float">
            <text:p>416</text:p>
          </table:table-cell>
          <table:table-cell table:formula="of:=MEDIAN([.$L131];[.$R131];[.$X131];[.$AD131];[.$AJ131];[.$AP131];[.$AV131];[.$BB131];[.$BH131];[.$BN131];[.$BT131];[.$BZ131])" office:value-type="float" office:value="6614" calcext:value-type="float">
            <text:p>6614</text:p>
          </table:table-cell>
          <table:table-cell table:formula="of:=MEDIAN([.$M131];[.$S131];[.$Y131];[.$AE131];[.$AK131];[.$AQ131];[.$AW131];[.$BC131];[.$BI131];[.$BO131];[.$BU131];[.$CA131])" office:value-type="float" office:value="0" calcext:value-type="float">
            <text:p>0</text:p>
          </table:table-cell>
          <table:table-cell table:formula="of:=MAX([.$H131];[.$N131];[.$T131];[.$Z131];[.$AF131];[.$AL131];[.$AR131];[.$AX131];[.$BD131];[.$BJ131];[.$BP131];[.$BV131])" office:value-type="float" office:value="355.29" calcext:value-type="float">
            <text:p>355.29</text:p>
          </table:table-cell>
          <table:table-cell table:formula="of:=MAX([.$I131];[.$O131];[.$U131];[.$AA131];[.$AG131];[.$AM131];[.$AS131];[.$AY131];[.$BE131];[.$BK131];[.$BQ131];[.$BW131])" office:value-type="float" office:value="347.969" calcext:value-type="float">
            <text:p>347.969</text:p>
          </table:table-cell>
          <table:table-cell table:formula="of:=MAX([.$J131];[.$P131];[.$V131];[.$AB131];[.$AH131];[.$AN131];[.$AT131];[.$AZ131];[.$BF131];[.$BL131];[.$BR131];[.$BX131])" office:value-type="float" office:value="32715" calcext:value-type="float">
            <text:p>32715</text:p>
          </table:table-cell>
          <table:table-cell table:formula="of:=MAX([.$K131];[.$Q131];[.$W131];[.$AC131];[.$AI131];[.$AO131];[.$AU131];[.$BA131];[.$BG131];[.$BM131];[.$BS131];[.$BY131])" office:value-type="float" office:value="8590" calcext:value-type="float">
            <text:p>8590</text:p>
          </table:table-cell>
          <table:table-cell table:formula="of:=MAX([.$L131];[.$R131];[.$X131];[.$AD131];[.$AJ131];[.$AP131];[.$AV131];[.$BB131];[.$BH131];[.$BN131];[.$BT131];[.$BZ131])" office:value-type="float" office:value="6617" calcext:value-type="float">
            <text:p>6617</text:p>
          </table:table-cell>
          <table:table-cell table:formula="of:=MAX([.$M131];[.$S131];[.$Y131];[.$AE131];[.$AK131];[.$AQ131];[.$AW131];[.$BC131];[.$BI131];[.$BO131];[.$BU131];[.$CA131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26.lp</text:p>
          </table:table-cell>
          <table:table-cell office:value-type="float" office:value="4.56" calcext:value-type="float">
            <text:p>4.56</text:p>
          </table:table-cell>
          <table:table-cell office:value-type="float" office:value="3.66" calcext:value-type="float">
            <text:p>3.66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505" calcext:value-type="float">
            <text:p>29.505</text:p>
          </table:table-cell>
          <table:table-cell office:value-type="float" office:value="3074" calcext:value-type="float">
            <text:p>3074</text:p>
          </table:table-cell>
          <table:table-cell office:value-type="float" office:value="1241" calcext:value-type="float">
            <text:p>1241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.56</text:p>
          </table:table-cell>
          <table:table-cell office:value-type="float" office:value="27.944" calcext:value-type="float">
            <text:p>27.944</text:p>
          </table:table-cell>
          <table:table-cell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29.44" calcext:value-type="float">
            <text:p>29.44</text:p>
          </table:table-cell>
          <table:table-cell office:value-type="float" office:value="28.698" calcext:value-type="float">
            <text:p>28.698</text:p>
          </table:table-cell>
          <table:table-cell office:value-type="float" office:value="549" calcext:value-type="float">
            <text:p>549</text:p>
          </table:table-cell>
          <table:table-cell office:value-type="float" office:value="216" calcext:value-type="float">
            <text:p>216</text:p>
          </table:table-cell>
          <table:table-cell office:value-type="float" office:value="613" calcext:value-type="float">
            <text:p>613</text:p>
          </table:table-cell>
          <table:table-cell office:value-type="float" office:value="4" calcext:value-type="float">
            <text:p>4</text:p>
          </table:table-cell>
          <table:table-cell office:value-type="float" office:value="28.99" calcext:value-type="float">
            <text:p>28.99</text:p>
          </table:table-cell>
          <table:table-cell office:value-type="float" office:value="28.316" calcext:value-type="float">
            <text:p>28.316</text:p>
          </table:table-cell>
          <table:table-cell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28.49" calcext:value-type="float">
            <text:p>28.49</text:p>
          </table:table-cell>
          <table:table-cell office:value-type="float" office:value="27.805" calcext:value-type="float">
            <text:p>27.805</text:p>
          </table:table-cell>
          <table:table-cell office:value-type="float" office:value="549" calcext:value-type="float">
            <text:p>549</text:p>
          </table:table-cell>
          <table:table-cell office:value-type="float" office:value="216" calcext:value-type="float">
            <text:p>216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29.17" calcext:value-type="float">
            <text:p>29.17</text:p>
          </table:table-cell>
          <table:table-cell office:value-type="float" office:value="28.439" calcext:value-type="float">
            <text:p>28.439</text:p>
          </table:table-cell>
          <table:table-cell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9.33" calcext:value-type="float">
            <text:p>29.33</text:p>
          </table:table-cell>
          <table:table-cell office:value-type="float" office:value="28.613" calcext:value-type="float">
            <text:p>28.613</text:p>
          </table:table-cell>
          <table:table-cell office:value-type="float" office:value="549" calcext:value-type="float">
            <text:p>549</text:p>
          </table:table-cell>
          <table:table-cell office:value-type="float" office:value="216" calcext:value-type="float">
            <text:p>216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29.61" calcext:value-type="float">
            <text:p>29.61</text:p>
          </table:table-cell>
          <table:table-cell office:value-type="float" office:value="28.86" calcext:value-type="float">
            <text:p>28.86</text:p>
          </table:table-cell>
          <table:table-cell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.56</text:p>
          </table:table-cell>
          <table:table-cell office:value-type="float" office:value="27.85" calcext:value-type="float">
            <text:p>27.85</text:p>
          </table:table-cell>
          <table:table-cell office:value-type="float" office:value="703" calcext:value-type="float">
            <text:p>703</text:p>
          </table:table-cell>
          <table:table-cell office:value-type="float" office:value="298" calcext:value-type="float">
            <text:p>298</text:p>
          </table:table-cell>
          <table:table-cell office:value-type="float" office:value="614" calcext:value-type="float">
            <text:p>614</text:p>
          </table:table-cell>
          <table:table-cell office:value-type="float" office:value="3" calcext:value-type="float">
            <text:p>3</text:p>
          </table:table-cell>
          <table:table-cell office:value-type="float" office:value="28.42" calcext:value-type="float">
            <text:p>28.42</text:p>
          </table:table-cell>
          <table:table-cell office:value-type="float" office:value="27.69" calcext:value-type="float">
            <text:p>27.69</text:p>
          </table:table-cell>
          <table:table-cell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28.74" calcext:value-type="float">
            <text:p>28.74</text:p>
          </table:table-cell>
          <table:table-cell office:value-type="float" office:value="27.993" calcext:value-type="float">
            <text:p>27.993</text:p>
          </table:table-cell>
          <table:table-cell office:value-type="float" office:value="549" calcext:value-type="float">
            <text:p>549</text:p>
          </table:table-cell>
          <table:table-cell office:value-type="float" office:value="216" calcext:value-type="float">
            <text:p>216</text:p>
          </table:table-cell>
          <table:table-cell office:value-type="float" office:value="607" calcext:value-type="float">
            <text:p>60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8.297" calcext:value-type="float">
            <text:p>28.297</text:p>
          </table:table-cell>
          <table:table-cell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MIN([.$H132];[.$N132];[.$T132];[.$Z132];[.$AF132];[.$AL132];[.$AR132];[.$AX132];[.$BD132];[.$BJ132];[.$BP132];[.$BV132])" office:value-type="float" office:value="28.42" calcext:value-type="float">
            <text:p>28.42</text:p>
          </table:table-cell>
          <table:table-cell table:formula="of:=MIN([.$I132];[.$O132];[.$U132];[.$AA132];[.$AG132];[.$AM132];[.$AS132];[.$AY132];[.$BE132];[.$BK132];[.$BQ132];[.$BW132])" office:value-type="float" office:value="27.69" calcext:value-type="float">
            <text:p>27.69</text:p>
          </table:table-cell>
          <table:table-cell table:formula="of:=MIN([.$J132];[.$P132];[.$V132];[.$AB132];[.$AH132];[.$AN132];[.$AT132];[.$AZ132];[.$BF132];[.$BL132];[.$BR132];[.$BX132])" office:value-type="float" office:value="247" calcext:value-type="float">
            <text:p>247</text:p>
          </table:table-cell>
          <table:table-cell table:formula="of:=MIN([.$K132];[.$Q132];[.$W132];[.$AC132];[.$AI132];[.$AO132];[.$AU132];[.$BA132];[.$BG132];[.$BM132];[.$BS132];[.$BY132])" office:value-type="float" office:value="32" calcext:value-type="float">
            <text:p>32</text:p>
          </table:table-cell>
          <table:table-cell table:formula="of:=MIN([.$L132];[.$R132];[.$X132];[.$AD132];[.$AJ132];[.$AP132];[.$AV132];[.$BB132];[.$BH132];[.$BN132];[.$BT132];[.$BZ132])" office:value-type="float" office:value="605" calcext:value-type="float">
            <text:p>605</text:p>
          </table:table-cell>
          <table:table-cell table:formula="of:=MIN([.$M132];[.$S132];[.$Y132];[.$AE132];[.$AK132];[.$AQ132];[.$AW132];[.$BC132];[.$BI132];[.$BO132];[.$BU132];[.$CA132])" office:value-type="float" office:value="0" calcext:value-type="float">
            <text:p>0</text:p>
          </table:table-cell>
          <table:table-cell table:formula="of:=MEDIAN([.$H132];[.$N132];[.$T132];[.$Z132];[.$AF132];[.$AL132];[.$AR132];[.$AX132];[.$BD132];[.$BJ132];[.$BP132];[.$BV132])" office:value-type="float" office:value="28.995" calcext:value-type="float">
            <text:p>28.995</text:p>
          </table:table-cell>
          <table:table-cell table:formula="of:=MEDIAN([.$I132];[.$O132];[.$U132];[.$AA132];[.$AG132];[.$AM132];[.$AS132];[.$AY132];[.$BE132];[.$BK132];[.$BQ132];[.$BW132])" office:value-type="float" office:value="28.3065" calcext:value-type="float">
            <text:p>28.3065</text:p>
          </table:table-cell>
          <table:table-cell table:formula="of:=MEDIAN([.$J132];[.$P132];[.$V132];[.$AB132];[.$AH132];[.$AN132];[.$AT132];[.$AZ132];[.$BF132];[.$BL132];[.$BR132];[.$BX132])" office:value-type="float" office:value="398" calcext:value-type="float">
            <text:p>398</text:p>
          </table:table-cell>
          <table:table-cell table:formula="of:=MEDIAN([.$K132];[.$Q132];[.$W132];[.$AC132];[.$AI132];[.$AO132];[.$AU132];[.$BA132];[.$BG132];[.$BM132];[.$BS132];[.$BY132])" office:value-type="float" office:value="124" calcext:value-type="float">
            <text:p>124</text:p>
          </table:table-cell>
          <table:table-cell table:formula="of:=MEDIAN([.$L132];[.$R132];[.$X132];[.$AD132];[.$AJ132];[.$AP132];[.$AV132];[.$BB132];[.$BH132];[.$BN132];[.$BT132];[.$BZ132])" office:value-type="float" office:value="611.5" calcext:value-type="float">
            <text:p>611.5</text:p>
          </table:table-cell>
          <table:table-cell table:formula="of:=MEDIAN([.$M132];[.$S132];[.$Y132];[.$AE132];[.$AK132];[.$AQ132];[.$AW132];[.$BC132];[.$BI132];[.$BO132];[.$BU132];[.$CA132])" office:value-type="float" office:value="0" calcext:value-type="float">
            <text:p>0</text:p>
          </table:table-cell>
          <table:table-cell table:formula="of:=MAX([.$H132];[.$N132];[.$T132];[.$Z132];[.$AF132];[.$AL132];[.$AR132];[.$AX132];[.$BD132];[.$BJ132];[.$BP132];[.$BV132])" office:value-type="float" office:value="30.2" calcext:value-type="float">
            <text:p>30.2</text:p>
          </table:table-cell>
          <table:table-cell table:formula="of:=MAX([.$I132];[.$O132];[.$U132];[.$AA132];[.$AG132];[.$AM132];[.$AS132];[.$AY132];[.$BE132];[.$BK132];[.$BQ132];[.$BW132])" office:value-type="float" office:value="29.505" calcext:value-type="float">
            <text:p>29.505</text:p>
          </table:table-cell>
          <table:table-cell table:formula="of:=MAX([.$J132];[.$P132];[.$V132];[.$AB132];[.$AH132];[.$AN132];[.$AT132];[.$AZ132];[.$BF132];[.$BL132];[.$BR132];[.$BX132])" office:value-type="float" office:value="3074" calcext:value-type="float">
            <text:p>3074</text:p>
          </table:table-cell>
          <table:table-cell table:formula="of:=MAX([.$K132];[.$Q132];[.$W132];[.$AC132];[.$AI132];[.$AO132];[.$AU132];[.$BA132];[.$BG132];[.$BM132];[.$BS132];[.$BY132])" office:value-type="float" office:value="1241" calcext:value-type="float">
            <text:p>1241</text:p>
          </table:table-cell>
          <table:table-cell table:formula="of:=MAX([.$L132];[.$R132];[.$X132];[.$AD132];[.$AJ132];[.$AP132];[.$AV132];[.$BB132];[.$BH132];[.$BN132];[.$BT132];[.$BZ132])" office:value-type="float" office:value="615" calcext:value-type="float">
            <text:p>615</text:p>
          </table:table-cell>
          <table:table-cell table:formula="of:=MAX([.$M132];[.$S132];[.$Y132];[.$AE132];[.$AK132];[.$AQ132];[.$AW132];[.$BC132];[.$BI132];[.$BO132];[.$BU132];[.$CA13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27.lp</text:p>
          </table:table-cell>
          <table:table-cell office:value-type="float" office:value="2.54" calcext:value-type="float">
            <text:p>2.54</text:p>
          </table:table-cell>
          <table:table-cell office:value-type="float" office:value="2.129" calcext:value-type="float">
            <text:p>2.129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15.312" calcext:value-type="float">
            <text:p>15.312</text:p>
          </table:table-cell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15.315" calcext:value-type="float">
            <text:p>15.315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15.72" calcext:value-type="float">
            <text:p>15.72</text:p>
          </table:table-cell>
          <table:table-cell office:value-type="float" office:value="15.401" calcext:value-type="float">
            <text:p>15.401</text:p>
          </table:table-cell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5.43" calcext:value-type="float">
            <text:p>15.43</text:p>
          </table:table-cell>
          <table:table-cell office:value-type="float" office:value="15.095" calcext:value-type="float">
            <text:p>15.095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5.61" calcext:value-type="float">
            <text:p>15.61</text:p>
          </table:table-cell>
          <table:table-cell office:value-type="float" office:value="15.28" calcext:value-type="float">
            <text:p>15.28</text:p>
          </table:table-cell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6.03" calcext:value-type="float">
            <text:p>16.03</text:p>
          </table:table-cell>
          <table:table-cell office:value-type="float" office:value="15.672" calcext:value-type="float">
            <text:p>15.672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15.77" calcext:value-type="float">
            <text:p>15.77</text:p>
          </table:table-cell>
          <table:table-cell office:value-type="float" office:value="15.438" calcext:value-type="float">
            <text:p>15.438</text:p>
          </table:table-cell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15.255" calcext:value-type="float">
            <text:p>15.255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15.78" calcext:value-type="float">
            <text:p>15.78</text:p>
          </table:table-cell>
          <table:table-cell office:value-type="float" office:value="15.437" calcext:value-type="float">
            <text:p>15.437</text:p>
          </table:table-cell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15.304" calcext:value-type="float">
            <text:p>15.304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16.26" calcext:value-type="float">
            <text:p>16.26</text:p>
          </table:table-cell>
          <table:table-cell office:value-type="float" office:value="15.923" calcext:value-type="float">
            <text:p>15.923</text:p>
          </table:table-cell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15.47" calcext:value-type="float">
            <text:p>15.47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MIN([.$H133];[.$N133];[.$T133];[.$Z133];[.$AF133];[.$AL133];[.$AR133];[.$AX133];[.$BD133];[.$BJ133];[.$BP133];[.$BV133])" office:value-type="float" office:value="15.43" calcext:value-type="float">
            <text:p>15.43</text:p>
          </table:table-cell>
          <table:table-cell table:formula="of:=MIN([.$I133];[.$O133];[.$U133];[.$AA133];[.$AG133];[.$AM133];[.$AS133];[.$AY133];[.$BE133];[.$BK133];[.$BQ133];[.$BW133])" office:value-type="float" office:value="15.095" calcext:value-type="float">
            <text:p>15.095</text:p>
          </table:table-cell>
          <table:table-cell table:formula="of:=MIN([.$J133];[.$P133];[.$V133];[.$AB133];[.$AH133];[.$AN133];[.$AT133];[.$AZ133];[.$BF133];[.$BL133];[.$BR133];[.$BX133])" office:value-type="float" office:value="90" calcext:value-type="float">
            <text:p>90</text:p>
          </table:table-cell>
          <table:table-cell table:formula="of:=MIN([.$K133];[.$Q133];[.$W133];[.$AC133];[.$AI133];[.$AO133];[.$AU133];[.$BA133];[.$BG133];[.$BM133];[.$BS133];[.$BY133])" office:value-type="float" office:value="13" calcext:value-type="float">
            <text:p>13</text:p>
          </table:table-cell>
          <table:table-cell table:formula="of:=MIN([.$L133];[.$R133];[.$X133];[.$AD133];[.$AJ133];[.$AP133];[.$AV133];[.$BB133];[.$BH133];[.$BN133];[.$BT133];[.$BZ133])" office:value-type="float" office:value="350" calcext:value-type="float">
            <text:p>350</text:p>
          </table:table-cell>
          <table:table-cell table:formula="of:=MIN([.$M133];[.$S133];[.$Y133];[.$AE133];[.$AK133];[.$AQ133];[.$AW133];[.$BC133];[.$BI133];[.$BO133];[.$BU133];[.$CA133])" office:value-type="float" office:value="0" calcext:value-type="float">
            <text:p>0</text:p>
          </table:table-cell>
          <table:table-cell table:formula="of:=MEDIAN([.$H133];[.$N133];[.$T133];[.$Z133];[.$AF133];[.$AL133];[.$AR133];[.$AX133];[.$BD133];[.$BJ133];[.$BP133];[.$BV133])" office:value-type="float" office:value="15.685" calcext:value-type="float">
            <text:p>15.685</text:p>
          </table:table-cell>
          <table:table-cell table:formula="of:=MEDIAN([.$I133];[.$O133];[.$U133];[.$AA133];[.$AG133];[.$AM133];[.$AS133];[.$AY133];[.$BE133];[.$BK133];[.$BQ133];[.$BW133])" office:value-type="float" office:value="15.358" calcext:value-type="float">
            <text:p>15.358</text:p>
          </table:table-cell>
          <table:table-cell table:formula="of:=MEDIAN([.$J133];[.$P133];[.$V133];[.$AB133];[.$AH133];[.$AN133];[.$AT133];[.$AZ133];[.$BF133];[.$BL133];[.$BR133];[.$BX133])" office:value-type="float" office:value="125.5" calcext:value-type="float">
            <text:p>125.5</text:p>
          </table:table-cell>
          <table:table-cell table:formula="of:=MEDIAN([.$K133];[.$Q133];[.$W133];[.$AC133];[.$AI133];[.$AO133];[.$AU133];[.$BA133];[.$BG133];[.$BM133];[.$BS133];[.$BY133])" office:value-type="float" office:value="35" calcext:value-type="float">
            <text:p>35</text:p>
          </table:table-cell>
          <table:table-cell table:formula="of:=MEDIAN([.$L133];[.$R133];[.$X133];[.$AD133];[.$AJ133];[.$AP133];[.$AV133];[.$BB133];[.$BH133];[.$BN133];[.$BT133];[.$BZ133])" office:value-type="float" office:value="351" calcext:value-type="float">
            <text:p>351</text:p>
          </table:table-cell>
          <table:table-cell table:formula="of:=MEDIAN([.$M133];[.$S133];[.$Y133];[.$AE133];[.$AK133];[.$AQ133];[.$AW133];[.$BC133];[.$BI133];[.$BO133];[.$BU133];[.$CA133])" office:value-type="float" office:value="0" calcext:value-type="float">
            <text:p>0</text:p>
          </table:table-cell>
          <table:table-cell table:formula="of:=MAX([.$H133];[.$N133];[.$T133];[.$Z133];[.$AF133];[.$AL133];[.$AR133];[.$AX133];[.$BD133];[.$BJ133];[.$BP133];[.$BV133])" office:value-type="float" office:value="16.26" calcext:value-type="float">
            <text:p>16.26</text:p>
          </table:table-cell>
          <table:table-cell table:formula="of:=MAX([.$I133];[.$O133];[.$U133];[.$AA133];[.$AG133];[.$AM133];[.$AS133];[.$AY133];[.$BE133];[.$BK133];[.$BQ133];[.$BW133])" office:value-type="float" office:value="15.923" calcext:value-type="float">
            <text:p>15.923</text:p>
          </table:table-cell>
          <table:table-cell table:formula="of:=MAX([.$J133];[.$P133];[.$V133];[.$AB133];[.$AH133];[.$AN133];[.$AT133];[.$AZ133];[.$BF133];[.$BL133];[.$BR133];[.$BX133])" office:value-type="float" office:value="161" calcext:value-type="float">
            <text:p>161</text:p>
          </table:table-cell>
          <table:table-cell table:formula="of:=MAX([.$K133];[.$Q133];[.$W133];[.$AC133];[.$AI133];[.$AO133];[.$AU133];[.$BA133];[.$BG133];[.$BM133];[.$BS133];[.$BY133])" office:value-type="float" office:value="57" calcext:value-type="float">
            <text:p>57</text:p>
          </table:table-cell>
          <table:table-cell table:formula="of:=MAX([.$L133];[.$R133];[.$X133];[.$AD133];[.$AJ133];[.$AP133];[.$AV133];[.$BB133];[.$BH133];[.$BN133];[.$BT133];[.$BZ133])" office:value-type="float" office:value="354" calcext:value-type="float">
            <text:p>354</text:p>
          </table:table-cell>
          <table:table-cell table:formula="of:=MAX([.$M133];[.$S133];[.$Y133];[.$AE133];[.$AK133];[.$AQ133];[.$AW133];[.$BC133];[.$BI133];[.$BO133];[.$BU133];[.$CA1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29.lp</text:p>
          </table:table-cell>
          <table:table-cell office:value-type="float" office:value="3.96" calcext:value-type="float">
            <text:p>3.96</text:p>
          </table:table-cell>
          <table:table-cell office:value-type="float" office:value="3.316" calcext:value-type="float">
            <text:p>3.31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25.98" calcext:value-type="float">
            <text:p>25.9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6.26" calcext:value-type="float">
            <text:p>26.26</text:p>
          </table:table-cell>
          <table:table-cell office:value-type="float" office:value="25.704" calcext:value-type="float">
            <text:p>25.704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25.46" calcext:value-type="float">
            <text:p>25.46</text:p>
          </table:table-cell>
          <table:table-cell office:value-type="float" office:value="24.928" calcext:value-type="float">
            <text:p>24.9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26.57" calcext:value-type="float">
            <text:p>26.57</text:p>
          </table:table-cell>
          <table:table-cell office:value-type="float" office:value="26.063" calcext:value-type="float">
            <text:p>26.06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25.05" calcext:value-type="float">
            <text:p>25.05</text:p>
          </table:table-cell>
          <table:table-cell office:value-type="float" office:value="24.53" calcext:value-type="float">
            <text:p>24.5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25.95" calcext:value-type="float">
            <text:p>25.95</text:p>
          </table:table-cell>
          <table:table-cell office:value-type="float" office:value="25.405" calcext:value-type="float">
            <text:p>25.40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25.89" calcext:value-type="float">
            <text:p>25.89</text:p>
          </table:table-cell>
          <table:table-cell office:value-type="float" office:value="25.367" calcext:value-type="float">
            <text:p>25.36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26.272" calcext:value-type="float">
            <text:p>26.27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24.977" calcext:value-type="float">
            <text:p>24.97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25.554" calcext:value-type="float">
            <text:p>25.554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25.02" calcext:value-type="float">
            <text:p>25.02</text:p>
          </table:table-cell>
          <table:table-cell office:value-type="float" office:value="24.489" calcext:value-type="float">
            <text:p>24.48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25.53" calcext:value-type="float">
            <text:p>25.53</text:p>
          </table:table-cell>
          <table:table-cell office:value-type="float" office:value="24.989" calcext:value-type="float">
            <text:p>24.98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MIN([.$H134];[.$N134];[.$T134];[.$Z134];[.$AF134];[.$AL134];[.$AR134];[.$AX134];[.$BD134];[.$BJ134];[.$BP134];[.$BV134])" office:value-type="float" office:value="25.02" calcext:value-type="float">
            <text:p>25.02</text:p>
          </table:table-cell>
          <table:table-cell table:formula="of:=MIN([.$I134];[.$O134];[.$U134];[.$AA134];[.$AG134];[.$AM134];[.$AS134];[.$AY134];[.$BE134];[.$BK134];[.$BQ134];[.$BW134])" office:value-type="float" office:value="24.489" calcext:value-type="float">
            <text:p>24.489</text:p>
          </table:table-cell>
          <table:table-cell table:formula="of:=MIN([.$J134];[.$P134];[.$V134];[.$AB134];[.$AH134];[.$AN134];[.$AT134];[.$AZ134];[.$BF134];[.$BL134];[.$BR134];[.$BX134])" office:value-type="float" office:value="26" calcext:value-type="float">
            <text:p>26</text:p>
          </table:table-cell>
          <table:table-cell table:formula="of:=MIN([.$K134];[.$Q134];[.$W134];[.$AC134];[.$AI134];[.$AO134];[.$AU134];[.$BA134];[.$BG134];[.$BM134];[.$BS134];[.$BY134])" office:value-type="float" office:value="2" calcext:value-type="float">
            <text:p>2</text:p>
          </table:table-cell>
          <table:table-cell table:formula="of:=MIN([.$L134];[.$R134];[.$X134];[.$AD134];[.$AJ134];[.$AP134];[.$AV134];[.$BB134];[.$BH134];[.$BN134];[.$BT134];[.$BZ134])" office:value-type="float" office:value="534" calcext:value-type="float">
            <text:p>534</text:p>
          </table:table-cell>
          <table:table-cell table:formula="of:=MIN([.$M134];[.$S134];[.$Y134];[.$AE134];[.$AK134];[.$AQ134];[.$AW134];[.$BC134];[.$BI134];[.$BO134];[.$BU134];[.$CA134])" office:value-type="float" office:value="0" calcext:value-type="float">
            <text:p>0</text:p>
          </table:table-cell>
          <table:table-cell table:formula="of:=MEDIAN([.$H134];[.$N134];[.$T134];[.$Z134];[.$AF134];[.$AL134];[.$AR134];[.$AX134];[.$BD134];[.$BJ134];[.$BP134];[.$BV134])" office:value-type="float" office:value="25.92" calcext:value-type="float">
            <text:p>25.92</text:p>
          </table:table-cell>
          <table:table-cell table:formula="of:=MEDIAN([.$I134];[.$O134];[.$U134];[.$AA134];[.$AG134];[.$AM134];[.$AS134];[.$AY134];[.$BE134];[.$BK134];[.$BQ134];[.$BW134])" office:value-type="float" office:value="25.386" calcext:value-type="float">
            <text:p>25.386</text:p>
          </table:table-cell>
          <table:table-cell table:formula="of:=MEDIAN([.$J134];[.$P134];[.$V134];[.$AB134];[.$AH134];[.$AN134];[.$AT134];[.$AZ134];[.$BF134];[.$BL134];[.$BR134];[.$BX134])" office:value-type="float" office:value="38" calcext:value-type="float">
            <text:p>38</text:p>
          </table:table-cell>
          <table:table-cell table:formula="of:=MEDIAN([.$K134];[.$Q134];[.$W134];[.$AC134];[.$AI134];[.$AO134];[.$AU134];[.$BA134];[.$BG134];[.$BM134];[.$BS134];[.$BY134])" office:value-type="float" office:value="6.5" calcext:value-type="float">
            <text:p>6.5</text:p>
          </table:table-cell>
          <table:table-cell table:formula="of:=MEDIAN([.$L134];[.$R134];[.$X134];[.$AD134];[.$AJ134];[.$AP134];[.$AV134];[.$BB134];[.$BH134];[.$BN134];[.$BT134];[.$BZ134])" office:value-type="float" office:value="536" calcext:value-type="float">
            <text:p>536</text:p>
          </table:table-cell>
          <table:table-cell table:formula="of:=MEDIAN([.$M134];[.$S134];[.$Y134];[.$AE134];[.$AK134];[.$AQ134];[.$AW134];[.$BC134];[.$BI134];[.$BO134];[.$BU134];[.$CA134])" office:value-type="float" office:value="0" calcext:value-type="float">
            <text:p>0</text:p>
          </table:table-cell>
          <table:table-cell table:formula="of:=MAX([.$H134];[.$N134];[.$T134];[.$Z134];[.$AF134];[.$AL134];[.$AR134];[.$AX134];[.$BD134];[.$BJ134];[.$BP134];[.$BV134])" office:value-type="float" office:value="26.8" calcext:value-type="float">
            <text:p>26.8</text:p>
          </table:table-cell>
          <table:table-cell table:formula="of:=MAX([.$I134];[.$O134];[.$U134];[.$AA134];[.$AG134];[.$AM134];[.$AS134];[.$AY134];[.$BE134];[.$BK134];[.$BQ134];[.$BW134])" office:value-type="float" office:value="26.272" calcext:value-type="float">
            <text:p>26.272</text:p>
          </table:table-cell>
          <table:table-cell table:formula="of:=MAX([.$J134];[.$P134];[.$V134];[.$AB134];[.$AH134];[.$AN134];[.$AT134];[.$AZ134];[.$BF134];[.$BL134];[.$BR134];[.$BX134])" office:value-type="float" office:value="50" calcext:value-type="float">
            <text:p>50</text:p>
          </table:table-cell>
          <table:table-cell table:formula="of:=MAX([.$K134];[.$Q134];[.$W134];[.$AC134];[.$AI134];[.$AO134];[.$AU134];[.$BA134];[.$BG134];[.$BM134];[.$BS134];[.$BY134])" office:value-type="float" office:value="11" calcext:value-type="float">
            <text:p>11</text:p>
          </table:table-cell>
          <table:table-cell table:formula="of:=MAX([.$L134];[.$R134];[.$X134];[.$AD134];[.$AJ134];[.$AP134];[.$AV134];[.$BB134];[.$BH134];[.$BN134];[.$BT134];[.$BZ134])" office:value-type="float" office:value="540" calcext:value-type="float">
            <text:p>540</text:p>
          </table:table-cell>
          <table:table-cell table:formula="of:=MAX([.$M134];[.$S134];[.$Y134];[.$AE134];[.$AK134];[.$AQ134];[.$AW134];[.$BC134];[.$BI134];[.$BO134];[.$BU134];[.$CA1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3.lp</text:p>
          </table:table-cell>
          <table:table-cell office:value-type="float" office:value="4.34" calcext:value-type="float">
            <text:p>4.34</text:p>
          </table:table-cell>
          <table:table-cell office:value-type="float" office:value="3.566" calcext:value-type="float">
            <text:p>3.56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8.15" calcext:value-type="float">
            <text:p>28.15</text:p>
          </table:table-cell>
          <table:table-cell office:value-type="float" office:value="27.637" calcext:value-type="float">
            <text:p>27.637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8.72" calcext:value-type="float">
            <text:p>28.72</text:p>
          </table:table-cell>
          <table:table-cell office:value-type="float" office:value="28.11" calcext:value-type="float">
            <text:p>28.11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29.24" calcext:value-type="float">
            <text:p>29.24</text:p>
          </table:table-cell>
          <table:table-cell office:value-type="float" office:value="28.634" calcext:value-type="float">
            <text:p>28.634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28.72" calcext:value-type="float">
            <text:p>28.72</text:p>
          </table:table-cell>
          <table:table-cell office:value-type="float" office:value="28.103" calcext:value-type="float">
            <text:p>28.10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28.13" calcext:value-type="float">
            <text:p>28.13</text:p>
          </table:table-cell>
          <table:table-cell office:value-type="float" office:value="27.524" calcext:value-type="float">
            <text:p>27.524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8.04" calcext:value-type="float">
            <text:p>28.04</text:p>
          </table:table-cell>
          <table:table-cell office:value-type="float" office:value="27.447" calcext:value-type="float">
            <text:p>27.447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28.18" calcext:value-type="float">
            <text:p>28.18</text:p>
          </table:table-cell>
          <table:table-cell office:value-type="float" office:value="27.602" calcext:value-type="float">
            <text:p>27.60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27.185" calcext:value-type="float">
            <text:p>27.18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8.09" calcext:value-type="float">
            <text:p>28.09</text:p>
          </table:table-cell>
          <table:table-cell office:value-type="float" office:value="27.481" calcext:value-type="float">
            <text:p>27.481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7.83" calcext:value-type="float">
            <text:p>27.83</text:p>
          </table:table-cell>
          <table:table-cell office:value-type="float" office:value="27.209" calcext:value-type="float">
            <text:p>27.209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28.03" calcext:value-type="float">
            <text:p>28.03</text:p>
          </table:table-cell>
          <table:table-cell office:value-type="float" office:value="27.455" calcext:value-type="float">
            <text:p>27.455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28.06" calcext:value-type="float">
            <text:p>28.06</text:p>
          </table:table-cell>
          <table:table-cell office:value-type="float" office:value="27.476" calcext:value-type="float">
            <text:p>27.47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MIN([.$H135];[.$N135];[.$T135];[.$Z135];[.$AF135];[.$AL135];[.$AR135];[.$AX135];[.$BD135];[.$BJ135];[.$BP135];[.$BV135])" office:value-type="float" office:value="27.7" calcext:value-type="float">
            <text:p>27.7</text:p>
          </table:table-cell>
          <table:table-cell table:formula="of:=MIN([.$I135];[.$O135];[.$U135];[.$AA135];[.$AG135];[.$AM135];[.$AS135];[.$AY135];[.$BE135];[.$BK135];[.$BQ135];[.$BW135])" office:value-type="float" office:value="27.185" calcext:value-type="float">
            <text:p>27.185</text:p>
          </table:table-cell>
          <table:table-cell table:formula="of:=MIN([.$J135];[.$P135];[.$V135];[.$AB135];[.$AH135];[.$AN135];[.$AT135];[.$AZ135];[.$BF135];[.$BL135];[.$BR135];[.$BX135])" office:value-type="float" office:value="52" calcext:value-type="float">
            <text:p>52</text:p>
          </table:table-cell>
          <table:table-cell table:formula="of:=MIN([.$K135];[.$Q135];[.$W135];[.$AC135];[.$AI135];[.$AO135];[.$AU135];[.$BA135];[.$BG135];[.$BM135];[.$BS135];[.$BY135])" office:value-type="float" office:value="6" calcext:value-type="float">
            <text:p>6</text:p>
          </table:table-cell>
          <table:table-cell table:formula="of:=MIN([.$L135];[.$R135];[.$X135];[.$AD135];[.$AJ135];[.$AP135];[.$AV135];[.$BB135];[.$BH135];[.$BN135];[.$BT135];[.$BZ135])" office:value-type="float" office:value="582" calcext:value-type="float">
            <text:p>582</text:p>
          </table:table-cell>
          <table:table-cell table:formula="of:=MIN([.$M135];[.$S135];[.$Y135];[.$AE135];[.$AK135];[.$AQ135];[.$AW135];[.$BC135];[.$BI135];[.$BO135];[.$BU135];[.$CA135])" office:value-type="float" office:value="0" calcext:value-type="float">
            <text:p>0</text:p>
          </table:table-cell>
          <table:table-cell table:formula="of:=MEDIAN([.$H135];[.$N135];[.$T135];[.$Z135];[.$AF135];[.$AL135];[.$AR135];[.$AX135];[.$BD135];[.$BJ135];[.$BP135];[.$BV135])" office:value-type="float" office:value="28.11" calcext:value-type="float">
            <text:p>28.11</text:p>
          </table:table-cell>
          <table:table-cell table:formula="of:=MEDIAN([.$I135];[.$O135];[.$U135];[.$AA135];[.$AG135];[.$AM135];[.$AS135];[.$AY135];[.$BE135];[.$BK135];[.$BQ135];[.$BW135])" office:value-type="float" office:value="27.5025" calcext:value-type="float">
            <text:p>27.5025</text:p>
          </table:table-cell>
          <table:table-cell table:formula="of:=MEDIAN([.$J135];[.$P135];[.$V135];[.$AB135];[.$AH135];[.$AN135];[.$AT135];[.$AZ135];[.$BF135];[.$BL135];[.$BR135];[.$BX135])" office:value-type="float" office:value="54" calcext:value-type="float">
            <text:p>54</text:p>
          </table:table-cell>
          <table:table-cell table:formula="of:=MEDIAN([.$K135];[.$Q135];[.$W135];[.$AC135];[.$AI135];[.$AO135];[.$AU135];[.$BA135];[.$BG135];[.$BM135];[.$BS135];[.$BY135])" office:value-type="float" office:value="7" calcext:value-type="float">
            <text:p>7</text:p>
          </table:table-cell>
          <table:table-cell table:formula="of:=MEDIAN([.$L135];[.$R135];[.$X135];[.$AD135];[.$AJ135];[.$AP135];[.$AV135];[.$BB135];[.$BH135];[.$BN135];[.$BT135];[.$BZ135])" office:value-type="float" office:value="584" calcext:value-type="float">
            <text:p>584</text:p>
          </table:table-cell>
          <table:table-cell table:formula="of:=MEDIAN([.$M135];[.$S135];[.$Y135];[.$AE135];[.$AK135];[.$AQ135];[.$AW135];[.$BC135];[.$BI135];[.$BO135];[.$BU135];[.$CA135])" office:value-type="float" office:value="0" calcext:value-type="float">
            <text:p>0</text:p>
          </table:table-cell>
          <table:table-cell table:formula="of:=MAX([.$H135];[.$N135];[.$T135];[.$Z135];[.$AF135];[.$AL135];[.$AR135];[.$AX135];[.$BD135];[.$BJ135];[.$BP135];[.$BV135])" office:value-type="float" office:value="29.24" calcext:value-type="float">
            <text:p>29.24</text:p>
          </table:table-cell>
          <table:table-cell table:formula="of:=MAX([.$I135];[.$O135];[.$U135];[.$AA135];[.$AG135];[.$AM135];[.$AS135];[.$AY135];[.$BE135];[.$BK135];[.$BQ135];[.$BW135])" office:value-type="float" office:value="28.634" calcext:value-type="float">
            <text:p>28.634</text:p>
          </table:table-cell>
          <table:table-cell table:formula="of:=MAX([.$J135];[.$P135];[.$V135];[.$AB135];[.$AH135];[.$AN135];[.$AT135];[.$AZ135];[.$BF135];[.$BL135];[.$BR135];[.$BX135])" office:value-type="float" office:value="56" calcext:value-type="float">
            <text:p>56</text:p>
          </table:table-cell>
          <table:table-cell table:formula="of:=MAX([.$K135];[.$Q135];[.$W135];[.$AC135];[.$AI135];[.$AO135];[.$AU135];[.$BA135];[.$BG135];[.$BM135];[.$BS135];[.$BY135])" office:value-type="float" office:value="8" calcext:value-type="float">
            <text:p>8</text:p>
          </table:table-cell>
          <table:table-cell table:formula="of:=MAX([.$L135];[.$R135];[.$X135];[.$AD135];[.$AJ135];[.$AP135];[.$AV135];[.$BB135];[.$BH135];[.$BN135];[.$BT135];[.$BZ135])" office:value-type="float" office:value="586" calcext:value-type="float">
            <text:p>586</text:p>
          </table:table-cell>
          <table:table-cell table:formula="of:=MAX([.$M135];[.$S135];[.$Y135];[.$AE135];[.$AK135];[.$AQ135];[.$AW135];[.$BC135];[.$BI135];[.$BO135];[.$BU135];[.$CA1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30.lp</text:p>
          </table:table-cell>
          <table:table-cell office:value-type="float" office:value="23.42" calcext:value-type="float">
            <text:p>23.42</text:p>
          </table:table-cell>
          <table:table-cell office:value-type="float" office:value="18.859" calcext:value-type="float">
            <text:p>18.859</text:p>
          </table:table-cell>
          <table:table-cell office:value-type="float" office:value="553" calcext:value-type="float">
            <text:p>553</text:p>
          </table:table-cell>
          <table:table-cell office:value-type="float" office:value="219" calcext:value-type="float">
            <text:p>219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float" office:value="136.23" calcext:value-type="float">
            <text:p>136.23</text:p>
          </table:table-cell>
          <table:table-cell office:value-type="float" office:value="132.987" calcext:value-type="float">
            <text:p>132.987</text:p>
          </table:table-cell>
          <table:table-cell office:value-type="float" office:value="495" calcext:value-type="float">
            <text:p>495</text:p>
          </table:table-cell>
          <table:table-cell office:value-type="float" office:value="73" calcext:value-type="float">
            <text:p>73</text:p>
          </table:table-cell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  <table:table-cell office:value-type="float" office:value="138.35" calcext:value-type="float">
            <text:p>138.35</text:p>
          </table:table-cell>
          <table:table-cell office:value-type="float" office:value="135.582" calcext:value-type="float">
            <text:p>135.582</text:p>
          </table:table-cell>
          <table:table-cell office:value-type="float" office:value="454" calcext:value-type="float">
            <text:p>454</text:p>
          </table:table-cell>
          <table:table-cell office:value-type="float" office:value="71" calcext:value-type="float">
            <text:p>71</text:p>
          </table:table-cell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  <table:table-cell office:value-type="float" office:value="135.97" calcext:value-type="float">
            <text:p>135.97</text:p>
          </table:table-cell>
          <table:table-cell office:value-type="float" office:value="132.978" calcext:value-type="float">
            <text:p>132.978</text:p>
          </table:table-cell>
          <table:table-cell office:value-type="float" office:value="503" calcext:value-type="float">
            <text:p>503</text:p>
          </table:table-cell>
          <table:table-cell office:value-type="float" office:value="72" calcext:value-type="float">
            <text:p>72</text:p>
          </table:table-cell>
          <table:table-cell office:value-type="float" office:value="2704" calcext:value-type="float">
            <text:p>2704</text:p>
          </table:table-cell>
          <table:table-cell office:value-type="float" office:value="10" calcext:value-type="float">
            <text:p>10</text:p>
          </table:table-cell>
          <table:table-cell office:value-type="float" office:value="135.21" calcext:value-type="float">
            <text:p>135.21</text:p>
          </table:table-cell>
          <table:table-cell office:value-type="float" office:value="132.751" calcext:value-type="float">
            <text:p>132.751</text:p>
          </table:table-cell>
          <table:table-cell office:value-type="float" office:value="507" calcext:value-type="float">
            <text:p>507</text:p>
          </table:table-cell>
          <table:table-cell office:value-type="float" office:value="71" calcext:value-type="float">
            <text:p>71</text:p>
          </table:table-cell>
          <table:table-cell office:value-type="float" office:value="2706" calcext:value-type="float">
            <text:p>2706</text:p>
          </table:table-cell>
          <table:table-cell office:value-type="float" office:value="2" calcext:value-type="float">
            <text:p>2</text:p>
          </table:table-cell>
          <table:table-cell office:value-type="float" office:value="139.89" calcext:value-type="float">
            <text:p>139.89</text:p>
          </table:table-cell>
          <table:table-cell office:value-type="float" office:value="136.863" calcext:value-type="float">
            <text:p>136.863</text:p>
          </table:table-cell>
          <table:table-cell office:value-type="float" office:value="503" calcext:value-type="float">
            <text:p>503</text:p>
          </table:table-cell>
          <table:table-cell office:value-type="float" office:value="72" calcext:value-type="float">
            <text:p>72</text:p>
          </table:table-cell>
          <table:table-cell office:value-type="float" office:value="2702" calcext:value-type="float">
            <text:p>2702</text:p>
          </table:table-cell>
          <table:table-cell office:value-type="float" office:value="10" calcext:value-type="float">
            <text:p>10</text:p>
          </table:table-cell>
          <table:table-cell office:value-type="float" office:value="136.06" calcext:value-type="float">
            <text:p>136.06</text:p>
          </table:table-cell>
          <table:table-cell office:value-type="float" office:value="133.075" calcext:value-type="float">
            <text:p>133.075</text:p>
          </table:table-cell>
          <table:table-cell office:value-type="float" office:value="507" calcext:value-type="float">
            <text:p>507</text:p>
          </table:table-cell>
          <table:table-cell office:value-type="float" office:value="71" calcext:value-type="float">
            <text:p>71</text:p>
          </table:table-cell>
          <table:table-cell office:value-type="float" office:value="2703" calcext:value-type="float">
            <text:p>2703</text:p>
          </table:table-cell>
          <table:table-cell office:value-type="float" office:value="2" calcext:value-type="float">
            <text:p>2</text:p>
          </table:table-cell>
          <table:table-cell office:value-type="float" office:value="135.71" calcext:value-type="float">
            <text:p>135.71</text:p>
          </table:table-cell>
          <table:table-cell office:value-type="float" office:value="132.391" calcext:value-type="float">
            <text:p>132.391</text:p>
          </table:table-cell>
          <table:table-cell office:value-type="float" office:value="503" calcext:value-type="float">
            <text:p>503</text:p>
          </table:table-cell>
          <table:table-cell office:value-type="float" office:value="72" calcext:value-type="float">
            <text:p>72</text:p>
          </table:table-cell>
          <table:table-cell office:value-type="float" office:value="2699" calcext:value-type="float">
            <text:p>2699</text:p>
          </table:table-cell>
          <table:table-cell office:value-type="float" office:value="10" calcext:value-type="float">
            <text:p>10</text:p>
          </table:table-cell>
          <table:table-cell office:value-type="float" office:value="136.58" calcext:value-type="float">
            <text:p>136.58</text:p>
          </table:table-cell>
          <table:table-cell office:value-type="float" office:value="133.293" calcext:value-type="float">
            <text:p>133.293</text:p>
          </table:table-cell>
          <table:table-cell office:value-type="float" office:value="507" calcext:value-type="float">
            <text:p>507</text:p>
          </table:table-cell>
          <table:table-cell office:value-type="float" office:value="71" calcext:value-type="float">
            <text:p>71</text:p>
          </table:table-cell>
          <table:table-cell office:value-type="float" office:value="2699" calcext:value-type="float">
            <text:p>2699</text:p>
          </table:table-cell>
          <table:table-cell office:value-type="float" office:value="2" calcext:value-type="float">
            <text:p>2</text:p>
          </table:table-cell>
          <table:table-cell office:value-type="float" office:value="137.15" calcext:value-type="float">
            <text:p>137.15</text:p>
          </table:table-cell>
          <table:table-cell office:value-type="float" office:value="134.221" calcext:value-type="float">
            <text:p>134.221</text:p>
          </table:table-cell>
          <table:table-cell office:value-type="float" office:value="503" calcext:value-type="float">
            <text:p>503</text:p>
          </table:table-cell>
          <table:table-cell office:value-type="float" office:value="72" calcext:value-type="float">
            <text:p>72</text:p>
          </table:table-cell>
          <table:table-cell office:value-type="float" office:value="2700" calcext:value-type="float">
            <text:p>2700</text:p>
          </table:table-cell>
          <table:table-cell office:value-type="float" office:value="7" calcext:value-type="float">
            <text:p>7</text:p>
          </table:table-cell>
          <table:table-cell office:value-type="float" office:value="135.67" calcext:value-type="float">
            <text:p>135.67</text:p>
          </table:table-cell>
          <table:table-cell office:value-type="float" office:value="132.678" calcext:value-type="float">
            <text:p>132.678</text:p>
          </table:table-cell>
          <table:table-cell office:value-type="float" office:value="507" calcext:value-type="float">
            <text:p>507</text:p>
          </table:table-cell>
          <table:table-cell office:value-type="float" office:value="71" calcext:value-type="float">
            <text:p>71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office:value-type="float" office:value="137.18" calcext:value-type="float">
            <text:p>137.18</text:p>
          </table:table-cell>
          <table:table-cell office:value-type="float" office:value="134.369" calcext:value-type="float">
            <text:p>134.369</text:p>
          </table:table-cell>
          <table:table-cell office:value-type="float" office:value="503" calcext:value-type="float">
            <text:p>503</text:p>
          </table:table-cell>
          <table:table-cell office:value-type="float" office:value="72" calcext:value-type="float">
            <text:p>72</text:p>
          </table:table-cell>
          <table:table-cell office:value-type="float" office:value="2703" calcext:value-type="float">
            <text:p>2703</text:p>
          </table:table-cell>
          <table:table-cell office:value-type="float" office:value="10" calcext:value-type="float">
            <text:p>10</text:p>
          </table:table-cell>
          <table:table-cell office:value-type="float" office:value="135.34" calcext:value-type="float">
            <text:p>135.34</text:p>
          </table:table-cell>
          <table:table-cell office:value-type="float" office:value="132.448" calcext:value-type="float">
            <text:p>132.448</text:p>
          </table:table-cell>
          <table:table-cell office:value-type="float" office:value="507" calcext:value-type="float">
            <text:p>507</text:p>
          </table:table-cell>
          <table:table-cell office:value-type="float" office:value="71" calcext:value-type="float">
            <text:p>71</text:p>
          </table:table-cell>
          <table:table-cell office:value-type="float" office:value="2703" calcext:value-type="float">
            <text:p>2703</text:p>
          </table:table-cell>
          <table:table-cell office:value-type="float" office:value="2" calcext:value-type="float">
            <text:p>2</text:p>
          </table:table-cell>
          <table:table-cell table:formula="of:=MIN([.$H136];[.$N136];[.$T136];[.$Z136];[.$AF136];[.$AL136];[.$AR136];[.$AX136];[.$BD136];[.$BJ136];[.$BP136];[.$BV136])" office:value-type="float" office:value="135.21" calcext:value-type="float">
            <text:p>135.21</text:p>
          </table:table-cell>
          <table:table-cell table:formula="of:=MIN([.$I136];[.$O136];[.$U136];[.$AA136];[.$AG136];[.$AM136];[.$AS136];[.$AY136];[.$BE136];[.$BK136];[.$BQ136];[.$BW136])" office:value-type="float" office:value="132.391" calcext:value-type="float">
            <text:p>132.391</text:p>
          </table:table-cell>
          <table:table-cell table:formula="of:=MIN([.$J136];[.$P136];[.$V136];[.$AB136];[.$AH136];[.$AN136];[.$AT136];[.$AZ136];[.$BF136];[.$BL136];[.$BR136];[.$BX136])" office:value-type="float" office:value="454" calcext:value-type="float">
            <text:p>454</text:p>
          </table:table-cell>
          <table:table-cell table:formula="of:=MIN([.$K136];[.$Q136];[.$W136];[.$AC136];[.$AI136];[.$AO136];[.$AU136];[.$BA136];[.$BG136];[.$BM136];[.$BS136];[.$BY136])" office:value-type="float" office:value="71" calcext:value-type="float">
            <text:p>71</text:p>
          </table:table-cell>
          <table:table-cell table:formula="of:=MIN([.$L136];[.$R136];[.$X136];[.$AD136];[.$AJ136];[.$AP136];[.$AV136];[.$BB136];[.$BH136];[.$BN136];[.$BT136];[.$BZ136])" office:value-type="float" office:value="2698" calcext:value-type="float">
            <text:p>2698</text:p>
          </table:table-cell>
          <table:table-cell table:formula="of:=MIN([.$M136];[.$S136];[.$Y136];[.$AE136];[.$AK136];[.$AQ136];[.$AW136];[.$BC136];[.$BI136];[.$BO136];[.$BU136];[.$CA136])" office:value-type="float" office:value="0" calcext:value-type="float">
            <text:p>0</text:p>
          </table:table-cell>
          <table:table-cell table:formula="of:=MEDIAN([.$H136];[.$N136];[.$T136];[.$Z136];[.$AF136];[.$AL136];[.$AR136];[.$AX136];[.$BD136];[.$BJ136];[.$BP136];[.$BV136])" office:value-type="float" office:value="136.145" calcext:value-type="float">
            <text:p>136.145</text:p>
          </table:table-cell>
          <table:table-cell table:formula="of:=MEDIAN([.$I136];[.$O136];[.$U136];[.$AA136];[.$AG136];[.$AM136];[.$AS136];[.$AY136];[.$BE136];[.$BK136];[.$BQ136];[.$BW136])" office:value-type="float" office:value="133.031" calcext:value-type="float">
            <text:p>133.031</text:p>
          </table:table-cell>
          <table:table-cell table:formula="of:=MEDIAN([.$J136];[.$P136];[.$V136];[.$AB136];[.$AH136];[.$AN136];[.$AT136];[.$AZ136];[.$BF136];[.$BL136];[.$BR136];[.$BX136])" office:value-type="float" office:value="503" calcext:value-type="float">
            <text:p>503</text:p>
          </table:table-cell>
          <table:table-cell table:formula="of:=MEDIAN([.$K136];[.$Q136];[.$W136];[.$AC136];[.$AI136];[.$AO136];[.$AU136];[.$BA136];[.$BG136];[.$BM136];[.$BS136];[.$BY136])" office:value-type="float" office:value="71.5" calcext:value-type="float">
            <text:p>71.5</text:p>
          </table:table-cell>
          <table:table-cell table:formula="of:=MEDIAN([.$L136];[.$R136];[.$X136];[.$AD136];[.$AJ136];[.$AP136];[.$AV136];[.$BB136];[.$BH136];[.$BN136];[.$BT136];[.$BZ136])" office:value-type="float" office:value="2702" calcext:value-type="float">
            <text:p>2702</text:p>
          </table:table-cell>
          <table:table-cell table:formula="of:=MEDIAN([.$M136];[.$S136];[.$Y136];[.$AE136];[.$AK136];[.$AQ136];[.$AW136];[.$BC136];[.$BI136];[.$BO136];[.$BU136];[.$CA136])" office:value-type="float" office:value="2" calcext:value-type="float">
            <text:p>2</text:p>
          </table:table-cell>
          <table:table-cell table:formula="of:=MAX([.$H136];[.$N136];[.$T136];[.$Z136];[.$AF136];[.$AL136];[.$AR136];[.$AX136];[.$BD136];[.$BJ136];[.$BP136];[.$BV136])" office:value-type="float" office:value="139.89" calcext:value-type="float">
            <text:p>139.89</text:p>
          </table:table-cell>
          <table:table-cell table:formula="of:=MAX([.$I136];[.$O136];[.$U136];[.$AA136];[.$AG136];[.$AM136];[.$AS136];[.$AY136];[.$BE136];[.$BK136];[.$BQ136];[.$BW136])" office:value-type="float" office:value="136.863" calcext:value-type="float">
            <text:p>136.863</text:p>
          </table:table-cell>
          <table:table-cell table:formula="of:=MAX([.$J136];[.$P136];[.$V136];[.$AB136];[.$AH136];[.$AN136];[.$AT136];[.$AZ136];[.$BF136];[.$BL136];[.$BR136];[.$BX136])" office:value-type="float" office:value="507" calcext:value-type="float">
            <text:p>507</text:p>
          </table:table-cell>
          <table:table-cell table:formula="of:=MAX([.$K136];[.$Q136];[.$W136];[.$AC136];[.$AI136];[.$AO136];[.$AU136];[.$BA136];[.$BG136];[.$BM136];[.$BS136];[.$BY136])" office:value-type="float" office:value="73" calcext:value-type="float">
            <text:p>73</text:p>
          </table:table-cell>
          <table:table-cell table:formula="of:=MAX([.$L136];[.$R136];[.$X136];[.$AD136];[.$AJ136];[.$AP136];[.$AV136];[.$BB136];[.$BH136];[.$BN136];[.$BT136];[.$BZ136])" office:value-type="float" office:value="2706" calcext:value-type="float">
            <text:p>2706</text:p>
          </table:table-cell>
          <table:table-cell table:formula="of:=MAX([.$M136];[.$S136];[.$Y136];[.$AE136];[.$AK136];[.$AQ136];[.$AW136];[.$BC136];[.$BI136];[.$BO136];[.$BU136];[.$CA136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6.lp</text:p>
          </table:table-cell>
          <table:table-cell office:value-type="float" office:value="155.68" calcext:value-type="float">
            <text:p>155.68</text:p>
          </table:table-cell>
          <table:table-cell office:value-type="float" office:value="107.3" calcext:value-type="float">
            <text:p>107.3</text:p>
          </table:table-cell>
          <table:table-cell office:value-type="float" office:value="13318" calcext:value-type="float">
            <text:p>13318</text:p>
          </table:table-cell>
          <table:table-cell office:value-type="float" office:value="5091" calcext:value-type="float">
            <text:p>5091</text:p>
          </table:table-cell>
          <table:table-cell office:value-type="float" office:value="4504" calcext:value-type="float">
            <text:p>45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5" calcext:value-type="float">
            <text:p>8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4" calcext:value-type="float">
            <text:p>8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4" calcext:value-type="float">
            <text:p>80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4" calcext:value-type="float">
            <text:p>8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5" calcext:value-type="float">
            <text:p>8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6" calcext:value-type="float">
            <text:p>8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formula="of:=MIN([.$H137];[.$N137];[.$T137];[.$Z137];[.$AF137];[.$AL137];[.$AR137];[.$AX137];[.$BD137];[.$BJ137];[.$BP137];[.$BV137])" office:value-type="float" office:value="900" calcext:value-type="float">
            <text:p>900</text:p>
          </table:table-cell>
          <table:table-cell table:formula="of:=MIN([.$I137];[.$O137];[.$U137];[.$AA137];[.$AG137];[.$AM137];[.$AS137];[.$AY137];[.$BE137];[.$BK137];[.$BQ137];[.$BW137])" office:value-type="float" office:value="900" calcext:value-type="float">
            <text:p>900</text:p>
          </table:table-cell>
          <table:table-cell table:formula="of:=MIN([.$J137];[.$P137];[.$V137];[.$AB137];[.$AH137];[.$AN137];[.$AT137];[.$AZ137];[.$BF137];[.$BL137];[.$BR137];[.$BX137])" office:value-type="float" office:value="0" calcext:value-type="float">
            <text:p>0</text:p>
          </table:table-cell>
          <table:table-cell table:formula="of:=MIN([.$K137];[.$Q137];[.$W137];[.$AC137];[.$AI137];[.$AO137];[.$AU137];[.$BA137];[.$BG137];[.$BM137];[.$BS137];[.$BY137])" office:value-type="float" office:value="0" calcext:value-type="float">
            <text:p>0</text:p>
          </table:table-cell>
          <table:table-cell table:formula="of:=MIN([.$L137];[.$R137];[.$X137];[.$AD137];[.$AJ137];[.$AP137];[.$AV137];[.$BB137];[.$BH137];[.$BN137];[.$BT137];[.$BZ137])" office:value-type="float" office:value="8001" calcext:value-type="float">
            <text:p>8001</text:p>
          </table:table-cell>
          <table:table-cell table:formula="of:=MIN([.$M137];[.$S137];[.$Y137];[.$AE137];[.$AK137];[.$AQ137];[.$AW137];[.$BC137];[.$BI137];[.$BO137];[.$BU137];[.$CA137])" office:value-type="float" office:value="0" calcext:value-type="float">
            <text:p>0</text:p>
          </table:table-cell>
          <table:table-cell table:formula="of:=MEDIAN([.$H137];[.$N137];[.$T137];[.$Z137];[.$AF137];[.$AL137];[.$AR137];[.$AX137];[.$BD137];[.$BJ137];[.$BP137];[.$BV137])" office:value-type="float" office:value="900" calcext:value-type="float">
            <text:p>900</text:p>
          </table:table-cell>
          <table:table-cell table:formula="of:=MEDIAN([.$I137];[.$O137];[.$U137];[.$AA137];[.$AG137];[.$AM137];[.$AS137];[.$AY137];[.$BE137];[.$BK137];[.$BQ137];[.$BW137])" office:value-type="float" office:value="900" calcext:value-type="float">
            <text:p>900</text:p>
          </table:table-cell>
          <table:table-cell table:formula="of:=MEDIAN([.$J137];[.$P137];[.$V137];[.$AB137];[.$AH137];[.$AN137];[.$AT137];[.$AZ137];[.$BF137];[.$BL137];[.$BR137];[.$BX137])" office:value-type="float" office:value="0" calcext:value-type="float">
            <text:p>0</text:p>
          </table:table-cell>
          <table:table-cell table:formula="of:=MEDIAN([.$K137];[.$Q137];[.$W137];[.$AC137];[.$AI137];[.$AO137];[.$AU137];[.$BA137];[.$BG137];[.$BM137];[.$BS137];[.$BY137])" office:value-type="float" office:value="0" calcext:value-type="float">
            <text:p>0</text:p>
          </table:table-cell>
          <table:table-cell table:formula="of:=MEDIAN([.$L137];[.$R137];[.$X137];[.$AD137];[.$AJ137];[.$AP137];[.$AV137];[.$BB137];[.$BH137];[.$BN137];[.$BT137];[.$BZ137])" office:value-type="float" office:value="8003.5" calcext:value-type="float">
            <text:p>8003.5</text:p>
          </table:table-cell>
          <table:table-cell table:formula="of:=MEDIAN([.$M137];[.$S137];[.$Y137];[.$AE137];[.$AK137];[.$AQ137];[.$AW137];[.$BC137];[.$BI137];[.$BO137];[.$BU137];[.$CA137])" office:value-type="float" office:value="0" calcext:value-type="float">
            <text:p>0</text:p>
          </table:table-cell>
          <table:table-cell table:formula="of:=MAX([.$H137];[.$N137];[.$T137];[.$Z137];[.$AF137];[.$AL137];[.$AR137];[.$AX137];[.$BD137];[.$BJ137];[.$BP137];[.$BV137])" office:value-type="float" office:value="900" calcext:value-type="float">
            <text:p>900</text:p>
          </table:table-cell>
          <table:table-cell table:formula="of:=MAX([.$I137];[.$O137];[.$U137];[.$AA137];[.$AG137];[.$AM137];[.$AS137];[.$AY137];[.$BE137];[.$BK137];[.$BQ137];[.$BW137])" office:value-type="float" office:value="900" calcext:value-type="float">
            <text:p>900</text:p>
          </table:table-cell>
          <table:table-cell table:formula="of:=MAX([.$J137];[.$P137];[.$V137];[.$AB137];[.$AH137];[.$AN137];[.$AT137];[.$AZ137];[.$BF137];[.$BL137];[.$BR137];[.$BX137])" office:value-type="float" office:value="0" calcext:value-type="float">
            <text:p>0</text:p>
          </table:table-cell>
          <table:table-cell table:formula="of:=MAX([.$K137];[.$Q137];[.$W137];[.$AC137];[.$AI137];[.$AO137];[.$AU137];[.$BA137];[.$BG137];[.$BM137];[.$BS137];[.$BY137])" office:value-type="float" office:value="0" calcext:value-type="float">
            <text:p>0</text:p>
          </table:table-cell>
          <table:table-cell table:formula="of:=MAX([.$L137];[.$R137];[.$X137];[.$AD137];[.$AJ137];[.$AP137];[.$AV137];[.$BB137];[.$BH137];[.$BN137];[.$BT137];[.$BZ137])" office:value-type="float" office:value="8014" calcext:value-type="float">
            <text:p>8014</text:p>
          </table:table-cell>
          <table:table-cell table:formula="of:=MAX([.$M137];[.$S137];[.$Y137];[.$AE137];[.$AK137];[.$AQ137];[.$AW137];[.$BC137];[.$BI137];[.$BO137];[.$BU137];[.$CA1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9.lp</text:p>
          </table:table-cell>
          <table:table-cell office:value-type="float" office:value="9.04" calcext:value-type="float">
            <text:p>9.04</text:p>
          </table:table-cell>
          <table:table-cell office:value-type="float" office:value="7.325" calcext:value-type="float">
            <text:p>7.325</text:p>
          </table:table-cell>
          <table:table-cell office:value-type="float" office:value="122" calcext:value-type="float">
            <text:p>122</text:p>
          </table:table-cell>
          <table:table-cell office:value-type="float" office:value="41" calcext:value-type="float">
            <text:p>41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56.58" calcext:value-type="float">
            <text:p>56.58</text:p>
          </table:table-cell>
          <table:table-cell office:value-type="float" office:value="55.634" calcext:value-type="float">
            <text:p>55.634</text:p>
          </table:table-cell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56.82" calcext:value-type="float">
            <text:p>56.82</text:p>
          </table:table-cell>
          <table:table-cell office:value-type="float" office:value="55.642" calcext:value-type="float">
            <text:p>55.642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55.62" calcext:value-type="float">
            <text:p>55.62</text:p>
          </table:table-cell>
          <table:table-cell office:value-type="float" office:value="54.583" calcext:value-type="float">
            <text:p>54.583</text:p>
          </table:table-cell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63.76" calcext:value-type="float">
            <text:p>63.76</text:p>
          </table:table-cell>
          <table:table-cell office:value-type="float" office:value="62.709" calcext:value-type="float">
            <text:p>62.709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56.77" calcext:value-type="float">
            <text:p>56.77</text:p>
          </table:table-cell>
          <table:table-cell office:value-type="float" office:value="55.797" calcext:value-type="float">
            <text:p>55.797</text:p>
          </table:table-cell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55.71" calcext:value-type="float">
            <text:p>55.71</text:p>
          </table:table-cell>
          <table:table-cell office:value-type="float" office:value="54.716" calcext:value-type="float">
            <text:p>54.71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55.05" calcext:value-type="float">
            <text:p>55.05</text:p>
          </table:table-cell>
          <table:table-cell office:value-type="float" office:value="53.996" calcext:value-type="float">
            <text:p>53.996</text:p>
          </table:table-cell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54.92" calcext:value-type="float">
            <text:p>54.92</text:p>
          </table:table-cell>
          <table:table-cell office:value-type="float" office:value="53.879" calcext:value-type="float">
            <text:p>53.879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55.54" calcext:value-type="float">
            <text:p>55.54</text:p>
          </table:table-cell>
          <table:table-cell office:value-type="float" office:value="54.515" calcext:value-type="float">
            <text:p>54.515</text:p>
          </table:table-cell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.5</text:p>
          </table:table-cell>
          <table:table-cell office:value-type="float" office:value="54.553" calcext:value-type="float">
            <text:p>54.553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55.9" calcext:value-type="float">
            <text:p>55.9</text:p>
          </table:table-cell>
          <table:table-cell office:value-type="float" office:value="54.778" calcext:value-type="float">
            <text:p>54.778</text:p>
          </table:table-cell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55.13" calcext:value-type="float">
            <text:p>55.13</text:p>
          </table:table-cell>
          <table:table-cell office:value-type="float" office:value="54.106" calcext:value-type="float">
            <text:p>54.10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table:formula="of:=MIN([.$H138];[.$N138];[.$T138];[.$Z138];[.$AF138];[.$AL138];[.$AR138];[.$AX138];[.$BD138];[.$BJ138];[.$BP138];[.$BV138])" office:value-type="float" office:value="54.92" calcext:value-type="float">
            <text:p>54.92</text:p>
          </table:table-cell>
          <table:table-cell table:formula="of:=MIN([.$I138];[.$O138];[.$U138];[.$AA138];[.$AG138];[.$AM138];[.$AS138];[.$AY138];[.$BE138];[.$BK138];[.$BQ138];[.$BW138])" office:value-type="float" office:value="53.879" calcext:value-type="float">
            <text:p>53.879</text:p>
          </table:table-cell>
          <table:table-cell table:formula="of:=MIN([.$J138];[.$P138];[.$V138];[.$AB138];[.$AH138];[.$AN138];[.$AT138];[.$AZ138];[.$BF138];[.$BL138];[.$BR138];[.$BX138])" office:value-type="float" office:value="72" calcext:value-type="float">
            <text:p>72</text:p>
          </table:table-cell>
          <table:table-cell table:formula="of:=MIN([.$K138];[.$Q138];[.$W138];[.$AC138];[.$AI138];[.$AO138];[.$AU138];[.$BA138];[.$BG138];[.$BM138];[.$BS138];[.$BY138])" office:value-type="float" office:value="19" calcext:value-type="float">
            <text:p>19</text:p>
          </table:table-cell>
          <table:table-cell table:formula="of:=MIN([.$L138];[.$R138];[.$X138];[.$AD138];[.$AJ138];[.$AP138];[.$AV138];[.$BB138];[.$BH138];[.$BN138];[.$BT138];[.$BZ138])" office:value-type="float" office:value="1122" calcext:value-type="float">
            <text:p>1122</text:p>
          </table:table-cell>
          <table:table-cell table:formula="of:=MIN([.$M138];[.$S138];[.$Y138];[.$AE138];[.$AK138];[.$AQ138];[.$AW138];[.$BC138];[.$BI138];[.$BO138];[.$BU138];[.$CA138])" office:value-type="float" office:value="0" calcext:value-type="float">
            <text:p>0</text:p>
          </table:table-cell>
          <table:table-cell table:formula="of:=MEDIAN([.$H138];[.$N138];[.$T138];[.$Z138];[.$AF138];[.$AL138];[.$AR138];[.$AX138];[.$BD138];[.$BJ138];[.$BP138];[.$BV138])" office:value-type="float" office:value="55.665" calcext:value-type="float">
            <text:p>55.665</text:p>
          </table:table-cell>
          <table:table-cell table:formula="of:=MEDIAN([.$I138];[.$O138];[.$U138];[.$AA138];[.$AG138];[.$AM138];[.$AS138];[.$AY138];[.$BE138];[.$BK138];[.$BQ138];[.$BW138])" office:value-type="float" office:value="54.6495" calcext:value-type="float">
            <text:p>54.6495</text:p>
          </table:table-cell>
          <table:table-cell table:formula="of:=MEDIAN([.$J138];[.$P138];[.$V138];[.$AB138];[.$AH138];[.$AN138];[.$AT138];[.$AZ138];[.$BF138];[.$BL138];[.$BR138];[.$BX138])" office:value-type="float" office:value="168" calcext:value-type="float">
            <text:p>168</text:p>
          </table:table-cell>
          <table:table-cell table:formula="of:=MEDIAN([.$K138];[.$Q138];[.$W138];[.$AC138];[.$AI138];[.$AO138];[.$AU138];[.$BA138];[.$BG138];[.$BM138];[.$BS138];[.$BY138])" office:value-type="float" office:value="42" calcext:value-type="float">
            <text:p>42</text:p>
          </table:table-cell>
          <table:table-cell table:formula="of:=MEDIAN([.$L138];[.$R138];[.$X138];[.$AD138];[.$AJ138];[.$AP138];[.$AV138];[.$BB138];[.$BH138];[.$BN138];[.$BT138];[.$BZ138])" office:value-type="float" office:value="1126" calcext:value-type="float">
            <text:p>1126</text:p>
          </table:table-cell>
          <table:table-cell table:formula="of:=MEDIAN([.$M138];[.$S138];[.$Y138];[.$AE138];[.$AK138];[.$AQ138];[.$AW138];[.$BC138];[.$BI138];[.$BO138];[.$BU138];[.$CA138])" office:value-type="float" office:value="0" calcext:value-type="float">
            <text:p>0</text:p>
          </table:table-cell>
          <table:table-cell table:formula="of:=MAX([.$H138];[.$N138];[.$T138];[.$Z138];[.$AF138];[.$AL138];[.$AR138];[.$AX138];[.$BD138];[.$BJ138];[.$BP138];[.$BV138])" office:value-type="float" office:value="63.76" calcext:value-type="float">
            <text:p>63.76</text:p>
          </table:table-cell>
          <table:table-cell table:formula="of:=MAX([.$I138];[.$O138];[.$U138];[.$AA138];[.$AG138];[.$AM138];[.$AS138];[.$AY138];[.$BE138];[.$BK138];[.$BQ138];[.$BW138])" office:value-type="float" office:value="62.709" calcext:value-type="float">
            <text:p>62.709</text:p>
          </table:table-cell>
          <table:table-cell table:formula="of:=MAX([.$J138];[.$P138];[.$V138];[.$AB138];[.$AH138];[.$AN138];[.$AT138];[.$AZ138];[.$BF138];[.$BL138];[.$BR138];[.$BX138])" office:value-type="float" office:value="264" calcext:value-type="float">
            <text:p>264</text:p>
          </table:table-cell>
          <table:table-cell table:formula="of:=MAX([.$K138];[.$Q138];[.$W138];[.$AC138];[.$AI138];[.$AO138];[.$AU138];[.$BA138];[.$BG138];[.$BM138];[.$BS138];[.$BY138])" office:value-type="float" office:value="65" calcext:value-type="float">
            <text:p>65</text:p>
          </table:table-cell>
          <table:table-cell table:formula="of:=MAX([.$L138];[.$R138];[.$X138];[.$AD138];[.$AJ138];[.$AP138];[.$AV138];[.$BB138];[.$BH138];[.$BN138];[.$BT138];[.$BZ138])" office:value-type="float" office:value="1139" calcext:value-type="float">
            <text:p>1139</text:p>
          </table:table-cell>
          <table:table-cell table:formula="of:=MAX([.$M138];[.$S138];[.$Y138];[.$AE138];[.$AK138];[.$AQ138];[.$AW138];[.$BC138];[.$BI138];[.$BO138];[.$BU138];[.$CA13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6"/>
          <table:table-cell table:formula="of:=SUM([.H3:.H138])" office:value-type="float" office:value="54326.36" calcext:value-type="float">
            <text:p>54326.36</text:p>
          </table:table-cell>
          <table:table-cell table:formula="of:=SUM([.I3:.I138])" office:value-type="float" office:value="54168.664" calcext:value-type="float">
            <text:p>54168.664</text:p>
          </table:table-cell>
          <table:table-cell table:formula="of:=SUM([.J3:.J138])" office:value-type="float" office:value="287980710" calcext:value-type="float">
            <text:p>287980710</text:p>
          </table:table-cell>
          <table:table-cell table:formula="of:=SUM([.K3:.K138])" office:value-type="float" office:value="192850701" calcext:value-type="float">
            <text:p>192850701</text:p>
          </table:table-cell>
          <table:table-cell table:formula="of:=SUM([.L3:.L138])" office:value-type="float" office:value="293013" calcext:value-type="float">
            <text:p>293013</text:p>
          </table:table-cell>
          <table:table-cell table:formula="of:=SUM([.M3:.M138])" office:value-type="float" office:value="0" calcext:value-type="float">
            <text:p>0</text:p>
          </table:table-cell>
          <table:table-cell table:formula="of:=SUM([.N3:.N138])" office:value-type="float" office:value="59504.57" calcext:value-type="float">
            <text:p>59504.57</text:p>
          </table:table-cell>
          <table:table-cell table:formula="of:=SUM([.O3:.O138])" office:value-type="float" office:value="59376.865" calcext:value-type="float">
            <text:p>59376.865</text:p>
          </table:table-cell>
          <table:table-cell table:formula="of:=SUM([.P3:.P138])" office:value-type="float" office:value="640983810" calcext:value-type="float">
            <text:p>640983810</text:p>
          </table:table-cell>
          <table:table-cell table:formula="of:=SUM([.Q3:.Q138])" office:value-type="float" office:value="155693933" calcext:value-type="float">
            <text:p>155693933</text:p>
          </table:table-cell>
          <table:table-cell table:formula="of:=SUM([.R3:.R138])" office:value-type="float" office:value="294815" calcext:value-type="float">
            <text:p>294815</text:p>
          </table:table-cell>
          <table:table-cell table:formula="of:=SUM([.S3:.S138])" office:value-type="float" office:value="0" calcext:value-type="float">
            <text:p>0</text:p>
          </table:table-cell>
          <table:table-cell table:formula="of:=SUM([.T3:.T138])" office:value-type="float" office:value="50329.81" calcext:value-type="float">
            <text:p>50329.81</text:p>
          </table:table-cell>
          <table:table-cell table:formula="of:=SUM([.U3:.U138])" office:value-type="float" office:value="50166.328" calcext:value-type="float">
            <text:p>50166.328</text:p>
          </table:table-cell>
          <table:table-cell table:formula="of:=SUM([.V3:.V138])" office:value-type="float" office:value="253967877" calcext:value-type="float">
            <text:p>253967877</text:p>
          </table:table-cell>
          <table:table-cell table:formula="of:=SUM([.W3:.W138])" office:value-type="float" office:value="158173316" calcext:value-type="float">
            <text:p>158173316</text:p>
          </table:table-cell>
          <table:table-cell table:formula="of:=SUM([.X3:.X138])" office:value-type="float" office:value="293419" calcext:value-type="float">
            <text:p>293419</text:p>
          </table:table-cell>
          <table:table-cell table:formula="of:=SUM([.Y3:.Y138])" office:value-type="float" office:value="27934" calcext:value-type="float">
            <text:p>27934</text:p>
          </table:table-cell>
          <table:table-cell table:formula="of:=SUM([.Z3:.Z138])" office:value-type="float" office:value="62117.68" calcext:value-type="float">
            <text:p>62117.68</text:p>
          </table:table-cell>
          <table:table-cell table:formula="of:=SUM([.AA3:.AA138])" office:value-type="float" office:value="61229.565" calcext:value-type="float">
            <text:p>61229.565</text:p>
          </table:table-cell>
          <table:table-cell table:formula="of:=SUM([.AB3:.AB138])" office:value-type="float" office:value="238638167" calcext:value-type="float">
            <text:p>238638167</text:p>
          </table:table-cell>
          <table:table-cell table:formula="of:=SUM([.AC3:.AC138])" office:value-type="float" office:value="70374635" calcext:value-type="float">
            <text:p>70374635</text:p>
          </table:table-cell>
          <table:table-cell table:formula="of:=SUM([.AD3:.AD138])" office:value-type="float" office:value="299033" calcext:value-type="float">
            <text:p>299033</text:p>
          </table:table-cell>
          <table:table-cell table:formula="of:=SUM([.AE3:.AE138])" office:value-type="float" office:value="7607" calcext:value-type="float">
            <text:p>7607</text:p>
          </table:table-cell>
          <table:table-cell table:formula="of:=SUM([.AF3:.AF138])" office:value-type="float" office:value="49593.45" calcext:value-type="float">
            <text:p>49593.45</text:p>
          </table:table-cell>
          <table:table-cell table:formula="of:=SUM([.AG3:.AG138])" office:value-type="float" office:value="49418.372" calcext:value-type="float">
            <text:p>49418.372</text:p>
          </table:table-cell>
          <table:table-cell table:formula="of:=SUM([.AH3:.AH138])" office:value-type="float" office:value="242265628" calcext:value-type="float">
            <text:p>242265628</text:p>
          </table:table-cell>
          <table:table-cell table:formula="of:=SUM([.AI3:.AI138])" office:value-type="float" office:value="149502374" calcext:value-type="float">
            <text:p>149502374</text:p>
          </table:table-cell>
          <table:table-cell table:formula="of:=SUM([.AJ3:.AJ138])" office:value-type="float" office:value="293136" calcext:value-type="float">
            <text:p>293136</text:p>
          </table:table-cell>
          <table:table-cell table:formula="of:=SUM([.AK3:.AK138])" office:value-type="float" office:value="32778" calcext:value-type="float">
            <text:p>32778</text:p>
          </table:table-cell>
          <table:table-cell table:formula="of:=SUM([.AL3:.AL138])" office:value-type="float" office:value="61130.77" calcext:value-type="float">
            <text:p>61130.77</text:p>
          </table:table-cell>
          <table:table-cell table:formula="of:=SUM([.AM3:.AM138])" office:value-type="float" office:value="60999.446" calcext:value-type="float">
            <text:p>60999.446</text:p>
          </table:table-cell>
          <table:table-cell table:formula="of:=SUM([.AN3:.AN138])" office:value-type="float" office:value="528563764" calcext:value-type="float">
            <text:p>528563764</text:p>
          </table:table-cell>
          <table:table-cell table:formula="of:=SUM([.AO3:.AO138])" office:value-type="float" office:value="168286115" calcext:value-type="float">
            <text:p>168286115</text:p>
          </table:table-cell>
          <table:table-cell table:formula="of:=SUM([.AP3:.AP138])" office:value-type="float" office:value="295724" calcext:value-type="float">
            <text:p>295724</text:p>
          </table:table-cell>
          <table:table-cell table:formula="of:=SUM([.AQ3:.AQ138])" office:value-type="float" office:value="10352" calcext:value-type="float">
            <text:p>10352</text:p>
          </table:table-cell>
          <table:table-cell table:formula="of:=SUM([.AR3:.AR138])" office:value-type="float" office:value="49909.89" calcext:value-type="float">
            <text:p>49909.89</text:p>
          </table:table-cell>
          <table:table-cell table:formula="of:=SUM([.AS3:.AS138])" office:value-type="float" office:value="49761.317" calcext:value-type="float">
            <text:p>49761.317</text:p>
          </table:table-cell>
          <table:table-cell table:formula="of:=SUM([.AT3:.AT138])" office:value-type="float" office:value="262353673" calcext:value-type="float">
            <text:p>262353673</text:p>
          </table:table-cell>
          <table:table-cell table:formula="of:=SUM([.AU3:.AU138])" office:value-type="float" office:value="162916856" calcext:value-type="float">
            <text:p>162916856</text:p>
          </table:table-cell>
          <table:table-cell table:formula="of:=SUM([.AV3:.AV138])" office:value-type="float" office:value="292545" calcext:value-type="float">
            <text:p>292545</text:p>
          </table:table-cell>
          <table:table-cell table:formula="of:=SUM([.AW3:.AW138])" office:value-type="float" office:value="14792" calcext:value-type="float">
            <text:p>14792</text:p>
          </table:table-cell>
          <table:table-cell table:formula="of:=SUM([.AX3:.AX138])" office:value-type="float" office:value="59898.53" calcext:value-type="float">
            <text:p>59898.53</text:p>
          </table:table-cell>
          <table:table-cell table:formula="of:=SUM([.AY3:.AY138])" office:value-type="float" office:value="59769.871" calcext:value-type="float">
            <text:p>59769.871</text:p>
          </table:table-cell>
          <table:table-cell table:formula="of:=SUM([.AZ3:.AZ138])" office:value-type="float" office:value="544954159" calcext:value-type="float">
            <text:p>544954159</text:p>
          </table:table-cell>
          <table:table-cell table:formula="of:=SUM([.BA3:.BA138])" office:value-type="float" office:value="165168420" calcext:value-type="float">
            <text:p>165168420</text:p>
          </table:table-cell>
          <table:table-cell table:formula="of:=SUM([.BB3:.BB138])" office:value-type="float" office:value="294877" calcext:value-type="float">
            <text:p>294877</text:p>
          </table:table-cell>
          <table:table-cell table:formula="of:=SUM([.BC3:.BC138])" office:value-type="float" office:value="6182" calcext:value-type="float">
            <text:p>6182</text:p>
          </table:table-cell>
          <table:table-cell table:formula="of:=SUM([.BD3:.BD138])" office:value-type="float" office:value="50867.47" calcext:value-type="float">
            <text:p>50867.47</text:p>
          </table:table-cell>
          <table:table-cell table:formula="of:=SUM([.BE3:.BE138])" office:value-type="float" office:value="50709.355" calcext:value-type="float">
            <text:p>50709.355</text:p>
          </table:table-cell>
          <table:table-cell table:formula="of:=SUM([.BF3:.BF138])" office:value-type="float" office:value="271633001" calcext:value-type="float">
            <text:p>271633001</text:p>
          </table:table-cell>
          <table:table-cell table:formula="of:=SUM([.BG3:.BG138])" office:value-type="float" office:value="168394165" calcext:value-type="float">
            <text:p>168394165</text:p>
          </table:table-cell>
          <table:table-cell table:formula="of:=SUM([.BH3:.BH138])" office:value-type="float" office:value="292358" calcext:value-type="float">
            <text:p>292358</text:p>
          </table:table-cell>
          <table:table-cell table:formula="of:=SUM([.BI3:.BI138])" office:value-type="float" office:value="9116" calcext:value-type="float">
            <text:p>9116</text:p>
          </table:table-cell>
          <table:table-cell table:formula="of:=SUM([.BJ3:.BJ138])" office:value-type="float" office:value="59857.79" calcext:value-type="float">
            <text:p>59857.79</text:p>
          </table:table-cell>
          <table:table-cell table:formula="of:=SUM([.BK3:.BK138])" office:value-type="float" office:value="59726.052" calcext:value-type="float">
            <text:p>59726.052</text:p>
          </table:table-cell>
          <table:table-cell table:formula="of:=SUM([.BL3:.BL138])" office:value-type="float" office:value="555966799" calcext:value-type="float">
            <text:p>555966799</text:p>
          </table:table-cell>
          <table:table-cell table:formula="of:=SUM([.BM3:.BM138])" office:value-type="float" office:value="161156795" calcext:value-type="float">
            <text:p>161156795</text:p>
          </table:table-cell>
          <table:table-cell table:formula="of:=SUM([.BN3:.BN138])" office:value-type="float" office:value="294901" calcext:value-type="float">
            <text:p>294901</text:p>
          </table:table-cell>
          <table:table-cell table:formula="of:=SUM([.BO3:.BO138])" office:value-type="float" office:value="4156" calcext:value-type="float">
            <text:p>4156</text:p>
          </table:table-cell>
          <table:table-cell table:formula="of:=SUM([.BP3:.BP138])" office:value-type="float" office:value="49912.46" calcext:value-type="float">
            <text:p>49912.46</text:p>
          </table:table-cell>
          <table:table-cell table:formula="of:=SUM([.BQ3:.BQ138])" office:value-type="float" office:value="49748.885" calcext:value-type="float">
            <text:p>49748.885</text:p>
          </table:table-cell>
          <table:table-cell table:formula="of:=SUM([.BR3:.BR138])" office:value-type="float" office:value="264762660" calcext:value-type="float">
            <text:p>264762660</text:p>
          </table:table-cell>
          <table:table-cell table:formula="of:=SUM([.BS3:.BS138])" office:value-type="float" office:value="163386990" calcext:value-type="float">
            <text:p>163386990</text:p>
          </table:table-cell>
          <table:table-cell table:formula="of:=SUM([.BT3:.BT138])" office:value-type="float" office:value="292993" calcext:value-type="float">
            <text:p>292993</text:p>
          </table:table-cell>
          <table:table-cell table:formula="of:=SUM([.BU3:.BU138])" office:value-type="float" office:value="22571" calcext:value-type="float">
            <text:p>22571</text:p>
          </table:table-cell>
          <table:table-cell table:formula="of:=SUM([.BV3:.BV138])" office:value-type="float" office:value="61210.68" calcext:value-type="float">
            <text:p>61210.68</text:p>
          </table:table-cell>
          <table:table-cell table:formula="of:=SUM([.BW3:.BW138])" office:value-type="float" office:value="61085.182" calcext:value-type="float">
            <text:p>61085.182</text:p>
          </table:table-cell>
          <table:table-cell table:formula="of:=SUM([.BX3:.BX138])" office:value-type="float" office:value="590115404" calcext:value-type="float">
            <text:p>590115404</text:p>
          </table:table-cell>
          <table:table-cell table:formula="of:=SUM([.BY3:.BY138])" office:value-type="float" office:value="172730341" calcext:value-type="float">
            <text:p>172730341</text:p>
          </table:table-cell>
          <table:table-cell table:formula="of:=SUM([.BZ3:.BZ138])" office:value-type="float" office:value="295295" calcext:value-type="float">
            <text:p>295295</text:p>
          </table:table-cell>
          <table:table-cell table:formula="of:=SUM([.CA3:.CA138])" office:value-type="float" office:value="7760" calcext:value-type="float">
            <text:p>7760</text:p>
          </table:table-cell>
          <table:table-cell table:formula="of:=SUM([.CB3:.CB138])" office:value-type="float" office:value="48435.61" calcext:value-type="float">
            <text:p>48435.61</text:p>
          </table:table-cell>
          <table:table-cell table:formula="of:=SUM([.CC3:.CC138])" office:value-type="float" office:value="48274.973" calcext:value-type="float">
            <text:p>48274.973</text:p>
          </table:table-cell>
          <table:table-cell table:formula="of:=SUM([.CD3:.CD138])" office:value-type="float" office:value="191852598" calcext:value-type="float">
            <text:p>191852598</text:p>
          </table:table-cell>
          <table:table-cell table:formula="of:=SUM([.CE3:.CE138])" office:value-type="float" office:value="92220792" calcext:value-type="float">
            <text:p>92220792</text:p>
          </table:table-cell>
          <table:table-cell table:formula="of:=SUM([.CF3:.CF138])" office:value-type="float" office:value="290388" calcext:value-type="float">
            <text:p>290388</text:p>
          </table:table-cell>
          <table:table-cell table:formula="of:=SUM([.CG3:.CG138])" office:value-type="float" office:value="0" calcext:value-type="float">
            <text:p>0</text:p>
          </table:table-cell>
          <table:table-cell table:formula="of:=SUM([.CH3:.CH138])" office:value-type="float" office:value="56834.915" calcext:value-type="float">
            <text:p>56834.915</text:p>
          </table:table-cell>
          <table:table-cell table:formula="of:=SUM([.CI3:.CI138])" office:value-type="float" office:value="56681.107" calcext:value-type="float">
            <text:p>56681.107</text:p>
          </table:table-cell>
          <table:table-cell table:formula="of:=SUM([.CJ3:.CJ138])" office:value-type="float" office:value="301126322" calcext:value-type="float">
            <text:p>301126322</text:p>
          </table:table-cell>
          <table:table-cell table:formula="of:=SUM([.CK3:.CK138])" office:value-type="float" office:value="168927606" calcext:value-type="float">
            <text:p>168927606</text:p>
          </table:table-cell>
          <table:table-cell table:formula="of:=SUM([.CL3:.CL138])" office:value-type="float" office:value="294028" calcext:value-type="float">
            <text:p>294028</text:p>
          </table:table-cell>
          <table:table-cell table:formula="of:=SUM([.CM3:.CM138])" office:value-type="float" office:value="7317.5" calcext:value-type="float">
            <text:p>7317.5</text:p>
          </table:table-cell>
          <table:table-cell table:formula="of:=SUM([.CN3:.CN138])" office:value-type="float" office:value="63378.6" calcext:value-type="float">
            <text:p>63378.6</text:p>
          </table:table-cell>
          <table:table-cell table:formula="of:=SUM([.CO3:.CO138])" office:value-type="float" office:value="62601.893" calcext:value-type="float">
            <text:p>62601.893</text:p>
          </table:table-cell>
          <table:table-cell table:formula="of:=SUM([.CP3:.CP138])" office:value-type="float" office:value="810381842" calcext:value-type="float">
            <text:p>810381842</text:p>
          </table:table-cell>
          <table:table-cell table:formula="of:=SUM([.CQ3:.CQ138])" office:value-type="float" office:value="242671941" calcext:value-type="float">
            <text:p>242671941</text:p>
          </table:table-cell>
          <table:table-cell table:formula="of:=SUM([.CR3:.CR138])" office:value-type="float" office:value="301497" calcext:value-type="float">
            <text:p>301497</text:p>
          </table:table-cell>
          <table:table-cell table:formula="of:=SUM([.CS3:.CS138])" office:value-type="float" office:value="36292" calcext:value-type="float">
            <text:p>36292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6"/>
          <table:table-cell table:formula="of:=AVERAGE([.H3:.H138])" office:value-type="float" office:value="399.458529411765" calcext:value-type="float">
            <text:p>399.458529411765</text:p>
          </table:table-cell>
          <table:table-cell table:formula="of:=AVERAGE([.I3:.I138])" office:value-type="float" office:value="398.299" calcext:value-type="float">
            <text:p>398.299</text:p>
          </table:table-cell>
          <table:table-cell table:formula="of:=AVERAGE([.J3:.J138])" office:value-type="float" office:value="2117505.22058824" calcext:value-type="float">
            <text:p>2117505.22058824</text:p>
          </table:table-cell>
          <table:table-cell table:formula="of:=AVERAGE([.K3:.K138])" office:value-type="float" office:value="1418019.86029412" calcext:value-type="float">
            <text:p>1418019.86029412</text:p>
          </table:table-cell>
          <table:table-cell table:formula="of:=AVERAGE([.L3:.L138])" office:value-type="float" office:value="2154.50735294118" calcext:value-type="float">
            <text:p>2154.50735294118</text:p>
          </table:table-cell>
          <table:table-cell table:formula="of:=AVERAGE([.M3:.M138])" office:value-type="float" office:value="0" calcext:value-type="float">
            <text:p>0</text:p>
          </table:table-cell>
          <table:table-cell table:formula="of:=AVERAGE([.N3:.N138])" office:value-type="float" office:value="437.533602941176" calcext:value-type="float">
            <text:p>437.533602941176</text:p>
          </table:table-cell>
          <table:table-cell table:formula="of:=AVERAGE([.O3:.O138])" office:value-type="float" office:value="436.594595588235" calcext:value-type="float">
            <text:p>436.594595588235</text:p>
          </table:table-cell>
          <table:table-cell table:formula="of:=AVERAGE([.P3:.P138])" office:value-type="float" office:value="4713116.25" calcext:value-type="float">
            <text:p>4713116.25</text:p>
          </table:table-cell>
          <table:table-cell table:formula="of:=AVERAGE([.Q3:.Q138])" office:value-type="float" office:value="1144808.33088235" calcext:value-type="float">
            <text:p>1144808.33088235</text:p>
          </table:table-cell>
          <table:table-cell table:formula="of:=AVERAGE([.R3:.R138])" office:value-type="float" office:value="2167.75735294118" calcext:value-type="float">
            <text:p>2167.75735294118</text:p>
          </table:table-cell>
          <table:table-cell table:formula="of:=AVERAGE([.S3:.S138])" office:value-type="float" office:value="0" calcext:value-type="float">
            <text:p>0</text:p>
          </table:table-cell>
          <table:table-cell table:formula="of:=AVERAGE([.T3:.T138])" office:value-type="float" office:value="370.072132352941" calcext:value-type="float">
            <text:p>370.072132352941</text:p>
          </table:table-cell>
          <table:table-cell table:formula="of:=AVERAGE([.U3:.U138])" office:value-type="float" office:value="368.870058823529" calcext:value-type="float">
            <text:p>368.870058823529</text:p>
          </table:table-cell>
          <table:table-cell table:formula="of:=AVERAGE([.V3:.V138])" office:value-type="float" office:value="1867410.86029412" calcext:value-type="float">
            <text:p>1867410.86029412</text:p>
          </table:table-cell>
          <table:table-cell table:formula="of:=AVERAGE([.W3:.W138])" office:value-type="float" office:value="1163039.08823529" calcext:value-type="float">
            <text:p>1163039.08823529</text:p>
          </table:table-cell>
          <table:table-cell table:formula="of:=AVERAGE([.X3:.X138])" office:value-type="float" office:value="2157.49264705882" calcext:value-type="float">
            <text:p>2157.49264705882</text:p>
          </table:table-cell>
          <table:table-cell table:formula="of:=AVERAGE([.Y3:.Y138])" office:value-type="float" office:value="205.397058823529" calcext:value-type="float">
            <text:p>205.397058823529</text:p>
          </table:table-cell>
          <table:table-cell table:formula="of:=AVERAGE([.Z3:.Z138])" office:value-type="float" office:value="456.747647058824" calcext:value-type="float">
            <text:p>456.747647058824</text:p>
          </table:table-cell>
          <table:table-cell table:formula="of:=AVERAGE([.AA3:.AA138])" office:value-type="float" office:value="450.217389705882" calcext:value-type="float">
            <text:p>450.217389705882</text:p>
          </table:table-cell>
          <table:table-cell table:formula="of:=AVERAGE([.AB3:.AB138])" office:value-type="float" office:value="2111842.18584071" calcext:value-type="float">
            <text:p>2111842.18584071</text:p>
          </table:table-cell>
          <table:table-cell table:formula="of:=AVERAGE([.AC3:.AC138])" office:value-type="float" office:value="622784.380530973" calcext:value-type="float">
            <text:p>622784.380530973</text:p>
          </table:table-cell>
          <table:table-cell table:formula="of:=AVERAGE([.AD3:.AD138])" office:value-type="float" office:value="2198.77205882353" calcext:value-type="float">
            <text:p>2198.77205882353</text:p>
          </table:table-cell>
          <table:table-cell table:formula="of:=AVERAGE([.AE3:.AE138])" office:value-type="float" office:value="55.9338235294118" calcext:value-type="float">
            <text:p>55.9338235294118</text:p>
          </table:table-cell>
          <table:table-cell table:formula="of:=AVERAGE([.AF3:.AF138])" office:value-type="float" office:value="364.657720588235" calcext:value-type="float">
            <text:p>364.657720588235</text:p>
          </table:table-cell>
          <table:table-cell table:formula="of:=AVERAGE([.AG3:.AG138])" office:value-type="float" office:value="363.370382352941" calcext:value-type="float">
            <text:p>363.370382352941</text:p>
          </table:table-cell>
          <table:table-cell table:formula="of:=AVERAGE([.AH3:.AH138])" office:value-type="float" office:value="1781364.91176471" calcext:value-type="float">
            <text:p>1781364.91176471</text:p>
          </table:table-cell>
          <table:table-cell table:formula="of:=AVERAGE([.AI3:.AI138])" office:value-type="float" office:value="1099282.16176471" calcext:value-type="float">
            <text:p>1099282.16176471</text:p>
          </table:table-cell>
          <table:table-cell table:formula="of:=AVERAGE([.AJ3:.AJ138])" office:value-type="float" office:value="2155.41176470588" calcext:value-type="float">
            <text:p>2155.41176470588</text:p>
          </table:table-cell>
          <table:table-cell table:formula="of:=AVERAGE([.AK3:.AK138])" office:value-type="float" office:value="241.014705882353" calcext:value-type="float">
            <text:p>241.014705882353</text:p>
          </table:table-cell>
          <table:table-cell table:formula="of:=AVERAGE([.AL3:.AL138])" office:value-type="float" office:value="449.490955882353" calcext:value-type="float">
            <text:p>449.490955882353</text:p>
          </table:table-cell>
          <table:table-cell table:formula="of:=AVERAGE([.AM3:.AM138])" office:value-type="float" office:value="448.525338235294" calcext:value-type="float">
            <text:p>448.525338235294</text:p>
          </table:table-cell>
          <table:table-cell table:formula="of:=AVERAGE([.AN3:.AN138])" office:value-type="float" office:value="3886498.26470588" calcext:value-type="float">
            <text:p>3886498.26470588</text:p>
          </table:table-cell>
          <table:table-cell table:formula="of:=AVERAGE([.AO3:.AO138])" office:value-type="float" office:value="1237397.90441176" calcext:value-type="float">
            <text:p>1237397.90441176</text:p>
          </table:table-cell>
          <table:table-cell table:formula="of:=AVERAGE([.AP3:.AP138])" office:value-type="float" office:value="2174.44117647059" calcext:value-type="float">
            <text:p>2174.44117647059</text:p>
          </table:table-cell>
          <table:table-cell table:formula="of:=AVERAGE([.AQ3:.AQ138])" office:value-type="float" office:value="76.1176470588235" calcext:value-type="float">
            <text:p>76.1176470588235</text:p>
          </table:table-cell>
          <table:table-cell table:formula="of:=AVERAGE([.AR3:.AR138])" office:value-type="float" office:value="366.984485294118" calcext:value-type="float">
            <text:p>366.984485294118</text:p>
          </table:table-cell>
          <table:table-cell table:formula="of:=AVERAGE([.AS3:.AS138])" office:value-type="float" office:value="365.892036764706" calcext:value-type="float">
            <text:p>365.892036764706</text:p>
          </table:table-cell>
          <table:table-cell table:formula="of:=AVERAGE([.AT3:.AT138])" office:value-type="float" office:value="1929071.125" calcext:value-type="float">
            <text:p>1929071.125</text:p>
          </table:table-cell>
          <table:table-cell table:formula="of:=AVERAGE([.AU3:.AU138])" office:value-type="float" office:value="1197918.05882353" calcext:value-type="float">
            <text:p>1197918.05882353</text:p>
          </table:table-cell>
          <table:table-cell table:formula="of:=AVERAGE([.AV3:.AV138])" office:value-type="float" office:value="2151.06617647059" calcext:value-type="float">
            <text:p>2151.06617647059</text:p>
          </table:table-cell>
          <table:table-cell table:formula="of:=AVERAGE([.AW3:.AW138])" office:value-type="float" office:value="108.764705882353" calcext:value-type="float">
            <text:p>108.764705882353</text:p>
          </table:table-cell>
          <table:table-cell table:formula="of:=AVERAGE([.AX3:.AX138])" office:value-type="float" office:value="440.430367647059" calcext:value-type="float">
            <text:p>440.430367647059</text:p>
          </table:table-cell>
          <table:table-cell table:formula="of:=AVERAGE([.AY3:.AY138])" office:value-type="float" office:value="439.484345588235" calcext:value-type="float">
            <text:p>439.484345588235</text:p>
          </table:table-cell>
          <table:table-cell table:formula="of:=AVERAGE([.AZ3:.AZ138])" office:value-type="float" office:value="4007015.875" calcext:value-type="float">
            <text:p>4007015.875</text:p>
          </table:table-cell>
          <table:table-cell table:formula="of:=AVERAGE([.BA3:.BA138])" office:value-type="float" office:value="1214473.67647059" calcext:value-type="float">
            <text:p>1214473.67647059</text:p>
          </table:table-cell>
          <table:table-cell table:formula="of:=AVERAGE([.BB3:.BB138])" office:value-type="float" office:value="2168.21323529412" calcext:value-type="float">
            <text:p>2168.21323529412</text:p>
          </table:table-cell>
          <table:table-cell table:formula="of:=AVERAGE([.BC3:.BC138])" office:value-type="float" office:value="45.4558823529412" calcext:value-type="float">
            <text:p>45.4558823529412</text:p>
          </table:table-cell>
          <table:table-cell table:formula="of:=AVERAGE([.BD3:.BD138])" office:value-type="float" office:value="374.025514705882" calcext:value-type="float">
            <text:p>374.025514705882</text:p>
          </table:table-cell>
          <table:table-cell table:formula="of:=AVERAGE([.BE3:.BE138])" office:value-type="float" office:value="372.862904411765" calcext:value-type="float">
            <text:p>372.862904411765</text:p>
          </table:table-cell>
          <table:table-cell table:formula="of:=AVERAGE([.BF3:.BF138])" office:value-type="float" office:value="1997301.47794118" calcext:value-type="float">
            <text:p>1997301.47794118</text:p>
          </table:table-cell>
          <table:table-cell table:formula="of:=AVERAGE([.BG3:.BG138])" office:value-type="float" office:value="1238192.38970588" calcext:value-type="float">
            <text:p>1238192.38970588</text:p>
          </table:table-cell>
          <table:table-cell table:formula="of:=AVERAGE([.BH3:.BH138])" office:value-type="float" office:value="2149.69117647059" calcext:value-type="float">
            <text:p>2149.69117647059</text:p>
          </table:table-cell>
          <table:table-cell table:formula="of:=AVERAGE([.BI3:.BI138])" office:value-type="float" office:value="67.0294117647059" calcext:value-type="float">
            <text:p>67.0294117647059</text:p>
          </table:table-cell>
          <table:table-cell table:formula="of:=AVERAGE([.BJ3:.BJ138])" office:value-type="float" office:value="440.130808823529" calcext:value-type="float">
            <text:p>440.130808823529</text:p>
          </table:table-cell>
          <table:table-cell table:formula="of:=AVERAGE([.BK3:.BK138])" office:value-type="float" office:value="439.162147058824" calcext:value-type="float">
            <text:p>439.162147058824</text:p>
          </table:table-cell>
          <table:table-cell table:formula="of:=AVERAGE([.BL3:.BL138])" office:value-type="float" office:value="4087991.16911765" calcext:value-type="float">
            <text:p>4087991.16911765</text:p>
          </table:table-cell>
          <table:table-cell table:formula="of:=AVERAGE([.BM3:.BM138])" office:value-type="float" office:value="1184976.43382353" calcext:value-type="float">
            <text:p>1184976.43382353</text:p>
          </table:table-cell>
          <table:table-cell table:formula="of:=AVERAGE([.BN3:.BN138])" office:value-type="float" office:value="2168.38970588235" calcext:value-type="float">
            <text:p>2168.38970588235</text:p>
          </table:table-cell>
          <table:table-cell table:formula="of:=AVERAGE([.BO3:.BO138])" office:value-type="float" office:value="30.5588235294118" calcext:value-type="float">
            <text:p>30.5588235294118</text:p>
          </table:table-cell>
          <table:table-cell table:formula="of:=AVERAGE([.BP3:.BP138])" office:value-type="float" office:value="367.003382352941" calcext:value-type="float">
            <text:p>367.003382352941</text:p>
          </table:table-cell>
          <table:table-cell table:formula="of:=AVERAGE([.BQ3:.BQ138])" office:value-type="float" office:value="365.800625" calcext:value-type="float">
            <text:p>365.800625</text:p>
          </table:table-cell>
          <table:table-cell table:formula="of:=AVERAGE([.BR3:.BR138])" office:value-type="float" office:value="1946784.26470588" calcext:value-type="float">
            <text:p>1946784.26470588</text:p>
          </table:table-cell>
          <table:table-cell table:formula="of:=AVERAGE([.BS3:.BS138])" office:value-type="float" office:value="1201374.92647059" calcext:value-type="float">
            <text:p>1201374.92647059</text:p>
          </table:table-cell>
          <table:table-cell table:formula="of:=AVERAGE([.BT3:.BT138])" office:value-type="float" office:value="2154.36029411765" calcext:value-type="float">
            <text:p>2154.36029411765</text:p>
          </table:table-cell>
          <table:table-cell table:formula="of:=AVERAGE([.BU3:.BU138])" office:value-type="float" office:value="165.963235294118" calcext:value-type="float">
            <text:p>165.963235294118</text:p>
          </table:table-cell>
          <table:table-cell table:formula="of:=AVERAGE([.BV3:.BV138])" office:value-type="float" office:value="450.078529411765" calcext:value-type="float">
            <text:p>450.078529411765</text:p>
          </table:table-cell>
          <table:table-cell table:formula="of:=AVERAGE([.BW3:.BW138])" office:value-type="float" office:value="449.15575" calcext:value-type="float">
            <text:p>449.15575</text:p>
          </table:table-cell>
          <table:table-cell table:formula="of:=AVERAGE([.BX3:.BX138])" office:value-type="float" office:value="4339083.85294118" calcext:value-type="float">
            <text:p>4339083.85294118</text:p>
          </table:table-cell>
          <table:table-cell table:formula="of:=AVERAGE([.BY3:.BY138])" office:value-type="float" office:value="1270076.03676471" calcext:value-type="float">
            <text:p>1270076.03676471</text:p>
          </table:table-cell>
          <table:table-cell table:formula="of:=AVERAGE([.BZ3:.BZ138])" office:value-type="float" office:value="2171.28676470588" calcext:value-type="float">
            <text:p>2171.28676470588</text:p>
          </table:table-cell>
          <table:table-cell table:formula="of:=AVERAGE([.CA3:.CA138])" office:value-type="float" office:value="57.0588235294118" calcext:value-type="float">
            <text:p>57.0588235294118</text:p>
          </table:table-cell>
          <table:table-cell table:formula="of:=AVERAGE([.CB3:.CB138])" office:value-type="float" office:value="356.144191176471" calcext:value-type="float">
            <text:p>356.144191176471</text:p>
          </table:table-cell>
          <table:table-cell table:formula="of:=AVERAGE([.CC3:.CC138])" office:value-type="float" office:value="354.963036764706" calcext:value-type="float">
            <text:p>354.963036764706</text:p>
          </table:table-cell>
          <table:table-cell table:formula="of:=AVERAGE([.CD3:.CD138])" office:value-type="float" office:value="1410680.86764706" calcext:value-type="float">
            <text:p>1410680.86764706</text:p>
          </table:table-cell>
          <table:table-cell table:formula="of:=AVERAGE([.CE3:.CE138])" office:value-type="float" office:value="678094.058823529" calcext:value-type="float">
            <text:p>678094.058823529</text:p>
          </table:table-cell>
          <table:table-cell table:formula="of:=AVERAGE([.CF3:.CF138])" office:value-type="float" office:value="2135.20588235294" calcext:value-type="float">
            <text:p>2135.20588235294</text:p>
          </table:table-cell>
          <table:table-cell table:formula="of:=AVERAGE([.CG3:.CG138])" office:value-type="float" office:value="0" calcext:value-type="float">
            <text:p>0</text:p>
          </table:table-cell>
          <table:table-cell table:formula="of:=AVERAGE([.CH3:.CH138])" office:value-type="float" office:value="417.903786764706" calcext:value-type="float">
            <text:p>417.903786764706</text:p>
          </table:table-cell>
          <table:table-cell table:formula="of:=AVERAGE([.CI3:.CI138])" office:value-type="float" office:value="416.772845588235" calcext:value-type="float">
            <text:p>416.772845588235</text:p>
          </table:table-cell>
          <table:table-cell table:formula="of:=AVERAGE([.CJ3:.CJ138])" office:value-type="float" office:value="2214164.13235294" calcext:value-type="float">
            <text:p>2214164.13235294</text:p>
          </table:table-cell>
          <table:table-cell table:formula="of:=AVERAGE([.CK3:.CK138])" office:value-type="float" office:value="1242114.75" calcext:value-type="float">
            <text:p>1242114.75</text:p>
          </table:table-cell>
          <table:table-cell table:formula="of:=AVERAGE([.CL3:.CL138])" office:value-type="float" office:value="2161.97058823529" calcext:value-type="float">
            <text:p>2161.97058823529</text:p>
          </table:table-cell>
          <table:table-cell table:formula="of:=AVERAGE([.CM3:.CM138])" office:value-type="float" office:value="53.8051470588235" calcext:value-type="float">
            <text:p>53.8051470588235</text:p>
          </table:table-cell>
          <table:table-cell table:formula="of:=AVERAGE([.CN3:.CN138])" office:value-type="float" office:value="466.019117647059" calcext:value-type="float">
            <text:p>466.019117647059</text:p>
          </table:table-cell>
          <table:table-cell table:formula="of:=AVERAGE([.CO3:.CO138])" office:value-type="float" office:value="460.308036764706" calcext:value-type="float">
            <text:p>460.308036764706</text:p>
          </table:table-cell>
          <table:table-cell table:formula="of:=AVERAGE([.CP3:.CP138])" office:value-type="float" office:value="5958690.01470588" calcext:value-type="float">
            <text:p>5958690.01470588</text:p>
          </table:table-cell>
          <table:table-cell table:formula="of:=AVERAGE([.CQ3:.CQ138])" office:value-type="float" office:value="1784352.50735294" calcext:value-type="float">
            <text:p>1784352.50735294</text:p>
          </table:table-cell>
          <table:table-cell table:formula="of:=AVERAGE([.CR3:.CR138])" office:value-type="float" office:value="2216.88970588235" calcext:value-type="float">
            <text:p>2216.88970588235</text:p>
          </table:table-cell>
          <table:table-cell table:formula="of:=AVERAGE([.CS3:.CS138])" office:value-type="float" office:value="266.852941176471" calcext:value-type="float">
            <text:p>266.852941176471</text:p>
          </table:table-cell>
          <table:table-cell/>
        </table:table-row>
        <table:table-row table:style-name="ro1">
          <table:table-cell office:value-type="string" calcext:value-type="string">
            <text:p>DEV</text:p>
          </table:table-cell>
          <table:table-cell table:number-columns-repeated="6"/>
          <table:table-cell table:formula="of:=STDEV([.H3:.H138])" office:value-type="float" office:value="412.487746746008" calcext:value-type="float">
            <text:p>412.487746746008</text:p>
          </table:table-cell>
          <table:table-cell table:formula="of:=STDEV([.I3:.I138])" office:value-type="float" office:value="413.004922050932" calcext:value-type="float">
            <text:p>413.004922050932</text:p>
          </table:table-cell>
          <table:table-cell table:formula="of:=STDEV([.J3:.J138])" office:value-type="float" office:value="3983575.02197647" calcext:value-type="float">
            <text:p>3983575.02197647</text:p>
          </table:table-cell>
          <table:table-cell table:formula="of:=STDEV([.K3:.K138])" office:value-type="float" office:value="2831438.60083144" calcext:value-type="float">
            <text:p>2831438.60083144</text:p>
          </table:table-cell>
          <table:table-cell table:formula="of:=STDEV([.L3:.L138])" office:value-type="float" office:value="3113.56276336723" calcext:value-type="float">
            <text:p>3113.56276336723</text:p>
          </table:table-cell>
          <table:table-cell table:formula="of:=STDEV([.M3:.M138])" office:value-type="float" office:value="0" calcext:value-type="float">
            <text:p>0</text:p>
          </table:table-cell>
          <table:table-cell table:formula="of:=STDEV([.N3:.N138])" office:value-type="float" office:value="424.492043088491" calcext:value-type="float">
            <text:p>424.492043088491</text:p>
          </table:table-cell>
          <table:table-cell table:formula="of:=STDEV([.O3:.O138])" office:value-type="float" office:value="425.045602469654" calcext:value-type="float">
            <text:p>425.045602469654</text:p>
          </table:table-cell>
          <table:table-cell table:formula="of:=STDEV([.P3:.P138])" office:value-type="float" office:value="9008822.31795034" calcext:value-type="float">
            <text:p>9008822.31795034</text:p>
          </table:table-cell>
          <table:table-cell table:formula="of:=STDEV([.Q3:.Q138])" office:value-type="float" office:value="2145114.78084515" calcext:value-type="float">
            <text:p>2145114.78084515</text:p>
          </table:table-cell>
          <table:table-cell table:formula="of:=STDEV([.R3:.R138])" office:value-type="float" office:value="3107.93523812675" calcext:value-type="float">
            <text:p>3107.93523812675</text:p>
          </table:table-cell>
          <table:table-cell table:formula="of:=STDEV([.S3:.S138])" office:value-type="float" office:value="0" calcext:value-type="float">
            <text:p>0</text:p>
          </table:table-cell>
          <table:table-cell table:formula="of:=STDEV([.T3:.T138])" office:value-type="float" office:value="409.536745716983" calcext:value-type="float">
            <text:p>409.536745716983</text:p>
          </table:table-cell>
          <table:table-cell table:formula="of:=STDEV([.U3:.U138])" office:value-type="float" office:value="410.064825792301" calcext:value-type="float">
            <text:p>410.064825792301</text:p>
          </table:table-cell>
          <table:table-cell table:formula="of:=STDEV([.V3:.V138])" office:value-type="float" office:value="3755087.46456998" calcext:value-type="float">
            <text:p>3755087.46456998</text:p>
          </table:table-cell>
          <table:table-cell table:formula="of:=STDEV([.W3:.W138])" office:value-type="float" office:value="2526218.83001131" calcext:value-type="float">
            <text:p>2526218.83001131</text:p>
          </table:table-cell>
          <table:table-cell table:formula="of:=STDEV([.X3:.X138])" office:value-type="float" office:value="3105.87201328524" calcext:value-type="float">
            <text:p>3105.87201328524</text:p>
          </table:table-cell>
          <table:table-cell table:formula="of:=STDEV([.Y3:.Y138])" office:value-type="float" office:value="347.955430935072" calcext:value-type="float">
            <text:p>347.955430935072</text:p>
          </table:table-cell>
          <table:table-cell table:formula="of:=STDEV([.Z3:.Z138])" office:value-type="float" office:value="415.322145262607" calcext:value-type="float">
            <text:p>415.322145262607</text:p>
          </table:table-cell>
          <table:table-cell table:formula="of:=STDEV([.AA3:.AA138])" office:value-type="float" office:value="420.823224607201" calcext:value-type="float">
            <text:p>420.823224607201</text:p>
          </table:table-cell>
          <table:table-cell table:formula="of:=STDEV([.AB3:.AB138])" office:value-type="float" office:value="5364486.78625582" calcext:value-type="float">
            <text:p>5364486.78625582</text:p>
          </table:table-cell>
          <table:table-cell table:formula="of:=STDEV([.AC3:.AC138])" office:value-type="float" office:value="1580257.55570613" calcext:value-type="float">
            <text:p>1580257.55570613</text:p>
          </table:table-cell>
          <table:table-cell table:formula="of:=STDEV([.AD3:.AD138])" office:value-type="float" office:value="3093.97670025681" calcext:value-type="float">
            <text:p>3093.97670025681</text:p>
          </table:table-cell>
          <table:table-cell table:formula="of:=STDEV([.AE3:.AE138])" office:value-type="float" office:value="175.529683137381" calcext:value-type="float">
            <text:p>175.529683137381</text:p>
          </table:table-cell>
          <table:table-cell table:formula="of:=STDEV([.AF3:.AF138])" office:value-type="float" office:value="407.928591223671" calcext:value-type="float">
            <text:p>407.928591223671</text:p>
          </table:table-cell>
          <table:table-cell table:formula="of:=STDEV([.AG3:.AG138])" office:value-type="float" office:value="408.505331009851" calcext:value-type="float">
            <text:p>408.505331009851</text:p>
          </table:table-cell>
          <table:table-cell table:formula="of:=STDEV([.AH3:.AH138])" office:value-type="float" office:value="3614953.0984828" calcext:value-type="float">
            <text:p>3614953.0984828</text:p>
          </table:table-cell>
          <table:table-cell table:formula="of:=STDEV([.AI3:.AI138])" office:value-type="float" office:value="2411523.0757965" calcext:value-type="float">
            <text:p>2411523.0757965</text:p>
          </table:table-cell>
          <table:table-cell table:formula="of:=STDEV([.AJ3:.AJ138])" office:value-type="float" office:value="3097.31594788871" calcext:value-type="float">
            <text:p>3097.31594788871</text:p>
          </table:table-cell>
          <table:table-cell table:formula="of:=STDEV([.AK3:.AK138])" office:value-type="float" office:value="459.924421895825" calcext:value-type="float">
            <text:p>459.924421895825</text:p>
          </table:table-cell>
          <table:table-cell table:formula="of:=STDEV([.AL3:.AL138])" office:value-type="float" office:value="420.272069730283" calcext:value-type="float">
            <text:p>420.272069730283</text:p>
          </table:table-cell>
          <table:table-cell table:formula="of:=STDEV([.AM3:.AM138])" office:value-type="float" office:value="420.804655750547" calcext:value-type="float">
            <text:p>420.804655750547</text:p>
          </table:table-cell>
          <table:table-cell table:formula="of:=STDEV([.AN3:.AN138])" office:value-type="float" office:value="6696915.09205599" calcext:value-type="float">
            <text:p>6696915.09205599</text:p>
          </table:table-cell>
          <table:table-cell table:formula="of:=STDEV([.AO3:.AO138])" office:value-type="float" office:value="2162190.50831073" calcext:value-type="float">
            <text:p>2162190.50831073</text:p>
          </table:table-cell>
          <table:table-cell table:formula="of:=STDEV([.AP3:.AP138])" office:value-type="float" office:value="3108.76182275005" calcext:value-type="float">
            <text:p>3108.76182275005</text:p>
          </table:table-cell>
          <table:table-cell table:formula="of:=STDEV([.AQ3:.AQ138])" office:value-type="float" office:value="229.579198271244" calcext:value-type="float">
            <text:p>229.579198271244</text:p>
          </table:table-cell>
          <table:table-cell table:formula="of:=STDEV([.AR3:.AR138])" office:value-type="float" office:value="404.212152361566" calcext:value-type="float">
            <text:p>404.212152361566</text:p>
          </table:table-cell>
          <table:table-cell table:formula="of:=STDEV([.AS3:.AS138])" office:value-type="float" office:value="404.636051063676" calcext:value-type="float">
            <text:p>404.636051063676</text:p>
          </table:table-cell>
          <table:table-cell table:formula="of:=STDEV([.AT3:.AT138])" office:value-type="float" office:value="3851028.74257274" calcext:value-type="float">
            <text:p>3851028.74257274</text:p>
          </table:table-cell>
          <table:table-cell table:formula="of:=STDEV([.AU3:.AU138])" office:value-type="float" office:value="2597222.20002244" calcext:value-type="float">
            <text:p>2597222.20002244</text:p>
          </table:table-cell>
          <table:table-cell table:formula="of:=STDEV([.AV3:.AV138])" office:value-type="float" office:value="3106.7286026306" calcext:value-type="float">
            <text:p>3106.7286026306</text:p>
          </table:table-cell>
          <table:table-cell table:formula="of:=STDEV([.AW3:.AW138])" office:value-type="float" office:value="169.768218257374" calcext:value-type="float">
            <text:p>169.768218257374</text:p>
          </table:table-cell>
          <table:table-cell table:formula="of:=STDEV([.AX3:.AX138])" office:value-type="float" office:value="420.399971902258" calcext:value-type="float">
            <text:p>420.399971902258</text:p>
          </table:table-cell>
          <table:table-cell table:formula="of:=STDEV([.AY3:.AY138])" office:value-type="float" office:value="420.913045013098" calcext:value-type="float">
            <text:p>420.913045013098</text:p>
          </table:table-cell>
          <table:table-cell table:formula="of:=STDEV([.AZ3:.AZ138])" office:value-type="float" office:value="7255756.56985646" calcext:value-type="float">
            <text:p>7255756.56985646</text:p>
          </table:table-cell>
          <table:table-cell table:formula="of:=STDEV([.BA3:.BA138])" office:value-type="float" office:value="2195731.90500683" calcext:value-type="float">
            <text:p>2195731.90500683</text:p>
          </table:table-cell>
          <table:table-cell table:formula="of:=STDEV([.BB3:.BB138])" office:value-type="float" office:value="3101.98081854778" calcext:value-type="float">
            <text:p>3101.98081854778</text:p>
          </table:table-cell>
          <table:table-cell table:formula="of:=STDEV([.BC3:.BC138])" office:value-type="float" office:value="115.872590799011" calcext:value-type="float">
            <text:p>115.872590799011</text:p>
          </table:table-cell>
          <table:table-cell table:formula="of:=STDEV([.BD3:.BD138])" office:value-type="float" office:value="412.03811619768" calcext:value-type="float">
            <text:p>412.03811619768</text:p>
          </table:table-cell>
          <table:table-cell table:formula="of:=STDEV([.BE3:.BE138])" office:value-type="float" office:value="412.546182920506" calcext:value-type="float">
            <text:p>412.546182920506</text:p>
          </table:table-cell>
          <table:table-cell table:formula="of:=STDEV([.BF3:.BF138])" office:value-type="float" office:value="3912534.9137499" calcext:value-type="float">
            <text:p>3912534.9137499</text:p>
          </table:table-cell>
          <table:table-cell table:formula="of:=STDEV([.BG3:.BG138])" office:value-type="float" office:value="2688046.14081803" calcext:value-type="float">
            <text:p>2688046.14081803</text:p>
          </table:table-cell>
          <table:table-cell table:formula="of:=STDEV([.BH3:.BH138])" office:value-type="float" office:value="3110.9790658836" calcext:value-type="float">
            <text:p>3110.9790658836</text:p>
          </table:table-cell>
          <table:table-cell table:formula="of:=STDEV([.BI3:.BI138])" office:value-type="float" office:value="107.516334068379" calcext:value-type="float">
            <text:p>107.516334068379</text:p>
          </table:table-cell>
          <table:table-cell table:formula="of:=STDEV([.BJ3:.BJ138])" office:value-type="float" office:value="422.335395177033" calcext:value-type="float">
            <text:p>422.335395177033</text:p>
          </table:table-cell>
          <table:table-cell table:formula="of:=STDEV([.BK3:.BK138])" office:value-type="float" office:value="422.898042033994" calcext:value-type="float">
            <text:p>422.898042033994</text:p>
          </table:table-cell>
          <table:table-cell table:formula="of:=STDEV([.BL3:.BL138])" office:value-type="float" office:value="7441811.54863524" calcext:value-type="float">
            <text:p>7441811.54863524</text:p>
          </table:table-cell>
          <table:table-cell table:formula="of:=STDEV([.BM3:.BM138])" office:value-type="float" office:value="2148497.23871409" calcext:value-type="float">
            <text:p>2148497.23871409</text:p>
          </table:table-cell>
          <table:table-cell table:formula="of:=STDEV([.BN3:.BN138])" office:value-type="float" office:value="3107.16363972698" calcext:value-type="float">
            <text:p>3107.16363972698</text:p>
          </table:table-cell>
          <table:table-cell table:formula="of:=STDEV([.BO3:.BO138])" office:value-type="float" office:value="70.6459890823284" calcext:value-type="float">
            <text:p>70.6459890823284</text:p>
          </table:table-cell>
          <table:table-cell table:formula="of:=STDEV([.BP3:.BP138])" office:value-type="float" office:value="408.343362253659" calcext:value-type="float">
            <text:p>408.343362253659</text:p>
          </table:table-cell>
          <table:table-cell table:formula="of:=STDEV([.BQ3:.BQ138])" office:value-type="float" office:value="408.839915456693" calcext:value-type="float">
            <text:p>408.839915456693</text:p>
          </table:table-cell>
          <table:table-cell table:formula="of:=STDEV([.BR3:.BR138])" office:value-type="float" office:value="3959569.53737007" calcext:value-type="float">
            <text:p>3959569.53737007</text:p>
          </table:table-cell>
          <table:table-cell table:formula="of:=STDEV([.BS3:.BS138])" office:value-type="float" office:value="2660486.87182148" calcext:value-type="float">
            <text:p>2660486.87182148</text:p>
          </table:table-cell>
          <table:table-cell table:formula="of:=STDEV([.BT3:.BT138])" office:value-type="float" office:value="3110.70127540112" calcext:value-type="float">
            <text:p>3110.70127540112</text:p>
          </table:table-cell>
          <table:table-cell table:formula="of:=STDEV([.BU3:.BU138])" office:value-type="float" office:value="299.067449547899" calcext:value-type="float">
            <text:p>299.067449547899</text:p>
          </table:table-cell>
          <table:table-cell table:formula="of:=STDEV([.BV3:.BV138])" office:value-type="float" office:value="421.123448957102" calcext:value-type="float">
            <text:p>421.123448957102</text:p>
          </table:table-cell>
          <table:table-cell table:formula="of:=STDEV([.BW3:.BW138])" office:value-type="float" office:value="421.66360543584" calcext:value-type="float">
            <text:p>421.66360543584</text:p>
          </table:table-cell>
          <table:table-cell table:formula="of:=STDEV([.BX3:.BX138])" office:value-type="float" office:value="7493385.03491998" calcext:value-type="float">
            <text:p>7493385.03491998</text:p>
          </table:table-cell>
          <table:table-cell table:formula="of:=STDEV([.BY3:.BY138])" office:value-type="float" office:value="2230908.7397061" calcext:value-type="float">
            <text:p>2230908.7397061</text:p>
          </table:table-cell>
          <table:table-cell table:formula="of:=STDEV([.BZ3:.BZ138])" office:value-type="float" office:value="3109.12847597519" calcext:value-type="float">
            <text:p>3109.12847597519</text:p>
          </table:table-cell>
          <table:table-cell table:formula="of:=STDEV([.CA3:.CA138])" office:value-type="float" office:value="166.428307986792" calcext:value-type="float">
            <text:p>166.428307986792</text:p>
          </table:table-cell>
          <table:table-cell table:formula="of:=STDEV([.CB3:.CB138])" office:value-type="float" office:value="407.51091779704" calcext:value-type="float">
            <text:p>407.51091779704</text:p>
          </table:table-cell>
          <table:table-cell table:formula="of:=STDEV([.CC3:.CC138])" office:value-type="float" office:value="408.0219734105" calcext:value-type="float">
            <text:p>408.0219734105</text:p>
          </table:table-cell>
          <table:table-cell table:formula="of:=STDEV([.CD3:.CD138])" office:value-type="float" office:value="3064821.31284317" calcext:value-type="float">
            <text:p>3064821.31284317</text:p>
          </table:table-cell>
          <table:table-cell table:formula="of:=STDEV([.CE3:.CE138])" office:value-type="float" office:value="1503957.75579767" calcext:value-type="float">
            <text:p>1503957.75579767</text:p>
          </table:table-cell>
          <table:table-cell table:formula="of:=STDEV([.CF3:.CF138])" office:value-type="float" office:value="3093.20580703998" calcext:value-type="float">
            <text:p>3093.20580703998</text:p>
          </table:table-cell>
          <table:table-cell table:formula="of:=STDEV([.CG3:.CG138])" office:value-type="float" office:value="0" calcext:value-type="float">
            <text:p>0</text:p>
          </table:table-cell>
          <table:table-cell table:formula="of:=STDEV([.CH3:.CH138])" office:value-type="float" office:value="415.03062059925" calcext:value-type="float">
            <text:p>415.03062059925</text:p>
          </table:table-cell>
          <table:table-cell table:formula="of:=STDEV([.CI3:.CI138])" office:value-type="float" office:value="415.610887878267" calcext:value-type="float">
            <text:p>415.610887878267</text:p>
          </table:table-cell>
          <table:table-cell table:formula="of:=STDEV([.CJ3:.CJ138])" office:value-type="float" office:value="4037937.12025185" calcext:value-type="float">
            <text:p>4037937.12025185</text:p>
          </table:table-cell>
          <table:table-cell table:formula="of:=STDEV([.CK3:.CK138])" office:value-type="float" office:value="2405468.94000141" calcext:value-type="float">
            <text:p>2405468.94000141</text:p>
          </table:table-cell>
          <table:table-cell table:formula="of:=STDEV([.CL3:.CL138])" office:value-type="float" office:value="3108.55237879646" calcext:value-type="float">
            <text:p>3108.55237879646</text:p>
          </table:table-cell>
          <table:table-cell table:formula="of:=STDEV([.CM3:.CM138])" office:value-type="float" office:value="138.283112340216" calcext:value-type="float">
            <text:p>138.283112340216</text:p>
          </table:table-cell>
          <table:table-cell table:formula="of:=STDEV([.CN3:.CN138])" office:value-type="float" office:value="414.210704125991" calcext:value-type="float">
            <text:p>414.210704125991</text:p>
          </table:table-cell>
          <table:table-cell table:formula="of:=STDEV([.CO3:.CO138])" office:value-type="float" office:value="419.082425955994" calcext:value-type="float">
            <text:p>419.082425955994</text:p>
          </table:table-cell>
          <table:table-cell table:formula="of:=STDEV([.CP3:.CP138])" office:value-type="float" office:value="9747645.1049151" calcext:value-type="float">
            <text:p>9747645.1049151</text:p>
          </table:table-cell>
          <table:table-cell table:formula="of:=STDEV([.CQ3:.CQ138])" office:value-type="float" office:value="3070775.68671784" calcext:value-type="float">
            <text:p>3070775.68671784</text:p>
          </table:table-cell>
          <table:table-cell table:formula="of:=STDEV([.CR3:.CR138])" office:value-type="float" office:value="3110.21121510419" calcext:value-type="float">
            <text:p>3110.21121510419</text:p>
          </table:table-cell>
          <table:table-cell table:formula="of:=STDEV([.CS3:.CS138])" office:value-type="float" office:value="476.245152080496" calcext:value-type="float">
            <text:p>476.245152080496</text:p>
          </table:table-cell>
          <table:table-cell/>
        </table:table-row>
        <table:table-row table:style-name="ro1">
          <table:table-cell office:value-type="string" calcext:value-type="string">
            <text:p>DST</text:p>
          </table:table-cell>
          <table:table-cell table:number-columns-repeated="6"/>
          <table:table-cell table:number-matrix-columns-spanned="1" table:number-matrix-rows-spanned="1" table:formula="of:=SUM(([.H3:.H138]-[.$CB3:.$CB138])^2)^0.5" office:value-type="float" office:value="1859.27806589009" calcext:value-type="float">
            <text:p>1859.27806589009</text:p>
          </table:table-cell>
          <table:table-cell table:number-matrix-columns-spanned="1" table:number-matrix-rows-spanned="1" table:formula="of:=SUM(([.I3:.I138]-[.$CC3:.$CC138])^2)^0.5" office:value-type="float" office:value="1863.34482115227" calcext:value-type="float">
            <text:p>1863.34482115227</text:p>
          </table:table-cell>
          <table:table-cell table:number-matrix-columns-spanned="1" table:number-matrix-rows-spanned="1" table:formula="of:=SUM(([.J3:.J138]-[.$CD3:.$CD138])^2)^0.5" office:value-type="float" office:value="23518997.2639685" calcext:value-type="float">
            <text:p>23518997.2639685</text:p>
          </table:table-cell>
          <table:table-cell table:number-matrix-columns-spanned="1" table:number-matrix-rows-spanned="1" table:formula="of:=SUM(([.K3:.K138]-[.$CE3:.$CE138])^2)^0.5" office:value-type="float" office:value="19955691.9338811" calcext:value-type="float">
            <text:p>19955691.9338811</text:p>
          </table:table-cell>
          <table:table-cell table:number-matrix-columns-spanned="1" table:number-matrix-rows-spanned="1" table:formula="of:=SUM(([.L3:.L138]-[.$CF3:.$CF138])^2)^0.5" office:value-type="float" office:value="484.647294431734" calcext:value-type="float">
            <text:p>484.647294431734</text:p>
          </table:table-cell>
          <table:table-cell table:number-matrix-columns-spanned="1" table:number-matrix-rows-spanned="1" table:formula="of:=SUM(([.M3:.M138]-[.$CG3:.$CG138])^2)^0.5" office:value-type="float" office:value="0" calcext:value-type="float">
            <text:p>0</text:p>
          </table:table-cell>
          <table:table-cell table:number-matrix-columns-spanned="1" table:number-matrix-rows-spanned="1" table:formula="of:=SUM(([.N3:.N138]-[.$CB3:.$CB138])^2)^0.5" office:value-type="float" office:value="2829.95958437572" calcext:value-type="float">
            <text:p>2829.95958437572</text:p>
          </table:table-cell>
          <table:table-cell table:number-matrix-columns-spanned="1" table:number-matrix-rows-spanned="1" table:formula="of:=SUM(([.O3:.O138]-[.$CC3:.$CC138])^2)^0.5" office:value-type="float" office:value="2838.94027472048" calcext:value-type="float">
            <text:p>2838.94027472048</text:p>
          </table:table-cell>
          <table:table-cell table:number-matrix-columns-spanned="1" table:number-matrix-rows-spanned="1" table:formula="of:=SUM(([.P3:.P138]-[.$CD3:.$CD138])^2)^0.5" office:value-type="float" office:value="95983792.037698" calcext:value-type="float">
            <text:p>95983792.037698</text:p>
          </table:table-cell>
          <table:table-cell table:number-matrix-columns-spanned="1" table:number-matrix-rows-spanned="1" table:formula="of:=SUM(([.Q3:.Q138]-[.$CE3:.$CE138])^2)^0.5" office:value-type="float" office:value="16519574.7096166" calcext:value-type="float">
            <text:p>16519574.7096166</text:p>
          </table:table-cell>
          <table:table-cell table:number-matrix-columns-spanned="1" table:number-matrix-rows-spanned="1" table:formula="of:=SUM(([.R3:.R138]-[.$CF3:.$CF138])^2)^0.5" office:value-type="float" office:value="699.756386180219" calcext:value-type="float">
            <text:p>699.756386180219</text:p>
          </table:table-cell>
          <table:table-cell table:number-matrix-columns-spanned="1" table:number-matrix-rows-spanned="1" table:formula="of:=SUM(([.S3:.S138]-[.$CG3:.$CG138])^2)^0.5" office:value-type="float" office:value="0" calcext:value-type="float">
            <text:p>0</text:p>
          </table:table-cell>
          <table:table-cell table:number-matrix-columns-spanned="1" table:number-matrix-rows-spanned="1" table:formula="of:=SUM(([.T3:.T138]-[.$CB3:.$CB138])^2)^0.5" office:value-type="float" office:value="673.008581817498" calcext:value-type="float">
            <text:p>673.008581817498</text:p>
          </table:table-cell>
          <table:table-cell table:number-matrix-columns-spanned="1" table:number-matrix-rows-spanned="1" table:formula="of:=SUM(([.U3:.U138]-[.$CC3:.$CC138])^2)^0.5" office:value-type="float" office:value="675.504222074888" calcext:value-type="float">
            <text:p>675.504222074888</text:p>
          </table:table-cell>
          <table:table-cell table:number-matrix-columns-spanned="1" table:number-matrix-rows-spanned="1" table:formula="of:=SUM(([.V3:.V138]-[.$CD3:.$CD138])^2)^0.5" office:value-type="float" office:value="19876226.434542" calcext:value-type="float">
            <text:p>19876226.434542</text:p>
          </table:table-cell>
          <table:table-cell table:number-matrix-columns-spanned="1" table:number-matrix-rows-spanned="1" table:formula="of:=SUM(([.W3:.W138]-[.$CE3:.$CE138])^2)^0.5" office:value-type="float" office:value="14096651.3194928" calcext:value-type="float">
            <text:p>14096651.3194928</text:p>
          </table:table-cell>
          <table:table-cell table:number-matrix-columns-spanned="1" table:number-matrix-rows-spanned="1" table:formula="of:=SUM(([.X3:.X138]-[.$CF3:.$CF138])^2)^0.5" office:value-type="float" office:value="461.513813444408" calcext:value-type="float">
            <text:p>461.513813444408</text:p>
          </table:table-cell>
          <table:table-cell table:number-matrix-columns-spanned="1" table:number-matrix-rows-spanned="1" table:formula="of:=SUM(([.Y3:.Y138]-[.$CG3:.$CG138])^2)^0.5" office:value-type="float" office:value="4699.19290942604" calcext:value-type="float">
            <text:p>4699.19290942604</text:p>
          </table:table-cell>
          <table:table-cell table:number-matrix-columns-spanned="1" table:number-matrix-rows-spanned="1" table:formula="of:=SUM(([.Z3:.Z138]-[.$CB3:.$CB138])^2)^0.5" office:value-type="float" office:value="3041.55178826533" calcext:value-type="float">
            <text:p>3041.55178826533</text:p>
          </table:table-cell>
          <table:table-cell table:number-matrix-columns-spanned="1" table:number-matrix-rows-spanned="1" table:formula="of:=SUM(([.AA3:.AA138]-[.$CC3:.$CC138])^2)^0.5" office:value-type="float" office:value="3033.24625696794" calcext:value-type="float">
            <text:p>3033.24625696794</text:p>
          </table:table-cell>
          <table:table-cell table:number-matrix-columns-spanned="1" table:number-matrix-rows-spanned="1" table:formula="of:=SUM(([.AB3:.AB138]-[.$CD3:.$CD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C3:.AC138]-[.$CE3:.$CE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D3:.AD138]-[.$CF3:.$CF138])^2)^0.5" office:value-type="float" office:value="1744.2084164457" calcext:value-type="float">
            <text:p>1744.2084164457</text:p>
          </table:table-cell>
          <table:table-cell table:number-matrix-columns-spanned="1" table:number-matrix-rows-spanned="1" table:formula="of:=SUM(([.AE3:.AE138]-[.$CG3:.$CG138])^2)^0.5" office:value-type="float" office:value="2141.24473145878" calcext:value-type="float">
            <text:p>2141.24473145878</text:p>
          </table:table-cell>
          <table:table-cell table:number-matrix-columns-spanned="1" table:number-matrix-rows-spanned="1" table:formula="of:=SUM(([.AF3:.AF138]-[.$CB3:.$CB138])^2)^0.5" office:value-type="float" office:value="462.71023502836" calcext:value-type="float">
            <text:p>462.71023502836</text:p>
          </table:table-cell>
          <table:table-cell table:number-matrix-columns-spanned="1" table:number-matrix-rows-spanned="1" table:formula="of:=SUM(([.AG3:.AG138]-[.$CC3:.$CC138])^2)^0.5" office:value-type="float" office:value="464.233968723746" calcext:value-type="float">
            <text:p>464.233968723746</text:p>
          </table:table-cell>
          <table:table-cell table:number-matrix-columns-spanned="1" table:number-matrix-rows-spanned="1" table:formula="of:=SUM(([.AH3:.AH138]-[.$CD3:.$CD138])^2)^0.5" office:value-type="float" office:value="18308157.0310856" calcext:value-type="float">
            <text:p>18308157.0310856</text:p>
          </table:table-cell>
          <table:table-cell table:number-matrix-columns-spanned="1" table:number-matrix-rows-spanned="1" table:formula="of:=SUM(([.AI3:.AI138]-[.$CE3:.$CE138])^2)^0.5" office:value-type="float" office:value="12710022.0108591" calcext:value-type="float">
            <text:p>12710022.0108591</text:p>
          </table:table-cell>
          <table:table-cell table:number-matrix-columns-spanned="1" table:number-matrix-rows-spanned="1" table:formula="of:=SUM(([.AJ3:.AJ138]-[.$CF3:.$CF138])^2)^0.5" office:value-type="float" office:value="365.598140039032" calcext:value-type="float">
            <text:p>365.598140039032</text:p>
          </table:table-cell>
          <table:table-cell table:number-matrix-columns-spanned="1" table:number-matrix-rows-spanned="1" table:formula="of:=SUM(([.AK3:.AK138]-[.$CG3:.$CG138])^2)^0.5" office:value-type="float" office:value="6037.92961204418" calcext:value-type="float">
            <text:p>6037.92961204418</text:p>
          </table:table-cell>
          <table:table-cell table:number-matrix-columns-spanned="1" table:number-matrix-rows-spanned="1" table:formula="of:=SUM(([.AL3:.AL138]-[.$CB3:.$CB138])^2)^0.5" office:value-type="float" office:value="2985.48078838233" calcext:value-type="float">
            <text:p>2985.48078838233</text:p>
          </table:table-cell>
          <table:table-cell table:number-matrix-columns-spanned="1" table:number-matrix-rows-spanned="1" table:formula="of:=SUM(([.AM3:.AM138]-[.$CC3:.$CC138])^2)^0.5" office:value-type="float" office:value="2993.49254822907" calcext:value-type="float">
            <text:p>2993.49254822907</text:p>
          </table:table-cell>
          <table:table-cell table:number-matrix-columns-spanned="1" table:number-matrix-rows-spanned="1" table:formula="of:=SUM(([.AN3:.AN138]-[.$CD3:.$CD138])^2)^0.5" office:value-type="float" office:value="65930456.9431697" calcext:value-type="float">
            <text:p>65930456.9431697</text:p>
          </table:table-cell>
          <table:table-cell table:number-matrix-columns-spanned="1" table:number-matrix-rows-spanned="1" table:formula="of:=SUM(([.AO3:.AO138]-[.$CE3:.$CE138])^2)^0.5" office:value-type="float" office:value="18152137.6270093" calcext:value-type="float">
            <text:p>18152137.6270093</text:p>
          </table:table-cell>
          <table:table-cell table:number-matrix-columns-spanned="1" table:number-matrix-rows-spanned="1" table:formula="of:=SUM(([.AP3:.AP138]-[.$CF3:.$CF138])^2)^0.5" office:value-type="float" office:value="870.276967407503" calcext:value-type="float">
            <text:p>870.276967407503</text:p>
          </table:table-cell>
          <table:table-cell table:number-matrix-columns-spanned="1" table:number-matrix-rows-spanned="1" table:formula="of:=SUM(([.AQ3:.AQ138]-[.$CG3:.$CG138])^2)^0.5" office:value-type="float" office:value="2811.29187385444" calcext:value-type="float">
            <text:p>2811.29187385444</text:p>
          </table:table-cell>
          <table:table-cell table:number-matrix-columns-spanned="1" table:number-matrix-rows-spanned="1" table:formula="of:=SUM(([.AR3:.AR138]-[.$CB3:.$CB138])^2)^0.5" office:value-type="float" office:value="426.78179717509" calcext:value-type="float">
            <text:p>426.78179717509</text:p>
          </table:table-cell>
          <table:table-cell table:number-matrix-columns-spanned="1" table:number-matrix-rows-spanned="1" table:formula="of:=SUM(([.AS3:.AS138]-[.$CC3:.$CC138])^2)^0.5" office:value-type="float" office:value="429.877621217946" calcext:value-type="float">
            <text:p>429.877621217946</text:p>
          </table:table-cell>
          <table:table-cell table:number-matrix-columns-spanned="1" table:number-matrix-rows-spanned="1" table:formula="of:=SUM(([.AT3:.AT138]-[.$CD3:.$CD138])^2)^0.5" office:value-type="float" office:value="19507244.9902877" calcext:value-type="float">
            <text:p>19507244.9902877</text:p>
          </table:table-cell>
          <table:table-cell table:number-matrix-columns-spanned="1" table:number-matrix-rows-spanned="1" table:formula="of:=SUM(([.AU3:.AU138]-[.$CE3:.$CE138])^2)^0.5" office:value-type="float" office:value="15261151.8991926" calcext:value-type="float">
            <text:p>15261151.8991926</text:p>
          </table:table-cell>
          <table:table-cell table:number-matrix-columns-spanned="1" table:number-matrix-rows-spanned="1" table:formula="of:=SUM(([.AV3:.AV138]-[.$CF3:.$CF138])^2)^0.5" office:value-type="float" office:value="402.615200905281" calcext:value-type="float">
            <text:p>402.615200905281</text:p>
          </table:table-cell>
          <table:table-cell table:number-matrix-columns-spanned="1" table:number-matrix-rows-spanned="1" table:formula="of:=SUM(([.AW3:.AW138]-[.$CG3:.$CG138])^2)^0.5" office:value-type="float" office:value="2345.14733012662" calcext:value-type="float">
            <text:p>2345.14733012662</text:p>
          </table:table-cell>
          <table:table-cell table:number-matrix-columns-spanned="1" table:number-matrix-rows-spanned="1" table:formula="of:=SUM(([.AX3:.AX138]-[.$CB3:.$CB138])^2)^0.5" office:value-type="float" office:value="2842.8230984006" calcext:value-type="float">
            <text:p>2842.8230984006</text:p>
          </table:table-cell>
          <table:table-cell table:number-matrix-columns-spanned="1" table:number-matrix-rows-spanned="1" table:formula="of:=SUM(([.AY3:.AY138]-[.$CC3:.$CC138])^2)^0.5" office:value-type="float" office:value="2850.85701352348" calcext:value-type="float">
            <text:p>2850.85701352348</text:p>
          </table:table-cell>
          <table:table-cell table:number-matrix-columns-spanned="1" table:number-matrix-rows-spanned="1" table:formula="of:=SUM(([.AZ3:.AZ138]-[.$CD3:.$CD138])^2)^0.5" office:value-type="float" office:value="71541207.3561559" calcext:value-type="float">
            <text:p>71541207.3561559</text:p>
          </table:table-cell>
          <table:table-cell table:number-matrix-columns-spanned="1" table:number-matrix-rows-spanned="1" table:formula="of:=SUM(([.BA3:.BA138]-[.$CE3:.$CE138])^2)^0.5" office:value-type="float" office:value="17909466.054451" calcext:value-type="float">
            <text:p>17909466.054451</text:p>
          </table:table-cell>
          <table:table-cell table:number-matrix-columns-spanned="1" table:number-matrix-rows-spanned="1" table:formula="of:=SUM(([.BB3:.BB138]-[.$CF3:.$CF138])^2)^0.5" office:value-type="float" office:value="810.125298950724" calcext:value-type="float">
            <text:p>810.125298950724</text:p>
          </table:table-cell>
          <table:table-cell table:number-matrix-columns-spanned="1" table:number-matrix-rows-spanned="1" table:formula="of:=SUM(([.BC3:.BC138]-[.$CG3:.$CG138])^2)^0.5" office:value-type="float" office:value="1446.92086860339" calcext:value-type="float">
            <text:p>1446.92086860339</text:p>
          </table:table-cell>
          <table:table-cell table:number-matrix-columns-spanned="1" table:number-matrix-rows-spanned="1" table:formula="of:=SUM(([.BD3:.BD138]-[.$CB3:.$CB138])^2)^0.5" office:value-type="float" office:value="908.873791788497" calcext:value-type="float">
            <text:p>908.873791788497</text:p>
          </table:table-cell>
          <table:table-cell table:number-matrix-columns-spanned="1" table:number-matrix-rows-spanned="1" table:formula="of:=SUM(([.BE3:.BE138]-[.$CC3:.$CC138])^2)^0.5" office:value-type="float" office:value="911.429800042768" calcext:value-type="float">
            <text:p>911.429800042768</text:p>
          </table:table-cell>
          <table:table-cell table:number-matrix-columns-spanned="1" table:number-matrix-rows-spanned="1" table:formula="of:=SUM(([.BF3:.BF138]-[.$CD3:.$CD138])^2)^0.5" office:value-type="float" office:value="21054599.4302227" calcext:value-type="float">
            <text:p>21054599.4302227</text:p>
          </table:table-cell>
          <table:table-cell table:number-matrix-columns-spanned="1" table:number-matrix-rows-spanned="1" table:formula="of:=SUM(([.BG3:.BG138]-[.$CE3:.$CE138])^2)^0.5" office:value-type="float" office:value="16096953.7056381" calcext:value-type="float">
            <text:p>16096953.7056381</text:p>
          </table:table-cell>
          <table:table-cell table:number-matrix-columns-spanned="1" table:number-matrix-rows-spanned="1" table:formula="of:=SUM(([.BH3:.BH138]-[.$CF3:.$CF138])^2)^0.5" office:value-type="float" office:value="432.527455775931" calcext:value-type="float">
            <text:p>432.527455775931</text:p>
          </table:table-cell>
          <table:table-cell table:number-matrix-columns-spanned="1" table:number-matrix-rows-spanned="1" table:formula="of:=SUM(([.BI3:.BI138]-[.$CG3:.$CG138])^2)^0.5" office:value-type="float" office:value="1473.63767595702" calcext:value-type="float">
            <text:p>1473.63767595702</text:p>
          </table:table-cell>
          <table:table-cell table:number-matrix-columns-spanned="1" table:number-matrix-rows-spanned="1" table:formula="of:=SUM(([.BJ3:.BJ138]-[.$CB3:.$CB138])^2)^0.5" office:value-type="float" office:value="2884.97303366947" calcext:value-type="float">
            <text:p>2884.97303366947</text:p>
          </table:table-cell>
          <table:table-cell table:number-matrix-columns-spanned="1" table:number-matrix-rows-spanned="1" table:formula="of:=SUM(([.BK3:.BK138]-[.$CC3:.$CC138])^2)^0.5" office:value-type="float" office:value="2892.61933731575" calcext:value-type="float">
            <text:p>2892.61933731575</text:p>
          </table:table-cell>
          <table:table-cell table:number-matrix-columns-spanned="1" table:number-matrix-rows-spanned="1" table:formula="of:=SUM(([.BL3:.BL138]-[.$CD3:.$CD138])^2)^0.5" office:value-type="float" office:value="74830889.0224126" calcext:value-type="float">
            <text:p>74830889.0224126</text:p>
          </table:table-cell>
          <table:table-cell table:number-matrix-columns-spanned="1" table:number-matrix-rows-spanned="1" table:formula="of:=SUM(([.BM3:.BM138]-[.$CE3:.$CE138])^2)^0.5" office:value-type="float" office:value="17263567.5015473" calcext:value-type="float">
            <text:p>17263567.5015473</text:p>
          </table:table-cell>
          <table:table-cell table:number-matrix-columns-spanned="1" table:number-matrix-rows-spanned="1" table:formula="of:=SUM(([.BN3:.BN138]-[.$CF3:.$CF138])^2)^0.5" office:value-type="float" office:value="764.900647143144" calcext:value-type="float">
            <text:p>764.900647143144</text:p>
          </table:table-cell>
          <table:table-cell table:number-matrix-columns-spanned="1" table:number-matrix-rows-spanned="1" table:formula="of:=SUM(([.BO3:.BO138]-[.$CG3:.$CG138])^2)^0.5" office:value-type="float" office:value="894.856413063012" calcext:value-type="float">
            <text:p>894.856413063012</text:p>
          </table:table-cell>
          <table:table-cell table:number-matrix-columns-spanned="1" table:number-matrix-rows-spanned="1" table:formula="of:=SUM(([.BP3:.BP138]-[.$CB3:.$CB138])^2)^0.5" office:value-type="float" office:value="618.429590414301" calcext:value-type="float">
            <text:p>618.429590414301</text:p>
          </table:table-cell>
          <table:table-cell table:number-matrix-columns-spanned="1" table:number-matrix-rows-spanned="1" table:formula="of:=SUM(([.BQ3:.BQ138]-[.$CC3:.$CC138])^2)^0.5" office:value-type="float" office:value="619.662362260288" calcext:value-type="float">
            <text:p>619.662362260288</text:p>
          </table:table-cell>
          <table:table-cell table:number-matrix-columns-spanned="1" table:number-matrix-rows-spanned="1" table:formula="of:=SUM(([.BR3:.BR138]-[.$CD3:.$CD138])^2)^0.5" office:value-type="float" office:value="20316921.6205934" calcext:value-type="float">
            <text:p>20316921.6205934</text:p>
          </table:table-cell>
          <table:table-cell table:number-matrix-columns-spanned="1" table:number-matrix-rows-spanned="1" table:formula="of:=SUM(([.BS3:.BS138]-[.$CE3:.$CE138])^2)^0.5" office:value-type="float" office:value="15610045.3997258" calcext:value-type="float">
            <text:p>15610045.3997258</text:p>
          </table:table-cell>
          <table:table-cell table:number-matrix-columns-spanned="1" table:number-matrix-rows-spanned="1" table:formula="of:=SUM(([.BT3:.BT138]-[.$CF3:.$CF138])^2)^0.5" office:value-type="float" office:value="481.076916927013" calcext:value-type="float">
            <text:p>481.076916927013</text:p>
          </table:table-cell>
          <table:table-cell table:number-matrix-columns-spanned="1" table:number-matrix-rows-spanned="1" table:formula="of:=SUM(([.BU3:.BU138]-[.$CG3:.$CG138])^2)^0.5" office:value-type="float" office:value="3977.50386549152" calcext:value-type="float">
            <text:p>3977.50386549152</text:p>
          </table:table-cell>
          <table:table-cell table:number-matrix-columns-spanned="1" table:number-matrix-rows-spanned="1" table:formula="of:=SUM(([.BV3:.BV138]-[.$CB3:.$CB138])^2)^0.5" office:value-type="float" office:value="3022.8990898639" calcext:value-type="float">
            <text:p>3022.8990898639</text:p>
          </table:table-cell>
          <table:table-cell table:number-matrix-columns-spanned="1" table:number-matrix-rows-spanned="1" table:formula="of:=SUM(([.BW3:.BW138]-[.$CC3:.$CC138])^2)^0.5" office:value-type="float" office:value="3031.26752940861" calcext:value-type="float">
            <text:p>3031.26752940861</text:p>
          </table:table-cell>
          <table:table-cell table:number-matrix-columns-spanned="1" table:number-matrix-rows-spanned="1" table:formula="of:=SUM(([.BX3:.BX138]-[.$CD3:.$CD138])^2)^0.5" office:value-type="float" office:value="73645191.9137142" calcext:value-type="float">
            <text:p>73645191.9137142</text:p>
          </table:table-cell>
          <table:table-cell table:number-matrix-columns-spanned="1" table:number-matrix-rows-spanned="1" table:formula="of:=SUM(([.BY3:.BY138]-[.$CE3:.$CE138])^2)^0.5" office:value-type="float" office:value="17982151.1852335" calcext:value-type="float">
            <text:p>17982151.1852335</text:p>
          </table:table-cell>
          <table:table-cell table:number-matrix-columns-spanned="1" table:number-matrix-rows-spanned="1" table:formula="of:=SUM(([.BZ3:.BZ138]-[.$CF3:.$CF138])^2)^0.5" office:value-type="float" office:value="819.512660060844" calcext:value-type="float">
            <text:p>819.512660060844</text:p>
          </table:table-cell>
          <table:table-cell table:number-matrix-columns-spanned="1" table:number-matrix-rows-spanned="1" table:formula="of:=SUM(([.CA3:.CA138]-[.$CG3:.$CG138])^2)^0.5" office:value-type="float" office:value="2045.00806844374" calcext:value-type="float">
            <text:p>2045.0080684437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6"/>
          <table:table-cell table:number-matrix-columns-spanned="1" table:number-matrix-rows-spanned="1" table:formula="of:=SUM([.H3:.H138]=[.$CB3:.$CB138])" office:value-type="float" office:value="49" calcext:value-type="float">
            <text:p>49</text:p>
          </table:table-cell>
          <table:table-cell table:number-matrix-columns-spanned="1" table:number-matrix-rows-spanned="1" table:formula="of:=SUM([.I3:.I138]=[.$CC3:.$CC138])" office:value-type="float" office:value="49" calcext:value-type="float">
            <text:p>49</text:p>
          </table:table-cell>
          <table:table-cell table:number-matrix-columns-spanned="1" table:number-matrix-rows-spanned="1" table:formula="of:=SUM([.J3:.J138]=[.$CD3:.$CD138])" office:value-type="float" office:value="44" calcext:value-type="float">
            <text:p>44</text:p>
          </table:table-cell>
          <table:table-cell table:number-matrix-columns-spanned="1" table:number-matrix-rows-spanned="1" table:formula="of:=SUM([.K3:.K138]=[.$CE3:.$CE138])" office:value-type="float" office:value="34" calcext:value-type="float">
            <text:p>34</text:p>
          </table:table-cell>
          <table:table-cell table:number-matrix-columns-spanned="1" table:number-matrix-rows-spanned="1" table:formula="of:=SUM([.L3:.L138]=[.$CF3:.$CF138])" office:value-type="float" office:value="23" calcext:value-type="float">
            <text:p>23</text:p>
          </table:table-cell>
          <table:table-cell table:number-matrix-columns-spanned="1" table:number-matrix-rows-spanned="1" table:formula="of:=SUM([.M3:.M138]=[.$CG3:.$CG138])" office:value-type="float" office:value="136" calcext:value-type="float">
            <text:p>136</text:p>
          </table:table-cell>
          <table:table-cell table:number-matrix-columns-spanned="1" table:number-matrix-rows-spanned="1" table:formula="of:=SUM([.N3:.N138]=[.$CB3:.$CB138])" office:value-type="float" office:value="49" calcext:value-type="float">
            <text:p>49</text:p>
          </table:table-cell>
          <table:table-cell table:number-matrix-columns-spanned="1" table:number-matrix-rows-spanned="1" table:formula="of:=SUM([.O3:.O138]=[.$CC3:.$CC138])" office:value-type="float" office:value="47" calcext:value-type="float">
            <text:p>47</text:p>
          </table:table-cell>
          <table:table-cell table:number-matrix-columns-spanned="1" table:number-matrix-rows-spanned="1" table:formula="of:=SUM([.P3:.P138]=[.$CD3:.$CD138])" office:value-type="float" office:value="47" calcext:value-type="float">
            <text:p>47</text:p>
          </table:table-cell>
          <table:table-cell table:number-matrix-columns-spanned="1" table:number-matrix-rows-spanned="1" table:formula="of:=SUM([.Q3:.Q138]=[.$CE3:.$CE138])" office:value-type="float" office:value="63" calcext:value-type="float">
            <text:p>63</text:p>
          </table:table-cell>
          <table:table-cell table:number-matrix-columns-spanned="1" table:number-matrix-rows-spanned="1" table:formula="of:=SUM([.R3:.R138]=[.$CF3:.$CF138])" office:value-type="float" office:value="13" calcext:value-type="float">
            <text:p>13</text:p>
          </table:table-cell>
          <table:table-cell table:number-matrix-columns-spanned="1" table:number-matrix-rows-spanned="1" table:formula="of:=SUM([.S3:.S138]=[.$CG3:.$CG138])" office:value-type="float" office:value="136" calcext:value-type="float">
            <text:p>136</text:p>
          </table:table-cell>
          <table:table-cell table:number-matrix-columns-spanned="1" table:number-matrix-rows-spanned="1" table:formula="of:=SUM([.T3:.T138]=[.$CB3:.$CB138])" office:value-type="float" office:value="52" calcext:value-type="float">
            <text:p>52</text:p>
          </table:table-cell>
          <table:table-cell table:number-matrix-columns-spanned="1" table:number-matrix-rows-spanned="1" table:formula="of:=SUM([.U3:.U138]=[.$CC3:.$CC138])" office:value-type="float" office:value="51" calcext:value-type="float">
            <text:p>51</text:p>
          </table:table-cell>
          <table:table-cell table:number-matrix-columns-spanned="1" table:number-matrix-rows-spanned="1" table:formula="of:=SUM([.V3:.V138]=[.$CD3:.$CD138])" office:value-type="float" office:value="46" calcext:value-type="float">
            <text:p>46</text:p>
          </table:table-cell>
          <table:table-cell table:number-matrix-columns-spanned="1" table:number-matrix-rows-spanned="1" table:formula="of:=SUM([.W3:.W138]=[.$CE3:.$CE138])" office:value-type="float" office:value="36" calcext:value-type="float">
            <text:p>36</text:p>
          </table:table-cell>
          <table:table-cell table:number-matrix-columns-spanned="1" table:number-matrix-rows-spanned="1" table:formula="of:=SUM([.X3:.X138]=[.$CF3:.$CF138])" office:value-type="float" office:value="8" calcext:value-type="float">
            <text:p>8</text:p>
          </table:table-cell>
          <table:table-cell table:number-matrix-columns-spanned="1" table:number-matrix-rows-spanned="1" table:formula="of:=SUM([.Y3:.Y138]=[.$CG3:.$CG138])" office:value-type="float" office:value="74" calcext:value-type="float">
            <text:p>74</text:p>
          </table:table-cell>
          <table:table-cell table:number-matrix-columns-spanned="1" table:number-matrix-rows-spanned="1" table:formula="of:=SUM([.Z3:.Z138]=[.$CB3:.$CB138])" office:value-type="float" office:value="53" calcext:value-type="float">
            <text:p>53</text:p>
          </table:table-cell>
          <table:table-cell table:number-matrix-columns-spanned="1" table:number-matrix-rows-spanned="1" table:formula="of:=SUM([.AA3:.AA138]=[.$CC3:.$CC138])" office:value-type="float" office:value="51" calcext:value-type="float">
            <text:p>51</text:p>
          </table:table-cell>
          <table:table-cell table:number-matrix-columns-spanned="1" table:number-matrix-rows-spanned="1" table:formula="of:=SUM([.AB3:.AB138]=[.$CD3:.$CD138])" office:value-type="float" office:value="46" calcext:value-type="float">
            <text:p>46</text:p>
          </table:table-cell>
          <table:table-cell table:number-matrix-columns-spanned="1" table:number-matrix-rows-spanned="1" table:formula="of:=SUM([.AC3:.AC138]=[.$CE3:.$CE138])" office:value-type="float" office:value="61" calcext:value-type="float">
            <text:p>61</text:p>
          </table:table-cell>
          <table:table-cell table:number-matrix-columns-spanned="1" table:number-matrix-rows-spanned="1" table:formula="of:=SUM([.AD3:.AD138]=[.$CF3:.$CF138])" office:value-type="float" office:value="5" calcext:value-type="float">
            <text:p>5</text:p>
          </table:table-cell>
          <table:table-cell table:number-matrix-columns-spanned="1" table:number-matrix-rows-spanned="1" table:formula="of:=SUM([.AE3:.AE138]=[.$CG3:.$CG138])" office:value-type="float" office:value="93" calcext:value-type="float">
            <text:p>93</text:p>
          </table:table-cell>
          <table:table-cell table:number-matrix-columns-spanned="1" table:number-matrix-rows-spanned="1" table:formula="of:=SUM([.AF3:.AF138]=[.$CB3:.$CB138])" office:value-type="float" office:value="54" calcext:value-type="float">
            <text:p>54</text:p>
          </table:table-cell>
          <table:table-cell table:number-matrix-columns-spanned="1" table:number-matrix-rows-spanned="1" table:formula="of:=SUM([.AG3:.AG138]=[.$CC3:.$CC138])" office:value-type="float" office:value="59" calcext:value-type="float">
            <text:p>59</text:p>
          </table:table-cell>
          <table:table-cell table:number-matrix-columns-spanned="1" table:number-matrix-rows-spanned="1" table:formula="of:=SUM([.AH3:.AH138]=[.$CD3:.$CD138])" office:value-type="float" office:value="51" calcext:value-type="float">
            <text:p>51</text:p>
          </table:table-cell>
          <table:table-cell table:number-matrix-columns-spanned="1" table:number-matrix-rows-spanned="1" table:formula="of:=SUM([.AI3:.AI138]=[.$CE3:.$CE138])" office:value-type="float" office:value="40" calcext:value-type="float">
            <text:p>40</text:p>
          </table:table-cell>
          <table:table-cell table:number-matrix-columns-spanned="1" table:number-matrix-rows-spanned="1" table:formula="of:=SUM([.AJ3:.AJ138]=[.$CF3:.$CF138])" office:value-type="float" office:value="9" calcext:value-type="float">
            <text:p>9</text:p>
          </table:table-cell>
          <table:table-cell table:number-matrix-columns-spanned="1" table:number-matrix-rows-spanned="1" table:formula="of:=SUM([.AK3:.AK138]=[.$CG3:.$CG138])" office:value-type="float" office:value="73" calcext:value-type="float">
            <text:p>73</text:p>
          </table:table-cell>
          <table:table-cell table:number-matrix-columns-spanned="1" table:number-matrix-rows-spanned="1" table:formula="of:=SUM([.AL3:.AL138]=[.$CB3:.$CB138])" office:value-type="float" office:value="55" calcext:value-type="float">
            <text:p>55</text:p>
          </table:table-cell>
          <table:table-cell table:number-matrix-columns-spanned="1" table:number-matrix-rows-spanned="1" table:formula="of:=SUM([.AM3:.AM138]=[.$CC3:.$CC138])" office:value-type="float" office:value="55" calcext:value-type="float">
            <text:p>55</text:p>
          </table:table-cell>
          <table:table-cell table:number-matrix-columns-spanned="1" table:number-matrix-rows-spanned="1" table:formula="of:=SUM([.AN3:.AN138]=[.$CD3:.$CD138])" office:value-type="float" office:value="46" calcext:value-type="float">
            <text:p>46</text:p>
          </table:table-cell>
          <table:table-cell table:number-matrix-columns-spanned="1" table:number-matrix-rows-spanned="1" table:formula="of:=SUM([.AO3:.AO138]=[.$CE3:.$CE138])" office:value-type="float" office:value="60" calcext:value-type="float">
            <text:p>60</text:p>
          </table:table-cell>
          <table:table-cell table:number-matrix-columns-spanned="1" table:number-matrix-rows-spanned="1" table:formula="of:=SUM([.AP3:.AP138]=[.$CF3:.$CF138])" office:value-type="float" office:value="7" calcext:value-type="float">
            <text:p>7</text:p>
          </table:table-cell>
          <table:table-cell table:number-matrix-columns-spanned="1" table:number-matrix-rows-spanned="1" table:formula="of:=SUM([.AQ3:.AQ138]=[.$CG3:.$CG138])" office:value-type="float" office:value="88" calcext:value-type="float">
            <text:p>88</text:p>
          </table:table-cell>
          <table:table-cell table:number-matrix-columns-spanned="1" table:number-matrix-rows-spanned="1" table:formula="of:=SUM([.AR3:.AR138]=[.$CB3:.$CB138])" office:value-type="float" office:value="58" calcext:value-type="float">
            <text:p>58</text:p>
          </table:table-cell>
          <table:table-cell table:number-matrix-columns-spanned="1" table:number-matrix-rows-spanned="1" table:formula="of:=SUM([.AS3:.AS138]=[.$CC3:.$CC138])" office:value-type="float" office:value="54" calcext:value-type="float">
            <text:p>54</text:p>
          </table:table-cell>
          <table:table-cell table:number-matrix-columns-spanned="1" table:number-matrix-rows-spanned="1" table:formula="of:=SUM([.AT3:.AT138]=[.$CD3:.$CD138])" office:value-type="float" office:value="45" calcext:value-type="float">
            <text:p>45</text:p>
          </table:table-cell>
          <table:table-cell table:number-matrix-columns-spanned="1" table:number-matrix-rows-spanned="1" table:formula="of:=SUM([.AU3:.AU138]=[.$CE3:.$CE138])" office:value-type="float" office:value="37" calcext:value-type="float">
            <text:p>37</text:p>
          </table:table-cell>
          <table:table-cell table:number-matrix-columns-spanned="1" table:number-matrix-rows-spanned="1" table:formula="of:=SUM([.AV3:.AV138]=[.$CF3:.$CF138])" office:value-type="float" office:value="14" calcext:value-type="float">
            <text:p>14</text:p>
          </table:table-cell>
          <table:table-cell table:number-matrix-columns-spanned="1" table:number-matrix-rows-spanned="1" table:formula="of:=SUM([.AW3:.AW138]=[.$CG3:.$CG138])" office:value-type="float" office:value="72" calcext:value-type="float">
            <text:p>72</text:p>
          </table:table-cell>
          <table:table-cell table:number-matrix-columns-spanned="1" table:number-matrix-rows-spanned="1" table:formula="of:=SUM([.AX3:.AX138]=[.$CB3:.$CB138])" office:value-type="float" office:value="61" calcext:value-type="float">
            <text:p>61</text:p>
          </table:table-cell>
          <table:table-cell table:number-matrix-columns-spanned="1" table:number-matrix-rows-spanned="1" table:formula="of:=SUM([.AY3:.AY138]=[.$CC3:.$CC138])" office:value-type="float" office:value="60" calcext:value-type="float">
            <text:p>60</text:p>
          </table:table-cell>
          <table:table-cell table:number-matrix-columns-spanned="1" table:number-matrix-rows-spanned="1" table:formula="of:=SUM([.AZ3:.AZ138]=[.$CD3:.$CD138])" office:value-type="float" office:value="47" calcext:value-type="float">
            <text:p>47</text:p>
          </table:table-cell>
          <table:table-cell table:number-matrix-columns-spanned="1" table:number-matrix-rows-spanned="1" table:formula="of:=SUM([.BA3:.BA138]=[.$CE3:.$CE138])" office:value-type="float" office:value="57" calcext:value-type="float">
            <text:p>57</text:p>
          </table:table-cell>
          <table:table-cell table:number-matrix-columns-spanned="1" table:number-matrix-rows-spanned="1" table:formula="of:=SUM([.BB3:.BB138]=[.$CF3:.$CF138])" office:value-type="float" office:value="12" calcext:value-type="float">
            <text:p>12</text:p>
          </table:table-cell>
          <table:table-cell table:number-matrix-columns-spanned="1" table:number-matrix-rows-spanned="1" table:formula="of:=SUM([.BC3:.BC138]=[.$CG3:.$CG138])" office:value-type="float" office:value="87" calcext:value-type="float">
            <text:p>87</text:p>
          </table:table-cell>
          <table:table-cell table:number-matrix-columns-spanned="1" table:number-matrix-rows-spanned="1" table:formula="of:=SUM([.BD3:.BD138]=[.$CB3:.$CB138])" office:value-type="float" office:value="56" calcext:value-type="float">
            <text:p>56</text:p>
          </table:table-cell>
          <table:table-cell table:number-matrix-columns-spanned="1" table:number-matrix-rows-spanned="1" table:formula="of:=SUM([.BE3:.BE138]=[.$CC3:.$CC138])" office:value-type="float" office:value="58" calcext:value-type="float">
            <text:p>58</text:p>
          </table:table-cell>
          <table:table-cell table:number-matrix-columns-spanned="1" table:number-matrix-rows-spanned="1" table:formula="of:=SUM([.BF3:.BF138]=[.$CD3:.$CD138])" office:value-type="float" office:value="46" calcext:value-type="float">
            <text:p>46</text:p>
          </table:table-cell>
          <table:table-cell table:number-matrix-columns-spanned="1" table:number-matrix-rows-spanned="1" table:formula="of:=SUM([.BG3:.BG138]=[.$CE3:.$CE138])" office:value-type="float" office:value="36" calcext:value-type="float">
            <text:p>36</text:p>
          </table:table-cell>
          <table:table-cell table:number-matrix-columns-spanned="1" table:number-matrix-rows-spanned="1" table:formula="of:=SUM([.BH3:.BH138]=[.$CF3:.$CF138])" office:value-type="float" office:value="53" calcext:value-type="float">
            <text:p>53</text:p>
          </table:table-cell>
          <table:table-cell table:number-matrix-columns-spanned="1" table:number-matrix-rows-spanned="1" table:formula="of:=SUM([.BI3:.BI138]=[.$CG3:.$CG138])" office:value-type="float" office:value="75" calcext:value-type="float">
            <text:p>75</text:p>
          </table:table-cell>
          <table:table-cell table:number-matrix-columns-spanned="1" table:number-matrix-rows-spanned="1" table:formula="of:=SUM([.BJ3:.BJ138]=[.$CB3:.$CB138])" office:value-type="float" office:value="54" calcext:value-type="float">
            <text:p>54</text:p>
          </table:table-cell>
          <table:table-cell table:number-matrix-columns-spanned="1" table:number-matrix-rows-spanned="1" table:formula="of:=SUM([.BK3:.BK138]=[.$CC3:.$CC138])" office:value-type="float" office:value="55" calcext:value-type="float">
            <text:p>55</text:p>
          </table:table-cell>
          <table:table-cell table:number-matrix-columns-spanned="1" table:number-matrix-rows-spanned="1" table:formula="of:=SUM([.BL3:.BL138]=[.$CD3:.$CD138])" office:value-type="float" office:value="52" calcext:value-type="float">
            <text:p>52</text:p>
          </table:table-cell>
          <table:table-cell table:number-matrix-columns-spanned="1" table:number-matrix-rows-spanned="1" table:formula="of:=SUM([.BM3:.BM138]=[.$CE3:.$CE138])" office:value-type="float" office:value="60" calcext:value-type="float">
            <text:p>60</text:p>
          </table:table-cell>
          <table:table-cell table:number-matrix-columns-spanned="1" table:number-matrix-rows-spanned="1" table:formula="of:=SUM([.BN3:.BN138]=[.$CF3:.$CF138])" office:value-type="float" office:value="14" calcext:value-type="float">
            <text:p>14</text:p>
          </table:table-cell>
          <table:table-cell table:number-matrix-columns-spanned="1" table:number-matrix-rows-spanned="1" table:formula="of:=SUM([.BO3:.BO138]=[.$CG3:.$CG138])" office:value-type="float" office:value="87" calcext:value-type="float">
            <text:p>87</text:p>
          </table:table-cell>
          <table:table-cell table:number-matrix-columns-spanned="1" table:number-matrix-rows-spanned="1" table:formula="of:=SUM([.BP3:.BP138]=[.$CB3:.$CB138])" office:value-type="float" office:value="59" calcext:value-type="float">
            <text:p>59</text:p>
          </table:table-cell>
          <table:table-cell table:number-matrix-columns-spanned="1" table:number-matrix-rows-spanned="1" table:formula="of:=SUM([.BQ3:.BQ138]=[.$CC3:.$CC138])" office:value-type="float" office:value="61" calcext:value-type="float">
            <text:p>61</text:p>
          </table:table-cell>
          <table:table-cell table:number-matrix-columns-spanned="1" table:number-matrix-rows-spanned="1" table:formula="of:=SUM([.BR3:.BR138]=[.$CD3:.$CD138])" office:value-type="float" office:value="49" calcext:value-type="float">
            <text:p>49</text:p>
          </table:table-cell>
          <table:table-cell table:number-matrix-columns-spanned="1" table:number-matrix-rows-spanned="1" table:formula="of:=SUM([.BS3:.BS138]=[.$CE3:.$CE138])" office:value-type="float" office:value="40" calcext:value-type="float">
            <text:p>40</text:p>
          </table:table-cell>
          <table:table-cell table:number-matrix-columns-spanned="1" table:number-matrix-rows-spanned="1" table:formula="of:=SUM([.BT3:.BT138]=[.$CF3:.$CF138])" office:value-type="float" office:value="21" calcext:value-type="float">
            <text:p>21</text:p>
          </table:table-cell>
          <table:table-cell table:number-matrix-columns-spanned="1" table:number-matrix-rows-spanned="1" table:formula="of:=SUM([.BU3:.BU138]=[.$CG3:.$CG138])" office:value-type="float" office:value="72" calcext:value-type="float">
            <text:p>72</text:p>
          </table:table-cell>
          <table:table-cell table:number-matrix-columns-spanned="1" table:number-matrix-rows-spanned="1" table:formula="of:=SUM([.BV3:.BV138]=[.$CB3:.$CB138])" office:value-type="float" office:value="55" calcext:value-type="float">
            <text:p>55</text:p>
          </table:table-cell>
          <table:table-cell table:number-matrix-columns-spanned="1" table:number-matrix-rows-spanned="1" table:formula="of:=SUM([.BW3:.BW138]=[.$CC3:.$CC138])" office:value-type="float" office:value="54" calcext:value-type="float">
            <text:p>54</text:p>
          </table:table-cell>
          <table:table-cell table:number-matrix-columns-spanned="1" table:number-matrix-rows-spanned="1" table:formula="of:=SUM([.BX3:.BX138]=[.$CD3:.$CD138])" office:value-type="float" office:value="46" calcext:value-type="float">
            <text:p>46</text:p>
          </table:table-cell>
          <table:table-cell table:number-matrix-columns-spanned="1" table:number-matrix-rows-spanned="1" table:formula="of:=SUM([.BY3:.BY138]=[.$CE3:.$CE138])" office:value-type="float" office:value="57" calcext:value-type="float">
            <text:p>57</text:p>
          </table:table-cell>
          <table:table-cell table:number-matrix-columns-spanned="1" table:number-matrix-rows-spanned="1" table:formula="of:=SUM([.BZ3:.BZ138]=[.$CF3:.$CF138])" office:value-type="float" office:value="16" calcext:value-type="float">
            <text:p>16</text:p>
          </table:table-cell>
          <table:table-cell table:number-matrix-columns-spanned="1" table:number-matrix-rows-spanned="1" table:formula="of:=SUM([.CA3:.CA138]=[.$CG3:.$CG138])" office:value-type="float" office:value="88" calcext:value-type="float">
            <text:p>8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TTER</text:p>
          </table:table-cell>
          <table:table-cell table:number-columns-repeated="6"/>
          <table:table-cell table:number-matrix-columns-spanned="1" table:number-matrix-rows-spanned="1" table:formula="of:=SUM([.H3:.H138]&lt;[.$CH3:.$CH138])" office:value-type="float" office:value="37" calcext:value-type="float">
            <text:p>37</text:p>
          </table:table-cell>
          <table:table-cell table:number-matrix-columns-spanned="1" table:number-matrix-rows-spanned="1" table:formula="of:=SUM([.I3:.I138]&lt;[.$CI3:.$CI138])" office:value-type="float" office:value="41" calcext:value-type="float">
            <text:p>41</text:p>
          </table:table-cell>
          <table:table-cell table:number-matrix-columns-spanned="1" table:number-matrix-rows-spanned="1" table:formula="of:=SUM([.J3:.J138]&lt;[.$CJ3:.$CJ138])" office:value-type="float" office:value="52" calcext:value-type="float">
            <text:p>52</text:p>
          </table:table-cell>
          <table:table-cell table:number-matrix-columns-spanned="1" table:number-matrix-rows-spanned="1" table:formula="of:=SUM([.K3:.K138]&lt;[.$CK3:.$CK138])" office:value-type="float" office:value="25" calcext:value-type="float">
            <text:p>25</text:p>
          </table:table-cell>
          <table:table-cell table:number-matrix-columns-spanned="1" table:number-matrix-rows-spanned="1" table:formula="of:=SUM([.L3:.L138]&lt;[.$CL3:.$CL138])" office:value-type="float" office:value="81" calcext:value-type="float">
            <text:p>81</text:p>
          </table:table-cell>
          <table:table-cell table:number-matrix-columns-spanned="1" table:number-matrix-rows-spanned="1" table:formula="of:=SUM([.M3:.M138]&lt;[.$CM3:.$CM138])" office:value-type="float" office:value="49" calcext:value-type="float">
            <text:p>49</text:p>
          </table:table-cell>
          <table:table-cell table:number-matrix-columns-spanned="1" table:number-matrix-rows-spanned="1" table:formula="of:=SUM([.N3:.N138]&lt;[.$CH3:.$CH138])" office:value-type="float" office:value="27" calcext:value-type="float">
            <text:p>27</text:p>
          </table:table-cell>
          <table:table-cell table:number-matrix-columns-spanned="1" table:number-matrix-rows-spanned="1" table:formula="of:=SUM([.O3:.O138]&lt;[.$CI3:.$CI138])" office:value-type="float" office:value="23" calcext:value-type="float">
            <text:p>23</text:p>
          </table:table-cell>
          <table:table-cell table:number-matrix-columns-spanned="1" table:number-matrix-rows-spanned="1" table:formula="of:=SUM([.P3:.P138]&lt;[.$CJ3:.$CJ138])" office:value-type="float" office:value="42" calcext:value-type="float">
            <text:p>42</text:p>
          </table:table-cell>
          <table:table-cell table:number-matrix-columns-spanned="1" table:number-matrix-rows-spanned="1" table:formula="of:=SUM([.Q3:.Q138]&lt;[.$CK3:.$CK138])" office:value-type="float" office:value="73" calcext:value-type="float">
            <text:p>73</text:p>
          </table:table-cell>
          <table:table-cell table:number-matrix-columns-spanned="1" table:number-matrix-rows-spanned="1" table:formula="of:=SUM([.R3:.R138]&lt;[.$CL3:.$CL138])" office:value-type="float" office:value="49" calcext:value-type="float">
            <text:p>49</text:p>
          </table:table-cell>
          <table:table-cell table:number-matrix-columns-spanned="1" table:number-matrix-rows-spanned="1" table:formula="of:=SUM([.S3:.S138]&lt;[.$CM3:.$CM138])" office:value-type="float" office:value="49" calcext:value-type="float">
            <text:p>49</text:p>
          </table:table-cell>
          <table:table-cell table:number-matrix-columns-spanned="1" table:number-matrix-rows-spanned="1" table:formula="of:=SUM([.T3:.T138]&lt;[.$CH3:.$CH138])" office:value-type="float" office:value="48" calcext:value-type="float">
            <text:p>48</text:p>
          </table:table-cell>
          <table:table-cell table:number-matrix-columns-spanned="1" table:number-matrix-rows-spanned="1" table:formula="of:=SUM([.U3:.U138]&lt;[.$CI3:.$CI138])" office:value-type="float" office:value="49" calcext:value-type="float">
            <text:p>49</text:p>
          </table:table-cell>
          <table:table-cell table:number-matrix-columns-spanned="1" table:number-matrix-rows-spanned="1" table:formula="of:=SUM([.V3:.V138]&lt;[.$CJ3:.$CJ138])" office:value-type="float" office:value="70" calcext:value-type="float">
            <text:p>70</text:p>
          </table:table-cell>
          <table:table-cell table:number-matrix-columns-spanned="1" table:number-matrix-rows-spanned="1" table:formula="of:=SUM([.W3:.W138]&lt;[.$CK3:.$CK138])" office:value-type="float" office:value="37" calcext:value-type="float">
            <text:p>37</text:p>
          </table:table-cell>
          <table:table-cell table:number-matrix-columns-spanned="1" table:number-matrix-rows-spanned="1" table:formula="of:=SUM([.X3:.X138]&lt;[.$CL3:.$CL138])" office:value-type="float" office:value="55" calcext:value-type="float">
            <text:p>55</text:p>
          </table:table-cell>
          <table:table-cell table:number-matrix-columns-spanned="1" table:number-matrix-rows-spanned="1" table:formula="of:=SUM([.Y3:.Y138]&lt;[.$CM3:.$CM138])" office:value-type="float" office:value="0" calcext:value-type="float">
            <text:p>0</text:p>
          </table:table-cell>
          <table:table-cell table:number-matrix-columns-spanned="1" table:number-matrix-rows-spanned="1" table:formula="of:=SUM([.Z3:.Z138]&lt;[.$CH3:.$CH138])" office:value-type="float" office:value="20" calcext:value-type="float">
            <text:p>20</text:p>
          </table:table-cell>
          <table:table-cell table:number-matrix-columns-spanned="1" table:number-matrix-rows-spanned="1" table:formula="of:=SUM([.AA3:.AA138]&lt;[.$CI3:.$CI138])" office:value-type="float" office:value="31" calcext:value-type="float">
            <text:p>31</text:p>
          </table:table-cell>
          <table:table-cell table:number-matrix-columns-spanned="1" table:number-matrix-rows-spanned="1" table:formula="of:=SUM([.AB3:.AB138]&lt;[.$CJ3:.$CJ138])" office:value-type="float" office:value="44" calcext:value-type="float">
            <text:p>44</text:p>
          </table:table-cell>
          <table:table-cell table:number-matrix-columns-spanned="1" table:number-matrix-rows-spanned="1" table:formula="of:=SUM([.AC3:.AC138]&lt;[.$CK3:.$CK138])" office:value-type="float" office:value="63" calcext:value-type="float">
            <text:p>63</text:p>
          </table:table-cell>
          <table:table-cell table:number-matrix-columns-spanned="1" table:number-matrix-rows-spanned="1" table:formula="of:=SUM([.AD3:.AD138]&lt;[.$CL3:.$CL138])" office:value-type="float" office:value="34" calcext:value-type="float">
            <text:p>34</text:p>
          </table:table-cell>
          <table:table-cell table:number-matrix-columns-spanned="1" table:number-matrix-rows-spanned="1" table:formula="of:=SUM([.AE3:.AE138]&lt;[.$CM3:.$CM138])" office:value-type="float" office:value="16" calcext:value-type="float">
            <text:p>16</text:p>
          </table:table-cell>
          <table:table-cell table:number-matrix-columns-spanned="1" table:number-matrix-rows-spanned="1" table:formula="of:=SUM([.AF3:.AF138]&lt;[.$CH3:.$CH138])" office:value-type="float" office:value="52" calcext:value-type="float">
            <text:p>52</text:p>
          </table:table-cell>
          <table:table-cell table:number-matrix-columns-spanned="1" table:number-matrix-rows-spanned="1" table:formula="of:=SUM([.AG3:.AG138]&lt;[.$CI3:.$CI138])" office:value-type="float" office:value="51" calcext:value-type="float">
            <text:p>51</text:p>
          </table:table-cell>
          <table:table-cell table:number-matrix-columns-spanned="1" table:number-matrix-rows-spanned="1" table:formula="of:=SUM([.AH3:.AH138]&lt;[.$CJ3:.$CJ138])" office:value-type="float" office:value="71" calcext:value-type="float">
            <text:p>71</text:p>
          </table:table-cell>
          <table:table-cell table:number-matrix-columns-spanned="1" table:number-matrix-rows-spanned="1" table:formula="of:=SUM([.AI3:.AI138]&lt;[.$CK3:.$CK138])" office:value-type="float" office:value="38" calcext:value-type="float">
            <text:p>38</text:p>
          </table:table-cell>
          <table:table-cell table:number-matrix-columns-spanned="1" table:number-matrix-rows-spanned="1" table:formula="of:=SUM([.AJ3:.AJ138]&lt;[.$CL3:.$CL138])" office:value-type="float" office:value="47" calcext:value-type="float">
            <text:p>47</text:p>
          </table:table-cell>
          <table:table-cell table:number-matrix-columns-spanned="1" table:number-matrix-rows-spanned="1" table:formula="of:=SUM([.AK3:.AK138]&lt;[.$CM3:.$CM138])" office:value-type="float" office:value="0" calcext:value-type="float">
            <text:p>0</text:p>
          </table:table-cell>
          <table:table-cell table:number-matrix-columns-spanned="1" table:number-matrix-rows-spanned="1" table:formula="of:=SUM([.AL3:.AL138]&lt;[.$CH3:.$CH138])" office:value-type="float" office:value="32" calcext:value-type="float">
            <text:p>32</text:p>
          </table:table-cell>
          <table:table-cell table:number-matrix-columns-spanned="1" table:number-matrix-rows-spanned="1" table:formula="of:=SUM([.AM3:.AM138]&lt;[.$CI3:.$CI138])" office:value-type="float" office:value="31" calcext:value-type="float">
            <text:p>31</text:p>
          </table:table-cell>
          <table:table-cell table:number-matrix-columns-spanned="1" table:number-matrix-rows-spanned="1" table:formula="of:=SUM([.AN3:.AN138]&lt;[.$CJ3:.$CJ138])" office:value-type="float" office:value="46" calcext:value-type="float">
            <text:p>46</text:p>
          </table:table-cell>
          <table:table-cell table:number-matrix-columns-spanned="1" table:number-matrix-rows-spanned="1" table:formula="of:=SUM([.AO3:.AO138]&lt;[.$CK3:.$CK138])" office:value-type="float" office:value="76" calcext:value-type="float">
            <text:p>76</text:p>
          </table:table-cell>
          <table:table-cell table:number-matrix-columns-spanned="1" table:number-matrix-rows-spanned="1" table:formula="of:=SUM([.AP3:.AP138]&lt;[.$CL3:.$CL138])" office:value-type="float" office:value="36" calcext:value-type="float">
            <text:p>36</text:p>
          </table:table-cell>
          <table:table-cell table:number-matrix-columns-spanned="1" table:number-matrix-rows-spanned="1" table:formula="of:=SUM([.AQ3:.AQ138]&lt;[.$CM3:.$CM138])" office:value-type="float" office:value="15" calcext:value-type="float">
            <text:p>15</text:p>
          </table:table-cell>
          <table:table-cell table:number-matrix-columns-spanned="1" table:number-matrix-rows-spanned="1" table:formula="of:=SUM([.AR3:.AR138]&lt;[.$CH3:.$CH138])" office:value-type="float" office:value="55" calcext:value-type="float">
            <text:p>55</text:p>
          </table:table-cell>
          <table:table-cell table:number-matrix-columns-spanned="1" table:number-matrix-rows-spanned="1" table:formula="of:=SUM([.AS3:.AS138]&lt;[.$CI3:.$CI138])" office:value-type="float" office:value="52" calcext:value-type="float">
            <text:p>52</text:p>
          </table:table-cell>
          <table:table-cell table:number-matrix-columns-spanned="1" table:number-matrix-rows-spanned="1" table:formula="of:=SUM([.AT3:.AT138]&lt;[.$CJ3:.$CJ138])" office:value-type="float" office:value="67" calcext:value-type="float">
            <text:p>67</text:p>
          </table:table-cell>
          <table:table-cell table:number-matrix-columns-spanned="1" table:number-matrix-rows-spanned="1" table:formula="of:=SUM([.AU3:.AU138]&lt;[.$CK3:.$CK138])" office:value-type="float" office:value="36" calcext:value-type="float">
            <text:p>36</text:p>
          </table:table-cell>
          <table:table-cell table:number-matrix-columns-spanned="1" table:number-matrix-rows-spanned="1" table:formula="of:=SUM([.AV3:.AV138]&lt;[.$CL3:.$CL138])" office:value-type="float" office:value="83" calcext:value-type="float">
            <text:p>83</text:p>
          </table:table-cell>
          <table:table-cell table:number-matrix-columns-spanned="1" table:number-matrix-rows-spanned="1" table:formula="of:=SUM([.AW3:.AW138]&lt;[.$CM3:.$CM138])" office:value-type="float" office:value="5" calcext:value-type="float">
            <text:p>5</text:p>
          </table:table-cell>
          <table:table-cell table:number-matrix-columns-spanned="1" table:number-matrix-rows-spanned="1" table:formula="of:=SUM([.AX3:.AX138]&lt;[.$CH3:.$CH138])" office:value-type="float" office:value="45" calcext:value-type="float">
            <text:p>45</text:p>
          </table:table-cell>
          <table:table-cell table:number-matrix-columns-spanned="1" table:number-matrix-rows-spanned="1" table:formula="of:=SUM([.AY3:.AY138]&lt;[.$CI3:.$CI138])" office:value-type="float" office:value="43" calcext:value-type="float">
            <text:p>43</text:p>
          </table:table-cell>
          <table:table-cell table:number-matrix-columns-spanned="1" table:number-matrix-rows-spanned="1" table:formula="of:=SUM([.AZ3:.AZ138]&lt;[.$CJ3:.$CJ138])" office:value-type="float" office:value="44" calcext:value-type="float">
            <text:p>44</text:p>
          </table:table-cell>
          <table:table-cell table:number-matrix-columns-spanned="1" table:number-matrix-rows-spanned="1" table:formula="of:=SUM([.BA3:.BA138]&lt;[.$CK3:.$CK138])" office:value-type="float" office:value="75" calcext:value-type="float">
            <text:p>75</text:p>
          </table:table-cell>
          <table:table-cell table:number-matrix-columns-spanned="1" table:number-matrix-rows-spanned="1" table:formula="of:=SUM([.BB3:.BB138]&lt;[.$CL3:.$CL138])" office:value-type="float" office:value="48" calcext:value-type="float">
            <text:p>48</text:p>
          </table:table-cell>
          <table:table-cell table:number-matrix-columns-spanned="1" table:number-matrix-rows-spanned="1" table:formula="of:=SUM([.BC3:.BC138]&lt;[.$CM3:.$CM138])" office:value-type="float" office:value="30" calcext:value-type="float">
            <text:p>30</text:p>
          </table:table-cell>
          <table:table-cell table:number-matrix-columns-spanned="1" table:number-matrix-rows-spanned="1" table:formula="of:=SUM([.BD3:.BD138]&lt;[.$CH3:.$CH138])" office:value-type="float" office:value="58" calcext:value-type="float">
            <text:p>58</text:p>
          </table:table-cell>
          <table:table-cell table:number-matrix-columns-spanned="1" table:number-matrix-rows-spanned="1" table:formula="of:=SUM([.BE3:.BE138]&lt;[.$CI3:.$CI138])" office:value-type="float" office:value="58" calcext:value-type="float">
            <text:p>58</text:p>
          </table:table-cell>
          <table:table-cell table:number-matrix-columns-spanned="1" table:number-matrix-rows-spanned="1" table:formula="of:=SUM([.BF3:.BF138]&lt;[.$CJ3:.$CJ138])" office:value-type="float" office:value="59" calcext:value-type="float">
            <text:p>59</text:p>
          </table:table-cell>
          <table:table-cell table:number-matrix-columns-spanned="1" table:number-matrix-rows-spanned="1" table:formula="of:=SUM([.BG3:.BG138]&lt;[.$CK3:.$CK138])" office:value-type="float" office:value="32" calcext:value-type="float">
            <text:p>32</text:p>
          </table:table-cell>
          <table:table-cell table:number-matrix-columns-spanned="1" table:number-matrix-rows-spanned="1" table:formula="of:=SUM([.BH3:.BH138]&lt;[.$CL3:.$CL138])" office:value-type="float" office:value="98" calcext:value-type="float">
            <text:p>98</text:p>
          </table:table-cell>
          <table:table-cell table:number-matrix-columns-spanned="1" table:number-matrix-rows-spanned="1" table:formula="of:=SUM([.BI3:.BI138]&lt;[.$CM3:.$CM138])" office:value-type="float" office:value="16" calcext:value-type="float">
            <text:p>16</text:p>
          </table:table-cell>
          <table:table-cell table:number-matrix-columns-spanned="1" table:number-matrix-rows-spanned="1" table:formula="of:=SUM([.BJ3:.BJ138]&lt;[.$CH3:.$CH138])" office:value-type="float" office:value="48" calcext:value-type="float">
            <text:p>48</text:p>
          </table:table-cell>
          <table:table-cell table:number-matrix-columns-spanned="1" table:number-matrix-rows-spanned="1" table:formula="of:=SUM([.BK3:.BK138]&lt;[.$CI3:.$CI138])" office:value-type="float" office:value="47" calcext:value-type="float">
            <text:p>47</text:p>
          </table:table-cell>
          <table:table-cell table:number-matrix-columns-spanned="1" table:number-matrix-rows-spanned="1" table:formula="of:=SUM([.BL3:.BL138]&lt;[.$CJ3:.$CJ138])" office:value-type="float" office:value="46" calcext:value-type="float">
            <text:p>46</text:p>
          </table:table-cell>
          <table:table-cell table:number-matrix-columns-spanned="1" table:number-matrix-rows-spanned="1" table:formula="of:=SUM([.BM3:.BM138]&lt;[.$CK3:.$CK138])" office:value-type="float" office:value="78" calcext:value-type="float">
            <text:p>78</text:p>
          </table:table-cell>
          <table:table-cell table:number-matrix-columns-spanned="1" table:number-matrix-rows-spanned="1" table:formula="of:=SUM([.BN3:.BN138]&lt;[.$CL3:.$CL138])" office:value-type="float" office:value="56" calcext:value-type="float">
            <text:p>56</text:p>
          </table:table-cell>
          <table:table-cell table:number-matrix-columns-spanned="1" table:number-matrix-rows-spanned="1" table:formula="of:=SUM([.BO3:.BO138]&lt;[.$CM3:.$CM138])" office:value-type="float" office:value="41" calcext:value-type="float">
            <text:p>41</text:p>
          </table:table-cell>
          <table:table-cell table:number-matrix-columns-spanned="1" table:number-matrix-rows-spanned="1" table:formula="of:=SUM([.BP3:.BP138]&lt;[.$CH3:.$CH138])" office:value-type="float" office:value="55" calcext:value-type="float">
            <text:p>55</text:p>
          </table:table-cell>
          <table:table-cell table:number-matrix-columns-spanned="1" table:number-matrix-rows-spanned="1" table:formula="of:=SUM([.BQ3:.BQ138]&lt;[.$CI3:.$CI138])" office:value-type="float" office:value="57" calcext:value-type="float">
            <text:p>57</text:p>
          </table:table-cell>
          <table:table-cell table:number-matrix-columns-spanned="1" table:number-matrix-rows-spanned="1" table:formula="of:=SUM([.BR3:.BR138]&lt;[.$CJ3:.$CJ138])" office:value-type="float" office:value="64" calcext:value-type="float">
            <text:p>64</text:p>
          </table:table-cell>
          <table:table-cell table:number-matrix-columns-spanned="1" table:number-matrix-rows-spanned="1" table:formula="of:=SUM([.BS3:.BS138]&lt;[.$CK3:.$CK138])" office:value-type="float" office:value="34" calcext:value-type="float">
            <text:p>34</text:p>
          </table:table-cell>
          <table:table-cell table:number-matrix-columns-spanned="1" table:number-matrix-rows-spanned="1" table:formula="of:=SUM([.BT3:.BT138]&lt;[.$CL3:.$CL138])" office:value-type="float" office:value="86" calcext:value-type="float">
            <text:p>86</text:p>
          </table:table-cell>
          <table:table-cell table:number-matrix-columns-spanned="1" table:number-matrix-rows-spanned="1" table:formula="of:=SUM([.BU3:.BU138]&lt;[.$CM3:.$CM138])" office:value-type="float" office:value="1" calcext:value-type="float">
            <text:p>1</text:p>
          </table:table-cell>
          <table:table-cell table:number-matrix-columns-spanned="1" table:number-matrix-rows-spanned="1" table:formula="of:=SUM([.BV3:.BV138]&lt;[.$CH3:.$CH138])" office:value-type="float" office:value="44" calcext:value-type="float">
            <text:p>44</text:p>
          </table:table-cell>
          <table:table-cell table:number-matrix-columns-spanned="1" table:number-matrix-rows-spanned="1" table:formula="of:=SUM([.BW3:.BW138]&lt;[.$CI3:.$CI138])" office:value-type="float" office:value="41" calcext:value-type="float">
            <text:p>41</text:p>
          </table:table-cell>
          <table:table-cell table:number-matrix-columns-spanned="1" table:number-matrix-rows-spanned="1" table:formula="of:=SUM([.BX3:.BX138]&lt;[.$CJ3:.$CJ138])" office:value-type="float" office:value="41" calcext:value-type="float">
            <text:p>41</text:p>
          </table:table-cell>
          <table:table-cell table:number-matrix-columns-spanned="1" table:number-matrix-rows-spanned="1" table:formula="of:=SUM([.BY3:.BY138]&lt;[.$CK3:.$CK138])" office:value-type="float" office:value="73" calcext:value-type="float">
            <text:p>73</text:p>
          </table:table-cell>
          <table:table-cell table:number-matrix-columns-spanned="1" table:number-matrix-rows-spanned="1" table:formula="of:=SUM([.BZ3:.BZ138]&lt;[.$CL3:.$CL138])" office:value-type="float" office:value="49" calcext:value-type="float">
            <text:p>49</text:p>
          </table:table-cell>
          <table:table-cell table:number-matrix-columns-spanned="1" table:number-matrix-rows-spanned="1" table:formula="of:=SUM([.CA3:.CA138]&lt;[.$CM3:.$CM138])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SE</text:p>
          </table:table-cell>
          <table:table-cell table:number-columns-repeated="6"/>
          <table:table-cell table:number-matrix-columns-spanned="1" table:number-matrix-rows-spanned="1" table:formula="of:=SUM([.H3:.H138]&gt;[.$CH3:.$CH138])" office:value-type="float" office:value="46" calcext:value-type="float">
            <text:p>46</text:p>
          </table:table-cell>
          <table:table-cell table:number-matrix-columns-spanned="1" table:number-matrix-rows-spanned="1" table:formula="of:=SUM([.I3:.I138]&gt;[.$CI3:.$CI138])" office:value-type="float" office:value="44" calcext:value-type="float">
            <text:p>44</text:p>
          </table:table-cell>
          <table:table-cell table:number-matrix-columns-spanned="1" table:number-matrix-rows-spanned="1" table:formula="of:=SUM([.J3:.J138]&gt;[.$CJ3:.$CJ138])" office:value-type="float" office:value="53" calcext:value-type="float">
            <text:p>53</text:p>
          </table:table-cell>
          <table:table-cell table:number-matrix-columns-spanned="1" table:number-matrix-rows-spanned="1" table:formula="of:=SUM([.K3:.K138]&gt;[.$CK3:.$CK138])" office:value-type="float" office:value="82" calcext:value-type="float">
            <text:p>82</text:p>
          </table:table-cell>
          <table:table-cell table:number-matrix-columns-spanned="1" table:number-matrix-rows-spanned="1" table:formula="of:=SUM([.L3:.L138]&gt;[.$CL3:.$CL138])" office:value-type="float" office:value="44" calcext:value-type="float">
            <text:p>44</text:p>
          </table:table-cell>
          <table:table-cell table:number-matrix-columns-spanned="1" table:number-matrix-rows-spanned="1" table:formula="of:=SUM([.M3:.M138]&gt;[.$CM3:.$CM138])" office:value-type="float" office:value="0" calcext:value-type="float">
            <text:p>0</text:p>
          </table:table-cell>
          <table:table-cell table:number-matrix-columns-spanned="1" table:number-matrix-rows-spanned="1" table:formula="of:=SUM([.N3:.N138]&gt;[.$CH3:.$CH138])" office:value-type="float" office:value="56" calcext:value-type="float">
            <text:p>56</text:p>
          </table:table-cell>
          <table:table-cell table:number-matrix-columns-spanned="1" table:number-matrix-rows-spanned="1" table:formula="of:=SUM([.O3:.O138]&gt;[.$CI3:.$CI138])" office:value-type="float" office:value="61" calcext:value-type="float">
            <text:p>61</text:p>
          </table:table-cell>
          <table:table-cell table:number-matrix-columns-spanned="1" table:number-matrix-rows-spanned="1" table:formula="of:=SUM([.P3:.P138]&gt;[.$CJ3:.$CJ138])" office:value-type="float" office:value="71" calcext:value-type="float">
            <text:p>71</text:p>
          </table:table-cell>
          <table:table-cell table:number-matrix-columns-spanned="1" table:number-matrix-rows-spanned="1" table:formula="of:=SUM([.Q3:.Q138]&gt;[.$CK3:.$CK138])" office:value-type="float" office:value="38" calcext:value-type="float">
            <text:p>38</text:p>
          </table:table-cell>
          <table:table-cell table:number-matrix-columns-spanned="1" table:number-matrix-rows-spanned="1" table:formula="of:=SUM([.R3:.R138]&gt;[.$CL3:.$CL138])" office:value-type="float" office:value="65" calcext:value-type="float">
            <text:p>65</text:p>
          </table:table-cell>
          <table:table-cell table:number-matrix-columns-spanned="1" table:number-matrix-rows-spanned="1" table:formula="of:=SUM([.S3:.S138]&gt;[.$CM3:.$CM138])" office:value-type="float" office:value="0" calcext:value-type="float">
            <text:p>0</text:p>
          </table:table-cell>
          <table:table-cell table:number-matrix-columns-spanned="1" table:number-matrix-rows-spanned="1" table:formula="of:=SUM([.T3:.T138]&gt;[.$CH3:.$CH138])" office:value-type="float" office:value="39" calcext:value-type="float">
            <text:p>39</text:p>
          </table:table-cell>
          <table:table-cell table:number-matrix-columns-spanned="1" table:number-matrix-rows-spanned="1" table:formula="of:=SUM([.U3:.U138]&gt;[.$CI3:.$CI138])" office:value-type="float" office:value="38" calcext:value-type="float">
            <text:p>38</text:p>
          </table:table-cell>
          <table:table-cell table:number-matrix-columns-spanned="1" table:number-matrix-rows-spanned="1" table:formula="of:=SUM([.V3:.V138]&gt;[.$CJ3:.$CJ138])" office:value-type="float" office:value="40" calcext:value-type="float">
            <text:p>40</text:p>
          </table:table-cell>
          <table:table-cell table:number-matrix-columns-spanned="1" table:number-matrix-rows-spanned="1" table:formula="of:=SUM([.W3:.W138]&gt;[.$CK3:.$CK138])" office:value-type="float" office:value="69" calcext:value-type="float">
            <text:p>69</text:p>
          </table:table-cell>
          <table:table-cell table:number-matrix-columns-spanned="1" table:number-matrix-rows-spanned="1" table:formula="of:=SUM([.X3:.X138]&gt;[.$CL3:.$CL138])" office:value-type="float" office:value="63" calcext:value-type="float">
            <text:p>63</text:p>
          </table:table-cell>
          <table:table-cell table:number-matrix-columns-spanned="1" table:number-matrix-rows-spanned="1" table:formula="of:=SUM([.Y3:.Y138]&gt;[.$CM3:.$CM138])" office:value-type="float" office:value="60" calcext:value-type="float">
            <text:p>60</text:p>
          </table:table-cell>
          <table:table-cell table:number-matrix-columns-spanned="1" table:number-matrix-rows-spanned="1" table:formula="of:=SUM([.Z3:.Z138]&gt;[.$CH3:.$CH138])" office:value-type="float" office:value="64" calcext:value-type="float">
            <text:p>64</text:p>
          </table:table-cell>
          <table:table-cell table:number-matrix-columns-spanned="1" table:number-matrix-rows-spanned="1" table:formula="of:=SUM([.AA3:.AA138]&gt;[.$CI3:.$CI138])" office:value-type="float" office:value="53" calcext:value-type="float">
            <text:p>53</text:p>
          </table:table-cell>
          <table:table-cell table:number-matrix-columns-spanned="1" table:number-matrix-rows-spanned="1" table:formula="of:=SUM([.AB3:.AB138]&gt;[.$CJ3:.$CJ138])" office:value-type="float" office:value="69" calcext:value-type="float">
            <text:p>69</text:p>
          </table:table-cell>
          <table:table-cell table:number-matrix-columns-spanned="1" table:number-matrix-rows-spanned="1" table:formula="of:=SUM([.AC3:.AC138]&gt;[.$CK3:.$CK138])" office:value-type="float" office:value="50" calcext:value-type="float">
            <text:p>50</text:p>
          </table:table-cell>
          <table:table-cell table:number-matrix-columns-spanned="1" table:number-matrix-rows-spanned="1" table:formula="of:=SUM([.AD3:.AD138]&gt;[.$CL3:.$CL138])" office:value-type="float" office:value="91" calcext:value-type="float">
            <text:p>91</text:p>
          </table:table-cell>
          <table:table-cell table:number-matrix-columns-spanned="1" table:number-matrix-rows-spanned="1" table:formula="of:=SUM([.AE3:.AE138]&gt;[.$CM3:.$CM138])" office:value-type="float" office:value="24" calcext:value-type="float">
            <text:p>24</text:p>
          </table:table-cell>
          <table:table-cell table:number-matrix-columns-spanned="1" table:number-matrix-rows-spanned="1" table:formula="of:=SUM([.AF3:.AF138]&gt;[.$CH3:.$CH138])" office:value-type="float" office:value="36" calcext:value-type="float">
            <text:p>36</text:p>
          </table:table-cell>
          <table:table-cell table:number-matrix-columns-spanned="1" table:number-matrix-rows-spanned="1" table:formula="of:=SUM([.AG3:.AG138]&gt;[.$CI3:.$CI138])" office:value-type="float" office:value="37" calcext:value-type="float">
            <text:p>37</text:p>
          </table:table-cell>
          <table:table-cell table:number-matrix-columns-spanned="1" table:number-matrix-rows-spanned="1" table:formula="of:=SUM([.AH3:.AH138]&gt;[.$CJ3:.$CJ138])" office:value-type="float" office:value="39" calcext:value-type="float">
            <text:p>39</text:p>
          </table:table-cell>
          <table:table-cell table:number-matrix-columns-spanned="1" table:number-matrix-rows-spanned="1" table:formula="of:=SUM([.AI3:.AI138]&gt;[.$CK3:.$CK138])" office:value-type="float" office:value="65" calcext:value-type="float">
            <text:p>65</text:p>
          </table:table-cell>
          <table:table-cell table:number-matrix-columns-spanned="1" table:number-matrix-rows-spanned="1" table:formula="of:=SUM([.AJ3:.AJ138]&gt;[.$CL3:.$CL138])" office:value-type="float" office:value="68" calcext:value-type="float">
            <text:p>68</text:p>
          </table:table-cell>
          <table:table-cell table:number-matrix-columns-spanned="1" table:number-matrix-rows-spanned="1" table:formula="of:=SUM([.AK3:.AK138]&gt;[.$CM3:.$CM138])" office:value-type="float" office:value="61" calcext:value-type="float">
            <text:p>61</text:p>
          </table:table-cell>
          <table:table-cell table:number-matrix-columns-spanned="1" table:number-matrix-rows-spanned="1" table:formula="of:=SUM([.AL3:.AL138]&gt;[.$CH3:.$CH138])" office:value-type="float" office:value="52" calcext:value-type="float">
            <text:p>52</text:p>
          </table:table-cell>
          <table:table-cell table:number-matrix-columns-spanned="1" table:number-matrix-rows-spanned="1" table:formula="of:=SUM([.AM3:.AM138]&gt;[.$CI3:.$CI138])" office:value-type="float" office:value="53" calcext:value-type="float">
            <text:p>53</text:p>
          </table:table-cell>
          <table:table-cell table:number-matrix-columns-spanned="1" table:number-matrix-rows-spanned="1" table:formula="of:=SUM([.AN3:.AN138]&gt;[.$CJ3:.$CJ138])" office:value-type="float" office:value="66" calcext:value-type="float">
            <text:p>66</text:p>
          </table:table-cell>
          <table:table-cell table:number-matrix-columns-spanned="1" table:number-matrix-rows-spanned="1" table:formula="of:=SUM([.AO3:.AO138]&gt;[.$CK3:.$CK138])" office:value-type="float" office:value="35" calcext:value-type="float">
            <text:p>35</text:p>
          </table:table-cell>
          <table:table-cell table:number-matrix-columns-spanned="1" table:number-matrix-rows-spanned="1" table:formula="of:=SUM([.AP3:.AP138]&gt;[.$CL3:.$CL138])" office:value-type="float" office:value="82" calcext:value-type="float">
            <text:p>82</text:p>
          </table:table-cell>
          <table:table-cell table:number-matrix-columns-spanned="1" table:number-matrix-rows-spanned="1" table:formula="of:=SUM([.AQ3:.AQ138]&gt;[.$CM3:.$CM138])" office:value-type="float" office:value="20" calcext:value-type="float">
            <text:p>20</text:p>
          </table:table-cell>
          <table:table-cell table:number-matrix-columns-spanned="1" table:number-matrix-rows-spanned="1" table:formula="of:=SUM([.AR3:.AR138]&gt;[.$CH3:.$CH138])" office:value-type="float" office:value="34" calcext:value-type="float">
            <text:p>34</text:p>
          </table:table-cell>
          <table:table-cell table:number-matrix-columns-spanned="1" table:number-matrix-rows-spanned="1" table:formula="of:=SUM([.AS3:.AS138]&gt;[.$CI3:.$CI138])" office:value-type="float" office:value="37" calcext:value-type="float">
            <text:p>37</text:p>
          </table:table-cell>
          <table:table-cell table:number-matrix-columns-spanned="1" table:number-matrix-rows-spanned="1" table:formula="of:=SUM([.AT3:.AT138]&gt;[.$CJ3:.$CJ138])" office:value-type="float" office:value="41" calcext:value-type="float">
            <text:p>41</text:p>
          </table:table-cell>
          <table:table-cell table:number-matrix-columns-spanned="1" table:number-matrix-rows-spanned="1" table:formula="of:=SUM([.AU3:.AU138]&gt;[.$CK3:.$CK138])" office:value-type="float" office:value="71" calcext:value-type="float">
            <text:p>71</text:p>
          </table:table-cell>
          <table:table-cell table:number-matrix-columns-spanned="1" table:number-matrix-rows-spanned="1" table:formula="of:=SUM([.AV3:.AV138]&gt;[.$CL3:.$CL138])" office:value-type="float" office:value="36" calcext:value-type="float">
            <text:p>36</text:p>
          </table:table-cell>
          <table:table-cell table:number-matrix-columns-spanned="1" table:number-matrix-rows-spanned="1" table:formula="of:=SUM([.AW3:.AW138]&gt;[.$CM3:.$CM138])" office:value-type="float" office:value="55" calcext:value-type="float">
            <text:p>55</text:p>
          </table:table-cell>
          <table:table-cell table:number-matrix-columns-spanned="1" table:number-matrix-rows-spanned="1" table:formula="of:=SUM([.AX3:.AX138]&gt;[.$CH3:.$CH138])" office:value-type="float" office:value="38" calcext:value-type="float">
            <text:p>38</text:p>
          </table:table-cell>
          <table:table-cell table:number-matrix-columns-spanned="1" table:number-matrix-rows-spanned="1" table:formula="of:=SUM([.AY3:.AY138]&gt;[.$CI3:.$CI138])" office:value-type="float" office:value="41" calcext:value-type="float">
            <text:p>41</text:p>
          </table:table-cell>
          <table:table-cell table:number-matrix-columns-spanned="1" table:number-matrix-rows-spanned="1" table:formula="of:=SUM([.AZ3:.AZ138]&gt;[.$CJ3:.$CJ138])" office:value-type="float" office:value="67" calcext:value-type="float">
            <text:p>67</text:p>
          </table:table-cell>
          <table:table-cell table:number-matrix-columns-spanned="1" table:number-matrix-rows-spanned="1" table:formula="of:=SUM([.BA3:.BA138]&gt;[.$CK3:.$CK138])" office:value-type="float" office:value="35" calcext:value-type="float">
            <text:p>35</text:p>
          </table:table-cell>
          <table:table-cell table:number-matrix-columns-spanned="1" table:number-matrix-rows-spanned="1" table:formula="of:=SUM([.BB3:.BB138]&gt;[.$CL3:.$CL138])" office:value-type="float" office:value="72" calcext:value-type="float">
            <text:p>72</text:p>
          </table:table-cell>
          <table:table-cell table:number-matrix-columns-spanned="1" table:number-matrix-rows-spanned="1" table:formula="of:=SUM([.BC3:.BC138]&gt;[.$CM3:.$CM138])" office:value-type="float" office:value="3" calcext:value-type="float">
            <text:p>3</text:p>
          </table:table-cell>
          <table:table-cell table:number-matrix-columns-spanned="1" table:number-matrix-rows-spanned="1" table:formula="of:=SUM([.BD3:.BD138]&gt;[.$CH3:.$CH138])" office:value-type="float" office:value="27" calcext:value-type="float">
            <text:p>27</text:p>
          </table:table-cell>
          <table:table-cell table:number-matrix-columns-spanned="1" table:number-matrix-rows-spanned="1" table:formula="of:=SUM([.BE3:.BE138]&gt;[.$CI3:.$CI138])" office:value-type="float" office:value="28" calcext:value-type="float">
            <text:p>28</text:p>
          </table:table-cell>
          <table:table-cell table:number-matrix-columns-spanned="1" table:number-matrix-rows-spanned="1" table:formula="of:=SUM([.BF3:.BF138]&gt;[.$CJ3:.$CJ138])" office:value-type="float" office:value="47" calcext:value-type="float">
            <text:p>47</text:p>
          </table:table-cell>
          <table:table-cell table:number-matrix-columns-spanned="1" table:number-matrix-rows-spanned="1" table:formula="of:=SUM([.BG3:.BG138]&gt;[.$CK3:.$CK138])" office:value-type="float" office:value="77" calcext:value-type="float">
            <text:p>77</text:p>
          </table:table-cell>
          <table:table-cell table:number-matrix-columns-spanned="1" table:number-matrix-rows-spanned="1" table:formula="of:=SUM([.BH3:.BH138]&gt;[.$CL3:.$CL138])" office:value-type="float" office:value="22" calcext:value-type="float">
            <text:p>22</text:p>
          </table:table-cell>
          <table:table-cell table:number-matrix-columns-spanned="1" table:number-matrix-rows-spanned="1" table:formula="of:=SUM([.BI3:.BI138]&gt;[.$CM3:.$CM138])" office:value-type="float" office:value="45" calcext:value-type="float">
            <text:p>45</text:p>
          </table:table-cell>
          <table:table-cell table:number-matrix-columns-spanned="1" table:number-matrix-rows-spanned="1" table:formula="of:=SUM([.BJ3:.BJ138]&gt;[.$CH3:.$CH138])" office:value-type="float" office:value="35" calcext:value-type="float">
            <text:p>35</text:p>
          </table:table-cell>
          <table:table-cell table:number-matrix-columns-spanned="1" table:number-matrix-rows-spanned="1" table:formula="of:=SUM([.BK3:.BK138]&gt;[.$CI3:.$CI138])" office:value-type="float" office:value="37" calcext:value-type="float">
            <text:p>37</text:p>
          </table:table-cell>
          <table:table-cell table:number-matrix-columns-spanned="1" table:number-matrix-rows-spanned="1" table:formula="of:=SUM([.BL3:.BL138]&gt;[.$CJ3:.$CJ138])" office:value-type="float" office:value="67" calcext:value-type="float">
            <text:p>67</text:p>
          </table:table-cell>
          <table:table-cell table:number-matrix-columns-spanned="1" table:number-matrix-rows-spanned="1" table:formula="of:=SUM([.BM3:.BM138]&gt;[.$CK3:.$CK138])" office:value-type="float" office:value="35" calcext:value-type="float">
            <text:p>35</text:p>
          </table:table-cell>
          <table:table-cell table:number-matrix-columns-spanned="1" table:number-matrix-rows-spanned="1" table:formula="of:=SUM([.BN3:.BN138]&gt;[.$CL3:.$CL138])" office:value-type="float" office:value="65" calcext:value-type="float">
            <text:p>65</text:p>
          </table:table-cell>
          <table:table-cell table:number-matrix-columns-spanned="1" table:number-matrix-rows-spanned="1" table:formula="of:=SUM([.BO3:.BO138]&gt;[.$CM3:.$CM138])" office:value-type="float" office:value="0" calcext:value-type="float">
            <text:p>0</text:p>
          </table:table-cell>
          <table:table-cell table:number-matrix-columns-spanned="1" table:number-matrix-rows-spanned="1" table:formula="of:=SUM([.BP3:.BP138]&gt;[.$CH3:.$CH138])" office:value-type="float" office:value="33" calcext:value-type="float">
            <text:p>33</text:p>
          </table:table-cell>
          <table:table-cell table:number-matrix-columns-spanned="1" table:number-matrix-rows-spanned="1" table:formula="of:=SUM([.BQ3:.BQ138]&gt;[.$CI3:.$CI138])" office:value-type="float" office:value="32" calcext:value-type="float">
            <text:p>32</text:p>
          </table:table-cell>
          <table:table-cell table:number-matrix-columns-spanned="1" table:number-matrix-rows-spanned="1" table:formula="of:=SUM([.BR3:.BR138]&gt;[.$CJ3:.$CJ138])" office:value-type="float" office:value="43" calcext:value-type="float">
            <text:p>43</text:p>
          </table:table-cell>
          <table:table-cell table:number-matrix-columns-spanned="1" table:number-matrix-rows-spanned="1" table:formula="of:=SUM([.BS3:.BS138]&gt;[.$CK3:.$CK138])" office:value-type="float" office:value="75" calcext:value-type="float">
            <text:p>75</text:p>
          </table:table-cell>
          <table:table-cell table:number-matrix-columns-spanned="1" table:number-matrix-rows-spanned="1" table:formula="of:=SUM([.BT3:.BT138]&gt;[.$CL3:.$CL138])" office:value-type="float" office:value="37" calcext:value-type="float">
            <text:p>37</text:p>
          </table:table-cell>
          <table:table-cell table:number-matrix-columns-spanned="1" table:number-matrix-rows-spanned="1" table:formula="of:=SUM([.BU3:.BU138]&gt;[.$CM3:.$CM138])" office:value-type="float" office:value="62" calcext:value-type="float">
            <text:p>62</text:p>
          </table:table-cell>
          <table:table-cell table:number-matrix-columns-spanned="1" table:number-matrix-rows-spanned="1" table:formula="of:=SUM([.BV3:.BV138]&gt;[.$CH3:.$CH138])" office:value-type="float" office:value="40" calcext:value-type="float">
            <text:p>40</text:p>
          </table:table-cell>
          <table:table-cell table:number-matrix-columns-spanned="1" table:number-matrix-rows-spanned="1" table:formula="of:=SUM([.BW3:.BW138]&gt;[.$CI3:.$CI138])" office:value-type="float" office:value="43" calcext:value-type="float">
            <text:p>43</text:p>
          </table:table-cell>
          <table:table-cell table:number-matrix-columns-spanned="1" table:number-matrix-rows-spanned="1" table:formula="of:=SUM([.BX3:.BX138]&gt;[.$CJ3:.$CJ138])" office:value-type="float" office:value="72" calcext:value-type="float">
            <text:p>72</text:p>
          </table:table-cell>
          <table:table-cell table:number-matrix-columns-spanned="1" table:number-matrix-rows-spanned="1" table:formula="of:=SUM([.BY3:.BY138]&gt;[.$CK3:.$CK138])" office:value-type="float" office:value="38" calcext:value-type="float">
            <text:p>38</text:p>
          </table:table-cell>
          <table:table-cell table:number-matrix-columns-spanned="1" table:number-matrix-rows-spanned="1" table:formula="of:=SUM([.BZ3:.BZ138]&gt;[.$CL3:.$CL138])" office:value-type="float" office:value="75" calcext:value-type="float">
            <text:p>75</text:p>
          </table:table-cell>
          <table:table-cell table:number-matrix-columns-spanned="1" table:number-matrix-rows-spanned="1" table:formula="of:=SUM([.CA3:.CA138]&gt;[.$CM3:.$CM138])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ST</text:p>
          </table:table-cell>
          <table:table-cell table:number-columns-repeated="6"/>
          <table:table-cell table:number-matrix-columns-spanned="1" table:number-matrix-rows-spanned="1" table:formula="of:=SUM([.H3:.H138]=[.$CN3:.$CN138])" office:value-type="float" office:value="55" calcext:value-type="float">
            <text:p>55</text:p>
          </table:table-cell>
          <table:table-cell table:number-matrix-columns-spanned="1" table:number-matrix-rows-spanned="1" table:formula="of:=SUM([.I3:.I138]=[.$CO3:.$CO138])" office:value-type="float" office:value="63" calcext:value-type="float">
            <text:p>63</text:p>
          </table:table-cell>
          <table:table-cell table:number-matrix-columns-spanned="1" table:number-matrix-rows-spanned="1" table:formula="of:=SUM([.J3:.J138]=[.$CP3:.$CP138])" office:value-type="float" office:value="49" calcext:value-type="float">
            <text:p>49</text:p>
          </table:table-cell>
          <table:table-cell table:number-matrix-columns-spanned="1" table:number-matrix-rows-spanned="1" table:formula="of:=SUM([.K3:.K138]=[.$CQ3:.$CQ138])" office:value-type="float" office:value="73" calcext:value-type="float">
            <text:p>73</text:p>
          </table:table-cell>
          <table:table-cell table:number-matrix-columns-spanned="1" table:number-matrix-rows-spanned="1" table:formula="of:=SUM([.L3:.L138]=[.$CR3:.$CR138])" office:value-type="float" office:value="14" calcext:value-type="float">
            <text:p>14</text:p>
          </table:table-cell>
          <table:table-cell table:number-matrix-columns-spanned="1" table:number-matrix-rows-spanned="1" table:formula="of:=SUM([.M3:.M138]=[.$CS3:.$CS138])" office:value-type="float" office:value="72" calcext:value-type="float">
            <text:p>72</text:p>
          </table:table-cell>
          <table:table-cell table:number-matrix-columns-spanned="1" table:number-matrix-rows-spanned="1" table:formula="of:=SUM([.N3:.N138]=[.$CN3:.$CN138])" office:value-type="float" office:value="65" calcext:value-type="float">
            <text:p>65</text:p>
          </table:table-cell>
          <table:table-cell table:number-matrix-columns-spanned="1" table:number-matrix-rows-spanned="1" table:formula="of:=SUM([.O3:.O138]=[.$CO3:.$CO138])" office:value-type="float" office:value="73" calcext:value-type="float">
            <text:p>73</text:p>
          </table:table-cell>
          <table:table-cell table:number-matrix-columns-spanned="1" table:number-matrix-rows-spanned="1" table:formula="of:=SUM([.P3:.P138]=[.$CP3:.$CP138])" office:value-type="float" office:value="62" calcext:value-type="float">
            <text:p>62</text:p>
          </table:table-cell>
          <table:table-cell table:number-matrix-columns-spanned="1" table:number-matrix-rows-spanned="1" table:formula="of:=SUM([.Q3:.Q138]=[.$CQ3:.$CQ138])" office:value-type="float" office:value="34" calcext:value-type="float">
            <text:p>34</text:p>
          </table:table-cell>
          <table:table-cell table:number-matrix-columns-spanned="1" table:number-matrix-rows-spanned="1" table:formula="of:=SUM([.R3:.R138]=[.$CR3:.$CR138])" office:value-type="float" office:value="5" calcext:value-type="float">
            <text:p>5</text:p>
          </table:table-cell>
          <table:table-cell table:number-matrix-columns-spanned="1" table:number-matrix-rows-spanned="1" table:formula="of:=SUM([.S3:.S138]=[.$CS3:.$CS138])" office:value-type="float" office:value="72" calcext:value-type="float">
            <text:p>72</text:p>
          </table:table-cell>
          <table:table-cell table:number-matrix-columns-spanned="1" table:number-matrix-rows-spanned="1" table:formula="of:=SUM([.T3:.T138]=[.$CN3:.$CN138])" office:value-type="float" office:value="56" calcext:value-type="float">
            <text:p>56</text:p>
          </table:table-cell>
          <table:table-cell table:number-matrix-columns-spanned="1" table:number-matrix-rows-spanned="1" table:formula="of:=SUM([.U3:.U138]=[.$CO3:.$CO138])" office:value-type="float" office:value="58" calcext:value-type="float">
            <text:p>58</text:p>
          </table:table-cell>
          <table:table-cell table:number-matrix-columns-spanned="1" table:number-matrix-rows-spanned="1" table:formula="of:=SUM([.V3:.V138]=[.$CP3:.$CP138])" office:value-type="float" office:value="42" calcext:value-type="float">
            <text:p>42</text:p>
          </table:table-cell>
          <table:table-cell table:number-matrix-columns-spanned="1" table:number-matrix-rows-spanned="1" table:formula="of:=SUM([.W3:.W138]=[.$CQ3:.$CQ138])" office:value-type="float" office:value="48" calcext:value-type="float">
            <text:p>48</text:p>
          </table:table-cell>
          <table:table-cell table:number-matrix-columns-spanned="1" table:number-matrix-rows-spanned="1" table:formula="of:=SUM([.X3:.X138]=[.$CR3:.$CR138])" office:value-type="float" office:value="16" calcext:value-type="float">
            <text:p>16</text:p>
          </table:table-cell>
          <table:table-cell table:number-matrix-columns-spanned="1" table:number-matrix-rows-spanned="1" table:formula="of:=SUM([.Y3:.Y138]=[.$CS3:.$CS138])" office:value-type="float" office:value="114" calcext:value-type="float">
            <text:p>114</text:p>
          </table:table-cell>
          <table:table-cell table:number-matrix-columns-spanned="1" table:number-matrix-rows-spanned="1" table:formula="of:=SUM([.Z3:.Z138]=[.$CN3:.$CN138])" office:value-type="float" office:value="90" calcext:value-type="float">
            <text:p>90</text:p>
          </table:table-cell>
          <table:table-cell table:number-matrix-columns-spanned="1" table:number-matrix-rows-spanned="1" table:formula="of:=SUM([.AA3:.AA138]=[.$CO3:.$CO138])" office:value-type="float" office:value="67" calcext:value-type="float">
            <text:p>67</text:p>
          </table:table-cell>
          <table:table-cell table:number-matrix-columns-spanned="1" table:number-matrix-rows-spanned="1" table:formula="of:=SUM([.AB3:.AB138]=[.$CP3:.$CP138])" office:value-type="float" office:value="45" calcext:value-type="float">
            <text:p>45</text:p>
          </table:table-cell>
          <table:table-cell table:number-matrix-columns-spanned="1" table:number-matrix-rows-spanned="1" table:formula="of:=SUM([.AC3:.AC138]=[.$CQ3:.$CQ138])" office:value-type="float" office:value="35" calcext:value-type="float">
            <text:p>35</text:p>
          </table:table-cell>
          <table:table-cell table:number-matrix-columns-spanned="1" table:number-matrix-rows-spanned="1" table:formula="of:=SUM([.AD3:.AD138]=[.$CR3:.$CR138])" office:value-type="float" office:value="47" calcext:value-type="float">
            <text:p>47</text:p>
          </table:table-cell>
          <table:table-cell table:number-matrix-columns-spanned="1" table:number-matrix-rows-spanned="1" table:formula="of:=SUM([.AE3:.AE138]=[.$CS3:.$CS138])" office:value-type="float" office:value="74" calcext:value-type="float">
            <text:p>74</text:p>
          </table:table-cell>
          <table:table-cell table:number-matrix-columns-spanned="1" table:number-matrix-rows-spanned="1" table:formula="of:=SUM([.AF3:.AF138]=[.$CN3:.$CN138])" office:value-type="float" office:value="53" calcext:value-type="float">
            <text:p>53</text:p>
          </table:table-cell>
          <table:table-cell table:number-matrix-columns-spanned="1" table:number-matrix-rows-spanned="1" table:formula="of:=SUM([.AG3:.AG138]=[.$CO3:.$CO138])" office:value-type="float" office:value="55" calcext:value-type="float">
            <text:p>55</text:p>
          </table:table-cell>
          <table:table-cell table:number-matrix-columns-spanned="1" table:number-matrix-rows-spanned="1" table:formula="of:=SUM([.AH3:.AH138]=[.$CP3:.$CP138])" office:value-type="float" office:value="40" calcext:value-type="float">
            <text:p>40</text:p>
          </table:table-cell>
          <table:table-cell table:number-matrix-columns-spanned="1" table:number-matrix-rows-spanned="1" table:formula="of:=SUM([.AI3:.AI138]=[.$CQ3:.$CQ138])" office:value-type="float" office:value="47" calcext:value-type="float">
            <text:p>47</text:p>
          </table:table-cell>
          <table:table-cell table:number-matrix-columns-spanned="1" table:number-matrix-rows-spanned="1" table:formula="of:=SUM([.AJ3:.AJ138]=[.$CR3:.$CR138])" office:value-type="float" office:value="17" calcext:value-type="float">
            <text:p>17</text:p>
          </table:table-cell>
          <table:table-cell table:number-matrix-columns-spanned="1" table:number-matrix-rows-spanned="1" table:formula="of:=SUM([.AK3:.AK138]=[.$CS3:.$CS138])" office:value-type="float" office:value="119" calcext:value-type="float">
            <text:p>119</text:p>
          </table:table-cell>
          <table:table-cell table:number-matrix-columns-spanned="1" table:number-matrix-rows-spanned="1" table:formula="of:=SUM([.AL3:.AL138]=[.$CN3:.$CN138])" office:value-type="float" office:value="69" calcext:value-type="float">
            <text:p>69</text:p>
          </table:table-cell>
          <table:table-cell table:number-matrix-columns-spanned="1" table:number-matrix-rows-spanned="1" table:formula="of:=SUM([.AM3:.AM138]=[.$CO3:.$CO138])" office:value-type="float" office:value="70" calcext:value-type="float">
            <text:p>70</text:p>
          </table:table-cell>
          <table:table-cell table:number-matrix-columns-spanned="1" table:number-matrix-rows-spanned="1" table:formula="of:=SUM([.AN3:.AN138]=[.$CP3:.$CP138])" office:value-type="float" office:value="48" calcext:value-type="float">
            <text:p>48</text:p>
          </table:table-cell>
          <table:table-cell table:number-matrix-columns-spanned="1" table:number-matrix-rows-spanned="1" table:formula="of:=SUM([.AO3:.AO138]=[.$CQ3:.$CQ138])" office:value-type="float" office:value="34" calcext:value-type="float">
            <text:p>34</text:p>
          </table:table-cell>
          <table:table-cell table:number-matrix-columns-spanned="1" table:number-matrix-rows-spanned="1" table:formula="of:=SUM([.AP3:.AP138]=[.$CR3:.$CR138])" office:value-type="float" office:value="26" calcext:value-type="float">
            <text:p>26</text:p>
          </table:table-cell>
          <table:table-cell table:number-matrix-columns-spanned="1" table:number-matrix-rows-spanned="1" table:formula="of:=SUM([.AQ3:.AQ138]=[.$CS3:.$CS138])" office:value-type="float" office:value="76" calcext:value-type="float">
            <text:p>76</text:p>
          </table:table-cell>
          <table:table-cell table:number-matrix-columns-spanned="1" table:number-matrix-rows-spanned="1" table:formula="of:=SUM([.AR3:.AR138]=[.$CN3:.$CN138])" office:value-type="float" office:value="50" calcext:value-type="float">
            <text:p>50</text:p>
          </table:table-cell>
          <table:table-cell table:number-matrix-columns-spanned="1" table:number-matrix-rows-spanned="1" table:formula="of:=SUM([.AS3:.AS138]=[.$CO3:.$CO138])" office:value-type="float" office:value="50" calcext:value-type="float">
            <text:p>50</text:p>
          </table:table-cell>
          <table:table-cell table:number-matrix-columns-spanned="1" table:number-matrix-rows-spanned="1" table:formula="of:=SUM([.AT3:.AT138]=[.$CP3:.$CP138])" office:value-type="float" office:value="40" calcext:value-type="float">
            <text:p>40</text:p>
          </table:table-cell>
          <table:table-cell table:number-matrix-columns-spanned="1" table:number-matrix-rows-spanned="1" table:formula="of:=SUM([.AU3:.AU138]=[.$CQ3:.$CQ138])" office:value-type="float" office:value="50" calcext:value-type="float">
            <text:p>50</text:p>
          </table:table-cell>
          <table:table-cell table:number-matrix-columns-spanned="1" table:number-matrix-rows-spanned="1" table:formula="of:=SUM([.AV3:.AV138]=[.$CR3:.$CR138])" office:value-type="float" office:value="6" calcext:value-type="float">
            <text:p>6</text:p>
          </table:table-cell>
          <table:table-cell table:number-matrix-columns-spanned="1" table:number-matrix-rows-spanned="1" table:formula="of:=SUM([.AW3:.AW138]=[.$CS3:.$CS138])" office:value-type="float" office:value="92" calcext:value-type="float">
            <text:p>92</text:p>
          </table:table-cell>
          <table:table-cell table:number-matrix-columns-spanned="1" table:number-matrix-rows-spanned="1" table:formula="of:=SUM([.AX3:.AX138]=[.$CN3:.$CN138])" office:value-type="float" office:value="64" calcext:value-type="float">
            <text:p>64</text:p>
          </table:table-cell>
          <table:table-cell table:number-matrix-columns-spanned="1" table:number-matrix-rows-spanned="1" table:formula="of:=SUM([.AY3:.AY138]=[.$CO3:.$CO138])" office:value-type="float" office:value="64" calcext:value-type="float">
            <text:p>64</text:p>
          </table:table-cell>
          <table:table-cell table:number-matrix-columns-spanned="1" table:number-matrix-rows-spanned="1" table:formula="of:=SUM([.AZ3:.AZ138]=[.$CP3:.$CP138])" office:value-type="float" office:value="44" calcext:value-type="float">
            <text:p>44</text:p>
          </table:table-cell>
          <table:table-cell table:number-matrix-columns-spanned="1" table:number-matrix-rows-spanned="1" table:formula="of:=SUM([.BA3:.BA138]=[.$CQ3:.$CQ138])" office:value-type="float" office:value="36" calcext:value-type="float">
            <text:p>36</text:p>
          </table:table-cell>
          <table:table-cell table:number-matrix-columns-spanned="1" table:number-matrix-rows-spanned="1" table:formula="of:=SUM([.BB3:.BB138]=[.$CR3:.$CR138])" office:value-type="float" office:value="11" calcext:value-type="float">
            <text:p>11</text:p>
          </table:table-cell>
          <table:table-cell table:number-matrix-columns-spanned="1" table:number-matrix-rows-spanned="1" table:formula="of:=SUM([.BC3:.BC138]=[.$CS3:.$CS138])" office:value-type="float" office:value="74" calcext:value-type="float">
            <text:p>74</text:p>
          </table:table-cell>
          <table:table-cell table:number-matrix-columns-spanned="1" table:number-matrix-rows-spanned="1" table:formula="of:=SUM([.BD3:.BD138]=[.$CN3:.$CN138])" office:value-type="float" office:value="52" calcext:value-type="float">
            <text:p>52</text:p>
          </table:table-cell>
          <table:table-cell table:number-matrix-columns-spanned="1" table:number-matrix-rows-spanned="1" table:formula="of:=SUM([.BE3:.BE138]=[.$CO3:.$CO138])" office:value-type="float" office:value="52" calcext:value-type="float">
            <text:p>52</text:p>
          </table:table-cell>
          <table:table-cell table:number-matrix-columns-spanned="1" table:number-matrix-rows-spanned="1" table:formula="of:=SUM([.BF3:.BF138]=[.$CP3:.$CP138])" office:value-type="float" office:value="43" calcext:value-type="float">
            <text:p>43</text:p>
          </table:table-cell>
          <table:table-cell table:number-matrix-columns-spanned="1" table:number-matrix-rows-spanned="1" table:formula="of:=SUM([.BG3:.BG138]=[.$CQ3:.$CQ138])" office:value-type="float" office:value="56" calcext:value-type="float">
            <text:p>56</text:p>
          </table:table-cell>
          <table:table-cell table:number-matrix-columns-spanned="1" table:number-matrix-rows-spanned="1" table:formula="of:=SUM([.BH3:.BH138]=[.$CR3:.$CR138])" office:value-type="float" office:value="4" calcext:value-type="float">
            <text:p>4</text:p>
          </table:table-cell>
          <table:table-cell table:number-matrix-columns-spanned="1" table:number-matrix-rows-spanned="1" table:formula="of:=SUM([.BI3:.BI138]=[.$CS3:.$CS138])" office:value-type="float" office:value="76" calcext:value-type="float">
            <text:p>76</text:p>
          </table:table-cell>
          <table:table-cell table:number-matrix-columns-spanned="1" table:number-matrix-rows-spanned="1" table:formula="of:=SUM([.BJ3:.BJ138]=[.$CN3:.$CN138])" office:value-type="float" office:value="61" calcext:value-type="float">
            <text:p>61</text:p>
          </table:table-cell>
          <table:table-cell table:number-matrix-columns-spanned="1" table:number-matrix-rows-spanned="1" table:formula="of:=SUM([.BK3:.BK138]=[.$CO3:.$CO138])" office:value-type="float" office:value="62" calcext:value-type="float">
            <text:p>62</text:p>
          </table:table-cell>
          <table:table-cell table:number-matrix-columns-spanned="1" table:number-matrix-rows-spanned="1" table:formula="of:=SUM([.BL3:.BL138]=[.$CP3:.$CP138])" office:value-type="float" office:value="46" calcext:value-type="float">
            <text:p>46</text:p>
          </table:table-cell>
          <table:table-cell table:number-matrix-columns-spanned="1" table:number-matrix-rows-spanned="1" table:formula="of:=SUM([.BM3:.BM138]=[.$CQ3:.$CQ138])" office:value-type="float" office:value="36" calcext:value-type="float">
            <text:p>36</text:p>
          </table:table-cell>
          <table:table-cell table:number-matrix-columns-spanned="1" table:number-matrix-rows-spanned="1" table:formula="of:=SUM([.BN3:.BN138]=[.$CR3:.$CR138])" office:value-type="float" office:value="14" calcext:value-type="float">
            <text:p>14</text:p>
          </table:table-cell>
          <table:table-cell table:number-matrix-columns-spanned="1" table:number-matrix-rows-spanned="1" table:formula="of:=SUM([.BO3:.BO138]=[.$CS3:.$CS138])" office:value-type="float" office:value="72" calcext:value-type="float">
            <text:p>72</text:p>
          </table:table-cell>
          <table:table-cell table:number-matrix-columns-spanned="1" table:number-matrix-rows-spanned="1" table:formula="of:=SUM([.BP3:.BP138]=[.$CN3:.$CN138])" office:value-type="float" office:value="51" calcext:value-type="float">
            <text:p>51</text:p>
          </table:table-cell>
          <table:table-cell table:number-matrix-columns-spanned="1" table:number-matrix-rows-spanned="1" table:formula="of:=SUM([.BQ3:.BQ138]=[.$CO3:.$CO138])" office:value-type="float" office:value="51" calcext:value-type="float">
            <text:p>51</text:p>
          </table:table-cell>
          <table:table-cell table:number-matrix-columns-spanned="1" table:number-matrix-rows-spanned="1" table:formula="of:=SUM([.BR3:.BR138]=[.$CP3:.$CP138])" office:value-type="float" office:value="37" calcext:value-type="float">
            <text:p>37</text:p>
          </table:table-cell>
          <table:table-cell table:number-matrix-columns-spanned="1" table:number-matrix-rows-spanned="1" table:formula="of:=SUM([.BS3:.BS138]=[.$CQ3:.$CQ138])" office:value-type="float" office:value="49" calcext:value-type="float">
            <text:p>49</text:p>
          </table:table-cell>
          <table:table-cell table:number-matrix-columns-spanned="1" table:number-matrix-rows-spanned="1" table:formula="of:=SUM([.BT3:.BT138]=[.$CR3:.$CR138])" office:value-type="float" office:value="9" calcext:value-type="float">
            <text:p>9</text:p>
          </table:table-cell>
          <table:table-cell table:number-matrix-columns-spanned="1" table:number-matrix-rows-spanned="1" table:formula="of:=SUM([.BU3:.BU138]=[.$CS3:.$CS138])" office:value-type="float" office:value="85" calcext:value-type="float">
            <text:p>85</text:p>
          </table:table-cell>
          <table:table-cell table:number-matrix-columns-spanned="1" table:number-matrix-rows-spanned="1" table:formula="of:=SUM([.BV3:.BV138]=[.$CN3:.$CN138])" office:value-type="float" office:value="65" calcext:value-type="float">
            <text:p>65</text:p>
          </table:table-cell>
          <table:table-cell table:number-matrix-columns-spanned="1" table:number-matrix-rows-spanned="1" table:formula="of:=SUM([.BW3:.BW138]=[.$CO3:.$CO138])" office:value-type="float" office:value="66" calcext:value-type="float">
            <text:p>66</text:p>
          </table:table-cell>
          <table:table-cell table:number-matrix-columns-spanned="1" table:number-matrix-rows-spanned="1" table:formula="of:=SUM([.BX3:.BX138]=[.$CP3:.$CP138])" office:value-type="float" office:value="51" calcext:value-type="float">
            <text:p>51</text:p>
          </table:table-cell>
          <table:table-cell table:number-matrix-columns-spanned="1" table:number-matrix-rows-spanned="1" table:formula="of:=SUM([.BY3:.BY138]=[.$CQ3:.$CQ138])" office:value-type="float" office:value="38" calcext:value-type="float">
            <text:p>38</text:p>
          </table:table-cell>
          <table:table-cell table:number-matrix-columns-spanned="1" table:number-matrix-rows-spanned="1" table:formula="of:=SUM([.BZ3:.BZ138]=[.$CR3:.$CR138])" office:value-type="float" office:value="14" calcext:value-type="float">
            <text:p>14</text:p>
          </table:table-cell>
          <table:table-cell table:number-matrix-columns-spanned="1" table:number-matrix-rows-spanned="1" table:formula="of:=SUM([.CA3:.CA138]=[.$CS3:.$CS138])" office:value-type="float" office:value="73" calcext:value-type="float">
            <text:p>73</text:p>
          </table:table-cell>
          <table:table-cell table:number-columns-repeated="19"/>
        </table:table-row>
      </table:table>
      <table:table table:name="Classes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10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10" table:default-cell-style-name="Default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mpty-1/base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base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500-step-15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500-step-15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500-step-5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500-step-5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3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3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5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5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/>
        </table:table-row>
        <table:table-row table:style-name="ro1">
          <table:table-cell office:value-type="string" calcext:value-type="string">
            <text:p>blocks-strips-typed/instances</text:p>
          </table:table-cell>
          <table:table-cell table:formula="of:=AVERAGE([Instances.H3:Instances.H22])" office:value-type="float" office:value="11.9815" calcext:value-type="float">
            <text:p>11.9815</text:p>
          </table:table-cell>
          <table:table-cell table:formula="of:=AVERAGE([Instances.I3:Instances.I22])" office:value-type="float" office:value="11.04285" calcext:value-type="float">
            <text:p>11.04285</text:p>
          </table:table-cell>
          <table:table-cell table:formula="of:=AVERAGE([Instances.J3:Instances.J22])" office:value-type="float" office:value="51242.05" calcext:value-type="float">
            <text:p>51242.05</text:p>
          </table:table-cell>
          <table:table-cell table:formula="of:=AVERAGE([Instances.K3:Instances.K22])" office:value-type="float" office:value="3412.05" calcext:value-type="float">
            <text:p>3412.05</text:p>
          </table:table-cell>
          <table:table-cell table:formula="of:=AVERAGE([Instances.L3:Instances.L22])" office:value-type="float" office:value="214.5" calcext:value-type="float">
            <text:p>214.5</text:p>
          </table:table-cell>
          <table:table-cell table:formula="of:=AVERAGE([Instances.M3:Instances.M22])" office:value-type="float" office:value="0" calcext:value-type="float">
            <text:p>0</text:p>
          </table:table-cell>
          <table:table-cell table:formula="of:=AVERAGE([Instances.N3:Instances.N22])" office:value-type="float" office:value="14.1435" calcext:value-type="float">
            <text:p>14.1435</text:p>
          </table:table-cell>
          <table:table-cell table:formula="of:=AVERAGE([Instances.O3:Instances.O22])" office:value-type="float" office:value="13.40235" calcext:value-type="float">
            <text:p>13.40235</text:p>
          </table:table-cell>
          <table:table-cell table:formula="of:=AVERAGE([Instances.P3:Instances.P22])" office:value-type="float" office:value="30865.15" calcext:value-type="float">
            <text:p>30865.15</text:p>
          </table:table-cell>
          <table:table-cell table:formula="of:=AVERAGE([Instances.Q3:Instances.Q22])" office:value-type="float" office:value="2417.45" calcext:value-type="float">
            <text:p>2417.45</text:p>
          </table:table-cell>
          <table:table-cell table:formula="of:=AVERAGE([Instances.R3:Instances.R22])" office:value-type="float" office:value="216.4" calcext:value-type="float">
            <text:p>216.4</text:p>
          </table:table-cell>
          <table:table-cell table:formula="of:=AVERAGE([Instances.S3:Instances.S22])" office:value-type="float" office:value="0" calcext:value-type="float">
            <text:p>0</text:p>
          </table:table-cell>
          <table:table-cell table:formula="of:=AVERAGE([Instances.T3:Instances.T22])" office:value-type="float" office:value="12.2415" calcext:value-type="float">
            <text:p>12.2415</text:p>
          </table:table-cell>
          <table:table-cell table:formula="of:=AVERAGE([Instances.U3:Instances.U22])" office:value-type="float" office:value="11.24105" calcext:value-type="float">
            <text:p>11.24105</text:p>
          </table:table-cell>
          <table:table-cell table:formula="of:=AVERAGE([Instances.V3:Instances.V22])" office:value-type="float" office:value="26522.4" calcext:value-type="float">
            <text:p>26522.4</text:p>
          </table:table-cell>
          <table:table-cell table:formula="of:=AVERAGE([Instances.W3:Instances.W22])" office:value-type="float" office:value="2894.55" calcext:value-type="float">
            <text:p>2894.55</text:p>
          </table:table-cell>
          <table:table-cell table:formula="of:=AVERAGE([Instances.X3:Instances.X22])" office:value-type="float" office:value="225.1" calcext:value-type="float">
            <text:p>225.1</text:p>
          </table:table-cell>
          <table:table-cell table:formula="of:=AVERAGE([Instances.Y3:Instances.Y22])" office:value-type="float" office:value="430.8" calcext:value-type="float">
            <text:p>430.8</text:p>
          </table:table-cell>
          <table:table-cell table:formula="of:=AVERAGE([Instances.Z3:Instances.Z22])" office:value-type="float" office:value="48.4275" calcext:value-type="float">
            <text:p>48.4275</text:p>
          </table:table-cell>
          <table:table-cell table:formula="of:=AVERAGE([Instances.AA3:Instances.AA22])" office:value-type="float" office:value="11.019" calcext:value-type="float">
            <text:p>11.019</text:p>
          </table:table-cell>
          <table:table-cell table:formula="of:=AVERAGE([Instances.AB3:Instances.AB22])" office:value-type="float" office:value="19077.6" calcext:value-type="float">
            <text:p>19077.6</text:p>
          </table:table-cell>
          <table:table-cell table:formula="of:=AVERAGE([Instances.AC3:Instances.AC22])" office:value-type="float" office:value="2079.6" calcext:value-type="float">
            <text:p>2079.6</text:p>
          </table:table-cell>
          <table:table-cell table:formula="of:=AVERAGE([Instances.AD3:Instances.AD22])" office:value-type="float" office:value="375.1" calcext:value-type="float">
            <text:p>375.1</text:p>
          </table:table-cell>
          <table:table-cell table:formula="of:=AVERAGE([Instances.AE3:Instances.AE22])" office:value-type="float" office:value="83.1" calcext:value-type="float">
            <text:p>83.1</text:p>
          </table:table-cell>
          <table:table-cell table:formula="of:=AVERAGE([Instances.AF3:Instances.AF22])" office:value-type="float" office:value="10.836" calcext:value-type="float">
            <text:p>10.836</text:p>
          </table:table-cell>
          <table:table-cell table:formula="of:=AVERAGE([Instances.AG3:Instances.AG22])" office:value-type="float" office:value="9.9593" calcext:value-type="float">
            <text:p>9.9593</text:p>
          </table:table-cell>
          <table:table-cell table:formula="of:=AVERAGE([Instances.AH3:Instances.AH22])" office:value-type="float" office:value="26645.15" calcext:value-type="float">
            <text:p>26645.15</text:p>
          </table:table-cell>
          <table:table-cell table:formula="of:=AVERAGE([Instances.AI3:Instances.AI22])" office:value-type="float" office:value="2913.1" calcext:value-type="float">
            <text:p>2913.1</text:p>
          </table:table-cell>
          <table:table-cell table:formula="of:=AVERAGE([Instances.AJ3:Instances.AJ22])" office:value-type="float" office:value="217.7" calcext:value-type="float">
            <text:p>217.7</text:p>
          </table:table-cell>
          <table:table-cell table:formula="of:=AVERAGE([Instances.AK3:Instances.AK22])" office:value-type="float" office:value="302.6" calcext:value-type="float">
            <text:p>302.6</text:p>
          </table:table-cell>
          <table:table-cell table:formula="of:=AVERAGE([Instances.AL3:Instances.AL22])" office:value-type="float" office:value="11.9405" calcext:value-type="float">
            <text:p>11.9405</text:p>
          </table:table-cell>
          <table:table-cell table:formula="of:=AVERAGE([Instances.AM3:Instances.AM22])" office:value-type="float" office:value="11.23695" calcext:value-type="float">
            <text:p>11.23695</text:p>
          </table:table-cell>
          <table:table-cell table:formula="of:=AVERAGE([Instances.AN3:Instances.AN22])" office:value-type="float" office:value="21800" calcext:value-type="float">
            <text:p>21800</text:p>
          </table:table-cell>
          <table:table-cell table:formula="of:=AVERAGE([Instances.AO3:Instances.AO22])" office:value-type="float" office:value="2132.05" calcext:value-type="float">
            <text:p>2132.05</text:p>
          </table:table-cell>
          <table:table-cell table:formula="of:=AVERAGE([Instances.AP3:Instances.AP22])" office:value-type="float" office:value="216.4" calcext:value-type="float">
            <text:p>216.4</text:p>
          </table:table-cell>
          <table:table-cell table:formula="of:=AVERAGE([Instances.AQ3:Instances.AQ22])" office:value-type="float" office:value="79.7" calcext:value-type="float">
            <text:p>79.7</text:p>
          </table:table-cell>
          <table:table-cell table:formula="of:=AVERAGE([Instances.AR3:Instances.AR22])" office:value-type="float" office:value="10.53" calcext:value-type="float">
            <text:p>10.53</text:p>
          </table:table-cell>
          <table:table-cell table:formula="of:=AVERAGE([Instances.AS3:Instances.AS22])" office:value-type="float" office:value="9.719" calcext:value-type="float">
            <text:p>9.719</text:p>
          </table:table-cell>
          <table:table-cell table:formula="of:=AVERAGE([Instances.AT3:Instances.AT22])" office:value-type="float" office:value="27325.85" calcext:value-type="float">
            <text:p>27325.85</text:p>
          </table:table-cell>
          <table:table-cell table:formula="of:=AVERAGE([Instances.AU3:Instances.AU22])" office:value-type="float" office:value="2996.3" calcext:value-type="float">
            <text:p>2996.3</text:p>
          </table:table-cell>
          <table:table-cell table:formula="of:=AVERAGE([Instances.AV3:Instances.AV22])" office:value-type="float" office:value="214.9" calcext:value-type="float">
            <text:p>214.9</text:p>
          </table:table-cell>
          <table:table-cell table:formula="of:=AVERAGE([Instances.AW3:Instances.AW22])" office:value-type="float" office:value="201.15" calcext:value-type="float">
            <text:p>201.15</text:p>
          </table:table-cell>
          <table:table-cell table:formula="of:=AVERAGE([Instances.AX3:Instances.AX22])" office:value-type="float" office:value="11.287" calcext:value-type="float">
            <text:p>11.287</text:p>
          </table:table-cell>
          <table:table-cell table:formula="of:=AVERAGE([Instances.AY3:Instances.AY22])" office:value-type="float" office:value="10.5907" calcext:value-type="float">
            <text:p>10.5907</text:p>
          </table:table-cell>
          <table:table-cell table:formula="of:=AVERAGE([Instances.AZ3:Instances.AZ22])" office:value-type="float" office:value="21963.85" calcext:value-type="float">
            <text:p>21963.85</text:p>
          </table:table-cell>
          <table:table-cell table:formula="of:=AVERAGE([Instances.BA3:Instances.BA22])" office:value-type="float" office:value="2073.8" calcext:value-type="float">
            <text:p>2073.8</text:p>
          </table:table-cell>
          <table:table-cell table:formula="of:=AVERAGE([Instances.BB3:Instances.BB22])" office:value-type="float" office:value="214.9" calcext:value-type="float">
            <text:p>214.9</text:p>
          </table:table-cell>
          <table:table-cell table:formula="of:=AVERAGE([Instances.BC3:Instances.BC22])" office:value-type="float" office:value="66.95" calcext:value-type="float">
            <text:p>66.95</text:p>
          </table:table-cell>
          <table:table-cell table:formula="of:=AVERAGE([Instances.BD3:Instances.BD22])" office:value-type="float" office:value="10.3095" calcext:value-type="float">
            <text:p>10.3095</text:p>
          </table:table-cell>
          <table:table-cell table:formula="of:=AVERAGE([Instances.BE3:Instances.BE22])" office:value-type="float" office:value="9.51615" calcext:value-type="float">
            <text:p>9.51615</text:p>
          </table:table-cell>
          <table:table-cell table:formula="of:=AVERAGE([Instances.BF3:Instances.BF22])" office:value-type="float" office:value="26984.9" calcext:value-type="float">
            <text:p>26984.9</text:p>
          </table:table-cell>
          <table:table-cell table:formula="of:=AVERAGE([Instances.BG3:Instances.BG22])" office:value-type="float" office:value="2859" calcext:value-type="float">
            <text:p>2859</text:p>
          </table:table-cell>
          <table:table-cell table:formula="of:=AVERAGE([Instances.BH3:Instances.BH22])" office:value-type="float" office:value="207.5" calcext:value-type="float">
            <text:p>207.5</text:p>
          </table:table-cell>
          <table:table-cell table:formula="of:=AVERAGE([Instances.BI3:Instances.BI22])" office:value-type="float" office:value="145.1" calcext:value-type="float">
            <text:p>145.1</text:p>
          </table:table-cell>
          <table:table-cell table:formula="of:=AVERAGE([Instances.BJ3:Instances.BJ22])" office:value-type="float" office:value="12.428" calcext:value-type="float">
            <text:p>12.428</text:p>
          </table:table-cell>
          <table:table-cell table:formula="of:=AVERAGE([Instances.BK3:Instances.BK22])" office:value-type="float" office:value="11.72755" calcext:value-type="float">
            <text:p>11.72755</text:p>
          </table:table-cell>
          <table:table-cell table:formula="of:=AVERAGE([Instances.BL3:Instances.BL22])" office:value-type="float" office:value="26459.65" calcext:value-type="float">
            <text:p>26459.65</text:p>
          </table:table-cell>
          <table:table-cell table:formula="of:=AVERAGE([Instances.BM3:Instances.BM22])" office:value-type="float" office:value="2797" calcext:value-type="float">
            <text:p>2797</text:p>
          </table:table-cell>
          <table:table-cell table:formula="of:=AVERAGE([Instances.BN3:Instances.BN22])" office:value-type="float" office:value="216" calcext:value-type="float">
            <text:p>216</text:p>
          </table:table-cell>
          <table:table-cell table:formula="of:=AVERAGE([Instances.BO3:Instances.BO22])" office:value-type="float" office:value="56.55" calcext:value-type="float">
            <text:p>56.55</text:p>
          </table:table-cell>
          <table:table-cell table:formula="of:=AVERAGE([Instances.BP3:Instances.BP22])" office:value-type="float" office:value="10.5" calcext:value-type="float">
            <text:p>10.5</text:p>
          </table:table-cell>
          <table:table-cell table:formula="of:=AVERAGE([Instances.BQ3:Instances.BQ22])" office:value-type="float" office:value="9.6684" calcext:value-type="float">
            <text:p>9.6684</text:p>
          </table:table-cell>
          <table:table-cell table:formula="of:=AVERAGE([Instances.BR3:Instances.BR22])" office:value-type="float" office:value="28172.55" calcext:value-type="float">
            <text:p>28172.55</text:p>
          </table:table-cell>
          <table:table-cell table:formula="of:=AVERAGE([Instances.BS3:Instances.BS22])" office:value-type="float" office:value="2816.65" calcext:value-type="float">
            <text:p>2816.65</text:p>
          </table:table-cell>
          <table:table-cell table:formula="of:=AVERAGE([Instances.BT3:Instances.BT22])" office:value-type="float" office:value="213.45" calcext:value-type="float">
            <text:p>213.45</text:p>
          </table:table-cell>
          <table:table-cell table:formula="of:=AVERAGE([Instances.BU3:Instances.BU22])" office:value-type="float" office:value="226.2" calcext:value-type="float">
            <text:p>226.2</text:p>
          </table:table-cell>
          <table:table-cell table:formula="of:=AVERAGE([Instances.BV3:Instances.BV22])" office:value-type="float" office:value="11.5695" calcext:value-type="float">
            <text:p>11.5695</text:p>
          </table:table-cell>
          <table:table-cell table:formula="of:=AVERAGE([Instances.BW3:Instances.BW22])" office:value-type="float" office:value="10.8667" calcext:value-type="float">
            <text:p>10.8667</text:p>
          </table:table-cell>
          <table:table-cell table:formula="of:=AVERAGE([Instances.BX3:Instances.BX22])" office:value-type="float" office:value="24604.35" calcext:value-type="float">
            <text:p>24604.35</text:p>
          </table:table-cell>
          <table:table-cell table:formula="of:=AVERAGE([Instances.BY3:Instances.BY22])" office:value-type="float" office:value="2248.95" calcext:value-type="float">
            <text:p>2248.95</text:p>
          </table:table-cell>
          <table:table-cell table:formula="of:=AVERAGE([Instances.BZ3:Instances.BZ22])" office:value-type="float" office:value="214.5" calcext:value-type="float">
            <text:p>214.5</text:p>
          </table:table-cell>
          <table:table-cell table:formula="of:=AVERAGE([Instances.CA3:Instances.CA22])" office:value-type="float" office:value="70.5" calcext:value-type="float">
            <text:p>70.5</text:p>
          </table:table-cell>
          <table:table-cell table:formula="of:=MIN([.$B3];[.$H3];[.$N3];[.$T3];[.$Z3];[.$AF3];[.$AL3];[.$AR3];[.$AX3];[.$BD3];[.$BJ3];[.$BP3])" office:value-type="float" office:value="10.3095" calcext:value-type="float">
            <text:p>10.3095</text:p>
          </table:table-cell>
          <table:table-cell table:formula="of:=MIN([.$C3];[.$I3];[.$O3];[.$U3];[.$AA3];[.$AG3];[.$AM3];[.$AS3];[.$AY3];[.$BE3];[.$BK3];[.$BQ3])" office:value-type="float" office:value="9.51615" calcext:value-type="float">
            <text:p>9.51615</text:p>
          </table:table-cell>
          <table:table-cell table:formula="of:=MIN([.$D3];[.$J3];[.$P3];[.$V3];[.$AB3];[.$AH3];[.$AN3];[.$AT3];[.$AZ3];[.$BF3];[.$BL3];[.$BR3])" office:value-type="float" office:value="19077.6" calcext:value-type="float">
            <text:p>19077.6</text:p>
          </table:table-cell>
          <table:table-cell table:formula="of:=MIN([.$E3];[.$K3];[.$Q3];[.$W3];[.$AC3];[.$AI3];[.$AO3];[.$AU3];[.$BA3];[.$BG3];[.$BM3];[.$BS3])" office:value-type="float" office:value="2073.8" calcext:value-type="float">
            <text:p>2073.8</text:p>
          </table:table-cell>
          <table:table-cell table:formula="of:=MIN([.$F3];[.$L3];[.$R3];[.$X3];[.$AD3];[.$AJ3];[.$AP3];[.$AV3];[.$BB3];[.$BH3];[.$BN3];[.$BT3])" office:value-type="float" office:value="207.5" calcext:value-type="float">
            <text:p>207.5</text:p>
          </table:table-cell>
          <table:table-cell table:formula="of:=MIN([.$G3];[.$M3];[.$S3];[.$Y3];[.$AE3];[.$AK3];[.$AQ3];[.$AW3];[.$BC3];[.$BI3];[.$BO3];[.$BU3])" office:value-type="float" office:value="0" calcext:value-type="float">
            <text:p>0</text:p>
          </table:table-cell>
          <table:table-cell table:formula="of:=MEDIAN([.$B3];[.$H3];[.$N3];[.$T3];[.$Z3];[.$AF3];[.$AL3];[.$AR3];[.$AX3];[.$BD3];[.$BJ3];[.$BP3])" office:value-type="float" office:value="11.755" calcext:value-type="float">
            <text:p>11.755</text:p>
          </table:table-cell>
          <table:table-cell table:formula="of:=MEDIAN([.$C3];[.$I3];[.$O3];[.$U3];[.$AA3];[.$AG3];[.$AM3];[.$AS3];[.$AY3];[.$BE3];[.$BK3];[.$BQ3])" office:value-type="float" office:value="10.94285" calcext:value-type="float">
            <text:p>10.94285</text:p>
          </table:table-cell>
          <table:table-cell table:formula="of:=MEDIAN([.$D3];[.$J3];[.$P3];[.$V3];[.$AB3];[.$AH3];[.$AN3];[.$AT3];[.$AZ3];[.$BF3];[.$BL3];[.$BR3])" office:value-type="float" office:value="26583.775" calcext:value-type="float">
            <text:p>26583.775</text:p>
          </table:table-cell>
          <table:table-cell table:formula="of:=MEDIAN([.$E3];[.$K3];[.$Q3];[.$W3];[.$AC3];[.$AI3];[.$AO3];[.$AU3];[.$BA3];[.$BG3];[.$BM3];[.$BS3])" office:value-type="float" office:value="2806.825" calcext:value-type="float">
            <text:p>2806.825</text:p>
          </table:table-cell>
          <table:table-cell table:formula="of:=MEDIAN([.$F3];[.$L3];[.$R3];[.$X3];[.$AD3];[.$AJ3];[.$AP3];[.$AV3];[.$BB3];[.$BH3];[.$BN3];[.$BT3])" office:value-type="float" office:value="215.45" calcext:value-type="float">
            <text:p>215.45</text:p>
          </table:table-cell>
          <table:table-cell table:formula="of:=MEDIAN([.$G3];[.$M3];[.$S3];[.$Y3];[.$AE3];[.$AK3];[.$AQ3];[.$AW3];[.$BC3];[.$BI3];[.$BO3];[.$BU3])" office:value-type="float" office:value="81.4" calcext:value-type="float">
            <text:p>81.4</text:p>
          </table:table-cell>
          <table:table-cell table:formula="of:=MAX([.$B3];[.$H3];[.$N3];[.$T3];[.$Z3];[.$AF3];[.$AL3];[.$AR3];[.$AX3];[.$BD3];[.$BJ3];[.$BP3])" office:value-type="float" office:value="48.4275" calcext:value-type="float">
            <text:p>48.4275</text:p>
          </table:table-cell>
          <table:table-cell table:formula="of:=MAX([.$C3];[.$I3];[.$O3];[.$U3];[.$AA3];[.$AG3];[.$AM3];[.$AS3];[.$AY3];[.$BE3];[.$BK3];[.$BQ3])" office:value-type="float" office:value="13.40235" calcext:value-type="float">
            <text:p>13.40235</text:p>
          </table:table-cell>
          <table:table-cell table:formula="of:=MAX([.$D3];[.$J3];[.$P3];[.$V3];[.$AB3];[.$AH3];[.$AN3];[.$AT3];[.$AZ3];[.$BF3];[.$BL3];[.$BR3])" office:value-type="float" office:value="51242.05" calcext:value-type="float">
            <text:p>51242.05</text:p>
          </table:table-cell>
          <table:table-cell table:formula="of:=MAX([.$E3];[.$K3];[.$Q3];[.$W3];[.$AC3];[.$AI3];[.$AO3];[.$AU3];[.$BA3];[.$BG3];[.$BM3];[.$BS3])" office:value-type="float" office:value="3412.05" calcext:value-type="float">
            <text:p>3412.05</text:p>
          </table:table-cell>
          <table:table-cell table:formula="of:=MAX([.$F3];[.$L3];[.$R3];[.$X3];[.$AD3];[.$AJ3];[.$AP3];[.$AV3];[.$BB3];[.$BH3];[.$BN3];[.$BT3])" office:value-type="float" office:value="375.1" calcext:value-type="float">
            <text:p>375.1</text:p>
          </table:table-cell>
          <table:table-cell table:formula="of:=MAX([.$G3];[.$M3];[.$S3];[.$Y3];[.$AE3];[.$AK3];[.$AQ3];[.$AW3];[.$BC3];[.$BI3];[.$BO3];[.$BU3])" office:value-type="float" office:value="430.8" calcext:value-type="float">
            <text:p>430.8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</text:p>
          </table:table-cell>
          <table:table-cell table:formula="of:=AVERAGE([Instances.H23:Instances.H40])" office:value-type="float" office:value="264.974444444444" calcext:value-type="float">
            <text:p>264.974444444444</text:p>
          </table:table-cell>
          <table:table-cell table:formula="of:=AVERAGE([Instances.I23:Instances.I40])" office:value-type="float" office:value="263.6885" calcext:value-type="float">
            <text:p>263.6885</text:p>
          </table:table-cell>
          <table:table-cell table:formula="of:=AVERAGE([Instances.J23:Instances.J40])" office:value-type="float" office:value="1802596.88888889" calcext:value-type="float">
            <text:p>1802596.88888889</text:p>
          </table:table-cell>
          <table:table-cell table:formula="of:=AVERAGE([Instances.K23:Instances.K40])" office:value-type="float" office:value="254545.333333333" calcext:value-type="float">
            <text:p>254545.333333333</text:p>
          </table:table-cell>
          <table:table-cell table:formula="of:=AVERAGE([Instances.L23:Instances.L40])" office:value-type="float" office:value="1155.11111111111" calcext:value-type="float">
            <text:p>1155.11111111111</text:p>
          </table:table-cell>
          <table:table-cell table:formula="of:=AVERAGE([Instances.M23:Instances.M40])" office:value-type="float" office:value="0" calcext:value-type="float">
            <text:p>0</text:p>
          </table:table-cell>
          <table:table-cell table:formula="of:=AVERAGE([Instances.N23:Instances.N40])" office:value-type="float" office:value="326.501666666667" calcext:value-type="float">
            <text:p>326.501666666667</text:p>
          </table:table-cell>
          <table:table-cell table:formula="of:=AVERAGE([Instances.O23:Instances.O40])" office:value-type="float" office:value="325.7275" calcext:value-type="float">
            <text:p>325.7275</text:p>
          </table:table-cell>
          <table:table-cell table:formula="of:=AVERAGE([Instances.P23:Instances.P40])" office:value-type="float" office:value="637836.555555556" calcext:value-type="float">
            <text:p>637836.555555556</text:p>
          </table:table-cell>
          <table:table-cell table:formula="of:=AVERAGE([Instances.Q23:Instances.Q40])" office:value-type="float" office:value="178231.555555556" calcext:value-type="float">
            <text:p>178231.555555556</text:p>
          </table:table-cell>
          <table:table-cell table:formula="of:=AVERAGE([Instances.R23:Instances.R40])" office:value-type="float" office:value="1205.88888888889" calcext:value-type="float">
            <text:p>1205.88888888889</text:p>
          </table:table-cell>
          <table:table-cell table:formula="of:=AVERAGE([Instances.S23:Instances.S40])" office:value-type="float" office:value="0" calcext:value-type="float">
            <text:p>0</text:p>
          </table:table-cell>
          <table:table-cell table:formula="of:=AVERAGE([Instances.T23:Instances.T40])" office:value-type="float" office:value="229.060555555556" calcext:value-type="float">
            <text:p>229.060555555556</text:p>
          </table:table-cell>
          <table:table-cell table:formula="of:=AVERAGE([Instances.U23:Instances.U40])" office:value-type="float" office:value="227.779166666667" calcext:value-type="float">
            <text:p>227.779166666667</text:p>
          </table:table-cell>
          <table:table-cell table:formula="of:=AVERAGE([Instances.V23:Instances.V40])" office:value-type="float" office:value="1983869.11111111" calcext:value-type="float">
            <text:p>1983869.11111111</text:p>
          </table:table-cell>
          <table:table-cell table:formula="of:=AVERAGE([Instances.W23:Instances.W40])" office:value-type="float" office:value="192564.444444444" calcext:value-type="float">
            <text:p>192564.444444444</text:p>
          </table:table-cell>
          <table:table-cell table:formula="of:=AVERAGE([Instances.X23:Instances.X40])" office:value-type="float" office:value="1159.61111111111" calcext:value-type="float">
            <text:p>1159.61111111111</text:p>
          </table:table-cell>
          <table:table-cell table:formula="of:=AVERAGE([Instances.Y23:Instances.Y40])" office:value-type="float" office:value="68.6666666666667" calcext:value-type="float">
            <text:p>68.6666666666667</text:p>
          </table:table-cell>
          <table:table-cell table:formula="of:=AVERAGE([Instances.Z23:Instances.Z40])" office:value-type="float" office:value="325.422777777778" calcext:value-type="float">
            <text:p>325.422777777778</text:p>
          </table:table-cell>
          <table:table-cell table:formula="of:=AVERAGE([Instances.AA23:Instances.AA40])" office:value-type="float" office:value="324.689444444444" calcext:value-type="float">
            <text:p>324.689444444444</text:p>
          </table:table-cell>
          <table:table-cell table:formula="of:=AVERAGE([Instances.AB23:Instances.AB40])" office:value-type="float" office:value="442587.266666667" calcext:value-type="float">
            <text:p>442587.266666667</text:p>
          </table:table-cell>
          <table:table-cell table:formula="of:=AVERAGE([Instances.AC23:Instances.AC40])" office:value-type="float" office:value="124741.933333333" calcext:value-type="float">
            <text:p>124741.933333333</text:p>
          </table:table-cell>
          <table:table-cell table:formula="of:=AVERAGE([Instances.AD23:Instances.AD40])" office:value-type="float" office:value="1230.66666666667" calcext:value-type="float">
            <text:p>1230.66666666667</text:p>
          </table:table-cell>
          <table:table-cell table:formula="of:=AVERAGE([Instances.AE23:Instances.AE40])" office:value-type="float" office:value="2.27777777777778" calcext:value-type="float">
            <text:p>2.27777777777778</text:p>
          </table:table-cell>
          <table:table-cell table:formula="of:=AVERAGE([Instances.AF23:Instances.AF40])" office:value-type="float" office:value="235.841111111111" calcext:value-type="float">
            <text:p>235.841111111111</text:p>
          </table:table-cell>
          <table:table-cell table:formula="of:=AVERAGE([Instances.AG23:Instances.AG40])" office:value-type="float" office:value="234.625722222222" calcext:value-type="float">
            <text:p>234.625722222222</text:p>
          </table:table-cell>
          <table:table-cell table:formula="of:=AVERAGE([Instances.AH23:Instances.AH40])" office:value-type="float" office:value="1959574.94444444" calcext:value-type="float">
            <text:p>1959574.94444444</text:p>
          </table:table-cell>
          <table:table-cell table:formula="of:=AVERAGE([Instances.AI23:Instances.AI40])" office:value-type="float" office:value="198746.833333333" calcext:value-type="float">
            <text:p>198746.833333333</text:p>
          </table:table-cell>
          <table:table-cell table:formula="of:=AVERAGE([Instances.AJ23:Instances.AJ40])" office:value-type="float" office:value="1157.27777777778" calcext:value-type="float">
            <text:p>1157.27777777778</text:p>
          </table:table-cell>
          <table:table-cell table:formula="of:=AVERAGE([Instances.AK23:Instances.AK40])" office:value-type="float" office:value="49.9444444444444" calcext:value-type="float">
            <text:p>49.9444444444444</text:p>
          </table:table-cell>
          <table:table-cell table:formula="of:=AVERAGE([Instances.AL23:Instances.AL40])" office:value-type="float" office:value="325.738888888889" calcext:value-type="float">
            <text:p>325.738888888889</text:p>
          </table:table-cell>
          <table:table-cell table:formula="of:=AVERAGE([Instances.AM23:Instances.AM40])" office:value-type="float" office:value="324.987888888889" calcext:value-type="float">
            <text:p>324.987888888889</text:p>
          </table:table-cell>
          <table:table-cell table:formula="of:=AVERAGE([Instances.AN23:Instances.AN40])" office:value-type="float" office:value="620775.222222222" calcext:value-type="float">
            <text:p>620775.222222222</text:p>
          </table:table-cell>
          <table:table-cell table:formula="of:=AVERAGE([Instances.AO23:Instances.AO40])" office:value-type="float" office:value="174463.611111111" calcext:value-type="float">
            <text:p>174463.611111111</text:p>
          </table:table-cell>
          <table:table-cell table:formula="of:=AVERAGE([Instances.AP23:Instances.AP40])" office:value-type="float" office:value="1234.83333333333" calcext:value-type="float">
            <text:p>1234.83333333333</text:p>
          </table:table-cell>
          <table:table-cell table:formula="of:=AVERAGE([Instances.AQ23:Instances.AQ40])" office:value-type="float" office:value="2.44444444444444" calcext:value-type="float">
            <text:p>2.44444444444444</text:p>
          </table:table-cell>
          <table:table-cell table:formula="of:=AVERAGE([Instances.AR23:Instances.AR40])" office:value-type="float" office:value="219.361111111111" calcext:value-type="float">
            <text:p>219.361111111111</text:p>
          </table:table-cell>
          <table:table-cell table:formula="of:=AVERAGE([Instances.AS23:Instances.AS40])" office:value-type="float" office:value="218.052555555556" calcext:value-type="float">
            <text:p>218.052555555556</text:p>
          </table:table-cell>
          <table:table-cell table:formula="of:=AVERAGE([Instances.AT23:Instances.AT40])" office:value-type="float" office:value="1964567.16666667" calcext:value-type="float">
            <text:p>1964567.16666667</text:p>
          </table:table-cell>
          <table:table-cell table:formula="of:=AVERAGE([Instances.AU23:Instances.AU40])" office:value-type="float" office:value="181765.888888889" calcext:value-type="float">
            <text:p>181765.888888889</text:p>
          </table:table-cell>
          <table:table-cell table:formula="of:=AVERAGE([Instances.AV23:Instances.AV40])" office:value-type="float" office:value="1157.33333333333" calcext:value-type="float">
            <text:p>1157.33333333333</text:p>
          </table:table-cell>
          <table:table-cell table:formula="of:=AVERAGE([Instances.AW23:Instances.AW40])" office:value-type="float" office:value="34.5" calcext:value-type="float">
            <text:p>34.5</text:p>
          </table:table-cell>
          <table:table-cell table:formula="of:=AVERAGE([Instances.AX23:Instances.AX40])" office:value-type="float" office:value="324.781666666667" calcext:value-type="float">
            <text:p>324.781666666667</text:p>
          </table:table-cell>
          <table:table-cell table:formula="of:=AVERAGE([Instances.AY23:Instances.AY40])" office:value-type="float" office:value="324.078222222222" calcext:value-type="float">
            <text:p>324.078222222222</text:p>
          </table:table-cell>
          <table:table-cell table:formula="of:=AVERAGE([Instances.AZ23:Instances.AZ40])" office:value-type="float" office:value="631097.111111111" calcext:value-type="float">
            <text:p>631097.111111111</text:p>
          </table:table-cell>
          <table:table-cell table:formula="of:=AVERAGE([Instances.BA23:Instances.BA40])" office:value-type="float" office:value="178290.777777778" calcext:value-type="float">
            <text:p>178290.777777778</text:p>
          </table:table-cell>
          <table:table-cell table:formula="of:=AVERAGE([Instances.BB23:Instances.BB40])" office:value-type="float" office:value="1236.44444444444" calcext:value-type="float">
            <text:p>1236.44444444444</text:p>
          </table:table-cell>
          <table:table-cell table:formula="of:=AVERAGE([Instances.BC23:Instances.BC40])" office:value-type="float" office:value="2.44444444444444" calcext:value-type="float">
            <text:p>2.44444444444444</text:p>
          </table:table-cell>
          <table:table-cell table:formula="of:=AVERAGE([Instances.BD23:Instances.BD40])" office:value-type="float" office:value="266.278333333333" calcext:value-type="float">
            <text:p>266.278333333333</text:p>
          </table:table-cell>
          <table:table-cell table:formula="of:=AVERAGE([Instances.BE23:Instances.BE40])" office:value-type="float" office:value="265.029388888889" calcext:value-type="float">
            <text:p>265.029388888889</text:p>
          </table:table-cell>
          <table:table-cell table:formula="of:=AVERAGE([Instances.BF23:Instances.BF40])" office:value-type="float" office:value="2343761.55555556" calcext:value-type="float">
            <text:p>2343761.55555556</text:p>
          </table:table-cell>
          <table:table-cell table:formula="of:=AVERAGE([Instances.BG23:Instances.BG40])" office:value-type="float" office:value="241757.444444444" calcext:value-type="float">
            <text:p>241757.444444444</text:p>
          </table:table-cell>
          <table:table-cell table:formula="of:=AVERAGE([Instances.BH23:Instances.BH40])" office:value-type="float" office:value="1159.88888888889" calcext:value-type="float">
            <text:p>1159.88888888889</text:p>
          </table:table-cell>
          <table:table-cell table:formula="of:=AVERAGE([Instances.BI23:Instances.BI40])" office:value-type="float" office:value="12" calcext:value-type="float">
            <text:p>12</text:p>
          </table:table-cell>
          <table:table-cell table:formula="of:=AVERAGE([Instances.BJ23:Instances.BJ40])" office:value-type="float" office:value="324.924444444444" calcext:value-type="float">
            <text:p>324.924444444444</text:p>
          </table:table-cell>
          <table:table-cell table:formula="of:=AVERAGE([Instances.BK23:Instances.BK40])" office:value-type="float" office:value="324.1965" calcext:value-type="float">
            <text:p>324.1965</text:p>
          </table:table-cell>
          <table:table-cell table:formula="of:=AVERAGE([Instances.BL23:Instances.BL40])" office:value-type="float" office:value="632989.611111111" calcext:value-type="float">
            <text:p>632989.611111111</text:p>
          </table:table-cell>
          <table:table-cell table:formula="of:=AVERAGE([Instances.BM23:Instances.BM40])" office:value-type="float" office:value="176657.111111111" calcext:value-type="float">
            <text:p>176657.111111111</text:p>
          </table:table-cell>
          <table:table-cell table:formula="of:=AVERAGE([Instances.BN23:Instances.BN40])" office:value-type="float" office:value="1225.27777777778" calcext:value-type="float">
            <text:p>1225.27777777778</text:p>
          </table:table-cell>
          <table:table-cell table:formula="of:=AVERAGE([Instances.BO23:Instances.BO40])" office:value-type="float" office:value="2.05555555555556" calcext:value-type="float">
            <text:p>2.05555555555556</text:p>
          </table:table-cell>
          <table:table-cell table:formula="of:=AVERAGE([Instances.BP23:Instances.BP40])" office:value-type="float" office:value="243.165555555556" calcext:value-type="float">
            <text:p>243.165555555556</text:p>
          </table:table-cell>
          <table:table-cell table:formula="of:=AVERAGE([Instances.BQ23:Instances.BQ40])" office:value-type="float" office:value="241.853666666667" calcext:value-type="float">
            <text:p>241.853666666667</text:p>
          </table:table-cell>
          <table:table-cell table:formula="of:=AVERAGE([Instances.BR23:Instances.BR40])" office:value-type="float" office:value="1981852.83333333" calcext:value-type="float">
            <text:p>1981852.83333333</text:p>
          </table:table-cell>
          <table:table-cell table:formula="of:=AVERAGE([Instances.BS23:Instances.BS40])" office:value-type="float" office:value="220865.777777778" calcext:value-type="float">
            <text:p>220865.777777778</text:p>
          </table:table-cell>
          <table:table-cell table:formula="of:=AVERAGE([Instances.BT23:Instances.BT40])" office:value-type="float" office:value="1156.05555555556" calcext:value-type="float">
            <text:p>1156.05555555556</text:p>
          </table:table-cell>
          <table:table-cell table:formula="of:=AVERAGE([Instances.BU23:Instances.BU40])" office:value-type="float" office:value="49.0555555555556" calcext:value-type="float">
            <text:p>49.0555555555556</text:p>
          </table:table-cell>
          <table:table-cell table:formula="of:=AVERAGE([Instances.BV23:Instances.BV40])" office:value-type="float" office:value="324.782222222222" calcext:value-type="float">
            <text:p>324.782222222222</text:p>
          </table:table-cell>
          <table:table-cell table:formula="of:=AVERAGE([Instances.BW23:Instances.BW40])" office:value-type="float" office:value="324.047166666667" calcext:value-type="float">
            <text:p>324.047166666667</text:p>
          </table:table-cell>
          <table:table-cell table:formula="of:=AVERAGE([Instances.BX23:Instances.BX40])" office:value-type="float" office:value="627340.888888889" calcext:value-type="float">
            <text:p>627340.888888889</text:p>
          </table:table-cell>
          <table:table-cell table:formula="of:=AVERAGE([Instances.BY23:Instances.BY40])" office:value-type="float" office:value="178883.111111111" calcext:value-type="float">
            <text:p>178883.111111111</text:p>
          </table:table-cell>
          <table:table-cell table:formula="of:=AVERAGE([Instances.BZ23:Instances.BZ40])" office:value-type="float" office:value="1231.55555555556" calcext:value-type="float">
            <text:p>1231.55555555556</text:p>
          </table:table-cell>
          <table:table-cell table:formula="of:=AVERAGE([Instances.CA23:Instances.CA40])" office:value-type="float" office:value="2.38888888888889" calcext:value-type="float">
            <text:p>2.38888888888889</text:p>
          </table:table-cell>
          <table:table-cell table:formula="of:=MIN([.$B4];[.$H4];[.$N4];[.$T4];[.$Z4];[.$AF4];[.$AL4];[.$AR4];[.$AX4];[.$BD4];[.$BJ4];[.$BP4])" office:value-type="float" office:value="219.361111111111" calcext:value-type="float">
            <text:p>219.361111111111</text:p>
          </table:table-cell>
          <table:table-cell table:formula="of:=MIN([.$C4];[.$I4];[.$O4];[.$U4];[.$AA4];[.$AG4];[.$AM4];[.$AS4];[.$AY4];[.$BE4];[.$BK4];[.$BQ4])" office:value-type="float" office:value="218.052555555556" calcext:value-type="float">
            <text:p>218.052555555556</text:p>
          </table:table-cell>
          <table:table-cell table:formula="of:=MIN([.$D4];[.$J4];[.$P4];[.$V4];[.$AB4];[.$AH4];[.$AN4];[.$AT4];[.$AZ4];[.$BF4];[.$BL4];[.$BR4])" office:value-type="float" office:value="442587.266666667" calcext:value-type="float">
            <text:p>442587.266666667</text:p>
          </table:table-cell>
          <table:table-cell table:formula="of:=MIN([.$E4];[.$K4];[.$Q4];[.$W4];[.$AC4];[.$AI4];[.$AO4];[.$AU4];[.$BA4];[.$BG4];[.$BM4];[.$BS4])" office:value-type="float" office:value="124741.933333333" calcext:value-type="float">
            <text:p>124741.933333333</text:p>
          </table:table-cell>
          <table:table-cell table:formula="of:=MIN([.$F4];[.$L4];[.$R4];[.$X4];[.$AD4];[.$AJ4];[.$AP4];[.$AV4];[.$BB4];[.$BH4];[.$BN4];[.$BT4])" office:value-type="float" office:value="1155.11111111111" calcext:value-type="float">
            <text:p>1155.11111111111</text:p>
          </table:table-cell>
          <table:table-cell table:formula="of:=MIN([.$G4];[.$M4];[.$S4];[.$Y4];[.$AE4];[.$AK4];[.$AQ4];[.$AW4];[.$BC4];[.$BI4];[.$BO4];[.$BU4])" office:value-type="float" office:value="0" calcext:value-type="float">
            <text:p>0</text:p>
          </table:table-cell>
          <table:table-cell table:formula="of:=MEDIAN([.$B4];[.$H4];[.$N4];[.$T4];[.$Z4];[.$AF4];[.$AL4];[.$AR4];[.$AX4];[.$BD4];[.$BJ4];[.$BP4])" office:value-type="float" office:value="295.53" calcext:value-type="float">
            <text:p>295.53</text:p>
          </table:table-cell>
          <table:table-cell table:formula="of:=MEDIAN([.$C4];[.$I4];[.$O4];[.$U4];[.$AA4];[.$AG4];[.$AM4];[.$AS4];[.$AY4];[.$BE4];[.$BK4];[.$BQ4])" office:value-type="float" office:value="294.538277777778" calcext:value-type="float">
            <text:p>294.538277777778</text:p>
          </table:table-cell>
          <table:table-cell table:formula="of:=MEDIAN([.$D4];[.$J4];[.$P4];[.$V4];[.$AB4];[.$AH4];[.$AN4];[.$AT4];[.$AZ4];[.$BF4];[.$BL4];[.$BR4])" office:value-type="float" office:value="1220216.72222222" calcext:value-type="float">
            <text:p>1220216.72222222</text:p>
          </table:table-cell>
          <table:table-cell table:formula="of:=MEDIAN([.$E4];[.$K4];[.$Q4];[.$W4];[.$AC4];[.$AI4];[.$AO4];[.$AU4];[.$BA4];[.$BG4];[.$BM4];[.$BS4])" office:value-type="float" office:value="180324.5" calcext:value-type="float">
            <text:p>180324.5</text:p>
          </table:table-cell>
          <table:table-cell table:formula="of:=MEDIAN([.$F4];[.$L4];[.$R4];[.$X4];[.$AD4];[.$AJ4];[.$AP4];[.$AV4];[.$BB4];[.$BH4];[.$BN4];[.$BT4])" office:value-type="float" office:value="1182.88888888889" calcext:value-type="float">
            <text:p>1182.88888888889</text:p>
          </table:table-cell>
          <table:table-cell table:formula="of:=MEDIAN([.$G4];[.$M4];[.$S4];[.$Y4];[.$AE4];[.$AK4];[.$AQ4];[.$AW4];[.$BC4];[.$BI4];[.$BO4];[.$BU4])" office:value-type="float" office:value="2.44444444444444" calcext:value-type="float">
            <text:p>2.44444444444444</text:p>
          </table:table-cell>
          <table:table-cell table:formula="of:=MAX([.$B4];[.$H4];[.$N4];[.$T4];[.$Z4];[.$AF4];[.$AL4];[.$AR4];[.$AX4];[.$BD4];[.$BJ4];[.$BP4])" office:value-type="float" office:value="326.501666666667" calcext:value-type="float">
            <text:p>326.501666666667</text:p>
          </table:table-cell>
          <table:table-cell table:formula="of:=MAX([.$C4];[.$I4];[.$O4];[.$U4];[.$AA4];[.$AG4];[.$AM4];[.$AS4];[.$AY4];[.$BE4];[.$BK4];[.$BQ4])" office:value-type="float" office:value="325.7275" calcext:value-type="float">
            <text:p>325.7275</text:p>
          </table:table-cell>
          <table:table-cell table:formula="of:=MAX([.$D4];[.$J4];[.$P4];[.$V4];[.$AB4];[.$AH4];[.$AN4];[.$AT4];[.$AZ4];[.$BF4];[.$BL4];[.$BR4])" office:value-type="float" office:value="2343761.55555556" calcext:value-type="float">
            <text:p>2343761.55555556</text:p>
          </table:table-cell>
          <table:table-cell table:formula="of:=MAX([.$E4];[.$K4];[.$Q4];[.$W4];[.$AC4];[.$AI4];[.$AO4];[.$AU4];[.$BA4];[.$BG4];[.$BM4];[.$BS4])" office:value-type="float" office:value="254545.333333333" calcext:value-type="float">
            <text:p>254545.333333333</text:p>
          </table:table-cell>
          <table:table-cell table:formula="of:=MAX([.$F4];[.$L4];[.$R4];[.$X4];[.$AD4];[.$AJ4];[.$AP4];[.$AV4];[.$BB4];[.$BH4];[.$BN4];[.$BT4])" office:value-type="float" office:value="1236.44444444444" calcext:value-type="float">
            <text:p>1236.44444444444</text:p>
          </table:table-cell>
          <table:table-cell table:formula="of:=MAX([.$G4];[.$M4];[.$S4];[.$Y4];[.$AE4];[.$AK4];[.$AQ4];[.$AW4];[.$BC4];[.$BI4];[.$BO4];[.$BU4])" office:value-type="float" office:value="68.6666666666667" calcext:value-type="float">
            <text:p>68.6666666666667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</text:p>
          </table:table-cell>
          <table:table-cell table:formula="of:=AVERAGE([Instances.H41:Instances.H49])" office:value-type="float" office:value="134.548888888889" calcext:value-type="float">
            <text:p>134.548888888889</text:p>
          </table:table-cell>
          <table:table-cell table:formula="of:=AVERAGE([Instances.I41:Instances.I49])" office:value-type="float" office:value="133.589111111111" calcext:value-type="float">
            <text:p>133.589111111111</text:p>
          </table:table-cell>
          <table:table-cell table:formula="of:=AVERAGE([Instances.J41:Instances.J49])" office:value-type="float" office:value="1158690.44444444" calcext:value-type="float">
            <text:p>1158690.44444444</text:p>
          </table:table-cell>
          <table:table-cell table:formula="of:=AVERAGE([Instances.K41:Instances.K49])" office:value-type="float" office:value="80065" calcext:value-type="float">
            <text:p>80065</text:p>
          </table:table-cell>
          <table:table-cell table:formula="of:=AVERAGE([Instances.L41:Instances.L49])" office:value-type="float" office:value="1113.66666666667" calcext:value-type="float">
            <text:p>1113.66666666667</text:p>
          </table:table-cell>
          <table:table-cell table:formula="of:=AVERAGE([Instances.M41:Instances.M49])" office:value-type="float" office:value="0" calcext:value-type="float">
            <text:p>0</text:p>
          </table:table-cell>
          <table:table-cell table:formula="of:=AVERAGE([Instances.N41:Instances.N49])" office:value-type="float" office:value="213.531111111111" calcext:value-type="float">
            <text:p>213.531111111111</text:p>
          </table:table-cell>
          <table:table-cell table:formula="of:=AVERAGE([Instances.O41:Instances.O49])" office:value-type="float" office:value="213.161" calcext:value-type="float">
            <text:p>213.161</text:p>
          </table:table-cell>
          <table:table-cell table:formula="of:=AVERAGE([Instances.P41:Instances.P49])" office:value-type="float" office:value="2395038.77777778" calcext:value-type="float">
            <text:p>2395038.77777778</text:p>
          </table:table-cell>
          <table:table-cell table:formula="of:=AVERAGE([Instances.Q41:Instances.Q49])" office:value-type="float" office:value="198205.666666667" calcext:value-type="float">
            <text:p>198205.666666667</text:p>
          </table:table-cell>
          <table:table-cell table:formula="of:=AVERAGE([Instances.R41:Instances.R49])" office:value-type="float" office:value="1141.44444444444" calcext:value-type="float">
            <text:p>1141.44444444444</text:p>
          </table:table-cell>
          <table:table-cell table:formula="of:=AVERAGE([Instances.S41:Instances.S49])" office:value-type="float" office:value="0" calcext:value-type="float">
            <text:p>0</text:p>
          </table:table-cell>
          <table:table-cell table:formula="of:=AVERAGE([Instances.T41:Instances.T49])" office:value-type="float" office:value="129.702222222222" calcext:value-type="float">
            <text:p>129.702222222222</text:p>
          </table:table-cell>
          <table:table-cell table:formula="of:=AVERAGE([Instances.U41:Instances.U49])" office:value-type="float" office:value="128.683555555556" calcext:value-type="float">
            <text:p>128.683555555556</text:p>
          </table:table-cell>
          <table:table-cell table:formula="of:=AVERAGE([Instances.V41:Instances.V49])" office:value-type="float" office:value="974634.888888889" calcext:value-type="float">
            <text:p>974634.888888889</text:p>
          </table:table-cell>
          <table:table-cell table:formula="of:=AVERAGE([Instances.W41:Instances.W49])" office:value-type="float" office:value="74294.8888888889" calcext:value-type="float">
            <text:p>74294.8888888889</text:p>
          </table:table-cell>
          <table:table-cell table:formula="of:=AVERAGE([Instances.X41:Instances.X49])" office:value-type="float" office:value="1117.88888888889" calcext:value-type="float">
            <text:p>1117.88888888889</text:p>
          </table:table-cell>
          <table:table-cell table:formula="of:=AVERAGE([Instances.Y41:Instances.Y49])" office:value-type="float" office:value="203.555555555556" calcext:value-type="float">
            <text:p>203.555555555556</text:p>
          </table:table-cell>
          <table:table-cell table:formula="of:=AVERAGE([Instances.Z41:Instances.Z49])" office:value-type="float" office:value="236.623333333333" calcext:value-type="float">
            <text:p>236.623333333333</text:p>
          </table:table-cell>
          <table:table-cell table:formula="of:=AVERAGE([Instances.AA41:Instances.AA49])" office:value-type="float" office:value="235.268555555556" calcext:value-type="float">
            <text:p>235.268555555556</text:p>
          </table:table-cell>
          <table:table-cell table:formula="of:=AVERAGE([Instances.AB41:Instances.AB49])" office:value-type="float" office:value="2557676.66666667" calcext:value-type="float">
            <text:p>2557676.66666667</text:p>
          </table:table-cell>
          <table:table-cell table:formula="of:=AVERAGE([Instances.AC41:Instances.AC49])" office:value-type="float" office:value="273072.888888889" calcext:value-type="float">
            <text:p>273072.888888889</text:p>
          </table:table-cell>
          <table:table-cell table:formula="of:=AVERAGE([Instances.AD41:Instances.AD49])" office:value-type="float" office:value="1157.11111111111" calcext:value-type="float">
            <text:p>1157.11111111111</text:p>
          </table:table-cell>
          <table:table-cell table:formula="of:=AVERAGE([Instances.AE41:Instances.AE49])" office:value-type="float" office:value="55" calcext:value-type="float">
            <text:p>55</text:p>
          </table:table-cell>
          <table:table-cell table:formula="of:=AVERAGE([Instances.AF41:Instances.AF49])" office:value-type="float" office:value="129.648888888889" calcext:value-type="float">
            <text:p>129.648888888889</text:p>
          </table:table-cell>
          <table:table-cell table:formula="of:=AVERAGE([Instances.AG41:Instances.AG49])" office:value-type="float" office:value="128.591444444444" calcext:value-type="float">
            <text:p>128.591444444444</text:p>
          </table:table-cell>
          <table:table-cell table:formula="of:=AVERAGE([Instances.AH41:Instances.AH49])" office:value-type="float" office:value="969246.777777778" calcext:value-type="float">
            <text:p>969246.777777778</text:p>
          </table:table-cell>
          <table:table-cell table:formula="of:=AVERAGE([Instances.AI41:Instances.AI49])" office:value-type="float" office:value="73812" calcext:value-type="float">
            <text:p>73812</text:p>
          </table:table-cell>
          <table:table-cell table:formula="of:=AVERAGE([Instances.AJ41:Instances.AJ49])" office:value-type="float" office:value="1117.22222222222" calcext:value-type="float">
            <text:p>1117.22222222222</text:p>
          </table:table-cell>
          <table:table-cell table:formula="of:=AVERAGE([Instances.AK41:Instances.AK49])" office:value-type="float" office:value="180" calcext:value-type="float">
            <text:p>180</text:p>
          </table:table-cell>
          <table:table-cell table:formula="of:=AVERAGE([Instances.AL41:Instances.AL49])" office:value-type="float" office:value="220.268888888889" calcext:value-type="float">
            <text:p>220.268888888889</text:p>
          </table:table-cell>
          <table:table-cell table:formula="of:=AVERAGE([Instances.AM41:Instances.AM49])" office:value-type="float" office:value="219.930888888889" calcext:value-type="float">
            <text:p>219.930888888889</text:p>
          </table:table-cell>
          <table:table-cell table:formula="of:=AVERAGE([Instances.AN41:Instances.AN49])" office:value-type="float" office:value="2314460.33333333" calcext:value-type="float">
            <text:p>2314460.33333333</text:p>
          </table:table-cell>
          <table:table-cell table:formula="of:=AVERAGE([Instances.AO41:Instances.AO49])" office:value-type="float" office:value="221289.222222222" calcext:value-type="float">
            <text:p>221289.222222222</text:p>
          </table:table-cell>
          <table:table-cell table:formula="of:=AVERAGE([Instances.AP41:Instances.AP49])" office:value-type="float" office:value="1137.33333333333" calcext:value-type="float">
            <text:p>1137.33333333333</text:p>
          </table:table-cell>
          <table:table-cell table:formula="of:=AVERAGE([Instances.AQ41:Instances.AQ49])" office:value-type="float" office:value="71" calcext:value-type="float">
            <text:p>71</text:p>
          </table:table-cell>
          <table:table-cell table:formula="of:=AVERAGE([Instances.AR41:Instances.AR49])" office:value-type="float" office:value="130.24" calcext:value-type="float">
            <text:p>130.24</text:p>
          </table:table-cell>
          <table:table-cell table:formula="of:=AVERAGE([Instances.AS41:Instances.AS49])" office:value-type="float" office:value="129.232444444444" calcext:value-type="float">
            <text:p>129.232444444444</text:p>
          </table:table-cell>
          <table:table-cell table:formula="of:=AVERAGE([Instances.AT41:Instances.AT49])" office:value-type="float" office:value="1044102.55555556" calcext:value-type="float">
            <text:p>1044102.55555556</text:p>
          </table:table-cell>
          <table:table-cell table:formula="of:=AVERAGE([Instances.AU41:Instances.AU49])" office:value-type="float" office:value="74768.2222222222" calcext:value-type="float">
            <text:p>74768.2222222222</text:p>
          </table:table-cell>
          <table:table-cell table:formula="of:=AVERAGE([Instances.AV41:Instances.AV49])" office:value-type="float" office:value="1115.44444444444" calcext:value-type="float">
            <text:p>1115.44444444444</text:p>
          </table:table-cell>
          <table:table-cell table:formula="of:=AVERAGE([Instances.AW41:Instances.AW49])" office:value-type="float" office:value="113.555555555556" calcext:value-type="float">
            <text:p>113.555555555556</text:p>
          </table:table-cell>
          <table:table-cell table:formula="of:=AVERAGE([Instances.AX41:Instances.AX49])" office:value-type="float" office:value="137.951111111111" calcext:value-type="float">
            <text:p>137.951111111111</text:p>
          </table:table-cell>
          <table:table-cell table:formula="of:=AVERAGE([Instances.AY41:Instances.AY49])" office:value-type="float" office:value="137.093555555556" calcext:value-type="float">
            <text:p>137.093555555556</text:p>
          </table:table-cell>
          <table:table-cell table:formula="of:=AVERAGE([Instances.AZ41:Instances.AZ49])" office:value-type="float" office:value="341163.444444444" calcext:value-type="float">
            <text:p>341163.444444444</text:p>
          </table:table-cell>
          <table:table-cell table:formula="of:=AVERAGE([Instances.BA41:Instances.BA49])" office:value-type="float" office:value="77743.2222222222" calcext:value-type="float">
            <text:p>77743.2222222222</text:p>
          </table:table-cell>
          <table:table-cell table:formula="of:=AVERAGE([Instances.BB41:Instances.BB49])" office:value-type="float" office:value="1133.44444444444" calcext:value-type="float">
            <text:p>1133.44444444444</text:p>
          </table:table-cell>
          <table:table-cell table:formula="of:=AVERAGE([Instances.BC41:Instances.BC49])" office:value-type="float" office:value="54" calcext:value-type="float">
            <text:p>54</text:p>
          </table:table-cell>
          <table:table-cell table:formula="of:=AVERAGE([Instances.BD41:Instances.BD49])" office:value-type="float" office:value="130.72" calcext:value-type="float">
            <text:p>130.72</text:p>
          </table:table-cell>
          <table:table-cell table:formula="of:=AVERAGE([Instances.BE41:Instances.BE49])" office:value-type="float" office:value="129.766444444444" calcext:value-type="float">
            <text:p>129.766444444444</text:p>
          </table:table-cell>
          <table:table-cell table:formula="of:=AVERAGE([Instances.BF41:Instances.BF49])" office:value-type="float" office:value="1065933" calcext:value-type="float">
            <text:p>1065933</text:p>
          </table:table-cell>
          <table:table-cell table:formula="of:=AVERAGE([Instances.BG41:Instances.BG49])" office:value-type="float" office:value="76707.6666666667" calcext:value-type="float">
            <text:p>76707.6666666667</text:p>
          </table:table-cell>
          <table:table-cell table:formula="of:=AVERAGE([Instances.BH41:Instances.BH49])" office:value-type="float" office:value="1113.66666666667" calcext:value-type="float">
            <text:p>1113.66666666667</text:p>
          </table:table-cell>
          <table:table-cell table:formula="of:=AVERAGE([Instances.BI41:Instances.BI49])" office:value-type="float" office:value="84.3333333333333" calcext:value-type="float">
            <text:p>84.3333333333333</text:p>
          </table:table-cell>
          <table:table-cell table:formula="of:=AVERAGE([Instances.BJ41:Instances.BJ49])" office:value-type="float" office:value="223.895555555556" calcext:value-type="float">
            <text:p>223.895555555556</text:p>
          </table:table-cell>
          <table:table-cell table:formula="of:=AVERAGE([Instances.BK41:Instances.BK49])" office:value-type="float" office:value="222.948777777778" calcext:value-type="float">
            <text:p>222.948777777778</text:p>
          </table:table-cell>
          <table:table-cell table:formula="of:=AVERAGE([Instances.BL41:Instances.BL49])" office:value-type="float" office:value="856089.444444445" calcext:value-type="float">
            <text:p>856089.444444445</text:p>
          </table:table-cell>
          <table:table-cell table:formula="of:=AVERAGE([Instances.BM41:Instances.BM49])" office:value-type="float" office:value="338355" calcext:value-type="float">
            <text:p>338355</text:p>
          </table:table-cell>
          <table:table-cell table:formula="of:=AVERAGE([Instances.BN41:Instances.BN49])" office:value-type="float" office:value="1130.88888888889" calcext:value-type="float">
            <text:p>1130.88888888889</text:p>
          </table:table-cell>
          <table:table-cell table:formula="of:=AVERAGE([Instances.BO41:Instances.BO49])" office:value-type="float" office:value="45.4444444444444" calcext:value-type="float">
            <text:p>45.4444444444444</text:p>
          </table:table-cell>
          <table:table-cell table:formula="of:=AVERAGE([Instances.BP41:Instances.BP49])" office:value-type="float" office:value="130.401111111111" calcext:value-type="float">
            <text:p>130.401111111111</text:p>
          </table:table-cell>
          <table:table-cell table:formula="of:=AVERAGE([Instances.BQ41:Instances.BQ49])" office:value-type="float" office:value="129.420333333333" calcext:value-type="float">
            <text:p>129.420333333333</text:p>
          </table:table-cell>
          <table:table-cell table:formula="of:=AVERAGE([Instances.BR41:Instances.BR49])" office:value-type="float" office:value="1055804.55555556" calcext:value-type="float">
            <text:p>1055804.55555556</text:p>
          </table:table-cell>
          <table:table-cell table:formula="of:=AVERAGE([Instances.BS41:Instances.BS49])" office:value-type="float" office:value="76510.2222222222" calcext:value-type="float">
            <text:p>76510.2222222222</text:p>
          </table:table-cell>
          <table:table-cell table:formula="of:=AVERAGE([Instances.BT41:Instances.BT49])" office:value-type="float" office:value="1115.55555555556" calcext:value-type="float">
            <text:p>1115.55555555556</text:p>
          </table:table-cell>
          <table:table-cell table:formula="of:=AVERAGE([Instances.BU41:Instances.BU49])" office:value-type="float" office:value="144.777777777778" calcext:value-type="float">
            <text:p>144.777777777778</text:p>
          </table:table-cell>
          <table:table-cell table:formula="of:=AVERAGE([Instances.BV41:Instances.BV49])" office:value-type="float" office:value="307.031111111111" calcext:value-type="float">
            <text:p>307.031111111111</text:p>
          </table:table-cell>
          <table:table-cell table:formula="of:=AVERAGE([Instances.BW41:Instances.BW49])" office:value-type="float" office:value="306.692888888889" calcext:value-type="float">
            <text:p>306.692888888889</text:p>
          </table:table-cell>
          <table:table-cell table:formula="of:=AVERAGE([Instances.BX41:Instances.BX49])" office:value-type="float" office:value="3038453.66666667" calcext:value-type="float">
            <text:p>3038453.66666667</text:p>
          </table:table-cell>
          <table:table-cell table:formula="of:=AVERAGE([Instances.BY41:Instances.BY49])" office:value-type="float" office:value="486237.666666667" calcext:value-type="float">
            <text:p>486237.666666667</text:p>
          </table:table-cell>
          <table:table-cell table:formula="of:=AVERAGE([Instances.BZ41:Instances.BZ49])" office:value-type="float" office:value="1144.44444444444" calcext:value-type="float">
            <text:p>1144.44444444444</text:p>
          </table:table-cell>
          <table:table-cell table:formula="of:=AVERAGE([Instances.CA41:Instances.CA49])" office:value-type="float" office:value="40" calcext:value-type="float">
            <text:p>40</text:p>
          </table:table-cell>
          <table:table-cell table:formula="of:=MIN([.$B5];[.$H5];[.$N5];[.$T5];[.$Z5];[.$AF5];[.$AL5];[.$AR5];[.$AX5];[.$BD5];[.$BJ5];[.$BP5])" office:value-type="float" office:value="129.648888888889" calcext:value-type="float">
            <text:p>129.648888888889</text:p>
          </table:table-cell>
          <table:table-cell table:formula="of:=MIN([.$C5];[.$I5];[.$O5];[.$U5];[.$AA5];[.$AG5];[.$AM5];[.$AS5];[.$AY5];[.$BE5];[.$BK5];[.$BQ5])" office:value-type="float" office:value="128.591444444444" calcext:value-type="float">
            <text:p>128.591444444444</text:p>
          </table:table-cell>
          <table:table-cell table:formula="of:=MIN([.$D5];[.$J5];[.$P5];[.$V5];[.$AB5];[.$AH5];[.$AN5];[.$AT5];[.$AZ5];[.$BF5];[.$BL5];[.$BR5])" office:value-type="float" office:value="341163.444444444" calcext:value-type="float">
            <text:p>341163.444444444</text:p>
          </table:table-cell>
          <table:table-cell table:formula="of:=MIN([.$E5];[.$K5];[.$Q5];[.$W5];[.$AC5];[.$AI5];[.$AO5];[.$AU5];[.$BA5];[.$BG5];[.$BM5];[.$BS5])" office:value-type="float" office:value="73812" calcext:value-type="float">
            <text:p>73812</text:p>
          </table:table-cell>
          <table:table-cell table:formula="of:=MIN([.$F5];[.$L5];[.$R5];[.$X5];[.$AD5];[.$AJ5];[.$AP5];[.$AV5];[.$BB5];[.$BH5];[.$BN5];[.$BT5])" office:value-type="float" office:value="1113.66666666667" calcext:value-type="float">
            <text:p>1113.66666666667</text:p>
          </table:table-cell>
          <table:table-cell table:formula="of:=MIN([.$G5];[.$M5];[.$S5];[.$Y5];[.$AE5];[.$AK5];[.$AQ5];[.$AW5];[.$BC5];[.$BI5];[.$BO5];[.$BU5])" office:value-type="float" office:value="0" calcext:value-type="float">
            <text:p>0</text:p>
          </table:table-cell>
          <table:table-cell table:formula="of:=MEDIAN([.$B5];[.$H5];[.$N5];[.$T5];[.$Z5];[.$AF5];[.$AL5];[.$AR5];[.$AX5];[.$BD5];[.$BJ5];[.$BP5])" office:value-type="float" office:value="136.25" calcext:value-type="float">
            <text:p>136.25</text:p>
          </table:table-cell>
          <table:table-cell table:formula="of:=MEDIAN([.$C5];[.$I5];[.$O5];[.$U5];[.$AA5];[.$AG5];[.$AM5];[.$AS5];[.$AY5];[.$BE5];[.$BK5];[.$BQ5])" office:value-type="float" office:value="135.341333333333" calcext:value-type="float">
            <text:p>135.341333333333</text:p>
          </table:table-cell>
          <table:table-cell table:formula="of:=MEDIAN([.$D5];[.$J5];[.$P5];[.$V5];[.$AB5];[.$AH5];[.$AN5];[.$AT5];[.$AZ5];[.$BF5];[.$BL5];[.$BR5])" office:value-type="float" office:value="1060868.77777778" calcext:value-type="float">
            <text:p>1060868.77777778</text:p>
          </table:table-cell>
          <table:table-cell table:formula="of:=MEDIAN([.$E5];[.$K5];[.$Q5];[.$W5];[.$AC5];[.$AI5];[.$AO5];[.$AU5];[.$BA5];[.$BG5];[.$BM5];[.$BS5])" office:value-type="float" office:value="78904.1111111111" calcext:value-type="float">
            <text:p>78904.1111111111</text:p>
          </table:table-cell>
          <table:table-cell table:formula="of:=MEDIAN([.$F5];[.$L5];[.$R5];[.$X5];[.$AD5];[.$AJ5];[.$AP5];[.$AV5];[.$BB5];[.$BH5];[.$BN5];[.$BT5])" office:value-type="float" office:value="1124.38888888889" calcext:value-type="float">
            <text:p>1124.38888888889</text:p>
          </table:table-cell>
          <table:table-cell table:formula="of:=MEDIAN([.$G5];[.$M5];[.$S5];[.$Y5];[.$AE5];[.$AK5];[.$AQ5];[.$AW5];[.$BC5];[.$BI5];[.$BO5];[.$BU5])" office:value-type="float" office:value="63" calcext:value-type="float">
            <text:p>63</text:p>
          </table:table-cell>
          <table:table-cell table:formula="of:=MAX([.$B5];[.$H5];[.$N5];[.$T5];[.$Z5];[.$AF5];[.$AL5];[.$AR5];[.$AX5];[.$BD5];[.$BJ5];[.$BP5])" office:value-type="float" office:value="307.031111111111" calcext:value-type="float">
            <text:p>307.031111111111</text:p>
          </table:table-cell>
          <table:table-cell table:formula="of:=MAX([.$C5];[.$I5];[.$O5];[.$U5];[.$AA5];[.$AG5];[.$AM5];[.$AS5];[.$AY5];[.$BE5];[.$BK5];[.$BQ5])" office:value-type="float" office:value="306.692888888889" calcext:value-type="float">
            <text:p>306.692888888889</text:p>
          </table:table-cell>
          <table:table-cell table:formula="of:=MAX([.$D5];[.$J5];[.$P5];[.$V5];[.$AB5];[.$AH5];[.$AN5];[.$AT5];[.$AZ5];[.$BF5];[.$BL5];[.$BR5])" office:value-type="float" office:value="3038453.66666667" calcext:value-type="float">
            <text:p>3038453.66666667</text:p>
          </table:table-cell>
          <table:table-cell table:formula="of:=MAX([.$E5];[.$K5];[.$Q5];[.$W5];[.$AC5];[.$AI5];[.$AO5];[.$AU5];[.$BA5];[.$BG5];[.$BM5];[.$BS5])" office:value-type="float" office:value="486237.666666667" calcext:value-type="float">
            <text:p>486237.666666667</text:p>
          </table:table-cell>
          <table:table-cell table:formula="of:=MAX([.$F5];[.$L5];[.$R5];[.$X5];[.$AD5];[.$AJ5];[.$AP5];[.$AV5];[.$BB5];[.$BH5];[.$BN5];[.$BT5])" office:value-type="float" office:value="1157.11111111111" calcext:value-type="float">
            <text:p>1157.11111111111</text:p>
          </table:table-cell>
          <table:table-cell table:formula="of:=MAX([.$G5];[.$M5];[.$S5];[.$Y5];[.$AE5];[.$AK5];[.$AQ5];[.$AW5];[.$BC5];[.$BI5];[.$BO5];[.$BU5])" office:value-type="float" office:value="203.555555555556" calcext:value-type="float">
            <text:p>203.555555555556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</text:p>
          </table:table-cell>
          <table:table-cell table:formula="of:=AVERAGE([Instances.H50:Instances.H69])" office:value-type="float" office:value="447.1325" calcext:value-type="float">
            <text:p>447.1325</text:p>
          </table:table-cell>
          <table:table-cell table:formula="of:=AVERAGE([Instances.I50:Instances.I69])" office:value-type="float" office:value="446.12905" calcext:value-type="float">
            <text:p>446.12905</text:p>
          </table:table-cell>
          <table:table-cell table:formula="of:=AVERAGE([Instances.J50:Instances.J69])" office:value-type="float" office:value="3362243.2" calcext:value-type="float">
            <text:p>3362243.2</text:p>
          </table:table-cell>
          <table:table-cell table:formula="of:=AVERAGE([Instances.K50:Instances.K69])" office:value-type="float" office:value="2915171.65" calcext:value-type="float">
            <text:p>2915171.65</text:p>
          </table:table-cell>
          <table:table-cell table:formula="of:=AVERAGE([Instances.L50:Instances.L69])" office:value-type="float" office:value="159.5" calcext:value-type="float">
            <text:p>159.5</text:p>
          </table:table-cell>
          <table:table-cell table:formula="of:=AVERAGE([Instances.M50:Instances.M69])" office:value-type="float" office:value="0" calcext:value-type="float">
            <text:p>0</text:p>
          </table:table-cell>
          <table:table-cell table:formula="of:=AVERAGE([Instances.N50:Instances.N69])" office:value-type="float" office:value="568.6925" calcext:value-type="float">
            <text:p>568.6925</text:p>
          </table:table-cell>
          <table:table-cell table:formula="of:=AVERAGE([Instances.O50:Instances.O69])" office:value-type="float" office:value="567.92" calcext:value-type="float">
            <text:p>567.92</text:p>
          </table:table-cell>
          <table:table-cell table:formula="of:=AVERAGE([Instances.P50:Instances.P69])" office:value-type="float" office:value="16248376.1" calcext:value-type="float">
            <text:p>16248376.1</text:p>
          </table:table-cell>
          <table:table-cell table:formula="of:=AVERAGE([Instances.Q50:Instances.Q69])" office:value-type="float" office:value="3244475.85" calcext:value-type="float">
            <text:p>3244475.85</text:p>
          </table:table-cell>
          <table:table-cell table:formula="of:=AVERAGE([Instances.R50:Instances.R69])" office:value-type="float" office:value="170.85" calcext:value-type="float">
            <text:p>170.85</text:p>
          </table:table-cell>
          <table:table-cell table:formula="of:=AVERAGE([Instances.S50:Instances.S69])" office:value-type="float" office:value="0" calcext:value-type="float">
            <text:p>0</text:p>
          </table:table-cell>
          <table:table-cell table:formula="of:=AVERAGE([Instances.T50:Instances.T69])" office:value-type="float" office:value="276.9435" calcext:value-type="float">
            <text:p>276.9435</text:p>
          </table:table-cell>
          <table:table-cell table:formula="of:=AVERAGE([Instances.U50:Instances.U69])" office:value-type="float" office:value="275.6222" calcext:value-type="float">
            <text:p>275.6222</text:p>
          </table:table-cell>
          <table:table-cell table:formula="of:=AVERAGE([Instances.V50:Instances.V69])" office:value-type="float" office:value="2264228" calcext:value-type="float">
            <text:p>2264228</text:p>
          </table:table-cell>
          <table:table-cell table:formula="of:=AVERAGE([Instances.W50:Instances.W69])" office:value-type="float" office:value="1786768.15" calcext:value-type="float">
            <text:p>1786768.15</text:p>
          </table:table-cell>
          <table:table-cell table:formula="of:=AVERAGE([Instances.X50:Instances.X69])" office:value-type="float" office:value="163.6" calcext:value-type="float">
            <text:p>163.6</text:p>
          </table:table-cell>
          <table:table-cell table:formula="of:=AVERAGE([Instances.Y50:Instances.Y69])" office:value-type="float" office:value="724.9" calcext:value-type="float">
            <text:p>724.9</text:p>
          </table:table-cell>
          <table:table-cell table:formula="of:=AVERAGE([Instances.Z50:Instances.Z69])" office:value-type="float" office:value="655.355" calcext:value-type="float">
            <text:p>655.355</text:p>
          </table:table-cell>
          <table:table-cell table:formula="of:=AVERAGE([Instances.AA50:Instances.AA69])" office:value-type="float" office:value="654.46835" calcext:value-type="float">
            <text:p>654.46835</text:p>
          </table:table-cell>
          <table:table-cell table:formula="of:=AVERAGE([Instances.AB50:Instances.AB69])" office:value-type="float" office:value="7041809.2" calcext:value-type="float">
            <text:p>7041809.2</text:p>
          </table:table-cell>
          <table:table-cell table:formula="of:=AVERAGE([Instances.AC50:Instances.AC69])" office:value-type="float" office:value="2625414.6" calcext:value-type="float">
            <text:p>2625414.6</text:p>
          </table:table-cell>
          <table:table-cell table:formula="of:=AVERAGE([Instances.AD50:Instances.AD69])" office:value-type="float" office:value="185.7" calcext:value-type="float">
            <text:p>185.7</text:p>
          </table:table-cell>
          <table:table-cell table:formula="of:=AVERAGE([Instances.AE50:Instances.AE69])" office:value-type="float" office:value="246.85" calcext:value-type="float">
            <text:p>246.85</text:p>
          </table:table-cell>
          <table:table-cell table:formula="of:=AVERAGE([Instances.AF50:Instances.AF69])" office:value-type="float" office:value="260.5775" calcext:value-type="float">
            <text:p>260.5775</text:p>
          </table:table-cell>
          <table:table-cell table:formula="of:=AVERAGE([Instances.AG50:Instances.AG69])" office:value-type="float" office:value="258.69785" calcext:value-type="float">
            <text:p>258.69785</text:p>
          </table:table-cell>
          <table:table-cell table:formula="of:=AVERAGE([Instances.AH50:Instances.AH69])" office:value-type="float" office:value="2140566.6" calcext:value-type="float">
            <text:p>2140566.6</text:p>
          </table:table-cell>
          <table:table-cell table:formula="of:=AVERAGE([Instances.AI50:Instances.AI69])" office:value-type="float" office:value="1675456.85" calcext:value-type="float">
            <text:p>1675456.85</text:p>
          </table:table-cell>
          <table:table-cell table:formula="of:=AVERAGE([Instances.AJ50:Instances.AJ69])" office:value-type="float" office:value="174.4" calcext:value-type="float">
            <text:p>174.4</text:p>
          </table:table-cell>
          <table:table-cell table:formula="of:=AVERAGE([Instances.AK50:Instances.AK69])" office:value-type="float" office:value="1034.95" calcext:value-type="float">
            <text:p>1034.95</text:p>
          </table:table-cell>
          <table:table-cell table:formula="of:=AVERAGE([Instances.AL50:Instances.AL69])" office:value-type="float" office:value="648.6615" calcext:value-type="float">
            <text:p>648.6615</text:p>
          </table:table-cell>
          <table:table-cell table:formula="of:=AVERAGE([Instances.AM50:Instances.AM69])" office:value-type="float" office:value="647.6803" calcext:value-type="float">
            <text:p>647.6803</text:p>
          </table:table-cell>
          <table:table-cell table:formula="of:=AVERAGE([Instances.AN50:Instances.AN69])" office:value-type="float" office:value="10997728.05" calcext:value-type="float">
            <text:p>10997728.05</text:p>
          </table:table-cell>
          <table:table-cell table:formula="of:=AVERAGE([Instances.AO50:Instances.AO69])" office:value-type="float" office:value="3930464.55" calcext:value-type="float">
            <text:p>3930464.55</text:p>
          </table:table-cell>
          <table:table-cell table:formula="of:=AVERAGE([Instances.AP50:Instances.AP69])" office:value-type="float" office:value="185.6" calcext:value-type="float">
            <text:p>185.6</text:p>
          </table:table-cell>
          <table:table-cell table:formula="of:=AVERAGE([Instances.AQ50:Instances.AQ69])" office:value-type="float" office:value="379.7" calcext:value-type="float">
            <text:p>379.7</text:p>
          </table:table-cell>
          <table:table-cell table:formula="of:=AVERAGE([Instances.AR50:Instances.AR69])" office:value-type="float" office:value="285.6245" calcext:value-type="float">
            <text:p>285.6245</text:p>
          </table:table-cell>
          <table:table-cell table:formula="of:=AVERAGE([Instances.AS50:Instances.AS69])" office:value-type="float" office:value="284.8694" calcext:value-type="float">
            <text:p>284.8694</text:p>
          </table:table-cell>
          <table:table-cell table:formula="of:=AVERAGE([Instances.AT50:Instances.AT69])" office:value-type="float" office:value="2332310.85" calcext:value-type="float">
            <text:p>2332310.85</text:p>
          </table:table-cell>
          <table:table-cell table:formula="of:=AVERAGE([Instances.AU50:Instances.AU69])" office:value-type="float" office:value="1821567.5" calcext:value-type="float">
            <text:p>1821567.5</text:p>
          </table:table-cell>
          <table:table-cell table:formula="of:=AVERAGE([Instances.AV50:Instances.AV69])" office:value-type="float" office:value="155.5" calcext:value-type="float">
            <text:p>155.5</text:p>
          </table:table-cell>
          <table:table-cell table:formula="of:=AVERAGE([Instances.AW50:Instances.AW69])" office:value-type="float" office:value="368.65" calcext:value-type="float">
            <text:p>368.65</text:p>
          </table:table-cell>
          <table:table-cell table:formula="of:=AVERAGE([Instances.AX50:Instances.AX69])" office:value-type="float" office:value="624.6945" calcext:value-type="float">
            <text:p>624.6945</text:p>
          </table:table-cell>
          <table:table-cell table:formula="of:=AVERAGE([Instances.AY50:Instances.AY69])" office:value-type="float" office:value="624.27345" calcext:value-type="float">
            <text:p>624.27345</text:p>
          </table:table-cell>
          <table:table-cell table:formula="of:=AVERAGE([Instances.AZ50:Instances.AZ69])" office:value-type="float" office:value="12166564.4" calcext:value-type="float">
            <text:p>12166564.4</text:p>
          </table:table-cell>
          <table:table-cell table:formula="of:=AVERAGE([Instances.BA50:Instances.BA69])" office:value-type="float" office:value="3781835.85" calcext:value-type="float">
            <text:p>3781835.85</text:p>
          </table:table-cell>
          <table:table-cell table:formula="of:=AVERAGE([Instances.BB50:Instances.BB69])" office:value-type="float" office:value="175.45" calcext:value-type="float">
            <text:p>175.45</text:p>
          </table:table-cell>
          <table:table-cell table:formula="of:=AVERAGE([Instances.BC50:Instances.BC69])" office:value-type="float" office:value="192.35" calcext:value-type="float">
            <text:p>192.35</text:p>
          </table:table-cell>
          <table:table-cell table:formula="of:=AVERAGE([Instances.BD50:Instances.BD69])" office:value-type="float" office:value="276.7435" calcext:value-type="float">
            <text:p>276.7435</text:p>
          </table:table-cell>
          <table:table-cell table:formula="of:=AVERAGE([Instances.BE50:Instances.BE69])" office:value-type="float" office:value="275.3732" calcext:value-type="float">
            <text:p>275.3732</text:p>
          </table:table-cell>
          <table:table-cell table:formula="of:=AVERAGE([Instances.BF50:Instances.BF69])" office:value-type="float" office:value="2437833.9" calcext:value-type="float">
            <text:p>2437833.9</text:p>
          </table:table-cell>
          <table:table-cell table:formula="of:=AVERAGE([Instances.BG50:Instances.BG69])" office:value-type="float" office:value="1868955.15" calcext:value-type="float">
            <text:p>1868955.15</text:p>
          </table:table-cell>
          <table:table-cell table:formula="of:=AVERAGE([Instances.BH50:Instances.BH69])" office:value-type="float" office:value="150.6" calcext:value-type="float">
            <text:p>150.6</text:p>
          </table:table-cell>
          <table:table-cell table:formula="of:=AVERAGE([Instances.BI50:Instances.BI69])" office:value-type="float" office:value="230.55" calcext:value-type="float">
            <text:p>230.55</text:p>
          </table:table-cell>
          <table:table-cell table:formula="of:=AVERAGE([Instances.BJ50:Instances.BJ69])" office:value-type="float" office:value="586.459" calcext:value-type="float">
            <text:p>586.459</text:p>
          </table:table-cell>
          <table:table-cell table:formula="of:=AVERAGE([Instances.BK50:Instances.BK69])" office:value-type="float" office:value="585.7826" calcext:value-type="float">
            <text:p>585.7826</text:p>
          </table:table-cell>
          <table:table-cell table:formula="of:=AVERAGE([Instances.BL50:Instances.BL69])" office:value-type="float" office:value="12835285.65" calcext:value-type="float">
            <text:p>12835285.65</text:p>
          </table:table-cell>
          <table:table-cell table:formula="of:=AVERAGE([Instances.BM50:Instances.BM69])" office:value-type="float" office:value="3542823.45" calcext:value-type="float">
            <text:p>3542823.45</text:p>
          </table:table-cell>
          <table:table-cell table:formula="of:=AVERAGE([Instances.BN50:Instances.BN69])" office:value-type="float" office:value="169.55" calcext:value-type="float">
            <text:p>169.55</text:p>
          </table:table-cell>
          <table:table-cell table:formula="of:=AVERAGE([Instances.BO50:Instances.BO69])" office:value-type="float" office:value="110.55" calcext:value-type="float">
            <text:p>110.55</text:p>
          </table:table-cell>
          <table:table-cell table:formula="of:=AVERAGE([Instances.BP50:Instances.BP69])" office:value-type="float" office:value="254.477" calcext:value-type="float">
            <text:p>254.477</text:p>
          </table:table-cell>
          <table:table-cell table:formula="of:=AVERAGE([Instances.BQ50:Instances.BQ69])" office:value-type="float" office:value="253.09755" calcext:value-type="float">
            <text:p>253.09755</text:p>
          </table:table-cell>
          <table:table-cell table:formula="of:=AVERAGE([Instances.BR50:Instances.BR69])" office:value-type="float" office:value="2182256.75" calcext:value-type="float">
            <text:p>2182256.75</text:p>
          </table:table-cell>
          <table:table-cell table:formula="of:=AVERAGE([Instances.BS50:Instances.BS69])" office:value-type="float" office:value="1700480.7" calcext:value-type="float">
            <text:p>1700480.7</text:p>
          </table:table-cell>
          <table:table-cell table:formula="of:=AVERAGE([Instances.BT50:Instances.BT69])" office:value-type="float" office:value="160.6" calcext:value-type="float">
            <text:p>160.6</text:p>
          </table:table-cell>
          <table:table-cell table:formula="of:=AVERAGE([Instances.BU50:Instances.BU69])" office:value-type="float" office:value="692.35" calcext:value-type="float">
            <text:p>692.35</text:p>
          </table:table-cell>
          <table:table-cell table:formula="of:=AVERAGE([Instances.BV50:Instances.BV69])" office:value-type="float" office:value="618.1645" calcext:value-type="float">
            <text:p>618.1645</text:p>
          </table:table-cell>
          <table:table-cell table:formula="of:=AVERAGE([Instances.BW50:Instances.BW69])" office:value-type="float" office:value="617.4619" calcext:value-type="float">
            <text:p>617.4619</text:p>
          </table:table-cell>
          <table:table-cell table:formula="of:=AVERAGE([Instances.BX50:Instances.BX69])" office:value-type="float" office:value="11486106.3" calcext:value-type="float">
            <text:p>11486106.3</text:p>
          </table:table-cell>
          <table:table-cell table:formula="of:=AVERAGE([Instances.BY50:Instances.BY69])" office:value-type="float" office:value="3773071" calcext:value-type="float">
            <text:p>3773071</text:p>
          </table:table-cell>
          <table:table-cell table:formula="of:=AVERAGE([Instances.BZ50:Instances.BZ69])" office:value-type="float" office:value="178.75" calcext:value-type="float">
            <text:p>178.75</text:p>
          </table:table-cell>
          <table:table-cell table:formula="of:=AVERAGE([Instances.CA50:Instances.CA69])" office:value-type="float" office:value="274.25" calcext:value-type="float">
            <text:p>274.25</text:p>
          </table:table-cell>
          <table:table-cell table:formula="of:=MIN([.$B6];[.$H6];[.$N6];[.$T6];[.$Z6];[.$AF6];[.$AL6];[.$AR6];[.$AX6];[.$BD6];[.$BJ6];[.$BP6])" office:value-type="float" office:value="254.477" calcext:value-type="float">
            <text:p>254.477</text:p>
          </table:table-cell>
          <table:table-cell table:formula="of:=MIN([.$C6];[.$I6];[.$O6];[.$U6];[.$AA6];[.$AG6];[.$AM6];[.$AS6];[.$AY6];[.$BE6];[.$BK6];[.$BQ6])" office:value-type="float" office:value="253.09755" calcext:value-type="float">
            <text:p>253.09755</text:p>
          </table:table-cell>
          <table:table-cell table:formula="of:=MIN([.$D6];[.$J6];[.$P6];[.$V6];[.$AB6];[.$AH6];[.$AN6];[.$AT6];[.$AZ6];[.$BF6];[.$BL6];[.$BR6])" office:value-type="float" office:value="2140566.6" calcext:value-type="float">
            <text:p>2140566.6</text:p>
          </table:table-cell>
          <table:table-cell table:formula="of:=MIN([.$E6];[.$K6];[.$Q6];[.$W6];[.$AC6];[.$AI6];[.$AO6];[.$AU6];[.$BA6];[.$BG6];[.$BM6];[.$BS6])" office:value-type="float" office:value="1675456.85" calcext:value-type="float">
            <text:p>1675456.85</text:p>
          </table:table-cell>
          <table:table-cell table:formula="of:=MIN([.$F6];[.$L6];[.$R6];[.$X6];[.$AD6];[.$AJ6];[.$AP6];[.$AV6];[.$BB6];[.$BH6];[.$BN6];[.$BT6])" office:value-type="float" office:value="150.6" calcext:value-type="float">
            <text:p>150.6</text:p>
          </table:table-cell>
          <table:table-cell table:formula="of:=MIN([.$G6];[.$M6];[.$S6];[.$Y6];[.$AE6];[.$AK6];[.$AQ6];[.$AW6];[.$BC6];[.$BI6];[.$BO6];[.$BU6])" office:value-type="float" office:value="0" calcext:value-type="float">
            <text:p>0</text:p>
          </table:table-cell>
          <table:table-cell table:formula="of:=MEDIAN([.$B6];[.$H6];[.$N6];[.$T6];[.$Z6];[.$AF6];[.$AL6];[.$AR6];[.$AX6];[.$BD6];[.$BJ6];[.$BP6])" office:value-type="float" office:value="507.9125" calcext:value-type="float">
            <text:p>507.9125</text:p>
          </table:table-cell>
          <table:table-cell table:formula="of:=MEDIAN([.$C6];[.$I6];[.$O6];[.$U6];[.$AA6];[.$AG6];[.$AM6];[.$AS6];[.$AY6];[.$BE6];[.$BK6];[.$BQ6])" office:value-type="float" office:value="507.024525" calcext:value-type="float">
            <text:p>507.024525</text:p>
          </table:table-cell>
          <table:table-cell table:formula="of:=MEDIAN([.$D6];[.$J6];[.$P6];[.$V6];[.$AB6];[.$AH6];[.$AN6];[.$AT6];[.$AZ6];[.$BF6];[.$BL6];[.$BR6])" office:value-type="float" office:value="5202026.2" calcext:value-type="float">
            <text:p>5202026.2</text:p>
          </table:table-cell>
          <table:table-cell table:formula="of:=MEDIAN([.$E6];[.$K6];[.$Q6];[.$W6];[.$AC6];[.$AI6];[.$AO6];[.$AU6];[.$BA6];[.$BG6];[.$BM6];[.$BS6])" office:value-type="float" office:value="2770293.125" calcext:value-type="float">
            <text:p>2770293.125</text:p>
          </table:table-cell>
          <table:table-cell table:formula="of:=MEDIAN([.$F6];[.$L6];[.$R6];[.$X6];[.$AD6];[.$AJ6];[.$AP6];[.$AV6];[.$BB6];[.$BH6];[.$BN6];[.$BT6])" office:value-type="float" office:value="170.2" calcext:value-type="float">
            <text:p>170.2</text:p>
          </table:table-cell>
          <table:table-cell table:formula="of:=MEDIAN([.$G6];[.$M6];[.$S6];[.$Y6];[.$AE6];[.$AK6];[.$AQ6];[.$AW6];[.$BC6];[.$BI6];[.$BO6];[.$BU6])" office:value-type="float" office:value="260.55" calcext:value-type="float">
            <text:p>260.55</text:p>
          </table:table-cell>
          <table:table-cell table:formula="of:=MAX([.$B6];[.$H6];[.$N6];[.$T6];[.$Z6];[.$AF6];[.$AL6];[.$AR6];[.$AX6];[.$BD6];[.$BJ6];[.$BP6])" office:value-type="float" office:value="655.355" calcext:value-type="float">
            <text:p>655.355</text:p>
          </table:table-cell>
          <table:table-cell table:formula="of:=MAX([.$C6];[.$I6];[.$O6];[.$U6];[.$AA6];[.$AG6];[.$AM6];[.$AS6];[.$AY6];[.$BE6];[.$BK6];[.$BQ6])" office:value-type="float" office:value="654.46835" calcext:value-type="float">
            <text:p>654.46835</text:p>
          </table:table-cell>
          <table:table-cell table:formula="of:=MAX([.$D6];[.$J6];[.$P6];[.$V6];[.$AB6];[.$AH6];[.$AN6];[.$AT6];[.$AZ6];[.$BF6];[.$BL6];[.$BR6])" office:value-type="float" office:value="16248376.1" calcext:value-type="float">
            <text:p>16248376.1</text:p>
          </table:table-cell>
          <table:table-cell table:formula="of:=MAX([.$E6];[.$K6];[.$Q6];[.$W6];[.$AC6];[.$AI6];[.$AO6];[.$AU6];[.$BA6];[.$BG6];[.$BM6];[.$BS6])" office:value-type="float" office:value="3930464.55" calcext:value-type="float">
            <text:p>3930464.55</text:p>
          </table:table-cell>
          <table:table-cell table:formula="of:=MAX([.$F6];[.$L6];[.$R6];[.$X6];[.$AD6];[.$AJ6];[.$AP6];[.$AV6];[.$BB6];[.$BH6];[.$BN6];[.$BT6])" office:value-type="float" office:value="185.7" calcext:value-type="float">
            <text:p>185.7</text:p>
          </table:table-cell>
          <table:table-cell table:formula="of:=MAX([.$G6];[.$M6];[.$S6];[.$Y6];[.$AE6];[.$AK6];[.$AQ6];[.$AW6];[.$BC6];[.$BI6];[.$BO6];[.$BU6])" office:value-type="float" office:value="1034.95" calcext:value-type="float">
            <text:p>1034.95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</text:p>
          </table:table-cell>
          <table:table-cell table:formula="of:=AVERAGE([Instances.H70:Instances.H85])" office:value-type="float" office:value="900" calcext:value-type="float">
            <text:p>900</text:p>
          </table:table-cell>
          <table:table-cell table:formula="of:=AVERAGE([Instances.I70:Instances.I85])" office:value-type="float" office:value="900" calcext:value-type="float">
            <text:p>900</text:p>
          </table:table-cell>
          <table:table-cell table:formula="of:=AVERAGE([Instances.J70:Instances.J85])" office:value-type="float" office:value="0" calcext:value-type="float">
            <text:p>0</text:p>
          </table:table-cell>
          <table:table-cell table:formula="of:=AVERAGE([Instances.K70:Instances.K85])" office:value-type="float" office:value="0" calcext:value-type="float">
            <text:p>0</text:p>
          </table:table-cell>
          <table:table-cell table:formula="of:=AVERAGE([Instances.L70:Instances.L85])" office:value-type="float" office:value="8078.3125" calcext:value-type="float">
            <text:p>8078.3125</text:p>
          </table:table-cell>
          <table:table-cell table:formula="of:=AVERAGE([Instances.M70:Instances.M85])" office:value-type="float" office:value="0" calcext:value-type="float">
            <text:p>0</text:p>
          </table:table-cell>
          <table:table-cell table:formula="of:=AVERAGE([Instances.N70:Instances.N85])" office:value-type="float" office:value="900" calcext:value-type="float">
            <text:p>900</text:p>
          </table:table-cell>
          <table:table-cell table:formula="of:=AVERAGE([Instances.O70:Instances.O85])" office:value-type="float" office:value="900" calcext:value-type="float">
            <text:p>900</text:p>
          </table:table-cell>
          <table:table-cell table:formula="of:=AVERAGE([Instances.P70:Instances.P85])" office:value-type="float" office:value="0" calcext:value-type="float">
            <text:p>0</text:p>
          </table:table-cell>
          <table:table-cell table:formula="of:=AVERAGE([Instances.Q70:Instances.Q85])" office:value-type="float" office:value="0" calcext:value-type="float">
            <text:p>0</text:p>
          </table:table-cell>
          <table:table-cell table:formula="of:=AVERAGE([Instances.R70:Instances.R85])" office:value-type="float" office:value="8084.5" calcext:value-type="float">
            <text:p>8084.5</text:p>
          </table:table-cell>
          <table:table-cell table:formula="of:=AVERAGE([Instances.S70:Instances.S85])" office:value-type="float" office:value="0" calcext:value-type="float">
            <text:p>0</text:p>
          </table:table-cell>
          <table:table-cell table:formula="of:=AVERAGE([Instances.T70:Instances.T85])" office:value-type="float" office:value="900" calcext:value-type="float">
            <text:p>900</text:p>
          </table:table-cell>
          <table:table-cell table:formula="of:=AVERAGE([Instances.U70:Instances.U85])" office:value-type="float" office:value="900" calcext:value-type="float">
            <text:p>900</text:p>
          </table:table-cell>
          <table:table-cell table:formula="of:=AVERAGE([Instances.V70:Instances.V85])" office:value-type="float" office:value="0" calcext:value-type="float">
            <text:p>0</text:p>
          </table:table-cell>
          <table:table-cell table:formula="of:=AVERAGE([Instances.W70:Instances.W85])" office:value-type="float" office:value="0" calcext:value-type="float">
            <text:p>0</text:p>
          </table:table-cell>
          <table:table-cell table:formula="of:=AVERAGE([Instances.X70:Instances.X85])" office:value-type="float" office:value="8056.1875" calcext:value-type="float">
            <text:p>8056.1875</text:p>
          </table:table-cell>
          <table:table-cell table:formula="of:=AVERAGE([Instances.Y70:Instances.Y85])" office:value-type="float" office:value="0" calcext:value-type="float">
            <text:p>0</text:p>
          </table:table-cell>
          <table:table-cell table:formula="of:=AVERAGE([Instances.Z70:Instances.Z85])" office:value-type="float" office:value="900" calcext:value-type="float">
            <text:p>900</text:p>
          </table:table-cell>
          <table:table-cell table:formula="of:=AVERAGE([Instances.AA70:Instances.AA85])" office:value-type="float" office:value="900" calcext:value-type="float">
            <text:p>900</text:p>
          </table:table-cell>
          <table:table-cell table:formula="of:=AVERAGE([Instances.AB70:Instances.AB85])" office:value-type="float" office:value="0" calcext:value-type="float">
            <text:p>0</text:p>
          </table:table-cell>
          <table:table-cell table:formula="of:=AVERAGE([Instances.AC70:Instances.AC85])" office:value-type="float" office:value="0" calcext:value-type="float">
            <text:p>0</text:p>
          </table:table-cell>
          <table:table-cell table:formula="of:=AVERAGE([Instances.AD70:Instances.AD85])" office:value-type="float" office:value="8061.3125" calcext:value-type="float">
            <text:p>8061.3125</text:p>
          </table:table-cell>
          <table:table-cell table:formula="of:=AVERAGE([Instances.AE70:Instances.AE85])" office:value-type="float" office:value="0" calcext:value-type="float">
            <text:p>0</text:p>
          </table:table-cell>
          <table:table-cell table:formula="of:=AVERAGE([Instances.AF70:Instances.AF85])" office:value-type="float" office:value="900" calcext:value-type="float">
            <text:p>900</text:p>
          </table:table-cell>
          <table:table-cell table:formula="of:=AVERAGE([Instances.AG70:Instances.AG85])" office:value-type="float" office:value="900" calcext:value-type="float">
            <text:p>900</text:p>
          </table:table-cell>
          <table:table-cell table:formula="of:=AVERAGE([Instances.AH70:Instances.AH85])" office:value-type="float" office:value="0" calcext:value-type="float">
            <text:p>0</text:p>
          </table:table-cell>
          <table:table-cell table:formula="of:=AVERAGE([Instances.AI70:Instances.AI85])" office:value-type="float" office:value="0" calcext:value-type="float">
            <text:p>0</text:p>
          </table:table-cell>
          <table:table-cell table:formula="of:=AVERAGE([Instances.AJ70:Instances.AJ85])" office:value-type="float" office:value="8050.6875" calcext:value-type="float">
            <text:p>8050.6875</text:p>
          </table:table-cell>
          <table:table-cell table:formula="of:=AVERAGE([Instances.AK70:Instances.AK85])" office:value-type="float" office:value="0" calcext:value-type="float">
            <text:p>0</text:p>
          </table:table-cell>
          <table:table-cell table:formula="of:=AVERAGE([Instances.AL70:Instances.AL85])" office:value-type="float" office:value="900" calcext:value-type="float">
            <text:p>900</text:p>
          </table:table-cell>
          <table:table-cell table:formula="of:=AVERAGE([Instances.AM70:Instances.AM85])" office:value-type="float" office:value="900" calcext:value-type="float">
            <text:p>900</text:p>
          </table:table-cell>
          <table:table-cell table:formula="of:=AVERAGE([Instances.AN70:Instances.AN85])" office:value-type="float" office:value="0" calcext:value-type="float">
            <text:p>0</text:p>
          </table:table-cell>
          <table:table-cell table:formula="of:=AVERAGE([Instances.AO70:Instances.AO85])" office:value-type="float" office:value="0" calcext:value-type="float">
            <text:p>0</text:p>
          </table:table-cell>
          <table:table-cell table:formula="of:=AVERAGE([Instances.AP70:Instances.AP85])" office:value-type="float" office:value="8081.1875" calcext:value-type="float">
            <text:p>8081.1875</text:p>
          </table:table-cell>
          <table:table-cell table:formula="of:=AVERAGE([Instances.AQ70:Instances.AQ85])" office:value-type="float" office:value="0" calcext:value-type="float">
            <text:p>0</text:p>
          </table:table-cell>
          <table:table-cell table:formula="of:=AVERAGE([Instances.AR70:Instances.AR85])" office:value-type="float" office:value="900" calcext:value-type="float">
            <text:p>900</text:p>
          </table:table-cell>
          <table:table-cell table:formula="of:=AVERAGE([Instances.AS70:Instances.AS85])" office:value-type="float" office:value="900" calcext:value-type="float">
            <text:p>900</text:p>
          </table:table-cell>
          <table:table-cell table:formula="of:=AVERAGE([Instances.AT70:Instances.AT85])" office:value-type="float" office:value="0" calcext:value-type="float">
            <text:p>0</text:p>
          </table:table-cell>
          <table:table-cell table:formula="of:=AVERAGE([Instances.AU70:Instances.AU85])" office:value-type="float" office:value="0" calcext:value-type="float">
            <text:p>0</text:p>
          </table:table-cell>
          <table:table-cell table:formula="of:=AVERAGE([Instances.AV70:Instances.AV85])" office:value-type="float" office:value="8053.75" calcext:value-type="float">
            <text:p>8053.75</text:p>
          </table:table-cell>
          <table:table-cell table:formula="of:=AVERAGE([Instances.AW70:Instances.AW85])" office:value-type="float" office:value="0" calcext:value-type="float">
            <text:p>0</text:p>
          </table:table-cell>
          <table:table-cell table:formula="of:=AVERAGE([Instances.AX70:Instances.AX85])" office:value-type="float" office:value="900" calcext:value-type="float">
            <text:p>900</text:p>
          </table:table-cell>
          <table:table-cell table:formula="of:=AVERAGE([Instances.AY70:Instances.AY85])" office:value-type="float" office:value="900" calcext:value-type="float">
            <text:p>900</text:p>
          </table:table-cell>
          <table:table-cell table:formula="of:=AVERAGE([Instances.AZ70:Instances.AZ85])" office:value-type="float" office:value="0" calcext:value-type="float">
            <text:p>0</text:p>
          </table:table-cell>
          <table:table-cell table:formula="of:=AVERAGE([Instances.BA70:Instances.BA85])" office:value-type="float" office:value="0" calcext:value-type="float">
            <text:p>0</text:p>
          </table:table-cell>
          <table:table-cell table:formula="of:=AVERAGE([Instances.BB70:Instances.BB85])" office:value-type="float" office:value="8054" calcext:value-type="float">
            <text:p>8054</text:p>
          </table:table-cell>
          <table:table-cell table:formula="of:=AVERAGE([Instances.BC70:Instances.BC85])" office:value-type="float" office:value="0" calcext:value-type="float">
            <text:p>0</text:p>
          </table:table-cell>
          <table:table-cell table:formula="of:=AVERAGE([Instances.BD70:Instances.BD85])" office:value-type="float" office:value="900" calcext:value-type="float">
            <text:p>900</text:p>
          </table:table-cell>
          <table:table-cell table:formula="of:=AVERAGE([Instances.BE70:Instances.BE85])" office:value-type="float" office:value="900" calcext:value-type="float">
            <text:p>900</text:p>
          </table:table-cell>
          <table:table-cell table:formula="of:=AVERAGE([Instances.BF70:Instances.BF85])" office:value-type="float" office:value="0" calcext:value-type="float">
            <text:p>0</text:p>
          </table:table-cell>
          <table:table-cell table:formula="of:=AVERAGE([Instances.BG70:Instances.BG85])" office:value-type="float" office:value="0" calcext:value-type="float">
            <text:p>0</text:p>
          </table:table-cell>
          <table:table-cell table:formula="of:=AVERAGE([Instances.BH70:Instances.BH85])" office:value-type="float" office:value="8076.0625" calcext:value-type="float">
            <text:p>8076.0625</text:p>
          </table:table-cell>
          <table:table-cell table:formula="of:=AVERAGE([Instances.BI70:Instances.BI85])" office:value-type="float" office:value="0" calcext:value-type="float">
            <text:p>0</text:p>
          </table:table-cell>
          <table:table-cell table:formula="of:=AVERAGE([Instances.BJ70:Instances.BJ85])" office:value-type="float" office:value="900" calcext:value-type="float">
            <text:p>900</text:p>
          </table:table-cell>
          <table:table-cell table:formula="of:=AVERAGE([Instances.BK70:Instances.BK85])" office:value-type="float" office:value="900" calcext:value-type="float">
            <text:p>900</text:p>
          </table:table-cell>
          <table:table-cell table:formula="of:=AVERAGE([Instances.BL70:Instances.BL85])" office:value-type="float" office:value="0" calcext:value-type="float">
            <text:p>0</text:p>
          </table:table-cell>
          <table:table-cell table:formula="of:=AVERAGE([Instances.BM70:Instances.BM85])" office:value-type="float" office:value="0" calcext:value-type="float">
            <text:p>0</text:p>
          </table:table-cell>
          <table:table-cell table:formula="of:=AVERAGE([Instances.BN70:Instances.BN85])" office:value-type="float" office:value="8085" calcext:value-type="float">
            <text:p>8085</text:p>
          </table:table-cell>
          <table:table-cell table:formula="of:=AVERAGE([Instances.BO70:Instances.BO85])" office:value-type="float" office:value="0" calcext:value-type="float">
            <text:p>0</text:p>
          </table:table-cell>
          <table:table-cell table:formula="of:=AVERAGE([Instances.BP70:Instances.BP85])" office:value-type="float" office:value="900" calcext:value-type="float">
            <text:p>900</text:p>
          </table:table-cell>
          <table:table-cell table:formula="of:=AVERAGE([Instances.BQ70:Instances.BQ85])" office:value-type="float" office:value="900" calcext:value-type="float">
            <text:p>900</text:p>
          </table:table-cell>
          <table:table-cell table:formula="of:=AVERAGE([Instances.BR70:Instances.BR85])" office:value-type="float" office:value="0" calcext:value-type="float">
            <text:p>0</text:p>
          </table:table-cell>
          <table:table-cell table:formula="of:=AVERAGE([Instances.BS70:Instances.BS85])" office:value-type="float" office:value="0" calcext:value-type="float">
            <text:p>0</text:p>
          </table:table-cell>
          <table:table-cell table:formula="of:=AVERAGE([Instances.BT70:Instances.BT85])" office:value-type="float" office:value="8070.375" calcext:value-type="float">
            <text:p>8070.375</text:p>
          </table:table-cell>
          <table:table-cell table:formula="of:=AVERAGE([Instances.BU70:Instances.BU85])" office:value-type="float" office:value="0" calcext:value-type="float">
            <text:p>0</text:p>
          </table:table-cell>
          <table:table-cell table:formula="of:=AVERAGE([Instances.BV70:Instances.BV85])" office:value-type="float" office:value="900" calcext:value-type="float">
            <text:p>900</text:p>
          </table:table-cell>
          <table:table-cell table:formula="of:=AVERAGE([Instances.BW70:Instances.BW85])" office:value-type="float" office:value="900" calcext:value-type="float">
            <text:p>900</text:p>
          </table:table-cell>
          <table:table-cell table:formula="of:=AVERAGE([Instances.BX70:Instances.BX85])" office:value-type="float" office:value="0" calcext:value-type="float">
            <text:p>0</text:p>
          </table:table-cell>
          <table:table-cell table:formula="of:=AVERAGE([Instances.BY70:Instances.BY85])" office:value-type="float" office:value="0" calcext:value-type="float">
            <text:p>0</text:p>
          </table:table-cell>
          <table:table-cell table:formula="of:=AVERAGE([Instances.BZ70:Instances.BZ85])" office:value-type="float" office:value="8076.4375" calcext:value-type="float">
            <text:p>8076.4375</text:p>
          </table:table-cell>
          <table:table-cell table:formula="of:=AVERAGE([Instances.CA70:Instances.CA85])" office:value-type="float" office:value="0" calcext:value-type="float">
            <text:p>0</text:p>
          </table:table-cell>
          <table:table-cell table:formula="of:=MIN([.$B7];[.$H7];[.$N7];[.$T7];[.$Z7];[.$AF7];[.$AL7];[.$AR7];[.$AX7];[.$BD7];[.$BJ7];[.$BP7])" office:value-type="float" office:value="900" calcext:value-type="float">
            <text:p>900</text:p>
          </table:table-cell>
          <table:table-cell table:formula="of:=MIN([.$C7];[.$I7];[.$O7];[.$U7];[.$AA7];[.$AG7];[.$AM7];[.$AS7];[.$AY7];[.$BE7];[.$BK7];[.$BQ7])" office:value-type="float" office:value="900" calcext:value-type="float">
            <text:p>900</text:p>
          </table:table-cell>
          <table:table-cell table:formula="of:=MIN([.$D7];[.$J7];[.$P7];[.$V7];[.$AB7];[.$AH7];[.$AN7];[.$AT7];[.$AZ7];[.$BF7];[.$BL7];[.$BR7])" office:value-type="float" office:value="0" calcext:value-type="float">
            <text:p>0</text:p>
          </table:table-cell>
          <table:table-cell table:formula="of:=MIN([.$E7];[.$K7];[.$Q7];[.$W7];[.$AC7];[.$AI7];[.$AO7];[.$AU7];[.$BA7];[.$BG7];[.$BM7];[.$BS7])" office:value-type="float" office:value="0" calcext:value-type="float">
            <text:p>0</text:p>
          </table:table-cell>
          <table:table-cell table:formula="of:=MIN([.$F7];[.$L7];[.$R7];[.$X7];[.$AD7];[.$AJ7];[.$AP7];[.$AV7];[.$BB7];[.$BH7];[.$BN7];[.$BT7])" office:value-type="float" office:value="8050.6875" calcext:value-type="float">
            <text:p>8050.6875</text:p>
          </table:table-cell>
          <table:table-cell table:formula="of:=MIN([.$G7];[.$M7];[.$S7];[.$Y7];[.$AE7];[.$AK7];[.$AQ7];[.$AW7];[.$BC7];[.$BI7];[.$BO7];[.$BU7])" office:value-type="float" office:value="0" calcext:value-type="float">
            <text:p>0</text:p>
          </table:table-cell>
          <table:table-cell table:formula="of:=MEDIAN([.$B7];[.$H7];[.$N7];[.$T7];[.$Z7];[.$AF7];[.$AL7];[.$AR7];[.$AX7];[.$BD7];[.$BJ7];[.$BP7])" office:value-type="float" office:value="900" calcext:value-type="float">
            <text:p>900</text:p>
          </table:table-cell>
          <table:table-cell table:formula="of:=MEDIAN([.$C7];[.$I7];[.$O7];[.$U7];[.$AA7];[.$AG7];[.$AM7];[.$AS7];[.$AY7];[.$BE7];[.$BK7];[.$BQ7])" office:value-type="float" office:value="900" calcext:value-type="float">
            <text:p>900</text:p>
          </table:table-cell>
          <table:table-cell table:formula="of:=MEDIAN([.$D7];[.$J7];[.$P7];[.$V7];[.$AB7];[.$AH7];[.$AN7];[.$AT7];[.$AZ7];[.$BF7];[.$BL7];[.$BR7])" office:value-type="float" office:value="0" calcext:value-type="float">
            <text:p>0</text:p>
          </table:table-cell>
          <table:table-cell table:formula="of:=MEDIAN([.$E7];[.$K7];[.$Q7];[.$W7];[.$AC7];[.$AI7];[.$AO7];[.$AU7];[.$BA7];[.$BG7];[.$BM7];[.$BS7])" office:value-type="float" office:value="0" calcext:value-type="float">
            <text:p>0</text:p>
          </table:table-cell>
          <table:table-cell table:formula="of:=MEDIAN([.$F7];[.$L7];[.$R7];[.$X7];[.$AD7];[.$AJ7];[.$AP7];[.$AV7];[.$BB7];[.$BH7];[.$BN7];[.$BT7])" office:value-type="float" office:value="8073.21875" calcext:value-type="float">
            <text:p>8073.21875</text:p>
          </table:table-cell>
          <table:table-cell table:formula="of:=MEDIAN([.$G7];[.$M7];[.$S7];[.$Y7];[.$AE7];[.$AK7];[.$AQ7];[.$AW7];[.$BC7];[.$BI7];[.$BO7];[.$BU7])" office:value-type="float" office:value="0" calcext:value-type="float">
            <text:p>0</text:p>
          </table:table-cell>
          <table:table-cell table:formula="of:=MAX([.$B7];[.$H7];[.$N7];[.$T7];[.$Z7];[.$AF7];[.$AL7];[.$AR7];[.$AX7];[.$BD7];[.$BJ7];[.$BP7])" office:value-type="float" office:value="900" calcext:value-type="float">
            <text:p>900</text:p>
          </table:table-cell>
          <table:table-cell table:formula="of:=MAX([.$C7];[.$I7];[.$O7];[.$U7];[.$AA7];[.$AG7];[.$AM7];[.$AS7];[.$AY7];[.$BE7];[.$BK7];[.$BQ7])" office:value-type="float" office:value="900" calcext:value-type="float">
            <text:p>900</text:p>
          </table:table-cell>
          <table:table-cell table:formula="of:=MAX([.$D7];[.$J7];[.$P7];[.$V7];[.$AB7];[.$AH7];[.$AN7];[.$AT7];[.$AZ7];[.$BF7];[.$BL7];[.$BR7])" office:value-type="float" office:value="0" calcext:value-type="float">
            <text:p>0</text:p>
          </table:table-cell>
          <table:table-cell table:formula="of:=MAX([.$E7];[.$K7];[.$Q7];[.$W7];[.$AC7];[.$AI7];[.$AO7];[.$AU7];[.$BA7];[.$BG7];[.$BM7];[.$BS7])" office:value-type="float" office:value="0" calcext:value-type="float">
            <text:p>0</text:p>
          </table:table-cell>
          <table:table-cell table:formula="of:=MAX([.$F7];[.$L7];[.$R7];[.$X7];[.$AD7];[.$AJ7];[.$AP7];[.$AV7];[.$BB7];[.$BH7];[.$BN7];[.$BT7])" office:value-type="float" office:value="8085" calcext:value-type="float">
            <text:p>8085</text:p>
          </table:table-cell>
          <table:table-cell table:formula="of:=MAX([.$G7];[.$M7];[.$S7];[.$Y7];[.$AE7];[.$AK7];[.$AQ7];[.$AW7];[.$BC7];[.$BI7];[.$BO7];[.$BU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d-round-2-strips/instances</text:p>
          </table:table-cell>
          <table:table-cell table:formula="of:=AVERAGE([Instances.H86:Instances.H87])" office:value-type="float" office:value="237.425" calcext:value-type="float">
            <text:p>237.425</text:p>
          </table:table-cell>
          <table:table-cell table:formula="of:=AVERAGE([Instances.I86:Instances.I87])" office:value-type="float" office:value="227.978" calcext:value-type="float">
            <text:p>227.978</text:p>
          </table:table-cell>
          <table:table-cell table:formula="of:=AVERAGE([Instances.J86:Instances.J87])" office:value-type="float" office:value="188672" calcext:value-type="float">
            <text:p>188672</text:p>
          </table:table-cell>
          <table:table-cell table:formula="of:=AVERAGE([Instances.K86:Instances.K87])" office:value-type="float" office:value="3722" calcext:value-type="float">
            <text:p>3722</text:p>
          </table:table-cell>
          <table:table-cell table:formula="of:=AVERAGE([Instances.L86:Instances.L87])" office:value-type="float" office:value="3895" calcext:value-type="float">
            <text:p>3895</text:p>
          </table:table-cell>
          <table:table-cell table:formula="of:=AVERAGE([Instances.M86:Instances.M87])" office:value-type="float" office:value="0" calcext:value-type="float">
            <text:p>0</text:p>
          </table:table-cell>
          <table:table-cell table:formula="of:=AVERAGE([Instances.N86:Instances.N87])" office:value-type="float" office:value="228.855" calcext:value-type="float">
            <text:p>228.855</text:p>
          </table:table-cell>
          <table:table-cell table:formula="of:=AVERAGE([Instances.O86:Instances.O87])" office:value-type="float" office:value="220.3425" calcext:value-type="float">
            <text:p>220.3425</text:p>
          </table:table-cell>
          <table:table-cell table:formula="of:=AVERAGE([Instances.P86:Instances.P87])" office:value-type="float" office:value="5789" calcext:value-type="float">
            <text:p>5789</text:p>
          </table:table-cell>
          <table:table-cell table:formula="of:=AVERAGE([Instances.Q86:Instances.Q87])" office:value-type="float" office:value="1219.5" calcext:value-type="float">
            <text:p>1219.5</text:p>
          </table:table-cell>
          <table:table-cell table:formula="of:=AVERAGE([Instances.R86:Instances.R87])" office:value-type="float" office:value="3886.5" calcext:value-type="float">
            <text:p>3886.5</text:p>
          </table:table-cell>
          <table:table-cell table:formula="of:=AVERAGE([Instances.S86:Instances.S87])" office:value-type="float" office:value="0" calcext:value-type="float">
            <text:p>0</text:p>
          </table:table-cell>
          <table:table-cell table:formula="of:=AVERAGE([Instances.T86:Instances.T87])" office:value-type="float" office:value="234.05" calcext:value-type="float">
            <text:p>234.05</text:p>
          </table:table-cell>
          <table:table-cell table:formula="of:=AVERAGE([Instances.U86:Instances.U87])" office:value-type="float" office:value="225.0865" calcext:value-type="float">
            <text:p>225.0865</text:p>
          </table:table-cell>
          <table:table-cell table:formula="of:=AVERAGE([Instances.V86:Instances.V87])" office:value-type="float" office:value="137340" calcext:value-type="float">
            <text:p>137340</text:p>
          </table:table-cell>
          <table:table-cell table:formula="of:=AVERAGE([Instances.W86:Instances.W87])" office:value-type="float" office:value="3812" calcext:value-type="float">
            <text:p>3812</text:p>
          </table:table-cell>
          <table:table-cell table:formula="of:=AVERAGE([Instances.X86:Instances.X87])" office:value-type="float" office:value="3873" calcext:value-type="float">
            <text:p>3873</text:p>
          </table:table-cell>
          <table:table-cell table:formula="of:=AVERAGE([Instances.Y86:Instances.Y87])" office:value-type="float" office:value="34" calcext:value-type="float">
            <text:p>34</text:p>
          </table:table-cell>
          <table:table-cell table:formula="of:=AVERAGE([Instances.Z86:Instances.Z87])" office:value-type="float" office:value="243.435" calcext:value-type="float">
            <text:p>243.435</text:p>
          </table:table-cell>
          <table:table-cell table:formula="of:=AVERAGE([Instances.AA86:Instances.AA87])" office:value-type="float" office:value="228.1745" calcext:value-type="float">
            <text:p>228.1745</text:p>
          </table:table-cell>
          <table:table-cell table:formula="of:=AVERAGE([Instances.AB86:Instances.AB87])" office:value-type="float" office:value="6753.5" calcext:value-type="float">
            <text:p>6753.5</text:p>
          </table:table-cell>
          <table:table-cell table:formula="of:=AVERAGE([Instances.AC86:Instances.AC87])" office:value-type="float" office:value="1610.5" calcext:value-type="float">
            <text:p>1610.5</text:p>
          </table:table-cell>
          <table:table-cell table:formula="of:=AVERAGE([Instances.AD86:Instances.AD87])" office:value-type="float" office:value="4207.5" calcext:value-type="float">
            <text:p>4207.5</text:p>
          </table:table-cell>
          <table:table-cell table:formula="of:=AVERAGE([Instances.AE86:Instances.AE87])" office:value-type="float" office:value="5" calcext:value-type="float">
            <text:p>5</text:p>
          </table:table-cell>
          <table:table-cell table:formula="of:=AVERAGE([Instances.AF86:Instances.AF87])" office:value-type="float" office:value="236.6" calcext:value-type="float">
            <text:p>236.6</text:p>
          </table:table-cell>
          <table:table-cell table:formula="of:=AVERAGE([Instances.AG86:Instances.AG87])" office:value-type="float" office:value="227.4" calcext:value-type="float">
            <text:p>227.4</text:p>
          </table:table-cell>
          <table:table-cell table:formula="of:=AVERAGE([Instances.AH86:Instances.AH87])" office:value-type="float" office:value="137340" calcext:value-type="float">
            <text:p>137340</text:p>
          </table:table-cell>
          <table:table-cell table:formula="of:=AVERAGE([Instances.AI86:Instances.AI87])" office:value-type="float" office:value="3812" calcext:value-type="float">
            <text:p>3812</text:p>
          </table:table-cell>
          <table:table-cell table:formula="of:=AVERAGE([Instances.AJ86:Instances.AJ87])" office:value-type="float" office:value="3873" calcext:value-type="float">
            <text:p>3873</text:p>
          </table:table-cell>
          <table:table-cell table:formula="of:=AVERAGE([Instances.AK86:Instances.AK87])" office:value-type="float" office:value="34" calcext:value-type="float">
            <text:p>34</text:p>
          </table:table-cell>
          <table:table-cell table:formula="of:=AVERAGE([Instances.AL86:Instances.AL87])" office:value-type="float" office:value="242.115" calcext:value-type="float">
            <text:p>242.115</text:p>
          </table:table-cell>
          <table:table-cell table:formula="of:=AVERAGE([Instances.AM86:Instances.AM87])" office:value-type="float" office:value="233.7935" calcext:value-type="float">
            <text:p>233.7935</text:p>
          </table:table-cell>
          <table:table-cell table:formula="of:=AVERAGE([Instances.AN86:Instances.AN87])" office:value-type="float" office:value="6812" calcext:value-type="float">
            <text:p>6812</text:p>
          </table:table-cell>
          <table:table-cell table:formula="of:=AVERAGE([Instances.AO86:Instances.AO87])" office:value-type="float" office:value="1631" calcext:value-type="float">
            <text:p>1631</text:p>
          </table:table-cell>
          <table:table-cell table:formula="of:=AVERAGE([Instances.AP86:Instances.AP87])" office:value-type="float" office:value="3883" calcext:value-type="float">
            <text:p>3883</text:p>
          </table:table-cell>
          <table:table-cell table:formula="of:=AVERAGE([Instances.AQ86:Instances.AQ87])" office:value-type="float" office:value="6.5" calcext:value-type="float">
            <text:p>6.5</text:p>
          </table:table-cell>
          <table:table-cell table:formula="of:=AVERAGE([Instances.AR86:Instances.AR87])" office:value-type="float" office:value="229.12" calcext:value-type="float">
            <text:p>229.12</text:p>
          </table:table-cell>
          <table:table-cell table:formula="of:=AVERAGE([Instances.AS86:Instances.AS87])" office:value-type="float" office:value="220.1115" calcext:value-type="float">
            <text:p>220.1115</text:p>
          </table:table-cell>
          <table:table-cell table:formula="of:=AVERAGE([Instances.AT86:Instances.AT87])" office:value-type="float" office:value="137340" calcext:value-type="float">
            <text:p>137340</text:p>
          </table:table-cell>
          <table:table-cell table:formula="of:=AVERAGE([Instances.AU86:Instances.AU87])" office:value-type="float" office:value="3812" calcext:value-type="float">
            <text:p>3812</text:p>
          </table:table-cell>
          <table:table-cell table:formula="of:=AVERAGE([Instances.AV86:Instances.AV87])" office:value-type="float" office:value="3872.5" calcext:value-type="float">
            <text:p>3872.5</text:p>
          </table:table-cell>
          <table:table-cell table:formula="of:=AVERAGE([Instances.AW86:Instances.AW87])" office:value-type="float" office:value="34" calcext:value-type="float">
            <text:p>34</text:p>
          </table:table-cell>
          <table:table-cell table:formula="of:=AVERAGE([Instances.AX86:Instances.AX87])" office:value-type="float" office:value="233.5" calcext:value-type="float">
            <text:p>233.5</text:p>
          </table:table-cell>
          <table:table-cell table:formula="of:=AVERAGE([Instances.AY86:Instances.AY87])" office:value-type="float" office:value="224.1595" calcext:value-type="float">
            <text:p>224.1595</text:p>
          </table:table-cell>
          <table:table-cell table:formula="of:=AVERAGE([Instances.AZ86:Instances.AZ87])" office:value-type="float" office:value="6701.5" calcext:value-type="float">
            <text:p>6701.5</text:p>
          </table:table-cell>
          <table:table-cell table:formula="of:=AVERAGE([Instances.BA86:Instances.BA87])" office:value-type="float" office:value="1589" calcext:value-type="float">
            <text:p>1589</text:p>
          </table:table-cell>
          <table:table-cell table:formula="of:=AVERAGE([Instances.BB86:Instances.BB87])" office:value-type="float" office:value="3883" calcext:value-type="float">
            <text:p>3883</text:p>
          </table:table-cell>
          <table:table-cell table:formula="of:=AVERAGE([Instances.BC86:Instances.BC87])" office:value-type="float" office:value="4" calcext:value-type="float">
            <text:p>4</text:p>
          </table:table-cell>
          <table:table-cell table:formula="of:=AVERAGE([Instances.BD86:Instances.BD87])" office:value-type="float" office:value="232.265" calcext:value-type="float">
            <text:p>232.265</text:p>
          </table:table-cell>
          <table:table-cell table:formula="of:=AVERAGE([Instances.BE86:Instances.BE87])" office:value-type="float" office:value="223.0085" calcext:value-type="float">
            <text:p>223.0085</text:p>
          </table:table-cell>
          <table:table-cell table:formula="of:=AVERAGE([Instances.BF86:Instances.BF87])" office:value-type="float" office:value="59273" calcext:value-type="float">
            <text:p>59273</text:p>
          </table:table-cell>
          <table:table-cell table:formula="of:=AVERAGE([Instances.BG86:Instances.BG87])" office:value-type="float" office:value="1694.5" calcext:value-type="float">
            <text:p>1694.5</text:p>
          </table:table-cell>
          <table:table-cell table:formula="of:=AVERAGE([Instances.BH86:Instances.BH87])" office:value-type="float" office:value="3865" calcext:value-type="float">
            <text:p>3865</text:p>
          </table:table-cell>
          <table:table-cell table:formula="of:=AVERAGE([Instances.BI86:Instances.BI87])" office:value-type="float" office:value="26.5" calcext:value-type="float">
            <text:p>26.5</text:p>
          </table:table-cell>
          <table:table-cell table:formula="of:=AVERAGE([Instances.BJ86:Instances.BJ87])" office:value-type="float" office:value="227.91" calcext:value-type="float">
            <text:p>227.91</text:p>
          </table:table-cell>
          <table:table-cell table:formula="of:=AVERAGE([Instances.BK86:Instances.BK87])" office:value-type="float" office:value="218.7085" calcext:value-type="float">
            <text:p>218.7085</text:p>
          </table:table-cell>
          <table:table-cell table:formula="of:=AVERAGE([Instances.BL86:Instances.BL87])" office:value-type="float" office:value="6701.5" calcext:value-type="float">
            <text:p>6701.5</text:p>
          </table:table-cell>
          <table:table-cell table:formula="of:=AVERAGE([Instances.BM86:Instances.BM87])" office:value-type="float" office:value="1589" calcext:value-type="float">
            <text:p>1589</text:p>
          </table:table-cell>
          <table:table-cell table:formula="of:=AVERAGE([Instances.BN86:Instances.BN87])" office:value-type="float" office:value="3882.5" calcext:value-type="float">
            <text:p>3882.5</text:p>
          </table:table-cell>
          <table:table-cell table:formula="of:=AVERAGE([Instances.BO86:Instances.BO87])" office:value-type="float" office:value="4.5" calcext:value-type="float">
            <text:p>4.5</text:p>
          </table:table-cell>
          <table:table-cell table:formula="of:=AVERAGE([Instances.BP86:Instances.BP87])" office:value-type="float" office:value="233.13" calcext:value-type="float">
            <text:p>233.13</text:p>
          </table:table-cell>
          <table:table-cell table:formula="of:=AVERAGE([Instances.BQ86:Instances.BQ87])" office:value-type="float" office:value="223.912" calcext:value-type="float">
            <text:p>223.912</text:p>
          </table:table-cell>
          <table:table-cell table:formula="of:=AVERAGE([Instances.BR86:Instances.BR87])" office:value-type="float" office:value="180664.5" calcext:value-type="float">
            <text:p>180664.5</text:p>
          </table:table-cell>
          <table:table-cell table:formula="of:=AVERAGE([Instances.BS86:Instances.BS87])" office:value-type="float" office:value="4034" calcext:value-type="float">
            <text:p>4034</text:p>
          </table:table-cell>
          <table:table-cell table:formula="of:=AVERAGE([Instances.BT86:Instances.BT87])" office:value-type="float" office:value="3865.5" calcext:value-type="float">
            <text:p>3865.5</text:p>
          </table:table-cell>
          <table:table-cell table:formula="of:=AVERAGE([Instances.BU86:Instances.BU87])" office:value-type="float" office:value="32.5" calcext:value-type="float">
            <text:p>32.5</text:p>
          </table:table-cell>
          <table:table-cell table:formula="of:=AVERAGE([Instances.BV86:Instances.BV87])" office:value-type="float" office:value="228.95" calcext:value-type="float">
            <text:p>228.95</text:p>
          </table:table-cell>
          <table:table-cell table:formula="of:=AVERAGE([Instances.BW86:Instances.BW87])" office:value-type="float" office:value="219.7165" calcext:value-type="float">
            <text:p>219.7165</text:p>
          </table:table-cell>
          <table:table-cell table:formula="of:=AVERAGE([Instances.BX86:Instances.BX87])" office:value-type="float" office:value="6693.5" calcext:value-type="float">
            <text:p>6693.5</text:p>
          </table:table-cell>
          <table:table-cell table:formula="of:=AVERAGE([Instances.BY86:Instances.BY87])" office:value-type="float" office:value="1588.5" calcext:value-type="float">
            <text:p>1588.5</text:p>
          </table:table-cell>
          <table:table-cell table:formula="of:=AVERAGE([Instances.BZ86:Instances.BZ87])" office:value-type="float" office:value="3881.5" calcext:value-type="float">
            <text:p>3881.5</text:p>
          </table:table-cell>
          <table:table-cell table:formula="of:=AVERAGE([Instances.CA86:Instances.CA87])" office:value-type="float" office:value="5" calcext:value-type="float">
            <text:p>5</text:p>
          </table:table-cell>
          <table:table-cell table:formula="of:=MIN([.$B8];[.$H8];[.$N8];[.$T8];[.$Z8];[.$AF8];[.$AL8];[.$AR8];[.$AX8];[.$BD8];[.$BJ8];[.$BP8])" office:value-type="float" office:value="227.91" calcext:value-type="float">
            <text:p>227.91</text:p>
          </table:table-cell>
          <table:table-cell table:formula="of:=MIN([.$C8];[.$I8];[.$O8];[.$U8];[.$AA8];[.$AG8];[.$AM8];[.$AS8];[.$AY8];[.$BE8];[.$BK8];[.$BQ8])" office:value-type="float" office:value="218.7085" calcext:value-type="float">
            <text:p>218.7085</text:p>
          </table:table-cell>
          <table:table-cell table:formula="of:=MIN([.$D8];[.$J8];[.$P8];[.$V8];[.$AB8];[.$AH8];[.$AN8];[.$AT8];[.$AZ8];[.$BF8];[.$BL8];[.$BR8])" office:value-type="float" office:value="5789" calcext:value-type="float">
            <text:p>5789</text:p>
          </table:table-cell>
          <table:table-cell table:formula="of:=MIN([.$E8];[.$K8];[.$Q8];[.$W8];[.$AC8];[.$AI8];[.$AO8];[.$AU8];[.$BA8];[.$BG8];[.$BM8];[.$BS8])" office:value-type="float" office:value="1219.5" calcext:value-type="float">
            <text:p>1219.5</text:p>
          </table:table-cell>
          <table:table-cell table:formula="of:=MIN([.$F8];[.$L8];[.$R8];[.$X8];[.$AD8];[.$AJ8];[.$AP8];[.$AV8];[.$BB8];[.$BH8];[.$BN8];[.$BT8])" office:value-type="float" office:value="3865" calcext:value-type="float">
            <text:p>3865</text:p>
          </table:table-cell>
          <table:table-cell table:formula="of:=MIN([.$G8];[.$M8];[.$S8];[.$Y8];[.$AE8];[.$AK8];[.$AQ8];[.$AW8];[.$BC8];[.$BI8];[.$BO8];[.$BU8])" office:value-type="float" office:value="0" calcext:value-type="float">
            <text:p>0</text:p>
          </table:table-cell>
          <table:table-cell table:formula="of:=MEDIAN([.$B8];[.$H8];[.$N8];[.$T8];[.$Z8];[.$AF8];[.$AL8];[.$AR8];[.$AX8];[.$BD8];[.$BJ8];[.$BP8])" office:value-type="float" office:value="233.315" calcext:value-type="float">
            <text:p>233.315</text:p>
          </table:table-cell>
          <table:table-cell table:formula="of:=MEDIAN([.$C8];[.$I8];[.$O8];[.$U8];[.$AA8];[.$AG8];[.$AM8];[.$AS8];[.$AY8];[.$BE8];[.$BK8];[.$BQ8])" office:value-type="float" office:value="224.03575" calcext:value-type="float">
            <text:p>224.03575</text:p>
          </table:table-cell>
          <table:table-cell table:formula="of:=MEDIAN([.$D8];[.$J8];[.$P8];[.$V8];[.$AB8];[.$AH8];[.$AN8];[.$AT8];[.$AZ8];[.$BF8];[.$BL8];[.$BR8])" office:value-type="float" office:value="33042.5" calcext:value-type="float">
            <text:p>33042.5</text:p>
          </table:table-cell>
          <table:table-cell table:formula="of:=MEDIAN([.$E8];[.$K8];[.$Q8];[.$W8];[.$AC8];[.$AI8];[.$AO8];[.$AU8];[.$BA8];[.$BG8];[.$BM8];[.$BS8])" office:value-type="float" office:value="1662.75" calcext:value-type="float">
            <text:p>1662.75</text:p>
          </table:table-cell>
          <table:table-cell table:formula="of:=MEDIAN([.$F8];[.$L8];[.$R8];[.$X8];[.$AD8];[.$AJ8];[.$AP8];[.$AV8];[.$BB8];[.$BH8];[.$BN8];[.$BT8])" office:value-type="float" office:value="3882" calcext:value-type="float">
            <text:p>3882</text:p>
          </table:table-cell>
          <table:table-cell table:formula="of:=MEDIAN([.$G8];[.$M8];[.$S8];[.$Y8];[.$AE8];[.$AK8];[.$AQ8];[.$AW8];[.$BC8];[.$BI8];[.$BO8];[.$BU8])" office:value-type="float" office:value="5.75" calcext:value-type="float">
            <text:p>5.75</text:p>
          </table:table-cell>
          <table:table-cell table:formula="of:=MAX([.$B8];[.$H8];[.$N8];[.$T8];[.$Z8];[.$AF8];[.$AL8];[.$AR8];[.$AX8];[.$BD8];[.$BJ8];[.$BP8])" office:value-type="float" office:value="243.435" calcext:value-type="float">
            <text:p>243.435</text:p>
          </table:table-cell>
          <table:table-cell table:formula="of:=MAX([.$C8];[.$I8];[.$O8];[.$U8];[.$AA8];[.$AG8];[.$AM8];[.$AS8];[.$AY8];[.$BE8];[.$BK8];[.$BQ8])" office:value-type="float" office:value="233.7935" calcext:value-type="float">
            <text:p>233.7935</text:p>
          </table:table-cell>
          <table:table-cell table:formula="of:=MAX([.$D8];[.$J8];[.$P8];[.$V8];[.$AB8];[.$AH8];[.$AN8];[.$AT8];[.$AZ8];[.$BF8];[.$BL8];[.$BR8])" office:value-type="float" office:value="188672" calcext:value-type="float">
            <text:p>188672</text:p>
          </table:table-cell>
          <table:table-cell table:formula="of:=MAX([.$E8];[.$K8];[.$Q8];[.$W8];[.$AC8];[.$AI8];[.$AO8];[.$AU8];[.$BA8];[.$BG8];[.$BM8];[.$BS8])" office:value-type="float" office:value="4034" calcext:value-type="float">
            <text:p>4034</text:p>
          </table:table-cell>
          <table:table-cell table:formula="of:=MAX([.$F8];[.$L8];[.$R8];[.$X8];[.$AD8];[.$AJ8];[.$AP8];[.$AV8];[.$BB8];[.$BH8];[.$BN8];[.$BT8])" office:value-type="float" office:value="4207.5" calcext:value-type="float">
            <text:p>4207.5</text:p>
          </table:table-cell>
          <table:table-cell table:formula="of:=MAX([.$G8];[.$M8];[.$S8];[.$Y8];[.$AE8];[.$AK8];[.$AQ8];[.$AW8];[.$BC8];[.$BI8];[.$BO8];[.$BU8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</text:p>
          </table:table-cell>
          <table:table-cell table:formula="of:=AVERAGE([Instances.H88:Instances.H104])" office:value-type="float" office:value="848.103529411765" calcext:value-type="float">
            <text:p>848.103529411765</text:p>
          </table:table-cell>
          <table:table-cell table:formula="of:=AVERAGE([Instances.I88:Instances.I104])" office:value-type="float" office:value="848.074" calcext:value-type="float">
            <text:p>848.074</text:p>
          </table:table-cell>
          <table:table-cell table:formula="of:=AVERAGE([Instances.J88:Instances.J104])" office:value-type="float" office:value="10256693.5882353" calcext:value-type="float">
            <text:p>10256693.5882353</text:p>
          </table:table-cell>
          <table:table-cell table:formula="of:=AVERAGE([Instances.K88:Instances.K104])" office:value-type="float" office:value="7524735.23529412" calcext:value-type="float">
            <text:p>7524735.23529412</text:p>
          </table:table-cell>
          <table:table-cell table:formula="of:=AVERAGE([Instances.L88:Instances.L104])" office:value-type="float" office:value="77.2941176470588" calcext:value-type="float">
            <text:p>77.2941176470588</text:p>
          </table:table-cell>
          <table:table-cell table:formula="of:=AVERAGE([Instances.M88:Instances.M104])" office:value-type="float" office:value="0" calcext:value-type="float">
            <text:p>0</text:p>
          </table:table-cell>
          <table:table-cell table:formula="of:=AVERAGE([Instances.N88:Instances.N104])" office:value-type="float" office:value="900" calcext:value-type="float">
            <text:p>900</text:p>
          </table:table-cell>
          <table:table-cell table:formula="of:=AVERAGE([Instances.O88:Instances.O104])" office:value-type="float" office:value="900" calcext:value-type="float">
            <text:p>900</text:p>
          </table:table-cell>
          <table:table-cell table:formula="of:=AVERAGE([Instances.P88:Instances.P104])" office:value-type="float" office:value="15377613" calcext:value-type="float">
            <text:p>15377613</text:p>
          </table:table-cell>
          <table:table-cell table:formula="of:=AVERAGE([Instances.Q88:Instances.Q104])" office:value-type="float" office:value="5002013.88235294" calcext:value-type="float">
            <text:p>5002013.88235294</text:p>
          </table:table-cell>
          <table:table-cell table:formula="of:=AVERAGE([Instances.R88:Instances.R104])" office:value-type="float" office:value="113.647058823529" calcext:value-type="float">
            <text:p>113.647058823529</text:p>
          </table:table-cell>
          <table:table-cell table:formula="of:=AVERAGE([Instances.S88:Instances.S104])" office:value-type="float" office:value="0" calcext:value-type="float">
            <text:p>0</text:p>
          </table:table-cell>
          <table:table-cell table:formula="of:=AVERAGE([Instances.T88:Instances.T104])" office:value-type="float" office:value="848.013529411765" calcext:value-type="float">
            <text:p>848.013529411765</text:p>
          </table:table-cell>
          <table:table-cell table:formula="of:=AVERAGE([Instances.U88:Instances.U104])" office:value-type="float" office:value="847.960588235294" calcext:value-type="float">
            <text:p>847.960588235294</text:p>
          </table:table-cell>
          <table:table-cell table:formula="of:=AVERAGE([Instances.V88:Instances.V104])" office:value-type="float" office:value="9478778.64705882" calcext:value-type="float">
            <text:p>9478778.64705882</text:p>
          </table:table-cell>
          <table:table-cell table:formula="of:=AVERAGE([Instances.W88:Instances.W104])" office:value-type="float" office:value="6876362.11764706" calcext:value-type="float">
            <text:p>6876362.11764706</text:p>
          </table:table-cell>
          <table:table-cell table:formula="of:=AVERAGE([Instances.X88:Instances.X104])" office:value-type="float" office:value="96.9411764705882" calcext:value-type="float">
            <text:p>96.9411764705882</text:p>
          </table:table-cell>
          <table:table-cell table:formula="of:=AVERAGE([Instances.Y88:Instances.Y104])" office:value-type="float" office:value="53.8823529411765" calcext:value-type="float">
            <text:p>53.8823529411765</text:p>
          </table:table-cell>
          <table:table-cell table:formula="of:=AVERAGE([Instances.Z88:Instances.Z104])" office:value-type="float" office:value="900" calcext:value-type="float">
            <text:p>900</text:p>
          </table:table-cell>
          <table:table-cell table:formula="of:=AVERAGE([Instances.AA88:Instances.AA104])" office:value-type="float" office:value="900" calcext:value-type="float">
            <text:p>900</text:p>
          </table:table-cell>
          <table:table-cell table:formula="of:=AVERAGE([Instances.AB88:Instances.AB104])" office:value-type="float" office:value="17253422.875" calcext:value-type="float">
            <text:p>17253422.875</text:p>
          </table:table-cell>
          <table:table-cell table:formula="of:=AVERAGE([Instances.AC88:Instances.AC104])" office:value-type="float" office:value="4967671.625" calcext:value-type="float">
            <text:p>4967671.625</text:p>
          </table:table-cell>
          <table:table-cell table:formula="of:=AVERAGE([Instances.AD88:Instances.AD104])" office:value-type="float" office:value="106.823529411765" calcext:value-type="float">
            <text:p>106.823529411765</text:p>
          </table:table-cell>
          <table:table-cell table:formula="of:=AVERAGE([Instances.AE88:Instances.AE104])" office:value-type="float" office:value="0" calcext:value-type="float">
            <text:p>0</text:p>
          </table:table-cell>
          <table:table-cell table:formula="of:=AVERAGE([Instances.AF88:Instances.AF104])" office:value-type="float" office:value="821.54705882353" calcext:value-type="float">
            <text:p>821.54705882353</text:p>
          </table:table-cell>
          <table:table-cell table:formula="of:=AVERAGE([Instances.AG88:Instances.AG104])" office:value-type="float" office:value="821.374823529412" calcext:value-type="float">
            <text:p>821.374823529412</text:p>
          </table:table-cell>
          <table:table-cell table:formula="of:=AVERAGE([Instances.AH88:Instances.AH104])" office:value-type="float" office:value="8969195.82352941" calcext:value-type="float">
            <text:p>8969195.82352941</text:p>
          </table:table-cell>
          <table:table-cell table:formula="of:=AVERAGE([Instances.AI88:Instances.AI104])" office:value-type="float" office:value="6494337.41176471" calcext:value-type="float">
            <text:p>6494337.41176471</text:p>
          </table:table-cell>
          <table:table-cell table:formula="of:=AVERAGE([Instances.AJ88:Instances.AJ104])" office:value-type="float" office:value="110" calcext:value-type="float">
            <text:p>110</text:p>
          </table:table-cell>
          <table:table-cell table:formula="of:=AVERAGE([Instances.AK88:Instances.AK104])" office:value-type="float" office:value="157.176470588235" calcext:value-type="float">
            <text:p>157.176470588235</text:p>
          </table:table-cell>
          <table:table-cell table:formula="of:=AVERAGE([Instances.AL88:Instances.AL104])" office:value-type="float" office:value="900" calcext:value-type="float">
            <text:p>900</text:p>
          </table:table-cell>
          <table:table-cell table:formula="of:=AVERAGE([Instances.AM88:Instances.AM104])" office:value-type="float" office:value="900" calcext:value-type="float">
            <text:p>900</text:p>
          </table:table-cell>
          <table:table-cell table:formula="of:=AVERAGE([Instances.AN88:Instances.AN104])" office:value-type="float" office:value="15018963" calcext:value-type="float">
            <text:p>15018963</text:p>
          </table:table-cell>
          <table:table-cell table:formula="of:=AVERAGE([Instances.AO88:Instances.AO104])" office:value-type="float" office:value="4928043.82352941" calcext:value-type="float">
            <text:p>4928043.82352941</text:p>
          </table:table-cell>
          <table:table-cell table:formula="of:=AVERAGE([Instances.AP88:Instances.AP104])" office:value-type="float" office:value="110.235294117647" calcext:value-type="float">
            <text:p>110.235294117647</text:p>
          </table:table-cell>
          <table:table-cell table:formula="of:=AVERAGE([Instances.AQ88:Instances.AQ104])" office:value-type="float" office:value="0" calcext:value-type="float">
            <text:p>0</text:p>
          </table:table-cell>
          <table:table-cell table:formula="of:=AVERAGE([Instances.AR88:Instances.AR104])" office:value-type="float" office:value="826.461764705882" calcext:value-type="float">
            <text:p>826.461764705882</text:p>
          </table:table-cell>
          <table:table-cell table:formula="of:=AVERAGE([Instances.AS88:Instances.AS104])" office:value-type="float" office:value="826.391882352941" calcext:value-type="float">
            <text:p>826.391882352941</text:p>
          </table:table-cell>
          <table:table-cell table:formula="of:=AVERAGE([Instances.AT88:Instances.AT104])" office:value-type="float" office:value="9877701.35294118" calcext:value-type="float">
            <text:p>9877701.35294118</text:p>
          </table:table-cell>
          <table:table-cell table:formula="of:=AVERAGE([Instances.AU88:Instances.AU104])" office:value-type="float" office:value="7127412.29411765" calcext:value-type="float">
            <text:p>7127412.29411765</text:p>
          </table:table-cell>
          <table:table-cell table:formula="of:=AVERAGE([Instances.AV88:Instances.AV104])" office:value-type="float" office:value="82.3529411764706" calcext:value-type="float">
            <text:p>82.3529411764706</text:p>
          </table:table-cell>
          <table:table-cell table:formula="of:=AVERAGE([Instances.AW88:Instances.AW104])" office:value-type="float" office:value="58.8235294117647" calcext:value-type="float">
            <text:p>58.8235294117647</text:p>
          </table:table-cell>
          <table:table-cell table:formula="of:=AVERAGE([Instances.AX88:Instances.AX104])" office:value-type="float" office:value="900" calcext:value-type="float">
            <text:p>900</text:p>
          </table:table-cell>
          <table:table-cell table:formula="of:=AVERAGE([Instances.AY88:Instances.AY104])" office:value-type="float" office:value="900" calcext:value-type="float">
            <text:p>900</text:p>
          </table:table-cell>
          <table:table-cell table:formula="of:=AVERAGE([Instances.AZ88:Instances.AZ104])" office:value-type="float" office:value="15632059.1764706" calcext:value-type="float">
            <text:p>15632059.1764706</text:p>
          </table:table-cell>
          <table:table-cell table:formula="of:=AVERAGE([Instances.BA88:Instances.BA104])" office:value-type="float" office:value="4991113.88235294" calcext:value-type="float">
            <text:p>4991113.88235294</text:p>
          </table:table-cell>
          <table:table-cell table:formula="of:=AVERAGE([Instances.BB88:Instances.BB104])" office:value-type="float" office:value="109.705882352941" calcext:value-type="float">
            <text:p>109.705882352941</text:p>
          </table:table-cell>
          <table:table-cell table:formula="of:=AVERAGE([Instances.BC88:Instances.BC104])" office:value-type="float" office:value="0" calcext:value-type="float">
            <text:p>0</text:p>
          </table:table-cell>
          <table:table-cell table:formula="of:=AVERAGE([Instances.BD88:Instances.BD104])" office:value-type="float" office:value="849.288823529412" calcext:value-type="float">
            <text:p>849.288823529412</text:p>
          </table:table-cell>
          <table:table-cell table:formula="of:=AVERAGE([Instances.BE88:Instances.BE104])" office:value-type="float" office:value="849.257529411765" calcext:value-type="float">
            <text:p>849.257529411765</text:p>
          </table:table-cell>
          <table:table-cell table:formula="of:=AVERAGE([Instances.BF88:Instances.BF104])" office:value-type="float" office:value="9898091.58823529" calcext:value-type="float">
            <text:p>9898091.58823529</text:p>
          </table:table-cell>
          <table:table-cell table:formula="of:=AVERAGE([Instances.BG88:Instances.BG104])" office:value-type="float" office:value="7331824.52941177" calcext:value-type="float">
            <text:p>7331824.52941177</text:p>
          </table:table-cell>
          <table:table-cell table:formula="of:=AVERAGE([Instances.BH88:Instances.BH104])" office:value-type="float" office:value="73.1764705882353" calcext:value-type="float">
            <text:p>73.1764705882353</text:p>
          </table:table-cell>
          <table:table-cell table:formula="of:=AVERAGE([Instances.BI88:Instances.BI104])" office:value-type="float" office:value="7.88235294117647" calcext:value-type="float">
            <text:p>7.88235294117647</text:p>
          </table:table-cell>
          <table:table-cell table:formula="of:=AVERAGE([Instances.BJ88:Instances.BJ104])" office:value-type="float" office:value="900" calcext:value-type="float">
            <text:p>900</text:p>
          </table:table-cell>
          <table:table-cell table:formula="of:=AVERAGE([Instances.BK88:Instances.BK104])" office:value-type="float" office:value="900" calcext:value-type="float">
            <text:p>900</text:p>
          </table:table-cell>
          <table:table-cell table:formula="of:=AVERAGE([Instances.BL88:Instances.BL104])" office:value-type="float" office:value="15217830.4705882" calcext:value-type="float">
            <text:p>15217830.4705882</text:p>
          </table:table-cell>
          <table:table-cell table:formula="of:=AVERAGE([Instances.BM88:Instances.BM104])" office:value-type="float" office:value="4899422.76470588" calcext:value-type="float">
            <text:p>4899422.76470588</text:p>
          </table:table-cell>
          <table:table-cell table:formula="of:=AVERAGE([Instances.BN88:Instances.BN104])" office:value-type="float" office:value="108.411764705882" calcext:value-type="float">
            <text:p>108.411764705882</text:p>
          </table:table-cell>
          <table:table-cell table:formula="of:=AVERAGE([Instances.BO88:Instances.BO104])" office:value-type="float" office:value="0" calcext:value-type="float">
            <text:p>0</text:p>
          </table:table-cell>
          <table:table-cell table:formula="of:=AVERAGE([Instances.BP88:Instances.BP104])" office:value-type="float" office:value="842.404705882353" calcext:value-type="float">
            <text:p>842.404705882353</text:p>
          </table:table-cell>
          <table:table-cell table:formula="of:=AVERAGE([Instances.BQ88:Instances.BQ104])" office:value-type="float" office:value="842.303411764706" calcext:value-type="float">
            <text:p>842.303411764706</text:p>
          </table:table-cell>
          <table:table-cell table:formula="of:=AVERAGE([Instances.BR88:Instances.BR104])" office:value-type="float" office:value="10168487.0588235" calcext:value-type="float">
            <text:p>10168487.0588235</text:p>
          </table:table-cell>
          <table:table-cell table:formula="of:=AVERAGE([Instances.BS88:Instances.BS104])" office:value-type="float" office:value="7255972.76470588" calcext:value-type="float">
            <text:p>7255972.76470588</text:p>
          </table:table-cell>
          <table:table-cell table:formula="of:=AVERAGE([Instances.BT88:Instances.BT104])" office:value-type="float" office:value="85.8823529411765" calcext:value-type="float">
            <text:p>85.8823529411765</text:p>
          </table:table-cell>
          <table:table-cell table:formula="of:=AVERAGE([Instances.BU88:Instances.BU104])" office:value-type="float" office:value="74" calcext:value-type="float">
            <text:p>74</text:p>
          </table:table-cell>
          <table:table-cell table:formula="of:=AVERAGE([Instances.BV88:Instances.BV104])" office:value-type="float" office:value="900" calcext:value-type="float">
            <text:p>900</text:p>
          </table:table-cell>
          <table:table-cell table:formula="of:=AVERAGE([Instances.BW88:Instances.BW104])" office:value-type="float" office:value="900" calcext:value-type="float">
            <text:p>900</text:p>
          </table:table-cell>
          <table:table-cell table:formula="of:=AVERAGE([Instances.BX88:Instances.BX104])" office:value-type="float" office:value="17654356.3529412" calcext:value-type="float">
            <text:p>17654356.3529412</text:p>
          </table:table-cell>
          <table:table-cell table:formula="of:=AVERAGE([Instances.BY88:Instances.BY104])" office:value-type="float" office:value="5228761.35294118" calcext:value-type="float">
            <text:p>5228761.35294118</text:p>
          </table:table-cell>
          <table:table-cell table:formula="of:=AVERAGE([Instances.BZ88:Instances.BZ104])" office:value-type="float" office:value="103.705882352941" calcext:value-type="float">
            <text:p>103.705882352941</text:p>
          </table:table-cell>
          <table:table-cell table:formula="of:=AVERAGE([Instances.CA88:Instances.CA104])" office:value-type="float" office:value="0" calcext:value-type="float">
            <text:p>0</text:p>
          </table:table-cell>
          <table:table-cell table:formula="of:=MIN([.$B9];[.$H9];[.$N9];[.$T9];[.$Z9];[.$AF9];[.$AL9];[.$AR9];[.$AX9];[.$BD9];[.$BJ9];[.$BP9])" office:value-type="float" office:value="821.54705882353" calcext:value-type="float">
            <text:p>821.54705882353</text:p>
          </table:table-cell>
          <table:table-cell table:formula="of:=MIN([.$C9];[.$I9];[.$O9];[.$U9];[.$AA9];[.$AG9];[.$AM9];[.$AS9];[.$AY9];[.$BE9];[.$BK9];[.$BQ9])" office:value-type="float" office:value="821.374823529412" calcext:value-type="float">
            <text:p>821.374823529412</text:p>
          </table:table-cell>
          <table:table-cell table:formula="of:=MIN([.$D9];[.$J9];[.$P9];[.$V9];[.$AB9];[.$AH9];[.$AN9];[.$AT9];[.$AZ9];[.$BF9];[.$BL9];[.$BR9])" office:value-type="float" office:value="8969195.82352941" calcext:value-type="float">
            <text:p>8969195.82352941</text:p>
          </table:table-cell>
          <table:table-cell table:formula="of:=MIN([.$E9];[.$K9];[.$Q9];[.$W9];[.$AC9];[.$AI9];[.$AO9];[.$AU9];[.$BA9];[.$BG9];[.$BM9];[.$BS9])" office:value-type="float" office:value="4899422.76470588" calcext:value-type="float">
            <text:p>4899422.76470588</text:p>
          </table:table-cell>
          <table:table-cell table:formula="of:=MIN([.$F9];[.$L9];[.$R9];[.$X9];[.$AD9];[.$AJ9];[.$AP9];[.$AV9];[.$BB9];[.$BH9];[.$BN9];[.$BT9])" office:value-type="float" office:value="73.1764705882353" calcext:value-type="float">
            <text:p>73.1764705882353</text:p>
          </table:table-cell>
          <table:table-cell table:formula="of:=MIN([.$G9];[.$M9];[.$S9];[.$Y9];[.$AE9];[.$AK9];[.$AQ9];[.$AW9];[.$BC9];[.$BI9];[.$BO9];[.$BU9])" office:value-type="float" office:value="0" calcext:value-type="float">
            <text:p>0</text:p>
          </table:table-cell>
          <table:table-cell table:formula="of:=MEDIAN([.$B9];[.$H9];[.$N9];[.$T9];[.$Z9];[.$AF9];[.$AL9];[.$AR9];[.$AX9];[.$BD9];[.$BJ9];[.$BP9])" office:value-type="float" office:value="874.644411764706" calcext:value-type="float">
            <text:p>874.644411764706</text:p>
          </table:table-cell>
          <table:table-cell table:formula="of:=MEDIAN([.$C9];[.$I9];[.$O9];[.$U9];[.$AA9];[.$AG9];[.$AM9];[.$AS9];[.$AY9];[.$BE9];[.$BK9];[.$BQ9])" office:value-type="float" office:value="874.628764705882" calcext:value-type="float">
            <text:p>874.628764705882</text:p>
          </table:table-cell>
          <table:table-cell table:formula="of:=MEDIAN([.$D9];[.$J9];[.$P9];[.$V9];[.$AB9];[.$AH9];[.$AN9];[.$AT9];[.$AZ9];[.$BF9];[.$BL9];[.$BR9])" office:value-type="float" office:value="12637828.2941176" calcext:value-type="float">
            <text:p>12637828.2941176</text:p>
          </table:table-cell>
          <table:table-cell table:formula="of:=MEDIAN([.$E9];[.$K9];[.$Q9];[.$W9];[.$AC9];[.$AI9];[.$AO9];[.$AU9];[.$BA9];[.$BG9];[.$BM9];[.$BS9])" office:value-type="float" office:value="5861549.38235294" calcext:value-type="float">
            <text:p>5861549.38235294</text:p>
          </table:table-cell>
          <table:table-cell table:formula="of:=MEDIAN([.$F9];[.$L9];[.$R9];[.$X9];[.$AD9];[.$AJ9];[.$AP9];[.$AV9];[.$BB9];[.$BH9];[.$BN9];[.$BT9])" office:value-type="float" office:value="105.264705882353" calcext:value-type="float">
            <text:p>105.264705882353</text:p>
          </table:table-cell>
          <table:table-cell table:formula="of:=MEDIAN([.$G9];[.$M9];[.$S9];[.$Y9];[.$AE9];[.$AK9];[.$AQ9];[.$AW9];[.$BC9];[.$BI9];[.$BO9];[.$BU9])" office:value-type="float" office:value="0" calcext:value-type="float">
            <text:p>0</text:p>
          </table:table-cell>
          <table:table-cell table:formula="of:=MAX([.$B9];[.$H9];[.$N9];[.$T9];[.$Z9];[.$AF9];[.$AL9];[.$AR9];[.$AX9];[.$BD9];[.$BJ9];[.$BP9])" office:value-type="float" office:value="900" calcext:value-type="float">
            <text:p>900</text:p>
          </table:table-cell>
          <table:table-cell table:formula="of:=MAX([.$C9];[.$I9];[.$O9];[.$U9];[.$AA9];[.$AG9];[.$AM9];[.$AS9];[.$AY9];[.$BE9];[.$BK9];[.$BQ9])" office:value-type="float" office:value="900" calcext:value-type="float">
            <text:p>900</text:p>
          </table:table-cell>
          <table:table-cell table:formula="of:=MAX([.$D9];[.$J9];[.$P9];[.$V9];[.$AB9];[.$AH9];[.$AN9];[.$AT9];[.$AZ9];[.$BF9];[.$BL9];[.$BR9])" office:value-type="float" office:value="17654356.3529412" calcext:value-type="float">
            <text:p>17654356.3529412</text:p>
          </table:table-cell>
          <table:table-cell table:formula="of:=MAX([.$E9];[.$K9];[.$Q9];[.$W9];[.$AC9];[.$AI9];[.$AO9];[.$AU9];[.$BA9];[.$BG9];[.$BM9];[.$BS9])" office:value-type="float" office:value="7524735.23529412" calcext:value-type="float">
            <text:p>7524735.23529412</text:p>
          </table:table-cell>
          <table:table-cell table:formula="of:=MAX([.$F9];[.$L9];[.$R9];[.$X9];[.$AD9];[.$AJ9];[.$AP9];[.$AV9];[.$BB9];[.$BH9];[.$BN9];[.$BT9])" office:value-type="float" office:value="113.647058823529" calcext:value-type="float">
            <text:p>113.647058823529</text:p>
          </table:table-cell>
          <table:table-cell table:formula="of:=MAX([.$G9];[.$M9];[.$S9];[.$Y9];[.$AE9];[.$AK9];[.$AQ9];[.$AW9];[.$BC9];[.$BI9];[.$BO9];[.$BU9])" office:value-type="float" office:value="157.176470588235" calcext:value-type="float">
            <text:p>157.176470588235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</text:p>
          </table:table-cell>
          <table:table-cell table:formula="of:=AVERAGE([Instances.H105:Instances.H124])" office:value-type="float" office:value="213.486" calcext:value-type="float">
            <text:p>213.486</text:p>
          </table:table-cell>
          <table:table-cell table:formula="of:=AVERAGE([Instances.I105:Instances.I124])" office:value-type="float" office:value="211.302" calcext:value-type="float">
            <text:p>211.302</text:p>
          </table:table-cell>
          <table:table-cell table:formula="of:=AVERAGE([Instances.J105:Instances.J124])" office:value-type="float" office:value="104279.8" calcext:value-type="float">
            <text:p>104279.8</text:p>
          </table:table-cell>
          <table:table-cell table:formula="of:=AVERAGE([Instances.K105:Instances.K124])" office:value-type="float" office:value="62300.95" calcext:value-type="float">
            <text:p>62300.95</text:p>
          </table:table-cell>
          <table:table-cell table:formula="of:=AVERAGE([Instances.L105:Instances.L124])" office:value-type="float" office:value="2720.35" calcext:value-type="float">
            <text:p>2720.35</text:p>
          </table:table-cell>
          <table:table-cell table:formula="of:=AVERAGE([Instances.M105:Instances.M124])" office:value-type="float" office:value="0" calcext:value-type="float">
            <text:p>0</text:p>
          </table:table-cell>
          <table:table-cell table:formula="of:=AVERAGE([Instances.N105:Instances.N124])" office:value-type="float" office:value="214.5845" calcext:value-type="float">
            <text:p>214.5845</text:p>
          </table:table-cell>
          <table:table-cell table:formula="of:=AVERAGE([Instances.O105:Instances.O124])" office:value-type="float" office:value="212.60135" calcext:value-type="float">
            <text:p>212.60135</text:p>
          </table:table-cell>
          <table:table-cell table:formula="of:=AVERAGE([Instances.P105:Instances.P124])" office:value-type="float" office:value="1046356.5" calcext:value-type="float">
            <text:p>1046356.5</text:p>
          </table:table-cell>
          <table:table-cell table:formula="of:=AVERAGE([Instances.Q105:Instances.Q124])" office:value-type="float" office:value="36332.75" calcext:value-type="float">
            <text:p>36332.75</text:p>
          </table:table-cell>
          <table:table-cell table:formula="of:=AVERAGE([Instances.R105:Instances.R124])" office:value-type="float" office:value="2710.7" calcext:value-type="float">
            <text:p>2710.7</text:p>
          </table:table-cell>
          <table:table-cell table:formula="of:=AVERAGE([Instances.S105:Instances.S124])" office:value-type="float" office:value="0" calcext:value-type="float">
            <text:p>0</text:p>
          </table:table-cell>
          <table:table-cell table:formula="of:=AVERAGE([Instances.T105:Instances.T124])" office:value-type="float" office:value="219.036" calcext:value-type="float">
            <text:p>219.036</text:p>
          </table:table-cell>
          <table:table-cell table:formula="of:=AVERAGE([Instances.U105:Instances.U124])" office:value-type="float" office:value="216.8992" calcext:value-type="float">
            <text:p>216.8992</text:p>
          </table:table-cell>
          <table:table-cell table:formula="of:=AVERAGE([Instances.V105:Instances.V124])" office:value-type="float" office:value="111054.95" calcext:value-type="float">
            <text:p>111054.95</text:p>
          </table:table-cell>
          <table:table-cell table:formula="of:=AVERAGE([Instances.W105:Instances.W124])" office:value-type="float" office:value="66483.75" calcext:value-type="float">
            <text:p>66483.75</text:p>
          </table:table-cell>
          <table:table-cell table:formula="of:=AVERAGE([Instances.X105:Instances.X124])" office:value-type="float" office:value="2723" calcext:value-type="float">
            <text:p>2723</text:p>
          </table:table-cell>
          <table:table-cell table:formula="of:=AVERAGE([Instances.Y105:Instances.Y124])" office:value-type="float" office:value="36.5" calcext:value-type="float">
            <text:p>36.5</text:p>
          </table:table-cell>
          <table:table-cell table:formula="of:=AVERAGE([Instances.Z105:Instances.Z124])" office:value-type="float" office:value="213.1595" calcext:value-type="float">
            <text:p>213.1595</text:p>
          </table:table-cell>
          <table:table-cell table:formula="of:=AVERAGE([Instances.AA105:Instances.AA124])" office:value-type="float" office:value="211.04325" calcext:value-type="float">
            <text:p>211.04325</text:p>
          </table:table-cell>
          <table:table-cell table:formula="of:=AVERAGE([Instances.AB105:Instances.AB124])" office:value-type="float" office:value="7241.89473684211" calcext:value-type="float">
            <text:p>7241.89473684211</text:p>
          </table:table-cell>
          <table:table-cell table:formula="of:=AVERAGE([Instances.AC105:Instances.AC124])" office:value-type="float" office:value="272.263157894737" calcext:value-type="float">
            <text:p>272.263157894737</text:p>
          </table:table-cell>
          <table:table-cell table:formula="of:=AVERAGE([Instances.AD105:Instances.AD124])" office:value-type="float" office:value="2720" calcext:value-type="float">
            <text:p>2720</text:p>
          </table:table-cell>
          <table:table-cell table:formula="of:=AVERAGE([Instances.AE105:Instances.AE124])" office:value-type="float" office:value="22.95" calcext:value-type="float">
            <text:p>22.95</text:p>
          </table:table-cell>
          <table:table-cell table:formula="of:=AVERAGE([Instances.AF105:Instances.AF124])" office:value-type="float" office:value="215.614" calcext:value-type="float">
            <text:p>215.614</text:p>
          </table:table-cell>
          <table:table-cell table:formula="of:=AVERAGE([Instances.AG105:Instances.AG124])" office:value-type="float" office:value="213.49445" calcext:value-type="float">
            <text:p>213.49445</text:p>
          </table:table-cell>
          <table:table-cell table:formula="of:=AVERAGE([Instances.AH105:Instances.AH124])" office:value-type="float" office:value="106915.95" calcext:value-type="float">
            <text:p>106915.95</text:p>
          </table:table-cell>
          <table:table-cell table:formula="of:=AVERAGE([Instances.AI105:Instances.AI124])" office:value-type="float" office:value="63603.55" calcext:value-type="float">
            <text:p>63603.55</text:p>
          </table:table-cell>
          <table:table-cell table:formula="of:=AVERAGE([Instances.AJ105:Instances.AJ124])" office:value-type="float" office:value="2714.9" calcext:value-type="float">
            <text:p>2714.9</text:p>
          </table:table-cell>
          <table:table-cell table:formula="of:=AVERAGE([Instances.AK105:Instances.AK124])" office:value-type="float" office:value="36.5" calcext:value-type="float">
            <text:p>36.5</text:p>
          </table:table-cell>
          <table:table-cell table:formula="of:=AVERAGE([Instances.AL105:Instances.AL124])" office:value-type="float" office:value="213.538" calcext:value-type="float">
            <text:p>213.538</text:p>
          </table:table-cell>
          <table:table-cell table:formula="of:=AVERAGE([Instances.AM105:Instances.AM124])" office:value-type="float" office:value="211.53945" calcext:value-type="float">
            <text:p>211.53945</text:p>
          </table:table-cell>
          <table:table-cell table:formula="of:=AVERAGE([Instances.AN105:Instances.AN124])" office:value-type="float" office:value="1041548.65" calcext:value-type="float">
            <text:p>1041548.65</text:p>
          </table:table-cell>
          <table:table-cell table:formula="of:=AVERAGE([Instances.AO105:Instances.AO124])" office:value-type="float" office:value="36094.15" calcext:value-type="float">
            <text:p>36094.15</text:p>
          </table:table-cell>
          <table:table-cell table:formula="of:=AVERAGE([Instances.AP105:Instances.AP124])" office:value-type="float" office:value="2717.75" calcext:value-type="float">
            <text:p>2717.75</text:p>
          </table:table-cell>
          <table:table-cell table:formula="of:=AVERAGE([Instances.AQ105:Instances.AQ124])" office:value-type="float" office:value="23.25" calcext:value-type="float">
            <text:p>23.25</text:p>
          </table:table-cell>
          <table:table-cell table:formula="of:=AVERAGE([Instances.AR105:Instances.AR124])" office:value-type="float" office:value="217.1265" calcext:value-type="float">
            <text:p>217.1265</text:p>
          </table:table-cell>
          <table:table-cell table:formula="of:=AVERAGE([Instances.AS105:Instances.AS124])" office:value-type="float" office:value="215.0672" calcext:value-type="float">
            <text:p>215.0672</text:p>
          </table:table-cell>
          <table:table-cell table:formula="of:=AVERAGE([Instances.AT105:Instances.AT124])" office:value-type="float" office:value="108485.45" calcext:value-type="float">
            <text:p>108485.45</text:p>
          </table:table-cell>
          <table:table-cell table:formula="of:=AVERAGE([Instances.AU105:Instances.AU124])" office:value-type="float" office:value="64872.7" calcext:value-type="float">
            <text:p>64872.7</text:p>
          </table:table-cell>
          <table:table-cell table:formula="of:=AVERAGE([Instances.AV105:Instances.AV124])" office:value-type="float" office:value="2718.65" calcext:value-type="float">
            <text:p>2718.65</text:p>
          </table:table-cell>
          <table:table-cell table:formula="of:=AVERAGE([Instances.AW105:Instances.AW124])" office:value-type="float" office:value="32.35" calcext:value-type="float">
            <text:p>32.35</text:p>
          </table:table-cell>
          <table:table-cell table:formula="of:=AVERAGE([Instances.AX105:Instances.AX124])" office:value-type="float" office:value="215.042" calcext:value-type="float">
            <text:p>215.042</text:p>
          </table:table-cell>
          <table:table-cell table:formula="of:=AVERAGE([Instances.AY105:Instances.AY124])" office:value-type="float" office:value="212.92785" calcext:value-type="float">
            <text:p>212.92785</text:p>
          </table:table-cell>
          <table:table-cell table:formula="of:=AVERAGE([Instances.AZ105:Instances.AZ124])" office:value-type="float" office:value="1049641.4" calcext:value-type="float">
            <text:p>1049641.4</text:p>
          </table:table-cell>
          <table:table-cell table:formula="of:=AVERAGE([Instances.BA105:Instances.BA124])" office:value-type="float" office:value="36442.25" calcext:value-type="float">
            <text:p>36442.25</text:p>
          </table:table-cell>
          <table:table-cell table:formula="of:=AVERAGE([Instances.BB105:Instances.BB124])" office:value-type="float" office:value="2719.75" calcext:value-type="float">
            <text:p>2719.75</text:p>
          </table:table-cell>
          <table:table-cell table:formula="of:=AVERAGE([Instances.BC105:Instances.BC124])" office:value-type="float" office:value="22.75" calcext:value-type="float">
            <text:p>22.75</text:p>
          </table:table-cell>
          <table:table-cell table:formula="of:=AVERAGE([Instances.BD105:Instances.BD124])" office:value-type="float" office:value="213.3825" calcext:value-type="float">
            <text:p>213.3825</text:p>
          </table:table-cell>
          <table:table-cell table:formula="of:=AVERAGE([Instances.BE105:Instances.BE124])" office:value-type="float" office:value="211.3143" calcext:value-type="float">
            <text:p>211.3143</text:p>
          </table:table-cell>
          <table:table-cell table:formula="of:=AVERAGE([Instances.BF105:Instances.BF124])" office:value-type="float" office:value="106600.35" calcext:value-type="float">
            <text:p>106600.35</text:p>
          </table:table-cell>
          <table:table-cell table:formula="of:=AVERAGE([Instances.BG105:Instances.BG124])" office:value-type="float" office:value="63054.6" calcext:value-type="float">
            <text:p>63054.6</text:p>
          </table:table-cell>
          <table:table-cell table:formula="of:=AVERAGE([Instances.BH105:Instances.BH124])" office:value-type="float" office:value="2717.45" calcext:value-type="float">
            <text:p>2717.45</text:p>
          </table:table-cell>
          <table:table-cell table:formula="of:=AVERAGE([Instances.BI105:Instances.BI124])" office:value-type="float" office:value="20.65" calcext:value-type="float">
            <text:p>20.65</text:p>
          </table:table-cell>
          <table:table-cell table:formula="of:=AVERAGE([Instances.BJ105:Instances.BJ124])" office:value-type="float" office:value="213.0825" calcext:value-type="float">
            <text:p>213.0825</text:p>
          </table:table-cell>
          <table:table-cell table:formula="of:=AVERAGE([Instances.BK105:Instances.BK124])" office:value-type="float" office:value="211.07735" calcext:value-type="float">
            <text:p>211.07735</text:p>
          </table:table-cell>
          <table:table-cell table:formula="of:=AVERAGE([Instances.BL105:Instances.BL124])" office:value-type="float" office:value="1045730.8" calcext:value-type="float">
            <text:p>1045730.8</text:p>
          </table:table-cell>
          <table:table-cell table:formula="of:=AVERAGE([Instances.BM105:Instances.BM124])" office:value-type="float" office:value="36282.65" calcext:value-type="float">
            <text:p>36282.65</text:p>
          </table:table-cell>
          <table:table-cell table:formula="of:=AVERAGE([Instances.BN105:Instances.BN124])" office:value-type="float" office:value="2714.6" calcext:value-type="float">
            <text:p>2714.6</text:p>
          </table:table-cell>
          <table:table-cell table:formula="of:=AVERAGE([Instances.BO105:Instances.BO124])" office:value-type="float" office:value="17.8" calcext:value-type="float">
            <text:p>17.8</text:p>
          </table:table-cell>
          <table:table-cell table:formula="of:=AVERAGE([Instances.BP105:Instances.BP124])" office:value-type="float" office:value="213.6" calcext:value-type="float">
            <text:p>213.6</text:p>
          </table:table-cell>
          <table:table-cell table:formula="of:=AVERAGE([Instances.BQ105:Instances.BQ124])" office:value-type="float" office:value="211.48875" calcext:value-type="float">
            <text:p>211.48875</text:p>
          </table:table-cell>
          <table:table-cell table:formula="of:=AVERAGE([Instances.BR105:Instances.BR124])" office:value-type="float" office:value="105818.9" calcext:value-type="float">
            <text:p>105818.9</text:p>
          </table:table-cell>
          <table:table-cell table:formula="of:=AVERAGE([Instances.BS105:Instances.BS124])" office:value-type="float" office:value="64373.45" calcext:value-type="float">
            <text:p>64373.45</text:p>
          </table:table-cell>
          <table:table-cell table:formula="of:=AVERAGE([Instances.BT105:Instances.BT124])" office:value-type="float" office:value="2714.4" calcext:value-type="float">
            <text:p>2714.4</text:p>
          </table:table-cell>
          <table:table-cell table:formula="of:=AVERAGE([Instances.BU105:Instances.BU124])" office:value-type="float" office:value="32.8" calcext:value-type="float">
            <text:p>32.8</text:p>
          </table:table-cell>
          <table:table-cell table:formula="of:=AVERAGE([Instances.BV105:Instances.BV124])" office:value-type="float" office:value="212.435" calcext:value-type="float">
            <text:p>212.435</text:p>
          </table:table-cell>
          <table:table-cell table:formula="of:=AVERAGE([Instances.BW105:Instances.BW124])" office:value-type="float" office:value="210.44265" calcext:value-type="float">
            <text:p>210.44265</text:p>
          </table:table-cell>
          <table:table-cell table:formula="of:=AVERAGE([Instances.BX105:Instances.BX124])" office:value-type="float" office:value="1056169.45" calcext:value-type="float">
            <text:p>1056169.45</text:p>
          </table:table-cell>
          <table:table-cell table:formula="of:=AVERAGE([Instances.BY105:Instances.BY124])" office:value-type="float" office:value="36772.1" calcext:value-type="float">
            <text:p>36772.1</text:p>
          </table:table-cell>
          <table:table-cell table:formula="of:=AVERAGE([Instances.BZ105:Instances.BZ124])" office:value-type="float" office:value="2717.25" calcext:value-type="float">
            <text:p>2717.25</text:p>
          </table:table-cell>
          <table:table-cell table:formula="of:=AVERAGE([Instances.CA105:Instances.CA124])" office:value-type="float" office:value="22.45" calcext:value-type="float">
            <text:p>22.45</text:p>
          </table:table-cell>
          <table:table-cell table:formula="of:=MIN([.$B10];[.$H10];[.$N10];[.$T10];[.$Z10];[.$AF10];[.$AL10];[.$AR10];[.$AX10];[.$BD10];[.$BJ10];[.$BP10])" office:value-type="float" office:value="212.435" calcext:value-type="float">
            <text:p>212.435</text:p>
          </table:table-cell>
          <table:table-cell table:formula="of:=MIN([.$C10];[.$I10];[.$O10];[.$U10];[.$AA10];[.$AG10];[.$AM10];[.$AS10];[.$AY10];[.$BE10];[.$BK10];[.$BQ10])" office:value-type="float" office:value="210.44265" calcext:value-type="float">
            <text:p>210.44265</text:p>
          </table:table-cell>
          <table:table-cell table:formula="of:=MIN([.$D10];[.$J10];[.$P10];[.$V10];[.$AB10];[.$AH10];[.$AN10];[.$AT10];[.$AZ10];[.$BF10];[.$BL10];[.$BR10])" office:value-type="float" office:value="7241.89473684211" calcext:value-type="float">
            <text:p>7241.89473684211</text:p>
          </table:table-cell>
          <table:table-cell table:formula="of:=MIN([.$E10];[.$K10];[.$Q10];[.$W10];[.$AC10];[.$AI10];[.$AO10];[.$AU10];[.$BA10];[.$BG10];[.$BM10];[.$BS10])" office:value-type="float" office:value="272.263157894737" calcext:value-type="float">
            <text:p>272.263157894737</text:p>
          </table:table-cell>
          <table:table-cell table:formula="of:=MIN([.$F10];[.$L10];[.$R10];[.$X10];[.$AD10];[.$AJ10];[.$AP10];[.$AV10];[.$BB10];[.$BH10];[.$BN10];[.$BT10])" office:value-type="float" office:value="2710.7" calcext:value-type="float">
            <text:p>2710.7</text:p>
          </table:table-cell>
          <table:table-cell table:formula="of:=MIN([.$G10];[.$M10];[.$S10];[.$Y10];[.$AE10];[.$AK10];[.$AQ10];[.$AW10];[.$BC10];[.$BI10];[.$BO10];[.$BU10])" office:value-type="float" office:value="0" calcext:value-type="float">
            <text:p>0</text:p>
          </table:table-cell>
          <table:table-cell table:formula="of:=MEDIAN([.$B10];[.$H10];[.$N10];[.$T10];[.$Z10];[.$AF10];[.$AL10];[.$AR10];[.$AX10];[.$BD10];[.$BJ10];[.$BP10])" office:value-type="float" office:value="213.569" calcext:value-type="float">
            <text:p>213.569</text:p>
          </table:table-cell>
          <table:table-cell table:formula="of:=MEDIAN([.$C10];[.$I10];[.$O10];[.$U10];[.$AA10];[.$AG10];[.$AM10];[.$AS10];[.$AY10];[.$BE10];[.$BK10];[.$BQ10])" office:value-type="float" office:value="211.5141" calcext:value-type="float">
            <text:p>211.5141</text:p>
          </table:table-cell>
          <table:table-cell table:formula="of:=MEDIAN([.$D10];[.$J10];[.$P10];[.$V10];[.$AB10];[.$AH10];[.$AN10];[.$AT10];[.$AZ10];[.$BF10];[.$BL10];[.$BR10])" office:value-type="float" office:value="109770.2" calcext:value-type="float">
            <text:p>109770.2</text:p>
          </table:table-cell>
          <table:table-cell table:formula="of:=MEDIAN([.$E10];[.$K10];[.$Q10];[.$W10];[.$AC10];[.$AI10];[.$AO10];[.$AU10];[.$BA10];[.$BG10];[.$BM10];[.$BS10])" office:value-type="float" office:value="49536.525" calcext:value-type="float">
            <text:p>49536.525</text:p>
          </table:table-cell>
          <table:table-cell table:formula="of:=MEDIAN([.$F10];[.$L10];[.$R10];[.$X10];[.$AD10];[.$AJ10];[.$AP10];[.$AV10];[.$BB10];[.$BH10];[.$BN10];[.$BT10])" office:value-type="float" office:value="2717.6" calcext:value-type="float">
            <text:p>2717.6</text:p>
          </table:table-cell>
          <table:table-cell table:formula="of:=MEDIAN([.$G10];[.$M10];[.$S10];[.$Y10];[.$AE10];[.$AK10];[.$AQ10];[.$AW10];[.$BC10];[.$BI10];[.$BO10];[.$BU10])" office:value-type="float" office:value="22.85" calcext:value-type="float">
            <text:p>22.85</text:p>
          </table:table-cell>
          <table:table-cell table:formula="of:=MAX([.$B10];[.$H10];[.$N10];[.$T10];[.$Z10];[.$AF10];[.$AL10];[.$AR10];[.$AX10];[.$BD10];[.$BJ10];[.$BP10])" office:value-type="float" office:value="219.036" calcext:value-type="float">
            <text:p>219.036</text:p>
          </table:table-cell>
          <table:table-cell table:formula="of:=MAX([.$C10];[.$I10];[.$O10];[.$U10];[.$AA10];[.$AG10];[.$AM10];[.$AS10];[.$AY10];[.$BE10];[.$BK10];[.$BQ10])" office:value-type="float" office:value="216.8992" calcext:value-type="float">
            <text:p>216.8992</text:p>
          </table:table-cell>
          <table:table-cell table:formula="of:=MAX([.$D10];[.$J10];[.$P10];[.$V10];[.$AB10];[.$AH10];[.$AN10];[.$AT10];[.$AZ10];[.$BF10];[.$BL10];[.$BR10])" office:value-type="float" office:value="1056169.45" calcext:value-type="float">
            <text:p>1056169.45</text:p>
          </table:table-cell>
          <table:table-cell table:formula="of:=MAX([.$E10];[.$K10];[.$Q10];[.$W10];[.$AC10];[.$AI10];[.$AO10];[.$AU10];[.$BA10];[.$BG10];[.$BM10];[.$BS10])" office:value-type="float" office:value="66483.75" calcext:value-type="float">
            <text:p>66483.75</text:p>
          </table:table-cell>
          <table:table-cell table:formula="of:=MAX([.$F10];[.$L10];[.$R10];[.$X10];[.$AD10];[.$AJ10];[.$AP10];[.$AV10];[.$BB10];[.$BH10];[.$BN10];[.$BT10])" office:value-type="float" office:value="2723" calcext:value-type="float">
            <text:p>2723</text:p>
          </table:table-cell>
          <table:table-cell table:formula="of:=MAX([.$G10];[.$M10];[.$S10];[.$Y10];[.$AE10];[.$AK10];[.$AQ10];[.$AW10];[.$BC10];[.$BI10];[.$BO10];[.$BU10])" office:value-type="float" office:value="36.5" calcext:value-type="float">
            <text:p>36.5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</text:p>
          </table:table-cell>
          <table:table-cell table:formula="of:=AVERAGE([Instances.H125:Instances.H138])" office:value-type="float" office:value="400.090714285714" calcext:value-type="float">
            <text:p>400.090714285714</text:p>
          </table:table-cell>
          <table:table-cell table:formula="of:=AVERAGE([Instances.I125:Instances.I138])" office:value-type="float" office:value="398.376928571429" calcext:value-type="float">
            <text:p>398.376928571429</text:p>
          </table:table-cell>
          <table:table-cell table:formula="of:=AVERAGE([Instances.J125:Instances.J138])" office:value-type="float" office:value="665.428571428572" calcext:value-type="float">
            <text:p>665.428571428572</text:p>
          </table:table-cell>
          <table:table-cell table:formula="of:=AVERAGE([Instances.K125:Instances.K138])" office:value-type="float" office:value="190.285714285714" calcext:value-type="float">
            <text:p>190.285714285714</text:p>
          </table:table-cell>
          <table:table-cell table:formula="of:=AVERAGE([Instances.L125:Instances.L138])" office:value-type="float" office:value="4425.28571428572" calcext:value-type="float">
            <text:p>4425.28571428572</text:p>
          </table:table-cell>
          <table:table-cell table:formula="of:=AVERAGE([Instances.M125:Instances.M138])" office:value-type="float" office:value="0" calcext:value-type="float">
            <text:p>0</text:p>
          </table:table-cell>
          <table:table-cell table:formula="of:=AVERAGE([Instances.N125:Instances.N138])" office:value-type="float" office:value="399.974285714286" calcext:value-type="float">
            <text:p>399.974285714286</text:p>
          </table:table-cell>
          <table:table-cell table:formula="of:=AVERAGE([Instances.O125:Instances.O138])" office:value-type="float" office:value="398.297285714286" calcext:value-type="float">
            <text:p>398.297285714286</text:p>
          </table:table-cell>
          <table:table-cell table:formula="of:=AVERAGE([Instances.P125:Instances.P138])" office:value-type="float" office:value="317.785714285714" calcext:value-type="float">
            <text:p>317.785714285714</text:p>
          </table:table-cell>
          <table:table-cell table:formula="of:=AVERAGE([Instances.Q125:Instances.Q138])" office:value-type="float" office:value="51.2857142857143" calcext:value-type="float">
            <text:p>51.2857142857143</text:p>
          </table:table-cell>
          <table:table-cell table:formula="of:=AVERAGE([Instances.R125:Instances.R138])" office:value-type="float" office:value="4415.71428571429" calcext:value-type="float">
            <text:p>4415.71428571429</text:p>
          </table:table-cell>
          <table:table-cell table:formula="of:=AVERAGE([Instances.S125:Instances.S138])" office:value-type="float" office:value="0" calcext:value-type="float">
            <text:p>0</text:p>
          </table:table-cell>
          <table:table-cell table:formula="of:=AVERAGE([Instances.T125:Instances.T138])" office:value-type="float" office:value="399.332142857143" calcext:value-type="float">
            <text:p>399.332142857143</text:p>
          </table:table-cell>
          <table:table-cell table:formula="of:=AVERAGE([Instances.U125:Instances.U138])" office:value-type="float" office:value="397.671357142857" calcext:value-type="float">
            <text:p>397.671357142857</text:p>
          </table:table-cell>
          <table:table-cell table:formula="of:=AVERAGE([Instances.V125:Instances.V138])" office:value-type="float" office:value="2606.78571428571" calcext:value-type="float">
            <text:p>2606.78571428571</text:p>
          </table:table-cell>
          <table:table-cell table:formula="of:=AVERAGE([Instances.W125:Instances.W138])" office:value-type="float" office:value="699.5" calcext:value-type="float">
            <text:p>699.5</text:p>
          </table:table-cell>
          <table:table-cell table:formula="of:=AVERAGE([Instances.X125:Instances.X138])" office:value-type="float" office:value="4425.57142857143" calcext:value-type="float">
            <text:p>4425.57142857143</text:p>
          </table:table-cell>
          <table:table-cell table:formula="of:=AVERAGE([Instances.Y125:Instances.Y138])" office:value-type="float" office:value="2.71428571428571" calcext:value-type="float">
            <text:p>2.71428571428571</text:p>
          </table:table-cell>
          <table:table-cell table:formula="of:=AVERAGE([Instances.Z125:Instances.Z138])" office:value-type="float" office:value="400.339285714286" calcext:value-type="float">
            <text:p>400.339285714286</text:p>
          </table:table-cell>
          <table:table-cell table:formula="of:=AVERAGE([Instances.AA125:Instances.AA138])" office:value-type="float" office:value="398.626928571428" calcext:value-type="float">
            <text:p>398.626928571428</text:p>
          </table:table-cell>
          <table:table-cell table:formula="of:=AVERAGE([Instances.AB125:Instances.AB138])" office:value-type="float" office:value="152.714285714286" calcext:value-type="float">
            <text:p>152.714285714286</text:p>
          </table:table-cell>
          <table:table-cell table:formula="of:=AVERAGE([Instances.AC125:Instances.AC138])" office:value-type="float" office:value="24.6428571428571" calcext:value-type="float">
            <text:p>24.6428571428571</text:p>
          </table:table-cell>
          <table:table-cell table:formula="of:=AVERAGE([Instances.AD125:Instances.AD138])" office:value-type="float" office:value="4402.78571428572" calcext:value-type="float">
            <text:p>4402.78571428572</text:p>
          </table:table-cell>
          <table:table-cell table:formula="of:=AVERAGE([Instances.AE125:Instances.AE138])" office:value-type="float" office:value="0.214285714285714" calcext:value-type="float">
            <text:p>0.214285714285714</text:p>
          </table:table-cell>
          <table:table-cell table:formula="of:=AVERAGE([Instances.AF125:Instances.AF138])" office:value-type="float" office:value="400.101428571429" calcext:value-type="float">
            <text:p>400.101428571429</text:p>
          </table:table-cell>
          <table:table-cell table:formula="of:=AVERAGE([Instances.AG125:Instances.AG138])" office:value-type="float" office:value="398.327285714286" calcext:value-type="float">
            <text:p>398.327285714286</text:p>
          </table:table-cell>
          <table:table-cell table:formula="of:=AVERAGE([Instances.AH125:Instances.AH138])" office:value-type="float" office:value="2606.78571428571" calcext:value-type="float">
            <text:p>2606.78571428571</text:p>
          </table:table-cell>
          <table:table-cell table:formula="of:=AVERAGE([Instances.AI125:Instances.AI138])" office:value-type="float" office:value="699.5" calcext:value-type="float">
            <text:p>699.5</text:p>
          </table:table-cell>
          <table:table-cell table:formula="of:=AVERAGE([Instances.AJ125:Instances.AJ138])" office:value-type="float" office:value="4405.92857142857" calcext:value-type="float">
            <text:p>4405.92857142857</text:p>
          </table:table-cell>
          <table:table-cell table:formula="of:=AVERAGE([Instances.AK125:Instances.AK138])" office:value-type="float" office:value="2.71428571428571" calcext:value-type="float">
            <text:p>2.71428571428571</text:p>
          </table:table-cell>
          <table:table-cell table:formula="of:=AVERAGE([Instances.AL125:Instances.AL138])" office:value-type="float" office:value="401.287142857143" calcext:value-type="float">
            <text:p>401.287142857143</text:p>
          </table:table-cell>
          <table:table-cell table:formula="of:=AVERAGE([Instances.AM125:Instances.AM138])" office:value-type="float" office:value="399.540357142857" calcext:value-type="float">
            <text:p>399.540357142857</text:p>
          </table:table-cell>
          <table:table-cell table:formula="of:=AVERAGE([Instances.AN125:Instances.AN138])" office:value-type="float" office:value="152.714285714286" calcext:value-type="float">
            <text:p>152.714285714286</text:p>
          </table:table-cell>
          <table:table-cell table:formula="of:=AVERAGE([Instances.AO125:Instances.AO138])" office:value-type="float" office:value="24.6428571428571" calcext:value-type="float">
            <text:p>24.6428571428571</text:p>
          </table:table-cell>
          <table:table-cell table:formula="of:=AVERAGE([Instances.AP125:Instances.AP138])" office:value-type="float" office:value="4423.35714285714" calcext:value-type="float">
            <text:p>4423.35714285714</text:p>
          </table:table-cell>
          <table:table-cell table:formula="of:=AVERAGE([Instances.AQ125:Instances.AQ138])" office:value-type="float" office:value="0.214285714285714" calcext:value-type="float">
            <text:p>0.214285714285714</text:p>
          </table:table-cell>
          <table:table-cell table:formula="of:=AVERAGE([Instances.AR125:Instances.AR138])" office:value-type="float" office:value="401.108571428571" calcext:value-type="float">
            <text:p>401.108571428571</text:p>
          </table:table-cell>
          <table:table-cell table:formula="of:=AVERAGE([Instances.AS125:Instances.AS138])" office:value-type="float" office:value="399.377285714286" calcext:value-type="float">
            <text:p>399.377285714286</text:p>
          </table:table-cell>
          <table:table-cell table:formula="of:=AVERAGE([Instances.AT125:Instances.AT138])" office:value-type="float" office:value="2606.78571428571" calcext:value-type="float">
            <text:p>2606.78571428571</text:p>
          </table:table-cell>
          <table:table-cell table:formula="of:=AVERAGE([Instances.AU125:Instances.AU138])" office:value-type="float" office:value="699.5" calcext:value-type="float">
            <text:p>699.5</text:p>
          </table:table-cell>
          <table:table-cell table:formula="of:=AVERAGE([Instances.AV125:Instances.AV138])" office:value-type="float" office:value="4420.57142857143" calcext:value-type="float">
            <text:p>4420.57142857143</text:p>
          </table:table-cell>
          <table:table-cell table:formula="of:=AVERAGE([Instances.AW125:Instances.AW138])" office:value-type="float" office:value="2.71428571428571" calcext:value-type="float">
            <text:p>2.71428571428571</text:p>
          </table:table-cell>
          <table:table-cell table:formula="of:=AVERAGE([Instances.AX125:Instances.AX138])" office:value-type="float" office:value="401.673571428572" calcext:value-type="float">
            <text:p>401.673571428572</text:p>
          </table:table-cell>
          <table:table-cell table:formula="of:=AVERAGE([Instances.AY125:Instances.AY138])" office:value-type="float" office:value="399.890142857143" calcext:value-type="float">
            <text:p>399.890142857143</text:p>
          </table:table-cell>
          <table:table-cell table:formula="of:=AVERAGE([Instances.AZ125:Instances.AZ138])" office:value-type="float" office:value="152.714285714286" calcext:value-type="float">
            <text:p>152.714285714286</text:p>
          </table:table-cell>
          <table:table-cell table:formula="of:=AVERAGE([Instances.BA125:Instances.BA138])" office:value-type="float" office:value="24.6428571428571" calcext:value-type="float">
            <text:p>24.6428571428571</text:p>
          </table:table-cell>
          <table:table-cell table:formula="of:=AVERAGE([Instances.BB125:Instances.BB138])" office:value-type="float" office:value="4408.78571428572" calcext:value-type="float">
            <text:p>4408.78571428572</text:p>
          </table:table-cell>
          <table:table-cell table:formula="of:=AVERAGE([Instances.BC125:Instances.BC138])" office:value-type="float" office:value="0.214285714285714" calcext:value-type="float">
            <text:p>0.214285714285714</text:p>
          </table:table-cell>
          <table:table-cell table:formula="of:=AVERAGE([Instances.BD125:Instances.BD138])" office:value-type="float" office:value="399.059285714286" calcext:value-type="float">
            <text:p>399.059285714286</text:p>
          </table:table-cell>
          <table:table-cell table:formula="of:=AVERAGE([Instances.BE125:Instances.BE138])" office:value-type="float" office:value="397.39" calcext:value-type="float">
            <text:p>397.39</text:p>
          </table:table-cell>
          <table:table-cell table:formula="of:=AVERAGE([Instances.BF125:Instances.BF138])" office:value-type="float" office:value="2672.14285714286" calcext:value-type="float">
            <text:p>2672.14285714286</text:p>
          </table:table-cell>
          <table:table-cell table:formula="of:=AVERAGE([Instances.BG125:Instances.BG138])" office:value-type="float" office:value="741.5" calcext:value-type="float">
            <text:p>741.5</text:p>
          </table:table-cell>
          <table:table-cell table:formula="of:=AVERAGE([Instances.BH125:Instances.BH138])" office:value-type="float" office:value="4411.07142857143" calcext:value-type="float">
            <text:p>4411.07142857143</text:p>
          </table:table-cell>
          <table:table-cell table:formula="of:=AVERAGE([Instances.BI125:Instances.BI138])" office:value-type="float" office:value="2" calcext:value-type="float">
            <text:p>2</text:p>
          </table:table-cell>
          <table:table-cell table:formula="of:=AVERAGE([Instances.BJ125:Instances.BJ138])" office:value-type="float" office:value="399.92" calcext:value-type="float">
            <text:p>399.92</text:p>
          </table:table-cell>
          <table:table-cell table:formula="of:=AVERAGE([Instances.BK125:Instances.BK138])" office:value-type="float" office:value="398.200642857143" calcext:value-type="float">
            <text:p>398.200642857143</text:p>
          </table:table-cell>
          <table:table-cell table:formula="of:=AVERAGE([Instances.BL125:Instances.BL138])" office:value-type="float" office:value="152.714285714286" calcext:value-type="float">
            <text:p>152.714285714286</text:p>
          </table:table-cell>
          <table:table-cell table:formula="of:=AVERAGE([Instances.BM125:Instances.BM138])" office:value-type="float" office:value="24.6428571428571" calcext:value-type="float">
            <text:p>24.6428571428571</text:p>
          </table:table-cell>
          <table:table-cell table:formula="of:=AVERAGE([Instances.BN125:Instances.BN138])" office:value-type="float" office:value="4406.92857142857" calcext:value-type="float">
            <text:p>4406.92857142857</text:p>
          </table:table-cell>
          <table:table-cell table:formula="of:=AVERAGE([Instances.BO125:Instances.BO138])" office:value-type="float" office:value="0.214285714285714" calcext:value-type="float">
            <text:p>0.214285714285714</text:p>
          </table:table-cell>
          <table:table-cell table:formula="of:=AVERAGE([Instances.BP125:Instances.BP138])" office:value-type="float" office:value="400.227857142857" calcext:value-type="float">
            <text:p>400.227857142857</text:p>
          </table:table-cell>
          <table:table-cell table:formula="of:=AVERAGE([Instances.BQ125:Instances.BQ138])" office:value-type="float" office:value="398.475714285714" calcext:value-type="float">
            <text:p>398.475714285714</text:p>
          </table:table-cell>
          <table:table-cell table:formula="of:=AVERAGE([Instances.BR125:Instances.BR138])" office:value-type="float" office:value="2606.78571428571" calcext:value-type="float">
            <text:p>2606.78571428571</text:p>
          </table:table-cell>
          <table:table-cell table:formula="of:=AVERAGE([Instances.BS125:Instances.BS138])" office:value-type="float" office:value="699.5" calcext:value-type="float">
            <text:p>699.5</text:p>
          </table:table-cell>
          <table:table-cell table:formula="of:=AVERAGE([Instances.BT125:Instances.BT138])" office:value-type="float" office:value="4432.71428571429" calcext:value-type="float">
            <text:p>4432.71428571429</text:p>
          </table:table-cell>
          <table:table-cell table:formula="of:=AVERAGE([Instances.BU125:Instances.BU138])" office:value-type="float" office:value="2.5" calcext:value-type="float">
            <text:p>2.5</text:p>
          </table:table-cell>
          <table:table-cell table:formula="of:=AVERAGE([Instances.BV125:Instances.BV138])" office:value-type="float" office:value="400.002857142857" calcext:value-type="float">
            <text:p>400.002857142857</text:p>
          </table:table-cell>
          <table:table-cell table:formula="of:=AVERAGE([Instances.BW125:Instances.BW138])" office:value-type="float" office:value="398.374214285714" calcext:value-type="float">
            <text:p>398.374214285714</text:p>
          </table:table-cell>
          <table:table-cell table:formula="of:=AVERAGE([Instances.BX125:Instances.BX138])" office:value-type="float" office:value="152.714285714286" calcext:value-type="float">
            <text:p>152.714285714286</text:p>
          </table:table-cell>
          <table:table-cell table:formula="of:=AVERAGE([Instances.BY125:Instances.BY138])" office:value-type="float" office:value="24.6428571428571" calcext:value-type="float">
            <text:p>24.6428571428571</text:p>
          </table:table-cell>
          <table:table-cell table:formula="of:=AVERAGE([Instances.BZ125:Instances.BZ138])" office:value-type="float" office:value="4419.14285714286" calcext:value-type="float">
            <text:p>4419.14285714286</text:p>
          </table:table-cell>
          <table:table-cell table:formula="of:=AVERAGE([Instances.CA125:Instances.CA138])" office:value-type="float" office:value="0.214285714285714" calcext:value-type="float">
            <text:p>0.214285714285714</text:p>
          </table:table-cell>
          <table:table-cell table:formula="of:=MIN([.$B11];[.$H11];[.$N11];[.$T11];[.$Z11];[.$AF11];[.$AL11];[.$AR11];[.$AX11];[.$BD11];[.$BJ11];[.$BP11])" office:value-type="float" office:value="399.059285714286" calcext:value-type="float">
            <text:p>399.059285714286</text:p>
          </table:table-cell>
          <table:table-cell table:formula="of:=MIN([.$C11];[.$I11];[.$O11];[.$U11];[.$AA11];[.$AG11];[.$AM11];[.$AS11];[.$AY11];[.$BE11];[.$BK11];[.$BQ11])" office:value-type="float" office:value="397.39" calcext:value-type="float">
            <text:p>397.39</text:p>
          </table:table-cell>
          <table:table-cell table:formula="of:=MIN([.$D11];[.$J11];[.$P11];[.$V11];[.$AB11];[.$AH11];[.$AN11];[.$AT11];[.$AZ11];[.$BF11];[.$BL11];[.$BR11])" office:value-type="float" office:value="152.714285714286" calcext:value-type="float">
            <text:p>152.714285714286</text:p>
          </table:table-cell>
          <table:table-cell table:formula="of:=MIN([.$E11];[.$K11];[.$Q11];[.$W11];[.$AC11];[.$AI11];[.$AO11];[.$AU11];[.$BA11];[.$BG11];[.$BM11];[.$BS11])" office:value-type="float" office:value="24.6428571428571" calcext:value-type="float">
            <text:p>24.6428571428571</text:p>
          </table:table-cell>
          <table:table-cell table:formula="of:=MIN([.$F11];[.$L11];[.$R11];[.$X11];[.$AD11];[.$AJ11];[.$AP11];[.$AV11];[.$BB11];[.$BH11];[.$BN11];[.$BT11])" office:value-type="float" office:value="4402.78571428572" calcext:value-type="float">
            <text:p>4402.78571428572</text:p>
          </table:table-cell>
          <table:table-cell table:formula="of:=MIN([.$G11];[.$M11];[.$S11];[.$Y11];[.$AE11];[.$AK11];[.$AQ11];[.$AW11];[.$BC11];[.$BI11];[.$BO11];[.$BU11])" office:value-type="float" office:value="0" calcext:value-type="float">
            <text:p>0</text:p>
          </table:table-cell>
          <table:table-cell table:formula="of:=MEDIAN([.$B11];[.$H11];[.$N11];[.$T11];[.$Z11];[.$AF11];[.$AL11];[.$AR11];[.$AX11];[.$BD11];[.$BJ11];[.$BP11])" office:value-type="float" office:value="400.096071428571" calcext:value-type="float">
            <text:p>400.096071428571</text:p>
          </table:table-cell>
          <table:table-cell table:formula="of:=MEDIAN([.$C11];[.$I11];[.$O11];[.$U11];[.$AA11];[.$AG11];[.$AM11];[.$AS11];[.$AY11];[.$BE11];[.$BK11];[.$BQ11])" office:value-type="float" office:value="398.375571428571" calcext:value-type="float">
            <text:p>398.375571428571</text:p>
          </table:table-cell>
          <table:table-cell table:formula="of:=MEDIAN([.$D11];[.$J11];[.$P11];[.$V11];[.$AB11];[.$AH11];[.$AN11];[.$AT11];[.$AZ11];[.$BF11];[.$BL11];[.$BR11])" office:value-type="float" office:value="491.607142857143" calcext:value-type="float">
            <text:p>491.607142857143</text:p>
          </table:table-cell>
          <table:table-cell table:formula="of:=MEDIAN([.$E11];[.$K11];[.$Q11];[.$W11];[.$AC11];[.$AI11];[.$AO11];[.$AU11];[.$BA11];[.$BG11];[.$BM11];[.$BS11])" office:value-type="float" office:value="120.785714285714" calcext:value-type="float">
            <text:p>120.785714285714</text:p>
          </table:table-cell>
          <table:table-cell table:formula="of:=MEDIAN([.$F11];[.$L11];[.$R11];[.$X11];[.$AD11];[.$AJ11];[.$AP11];[.$AV11];[.$BB11];[.$BH11];[.$BN11];[.$BT11])" office:value-type="float" office:value="4417.42857142857" calcext:value-type="float">
            <text:p>4417.42857142857</text:p>
          </table:table-cell>
          <table:table-cell table:formula="of:=MEDIAN([.$G11];[.$M11];[.$S11];[.$Y11];[.$AE11];[.$AK11];[.$AQ11];[.$AW11];[.$BC11];[.$BI11];[.$BO11];[.$BU11])" office:value-type="float" office:value="0.214285714285714" calcext:value-type="float">
            <text:p>0.214285714285714</text:p>
          </table:table-cell>
          <table:table-cell table:formula="of:=MAX([.$B11];[.$H11];[.$N11];[.$T11];[.$Z11];[.$AF11];[.$AL11];[.$AR11];[.$AX11];[.$BD11];[.$BJ11];[.$BP11])" office:value-type="float" office:value="401.673571428572" calcext:value-type="float">
            <text:p>401.673571428572</text:p>
          </table:table-cell>
          <table:table-cell table:formula="of:=MAX([.$C11];[.$I11];[.$O11];[.$U11];[.$AA11];[.$AG11];[.$AM11];[.$AS11];[.$AY11];[.$BE11];[.$BK11];[.$BQ11])" office:value-type="float" office:value="399.890142857143" calcext:value-type="float">
            <text:p>399.890142857143</text:p>
          </table:table-cell>
          <table:table-cell table:formula="of:=MAX([.$D11];[.$J11];[.$P11];[.$V11];[.$AB11];[.$AH11];[.$AN11];[.$AT11];[.$AZ11];[.$BF11];[.$BL11];[.$BR11])" office:value-type="float" office:value="2672.14285714286" calcext:value-type="float">
            <text:p>2672.14285714286</text:p>
          </table:table-cell>
          <table:table-cell table:formula="of:=MAX([.$E11];[.$K11];[.$Q11];[.$W11];[.$AC11];[.$AI11];[.$AO11];[.$AU11];[.$BA11];[.$BG11];[.$BM11];[.$BS11])" office:value-type="float" office:value="741.5" calcext:value-type="float">
            <text:p>741.5</text:p>
          </table:table-cell>
          <table:table-cell table:formula="of:=MAX([.$F11];[.$L11];[.$R11];[.$X11];[.$AD11];[.$AJ11];[.$AP11];[.$AV11];[.$BB11];[.$BH11];[.$BN11];[.$BT11])" office:value-type="float" office:value="4432.71428571429" calcext:value-type="float">
            <text:p>4432.71428571429</text:p>
          </table:table-cell>
          <table:table-cell table:formula="of:=MAX([.$G11];[.$M11];[.$S11];[.$Y11];[.$AE11];[.$AK11];[.$AQ11];[.$AW11];[.$BC11];[.$BI11];[.$BO11];[.$BU11])" office:value-type="float" office:value="2.71428571428571" calcext:value-type="float">
            <text:p>2.71428571428571</text:p>
          </table:table-cell>
          <table:table-cell/>
        </table:table-row>
        <table:table-row table:style-name="ro1">
          <table:table-cell table:number-columns-repeated="9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11])" office:value-type="float" office:value="3457.74257703081" calcext:value-type="float">
            <text:p>3457.74257703081</text:p>
          </table:table-cell>
          <table:table-cell table:formula="of:=SUM([.C3:.C11])" office:value-type="float" office:value="3440.18043968254" calcext:value-type="float">
            <text:p>3440.18043968254</text:p>
          </table:table-cell>
          <table:table-cell table:formula="of:=SUM([.D3:.D11])" office:value-type="float" office:value="16925083.4001401" calcext:value-type="float">
            <text:p>16925083.4001401</text:p>
          </table:table-cell>
          <table:table-cell table:formula="of:=SUM([.E3:.E11])" office:value-type="float" office:value="10844142.5043417" calcext:value-type="float">
            <text:p>10844142.5043417</text:p>
          </table:table-cell>
          <table:table-cell table:formula="of:=SUM([.F3:.F11])" office:value-type="float" office:value="21839.0201097105" calcext:value-type="float">
            <text:p>21839.0201097105</text:p>
          </table:table-cell>
          <table:table-cell table:formula="of:=SUM([.G3:.G11])" office:value-type="float" office:value="0" calcext:value-type="float">
            <text:p>0</text:p>
          </table:table-cell>
          <table:table-cell table:formula="of:=SUM([.H3:.H11])" office:value-type="float" office:value="3766.28256349206" calcext:value-type="float">
            <text:p>3766.28256349206</text:p>
          </table:table-cell>
          <table:table-cell table:formula="of:=SUM([.I3:.I11])" office:value-type="float" office:value="3751.45198571429" calcext:value-type="float">
            <text:p>3751.45198571429</text:p>
          </table:table-cell>
          <table:table-cell table:formula="of:=SUM([.J3:.J11])" office:value-type="float" office:value="35742192.8690476" calcext:value-type="float">
            <text:p>35742192.8690476</text:p>
          </table:table-cell>
          <table:table-cell table:formula="of:=SUM([.K3:.K11])" office:value-type="float" office:value="8662947.94028945" calcext:value-type="float">
            <text:p>8662947.94028945</text:p>
          </table:table-cell>
          <table:table-cell table:formula="of:=SUM([.L3:.L11])" office:value-type="float" office:value="21945.6446778711" calcext:value-type="float">
            <text:p>21945.6446778711</text:p>
          </table:table-cell>
          <table:table-cell table:formula="of:=SUM([.M3:.M11])" office:value-type="float" office:value="0" calcext:value-type="float">
            <text:p>0</text:p>
          </table:table-cell>
          <table:table-cell table:formula="of:=SUM([.N3:.N11])" office:value-type="float" office:value="3248.37945004669" calcext:value-type="float">
            <text:p>3248.37945004669</text:p>
          </table:table-cell>
          <table:table-cell table:formula="of:=SUM([.O3:.O11])" office:value-type="float" office:value="3230.94361760037" calcext:value-type="float">
            <text:p>3230.94361760037</text:p>
          </table:table-cell>
          <table:table-cell table:formula="of:=SUM([.P3:.P11])" office:value-type="float" office:value="14979034.7827731" calcext:value-type="float">
            <text:p>14979034.7827731</text:p>
          </table:table-cell>
          <table:table-cell table:formula="of:=SUM([.Q3:.Q11])" office:value-type="float" office:value="9003879.40098039" calcext:value-type="float">
            <text:p>9003879.40098039</text:p>
          </table:table-cell>
          <table:table-cell table:formula="of:=SUM([.R3:.R11])" office:value-type="float" office:value="21840.900105042" calcext:value-type="float">
            <text:p>21840.900105042</text:p>
          </table:table-cell>
          <table:table-cell table:formula="of:=SUM([.S3:.S11])" office:value-type="float" office:value="1555.01886087768" calcext:value-type="float">
            <text:p>1555.01886087768</text:p>
          </table:table-cell>
          <table:table-cell table:formula="of:=SUM([.T3:.T11])" office:value-type="float" office:value="3922.7623968254" calcext:value-type="float">
            <text:p>3922.7623968254</text:p>
          </table:table-cell>
          <table:table-cell table:formula="of:=SUM([.U3:.U11])" office:value-type="float" office:value="3863.29002857143" calcext:value-type="float">
            <text:p>3863.29002857143</text:p>
          </table:table-cell>
          <table:table-cell table:formula="of:=SUM([.V3:.V11])" office:value-type="float" office:value="27328721.7173559" calcext:value-type="float">
            <text:p>27328721.7173559</text:p>
          </table:table-cell>
          <table:table-cell table:formula="of:=SUM([.W3:.W11])" office:value-type="float" office:value="7994888.05323726" calcext:value-type="float">
            <text:p>7994888.05323726</text:p>
          </table:table-cell>
          <table:table-cell table:formula="of:=SUM([.X3:.X11])" office:value-type="float" office:value="22446.9995214752" calcext:value-type="float">
            <text:p>22446.9995214752</text:p>
          </table:table-cell>
          <table:table-cell table:formula="of:=SUM([.Y3:.Y11])" office:value-type="float" office:value="415.392063492063" calcext:value-type="float">
            <text:p>415.392063492063</text:p>
          </table:table-cell>
          <table:table-cell table:formula="of:=SUM([.Z3:.Z11])" office:value-type="float" office:value="3210.76598739496" calcext:value-type="float">
            <text:p>3210.76598739496</text:p>
          </table:table-cell>
          <table:table-cell table:formula="of:=SUM([.AA3:.AA11])" office:value-type="float" office:value="3192.47087591036" calcext:value-type="float">
            <text:p>3192.47087591036</text:p>
          </table:table-cell>
          <table:table-cell table:formula="of:=SUM([.AB3:.AB11])" office:value-type="float" office:value="14312092.0314659" calcext:value-type="float">
            <text:p>14312092.0314659</text:p>
          </table:table-cell>
          <table:table-cell table:formula="of:=SUM([.AC3:.AC11])" office:value-type="float" office:value="8513381.24509804" calcext:value-type="float">
            <text:p>8513381.24509804</text:p>
          </table:table-cell>
          <table:table-cell table:formula="of:=SUM([.AD3:.AD11])" office:value-type="float" office:value="21821.1160714286" calcext:value-type="float">
            <text:p>21821.1160714286</text:p>
          </table:table-cell>
          <table:table-cell table:formula="of:=SUM([.AE3:.AE11])" office:value-type="float" office:value="1797.88520074697" calcext:value-type="float">
            <text:p>1797.88520074697</text:p>
          </table:table-cell>
          <table:table-cell table:formula="of:=SUM([.AF3:.AF11])" office:value-type="float" office:value="3863.54992063492" calcext:value-type="float">
            <text:p>3863.54992063492</text:p>
          </table:table-cell>
          <table:table-cell table:formula="of:=SUM([.AG3:.AG11])" office:value-type="float" office:value="3848.70933492064" calcext:value-type="float">
            <text:p>3848.70933492064</text:p>
          </table:table-cell>
          <table:table-cell table:formula="of:=SUM([.AH3:.AH11])" office:value-type="float" office:value="30022239.9698413" calcext:value-type="float">
            <text:p>30022239.9698413</text:p>
          </table:table-cell>
          <table:table-cell table:formula="of:=SUM([.AI3:.AI11])" office:value-type="float" office:value="9294143.04971989" calcext:value-type="float">
            <text:p>9294143.04971989</text:p>
          </table:table-cell>
          <table:table-cell table:formula="of:=SUM([.AJ3:.AJ11])" office:value-type="float" office:value="21989.6966036415" calcext:value-type="float">
            <text:p>21989.6966036415</text:p>
          </table:table-cell>
          <table:table-cell table:formula="of:=SUM([.AK3:.AK11])" office:value-type="float" office:value="562.80873015873" calcext:value-type="float">
            <text:p>562.80873015873</text:p>
          </table:table-cell>
          <table:table-cell table:formula="of:=SUM([.AL3:.AL11])" office:value-type="float" office:value="3219.57244724556" calcext:value-type="float">
            <text:p>3219.57244724556</text:p>
          </table:table-cell>
          <table:table-cell table:formula="of:=SUM([.AM3:.AM11])" office:value-type="float" office:value="3202.82126806723" calcext:value-type="float">
            <text:p>3202.82126806723</text:p>
          </table:table-cell>
          <table:table-cell table:formula="of:=SUM([.AN3:.AN11])" office:value-type="float" office:value="15494440.0108777" calcext:value-type="float">
            <text:p>15494440.0108777</text:p>
          </table:table-cell>
          <table:table-cell table:formula="of:=SUM([.AO3:.AO11])" office:value-type="float" office:value="9277894.40522876" calcext:value-type="float">
            <text:p>9277894.40522876</text:p>
          </table:table-cell>
          <table:table-cell table:formula="of:=SUM([.AP3:.AP11])" office:value-type="float" office:value="21791.0021475257" calcext:value-type="float">
            <text:p>21791.0021475257</text:p>
          </table:table-cell>
          <table:table-cell table:formula="of:=SUM([.AQ3:.AQ11])" office:value-type="float" office:value="845.743370681606" calcext:value-type="float">
            <text:p>845.743370681606</text:p>
          </table:table-cell>
          <table:table-cell table:formula="of:=SUM([.AR3:.AR11])" office:value-type="float" office:value="3748.92984920635" calcext:value-type="float">
            <text:p>3748.92984920635</text:p>
          </table:table-cell>
          <table:table-cell table:formula="of:=SUM([.AS3:.AS11])" office:value-type="float" office:value="3733.01342063492" calcext:value-type="float">
            <text:p>3733.01342063492</text:p>
          </table:table-cell>
          <table:table-cell table:formula="of:=SUM([.AT3:.AT11])" office:value-type="float" office:value="29849343.5963119" calcext:value-type="float">
            <text:p>29849343.5963119</text:p>
          </table:table-cell>
          <table:table-cell table:formula="of:=SUM([.AU3:.AU11])" office:value-type="float" office:value="9069113.42521009" calcext:value-type="float">
            <text:p>9069113.42521009</text:p>
          </table:table-cell>
          <table:table-cell table:formula="of:=SUM([.AV3:.AV11])" office:value-type="float" office:value="21935.4804855275" calcext:value-type="float">
            <text:p>21935.4804855275</text:p>
          </table:table-cell>
          <table:table-cell table:formula="of:=SUM([.AW3:.AW11])" office:value-type="float" office:value="342.70873015873" calcext:value-type="float">
            <text:p>342.70873015873</text:p>
          </table:table-cell>
          <table:table-cell table:formula="of:=SUM([.AX3:.AX11])" office:value-type="float" office:value="3278.04694257703" calcext:value-type="float">
            <text:p>3278.04694257703</text:p>
          </table:table-cell>
          <table:table-cell table:formula="of:=SUM([.AY3:.AY11])" office:value-type="float" office:value="3260.6555127451" calcext:value-type="float">
            <text:p>3260.6555127451</text:p>
          </table:table-cell>
          <table:table-cell table:formula="of:=SUM([.AZ3:.AZ11])" office:value-type="float" office:value="15941150.436648" calcext:value-type="float">
            <text:p>15941150.436648</text:p>
          </table:table-cell>
          <table:table-cell table:formula="of:=SUM([.BA3:.BA11])" office:value-type="float" office:value="9587594.39052288" calcext:value-type="float">
            <text:p>9587594.39052288</text:p>
          </table:table-cell>
          <table:table-cell table:formula="of:=SUM([.BB3:.BB11])" office:value-type="float" office:value="21774.4159547152" calcext:value-type="float">
            <text:p>21774.4159547152</text:p>
          </table:table-cell>
          <table:table-cell table:formula="of:=SUM([.BC3:.BC11])" office:value-type="float" office:value="529.01568627451" calcext:value-type="float">
            <text:p>529.01568627451</text:p>
          </table:table-cell>
          <table:table-cell table:formula="of:=SUM([.BD3:.BD11])" office:value-type="float" office:value="3788.6195" calcext:value-type="float">
            <text:p>3788.6195</text:p>
          </table:table-cell>
          <table:table-cell table:formula="of:=SUM([.BE3:.BE11])" office:value-type="float" office:value="3772.64192063492" calcext:value-type="float">
            <text:p>3772.64192063492</text:p>
          </table:table-cell>
          <table:table-cell table:formula="of:=SUM([.BF3:.BF11])" office:value-type="float" office:value="30621239.8404295" calcext:value-type="float">
            <text:p>30621239.8404295</text:p>
          </table:table-cell>
          <table:table-cell table:formula="of:=SUM([.BG3:.BG11])" office:value-type="float" office:value="8997951.61867414" calcext:value-type="float">
            <text:p>8997951.61867414</text:p>
          </table:table-cell>
          <table:table-cell table:formula="of:=SUM([.BH3:.BH11])" office:value-type="float" office:value="21939.1570028011" calcext:value-type="float">
            <text:p>21939.1570028011</text:p>
          </table:table-cell>
          <table:table-cell table:formula="of:=SUM([.BI3:.BI11])" office:value-type="float" office:value="237.114285714286" calcext:value-type="float">
            <text:p>237.114285714286</text:p>
          </table:table-cell>
          <table:table-cell table:formula="of:=SUM([.BJ3:.BJ11])" office:value-type="float" office:value="3227.90622969188" calcext:value-type="float">
            <text:p>3227.90622969188</text:p>
          </table:table-cell>
          <table:table-cell table:formula="of:=SUM([.BK3:.BK11])" office:value-type="float" office:value="3210.21982605042" calcext:value-type="float">
            <text:p>3210.21982605042</text:p>
          </table:table-cell>
          <table:table-cell table:formula="of:=SUM([.BL3:.BL11])" office:value-type="float" office:value="15705663.9334267" calcext:value-type="float">
            <text:p>15705663.9334267</text:p>
          </table:table-cell>
          <table:table-cell table:formula="of:=SUM([.BM3:.BM11])" office:value-type="float" office:value="9325753.06470588" calcext:value-type="float">
            <text:p>9325753.06470588</text:p>
          </table:table-cell>
          <table:table-cell table:formula="of:=SUM([.BN3:.BN11])" office:value-type="float" office:value="21814.5327497666" calcext:value-type="float">
            <text:p>21814.5327497666</text:p>
          </table:table-cell>
          <table:table-cell table:formula="of:=SUM([.BO3:.BO11])" office:value-type="float" office:value="1254.18333333333" calcext:value-type="float">
            <text:p>1254.18333333333</text:p>
          </table:table-cell>
          <table:table-cell table:formula="of:=SUM([.BP3:.BP11])" office:value-type="float" office:value="3902.93519047619" calcext:value-type="float">
            <text:p>3902.93519047619</text:p>
          </table:table-cell>
          <table:table-cell table:formula="of:=SUM([.BQ3:.BQ11])" office:value-type="float" office:value="3887.60201984127" calcext:value-type="float">
            <text:p>3887.60201984127</text:p>
          </table:table-cell>
          <table:table-cell table:formula="of:=SUM([.BR3:.BR11])" office:value-type="float" office:value="33893877.2227825" calcext:value-type="float">
            <text:p>33893877.2227825</text:p>
          </table:table-cell>
          <table:table-cell table:formula="of:=SUM([.BS3:.BS11])" office:value-type="float" office:value="9707587.3235761" calcext:value-type="float">
            <text:p>9707587.3235761</text:p>
          </table:table-cell>
          <table:table-cell table:formula="of:=SUM([.BT3:.BT11])" office:value-type="float" office:value="21967.2862394958" calcext:value-type="float">
            <text:p>21967.2862394958</text:p>
          </table:table-cell>
          <table:table-cell table:formula="of:=SUM([.BU3:.BU11])" office:value-type="float" office:value="414.803174603175" calcext:value-type="float">
            <text:p>414.803174603175</text:p>
          </table:table-cell>
          <table:table-cell table:formula="of:=SUM([.BV3:.BV11])" office:value-type="float" office:value="3174.74784453782" calcext:value-type="float">
            <text:p>3174.74784453782</text:p>
          </table:table-cell>
          <table:table-cell table:formula="of:=SUM([.BW3:.BW11])" office:value-type="float" office:value="3157.17367352941" calcext:value-type="float">
            <text:p>3157.17367352941</text:p>
          </table:table-cell>
          <table:table-cell table:formula="of:=SUM([.BX3:.BX11])" office:value-type="float" office:value="11925774.3436631" calcext:value-type="float">
            <text:p>11925774.3436631</text:p>
          </table:table-cell>
          <table:table-cell table:formula="of:=SUM([.BY3:.BY11])" office:value-type="float" office:value="6777023.75405425" calcext:value-type="float">
            <text:p>6777023.75405425</text:p>
          </table:table-cell>
          <table:table-cell table:formula="of:=SUM([.BZ3:.BZ11])" office:value-type="float" office:value="21729.2274626517" calcext:value-type="float">
            <text:p>21729.2274626517</text:p>
          </table:table-cell>
          <table:table-cell table:formula="of:=SUM([.CA3:.CA11])" office:value-type="float" office:value="0" calcext:value-type="float">
            <text:p>0</text:p>
          </table:table-cell>
          <table:table-cell table:formula="of:=SUM([.CB3:.CB11])" office:value-type="float" office:value="3573.07198319328" calcext:value-type="float">
            <text:p>3573.07198319328</text:p>
          </table:table-cell>
          <table:table-cell table:formula="of:=SUM([.CC3:.CC11])" office:value-type="float" office:value="3556.40117224556" calcext:value-type="float">
            <text:p>3556.40117224556</text:p>
          </table:table-cell>
          <table:table-cell table:formula="of:=SUM([.CD3:.CD11])" office:value-type="float" office:value="20290828.0762605" calcext:value-type="float">
            <text:p>20290828.0762605</text:p>
          </table:table-cell>
          <table:table-cell table:formula="of:=SUM([.CE3:.CE11])" office:value-type="float" office:value="8945198.00417834" calcext:value-type="float">
            <text:p>8945198.00417834</text:p>
          </table:table-cell>
          <table:table-cell table:formula="of:=SUM([.CF3:.CF11])" office:value-type="float" office:value="21888.4398050887" calcext:value-type="float">
            <text:p>21888.4398050887</text:p>
          </table:table-cell>
          <table:table-cell table:formula="of:=SUM([.CG3:.CG11])" office:value-type="float" office:value="436.20873015873" calcext:value-type="float">
            <text:p>436.20873015873</text:p>
          </table:table-cell>
          <table:table-cell table:formula="of:=SUM([.CH3:.CH11])" office:value-type="float" office:value="4001.45984920635" calcext:value-type="float">
            <text:p>4001.45984920635</text:p>
          </table:table-cell>
          <table:table-cell table:formula="of:=SUM([.CI3:.CI11])" office:value-type="float" office:value="3950.87393174603" calcext:value-type="float">
            <text:p>3950.87393174603</text:p>
          </table:table-cell>
          <table:table-cell table:formula="of:=SUM([.CJ3:.CJ11])" office:value-type="float" office:value="40583703.3180205" calcext:value-type="float">
            <text:p>40583703.3180205</text:p>
          </table:table-cell>
          <table:table-cell table:formula="of:=SUM([.CK3:.CK11])" office:value-type="float" office:value="12270654.0852941" calcext:value-type="float">
            <text:p>12270654.0852941</text:p>
          </table:table-cell>
          <table:table-cell table:formula="of:=SUM([.CL3:.CL11])" office:value-type="float" office:value="22516.2169000934" calcext:value-type="float">
            <text:p>22516.2169000934</text:p>
          </table:table-cell>
          <table:table-cell table:formula="of:=SUM([.CM3:.CM11])" office:value-type="float" office:value="1968.36297852474" calcext:value-type="float">
            <text:p>1968.36297852474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1])" office:value-type="float" office:value="384.19361967009" calcext:value-type="float">
            <text:p>384.19361967009</text:p>
          </table:table-cell>
          <table:table-cell table:formula="of:=AVERAGE([.C3:.C11])" office:value-type="float" office:value="382.242271075838" calcext:value-type="float">
            <text:p>382.242271075838</text:p>
          </table:table-cell>
          <table:table-cell table:formula="of:=AVERAGE([.D3:.D11])" office:value-type="float" office:value="1880564.82223778" calcext:value-type="float">
            <text:p>1880564.82223778</text:p>
          </table:table-cell>
          <table:table-cell table:formula="of:=AVERAGE([.E3:.E11])" office:value-type="float" office:value="1204904.72270464" calcext:value-type="float">
            <text:p>1204904.72270464</text:p>
          </table:table-cell>
          <table:table-cell table:formula="of:=AVERAGE([.F3:.F11])" office:value-type="float" office:value="2426.55778996784" calcext:value-type="float">
            <text:p>2426.55778996784</text:p>
          </table:table-cell>
          <table:table-cell table:formula="of:=AVERAGE([.G3:.G11])" office:value-type="float" office:value="0" calcext:value-type="float">
            <text:p>0</text:p>
          </table:table-cell>
          <table:table-cell table:formula="of:=AVERAGE([.H3:.H11])" office:value-type="float" office:value="418.475840388007" calcext:value-type="float">
            <text:p>418.475840388007</text:p>
          </table:table-cell>
          <table:table-cell table:formula="of:=AVERAGE([.I3:.I11])" office:value-type="float" office:value="416.827998412698" calcext:value-type="float">
            <text:p>416.827998412698</text:p>
          </table:table-cell>
          <table:table-cell table:formula="of:=AVERAGE([.J3:.J11])" office:value-type="float" office:value="3971354.76322751" calcext:value-type="float">
            <text:p>3971354.76322751</text:p>
          </table:table-cell>
          <table:table-cell table:formula="of:=AVERAGE([.K3:.K11])" office:value-type="float" office:value="962549.771143272" calcext:value-type="float">
            <text:p>962549.771143272</text:p>
          </table:table-cell>
          <table:table-cell table:formula="of:=AVERAGE([.L3:.L11])" office:value-type="float" office:value="2438.40496420791" calcext:value-type="float">
            <text:p>2438.40496420791</text:p>
          </table:table-cell>
          <table:table-cell table:formula="of:=AVERAGE([.M3:.M11])" office:value-type="float" office:value="0" calcext:value-type="float">
            <text:p>0</text:p>
          </table:table-cell>
          <table:table-cell table:formula="of:=AVERAGE([.N3:.N11])" office:value-type="float" office:value="360.931050005187" calcext:value-type="float">
            <text:p>360.931050005187</text:p>
          </table:table-cell>
          <table:table-cell table:formula="of:=AVERAGE([.O3:.O11])" office:value-type="float" office:value="358.99373528893" calcext:value-type="float">
            <text:p>358.99373528893</text:p>
          </table:table-cell>
          <table:table-cell table:formula="of:=AVERAGE([.P3:.P11])" office:value-type="float" office:value="1664337.1980859" calcext:value-type="float">
            <text:p>1664337.1980859</text:p>
          </table:table-cell>
          <table:table-cell table:formula="of:=AVERAGE([.Q3:.Q11])" office:value-type="float" office:value="1000431.04455338" calcext:value-type="float">
            <text:p>1000431.04455338</text:p>
          </table:table-cell>
          <table:table-cell table:formula="of:=AVERAGE([.R3:.R11])" office:value-type="float" office:value="2426.766678338" calcext:value-type="float">
            <text:p>2426.766678338</text:p>
          </table:table-cell>
          <table:table-cell table:formula="of:=AVERAGE([.S3:.S11])" office:value-type="float" office:value="172.779873430854" calcext:value-type="float">
            <text:p>172.779873430854</text:p>
          </table:table-cell>
          <table:table-cell table:formula="of:=AVERAGE([.T3:.T11])" office:value-type="float" office:value="435.862488536155" calcext:value-type="float">
            <text:p>435.862488536155</text:p>
          </table:table-cell>
          <table:table-cell table:formula="of:=AVERAGE([.U3:.U11])" office:value-type="float" office:value="429.254447619048" calcext:value-type="float">
            <text:p>429.254447619048</text:p>
          </table:table-cell>
          <table:table-cell table:formula="of:=AVERAGE([.V3:.V11])" office:value-type="float" office:value="3036524.63526177" calcext:value-type="float">
            <text:p>3036524.63526177</text:p>
          </table:table-cell>
          <table:table-cell table:formula="of:=AVERAGE([.W3:.W11])" office:value-type="float" office:value="888320.89480414" calcext:value-type="float">
            <text:p>888320.89480414</text:p>
          </table:table-cell>
          <table:table-cell table:formula="of:=AVERAGE([.X3:.X11])" office:value-type="float" office:value="2494.11105794169" calcext:value-type="float">
            <text:p>2494.11105794169</text:p>
          </table:table-cell>
          <table:table-cell table:formula="of:=AVERAGE([.Y3:.Y11])" office:value-type="float" office:value="46.1546737213404" calcext:value-type="float">
            <text:p>46.1546737213404</text:p>
          </table:table-cell>
          <table:table-cell table:formula="of:=AVERAGE([.Z3:.Z11])" office:value-type="float" office:value="356.751776377218" calcext:value-type="float">
            <text:p>356.751776377218</text:p>
          </table:table-cell>
          <table:table-cell table:formula="of:=AVERAGE([.AA3:.AA11])" office:value-type="float" office:value="354.718986212263" calcext:value-type="float">
            <text:p>354.718986212263</text:p>
          </table:table-cell>
          <table:table-cell table:formula="of:=AVERAGE([.AB3:.AB11])" office:value-type="float" office:value="1590232.44794066" calcext:value-type="float">
            <text:p>1590232.44794066</text:p>
          </table:table-cell>
          <table:table-cell table:formula="of:=AVERAGE([.AC3:.AC11])" office:value-type="float" office:value="945931.249455338" calcext:value-type="float">
            <text:p>945931.249455338</text:p>
          </table:table-cell>
          <table:table-cell table:formula="of:=AVERAGE([.AD3:.AD11])" office:value-type="float" office:value="2424.56845238095" calcext:value-type="float">
            <text:p>2424.56845238095</text:p>
          </table:table-cell>
          <table:table-cell table:formula="of:=AVERAGE([.AE3:.AE11])" office:value-type="float" office:value="199.765022305218" calcext:value-type="float">
            <text:p>199.765022305218</text:p>
          </table:table-cell>
          <table:table-cell table:formula="of:=AVERAGE([.AF3:.AF11])" office:value-type="float" office:value="429.283324514991" calcext:value-type="float">
            <text:p>429.283324514991</text:p>
          </table:table-cell>
          <table:table-cell table:formula="of:=AVERAGE([.AG3:.AG11])" office:value-type="float" office:value="427.634370546737" calcext:value-type="float">
            <text:p>427.634370546737</text:p>
          </table:table-cell>
          <table:table-cell table:formula="of:=AVERAGE([.AH3:.AH11])" office:value-type="float" office:value="3335804.44109347" calcext:value-type="float">
            <text:p>3335804.44109347</text:p>
          </table:table-cell>
          <table:table-cell table:formula="of:=AVERAGE([.AI3:.AI11])" office:value-type="float" office:value="1032682.56107999" calcext:value-type="float">
            <text:p>1032682.56107999</text:p>
          </table:table-cell>
          <table:table-cell table:formula="of:=AVERAGE([.AJ3:.AJ11])" office:value-type="float" office:value="2443.29962262683" calcext:value-type="float">
            <text:p>2443.29962262683</text:p>
          </table:table-cell>
          <table:table-cell table:formula="of:=AVERAGE([.AK3:.AK11])" office:value-type="float" office:value="62.53430335097" calcext:value-type="float">
            <text:p>62.53430335097</text:p>
          </table:table-cell>
          <table:table-cell table:formula="of:=AVERAGE([.AL3:.AL11])" office:value-type="float" office:value="357.730271916174" calcext:value-type="float">
            <text:p>357.730271916174</text:p>
          </table:table-cell>
          <table:table-cell table:formula="of:=AVERAGE([.AM3:.AM11])" office:value-type="float" office:value="355.869029785247" calcext:value-type="float">
            <text:p>355.869029785247</text:p>
          </table:table-cell>
          <table:table-cell table:formula="of:=AVERAGE([.AN3:.AN11])" office:value-type="float" office:value="1721604.44565308" calcext:value-type="float">
            <text:p>1721604.44565308</text:p>
          </table:table-cell>
          <table:table-cell table:formula="of:=AVERAGE([.AO3:.AO11])" office:value-type="float" office:value="1030877.15613653" calcext:value-type="float">
            <text:p>1030877.15613653</text:p>
          </table:table-cell>
          <table:table-cell table:formula="of:=AVERAGE([.AP3:.AP11])" office:value-type="float" office:value="2421.22246083619" calcext:value-type="float">
            <text:p>2421.22246083619</text:p>
          </table:table-cell>
          <table:table-cell table:formula="of:=AVERAGE([.AQ3:.AQ11])" office:value-type="float" office:value="93.9714856312895" calcext:value-type="float">
            <text:p>93.9714856312895</text:p>
          </table:table-cell>
          <table:table-cell table:formula="of:=AVERAGE([.AR3:.AR11])" office:value-type="float" office:value="416.547761022928" calcext:value-type="float">
            <text:p>416.547761022928</text:p>
          </table:table-cell>
          <table:table-cell table:formula="of:=AVERAGE([.AS3:.AS11])" office:value-type="float" office:value="414.779268959436" calcext:value-type="float">
            <text:p>414.779268959436</text:p>
          </table:table-cell>
          <table:table-cell table:formula="of:=AVERAGE([.AT3:.AT11])" office:value-type="float" office:value="3316593.73292354" calcext:value-type="float">
            <text:p>3316593.73292354</text:p>
          </table:table-cell>
          <table:table-cell table:formula="of:=AVERAGE([.AU3:.AU11])" office:value-type="float" office:value="1007679.26946779" calcext:value-type="float">
            <text:p>1007679.26946779</text:p>
          </table:table-cell>
          <table:table-cell table:formula="of:=AVERAGE([.AV3:.AV11])" office:value-type="float" office:value="2437.27560950306" calcext:value-type="float">
            <text:p>2437.27560950306</text:p>
          </table:table-cell>
          <table:table-cell table:formula="of:=AVERAGE([.AW3:.AW11])" office:value-type="float" office:value="38.0787477954145" calcext:value-type="float">
            <text:p>38.0787477954145</text:p>
          </table:table-cell>
          <table:table-cell table:formula="of:=AVERAGE([.AX3:.AX11])" office:value-type="float" office:value="364.227438064114" calcext:value-type="float">
            <text:p>364.227438064114</text:p>
          </table:table-cell>
          <table:table-cell table:formula="of:=AVERAGE([.AY3:.AY11])" office:value-type="float" office:value="362.295056971678" calcext:value-type="float">
            <text:p>362.295056971678</text:p>
          </table:table-cell>
          <table:table-cell table:formula="of:=AVERAGE([.AZ3:.AZ11])" office:value-type="float" office:value="1771238.93740533" calcext:value-type="float">
            <text:p>1771238.93740533</text:p>
          </table:table-cell>
          <table:table-cell table:formula="of:=AVERAGE([.BA3:.BA11])" office:value-type="float" office:value="1065288.26561365" calcext:value-type="float">
            <text:p>1065288.26561365</text:p>
          </table:table-cell>
          <table:table-cell table:formula="of:=AVERAGE([.BB3:.BB11])" office:value-type="float" office:value="2419.37955052391" calcext:value-type="float">
            <text:p>2419.37955052391</text:p>
          </table:table-cell>
          <table:table-cell table:formula="of:=AVERAGE([.BC3:.BC11])" office:value-type="float" office:value="58.7795206971678" calcext:value-type="float">
            <text:p>58.7795206971678</text:p>
          </table:table-cell>
          <table:table-cell table:formula="of:=AVERAGE([.BD3:.BD11])" office:value-type="float" office:value="420.957722222222" calcext:value-type="float">
            <text:p>420.957722222222</text:p>
          </table:table-cell>
          <table:table-cell table:formula="of:=AVERAGE([.BE3:.BE11])" office:value-type="float" office:value="419.182435626102" calcext:value-type="float">
            <text:p>419.182435626102</text:p>
          </table:table-cell>
          <table:table-cell table:formula="of:=AVERAGE([.BF3:.BF11])" office:value-type="float" office:value="3402359.98226994" calcext:value-type="float">
            <text:p>3402359.98226994</text:p>
          </table:table-cell>
          <table:table-cell table:formula="of:=AVERAGE([.BG3:.BG11])" office:value-type="float" office:value="999772.402074904" calcext:value-type="float">
            <text:p>999772.402074904</text:p>
          </table:table-cell>
          <table:table-cell table:formula="of:=AVERAGE([.BH3:.BH11])" office:value-type="float" office:value="2437.68411142235" calcext:value-type="float">
            <text:p>2437.68411142235</text:p>
          </table:table-cell>
          <table:table-cell table:formula="of:=AVERAGE([.BI3:.BI11])" office:value-type="float" office:value="26.3460317460318" calcext:value-type="float">
            <text:p>26.3460317460318</text:p>
          </table:table-cell>
          <table:table-cell table:formula="of:=AVERAGE([.BJ3:.BJ11])" office:value-type="float" office:value="358.656247743542" calcext:value-type="float">
            <text:p>358.656247743542</text:p>
          </table:table-cell>
          <table:table-cell table:formula="of:=AVERAGE([.BK3:.BK11])" office:value-type="float" office:value="356.69109178338" calcext:value-type="float">
            <text:p>356.69109178338</text:p>
          </table:table-cell>
          <table:table-cell table:formula="of:=AVERAGE([.BL3:.BL11])" office:value-type="float" office:value="1745073.77038074" calcext:value-type="float">
            <text:p>1745073.77038074</text:p>
          </table:table-cell>
          <table:table-cell table:formula="of:=AVERAGE([.BM3:.BM11])" office:value-type="float" office:value="1036194.78496732" calcext:value-type="float">
            <text:p>1036194.78496732</text:p>
          </table:table-cell>
          <table:table-cell table:formula="of:=AVERAGE([.BN3:.BN11])" office:value-type="float" office:value="2423.83697219629" calcext:value-type="float">
            <text:p>2423.83697219629</text:p>
          </table:table-cell>
          <table:table-cell table:formula="of:=AVERAGE([.BO3:.BO11])" office:value-type="float" office:value="139.353703703704" calcext:value-type="float">
            <text:p>139.353703703704</text:p>
          </table:table-cell>
          <table:table-cell table:formula="of:=AVERAGE([.BP3:.BP11])" office:value-type="float" office:value="433.659465608466" calcext:value-type="float">
            <text:p>433.659465608466</text:p>
          </table:table-cell>
          <table:table-cell table:formula="of:=AVERAGE([.BQ3:.BQ11])" office:value-type="float" office:value="431.955779982363" calcext:value-type="float">
            <text:p>431.955779982363</text:p>
          </table:table-cell>
          <table:table-cell table:formula="of:=AVERAGE([.BR3:.BR11])" office:value-type="float" office:value="3765986.35808694" calcext:value-type="float">
            <text:p>3765986.35808694</text:p>
          </table:table-cell>
          <table:table-cell table:formula="of:=AVERAGE([.BS3:.BS11])" office:value-type="float" office:value="1078620.81373068" calcext:value-type="float">
            <text:p>1078620.81373068</text:p>
          </table:table-cell>
          <table:table-cell table:formula="of:=AVERAGE([.BT3:.BT11])" office:value-type="float" office:value="2440.8095821662" calcext:value-type="float">
            <text:p>2440.8095821662</text:p>
          </table:table-cell>
          <table:table-cell table:formula="of:=AVERAGE([.BU3:.BU11])" office:value-type="float" office:value="46.089241622575" calcext:value-type="float">
            <text:p>46.089241622575</text:p>
          </table:table-cell>
          <table:table-cell table:formula="of:=AVERAGE([.BV3:.BV11])" office:value-type="float" office:value="352.749760504202" calcext:value-type="float">
            <text:p>352.749760504202</text:p>
          </table:table-cell>
          <table:table-cell table:formula="of:=AVERAGE([.BW3:.BW11])" office:value-type="float" office:value="350.797074836601" calcext:value-type="float">
            <text:p>350.797074836601</text:p>
          </table:table-cell>
          <table:table-cell table:formula="of:=AVERAGE([.BX3:.BX11])" office:value-type="float" office:value="1325086.03818479" calcext:value-type="float">
            <text:p>1325086.03818479</text:p>
          </table:table-cell>
          <table:table-cell table:formula="of:=AVERAGE([.BY3:.BY11])" office:value-type="float" office:value="753002.639339362" calcext:value-type="float">
            <text:p>753002.639339362</text:p>
          </table:table-cell>
          <table:table-cell table:formula="of:=AVERAGE([.BZ3:.BZ11])" office:value-type="float" office:value="2414.3586069613" calcext:value-type="float">
            <text:p>2414.3586069613</text:p>
          </table:table-cell>
          <table:table-cell table:formula="of:=AVERAGE([.CA3:.CA11])" office:value-type="float" office:value="0" calcext:value-type="float">
            <text:p>0</text:p>
          </table:table-cell>
          <table:table-cell table:formula="of:=AVERAGE([.CB3:.CB11])" office:value-type="float" office:value="397.007998132586" calcext:value-type="float">
            <text:p>397.007998132586</text:p>
          </table:table-cell>
          <table:table-cell table:formula="of:=AVERAGE([.CC3:.CC11])" office:value-type="float" office:value="395.155685805063" calcext:value-type="float">
            <text:p>395.155685805063</text:p>
          </table:table-cell>
          <table:table-cell table:formula="of:=AVERAGE([.CD3:.CD11])" office:value-type="float" office:value="2254536.45291783" calcext:value-type="float">
            <text:p>2254536.45291783</text:p>
          </table:table-cell>
          <table:table-cell table:formula="of:=AVERAGE([.CE3:.CE11])" office:value-type="float" office:value="993910.889353149" calcext:value-type="float">
            <text:p>993910.889353149</text:p>
          </table:table-cell>
          <table:table-cell table:formula="of:=AVERAGE([.CF3:.CF11])" office:value-type="float" office:value="2432.04886723208" calcext:value-type="float">
            <text:p>2432.04886723208</text:p>
          </table:table-cell>
          <table:table-cell table:formula="of:=AVERAGE([.CG3:.CG11])" office:value-type="float" office:value="48.4676366843034" calcext:value-type="float">
            <text:p>48.4676366843034</text:p>
          </table:table-cell>
          <table:table-cell table:formula="of:=AVERAGE([.CH3:.CH11])" office:value-type="float" office:value="444.606649911817" calcext:value-type="float">
            <text:p>444.606649911817</text:p>
          </table:table-cell>
          <table:table-cell table:formula="of:=AVERAGE([.CI3:.CI11])" office:value-type="float" office:value="438.985992416226" calcext:value-type="float">
            <text:p>438.985992416226</text:p>
          </table:table-cell>
          <table:table-cell table:formula="of:=AVERAGE([.CJ3:.CJ11])" office:value-type="float" office:value="4509300.36866895" calcext:value-type="float">
            <text:p>4509300.36866895</text:p>
          </table:table-cell>
          <table:table-cell table:formula="of:=AVERAGE([.CK3:.CK11])" office:value-type="float" office:value="1363406.00947712" calcext:value-type="float">
            <text:p>1363406.00947712</text:p>
          </table:table-cell>
          <table:table-cell table:formula="of:=AVERAGE([.CL3:.CL11])" office:value-type="float" office:value="2501.80187778815" calcext:value-type="float">
            <text:p>2501.80187778815</text:p>
          </table:table-cell>
          <table:table-cell table:formula="of:=AVERAGE([.CM3:.CM11])" office:value-type="float" office:value="218.70699761386" calcext:value-type="float">
            <text:p>218.70699761386</text:p>
          </table:table-cell>
          <table:table-cell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11])" office:value-type="float" office:value="306.439702700806" calcext:value-type="float">
            <text:p>306.439702700806</text:p>
          </table:table-cell>
          <table:table-cell table:formula="of:=STDEV([.C3:.C11])" office:value-type="float" office:value="307.429779713354" calcext:value-type="float">
            <text:p>307.429779713354</text:p>
          </table:table-cell>
          <table:table-cell table:formula="of:=STDEV([.D3:.D11])" office:value-type="float" office:value="3341345.96614492" calcext:value-type="float">
            <text:p>3341345.96614492</text:p>
          </table:table-cell>
          <table:table-cell table:formula="of:=STDEV([.E3:.E11])" office:value-type="float" office:value="2552665.72096633" calcext:value-type="float">
            <text:p>2552665.72096633</text:p>
          </table:table-cell>
          <table:table-cell table:formula="of:=STDEV([.F3:.F11])" office:value-type="float" office:value="2670.95327680059" calcext:value-type="float">
            <text:p>2670.95327680059</text:p>
          </table:table-cell>
          <table:table-cell table:formula="of:=STDEV([.G3:.G11])" office:value-type="float" office:value="0" calcext:value-type="float">
            <text:p>0</text:p>
          </table:table-cell>
          <table:table-cell table:formula="of:=STDEV([.H3:.H11])" office:value-type="float" office:value="311.871840444681" calcext:value-type="float">
            <text:p>311.871840444681</text:p>
          </table:table-cell>
          <table:table-cell table:formula="of:=STDEV([.I3:.I11])" office:value-type="float" office:value="312.83570415467" calcext:value-type="float">
            <text:p>312.83570415467</text:p>
          </table:table-cell>
          <table:table-cell table:formula="of:=STDEV([.J3:.J11])" office:value-type="float" office:value="6761792.23635346" calcext:value-type="float">
            <text:p>6761792.23635346</text:p>
          </table:table-cell>
          <table:table-cell table:formula="of:=STDEV([.K3:.K11])" office:value-type="float" office:value="1846639.76046443" calcext:value-type="float">
            <text:p>1846639.76046443</text:p>
          </table:table-cell>
          <table:table-cell table:formula="of:=STDEV([.L3:.L11])" office:value-type="float" office:value="2660.92273672065" calcext:value-type="float">
            <text:p>2660.92273672065</text:p>
          </table:table-cell>
          <table:table-cell table:formula="of:=STDEV([.M3:.M11])" office:value-type="float" office:value="0" calcext:value-type="float">
            <text:p>0</text:p>
          </table:table-cell>
          <table:table-cell table:formula="of:=STDEV([.N3:.N11])" office:value-type="float" office:value="309.242468286407" calcext:value-type="float">
            <text:p>309.242468286407</text:p>
          </table:table-cell>
          <table:table-cell table:formula="of:=STDEV([.O3:.O11])" office:value-type="float" office:value="310.148575226558" calcext:value-type="float">
            <text:p>310.148575226558</text:p>
          </table:table-cell>
          <table:table-cell table:formula="of:=STDEV([.P3:.P11])" office:value-type="float" office:value="3061073.419218" calcext:value-type="float">
            <text:p>3061073.419218</text:p>
          </table:table-cell>
          <table:table-cell table:formula="of:=STDEV([.Q3:.Q11])" office:value-type="float" office:value="2278052.35356235" calcext:value-type="float">
            <text:p>2278052.35356235</text:p>
          </table:table-cell>
          <table:table-cell table:formula="of:=STDEV([.R3:.R11])" office:value-type="float" office:value="2659.44390247586" calcext:value-type="float">
            <text:p>2659.44390247586</text:p>
          </table:table-cell>
          <table:table-cell table:formula="of:=STDEV([.S3:.S11])" office:value-type="float" office:value="248.480781110185" calcext:value-type="float">
            <text:p>248.480781110185</text:p>
          </table:table-cell>
          <table:table-cell table:formula="of:=STDEV([.T3:.T11])" office:value-type="float" office:value="310.022200836234" calcext:value-type="float">
            <text:p>310.022200836234</text:p>
          </table:table-cell>
          <table:table-cell table:formula="of:=STDEV([.U3:.U11])" office:value-type="float" office:value="317.489492911982" calcext:value-type="float">
            <text:p>317.489492911982</text:p>
          </table:table-cell>
          <table:table-cell table:formula="of:=STDEV([.V3:.V11])" office:value-type="float" office:value="5820453.12261624" calcext:value-type="float">
            <text:p>5820453.12261624</text:p>
          </table:table-cell>
          <table:table-cell table:formula="of:=STDEV([.W3:.W11])" office:value-type="float" office:value="1752094.22663892" calcext:value-type="float">
            <text:p>1752094.22663892</text:p>
          </table:table-cell>
          <table:table-cell table:formula="of:=STDEV([.X3:.X11])" office:value-type="float" office:value="2658.13539273276" calcext:value-type="float">
            <text:p>2658.13539273276</text:p>
          </table:table-cell>
          <table:table-cell table:formula="of:=STDEV([.Y3:.Y11])" office:value-type="float" office:value="80.8162916999581" calcext:value-type="float">
            <text:p>80.8162916999581</text:p>
          </table:table-cell>
          <table:table-cell table:formula="of:=STDEV([.Z3:.Z11])" office:value-type="float" office:value="304.649619840212" calcext:value-type="float">
            <text:p>304.649619840212</text:p>
          </table:table-cell>
          <table:table-cell table:formula="of:=STDEV([.AA3:.AA11])" office:value-type="float" office:value="305.53039726063" calcext:value-type="float">
            <text:p>305.53039726063</text:p>
          </table:table-cell>
          <table:table-cell table:formula="of:=STDEV([.AB3:.AB11])" office:value-type="float" office:value="2895671.97032797" calcext:value-type="float">
            <text:p>2895671.97032797</text:p>
          </table:table-cell>
          <table:table-cell table:formula="of:=STDEV([.AC3:.AC11])" office:value-type="float" office:value="2149985.99266559" calcext:value-type="float">
            <text:p>2149985.99266559</text:p>
          </table:table-cell>
          <table:table-cell table:formula="of:=STDEV([.AD3:.AD11])" office:value-type="float" office:value="2654.41102660796" calcext:value-type="float">
            <text:p>2654.41102660796</text:p>
          </table:table-cell>
          <table:table-cell table:formula="of:=STDEV([.AE3:.AE11])" office:value-type="float" office:value="328.943040862498" calcext:value-type="float">
            <text:p>328.943040862498</text:p>
          </table:table-cell>
          <table:table-cell table:formula="of:=STDEV([.AF3:.AF11])" office:value-type="float" office:value="316.666325096519" calcext:value-type="float">
            <text:p>316.666325096519</text:p>
          </table:table-cell>
          <table:table-cell table:formula="of:=STDEV([.AG3:.AG11])" office:value-type="float" office:value="317.569521235816" calcext:value-type="float">
            <text:p>317.569521235816</text:p>
          </table:table-cell>
          <table:table-cell table:formula="of:=STDEV([.AH3:.AH11])" office:value-type="float" office:value="5625815.32093612" calcext:value-type="float">
            <text:p>5625815.32093612</text:p>
          </table:table-cell>
          <table:table-cell table:formula="of:=STDEV([.AI3:.AI11])" office:value-type="float" office:value="1943482.20095232" calcext:value-type="float">
            <text:p>1943482.20095232</text:p>
          </table:table-cell>
          <table:table-cell table:formula="of:=STDEV([.AJ3:.AJ11])" office:value-type="float" office:value="2658.00406990041" calcext:value-type="float">
            <text:p>2658.00406990041</text:p>
          </table:table-cell>
          <table:table-cell table:formula="of:=STDEV([.AK3:.AK11])" office:value-type="float" office:value="122.962983183298" calcext:value-type="float">
            <text:p>122.962983183298</text:p>
          </table:table-cell>
          <table:table-cell table:formula="of:=STDEV([.AL3:.AL11])" office:value-type="float" office:value="305.900819212219" calcext:value-type="float">
            <text:p>305.900819212219</text:p>
          </table:table-cell>
          <table:table-cell table:formula="of:=STDEV([.AM3:.AM11])" office:value-type="float" office:value="306.764732932168" calcext:value-type="float">
            <text:p>306.764732932168</text:p>
          </table:table-cell>
          <table:table-cell table:formula="of:=STDEV([.AN3:.AN11])" office:value-type="float" office:value="3188150.33126627" calcext:value-type="float">
            <text:p>3188150.33126627</text:p>
          </table:table-cell>
          <table:table-cell table:formula="of:=STDEV([.AO3:.AO11])" office:value-type="float" office:value="2361053.95848653" calcext:value-type="float">
            <text:p>2361053.95848653</text:p>
          </table:table-cell>
          <table:table-cell table:formula="of:=STDEV([.AP3:.AP11])" office:value-type="float" office:value="2662.03803659879" calcext:value-type="float">
            <text:p>2662.03803659879</text:p>
          </table:table-cell>
          <table:table-cell table:formula="of:=STDEV([.AQ3:.AQ11])" office:value-type="float" office:value="120.749531909632" calcext:value-type="float">
            <text:p>120.749531909632</text:p>
          </table:table-cell>
          <table:table-cell table:formula="of:=STDEV([.AR3:.AR11])" office:value-type="float" office:value="323.145263308174" calcext:value-type="float">
            <text:p>323.145263308174</text:p>
          </table:table-cell>
          <table:table-cell table:formula="of:=STDEV([.AS3:.AS11])" office:value-type="float" office:value="324.185930421964" calcext:value-type="float">
            <text:p>324.185930421964</text:p>
          </table:table-cell>
          <table:table-cell table:formula="of:=STDEV([.AT3:.AT11])" office:value-type="float" office:value="6072534.14939779" calcext:value-type="float">
            <text:p>6072534.14939779</text:p>
          </table:table-cell>
          <table:table-cell table:formula="of:=STDEV([.AU3:.AU11])" office:value-type="float" office:value="1940164.58920781" calcext:value-type="float">
            <text:p>1940164.58920781</text:p>
          </table:table-cell>
          <table:table-cell table:formula="of:=STDEV([.AV3:.AV11])" office:value-type="float" office:value="2650.9129614353" calcext:value-type="float">
            <text:p>2650.9129614353</text:p>
          </table:table-cell>
          <table:table-cell table:formula="of:=STDEV([.AW3:.AW11])" office:value-type="float" office:value="63.1332810647525" calcext:value-type="float">
            <text:p>63.1332810647525</text:p>
          </table:table-cell>
          <table:table-cell table:formula="of:=STDEV([.AX3:.AX11])" office:value-type="float" office:value="308.372627849522" calcext:value-type="float">
            <text:p>308.372627849522</text:p>
          </table:table-cell>
          <table:table-cell table:formula="of:=STDEV([.AY3:.AY11])" office:value-type="float" office:value="309.278429681886" calcext:value-type="float">
            <text:p>309.278429681886</text:p>
          </table:table-cell>
          <table:table-cell table:formula="of:=STDEV([.AZ3:.AZ11])" office:value-type="float" office:value="3207894.72416822" calcext:value-type="float">
            <text:p>3207894.72416822</text:p>
          </table:table-cell>
          <table:table-cell table:formula="of:=STDEV([.BA3:.BA11])" office:value-type="float" office:value="2426504.96313094" calcext:value-type="float">
            <text:p>2426504.96313094</text:p>
          </table:table-cell>
          <table:table-cell table:formula="of:=STDEV([.BB3:.BB11])" office:value-type="float" office:value="2668.78264742995" calcext:value-type="float">
            <text:p>2668.78264742995</text:p>
          </table:table-cell>
          <table:table-cell table:formula="of:=STDEV([.BC3:.BC11])" office:value-type="float" office:value="80.283045469219" calcext:value-type="float">
            <text:p>80.283045469219</text:p>
          </table:table-cell>
          <table:table-cell table:formula="of:=STDEV([.BD3:.BD11])" office:value-type="float" office:value="312.695582691781" calcext:value-type="float">
            <text:p>312.695582691781</text:p>
          </table:table-cell>
          <table:table-cell table:formula="of:=STDEV([.BE3:.BE11])" office:value-type="float" office:value="313.770197877135" calcext:value-type="float">
            <text:p>313.770197877135</text:p>
          </table:table-cell>
          <table:table-cell table:formula="of:=STDEV([.BF3:.BF11])" office:value-type="float" office:value="6065994.39339222" calcext:value-type="float">
            <text:p>6065994.39339222</text:p>
          </table:table-cell>
          <table:table-cell table:formula="of:=STDEV([.BG3:.BG11])" office:value-type="float" office:value="1861016.40045138" calcext:value-type="float">
            <text:p>1861016.40045138</text:p>
          </table:table-cell>
          <table:table-cell table:formula="of:=STDEV([.BH3:.BH11])" office:value-type="float" office:value="2660.30404805776" calcext:value-type="float">
            <text:p>2660.30404805776</text:p>
          </table:table-cell>
          <table:table-cell table:formula="of:=STDEV([.BI3:.BI11])" office:value-type="float" office:value="38.0439601957514" calcext:value-type="float">
            <text:p>38.0439601957514</text:p>
          </table:table-cell>
          <table:table-cell table:formula="of:=STDEV([.BJ3:.BJ11])" office:value-type="float" office:value="308.847975817646" calcext:value-type="float">
            <text:p>308.847975817646</text:p>
          </table:table-cell>
          <table:table-cell table:formula="of:=STDEV([.BK3:.BK11])" office:value-type="float" office:value="309.729692510813" calcext:value-type="float">
            <text:p>309.729692510813</text:p>
          </table:table-cell>
          <table:table-cell table:formula="of:=STDEV([.BL3:.BL11])" office:value-type="float" office:value="3275666.59462869" calcext:value-type="float">
            <text:p>3275666.59462869</text:p>
          </table:table-cell>
          <table:table-cell table:formula="of:=STDEV([.BM3:.BM11])" office:value-type="float" office:value="2396254.44247426" calcext:value-type="float">
            <text:p>2396254.44247426</text:p>
          </table:table-cell>
          <table:table-cell table:formula="of:=STDEV([.BN3:.BN11])" office:value-type="float" office:value="2666.33533303292" calcext:value-type="float">
            <text:p>2666.33533303292</text:p>
          </table:table-cell>
          <table:table-cell table:formula="of:=STDEV([.BO3:.BO11])" office:value-type="float" office:value="219.863952919095" calcext:value-type="float">
            <text:p>219.863952919095</text:p>
          </table:table-cell>
          <table:table-cell table:formula="of:=STDEV([.BP3:.BP11])" office:value-type="float" office:value="309.640320754036" calcext:value-type="float">
            <text:p>309.640320754036</text:p>
          </table:table-cell>
          <table:table-cell table:formula="of:=STDEV([.BQ3:.BQ11])" office:value-type="float" office:value="310.732135169846" calcext:value-type="float">
            <text:p>310.732135169846</text:p>
          </table:table-cell>
          <table:table-cell table:formula="of:=STDEV([.BR3:.BR11])" office:value-type="float" office:value="6390471.0146302" calcext:value-type="float">
            <text:p>6390471.0146302</text:p>
          </table:table-cell>
          <table:table-cell table:formula="of:=STDEV([.BS3:.BS11])" office:value-type="float" office:value="1980372.1343385" calcext:value-type="float">
            <text:p>1980372.1343385</text:p>
          </table:table-cell>
          <table:table-cell table:formula="of:=STDEV([.BT3:.BT11])" office:value-type="float" office:value="2657.63974805578" calcext:value-type="float">
            <text:p>2657.63974805578</text:p>
          </table:table-cell>
          <table:table-cell table:formula="of:=STDEV([.BU3:.BU11])" office:value-type="float" office:value="88.8820172816146" calcext:value-type="float">
            <text:p>88.8820172816146</text:p>
          </table:table-cell>
          <table:table-cell table:formula="of:=STDEV([.BV3:.BV11])" office:value-type="float" office:value="306.42309387037" calcext:value-type="float">
            <text:p>306.42309387037</text:p>
          </table:table-cell>
          <table:table-cell table:formula="of:=STDEV([.BW3:.BW11])" office:value-type="float" office:value="307.286357452101" calcext:value-type="float">
            <text:p>307.286357452101</text:p>
          </table:table-cell>
          <table:table-cell table:formula="of:=STDEV([.BX3:.BX11])" office:value-type="float" office:value="2948273.81557131" calcext:value-type="float">
            <text:p>2948273.81557131</text:p>
          </table:table-cell>
          <table:table-cell table:formula="of:=STDEV([.BY3:.BY11])" office:value-type="float" office:value="1648082.1025399" calcext:value-type="float">
            <text:p>1648082.1025399</text:p>
          </table:table-cell>
          <table:table-cell table:formula="of:=STDEV([.BZ3:.BZ11])" office:value-type="float" office:value="2661.4772669705" calcext:value-type="float">
            <text:p>2661.4772669705</text:p>
          </table:table-cell>
          <table:table-cell table:formula="of:=STDEV([.CA3:.CA11])" office:value-type="float" office:value="0" calcext:value-type="float">
            <text:p>0</text:p>
          </table:table-cell>
          <table:table-cell table:formula="of:=STDEV([.CB3:.CB11])" office:value-type="float" office:value="312.370872569743" calcext:value-type="float">
            <text:p>312.370872569743</text:p>
          </table:table-cell>
          <table:table-cell table:formula="of:=STDEV([.CC3:.CC11])" office:value-type="float" office:value="313.356894775065" calcext:value-type="float">
            <text:p>313.356894775065</text:p>
          </table:table-cell>
          <table:table-cell table:formula="of:=STDEV([.CD3:.CD11])" office:value-type="float" office:value="4237593.48974316" calcext:value-type="float">
            <text:p>4237593.48974316</text:p>
          </table:table-cell>
          <table:table-cell table:formula="of:=STDEV([.CE3:.CE11])" office:value-type="float" office:value="2036625.97098008" calcext:value-type="float">
            <text:p>2036625.97098008</text:p>
          </table:table-cell>
          <table:table-cell table:formula="of:=STDEV([.CF3:.CF11])" office:value-type="float" office:value="2661.34361256912" calcext:value-type="float">
            <text:p>2661.34361256912</text:p>
          </table:table-cell>
          <table:table-cell table:formula="of:=STDEV([.CG3:.CG11])" office:value-type="float" office:value="85.0738373966658" calcext:value-type="float">
            <text:p>85.0738373966658</text:p>
          </table:table-cell>
          <table:table-cell table:formula="of:=STDEV([.CH3:.CH11])" office:value-type="float" office:value="304.5919829256" calcext:value-type="float">
            <text:p>304.5919829256</text:p>
          </table:table-cell>
          <table:table-cell table:formula="of:=STDEV([.CI3:.CI11])" office:value-type="float" office:value="311.429336408513" calcext:value-type="float">
            <text:p>311.429336408513</text:p>
          </table:table-cell>
          <table:table-cell table:formula="of:=STDEV([.CJ3:.CJ11])" office:value-type="float" office:value="7146336.98672174" calcext:value-type="float">
            <text:p>7146336.98672174</text:p>
          </table:table-cell>
          <table:table-cell table:formula="of:=STDEV([.CK3:.CK11])" office:value-type="float" office:value="2637375.05318411" calcext:value-type="float">
            <text:p>2637375.05318411</text:p>
          </table:table-cell>
          <table:table-cell table:formula="of:=STDEV([.CL3:.CL11])" office:value-type="float" office:value="2665.95793311406" calcext:value-type="float">
            <text:p>2665.95793311406</text:p>
          </table:table-cell>
          <table:table-cell table:formula="of:=STDEV([.CM3:.CM11])" office:value-type="float" office:value="335.329207797116" calcext:value-type="float">
            <text:p>335.329207797116</text:p>
          </table:table-cell>
          <table:table-cell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11]-[.$BV3:.$BV11])^2)^0.5" office:value-type="float" office:value="200.053675904817" calcext:value-type="float">
            <text:p>200.053675904817</text:p>
          </table:table-cell>
          <table:table-cell table:number-matrix-columns-spanned="1" table:number-matrix-rows-spanned="1" table:formula="of:=SUM(([.C3:.C11]-[.$BW3:.$BW11])^2)^0.5" office:value-type="float" office:value="200.428513608899" calcext:value-type="float">
            <text:p>200.428513608899</text:p>
          </table:table-cell>
          <table:table-cell table:number-matrix-columns-spanned="1" table:number-matrix-rows-spanned="1" table:formula="of:=SUM(([.D3:.D11]-[.$BX3:.$BX11])^2)^0.5" office:value-type="float" office:value="2389982.87417355" calcext:value-type="float">
            <text:p>2389982.87417355</text:p>
          </table:table-cell>
          <table:table-cell table:number-matrix-columns-spanned="1" table:number-matrix-rows-spanned="1" table:formula="of:=SUM(([.E3:.E11]-[.$BY3:.$BY11])^2)^0.5" office:value-type="float" office:value="2906871.51678122" calcext:value-type="float">
            <text:p>2906871.51678122</text:p>
          </table:table-cell>
          <table:table-cell table:number-matrix-columns-spanned="1" table:number-matrix-rows-spanned="1" table:formula="of:=SUM(([.F3:.F11]-[.$BZ3:.$BZ11])^2)^0.5" office:value-type="float" office:value="49.0680969908253" calcext:value-type="float">
            <text:p>49.0680969908253</text:p>
          </table:table-cell>
          <table:table-cell table:number-matrix-columns-spanned="1" table:number-matrix-rows-spanned="1" table:formula="of:=SUM(([.G3:.G11]-[.$CA3:.$CA11])^2)^0.5" office:value-type="float" office:value="0" calcext:value-type="float">
            <text:p>0</text:p>
          </table:table-cell>
          <table:table-cell table:number-matrix-columns-spanned="1" table:number-matrix-rows-spanned="1" table:formula="of:=SUM(([.H3:.H11]-[.$BV3:.$BV11])^2)^0.5" office:value-type="float" office:value="351.315556765467" calcext:value-type="float">
            <text:p>351.315556765467</text:p>
          </table:table-cell>
          <table:table-cell table:number-matrix-columns-spanned="1" table:number-matrix-rows-spanned="1" table:formula="of:=SUM(([.I3:.I11]-[.$BW3:.$BW11])^2)^0.5" office:value-type="float" office:value="352.227557761328" calcext:value-type="float">
            <text:p>352.227557761328</text:p>
          </table:table-cell>
          <table:table-cell table:number-matrix-columns-spanned="1" table:number-matrix-rows-spanned="1" table:formula="of:=SUM(([.J3:.J11]-[.$BX3:.$BX11])^2)^0.5" office:value-type="float" office:value="15666350.0504143" calcext:value-type="float">
            <text:p>15666350.0504143</text:p>
          </table:table-cell>
          <table:table-cell table:number-matrix-columns-spanned="1" table:number-matrix-rows-spanned="1" table:formula="of:=SUM(([.K3:.K11]-[.$BY3:.$BY11])^2)^0.5" office:value-type="float" office:value="1578600.95061728" calcext:value-type="float">
            <text:p>1578600.95061728</text:p>
          </table:table-cell>
          <table:table-cell table:number-matrix-columns-spanned="1" table:number-matrix-rows-spanned="1" table:formula="of:=SUM(([.L3:.L11]-[.$BZ3:.$BZ11])^2)^0.5" office:value-type="float" office:value="85.1458265675151" calcext:value-type="float">
            <text:p>85.1458265675151</text:p>
          </table:table-cell>
          <table:table-cell table:number-matrix-columns-spanned="1" table:number-matrix-rows-spanned="1" table:formula="of:=SUM(([.M3:.M11]-[.$CA3:.$CA11])^2)^0.5" office:value-type="float" office:value="0" calcext:value-type="float">
            <text:p>0</text:p>
          </table:table-cell>
          <table:table-cell table:number-matrix-columns-spanned="1" table:number-matrix-rows-spanned="1" table:formula="of:=SUM(([.N3:.N11]-[.$BV3:.$BV11])^2)^0.5" office:value-type="float" office:value="37.2072523930972" calcext:value-type="float">
            <text:p>37.2072523930972</text:p>
          </table:table-cell>
          <table:table-cell table:number-matrix-columns-spanned="1" table:number-matrix-rows-spanned="1" table:formula="of:=SUM(([.O3:.O11]-[.$BW3:.$BW11])^2)^0.5" office:value-type="float" office:value="37.338968311095" calcext:value-type="float">
            <text:p>37.338968311095</text:p>
          </table:table-cell>
          <table:table-cell table:number-matrix-columns-spanned="1" table:number-matrix-rows-spanned="1" table:formula="of:=SUM(([.P3:.P11]-[.$BX3:.$BX11])^2)^0.5" office:value-type="float" office:value="1754977.73615065" calcext:value-type="float">
            <text:p>1754977.73615065</text:p>
          </table:table-cell>
          <table:table-cell table:number-matrix-columns-spanned="1" table:number-matrix-rows-spanned="1" table:formula="of:=SUM(([.Q3:.Q11]-[.$BY3:.$BY11])^2)^0.5" office:value-type="float" office:value="1982339.86692976" calcext:value-type="float">
            <text:p>1982339.86692976</text:p>
          </table:table-cell>
          <table:table-cell table:number-matrix-columns-spanned="1" table:number-matrix-rows-spanned="1" table:formula="of:=SUM(([.R3:.R11]-[.$BZ3:.$BZ11])^2)^0.5" office:value-type="float" office:value="42.9689094774204" calcext:value-type="float">
            <text:p>42.9689094774204</text:p>
          </table:table-cell>
          <table:table-cell table:number-matrix-columns-spanned="1" table:number-matrix-rows-spanned="1" table:formula="of:=SUM(([.S3:.S11]-[.$CA3:.$CA11])^2)^0.5" office:value-type="float" office:value="873.279766520477" calcext:value-type="float">
            <text:p>873.279766520477</text:p>
          </table:table-cell>
          <table:table-cell table:number-matrix-columns-spanned="1" table:number-matrix-rows-spanned="1" table:formula="of:=SUM(([.T3:.T11]-[.$BV3:.$BV11])^2)^0.5" office:value-type="float" office:value="437.31775016891" calcext:value-type="float">
            <text:p>437.31775016891</text:p>
          </table:table-cell>
          <table:table-cell table:number-matrix-columns-spanned="1" table:number-matrix-rows-spanned="1" table:formula="of:=SUM(([.U3:.U11]-[.$BW3:.$BW11])^2)^0.5" office:value-type="float" office:value="436.033971155182" calcext:value-type="float">
            <text:p>436.033971155182</text:p>
          </table:table-cell>
          <table:table-cell table:number-matrix-columns-spanned="1" table:number-matrix-rows-spanned="1" table:formula="of:=SUM(([.V3:.V11]-[.$BX3:.$BX11])^2)^0.5" office:value-type="float" office:value="9877425.20391413" calcext:value-type="float">
            <text:p>9877425.20391413</text:p>
          </table:table-cell>
          <table:table-cell table:number-matrix-columns-spanned="1" table:number-matrix-rows-spanned="1" table:formula="of:=SUM(([.W3:.W11]-[.$BY3:.$BY11])^2)^0.5" office:value-type="float" office:value="973027.588751696" calcext:value-type="float">
            <text:p>973027.588751696</text:p>
          </table:table-cell>
          <table:table-cell table:number-matrix-columns-spanned="1" table:number-matrix-rows-spanned="1" table:formula="of:=SUM(([.X3:.X11]-[.$BZ3:.$BZ11])^2)^0.5" office:value-type="float" office:value="394.405358636098" calcext:value-type="float">
            <text:p>394.405358636098</text:p>
          </table:table-cell>
          <table:table-cell table:number-matrix-columns-spanned="1" table:number-matrix-rows-spanned="1" table:formula="of:=SUM(([.Y3:.Y11]-[.$CA3:.$CA11])^2)^0.5" office:value-type="float" office:value="267.249825425523" calcext:value-type="float">
            <text:p>267.249825425523</text:p>
          </table:table-cell>
          <table:table-cell table:number-matrix-columns-spanned="1" table:number-matrix-rows-spanned="1" table:formula="of:=SUM(([.Z3:.Z11]-[.$BV3:.$BV11])^2)^0.5" office:value-type="float" office:value="19.8945194773509" calcext:value-type="float">
            <text:p>19.8945194773509</text:p>
          </table:table-cell>
          <table:table-cell table:number-matrix-columns-spanned="1" table:number-matrix-rows-spanned="1" table:formula="of:=SUM(([.AA3:.AA11]-[.$BW3:.$BW11])^2)^0.5" office:value-type="float" office:value="19.7980745370305" calcext:value-type="float">
            <text:p>19.7980745370305</text:p>
          </table:table-cell>
          <table:table-cell table:number-matrix-columns-spanned="1" table:number-matrix-rows-spanned="1" table:formula="of:=SUM(([.AB3:.AB11]-[.$BX3:.$BX11])^2)^0.5" office:value-type="float" office:value="1650164.88912893" calcext:value-type="float">
            <text:p>1650164.88912893</text:p>
          </table:table-cell>
          <table:table-cell table:number-matrix-columns-spanned="1" table:number-matrix-rows-spanned="1" table:formula="of:=SUM(([.AC3:.AC11]-[.$BY3:.$BY11])^2)^0.5" office:value-type="float" office:value="1597888.66615693" calcext:value-type="float">
            <text:p>1597888.66615693</text:p>
          </table:table-cell>
          <table:table-cell table:number-matrix-columns-spanned="1" table:number-matrix-rows-spanned="1" table:formula="of:=SUM(([.AD3:.AD11]-[.$BZ3:.$BZ11])^2)^0.5" office:value-type="float" office:value="46.2093744722064" calcext:value-type="float">
            <text:p>46.2093744722064</text:p>
          </table:table-cell>
          <table:table-cell table:number-matrix-columns-spanned="1" table:number-matrix-rows-spanned="1" table:formula="of:=SUM(([.AE3:.AE11]-[.$CA3:.$CA11])^2)^0.5" office:value-type="float" office:value="1106.69904232559" calcext:value-type="float">
            <text:p>1106.69904232559</text:p>
          </table:table-cell>
          <table:table-cell table:number-matrix-columns-spanned="1" table:number-matrix-rows-spanned="1" table:formula="of:=SUM(([.AF3:.AF11]-[.$BV3:.$BV11])^2)^0.5" office:value-type="float" office:value="425.764162614558" calcext:value-type="float">
            <text:p>425.764162614558</text:p>
          </table:table-cell>
          <table:table-cell table:number-matrix-columns-spanned="1" table:number-matrix-rows-spanned="1" table:formula="of:=SUM(([.AG3:.AG11]-[.$BW3:.$BW11])^2)^0.5" office:value-type="float" office:value="426.487830990342" calcext:value-type="float">
            <text:p>426.487830990342</text:p>
          </table:table-cell>
          <table:table-cell table:number-matrix-columns-spanned="1" table:number-matrix-rows-spanned="1" table:formula="of:=SUM(([.AH3:.AH11]-[.$BX3:.$BX11])^2)^0.5" office:value-type="float" office:value="10956479.4675135" calcext:value-type="float">
            <text:p>10956479.4675135</text:p>
          </table:table-cell>
          <table:table-cell table:number-matrix-columns-spanned="1" table:number-matrix-rows-spanned="1" table:formula="of:=SUM(([.AI3:.AI11]-[.$BY3:.$BY11])^2)^0.5" office:value-type="float" office:value="2260837.02391064" calcext:value-type="float">
            <text:p>2260837.02391064</text:p>
          </table:table-cell>
          <table:table-cell table:number-matrix-columns-spanned="1" table:number-matrix-rows-spanned="1" table:formula="of:=SUM(([.AJ3:.AJ11]-[.$BZ3:.$BZ11])^2)^0.5" office:value-type="float" office:value="106.397586448255" calcext:value-type="float">
            <text:p>106.397586448255</text:p>
          </table:table-cell>
          <table:table-cell table:number-matrix-columns-spanned="1" table:number-matrix-rows-spanned="1" table:formula="of:=SUM(([.AK3:.AK11]-[.$CA3:.$CA11])^2)^0.5" office:value-type="float" office:value="395.163274770074" calcext:value-type="float">
            <text:p>395.163274770074</text:p>
          </table:table-cell>
          <table:table-cell table:number-matrix-columns-spanned="1" table:number-matrix-rows-spanned="1" table:formula="of:=SUM(([.AL3:.AL11]-[.$BV3:.$BV11])^2)^0.5" office:value-type="float" office:value="31.9748802491032" calcext:value-type="float">
            <text:p>31.9748802491032</text:p>
          </table:table-cell>
          <table:table-cell table:number-matrix-columns-spanned="1" table:number-matrix-rows-spanned="1" table:formula="of:=SUM(([.AM3:.AM11]-[.$BW3:.$BW11])^2)^0.5" office:value-type="float" office:value="32.5941334751587" calcext:value-type="float">
            <text:p>32.5941334751587</text:p>
          </table:table-cell>
          <table:table-cell table:number-matrix-columns-spanned="1" table:number-matrix-rows-spanned="1" table:formula="of:=SUM(([.AN3:.AN11]-[.$BX3:.$BX11])^2)^0.5" office:value-type="float" office:value="1923622.7133956" calcext:value-type="float">
            <text:p>1923622.7133956</text:p>
          </table:table-cell>
          <table:table-cell table:number-matrix-columns-spanned="1" table:number-matrix-rows-spanned="1" table:formula="of:=SUM(([.AO3:.AO11]-[.$BY3:.$BY11])^2)^0.5" office:value-type="float" office:value="2234439.42746606" calcext:value-type="float">
            <text:p>2234439.42746606</text:p>
          </table:table-cell>
          <table:table-cell table:number-matrix-columns-spanned="1" table:number-matrix-rows-spanned="1" table:formula="of:=SUM(([.AP3:.AP11]-[.$BZ3:.$BZ11])^2)^0.5" office:value-type="float" office:value="24.8241700121453" calcext:value-type="float">
            <text:p>24.8241700121453</text:p>
          </table:table-cell>
          <table:table-cell table:number-matrix-columns-spanned="1" table:number-matrix-rows-spanned="1" table:formula="of:=SUM(([.AQ3:.AQ11]-[.$CA3:.$CA11])^2)^0.5" office:value-type="float" office:value="442.853651511339" calcext:value-type="float">
            <text:p>442.853651511339</text:p>
          </table:table-cell>
          <table:table-cell table:number-matrix-columns-spanned="1" table:number-matrix-rows-spanned="1" table:formula="of:=SUM(([.AR3:.AR11]-[.$BV3:.$BV11])^2)^0.5" office:value-type="float" office:value="392.993786538673" calcext:value-type="float">
            <text:p>392.993786538673</text:p>
          </table:table-cell>
          <table:table-cell table:number-matrix-columns-spanned="1" table:number-matrix-rows-spanned="1" table:formula="of:=SUM(([.AS3:.AS11]-[.$BW3:.$BW11])^2)^0.5" office:value-type="float" office:value="394.09451911102" calcext:value-type="float">
            <text:p>394.09451911102</text:p>
          </table:table-cell>
          <table:table-cell table:number-matrix-columns-spanned="1" table:number-matrix-rows-spanned="1" table:formula="of:=SUM(([.AT3:.AT11]-[.$BX3:.$BX11])^2)^0.5" office:value-type="float" office:value="12084557.1618778" calcext:value-type="float">
            <text:p>12084557.1618778</text:p>
          </table:table-cell>
          <table:table-cell table:number-matrix-columns-spanned="1" table:number-matrix-rows-spanned="1" table:formula="of:=SUM(([.AU3:.AU11]-[.$BY3:.$BY11])^2)^0.5" office:value-type="float" office:value="2109367.46216117" calcext:value-type="float">
            <text:p>2109367.46216117</text:p>
          </table:table-cell>
          <table:table-cell table:number-matrix-columns-spanned="1" table:number-matrix-rows-spanned="1" table:formula="of:=SUM(([.AV3:.AV11]-[.$BZ3:.$BZ11])^2)^0.5" office:value-type="float" office:value="97.2924826749924" calcext:value-type="float">
            <text:p>97.2924826749924</text:p>
          </table:table-cell>
          <table:table-cell table:number-matrix-columns-spanned="1" table:number-matrix-rows-spanned="1" table:formula="of:=SUM(([.AW3:.AW11]-[.$CA3:.$CA11])^2)^0.5" office:value-type="float" office:value="211.982095298186" calcext:value-type="float">
            <text:p>211.982095298186</text:p>
          </table:table-cell>
          <table:table-cell table:number-matrix-columns-spanned="1" table:number-matrix-rows-spanned="1" table:formula="of:=SUM(([.AX3:.AX11]-[.$BV3:.$BV11])^2)^0.5" office:value-type="float" office:value="59.0562387268124" calcext:value-type="float">
            <text:p>59.0562387268124</text:p>
          </table:table-cell>
          <table:table-cell table:number-matrix-columns-spanned="1" table:number-matrix-rows-spanned="1" table:formula="of:=SUM(([.AY3:.AY11]-[.$BW3:.$BW11])^2)^0.5" office:value-type="float" office:value="59.1701203226305" calcext:value-type="float">
            <text:p>59.1701203226305</text:p>
          </table:table-cell>
          <table:table-cell table:number-matrix-columns-spanned="1" table:number-matrix-rows-spanned="1" table:formula="of:=SUM(([.AZ3:.AZ11]-[.$BX3:.$BX11])^2)^0.5" office:value-type="float" office:value="2259152.78113989" calcext:value-type="float">
            <text:p>2259152.78113989</text:p>
          </table:table-cell>
          <table:table-cell table:number-matrix-columns-spanned="1" table:number-matrix-rows-spanned="1" table:formula="of:=SUM(([.BA3:.BA11]-[.$BY3:.$BY11])^2)^0.5" office:value-type="float" office:value="2443698.82138548" calcext:value-type="float">
            <text:p>2443698.82138548</text:p>
          </table:table-cell>
          <table:table-cell table:number-matrix-columns-spanned="1" table:number-matrix-rows-spanned="1" table:formula="of:=SUM(([.BB3:.BB11]-[.$BZ3:.$BZ11])^2)^0.5" office:value-type="float" office:value="27.9451846785508" calcext:value-type="float">
            <text:p>27.9451846785508</text:p>
          </table:table-cell>
          <table:table-cell table:number-matrix-columns-spanned="1" table:number-matrix-rows-spanned="1" table:formula="of:=SUM(([.BC3:.BC11]-[.$CA3:.$CA11])^2)^0.5" office:value-type="float" office:value="287.503439282038" calcext:value-type="float">
            <text:p>287.503439282038</text:p>
          </table:table-cell>
          <table:table-cell table:number-matrix-columns-spanned="1" table:number-matrix-rows-spanned="1" table:formula="of:=SUM(([.BD3:.BD11]-[.$BV3:.$BV11])^2)^0.5" office:value-type="float" office:value="369.321827073682" calcext:value-type="float">
            <text:p>369.321827073682</text:p>
          </table:table-cell>
          <table:table-cell table:number-matrix-columns-spanned="1" table:number-matrix-rows-spanned="1" table:formula="of:=SUM(([.BE3:.BE11]-[.$BW3:.$BW11])^2)^0.5" office:value-type="float" office:value="370.18516237206" calcext:value-type="float">
            <text:p>370.18516237206</text:p>
          </table:table-cell>
          <table:table-cell table:number-matrix-columns-spanned="1" table:number-matrix-rows-spanned="1" table:formula="of:=SUM(([.BF3:.BF11]-[.$BX3:.$BX11])^2)^0.5" office:value-type="float" office:value="12441959.9293189" calcext:value-type="float">
            <text:p>12441959.9293189</text:p>
          </table:table-cell>
          <table:table-cell table:number-matrix-columns-spanned="1" table:number-matrix-rows-spanned="1" table:formula="of:=SUM(([.BG3:.BG11]-[.$BY3:.$BY11])^2)^0.5" office:value-type="float" office:value="1887070.11285677" calcext:value-type="float">
            <text:p>1887070.11285677</text:p>
          </table:table-cell>
          <table:table-cell table:number-matrix-columns-spanned="1" table:number-matrix-rows-spanned="1" table:formula="of:=SUM(([.BH3:.BH11]-[.$BZ3:.$BZ11])^2)^0.5" office:value-type="float" office:value="91.6995933605812" calcext:value-type="float">
            <text:p>91.6995933605812</text:p>
          </table:table-cell>
          <table:table-cell table:number-matrix-columns-spanned="1" table:number-matrix-rows-spanned="1" table:formula="of:=SUM(([.BI3:.BI11]-[.$CA3:.$CA11])^2)^0.5" office:value-type="float" office:value="133.513159493263" calcext:value-type="float">
            <text:p>133.513159493263</text:p>
          </table:table-cell>
          <table:table-cell table:number-matrix-columns-spanned="1" table:number-matrix-rows-spanned="1" table:formula="of:=SUM(([.BJ3:.BJ11]-[.$BV3:.$BV11])^2)^0.5" office:value-type="float" office:value="32.1289017684136" calcext:value-type="float">
            <text:p>32.1289017684136</text:p>
          </table:table-cell>
          <table:table-cell table:number-matrix-columns-spanned="1" table:number-matrix-rows-spanned="1" table:formula="of:=SUM(([.BK3:.BK11]-[.$BW3:.$BW11])^2)^0.5" office:value-type="float" office:value="32.1645526234826" calcext:value-type="float">
            <text:p>32.1645526234826</text:p>
          </table:table-cell>
          <table:table-cell table:number-matrix-columns-spanned="1" table:number-matrix-rows-spanned="1" table:formula="of:=SUM(([.BL3:.BL11]-[.$BX3:.$BX11])^2)^0.5" office:value-type="float" office:value="2088175.17108242" calcext:value-type="float">
            <text:p>2088175.17108242</text:p>
          </table:table-cell>
          <table:table-cell table:number-matrix-columns-spanned="1" table:number-matrix-rows-spanned="1" table:formula="of:=SUM(([.BM3:.BM11]-[.$BY3:.$BY11])^2)^0.5" office:value-type="float" office:value="2359516.70056939" calcext:value-type="float">
            <text:p>2359516.70056939</text:p>
          </table:table-cell>
          <table:table-cell table:number-matrix-columns-spanned="1" table:number-matrix-rows-spanned="1" table:formula="of:=SUM(([.BN3:.BN11]-[.$BZ3:.$BZ11])^2)^0.5" office:value-type="float" office:value="39.9819817782342" calcext:value-type="float">
            <text:p>39.9819817782342</text:p>
          </table:table-cell>
          <table:table-cell table:number-matrix-columns-spanned="1" table:number-matrix-rows-spanned="1" table:formula="of:=SUM(([.BO3:.BO11]-[.$CA3:.$CA11])^2)^0.5" office:value-type="float" office:value="749.330604585944" calcext:value-type="float">
            <text:p>749.330604585944</text:p>
          </table:table-cell>
          <table:table-cell table:number-matrix-columns-spanned="1" table:number-matrix-rows-spanned="1" table:formula="of:=SUM(([.BP3:.BP11]-[.$BV3:.$BV11])^2)^0.5" office:value-type="float" office:value="425.44692335346" calcext:value-type="float">
            <text:p>425.44692335346</text:p>
          </table:table-cell>
          <table:table-cell table:number-matrix-columns-spanned="1" table:number-matrix-rows-spanned="1" table:formula="of:=SUM(([.BQ3:.BQ11]-[.$BW3:.$BW11])^2)^0.5" office:value-type="float" office:value="426.49981096222" calcext:value-type="float">
            <text:p>426.49981096222</text:p>
          </table:table-cell>
          <table:table-cell table:number-matrix-columns-spanned="1" table:number-matrix-rows-spanned="1" table:formula="of:=SUM(([.BR3:.BR11]-[.$BX3:.$BX11])^2)^0.5" office:value-type="float" office:value="13083612.4418688" calcext:value-type="float">
            <text:p>13083612.4418688</text:p>
          </table:table-cell>
          <table:table-cell table:number-matrix-columns-spanned="1" table:number-matrix-rows-spanned="1" table:formula="of:=SUM(([.BS3:.BS11]-[.$BY3:.$BY11])^2)^0.5" office:value-type="float" office:value="2163979.58182735" calcext:value-type="float">
            <text:p>2163979.58182735</text:p>
          </table:table-cell>
          <table:table-cell table:number-matrix-columns-spanned="1" table:number-matrix-rows-spanned="1" table:formula="of:=SUM(([.BT3:.BT11]-[.$BZ3:.$BZ11])^2)^0.5" office:value-type="float" office:value="99.0467732765988" calcext:value-type="float">
            <text:p>99.0467732765988</text:p>
          </table:table-cell>
          <table:table-cell table:number-matrix-columns-spanned="1" table:number-matrix-rows-spanned="1" table:formula="of:=SUM(([.BU3:.BU11]-[.$CA3:.$CA11])^2)^0.5" office:value-type="float" office:value="286.91125406385" calcext:value-type="float">
            <text:p>286.9112540638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11]=[.$BV3:.$BV11])" office:value-type="float" office:value="1" calcext:value-type="float">
            <text:p>1</text:p>
          </table:table-cell>
          <table:table-cell table:number-matrix-columns-spanned="1" table:number-matrix-rows-spanned="1" table:formula="of:=SUM([.C3:.C11]=[.$BW3:.$BW11])" office:value-type="float" office:value="1" calcext:value-type="float">
            <text:p>1</text:p>
          </table:table-cell>
          <table:table-cell table:number-matrix-columns-spanned="1" table:number-matrix-rows-spanned="1" table:formula="of:=SUM([.D3:.D11]=[.$BX3:.$BX11])" office:value-type="float" office:value="1" calcext:value-type="float">
            <text:p>1</text:p>
          </table:table-cell>
          <table:table-cell table:number-matrix-columns-spanned="1" table:number-matrix-rows-spanned="1" table:formula="of:=SUM([.E3:.E11]=[.$BY3:.$BY11])" office:value-type="float" office:value="1" calcext:value-type="float">
            <text:p>1</text:p>
          </table:table-cell>
          <table:table-cell table:number-matrix-columns-spanned="1" table:number-matrix-rows-spanned="1" table:formula="of:=SUM([.F3:.F11]=[.$BZ3:.$BZ11])" office:value-type="float" office:value="2" calcext:value-type="float">
            <text:p>2</text:p>
          </table:table-cell>
          <table:table-cell table:number-matrix-columns-spanned="1" table:number-matrix-rows-spanned="1" table:formula="of:=SUM([.G3:.G11]=[.$CA3:.$CA11])" office:value-type="float" office:value="9" calcext:value-type="float">
            <text:p>9</text:p>
          </table:table-cell>
          <table:table-cell table:number-matrix-columns-spanned="1" table:number-matrix-rows-spanned="1" table:formula="of:=SUM([.H3:.H11]=[.$BV3:.$BV11])" office:value-type="float" office:value="1" calcext:value-type="float">
            <text:p>1</text:p>
          </table:table-cell>
          <table:table-cell table:number-matrix-columns-spanned="1" table:number-matrix-rows-spanned="1" table:formula="of:=SUM([.I3:.I11]=[.$BW3:.$BW11])" office:value-type="float" office:value="1" calcext:value-type="float">
            <text:p>1</text:p>
          </table:table-cell>
          <table:table-cell table:number-matrix-columns-spanned="1" table:number-matrix-rows-spanned="1" table:formula="of:=SUM([.J3:.J11]=[.$BX3:.$BX11])" office:value-type="float" office:value="2" calcext:value-type="float">
            <text:p>2</text:p>
          </table:table-cell>
          <table:table-cell table:number-matrix-columns-spanned="1" table:number-matrix-rows-spanned="1" table:formula="of:=SUM([.K3:.K11]=[.$BY3:.$BY11])" office:value-type="float" office:value="2" calcext:value-type="float">
            <text:p>2</text:p>
          </table:table-cell>
          <table:table-cell table:number-matrix-columns-spanned="1" table:number-matrix-rows-spanned="1" table:formula="of:=SUM([.L3:.L11]=[.$BZ3:.$BZ11])" office:value-type="float" office:value="1" calcext:value-type="float">
            <text:p>1</text:p>
          </table:table-cell>
          <table:table-cell table:number-matrix-columns-spanned="1" table:number-matrix-rows-spanned="1" table:formula="of:=SUM([.M3:.M11]=[.$CA3:.$CA11])" office:value-type="float" office:value="9" calcext:value-type="float">
            <text:p>9</text:p>
          </table:table-cell>
          <table:table-cell table:number-matrix-columns-spanned="1" table:number-matrix-rows-spanned="1" table:formula="of:=SUM([.N3:.N11]=[.$BV3:.$BV11])" office:value-type="float" office:value="1" calcext:value-type="float">
            <text:p>1</text:p>
          </table:table-cell>
          <table:table-cell table:number-matrix-columns-spanned="1" table:number-matrix-rows-spanned="1" table:formula="of:=SUM([.O3:.O11]=[.$BW3:.$BW11])" office:value-type="float" office:value="1" calcext:value-type="float">
            <text:p>1</text:p>
          </table:table-cell>
          <table:table-cell table:number-matrix-columns-spanned="1" table:number-matrix-rows-spanned="1" table:formula="of:=SUM([.P3:.P11]=[.$BX3:.$BX11])" office:value-type="float" office:value="1" calcext:value-type="float">
            <text:p>1</text:p>
          </table:table-cell>
          <table:table-cell table:number-matrix-columns-spanned="1" table:number-matrix-rows-spanned="1" table:formula="of:=SUM([.Q3:.Q11]=[.$BY3:.$BY11])" office:value-type="float" office:value="1" calcext:value-type="float">
            <text:p>1</text:p>
          </table:table-cell>
          <table:table-cell table:number-matrix-columns-spanned="1" table:number-matrix-rows-spanned="1" table:formula="of:=SUM([.R3:.R11]=[.$BZ3:.$BZ11])" office:value-type="float" office:value="0" calcext:value-type="float">
            <text:p>0</text:p>
          </table:table-cell>
          <table:table-cell table:number-matrix-columns-spanned="1" table:number-matrix-rows-spanned="1" table:formula="of:=SUM([.S3:.S11]=[.$CA3:.$CA11])" office:value-type="float" office:value="1" calcext:value-type="float">
            <text:p>1</text:p>
          </table:table-cell>
          <table:table-cell table:number-matrix-columns-spanned="1" table:number-matrix-rows-spanned="1" table:formula="of:=SUM([.T3:.T11]=[.$BV3:.$BV11])" office:value-type="float" office:value="1" calcext:value-type="float">
            <text:p>1</text:p>
          </table:table-cell>
          <table:table-cell table:number-matrix-columns-spanned="1" table:number-matrix-rows-spanned="1" table:formula="of:=SUM([.U3:.U11]=[.$BW3:.$BW11])" office:value-type="float" office:value="1" calcext:value-type="float">
            <text:p>1</text:p>
          </table:table-cell>
          <table:table-cell table:number-matrix-columns-spanned="1" table:number-matrix-rows-spanned="1" table:formula="of:=SUM([.V3:.V11]=[.$BX3:.$BX11])" office:value-type="float" office:value="5" calcext:value-type="float">
            <text:p>5</text:p>
          </table:table-cell>
          <table:table-cell table:number-matrix-columns-spanned="1" table:number-matrix-rows-spanned="1" table:formula="of:=SUM([.W3:.W11]=[.$BY3:.$BY11])" office:value-type="float" office:value="4" calcext:value-type="float">
            <text:p>4</text:p>
          </table:table-cell>
          <table:table-cell table:number-matrix-columns-spanned="1" table:number-matrix-rows-spanned="1" table:formula="of:=SUM([.X3:.X11]=[.$BZ3:.$BZ11])" office:value-type="float" office:value="1" calcext:value-type="float">
            <text:p>1</text:p>
          </table:table-cell>
          <table:table-cell table:number-matrix-columns-spanned="1" table:number-matrix-rows-spanned="1" table:formula="of:=SUM([.Y3:.Y11]=[.$CA3:.$CA11])" office:value-type="float" office:value="2" calcext:value-type="float">
            <text:p>2</text:p>
          </table:table-cell>
          <table:table-cell table:number-matrix-columns-spanned="1" table:number-matrix-rows-spanned="1" table:formula="of:=SUM([.Z3:.Z11]=[.$BV3:.$BV11])" office:value-type="float" office:value="3" calcext:value-type="float">
            <text:p>3</text:p>
          </table:table-cell>
          <table:table-cell table:number-matrix-columns-spanned="1" table:number-matrix-rows-spanned="1" table:formula="of:=SUM([.AA3:.AA11]=[.$BW3:.$BW11])" office:value-type="float" office:value="3" calcext:value-type="float">
            <text:p>3</text:p>
          </table:table-cell>
          <table:table-cell table:number-matrix-columns-spanned="1" table:number-matrix-rows-spanned="1" table:formula="of:=SUM([.AB3:.AB11]=[.$BX3:.$BX11])" office:value-type="float" office:value="3" calcext:value-type="float">
            <text:p>3</text:p>
          </table:table-cell>
          <table:table-cell table:number-matrix-columns-spanned="1" table:number-matrix-rows-spanned="1" table:formula="of:=SUM([.AC3:.AC11]=[.$BY3:.$BY11])" office:value-type="float" office:value="3" calcext:value-type="float">
            <text:p>3</text:p>
          </table:table-cell>
          <table:table-cell table:number-matrix-columns-spanned="1" table:number-matrix-rows-spanned="1" table:formula="of:=SUM([.AD3:.AD11]=[.$BZ3:.$BZ11])" office:value-type="float" office:value="1" calcext:value-type="float">
            <text:p>1</text:p>
          </table:table-cell>
          <table:table-cell table:number-matrix-columns-spanned="1" table:number-matrix-rows-spanned="1" table:formula="of:=SUM([.AE3:.AE11]=[.$CA3:.$CA11])" office:value-type="float" office:value="1" calcext:value-type="float">
            <text:p>1</text:p>
          </table:table-cell>
          <table:table-cell table:number-matrix-columns-spanned="1" table:number-matrix-rows-spanned="1" table:formula="of:=SUM([.AF3:.AF11]=[.$BV3:.$BV11])" office:value-type="float" office:value="1" calcext:value-type="float">
            <text:p>1</text:p>
          </table:table-cell>
          <table:table-cell table:number-matrix-columns-spanned="1" table:number-matrix-rows-spanned="1" table:formula="of:=SUM([.AG3:.AG11]=[.$BW3:.$BW11])" office:value-type="float" office:value="1" calcext:value-type="float">
            <text:p>1</text:p>
          </table:table-cell>
          <table:table-cell table:number-matrix-columns-spanned="1" table:number-matrix-rows-spanned="1" table:formula="of:=SUM([.AH3:.AH11]=[.$BX3:.$BX11])" office:value-type="float" office:value="2" calcext:value-type="float">
            <text:p>2</text:p>
          </table:table-cell>
          <table:table-cell table:number-matrix-columns-spanned="1" table:number-matrix-rows-spanned="1" table:formula="of:=SUM([.AI3:.AI11]=[.$BY3:.$BY11])" office:value-type="float" office:value="2" calcext:value-type="float">
            <text:p>2</text:p>
          </table:table-cell>
          <table:table-cell table:number-matrix-columns-spanned="1" table:number-matrix-rows-spanned="1" table:formula="of:=SUM([.AJ3:.AJ11]=[.$BZ3:.$BZ11])" office:value-type="float" office:value="0" calcext:value-type="float">
            <text:p>0</text:p>
          </table:table-cell>
          <table:table-cell table:number-matrix-columns-spanned="1" table:number-matrix-rows-spanned="1" table:formula="of:=SUM([.AK3:.AK11]=[.$CA3:.$CA11])" office:value-type="float" office:value="2" calcext:value-type="float">
            <text:p>2</text:p>
          </table:table-cell>
          <table:table-cell table:number-matrix-columns-spanned="1" table:number-matrix-rows-spanned="1" table:formula="of:=SUM([.AL3:.AL11]=[.$BV3:.$BV11])" office:value-type="float" office:value="2" calcext:value-type="float">
            <text:p>2</text:p>
          </table:table-cell>
          <table:table-cell table:number-matrix-columns-spanned="1" table:number-matrix-rows-spanned="1" table:formula="of:=SUM([.AM3:.AM11]=[.$BW3:.$BW11])" office:value-type="float" office:value="2" calcext:value-type="float">
            <text:p>2</text:p>
          </table:table-cell>
          <table:table-cell table:number-matrix-columns-spanned="1" table:number-matrix-rows-spanned="1" table:formula="of:=SUM([.AN3:.AN11]=[.$BX3:.$BX11])" office:value-type="float" office:value="1" calcext:value-type="float">
            <text:p>1</text:p>
          </table:table-cell>
          <table:table-cell table:number-matrix-columns-spanned="1" table:number-matrix-rows-spanned="1" table:formula="of:=SUM([.AO3:.AO11]=[.$BY3:.$BY11])" office:value-type="float" office:value="1" calcext:value-type="float">
            <text:p>1</text:p>
          </table:table-cell>
          <table:table-cell table:number-matrix-columns-spanned="1" table:number-matrix-rows-spanned="1" table:formula="of:=SUM([.AP3:.AP11]=[.$BZ3:.$BZ11])" office:value-type="float" office:value="0" calcext:value-type="float">
            <text:p>0</text:p>
          </table:table-cell>
          <table:table-cell table:number-matrix-columns-spanned="1" table:number-matrix-rows-spanned="1" table:formula="of:=SUM([.AQ3:.AQ11]=[.$CA3:.$CA11])" office:value-type="float" office:value="1" calcext:value-type="float">
            <text:p>1</text:p>
          </table:table-cell>
          <table:table-cell table:number-matrix-columns-spanned="1" table:number-matrix-rows-spanned="1" table:formula="of:=SUM([.AR3:.AR11]=[.$BV3:.$BV11])" office:value-type="float" office:value="1" calcext:value-type="float">
            <text:p>1</text:p>
          </table:table-cell>
          <table:table-cell table:number-matrix-columns-spanned="1" table:number-matrix-rows-spanned="1" table:formula="of:=SUM([.AS3:.AS11]=[.$BW3:.$BW11])" office:value-type="float" office:value="1" calcext:value-type="float">
            <text:p>1</text:p>
          </table:table-cell>
          <table:table-cell table:number-matrix-columns-spanned="1" table:number-matrix-rows-spanned="1" table:formula="of:=SUM([.AT3:.AT11]=[.$BX3:.$BX11])" office:value-type="float" office:value="3" calcext:value-type="float">
            <text:p>3</text:p>
          </table:table-cell>
          <table:table-cell table:number-matrix-columns-spanned="1" table:number-matrix-rows-spanned="1" table:formula="of:=SUM([.AU3:.AU11]=[.$BY3:.$BY11])" office:value-type="float" office:value="3" calcext:value-type="float">
            <text:p>3</text:p>
          </table:table-cell>
          <table:table-cell table:number-matrix-columns-spanned="1" table:number-matrix-rows-spanned="1" table:formula="of:=SUM([.AV3:.AV11]=[.$BZ3:.$BZ11])" office:value-type="float" office:value="0" calcext:value-type="float">
            <text:p>0</text:p>
          </table:table-cell>
          <table:table-cell table:number-matrix-columns-spanned="1" table:number-matrix-rows-spanned="1" table:formula="of:=SUM([.AW3:.AW11]=[.$CA3:.$CA11])" office:value-type="float" office:value="2" calcext:value-type="float">
            <text:p>2</text:p>
          </table:table-cell>
          <table:table-cell table:number-matrix-columns-spanned="1" table:number-matrix-rows-spanned="1" table:formula="of:=SUM([.AX3:.AX11]=[.$BV3:.$BV11])" office:value-type="float" office:value="3" calcext:value-type="float">
            <text:p>3</text:p>
          </table:table-cell>
          <table:table-cell table:number-matrix-columns-spanned="1" table:number-matrix-rows-spanned="1" table:formula="of:=SUM([.AY3:.AY11]=[.$BW3:.$BW11])" office:value-type="float" office:value="3" calcext:value-type="float">
            <text:p>3</text:p>
          </table:table-cell>
          <table:table-cell table:number-matrix-columns-spanned="1" table:number-matrix-rows-spanned="1" table:formula="of:=SUM([.AZ3:.AZ11]=[.$BX3:.$BX11])" office:value-type="float" office:value="1" calcext:value-type="float">
            <text:p>1</text:p>
          </table:table-cell>
          <table:table-cell table:number-matrix-columns-spanned="1" table:number-matrix-rows-spanned="1" table:formula="of:=SUM([.BA3:.BA11]=[.$BY3:.$BY11])" office:value-type="float" office:value="1" calcext:value-type="float">
            <text:p>1</text:p>
          </table:table-cell>
          <table:table-cell table:number-matrix-columns-spanned="1" table:number-matrix-rows-spanned="1" table:formula="of:=SUM([.BB3:.BB11]=[.$BZ3:.$BZ11])" office:value-type="float" office:value="5" calcext:value-type="float">
            <text:p>5</text:p>
          </table:table-cell>
          <table:table-cell table:number-matrix-columns-spanned="1" table:number-matrix-rows-spanned="1" table:formula="of:=SUM([.BC3:.BC11]=[.$CA3:.$CA11])" office:value-type="float" office:value="1" calcext:value-type="float">
            <text:p>1</text:p>
          </table:table-cell>
          <table:table-cell table:number-matrix-columns-spanned="1" table:number-matrix-rows-spanned="1" table:formula="of:=SUM([.BD3:.BD11]=[.$BV3:.$BV11])" office:value-type="float" office:value="2" calcext:value-type="float">
            <text:p>2</text:p>
          </table:table-cell>
          <table:table-cell table:number-matrix-columns-spanned="1" table:number-matrix-rows-spanned="1" table:formula="of:=SUM([.BE3:.BE11]=[.$BW3:.$BW11])" office:value-type="float" office:value="2" calcext:value-type="float">
            <text:p>2</text:p>
          </table:table-cell>
          <table:table-cell table:number-matrix-columns-spanned="1" table:number-matrix-rows-spanned="1" table:formula="of:=SUM([.BF3:.BF11]=[.$BX3:.$BX11])" office:value-type="float" office:value="2" calcext:value-type="float">
            <text:p>2</text:p>
          </table:table-cell>
          <table:table-cell table:number-matrix-columns-spanned="1" table:number-matrix-rows-spanned="1" table:formula="of:=SUM([.BG3:.BG11]=[.$BY3:.$BY11])" office:value-type="float" office:value="3" calcext:value-type="float">
            <text:p>3</text:p>
          </table:table-cell>
          <table:table-cell table:number-matrix-columns-spanned="1" table:number-matrix-rows-spanned="1" table:formula="of:=SUM([.BH3:.BH11]=[.$BZ3:.$BZ11])" office:value-type="float" office:value="0" calcext:value-type="float">
            <text:p>0</text:p>
          </table:table-cell>
          <table:table-cell table:number-matrix-columns-spanned="1" table:number-matrix-rows-spanned="1" table:formula="of:=SUM([.BI3:.BI11]=[.$CA3:.$CA11])" office:value-type="float" office:value="2" calcext:value-type="float">
            <text:p>2</text:p>
          </table:table-cell>
          <table:table-cell table:number-matrix-columns-spanned="1" table:number-matrix-rows-spanned="1" table:formula="of:=SUM([.BJ3:.BJ11]=[.$BV3:.$BV11])" office:value-type="float" office:value="2" calcext:value-type="float">
            <text:p>2</text:p>
          </table:table-cell>
          <table:table-cell table:number-matrix-columns-spanned="1" table:number-matrix-rows-spanned="1" table:formula="of:=SUM([.BK3:.BK11]=[.$BW3:.$BW11])" office:value-type="float" office:value="2" calcext:value-type="float">
            <text:p>2</text:p>
          </table:table-cell>
          <table:table-cell table:number-matrix-columns-spanned="1" table:number-matrix-rows-spanned="1" table:formula="of:=SUM([.BL3:.BL11]=[.$BX3:.$BX11])" office:value-type="float" office:value="1" calcext:value-type="float">
            <text:p>1</text:p>
          </table:table-cell>
          <table:table-cell table:number-matrix-columns-spanned="1" table:number-matrix-rows-spanned="1" table:formula="of:=SUM([.BM3:.BM11]=[.$BY3:.$BY11])" office:value-type="float" office:value="1" calcext:value-type="float">
            <text:p>1</text:p>
          </table:table-cell>
          <table:table-cell table:number-matrix-columns-spanned="1" table:number-matrix-rows-spanned="1" table:formula="of:=SUM([.BN3:.BN11]=[.$BZ3:.$BZ11])" office:value-type="float" office:value="0" calcext:value-type="float">
            <text:p>0</text:p>
          </table:table-cell>
          <table:table-cell table:number-matrix-columns-spanned="1" table:number-matrix-rows-spanned="1" table:formula="of:=SUM([.BO3:.BO11]=[.$CA3:.$CA11])" office:value-type="float" office:value="1" calcext:value-type="float">
            <text:p>1</text:p>
          </table:table-cell>
          <table:table-cell table:number-matrix-columns-spanned="1" table:number-matrix-rows-spanned="1" table:formula="of:=SUM([.BP3:.BP11]=[.$BV3:.$BV11])" office:value-type="float" office:value="2" calcext:value-type="float">
            <text:p>2</text:p>
          </table:table-cell>
          <table:table-cell table:number-matrix-columns-spanned="1" table:number-matrix-rows-spanned="1" table:formula="of:=SUM([.BQ3:.BQ11]=[.$BW3:.$BW11])" office:value-type="float" office:value="2" calcext:value-type="float">
            <text:p>2</text:p>
          </table:table-cell>
          <table:table-cell table:number-matrix-columns-spanned="1" table:number-matrix-rows-spanned="1" table:formula="of:=SUM([.BR3:.BR11]=[.$BX3:.$BX11])" office:value-type="float" office:value="2" calcext:value-type="float">
            <text:p>2</text:p>
          </table:table-cell>
          <table:table-cell table:number-matrix-columns-spanned="1" table:number-matrix-rows-spanned="1" table:formula="of:=SUM([.BS3:.BS11]=[.$BY3:.$BY11])" office:value-type="float" office:value="2" calcext:value-type="float">
            <text:p>2</text:p>
          </table:table-cell>
          <table:table-cell table:number-matrix-columns-spanned="1" table:number-matrix-rows-spanned="1" table:formula="of:=SUM([.BT3:.BT11]=[.$BZ3:.$BZ11])" office:value-type="float" office:value="0" calcext:value-type="float">
            <text:p>0</text:p>
          </table:table-cell>
          <table:table-cell table:number-matrix-columns-spanned="1" table:number-matrix-rows-spanned="1" table:formula="of:=SUM([.BU3:.BU11]=[.$CA3:.$CA11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11]&lt;[.$CB3:.$CB11])" office:value-type="float" office:value="6" calcext:value-type="float">
            <text:p>6</text:p>
          </table:table-cell>
          <table:table-cell table:number-matrix-columns-spanned="1" table:number-matrix-rows-spanned="1" table:formula="of:=SUM([.C3:.C11]&lt;[.$CC3:.$CC11])" office:value-type="float" office:value="5" calcext:value-type="float">
            <text:p>5</text:p>
          </table:table-cell>
          <table:table-cell table:number-matrix-columns-spanned="1" table:number-matrix-rows-spanned="1" table:formula="of:=SUM([.D3:.D11]&lt;[.$CD3:.$CD11])" office:value-type="float" office:value="3" calcext:value-type="float">
            <text:p>3</text:p>
          </table:table-cell>
          <table:table-cell table:number-matrix-columns-spanned="1" table:number-matrix-rows-spanned="1" table:formula="of:=SUM([.E3:.E11]&lt;[.$CE3:.$CE11])" office:value-type="float" office:value="0" calcext:value-type="float">
            <text:p>0</text:p>
          </table:table-cell>
          <table:table-cell table:number-matrix-columns-spanned="1" table:number-matrix-rows-spanned="1" table:formula="of:=SUM([.F3:.F11]&lt;[.$CF3:.$CF11])" office:value-type="float" office:value="5" calcext:value-type="float">
            <text:p>5</text:p>
          </table:table-cell>
          <table:table-cell table:number-matrix-columns-spanned="1" table:number-matrix-rows-spanned="1" table:formula="of:=SUM([.G3:.G11]&lt;[.$CG3:.$CG11])" office:value-type="float" office:value="7" calcext:value-type="float">
            <text:p>7</text:p>
          </table:table-cell>
          <table:table-cell table:number-matrix-columns-spanned="1" table:number-matrix-rows-spanned="1" table:formula="of:=SUM([.H3:.H11]&lt;[.$CB3:.$CB11])" office:value-type="float" office:value="2" calcext:value-type="float">
            <text:p>2</text:p>
          </table:table-cell>
          <table:table-cell table:number-matrix-columns-spanned="1" table:number-matrix-rows-spanned="1" table:formula="of:=SUM([.I3:.I11]&lt;[.$CC3:.$CC11])" office:value-type="float" office:value="2" calcext:value-type="float">
            <text:p>2</text:p>
          </table:table-cell>
          <table:table-cell table:number-matrix-columns-spanned="1" table:number-matrix-rows-spanned="1" table:formula="of:=SUM([.J3:.J11]&lt;[.$CD3:.$CD11])" office:value-type="float" office:value="3" calcext:value-type="float">
            <text:p>3</text:p>
          </table:table-cell>
          <table:table-cell table:number-matrix-columns-spanned="1" table:number-matrix-rows-spanned="1" table:formula="of:=SUM([.K3:.K11]&lt;[.$CE3:.$CE11])" office:value-type="float" office:value="6" calcext:value-type="float">
            <text:p>6</text:p>
          </table:table-cell>
          <table:table-cell table:number-matrix-columns-spanned="1" table:number-matrix-rows-spanned="1" table:formula="of:=SUM([.L3:.L11]&lt;[.$CF3:.$CF11])" office:value-type="float" office:value="2" calcext:value-type="float">
            <text:p>2</text:p>
          </table:table-cell>
          <table:table-cell table:number-matrix-columns-spanned="1" table:number-matrix-rows-spanned="1" table:formula="of:=SUM([.M3:.M11]&lt;[.$CG3:.$CG11])" office:value-type="float" office:value="7" calcext:value-type="float">
            <text:p>7</text:p>
          </table:table-cell>
          <table:table-cell table:number-matrix-columns-spanned="1" table:number-matrix-rows-spanned="1" table:formula="of:=SUM([.N3:.N11]&lt;[.$CB3:.$CB11])" office:value-type="float" office:value="5" calcext:value-type="float">
            <text:p>5</text:p>
          </table:table-cell>
          <table:table-cell table:number-matrix-columns-spanned="1" table:number-matrix-rows-spanned="1" table:formula="of:=SUM([.O3:.O11]&lt;[.$CC3:.$CC11])" office:value-type="float" office:value="5" calcext:value-type="float">
            <text:p>5</text:p>
          </table:table-cell>
          <table:table-cell table:number-matrix-columns-spanned="1" table:number-matrix-rows-spanned="1" table:formula="of:=SUM([.P3:.P11]&lt;[.$CD3:.$CD11])" office:value-type="float" office:value="4" calcext:value-type="float">
            <text:p>4</text:p>
          </table:table-cell>
          <table:table-cell table:number-matrix-columns-spanned="1" table:number-matrix-rows-spanned="1" table:formula="of:=SUM([.Q3:.Q11]&lt;[.$CE3:.$CE11])" office:value-type="float" office:value="2" calcext:value-type="float">
            <text:p>2</text:p>
          </table:table-cell>
          <table:table-cell table:number-matrix-columns-spanned="1" table:number-matrix-rows-spanned="1" table:formula="of:=SUM([.R3:.R11]&lt;[.$CF3:.$CF11])" office:value-type="float" office:value="6" calcext:value-type="float">
            <text:p>6</text:p>
          </table:table-cell>
          <table:table-cell table:number-matrix-columns-spanned="1" table:number-matrix-rows-spanned="1" table:formula="of:=SUM([.S3:.S11]&lt;[.$CG3:.$CG11])" office:value-type="float" office:value="0" calcext:value-type="float">
            <text:p>0</text:p>
          </table:table-cell>
          <table:table-cell table:number-matrix-columns-spanned="1" table:number-matrix-rows-spanned="1" table:formula="of:=SUM([.T3:.T11]&lt;[.$CB3:.$CB11])" office:value-type="float" office:value="1" calcext:value-type="float">
            <text:p>1</text:p>
          </table:table-cell>
          <table:table-cell table:number-matrix-columns-spanned="1" table:number-matrix-rows-spanned="1" table:formula="of:=SUM([.U3:.U11]&lt;[.$CC3:.$CC11])" office:value-type="float" office:value="1" calcext:value-type="float">
            <text:p>1</text:p>
          </table:table-cell>
          <table:table-cell table:number-matrix-columns-spanned="1" table:number-matrix-rows-spanned="1" table:formula="of:=SUM([.V3:.V11]&lt;[.$CD3:.$CD11])" office:value-type="float" office:value="5" calcext:value-type="float">
            <text:p>5</text:p>
          </table:table-cell>
          <table:table-cell table:number-matrix-columns-spanned="1" table:number-matrix-rows-spanned="1" table:formula="of:=SUM([.W3:.W11]&lt;[.$CE3:.$CE11])" office:value-type="float" office:value="7" calcext:value-type="float">
            <text:p>7</text:p>
          </table:table-cell>
          <table:table-cell table:number-matrix-columns-spanned="1" table:number-matrix-rows-spanned="1" table:formula="of:=SUM([.X3:.X11]&lt;[.$CF3:.$CF11])" office:value-type="float" office:value="2" calcext:value-type="float">
            <text:p>2</text:p>
          </table:table-cell>
          <table:table-cell table:number-matrix-columns-spanned="1" table:number-matrix-rows-spanned="1" table:formula="of:=SUM([.Y3:.Y11]&lt;[.$CG3:.$CG11])" office:value-type="float" office:value="4" calcext:value-type="float">
            <text:p>4</text:p>
          </table:table-cell>
          <table:table-cell table:number-matrix-columns-spanned="1" table:number-matrix-rows-spanned="1" table:formula="of:=SUM([.Z3:.Z11]&lt;[.$CB3:.$CB11])" office:value-type="float" office:value="5" calcext:value-type="float">
            <text:p>5</text:p>
          </table:table-cell>
          <table:table-cell table:number-matrix-columns-spanned="1" table:number-matrix-rows-spanned="1" table:formula="of:=SUM([.AA3:.AA11]&lt;[.$CC3:.$CC11])" office:value-type="float" office:value="6" calcext:value-type="float">
            <text:p>6</text:p>
          </table:table-cell>
          <table:table-cell table:number-matrix-columns-spanned="1" table:number-matrix-rows-spanned="1" table:formula="of:=SUM([.AB3:.AB11]&lt;[.$CD3:.$CD11])" office:value-type="float" office:value="4" calcext:value-type="float">
            <text:p>4</text:p>
          </table:table-cell>
          <table:table-cell table:number-matrix-columns-spanned="1" table:number-matrix-rows-spanned="1" table:formula="of:=SUM([.AC3:.AC11]&lt;[.$CE3:.$CE11])" office:value-type="float" office:value="2" calcext:value-type="float">
            <text:p>2</text:p>
          </table:table-cell>
          <table:table-cell table:number-matrix-columns-spanned="1" table:number-matrix-rows-spanned="1" table:formula="of:=SUM([.AD3:.AD11]&lt;[.$CF3:.$CF11])" office:value-type="float" office:value="6" calcext:value-type="float">
            <text:p>6</text:p>
          </table:table-cell>
          <table:table-cell table:number-matrix-columns-spanned="1" table:number-matrix-rows-spanned="1" table:formula="of:=SUM([.AE3:.AE11]&lt;[.$CG3:.$CG11])" office:value-type="float" office:value="0" calcext:value-type="float">
            <text:p>0</text:p>
          </table:table-cell>
          <table:table-cell table:number-matrix-columns-spanned="1" table:number-matrix-rows-spanned="1" table:formula="of:=SUM([.AF3:.AF11]&lt;[.$CB3:.$CB11])" office:value-type="float" office:value="1" calcext:value-type="float">
            <text:p>1</text:p>
          </table:table-cell>
          <table:table-cell table:number-matrix-columns-spanned="1" table:number-matrix-rows-spanned="1" table:formula="of:=SUM([.AG3:.AG11]&lt;[.$CC3:.$CC11])" office:value-type="float" office:value="0" calcext:value-type="float">
            <text:p>0</text:p>
          </table:table-cell>
          <table:table-cell table:number-matrix-columns-spanned="1" table:number-matrix-rows-spanned="1" table:formula="of:=SUM([.AH3:.AH11]&lt;[.$CD3:.$CD11])" office:value-type="float" office:value="4" calcext:value-type="float">
            <text:p>4</text:p>
          </table:table-cell>
          <table:table-cell table:number-matrix-columns-spanned="1" table:number-matrix-rows-spanned="1" table:formula="of:=SUM([.AI3:.AI11]&lt;[.$CE3:.$CE11])" office:value-type="float" office:value="6" calcext:value-type="float">
            <text:p>6</text:p>
          </table:table-cell>
          <table:table-cell table:number-matrix-columns-spanned="1" table:number-matrix-rows-spanned="1" table:formula="of:=SUM([.AJ3:.AJ11]&lt;[.$CF3:.$CF11])" office:value-type="float" office:value="0" calcext:value-type="float">
            <text:p>0</text:p>
          </table:table-cell>
          <table:table-cell table:number-matrix-columns-spanned="1" table:number-matrix-rows-spanned="1" table:formula="of:=SUM([.AK3:.AK11]&lt;[.$CG3:.$CG11])" office:value-type="float" office:value="1" calcext:value-type="float">
            <text:p>1</text:p>
          </table:table-cell>
          <table:table-cell table:number-matrix-columns-spanned="1" table:number-matrix-rows-spanned="1" table:formula="of:=SUM([.AL3:.AL11]&lt;[.$CB3:.$CB11])" office:value-type="float" office:value="6" calcext:value-type="float">
            <text:p>6</text:p>
          </table:table-cell>
          <table:table-cell table:number-matrix-columns-spanned="1" table:number-matrix-rows-spanned="1" table:formula="of:=SUM([.AM3:.AM11]&lt;[.$CC3:.$CC11])" office:value-type="float" office:value="6" calcext:value-type="float">
            <text:p>6</text:p>
          </table:table-cell>
          <table:table-cell table:number-matrix-columns-spanned="1" table:number-matrix-rows-spanned="1" table:formula="of:=SUM([.AN3:.AN11]&lt;[.$CD3:.$CD11])" office:value-type="float" office:value="4" calcext:value-type="float">
            <text:p>4</text:p>
          </table:table-cell>
          <table:table-cell table:number-matrix-columns-spanned="1" table:number-matrix-rows-spanned="1" table:formula="of:=SUM([.AO3:.AO11]&lt;[.$CE3:.$CE11])" office:value-type="float" office:value="2" calcext:value-type="float">
            <text:p>2</text:p>
          </table:table-cell>
          <table:table-cell table:number-matrix-columns-spanned="1" table:number-matrix-rows-spanned="1" table:formula="of:=SUM([.AP3:.AP11]&lt;[.$CF3:.$CF11])" office:value-type="float" office:value="7" calcext:value-type="float">
            <text:p>7</text:p>
          </table:table-cell>
          <table:table-cell table:number-matrix-columns-spanned="1" table:number-matrix-rows-spanned="1" table:formula="of:=SUM([.AQ3:.AQ11]&lt;[.$CG3:.$CG11])" office:value-type="float" office:value="0" calcext:value-type="float">
            <text:p>0</text:p>
          </table:table-cell>
          <table:table-cell table:number-matrix-columns-spanned="1" table:number-matrix-rows-spanned="1" table:formula="of:=SUM([.AR3:.AR11]&lt;[.$CB3:.$CB11])" office:value-type="float" office:value="1" calcext:value-type="float">
            <text:p>1</text:p>
          </table:table-cell>
          <table:table-cell table:number-matrix-columns-spanned="1" table:number-matrix-rows-spanned="1" table:formula="of:=SUM([.AS3:.AS11]&lt;[.$CC3:.$CC11])" office:value-type="float" office:value="1" calcext:value-type="float">
            <text:p>1</text:p>
          </table:table-cell>
          <table:table-cell table:number-matrix-columns-spanned="1" table:number-matrix-rows-spanned="1" table:formula="of:=SUM([.AT3:.AT11]&lt;[.$CD3:.$CD11])" office:value-type="float" office:value="5" calcext:value-type="float">
            <text:p>5</text:p>
          </table:table-cell>
          <table:table-cell table:number-matrix-columns-spanned="1" table:number-matrix-rows-spanned="1" table:formula="of:=SUM([.AU3:.AU11]&lt;[.$CE3:.$CE11])" office:value-type="float" office:value="7" calcext:value-type="float">
            <text:p>7</text:p>
          </table:table-cell>
          <table:table-cell table:number-matrix-columns-spanned="1" table:number-matrix-rows-spanned="1" table:formula="of:=SUM([.AV3:.AV11]&lt;[.$CF3:.$CF11])" office:value-type="float" office:value="3" calcext:value-type="float">
            <text:p>3</text:p>
          </table:table-cell>
          <table:table-cell table:number-matrix-columns-spanned="1" table:number-matrix-rows-spanned="1" table:formula="of:=SUM([.AW3:.AW11]&lt;[.$CG3:.$CG11])" office:value-type="float" office:value="5" calcext:value-type="float">
            <text:p>5</text:p>
          </table:table-cell>
          <table:table-cell table:number-matrix-columns-spanned="1" table:number-matrix-rows-spanned="1" table:formula="of:=SUM([.AX3:.AX11]&lt;[.$CB3:.$CB11])" office:value-type="float" office:value="8" calcext:value-type="float">
            <text:p>8</text:p>
          </table:table-cell>
          <table:table-cell table:number-matrix-columns-spanned="1" table:number-matrix-rows-spanned="1" table:formula="of:=SUM([.AY3:.AY11]&lt;[.$CC3:.$CC11])" office:value-type="float" office:value="8" calcext:value-type="float">
            <text:p>8</text:p>
          </table:table-cell>
          <table:table-cell table:number-matrix-columns-spanned="1" table:number-matrix-rows-spanned="1" table:formula="of:=SUM([.AZ3:.AZ11]&lt;[.$CD3:.$CD11])" office:value-type="float" office:value="3" calcext:value-type="float">
            <text:p>3</text:p>
          </table:table-cell>
          <table:table-cell table:number-matrix-columns-spanned="1" table:number-matrix-rows-spanned="1" table:formula="of:=SUM([.BA3:.BA11]&lt;[.$CE3:.$CE11])" office:value-type="float" office:value="2" calcext:value-type="float">
            <text:p>2</text:p>
          </table:table-cell>
          <table:table-cell table:number-matrix-columns-spanned="1" table:number-matrix-rows-spanned="1" table:formula="of:=SUM([.BB3:.BB11]&lt;[.$CF3:.$CF11])" office:value-type="float" office:value="8" calcext:value-type="float">
            <text:p>8</text:p>
          </table:table-cell>
          <table:table-cell table:number-matrix-columns-spanned="1" table:number-matrix-rows-spanned="1" table:formula="of:=SUM([.BC3:.BC11]&lt;[.$CG3:.$CG11])" office:value-type="float" office:value="2" calcext:value-type="float">
            <text:p>2</text:p>
          </table:table-cell>
          <table:table-cell table:number-matrix-columns-spanned="1" table:number-matrix-rows-spanned="1" table:formula="of:=SUM([.BD3:.BD11]&lt;[.$CB3:.$CB11])" office:value-type="float" office:value="3" calcext:value-type="float">
            <text:p>3</text:p>
          </table:table-cell>
          <table:table-cell table:number-matrix-columns-spanned="1" table:number-matrix-rows-spanned="1" table:formula="of:=SUM([.BE3:.BE11]&lt;[.$CC3:.$CC11])" office:value-type="float" office:value="3" calcext:value-type="float">
            <text:p>3</text:p>
          </table:table-cell>
          <table:table-cell table:number-matrix-columns-spanned="1" table:number-matrix-rows-spanned="1" table:formula="of:=SUM([.BF3:.BF11]&lt;[.$CD3:.$CD11])" office:value-type="float" office:value="5" calcext:value-type="float">
            <text:p>5</text:p>
          </table:table-cell>
          <table:table-cell table:number-matrix-columns-spanned="1" table:number-matrix-rows-spanned="1" table:formula="of:=SUM([.BG3:.BG11]&lt;[.$CE3:.$CE11])" office:value-type="float" office:value="6" calcext:value-type="float">
            <text:p>6</text:p>
          </table:table-cell>
          <table:table-cell table:number-matrix-columns-spanned="1" table:number-matrix-rows-spanned="1" table:formula="of:=SUM([.BH3:.BH11]&lt;[.$CF3:.$CF11])" office:value-type="float" office:value="3" calcext:value-type="float">
            <text:p>3</text:p>
          </table:table-cell>
          <table:table-cell table:number-matrix-columns-spanned="1" table:number-matrix-rows-spanned="1" table:formula="of:=SUM([.BI3:.BI11]&lt;[.$CG3:.$CG11])" office:value-type="float" office:value="6" calcext:value-type="float">
            <text:p>6</text:p>
          </table:table-cell>
          <table:table-cell table:number-matrix-columns-spanned="1" table:number-matrix-rows-spanned="1" table:formula="of:=SUM([.BJ3:.BJ11]&lt;[.$CB3:.$CB11])" office:value-type="float" office:value="6" calcext:value-type="float">
            <text:p>6</text:p>
          </table:table-cell>
          <table:table-cell table:number-matrix-columns-spanned="1" table:number-matrix-rows-spanned="1" table:formula="of:=SUM([.BK3:.BK11]&lt;[.$CC3:.$CC11])" office:value-type="float" office:value="7" calcext:value-type="float">
            <text:p>7</text:p>
          </table:table-cell>
          <table:table-cell table:number-matrix-columns-spanned="1" table:number-matrix-rows-spanned="1" table:formula="of:=SUM([.BL3:.BL11]&lt;[.$CD3:.$CD11])" office:value-type="float" office:value="4" calcext:value-type="float">
            <text:p>4</text:p>
          </table:table-cell>
          <table:table-cell table:number-matrix-columns-spanned="1" table:number-matrix-rows-spanned="1" table:formula="of:=SUM([.BM3:.BM11]&lt;[.$CE3:.$CE11])" office:value-type="float" office:value="2" calcext:value-type="float">
            <text:p>2</text:p>
          </table:table-cell>
          <table:table-cell table:number-matrix-columns-spanned="1" table:number-matrix-rows-spanned="1" table:formula="of:=SUM([.BN3:.BN11]&lt;[.$CF3:.$CF11])" office:value-type="float" office:value="8" calcext:value-type="float">
            <text:p>8</text:p>
          </table:table-cell>
          <table:table-cell table:number-matrix-columns-spanned="1" table:number-matrix-rows-spanned="1" table:formula="of:=SUM([.BO3:.BO11]&lt;[.$CG3:.$CG11])" office:value-type="float" office:value="0" calcext:value-type="float">
            <text:p>0</text:p>
          </table:table-cell>
          <table:table-cell table:number-matrix-columns-spanned="1" table:number-matrix-rows-spanned="1" table:formula="of:=SUM([.BP3:.BP11]&lt;[.$CB3:.$CB11])" office:value-type="float" office:value="4" calcext:value-type="float">
            <text:p>4</text:p>
          </table:table-cell>
          <table:table-cell table:number-matrix-columns-spanned="1" table:number-matrix-rows-spanned="1" table:formula="of:=SUM([.BQ3:.BQ11]&lt;[.$CC3:.$CC11])" office:value-type="float" office:value="4" calcext:value-type="float">
            <text:p>4</text:p>
          </table:table-cell>
          <table:table-cell table:number-matrix-columns-spanned="1" table:number-matrix-rows-spanned="1" table:formula="of:=SUM([.BR3:.BR11]&lt;[.$CD3:.$CD11])" office:value-type="float" office:value="4" calcext:value-type="float">
            <text:p>4</text:p>
          </table:table-cell>
          <table:table-cell table:number-matrix-columns-spanned="1" table:number-matrix-rows-spanned="1" table:formula="of:=SUM([.BS3:.BS11]&lt;[.$CE3:.$CE11])" office:value-type="float" office:value="6" calcext:value-type="float">
            <text:p>6</text:p>
          </table:table-cell>
          <table:table-cell table:number-matrix-columns-spanned="1" table:number-matrix-rows-spanned="1" table:formula="of:=SUM([.BT3:.BT11]&lt;[.$CF3:.$CF11])" office:value-type="float" office:value="4" calcext:value-type="float">
            <text:p>4</text:p>
          </table:table-cell>
          <table:table-cell table:number-matrix-columns-spanned="1" table:number-matrix-rows-spanned="1" table:formula="of:=SUM([.BU3:.BU11]&lt;[.$CG3:.$CG11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11]&gt;[.$CB3:.$CB11])" office:value-type="float" office:value="2" calcext:value-type="float">
            <text:p>2</text:p>
          </table:table-cell>
          <table:table-cell table:number-matrix-columns-spanned="1" table:number-matrix-rows-spanned="1" table:formula="of:=SUM([.C3:.C11]&gt;[.$CC3:.$CC11])" office:value-type="float" office:value="3" calcext:value-type="float">
            <text:p>3</text:p>
          </table:table-cell>
          <table:table-cell table:number-matrix-columns-spanned="1" table:number-matrix-rows-spanned="1" table:formula="of:=SUM([.D3:.D11]&gt;[.$CD3:.$CD11])" office:value-type="float" office:value="5" calcext:value-type="float">
            <text:p>5</text:p>
          </table:table-cell>
          <table:table-cell table:number-matrix-columns-spanned="1" table:number-matrix-rows-spanned="1" table:formula="of:=SUM([.E3:.E11]&gt;[.$CE3:.$CE11])" office:value-type="float" office:value="8" calcext:value-type="float">
            <text:p>8</text:p>
          </table:table-cell>
          <table:table-cell table:number-matrix-columns-spanned="1" table:number-matrix-rows-spanned="1" table:formula="of:=SUM([.F3:.F11]&gt;[.$CF3:.$CF11])" office:value-type="float" office:value="4" calcext:value-type="float">
            <text:p>4</text:p>
          </table:table-cell>
          <table:table-cell table:number-matrix-columns-spanned="1" table:number-matrix-rows-spanned="1" table:formula="of:=SUM([.G3:.G11]&gt;[.$CG3:.$CG11])" office:value-type="float" office:value="0" calcext:value-type="float">
            <text:p>0</text:p>
          </table:table-cell>
          <table:table-cell table:number-matrix-columns-spanned="1" table:number-matrix-rows-spanned="1" table:formula="of:=SUM([.H3:.H11]&gt;[.$CB3:.$CB11])" office:value-type="float" office:value="6" calcext:value-type="float">
            <text:p>6</text:p>
          </table:table-cell>
          <table:table-cell table:number-matrix-columns-spanned="1" table:number-matrix-rows-spanned="1" table:formula="of:=SUM([.I3:.I11]&gt;[.$CC3:.$CC11])" office:value-type="float" office:value="6" calcext:value-type="float">
            <text:p>6</text:p>
          </table:table-cell>
          <table:table-cell table:number-matrix-columns-spanned="1" table:number-matrix-rows-spanned="1" table:formula="of:=SUM([.J3:.J11]&gt;[.$CD3:.$CD11])" office:value-type="float" office:value="5" calcext:value-type="float">
            <text:p>5</text:p>
          </table:table-cell>
          <table:table-cell table:number-matrix-columns-spanned="1" table:number-matrix-rows-spanned="1" table:formula="of:=SUM([.K3:.K11]&gt;[.$CE3:.$CE11])" office:value-type="float" office:value="2" calcext:value-type="float">
            <text:p>2</text:p>
          </table:table-cell>
          <table:table-cell table:number-matrix-columns-spanned="1" table:number-matrix-rows-spanned="1" table:formula="of:=SUM([.L3:.L11]&gt;[.$CF3:.$CF11])" office:value-type="float" office:value="7" calcext:value-type="float">
            <text:p>7</text:p>
          </table:table-cell>
          <table:table-cell table:number-matrix-columns-spanned="1" table:number-matrix-rows-spanned="1" table:formula="of:=SUM([.M3:.M11]&gt;[.$CG3:.$CG11])" office:value-type="float" office:value="0" calcext:value-type="float">
            <text:p>0</text:p>
          </table:table-cell>
          <table:table-cell table:number-matrix-columns-spanned="1" table:number-matrix-rows-spanned="1" table:formula="of:=SUM([.N3:.N11]&gt;[.$CB3:.$CB11])" office:value-type="float" office:value="3" calcext:value-type="float">
            <text:p>3</text:p>
          </table:table-cell>
          <table:table-cell table:number-matrix-columns-spanned="1" table:number-matrix-rows-spanned="1" table:formula="of:=SUM([.O3:.O11]&gt;[.$CC3:.$CC11])" office:value-type="float" office:value="3" calcext:value-type="float">
            <text:p>3</text:p>
          </table:table-cell>
          <table:table-cell table:number-matrix-columns-spanned="1" table:number-matrix-rows-spanned="1" table:formula="of:=SUM([.P3:.P11]&gt;[.$CD3:.$CD11])" office:value-type="float" office:value="4" calcext:value-type="float">
            <text:p>4</text:p>
          </table:table-cell>
          <table:table-cell table:number-matrix-columns-spanned="1" table:number-matrix-rows-spanned="1" table:formula="of:=SUM([.Q3:.Q11]&gt;[.$CE3:.$CE11])" office:value-type="float" office:value="6" calcext:value-type="float">
            <text:p>6</text:p>
          </table:table-cell>
          <table:table-cell table:number-matrix-columns-spanned="1" table:number-matrix-rows-spanned="1" table:formula="of:=SUM([.R3:.R11]&gt;[.$CF3:.$CF11])" office:value-type="float" office:value="3" calcext:value-type="float">
            <text:p>3</text:p>
          </table:table-cell>
          <table:table-cell table:number-matrix-columns-spanned="1" table:number-matrix-rows-spanned="1" table:formula="of:=SUM([.S3:.S11]&gt;[.$CG3:.$CG11])" office:value-type="float" office:value="8" calcext:value-type="float">
            <text:p>8</text:p>
          </table:table-cell>
          <table:table-cell table:number-matrix-columns-spanned="1" table:number-matrix-rows-spanned="1" table:formula="of:=SUM([.T3:.T11]&gt;[.$CB3:.$CB11])" office:value-type="float" office:value="7" calcext:value-type="float">
            <text:p>7</text:p>
          </table:table-cell>
          <table:table-cell table:number-matrix-columns-spanned="1" table:number-matrix-rows-spanned="1" table:formula="of:=SUM([.U3:.U11]&gt;[.$CC3:.$CC11])" office:value-type="float" office:value="7" calcext:value-type="float">
            <text:p>7</text:p>
          </table:table-cell>
          <table:table-cell table:number-matrix-columns-spanned="1" table:number-matrix-rows-spanned="1" table:formula="of:=SUM([.V3:.V11]&gt;[.$CD3:.$CD11])" office:value-type="float" office:value="3" calcext:value-type="float">
            <text:p>3</text:p>
          </table:table-cell>
          <table:table-cell table:number-matrix-columns-spanned="1" table:number-matrix-rows-spanned="1" table:formula="of:=SUM([.W3:.W11]&gt;[.$CE3:.$CE11])" office:value-type="float" office:value="1" calcext:value-type="float">
            <text:p>1</text:p>
          </table:table-cell>
          <table:table-cell table:number-matrix-columns-spanned="1" table:number-matrix-rows-spanned="1" table:formula="of:=SUM([.X3:.X11]&gt;[.$CF3:.$CF11])" office:value-type="float" office:value="7" calcext:value-type="float">
            <text:p>7</text:p>
          </table:table-cell>
          <table:table-cell table:number-matrix-columns-spanned="1" table:number-matrix-rows-spanned="1" table:formula="of:=SUM([.Y3:.Y11]&gt;[.$CG3:.$CG11])" office:value-type="float" office:value="2" calcext:value-type="float">
            <text:p>2</text:p>
          </table:table-cell>
          <table:table-cell table:number-matrix-columns-spanned="1" table:number-matrix-rows-spanned="1" table:formula="of:=SUM([.Z3:.Z11]&gt;[.$CB3:.$CB11])" office:value-type="float" office:value="3" calcext:value-type="float">
            <text:p>3</text:p>
          </table:table-cell>
          <table:table-cell table:number-matrix-columns-spanned="1" table:number-matrix-rows-spanned="1" table:formula="of:=SUM([.AA3:.AA11]&gt;[.$CC3:.$CC11])" office:value-type="float" office:value="2" calcext:value-type="float">
            <text:p>2</text:p>
          </table:table-cell>
          <table:table-cell table:number-matrix-columns-spanned="1" table:number-matrix-rows-spanned="1" table:formula="of:=SUM([.AB3:.AB11]&gt;[.$CD3:.$CD11])" office:value-type="float" office:value="4" calcext:value-type="float">
            <text:p>4</text:p>
          </table:table-cell>
          <table:table-cell table:number-matrix-columns-spanned="1" table:number-matrix-rows-spanned="1" table:formula="of:=SUM([.AC3:.AC11]&gt;[.$CE3:.$CE11])" office:value-type="float" office:value="6" calcext:value-type="float">
            <text:p>6</text:p>
          </table:table-cell>
          <table:table-cell table:number-matrix-columns-spanned="1" table:number-matrix-rows-spanned="1" table:formula="of:=SUM([.AD3:.AD11]&gt;[.$CF3:.$CF11])" office:value-type="float" office:value="3" calcext:value-type="float">
            <text:p>3</text:p>
          </table:table-cell>
          <table:table-cell table:number-matrix-columns-spanned="1" table:number-matrix-rows-spanned="1" table:formula="of:=SUM([.AE3:.AE11]&gt;[.$CG3:.$CG11])" office:value-type="float" office:value="8" calcext:value-type="float">
            <text:p>8</text:p>
          </table:table-cell>
          <table:table-cell table:number-matrix-columns-spanned="1" table:number-matrix-rows-spanned="1" table:formula="of:=SUM([.AF3:.AF11]&gt;[.$CB3:.$CB11])" office:value-type="float" office:value="7" calcext:value-type="float">
            <text:p>7</text:p>
          </table:table-cell>
          <table:table-cell table:number-matrix-columns-spanned="1" table:number-matrix-rows-spanned="1" table:formula="of:=SUM([.AG3:.AG11]&gt;[.$CC3:.$CC11])" office:value-type="float" office:value="8" calcext:value-type="float">
            <text:p>8</text:p>
          </table:table-cell>
          <table:table-cell table:number-matrix-columns-spanned="1" table:number-matrix-rows-spanned="1" table:formula="of:=SUM([.AH3:.AH11]&gt;[.$CD3:.$CD11])" office:value-type="float" office:value="4" calcext:value-type="float">
            <text:p>4</text:p>
          </table:table-cell>
          <table:table-cell table:number-matrix-columns-spanned="1" table:number-matrix-rows-spanned="1" table:formula="of:=SUM([.AI3:.AI11]&gt;[.$CE3:.$CE11])" office:value-type="float" office:value="2" calcext:value-type="float">
            <text:p>2</text:p>
          </table:table-cell>
          <table:table-cell table:number-matrix-columns-spanned="1" table:number-matrix-rows-spanned="1" table:formula="of:=SUM([.AJ3:.AJ11]&gt;[.$CF3:.$CF11])" office:value-type="float" office:value="9" calcext:value-type="float">
            <text:p>9</text:p>
          </table:table-cell>
          <table:table-cell table:number-matrix-columns-spanned="1" table:number-matrix-rows-spanned="1" table:formula="of:=SUM([.AK3:.AK11]&gt;[.$CG3:.$CG11])" office:value-type="float" office:value="4" calcext:value-type="float">
            <text:p>4</text:p>
          </table:table-cell>
          <table:table-cell table:number-matrix-columns-spanned="1" table:number-matrix-rows-spanned="1" table:formula="of:=SUM([.AL3:.AL11]&gt;[.$CB3:.$CB11])" office:value-type="float" office:value="2" calcext:value-type="float">
            <text:p>2</text:p>
          </table:table-cell>
          <table:table-cell table:number-matrix-columns-spanned="1" table:number-matrix-rows-spanned="1" table:formula="of:=SUM([.AM3:.AM11]&gt;[.$CC3:.$CC11])" office:value-type="float" office:value="2" calcext:value-type="float">
            <text:p>2</text:p>
          </table:table-cell>
          <table:table-cell table:number-matrix-columns-spanned="1" table:number-matrix-rows-spanned="1" table:formula="of:=SUM([.AN3:.AN11]&gt;[.$CD3:.$CD11])" office:value-type="float" office:value="4" calcext:value-type="float">
            <text:p>4</text:p>
          </table:table-cell>
          <table:table-cell table:number-matrix-columns-spanned="1" table:number-matrix-rows-spanned="1" table:formula="of:=SUM([.AO3:.AO11]&gt;[.$CE3:.$CE11])" office:value-type="float" office:value="6" calcext:value-type="float">
            <text:p>6</text:p>
          </table:table-cell>
          <table:table-cell table:number-matrix-columns-spanned="1" table:number-matrix-rows-spanned="1" table:formula="of:=SUM([.AP3:.AP11]&gt;[.$CF3:.$CF11])" office:value-type="float" office:value="2" calcext:value-type="float">
            <text:p>2</text:p>
          </table:table-cell>
          <table:table-cell table:number-matrix-columns-spanned="1" table:number-matrix-rows-spanned="1" table:formula="of:=SUM([.AQ3:.AQ11]&gt;[.$CG3:.$CG11])" office:value-type="float" office:value="8" calcext:value-type="float">
            <text:p>8</text:p>
          </table:table-cell>
          <table:table-cell table:number-matrix-columns-spanned="1" table:number-matrix-rows-spanned="1" table:formula="of:=SUM([.AR3:.AR11]&gt;[.$CB3:.$CB11])" office:value-type="float" office:value="7" calcext:value-type="float">
            <text:p>7</text:p>
          </table:table-cell>
          <table:table-cell table:number-matrix-columns-spanned="1" table:number-matrix-rows-spanned="1" table:formula="of:=SUM([.AS3:.AS11]&gt;[.$CC3:.$CC11])" office:value-type="float" office:value="7" calcext:value-type="float">
            <text:p>7</text:p>
          </table:table-cell>
          <table:table-cell table:number-matrix-columns-spanned="1" table:number-matrix-rows-spanned="1" table:formula="of:=SUM([.AT3:.AT11]&gt;[.$CD3:.$CD11])" office:value-type="float" office:value="3" calcext:value-type="float">
            <text:p>3</text:p>
          </table:table-cell>
          <table:table-cell table:number-matrix-columns-spanned="1" table:number-matrix-rows-spanned="1" table:formula="of:=SUM([.AU3:.AU11]&gt;[.$CE3:.$CE11])" office:value-type="float" office:value="1" calcext:value-type="float">
            <text:p>1</text:p>
          </table:table-cell>
          <table:table-cell table:number-matrix-columns-spanned="1" table:number-matrix-rows-spanned="1" table:formula="of:=SUM([.AV3:.AV11]&gt;[.$CF3:.$CF11])" office:value-type="float" office:value="6" calcext:value-type="float">
            <text:p>6</text:p>
          </table:table-cell>
          <table:table-cell table:number-matrix-columns-spanned="1" table:number-matrix-rows-spanned="1" table:formula="of:=SUM([.AW3:.AW11]&gt;[.$CG3:.$CG11])" office:value-type="float" office:value="0" calcext:value-type="float">
            <text:p>0</text:p>
          </table:table-cell>
          <table:table-cell table:number-matrix-columns-spanned="1" table:number-matrix-rows-spanned="1" table:formula="of:=SUM([.AX3:.AX11]&gt;[.$CB3:.$CB11])" office:value-type="float" office:value="0" calcext:value-type="float">
            <text:p>0</text:p>
          </table:table-cell>
          <table:table-cell table:number-matrix-columns-spanned="1" table:number-matrix-rows-spanned="1" table:formula="of:=SUM([.AY3:.AY11]&gt;[.$CC3:.$CC11])" office:value-type="float" office:value="0" calcext:value-type="float">
            <text:p>0</text:p>
          </table:table-cell>
          <table:table-cell table:number-matrix-columns-spanned="1" table:number-matrix-rows-spanned="1" table:formula="of:=SUM([.AZ3:.AZ11]&gt;[.$CD3:.$CD11])" office:value-type="float" office:value="5" calcext:value-type="float">
            <text:p>5</text:p>
          </table:table-cell>
          <table:table-cell table:number-matrix-columns-spanned="1" table:number-matrix-rows-spanned="1" table:formula="of:=SUM([.BA3:.BA11]&gt;[.$CE3:.$CE11])" office:value-type="float" office:value="6" calcext:value-type="float">
            <text:p>6</text:p>
          </table:table-cell>
          <table:table-cell table:number-matrix-columns-spanned="1" table:number-matrix-rows-spanned="1" table:formula="of:=SUM([.BB3:.BB11]&gt;[.$CF3:.$CF11])" office:value-type="float" office:value="1" calcext:value-type="float">
            <text:p>1</text:p>
          </table:table-cell>
          <table:table-cell table:number-matrix-columns-spanned="1" table:number-matrix-rows-spanned="1" table:formula="of:=SUM([.BC3:.BC11]&gt;[.$CG3:.$CG11])" office:value-type="float" office:value="6" calcext:value-type="float">
            <text:p>6</text:p>
          </table:table-cell>
          <table:table-cell table:number-matrix-columns-spanned="1" table:number-matrix-rows-spanned="1" table:formula="of:=SUM([.BD3:.BD11]&gt;[.$CB3:.$CB11])" office:value-type="float" office:value="5" calcext:value-type="float">
            <text:p>5</text:p>
          </table:table-cell>
          <table:table-cell table:number-matrix-columns-spanned="1" table:number-matrix-rows-spanned="1" table:formula="of:=SUM([.BE3:.BE11]&gt;[.$CC3:.$CC11])" office:value-type="float" office:value="5" calcext:value-type="float">
            <text:p>5</text:p>
          </table:table-cell>
          <table:table-cell table:number-matrix-columns-spanned="1" table:number-matrix-rows-spanned="1" table:formula="of:=SUM([.BF3:.BF11]&gt;[.$CD3:.$CD11])" office:value-type="float" office:value="3" calcext:value-type="float">
            <text:p>3</text:p>
          </table:table-cell>
          <table:table-cell table:number-matrix-columns-spanned="1" table:number-matrix-rows-spanned="1" table:formula="of:=SUM([.BG3:.BG11]&gt;[.$CE3:.$CE11])" office:value-type="float" office:value="2" calcext:value-type="float">
            <text:p>2</text:p>
          </table:table-cell>
          <table:table-cell table:number-matrix-columns-spanned="1" table:number-matrix-rows-spanned="1" table:formula="of:=SUM([.BH3:.BH11]&gt;[.$CF3:.$CF11])" office:value-type="float" office:value="6" calcext:value-type="float">
            <text:p>6</text:p>
          </table:table-cell>
          <table:table-cell table:number-matrix-columns-spanned="1" table:number-matrix-rows-spanned="1" table:formula="of:=SUM([.BI3:.BI11]&gt;[.$CG3:.$CG11])" office:value-type="float" office:value="0" calcext:value-type="float">
            <text:p>0</text:p>
          </table:table-cell>
          <table:table-cell table:number-matrix-columns-spanned="1" table:number-matrix-rows-spanned="1" table:formula="of:=SUM([.BJ3:.BJ11]&gt;[.$CB3:.$CB11])" office:value-type="float" office:value="2" calcext:value-type="float">
            <text:p>2</text:p>
          </table:table-cell>
          <table:table-cell table:number-matrix-columns-spanned="1" table:number-matrix-rows-spanned="1" table:formula="of:=SUM([.BK3:.BK11]&gt;[.$CC3:.$CC11])" office:value-type="float" office:value="1" calcext:value-type="float">
            <text:p>1</text:p>
          </table:table-cell>
          <table:table-cell table:number-matrix-columns-spanned="1" table:number-matrix-rows-spanned="1" table:formula="of:=SUM([.BL3:.BL11]&gt;[.$CD3:.$CD11])" office:value-type="float" office:value="4" calcext:value-type="float">
            <text:p>4</text:p>
          </table:table-cell>
          <table:table-cell table:number-matrix-columns-spanned="1" table:number-matrix-rows-spanned="1" table:formula="of:=SUM([.BM3:.BM11]&gt;[.$CE3:.$CE11])" office:value-type="float" office:value="6" calcext:value-type="float">
            <text:p>6</text:p>
          </table:table-cell>
          <table:table-cell table:number-matrix-columns-spanned="1" table:number-matrix-rows-spanned="1" table:formula="of:=SUM([.BN3:.BN11]&gt;[.$CF3:.$CF11])" office:value-type="float" office:value="1" calcext:value-type="float">
            <text:p>1</text:p>
          </table:table-cell>
          <table:table-cell table:number-matrix-columns-spanned="1" table:number-matrix-rows-spanned="1" table:formula="of:=SUM([.BO3:.BO11]&gt;[.$CG3:.$CG11])" office:value-type="float" office:value="8" calcext:value-type="float">
            <text:p>8</text:p>
          </table:table-cell>
          <table:table-cell table:number-matrix-columns-spanned="1" table:number-matrix-rows-spanned="1" table:formula="of:=SUM([.BP3:.BP11]&gt;[.$CB3:.$CB11])" office:value-type="float" office:value="4" calcext:value-type="float">
            <text:p>4</text:p>
          </table:table-cell>
          <table:table-cell table:number-matrix-columns-spanned="1" table:number-matrix-rows-spanned="1" table:formula="of:=SUM([.BQ3:.BQ11]&gt;[.$CC3:.$CC11])" office:value-type="float" office:value="4" calcext:value-type="float">
            <text:p>4</text:p>
          </table:table-cell>
          <table:table-cell table:number-matrix-columns-spanned="1" table:number-matrix-rows-spanned="1" table:formula="of:=SUM([.BR3:.BR11]&gt;[.$CD3:.$CD11])" office:value-type="float" office:value="4" calcext:value-type="float">
            <text:p>4</text:p>
          </table:table-cell>
          <table:table-cell table:number-matrix-columns-spanned="1" table:number-matrix-rows-spanned="1" table:formula="of:=SUM([.BS3:.BS11]&gt;[.$CE3:.$CE11])" office:value-type="float" office:value="2" calcext:value-type="float">
            <text:p>2</text:p>
          </table:table-cell>
          <table:table-cell table:number-matrix-columns-spanned="1" table:number-matrix-rows-spanned="1" table:formula="of:=SUM([.BT3:.BT11]&gt;[.$CF3:.$CF11])" office:value-type="float" office:value="5" calcext:value-type="float">
            <text:p>5</text:p>
          </table:table-cell>
          <table:table-cell table:number-matrix-columns-spanned="1" table:number-matrix-rows-spanned="1" table:formula="of:=SUM([.BU3:.BU11]&gt;[.$CG3:.$CG11]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11]=[.$CH3:.$CH11])" office:value-type="float" office:value="1" calcext:value-type="float">
            <text:p>1</text:p>
          </table:table-cell>
          <table:table-cell table:number-matrix-columns-spanned="1" table:number-matrix-rows-spanned="1" table:formula="of:=SUM([.C3:.C11]=[.$CI3:.$CI11])" office:value-type="float" office:value="1" calcext:value-type="float">
            <text:p>1</text:p>
          </table:table-cell>
          <table:table-cell table:number-matrix-columns-spanned="1" table:number-matrix-rows-spanned="1" table:formula="of:=SUM([.D3:.D11]=[.$CJ3:.$CJ11])" office:value-type="float" office:value="3" calcext:value-type="float">
            <text:p>3</text:p>
          </table:table-cell>
          <table:table-cell table:number-matrix-columns-spanned="1" table:number-matrix-rows-spanned="1" table:formula="of:=SUM([.E3:.E11]=[.$CK3:.$CK11])" office:value-type="float" office:value="4" calcext:value-type="float">
            <text:p>4</text:p>
          </table:table-cell>
          <table:table-cell table:number-matrix-columns-spanned="1" table:number-matrix-rows-spanned="1" table:formula="of:=SUM([.F3:.F11]=[.$CL3:.$CL11])" office:value-type="float" office:value="0" calcext:value-type="float">
            <text:p>0</text:p>
          </table:table-cell>
          <table:table-cell table:number-matrix-columns-spanned="1" table:number-matrix-rows-spanned="1" table:formula="of:=SUM([.G3:.G11]=[.$CM3:.$CM11])" office:value-type="float" office:value="1" calcext:value-type="float">
            <text:p>1</text:p>
          </table:table-cell>
          <table:table-cell table:number-matrix-columns-spanned="1" table:number-matrix-rows-spanned="1" table:formula="of:=SUM([.H3:.H11]=[.$CH3:.$CH11])" office:value-type="float" office:value="3" calcext:value-type="float">
            <text:p>3</text:p>
          </table:table-cell>
          <table:table-cell table:number-matrix-columns-spanned="1" table:number-matrix-rows-spanned="1" table:formula="of:=SUM([.I3:.I11]=[.$CI3:.$CI11])" office:value-type="float" office:value="4" calcext:value-type="float">
            <text:p>4</text:p>
          </table:table-cell>
          <table:table-cell table:number-matrix-columns-spanned="1" table:number-matrix-rows-spanned="1" table:formula="of:=SUM([.J3:.J11]=[.$CJ3:.$CJ11])" office:value-type="float" office:value="2" calcext:value-type="float">
            <text:p>2</text:p>
          </table:table-cell>
          <table:table-cell table:number-matrix-columns-spanned="1" table:number-matrix-rows-spanned="1" table:formula="of:=SUM([.K3:.K11]=[.$CK3:.$CK11])" office:value-type="float" office:value="1" calcext:value-type="float">
            <text:p>1</text:p>
          </table:table-cell>
          <table:table-cell table:number-matrix-columns-spanned="1" table:number-matrix-rows-spanned="1" table:formula="of:=SUM([.L3:.L11]=[.$CL3:.$CL11])" office:value-type="float" office:value="1" calcext:value-type="float">
            <text:p>1</text:p>
          </table:table-cell>
          <table:table-cell table:number-matrix-columns-spanned="1" table:number-matrix-rows-spanned="1" table:formula="of:=SUM([.M3:.M11]=[.$CM3:.$CM11])" office:value-type="float" office:value="1" calcext:value-type="float">
            <text:p>1</text:p>
          </table:table-cell>
          <table:table-cell table:number-matrix-columns-spanned="1" table:number-matrix-rows-spanned="1" table:formula="of:=SUM([.N3:.N11]=[.$CH3:.$CH11])" office:value-type="float" office:value="2" calcext:value-type="float">
            <text:p>2</text:p>
          </table:table-cell>
          <table:table-cell table:number-matrix-columns-spanned="1" table:number-matrix-rows-spanned="1" table:formula="of:=SUM([.O3:.O11]=[.$CI3:.$CI11])" office:value-type="float" office:value="2" calcext:value-type="float">
            <text:p>2</text:p>
          </table:table-cell>
          <table:table-cell table:number-matrix-columns-spanned="1" table:number-matrix-rows-spanned="1" table:formula="of:=SUM([.P3:.P11]=[.$CJ3:.$CJ11])" office:value-type="float" office:value="1" calcext:value-type="float">
            <text:p>1</text:p>
          </table:table-cell>
          <table:table-cell table:number-matrix-columns-spanned="1" table:number-matrix-rows-spanned="1" table:formula="of:=SUM([.Q3:.Q11]=[.$CK3:.$CK11])" office:value-type="float" office:value="2" calcext:value-type="float">
            <text:p>2</text:p>
          </table:table-cell>
          <table:table-cell table:number-matrix-columns-spanned="1" table:number-matrix-rows-spanned="1" table:formula="of:=SUM([.R3:.R11]=[.$CL3:.$CL11])" office:value-type="float" office:value="1" calcext:value-type="float">
            <text:p>1</text:p>
          </table:table-cell>
          <table:table-cell table:number-matrix-columns-spanned="1" table:number-matrix-rows-spanned="1" table:formula="of:=SUM([.S3:.S11]=[.$CM3:.$CM11])" office:value-type="float" office:value="7" calcext:value-type="float">
            <text:p>7</text:p>
          </table:table-cell>
          <table:table-cell table:number-matrix-columns-spanned="1" table:number-matrix-rows-spanned="1" table:formula="of:=SUM([.T3:.T11]=[.$CH3:.$CH11])" office:value-type="float" office:value="5" calcext:value-type="float">
            <text:p>5</text:p>
          </table:table-cell>
          <table:table-cell table:number-matrix-columns-spanned="1" table:number-matrix-rows-spanned="1" table:formula="of:=SUM([.U3:.U11]=[.$CI3:.$CI11])" office:value-type="float" office:value="3" calcext:value-type="float">
            <text:p>3</text:p>
          </table:table-cell>
          <table:table-cell table:number-matrix-columns-spanned="1" table:number-matrix-rows-spanned="1" table:formula="of:=SUM([.V3:.V11]=[.$CJ3:.$CJ11])" office:value-type="float" office:value="1" calcext:value-type="float">
            <text:p>1</text:p>
          </table:table-cell>
          <table:table-cell table:number-matrix-columns-spanned="1" table:number-matrix-rows-spanned="1" table:formula="of:=SUM([.W3:.W11]=[.$CK3:.$CK11])" office:value-type="float" office:value="1" calcext:value-type="float">
            <text:p>1</text:p>
          </table:table-cell>
          <table:table-cell table:number-matrix-columns-spanned="1" table:number-matrix-rows-spanned="1" table:formula="of:=SUM([.X3:.X11]=[.$CL3:.$CL11])" office:value-type="float" office:value="4" calcext:value-type="float">
            <text:p>4</text:p>
          </table:table-cell>
          <table:table-cell table:number-matrix-columns-spanned="1" table:number-matrix-rows-spanned="1" table:formula="of:=SUM([.Y3:.Y11]=[.$CM3:.$CM11])" office:value-type="float" office:value="1" calcext:value-type="float">
            <text:p>1</text:p>
          </table:table-cell>
          <table:table-cell table:number-matrix-columns-spanned="1" table:number-matrix-rows-spanned="1" table:formula="of:=SUM([.Z3:.Z11]=[.$CH3:.$CH11])" office:value-type="float" office:value="1" calcext:value-type="float">
            <text:p>1</text:p>
          </table:table-cell>
          <table:table-cell table:number-matrix-columns-spanned="1" table:number-matrix-rows-spanned="1" table:formula="of:=SUM([.AA3:.AA11]=[.$CI3:.$CI11])" office:value-type="float" office:value="1" calcext:value-type="float">
            <text:p>1</text:p>
          </table:table-cell>
          <table:table-cell table:number-matrix-columns-spanned="1" table:number-matrix-rows-spanned="1" table:formula="of:=SUM([.AB3:.AB11]=[.$CJ3:.$CJ11])" office:value-type="float" office:value="1" calcext:value-type="float">
            <text:p>1</text:p>
          </table:table-cell>
          <table:table-cell table:number-matrix-columns-spanned="1" table:number-matrix-rows-spanned="1" table:formula="of:=SUM([.AC3:.AC11]=[.$CK3:.$CK11])" office:value-type="float" office:value="1" calcext:value-type="float">
            <text:p>1</text:p>
          </table:table-cell>
          <table:table-cell table:number-matrix-columns-spanned="1" table:number-matrix-rows-spanned="1" table:formula="of:=SUM([.AD3:.AD11]=[.$CL3:.$CL11])" office:value-type="float" office:value="0" calcext:value-type="float">
            <text:p>0</text:p>
          </table:table-cell>
          <table:table-cell table:number-matrix-columns-spanned="1" table:number-matrix-rows-spanned="1" table:formula="of:=SUM([.AE3:.AE11]=[.$CM3:.$CM11])" office:value-type="float" office:value="6" calcext:value-type="float">
            <text:p>6</text:p>
          </table:table-cell>
          <table:table-cell table:number-matrix-columns-spanned="1" table:number-matrix-rows-spanned="1" table:formula="of:=SUM([.AF3:.AF11]=[.$CH3:.$CH11])" office:value-type="float" office:value="2" calcext:value-type="float">
            <text:p>2</text:p>
          </table:table-cell>
          <table:table-cell table:number-matrix-columns-spanned="1" table:number-matrix-rows-spanned="1" table:formula="of:=SUM([.AG3:.AG11]=[.$CI3:.$CI11])" office:value-type="float" office:value="3" calcext:value-type="float">
            <text:p>3</text:p>
          </table:table-cell>
          <table:table-cell table:number-matrix-columns-spanned="1" table:number-matrix-rows-spanned="1" table:formula="of:=SUM([.AH3:.AH11]=[.$CJ3:.$CJ11])" office:value-type="float" office:value="1" calcext:value-type="float">
            <text:p>1</text:p>
          </table:table-cell>
          <table:table-cell table:number-matrix-columns-spanned="1" table:number-matrix-rows-spanned="1" table:formula="of:=SUM([.AI3:.AI11]=[.$CK3:.$CK11])" office:value-type="float" office:value="2" calcext:value-type="float">
            <text:p>2</text:p>
          </table:table-cell>
          <table:table-cell table:number-matrix-columns-spanned="1" table:number-matrix-rows-spanned="1" table:formula="of:=SUM([.AJ3:.AJ11]=[.$CL3:.$CL11])" office:value-type="float" office:value="0" calcext:value-type="float">
            <text:p>0</text:p>
          </table:table-cell>
          <table:table-cell table:number-matrix-columns-spanned="1" table:number-matrix-rows-spanned="1" table:formula="of:=SUM([.AK3:.AK11]=[.$CM3:.$CM11])" office:value-type="float" office:value="1" calcext:value-type="float">
            <text:p>1</text:p>
          </table:table-cell>
          <table:table-cell table:number-matrix-columns-spanned="1" table:number-matrix-rows-spanned="1" table:formula="of:=SUM([.AL3:.AL11]=[.$CH3:.$CH11])" office:value-type="float" office:value="1" calcext:value-type="float">
            <text:p>1</text:p>
          </table:table-cell>
          <table:table-cell table:number-matrix-columns-spanned="1" table:number-matrix-rows-spanned="1" table:formula="of:=SUM([.AM3:.AM11]=[.$CI3:.$CI11])" office:value-type="float" office:value="1" calcext:value-type="float">
            <text:p>1</text:p>
          </table:table-cell>
          <table:table-cell table:number-matrix-columns-spanned="1" table:number-matrix-rows-spanned="1" table:formula="of:=SUM([.AN3:.AN11]=[.$CJ3:.$CJ11])" office:value-type="float" office:value="1" calcext:value-type="float">
            <text:p>1</text:p>
          </table:table-cell>
          <table:table-cell table:number-matrix-columns-spanned="1" table:number-matrix-rows-spanned="1" table:formula="of:=SUM([.AO3:.AO11]=[.$CK3:.$CK11])" office:value-type="float" office:value="1" calcext:value-type="float">
            <text:p>1</text:p>
          </table:table-cell>
          <table:table-cell table:number-matrix-columns-spanned="1" table:number-matrix-rows-spanned="1" table:formula="of:=SUM([.AP3:.AP11]=[.$CL3:.$CL11])" office:value-type="float" office:value="0" calcext:value-type="float">
            <text:p>0</text:p>
          </table:table-cell>
          <table:table-cell table:number-matrix-columns-spanned="1" table:number-matrix-rows-spanned="1" table:formula="of:=SUM([.AQ3:.AQ11]=[.$CM3:.$CM11])" office:value-type="float" office:value="3" calcext:value-type="float">
            <text:p>3</text:p>
          </table:table-cell>
          <table:table-cell table:number-matrix-columns-spanned="1" table:number-matrix-rows-spanned="1" table:formula="of:=SUM([.AR3:.AR11]=[.$CH3:.$CH11])" office:value-type="float" office:value="3" calcext:value-type="float">
            <text:p>3</text:p>
          </table:table-cell>
          <table:table-cell table:number-matrix-columns-spanned="1" table:number-matrix-rows-spanned="1" table:formula="of:=SUM([.AS3:.AS11]=[.$CI3:.$CI11])" office:value-type="float" office:value="3" calcext:value-type="float">
            <text:p>3</text:p>
          </table:table-cell>
          <table:table-cell table:number-matrix-columns-spanned="1" table:number-matrix-rows-spanned="1" table:formula="of:=SUM([.AT3:.AT11]=[.$CJ3:.$CJ11])" office:value-type="float" office:value="1" calcext:value-type="float">
            <text:p>1</text:p>
          </table:table-cell>
          <table:table-cell table:number-matrix-columns-spanned="1" table:number-matrix-rows-spanned="1" table:formula="of:=SUM([.AU3:.AU11]=[.$CK3:.$CK11])" office:value-type="float" office:value="1" calcext:value-type="float">
            <text:p>1</text:p>
          </table:table-cell>
          <table:table-cell table:number-matrix-columns-spanned="1" table:number-matrix-rows-spanned="1" table:formula="of:=SUM([.AV3:.AV11]=[.$CL3:.$CL11])" office:value-type="float" office:value="1" calcext:value-type="float">
            <text:p>1</text:p>
          </table:table-cell>
          <table:table-cell table:number-matrix-columns-spanned="1" table:number-matrix-rows-spanned="1" table:formula="of:=SUM([.AW3:.AW11]=[.$CM3:.$CM11])" office:value-type="float" office:value="1" calcext:value-type="float">
            <text:p>1</text:p>
          </table:table-cell>
          <table:table-cell table:number-matrix-columns-spanned="1" table:number-matrix-rows-spanned="1" table:formula="of:=SUM([.AX3:.AX11]=[.$CH3:.$CH11])" office:value-type="float" office:value="1" calcext:value-type="float">
            <text:p>1</text:p>
          </table:table-cell>
          <table:table-cell table:number-matrix-columns-spanned="1" table:number-matrix-rows-spanned="1" table:formula="of:=SUM([.AY3:.AY11]=[.$CI3:.$CI11])" office:value-type="float" office:value="1" calcext:value-type="float">
            <text:p>1</text:p>
          </table:table-cell>
          <table:table-cell table:number-matrix-columns-spanned="1" table:number-matrix-rows-spanned="1" table:formula="of:=SUM([.AZ3:.AZ11]=[.$CJ3:.$CJ11])" office:value-type="float" office:value="3" calcext:value-type="float">
            <text:p>3</text:p>
          </table:table-cell>
          <table:table-cell table:number-matrix-columns-spanned="1" table:number-matrix-rows-spanned="1" table:formula="of:=SUM([.BA3:.BA11]=[.$CK3:.$CK11])" office:value-type="float" office:value="2" calcext:value-type="float">
            <text:p>2</text:p>
          </table:table-cell>
          <table:table-cell table:number-matrix-columns-spanned="1" table:number-matrix-rows-spanned="1" table:formula="of:=SUM([.BB3:.BB11]=[.$CL3:.$CL11])" office:value-type="float" office:value="0" calcext:value-type="float">
            <text:p>0</text:p>
          </table:table-cell>
          <table:table-cell table:number-matrix-columns-spanned="1" table:number-matrix-rows-spanned="1" table:formula="of:=SUM([.BC3:.BC11]=[.$CM3:.$CM11])" office:value-type="float" office:value="1" calcext:value-type="float">
            <text:p>1</text:p>
          </table:table-cell>
          <table:table-cell table:number-matrix-columns-spanned="1" table:number-matrix-rows-spanned="1" table:formula="of:=SUM([.BD3:.BD11]=[.$CH3:.$CH11])" office:value-type="float" office:value="2" calcext:value-type="float">
            <text:p>2</text:p>
          </table:table-cell>
          <table:table-cell table:number-matrix-columns-spanned="1" table:number-matrix-rows-spanned="1" table:formula="of:=SUM([.BE3:.BE11]=[.$CI3:.$CI11])" office:value-type="float" office:value="2" calcext:value-type="float">
            <text:p>2</text:p>
          </table:table-cell>
          <table:table-cell table:number-matrix-columns-spanned="1" table:number-matrix-rows-spanned="1" table:formula="of:=SUM([.BF3:.BF11]=[.$CJ3:.$CJ11])" office:value-type="float" office:value="1" calcext:value-type="float">
            <text:p>1</text:p>
          </table:table-cell>
          <table:table-cell table:number-matrix-columns-spanned="1" table:number-matrix-rows-spanned="1" table:formula="of:=SUM([.BG3:.BG11]=[.$CK3:.$CK11])" office:value-type="float" office:value="1" calcext:value-type="float">
            <text:p>1</text:p>
          </table:table-cell>
          <table:table-cell table:number-matrix-columns-spanned="1" table:number-matrix-rows-spanned="1" table:formula="of:=SUM([.BH3:.BH11]=[.$CL3:.$CL11])" office:value-type="float" office:value="1" calcext:value-type="float">
            <text:p>1</text:p>
          </table:table-cell>
          <table:table-cell table:number-matrix-columns-spanned="1" table:number-matrix-rows-spanned="1" table:formula="of:=SUM([.BI3:.BI11]=[.$CM3:.$CM11])" office:value-type="float" office:value="1" calcext:value-type="float">
            <text:p>1</text:p>
          </table:table-cell>
          <table:table-cell table:number-matrix-columns-spanned="1" table:number-matrix-rows-spanned="1" table:formula="of:=SUM([.BJ3:.BJ11]=[.$CH3:.$CH11])" office:value-type="float" office:value="1" calcext:value-type="float">
            <text:p>1</text:p>
          </table:table-cell>
          <table:table-cell table:number-matrix-columns-spanned="1" table:number-matrix-rows-spanned="1" table:formula="of:=SUM([.BK3:.BK11]=[.$CI3:.$CI11])" office:value-type="float" office:value="1" calcext:value-type="float">
            <text:p>1</text:p>
          </table:table-cell>
          <table:table-cell table:number-matrix-columns-spanned="1" table:number-matrix-rows-spanned="1" table:formula="of:=SUM([.BL3:.BL11]=[.$CJ3:.$CJ11])" office:value-type="float" office:value="1" calcext:value-type="float">
            <text:p>1</text:p>
          </table:table-cell>
          <table:table-cell table:number-matrix-columns-spanned="1" table:number-matrix-rows-spanned="1" table:formula="of:=SUM([.BM3:.BM11]=[.$CK3:.$CK11])" office:value-type="float" office:value="2" calcext:value-type="float">
            <text:p>2</text:p>
          </table:table-cell>
          <table:table-cell table:number-matrix-columns-spanned="1" table:number-matrix-rows-spanned="1" table:formula="of:=SUM([.BN3:.BN11]=[.$CL3:.$CL11])" office:value-type="float" office:value="1" calcext:value-type="float">
            <text:p>1</text:p>
          </table:table-cell>
          <table:table-cell table:number-matrix-columns-spanned="1" table:number-matrix-rows-spanned="1" table:formula="of:=SUM([.BO3:.BO11]=[.$CM3:.$CM11])" office:value-type="float" office:value="1" calcext:value-type="float">
            <text:p>1</text:p>
          </table:table-cell>
          <table:table-cell table:number-matrix-columns-spanned="1" table:number-matrix-rows-spanned="1" table:formula="of:=SUM([.BP3:.BP11]=[.$CH3:.$CH11])" office:value-type="float" office:value="3" calcext:value-type="float">
            <text:p>3</text:p>
          </table:table-cell>
          <table:table-cell table:number-matrix-columns-spanned="1" table:number-matrix-rows-spanned="1" table:formula="of:=SUM([.BQ3:.BQ11]=[.$CI3:.$CI11])" office:value-type="float" office:value="3" calcext:value-type="float">
            <text:p>3</text:p>
          </table:table-cell>
          <table:table-cell table:number-matrix-columns-spanned="1" table:number-matrix-rows-spanned="1" table:formula="of:=SUM([.BR3:.BR11]=[.$CJ3:.$CJ11])" office:value-type="float" office:value="4" calcext:value-type="float">
            <text:p>4</text:p>
          </table:table-cell>
          <table:table-cell table:number-matrix-columns-spanned="1" table:number-matrix-rows-spanned="1" table:formula="of:=SUM([.BS3:.BS11]=[.$CK3:.$CK11])" office:value-type="float" office:value="2" calcext:value-type="float">
            <text:p>2</text:p>
          </table:table-cell>
          <table:table-cell table:number-matrix-columns-spanned="1" table:number-matrix-rows-spanned="1" table:formula="of:=SUM([.BT3:.BT11]=[.$CL3:.$CL11])" office:value-type="float" office:value="0" calcext:value-type="float">
            <text:p>0</text:p>
          </table:table-cell>
          <table:table-cell table:number-matrix-columns-spanned="1" table:number-matrix-rows-spanned="1" table:formula="of:=SUM([.BU3:.BU11]=[.$CM3:.$CM11])" office:value-type="float" office:value="1" calcext:value-type="float">
            <text:p>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2-05-18T10:54:48.678953679</dc:date>
    <meta:editing-duration>PT7M35S</meta:editing-duration>
    <meta:editing-cycles>1</meta:editing-cycles>
    <meta:generator>LibreOffice/7.0.4.2$Linux_X86_64 LibreOffice_project/00$Build-2</meta:generator>
    <meta:document-statistic meta:table-count="2" meta:cell-count="15648" meta:object-count="0"/>
  </office:meta>
</office:document-meta>
</file>